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family-generic="roman" style:font-pitch="variable"/>
    <style:font-face style:name="Adobe Caslon Pro Bold" svg:font-family="'Adobe Caslon Pro Bold'" style:font-family-generic="system" style:font-pitch="variable"/>
    <style:font-face style:name="Adobe Caslon Pro1" svg:font-family="'Adobe Caslon Pro'" style:font-family-generic="system" style:font-pitch="variable"/>
    <style:font-face style:name="Adobe Garamond Pro" svg:font-family="'Adobe Garamond Pro'" style:font-family-generic="roman"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BaskervilleT1" svg:font-family="BaskervilleT" style:font-family-generic="system"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pone CG Light" svg:font-family="'Capone CG Light'" style:font-adornments="Regular"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 Book" svg:font-family="'FreightText Pro Book'" style:font-family-generic="roman" style:font-pitch="variable"/>
    <style:font-face style:name="FreightText Pro Book1" svg:font-family="'FreightText Pro Book'" style:font-adornments="Book" style:font-pitch="variable"/>
    <style:font-face style:name="FreightText Pro1" svg:font-family="'FreightText Pro'" style:font-family-generic="roman" style:font-pitch="variable"/>
    <style:font-face style:name="FreightText Pro2" svg:font-family="'FreightText Pro'" style:font-adornments="Book"/>
    <style:font-face style:name="FreightText Pro3" svg:font-family="'FreightText Pro'" style:font-adornments="Book" style:font-pitch="variable"/>
    <style:font-face style:name="Garamond" svg:font-family="Garamond" style:font-family-generic="roman" style:font-pitch="variable"/>
    <style:font-face style:name="Latha" svg:font-family="Latha" style:font-family-generic="system"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pitch="variable"/>
    <style:font-face style:name="Myriad Pro1" svg:font-family="'Myriad Pro'" style:font-adornments="Regular"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OpenSymbol" svg:font-family="OpenSymbol" style:font-family-generic="roman" style:font-pitch="variable"/>
    <style:font-face style:name="OpenSymbol1" svg:font-family="Open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ok" style:font-family-generic="roman" style:font-pitch="variable"/>
    <style:font-face style:name="Times New Roman3" svg:font-family="'Times New Roman'" style:font-adornments="Regular" style:font-family-generic="roman" style:font-pitch="variable"/>
  </office:font-face-decls>
  <office:automatic-styles>
    <style:style style:name="P1" style:family="paragraph" style:parent-style-name="Contents_20_2" style:master-page-name="First_20_Page">
      <style:paragraph-properties fo:text-align="center" style:justify-single-word="false" style:page-number="auto">
        <style:tab-stops/>
      </style:paragraph-properties>
    </style:style>
    <style:style style:name="P2" style:family="paragraph" style:parent-style-name="Standard">
      <style:paragraph-properties fo:margin-left="0in" fo:margin-right="0in" fo:text-align="justify" style:justify-single-word="false" fo:text-indent="0in" style:auto-text-indent="false"/>
      <style:text-properties fo:font-size="12pt" fo:language="en" fo:country="CA" fo:font-weight="normal" officeooo:paragraph-rsid="000fab1b" style:font-size-asian="12pt" style:font-weight-asian="normal" style:font-size-complex="10pt" style:font-weight-complex="normal"/>
    </style:style>
    <style:style style:name="P3"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Adobe Garamond Pro" fo:font-size="12pt" fo:letter-spacing="0.0484in" fo:language="en" fo:country="CA" fo:font-weight="bold" officeooo:rsid="098e5e8c" officeooo:paragraph-rsid="098e5e8c" style:font-size-asian="12pt" style:font-weight-asian="bold" style:font-name-complex="Adobe Caslon Pro1" style:font-size-complex="12pt" style:font-weight-complex="bold" style:text-scale="150%"/>
    </style:style>
    <style:style style:name="P4"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Adobe Garamond Pro" officeooo:paragraph-rsid="098e5e8c"/>
    </style:style>
    <style:style style:name="P5"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Adobe Garamond Pro" fo:font-size="12pt" fo:letter-spacing="0.0457in" fo:language="en" fo:country="CA" fo:font-weight="bold" officeooo:rsid="098e5e8c" officeooo:paragraph-rsid="098e5e8c" style:font-size-asian="12pt" style:font-weight-asian="bold" style:font-name-complex="Adobe Caslon Pro1" style:font-size-complex="12pt" style:font-weight-complex="bold" style:text-scale="150%"/>
    </style:style>
    <style:style style:name="P6" style:family="paragraph" style:parent-style-name="Text_20_body">
      <loext:graphic-properties draw:fill="none"/>
      <style:paragraph-properties fo:margin-left="0in" fo:margin-right="0in" fo:margin-top="0.0402in" fo:margin-bottom="0in" style:contextual-spacing="false" style:line-height-at-least="0.0693in" fo:text-align="center" style:justify-single-word="false" fo:orphans="2" fo:widows="2" fo:text-indent="0in" style:auto-text-indent="false" fo:background-color="transparent" style:writing-mode="lr-tb"/>
      <style:text-properties style:font-name="Adobe Garamond Pro" fo:font-size="14pt" fo:letter-spacing="0.0457in" fo:language="en" fo:country="CA" officeooo:rsid="098234e2" officeooo:paragraph-rsid="000fab1b" style:font-size-asian="14pt" style:font-size-complex="14pt" style:text-scale="150%"/>
    </style:style>
    <style:style style:name="P7" style:family="paragraph" style:parent-style-name="Text_20_body">
      <loext:graphic-properties draw:fill="none"/>
      <style:paragraph-properties fo:margin-left="0in" fo:margin-right="0in" fo:margin-top="0in" fo:margin-bottom="0.0835in" style:contextual-spacing="false" fo:line-height="111%" fo:text-align="start" style:justify-single-word="false" fo:orphans="2" fo:widows="2" fo:text-indent="0in" style:auto-text-indent="false" fo:background-color="transparent" style:writing-mode="lr-tb"/>
      <style:text-properties fo:font-size="10pt" officeooo:rsid="09845960" officeooo:paragraph-rsid="09845960" style:letter-kerning="true" style:font-size-asian="10pt" style:font-size-complex="10pt"/>
    </style:style>
    <style:style style:name="P8" style:family="paragraph" style:parent-style-name="Text_20_body">
      <loext:graphic-properties draw:fill="none"/>
      <style:paragraph-properties fo:margin-left="0in" fo:margin-right="0in" fo:margin-top="0in" fo:margin-bottom="0.0835in" style:contextual-spacing="false" fo:line-height="111%" fo:text-align="start" style:justify-single-word="false" fo:orphans="2" fo:widows="2" fo:text-indent="0in" style:auto-text-indent="false" fo:background-color="transparent" style:writing-mode="lr-tb"/>
      <style:text-properties officeooo:rsid="09845960" officeooo:paragraph-rsid="09845960"/>
    </style:style>
    <style:style style:name="P9" style:family="paragraph" style:parent-style-name="Text_20_body">
      <loext:graphic-properties draw:fill="none"/>
      <style:paragraph-properties fo:margin-left="0in" fo:margin-right="0in" fo:margin-top="0in" fo:margin-bottom="0.0835in" style:contextual-spacing="false" fo:line-height="111%" fo:text-align="center" style:justify-single-word="false" fo:orphans="2" fo:widows="2" fo:text-indent="0in" style:auto-text-indent="false" fo:background-color="transparent" style:writing-mode="lr-tb"/>
      <style:text-properties style:font-name="Times New Roman" officeooo:rsid="09845960" officeooo:paragraph-rsid="09845960"/>
    </style:style>
    <style:style style:name="P10" style:family="paragraph" style:parent-style-name="Text_20_body">
      <loext:graphic-properties draw:fill="none"/>
      <style:paragraph-properties fo:margin-left="0in" fo:margin-right="0in" fo:margin-top="0in" fo:margin-bottom="0.0835in" style:contextual-spacing="false" fo:line-height="111%" fo:text-align="center" style:justify-single-word="false" fo:orphans="2" fo:widows="2" fo:text-indent="0in" style:auto-text-indent="false" fo:background-color="transparent" style:writing-mode="lr-tb"/>
      <style:text-properties style:font-name="Times New Roman" officeooo:rsid="09845960" officeooo:paragraph-rsid="098e5e8c"/>
    </style:style>
    <style:style style:name="P11" style:family="paragraph" style:parent-style-name="Text_20_body">
      <loext:graphic-properties draw:fill="none"/>
      <style:paragraph-properties fo:margin-left="0in" fo:margin-right="0in" fo:margin-top="0in" fo:margin-bottom="0.0835in" style:contextual-spacing="false" fo:line-height="111%" fo:text-align="center" style:justify-single-word="false" fo:orphans="2" fo:widows="2" fo:text-indent="0in" style:auto-text-indent="false" fo:break-before="page" fo:background-color="transparent" style:writing-mode="lr-tb"/>
      <style:text-properties officeooo:paragraph-rsid="000fab1b"/>
    </style:style>
    <style:style style:name="P12" style:family="paragraph" style:parent-style-name="A-without_20_paragraph_20_intend">
      <style:paragraph-properties fo:text-align="center" style:justify-single-word="false"/>
      <style:text-properties officeooo:paragraph-rsid="098e5e8c"/>
    </style:style>
    <style:style style:name="P13" style:family="paragraph" style:parent-style-name="Standard">
      <style:paragraph-properties fo:margin-top="0in" fo:margin-bottom="0in" style:contextual-spacing="false" fo:line-height="100%" fo:text-align="center" style:justify-single-word="false"/>
      <style:text-properties officeooo:paragraph-rsid="098e5e8c"/>
    </style:style>
    <style:style style:name="P14" style:family="paragraph" style:parent-style-name="A-without_20_paragraph_20_intend">
      <loext:graphic-properties draw:fill="none"/>
      <style:paragraph-properties fo:margin-left="0in" fo:margin-right="0in" fo:margin-top="0in" fo:margin-bottom="0.0835in" style:contextual-spacing="false" fo:line-height="111%" fo:text-align="center" style:justify-single-word="false" fo:orphans="2" fo:widows="2" fo:text-indent="0in" style:auto-text-indent="false" fo:background-color="transparent" style:writing-mode="lr-tb"/>
      <style:text-properties fo:font-variant="small-caps" style:font-name="FreightText Pro" fo:font-size="11pt" fo:language="en" fo:country="CA" fo:font-weight="normal" officeooo:paragraph-rsid="098e5e8c" style:font-name-asian="Calibri1" style:font-size-asian="11pt" style:font-weight-asian="normal" style:font-size-complex="11pt"/>
    </style:style>
    <style:style style:name="P15" style:family="paragraph" style:parent-style-name="centered">
      <style:paragraph-properties fo:text-align="center" style:justify-single-word="false"/>
      <style:text-properties style:font-name="Times New Roman" fo:language="en" fo:country="CA"/>
    </style:style>
    <style:style style:name="P16" style:family="paragraph" style:parent-style-name="centered">
      <style:paragraph-properties fo:text-align="center" style:justify-single-word="false"/>
      <style:text-properties style:font-name="Times New Roman" fo:font-size="11pt" fo:letter-spacing="0.0043in" fo:language="en" fo:country="CA" fo:font-weight="normal" style:font-size-asian="11pt" style:font-weight-asian="normal" style:font-size-complex="11pt"/>
    </style:style>
    <style:style style:name="P17" style:family="paragraph" style:parent-style-name="HTML_20_Preformatted">
      <style:paragraph-properties fo:text-align="center" style:justify-single-word="false"/>
      <style:text-properties style:font-name="Times New Roman" fo:font-size="12pt" fo:language="en" fo:country="CA" officeooo:rsid="098e5e8c" officeooo:paragraph-rsid="098e5e8c" style:font-size-asian="12pt" style:font-size-complex="12pt"/>
    </style:style>
    <style:style style:name="P18" style:family="paragraph" style:parent-style-name="Standard">
      <style:paragraph-properties fo:margin-top="0in" fo:margin-bottom="0in" style:contextual-spacing="false" fo:line-height="100%" fo:text-align="start" style:justify-single-word="false"/>
    </style:style>
    <style:style style:name="P19" style:family="paragraph" style:parent-style-name="Contents_20_Heading" style:master-page-name="Index">
      <style:paragraph-properties style:page-number="auto"/>
    </style:style>
    <style:style style:name="P20" style:family="paragraph" style:parent-style-name="Contents_20_1">
      <style:paragraph-properties>
        <style:tab-stops>
          <style:tab-stop style:position="3.4252in" style:type="right" style:leader-style="dotted" style:leader-text="."/>
        </style:tab-stops>
      </style:paragraph-properties>
    </style:style>
    <style:style style:name="P21" style:family="paragraph" style:parent-style-name="Contents_20_2">
      <style:paragraph-properties>
        <style:tab-stops>
          <style:tab-stop style:position="3.4252in" style:type="right" style:leader-style="dotted" style:leader-text="."/>
        </style:tab-stops>
      </style:paragraph-properties>
    </style:style>
    <style:style style:name="P22" style:family="paragraph" style:parent-style-name="Contents_20_3">
      <style:paragraph-properties>
        <style:tab-stops>
          <style:tab-stop style:position="3.4252in" style:type="right" style:leader-style="dotted" style:leader-text="."/>
        </style:tab-stops>
      </style:paragraph-properties>
    </style:style>
    <style:style style:name="P23" style:family="paragraph" style:parent-style-name="Heading_20_1" style:master-page-name="Standard">
      <style:paragraph-properties style:page-number="auto"/>
      <style:text-properties fo:color="#000000" loext:opacity="100%" style:font-name="Myriad Pro1" fo:font-size="20pt" fo:language="en" fo:country="CA" fo:font-weight="normal" officeooo:rsid="09990564" officeooo:paragraph-rsid="09990564" style:letter-kerning="true" style:font-size-asian="20pt" style:language-asian="hi" style:country-asian="IN" style:font-size-complex="14pt" style:language-complex="hi" style:country-complex="IN" style:font-weight-complex="bold"/>
    </style:style>
    <style:style style:name="P24" style:family="paragraph" style:parent-style-name="Standard">
      <style:text-properties fo:language="en" fo:country="CA" officeooo:paragraph-rsid="098e5e8c" style:language-asian="hi" style:country-asian="IN" style:language-complex="hi" style:country-complex="IN"/>
    </style:style>
    <style:style style:name="P25" style:family="paragraph" style:parent-style-name="Standard">
      <style:text-properties officeooo:paragraph-rsid="099b734a"/>
    </style:style>
    <style:style style:name="P26" style:family="paragraph" style:parent-style-name="Footnote" style:master-page-name="Standard">
      <style:paragraph-properties style:page-number="auto"/>
      <style:text-properties fo:language="en" fo:country="CA"/>
    </style:style>
    <style:style style:name="P27" style:family="paragraph" style:parent-style-name="Standard">
      <style:text-properties fo:language="en" fo:country="CA" fo:font-style="normal" fo:font-weight="normal" officeooo:rsid="099373de" officeooo:paragraph-rsid="099b734a" style:font-style-asian="normal" style:font-weight-asian="normal" style:font-style-complex="normal" style:font-weight-complex="normal"/>
    </style:style>
    <style:style style:name="P28" style:family="paragraph" style:parent-style-name="Standard">
      <style:text-properties officeooo:rsid="099dacf7" officeooo:paragraph-rsid="099dacf7"/>
    </style:style>
    <style:style style:name="P29" style:family="paragraph" style:parent-style-name="Standard">
      <style:text-properties fo:language="en" fo:country="CA" fo:font-style="normal" fo:font-weight="normal" officeooo:rsid="099dacf7" officeooo:paragraph-rsid="099dacf7" style:font-style-asian="normal" style:font-weight-asian="normal" style:font-style-complex="normal" style:font-weight-complex="normal"/>
    </style:style>
    <style:style style:name="P30" style:family="paragraph" style:parent-style-name="Standard">
      <style:text-properties style:font-name="FreightText Pro" fo:language="en" fo:country="CA" officeooo:rsid="08f78e85" officeooo:paragraph-rsid="099b734a"/>
    </style:style>
    <style:style style:name="P31" style:family="paragraph" style:parent-style-name="Text_20_body">
      <style:paragraph-properties fo:text-align="start" style:justify-single-word="false"/>
    </style:style>
    <style:style style:name="P32" style:family="paragraph" style:parent-style-name="Heading_20_1">
      <style:text-properties fo:language="en" fo:country="CA"/>
    </style:style>
    <style:style style:name="P33" style:family="paragraph" style:parent-style-name="Standard">
      <style:text-properties officeooo:paragraph-rsid="0219b6e1"/>
    </style:style>
    <style:style style:name="P34" style:family="paragraph" style:parent-style-name="Footnote">
      <style:text-properties fo:language="en" fo:country="CA"/>
    </style:style>
    <style:style style:name="P35" style:family="paragraph" style:parent-style-name="Standard">
      <style:text-properties fo:language="en" fo:country="CA" officeooo:paragraph-rsid="0219b6e1"/>
    </style:style>
    <style:style style:name="P36" style:family="paragraph" style:parent-style-name="Standard">
      <style:text-properties fo:language="en" fo:country="CA" officeooo:paragraph-rsid="00cb0546"/>
    </style:style>
    <style:style style:name="P37" style:family="paragraph" style:parent-style-name="Standard">
      <style:text-properties officeooo:paragraph-rsid="00cb0546"/>
    </style:style>
    <style:style style:name="P38" style:family="paragraph" style:parent-style-name="Standard">
      <style:text-properties fo:language="en" fo:country="CA"/>
    </style:style>
    <style:style style:name="P39" style:family="paragraph" style:parent-style-name="Standard">
      <style:text-properties officeooo:paragraph-rsid="0020573c"/>
    </style:style>
    <style:style style:name="P40" style:family="paragraph" style:parent-style-name="Heading_20_2">
      <style:text-properties fo:language="en" fo:country="CA"/>
    </style:style>
    <style:style style:name="P41" style:family="paragraph" style:parent-style-name="Standard">
      <style:text-properties officeooo:paragraph-rsid="01b98eed"/>
    </style:style>
    <style:style style:name="P42" style:family="paragraph" style:parent-style-name="Footnote" style:master-page-name="Standard">
      <style:paragraph-properties style:page-number="auto"/>
      <style:text-properties fo:language="en" fo:country="CA" officeooo:paragraph-rsid="0103a874" fo:background-color="transparent"/>
    </style:style>
    <style:style style:name="P43" style:family="paragraph" style:parent-style-name="Footnote">
      <style:text-properties fo:language="en" fo:country="CA" officeooo:paragraph-rsid="0103a874" fo:background-color="transparent"/>
    </style:style>
    <style:style style:name="P44" style:family="paragraph" style:parent-style-name="Footnote">
      <style:text-properties fo:language="en" fo:country="CA" fo:font-style="normal" officeooo:paragraph-rsid="00cbeca9" fo:background-color="transparent" style:font-style-asian="normal" style:font-style-complex="normal"/>
    </style:style>
    <style:style style:name="P45" style:family="paragraph" style:parent-style-name="Standard">
      <style:text-properties fo:language="en" fo:country="CA" officeooo:rsid="0225db6b" officeooo:paragraph-rsid="02c15f96"/>
    </style:style>
    <style:style style:name="P46" style:family="paragraph" style:parent-style-name="Standard">
      <style:text-properties officeooo:paragraph-rsid="06e369eb"/>
    </style:style>
    <style:style style:name="P47" style:family="paragraph" style:parent-style-name="Footnote">
      <style:text-properties officeooo:paragraph-rsid="090868d8"/>
    </style:style>
    <style:style style:name="P48" style:family="paragraph" style:parent-style-name="Footnote">
      <style:text-properties fo:font-variant="normal" fo:text-transform="none" style:text-position="0% 100%" fo:font-style="normal" style:text-underline-style="none" fo:font-weight="normal"/>
    </style:style>
    <style:style style:name="P49" style:family="paragraph" style:parent-style-name="Footnote">
      <style:text-properties fo:language="en" fo:country="CA" officeooo:rsid="065f01ab" officeooo:paragraph-rsid="065f01ab"/>
    </style:style>
    <style:style style:name="P50" style:family="paragraph" style:parent-style-name="Standard">
      <style:text-properties fo:language="en" fo:country="CA" officeooo:paragraph-rsid="0017a737"/>
    </style:style>
    <style:style style:name="P51" style:family="paragraph" style:parent-style-name="Footnote">
      <style:text-properties fo:language="en" fo:country="CA" officeooo:rsid="06fda247" officeooo:paragraph-rsid="06fda247"/>
    </style:style>
    <style:style style:name="P52" style:family="paragraph" style:parent-style-name="Standard">
      <style:text-properties fo:language="en" fo:country="CA" officeooo:paragraph-rsid="01b59292"/>
    </style:style>
    <style:style style:name="P53" style:family="paragraph" style:parent-style-name="Heading_20_2">
      <style:text-properties fo:language="en" fo:country="CA" officeooo:paragraph-rsid="00189406"/>
    </style:style>
    <style:style style:name="P54" style:family="paragraph" style:parent-style-name="Standard">
      <style:text-properties fo:language="en" fo:country="CA" officeooo:paragraph-rsid="00189406"/>
    </style:style>
    <style:style style:name="P55" style:family="paragraph" style:parent-style-name="Standard">
      <style:text-properties fo:language="en" fo:country="CA" officeooo:paragraph-rsid="01b776c6"/>
    </style:style>
    <style:style style:name="P56" style:family="paragraph" style:parent-style-name="Standard">
      <style:text-properties officeooo:paragraph-rsid="00cc4b1a"/>
    </style:style>
    <style:style style:name="P57" style:family="paragraph" style:parent-style-name="Standard">
      <style:text-properties fo:language="en" fo:country="CA" officeooo:paragraph-rsid="0023ce1c"/>
    </style:style>
    <style:style style:name="P58" style:family="paragraph" style:parent-style-name="Standard">
      <style:text-properties fo:language="en" fo:country="CA" officeooo:rsid="002071ef" officeooo:paragraph-rsid="0023ce1c"/>
    </style:style>
    <style:style style:name="P59" style:family="paragraph" style:parent-style-name="Standard">
      <style:text-properties fo:language="en" fo:country="CA" officeooo:paragraph-rsid="0226aa1f"/>
    </style:style>
    <style:style style:name="P60" style:family="paragraph" style:parent-style-name="Standard">
      <style:text-properties fo:language="en" fo:country="CA" officeooo:paragraph-rsid="01c0511f"/>
    </style:style>
    <style:style style:name="P61" style:family="paragraph" style:parent-style-name="Standard">
      <style:text-properties fo:language="en" fo:country="CA" officeooo:paragraph-rsid="01c1bed9"/>
    </style:style>
    <style:style style:name="P62" style:family="paragraph" style:parent-style-name="Quotations">
      <style:text-properties fo:language="en" fo:country="CA" officeooo:paragraph-rsid="01db600d"/>
    </style:style>
    <style:style style:name="P63" style:family="paragraph" style:parent-style-name="Standard">
      <style:text-properties fo:language="en" fo:country="CA" officeooo:rsid="01c3914d" officeooo:paragraph-rsid="01c3914d"/>
    </style:style>
    <style:style style:name="P64" style:family="paragraph" style:parent-style-name="Standard">
      <style:text-properties officeooo:paragraph-rsid="078de6fb"/>
    </style:style>
    <style:style style:name="P65" style:family="paragraph" style:parent-style-name="Footnote">
      <style:text-properties fo:font-variant="normal" fo:text-transform="none" style:text-position="0% 100%" fo:language="en" fo:country="CA" fo:font-style="normal" style:text-underline-style="none" fo:font-weight="normal"/>
    </style:style>
    <style:style style:name="P66" style:family="paragraph" style:parent-style-name="Standard">
      <style:text-properties officeooo:paragraph-rsid="02275d56"/>
    </style:style>
    <style:style style:name="P67" style:family="paragraph" style:parent-style-name="Standard">
      <style:text-properties officeooo:paragraph-rsid="07a6b2a0"/>
    </style:style>
    <style:style style:name="P68" style:family="paragraph" style:parent-style-name="Standard">
      <style:text-properties fo:language="en" fo:country="CA" officeooo:paragraph-rsid="01c3914d"/>
    </style:style>
    <style:style style:name="P69" style:family="paragraph" style:parent-style-name="Standard">
      <style:text-properties fo:language="en" fo:country="CA" officeooo:paragraph-rsid="0025e9ef"/>
    </style:style>
    <style:style style:name="P70" style:family="paragraph" style:parent-style-name="Standard">
      <style:paragraph-properties fo:text-align="justify" style:justify-single-word="false"/>
      <style:text-properties fo:language="en" fo:country="CA" officeooo:paragraph-rsid="0025e9ef"/>
    </style:style>
    <style:style style:name="P71" style:family="paragraph" style:parent-style-name="Standard">
      <style:text-properties fo:language="en" fo:country="CA" officeooo:paragraph-rsid="0021d990"/>
    </style:style>
    <style:style style:name="P72" style:family="paragraph" style:parent-style-name="Standard">
      <style:text-properties fo:language="en" fo:country="CA" officeooo:paragraph-rsid="002659b2"/>
    </style:style>
    <style:style style:name="P73" style:family="paragraph" style:parent-style-name="Standard">
      <style:text-properties fo:language="en" fo:country="CA" officeooo:paragraph-rsid="07a6b2a0"/>
    </style:style>
    <style:style style:name="P74" style:family="paragraph" style:parent-style-name="Standard">
      <style:text-properties fo:language="en" fo:country="CA" officeooo:paragraph-rsid="0028c15b"/>
    </style:style>
    <style:style style:name="P75" style:family="paragraph" style:parent-style-name="Standard">
      <style:text-properties fo:language="en" fo:country="CA" officeooo:rsid="0028c15b" officeooo:paragraph-rsid="0028c15b"/>
    </style:style>
    <style:style style:name="P76" style:family="paragraph" style:parent-style-name="Heading_20_2">
      <style:text-properties fo:language="en" fo:country="CA" officeooo:paragraph-rsid="002cc4c3"/>
    </style:style>
    <style:style style:name="P77" style:family="paragraph" style:parent-style-name="Standard">
      <style:text-properties fo:language="en" fo:country="CA" officeooo:paragraph-rsid="00ce236b"/>
    </style:style>
    <style:style style:name="P78" style:family="paragraph" style:parent-style-name="Standard">
      <style:text-properties fo:language="en" fo:country="CA" officeooo:paragraph-rsid="01c55d4e"/>
    </style:style>
    <style:style style:name="P79" style:family="paragraph" style:parent-style-name="Standard">
      <style:text-properties officeooo:paragraph-rsid="07a96500"/>
    </style:style>
    <style:style style:name="P80" style:family="paragraph" style:parent-style-name="Heading_20_1">
      <style:text-properties fo:language="en" fo:country="CA" officeooo:rsid="024d5cde" officeooo:paragraph-rsid="024d5cde"/>
    </style:style>
    <style:style style:name="P81" style:family="paragraph" style:parent-style-name="Standard" style:master-page-name="">
      <style:paragraph-properties style:page-number="auto"/>
      <style:text-properties fo:language="en" fo:country="CA"/>
    </style:style>
    <style:style style:name="P82" style:family="paragraph" style:parent-style-name="Standard">
      <style:text-properties fo:language="en" fo:country="CA" officeooo:paragraph-rsid="079e14f7"/>
    </style:style>
    <style:style style:name="P83" style:family="paragraph" style:parent-style-name="Standard">
      <style:text-properties fo:language="en" fo:country="CA" officeooo:paragraph-rsid="024d5cde"/>
    </style:style>
    <style:style style:name="P84" style:family="paragraph" style:parent-style-name="Standard">
      <style:text-properties fo:language="en" fo:country="CA" officeooo:paragraph-rsid="0249091f"/>
    </style:style>
    <style:style style:name="P85" style:family="paragraph" style:parent-style-name="Standard">
      <style:text-properties fo:language="en" fo:country="CA" officeooo:paragraph-rsid="01cf1512"/>
    </style:style>
    <style:style style:name="P86" style:family="paragraph" style:parent-style-name="Standard">
      <style:text-properties fo:language="en" fo:country="CA" fo:font-weight="normal" officeooo:rsid="01cf1512" officeooo:paragraph-rsid="01cf1512" style:font-weight-asian="normal" style:font-weight-complex="normal"/>
    </style:style>
    <style:style style:name="P87" style:family="paragraph" style:parent-style-name="Standard">
      <style:text-properties fo:language="en" fo:country="CA" officeooo:paragraph-rsid="02d2c311"/>
    </style:style>
    <style:style style:name="P88" style:family="paragraph" style:parent-style-name="Quotations">
      <style:text-properties fo:font-size="10.5pt" fo:language="en" fo:country="CA" officeooo:paragraph-rsid="0134648d" style:font-size-asian="10.5pt" style:font-size-complex="10.5pt"/>
    </style:style>
    <style:style style:name="P89" style:family="paragraph" style:parent-style-name="Standard">
      <style:text-properties fo:language="en" fo:country="CA" officeooo:paragraph-rsid="00d5323a"/>
    </style:style>
    <style:style style:name="P90" style:family="paragraph" style:parent-style-name="Standard">
      <style:text-properties fo:language="en" fo:country="CA" officeooo:paragraph-rsid="022c0243"/>
    </style:style>
    <style:style style:name="P91" style:family="paragraph" style:parent-style-name="Standard">
      <style:text-properties fo:language="en" fo:country="CA" officeooo:paragraph-rsid="01da3c9b"/>
    </style:style>
    <style:style style:name="P92" style:family="paragraph" style:parent-style-name="Standard">
      <style:text-properties fo:language="en" fo:country="CA" officeooo:paragraph-rsid="07c91eca"/>
    </style:style>
    <style:style style:name="P93" style:family="paragraph" style:parent-style-name="Footnote">
      <style:text-properties officeooo:paragraph-rsid="08fef499"/>
    </style:style>
    <style:style style:name="P94" style:family="paragraph" style:parent-style-name="Standard">
      <style:text-properties fo:language="en" fo:country="CA" officeooo:paragraph-rsid="02d56585"/>
    </style:style>
    <style:style style:name="P95" style:family="paragraph" style:parent-style-name="Standard">
      <style:text-properties fo:language="en" fo:country="CA" officeooo:paragraph-rsid="01e63f45"/>
    </style:style>
    <style:style style:name="P96" style:family="paragraph" style:parent-style-name="Footnote">
      <style:text-properties fo:language="en" fo:country="CA" officeooo:paragraph-rsid="01e0f187"/>
    </style:style>
    <style:style style:name="P97" style:family="paragraph" style:parent-style-name="Standard">
      <style:text-properties officeooo:paragraph-rsid="02d588d9"/>
    </style:style>
    <style:style style:name="P98" style:family="paragraph" style:parent-style-name="Standard">
      <style:text-properties officeooo:paragraph-rsid="0694a294"/>
    </style:style>
    <style:style style:name="P99" style:family="paragraph" style:parent-style-name="Standard">
      <style:text-properties officeooo:paragraph-rsid="06993e4e"/>
    </style:style>
    <style:style style:name="P100" style:family="paragraph" style:parent-style-name="Standard">
      <style:text-properties officeooo:paragraph-rsid="01f62673"/>
    </style:style>
    <style:style style:name="P101" style:family="paragraph" style:parent-style-name="Standard">
      <style:text-properties fo:language="en" fo:country="CA" officeooo:paragraph-rsid="01f62673"/>
    </style:style>
    <style:style style:name="P102" style:family="paragraph" style:parent-style-name="Standard">
      <style:text-properties fo:language="en" fo:country="CA" officeooo:paragraph-rsid="003ded07"/>
    </style:style>
    <style:style style:name="P103" style:family="paragraph" style:parent-style-name="Standard">
      <style:text-properties fo:language="en" fo:country="CA" officeooo:paragraph-rsid="06a2d37f"/>
    </style:style>
    <style:style style:name="P104" style:family="paragraph" style:parent-style-name="Standard">
      <style:text-properties fo:language="en" fo:country="CA" officeooo:paragraph-rsid="06a5b717"/>
    </style:style>
    <style:style style:name="P105" style:family="paragraph" style:parent-style-name="Standard">
      <style:text-properties fo:language="en" fo:country="CA" officeooo:paragraph-rsid="06cdb194"/>
    </style:style>
    <style:style style:name="P106" style:family="paragraph" style:parent-style-name="Footnote" style:master-page-name="Standard">
      <style:paragraph-properties style:page-number="auto"/>
    </style:style>
    <style:style style:name="P107" style:family="paragraph" style:parent-style-name="Standard">
      <style:text-properties fo:language="en" fo:country="CA" officeooo:rsid="01f92f10" officeooo:paragraph-rsid="06cdb194"/>
    </style:style>
    <style:style style:name="P108" style:family="paragraph" style:parent-style-name="Standard">
      <style:text-properties fo:language="en" fo:country="CA" officeooo:paragraph-rsid="0230eb8e"/>
    </style:style>
    <style:style style:name="P109" style:family="paragraph" style:parent-style-name="Quotations">
      <style:text-properties fo:language="en" fo:country="CA"/>
    </style:style>
    <style:style style:name="P110" style:family="paragraph" style:parent-style-name="Standard">
      <style:text-properties officeooo:paragraph-rsid="06a915f5"/>
    </style:style>
    <style:style style:name="P111" style:family="paragraph" style:parent-style-name="Footnote">
      <style:text-properties officeooo:paragraph-rsid="01fb88ab"/>
    </style:style>
    <style:style style:name="P112" style:family="paragraph" style:parent-style-name="Standard">
      <style:text-properties fo:language="en" fo:country="CA" officeooo:paragraph-rsid="02326ec0"/>
    </style:style>
    <style:style style:name="P113" style:family="paragraph" style:parent-style-name="Standard">
      <style:text-properties fo:language="en" fo:country="CA" officeooo:paragraph-rsid="02d7aece"/>
    </style:style>
    <style:style style:name="P114" style:family="paragraph" style:parent-style-name="Heading_20_2">
      <style:text-properties fo:language="en" fo:country="CA" officeooo:paragraph-rsid="06c5135a"/>
    </style:style>
    <style:style style:name="P115" style:family="paragraph" style:parent-style-name="Standard">
      <style:text-properties fo:language="en" fo:country="CA" officeooo:rsid="01148487" officeooo:paragraph-rsid="06c87a32"/>
    </style:style>
    <style:style style:name="P116" style:family="paragraph" style:parent-style-name="Standard">
      <style:text-properties fo:language="en" fo:country="CA" officeooo:paragraph-rsid="06c87a32"/>
    </style:style>
    <style:style style:name="P117" style:family="paragraph" style:parent-style-name="Standard">
      <style:text-properties fo:language="en" fo:country="CA" fo:font-style="normal" fo:font-weight="normal" officeooo:rsid="06c83a2d" officeooo:paragraph-rsid="06c83a2d" style:font-style-asian="normal" style:font-weight-asian="normal" style:font-style-complex="normal" style:font-weight-complex="normal"/>
    </style:style>
    <style:style style:name="P118" style:family="paragraph" style:parent-style-name="Standard">
      <style:text-properties fo:language="en" fo:country="CA" officeooo:rsid="00557b00" officeooo:paragraph-rsid="0236f9cb"/>
    </style:style>
    <style:style style:name="P119" style:family="paragraph" style:parent-style-name="Standard">
      <style:text-properties fo:language="en" fo:country="CA" officeooo:paragraph-rsid="0236f9cb"/>
    </style:style>
    <style:style style:name="P120" style:family="paragraph" style:parent-style-name="Quote">
      <style:text-properties fo:language="en" fo:country="CA" officeooo:paragraph-rsid="013a3a11" fo:background-color="#ffffff"/>
    </style:style>
    <style:style style:name="P121" style:family="paragraph" style:parent-style-name="Standard">
      <style:text-properties fo:language="en" fo:country="CA" officeooo:paragraph-rsid="013a3a11"/>
    </style:style>
    <style:style style:name="P122" style:family="paragraph" style:parent-style-name="Quote">
      <style:text-properties fo:language="en" fo:country="CA" officeooo:paragraph-rsid="013a3a11"/>
    </style:style>
    <style:style style:name="P123" style:family="paragraph" style:parent-style-name="Standard">
      <style:text-properties fo:language="en" fo:country="CA" officeooo:rsid="013a3a11" officeooo:paragraph-rsid="013a3cde"/>
    </style:style>
    <style:style style:name="P124" style:family="paragraph" style:parent-style-name="Standard">
      <style:text-properties fo:language="en" fo:country="CA" officeooo:paragraph-rsid="0160f55d"/>
    </style:style>
    <style:style style:name="P125" style:family="paragraph" style:parent-style-name="Standard">
      <style:text-properties fo:language="en" fo:country="CA" officeooo:paragraph-rsid="07caac21"/>
    </style:style>
    <style:style style:name="P126" style:family="paragraph" style:parent-style-name="Standard">
      <style:text-properties fo:language="en" fo:country="CA" officeooo:paragraph-rsid="0056060c"/>
    </style:style>
    <style:style style:name="P127" style:family="paragraph" style:parent-style-name="Quotations">
      <style:text-properties fo:language="en" fo:country="CA" officeooo:paragraph-rsid="0057c9ed"/>
    </style:style>
    <style:style style:name="P128" style:family="paragraph" style:parent-style-name="Standard">
      <style:text-properties fo:language="en" fo:country="CA" officeooo:rsid="0056060c" officeooo:paragraph-rsid="0057c9ed"/>
    </style:style>
    <style:style style:name="P129" style:family="paragraph" style:parent-style-name="Standard">
      <style:text-properties fo:language="en" fo:country="CA" officeooo:rsid="006dcfac" officeooo:paragraph-rsid="023fa10f"/>
    </style:style>
    <style:style style:name="P130" style:family="paragraph" style:parent-style-name="Footnote">
      <style:text-properties fo:font-variant="normal" fo:text-transform="none" style:text-position="0% 100%" style:text-underline-style="none" fo:font-weight="normal"/>
    </style:style>
    <style:style style:name="P131" style:family="paragraph" style:parent-style-name="Standard">
      <style:text-properties fo:language="en" fo:country="CA" officeooo:rsid="0057c9ed" officeooo:paragraph-rsid="01654c20"/>
    </style:style>
    <style:style style:name="P132" style:family="paragraph" style:parent-style-name="Quotations">
      <style:text-properties fo:language="en" fo:country="CA" officeooo:paragraph-rsid="018e10ea"/>
    </style:style>
    <style:style style:name="P133" style:family="paragraph" style:parent-style-name="Standard">
      <style:text-properties fo:language="en" fo:country="CA" officeooo:paragraph-rsid="02418429"/>
    </style:style>
    <style:style style:name="P134" style:family="paragraph" style:parent-style-name="Heading_20_3">
      <style:text-properties fo:language="en" fo:country="CA"/>
    </style:style>
    <style:style style:name="P135" style:family="paragraph" style:parent-style-name="Standard">
      <style:text-properties fo:language="en" fo:country="CA" officeooo:paragraph-rsid="06cf0a71"/>
    </style:style>
    <style:style style:name="P136" style:family="paragraph" style:parent-style-name="Standard">
      <style:text-properties fo:language="en" fo:country="CA" officeooo:paragraph-rsid="0123704d"/>
    </style:style>
    <style:style style:name="P137" style:family="paragraph" style:parent-style-name="Standard">
      <style:text-properties fo:language="en" fo:country="CA" officeooo:paragraph-rsid="0118db02"/>
    </style:style>
    <style:style style:name="P138" style:family="paragraph" style:parent-style-name="Footnote">
      <style:text-properties fo:language="en" fo:country="CA" officeooo:rsid="07c370ca" officeooo:paragraph-rsid="07c370ca"/>
    </style:style>
    <style:style style:name="P139" style:family="paragraph" style:parent-style-name="Standard">
      <style:text-properties officeooo:paragraph-rsid="07fceb9e"/>
    </style:style>
    <style:style style:name="P140" style:family="paragraph" style:parent-style-name="Standard">
      <style:text-properties fo:language="en" fo:country="CA" officeooo:paragraph-rsid="07fceb9e"/>
    </style:style>
    <style:style style:name="P141" style:family="paragraph" style:parent-style-name="Standard">
      <style:text-properties fo:language="en" fo:country="CA" officeooo:paragraph-rsid="07fd36b5"/>
    </style:style>
    <style:style style:name="P142" style:family="paragraph" style:parent-style-name="Standard">
      <style:text-properties fo:language="en" fo:country="CA" officeooo:paragraph-rsid="0177c3a3"/>
    </style:style>
    <style:style style:name="P143" style:family="paragraph" style:parent-style-name="Standard">
      <style:text-properties fo:language="en" fo:country="CA" officeooo:paragraph-rsid="02397f2e"/>
    </style:style>
    <style:style style:name="P144" style:family="paragraph" style:parent-style-name="Standard">
      <style:text-properties officeooo:paragraph-rsid="023e5630"/>
    </style:style>
    <style:style style:name="P145" style:family="paragraph" style:parent-style-name="Standard">
      <style:text-properties fo:language="en" fo:country="CA" officeooo:paragraph-rsid="0811aa65"/>
    </style:style>
    <style:style style:name="P146" style:family="paragraph" style:parent-style-name="Standard">
      <style:text-properties fo:language="en" fo:country="CA" officeooo:rsid="081b46b8" officeooo:paragraph-rsid="081d720f"/>
    </style:style>
    <style:style style:name="P147" style:family="paragraph" style:parent-style-name="Standard">
      <style:text-properties fo:language="en" fo:country="CA" officeooo:paragraph-rsid="081d720f"/>
    </style:style>
    <style:style style:name="P148" style:family="paragraph" style:parent-style-name="Standard">
      <style:text-properties fo:language="en" fo:country="CA" officeooo:paragraph-rsid="0803f5ba"/>
    </style:style>
    <style:style style:name="P149" style:family="paragraph" style:parent-style-name="Standard">
      <style:text-properties fo:language="en" fo:country="CA" officeooo:rsid="02df45f8" officeooo:paragraph-rsid="08137eb9"/>
    </style:style>
    <style:style style:name="P150" style:family="paragraph" style:parent-style-name="Standard">
      <style:text-properties fo:language="en" fo:country="CA" officeooo:rsid="08167891" officeooo:paragraph-rsid="08137eb9"/>
    </style:style>
    <style:style style:name="P151" style:family="paragraph" style:parent-style-name="Standard">
      <style:text-properties fo:language="en" fo:country="CA" officeooo:rsid="0134648d" officeooo:paragraph-rsid="0134648d"/>
    </style:style>
    <style:style style:name="P152" style:family="paragraph" style:parent-style-name="Standard">
      <style:text-properties fo:language="en" fo:country="CA" officeooo:paragraph-rsid="08221fff"/>
    </style:style>
    <style:style style:name="P153" style:family="paragraph" style:parent-style-name="Standard">
      <style:text-properties fo:language="en" fo:country="CA" officeooo:paragraph-rsid="081f3f88"/>
    </style:style>
    <style:style style:name="P154" style:family="paragraph" style:parent-style-name="Standard">
      <style:text-properties fo:language="en" fo:country="CA" officeooo:paragraph-rsid="02437aee"/>
    </style:style>
    <style:style style:name="P155" style:family="paragraph" style:parent-style-name="Standard">
      <style:text-properties fo:language="en" fo:country="CA" officeooo:paragraph-rsid="01b98eed"/>
    </style:style>
    <style:style style:name="P156" style:family="paragraph" style:parent-style-name="Standard">
      <style:text-properties fo:language="en" fo:country="CA" officeooo:rsid="014e355a" officeooo:paragraph-rsid="01510850"/>
    </style:style>
    <style:style style:name="P157" style:family="paragraph" style:parent-style-name="Standard">
      <style:text-properties officeooo:paragraph-rsid="0246079c"/>
    </style:style>
    <style:style style:name="P158" style:family="paragraph" style:parent-style-name="Standard">
      <style:text-properties fo:language="en" fo:country="CA" officeooo:paragraph-rsid="0246079c"/>
    </style:style>
    <style:style style:name="P159" style:family="paragraph" style:parent-style-name="Footnote">
      <style:paragraph-properties fo:margin-left="0in" fo:margin-right="0in" fo:margin-top="0in" fo:margin-bottom="0.0402in" style:contextual-spacing="false" fo:line-height="100%" fo:text-align="justify" style:justify-single-word="false" fo:orphans="2" fo:widows="2" fo:text-indent="0in" style:auto-text-indent="false" text:number-lines="false" text:line-number="0" style:writing-mode="lr-tb"/>
      <style:text-properties style:font-name="FreightText Pro" fo:language="en" fo:country="CA" fo:font-weight="normal" style:letter-kerning="true" fo:background-color="transparent" style:language-asian="hi" style:country-asian="IN" style:font-weight-asian="normal" style:language-complex="hi" style:country-complex="IN" style:font-weight-complex="normal"/>
    </style:style>
    <style:style style:name="P160" style:family="paragraph" style:parent-style-name="Standard">
      <style:text-properties fo:language="en" fo:country="CA" officeooo:rsid="0244ea40" officeooo:paragraph-rsid="0246079c"/>
    </style:style>
    <style:style style:name="P161" style:family="paragraph" style:parent-style-name="Standard">
      <style:text-properties fo:language="en" fo:country="CA" officeooo:rsid="0244ea40" officeooo:paragraph-rsid="06efcc4e"/>
    </style:style>
    <style:style style:name="P162" style:family="paragraph" style:parent-style-name="Standard">
      <style:text-properties fo:language="en" fo:country="CA" officeooo:rsid="07c5e252" officeooo:paragraph-rsid="07c5e252"/>
    </style:style>
    <style:style style:name="P163" style:family="paragraph" style:parent-style-name="Standard">
      <style:text-properties fo:language="en" fo:country="CA" officeooo:rsid="024f7f02" officeooo:paragraph-rsid="02524998"/>
    </style:style>
    <style:style style:name="P164" style:family="paragraph" style:parent-style-name="Standard">
      <style:text-properties fo:language="en" fo:country="CA" officeooo:paragraph-rsid="06f06e5d"/>
    </style:style>
    <style:style style:name="P165" style:family="paragraph" style:parent-style-name="Footnote">
      <style:text-properties fo:language="en" fo:country="CA" officeooo:rsid="0192c567" officeooo:paragraph-rsid="0192c567"/>
    </style:style>
    <style:style style:name="P166" style:family="paragraph" style:parent-style-name="Footnote">
      <style:text-properties fo:language="en" fo:country="CA" officeooo:rsid="083947a7" officeooo:paragraph-rsid="0884cc33"/>
    </style:style>
    <style:style style:name="P167" style:family="paragraph" style:parent-style-name="Quote">
      <style:text-properties fo:language="en" fo:country="CA" officeooo:paragraph-rsid="0160f55d"/>
    </style:style>
    <style:style style:name="P168" style:family="paragraph" style:parent-style-name="Standard">
      <style:text-properties fo:language="en" fo:country="CA" officeooo:paragraph-rsid="016341ff"/>
    </style:style>
    <style:style style:name="P169" style:family="paragraph" style:parent-style-name="Standard">
      <style:text-properties fo:language="en" fo:country="CA" officeooo:paragraph-rsid="0885ea0c"/>
    </style:style>
    <style:style style:name="P170" style:family="paragraph" style:parent-style-name="Standard">
      <style:text-properties fo:language="en" fo:country="CA" officeooo:paragraph-rsid="020aa7fa"/>
    </style:style>
    <style:style style:name="P171" style:family="paragraph" style:parent-style-name="Quotations">
      <style:text-properties fo:language="en" fo:country="CA" officeooo:paragraph-rsid="020dbf18"/>
    </style:style>
    <style:style style:name="P172" style:family="paragraph" style:parent-style-name="Standard">
      <style:text-properties fo:language="en" fo:country="CA" officeooo:paragraph-rsid="021132bb"/>
    </style:style>
    <style:style style:name="P173" style:family="paragraph" style:parent-style-name="Heading_20_2">
      <style:text-properties fo:language="en" fo:country="CA" officeooo:rsid="07d62c93" officeooo:paragraph-rsid="07d62c93"/>
    </style:style>
    <style:style style:name="P174" style:family="paragraph" style:parent-style-name="Standard">
      <style:text-properties fo:language="en" fo:country="CA" officeooo:paragraph-rsid="021070e2"/>
    </style:style>
    <style:style style:name="P175" style:family="paragraph" style:parent-style-name="Standard">
      <style:text-properties fo:language="en" fo:country="CA" officeooo:paragraph-rsid="0257700d"/>
    </style:style>
    <style:style style:name="P176" style:family="paragraph" style:parent-style-name="Standard">
      <style:text-properties fo:language="en" fo:country="CA" officeooo:rsid="02554773" officeooo:paragraph-rsid="06f64fd3"/>
    </style:style>
    <style:style style:name="P177" style:family="paragraph" style:parent-style-name="Footnote">
      <style:text-properties fo:language="en" fo:country="CA" officeooo:paragraph-rsid="0262dd52"/>
    </style:style>
    <style:style style:name="P178" style:family="paragraph" style:parent-style-name="Standard">
      <style:text-properties fo:language="en" fo:country="CA" officeooo:rsid="0262dd52" officeooo:paragraph-rsid="0264910b"/>
    </style:style>
    <style:style style:name="P179" style:family="paragraph" style:parent-style-name="Standard">
      <style:text-properties fo:language="en" fo:country="CA" officeooo:paragraph-rsid="08b2bccd"/>
    </style:style>
    <style:style style:name="P180" style:family="paragraph" style:parent-style-name="Standard">
      <style:text-properties officeooo:paragraph-rsid="026ad5a0"/>
    </style:style>
    <style:style style:name="P181" style:family="paragraph" style:parent-style-name="Standard">
      <style:text-properties officeooo:paragraph-rsid="07cc67cb"/>
    </style:style>
    <style:style style:name="P182" style:family="paragraph" style:parent-style-name="Footnote">
      <style:text-properties officeooo:paragraph-rsid="090b8f71"/>
    </style:style>
    <style:style style:name="P183" style:family="paragraph" style:parent-style-name="Footnote">
      <style:text-properties fo:language="en" fo:country="CA" officeooo:rsid="032ea724" officeooo:paragraph-rsid="038efce0"/>
    </style:style>
    <style:style style:name="P184" style:family="paragraph" style:parent-style-name="Standard">
      <style:text-properties fo:language="en" fo:country="CA" officeooo:paragraph-rsid="083301c4"/>
    </style:style>
    <style:style style:name="P185" style:family="paragraph" style:parent-style-name="Standard">
      <style:text-properties fo:language="en" fo:country="CA" officeooo:rsid="02ea58d4" officeooo:paragraph-rsid="07cc67cb"/>
    </style:style>
    <style:style style:name="P186" style:family="paragraph" style:parent-style-name="Standard">
      <style:text-properties fo:language="en" fo:country="CA" officeooo:paragraph-rsid="04894e16"/>
    </style:style>
    <style:style style:name="P187" style:family="paragraph" style:parent-style-name="Standard">
      <style:text-properties fo:language="en" fo:country="CA" officeooo:paragraph-rsid="083f2677"/>
    </style:style>
    <style:style style:name="P188" style:family="paragraph" style:parent-style-name="Standard">
      <style:text-properties fo:language="en" fo:country="CA" officeooo:paragraph-rsid="084aface"/>
    </style:style>
    <style:style style:name="P189" style:family="paragraph" style:parent-style-name="Footnote">
      <style:text-properties fo:language="en" fo:country="CA" officeooo:rsid="04aae20c" officeooo:paragraph-rsid="04ab315e"/>
    </style:style>
    <style:style style:name="P190" style:family="paragraph" style:parent-style-name="Standard">
      <style:text-properties officeooo:paragraph-rsid="08cea231"/>
    </style:style>
    <style:style style:name="P191" style:family="paragraph" style:parent-style-name="Standard">
      <style:text-properties officeooo:paragraph-rsid="0717abd4"/>
    </style:style>
    <style:style style:name="P192" style:family="paragraph" style:parent-style-name="Footnote" style:master-page-name="Converted386">
      <style:paragraph-properties style:page-number="auto"/>
      <style:text-properties officeooo:paragraph-rsid="090868d8"/>
    </style:style>
    <style:style style:name="P193" style:family="paragraph" style:parent-style-name="Standard" style:master-page-name="Converted384">
      <loext:graphic-properties draw:fill="none"/>
      <style:paragraph-properties fo:margin-left="0in" fo:margin-right="0in" fo:margin-top="0.0598in" fo:margin-bottom="0.0598in" style:contextual-spacing="false" fo:line-height="109%" fo:text-align="justify" style:justify-single-word="false" fo:orphans="2" fo:widows="2" fo:text-indent="0in" style:auto-text-indent="false" style:page-number="auto" fo:background-color="transparent" style:writing-mode="lr-tb"/>
      <style:text-properties officeooo:paragraph-rsid="090868d8"/>
    </style:style>
    <style:style style:name="P194" style:family="paragraph" style:parent-style-name="Footnote">
      <style:text-properties officeooo:paragraph-rsid="08cd141d"/>
    </style:style>
    <style:style style:name="P195" style:family="paragraph" style:parent-style-name="Standard">
      <style:text-properties fo:language="en" fo:country="CA" officeooo:paragraph-rsid="0717abd4"/>
    </style:style>
    <style:style style:name="P196" style:family="paragraph" style:parent-style-name="Footnote" style:master-page-name="Converted396">
      <style:paragraph-properties style:page-number="auto"/>
      <style:text-properties officeooo:paragraph-rsid="090868d8"/>
    </style:style>
    <style:style style:name="P197" style:family="paragraph" style:parent-style-name="Footnote" style:master-page-name="Converted398">
      <style:paragraph-properties style:page-number="auto"/>
      <style:text-properties officeooo:paragraph-rsid="090868d8"/>
    </style:style>
    <style:style style:name="P198" style:family="paragraph" style:parent-style-name="Footnote" style:master-page-name="Converted400">
      <style:paragraph-properties style:page-number="auto"/>
      <style:text-properties fo:language="en" fo:country="CA"/>
    </style:style>
    <style:style style:name="P199" style:family="paragraph" style:parent-style-name="Standard">
      <style:text-properties fo:language="en" fo:country="CA" officeooo:rsid="04c35d51" officeooo:paragraph-rsid="04c82905"/>
    </style:style>
    <style:style style:name="P200" style:family="paragraph" style:parent-style-name="Footnote" style:master-page-name="Converted406">
      <style:paragraph-properties style:page-number="auto"/>
      <style:text-properties fo:language="en" fo:country="CA"/>
    </style:style>
    <style:style style:name="P201" style:family="paragraph" style:parent-style-name="Intense_20_Quote">
      <style:paragraph-properties fo:margin-left="0in" fo:margin-right="0in" fo:text-indent="0in" style:auto-text-indent="false"/>
      <style:text-properties fo:language="en" fo:country="CA" officeooo:paragraph-rsid="049190f0"/>
    </style:style>
    <style:style style:name="P202" style:family="paragraph" style:parent-style-name="Standard">
      <style:text-properties fo:language="en" fo:country="CA" officeooo:rsid="049190f0" officeooo:paragraph-rsid="04fd4236"/>
    </style:style>
    <style:style style:name="P203" style:family="paragraph" style:parent-style-name="Standard">
      <style:text-properties officeooo:paragraph-rsid="04fd4236"/>
    </style:style>
    <style:style style:name="P204" style:family="paragraph" style:parent-style-name="Standard">
      <style:text-properties fo:language="en" fo:country="CA" officeooo:paragraph-rsid="04cca920"/>
    </style:style>
    <style:style style:name="P205" style:family="paragraph" style:parent-style-name="Footnote" style:master-page-name="Converted392">
      <style:paragraph-properties style:page-number="auto"/>
      <style:text-properties fo:language="en" fo:country="CA"/>
    </style:style>
    <style:style style:name="P206" style:family="paragraph" style:parent-style-name="Standard">
      <style:text-properties officeooo:paragraph-rsid="049190f0"/>
    </style:style>
    <style:style style:name="P207" style:family="paragraph" style:parent-style-name="Quote">
      <style:text-properties officeooo:paragraph-rsid="050301c9"/>
    </style:style>
    <style:style style:name="P208" style:family="paragraph" style:parent-style-name="Standard">
      <style:text-properties fo:language="en" fo:country="CA" officeooo:paragraph-rsid="04ce5967"/>
    </style:style>
    <style:style style:name="P209" style:family="paragraph" style:parent-style-name="Quote">
      <style:text-properties fo:language="en" fo:country="CA"/>
    </style:style>
    <style:style style:name="P210" style:family="paragraph" style:parent-style-name="Standard">
      <style:paragraph-properties fo:margin-left="0in" fo:margin-right="0in" fo:text-indent="0in" style:auto-text-indent="false"/>
      <style:text-properties fo:language="en" fo:country="CA" officeooo:paragraph-rsid="049190f0"/>
    </style:style>
    <style:style style:name="P211" style:family="paragraph" style:parent-style-name="Footnote" style:master-page-name="Converted394">
      <style:paragraph-properties style:page-number="auto"/>
      <style:text-properties officeooo:paragraph-rsid="090868d8"/>
    </style:style>
    <style:style style:name="P212" style:family="paragraph" style:parent-style-name="Standard">
      <style:text-properties officeooo:paragraph-rsid="04d21b27"/>
    </style:style>
    <style:style style:name="P213" style:family="paragraph" style:parent-style-name="Standard">
      <style:text-properties officeooo:paragraph-rsid="05270361"/>
    </style:style>
    <style:style style:name="P214" style:family="paragraph" style:parent-style-name="Standard">
      <style:text-properties fo:language="en" fo:country="CA" officeooo:rsid="04d36f91" officeooo:paragraph-rsid="05270361"/>
    </style:style>
    <style:style style:name="P215" style:family="paragraph" style:parent-style-name="Standard">
      <style:text-properties fo:language="en" fo:country="CA" officeooo:paragraph-rsid="0523ad31"/>
    </style:style>
    <style:style style:name="P216" style:family="paragraph" style:parent-style-name="Footnote">
      <style:text-properties fo:language="en" fo:country="CA" officeooo:rsid="05207b5a" officeooo:paragraph-rsid="0522220c"/>
    </style:style>
    <style:style style:name="P217" style:family="paragraph" style:parent-style-name="Standard">
      <style:text-properties fo:language="en" fo:country="CA" officeooo:paragraph-rsid="0526a2e4"/>
    </style:style>
    <style:style style:name="P218" style:family="paragraph" style:parent-style-name="Standard">
      <style:text-properties fo:language="en" fo:country="CA" officeooo:rsid="053f158c" officeooo:paragraph-rsid="053f158c"/>
    </style:style>
    <style:style style:name="P219" style:family="paragraph" style:parent-style-name="Standard">
      <style:text-properties fo:language="en" fo:country="CA" officeooo:rsid="053f7e92" officeooo:paragraph-rsid="053fac09"/>
    </style:style>
    <style:style style:name="P220" style:family="paragraph" style:parent-style-name="Standard">
      <style:text-properties fo:language="en" fo:country="CA" officeooo:paragraph-rsid="054043b2"/>
    </style:style>
    <style:style style:name="P221" style:family="paragraph" style:parent-style-name="Standard">
      <style:text-properties fo:language="en" fo:country="CA" officeooo:paragraph-rsid="0569e94e"/>
    </style:style>
    <style:style style:name="P222" style:family="paragraph" style:parent-style-name="Footnote">
      <style:text-properties fo:language="en" fo:country="CA" officeooo:rsid="0543ddb7" officeooo:paragraph-rsid="0543ddb7"/>
    </style:style>
    <style:style style:name="P223" style:family="paragraph" style:parent-style-name="Standard">
      <style:text-properties fo:language="en" fo:country="CA" officeooo:paragraph-rsid="05580e45"/>
    </style:style>
    <style:style style:name="P224" style:family="paragraph" style:parent-style-name="Standard">
      <style:text-properties fo:language="en" fo:country="CA" officeooo:paragraph-rsid="056b9eee"/>
    </style:style>
    <style:style style:name="P225" style:family="paragraph" style:parent-style-name="Standard">
      <style:text-properties officeooo:paragraph-rsid="05692394"/>
    </style:style>
    <style:style style:name="P226" style:family="paragraph" style:parent-style-name="Footnote">
      <style:text-properties fo:language="en" fo:country="CA" officeooo:rsid="03ab5ef0" officeooo:paragraph-rsid="03ab5ef0"/>
    </style:style>
    <style:style style:name="P227" style:family="paragraph" style:parent-style-name="Standard">
      <style:text-properties fo:language="en" fo:country="CA" officeooo:paragraph-rsid="0580c74d"/>
    </style:style>
    <style:style style:name="P228" style:family="paragraph" style:parent-style-name="Standard">
      <style:text-properties fo:language="en" fo:country="CA" officeooo:paragraph-rsid="055e1a50"/>
    </style:style>
    <style:style style:name="P229" style:family="paragraph" style:parent-style-name="Standard">
      <style:text-properties officeooo:paragraph-rsid="08d3341d"/>
    </style:style>
    <style:style style:name="P230" style:family="paragraph" style:parent-style-name="Standard">
      <style:text-properties fo:language="en" fo:country="CA" officeooo:paragraph-rsid="05834dcb"/>
    </style:style>
    <style:style style:name="P231" style:family="paragraph" style:parent-style-name="Standard">
      <style:text-properties officeooo:paragraph-rsid="03703fc4"/>
    </style:style>
    <style:style style:name="P232" style:family="paragraph" style:parent-style-name="Standard">
      <style:text-properties fo:language="en" fo:country="CA" officeooo:paragraph-rsid="032c96f8"/>
    </style:style>
    <style:style style:name="P233" style:family="paragraph" style:parent-style-name="Standard">
      <style:text-properties fo:language="en" fo:country="CA" officeooo:paragraph-rsid="08d41fb3"/>
    </style:style>
    <style:style style:name="P234" style:family="paragraph" style:parent-style-name="Standard">
      <style:text-properties fo:language="en" fo:country="CA" officeooo:paragraph-rsid="073eb192"/>
    </style:style>
    <style:style style:name="P235" style:family="paragraph" style:parent-style-name="Standard">
      <style:text-properties fo:language="en" fo:country="CA" officeooo:rsid="02855a0f" officeooo:paragraph-rsid="028877f4"/>
    </style:style>
    <style:style style:name="P236" style:family="paragraph" style:parent-style-name="Standard">
      <style:text-properties fo:language="en" fo:country="CA" officeooo:rsid="0082942a" officeooo:paragraph-rsid="028877f4"/>
    </style:style>
    <style:style style:name="P237" style:family="paragraph" style:parent-style-name="Standard">
      <style:text-properties officeooo:paragraph-rsid="03d0ce31"/>
    </style:style>
    <style:style style:name="P238" style:family="paragraph" style:parent-style-name="Standard">
      <style:text-properties fo:language="en" fo:country="CA" officeooo:rsid="03d0ce31" officeooo:paragraph-rsid="058a1124"/>
    </style:style>
    <style:style style:name="P239" style:family="paragraph" style:parent-style-name="Standard">
      <style:text-properties fo:language="en" fo:country="CA" officeooo:paragraph-rsid="058a1124"/>
    </style:style>
    <style:style style:name="P240" style:family="paragraph" style:parent-style-name="Footnote">
      <style:text-properties fo:language="en" fo:country="CA" officeooo:rsid="03d2865a" officeooo:paragraph-rsid="058a1124" style:letter-kerning="true" style:language-asian="hi" style:country-asian="IN" style:language-complex="hi" style:country-complex="IN"/>
    </style:style>
    <style:style style:name="P241" style:family="paragraph" style:parent-style-name="Standard">
      <style:text-properties fo:language="en" fo:country="CA" officeooo:paragraph-rsid="03cf246e"/>
    </style:style>
    <style:style style:name="P242" style:family="paragraph" style:parent-style-name="Standard">
      <style:text-properties fo:language="en" fo:country="CA" officeooo:paragraph-rsid="00c3714d"/>
    </style:style>
    <style:style style:name="P243" style:family="paragraph" style:parent-style-name="Standard">
      <style:text-properties officeooo:paragraph-rsid="08c1f523"/>
    </style:style>
    <style:style style:name="P244" style:family="paragraph" style:parent-style-name="Quote">
      <style:text-properties fo:language="en" fo:country="CA" officeooo:paragraph-rsid="03e7263e"/>
    </style:style>
    <style:style style:name="P245" style:family="paragraph" style:parent-style-name="Standard">
      <style:text-properties officeooo:paragraph-rsid="042fd06b"/>
    </style:style>
    <style:style style:name="P246" style:family="paragraph" style:parent-style-name="Standard">
      <style:text-properties officeooo:paragraph-rsid="03bac310"/>
    </style:style>
    <style:style style:name="P247" style:family="paragraph" style:parent-style-name="Standard">
      <style:text-properties fo:language="en" fo:country="CA" officeooo:paragraph-rsid="03b9e952"/>
    </style:style>
    <style:style style:name="P248" style:family="paragraph" style:parent-style-name="Standard">
      <style:text-properties officeooo:paragraph-rsid="029286a4"/>
    </style:style>
    <style:style style:name="P249" style:family="paragraph" style:parent-style-name="Standard">
      <style:text-properties fo:language="en" fo:country="CA" officeooo:paragraph-rsid="09194876"/>
    </style:style>
    <style:style style:name="P250" style:family="paragraph" style:parent-style-name="Standard">
      <style:text-properties officeooo:paragraph-rsid="091ac697"/>
    </style:style>
    <style:style style:name="P251" style:family="paragraph" style:parent-style-name="Standard">
      <style:text-properties officeooo:paragraph-rsid="08666a6e"/>
    </style:style>
    <style:style style:name="P252" style:family="paragraph" style:parent-style-name="Standard">
      <style:text-properties fo:language="en" fo:country="CA" officeooo:rsid="0753fe43" officeooo:paragraph-rsid="08683377"/>
    </style:style>
    <style:style style:name="P253" style:family="paragraph" style:parent-style-name="Quotations">
      <style:text-properties fo:language="en" fo:country="CA" officeooo:paragraph-rsid="08683377"/>
    </style:style>
    <style:style style:name="P254" style:family="paragraph" style:parent-style-name="Standard">
      <style:text-properties officeooo:paragraph-rsid="08683377"/>
    </style:style>
    <style:style style:name="P255" style:family="paragraph" style:parent-style-name="Footnote">
      <style:text-properties officeooo:paragraph-rsid="05a69768"/>
    </style:style>
    <style:style style:name="P256" style:family="paragraph" style:parent-style-name="Standard">
      <style:paragraph-properties fo:margin-top="0.0402in" fo:margin-bottom="0in" style:contextual-spacing="false"/>
      <style:text-properties officeooo:paragraph-rsid="086a21d5"/>
    </style:style>
    <style:style style:name="P257" style:family="paragraph" style:parent-style-name="Standard">
      <style:paragraph-properties fo:margin-top="0.0402in" fo:margin-bottom="0in" style:contextual-spacing="false"/>
      <style:text-properties fo:language="en" fo:country="CA" officeooo:rsid="05a822b9" officeooo:paragraph-rsid="086a21d5"/>
    </style:style>
    <style:style style:name="P258" style:family="paragraph" style:parent-style-name="Standard">
      <style:text-properties fo:language="en" fo:country="CA" officeooo:paragraph-rsid="092eb5ee"/>
    </style:style>
    <style:style style:name="P259" style:family="paragraph" style:parent-style-name="Standard">
      <style:text-properties officeooo:paragraph-rsid="07648156"/>
    </style:style>
    <style:style style:name="P260" style:family="paragraph" style:parent-style-name="Standard">
      <style:text-properties officeooo:paragraph-rsid="07662a4e"/>
    </style:style>
    <style:style style:name="P261" style:family="paragraph" style:parent-style-name="Heading_20_2">
      <style:text-properties fo:language="en" fo:country="CA" officeooo:paragraph-rsid="03c4f778"/>
    </style:style>
    <style:style style:name="P262" style:family="paragraph" style:parent-style-name="Standard">
      <style:text-properties fo:language="en" fo:country="CA" officeooo:paragraph-rsid="04291ebb"/>
    </style:style>
    <style:style style:name="P263" style:family="paragraph" style:parent-style-name="Standard">
      <style:text-properties officeooo:paragraph-rsid="042c4ddd"/>
    </style:style>
    <style:style style:name="P264" style:family="paragraph" style:parent-style-name="Standard">
      <style:text-properties officeooo:paragraph-rsid="05c8a317"/>
    </style:style>
    <style:style style:name="P265" style:family="paragraph" style:parent-style-name="Standard">
      <style:text-properties officeooo:paragraph-rsid="08bcd625"/>
    </style:style>
    <style:style style:name="P266" style:family="paragraph" style:parent-style-name="Standard">
      <style:text-properties fo:language="en" fo:country="CA" officeooo:paragraph-rsid="08bbed0f"/>
    </style:style>
    <style:style style:name="P267" style:family="paragraph" style:parent-style-name="Standard">
      <style:text-properties fo:language="en" fo:country="CA" officeooo:paragraph-rsid="08765594"/>
    </style:style>
    <style:style style:name="P268" style:family="paragraph" style:parent-style-name="Standard">
      <style:text-properties fo:language="en" fo:country="CA" officeooo:paragraph-rsid="0877474b"/>
    </style:style>
    <style:style style:name="P269" style:family="paragraph" style:parent-style-name="Standard">
      <style:text-properties fo:language="en" fo:country="CA" officeooo:paragraph-rsid="05e93ec1"/>
    </style:style>
    <style:style style:name="P270" style:family="paragraph" style:parent-style-name="Quotations">
      <style:text-properties fo:language="en" fo:country="CA" officeooo:paragraph-rsid="05e54a80"/>
    </style:style>
    <style:style style:name="P271" style:family="paragraph" style:parent-style-name="Standard">
      <style:text-properties officeooo:paragraph-rsid="0942c226"/>
    </style:style>
    <style:style style:name="P272" style:family="paragraph" style:parent-style-name="Standard">
      <style:text-properties fo:language="en" fo:country="CA" officeooo:paragraph-rsid="0600dc1a"/>
    </style:style>
    <style:style style:name="P273" style:family="paragraph" style:parent-style-name="Standard">
      <style:text-properties officeooo:paragraph-rsid="05d32551"/>
    </style:style>
    <style:style style:name="P274" style:family="paragraph" style:parent-style-name="Standard">
      <style:paragraph-properties fo:margin-top="0.1665in" fo:margin-bottom="0in" style:contextual-spacing="false"/>
      <style:text-properties fo:language="en" fo:country="CA"/>
    </style:style>
    <style:style style:name="P275" style:family="paragraph" style:parent-style-name="Standard">
      <style:text-properties officeooo:paragraph-rsid="0771cca1"/>
    </style:style>
    <style:style style:name="P276" style:family="paragraph" style:parent-style-name="Standard">
      <style:text-properties officeooo:paragraph-rsid="095f8339"/>
    </style:style>
    <style:style style:name="P277" style:family="paragraph" style:parent-style-name="Standard">
      <style:text-properties fo:language="en" fo:country="CA" officeooo:paragraph-rsid="0629c2df"/>
    </style:style>
    <style:style style:name="P278" style:family="paragraph" style:parent-style-name="Standard">
      <style:text-properties fo:language="en" fo:country="CA" officeooo:paragraph-rsid="062a3f8a"/>
    </style:style>
    <style:style style:name="P279" style:family="paragraph" style:parent-style-name="Standard">
      <style:text-properties fo:language="en" fo:country="CA" officeooo:paragraph-rsid="02ea421b"/>
    </style:style>
    <style:style style:name="P280" style:family="paragraph" style:parent-style-name="Standard">
      <style:text-properties fo:language="en" fo:country="CA" officeooo:paragraph-rsid="02aa8de6"/>
    </style:style>
    <style:style style:name="P281" style:family="paragraph" style:parent-style-name="Standard">
      <style:text-properties fo:language="en" fo:country="CA" officeooo:paragraph-rsid="0966b016"/>
    </style:style>
    <style:style style:name="P282" style:family="paragraph" style:parent-style-name="Standard">
      <style:text-properties fo:language="en" fo:country="CA" officeooo:rsid="02abb5a7" officeooo:paragraph-rsid="02abb5a7"/>
    </style:style>
    <style:style style:name="P283" style:family="paragraph" style:parent-style-name="Standard">
      <style:text-properties fo:language="en" fo:country="CA" officeooo:paragraph-rsid="04528b0c"/>
    </style:style>
    <style:style style:name="P284" style:family="paragraph" style:parent-style-name="Standard">
      <style:text-properties officeooo:paragraph-rsid="02ea421b"/>
    </style:style>
    <style:style style:name="P285" style:family="paragraph" style:parent-style-name="Standard">
      <style:text-properties fo:language="en" fo:country="CA" officeooo:rsid="00b1b98e" officeooo:paragraph-rsid="02b06e90"/>
    </style:style>
    <style:style style:name="P286" style:family="paragraph" style:parent-style-name="Standard">
      <style:text-properties fo:language="en" fo:country="CA" officeooo:paragraph-rsid="035f6a43"/>
    </style:style>
    <style:style style:name="P287" style:family="paragraph" style:parent-style-name="Standard">
      <style:text-properties fo:language="en" fo:country="CA" officeooo:paragraph-rsid="0632d79f"/>
    </style:style>
    <style:style style:name="P288" style:family="paragraph" style:parent-style-name="Heading_20_2">
      <style:text-properties fo:language="en" fo:country="CA" officeooo:paragraph-rsid="0632d79f"/>
    </style:style>
    <style:style style:name="P289" style:family="paragraph" style:parent-style-name="Standard">
      <style:text-properties fo:language="en" fo:country="CA" officeooo:paragraph-rsid="06329c6a"/>
    </style:style>
    <style:style style:name="P290" style:family="paragraph" style:parent-style-name="Standard">
      <style:text-properties officeooo:paragraph-rsid="043e104a"/>
    </style:style>
    <style:style style:name="P291" style:family="paragraph" style:parent-style-name="Standard">
      <style:text-properties officeooo:paragraph-rsid="044c8da7"/>
    </style:style>
    <style:style style:name="P292" style:family="paragraph" style:parent-style-name="Footnote" style:master-page-name="Standard">
      <style:paragraph-properties style:page-number="auto"/>
      <style:text-properties officeooo:paragraph-rsid="090868d8"/>
    </style:style>
    <style:style style:name="P293" style:family="paragraph" style:parent-style-name="Standard">
      <style:text-properties fo:language="en" fo:country="CA" officeooo:paragraph-rsid="044c8da7"/>
    </style:style>
    <style:style style:name="P294" style:family="paragraph" style:parent-style-name="Standard">
      <style:text-properties officeooo:paragraph-rsid="0987247e"/>
    </style:style>
    <style:style style:name="P295" style:family="paragraph" style:parent-style-name="Footnote">
      <style:text-properties officeooo:paragraph-rsid="03bfe159"/>
    </style:style>
    <style:style style:name="P296" style:family="paragraph" style:parent-style-name="Standard">
      <style:text-properties fo:language="en" fo:country="CA" officeooo:paragraph-rsid="045db100"/>
    </style:style>
    <style:style style:name="P297" style:family="paragraph" style:parent-style-name="Footnote">
      <style:text-properties fo:language="en" fo:country="CA" officeooo:rsid="04609f15" officeooo:paragraph-rsid="04609f15"/>
    </style:style>
    <style:style style:name="P298" style:family="paragraph" style:parent-style-name="Standard">
      <style:text-properties fo:language="en" fo:country="CA" officeooo:rsid="04612b1c" officeooo:paragraph-rsid="077b45b4"/>
    </style:style>
    <style:style style:name="P299" style:family="paragraph" style:parent-style-name="Standard">
      <style:text-properties fo:language="en" fo:country="CA" officeooo:paragraph-rsid="063c17c7"/>
    </style:style>
    <style:style style:name="P300" style:family="paragraph" style:parent-style-name="Standard">
      <style:text-properties fo:language="en" fo:country="CA" officeooo:rsid="063c17c7" officeooo:paragraph-rsid="063c17c7"/>
    </style:style>
    <style:style style:name="P301" style:family="paragraph" style:parent-style-name="Standard">
      <style:text-properties fo:language="en" fo:country="CA" officeooo:rsid="063c770d" officeooo:paragraph-rsid="063c770d"/>
    </style:style>
    <style:style style:name="P302" style:family="paragraph" style:parent-style-name="Text_20_body">
      <style:text-properties fo:language="en" fo:country="CA"/>
    </style:style>
    <style:style style:name="P303" style:family="paragraph" style:parent-style-name="Standard">
      <style:text-properties fo:language="en" fo:country="CA" officeooo:paragraph-rsid="00c91055"/>
    </style:style>
    <style:style style:name="P304" style:family="paragraph" style:parent-style-name="Standard">
      <style:text-properties fo:language="en" fo:country="CA" officeooo:paragraph-rsid="0881eb28"/>
    </style:style>
    <style:style style:name="P305" style:family="paragraph" style:parent-style-name="Standard">
      <style:text-properties fo:language="en" fo:country="CA" officeooo:paragraph-rsid="00c95103"/>
    </style:style>
    <style:style style:name="P306" style:family="paragraph" style:parent-style-name="Standard">
      <style:text-properties fo:language="en" fo:country="CA" officeooo:paragraph-rsid="06490aae"/>
    </style:style>
    <style:style style:name="P307" style:family="paragraph" style:parent-style-name="Heading_20_1">
      <style:text-properties officeooo:paragraph-rsid="09a0b3e1"/>
    </style:style>
    <style:style style:name="P308" style:family="paragraph" style:parent-style-name="Standard">
      <style:text-properties officeooo:paragraph-rsid="09a0b3e1"/>
    </style:style>
    <style:style style:name="P309" style:family="paragraph" style:parent-style-name="Text_20_body_20__28_user_29_">
      <style:text-properties officeooo:paragraph-rsid="09a0b3e1"/>
    </style:style>
    <style:style style:name="P310" style:family="paragraph" style:parent-style-name="Text_20_body_20__28_user_29_">
      <style:paragraph-properties fo:margin-left="0in" fo:margin-right="0in" fo:text-align="center" style:justify-single-word="false" fo:text-indent="0in" style:auto-text-indent="false"/>
      <style:text-properties officeooo:rsid="0f2dbd38" officeooo:paragraph-rsid="09a0b3e1"/>
    </style:style>
    <style:style style:name="P311" style:family="paragraph" style:parent-style-name="Text_20_body_20__28_user_29_">
      <style:paragraph-properties fo:margin-left="0in" fo:margin-right="0in" fo:text-align="center" style:justify-single-word="false" fo:text-indent="0in" style:auto-text-indent="false"/>
      <style:text-properties officeooo:paragraph-rsid="09a0b3e1"/>
    </style:style>
    <style:style style:name="P312" style:family="paragraph" style:parent-style-name="Text_20_body_20__28_user_29_">
      <style:paragraph-properties fo:margin-left="0in" fo:margin-right="0in" fo:text-align="center" style:justify-single-word="false" fo:text-indent="0in" style:auto-text-indent="false"/>
      <style:text-properties style:font-name="Times New Roman" fo:language="en" fo:country="CA" officeooo:paragraph-rsid="09a0b3e1"/>
    </style:style>
    <style:style style:name="P313" style:family="paragraph" style:parent-style-name="Text_20_body">
      <style:text-properties fo:language="en" fo:country="CA" officeooo:paragraph-rsid="088ecf36"/>
    </style:style>
    <style:style style:name="P314" style:family="paragraph" style:parent-style-name="Text_20_body">
      <style:paragraph-properties fo:break-before="page"/>
      <style:text-properties fo:language="en" fo:country="CA" officeooo:paragraph-rsid="088ecf36"/>
    </style:style>
    <style:style style:name="P315" style:family="paragraph" style:parent-style-name="Index_20_1">
      <style:paragraph-properties>
        <style:tab-stops>
          <style:tab-stop style:position="3.5598in" style:type="right" style:leader-style="dotted" style:leader-text="."/>
        </style:tab-stops>
      </style:paragraph-properties>
    </style:style>
    <style:style style:name="P316" style:family="paragraph" style:parent-style-name="Index_20_2">
      <style:paragraph-properties>
        <style:tab-stops>
          <style:tab-stop style:position="3.5598in" style:type="right" style:leader-style="dotted" style:leader-text="."/>
        </style:tab-stops>
      </style:paragraph-properties>
    </style:style>
    <style:style style:name="T1" style:family="text">
      <style:text-properties fo:font-size="12pt" fo:letter-spacing="0.0484in" fo:language="en" fo:country="CA" fo:font-weight="bold" officeooo:rsid="098e5e8c" style:font-size-asian="12pt" style:font-weight-asian="bold" style:font-name-complex="Adobe Caslon Pro1" style:font-size-complex="12pt" style:font-weight-complex="bold" style:text-scale="150%"/>
    </style:style>
    <style:style style:name="T2" style:family="text">
      <style:text-properties fo:font-size="12pt" fo:letter-spacing="0.0484in" fo:language="en" fo:country="CA" fo:font-weight="bold" officeooo:rsid="0972b4cf" style:font-size-asian="12pt" style:font-weight-asian="bold" style:font-name-complex="Adobe Caslon Pro1" style:font-size-complex="12pt" style:font-weight-complex="bold" style:text-scale="150%"/>
    </style:style>
    <style:style style:name="T3" style:family="text">
      <style:text-properties fo:font-size="12pt" fo:letter-spacing="0.0457in" fo:language="en" fo:country="CA" fo:font-weight="bold" officeooo:rsid="0972b4cf" style:font-size-asian="12pt" style:font-weight-asian="bold" style:font-name-complex="Adobe Caslon Pro1" style:font-size-complex="12pt" style:font-weight-complex="bold" style:text-scale="150%"/>
    </style:style>
    <style:style style:name="T4" style:family="text">
      <style:text-properties fo:font-size="12pt" fo:letter-spacing="0.0457in" fo:language="en" fo:country="CA" fo:font-weight="bold" officeooo:rsid="098e5e8c" style:font-size-asian="12pt" style:font-weight-asian="bold" style:font-name-complex="Adobe Caslon Pro1" style:font-size-complex="12pt" style:font-weight-complex="bold" style:text-scale="150%"/>
    </style:style>
    <style:style style:name="T5" style:family="text">
      <style:text-properties fo:font-size="10pt" style:font-size-asian="10pt" style:font-size-complex="10pt"/>
    </style:style>
    <style:style style:name="T6" style:family="text">
      <style:text-properties style:text-position="super 58%" fo:font-size="10pt" style:font-size-asian="10pt" style:font-size-complex="10pt"/>
    </style:style>
    <style:style style:name="T7" style:family="text">
      <style:text-properties fo:color="#202020" loext:opacity="100%" style:font-name="FreightText Pro" fo:font-size="14pt" fo:language="en" fo:country="CA" fo:font-weight="bold" style:font-size-asian="14pt" style:font-weight-asian="bold" style:font-size-complex="14pt"/>
    </style:style>
    <style:style style:name="T8" style:family="text">
      <style:text-properties fo:color="#202020" loext:opacity="100%" fo:font-size="12pt" fo:language="en" fo:country="CA" fo:font-weight="bold" style:font-size-asian="12pt" style:font-weight-asian="bold" style:font-name-complex="Adobe Caslon Pro Bold" style:font-size-complex="12pt"/>
    </style:style>
    <style:style style:name="T9" style:family="text">
      <style:text-properties fo:color="#202020" loext:opacity="100%" style:font-name="FreightText Pro Book" fo:font-size="10pt" fo:language="en" fo:country="CA" fo:font-weight="normal" officeooo:rsid="00659c40" style:font-size-asian="10pt" style:font-weight-asian="normal" style:font-name-complex="Adobe Caslon Pro1" style:font-weight-complex="normal"/>
    </style:style>
    <style:style style:name="T10" style:family="text">
      <style:text-properties fo:color="#202020" loext:opacity="100%" style:font-name="FreightText Pro Book" fo:font-size="10pt" fo:language="en" fo:country="CA" fo:font-weight="normal" officeooo:rsid="00659c40" style:font-size-asian="10pt" style:font-weight-asian="normal" style:font-name-complex="Adobe Caslon Pro Bold" style:font-size-complex="12pt" style:font-weight-complex="normal"/>
    </style:style>
    <style:style style:name="T11" style:family="text">
      <style:text-properties fo:color="#202020" loext:opacity="100%" fo:font-size="10pt" fo:language="en" fo:country="CA" fo:font-weight="normal" style:font-size-asian="10pt" style:font-weight-asian="normal" style:font-name-complex="Adobe Caslon Pro1" style:font-weight-complex="normal"/>
    </style:style>
    <style:style style:name="T12" style:family="text">
      <style:text-properties fo:color="#202020" loext:opacity="100%" fo:font-size="10pt" fo:language="en" fo:country="CA" fo:font-weight="bold" style:font-size-asian="10pt" style:font-weight-asian="bold" style:font-name-complex="Adobe Caslon Pro1"/>
    </style:style>
    <style:style style:name="T13" style:family="text">
      <style:text-properties fo:color="#202020" loext:opacity="100%" fo:font-size="10pt" fo:language="en" fo:country="CA" style:font-size-asian="10pt" style:font-name-complex="Adobe Caslon Pro1"/>
    </style:style>
    <style:style style:name="T14" style:family="text">
      <style:text-properties style:font-name="Times New Roman" fo:language="en" fo:country="CA"/>
    </style:style>
    <style:style style:name="T15" style:family="text">
      <style:text-properties fo:color="#202020" loext:opacity="100%" style:font-name="Times New Roman" fo:font-size="12pt" fo:language="en" fo:country="CA" style:font-size-asian="12pt"/>
    </style:style>
    <style:style style:name="T16" style:family="text">
      <style:text-properties fo:font-variant="small-caps" fo:font-size="11pt" fo:font-weight="normal" style:font-name-asian="Calibri1" style:font-size-asian="11pt" style:font-weight-asian="normal" style:font-size-complex="11pt"/>
    </style:style>
    <style:style style:name="T17" style:family="text">
      <style:text-properties fo:font-size="11pt" fo:font-weight="normal" style:font-size-asian="11pt" style:font-weight-asian="normal" style:font-size-complex="11pt"/>
    </style:style>
    <style:style style:name="T18" style:family="text">
      <style:text-properties fo:font-size="11pt" fo:letter-spacing="0.0043in" fo:font-weight="normal" style:font-size-asian="11pt" style:font-weight-asian="normal" style:font-size-complex="11pt"/>
    </style:style>
    <style:style style:name="T19" style:family="text">
      <style:text-properties fo:font-style="normal" style:font-style-asian="normal" style:font-style-complex="normal"/>
    </style:style>
    <style:style style:name="T20" style:family="text">
      <style:text-properties officeooo:rsid="099dacf7"/>
    </style:style>
    <style:style style:name="T21" style:family="text">
      <style:text-properties style:language-asian="zh" style:country-asian="CN"/>
    </style:style>
    <style:style style:name="T22" style:family="text">
      <style:text-properties officeooo:rsid="00667b27" style:language-asian="zh" style:country-asian="CN"/>
    </style:style>
    <style:style style:name="T23" style:family="text">
      <style:text-properties fo:font-style="italic" officeooo:rsid="00667b27" style:language-asian="zh" style:country-asian="CN" style:font-style-asian="italic" style:font-style-complex="italic"/>
    </style:style>
    <style:style style:name="T24" style:family="text">
      <style:text-properties fo:font-style="italic" officeooo:rsid="098e5e8c" style:language-asian="zh" style:country-asian="CN" style:font-style-asian="italic" style:font-style-complex="italic"/>
    </style:style>
    <style:style style:name="T25" style:family="text">
      <style:text-properties style:text-position="super 58%" style:language-asian="zh" style:country-asian="CN"/>
    </style:style>
    <style:style style:name="T26" style:family="text">
      <style:text-properties officeooo:rsid="09985276" style:language-asian="zh" style:country-asian="CN"/>
    </style:style>
    <style:style style:name="T27" style:family="text">
      <style:text-properties officeooo:rsid="09a10f18" style:language-asian="zh" style:country-asian="CN"/>
    </style:style>
    <style:style style:name="T28" style:family="text">
      <style:text-properties fo:language="en" fo:country="CA" style:language-asian="hi" style:country-asian="IN" style:language-complex="hi" style:country-complex="IN"/>
    </style:style>
    <style:style style:name="T29" style:family="text">
      <style:text-properties style:font-name="Times New Roman2" fo:font-size="11pt" fo:language="en" fo:country="CA" fo:font-weight="normal" officeooo:rsid="09985276" style:letter-kerning="true" style:font-size-asian="11pt" style:language-asian="hi" style:country-asian="IN" style:font-size-complex="12pt" style:language-complex="hi" style:country-complex="IN"/>
    </style:style>
    <style:style style:name="T30" style:family="text">
      <style:text-properties fo:language="en" fo:country="CA" officeooo:rsid="099831fd" style:language-asian="hi" style:country-asian="IN" style:language-complex="hi" style:country-complex="IN"/>
    </style:style>
    <style:style style:name="T31" style:family="text">
      <style:text-properties fo:language="en" fo:country="CA" officeooo:rsid="09985276" style:language-asian="hi" style:country-asian="IN" style:language-complex="hi" style:country-complex="IN"/>
    </style:style>
    <style:style style:name="T32" style:family="text">
      <style:text-properties fo:language="en" fo:country="CA" officeooo:rsid="098e5e8c" style:language-asian="hi" style:country-asian="IN" style:language-complex="hi" style:country-complex="IN"/>
    </style:style>
    <style:style style:name="T33" style:family="text">
      <style:text-properties fo:language="en" fo:country="CA" officeooo:rsid="01a77ef1" style:language-asian="hi" style:country-asian="IN" style:language-complex="hi" style:country-complex="IN"/>
    </style:style>
    <style:style style:name="T34" style:family="text">
      <style:text-properties style:font-name="Times New Roman2" fo:font-size="11pt" fo:language="en" fo:country="CA" fo:font-weight="normal" officeooo:rsid="09a10f18" style:letter-kerning="true" style:font-size-asian="11pt" style:language-asian="hi" style:country-asian="IN" style:font-size-complex="12pt" style:language-complex="hi" style:country-complex="IN"/>
    </style:style>
    <style:style style:name="T35" style:family="text">
      <style:text-properties fo:language="en" fo:country="CA" officeooo:rsid="021285b9" style:language-asian="hi" style:country-asian="IN" style:language-complex="hi" style:country-complex="IN"/>
    </style:style>
    <style:style style:name="T36" style:family="text">
      <style:text-properties fo:language="en" fo:country="CA" officeooo:rsid="004d9e53" style:language-asian="hi" style:country-asian="IN" style:language-complex="hi" style:country-complex="IN"/>
    </style:style>
    <style:style style:name="T37" style:family="text">
      <style:text-properties fo:language="en" fo:country="CA"/>
    </style:style>
    <style:style style:name="T38" style:family="text">
      <style:text-properties fo:language="en" fo:country="CA" officeooo:rsid="002eb757"/>
    </style:style>
    <style:style style:name="T39" style:family="text">
      <style:text-properties fo:language="en" fo:country="CA" officeooo:rsid="08a11b55"/>
    </style:style>
    <style:style style:name="T40" style:family="text">
      <style:text-properties fo:language="en" fo:country="CA" officeooo:rsid="09985276"/>
    </style:style>
    <style:style style:name="T41" style:family="text">
      <style:text-properties fo:language="en" fo:country="CA" officeooo:rsid="0017a737"/>
    </style:style>
    <style:style style:name="T42" style:family="text">
      <style:text-properties fo:language="en" fo:country="CA" officeooo:rsid="09a1824a"/>
    </style:style>
    <style:style style:name="T43" style:family="text">
      <style:text-properties fo:language="en" fo:country="CA" fo:font-style="normal" style:font-style-asian="normal" style:font-style-complex="normal"/>
    </style:style>
    <style:style style:name="T44" style:family="text">
      <style:text-properties fo:language="en" fo:country="CA" fo:font-style="normal" fo:font-weight="bold" officeooo:rsid="098e5e8c" style:font-style-asian="normal" style:font-weight-asian="bold" style:font-style-complex="normal" style:font-weight-complex="bold"/>
    </style:style>
    <style:style style:name="T45" style:family="text">
      <style:text-properties fo:language="en" fo:country="CA" fo:font-style="normal" officeooo:rsid="098e5e8c" style:font-style-asian="normal" style:font-style-complex="normal"/>
    </style:style>
    <style:style style:name="T46" style:family="text">
      <style:text-properties fo:language="en" fo:country="CA" fo:font-style="normal" fo:font-weight="normal" style:font-style-asian="normal" style:font-weight-asian="normal" style:font-style-complex="normal" style:font-weight-complex="normal"/>
    </style:style>
    <style:style style:name="T47" style:family="text">
      <style:text-properties fo:language="en" fo:country="CA" fo:font-style="normal" fo:font-weight="bold" style:font-style-asian="normal" style:font-weight-asian="bold" style:font-style-complex="normal" style:font-weight-complex="bold"/>
    </style:style>
    <style:style style:name="T48" style:family="text">
      <style:text-properties officeooo:rsid="09a1824a"/>
    </style:style>
    <style:style style:name="T49" style:family="text">
      <style:text-properties fo:language="en" fo:country="CA" fo:font-style="normal" fo:font-weight="normal" officeooo:rsid="099373de" style:font-style-asian="normal" style:font-weight-asian="normal" style:font-style-complex="normal" style:font-weight-complex="normal"/>
    </style:style>
    <style:style style:name="T50" style:family="text">
      <style:text-properties fo:language="en" fo:country="CA" fo:font-style="normal" fo:font-weight="normal" officeooo:rsid="099dacf7" style:font-style-asian="normal" style:font-weight-asian="normal" style:font-style-complex="normal" style:font-weight-complex="normal"/>
    </style:style>
    <style:style style:name="T51" style:family="text">
      <style:text-properties style:font-name="Times New Roman2" fo:font-size="11pt" fo:language="en" fo:country="CA" fo:font-style="normal" fo:font-weight="normal" officeooo:rsid="099b734a" style:letter-kerning="true" style:font-size-asian="11pt" style:language-asian="hi" style:country-asian="IN" style:font-style-asian="normal" style:font-weight-asian="normal" style:font-size-complex="12pt" style:language-complex="hi" style:country-complex="IN" style:font-style-complex="normal" style:font-weight-complex="normal"/>
    </style:style>
    <style:style style:name="T52" style:family="text">
      <style:text-properties fo:language="en" fo:country="CA" fo:font-style="normal" fo:font-weight="normal" officeooo:rsid="09985276" style:font-style-asian="normal" style:font-weight-asian="normal" style:font-style-complex="normal" style:font-weight-complex="normal"/>
    </style:style>
    <style:style style:name="T53" style:family="text">
      <style:text-properties officeooo:rsid="053a5ffe"/>
    </style:style>
    <style:style style:name="T54" style:family="text">
      <style:text-properties fo:language="en" fo:country="CA" officeooo:rsid="079ce04d"/>
    </style:style>
    <style:style style:name="T55" style:family="text">
      <style:text-properties fo:language="en" fo:country="CA" fo:font-style="italic" style:font-style-asian="italic"/>
    </style:style>
    <style:style style:name="T56" style:family="text">
      <style:text-properties fo:language="en" fo:country="CA" officeooo:rsid="07a0d68d"/>
    </style:style>
    <style:style style:name="T57" style:family="text">
      <style:text-properties fo:language="en" fo:country="CA" officeooo:rsid="099373de"/>
    </style:style>
    <style:style style:name="T58" style:family="text">
      <style:text-properties fo:language="en" fo:country="CA" officeooo:rsid="01b98eed"/>
    </style:style>
    <style:style style:name="T59" style:family="text">
      <style:text-properties fo:language="en" fo:country="CA" fo:font-weight="bold" style:font-weight-asian="bold" style:font-weight-complex="bold"/>
    </style:style>
    <style:style style:name="T60" style:family="text">
      <style:text-properties officeooo:rsid="07a0d68d"/>
    </style:style>
    <style:style style:name="T61" style:family="text">
      <style:text-properties officeooo:rsid="001153d7"/>
    </style:style>
    <style:style style:name="T62" style:family="text">
      <style:text-properties officeooo:rsid="07a3c8b7"/>
    </style:style>
    <style:style style:name="T63" style:family="text">
      <style:text-properties officeooo:rsid="08cd141d"/>
    </style:style>
    <style:style style:name="T64" style:family="text">
      <style:text-properties fo:font-weight="bold" officeooo:rsid="001153d7" style:font-weight-asian="bold" style:font-weight-complex="bold"/>
    </style:style>
    <style:style style:name="T65" style:family="text">
      <style:text-properties style:font-style-complex="italic"/>
    </style:style>
    <style:style style:name="T66" style:family="text">
      <style:text-properties fo:font-weight="bold" style:font-weight-asian="bold" style:font-style-complex="italic" style:font-weight-complex="bold"/>
    </style:style>
    <style:style style:name="T67" style:family="text">
      <style:text-properties fo:font-weight="bold" style:font-weight-asian="bold" style:font-weight-complex="bold"/>
    </style:style>
    <style:style style:name="T68" style:family="text">
      <style:text-properties officeooo:rsid="065b3766"/>
    </style:style>
    <style:style style:name="T69" style:family="text">
      <style:text-properties fo:language="en" fo:country="CA" officeooo:rsid="00cb0546"/>
    </style:style>
    <style:style style:name="T70" style:family="text">
      <style:text-properties fo:language="en" fo:country="CA" fo:font-style="normal" style:font-style-asian="normal"/>
    </style:style>
    <style:style style:name="T71" style:family="text">
      <style:text-properties fo:language="en" fo:country="CA" fo:background-color="transparent" loext:char-shading-value="0"/>
    </style:style>
    <style:style style:name="T72" style:family="text">
      <style:text-properties fo:language="en" fo:country="CA" officeooo:rsid="001153d7" fo:background-color="transparent" loext:char-shading-value="0"/>
    </style:style>
    <style:style style:name="T73" style:family="text">
      <style:text-properties fo:language="en" fo:country="CA" officeooo:rsid="01a92edd"/>
    </style:style>
    <style:style style:name="T74" style:family="text">
      <style:text-properties fo:language="en" fo:country="CA" officeooo:rsid="065b3766"/>
    </style:style>
    <style:style style:name="T75" style:family="text">
      <style:text-properties fo:language="en" fo:country="CA" officeooo:rsid="00307d3a"/>
    </style:style>
    <style:style style:name="T76" style:family="text">
      <style:text-properties officeooo:rsid="0017a737"/>
    </style:style>
    <style:style style:name="T77" style:family="text">
      <style:text-properties officeooo:rsid="07a3caac"/>
    </style:style>
    <style:style style:name="T78" style:family="text">
      <style:text-properties officeooo:rsid="004d9e53"/>
    </style:style>
    <style:style style:name="T79" style:family="text">
      <style:text-properties fo:language="en" fo:country="CA" officeooo:rsid="001153d7"/>
    </style:style>
    <style:style style:name="T80" style:family="text">
      <style:text-properties fo:language="en" fo:country="CA" officeooo:rsid="02259721"/>
    </style:style>
    <style:style style:name="T81" style:family="text">
      <style:text-properties fo:language="en" fo:country="CA" officeooo:rsid="07a3caac"/>
    </style:style>
    <style:style style:name="T82" style:family="text">
      <style:text-properties fo:language="en" fo:country="CA" officeooo:rsid="07abd937"/>
    </style:style>
    <style:style style:name="T83" style:family="text">
      <style:text-properties fo:language="en" fo:country="CA" style:font-style-complex="italic"/>
    </style:style>
    <style:style style:name="T84" style:family="text">
      <style:text-properties fo:language="en" fo:country="CA" officeooo:rsid="004f208f"/>
    </style:style>
    <style:style style:name="T85" style:family="text">
      <style:text-properties fo:language="en" fo:country="CA" style:font-style-complex="normal"/>
    </style:style>
    <style:style style:name="T86" style:family="text">
      <style:text-properties fo:language="en" fo:country="CA" officeooo:rsid="065cffea"/>
    </style:style>
    <style:style style:name="T87" style:family="text">
      <style:text-properties fo:language="en" fo:country="CA" officeooo:rsid="065f01ab" style:font-style-complex="italic"/>
    </style:style>
    <style:style style:name="T88" style:family="text">
      <style:text-properties fo:language="en" fo:country="CA" officeooo:rsid="001696fc" style:font-style-complex="italic"/>
    </style:style>
    <style:style style:name="T89" style:family="text">
      <style:text-properties fo:font-variant="normal" fo:text-transform="none" style:text-position="0% 100%" style:text-underline-style="none" fo:font-weight="normal"/>
    </style:style>
    <style:style style:name="T90" style:family="text">
      <style:text-properties fo:font-variant="normal" fo:text-transform="none" style:text-position="0% 100%" fo:font-style="italic" style:text-underline-style="none" fo:font-weight="normal" style:font-style-asian="italic"/>
    </style:style>
    <style:style style:name="T91" style:family="text">
      <style:text-properties fo:language="en" fo:country="CA" fo:font-weight="bold" style:font-weight-asian="bold"/>
    </style:style>
    <style:style style:name="T92" style:family="text">
      <style:text-properties fo:font-style="normal" officeooo:rsid="004f208f" style:font-style-asian="normal" style:font-style-complex="normal"/>
    </style:style>
    <style:style style:name="T93" style:family="text">
      <style:text-properties fo:font-style="normal" officeooo:rsid="078c7d32" style:font-style-asian="normal" style:font-style-complex="normal"/>
    </style:style>
    <style:style style:name="T94" style:family="text">
      <style:text-properties fo:font-style="normal" officeooo:rsid="065f01ab" style:font-style-asian="normal" style:font-style-complex="normal"/>
    </style:style>
    <style:style style:name="T95" style:family="text">
      <style:text-properties fo:color="#000000" loext:opacity="100%" officeooo:rsid="004f208f"/>
    </style:style>
    <style:style style:name="T96" style:family="text">
      <style:text-properties fo:color="#000000" loext:opacity="100%" officeooo:rsid="065f01ab"/>
    </style:style>
    <style:style style:name="T97" style:family="text">
      <style:text-properties fo:color="#000000" loext:opacity="100%" officeooo:rsid="08a263b4"/>
    </style:style>
    <style:style style:name="T98" style:family="text">
      <style:text-properties fo:color="#000000" loext:opacity="100%" officeooo:rsid="0012cf59"/>
    </style:style>
    <style:style style:name="T99" style:family="text">
      <style:text-properties fo:language="en" fo:country="CA" officeooo:rsid="08a263b4"/>
    </style:style>
    <style:style style:name="T100" style:family="text">
      <style:text-properties fo:language="en" fo:country="CA" officeooo:rsid="01ad51bf"/>
    </style:style>
    <style:style style:name="T101" style:family="text">
      <style:text-properties fo:language="en" fo:country="CA" officeooo:rsid="01aa04dd"/>
    </style:style>
    <style:style style:name="T102" style:family="text">
      <style:text-properties fo:language="en" fo:country="CA" officeooo:rsid="01b20252"/>
    </style:style>
    <style:style style:name="T103" style:family="text">
      <style:text-properties fo:language="en" fo:country="CA" officeooo:rsid="0225db6b"/>
    </style:style>
    <style:style style:name="T104" style:family="text">
      <style:text-properties fo:language="en" fo:country="CA" fo:font-weight="bold" officeooo:rsid="0225db6b" style:font-weight-asian="bold" style:font-weight-complex="bold"/>
    </style:style>
    <style:style style:name="T105" style:family="text">
      <style:text-properties style:font-name="FreightText Pro3" fo:font-size="9pt" fo:language="en" fo:country="CA" style:letter-kerning="true" style:font-size-asian="9pt" style:language-asian="hi" style:country-asian="IN" style:font-size-complex="9pt" style:language-complex="hi" style:country-complex="IN"/>
    </style:style>
    <style:style style:name="T106" style:family="text">
      <style:text-properties style:font-name="FreightText Pro3" fo:font-size="9pt" fo:language="en" fo:country="CA" officeooo:rsid="01236287" style:letter-kerning="true" style:font-size-asian="9pt" style:language-asian="hi" style:country-asian="IN" style:font-size-complex="9pt" style:language-complex="hi" style:country-complex="IN"/>
    </style:style>
    <style:style style:name="T107" style:family="text">
      <style:text-properties style:font-name="FreightText Pro3" fo:font-size="9pt" fo:language="en" fo:country="CA" officeooo:rsid="0123704d" style:letter-kerning="true" style:font-size-asian="9pt" style:language-asian="hi" style:country-asian="IN" style:font-size-complex="9pt" style:language-complex="hi" style:country-complex="IN"/>
    </style:style>
    <style:style style:name="T108" style:family="text">
      <style:text-properties style:font-name="FreightText Pro3" fo:font-size="9pt" fo:language="en" fo:country="CA" officeooo:rsid="077f417d" style:letter-kerning="true" style:font-size-asian="9pt" style:language-asian="hi" style:country-asian="IN" style:font-size-complex="9pt" style:language-complex="hi" style:country-complex="IN"/>
    </style:style>
    <style:style style:name="T109" style:family="text">
      <style:text-properties style:font-name="FreightText Pro3" fo:font-size="10pt" fo:language="en" fo:country="CA" officeooo:rsid="0123704d" style:letter-kerning="true" style:font-size-asian="10pt" style:language-asian="hi" style:country-asian="IN" style:font-size-complex="10pt" style:language-complex="hi" style:country-complex="IN"/>
    </style:style>
    <style:style style:name="T110" style:family="text">
      <style:text-properties fo:font-variant="normal" fo:text-transform="none" style:text-position="0% 100%" style:font-name="FreightText Pro3" fo:font-size="9pt" fo:language="en" fo:country="CA" style:text-underline-style="none" fo:font-weight="normal" officeooo:rsid="0123704d" style:letter-kerning="true" style:font-size-asian="9pt" style:language-asian="hi" style:country-asian="IN" style:font-size-complex="9pt" style:language-complex="hi" style:country-complex="IN"/>
    </style:style>
    <style:style style:name="T111" style:family="text">
      <style:text-properties fo:font-size="9pt" fo:language="en" fo:country="CA" style:font-size-asian="9pt" style:font-size-complex="9pt"/>
    </style:style>
    <style:style style:name="T112" style:family="text">
      <style:text-properties officeooo:rsid="01ae6490"/>
    </style:style>
    <style:style style:name="T113" style:family="text">
      <style:text-properties officeooo:rsid="065f01ab"/>
    </style:style>
    <style:style style:name="T114" style:family="text">
      <style:text-properties officeooo:rsid="001696fc"/>
    </style:style>
    <style:style style:name="T115" style:family="text">
      <style:text-properties officeooo:rsid="004f208f"/>
    </style:style>
    <style:style style:name="T116" style:family="text">
      <style:text-properties fo:language="en" fo:country="CA" officeooo:rsid="01b219d0"/>
    </style:style>
    <style:style style:name="T117" style:family="text">
      <style:text-properties fo:language="en" fo:country="CA" officeooo:rsid="01ae6490"/>
    </style:style>
    <style:style style:name="T118" style:family="text">
      <style:text-properties fo:language="en" fo:country="CA" officeooo:rsid="021aff56"/>
    </style:style>
    <style:style style:name="T119" style:family="text">
      <style:text-properties fo:language="en" fo:country="CA" officeooo:rsid="02c15f96"/>
    </style:style>
    <style:style style:name="T120" style:family="text">
      <style:text-properties officeooo:rsid="01ae6490" fo:background-color="transparent" loext:char-shading-value="0"/>
    </style:style>
    <style:style style:name="T121" style:family="text">
      <style:text-properties fo:background-color="transparent" loext:char-shading-value="0"/>
    </style:style>
    <style:style style:name="T122" style:family="text">
      <style:text-properties officeooo:rsid="005078af" fo:background-color="transparent" loext:char-shading-value="0"/>
    </style:style>
    <style:style style:name="T123" style:family="text">
      <style:text-properties officeooo:rsid="01b98eed" fo:background-color="transparent" loext:char-shading-value="0"/>
    </style:style>
    <style:style style:name="T124" style:family="text">
      <style:text-properties officeooo:rsid="00538a33" fo:background-color="transparent" loext:char-shading-value="0"/>
    </style:style>
    <style:style style:name="T125" style:family="text">
      <style:text-properties officeooo:rsid="021d5bae"/>
    </style:style>
    <style:style style:name="T126" style:family="text">
      <style:text-properties officeooo:rsid="079816c3"/>
    </style:style>
    <style:style style:name="T127" style:family="text">
      <style:text-properties officeooo:rsid="0012cf59"/>
    </style:style>
    <style:style style:name="T128" style:family="text">
      <style:text-properties officeooo:rsid="01b03d2a"/>
    </style:style>
    <style:style style:name="T129" style:family="text">
      <style:text-properties officeooo:rsid="00189406"/>
    </style:style>
    <style:style style:name="T130" style:family="text">
      <style:text-properties officeooo:rsid="08a3e956"/>
    </style:style>
    <style:style style:name="T131" style:family="text">
      <style:text-properties officeooo:rsid="00cc4b1a"/>
    </style:style>
    <style:style style:name="T132" style:family="text">
      <style:text-properties officeooo:rsid="010500d7"/>
    </style:style>
    <style:style style:name="T133" style:family="text">
      <style:text-properties officeooo:rsid="02c15f96"/>
    </style:style>
    <style:style style:name="T134" style:family="text">
      <style:text-properties officeooo:rsid="00315175"/>
    </style:style>
    <style:style style:name="T135" style:family="text">
      <style:text-properties officeooo:rsid="01ca40bc"/>
    </style:style>
    <style:style style:name="T136" style:family="text">
      <style:text-properties fo:font-style="normal" officeooo:rsid="02c184dd" style:font-style-asian="normal" style:font-style-complex="normal"/>
    </style:style>
    <style:style style:name="T137" style:family="text">
      <style:text-properties fo:font-style="italic" officeooo:rsid="02c184dd" style:font-style-asian="italic" style:font-style-complex="italic"/>
    </style:style>
    <style:style style:name="T138" style:family="text">
      <style:text-properties fo:font-style="normal" officeooo:rsid="02c27381" style:font-style-asian="normal" style:font-style-complex="normal"/>
    </style:style>
    <style:style style:name="T139" style:family="text">
      <style:text-properties officeooo:rsid="0660e63a"/>
    </style:style>
    <style:style style:name="T140" style:family="text">
      <style:text-properties officeooo:rsid="01bd1ad9"/>
    </style:style>
    <style:style style:name="T141" style:family="text">
      <style:text-properties fo:font-style="italic" style:font-style-asian="italic"/>
    </style:style>
    <style:style style:name="T142" style:family="text">
      <style:text-properties officeooo:rsid="02c27381"/>
    </style:style>
    <style:style style:name="T143" style:family="text">
      <style:text-properties fo:color="#000000" loext:opacity="100%"/>
    </style:style>
    <style:style style:name="T144" style:family="text">
      <style:text-properties fo:color="#000000" loext:opacity="100%" officeooo:rsid="001b8962"/>
    </style:style>
    <style:style style:name="T145" style:family="text">
      <style:text-properties fo:color="#000000" loext:opacity="100%" officeooo:rsid="02c27381"/>
    </style:style>
    <style:style style:name="T146" style:family="text">
      <style:text-properties fo:color="#000000" loext:opacity="100%" fo:language="en" fo:country="CA" officeooo:rsid="02c27381"/>
    </style:style>
    <style:style style:name="T147" style:family="text">
      <style:text-properties fo:color="#000000" loext:opacity="100%" fo:language="en" fo:country="CA"/>
    </style:style>
    <style:style style:name="T148" style:family="text">
      <style:text-properties fo:color="#000000" loext:opacity="100%" fo:language="en" fo:country="CA" officeooo:rsid="00315175"/>
    </style:style>
    <style:style style:name="T149" style:family="text">
      <style:text-properties fo:color="#000000" loext:opacity="100%" fo:language="en" fo:country="CA" officeooo:rsid="00cc4b1a"/>
    </style:style>
    <style:style style:name="T150" style:family="text">
      <style:text-properties fo:color="#000000" loext:opacity="100%" fo:language="en" fo:country="CA" style:font-style-complex="italic"/>
    </style:style>
    <style:style style:name="T151" style:family="text">
      <style:text-properties fo:color="#000000" loext:opacity="100%" fo:language="en" fo:country="CA" officeooo:rsid="00cc4b1a" style:font-style-complex="italic"/>
    </style:style>
    <style:style style:name="T152" style:family="text">
      <style:text-properties fo:color="#000000" loext:opacity="100%" fo:language="en" fo:country="CA" officeooo:rsid="01054f0a" style:font-style-complex="italic"/>
    </style:style>
    <style:style style:name="T153" style:family="text">
      <style:text-properties officeooo:rsid="001c5e5e"/>
    </style:style>
    <style:style style:name="T154" style:family="text">
      <style:text-properties officeooo:rsid="08a54420"/>
    </style:style>
    <style:style style:name="T155" style:family="text">
      <style:text-properties officeooo:rsid="07804487"/>
    </style:style>
    <style:style style:name="T156" style:family="text">
      <style:text-properties fo:color="#000000" loext:opacity="100%" fo:language="en" fo:country="CA" officeooo:rsid="00f87d69"/>
    </style:style>
    <style:style style:name="T157" style:family="text">
      <style:text-properties fo:color="#000000" loext:opacity="100%" fo:language="en" fo:country="CA" officeooo:rsid="08a3e956"/>
    </style:style>
    <style:style style:name="T158" style:family="text">
      <style:text-properties fo:color="#000000" loext:opacity="100%" fo:language="en" fo:country="CA" officeooo:rsid="07a0d68d"/>
    </style:style>
    <style:style style:name="T159" style:family="text">
      <style:text-properties officeooo:rsid="0029eafb"/>
    </style:style>
    <style:style style:name="T160" style:family="text">
      <style:text-properties fo:font-weight="normal" officeooo:rsid="02221fe1" style:font-weight-asian="normal" style:font-weight-complex="normal"/>
    </style:style>
    <style:style style:name="T161" style:family="text">
      <style:text-properties fo:font-weight="normal" officeooo:rsid="0660e63a" style:font-weight-asian="normal" style:font-weight-complex="normal"/>
    </style:style>
    <style:style style:name="T162" style:family="text">
      <style:text-properties fo:font-weight="normal" officeooo:rsid="067bd61c" style:font-weight-asian="normal" style:font-weight-complex="normal"/>
    </style:style>
    <style:style style:name="T163" style:family="text">
      <style:text-properties fo:font-weight="normal" officeooo:rsid="0023ce1c" style:font-weight-asian="normal" style:font-weight-complex="normal"/>
    </style:style>
    <style:style style:name="T164" style:family="text">
      <style:text-properties fo:font-weight="normal" officeooo:rsid="01bd1ad9" style:font-weight-asian="normal" style:font-weight-complex="normal"/>
    </style:style>
    <style:style style:name="T165" style:family="text">
      <style:text-properties fo:font-weight="normal" officeooo:rsid="07ad6c01" style:font-weight-asian="normal" style:font-weight-complex="normal"/>
    </style:style>
    <style:style style:name="T166" style:family="text">
      <style:text-properties fo:font-weight="normal" officeooo:rsid="001f55a5" style:font-weight-asian="normal" style:font-weight-complex="normal"/>
    </style:style>
    <style:style style:name="T167" style:family="text">
      <style:text-properties fo:font-style="normal" fo:font-weight="normal" officeooo:rsid="0023ce1c" style:font-style-asian="normal" style:font-weight-asian="normal" style:font-style-complex="normal" style:font-weight-complex="normal"/>
    </style:style>
    <style:style style:name="T168" style:family="text">
      <style:text-properties fo:font-weight="normal" officeooo:rsid="0020573c" style:font-weight-asian="normal" style:font-weight-complex="normal"/>
    </style:style>
    <style:style style:name="T169" style:family="text">
      <style:text-properties fo:font-weight="normal" officeooo:rsid="002071ef" style:font-weight-asian="normal" style:font-weight-complex="normal"/>
    </style:style>
    <style:style style:name="T170" style:family="text">
      <style:text-properties fo:font-weight="normal" officeooo:rsid="00315175" style:font-weight-asian="normal" style:font-weight-complex="normal"/>
    </style:style>
    <style:style style:name="T171" style:family="text">
      <style:text-properties fo:font-weight="normal" officeooo:rsid="02c3aea7" style:font-weight-asian="normal" style:font-weight-complex="normal"/>
    </style:style>
    <style:style style:name="T172" style:family="text">
      <style:text-properties officeooo:rsid="002071ef"/>
    </style:style>
    <style:style style:name="T173" style:family="text">
      <style:text-properties officeooo:rsid="0023ce1c"/>
    </style:style>
    <style:style style:name="T174" style:family="text">
      <style:text-properties officeooo:rsid="0226aa1f"/>
    </style:style>
    <style:style style:name="T175" style:family="text">
      <style:text-properties officeooo:rsid="02c555c2"/>
    </style:style>
    <style:style style:name="T176" style:family="text">
      <style:text-properties fo:font-weight="normal" officeooo:rsid="0226aa1f" style:font-weight-asian="normal" style:font-weight-complex="normal"/>
    </style:style>
    <style:style style:name="T177" style:family="text">
      <style:text-properties fo:font-weight="normal" officeooo:rsid="00213595" style:font-weight-asian="normal" style:font-weight-complex="normal"/>
    </style:style>
    <style:style style:name="T178" style:family="text">
      <style:text-properties officeooo:rsid="00213595"/>
    </style:style>
    <style:style style:name="T179" style:family="text">
      <style:text-properties fo:font-weight="bold" officeooo:rsid="00213595" style:font-weight-asian="bold" style:font-weight-complex="bold"/>
    </style:style>
    <style:style style:name="T180" style:family="text">
      <style:text-properties fo:language="en" fo:country="CA" officeooo:rsid="01becc50"/>
    </style:style>
    <style:style style:name="T181" style:family="text">
      <style:text-properties officeooo:rsid="00256a82"/>
    </style:style>
    <style:style style:name="T182" style:family="text">
      <style:text-properties fo:font-weight="bold" officeooo:rsid="01bd1ad9" style:font-weight-asian="bold" style:font-weight-complex="bold"/>
    </style:style>
    <style:style style:name="T183" style:family="text">
      <style:text-properties officeooo:rsid="0025e9ef"/>
    </style:style>
    <style:style style:name="T184" style:family="text">
      <style:text-properties officeooo:rsid="01be0bf0"/>
    </style:style>
    <style:style style:name="T185" style:family="text">
      <style:text-properties fo:font-style="normal" style:font-style-asian="normal"/>
    </style:style>
    <style:style style:name="T186" style:family="text">
      <style:text-properties fo:font-style="normal" officeooo:rsid="01be0bf0" style:font-style-asian="normal"/>
    </style:style>
    <style:style style:name="T187" style:family="text">
      <style:text-properties fo:font-style="normal" officeooo:rsid="067d2961" style:font-style-asian="normal"/>
    </style:style>
    <style:style style:name="T188" style:family="text">
      <style:text-properties fo:font-style="normal" officeooo:rsid="02c611d2" style:font-style-asian="normal"/>
    </style:style>
    <style:style style:name="T189" style:family="text">
      <style:text-properties officeooo:rsid="067d2961"/>
    </style:style>
    <style:style style:name="T190" style:family="text">
      <style:text-properties officeooo:rsid="01c0511f"/>
    </style:style>
    <style:style style:name="T191" style:family="text">
      <style:text-properties officeooo:rsid="01c1bed9"/>
    </style:style>
    <style:style style:name="T192" style:family="text">
      <style:text-properties officeooo:rsid="02caa548"/>
    </style:style>
    <style:style style:name="T193" style:family="text">
      <style:text-properties officeooo:rsid="02c611d2"/>
    </style:style>
    <style:style style:name="T194" style:family="text">
      <style:text-properties fo:font-variant="normal" fo:text-transform="none" fo:color="#222222" loext:opacity="100%" style:font-name="FreightText Pro" fo:font-size="11pt" fo:letter-spacing="normal" fo:font-style="normal" fo:font-weight="normal" style:font-size-asian="11pt" style:font-size-complex="11pt"/>
    </style:style>
    <style:style style:name="T195" style:family="text">
      <style:text-properties fo:font-variant="normal" fo:text-transform="none" fo:color="#0b0080" loext:opacity="100%" style:text-line-through-style="none" style:text-line-through-type="none" style:font-name="FreightText Pro" fo:font-size="11pt" fo:letter-spacing="normal" fo:font-style="normal" style:text-underline-style="none" fo:font-weight="normal" style:text-blinking="false" style:font-size-asian="11pt" style:font-size-complex="11pt"/>
    </style:style>
    <style:style style:name="T196" style:family="text">
      <style:text-properties officeooo:rsid="08a6b878"/>
    </style:style>
    <style:style style:name="T197" style:family="text">
      <style:text-properties officeooo:rsid="02271784"/>
    </style:style>
    <style:style style:name="T198" style:family="text">
      <style:text-properties fo:language="en" fo:country="CA" officeooo:rsid="00fa3515"/>
    </style:style>
    <style:style style:name="T199" style:family="text">
      <style:text-properties fo:language="en" fo:country="CA" officeooo:rsid="0028c15b"/>
    </style:style>
    <style:style style:name="T200" style:family="text">
      <style:text-properties fo:language="en" fo:country="CA" officeooo:rsid="01c3914d"/>
    </style:style>
    <style:style style:name="T201" style:family="text">
      <style:text-properties fo:language="en" fo:country="CA" fo:font-style="italic" style:font-style-asian="italic" style:font-style-complex="italic"/>
    </style:style>
    <style:style style:name="T202" style:family="text">
      <style:text-properties fo:language="en" fo:country="CA" fo:font-style="normal" officeooo:rsid="0028c15b" style:font-style-asian="normal" style:font-style-complex="normal"/>
    </style:style>
    <style:style style:name="T203" style:family="text">
      <style:text-properties fo:language="en" fo:country="CA" fo:font-style="normal" officeooo:rsid="07c18094" style:font-style-asian="normal" style:font-style-complex="normal"/>
    </style:style>
    <style:style style:name="T204" style:family="text">
      <style:text-properties fo:language="en" fo:country="CA" fo:font-style="normal" officeooo:rsid="07c18094" fo:background-color="transparent" loext:char-shading-value="0" style:font-style-asian="normal" style:font-style-complex="normal"/>
    </style:style>
    <style:style style:name="T205" style:family="text">
      <style:text-properties fo:language="en" fo:country="CA" fo:font-style="normal" officeooo:rsid="022740ae" fo:background-color="transparent" loext:char-shading-value="0" style:font-style-asian="normal" style:font-style-complex="normal"/>
    </style:style>
    <style:style style:name="T206" style:family="text">
      <style:text-properties fo:language="en" fo:country="CA" fo:font-style="normal" officeooo:rsid="02275d56" fo:background-color="transparent" loext:char-shading-value="0" style:font-style-asian="normal" style:font-style-complex="normal"/>
    </style:style>
    <style:style style:name="T207" style:family="text">
      <style:text-properties fo:language="en" fo:country="CA" fo:font-style="normal" officeooo:rsid="02c81021" fo:background-color="transparent" loext:char-shading-value="0" style:font-style-asian="normal" style:font-style-complex="normal"/>
    </style:style>
    <style:style style:name="T208" style:family="text">
      <style:text-properties fo:language="en" fo:country="CA" fo:font-style="normal" officeooo:rsid="07910d09" fo:background-color="transparent" loext:char-shading-value="0" style:font-style-asian="normal" style:font-style-complex="normal"/>
    </style:style>
    <style:style style:name="T209" style:family="text">
      <style:text-properties fo:language="en" fo:country="CA" fo:font-style="normal" officeooo:rsid="08a6b878" fo:background-color="transparent" loext:char-shading-value="0" style:font-style-asian="normal" style:font-style-complex="normal"/>
    </style:style>
    <style:style style:name="T210" style:family="text">
      <style:text-properties fo:language="en" fo:country="CA" fo:font-style="normal" officeooo:rsid="067f0eec" fo:background-color="transparent" loext:char-shading-value="0" style:font-style-asian="normal" style:font-style-complex="normal"/>
    </style:style>
    <style:style style:name="T211" style:family="text">
      <style:text-properties fo:language="en" fo:country="CA" fo:font-style="normal" officeooo:rsid="078c7d32" fo:background-color="transparent" loext:char-shading-value="0" style:font-style-asian="normal" style:font-style-complex="normal"/>
    </style:style>
    <style:style style:name="T212" style:family="text">
      <style:text-properties fo:language="en" fo:country="CA" fo:font-style="normal" officeooo:rsid="07910d09" style:font-style-asian="normal" style:font-style-complex="normal"/>
    </style:style>
    <style:style style:name="T213" style:family="text">
      <style:text-properties fo:language="en" fo:country="CA" fo:font-style="normal" officeooo:rsid="067f0eec" style:font-style-asian="normal" style:font-style-complex="normal"/>
    </style:style>
    <style:style style:name="T214" style:family="text">
      <style:text-properties fo:language="en" fo:country="CA" fo:font-style="normal" officeooo:rsid="022740ae" style:font-style-asian="normal" style:font-style-complex="normal"/>
    </style:style>
    <style:style style:name="T215" style:family="text">
      <style:text-properties fo:language="en" fo:country="CA" fo:font-style="normal" officeooo:rsid="08cd141d" style:font-style-asian="normal" style:font-style-complex="normal"/>
    </style:style>
    <style:style style:name="T216" style:family="text">
      <style:text-properties fo:language="en" fo:country="CA" fo:font-style="normal" officeooo:rsid="02275d56" style:font-style-asian="normal" style:font-style-complex="normal"/>
    </style:style>
    <style:style style:name="T217" style:family="text">
      <style:text-properties fo:language="en" fo:country="CA" fo:font-style="normal" officeooo:rsid="02274fa8" style:font-style-asian="normal" style:font-style-complex="normal"/>
    </style:style>
    <style:style style:name="T218" style:family="text">
      <style:text-properties fo:language="en" fo:country="CA" fo:font-style="italic" officeooo:rsid="02274fa8" style:font-style-asian="italic" style:font-style-complex="italic"/>
    </style:style>
    <style:style style:name="T219" style:family="text">
      <style:text-properties fo:language="en" fo:country="CA" fo:font-style="normal" officeooo:rsid="07837b1a" style:font-style-asian="normal" style:font-style-complex="normal"/>
    </style:style>
    <style:style style:name="T220" style:family="text">
      <style:text-properties fo:language="en" fo:country="CA" fo:font-style="normal" officeooo:rsid="0794f4e5" style:font-style-asian="normal" style:font-style-complex="normal"/>
    </style:style>
    <style:style style:name="T221" style:family="text">
      <style:text-properties fo:language="en" fo:country="CA" fo:font-style="normal" officeooo:rsid="07a6b2a0" style:font-style-asian="normal" style:font-style-complex="normal"/>
    </style:style>
    <style:style style:name="T222" style:family="text">
      <style:text-properties fo:language="en" fo:country="CA" fo:font-style="normal" officeooo:rsid="0792d703" style:font-style-asian="normal" style:font-style-complex="normal"/>
    </style:style>
    <style:style style:name="T223" style:family="text">
      <style:text-properties fo:language="en" fo:country="CA" fo:font-style="normal" officeooo:rsid="02c81021" style:font-style-asian="normal" style:font-style-complex="normal"/>
    </style:style>
    <style:style style:name="T224" style:family="text">
      <style:text-properties fo:language="en" fo:country="CA" fo:font-style="normal" officeooo:rsid="08a6b878" style:font-style-asian="normal" style:font-style-complex="normal"/>
    </style:style>
    <style:style style:name="T225" style:family="text">
      <style:text-properties fo:language="en" fo:country="CA" fo:font-style="normal" officeooo:rsid="02280175" style:font-style-asian="normal" style:font-style-complex="normal"/>
    </style:style>
    <style:style style:name="T226" style:family="text">
      <style:text-properties fo:language="en" fo:country="CA" fo:font-style="normal" officeooo:rsid="08a71146" style:font-style-asian="normal" style:font-style-complex="normal"/>
    </style:style>
    <style:style style:name="T227" style:family="text">
      <style:text-properties fo:language="en" fo:country="CA" fo:font-style="normal" officeooo:rsid="068032a5" style:font-style-asian="normal" style:font-style-complex="normal"/>
    </style:style>
    <style:style style:name="T228" style:family="text">
      <style:text-properties fo:language="en" fo:country="CA" fo:font-style="normal" officeooo:rsid="02279162" style:font-style-asian="normal" style:font-style-complex="normal"/>
    </style:style>
    <style:style style:name="T229" style:family="text">
      <style:text-properties fo:color="#000000" loext:opacity="100%" fo:language="en" fo:country="CA" fo:background-color="transparent" loext:char-shading-value="0"/>
    </style:style>
    <style:style style:name="T230" style:family="text">
      <style:text-properties fo:color="#000000" loext:opacity="100%" fo:language="en" fo:country="CA" officeooo:rsid="07971769" fo:background-color="transparent" loext:char-shading-value="0"/>
    </style:style>
    <style:style style:name="T231" style:family="text">
      <style:text-properties fo:language="en" fo:country="CA" officeooo:rsid="0032177e"/>
    </style:style>
    <style:style style:name="T232" style:family="text">
      <style:text-properties fo:language="en" fo:country="CA" officeooo:rsid="078de6fb"/>
    </style:style>
    <style:style style:name="T233" style:family="text">
      <style:text-properties officeooo:rsid="00fa3515"/>
    </style:style>
    <style:style style:name="T234" style:family="text">
      <style:text-properties officeooo:rsid="02c81021"/>
    </style:style>
    <style:style style:name="T235" style:family="text">
      <style:text-properties officeooo:rsid="0032177e"/>
    </style:style>
    <style:style style:name="T236" style:family="text">
      <style:text-properties officeooo:rsid="079a84d5"/>
    </style:style>
    <style:style style:name="T237" style:family="text">
      <style:text-properties fo:font-weight="normal" style:font-weight-asian="normal" style:font-weight-complex="normal"/>
    </style:style>
    <style:style style:name="T238" style:family="text">
      <style:text-properties fo:font-weight="normal" officeooo:rsid="0032177e" style:font-weight-asian="normal" style:font-weight-complex="normal"/>
    </style:style>
    <style:style style:name="T239" style:family="text">
      <style:text-properties fo:font-weight="normal" officeooo:rsid="01ca40bc" style:font-weight-asian="normal" style:font-weight-complex="normal"/>
    </style:style>
    <style:style style:name="T240" style:family="text">
      <style:text-properties officeooo:rsid="08a81780"/>
    </style:style>
    <style:style style:name="T241" style:family="text">
      <style:text-properties fo:font-weight="bold" style:font-weight-asian="bold"/>
    </style:style>
    <style:style style:name="T242" style:family="text">
      <style:text-properties fo:font-style="normal" style:font-style-asian="normal" style:font-style-complex="normal" style:font-weight-complex="bold"/>
    </style:style>
    <style:style style:name="T243" style:family="text">
      <style:text-properties fo:font-style="normal" officeooo:rsid="0032177e" style:font-style-asian="normal" style:font-style-complex="normal" style:font-weight-complex="bold"/>
    </style:style>
    <style:style style:name="T244" style:family="text">
      <style:text-properties officeooo:rsid="02c9a73b"/>
    </style:style>
    <style:style style:name="T245" style:family="text">
      <style:text-properties officeooo:rsid="00f8f2ba"/>
    </style:style>
    <style:style style:name="T246" style:family="text">
      <style:text-properties officeooo:rsid="06814b42"/>
    </style:style>
    <style:style style:name="T247" style:family="text">
      <style:text-properties officeooo:rsid="00264dd6"/>
    </style:style>
    <style:style style:name="T248" style:family="text">
      <style:text-properties officeooo:rsid="0021d990"/>
    </style:style>
    <style:style style:name="T249" style:family="text">
      <style:text-properties officeooo:rsid="02c9a73b" style:font-style-complex="italic"/>
    </style:style>
    <style:style style:name="T250" style:family="text">
      <style:text-properties officeooo:rsid="002659b2"/>
    </style:style>
    <style:style style:name="T251" style:family="text">
      <style:text-properties officeooo:rsid="07a6b2a0"/>
    </style:style>
    <style:style style:name="T252" style:family="text">
      <style:text-properties officeooo:rsid="08a93bdc"/>
    </style:style>
    <style:style style:name="T253" style:family="text">
      <style:text-properties officeooo:rsid="002659b2" fo:background-color="transparent" loext:char-shading-value="0"/>
    </style:style>
    <style:style style:name="T254" style:family="text">
      <style:text-properties officeooo:rsid="068475cb"/>
    </style:style>
    <style:style style:name="T255" style:family="text">
      <style:text-properties officeooo:rsid="079c6fc2"/>
    </style:style>
    <style:style style:name="T256" style:family="text">
      <style:text-properties officeooo:rsid="0027adfc"/>
    </style:style>
    <style:style style:name="T257" style:family="text">
      <style:text-properties officeooo:rsid="06851fd1"/>
    </style:style>
    <style:style style:name="T258" style:family="text">
      <style:text-properties officeooo:rsid="0028c15b"/>
    </style:style>
    <style:style style:name="T259" style:family="text">
      <style:text-properties officeooo:rsid="02280175"/>
    </style:style>
    <style:style style:name="T260" style:family="text">
      <style:text-properties officeooo:rsid="002cc4c3"/>
    </style:style>
    <style:style style:name="T261" style:family="text">
      <style:text-properties officeooo:rsid="01cae5b4"/>
    </style:style>
    <style:style style:name="T262" style:family="text">
      <style:text-properties fo:color="#000000" loext:opacity="100%" officeooo:rsid="002e4074"/>
    </style:style>
    <style:style style:name="T263" style:family="text">
      <style:text-properties fo:color="#000000" loext:opacity="100%" officeooo:rsid="06851fd1"/>
    </style:style>
    <style:style style:name="T264" style:family="text">
      <style:text-properties officeooo:rsid="00fbc650"/>
    </style:style>
    <style:style style:name="T265" style:family="text">
      <style:text-properties officeooo:rsid="002e4074"/>
    </style:style>
    <style:style style:name="T266" style:family="text">
      <style:text-properties style:font-weight-complex="bold"/>
    </style:style>
    <style:style style:name="T267" style:family="text">
      <style:text-properties officeooo:rsid="01c55d4e"/>
    </style:style>
    <style:style style:name="T268" style:family="text">
      <style:text-properties fo:font-weight="normal" officeooo:rsid="01c55d4e" style:font-weight-asian="normal" style:font-weight-complex="normal"/>
    </style:style>
    <style:style style:name="T269" style:family="text">
      <style:text-properties fo:language="en" fo:country="CA" fo:font-style="normal" officeooo:rsid="01c55d4e" style:font-style-asian="normal" style:font-style-complex="normal"/>
    </style:style>
    <style:style style:name="T270" style:family="text">
      <style:text-properties fo:language="en" fo:country="CA" fo:font-style="normal" officeooo:rsid="002e4074" style:font-style-asian="normal" style:font-style-complex="normal"/>
    </style:style>
    <style:style style:name="T271" style:family="text">
      <style:text-properties fo:language="en" fo:country="CA" fo:font-style="normal" officeooo:rsid="08aaba93" style:font-style-asian="normal" style:font-style-complex="normal"/>
    </style:style>
    <style:style style:name="T272" style:family="text">
      <style:text-properties fo:language="en" fo:country="CA" officeooo:rsid="01c55d4e"/>
    </style:style>
    <style:style style:name="T273" style:family="text">
      <style:text-properties officeooo:rsid="01ccd397"/>
    </style:style>
    <style:style style:name="T274" style:family="text">
      <style:text-properties officeooo:rsid="0032eb9d"/>
    </style:style>
    <style:style style:name="T275" style:family="text">
      <style:text-properties officeooo:rsid="01a21c05"/>
    </style:style>
    <style:style style:name="T276" style:family="text">
      <style:text-properties officeooo:rsid="003303eb"/>
    </style:style>
    <style:style style:name="T277" style:family="text">
      <style:text-properties officeooo:rsid="08abf250"/>
    </style:style>
    <style:style style:name="T278" style:family="text">
      <style:text-properties officeooo:rsid="07e78521"/>
    </style:style>
    <style:style style:name="T279" style:family="text">
      <style:text-properties fo:font-style="italic" style:font-style-asian="italic" style:font-style-complex="italic"/>
    </style:style>
    <style:style style:name="T280" style:family="text">
      <style:text-properties fo:font-style="normal" officeooo:rsid="022aefff" style:font-style-asian="normal" style:font-style-complex="normal"/>
    </style:style>
    <style:style style:name="T281" style:family="text">
      <style:text-properties fo:font-style="normal" officeooo:rsid="024c237a" style:font-style-asian="normal" style:font-style-complex="normal"/>
    </style:style>
    <style:style style:name="T282" style:family="text">
      <style:text-properties fo:font-style="normal" officeooo:rsid="02cb70c3" style:font-style-asian="normal" style:font-style-complex="normal"/>
    </style:style>
    <style:style style:name="T283" style:family="text">
      <style:text-properties fo:font-size="10.5pt" fo:font-style="normal" officeooo:rsid="024c237a" style:font-size-asian="10.5pt" style:font-style-asian="normal" style:font-size-complex="10.5pt" style:font-style-complex="normal"/>
    </style:style>
    <style:style style:name="T284" style:family="text">
      <style:text-properties style:font-name="FreightText Pro" fo:font-size="10.5pt" fo:font-style="normal" officeooo:rsid="0032eb9d" style:font-size-asian="10.5pt" style:font-style-asian="normal" style:font-size-complex="10.5pt" style:font-style-complex="normal"/>
    </style:style>
    <style:style style:name="T285" style:family="text">
      <style:text-properties style:font-name="FreightText Pro" fo:font-size="10.5pt" fo:font-style="normal" officeooo:rsid="01cf2025" style:font-size-asian="10.5pt" style:font-style-asian="normal" style:font-size-complex="10.5pt" style:font-style-complex="normal"/>
    </style:style>
    <style:style style:name="T286" style:family="text">
      <style:text-properties fo:font-variant="normal" fo:text-transform="none" fo:color="#222222" loext:opacity="100%" style:font-name="FreightText Pro" fo:font-size="10.5pt" fo:letter-spacing="normal" fo:font-style="normal" fo:font-weight="normal" officeooo:rsid="0032eb9d" style:font-size-asian="10.5pt" style:font-style-asian="normal" style:font-size-complex="10.5pt" style:font-style-complex="normal" loext:padding="0in" loext:border="none"/>
    </style:style>
    <style:style style:name="T287" style:family="text">
      <style:text-properties fo:font-variant="normal" fo:text-transform="none" fo:color="#222222" loext:opacity="100%" style:font-name="FreightText Pro" fo:font-size="10.5pt" fo:letter-spacing="normal" fo:font-style="normal" fo:font-weight="normal" officeooo:rsid="02cbf840" style:font-size-asian="10.5pt" style:font-style-asian="normal" style:font-size-complex="10.5pt" style:font-style-complex="normal" loext:padding="0in" loext:border="none"/>
    </style:style>
    <style:style style:name="T288" style:family="text">
      <style:text-properties fo:font-size="10.5pt" fo:font-style="normal" officeooo:rsid="022b1943" style:font-size-asian="10.5pt" style:font-style-asian="normal" style:font-size-complex="10.5pt" style:font-style-complex="normal"/>
    </style:style>
    <style:style style:name="T289" style:family="text">
      <style:text-properties fo:font-size="10.5pt" fo:font-style="normal" officeooo:rsid="08abf250" style:font-size-asian="10.5pt" style:font-style-asian="normal" style:font-size-complex="10.5pt" style:font-style-complex="normal"/>
    </style:style>
    <style:style style:name="T290" style:family="text">
      <style:text-properties fo:font-size="10.5pt" fo:font-style="normal" officeooo:rsid="02cbf840" style:font-size-asian="10.5pt" style:font-style-asian="normal" style:font-size-complex="10.5pt" style:font-style-complex="normal"/>
    </style:style>
    <style:style style:name="T291" style:family="text">
      <style:text-properties fo:font-size="10.5pt" fo:font-style="normal" officeooo:rsid="07a3caac" style:font-size-asian="10.5pt" style:font-style-asian="normal" style:font-size-complex="10.5pt" style:font-style-complex="normal"/>
    </style:style>
    <style:style style:name="T292" style:family="text">
      <style:text-properties fo:font-size="10.5pt" fo:font-style="normal" officeooo:rsid="07e78521" style:font-size-asian="10.5pt" style:font-style-asian="normal" style:font-size-complex="10.5pt" style:font-style-complex="normal"/>
    </style:style>
    <style:style style:name="T293" style:family="text">
      <style:text-properties fo:font-size="10.5pt" fo:font-style="normal" officeooo:rsid="07a0d68d" style:font-size-asian="10.5pt" style:font-style-asian="normal" style:font-size-complex="10.5pt" style:font-style-complex="normal"/>
    </style:style>
    <style:style style:name="T294" style:family="text">
      <style:text-properties fo:font-size="10.5pt" fo:font-style="normal" officeooo:rsid="01cf2025" style:font-size-asian="10.5pt" style:font-style-asian="normal" style:font-size-complex="10.5pt" style:font-style-complex="normal"/>
    </style:style>
    <style:style style:name="T295" style:family="text">
      <style:text-properties fo:font-size="10.5pt" fo:font-style="normal" officeooo:rsid="0688de90" style:font-size-asian="10.5pt" style:font-style-asian="normal" style:font-size-complex="10.5pt" style:font-style-complex="normal"/>
    </style:style>
    <style:style style:name="T296" style:family="text">
      <style:text-properties fo:font-style="normal" officeooo:rsid="01cf2025" style:font-style-asian="normal" style:font-style-complex="normal"/>
    </style:style>
    <style:style style:name="T297" style:family="text">
      <style:text-properties fo:font-style="normal" officeooo:rsid="022b1943" style:font-style-asian="normal" style:font-style-complex="normal"/>
    </style:style>
    <style:style style:name="T298" style:family="text">
      <style:text-properties fo:font-style="normal" officeooo:rsid="024d5cde" style:font-style-asian="normal" style:font-style-complex="normal"/>
    </style:style>
    <style:style style:name="T299" style:family="text">
      <style:text-properties fo:font-style="italic" officeooo:rsid="02cc6e26" style:font-style-asian="italic" style:font-style-complex="italic"/>
    </style:style>
    <style:style style:name="T300" style:family="text">
      <style:text-properties fo:font-style="normal" officeooo:rsid="0249091f" style:font-style-asian="normal" style:font-style-complex="normal"/>
    </style:style>
    <style:style style:name="T301" style:family="text">
      <style:text-properties fo:font-style="normal" fo:font-weight="normal" officeooo:rsid="022aefff" style:font-style-asian="normal" style:font-weight-asian="normal" style:font-style-complex="normal" style:font-weight-complex="normal"/>
    </style:style>
    <style:style style:name="T302" style:family="text">
      <style:text-properties fo:font-style="normal" fo:font-weight="normal" officeooo:rsid="0249091f" style:font-style-asian="normal" style:font-weight-asian="normal" style:font-style-complex="normal" style:font-weight-complex="normal"/>
    </style:style>
    <style:style style:name="T303" style:family="text">
      <style:text-properties fo:font-weight="normal" officeooo:rsid="024a8b3e" style:font-weight-asian="normal" style:font-weight-complex="normal"/>
    </style:style>
    <style:style style:name="T304" style:family="text">
      <style:text-properties fo:font-weight="normal" officeooo:rsid="0249091f" style:font-weight-asian="normal" style:font-weight-complex="normal"/>
    </style:style>
    <style:style style:name="T305" style:family="text">
      <style:text-properties fo:font-weight="normal" officeooo:rsid="08abf250" style:font-weight-asian="normal" style:font-weight-complex="normal"/>
    </style:style>
    <style:style style:name="T306" style:family="text">
      <style:text-properties officeooo:rsid="0053957e"/>
    </style:style>
    <style:style style:name="T307" style:family="text">
      <style:text-properties officeooo:rsid="00fd4363"/>
    </style:style>
    <style:style style:name="T308" style:family="text">
      <style:text-properties officeooo:rsid="022aefff"/>
    </style:style>
    <style:style style:name="T309" style:family="text">
      <style:text-properties fo:font-weight="bold" officeooo:rsid="0032eb9d" style:font-weight-asian="bold" style:font-weight-complex="bold"/>
    </style:style>
    <style:style style:name="T310" style:family="text">
      <style:text-properties fo:font-weight="normal" officeooo:rsid="0032eb9d" style:font-weight-asian="normal" style:font-weight-complex="normal"/>
    </style:style>
    <style:style style:name="T311" style:family="text">
      <style:text-properties fo:font-variant="normal" fo:text-transform="none" style:text-position="0% 100%" fo:font-style="normal" style:text-underline-style="none" fo:font-weight="normal" officeooo:rsid="0032eb9d"/>
    </style:style>
    <style:style style:name="T312" style:family="text">
      <style:text-properties officeooo:rsid="022c0243"/>
    </style:style>
    <style:style style:name="T313" style:family="text">
      <style:text-properties officeooo:rsid="00d03dcb" fo:background-color="transparent" loext:char-shading-value="0"/>
    </style:style>
    <style:style style:name="T314" style:family="text">
      <style:text-properties officeooo:rsid="07e78521" fo:background-color="transparent" loext:char-shading-value="0"/>
    </style:style>
    <style:style style:name="T315" style:family="text">
      <style:text-properties officeooo:rsid="024e2077" fo:background-color="transparent" loext:char-shading-value="0"/>
    </style:style>
    <style:style style:name="T316" style:family="text">
      <style:text-properties officeooo:rsid="02cc6e26" fo:background-color="transparent" loext:char-shading-value="0"/>
    </style:style>
    <style:style style:name="T317" style:family="text">
      <style:text-properties fo:font-weight="bold" officeooo:rsid="01cf1512" fo:background-color="transparent" loext:char-shading-value="0" style:font-weight-asian="bold" style:font-weight-complex="bold"/>
    </style:style>
    <style:style style:name="T318" style:family="text">
      <style:text-properties fo:font-weight="bold" officeooo:rsid="024e2077" fo:background-color="transparent" loext:char-shading-value="0" style:font-weight-asian="bold" style:font-weight-complex="bold"/>
    </style:style>
    <style:style style:name="T319" style:family="text">
      <style:text-properties officeooo:rsid="01cf1512" fo:background-color="transparent" loext:char-shading-value="0"/>
    </style:style>
    <style:style style:name="T320" style:family="text">
      <style:text-properties fo:font-weight="bold" officeooo:rsid="00d03dcb" fo:background-color="transparent" loext:char-shading-value="0" style:font-weight-asian="bold" style:font-weight-complex="bold"/>
    </style:style>
    <style:style style:name="T321" style:family="text">
      <style:text-properties fo:font-weight="bold" officeooo:rsid="02cc6e26" fo:background-color="transparent" loext:char-shading-value="0" style:font-weight-asian="bold" style:font-weight-complex="bold"/>
    </style:style>
    <style:style style:name="T322" style:family="text">
      <style:text-properties fo:font-weight="normal" officeooo:rsid="00d03dcb" fo:background-color="transparent" loext:char-shading-value="0" style:font-weight-asian="normal" style:font-weight-complex="normal"/>
    </style:style>
    <style:style style:name="T323" style:family="text">
      <style:text-properties fo:font-weight="normal" officeooo:rsid="02ce6346" fo:background-color="transparent" loext:char-shading-value="0" style:font-weight-asian="normal" style:font-weight-complex="normal"/>
    </style:style>
    <style:style style:name="T324" style:family="text">
      <style:text-properties fo:font-weight="normal" officeooo:rsid="02d417c9" fo:background-color="transparent" loext:char-shading-value="0" style:font-weight-asian="normal" style:font-weight-complex="normal"/>
    </style:style>
    <style:style style:name="T325" style:family="text">
      <style:text-properties officeooo:rsid="02ce6346" fo:background-color="transparent" loext:char-shading-value="0"/>
    </style:style>
    <style:style style:name="T326" style:family="text">
      <style:text-properties officeooo:rsid="01d0e80d" fo:background-color="transparent" loext:char-shading-value="0"/>
    </style:style>
    <style:style style:name="T327" style:family="text">
      <style:text-properties officeooo:rsid="022c0243" fo:background-color="transparent" loext:char-shading-value="0"/>
    </style:style>
    <style:style style:name="T328" style:family="text">
      <style:text-properties officeooo:rsid="068d3398" fo:background-color="transparent" loext:char-shading-value="0"/>
    </style:style>
    <style:style style:name="T329" style:family="text">
      <style:text-properties officeooo:rsid="02ce9d43" fo:background-color="transparent" loext:char-shading-value="0"/>
    </style:style>
    <style:style style:name="T330" style:family="text">
      <style:text-properties officeooo:rsid="02cfb9ce" fo:background-color="transparent" loext:char-shading-value="0"/>
    </style:style>
    <style:style style:name="T331" style:family="text">
      <style:text-properties fo:font-style="normal" fo:font-weight="normal" officeooo:rsid="01d0e80d" fo:background-color="transparent" loext:char-shading-value="0" style:font-style-asian="normal" style:font-weight-asian="normal" style:font-style-complex="normal" style:font-weight-complex="normal"/>
    </style:style>
    <style:style style:name="T332" style:family="text">
      <style:text-properties fo:font-style="normal" fo:font-weight="normal" officeooo:rsid="0113013c" fo:background-color="transparent" loext:char-shading-value="0" style:font-style-asian="normal" style:font-weight-asian="normal" style:font-style-complex="normal" style:font-weight-complex="normal"/>
    </style:style>
    <style:style style:name="T333" style:family="text">
      <style:text-properties fo:font-style="normal" fo:font-weight="bold" officeooo:rsid="0113013c" fo:background-color="transparent" loext:char-shading-value="0" style:font-style-asian="normal" style:font-weight-asian="bold" style:font-style-complex="normal" style:font-weight-complex="bold"/>
    </style:style>
    <style:style style:name="T334" style:family="text">
      <style:text-properties officeooo:rsid="0113013c"/>
    </style:style>
    <style:style style:name="T335" style:family="text">
      <style:text-properties fo:font-weight="bold" officeooo:rsid="0113013c" style:font-weight-asian="bold" style:font-weight-complex="bold"/>
    </style:style>
    <style:style style:name="T336" style:family="text">
      <style:text-properties officeooo:rsid="0113013c" fo:background-color="transparent" loext:char-shading-value="0" style:font-style-asian="normal" style:font-weight-asian="normal" style:font-style-complex="normal" style:font-weight-complex="normal"/>
    </style:style>
    <style:style style:name="T337" style:family="text">
      <style:text-properties fo:font-style="normal" fo:font-weight="normal" officeooo:rsid="022c0243" fo:background-color="transparent" loext:char-shading-value="0" style:font-style-asian="normal" style:font-weight-asian="normal" style:font-style-complex="normal" style:font-weight-complex="normal"/>
    </style:style>
    <style:style style:name="T338" style:family="text">
      <style:text-properties fo:font-style="normal" fo:font-weight="normal" officeooo:rsid="01d251ab" fo:background-color="transparent" loext:char-shading-value="0" style:font-style-asian="normal" style:font-weight-asian="normal" style:font-style-complex="normal" style:font-weight-complex="normal"/>
    </style:style>
    <style:style style:name="T339" style:family="text">
      <style:text-properties fo:font-style="normal" fo:font-weight="normal" officeooo:rsid="0113270e" fo:background-color="transparent" loext:char-shading-value="0" style:font-style-asian="normal" style:font-weight-asian="normal" style:font-style-complex="normal" style:font-weight-complex="normal"/>
    </style:style>
    <style:style style:name="T340" style:family="text">
      <style:text-properties fo:font-style="normal" fo:font-weight="bold" officeooo:rsid="01cf1512" fo:background-color="transparent" loext:char-shading-value="0" style:font-style-asian="normal" style:font-weight-asian="bold" style:font-style-complex="normal" style:font-weight-complex="bold"/>
    </style:style>
    <style:style style:name="T341" style:family="text">
      <style:text-properties fo:font-style="normal" fo:font-weight="normal" officeooo:rsid="01cf1512" fo:background-color="transparent" loext:char-shading-value="0" style:font-style-asian="normal" style:font-weight-asian="normal" style:font-style-complex="normal" style:font-weight-complex="normal"/>
    </style:style>
    <style:style style:name="T342" style:family="text">
      <style:text-properties fo:font-style="normal" fo:font-weight="normal" officeooo:rsid="07e87a8a" fo:background-color="transparent" loext:char-shading-value="0" style:font-style-asian="normal" style:font-weight-asian="normal" style:font-style-complex="normal" style:font-weight-complex="normal"/>
    </style:style>
    <style:style style:name="T343" style:family="text">
      <style:text-properties fo:font-style="normal" fo:font-weight="bold" officeooo:rsid="0113270e" fo:background-color="transparent" loext:char-shading-value="0" style:font-style-asian="normal" style:font-weight-asian="bold" style:font-style-complex="normal" style:font-weight-complex="bold"/>
    </style:style>
    <style:style style:name="T344" style:family="text">
      <style:text-properties fo:font-style="normal" fo:font-weight="normal" officeooo:rsid="00d03dcb" style:font-style-asian="normal" style:font-weight-asian="normal" style:font-style-complex="normal" style:font-weight-complex="normal"/>
    </style:style>
    <style:style style:name="T345" style:family="text">
      <style:text-properties fo:font-style="normal" fo:font-weight="normal" officeooo:rsid="024e2077" style:font-style-asian="normal" style:font-weight-asian="normal" style:font-style-complex="normal" style:font-weight-complex="normal"/>
    </style:style>
    <style:style style:name="T346" style:family="text">
      <style:text-properties fo:font-style="normal" fo:font-weight="normal" officeooo:rsid="068d3398" style:font-style-asian="normal" style:font-weight-asian="normal" style:font-style-complex="normal" style:font-weight-complex="normal"/>
    </style:style>
    <style:style style:name="T347" style:family="text">
      <style:text-properties fo:font-style="normal" fo:font-weight="normal" officeooo:rsid="024e6c70" style:font-style-asian="normal" style:font-weight-asian="normal" style:font-style-complex="normal" style:font-weight-complex="normal"/>
    </style:style>
    <style:style style:name="T348" style:family="text">
      <style:text-properties fo:font-style="normal" fo:font-weight="normal" officeooo:rsid="07e87a8a" style:font-style-asian="normal" style:font-weight-asian="normal" style:font-style-complex="normal" style:font-weight-complex="normal"/>
    </style:style>
    <style:style style:name="T349" style:family="text">
      <style:text-properties fo:font-style="normal" fo:font-weight="normal" style:font-style-asian="normal" style:font-weight-asian="normal" style:font-style-complex="normal" style:font-weight-complex="normal"/>
    </style:style>
    <style:style style:name="T350" style:family="text">
      <style:text-properties officeooo:rsid="02d0d57f"/>
    </style:style>
    <style:style style:name="T351" style:family="text">
      <style:text-properties fo:font-weight="bold" officeooo:rsid="02d0d57f" style:font-weight-asian="bold" style:font-weight-complex="bold"/>
    </style:style>
    <style:style style:name="T352" style:family="text">
      <style:text-properties fo:font-style="normal" fo:font-weight="normal" officeooo:rsid="02d3780d" style:font-style-asian="normal" style:font-weight-asian="normal" style:font-style-complex="normal" style:font-weight-complex="normal"/>
    </style:style>
    <style:style style:name="T353" style:family="text">
      <style:text-properties fo:font-style="normal" fo:font-weight="normal" officeooo:rsid="00d386d9" style:font-style-asian="normal" style:font-weight-asian="normal" style:font-style-complex="normal" style:font-weight-complex="normal"/>
    </style:style>
    <style:style style:name="T354" style:family="text">
      <style:text-properties fo:font-size="11pt" fo:font-style="normal" fo:font-weight="normal" officeooo:rsid="00d386d9" style:font-size-asian="11pt" style:font-style-asian="normal" style:font-weight-asian="normal" style:font-size-complex="11pt" style:font-style-complex="normal" style:font-weight-complex="normal"/>
    </style:style>
    <style:style style:name="T355" style:family="text">
      <style:text-properties fo:font-size="11pt" fo:font-style="normal" fo:font-weight="normal" officeooo:rsid="07e87a8a" style:font-size-asian="11pt" style:font-style-asian="normal" style:font-weight-asian="normal" style:font-size-complex="11pt" style:font-style-complex="normal" style:font-weight-complex="normal"/>
    </style:style>
    <style:style style:name="T356" style:family="text">
      <style:text-properties fo:font-size="11pt" fo:font-style="normal" fo:font-weight="normal" officeooo:rsid="00d5323a" style:font-size-asian="11pt" style:font-style-asian="normal" style:font-weight-asian="normal" style:font-size-complex="11pt" style:font-style-complex="normal" style:font-weight-complex="normal"/>
    </style:style>
    <style:style style:name="T357" style:family="text">
      <style:text-properties fo:font-size="11pt" fo:font-style="normal" fo:font-weight="normal" officeooo:rsid="024e2077" style:font-size-asian="11pt" style:font-style-asian="normal" style:font-weight-asian="normal" style:font-size-complex="11pt" style:font-style-complex="normal" style:font-weight-complex="normal"/>
    </style:style>
    <style:style style:name="T358" style:family="text">
      <style:text-properties fo:font-size="11pt" fo:font-style="normal" fo:font-weight="normal" officeooo:rsid="01d251ab" style:font-size-asian="11pt" style:font-style-asian="normal" style:font-weight-asian="normal" style:font-size-complex="11pt" style:font-style-complex="normal" style:font-weight-complex="normal"/>
    </style:style>
    <style:style style:name="T359" style:family="text">
      <style:text-properties officeooo:rsid="01d251ab"/>
    </style:style>
    <style:style style:name="T360" style:family="text">
      <style:text-properties fo:font-size="11pt" fo:font-style="normal" fo:font-weight="normal" officeooo:rsid="022c0243" style:font-size-asian="11pt" style:font-style-asian="normal" style:font-weight-asian="normal" style:font-size-complex="11pt" style:font-style-complex="normal" style:font-weight-complex="normal"/>
    </style:style>
    <style:style style:name="T361" style:family="text">
      <style:text-properties fo:font-size="11pt" fo:font-style="normal" fo:font-weight="normal" officeooo:rsid="068e8536" style:font-size-asian="11pt" style:font-style-asian="normal" style:font-weight-asian="normal" style:font-size-complex="11pt" style:font-style-complex="normal" style:font-weight-complex="normal"/>
    </style:style>
    <style:style style:name="T362" style:family="text">
      <style:text-properties style:font-name="FreightText Pro" fo:font-size="11pt" fo:font-style="normal" fo:font-weight="normal" officeooo:rsid="0113270e" style:font-size-asian="11pt" style:font-style-asian="normal" style:font-weight-asian="normal" style:font-size-complex="11pt" style:font-style-complex="normal" style:font-weight-complex="normal"/>
    </style:style>
    <style:style style:name="T363" style:family="text">
      <style:text-properties style:font-name="FreightText Pro" fo:font-size="11pt" fo:font-style="normal" fo:font-weight="normal" officeooo:rsid="00d5323a" style:font-size-asian="11pt" style:font-style-asian="normal" style:font-weight-asian="normal" style:font-size-complex="11pt" style:font-style-complex="normal" style:font-weight-complex="normal"/>
    </style:style>
    <style:style style:name="T364" style:family="text">
      <style:text-properties style:font-name="FreightText Pro" fo:font-size="11pt" fo:font-style="normal" fo:font-weight="normal" officeooo:rsid="01d251ab" style:font-size-asian="11pt" style:font-style-asian="normal" style:font-weight-asian="normal" style:font-size-complex="11pt" style:font-style-complex="normal" style:font-weight-complex="normal"/>
    </style:style>
    <style:style style:name="T365" style:family="text">
      <style:text-properties fo:font-style="normal" fo:font-weight="normal" officeooo:rsid="00d5323a" style:font-style-asian="normal" style:font-weight-asian="normal" style:font-style-complex="normal" style:font-weight-complex="normal"/>
    </style:style>
    <style:style style:name="T366" style:family="text">
      <style:text-properties fo:font-style="normal" fo:font-weight="normal" officeooo:rsid="01d251ab" style:font-style-asian="normal" style:font-weight-asian="normal" style:font-style-complex="normal" style:font-weight-complex="normal"/>
    </style:style>
    <style:style style:name="T367" style:family="text">
      <style:text-properties fo:font-style="normal" fo:font-weight="normal" officeooo:rsid="01d5daf3" style:font-style-asian="normal" style:font-weight-asian="normal" style:font-style-complex="normal" style:font-weight-complex="normal"/>
    </style:style>
    <style:style style:name="T368" style:family="text">
      <style:text-properties fo:font-style="italic" fo:font-weight="normal" officeooo:rsid="00d5323a" style:font-style-asian="italic" style:font-weight-asian="normal" style:font-style-complex="italic" style:font-weight-complex="normal"/>
    </style:style>
    <style:style style:name="T369" style:family="text">
      <style:text-properties fo:font-style="normal" fo:font-weight="normal" officeooo:rsid="01d70a98" style:font-style-asian="normal" style:font-weight-asian="normal" style:font-style-complex="normal" style:font-weight-complex="normal"/>
    </style:style>
    <style:style style:name="T370" style:family="text">
      <style:text-properties fo:font-style="normal" fo:font-weight="normal" officeooo:rsid="0113270e" style:font-style-asian="normal" style:font-weight-asian="normal" style:font-style-complex="normal" style:font-weight-complex="normal"/>
    </style:style>
    <style:style style:name="T371" style:family="text">
      <style:text-properties fo:font-style="normal" fo:font-weight="normal" officeooo:rsid="00d9e0a3" style:font-style-asian="normal" style:font-weight-asian="normal" style:font-style-complex="normal" style:font-weight-complex="normal"/>
    </style:style>
    <style:style style:name="T372" style:family="text">
      <style:text-properties fo:font-variant="normal" fo:text-transform="none" fo:color="#222222" loext:opacity="100%" style:font-name="FreightText Pro" fo:letter-spacing="normal" fo:font-style="normal" fo:font-weight="normal" officeooo:rsid="00d5323a" style:font-style-asian="normal" style:font-weight-asian="normal" style:font-style-complex="normal" style:font-weight-complex="normal"/>
    </style:style>
    <style:style style:name="T373" style:family="text">
      <style:text-properties fo:font-style="normal" fo:font-weight="normal" officeooo:rsid="00d6f3a4" style:font-style-asian="normal" style:font-weight-asian="normal" style:font-style-complex="normal" style:font-weight-complex="normal"/>
    </style:style>
    <style:style style:name="T374" style:family="text">
      <style:text-properties fo:font-style="normal" fo:font-weight="normal" officeooo:rsid="01d847ba" style:font-style-asian="normal" style:font-weight-asian="normal" style:font-style-complex="normal" style:font-weight-complex="normal"/>
    </style:style>
    <style:style style:name="T375" style:family="text">
      <style:text-properties fo:font-style="normal" fo:font-weight="normal" officeooo:rsid="022c0243" style:font-style-asian="normal" style:font-weight-asian="normal" style:font-style-complex="normal" style:font-weight-complex="normal"/>
    </style:style>
    <style:style style:name="T376" style:family="text">
      <style:text-properties fo:font-style="normal" fo:font-weight="normal" officeooo:rsid="02d417c9" style:font-style-asian="normal" style:font-weight-asian="normal" style:font-style-complex="normal" style:font-weight-complex="normal"/>
    </style:style>
    <style:style style:name="T377" style:family="text">
      <style:text-properties fo:font-style="normal" fo:font-weight="normal" officeooo:rsid="00d79a2a" style:font-style-asian="normal" style:font-weight-asian="normal" style:font-style-complex="normal" style:font-weight-complex="normal"/>
    </style:style>
    <style:style style:name="T378" style:family="text">
      <style:text-properties fo:font-style="normal" fo:font-weight="normal" officeooo:rsid="01d91e75" style:font-style-asian="normal" style:font-weight-asian="normal" style:font-style-complex="normal" style:font-weight-complex="normal"/>
    </style:style>
    <style:style style:name="T379" style:family="text">
      <style:text-properties fo:font-style="normal" fo:font-weight="normal" officeooo:rsid="079fd1a0" style:font-style-asian="normal" style:font-weight-asian="normal" style:font-style-complex="normal" style:font-weight-complex="normal"/>
    </style:style>
    <style:style style:name="T380" style:family="text">
      <style:text-properties fo:font-style="normal" fo:font-weight="normal" officeooo:rsid="07ea1af4" style:font-style-asian="normal" style:font-weight-asian="normal" style:font-style-complex="normal" style:font-weight-complex="normal"/>
    </style:style>
    <style:style style:name="T381" style:family="text">
      <style:text-properties fo:font-style="normal" fo:font-weight="normal" officeooo:rsid="07eab1e8" style:font-style-asian="normal" style:font-weight-asian="normal" style:font-style-complex="normal" style:font-weight-complex="normal"/>
    </style:style>
    <style:style style:name="T382" style:family="text">
      <style:text-properties fo:font-style="normal" fo:font-weight="normal" officeooo:rsid="07a3caac" style:font-style-asian="normal" style:font-weight-asian="normal" style:font-style-complex="normal" style:font-weight-complex="normal"/>
    </style:style>
    <style:style style:name="T383" style:family="text">
      <style:text-properties fo:font-style="normal" fo:font-weight="normal" officeooo:rsid="01da08e6" style:font-style-asian="normal" style:font-weight-asian="normal" style:font-style-complex="normal" style:font-weight-complex="normal"/>
    </style:style>
    <style:style style:name="T384" style:family="text">
      <style:text-properties fo:font-style="italic" fo:font-weight="normal" officeooo:rsid="01da3c9b" style:font-style-asian="italic" style:font-weight-asian="normal" style:font-style-complex="italic" style:font-weight-complex="normal"/>
    </style:style>
    <style:style style:name="T385" style:family="text">
      <style:text-properties fo:font-style="italic" fo:font-weight="normal" officeooo:rsid="024e2077" style:font-style-asian="italic" style:font-weight-asian="normal" style:font-style-complex="italic" style:font-weight-complex="normal"/>
    </style:style>
    <style:style style:name="T386" style:family="text">
      <style:text-properties fo:font-style="normal" fo:font-weight="normal" officeooo:rsid="01da3c9b" style:font-style-asian="normal" style:font-weight-asian="normal" style:font-style-complex="normal" style:font-weight-complex="normal"/>
    </style:style>
    <style:style style:name="T387" style:family="text">
      <style:text-properties fo:font-style="italic" fo:font-weight="normal" officeooo:rsid="00d9e0a3" style:font-style-asian="italic" style:font-weight-asian="normal" style:font-style-complex="italic" style:font-weight-complex="normal"/>
    </style:style>
    <style:style style:name="T388" style:family="text">
      <style:text-properties fo:font-style="italic" fo:font-weight="normal" officeooo:rsid="022c0243" style:font-style-asian="italic" style:font-weight-asian="normal" style:font-style-complex="italic" style:font-weight-complex="normal"/>
    </style:style>
    <style:style style:name="T389" style:family="text">
      <style:text-properties fo:font-style="italic" fo:font-weight="normal" officeooo:rsid="01da08e6" style:font-style-asian="italic" style:font-weight-asian="normal" style:font-style-complex="italic" style:font-weight-complex="normal"/>
    </style:style>
    <style:style style:name="T390" style:family="text">
      <style:text-properties fo:font-style="normal" fo:font-weight="normal" officeooo:rsid="0114526f" style:font-style-asian="normal" style:font-weight-asian="normal" style:font-style-complex="normal" style:font-weight-complex="normal"/>
    </style:style>
    <style:style style:name="T391" style:family="text">
      <style:text-properties fo:font-style="normal" fo:font-weight="normal" officeooo:rsid="00ffefa1" style:font-style-asian="normal" style:font-weight-asian="normal" style:font-style-complex="normal" style:font-weight-complex="normal"/>
    </style:style>
    <style:style style:name="T392" style:family="text">
      <style:text-properties fo:font-style="normal" fo:font-weight="normal" officeooo:rsid="08abf250" style:font-style-asian="normal" style:font-weight-asian="normal" style:font-style-complex="normal" style:font-weight-complex="normal"/>
    </style:style>
    <style:style style:name="T393" style:family="text">
      <style:text-properties fo:font-style="normal" fo:font-weight="normal" officeooo:rsid="00da15c1" style:font-style-asian="normal" style:font-weight-asian="normal" style:font-style-complex="normal" style:font-weight-complex="normal"/>
    </style:style>
    <style:style style:name="T394" style:family="text">
      <style:text-properties style:font-size-complex="11pt"/>
    </style:style>
    <style:style style:name="T395" style:family="text">
      <style:text-properties officeooo:rsid="00da15c1" style:font-size-complex="11pt"/>
    </style:style>
    <style:style style:name="T396" style:family="text">
      <style:text-properties officeooo:rsid="00d22e5d" style:font-size-complex="11pt"/>
    </style:style>
    <style:style style:name="T397" style:family="text">
      <style:text-properties officeooo:rsid="01de0395" style:font-size-complex="11pt"/>
    </style:style>
    <style:style style:name="T398" style:family="text">
      <style:text-properties officeooo:rsid="02d56585" style:font-size-complex="11pt"/>
    </style:style>
    <style:style style:name="T399" style:family="text">
      <style:text-properties officeooo:rsid="0691408e" style:font-size-complex="11pt"/>
    </style:style>
    <style:style style:name="T400" style:family="text">
      <style:text-properties officeooo:rsid="02d588d9" style:font-size-complex="11pt"/>
    </style:style>
    <style:style style:name="T401" style:family="text">
      <style:text-properties officeooo:rsid="07c91eca" style:font-size-complex="11pt"/>
    </style:style>
    <style:style style:name="T402" style:family="text">
      <style:text-properties style:text-underline-style="none" fo:font-weight="normal" officeooo:rsid="02d56585" style:font-weight-asian="normal" style:font-size-complex="11pt" style:font-weight-complex="normal"/>
    </style:style>
    <style:style style:name="T403" style:family="text">
      <style:text-properties fo:font-weight="normal" officeooo:rsid="02d56585" style:font-weight-asian="normal" style:font-size-complex="11pt" style:font-weight-complex="normal"/>
    </style:style>
    <style:style style:name="T404" style:family="text">
      <style:text-properties fo:font-style="normal" fo:font-weight="normal" officeooo:rsid="02d56585" style:font-style-asian="normal" style:font-weight-asian="normal" style:font-size-complex="11pt" style:font-style-complex="normal" style:font-weight-complex="normal"/>
    </style:style>
    <style:style style:name="T405" style:family="text">
      <style:text-properties officeooo:rsid="08fef499"/>
    </style:style>
    <style:style style:name="T406" style:family="text">
      <style:text-properties fo:color="#000000" loext:opacity="100%" style:font-name="FreightText Pro" fo:font-size="9pt" style:text-underline-style="none" fo:font-weight="normal" officeooo:rsid="08fef499" style:letter-kerning="true" style:font-size-asian="9pt" style:language-asian="hi" style:country-asian="IN" style:font-weight-asian="normal" style:font-size-complex="9pt" style:language-complex="hi" style:country-complex="IN" style:font-weight-complex="normal"/>
    </style:style>
    <style:style style:name="T407" style:family="text">
      <style:text-properties fo:font-weight="normal" officeooo:rsid="07c91eca" style:font-weight-asian="normal" style:font-size-complex="11pt" style:font-weight-complex="normal"/>
    </style:style>
    <style:style style:name="T408" style:family="text">
      <style:text-properties officeooo:rsid="07b058c6" style:font-size-complex="11pt"/>
    </style:style>
    <style:style style:name="T409" style:family="text">
      <style:text-properties officeooo:rsid="0691b8c9" style:font-size-complex="11pt"/>
    </style:style>
    <style:style style:name="T410" style:family="text">
      <style:text-properties officeooo:rsid="07ea1af4" style:font-size-complex="11pt"/>
    </style:style>
    <style:style style:name="T411" style:family="text">
      <style:text-properties officeooo:rsid="07eab1e8" style:font-size-complex="11pt"/>
    </style:style>
    <style:style style:name="T412" style:family="text">
      <style:text-properties officeooo:rsid="01145276" style:font-size-complex="11pt"/>
    </style:style>
    <style:style style:name="T413" style:family="text">
      <style:text-properties officeooo:rsid="07eb212a"/>
    </style:style>
    <style:style style:name="T414" style:family="text">
      <style:text-properties fo:font-style="italic" style:text-underline-style="none" officeooo:rsid="07eb212a" style:font-style-asian="italic" style:font-style-complex="italic"/>
    </style:style>
    <style:style style:name="T415" style:family="text">
      <style:text-properties fo:font-style="italic" officeooo:rsid="07eb212a" style:font-style-asian="italic" style:font-style-complex="italic"/>
    </style:style>
    <style:style style:name="T416" style:family="text">
      <style:text-properties officeooo:rsid="022d65b9"/>
    </style:style>
    <style:style style:name="T417" style:family="text">
      <style:text-properties fo:font-style="italic" officeooo:rsid="01e0f187" style:font-style-asian="italic" style:font-style-complex="italic"/>
    </style:style>
    <style:style style:name="T418" style:family="text">
      <style:text-properties fo:font-style="normal" officeooo:rsid="01e0f187" style:font-style-asian="normal" style:font-style-complex="normal"/>
    </style:style>
    <style:style style:name="T419" style:family="text">
      <style:text-properties fo:font-style="normal" officeooo:rsid="09017cfc" style:font-style-asian="normal" style:font-style-complex="normal"/>
    </style:style>
    <style:style style:name="T420" style:family="text">
      <style:text-properties officeooo:rsid="01e0f187"/>
    </style:style>
    <style:style style:name="T421" style:family="text">
      <style:text-properties fo:font-style="normal" officeooo:rsid="07eb212a" style:font-style-asian="normal" style:font-style-complex="normal"/>
    </style:style>
    <style:style style:name="T422" style:family="text">
      <style:text-properties fo:font-style="normal" officeooo:rsid="01e65b87" style:font-style-asian="normal" style:font-style-complex="normal"/>
    </style:style>
    <style:style style:name="T423" style:family="text">
      <style:text-properties fo:font-style="normal" officeooo:rsid="01e10aa4" style:font-style-asian="normal" style:font-style-complex="normal"/>
    </style:style>
    <style:style style:name="T424" style:family="text">
      <style:text-properties fo:font-variant="normal" fo:text-transform="none" style:text-position="0% 100%" fo:language="en" fo:country="CA" fo:font-style="normal" style:text-underline-style="none" fo:font-weight="normal" officeooo:rsid="01e44578"/>
    </style:style>
    <style:style style:name="T425" style:family="text">
      <style:text-properties fo:font-variant="normal" fo:text-transform="none" style:text-position="0% 100%" fo:language="en" fo:country="CA" fo:font-style="normal" style:text-underline-style="none" fo:font-weight="normal" officeooo:rsid="02d588d9"/>
    </style:style>
    <style:style style:name="T426" style:family="text">
      <style:text-properties fo:font-variant="normal" fo:text-transform="none" style:text-position="0% 100%" fo:language="en" fo:country="CA" fo:font-style="normal" style:text-underline-style="none" fo:font-weight="normal" officeooo:rsid="01f4323f"/>
    </style:style>
    <style:style style:name="T427" style:family="text">
      <style:text-properties fo:font-variant="normal" fo:text-transform="none" style:text-position="0% 100%" fo:language="en" fo:country="CA" fo:font-style="normal" style:text-underline-style="none" fo:font-weight="normal" officeooo:rsid="022f1190"/>
    </style:style>
    <style:style style:name="T428" style:family="text">
      <style:text-properties fo:font-variant="normal" fo:text-transform="none" style:text-position="0% 100%" fo:language="en" fo:country="CA" fo:font-style="normal" style:text-underline-style="none" fo:font-weight="normal" officeooo:rsid="0694a294"/>
    </style:style>
    <style:style style:name="T429" style:family="text">
      <style:text-properties fo:font-variant="normal" fo:text-transform="none" style:text-position="0% 100%" fo:language="en" fo:country="CA" fo:font-style="normal" style:text-underline-style="none" fo:font-weight="normal" officeooo:rsid="07b0c1fe"/>
    </style:style>
    <style:style style:name="T430" style:family="text">
      <style:text-properties fo:font-variant="normal" fo:text-transform="none" style:use-window-font-color="true" loext:opacity="0%" style:text-position="0% 100%" fo:language="en" fo:country="CA" fo:font-style="normal" style:text-underline-style="none" fo:font-weight="normal" officeooo:rsid="01e44578"/>
    </style:style>
    <style:style style:name="T431" style:family="text">
      <style:text-properties fo:font-variant="normal" fo:text-transform="none" style:use-window-font-color="true" loext:opacity="0%" style:text-position="0% 100%" fo:language="en" fo:country="CA" fo:font-style="normal" style:text-underline-style="none" fo:font-weight="normal" officeooo:rsid="01e63f45"/>
    </style:style>
    <style:style style:name="T432" style:family="text">
      <style:text-properties fo:font-variant="normal" fo:text-transform="none" style:use-window-font-color="true" loext:opacity="0%" style:text-position="0% 100%" fo:language="en" fo:country="CA" fo:font-style="normal" style:text-underline-style="none" fo:font-weight="normal" officeooo:rsid="01f6053f"/>
    </style:style>
    <style:style style:name="T433" style:family="text">
      <style:text-properties fo:font-variant="normal" fo:text-transform="none" style:use-window-font-color="true" loext:opacity="0%" style:text-position="0% 100%" fo:language="en" fo:country="CA" fo:font-style="normal" style:text-underline-style="none" fo:font-weight="normal" officeooo:rsid="01e526b1"/>
    </style:style>
    <style:style style:name="T434" style:family="text">
      <style:text-properties fo:font-variant="normal" fo:text-transform="none" style:text-position="0% 100%" fo:language="en" fo:country="CA" fo:font-style="normal" style:text-underline-style="none" fo:font-weight="normal" officeooo:rsid="01e526b1"/>
    </style:style>
    <style:style style:name="T435" style:family="text">
      <style:text-properties fo:font-variant="normal" fo:text-transform="none" style:text-position="0% 100%" fo:language="en" fo:country="CA" fo:font-style="normal" style:text-underline-style="none" fo:font-weight="bold" officeooo:rsid="01e526b1" style:font-weight-asian="bold" style:font-weight-complex="bold"/>
    </style:style>
    <style:style style:name="T436" style:family="text">
      <style:text-properties fo:font-variant="normal" fo:text-transform="none" style:text-position="0% 100%" fo:language="en" fo:country="CA" fo:font-style="normal" style:text-underline-style="none" fo:font-weight="normal" officeooo:rsid="01e526b1" style:font-weight-asian="normal" style:font-weight-complex="normal"/>
    </style:style>
    <style:style style:name="T437" style:family="text">
      <style:text-properties fo:font-variant="normal" fo:text-transform="none" style:text-position="0% 100%" fo:language="en" fo:country="CA" fo:font-style="normal" fo:font-weight="normal" officeooo:rsid="01e526b1" style:font-weight-asian="normal" style:font-weight-complex="normal"/>
    </style:style>
    <style:style style:name="T438" style:family="text">
      <style:text-properties fo:language="en" fo:country="CA" officeooo:rsid="01e526b1"/>
    </style:style>
    <style:style style:name="T439" style:family="text">
      <style:text-properties fo:language="en" fo:country="CA" fo:font-weight="bold" officeooo:rsid="01e526b1" style:font-weight-asian="bold" style:font-weight-complex="bold"/>
    </style:style>
    <style:style style:name="T440" style:family="text">
      <style:text-properties style:font-name="FreightText Pro2" fo:language="en" fo:country="CA" officeooo:rsid="01ea36c8" style:font-name-asian="FreightText Pro2" style:font-name-complex="FreightText Pro2"/>
    </style:style>
    <style:style style:name="T441" style:family="text">
      <style:text-properties fo:language="en" fo:country="CA" officeooo:rsid="01ea36c8"/>
    </style:style>
    <style:style style:name="T442" style:family="text">
      <style:text-properties fo:language="en" fo:country="CA" officeooo:rsid="01e93ac1"/>
    </style:style>
    <style:style style:name="T443" style:family="text">
      <style:text-properties fo:language="en" fo:country="CA" fo:font-weight="bold" officeooo:rsid="026b21f0" style:font-weight-asian="bold" style:font-weight-complex="bold"/>
    </style:style>
    <style:style style:name="T444" style:family="text">
      <style:text-properties fo:language="en" fo:country="CA" fo:font-weight="bold" officeooo:rsid="01e93ac1" style:font-weight-asian="bold" style:font-weight-complex="bold"/>
    </style:style>
    <style:style style:name="T445" style:family="text">
      <style:text-properties fo:language="en" fo:country="CA" officeooo:rsid="030023fb"/>
    </style:style>
    <style:style style:name="T446" style:family="text">
      <style:text-properties fo:language="en" fo:country="CA" officeooo:rsid="09018ff5"/>
    </style:style>
    <style:style style:name="T447" style:family="text">
      <style:text-properties fo:color="#000000" loext:opacity="100%" fo:language="en" fo:country="CA" officeooo:rsid="0694a294"/>
    </style:style>
    <style:style style:name="T448" style:family="text">
      <style:text-properties fo:color="#000000" loext:opacity="100%" fo:language="en" fo:country="CA" officeooo:rsid="0697925b"/>
    </style:style>
    <style:style style:name="T449" style:family="text">
      <style:text-properties fo:color="#000000" loext:opacity="100%" fo:language="en" fo:country="CA" officeooo:rsid="02d6697a"/>
    </style:style>
    <style:style style:name="T450" style:family="text">
      <style:text-properties fo:color="#000000" loext:opacity="100%" fo:language="en" fo:country="CA" officeooo:rsid="06a0752b"/>
    </style:style>
    <style:style style:name="T451" style:family="text">
      <style:text-properties fo:color="#000000" loext:opacity="100%" fo:language="en" fo:country="CA" officeooo:rsid="06a0109a"/>
    </style:style>
    <style:style style:name="T452" style:family="text">
      <style:text-properties fo:color="#000000" loext:opacity="100%" fo:language="en" fo:country="CA" officeooo:rsid="06993e4e"/>
    </style:style>
    <style:style style:name="T453" style:family="text">
      <style:text-properties fo:color="#000000" loext:opacity="100%" fo:language="en" fo:country="CA" officeooo:rsid="06d37a32"/>
    </style:style>
    <style:style style:name="T454" style:family="text">
      <style:text-properties fo:color="#000000" loext:opacity="100%" fo:language="en" fo:country="CA" officeooo:rsid="07ec3d34"/>
    </style:style>
    <style:style style:name="T455" style:family="text">
      <style:text-properties fo:language="en" fo:country="CA" officeooo:rsid="06993e4e"/>
    </style:style>
    <style:style style:name="T456" style:family="text">
      <style:text-properties fo:language="en" fo:country="CA" fo:font-weight="bold" officeooo:rsid="069a2040" style:font-weight-asian="bold" style:font-weight-complex="bold"/>
    </style:style>
    <style:style style:name="T457" style:family="text">
      <style:text-properties fo:language="en" fo:country="CA" officeooo:rsid="069a2040"/>
    </style:style>
    <style:style style:name="T458" style:family="text">
      <style:text-properties fo:language="en" fo:country="CA" fo:font-weight="bold" officeooo:rsid="069e6572" style:font-weight-asian="bold" style:font-weight-complex="bold"/>
    </style:style>
    <style:style style:name="T459" style:family="text">
      <style:text-properties fo:language="en" fo:country="CA" officeooo:rsid="069e6572"/>
    </style:style>
    <style:style style:name="T460" style:family="text">
      <style:text-properties fo:language="en" fo:country="CA" officeooo:rsid="069bbba4"/>
    </style:style>
    <style:style style:name="T461" style:family="text">
      <style:text-properties fo:language="en" fo:country="CA" fo:font-style="italic" officeooo:rsid="01f62673" style:font-style-asian="italic" style:font-style-complex="italic"/>
    </style:style>
    <style:style style:name="T462" style:family="text">
      <style:text-properties fo:language="en" fo:country="CA" fo:font-style="normal" officeooo:rsid="01f62673" style:font-style-asian="normal" style:font-style-complex="normal"/>
    </style:style>
    <style:style style:name="T463" style:family="text">
      <style:text-properties fo:language="en" fo:country="CA" fo:font-style="normal" officeooo:rsid="0694a294" style:font-style-asian="normal" style:font-style-complex="normal"/>
    </style:style>
    <style:style style:name="T464" style:family="text">
      <style:text-properties fo:language="en" fo:country="CA" officeooo:rsid="01e9d3b0"/>
    </style:style>
    <style:style style:name="T465" style:family="text">
      <style:text-properties fo:language="en" fo:country="CA" officeooo:rsid="01eed08e"/>
    </style:style>
    <style:style style:name="T466" style:family="text">
      <style:text-properties fo:language="en" fo:country="CA" fo:font-style="italic" officeooo:rsid="01f021ab" style:font-style-asian="italic" style:font-style-complex="italic"/>
    </style:style>
    <style:style style:name="T467" style:family="text">
      <style:text-properties fo:language="en" fo:country="CA" fo:font-style="normal" officeooo:rsid="01f6a027" style:font-style-asian="normal" style:font-style-complex="normal"/>
    </style:style>
    <style:style style:name="T468" style:family="text">
      <style:text-properties fo:language="en" fo:country="CA" fo:font-style="italic" officeooo:rsid="01f6a027" style:font-style-asian="italic" style:font-style-complex="italic"/>
    </style:style>
    <style:style style:name="T469" style:family="text">
      <style:text-properties fo:color="#000000" loext:opacity="100%" fo:language="en" fo:country="CA" fo:background-color="#ffffff" loext:char-shading-value="0" style:font-name-complex="Arial1" style:font-size-complex="14pt"/>
    </style:style>
    <style:style style:name="T470" style:family="text">
      <style:text-properties fo:color="#000000" loext:opacity="100%" fo:language="en" fo:country="CA" style:font-size-complex="14pt"/>
    </style:style>
    <style:style style:name="T471" style:family="text">
      <style:text-properties fo:language="en" fo:country="CA" style:font-size-complex="14pt"/>
    </style:style>
    <style:style style:name="T472" style:family="text">
      <style:text-properties officeooo:rsid="02301efa"/>
    </style:style>
    <style:style style:name="T473" style:family="text">
      <style:text-properties fo:font-style="italic" officeooo:rsid="02301efa" style:font-style-asian="italic" style:font-style-complex="italic"/>
    </style:style>
    <style:style style:name="T474" style:family="text">
      <style:text-properties fo:font-style="italic" officeooo:rsid="01145276" style:font-style-asian="italic" style:font-style-complex="italic"/>
    </style:style>
    <style:style style:name="T475" style:family="text">
      <style:text-properties officeooo:rsid="01f8b238"/>
    </style:style>
    <style:style style:name="T476" style:family="text">
      <style:text-properties officeooo:rsid="06a2d37f"/>
    </style:style>
    <style:style style:name="T477" style:family="text">
      <style:text-properties officeooo:rsid="01f021ab"/>
    </style:style>
    <style:style style:name="T478" style:family="text">
      <style:text-properties officeooo:rsid="00ffefa1"/>
    </style:style>
    <style:style style:name="T479" style:family="text">
      <style:text-properties fo:font-style="normal" officeooo:rsid="01145276" style:font-style-asian="normal" style:font-style-complex="normal"/>
    </style:style>
    <style:style style:name="T480" style:family="text">
      <style:text-properties officeooo:rsid="01145276"/>
    </style:style>
    <style:style style:name="T481" style:family="text">
      <style:text-properties officeooo:rsid="004054a9"/>
    </style:style>
    <style:style style:name="T482" style:family="text">
      <style:text-properties officeooo:rsid="003951a7"/>
    </style:style>
    <style:style style:name="T483" style:family="text">
      <style:text-properties officeooo:rsid="06a49da4"/>
    </style:style>
    <style:style style:name="T484" style:family="text">
      <style:text-properties officeooo:rsid="01f92f10"/>
    </style:style>
    <style:style style:name="T485" style:family="text">
      <style:text-properties style:font-name="FreightText Pro2" officeooo:rsid="01f92f10" style:font-name-asian="FreightText Pro2" style:font-name-complex="FreightText Pro2"/>
    </style:style>
    <style:style style:name="T486" style:family="text">
      <style:text-properties officeooo:rsid="00422757"/>
    </style:style>
    <style:style style:name="T487" style:family="text">
      <style:text-properties officeooo:rsid="0230eb8e"/>
    </style:style>
    <style:style style:name="T488" style:family="text">
      <style:text-properties officeooo:rsid="06a5b717"/>
    </style:style>
    <style:style style:name="T489" style:family="text">
      <style:text-properties officeooo:rsid="07f078e6"/>
    </style:style>
    <style:style style:name="T490" style:family="text">
      <style:text-properties fo:language="en" fo:country="CA" officeooo:rsid="01fb88ab"/>
    </style:style>
    <style:style style:name="T491" style:family="text">
      <style:text-properties fo:font-weight="normal" officeooo:rsid="07f078e6" style:font-weight-asian="normal" style:font-weight-complex="normal"/>
    </style:style>
    <style:style style:name="T492" style:family="text">
      <style:text-properties fo:font-weight="normal" officeooo:rsid="08980e0d" style:font-weight-asian="normal" style:font-weight-complex="normal"/>
    </style:style>
    <style:style style:name="T493" style:family="text">
      <style:text-properties officeooo:rsid="014ee0da"/>
    </style:style>
    <style:style style:name="T494" style:family="text">
      <style:text-properties fo:font-weight="bold" officeooo:rsid="00dbb7eb" style:font-weight-asian="bold" style:font-weight-complex="bold"/>
    </style:style>
    <style:style style:name="T495" style:family="text">
      <style:text-properties fo:font-weight="bold" officeooo:rsid="014e355a" style:font-weight-asian="bold" style:font-weight-complex="bold"/>
    </style:style>
    <style:style style:name="T496" style:family="text">
      <style:text-properties fo:font-weight="normal" officeooo:rsid="014e355a" style:font-weight-asian="normal" style:font-weight-complex="normal"/>
    </style:style>
    <style:style style:name="T497" style:family="text">
      <style:text-properties officeooo:rsid="00dbb7eb"/>
    </style:style>
    <style:style style:name="T498" style:family="text">
      <style:text-properties fo:font-style="normal" fo:font-weight="bold" officeooo:rsid="00dd25c2" style:font-style-asian="normal" style:font-weight-asian="bold" style:font-style-complex="normal" style:font-weight-complex="bold"/>
    </style:style>
    <style:style style:name="T499" style:family="text">
      <style:text-properties fo:font-style="normal" fo:font-weight="bold" officeooo:rsid="014e355a" style:font-style-asian="normal" style:font-weight-asian="bold" style:font-style-complex="normal" style:font-weight-complex="bold"/>
    </style:style>
    <style:style style:name="T500" style:family="text">
      <style:text-properties fo:font-style="normal" fo:font-weight="normal" officeooo:rsid="014e355a" style:font-style-asian="normal" style:font-weight-asian="normal" style:font-style-complex="normal" style:font-weight-complex="normal"/>
    </style:style>
    <style:style style:name="T501" style:family="text">
      <style:text-properties officeooo:rsid="00dd25c2"/>
    </style:style>
    <style:style style:name="T502" style:family="text">
      <style:text-properties fo:font-weight="bold" officeooo:rsid="014ee0da" style:font-weight-asian="bold" style:font-weight-complex="bold"/>
    </style:style>
    <style:style style:name="T503" style:family="text">
      <style:text-properties fo:font-weight="normal" officeooo:rsid="014ee0da" style:font-weight-asian="normal" style:font-weight-complex="normal"/>
    </style:style>
    <style:style style:name="T504" style:family="text">
      <style:text-properties fo:font-weight="normal" officeooo:rsid="00dbb7eb" style:font-weight-asian="normal" style:font-weight-complex="normal"/>
    </style:style>
    <style:style style:name="T505" style:family="text">
      <style:text-properties fo:font-weight="bold" officeooo:rsid="00dd25c2" style:font-weight-asian="bold" style:font-weight-complex="bold"/>
    </style:style>
    <style:style style:name="T506" style:family="text">
      <style:text-properties fo:font-weight="bold" officeooo:rsid="0230eb8e" style:font-weight-asian="bold" style:font-weight-complex="bold"/>
    </style:style>
    <style:style style:name="T507" style:family="text">
      <style:text-properties officeooo:rsid="014e355a"/>
    </style:style>
    <style:style style:name="T508" style:family="text">
      <style:text-properties fo:font-weight="bold" officeooo:rsid="014ee0da" style:font-weight-asian="bold" style:font-style-complex="italic" style:font-weight-complex="bold"/>
    </style:style>
    <style:style style:name="T509" style:family="text">
      <style:text-properties officeooo:rsid="01145276" style:font-style-complex="italic"/>
    </style:style>
    <style:style style:name="T510" style:family="text">
      <style:text-properties officeooo:rsid="014ee0da" style:font-style-complex="italic"/>
    </style:style>
    <style:style style:name="T511" style:family="text">
      <style:text-properties officeooo:rsid="07f15ddf" style:font-style-complex="italic"/>
    </style:style>
    <style:style style:name="T512" style:family="text">
      <style:text-properties fo:font-weight="normal" officeooo:rsid="014ee0da" style:font-weight-asian="normal" style:font-style-complex="italic" style:font-weight-complex="normal"/>
    </style:style>
    <style:style style:name="T513" style:family="text">
      <style:text-properties officeooo:rsid="07f1d06b"/>
    </style:style>
    <style:style style:name="T514" style:family="text">
      <style:text-properties style:font-name="Times New Roman" officeooo:rsid="0230eb8e"/>
    </style:style>
    <style:style style:name="T515" style:family="text">
      <style:text-properties fo:font-variant="normal" fo:text-transform="none" fo:color="#222222" loext:opacity="100%" style:font-name="Times New Roman" fo:font-size="11pt" fo:letter-spacing="normal" fo:font-style="normal" fo:font-weight="normal" officeooo:rsid="00422757" style:font-size-asian="11pt" style:font-size-complex="11pt"/>
    </style:style>
    <style:style style:name="T516" style:family="text">
      <style:text-properties fo:language="en" fo:country="CA" officeooo:rsid="07f3c526"/>
    </style:style>
    <style:style style:name="T517" style:family="text">
      <style:text-properties fo:language="en" fo:country="CA" officeooo:rsid="00422757"/>
    </style:style>
    <style:style style:name="T518" style:family="text">
      <style:text-properties fo:language="en" fo:country="CA" style:font-weight-complex="bold"/>
    </style:style>
    <style:style style:name="T519" style:family="text">
      <style:text-properties fo:language="en" fo:country="CA" officeooo:rsid="07de4d8b"/>
    </style:style>
    <style:style style:name="T520" style:family="text">
      <style:text-properties fo:language="en" fo:country="CA" officeooo:rsid="0230eb8e"/>
    </style:style>
    <style:style style:name="T521" style:family="text">
      <style:text-properties fo:language="en" fo:country="CA" officeooo:rsid="003b909b"/>
    </style:style>
    <style:style style:name="T522" style:family="text">
      <style:text-properties fo:font-variant="normal" fo:text-transform="none" style:text-position="0% 100%" fo:language="en" fo:country="CA" style:text-underline-style="none" fo:font-weight="normal" officeooo:rsid="00557433"/>
    </style:style>
    <style:style style:name="T523" style:family="text">
      <style:text-properties fo:font-variant="normal" fo:text-transform="none" style:text-position="0% 100%" fo:language="en" fo:country="CA" style:text-underline-style="none" fo:font-weight="normal"/>
    </style:style>
    <style:style style:name="T524" style:family="text">
      <style:text-properties fo:language="en" fo:country="CA" fo:font-weight="bold" officeooo:rsid="003b909b" style:font-weight-asian="bold"/>
    </style:style>
    <style:style style:name="T525" style:family="text">
      <style:text-properties fo:language="en" fo:country="CA" fo:font-style="italic" officeooo:rsid="003b909b" style:font-style-asian="italic"/>
    </style:style>
    <style:style style:name="T526" style:family="text">
      <style:text-properties officeooo:rsid="02d7aece"/>
    </style:style>
    <style:style style:name="T527" style:family="text">
      <style:text-properties officeooo:rsid="0039686f"/>
    </style:style>
    <style:style style:name="T528" style:family="text">
      <style:text-properties fo:font-weight="bold" officeooo:rsid="0039686f" style:font-weight-asian="bold" style:font-weight-complex="bold"/>
    </style:style>
    <style:style style:name="T529" style:family="text">
      <style:text-properties officeooo:rsid="0042e054" style:font-weight-complex="bold"/>
    </style:style>
    <style:style style:name="T530" style:family="text">
      <style:text-properties officeooo:rsid="0042e054"/>
    </style:style>
    <style:style style:name="T531" style:family="text">
      <style:text-properties fo:font-style="normal" officeooo:rsid="0042e054" style:font-style-asian="normal" style:font-style-complex="normal"/>
    </style:style>
    <style:style style:name="T532" style:family="text">
      <style:text-properties fo:font-style="normal" officeooo:rsid="00dd25c2" style:font-style-asian="normal" style:font-style-complex="normal"/>
    </style:style>
    <style:style style:name="T533" style:family="text">
      <style:text-properties officeooo:rsid="0902b026"/>
    </style:style>
    <style:style style:name="T534" style:family="text">
      <style:text-properties officeooo:rsid="004726c1"/>
    </style:style>
    <style:style style:name="T535" style:family="text">
      <style:text-properties officeooo:rsid="06be7ee4"/>
    </style:style>
    <style:style style:name="T536" style:family="text">
      <style:text-properties fo:font-style="italic" officeooo:rsid="004726c1" style:font-style-asian="italic" style:font-style-complex="italic"/>
    </style:style>
    <style:style style:name="T537" style:family="text">
      <style:text-properties officeooo:rsid="06c00e5e"/>
    </style:style>
    <style:style style:name="T538" style:family="text">
      <style:text-properties officeooo:rsid="06c02989"/>
    </style:style>
    <style:style style:name="T539" style:family="text">
      <style:text-properties officeooo:rsid="06b90069"/>
    </style:style>
    <style:style style:name="T540" style:family="text">
      <style:text-properties fo:font-style="normal" fo:font-weight="normal" officeooo:rsid="0039686f" style:font-style-asian="normal" style:font-weight-asian="normal" style:font-style-complex="normal" style:font-weight-complex="normal"/>
    </style:style>
    <style:style style:name="T541" style:family="text">
      <style:text-properties fo:font-style="normal" fo:font-weight="normal" officeooo:rsid="07caac21" style:font-style-asian="normal" style:font-weight-asian="normal" style:font-style-complex="normal" style:font-weight-complex="normal"/>
    </style:style>
    <style:style style:name="T542" style:family="text">
      <style:text-properties fo:font-style="normal" fo:font-weight="normal" officeooo:rsid="00debdb7" style:font-style-asian="normal" style:font-weight-asian="normal" style:font-style-complex="normal" style:font-weight-complex="normal"/>
    </style:style>
    <style:style style:name="T543" style:family="text">
      <style:text-properties officeooo:rsid="07e0b416"/>
    </style:style>
    <style:style style:name="T544" style:family="text">
      <style:text-properties officeooo:rsid="01148487"/>
    </style:style>
    <style:style style:name="T545" style:family="text">
      <style:text-properties fo:font-style="normal" officeooo:rsid="01148487" style:font-style-asian="normal" style:font-style-complex="normal"/>
    </style:style>
    <style:style style:name="T546" style:family="text">
      <style:text-properties fo:font-style="normal" officeooo:rsid="0116371d" style:font-style-asian="normal" style:font-style-complex="normal"/>
    </style:style>
    <style:style style:name="T547" style:family="text">
      <style:text-properties fo:font-style="normal" officeooo:rsid="06c5c379" style:font-style-asian="normal" style:font-style-complex="normal"/>
    </style:style>
    <style:style style:name="T548" style:family="text">
      <style:text-properties fo:font-style="normal" officeooo:rsid="06c87a32" style:font-style-asian="normal" style:font-style-complex="normal"/>
    </style:style>
    <style:style style:name="T549" style:family="text">
      <style:text-properties fo:font-style="normal" fo:font-weight="normal" officeooo:rsid="06c5c379" style:font-style-asian="normal" style:font-weight-asian="normal" style:font-style-complex="normal" style:font-weight-complex="normal"/>
    </style:style>
    <style:style style:name="T550" style:family="text">
      <style:text-properties fo:font-style="normal" fo:font-weight="normal" officeooo:rsid="06c64f50" style:font-style-asian="normal" style:font-weight-asian="normal" style:font-style-complex="normal" style:font-weight-complex="normal"/>
    </style:style>
    <style:style style:name="T551" style:family="text">
      <style:text-properties fo:font-style="normal" fo:font-weight="normal" officeooo:rsid="06c83a2d" style:font-style-asian="normal" style:font-weight-asian="normal" style:font-style-complex="normal" style:font-weight-complex="normal"/>
    </style:style>
    <style:style style:name="T552" style:family="text">
      <style:text-properties officeooo:rsid="06c87a32"/>
    </style:style>
    <style:style style:name="T553" style:family="text">
      <style:text-properties officeooo:rsid="00557b00"/>
    </style:style>
    <style:style style:name="T554" style:family="text">
      <style:text-properties fo:color="#000000" loext:opacity="100%" officeooo:rsid="00557b00" fo:background-color="transparent" loext:char-shading-value="0"/>
    </style:style>
    <style:style style:name="T555" style:family="text">
      <style:text-properties fo:color="#000000" loext:opacity="100%" fo:background-color="transparent" loext:char-shading-value="0"/>
    </style:style>
    <style:style style:name="T556" style:family="text">
      <style:text-properties fo:color="#000000" loext:opacity="100%" officeooo:rsid="013a3a11" fo:background-color="transparent" loext:char-shading-value="0"/>
    </style:style>
    <style:style style:name="T557" style:family="text">
      <style:text-properties fo:color="#000000" loext:opacity="100%" officeooo:rsid="07b5371e" fo:background-color="transparent" loext:char-shading-value="0"/>
    </style:style>
    <style:style style:name="T558" style:family="text">
      <style:text-properties fo:color="#000000" loext:opacity="100%" officeooo:rsid="07c370ca" fo:background-color="transparent" loext:char-shading-value="0"/>
    </style:style>
    <style:style style:name="T559" style:family="text">
      <style:text-properties fo:background-color="#ffffff" loext:char-shading-value="0"/>
    </style:style>
    <style:style style:name="T560" style:family="text">
      <style:text-properties officeooo:rsid="013a3a11" fo:background-color="#ffffff" loext:char-shading-value="0"/>
    </style:style>
    <style:style style:name="T561" style:family="text">
      <style:text-properties officeooo:rsid="017fcdaf"/>
    </style:style>
    <style:style style:name="T562" style:family="text">
      <style:text-properties officeooo:rsid="013a3a11"/>
    </style:style>
    <style:style style:name="T563" style:family="text">
      <style:text-properties officeooo:rsid="025bc74e"/>
    </style:style>
    <style:style style:name="T564" style:family="text">
      <style:text-properties fo:color="#000000" loext:opacity="100%" fo:language="en" fo:country="CA" officeooo:rsid="00557b00" style:font-style-complex="italic"/>
    </style:style>
    <style:style style:name="T565" style:family="text">
      <style:text-properties fo:color="#000000" loext:opacity="100%" fo:language="en" fo:country="CA" officeooo:rsid="013a3a11" style:font-style-complex="italic"/>
    </style:style>
    <style:style style:name="T566" style:family="text">
      <style:text-properties fo:color="#000000" loext:opacity="100%" fo:language="en" fo:country="CA" officeooo:rsid="06c9480c" style:font-style-complex="italic"/>
    </style:style>
    <style:style style:name="T567" style:family="text">
      <style:text-properties fo:color="#000000" loext:opacity="100%" fo:language="en" fo:country="CA" fo:font-weight="normal" officeooo:rsid="06c9480c" style:font-weight-asian="normal" style:font-style-complex="italic" style:font-weight-complex="normal"/>
    </style:style>
    <style:style style:name="T568" style:family="text">
      <style:text-properties fo:color="#000000" loext:opacity="100%" fo:language="en" fo:country="CA" fo:font-weight="normal" officeooo:rsid="07caac21" style:font-weight-asian="normal" style:font-style-complex="italic" style:font-weight-complex="normal"/>
    </style:style>
    <style:style style:name="T569" style:family="text">
      <style:text-properties fo:color="#000000" loext:opacity="100%" fo:language="en" fo:country="CA" fo:font-weight="bold" officeooo:rsid="07caac21" style:font-weight-asian="bold" style:font-style-complex="italic" style:font-weight-complex="bold"/>
    </style:style>
    <style:style style:name="T570" style:family="text">
      <style:text-properties fo:language="en" fo:country="CA" officeooo:rsid="00557b00"/>
    </style:style>
    <style:style style:name="T571" style:family="text">
      <style:text-properties fo:language="en" fo:country="CA" fo:font-style="italic" officeooo:rsid="00557b00" style:font-style-asian="italic" style:font-style-complex="italic"/>
    </style:style>
    <style:style style:name="T572" style:family="text">
      <style:text-properties fo:language="en" fo:country="CA" fo:font-style="italic" officeooo:rsid="013a3a11" style:font-style-asian="italic" style:font-style-complex="italic"/>
    </style:style>
    <style:style style:name="T573" style:family="text">
      <style:text-properties fo:language="en" fo:country="CA" fo:font-style="normal" officeooo:rsid="00ead62e" style:font-style-asian="normal" style:font-style-complex="normal"/>
    </style:style>
    <style:style style:name="T574" style:family="text">
      <style:text-properties fo:language="en" fo:country="CA" fo:font-style="italic" officeooo:rsid="00ead62e" style:font-style-asian="italic" style:font-style-complex="italic"/>
    </style:style>
    <style:style style:name="T575" style:family="text">
      <style:text-properties fo:language="en" fo:country="CA" officeooo:rsid="01091a0e"/>
    </style:style>
    <style:style style:name="T576" style:family="text">
      <style:text-properties officeooo:rsid="07f8a7f7"/>
    </style:style>
    <style:style style:name="T577" style:family="text">
      <style:text-properties officeooo:rsid="02da1c14"/>
    </style:style>
    <style:style style:name="T578" style:family="text">
      <style:text-properties fo:font-variant="normal" fo:text-transform="none" fo:color="#222222" loext:opacity="100%" style:font-name="FreightText Pro" fo:font-size="11pt" fo:letter-spacing="normal" style:font-size-asian="11pt" style:font-size-complex="11pt"/>
    </style:style>
    <style:style style:name="T579" style:family="text">
      <style:text-properties officeooo:rsid="02397f2e"/>
    </style:style>
    <style:style style:name="T580" style:family="text">
      <style:text-properties officeooo:rsid="023a8996"/>
    </style:style>
    <style:style style:name="T581" style:family="text">
      <style:text-properties fo:font-weight="bold" officeooo:rsid="023a8996" style:font-weight-asian="bold" style:font-weight-complex="bold"/>
    </style:style>
    <style:style style:name="T582" style:family="text">
      <style:text-properties fo:language="en" fo:country="CA" officeooo:rsid="07caac21"/>
    </style:style>
    <style:style style:name="T583" style:family="text">
      <style:text-properties fo:font-style="italic" officeooo:rsid="00ead62e" style:font-style-asian="italic" style:font-style-complex="italic"/>
    </style:style>
    <style:style style:name="T584" style:family="text">
      <style:text-properties officeooo:rsid="00ead62e"/>
    </style:style>
    <style:style style:name="T585" style:family="text">
      <style:text-properties fo:font-weight="bold" officeooo:rsid="00eb9adb" style:font-weight-asian="bold" style:font-weight-complex="bold"/>
    </style:style>
    <style:style style:name="T586" style:family="text">
      <style:text-properties officeooo:rsid="00eb9adb"/>
    </style:style>
    <style:style style:name="T587" style:family="text">
      <style:text-properties fo:font-variant="normal" fo:text-transform="none" style:text-position="0% 100%" fo:font-style="normal" style:text-underline-style="none" fo:font-weight="normal" officeooo:rsid="00eb9adb"/>
    </style:style>
    <style:style style:name="T588" style:family="text">
      <style:text-properties fo:font-style="normal" officeooo:rsid="010947eb" style:font-style-asian="normal" style:font-style-complex="normal"/>
    </style:style>
    <style:style style:name="T589" style:family="text">
      <style:text-properties fo:font-style="normal" officeooo:rsid="00ec0dab" style:font-style-asian="normal" style:font-style-complex="normal"/>
    </style:style>
    <style:style style:name="T590" style:family="text">
      <style:text-properties fo:font-style="normal" officeooo:rsid="0055bc78" style:font-style-asian="normal" style:font-style-complex="normal"/>
    </style:style>
    <style:style style:name="T591" style:family="text">
      <style:text-properties fo:font-style="normal" officeooo:rsid="00ecc02a" style:font-style-asian="normal" style:font-style-complex="normal"/>
    </style:style>
    <style:style style:name="T592" style:family="text">
      <style:text-properties officeooo:rsid="0055bc78"/>
    </style:style>
    <style:style style:name="T593" style:family="text">
      <style:text-properties fo:font-style="italic" officeooo:rsid="01166c6b" style:font-style-asian="italic" style:font-style-complex="italic"/>
    </style:style>
    <style:style style:name="T594" style:family="text">
      <style:text-properties fo:font-style="normal" officeooo:rsid="01166c6b" style:font-style-asian="normal" style:font-style-complex="normal"/>
    </style:style>
    <style:style style:name="T595" style:family="text">
      <style:text-properties officeooo:rsid="010947eb"/>
    </style:style>
    <style:style style:name="T596" style:family="text">
      <style:text-properties officeooo:rsid="07f9caa7"/>
    </style:style>
    <style:style style:name="T597" style:family="text">
      <style:text-properties officeooo:rsid="02dc0878"/>
    </style:style>
    <style:style style:name="T598" style:family="text">
      <style:text-properties fo:font-style="italic" officeooo:rsid="02dc0878" style:font-style-asian="italic" style:font-style-complex="italic"/>
    </style:style>
    <style:style style:name="T599" style:family="text">
      <style:text-properties officeooo:rsid="01654c20"/>
    </style:style>
    <style:style style:name="T600" style:family="text">
      <style:text-properties officeooo:rsid="02418429"/>
    </style:style>
    <style:style style:name="T601" style:family="text">
      <style:text-properties officeooo:rsid="010c4f62" style:font-style-asian="italic" style:font-style-complex="italic"/>
    </style:style>
    <style:style style:name="T602" style:family="text">
      <style:text-properties officeooo:rsid="00650e45"/>
    </style:style>
    <style:style style:name="T603" style:family="text">
      <style:text-properties fo:font-style="italic" officeooo:rsid="0069150b" style:font-style-asian="italic" style:font-style-complex="italic"/>
    </style:style>
    <style:style style:name="T604" style:family="text">
      <style:text-properties fo:font-style="normal" officeooo:rsid="0069150b" style:font-style-asian="normal" style:font-style-complex="normal"/>
    </style:style>
    <style:style style:name="T605" style:family="text">
      <style:text-properties fo:font-style="normal" officeooo:rsid="06cdb194" style:font-style-asian="normal" style:font-style-complex="normal"/>
    </style:style>
    <style:style style:name="T606" style:family="text">
      <style:text-properties fo:font-style="normal" officeooo:rsid="07f9caa7" style:font-style-asian="normal" style:font-style-complex="normal"/>
    </style:style>
    <style:style style:name="T607" style:family="text">
      <style:text-properties fo:font-style="normal" officeooo:rsid="06d200a4" style:font-style-asian="normal" style:font-style-complex="normal"/>
    </style:style>
    <style:style style:name="T608" style:family="text">
      <style:text-properties fo:font-style="normal" officeooo:rsid="06cf0a71" style:font-style-asian="normal" style:font-style-complex="normal"/>
    </style:style>
    <style:style style:name="T609" style:family="text">
      <style:text-properties officeooo:rsid="00647139"/>
    </style:style>
    <style:style style:name="T610" style:family="text">
      <style:text-properties officeooo:rsid="0118db02"/>
    </style:style>
    <style:style style:name="T611" style:family="text">
      <style:text-properties fo:font-weight="normal" officeooo:rsid="006f29dd" style:font-weight-asian="normal" style:font-weight-complex="normal"/>
    </style:style>
    <style:style style:name="T612" style:family="text">
      <style:text-properties fo:font-weight="normal" officeooo:rsid="07fceb9e" style:font-weight-asian="normal" style:font-weight-complex="normal"/>
    </style:style>
    <style:style style:name="T613" style:family="text">
      <style:text-properties officeooo:rsid="006f29dd"/>
    </style:style>
    <style:style style:name="T614" style:family="text">
      <style:text-properties fo:font-style="normal" officeooo:rsid="006ffa18" style:font-style-asian="normal" style:font-style-complex="normal"/>
    </style:style>
    <style:style style:name="T615" style:family="text">
      <style:text-properties fo:font-style="normal" officeooo:rsid="06d11e57" style:font-style-asian="normal" style:font-style-complex="normal"/>
    </style:style>
    <style:style style:name="T616" style:family="text">
      <style:text-properties fo:font-style="normal" officeooo:rsid="012f4568" style:font-style-asian="normal" style:font-style-complex="normal"/>
    </style:style>
    <style:style style:name="T617" style:family="text">
      <style:text-properties fo:font-style="normal" officeooo:rsid="0142513f" style:font-style-asian="normal" style:font-style-complex="normal"/>
    </style:style>
    <style:style style:name="T618" style:family="text">
      <style:text-properties fo:font-style="normal" officeooo:rsid="0167665f" style:font-style-asian="normal" style:font-style-complex="normal"/>
    </style:style>
    <style:style style:name="T619" style:family="text">
      <style:text-properties fo:font-style="normal" officeooo:rsid="01191ef1" style:font-style-asian="normal" style:font-style-complex="normal"/>
    </style:style>
    <style:style style:name="T620" style:family="text">
      <style:text-properties fo:font-style="normal" officeooo:rsid="07fceb9e" style:font-style-asian="normal" style:font-style-complex="normal"/>
    </style:style>
    <style:style style:name="T621" style:family="text">
      <style:text-properties fo:font-style="normal" fo:font-weight="normal" officeooo:rsid="00716ae1" style:font-style-asian="normal" style:font-weight-asian="normal" style:font-style-complex="normal" style:font-weight-complex="normal"/>
    </style:style>
    <style:style style:name="T622" style:family="text">
      <style:text-properties fo:font-style="normal" officeooo:rsid="00716ae1" style:font-style-asian="normal" style:font-style-complex="normal"/>
    </style:style>
    <style:style style:name="T623" style:family="text">
      <style:text-properties fo:font-style="normal" officeooo:rsid="0072e3d7" style:font-style-asian="normal" style:font-style-complex="normal"/>
    </style:style>
    <style:style style:name="T624" style:family="text">
      <style:text-properties fo:font-style="normal" officeooo:rsid="007349aa" style:font-style-asian="normal" style:font-style-complex="normal"/>
    </style:style>
    <style:style style:name="T625" style:family="text">
      <style:text-properties fo:font-style="normal" officeooo:rsid="00f07e2f" style:font-style-asian="normal" style:font-style-complex="normal"/>
    </style:style>
    <style:style style:name="T626" style:family="text">
      <style:text-properties fo:font-style="normal" officeooo:rsid="02d8bc76" style:font-style-asian="normal" style:font-style-complex="normal"/>
    </style:style>
    <style:style style:name="T627" style:family="text">
      <style:text-properties fo:font-style="normal" officeooo:rsid="00ef976b" style:font-style-asian="normal" style:font-style-complex="normal"/>
    </style:style>
    <style:style style:name="T628" style:family="text">
      <style:text-properties fo:font-style="normal" officeooo:rsid="01694450" style:font-style-asian="normal" style:font-style-complex="normal"/>
    </style:style>
    <style:style style:name="T629" style:family="text">
      <style:text-properties officeooo:rsid="07c4c8ba"/>
    </style:style>
    <style:style style:name="T630" style:family="text">
      <style:text-properties fo:language="en" fo:country="CA" officeooo:rsid="0121668c" style:font-style-complex="italic"/>
    </style:style>
    <style:style style:name="T631" style:family="text">
      <style:text-properties fo:language="en" fo:country="CA" officeooo:rsid="00650e45" style:font-style-complex="italic"/>
    </style:style>
    <style:style style:name="T632" style:family="text">
      <style:text-properties fo:language="en" fo:country="CA" fo:font-weight="bold" style:font-weight-asian="bold" style:font-style-complex="italic"/>
    </style:style>
    <style:style style:name="T633" style:family="text">
      <style:text-properties fo:language="en" fo:country="CA" officeooo:rsid="025cd496" style:font-style-complex="italic"/>
    </style:style>
    <style:style style:name="T634" style:family="text">
      <style:text-properties fo:language="en" fo:country="CA" officeooo:rsid="02dd9c40" style:font-style-complex="italic"/>
    </style:style>
    <style:style style:name="T635" style:family="text">
      <style:text-properties fo:language="en" fo:country="CA" officeooo:rsid="011ae580" style:font-style-complex="italic"/>
    </style:style>
    <style:style style:name="T636" style:family="text">
      <style:text-properties fo:language="en" fo:country="CA" fo:background-color="transparent" loext:char-shading-value="0" style:font-style-complex="italic"/>
    </style:style>
    <style:style style:name="T637" style:family="text">
      <style:text-properties fo:language="en" fo:country="CA" officeooo:rsid="07b776a0" fo:background-color="transparent" loext:char-shading-value="0" style:font-style-complex="italic"/>
    </style:style>
    <style:style style:name="T638" style:family="text">
      <style:text-properties fo:language="en" fo:country="CA" officeooo:rsid="01fd0e61" style:font-style-complex="italic"/>
    </style:style>
    <style:style style:name="T639" style:family="text">
      <style:text-properties fo:language="en" fo:country="CA" officeooo:rsid="00f07e2f" style:font-style-complex="italic"/>
    </style:style>
    <style:style style:name="T640" style:family="text">
      <style:text-properties officeooo:rsid="00f07e2f" style:font-style-complex="italic"/>
    </style:style>
    <style:style style:name="T641" style:family="text">
      <style:text-properties officeooo:rsid="011ae580" style:font-style-complex="italic"/>
    </style:style>
    <style:style style:name="T642" style:family="text">
      <style:text-properties officeooo:rsid="07fceb9e" style:font-style-complex="italic"/>
    </style:style>
    <style:style style:name="T643" style:family="text">
      <style:text-properties officeooo:rsid="00664f7f" style:font-style-complex="italic"/>
    </style:style>
    <style:style style:name="T644" style:family="text">
      <style:text-properties officeooo:rsid="00736e34" style:font-style-complex="italic"/>
    </style:style>
    <style:style style:name="T645" style:family="text">
      <style:text-properties officeooo:rsid="0177c3a3" style:font-style-complex="italic"/>
    </style:style>
    <style:style style:name="T646" style:family="text">
      <style:text-properties style:text-position="super 58%" officeooo:rsid="0177c3a3" style:font-style-complex="italic"/>
    </style:style>
    <style:style style:name="T647" style:family="text">
      <style:text-properties officeooo:rsid="0178d239" style:font-style-complex="italic"/>
    </style:style>
    <style:style style:name="T648" style:family="text">
      <style:text-properties officeooo:rsid="017c0943" style:font-style-complex="italic"/>
    </style:style>
    <style:style style:name="T649" style:family="text">
      <style:text-properties officeooo:rsid="01823dce" style:font-style-complex="italic"/>
    </style:style>
    <style:style style:name="T650" style:family="text">
      <style:text-properties officeooo:rsid="01fd0e61" style:font-style-complex="italic"/>
    </style:style>
    <style:style style:name="T651" style:family="text">
      <style:text-properties officeooo:rsid="02418429" style:font-style-complex="italic"/>
    </style:style>
    <style:style style:name="T652" style:family="text">
      <style:text-properties officeooo:rsid="02dd9c40" style:font-style-complex="italic"/>
    </style:style>
    <style:style style:name="T653" style:family="text">
      <style:text-properties officeooo:rsid="07fd36b5" style:font-style-complex="italic"/>
    </style:style>
    <style:style style:name="T654" style:family="text">
      <style:text-properties officeooo:rsid="017a85dd" style:font-style-complex="italic"/>
    </style:style>
    <style:style style:name="T655" style:family="text">
      <style:text-properties officeooo:rsid="017d74ea" style:font-style-complex="italic"/>
    </style:style>
    <style:style style:name="T656" style:family="text">
      <style:text-properties fo:font-style="normal" officeooo:rsid="0178d239" style:font-style-asian="normal" style:font-style-complex="normal"/>
    </style:style>
    <style:style style:name="T657" style:family="text">
      <style:text-properties fo:font-style="italic" officeooo:rsid="0178d239" style:font-style-asian="italic" style:font-style-complex="italic"/>
    </style:style>
    <style:style style:name="T658" style:family="text">
      <style:text-properties officeooo:rsid="07fdca5e" style:font-style-complex="italic"/>
    </style:style>
    <style:style style:name="T659" style:family="text">
      <style:text-properties officeooo:rsid="017e5ea3" style:font-style-complex="italic"/>
    </style:style>
    <style:style style:name="T660" style:family="text">
      <style:text-properties officeooo:rsid="07ffb471" style:font-style-complex="italic"/>
    </style:style>
    <style:style style:name="T661" style:family="text">
      <style:text-properties fo:font-weight="bold" officeooo:rsid="00664f7f" style:font-weight-asian="bold" style:font-style-complex="italic" style:font-weight-complex="bold"/>
    </style:style>
    <style:style style:name="T662" style:family="text">
      <style:text-properties officeooo:rsid="0067303e" style:font-style-complex="italic"/>
    </style:style>
    <style:style style:name="T663" style:family="text">
      <style:text-properties fo:font-weight="bold" officeooo:rsid="0067303e" style:font-weight-asian="bold" style:font-style-complex="italic" style:font-weight-complex="bold"/>
    </style:style>
    <style:style style:name="T664" style:family="text">
      <style:text-properties officeooo:rsid="023d47ab" style:font-style-complex="italic"/>
    </style:style>
    <style:style style:name="T665" style:family="text">
      <style:text-properties officeooo:rsid="0128b233" style:font-style-complex="italic"/>
    </style:style>
    <style:style style:name="T666" style:family="text">
      <style:text-properties officeooo:rsid="00f1cbdb" style:font-style-complex="italic"/>
    </style:style>
    <style:style style:name="T667" style:family="text">
      <style:text-properties officeooo:rsid="01299b12" style:font-style-complex="italic"/>
    </style:style>
    <style:style style:name="T668" style:family="text">
      <style:text-properties officeooo:rsid="0182b9e6" style:font-style-complex="italic"/>
    </style:style>
    <style:style style:name="T669" style:family="text">
      <style:text-properties officeooo:rsid="011b8b52" style:font-style-complex="italic"/>
    </style:style>
    <style:style style:name="T670" style:family="text">
      <style:text-properties officeooo:rsid="07ffecd1" style:font-style-complex="italic"/>
    </style:style>
    <style:style style:name="T671" style:family="text">
      <style:text-properties officeooo:rsid="00750113" style:font-style-complex="italic"/>
    </style:style>
    <style:style style:name="T672" style:family="text">
      <style:text-properties officeooo:rsid="08027cb7"/>
    </style:style>
    <style:style style:name="T673" style:family="text">
      <style:text-properties officeooo:rsid="02dd9c40"/>
    </style:style>
    <style:style style:name="T674" style:family="text">
      <style:text-properties officeooo:rsid="012dd4cf"/>
    </style:style>
    <style:style style:name="T675" style:family="text">
      <style:text-properties fo:language="en" fo:country="CA" fo:font-weight="normal" officeooo:rsid="06d625be" style:font-weight-asian="normal" style:font-weight-complex="normal"/>
    </style:style>
    <style:style style:name="T676" style:family="text">
      <style:text-properties fo:language="en" fo:country="CA" fo:font-weight="normal" officeooo:rsid="07b79c7a" style:font-weight-asian="normal" style:font-weight-complex="normal"/>
    </style:style>
    <style:style style:name="T677" style:family="text">
      <style:text-properties fo:language="en" fo:country="CA" officeooo:rsid="02df45f8"/>
    </style:style>
    <style:style style:name="T678" style:family="text">
      <style:text-properties fo:language="en" fo:country="CA" fo:font-style="normal" officeooo:rsid="0142513f" style:font-style-asian="normal" style:font-style-complex="normal"/>
    </style:style>
    <style:style style:name="T679" style:family="text">
      <style:text-properties fo:language="en" fo:country="CA" fo:font-style="normal" officeooo:rsid="0806ad5e" style:font-style-asian="normal" style:font-style-complex="normal"/>
    </style:style>
    <style:style style:name="T680" style:family="text">
      <style:text-properties fo:language="en" fo:country="CA" officeooo:rsid="0130f3e4"/>
    </style:style>
    <style:style style:name="T681" style:family="text">
      <style:text-properties officeooo:rsid="0130f3e4"/>
    </style:style>
    <style:style style:name="T682" style:family="text">
      <style:text-properties officeooo:rsid="0820b466"/>
    </style:style>
    <style:style style:name="T683" style:family="text">
      <style:text-properties officeooo:rsid="08221fff"/>
    </style:style>
    <style:style style:name="T684" style:family="text">
      <style:text-properties officeooo:rsid="081b46b8"/>
    </style:style>
    <style:style style:name="T685" style:family="text">
      <style:text-properties officeooo:rsid="08032d74"/>
    </style:style>
    <style:style style:name="T686" style:family="text">
      <style:text-properties fo:font-style="normal" officeooo:rsid="06d7b883" style:font-style-asian="normal" style:font-style-complex="normal"/>
    </style:style>
    <style:style style:name="T687" style:family="text">
      <style:text-properties fo:font-style="normal" officeooo:rsid="080c9c95" style:font-style-asian="normal" style:font-style-complex="normal"/>
    </style:style>
    <style:style style:name="T688" style:family="text">
      <style:text-properties fo:font-style="italic" officeooo:rsid="06d7b883" style:font-style-asian="italic" style:font-style-complex="italic"/>
    </style:style>
    <style:style style:name="T689" style:family="text">
      <style:text-properties officeooo:rsid="02df45f8"/>
    </style:style>
    <style:style style:name="T690" style:family="text">
      <style:text-properties officeooo:rsid="0820cde3"/>
    </style:style>
    <style:style style:name="T691" style:family="text">
      <style:text-properties officeooo:rsid="0132ccba"/>
    </style:style>
    <style:style style:name="T692" style:family="text">
      <style:text-properties officeooo:rsid="0182b9e6"/>
    </style:style>
    <style:style style:name="T693" style:family="text">
      <style:text-properties fo:font-weight="normal" officeooo:rsid="0169f215" style:font-weight-asian="normal" style:font-weight-complex="normal"/>
    </style:style>
    <style:style style:name="T694" style:family="text">
      <style:text-properties fo:font-weight="normal" officeooo:rsid="02df45f8" style:font-weight-asian="normal" style:font-weight-complex="normal"/>
    </style:style>
    <style:style style:name="T695" style:family="text">
      <style:text-properties fo:font-weight="normal" officeooo:rsid="0820cde3" style:font-weight-asian="normal" style:font-weight-complex="normal"/>
    </style:style>
    <style:style style:name="T696" style:family="text">
      <style:text-properties fo:font-weight="normal" officeooo:rsid="01467fd9" style:font-weight-asian="normal" style:font-weight-complex="normal"/>
    </style:style>
    <style:style style:name="T697" style:family="text">
      <style:text-properties fo:font-weight="normal" officeooo:rsid="023e5630" style:font-weight-asian="normal" style:font-weight-complex="normal"/>
    </style:style>
    <style:style style:name="T698" style:family="text">
      <style:text-properties fo:font-weight="normal" officeooo:rsid="06d7b883" style:font-weight-asian="normal" style:font-weight-complex="normal"/>
    </style:style>
    <style:style style:name="T699" style:family="text">
      <style:text-properties fo:font-weight="normal" officeooo:rsid="06d8b7a4" style:font-weight-asian="normal" style:font-weight-complex="normal"/>
    </style:style>
    <style:style style:name="T700" style:family="text">
      <style:text-properties fo:font-weight="normal" officeooo:rsid="08221fff" style:font-weight-asian="normal" style:font-weight-complex="normal"/>
    </style:style>
    <style:style style:name="T701" style:family="text">
      <style:text-properties fo:font-weight="normal" officeooo:rsid="081b46b8" style:font-weight-asian="normal" style:font-weight-complex="normal"/>
    </style:style>
    <style:style style:name="T702" style:family="text">
      <style:text-properties fo:font-weight="normal" officeooo:rsid="0820b466" style:font-weight-asian="normal" style:font-weight-complex="normal"/>
    </style:style>
    <style:style style:name="T703" style:family="text">
      <style:text-properties fo:font-style="italic" fo:font-weight="normal" officeooo:rsid="08221fff" style:font-style-asian="italic" style:font-weight-asian="normal" style:font-style-complex="italic" style:font-weight-complex="normal"/>
    </style:style>
    <style:style style:name="T704" style:family="text">
      <style:text-properties fo:font-style="normal" fo:font-weight="normal" officeooo:rsid="08221fff" style:font-style-asian="normal" style:font-weight-asian="normal" style:font-style-complex="normal" style:font-weight-complex="normal"/>
    </style:style>
    <style:style style:name="T705" style:family="text">
      <style:text-properties fo:font-weight="normal" officeooo:rsid="0134648d" style:font-weight-asian="normal" style:font-weight-complex="normal"/>
    </style:style>
    <style:style style:name="T706" style:family="text">
      <style:text-properties fo:font-weight="normal" officeooo:rsid="06d8e0a9" style:font-weight-asian="normal" style:font-weight-complex="normal"/>
    </style:style>
    <style:style style:name="T707" style:family="text">
      <style:text-properties fo:font-weight="normal" officeooo:rsid="02dfe2fc" style:font-weight-asian="normal" style:font-weight-complex="normal"/>
    </style:style>
    <style:style style:name="T708" style:family="text">
      <style:text-properties officeooo:rsid="01467fd9"/>
    </style:style>
    <style:style style:name="T709" style:family="text">
      <style:text-properties officeooo:rsid="06d9c720"/>
    </style:style>
    <style:style style:name="T710" style:family="text">
      <style:text-properties officeooo:rsid="080e8f5d" fo:background-color="#ffffff" loext:char-shading-value="0"/>
    </style:style>
    <style:style style:name="T711" style:family="text">
      <style:text-properties officeooo:rsid="0823ed8d" fo:background-color="#ffffff" loext:char-shading-value="0"/>
    </style:style>
    <style:style style:name="T712" style:family="text">
      <style:text-properties fo:font-weight="bold" officeooo:rsid="06dc0b49" fo:background-color="#ffffff" loext:char-shading-value="0" style:font-weight-asian="bold"/>
    </style:style>
    <style:style style:name="T713" style:family="text">
      <style:text-properties fo:font-weight="bold" officeooo:rsid="06dc0b49" fo:background-color="transparent" loext:char-shading-value="0" style:font-weight-asian="bold"/>
    </style:style>
    <style:style style:name="T714" style:family="text">
      <style:text-properties fo:font-weight="bold" officeooo:rsid="07b79c7a" fo:background-color="transparent" loext:char-shading-value="0" style:font-weight-asian="bold"/>
    </style:style>
    <style:style style:name="T715" style:family="text">
      <style:text-properties officeooo:rsid="06dc0b49" fo:background-color="transparent" loext:char-shading-value="0" style:font-weight-complex="bold"/>
    </style:style>
    <style:style style:name="T716" style:family="text">
      <style:text-properties officeooo:rsid="06dc0b49" fo:background-color="transparent" loext:char-shading-value="0"/>
    </style:style>
    <style:style style:name="T717" style:family="text">
      <style:text-properties officeooo:rsid="06dc0b49" fo:background-color="#ffffff" loext:char-shading-value="0"/>
    </style:style>
    <style:style style:name="T718" style:family="text">
      <style:text-properties officeooo:rsid="01467fd9" fo:background-color="#ffffff" loext:char-shading-value="0"/>
    </style:style>
    <style:style style:name="T719" style:family="text">
      <style:text-properties officeooo:rsid="06d9c720" fo:background-color="#ffffff" loext:char-shading-value="0"/>
    </style:style>
    <style:style style:name="T720" style:family="text">
      <style:text-properties officeooo:rsid="02dfff70" fo:background-color="#ffffff" loext:char-shading-value="0"/>
    </style:style>
    <style:style style:name="T721" style:family="text">
      <style:text-properties officeooo:rsid="082588af" fo:background-color="#ffffff" loext:char-shading-value="0"/>
    </style:style>
    <style:style style:name="T722" style:family="text">
      <style:text-properties officeooo:rsid="0182b9e6" fo:background-color="#ffffff" loext:char-shading-value="0"/>
    </style:style>
    <style:style style:name="T723" style:family="text">
      <style:text-properties officeooo:rsid="06dbb0ac" fo:background-color="#ffffff" loext:char-shading-value="0"/>
    </style:style>
    <style:style style:name="T724" style:family="text">
      <style:text-properties officeooo:rsid="0828bc43" fo:background-color="#ffffff" loext:char-shading-value="0"/>
    </style:style>
    <style:style style:name="T725" style:family="text">
      <style:text-properties officeooo:rsid="07a0d68d" fo:background-color="#ffffff" loext:char-shading-value="0"/>
    </style:style>
    <style:style style:name="T726" style:family="text">
      <style:text-properties officeooo:rsid="0147c022" fo:background-color="#ffffff" loext:char-shading-value="0"/>
    </style:style>
    <style:style style:name="T727" style:family="text">
      <style:text-properties officeooo:rsid="0147f129" fo:background-color="#ffffff" loext:char-shading-value="0"/>
    </style:style>
    <style:style style:name="T728" style:family="text">
      <style:text-properties officeooo:rsid="06dea4d8" fo:background-color="#ffffff" loext:char-shading-value="0"/>
    </style:style>
    <style:style style:name="T729" style:family="text">
      <style:text-properties officeooo:rsid="01fd0e61" fo:background-color="#ffffff" loext:char-shading-value="0"/>
    </style:style>
    <style:style style:name="T730" style:family="text">
      <style:text-properties officeooo:rsid="016bbe5a" fo:background-color="#ffffff" loext:char-shading-value="0"/>
    </style:style>
    <style:style style:name="T731" style:family="text">
      <style:text-properties officeooo:rsid="06dcd872" fo:background-color="#ffffff" loext:char-shading-value="0"/>
    </style:style>
    <style:style style:name="T732" style:family="text">
      <style:text-properties officeooo:rsid="014a7cb8" fo:background-color="#ffffff" loext:char-shading-value="0"/>
    </style:style>
    <style:style style:name="T733" style:family="text">
      <style:text-properties officeooo:rsid="016d51ed" fo:background-color="#ffffff" loext:char-shading-value="0"/>
    </style:style>
    <style:style style:name="T734" style:family="text">
      <style:text-properties fo:font-style="normal" officeooo:rsid="016d51ed" fo:background-color="#ffffff" loext:char-shading-value="0" style:font-style-asian="normal" style:font-style-complex="normal"/>
    </style:style>
    <style:style style:name="T735" style:family="text">
      <style:text-properties fo:font-style="normal" officeooo:rsid="016bbe5a" fo:background-color="#ffffff" loext:char-shading-value="0" style:font-style-asian="normal" style:font-style-complex="normal"/>
    </style:style>
    <style:style style:name="T736" style:family="text">
      <style:text-properties officeooo:rsid="018340fc" fo:background-color="#ffffff" loext:char-shading-value="0"/>
    </style:style>
    <style:style style:name="T737" style:family="text">
      <style:text-properties officeooo:rsid="016dd211" fo:background-color="#ffffff" loext:char-shading-value="0"/>
    </style:style>
    <style:style style:name="T738" style:family="text">
      <style:text-properties officeooo:rsid="02431acc" fo:background-color="#ffffff" loext:char-shading-value="0"/>
    </style:style>
    <style:style style:name="T739" style:family="text">
      <style:text-properties officeooo:rsid="016e9f7a" fo:background-color="#ffffff" loext:char-shading-value="0"/>
    </style:style>
    <style:style style:name="T740" style:family="text">
      <style:text-properties officeooo:rsid="06dfda1d" fo:background-color="#ffffff" loext:char-shading-value="0"/>
    </style:style>
    <style:style style:name="T741" style:family="text">
      <style:text-properties officeooo:rsid="0183ecb7" fo:background-color="#ffffff" loext:char-shading-value="0"/>
    </style:style>
    <style:style style:name="T742" style:family="text">
      <style:text-properties officeooo:rsid="017003ce" fo:background-color="#ffffff" loext:char-shading-value="0"/>
    </style:style>
    <style:style style:name="T743" style:family="text">
      <style:text-properties officeooo:rsid="018e2dd3" fo:background-color="#ffffff" loext:char-shading-value="0"/>
    </style:style>
    <style:style style:name="T744" style:family="text">
      <style:text-properties officeooo:rsid="018f1ddd" fo:background-color="#ffffff" loext:char-shading-value="0"/>
    </style:style>
    <style:style style:name="T745" style:family="text">
      <style:text-properties officeooo:rsid="018677bc" fo:background-color="#ffffff" loext:char-shading-value="0"/>
    </style:style>
    <style:style style:name="T746" style:family="text">
      <style:text-properties officeooo:rsid="018a6458" fo:background-color="#ffffff" loext:char-shading-value="0"/>
    </style:style>
    <style:style style:name="T747" style:family="text">
      <style:text-properties fo:font-weight="bold" officeooo:rsid="018a6458" fo:background-color="#ffffff" loext:char-shading-value="0" style:font-weight-asian="bold" style:font-weight-complex="bold"/>
    </style:style>
    <style:style style:name="T748" style:family="text">
      <style:text-properties fo:font-weight="bold" officeooo:rsid="018e2dd3" fo:background-color="#ffffff" loext:char-shading-value="0" style:font-weight-asian="bold" style:font-weight-complex="bold"/>
    </style:style>
    <style:style style:name="T749" style:family="text">
      <style:text-properties fo:font-weight="normal" officeooo:rsid="06e21a9b" fo:background-color="#ffffff" loext:char-shading-value="0" style:font-weight-asian="normal" style:font-weight-complex="normal"/>
    </style:style>
    <style:style style:name="T750" style:family="text">
      <style:text-properties officeooo:rsid="06e21a9b" fo:background-color="#ffffff" loext:char-shading-value="0"/>
    </style:style>
    <style:style style:name="T751" style:family="text">
      <style:text-properties fo:font-style="italic" fo:font-weight="normal" officeooo:rsid="018677bc" fo:background-color="#ffffff" loext:char-shading-value="0" style:font-style-asian="italic" style:font-weight-asian="normal" style:font-style-complex="italic" style:font-weight-complex="normal"/>
    </style:style>
    <style:style style:name="T752" style:family="text">
      <style:text-properties officeooo:rsid="02437aee" fo:background-color="#ffffff" loext:char-shading-value="0"/>
    </style:style>
    <style:style style:name="T753" style:family="text">
      <style:text-properties fo:font-style="italic" officeooo:rsid="018677bc" fo:background-color="#ffffff" loext:char-shading-value="0" style:font-style-asian="italic" style:font-style-complex="italic"/>
    </style:style>
    <style:style style:name="T754" style:family="text">
      <style:text-properties officeooo:rsid="02d588d9" fo:background-color="#ffffff" loext:char-shading-value="0"/>
    </style:style>
    <style:style style:name="T755" style:family="text">
      <style:text-properties fo:font-style="italic" officeooo:rsid="02437aee" fo:background-color="#ffffff" loext:char-shading-value="0" style:font-style-asian="italic" style:font-style-complex="italic"/>
    </style:style>
    <style:style style:name="T756" style:family="text">
      <style:text-properties officeooo:rsid="018726ca" fo:background-color="#ffffff" loext:char-shading-value="0"/>
    </style:style>
    <style:style style:name="T757" style:family="text">
      <style:text-properties officeooo:rsid="0188d547" fo:background-color="#ffffff" loext:char-shading-value="0"/>
    </style:style>
    <style:style style:name="T758" style:family="text">
      <style:text-properties officeooo:rsid="019bcd66" fo:background-color="#ffffff" loext:char-shading-value="0"/>
    </style:style>
    <style:style style:name="T759" style:family="text">
      <style:text-properties fo:font-weight="bold" officeooo:rsid="0188d547" fo:background-color="#ffffff" loext:char-shading-value="0" style:font-weight-asian="bold" style:font-weight-complex="bold"/>
    </style:style>
    <style:style style:name="T760" style:family="text">
      <style:text-properties fo:font-weight="normal" officeooo:rsid="02dfff70" fo:background-color="#ffffff" loext:char-shading-value="0" style:font-weight-asian="normal" style:font-weight-complex="normal"/>
    </style:style>
    <style:style style:name="T761" style:family="text">
      <style:text-properties officeooo:rsid="018e10ea" fo:background-color="#ffffff" loext:char-shading-value="0"/>
    </style:style>
    <style:style style:name="T762" style:family="text">
      <style:text-properties officeooo:rsid="01923cc6" fo:background-color="#ffffff" loext:char-shading-value="0"/>
    </style:style>
    <style:style style:name="T763" style:family="text">
      <style:text-properties officeooo:rsid="019199d8" fo:background-color="#ffffff" loext:char-shading-value="0"/>
    </style:style>
    <style:style style:name="T764" style:family="text">
      <style:text-properties officeooo:rsid="01907410" fo:background-color="#ffffff" loext:char-shading-value="0"/>
    </style:style>
    <style:style style:name="T765" style:family="text">
      <style:text-properties officeooo:rsid="06fff021" fo:background-color="#ffffff" loext:char-shading-value="0"/>
    </style:style>
    <style:style style:name="T766" style:family="text">
      <style:text-properties officeooo:rsid="02e16bfb" fo:background-color="#ffffff" loext:char-shading-value="0"/>
    </style:style>
    <style:style style:name="T767" style:family="text">
      <style:text-properties officeooo:rsid="02e2c761"/>
    </style:style>
    <style:style style:name="T768" style:family="text">
      <style:text-properties officeooo:rsid="024460de"/>
    </style:style>
    <style:style style:name="T769" style:family="text">
      <style:text-properties officeooo:rsid="01510850"/>
    </style:style>
    <style:style style:name="T770" style:family="text">
      <style:text-properties officeooo:rsid="01fdd0c2"/>
    </style:style>
    <style:style style:name="T771" style:family="text">
      <style:text-properties fo:font-weight="bold" officeooo:rsid="01510850" style:font-weight-asian="bold" style:font-weight-complex="bold"/>
    </style:style>
    <style:style style:name="T772" style:family="text">
      <style:text-properties style:text-underline-style="none" fo:font-weight="bold" style:font-weight-asian="bold" style:font-weight-complex="bold"/>
    </style:style>
    <style:style style:name="T773" style:family="text">
      <style:text-properties fo:language="en" fo:country="CA" officeooo:rsid="01fdd0c2"/>
    </style:style>
    <style:style style:name="T774" style:family="text">
      <style:text-properties fo:language="en" fo:country="CA" fo:font-style="italic" officeooo:rsid="019d1bb4" style:font-style-asian="italic" style:font-style-complex="italic"/>
    </style:style>
    <style:style style:name="T775" style:family="text">
      <style:text-properties fo:language="en" fo:country="CA" fo:font-style="normal" officeooo:rsid="019d1bb4" style:font-style-asian="normal" style:font-style-complex="normal"/>
    </style:style>
    <style:style style:name="T776" style:family="text">
      <style:text-properties fo:language="en" fo:country="CA" fo:font-style="normal" officeooo:rsid="019dcaac" style:font-style-asian="normal" style:font-style-complex="normal"/>
    </style:style>
    <style:style style:name="T777" style:family="text">
      <style:text-properties fo:language="en" fo:country="CA" fo:font-style="normal" officeooo:rsid="024701e4" style:font-style-asian="normal" style:font-style-complex="normal"/>
    </style:style>
    <style:style style:name="T778" style:family="text">
      <style:text-properties fo:language="en" fo:country="CA" fo:font-style="normal" officeooo:rsid="01fdd0c2" style:font-style-asian="normal" style:font-style-complex="normal"/>
    </style:style>
    <style:style style:name="T779" style:family="text">
      <style:text-properties fo:language="en" fo:country="CA" fo:font-style="italic" officeooo:rsid="01fdd0c2" style:font-style-asian="italic" style:font-style-complex="italic"/>
    </style:style>
    <style:style style:name="T780" style:family="text">
      <style:text-properties fo:language="en" fo:country="CA" fo:font-style="italic" officeooo:rsid="01510850" style:font-style-asian="italic" style:font-style-complex="italic"/>
    </style:style>
    <style:style style:name="T781" style:family="text">
      <style:text-properties fo:language="en" fo:country="CA" fo:font-style="italic" style:text-underline-style="none" officeooo:rsid="01510850" style:font-style-asian="italic" style:font-style-complex="italic"/>
    </style:style>
    <style:style style:name="T782" style:family="text">
      <style:text-properties fo:language="en" fo:country="CA" fo:font-style="italic" officeooo:rsid="01654c20" style:font-style-asian="italic" style:font-style-complex="italic"/>
    </style:style>
    <style:style style:name="T783" style:family="text">
      <style:text-properties fo:language="en" fo:country="CA" fo:font-style="italic" officeooo:rsid="08fd3377" style:font-style-asian="italic" style:font-style-complex="italic"/>
    </style:style>
    <style:style style:name="T784" style:family="text">
      <style:text-properties style:font-name="Times New Roman2" fo:font-size="11pt" fo:language="en" fo:country="CA" fo:font-style="normal" fo:font-weight="normal" officeooo:rsid="08fd3377" style:letter-kerning="true" style:font-size-asian="11pt" style:language-asian="hi" style:country-asian="IN" style:font-style-asian="normal" style:font-size-complex="12pt" style:language-complex="hi" style:country-complex="IN" style:font-style-complex="normal"/>
    </style:style>
    <style:style style:name="T785" style:family="text">
      <style:text-properties fo:language="en" fo:country="CA" officeooo:rsid="01504cba"/>
    </style:style>
    <style:style style:name="T786" style:family="text">
      <style:text-properties officeooo:rsid="01504cba"/>
    </style:style>
    <style:style style:name="T787" style:family="text">
      <style:text-properties fo:font-style="italic" officeooo:rsid="019dcaac" style:font-style-asian="italic" style:font-style-complex="italic"/>
    </style:style>
    <style:style style:name="T788" style:family="text">
      <style:text-properties fo:font-style="normal" officeooo:rsid="019dcaac" style:font-style-asian="normal" style:font-style-complex="normal"/>
    </style:style>
    <style:style style:name="T789" style:family="text">
      <style:text-properties officeooo:rsid="06e35484"/>
    </style:style>
    <style:style style:name="T790" style:family="text">
      <style:text-properties officeooo:rsid="024701e4"/>
    </style:style>
    <style:style style:name="T791" style:family="text">
      <style:text-properties officeooo:rsid="0246079c"/>
    </style:style>
    <style:style style:name="T792" style:family="text">
      <style:text-properties officeooo:rsid="02464056"/>
    </style:style>
    <style:style style:name="T793" style:family="text">
      <style:text-properties officeooo:rsid="024e6c70"/>
    </style:style>
    <style:style style:name="T794" style:family="text">
      <style:text-properties fo:font-weight="normal" officeooo:rsid="02e6d803" style:font-weight-asian="normal" style:font-weight-complex="normal"/>
    </style:style>
    <style:style style:name="T795" style:family="text">
      <style:text-properties officeooo:rsid="02455bec"/>
    </style:style>
    <style:style style:name="T796" style:family="text">
      <style:text-properties fo:font-weight="bold" officeooo:rsid="06e35484" style:font-weight-asian="bold" style:font-weight-complex="bold"/>
    </style:style>
    <style:style style:name="T797" style:family="text">
      <style:text-properties officeooo:rsid="02e80065"/>
    </style:style>
    <style:style style:name="T798" style:family="text">
      <style:text-properties officeooo:rsid="06e369eb"/>
    </style:style>
    <style:style style:name="T799" style:family="text">
      <style:text-properties fo:font-weight="bold" officeooo:rsid="06e369eb" style:font-weight-asian="bold" style:font-weight-complex="bold"/>
    </style:style>
    <style:style style:name="T800" style:family="text">
      <style:text-properties fo:font-weight="bold" officeooo:rsid="07a0d68d" style:font-weight-asian="bold" style:font-weight-complex="bold"/>
    </style:style>
    <style:style style:name="T801" style:family="text">
      <style:text-properties fo:font-weight="normal" officeooo:rsid="06e369eb" style:font-weight-asian="normal" style:font-weight-complex="normal"/>
    </style:style>
    <style:style style:name="T802" style:family="text">
      <style:text-properties fo:font-weight="normal" officeooo:rsid="07c4c8ba" style:font-weight-asian="normal" style:font-weight-complex="normal"/>
    </style:style>
    <style:style style:name="T803" style:family="text">
      <style:text-properties fo:font-weight="normal" officeooo:rsid="06e51f70" style:font-weight-asian="normal" style:font-weight-complex="normal"/>
    </style:style>
    <style:style style:name="T804" style:family="text">
      <style:text-properties fo:font-weight="normal" officeooo:rsid="06e6cbcc" style:font-weight-asian="normal" style:font-weight-complex="normal"/>
    </style:style>
    <style:style style:name="T805" style:family="text">
      <style:text-properties fo:font-style="italic" fo:font-weight="normal" officeooo:rsid="06e369eb" style:font-style-asian="italic" style:font-weight-asian="normal" style:font-style-complex="italic" style:font-weight-complex="normal"/>
    </style:style>
    <style:style style:name="T806" style:family="text">
      <style:text-properties fo:font-style="normal" fo:font-weight="normal" officeooo:rsid="06e369eb" style:font-style-asian="normal" style:font-weight-asian="normal" style:font-style-complex="normal" style:font-weight-complex="normal"/>
    </style:style>
    <style:style style:name="T807" style:family="text">
      <style:text-properties fo:font-style="normal" fo:font-weight="normal" officeooo:rsid="07c5e252" style:font-style-asian="normal" style:font-weight-asian="normal" style:font-style-complex="normal" style:font-weight-complex="normal"/>
    </style:style>
    <style:style style:name="T808" style:family="text">
      <style:text-properties fo:font-style="normal" fo:font-weight="normal" officeooo:rsid="06e6cbcc" style:font-style-asian="normal" style:font-weight-asian="normal" style:font-style-complex="normal" style:font-weight-complex="normal"/>
    </style:style>
    <style:style style:name="T809" style:family="text">
      <style:text-properties fo:font-style="normal" fo:font-weight="normal" officeooo:rsid="06efcc4e" style:font-style-asian="normal" style:font-weight-asian="normal" style:font-style-complex="normal" style:font-weight-complex="normal"/>
    </style:style>
    <style:style style:name="T810" style:family="text">
      <style:text-properties fo:font-style="normal" fo:font-weight="normal" officeooo:rsid="082da45a" style:font-style-asian="normal" style:font-weight-asian="normal" style:font-style-complex="normal" style:font-weight-complex="normal"/>
    </style:style>
    <style:style style:name="T811" style:family="text">
      <style:text-properties officeooo:rsid="0244ea40"/>
    </style:style>
    <style:style style:name="T812" style:family="text">
      <style:text-properties officeooo:rsid="0252543c"/>
    </style:style>
    <style:style style:name="T813" style:family="text">
      <style:text-properties officeooo:rsid="06e82030"/>
    </style:style>
    <style:style style:name="T814" style:family="text">
      <style:text-properties officeooo:rsid="025148a1"/>
    </style:style>
    <style:style style:name="T815" style:family="text">
      <style:text-properties officeooo:rsid="025148a1" fo:background-color="transparent" loext:char-shading-value="0"/>
    </style:style>
    <style:style style:name="T816" style:family="text">
      <style:text-properties fo:font-style="italic" officeooo:rsid="06e98829" style:font-style-asian="italic" style:font-style-complex="italic"/>
    </style:style>
    <style:style style:name="T817" style:family="text">
      <style:text-properties fo:font-style="normal" officeooo:rsid="06e98829" style:font-style-asian="normal" style:font-style-complex="normal"/>
    </style:style>
    <style:style style:name="T818" style:family="text">
      <style:text-properties fo:font-style="normal" officeooo:rsid="08af12f8" style:font-style-asian="normal" style:font-style-complex="normal"/>
    </style:style>
    <style:style style:name="T819" style:family="text">
      <style:text-properties fo:font-style="normal" officeooo:rsid="06ebdd1e" style:font-style-asian="normal" style:font-style-complex="normal"/>
    </style:style>
    <style:style style:name="T820" style:family="text">
      <style:text-properties fo:font-style="normal" officeooo:rsid="06eb4a44" style:font-style-asian="normal" style:font-style-complex="normal"/>
    </style:style>
    <style:style style:name="T821" style:family="text">
      <style:text-properties fo:font-style="normal" officeooo:rsid="082f029a" style:font-style-asian="normal" style:font-style-complex="normal"/>
    </style:style>
    <style:style style:name="T822" style:family="text">
      <style:text-properties officeooo:rsid="06f06e5d"/>
    </style:style>
    <style:style style:name="T823" style:family="text">
      <style:text-properties fo:font-style="italic" officeooo:rsid="06f06e5d" style:font-style-asian="italic" style:font-style-complex="italic"/>
    </style:style>
    <style:style style:name="T824" style:family="text">
      <style:text-properties fo:font-style="normal" officeooo:rsid="0192c567" style:font-style-asian="normal" style:font-style-complex="normal"/>
    </style:style>
    <style:style style:name="T825" style:family="text">
      <style:text-properties officeooo:rsid="0192c567"/>
    </style:style>
    <style:style style:name="T826" style:family="text">
      <style:text-properties officeooo:rsid="07ba439b"/>
    </style:style>
    <style:style style:name="T827" style:family="text">
      <style:text-properties officeooo:rsid="06f1c8a6"/>
    </style:style>
    <style:style style:name="T828" style:family="text">
      <style:text-properties style:text-underline-style="none" officeooo:rsid="0192c567"/>
    </style:style>
    <style:style style:name="T829" style:family="text">
      <style:text-properties style:font-name="FreightText Pro2" officeooo:rsid="0193c79d"/>
    </style:style>
    <style:style style:name="T830" style:family="text">
      <style:text-properties officeooo:rsid="0193c79d"/>
    </style:style>
    <style:style style:name="T831" style:family="text">
      <style:text-properties officeooo:rsid="0884cc33"/>
    </style:style>
    <style:style style:name="T832" style:family="text">
      <style:text-properties officeooo:rsid="083a2f64"/>
    </style:style>
    <style:style style:name="T833" style:family="text">
      <style:text-properties fo:language="en" fo:country="CA" officeooo:rsid="019f9f9a"/>
    </style:style>
    <style:style style:name="T834" style:family="text">
      <style:text-properties fo:font-variant="normal" fo:text-transform="none" style:text-position="0% 100%" fo:language="en" fo:country="CA" style:text-underline-style="none" fo:font-weight="normal" officeooo:rsid="019f9f9a"/>
    </style:style>
    <style:style style:name="T835" style:family="text">
      <style:text-properties officeooo:rsid="019f9f9a"/>
    </style:style>
    <style:style style:name="T836" style:family="text">
      <style:text-properties officeooo:rsid="019f9f9a" fo:background-color="transparent" loext:char-shading-value="0"/>
    </style:style>
    <style:style style:name="T837" style:family="text">
      <style:text-properties officeooo:rsid="07ba439b" fo:background-color="transparent" loext:char-shading-value="0"/>
    </style:style>
    <style:style style:name="T838" style:family="text">
      <style:text-properties officeooo:rsid="0160f55d"/>
    </style:style>
    <style:style style:name="T839" style:family="text">
      <style:text-properties fo:font-style="italic" officeooo:rsid="0159736d" style:font-style-asian="italic" style:font-style-complex="italic"/>
    </style:style>
    <style:style style:name="T840" style:family="text">
      <style:text-properties fo:font-style="normal" officeooo:rsid="01963d1e" style:font-style-asian="normal" style:font-style-complex="normal"/>
    </style:style>
    <style:style style:name="T841" style:family="text">
      <style:text-properties fo:font-style="italic" officeooo:rsid="01510850" style:font-style-asian="italic" style:font-style-complex="italic"/>
    </style:style>
    <style:style style:name="T842" style:family="text">
      <style:text-properties officeooo:rsid="019998f3"/>
    </style:style>
    <style:style style:name="T843" style:family="text">
      <style:text-properties fo:font-style="italic" officeooo:rsid="0160f55d" style:font-style-asian="italic" style:font-style-complex="italic"/>
    </style:style>
    <style:style style:name="T844" style:family="text">
      <style:text-properties fo:font-style="normal" officeooo:rsid="0160f55d" style:font-style-asian="normal" style:font-style-complex="normal"/>
    </style:style>
    <style:style style:name="T845" style:family="text">
      <style:text-properties fo:font-style="normal" officeooo:rsid="019998f3" style:font-style-asian="normal" style:font-style-complex="normal"/>
    </style:style>
    <style:style style:name="T846" style:family="text">
      <style:text-properties fo:font-style="normal" officeooo:rsid="01a4add6" style:font-style-asian="normal" style:font-style-complex="normal"/>
    </style:style>
    <style:style style:name="T847" style:family="text">
      <style:text-properties fo:font-style="normal" officeooo:rsid="08b0e1c9" style:font-style-asian="normal" style:font-style-complex="normal"/>
    </style:style>
    <style:style style:name="T848" style:family="text">
      <style:text-properties officeooo:rsid="02545175"/>
    </style:style>
    <style:style style:name="T849" style:family="text">
      <style:text-properties fo:font-weight="bold" officeooo:rsid="0204542c" style:font-weight-asian="bold" style:font-weight-complex="bold"/>
    </style:style>
    <style:style style:name="T850" style:family="text">
      <style:text-properties fo:font-weight="normal" officeooo:rsid="0204a0ef" style:font-weight-asian="normal" style:font-weight-complex="normal"/>
    </style:style>
    <style:style style:name="T851" style:family="text">
      <style:text-properties fo:font-weight="normal" officeooo:rsid="020aa7fa" style:font-weight-asian="normal" style:font-weight-complex="normal"/>
    </style:style>
    <style:style style:name="T852" style:family="text">
      <style:text-properties fo:font-weight="normal" officeooo:rsid="08fef499" style:font-weight-asian="normal" style:font-weight-complex="normal"/>
    </style:style>
    <style:style style:name="T853" style:family="text">
      <style:text-properties fo:font-weight="bold" officeooo:rsid="020528b8" style:font-weight-asian="bold" style:font-weight-complex="bold"/>
    </style:style>
    <style:style style:name="T854" style:family="text">
      <style:text-properties fo:font-weight="normal" officeooo:rsid="020528b8" style:font-weight-asian="normal" style:font-weight-complex="normal"/>
    </style:style>
    <style:style style:name="T855" style:family="text">
      <style:text-properties fo:font-weight="normal" officeooo:rsid="0204542c" style:font-weight-asian="normal" style:font-weight-complex="normal"/>
    </style:style>
    <style:style style:name="T856" style:family="text">
      <style:text-properties fo:font-style="italic" fo:font-weight="normal" officeooo:rsid="0204542c" style:font-style-asian="italic" style:font-weight-asian="normal" style:font-style-complex="italic" style:font-weight-complex="normal"/>
    </style:style>
    <style:style style:name="T857" style:family="text">
      <style:text-properties fo:font-style="normal" fo:font-weight="normal" officeooo:rsid="02545175" style:font-style-asian="normal" style:font-weight-asian="normal" style:font-style-complex="normal" style:font-weight-complex="normal"/>
    </style:style>
    <style:style style:name="T858" style:family="text">
      <style:text-properties fo:font-style="normal" fo:font-weight="normal" officeooo:rsid="0204542c" style:font-style-asian="normal" style:font-weight-asian="normal" style:font-style-complex="normal" style:font-weight-complex="normal"/>
    </style:style>
    <style:style style:name="T859" style:family="text">
      <style:text-properties fo:font-style="normal" fo:font-weight="normal" officeooo:rsid="0204a0ef" style:font-style-asian="normal" style:font-weight-asian="normal" style:font-style-complex="normal" style:font-weight-complex="normal"/>
    </style:style>
    <style:style style:name="T860" style:family="text">
      <style:text-properties fo:font-style="normal" fo:font-weight="normal" officeooo:rsid="020528b8" style:font-style-asian="normal" style:font-weight-asian="normal" style:font-style-complex="normal" style:font-weight-complex="normal"/>
    </style:style>
    <style:style style:name="T861" style:family="text">
      <style:text-properties fo:font-style="normal" fo:font-weight="normal" officeooo:rsid="02076d7a" style:font-style-asian="normal" style:font-weight-asian="normal" style:font-style-complex="normal" style:font-weight-complex="normal"/>
    </style:style>
    <style:style style:name="T862" style:family="text">
      <style:text-properties fo:font-style="normal" fo:font-weight="normal" officeooo:rsid="020aa7fa" style:font-style-asian="normal" style:font-weight-asian="normal" style:font-style-complex="normal" style:font-weight-complex="normal"/>
    </style:style>
    <style:style style:name="T863" style:family="text">
      <style:text-properties fo:font-style="normal" fo:font-weight="bold" officeooo:rsid="020aa7fa" style:font-style-asian="normal" style:font-weight-asian="bold" style:font-style-complex="normal" style:font-weight-complex="bold"/>
    </style:style>
    <style:style style:name="T864" style:family="text">
      <style:text-properties fo:font-style="normal" fo:font-weight="normal" officeooo:rsid="0885ea0c" style:font-style-asian="normal" style:font-weight-asian="normal" style:font-style-complex="normal" style:font-weight-complex="normal"/>
    </style:style>
    <style:style style:name="T865" style:family="text">
      <style:text-properties fo:font-style="normal" fo:font-weight="normal" officeooo:rsid="083a2f64" style:font-style-asian="normal" style:font-weight-asian="normal" style:font-style-complex="normal" style:font-weight-complex="normal"/>
    </style:style>
    <style:style style:name="T866" style:family="text">
      <style:text-properties officeooo:rsid="01ff62b7"/>
    </style:style>
    <style:style style:name="T867" style:family="text">
      <style:text-properties fo:font-weight="bold" officeooo:rsid="020aa7fa" style:font-weight-asian="bold" style:font-weight-complex="bold"/>
    </style:style>
    <style:style style:name="T868" style:family="text">
      <style:text-properties fo:font-weight="bold" officeooo:rsid="020dbf18" style:font-weight-asian="bold" style:font-weight-complex="bold"/>
    </style:style>
    <style:style style:name="T869" style:family="text">
      <style:text-properties fo:font-weight="normal" officeooo:rsid="020f57d1" style:font-weight-asian="normal" style:font-weight-complex="normal"/>
    </style:style>
    <style:style style:name="T870" style:family="text">
      <style:text-properties fo:font-weight="normal" officeooo:rsid="020de9b4" style:font-weight-asian="normal" style:font-weight-complex="normal"/>
    </style:style>
    <style:style style:name="T871" style:family="text">
      <style:text-properties fo:font-weight="normal" officeooo:rsid="02110332" style:font-weight-asian="normal" style:font-weight-complex="normal"/>
    </style:style>
    <style:style style:name="T872" style:family="text">
      <style:text-properties fo:font-weight="normal" officeooo:rsid="020c6602" style:font-weight-asian="normal" style:font-weight-complex="normal"/>
    </style:style>
    <style:style style:name="T873" style:family="text">
      <style:text-properties fo:font-weight="normal" officeooo:rsid="020dbf18" style:font-weight-asian="normal" style:font-weight-complex="normal"/>
    </style:style>
    <style:style style:name="T874" style:family="text">
      <style:text-properties fo:font-variant="normal" fo:text-transform="none" fo:color="#222222" loext:opacity="100%" style:font-name="FreightText Pro" fo:font-size="11pt" fo:letter-spacing="normal" fo:font-style="normal" fo:font-weight="normal" officeooo:rsid="00422757" style:font-size-asian="11pt" style:font-size-complex="11pt"/>
    </style:style>
    <style:style style:name="T875" style:family="text">
      <style:text-properties fo:font-variant="normal" fo:text-transform="none" fo:color="#222222" loext:opacity="100%" style:font-name="FreightText Pro" fo:font-size="11pt" fo:letter-spacing="normal" fo:font-style="normal" fo:font-weight="normal" officeooo:rsid="020dbf18" style:font-size-asian="11pt" style:font-size-complex="11pt"/>
    </style:style>
    <style:style style:name="T876" style:family="text">
      <style:text-properties fo:font-variant="normal" fo:text-transform="none" fo:color="#222222" loext:opacity="100%" style:font-name="FreightText Pro" fo:font-size="11pt" fo:letter-spacing="normal" fo:font-style="normal" fo:font-weight="normal" officeooo:rsid="021070e2" style:font-size-asian="11pt" style:font-size-complex="11pt"/>
    </style:style>
    <style:style style:name="T877" style:family="text">
      <style:text-properties officeooo:rsid="02110332"/>
    </style:style>
    <style:style style:name="T878" style:family="text">
      <style:text-properties fo:font-weight="bold" officeooo:rsid="02110332" style:font-weight-asian="bold" style:font-weight-complex="bold"/>
    </style:style>
    <style:style style:name="T879" style:family="text">
      <style:text-properties fo:font-weight="normal" officeooo:rsid="02545175" style:font-weight-asian="normal" style:font-weight-complex="normal"/>
    </style:style>
    <style:style style:name="T880" style:family="text">
      <style:text-properties fo:font-style="normal" fo:font-weight="normal" officeooo:rsid="021132bb" style:font-style-asian="normal" style:font-weight-asian="normal" style:font-style-complex="normal" style:font-weight-complex="normal"/>
    </style:style>
    <style:style style:name="T881" style:family="text">
      <style:text-properties officeooo:rsid="021070e2"/>
    </style:style>
    <style:style style:name="T882" style:family="text">
      <style:text-properties fo:font-weight="bold" officeooo:rsid="020f57d1" style:font-weight-asian="bold" style:font-weight-complex="bold"/>
    </style:style>
    <style:style style:name="T883" style:family="text">
      <style:text-properties fo:font-weight="bold" officeooo:rsid="021070e2" style:font-weight-asian="bold" style:font-weight-complex="bold"/>
    </style:style>
    <style:style style:name="T884" style:family="text">
      <style:text-properties officeooo:rsid="020f57d1"/>
    </style:style>
    <style:style style:name="T885" style:family="text">
      <style:text-properties officeooo:rsid="02554773"/>
    </style:style>
    <style:style style:name="T886" style:family="text">
      <style:text-properties officeooo:rsid="06f64fd3"/>
    </style:style>
    <style:style style:name="T887" style:family="text">
      <style:text-properties officeooo:rsid="06fff021"/>
    </style:style>
    <style:style style:name="T888" style:family="text">
      <style:text-properties officeooo:rsid="02600e42"/>
    </style:style>
    <style:style style:name="T889" style:family="text">
      <style:text-properties officeooo:rsid="0262dd52"/>
    </style:style>
    <style:style style:name="T890" style:family="text">
      <style:text-properties fo:font-style="italic" officeooo:rsid="07a0d68d" style:font-style-asian="italic" style:font-style-complex="italic"/>
    </style:style>
    <style:style style:name="T891" style:family="text">
      <style:text-properties officeooo:rsid="0261d98f"/>
    </style:style>
    <style:style style:name="T892" style:family="text">
      <style:text-properties officeooo:rsid="0702660a"/>
    </style:style>
    <style:style style:name="T893" style:family="text">
      <style:text-properties officeooo:rsid="08b2bccd"/>
    </style:style>
    <style:style style:name="T894" style:family="text">
      <style:text-properties officeooo:rsid="02660ee1"/>
    </style:style>
    <style:style style:name="T895" style:family="text">
      <style:text-properties officeooo:rsid="0267d533"/>
    </style:style>
    <style:style style:name="T896" style:family="text">
      <style:text-properties style:font-name="FreightText Pro3" fo:font-size="11pt" fo:language="en" fo:country="CA" officeooo:rsid="08d7b9d0" style:letter-kerning="true" style:font-size-asian="11pt" style:language-asian="hi" style:country-asian="IN" style:font-size-complex="12pt" style:language-complex="hi" style:country-complex="IN"/>
    </style:style>
    <style:style style:name="T897" style:family="text">
      <style:text-properties fo:language="en" fo:country="CA" officeooo:rsid="027ede60"/>
    </style:style>
    <style:style style:name="T898" style:family="text">
      <style:text-properties fo:language="en" fo:country="CA" officeooo:rsid="02ea58d4"/>
    </style:style>
    <style:style style:name="T899" style:family="text">
      <style:text-properties fo:language="en" fo:country="CA" officeooo:rsid="0269952d"/>
    </style:style>
    <style:style style:name="T900" style:family="text">
      <style:text-properties style:font-name="Times New Roman2" fo:font-size="11pt" fo:language="en" fo:country="CA" fo:font-weight="normal" officeooo:rsid="090b8f71" style:letter-kerning="true" style:font-size-asian="11pt" style:language-asian="hi" style:country-asian="IN" style:font-size-complex="12pt" style:language-complex="hi" style:country-complex="IN"/>
    </style:style>
    <style:style style:name="T901" style:family="text">
      <style:text-properties fo:language="en" fo:country="CA" fo:font-weight="bold" officeooo:rsid="02ea58d4" style:font-weight-asian="bold" style:font-weight-complex="bold"/>
    </style:style>
    <style:style style:name="T902" style:family="text">
      <style:text-properties style:font-name="FreightText Pro3" fo:font-size="11pt" fo:language="en" fo:country="CA" fo:font-weight="bold" officeooo:rsid="08cd141d" style:letter-kerning="true" style:font-size-asian="11pt" style:language-asian="hi" style:country-asian="IN" style:font-weight-asian="bold" style:font-size-complex="12pt" style:language-complex="hi" style:country-complex="IN" style:font-weight-complex="bold"/>
    </style:style>
    <style:style style:name="T903" style:family="text">
      <style:text-properties fo:language="en" fo:country="CA" fo:font-weight="normal" officeooo:rsid="083301c4" style:font-weight-asian="normal" style:font-weight-complex="normal"/>
    </style:style>
    <style:style style:name="T904" style:family="text">
      <style:text-properties fo:language="en" fo:country="CA" officeooo:rsid="032ea724"/>
    </style:style>
    <style:style style:name="T905" style:family="text">
      <style:text-properties fo:color="#000000" loext:opacity="100%" style:font-name="FreightText Pro" fo:font-size="9pt" fo:language="en" fo:country="CA" fo:font-weight="normal" officeooo:rsid="090b8f71" style:letter-kerning="true" style:font-size-asian="9pt" style:language-asian="hi" style:country-asian="IN" style:font-weight-asian="normal" style:font-size-complex="9pt" style:language-complex="hi" style:country-complex="IN" style:font-weight-complex="normal"/>
    </style:style>
    <style:style style:name="T906" style:family="text">
      <style:text-properties fo:language="en" fo:country="CA" fo:font-weight="bold" officeooo:rsid="083301c4" style:font-weight-asian="bold" style:font-weight-complex="bold"/>
    </style:style>
    <style:style style:name="T907" style:family="text">
      <style:text-properties fo:language="en" fo:country="CA" officeooo:rsid="038efce0"/>
    </style:style>
    <style:style style:name="T908" style:family="text">
      <style:text-properties fo:font-variant="normal" fo:text-transform="none" style:text-position="0% 100%" fo:language="en" fo:country="CA" style:text-underline-style="none" fo:font-weight="normal" officeooo:rsid="038efce0"/>
    </style:style>
    <style:style style:name="T909" style:family="text">
      <style:text-properties fo:language="en" fo:country="CA" fo:font-weight="normal" officeooo:rsid="0309adb6" style:font-weight-asian="normal" style:font-weight-complex="normal"/>
    </style:style>
    <style:style style:name="T910" style:family="text">
      <style:text-properties fo:language="en" fo:country="CA" fo:font-weight="normal" officeooo:rsid="0371ae3e" style:font-weight-asian="normal" style:font-weight-complex="normal"/>
    </style:style>
    <style:style style:name="T911" style:family="text">
      <style:text-properties officeooo:rsid="07cc67cb"/>
    </style:style>
    <style:style style:name="T912" style:family="text">
      <style:text-properties fo:font-variant="normal" fo:text-transform="none" fo:color="#222222" loext:opacity="100%" style:font-name="FreightText Pro" fo:font-size="10.5pt" fo:letter-spacing="normal" fo:font-style="normal" fo:font-weight="normal"/>
    </style:style>
    <style:style style:name="T913" style:family="text">
      <style:text-properties style:font-name="FreightText Pro" officeooo:rsid="07cc67cb"/>
    </style:style>
    <style:style style:name="T914" style:family="text">
      <style:text-properties officeooo:rsid="02ea8097"/>
    </style:style>
    <style:style style:name="T915" style:family="text">
      <style:text-properties fo:font-weight="bold" officeooo:rsid="02ea8097" style:font-weight-asian="bold" style:font-weight-complex="bold"/>
    </style:style>
    <style:style style:name="T916" style:family="text">
      <style:text-properties fo:font-weight="bold" officeooo:rsid="02ea58d4" style:font-weight-asian="bold" style:font-weight-complex="bold"/>
    </style:style>
    <style:style style:name="T917" style:family="text">
      <style:text-properties fo:font-weight="bold" officeooo:rsid="03760778" style:font-weight-asian="bold" style:font-weight-complex="bold"/>
    </style:style>
    <style:style style:name="T918" style:family="text">
      <style:text-properties fo:font-style="normal" fo:font-weight="normal" officeooo:rsid="03784abe" style:font-style-asian="normal" style:font-weight-asian="normal" style:font-style-complex="normal" style:font-weight-complex="normal"/>
    </style:style>
    <style:style style:name="T919" style:family="text">
      <style:text-properties fo:font-weight="normal" officeooo:rsid="03784abe" style:font-weight-asian="normal" style:font-weight-complex="normal"/>
    </style:style>
    <style:style style:name="T920" style:family="text">
      <style:text-properties fo:font-weight="normal" officeooo:rsid="0708eff9" style:font-weight-asian="normal" style:font-weight-complex="normal"/>
    </style:style>
    <style:style style:name="T921" style:family="text">
      <style:text-properties fo:font-weight="normal" officeooo:rsid="04a94fd3" style:font-weight-asian="normal" style:font-weight-complex="normal"/>
    </style:style>
    <style:style style:name="T922" style:family="text">
      <style:text-properties officeooo:rsid="04894e16"/>
    </style:style>
    <style:style style:name="T923" style:family="text">
      <style:text-properties officeooo:rsid="048729bc"/>
    </style:style>
    <style:style style:name="T924" style:family="text">
      <style:text-properties officeooo:rsid="070ac19f"/>
    </style:style>
    <style:style style:name="T925" style:family="text">
      <style:text-properties officeooo:rsid="083cdc15"/>
    </style:style>
    <style:style style:name="T926" style:family="text">
      <style:text-properties officeooo:rsid="08b519f0"/>
    </style:style>
    <style:style style:name="T927" style:family="text">
      <style:text-properties fo:font-weight="bold" officeooo:rsid="048729bc" style:font-weight-asian="bold" style:font-weight-complex="bold"/>
    </style:style>
    <style:style style:name="T928" style:family="text">
      <style:text-properties fo:font-weight="bold" officeooo:rsid="04aada81" style:font-weight-asian="bold" style:font-weight-complex="bold"/>
    </style:style>
    <style:style style:name="T929" style:family="text">
      <style:text-properties fo:font-weight="normal" officeooo:rsid="04aada81" style:font-weight-asian="normal" style:font-weight-complex="normal"/>
    </style:style>
    <style:style style:name="T930" style:family="text">
      <style:text-properties fo:font-weight="normal" officeooo:rsid="084aface" style:font-weight-asian="normal" style:font-weight-complex="normal"/>
    </style:style>
    <style:style style:name="T931" style:family="text">
      <style:text-properties fo:font-weight="normal" officeooo:rsid="04ae5574" style:font-weight-asian="normal" style:font-weight-complex="normal"/>
    </style:style>
    <style:style style:name="T932" style:family="text">
      <style:text-properties officeooo:rsid="048d360b"/>
    </style:style>
    <style:style style:name="T933" style:family="text">
      <style:text-properties fo:language="en" fo:country="CA" officeooo:rsid="04ae5574"/>
    </style:style>
    <style:style style:name="T934" style:family="text">
      <style:text-properties fo:font-variant="normal" fo:text-transform="none" style:text-position="0% 100%" fo:language="en" fo:country="CA" style:text-underline-style="none" fo:font-weight="normal" officeooo:rsid="04ae5574"/>
    </style:style>
    <style:style style:name="T935" style:family="text">
      <style:text-properties fo:language="en" fo:country="CA" officeooo:rsid="084ed75d"/>
    </style:style>
    <style:style style:name="T936" style:family="text">
      <style:text-properties fo:language="en" fo:country="CA" officeooo:rsid="037a07b7"/>
    </style:style>
    <style:style style:name="T937" style:family="text">
      <style:text-properties fo:font-variant="normal" fo:text-transform="none" style:text-position="0% 100%" fo:language="en" fo:country="CA" fo:font-style="normal" style:text-underline-style="none" fo:font-weight="normal" officeooo:rsid="037a07b7"/>
    </style:style>
    <style:style style:name="T938" style:family="text">
      <style:text-properties fo:font-variant="normal" fo:text-transform="none" style:text-position="0% 100%" fo:font-style="normal" style:text-underline-style="none" fo:font-weight="normal"/>
    </style:style>
    <style:style style:name="T939" style:family="text">
      <style:text-properties fo:language="en" fo:country="CA" officeooo:rsid="08cea231"/>
    </style:style>
    <style:style style:name="T940" style:family="text">
      <style:text-properties style:font-name="FreightText Pro3" fo:font-size="11pt" fo:language="en" fo:country="CA" officeooo:rsid="08cea231" style:letter-kerning="true" style:font-size-asian="11pt" style:language-asian="hi" style:country-asian="IN" style:font-size-complex="12pt" style:language-complex="hi" style:country-complex="IN"/>
    </style:style>
    <style:style style:name="T941" style:family="text">
      <style:text-properties officeooo:rsid="04b0c728"/>
    </style:style>
    <style:style style:name="T942" style:family="text">
      <style:text-properties officeooo:rsid="08cea231"/>
    </style:style>
    <style:style style:name="T943" style:family="text">
      <style:text-properties fo:font-style="normal" officeooo:rsid="04e9c6c7" style:font-style-asian="normal" style:font-style-complex="normal"/>
    </style:style>
    <style:style style:name="T944" style:family="text">
      <style:text-properties fo:font-style="normal" officeooo:rsid="070c5c02" style:font-style-asian="normal" style:font-style-complex="normal"/>
    </style:style>
    <style:style style:name="T945" style:family="text">
      <style:text-properties fo:font-style="normal" officeooo:rsid="07109cd1" style:font-style-asian="normal" style:font-style-complex="normal"/>
    </style:style>
    <style:style style:name="T946" style:family="text">
      <style:text-properties fo:language="en" fo:country="CA" fo:font-style="normal" officeooo:rsid="04e9c6c7" style:font-style-asian="normal" style:font-style-complex="normal"/>
    </style:style>
    <style:style style:name="T947" style:family="text">
      <style:text-properties fo:language="en" fo:country="CA" fo:font-style="normal" officeooo:rsid="07127b2b" style:font-style-asian="normal" style:font-style-complex="normal"/>
    </style:style>
    <style:style style:name="T948" style:family="text">
      <style:text-properties fo:language="en" fo:country="CA" fo:font-style="normal" officeooo:rsid="08cea231" style:font-style-asian="normal" style:font-style-complex="normal"/>
    </style:style>
    <style:style style:name="T949" style:family="text">
      <style:text-properties fo:language="en" fo:country="CA" fo:font-style="normal" officeooo:rsid="04eb977d" style:font-style-asian="normal" style:font-style-complex="normal"/>
    </style:style>
    <style:style style:name="T950" style:family="text">
      <style:text-properties fo:language="en" fo:country="CA" fo:font-style="normal" officeooo:rsid="070e0f65" style:font-style-asian="normal" style:font-style-complex="normal"/>
    </style:style>
    <style:style style:name="T951" style:family="text">
      <style:text-properties fo:language="en" fo:country="CA" fo:font-style="normal" officeooo:rsid="071331a9" style:font-style-asian="normal" style:font-style-complex="normal"/>
    </style:style>
    <style:style style:name="T952" style:family="text">
      <style:text-properties style:text-position="super 58%" fo:language="en" fo:country="CA" fo:font-style="normal" officeooo:rsid="071331a9" style:font-style-asian="normal" style:font-style-complex="normal"/>
    </style:style>
    <style:style style:name="T953" style:family="text">
      <style:text-properties fo:language="en" fo:country="CA" fo:font-style="normal" officeooo:rsid="08566e8a" style:font-style-asian="normal" style:font-style-complex="normal"/>
    </style:style>
    <style:style style:name="T954" style:family="text">
      <style:text-properties style:font-name="FreightText Pro3" fo:font-size="11pt" fo:language="en" fo:country="CA" fo:font-style="normal" officeooo:rsid="08cea231" style:letter-kerning="true" style:font-size-asian="11pt" style:language-asian="hi" style:country-asian="IN" style:font-style-asian="normal" style:font-size-complex="12pt" style:language-complex="hi" style:country-complex="IN" style:font-style-complex="normal"/>
    </style:style>
    <style:style style:name="T955" style:family="text">
      <style:text-properties fo:language="en" fo:country="CA" fo:font-style="normal" officeooo:rsid="04eea752" style:font-style-asian="normal" style:font-style-complex="normal"/>
    </style:style>
    <style:style style:name="T956" style:family="text">
      <style:text-properties fo:language="en" fo:country="CA" officeooo:rsid="04b2990b"/>
    </style:style>
    <style:style style:name="T957" style:family="text">
      <style:text-properties fo:language="en" fo:country="CA" fo:font-style="italic" style:text-underline-style="none" officeooo:rsid="04f7eaea" style:font-style-asian="italic" style:font-style-complex="italic"/>
    </style:style>
    <style:style style:name="T958" style:family="text">
      <style:text-properties fo:language="en" fo:country="CA" officeooo:rsid="04babade"/>
    </style:style>
    <style:style style:name="T959" style:family="text">
      <style:text-properties fo:language="en" fo:country="CA" officeooo:rsid="04902fcc"/>
    </style:style>
    <style:style style:name="T960" style:family="text">
      <style:text-properties fo:font-variant="normal" fo:text-transform="none" style:text-position="0% 100%" fo:language="en" fo:country="CA" style:text-underline-style="none" fo:font-weight="normal" officeooo:rsid="04902fcc"/>
    </style:style>
    <style:style style:name="T961" style:family="text">
      <style:text-properties fo:font-size="10pt" fo:language="en" fo:country="CA" style:font-size-asian="10pt" style:font-size-complex="10pt"/>
    </style:style>
    <style:style style:name="T962" style:family="text">
      <style:text-properties fo:font-variant="normal" fo:text-transform="none" style:text-position="0% 100%" fo:font-size="10pt" fo:language="en" fo:country="CA" style:text-underline-style="none" fo:font-weight="normal" style:font-size-asian="10pt" style:font-size-complex="10pt"/>
    </style:style>
    <style:style style:name="T963" style:family="text">
      <style:text-properties officeooo:rsid="04b2990b"/>
    </style:style>
    <style:style style:name="T964" style:family="text">
      <style:text-properties officeooo:rsid="0718566e"/>
    </style:style>
    <style:style style:name="T965" style:family="text">
      <style:text-properties officeooo:rsid="049190f0" style:font-size-complex="11pt"/>
    </style:style>
    <style:style style:name="T966" style:family="text">
      <style:text-properties officeooo:rsid="04beb614" style:font-size-complex="11pt"/>
    </style:style>
    <style:style style:name="T967" style:family="text">
      <style:text-properties fo:color="#222222" loext:opacity="100%" officeooo:rsid="049190f0" style:font-size-complex="11pt"/>
    </style:style>
    <style:style style:name="T968" style:family="text">
      <style:text-properties fo:language="en" fo:country="CA" officeooo:rsid="04beb614"/>
    </style:style>
    <style:style style:name="T969" style:family="text">
      <style:text-properties fo:font-variant="normal" fo:text-transform="none" style:text-position="0% 100%" fo:language="en" fo:country="CA" fo:font-style="normal" style:text-underline-style="none" fo:font-weight="normal"/>
    </style:style>
    <style:style style:name="T970" style:family="text">
      <style:text-properties officeooo:rsid="04f29495" style:font-size-complex="11pt"/>
    </style:style>
    <style:style style:name="T971" style:family="text">
      <style:text-properties officeooo:rsid="049190f0"/>
    </style:style>
    <style:style style:name="T972" style:family="text">
      <style:text-properties officeooo:rsid="071a135a"/>
    </style:style>
    <style:style style:name="T973" style:family="text">
      <style:text-properties officeooo:rsid="04c82905"/>
    </style:style>
    <style:style style:name="T974" style:family="text">
      <style:text-properties officeooo:rsid="04fd4236"/>
    </style:style>
    <style:style style:name="T975" style:family="text">
      <style:text-properties officeooo:rsid="071d29fa"/>
    </style:style>
    <style:style style:name="T976" style:family="text">
      <style:text-properties fo:language="en" fo:country="CA" officeooo:rsid="049190f0"/>
    </style:style>
    <style:style style:name="T977" style:family="text">
      <style:text-properties fo:language="en" fo:country="CA" officeooo:rsid="04c8dbb0"/>
    </style:style>
    <style:style style:name="T978" style:family="text">
      <style:text-properties fo:language="en" fo:country="CA" officeooo:rsid="04ca55c0"/>
    </style:style>
    <style:style style:name="T979" style:family="text">
      <style:text-properties officeooo:rsid="04cb00b5"/>
    </style:style>
    <style:style style:name="T980" style:family="text">
      <style:text-properties officeooo:rsid="04cca920" fo:background-color="#ffffff" loext:char-shading-value="0"/>
    </style:style>
    <style:style style:name="T981" style:family="text">
      <style:text-properties officeooo:rsid="04cd083d" fo:background-color="#ffffff" loext:char-shading-value="0"/>
    </style:style>
    <style:style style:name="T982" style:family="text">
      <style:text-properties officeooo:rsid="050301c9" fo:background-color="#ffffff" loext:char-shading-value="0"/>
    </style:style>
    <style:style style:name="T983" style:family="text">
      <style:text-properties fo:language="en" fo:country="CA" style:font-size-complex="11pt"/>
    </style:style>
    <style:style style:name="T984" style:family="text">
      <style:text-properties fo:language="en" fo:country="CA" style:font-name-complex="Mangal" style:font-size-complex="11pt"/>
    </style:style>
    <style:style style:name="T985" style:family="text">
      <style:text-properties fo:language="en" fo:country="CA" officeooo:rsid="04ce0c13" style:font-name-complex="Mangal" style:font-size-complex="11pt"/>
    </style:style>
    <style:style style:name="T986" style:family="text">
      <style:text-properties fo:language="en" fo:country="CA" officeooo:rsid="050301c9" style:font-name-complex="Mangal" style:font-size-complex="11pt"/>
    </style:style>
    <style:style style:name="T987" style:family="text">
      <style:text-properties officeooo:rsid="04ce5967" style:font-size-complex="11pt"/>
    </style:style>
    <style:style style:name="T988" style:family="text">
      <style:text-properties officeooo:rsid="07a1f804" style:font-size-complex="11pt"/>
    </style:style>
    <style:style style:name="T989" style:family="text">
      <style:text-properties officeooo:rsid="050301c9" style:font-size-complex="11pt"/>
    </style:style>
    <style:style style:name="T990" style:family="text">
      <style:text-properties fo:color="#000000" loext:opacity="100%" style:font-style-complex="italic"/>
    </style:style>
    <style:style style:name="T991" style:family="text">
      <style:text-properties fo:language="en" fo:country="CA" officeooo:rsid="08cf7fad"/>
    </style:style>
    <style:style style:name="T992" style:family="text">
      <style:text-properties style:font-name="FreightText Pro3" fo:font-size="11pt" fo:language="en" fo:country="CA" officeooo:rsid="08cf7fad" style:letter-kerning="true" style:font-size-asian="11pt" style:language-asian="hi" style:country-asian="IN" style:font-size-complex="12pt" style:language-complex="hi" style:country-complex="IN"/>
    </style:style>
    <style:style style:name="T993" style:family="text">
      <style:text-properties fo:language="en" fo:country="CA" officeooo:rsid="04d021c0"/>
    </style:style>
    <style:style style:name="T994" style:family="text">
      <style:text-properties fo:language="en" fo:country="CA" officeooo:rsid="04d2e87b"/>
    </style:style>
    <style:style style:name="T995" style:family="text">
      <style:text-properties fo:language="en" fo:country="CA" officeooo:rsid="07222fb4"/>
    </style:style>
    <style:style style:name="T996" style:family="text">
      <style:text-properties fo:language="en" fo:country="CA" officeooo:rsid="0503b1e8"/>
    </style:style>
    <style:style style:name="T997" style:family="text">
      <style:text-properties fo:language="en" fo:country="CA" officeooo:rsid="0721f4ba"/>
    </style:style>
    <style:style style:name="T998" style:family="text">
      <style:text-properties fo:language="en" fo:country="CA" officeooo:rsid="04d36f91"/>
    </style:style>
    <style:style style:name="T999" style:family="text">
      <style:text-properties officeooo:rsid="0507b4ec"/>
    </style:style>
    <style:style style:name="T1000" style:family="text">
      <style:text-properties fo:font-style="italic" officeooo:rsid="05207b5a" style:font-style-asian="italic" style:font-style-complex="italic"/>
    </style:style>
    <style:style style:name="T1001" style:family="text">
      <style:text-properties fo:font-style="normal" officeooo:rsid="05207b5a" style:font-style-asian="normal" style:font-style-complex="normal"/>
    </style:style>
    <style:style style:name="T1002" style:family="text">
      <style:text-properties style:text-position="super 58%" fo:font-style="normal" officeooo:rsid="05207b5a" style:font-style-asian="normal" style:font-style-complex="normal"/>
    </style:style>
    <style:style style:name="T1003" style:family="text">
      <style:text-properties fo:font-style="normal" officeooo:rsid="0522220c" style:font-style-asian="normal" style:font-style-complex="normal"/>
    </style:style>
    <style:style style:name="T1004" style:family="text">
      <style:text-properties fo:font-style="normal" officeooo:rsid="0523ad31" style:font-style-asian="normal" style:font-style-complex="normal"/>
    </style:style>
    <style:style style:name="T1005" style:family="text">
      <style:text-properties officeooo:rsid="0506016d"/>
    </style:style>
    <style:style style:name="T1006" style:family="text">
      <style:text-properties officeooo:rsid="0522220c"/>
    </style:style>
    <style:style style:name="T1007" style:family="text">
      <style:text-properties style:font-name="FreightText Pro" fo:font-size="11pt" officeooo:rsid="04e40104" style:font-size-asian="11pt" style:font-size-complex="11pt"/>
    </style:style>
    <style:style style:name="T1008" style:family="text">
      <style:text-properties style:font-name="FreightText Pro" fo:font-size="11pt" officeooo:rsid="0724d4d6" style:font-size-asian="11pt" style:font-size-complex="11pt"/>
    </style:style>
    <style:style style:name="T1009" style:family="text">
      <style:text-properties fo:font-variant="normal" fo:text-transform="none" fo:color="#222222" loext:opacity="100%" style:font-name="FreightText Pro" fo:font-size="11pt" fo:letter-spacing="normal" fo:font-style="normal" fo:font-weight="normal" officeooo:rsid="0494a76d" style:font-size-asian="11pt" style:font-size-complex="11pt"/>
    </style:style>
    <style:style style:name="T1010" style:family="text">
      <style:text-properties fo:font-variant="normal" fo:text-transform="none" fo:color="#222222" loext:opacity="100%" style:font-name="FreightText Pro" fo:font-size="11pt" fo:letter-spacing="normal" fo:font-style="normal" fo:font-weight="normal" officeooo:rsid="06fff021" style:font-size-asian="11pt" style:font-size-complex="11pt"/>
    </style:style>
    <style:style style:name="T1011" style:family="text">
      <style:text-properties fo:font-variant="normal" fo:text-transform="none" fo:color="#222222" loext:opacity="100%" style:font-name="FreightText Pro" fo:font-size="11pt" fo:letter-spacing="normal" fo:font-style="normal" fo:font-weight="normal" officeooo:rsid="050879ea" style:font-size-asian="11pt" style:font-size-complex="11pt"/>
    </style:style>
    <style:style style:name="T1012" style:family="text">
      <style:text-properties officeooo:rsid="0724d4d6"/>
    </style:style>
    <style:style style:name="T1013" style:family="text">
      <style:text-properties officeooo:rsid="04e5f4d9"/>
    </style:style>
    <style:style style:name="T1014" style:family="text">
      <style:text-properties officeooo:rsid="08d0d43f"/>
    </style:style>
    <style:style style:name="T1015" style:family="text">
      <style:text-properties fo:font-style="italic" officeooo:rsid="0523ad31" style:font-style-asian="italic" style:font-style-complex="italic"/>
    </style:style>
    <style:style style:name="T1016" style:family="text">
      <style:text-properties officeooo:rsid="04e14ae1"/>
    </style:style>
    <style:style style:name="T1017" style:family="text">
      <style:text-properties officeooo:rsid="0582479c"/>
    </style:style>
    <style:style style:name="T1018" style:family="text">
      <style:text-properties officeooo:rsid="0728b899"/>
    </style:style>
    <style:style style:name="T1019" style:family="text">
      <style:text-properties officeooo:rsid="053fac09"/>
    </style:style>
    <style:style style:name="T1020" style:family="text">
      <style:text-properties fo:font-weight="normal" officeooo:rsid="02ea58d4" style:font-weight-asian="normal" style:font-weight-complex="normal"/>
    </style:style>
    <style:style style:name="T1021" style:family="text">
      <style:text-properties fo:font-weight="normal" officeooo:rsid="0555bbf1" style:font-weight-asian="normal" style:font-weight-complex="normal"/>
    </style:style>
    <style:style style:name="T1022" style:family="text">
      <style:text-properties fo:font-weight="normal" officeooo:rsid="05304583" style:font-weight-asian="normal" style:font-weight-complex="normal"/>
    </style:style>
    <style:style style:name="T1023" style:family="text">
      <style:text-properties fo:font-weight="normal" officeooo:rsid="0564a8fa" style:font-weight-asian="normal" style:font-weight-complex="normal"/>
    </style:style>
    <style:style style:name="T1024" style:family="text">
      <style:text-properties fo:font-weight="normal" officeooo:rsid="0728b899" style:font-weight-asian="normal" style:font-weight-complex="normal"/>
    </style:style>
    <style:style style:name="T1025" style:family="text">
      <style:text-properties fo:font-weight="normal" officeooo:rsid="0729d8dd" style:font-weight-asian="normal" style:font-weight-complex="normal"/>
    </style:style>
    <style:style style:name="T1026" style:family="text">
      <style:text-properties fo:font-weight="normal" officeooo:rsid="072af38f" style:font-weight-asian="normal" style:font-weight-complex="normal"/>
    </style:style>
    <style:style style:name="T1027" style:family="text">
      <style:text-properties fo:font-weight="normal" officeooo:rsid="072c9c21" style:font-weight-asian="normal" style:font-weight-complex="normal"/>
    </style:style>
    <style:style style:name="T1028" style:family="text">
      <style:text-properties fo:font-weight="normal" officeooo:rsid="051656e0" style:font-weight-asian="normal" style:font-weight-complex="normal"/>
    </style:style>
    <style:style style:name="T1029" style:family="text">
      <style:text-properties fo:font-weight="bold" officeooo:rsid="05304583" style:font-weight-asian="bold" style:font-weight-complex="bold"/>
    </style:style>
    <style:style style:name="T1030" style:family="text">
      <style:text-properties fo:font-weight="bold" officeooo:rsid="051656e0" style:font-weight-asian="bold" style:font-weight-complex="bold"/>
    </style:style>
    <style:style style:name="T1031" style:family="text">
      <style:text-properties fo:font-weight="normal" officeooo:rsid="055667b2" style:font-weight-asian="normal" style:font-weight-complex="normal"/>
    </style:style>
    <style:style style:name="T1032" style:family="text">
      <style:text-properties fo:font-weight="normal" officeooo:rsid="054043b2" style:font-weight-asian="normal" style:font-weight-complex="normal"/>
    </style:style>
    <style:style style:name="T1033" style:family="text">
      <style:text-properties fo:font-weight="normal" officeooo:rsid="072e5748" style:font-weight-asian="normal" style:font-weight-complex="normal"/>
    </style:style>
    <style:style style:name="T1034" style:family="text">
      <style:text-properties fo:font-weight="normal" officeooo:rsid="072efd89" style:font-weight-asian="normal" style:font-weight-complex="normal"/>
    </style:style>
    <style:style style:name="T1035" style:family="text">
      <style:text-properties fo:font-weight="normal" officeooo:rsid="0531d3d7" style:font-weight-asian="normal" style:font-weight-complex="normal"/>
    </style:style>
    <style:style style:name="T1036" style:family="text">
      <style:text-properties fo:font-weight="normal" officeooo:rsid="055d9c1a" style:font-weight-asian="normal" style:font-weight-complex="normal"/>
    </style:style>
    <style:style style:name="T1037" style:family="text">
      <style:text-properties fo:font-weight="normal" officeooo:rsid="05580e45" style:font-weight-asian="normal" style:font-weight-complex="normal"/>
    </style:style>
    <style:style style:name="T1038" style:family="text">
      <style:text-properties fo:font-weight="normal" officeooo:rsid="054223c3" style:font-weight-asian="normal" style:font-weight-complex="normal"/>
    </style:style>
    <style:style style:name="T1039" style:family="text">
      <style:text-properties fo:font-style="normal" fo:font-weight="normal" officeooo:rsid="0531d3d7" style:font-style-asian="normal" style:font-weight-asian="normal" style:font-style-complex="normal" style:font-weight-complex="normal"/>
    </style:style>
    <style:style style:name="T1040" style:family="text">
      <style:text-properties fo:font-style="normal" fo:font-weight="normal" officeooo:rsid="05580e45" style:font-style-asian="normal" style:font-weight-asian="normal" style:font-style-complex="normal" style:font-weight-complex="normal"/>
    </style:style>
    <style:style style:name="T1041" style:family="text">
      <style:text-properties fo:font-style="normal" fo:font-weight="normal" officeooo:rsid="0569e94e" style:font-style-asian="normal" style:font-weight-asian="normal" style:font-style-complex="normal" style:font-weight-complex="normal"/>
    </style:style>
    <style:style style:name="T1042" style:family="text">
      <style:text-properties fo:language="en" fo:country="CA" fo:font-weight="normal" officeooo:rsid="0555bbf1" style:font-weight-asian="normal" style:font-weight-complex="normal"/>
    </style:style>
    <style:style style:name="T1043" style:family="text">
      <style:text-properties fo:language="en" fo:country="CA" fo:font-style="normal" fo:font-weight="normal" officeooo:rsid="051d0780" style:font-style-asian="normal" style:font-weight-asian="normal" style:font-style-complex="normal" style:font-weight-complex="normal"/>
    </style:style>
    <style:style style:name="T1044" style:family="text">
      <style:text-properties fo:language="en" fo:country="CA" fo:font-style="normal" fo:font-weight="normal" officeooo:rsid="051982f5" style:font-style-asian="normal" style:font-weight-asian="normal" style:font-style-complex="normal" style:font-weight-complex="normal"/>
    </style:style>
    <style:style style:name="T1045" style:family="text">
      <style:text-properties fo:language="en" fo:country="CA" fo:font-style="italic" fo:font-weight="normal" officeooo:rsid="051982f5" style:font-style-asian="italic" style:font-weight-asian="normal" style:font-style-complex="italic" style:font-weight-complex="normal"/>
    </style:style>
    <style:style style:name="T1046" style:family="text">
      <style:text-properties fo:language="en" fo:country="CA" fo:font-style="normal" fo:font-weight="normal" officeooo:rsid="0555f3a2" style:font-style-asian="normal" style:font-weight-asian="normal" style:font-style-complex="normal" style:font-weight-complex="normal"/>
    </style:style>
    <style:style style:name="T1047" style:family="text">
      <style:text-properties fo:font-variant="normal" fo:text-transform="none" style:text-position="0% 100%" fo:language="en" fo:country="CA" style:text-underline-style="none" fo:font-weight="normal" officeooo:rsid="0555f3a2" style:font-style-asian="normal" style:font-weight-asian="normal" style:font-style-complex="normal" style:font-weight-complex="normal"/>
    </style:style>
    <style:style style:name="T1048" style:family="text">
      <style:text-properties fo:font-style="normal" fo:font-weight="normal" officeooo:rsid="055d63e3" style:font-style-asian="normal" style:font-weight-asian="normal" style:font-style-complex="normal" style:font-weight-complex="normal"/>
    </style:style>
    <style:style style:name="T1049" style:family="text">
      <style:text-properties fo:font-style="normal" fo:font-weight="normal" officeooo:rsid="05349093" style:font-style-asian="normal" style:font-weight-asian="normal" style:font-style-complex="normal" style:font-weight-complex="normal"/>
    </style:style>
    <style:style style:name="T1050" style:family="text">
      <style:text-properties fo:font-style="normal" fo:font-weight="normal" officeooo:rsid="054043b2" style:font-style-asian="normal" style:font-weight-asian="normal" style:font-style-complex="normal" style:font-weight-complex="normal"/>
    </style:style>
    <style:style style:name="T1051" style:family="text">
      <style:text-properties fo:font-style="normal" fo:font-weight="normal" officeooo:rsid="0542a39f" style:font-style-asian="normal" style:font-weight-asian="normal" style:font-style-complex="normal" style:font-weight-complex="normal"/>
    </style:style>
    <style:style style:name="T1052" style:family="text">
      <style:text-properties fo:font-style="normal" fo:font-weight="normal" officeooo:rsid="056a9aac" style:font-style-asian="normal" style:font-weight-asian="normal" style:font-style-complex="normal" style:font-weight-complex="normal"/>
    </style:style>
    <style:style style:name="T1053" style:family="text">
      <style:text-properties fo:font-style="normal" fo:font-weight="normal" officeooo:rsid="0859b8f8" style:font-style-asian="normal" style:font-weight-asian="normal" style:font-style-complex="normal" style:font-weight-complex="normal"/>
    </style:style>
    <style:style style:name="T1054" style:family="text">
      <style:text-properties fo:font-style="normal" fo:font-weight="normal" officeooo:rsid="032208b9" style:font-style-asian="normal" style:font-weight-asian="normal" style:font-style-complex="normal" style:font-weight-complex="normal"/>
    </style:style>
    <style:style style:name="T1055" style:family="text">
      <style:text-properties fo:font-style="normal" fo:font-weight="normal" officeooo:rsid="055d9c1a" style:font-style-asian="normal" style:font-weight-asian="normal" style:font-style-complex="normal" style:font-weight-complex="normal"/>
    </style:style>
    <style:style style:name="T1056" style:family="text">
      <style:text-properties fo:font-style="normal" fo:font-weight="normal" officeooo:rsid="056b9eee" style:font-style-asian="normal" style:font-weight-asian="normal" style:font-style-complex="normal" style:font-weight-complex="normal"/>
    </style:style>
    <style:style style:name="T1057" style:family="text">
      <style:text-properties fo:font-style="normal" fo:font-weight="normal" officeooo:rsid="072af38f" style:font-style-asian="normal" style:font-weight-asian="normal" style:font-style-complex="normal" style:font-weight-complex="normal"/>
    </style:style>
    <style:style style:name="T1058" style:family="text">
      <style:text-properties fo:font-style="normal" fo:font-weight="normal" officeooo:rsid="0555f3a2" style:font-style-asian="normal" style:font-weight-asian="normal" style:font-style-complex="normal" style:font-weight-complex="normal"/>
    </style:style>
    <style:style style:name="T1059" style:family="text">
      <style:text-properties fo:font-style="normal" fo:font-weight="normal" officeooo:rsid="054223c3" style:font-style-asian="normal" style:font-weight-asian="normal" style:font-style-complex="normal" style:font-weight-complex="normal"/>
    </style:style>
    <style:style style:name="T1060" style:family="text">
      <style:text-properties fo:font-style="italic" fo:font-weight="normal" officeooo:rsid="054223c3" style:font-style-asian="italic" style:font-weight-asian="normal" style:font-style-complex="italic" style:font-weight-complex="normal"/>
    </style:style>
    <style:style style:name="T1061" style:family="text">
      <style:text-properties fo:font-style="normal" fo:font-weight="normal" officeooo:rsid="0730a92d" style:font-style-asian="normal" style:font-weight-asian="normal" style:font-style-complex="normal" style:font-weight-complex="normal"/>
    </style:style>
    <style:style style:name="T1062" style:family="text">
      <style:text-properties fo:font-style="normal" fo:font-weight="normal" officeooo:rsid="08d19048" style:font-style-asian="normal" style:font-weight-asian="normal" style:font-style-complex="normal" style:font-weight-complex="normal"/>
    </style:style>
    <style:style style:name="T1063" style:family="text">
      <style:text-properties fo:font-style="normal" fo:font-weight="normal" officeooo:rsid="055716d7" style:font-style-asian="normal" style:font-weight-asian="normal" style:font-style-complex="normal" style:font-weight-complex="normal"/>
    </style:style>
    <style:style style:name="T1064" style:family="text">
      <style:text-properties officeooo:rsid="02ea58d4"/>
    </style:style>
    <style:style style:name="T1065" style:family="text">
      <style:text-properties fo:font-style="normal" fo:font-weight="normal" officeooo:rsid="02ea58d4" style:font-style-asian="normal" style:font-weight-asian="normal" style:font-style-complex="normal" style:font-weight-complex="normal"/>
    </style:style>
    <style:style style:name="T1066" style:family="text">
      <style:text-properties fo:language="en" fo:country="CA" fo:font-style="normal" fo:font-weight="normal" officeooo:rsid="0543ddb7" style:font-style-asian="normal" style:font-weight-asian="normal" style:font-style-complex="normal" style:font-weight-complex="normal"/>
    </style:style>
    <style:style style:name="T1067" style:family="text">
      <style:text-properties fo:language="en" fo:country="CA" fo:font-style="normal" fo:font-weight="normal" officeooo:rsid="032208b9" style:font-style-asian="normal" style:font-weight-asian="normal" style:font-style-complex="normal" style:font-weight-complex="normal"/>
    </style:style>
    <style:style style:name="T1068" style:family="text">
      <style:text-properties fo:language="en" fo:country="CA" fo:font-style="normal" fo:font-weight="normal" officeooo:rsid="0316c0b7" style:font-style-asian="normal" style:font-weight-asian="normal" style:font-style-complex="normal" style:font-weight-complex="normal"/>
    </style:style>
    <style:style style:name="T1069" style:family="text">
      <style:text-properties fo:language="en" fo:country="CA" fo:font-style="normal" fo:font-weight="normal" officeooo:rsid="0332649c" style:font-style-asian="normal" style:font-weight-asian="normal" style:font-style-complex="normal" style:font-weight-complex="normal"/>
    </style:style>
    <style:style style:name="T1070" style:family="text">
      <style:text-properties fo:language="en" fo:country="CA" fo:font-style="normal" fo:font-weight="normal" officeooo:rsid="054a2665" style:font-style-asian="normal" style:font-weight-asian="normal" style:font-style-complex="normal" style:font-weight-complex="normal"/>
    </style:style>
    <style:style style:name="T1071" style:family="text">
      <style:text-properties fo:language="en" fo:country="CA" fo:font-style="normal" fo:font-weight="normal" officeooo:rsid="035f6a43" style:font-style-asian="normal" style:font-weight-asian="normal" style:font-style-complex="normal" style:font-weight-complex="normal"/>
    </style:style>
    <style:style style:name="T1072" style:family="text">
      <style:text-properties fo:language="en" fo:country="CA" officeooo:rsid="03608bfb"/>
    </style:style>
    <style:style style:name="T1073" style:family="text">
      <style:text-properties fo:language="en" fo:country="CA" fo:font-style="italic" officeooo:rsid="0371ec56" style:font-style-asian="italic" style:font-style-complex="italic"/>
    </style:style>
    <style:style style:name="T1074" style:family="text">
      <style:text-properties fo:language="en" fo:country="CA" fo:font-style="normal" officeooo:rsid="051af5a7" style:font-style-asian="normal" style:font-style-complex="normal"/>
    </style:style>
    <style:style style:name="T1075" style:family="text">
      <style:text-properties fo:language="en" fo:country="CA" fo:font-style="italic" officeooo:rsid="051c203c" style:font-style-asian="italic" style:font-style-complex="italic"/>
    </style:style>
    <style:style style:name="T1076" style:family="text">
      <style:text-properties fo:language="en" fo:country="CA" fo:font-style="normal" officeooo:rsid="03784abe" style:font-style-asian="normal" style:font-style-complex="normal"/>
    </style:style>
    <style:style style:name="T1077" style:family="text">
      <style:text-properties fo:font-variant="normal" fo:text-transform="none" style:text-position="0% 100%" fo:language="en" fo:country="CA" fo:font-style="italic" style:text-underline-style="none" fo:font-weight="normal" officeooo:rsid="03784abe" style:font-style-asian="normal" style:font-style-complex="normal"/>
    </style:style>
    <style:style style:name="T1078" style:family="text">
      <style:text-properties fo:language="en" fo:country="CA" fo:font-style="normal" fo:font-weight="normal" officeooo:rsid="037d9ff2" style:font-style-asian="normal" style:font-weight-asian="normal" style:font-style-complex="normal" style:font-weight-complex="normal"/>
    </style:style>
    <style:style style:name="T1079" style:family="text">
      <style:text-properties fo:language="en" fo:country="CA" fo:font-style="normal" fo:font-weight="normal" officeooo:rsid="056bc5ab" style:font-style-asian="normal" style:font-weight-asian="normal" style:font-style-complex="normal" style:font-weight-complex="normal"/>
    </style:style>
    <style:style style:name="T1080" style:family="text">
      <style:text-properties fo:language="en" fo:country="CA" fo:font-style="italic" fo:font-weight="normal" officeooo:rsid="037e6c15" style:font-style-asian="italic" style:font-weight-asian="normal" style:font-style-complex="italic" style:font-weight-complex="normal"/>
    </style:style>
    <style:style style:name="T1081" style:family="text">
      <style:text-properties fo:language="en" fo:country="CA" fo:font-style="italic" fo:font-weight="normal" officeooo:rsid="037d9ff2" style:font-style-asian="italic" style:font-weight-asian="normal" style:font-style-complex="italic" style:font-weight-complex="normal"/>
    </style:style>
    <style:style style:name="T1082" style:family="text">
      <style:text-properties fo:language="en" fo:country="CA" fo:font-style="normal" fo:font-weight="normal" officeooo:rsid="05692394" style:font-style-asian="normal" style:font-weight-asian="normal" style:font-style-complex="normal" style:font-weight-complex="normal"/>
    </style:style>
    <style:style style:name="T1083" style:family="text">
      <style:text-properties fo:language="en" fo:country="CA" fo:font-style="normal" fo:font-weight="normal" officeooo:rsid="0574a559" style:font-style-asian="normal" style:font-weight-asian="normal" style:font-style-complex="normal" style:font-weight-complex="normal"/>
    </style:style>
    <style:style style:name="T1084" style:family="text">
      <style:text-properties fo:language="en" fo:country="CA" fo:font-style="normal" fo:font-weight="normal" officeooo:rsid="0569e94e" style:font-style-asian="normal" style:font-weight-asian="normal" style:font-style-complex="normal" style:font-weight-complex="normal"/>
    </style:style>
    <style:style style:name="T1085" style:family="text">
      <style:text-properties fo:language="en" fo:country="CA" fo:font-style="normal" fo:font-weight="normal" officeooo:rsid="03a3a789" style:font-style-asian="normal" style:font-weight-asian="normal" style:font-style-complex="normal" style:font-weight-complex="normal"/>
    </style:style>
    <style:style style:name="T1086" style:family="text">
      <style:text-properties fo:language="en" fo:country="CA" fo:font-style="normal" fo:font-weight="normal" officeooo:rsid="0271835a" style:font-style-asian="normal" style:font-weight-asian="normal" style:font-style-complex="normal" style:font-weight-complex="normal"/>
    </style:style>
    <style:style style:name="T1087" style:family="text">
      <style:text-properties fo:language="en" fo:country="CA" fo:font-style="normal" fo:font-weight="normal" officeooo:rsid="056bd55a" style:font-style-asian="normal" style:font-weight-asian="normal" style:font-style-complex="normal" style:font-weight-complex="normal"/>
    </style:style>
    <style:style style:name="T1088" style:family="text">
      <style:text-properties fo:language="en" fo:country="CA" fo:font-style="normal" fo:font-weight="normal" officeooo:rsid="08d19048" style:font-style-asian="normal" style:font-weight-asian="normal" style:font-style-complex="normal" style:font-weight-complex="normal"/>
    </style:style>
    <style:style style:name="T1089" style:family="text">
      <style:text-properties fo:language="en" fo:country="CA" fo:font-style="normal" fo:font-weight="normal" officeooo:rsid="057996ec" style:font-style-asian="normal" style:font-weight-asian="normal" style:font-style-complex="normal" style:font-weight-complex="normal"/>
    </style:style>
    <style:style style:name="T1090" style:family="text">
      <style:text-properties fo:language="en" fo:country="CA" fo:font-style="normal" fo:font-weight="normal" officeooo:rsid="0736f2d3" style:font-style-asian="normal" style:font-weight-asian="normal" style:font-style-complex="normal" style:font-weight-complex="normal"/>
    </style:style>
    <style:style style:name="T1091" style:family="text">
      <style:text-properties style:font-name="FreightText Pro3" fo:font-size="11pt" fo:language="en" fo:country="CA" fo:font-style="normal" fo:font-weight="normal" officeooo:rsid="08d19048" style:letter-kerning="true" style:font-size-asian="11pt" style:language-asian="hi" style:country-asian="IN" style:font-style-asian="normal" style:font-weight-asian="normal" style:font-size-complex="12pt" style:language-complex="hi" style:country-complex="IN" style:font-style-complex="normal" style:font-weight-complex="normal"/>
    </style:style>
    <style:style style:name="T1092" style:family="text">
      <style:text-properties fo:language="en" fo:country="CA" fo:font-style="normal" fo:font-weight="normal" officeooo:rsid="056f36da" style:font-style-asian="normal" style:font-weight-asian="normal" style:font-style-complex="normal" style:font-weight-complex="normal"/>
    </style:style>
    <style:style style:name="T1093" style:family="text">
      <style:text-properties fo:language="en" fo:country="CA" fo:font-style="normal" fo:font-weight="normal" officeooo:rsid="056d9e40" style:font-style-asian="normal" style:font-weight-asian="normal" style:font-style-complex="normal" style:font-weight-complex="normal"/>
    </style:style>
    <style:style style:name="T1094" style:family="text">
      <style:text-properties fo:language="en" fo:country="CA" fo:font-style="normal" fo:font-weight="normal" officeooo:rsid="05749514" style:font-style-asian="normal" style:font-weight-asian="normal" style:font-style-complex="normal" style:font-weight-complex="normal"/>
    </style:style>
    <style:style style:name="T1095" style:family="text">
      <style:text-properties fo:font-style="normal" fo:font-weight="normal" officeooo:rsid="05704f93" style:font-style-asian="normal" style:font-weight-asian="normal" style:font-style-complex="normal" style:font-weight-complex="normal"/>
    </style:style>
    <style:style style:name="T1096" style:family="text">
      <style:text-properties fo:font-style="normal" fo:font-weight="normal" officeooo:rsid="05448794" style:font-style-asian="normal" style:font-weight-asian="normal" style:font-style-complex="normal" style:font-weight-complex="normal"/>
    </style:style>
    <style:style style:name="T1097" style:family="text">
      <style:text-properties fo:font-style="normal" fo:font-weight="normal" officeooo:rsid="054a2665" style:font-style-asian="normal" style:font-weight-asian="normal" style:font-style-complex="normal" style:font-weight-complex="normal"/>
    </style:style>
    <style:style style:name="T1098" style:family="text">
      <style:text-properties fo:font-style="normal" fo:font-weight="normal" officeooo:rsid="0545e369" style:font-style-asian="normal" style:font-weight-asian="normal" style:font-style-complex="normal" style:font-weight-complex="normal"/>
    </style:style>
    <style:style style:name="T1099" style:family="text">
      <style:text-properties fo:font-style="normal" fo:font-weight="normal" officeooo:rsid="0332e1b8" style:font-style-asian="normal" style:font-weight-asian="normal" style:font-style-complex="normal" style:font-weight-complex="normal"/>
    </style:style>
    <style:style style:name="T1100" style:family="text">
      <style:text-properties fo:font-style="normal" fo:font-weight="normal" officeooo:rsid="035b49b1" style:font-style-asian="normal" style:font-weight-asian="normal" style:font-style-complex="normal" style:font-weight-complex="normal"/>
    </style:style>
    <style:style style:name="T1101" style:family="text">
      <style:text-properties fo:font-style="normal" fo:font-weight="normal" officeooo:rsid="0323cd37" style:font-style-asian="normal" style:font-weight-asian="normal" style:font-style-complex="normal" style:font-weight-complex="normal"/>
    </style:style>
    <style:style style:name="T1102" style:family="text">
      <style:text-properties fo:font-style="normal" fo:font-weight="normal" officeooo:rsid="03258580" style:font-style-asian="normal" style:font-weight-asian="normal" style:font-style-complex="normal" style:font-weight-complex="normal"/>
    </style:style>
    <style:style style:name="T1103" style:family="text">
      <style:text-properties fo:font-style="normal" fo:font-weight="normal" officeooo:rsid="05651df4" style:font-style-asian="normal" style:font-weight-asian="normal" style:font-style-complex="normal" style:font-weight-complex="normal"/>
    </style:style>
    <style:style style:name="T1104" style:family="text">
      <style:text-properties fo:font-style="normal" fo:font-weight="normal" officeooo:rsid="03539d63" style:font-style-asian="normal" style:font-weight-asian="normal" style:font-style-complex="normal" style:font-weight-complex="normal"/>
    </style:style>
    <style:style style:name="T1105" style:family="text">
      <style:text-properties fo:font-style="normal" fo:font-weight="normal" officeooo:rsid="0574a559" style:font-style-asian="normal" style:font-weight-asian="normal" style:font-style-complex="normal" style:font-weight-complex="normal"/>
    </style:style>
    <style:style style:name="T1106" style:family="text">
      <style:text-properties fo:font-style="normal" fo:font-weight="normal" officeooo:rsid="0333ec8d" style:font-style-asian="normal" style:font-weight-asian="normal" style:font-style-complex="normal" style:font-weight-complex="normal"/>
    </style:style>
    <style:style style:name="T1107" style:family="text">
      <style:text-properties fo:font-style="normal" fo:font-weight="normal" officeooo:rsid="03531d55" style:font-style-asian="normal" style:font-weight-asian="normal" style:font-style-complex="normal" style:font-weight-complex="normal"/>
    </style:style>
    <style:style style:name="T1108" style:family="text">
      <style:text-properties fo:font-style="normal" fo:font-weight="normal" officeooo:rsid="0570afa6" style:font-style-asian="normal" style:font-weight-asian="normal" style:font-style-complex="normal" style:font-weight-complex="normal"/>
    </style:style>
    <style:style style:name="T1109" style:family="text">
      <style:text-properties fo:font-style="normal" fo:font-weight="normal" officeooo:rsid="0354a490" style:font-style-asian="normal" style:font-weight-asian="normal" style:font-style-complex="normal" style:font-weight-complex="normal"/>
    </style:style>
    <style:style style:name="T1110" style:family="text">
      <style:text-properties fo:font-style="normal" fo:font-weight="normal" officeooo:rsid="035cb8f0" style:font-style-asian="normal" style:font-weight-asian="normal" style:font-style-complex="normal" style:font-weight-complex="normal"/>
    </style:style>
    <style:style style:name="T1111" style:family="text">
      <style:text-properties fo:font-style="normal" fo:font-weight="normal" officeooo:rsid="0738d243" style:font-style-asian="normal" style:font-weight-asian="normal" style:font-style-complex="normal" style:font-weight-complex="normal"/>
    </style:style>
    <style:style style:name="T1112" style:family="text">
      <style:text-properties fo:font-style="normal" fo:font-weight="normal" officeooo:rsid="073954cf" style:font-style-asian="normal" style:font-weight-asian="normal" style:font-style-complex="normal" style:font-weight-complex="normal"/>
    </style:style>
    <style:style style:name="T1113" style:family="text">
      <style:text-properties fo:font-style="normal" fo:font-weight="normal" officeooo:rsid="035d76d1" style:font-style-asian="normal" style:font-weight-asian="normal" style:font-style-complex="normal" style:font-weight-complex="normal"/>
    </style:style>
    <style:style style:name="T1114" style:family="text">
      <style:text-properties fo:language="en" fo:country="CA" officeooo:rsid="035f6a43"/>
    </style:style>
    <style:style style:name="T1115" style:family="text">
      <style:text-properties fo:font-variant="normal" fo:text-transform="none" style:text-position="0% 100%" fo:language="en" fo:country="CA" fo:font-style="normal" style:text-underline-style="none" fo:font-weight="normal" officeooo:rsid="035f6a43"/>
    </style:style>
    <style:style style:name="T1116" style:family="text">
      <style:text-properties fo:font-weight="normal" officeooo:rsid="054a2665" style:font-weight-asian="normal" style:font-weight-complex="normal"/>
    </style:style>
    <style:style style:name="T1117" style:family="text">
      <style:text-properties fo:font-weight="normal" officeooo:rsid="073954cf" style:font-weight-asian="normal" style:font-weight-complex="normal"/>
    </style:style>
    <style:style style:name="T1118" style:family="text">
      <style:text-properties fo:font-weight="normal" officeooo:rsid="054bce71" style:font-weight-asian="normal" style:font-weight-complex="normal"/>
    </style:style>
    <style:style style:name="T1119" style:family="text">
      <style:text-properties fo:font-weight="normal" officeooo:rsid="054b4c87" style:font-weight-asian="normal" style:font-weight-complex="normal"/>
    </style:style>
    <style:style style:name="T1120" style:family="text">
      <style:text-properties fo:font-weight="normal" officeooo:rsid="052cef7a" style:font-weight-asian="normal" style:font-weight-complex="normal"/>
    </style:style>
    <style:style style:name="T1121" style:family="text">
      <style:text-properties fo:font-weight="normal" officeooo:rsid="058082ed" style:font-weight-asian="normal" style:font-weight-complex="normal"/>
    </style:style>
    <style:style style:name="T1122" style:family="text">
      <style:text-properties fo:font-weight="normal" officeooo:rsid="052d30df" style:font-weight-asian="normal" style:font-weight-complex="normal"/>
    </style:style>
    <style:style style:name="T1123" style:family="text">
      <style:text-properties fo:font-weight="normal" officeooo:rsid="05651df4" style:font-weight-asian="normal" style:font-weight-complex="normal"/>
    </style:style>
    <style:style style:name="T1124" style:family="text">
      <style:text-properties fo:font-weight="normal" officeooo:rsid="054c7d01" style:font-weight-asian="normal" style:font-weight-complex="normal"/>
    </style:style>
    <style:style style:name="T1125" style:family="text">
      <style:text-properties fo:font-weight="normal" officeooo:rsid="055e1a50" style:font-weight-asian="normal" style:font-weight-complex="normal"/>
    </style:style>
    <style:style style:name="T1126" style:family="text">
      <style:text-properties fo:font-weight="normal" officeooo:rsid="0584cf6b" style:font-weight-asian="normal" style:font-weight-complex="normal"/>
    </style:style>
    <style:style style:name="T1127" style:family="text">
      <style:text-properties fo:font-weight="normal" officeooo:rsid="054ca3aa" style:font-weight-asian="normal" style:font-weight-complex="normal"/>
    </style:style>
    <style:style style:name="T1128" style:family="text">
      <style:text-properties fo:font-weight="normal" officeooo:rsid="0574a559" style:font-weight-asian="normal" style:font-weight-complex="normal"/>
    </style:style>
    <style:style style:name="T1129" style:family="text">
      <style:text-properties fo:font-weight="normal" officeooo:rsid="057f22cb" style:font-weight-asian="normal" style:font-weight-complex="normal"/>
    </style:style>
    <style:style style:name="T1130" style:family="text">
      <style:text-properties fo:font-weight="normal" officeooo:rsid="0580c74d" style:font-weight-asian="normal" style:font-weight-complex="normal"/>
    </style:style>
    <style:style style:name="T1131" style:family="text">
      <style:text-properties fo:font-style="normal" officeooo:rsid="054d3c6d" style:font-style-asian="normal" style:font-style-complex="normal"/>
    </style:style>
    <style:style style:name="T1132" style:family="text">
      <style:text-properties fo:font-style="normal" officeooo:rsid="0582479c" style:font-style-asian="normal" style:font-style-complex="normal"/>
    </style:style>
    <style:style style:name="T1133" style:family="text">
      <style:text-properties fo:font-style="normal" officeooo:rsid="054ebb59" style:font-style-asian="normal" style:font-style-complex="normal"/>
    </style:style>
    <style:style style:name="T1134" style:family="text">
      <style:text-properties fo:font-style="normal" officeooo:rsid="054f5bb0" style:font-style-asian="normal" style:font-style-complex="normal"/>
    </style:style>
    <style:style style:name="T1135" style:family="text">
      <style:text-properties fo:font-style="normal" officeooo:rsid="055e1a50" style:font-style-asian="normal" style:font-style-complex="normal"/>
    </style:style>
    <style:style style:name="T1136" style:family="text">
      <style:text-properties fo:font-style="normal" officeooo:rsid="055a176d" style:font-style-asian="normal" style:font-style-complex="normal"/>
    </style:style>
    <style:style style:name="T1137" style:family="text">
      <style:text-properties fo:font-style="normal" officeooo:rsid="0574a559" style:font-style-asian="normal" style:font-style-complex="normal"/>
    </style:style>
    <style:style style:name="T1138" style:family="text">
      <style:text-properties fo:font-style="normal" officeooo:rsid="0552aadb" style:font-style-asian="normal" style:font-style-complex="normal"/>
    </style:style>
    <style:style style:name="T1139" style:family="text">
      <style:text-properties fo:font-style="normal" officeooo:rsid="05594f0c" style:font-style-asian="normal" style:font-style-complex="normal"/>
    </style:style>
    <style:style style:name="T1140" style:family="text">
      <style:text-properties fo:font-style="normal" officeooo:rsid="0566db71" style:font-style-asian="normal" style:font-style-complex="normal"/>
    </style:style>
    <style:style style:name="T1141" style:family="text">
      <style:text-properties fo:font-style="normal" officeooo:rsid="055d2f8d" style:font-style-asian="normal" style:font-style-complex="normal"/>
    </style:style>
    <style:style style:name="T1142" style:family="text">
      <style:text-properties fo:font-style="normal" officeooo:rsid="055a3ea6" style:font-style-asian="normal" style:font-style-complex="normal"/>
    </style:style>
    <style:style style:name="T1143" style:family="text">
      <style:text-properties fo:font-style="normal" officeooo:rsid="055d63e3" style:font-style-asian="normal" style:font-style-complex="normal"/>
    </style:style>
    <style:style style:name="T1144" style:family="text">
      <style:text-properties fo:font-style="normal" officeooo:rsid="051982f5" style:font-style-asian="normal" style:font-style-complex="normal"/>
    </style:style>
    <style:style style:name="T1145" style:family="text">
      <style:text-properties fo:font-style="normal" officeooo:rsid="030f7af6" style:font-style-asian="normal" style:font-style-complex="normal"/>
    </style:style>
    <style:style style:name="T1146" style:family="text">
      <style:text-properties fo:font-style="normal" officeooo:rsid="051af5a7" style:font-style-asian="normal" style:font-style-complex="normal"/>
    </style:style>
    <style:style style:name="T1147" style:family="text">
      <style:text-properties fo:font-style="normal" officeooo:rsid="051c56c6" style:font-style-asian="normal" style:font-style-complex="normal"/>
    </style:style>
    <style:style style:name="T1148" style:family="text">
      <style:text-properties fo:font-style="normal" officeooo:rsid="05769ad5" style:font-style-asian="normal" style:font-style-complex="normal"/>
    </style:style>
    <style:style style:name="T1149" style:family="text">
      <style:text-properties fo:font-style="normal" officeooo:rsid="05536b25" style:font-style-asian="normal" style:font-style-complex="normal"/>
    </style:style>
    <style:style style:name="T1150" style:family="text">
      <style:text-properties officeooo:rsid="02ed50ba"/>
    </style:style>
    <style:style style:name="T1151" style:family="text">
      <style:text-properties fo:language="en" fo:country="CA" officeooo:rsid="0739a9e4"/>
    </style:style>
    <style:style style:name="T1152" style:family="text">
      <style:text-properties style:font-name="FreightText Pro3" fo:font-size="11pt" fo:language="en" fo:country="CA" officeooo:rsid="08d3341d" style:letter-kerning="true" style:font-size-asian="11pt" style:language-asian="hi" style:country-asian="IN" style:font-size-complex="12pt" style:language-complex="hi" style:country-complex="IN"/>
    </style:style>
    <style:style style:name="T1153" style:family="text">
      <style:text-properties officeooo:rsid="0584cf6b"/>
    </style:style>
    <style:style style:name="T1154" style:family="text">
      <style:text-properties fo:font-style="normal" officeooo:rsid="0386c9d7" style:font-style-asian="normal" style:font-style-complex="normal"/>
    </style:style>
    <style:style style:name="T1155" style:family="text">
      <style:text-properties fo:font-style="normal" officeooo:rsid="0584cf6b" style:font-style-asian="normal" style:font-style-complex="normal"/>
    </style:style>
    <style:style style:name="T1156" style:family="text">
      <style:text-properties fo:font-style="italic" officeooo:rsid="0386c9d7" style:font-style-asian="italic" style:font-style-complex="italic"/>
    </style:style>
    <style:style style:name="T1157" style:family="text">
      <style:text-properties fo:font-style="normal" officeooo:rsid="038796ab" style:font-style-asian="normal" style:font-style-complex="normal"/>
    </style:style>
    <style:style style:name="T1158" style:family="text">
      <style:text-properties fo:font-style="normal" officeooo:rsid="03acfafd" style:font-style-asian="normal" style:font-style-complex="normal"/>
    </style:style>
    <style:style style:name="T1159" style:family="text">
      <style:text-properties fo:font-style="normal" officeooo:rsid="038bce0e" style:font-style-asian="normal" style:font-style-complex="normal"/>
    </style:style>
    <style:style style:name="T1160" style:family="text">
      <style:text-properties fo:font-style="normal" officeooo:rsid="0388f87b" style:font-style-asian="normal" style:font-style-complex="normal"/>
    </style:style>
    <style:style style:name="T1161" style:family="text">
      <style:text-properties officeooo:rsid="0384d4f1"/>
    </style:style>
    <style:style style:name="T1162" style:family="text">
      <style:text-properties fo:language="en" fo:country="CA" officeooo:rsid="038a940f"/>
    </style:style>
    <style:style style:name="T1163" style:family="text">
      <style:text-properties fo:language="en" fo:country="CA" officeooo:rsid="073da75d"/>
    </style:style>
    <style:style style:name="T1164" style:family="text">
      <style:text-properties fo:language="en" fo:country="CA" officeooo:rsid="007fe717"/>
    </style:style>
    <style:style style:name="T1165" style:family="text">
      <style:text-properties fo:language="en" fo:country="CA" officeooo:rsid="02791173"/>
    </style:style>
    <style:style style:name="T1166" style:family="text">
      <style:text-properties fo:language="en" fo:country="CA" officeooo:rsid="00c507d8"/>
    </style:style>
    <style:style style:name="T1167" style:family="text">
      <style:text-properties fo:language="en" fo:country="CA" officeooo:rsid="027b1751"/>
    </style:style>
    <style:style style:name="T1168" style:family="text">
      <style:text-properties fo:language="en" fo:country="CA" officeooo:rsid="0308a3c2"/>
    </style:style>
    <style:style style:name="T1169" style:family="text">
      <style:text-properties fo:language="en" fo:country="CA" officeooo:rsid="039cf4df"/>
    </style:style>
    <style:style style:name="T1170" style:family="text">
      <style:text-properties officeooo:rsid="032c96f8"/>
    </style:style>
    <style:style style:name="T1171" style:family="text">
      <style:text-properties officeooo:rsid="00842047"/>
    </style:style>
    <style:style style:name="T1172" style:family="text">
      <style:text-properties fo:font-style="normal" fo:font-weight="bold" officeooo:rsid="0587091b" style:font-style-asian="normal" style:font-weight-asian="bold" style:font-style-complex="normal" style:font-weight-complex="bold"/>
    </style:style>
    <style:style style:name="T1173" style:family="text">
      <style:text-properties fo:font-style="normal" fo:font-weight="normal" officeooo:rsid="0587091b" style:font-style-asian="normal" style:font-weight-asian="normal" style:font-style-complex="normal" style:font-weight-complex="normal"/>
    </style:style>
    <style:style style:name="T1174" style:family="text">
      <style:text-properties fo:font-style="normal" officeooo:rsid="0308a3c2" style:font-style-asian="normal" style:font-style-complex="normal"/>
    </style:style>
    <style:style style:name="T1175" style:family="text">
      <style:text-properties fo:font-style="normal" officeooo:rsid="027b1751" style:font-style-asian="normal" style:font-style-complex="normal"/>
    </style:style>
    <style:style style:name="T1176" style:family="text">
      <style:text-properties officeooo:rsid="008069c8"/>
    </style:style>
    <style:style style:name="T1177" style:family="text">
      <style:text-properties officeooo:rsid="0308a3c2"/>
    </style:style>
    <style:style style:name="T1178" style:family="text">
      <style:text-properties officeooo:rsid="00814840"/>
    </style:style>
    <style:style style:name="T1179" style:family="text">
      <style:text-properties fo:font-weight="bold" officeooo:rsid="0587091b" style:font-weight-asian="bold" style:font-weight-complex="bold"/>
    </style:style>
    <style:style style:name="T1180" style:family="text">
      <style:text-properties officeooo:rsid="0587091b"/>
    </style:style>
    <style:style style:name="T1181" style:family="text">
      <style:text-properties officeooo:rsid="00814d6a"/>
    </style:style>
    <style:style style:name="T1182" style:family="text">
      <style:text-properties officeooo:rsid="073eb192"/>
    </style:style>
    <style:style style:name="T1183" style:family="text">
      <style:text-properties officeooo:rsid="0082942a"/>
    </style:style>
    <style:style style:name="T1184" style:family="text">
      <style:text-properties officeooo:rsid="00825447"/>
    </style:style>
    <style:style style:name="T1185" style:family="text">
      <style:text-properties officeooo:rsid="039e9d82"/>
    </style:style>
    <style:style style:name="T1186" style:family="text">
      <style:text-properties officeooo:rsid="08d41fb3"/>
    </style:style>
    <style:style style:name="T1187" style:family="text">
      <style:text-properties officeooo:rsid="03af0159"/>
    </style:style>
    <style:style style:name="T1188" style:family="text">
      <style:text-properties officeooo:rsid="0586f1f3"/>
    </style:style>
    <style:style style:name="T1189" style:family="text">
      <style:text-properties officeooo:rsid="027b1751"/>
    </style:style>
    <style:style style:name="T1190" style:family="text">
      <style:text-properties fo:font-weight="normal" officeooo:rsid="028877f4" style:font-weight-asian="normal" style:font-weight-complex="normal"/>
    </style:style>
    <style:style style:name="T1191" style:family="text">
      <style:text-properties fo:font-weight="normal" officeooo:rsid="039fc34f" style:font-weight-asian="normal" style:font-weight-complex="normal"/>
    </style:style>
    <style:style style:name="T1192" style:family="text">
      <style:text-properties fo:font-weight="normal" officeooo:rsid="03b27d68" style:font-weight-asian="normal" style:font-weight-complex="normal"/>
    </style:style>
    <style:style style:name="T1193" style:family="text">
      <style:text-properties fo:font-weight="normal" officeooo:rsid="0587091b" style:font-weight-asian="normal" style:font-weight-complex="normal"/>
    </style:style>
    <style:style style:name="T1194" style:family="text">
      <style:text-properties fo:font-weight="normal" officeooo:rsid="03a12d1b" style:font-weight-asian="normal" style:font-weight-complex="normal"/>
    </style:style>
    <style:style style:name="T1195" style:family="text">
      <style:text-properties fo:font-weight="normal" officeooo:rsid="074075c9" style:font-weight-asian="normal" style:font-weight-complex="normal"/>
    </style:style>
    <style:style style:name="T1196" style:family="text">
      <style:text-properties officeooo:rsid="0915abb5"/>
    </style:style>
    <style:style style:name="T1197" style:family="text">
      <style:text-properties officeooo:rsid="091041df"/>
    </style:style>
    <style:style style:name="T1198" style:family="text">
      <style:text-properties style:font-name="Times New Roman2" fo:font-size="11pt" fo:language="en" fo:country="CA" fo:font-weight="normal" officeooo:rsid="091041df" style:letter-kerning="true" style:font-size-asian="11pt" style:language-asian="hi" style:country-asian="IN" style:font-size-complex="12pt" style:language-complex="hi" style:country-complex="IN"/>
    </style:style>
    <style:style style:name="T1199" style:family="text">
      <style:text-properties fo:language="en" fo:country="CA" officeooo:rsid="058d2d86"/>
    </style:style>
    <style:style style:name="T1200" style:family="text">
      <style:text-properties fo:language="en" fo:country="CA" officeooo:rsid="008433c9"/>
    </style:style>
    <style:style style:name="T1201" style:family="text">
      <style:text-properties style:font-name="FreightText Pro3" fo:font-size="11pt" fo:language="en" fo:country="CA" officeooo:rsid="08d7d895" style:letter-kerning="true" style:font-size-asian="11pt" style:language-asian="hi" style:country-asian="IN" style:font-size-complex="12pt" style:language-complex="hi" style:country-complex="IN"/>
    </style:style>
    <style:style style:name="T1202" style:family="text">
      <style:text-properties fo:language="en" fo:country="CA" officeooo:rsid="08d7d895"/>
    </style:style>
    <style:style style:name="T1203" style:family="text">
      <style:text-properties fo:language="en" fo:country="CA" officeooo:rsid="08b77792"/>
    </style:style>
    <style:style style:name="T1204" style:family="text">
      <style:text-properties fo:language="en" fo:country="CA" officeooo:rsid="03e1917c"/>
    </style:style>
    <style:style style:name="T1205" style:family="text">
      <style:text-properties fo:language="en" fo:country="CA" officeooo:rsid="074315a2"/>
    </style:style>
    <style:style style:name="T1206" style:family="text">
      <style:text-properties officeooo:rsid="0911eb46"/>
    </style:style>
    <style:style style:name="T1207" style:family="text">
      <style:text-properties officeooo:rsid="058d2d86"/>
    </style:style>
    <style:style style:name="T1208" style:family="text">
      <style:text-properties officeooo:rsid="0913abfe"/>
    </style:style>
    <style:style style:name="T1209" style:family="text">
      <style:text-properties fo:font-style="italic" officeooo:rsid="0913abfe" style:font-style-asian="italic" style:font-style-complex="italic"/>
    </style:style>
    <style:style style:name="T1210" style:family="text">
      <style:text-properties officeooo:rsid="058f9bb4"/>
    </style:style>
    <style:style style:name="T1211" style:family="text">
      <style:text-properties fo:font-style="normal" officeooo:rsid="03d0ce31" style:font-style-asian="normal" style:font-style-complex="normal"/>
    </style:style>
    <style:style style:name="T1212" style:family="text">
      <style:text-properties officeooo:rsid="03d0ce31"/>
    </style:style>
    <style:style style:name="T1213" style:family="text">
      <style:text-properties officeooo:rsid="0593408e"/>
    </style:style>
    <style:style style:name="T1214" style:family="text">
      <style:text-properties officeooo:rsid="03e2ee94"/>
    </style:style>
    <style:style style:name="T1215" style:family="text">
      <style:text-properties officeooo:rsid="0914c72f"/>
    </style:style>
    <style:style style:name="T1216" style:family="text">
      <style:text-properties officeooo:rsid="028bceda"/>
    </style:style>
    <style:style style:name="T1217" style:family="text">
      <style:text-properties officeooo:rsid="00843ea2"/>
    </style:style>
    <style:style style:name="T1218" style:family="text">
      <style:text-properties officeooo:rsid="03b42dce"/>
    </style:style>
    <style:style style:name="T1219" style:family="text">
      <style:text-properties officeooo:rsid="028c472e"/>
    </style:style>
    <style:style style:name="T1220" style:family="text">
      <style:text-properties officeooo:rsid="03cfa839"/>
    </style:style>
    <style:style style:name="T1221" style:family="text">
      <style:text-properties officeooo:rsid="03b4f14c"/>
    </style:style>
    <style:style style:name="T1222" style:family="text">
      <style:text-properties officeooo:rsid="03e6ad9a"/>
    </style:style>
    <style:style style:name="T1223" style:family="text">
      <style:text-properties officeooo:rsid="03d4af18"/>
    </style:style>
    <style:style style:name="T1224" style:family="text">
      <style:text-properties officeooo:rsid="028ca140"/>
    </style:style>
    <style:style style:name="T1225" style:family="text">
      <style:text-properties officeooo:rsid="03b63cb9"/>
    </style:style>
    <style:style style:name="T1226" style:family="text">
      <style:text-properties fo:language="en" fo:country="CA" officeooo:rsid="0864116a"/>
    </style:style>
    <style:style style:name="T1227" style:family="text">
      <style:text-properties fo:language="en" fo:country="CA" officeooo:rsid="08da799f"/>
    </style:style>
    <style:style style:name="T1228" style:family="text">
      <style:text-properties fo:language="en" fo:country="CA" officeooo:rsid="08da9e87"/>
    </style:style>
    <style:style style:name="T1229" style:family="text">
      <style:text-properties fo:language="en" fo:country="CA" officeooo:rsid="08c07baa"/>
    </style:style>
    <style:style style:name="T1230" style:family="text">
      <style:text-properties fo:language="en" fo:country="CA" officeooo:rsid="042fd06b"/>
    </style:style>
    <style:style style:name="T1231" style:family="text">
      <style:text-properties style:font-name="FreightText Pro3" fo:font-size="11pt" fo:language="en" fo:country="CA" officeooo:rsid="08dc3051" style:letter-kerning="true" style:font-size-asian="11pt" style:language-asian="hi" style:country-asian="IN" style:font-size-complex="12pt" style:language-complex="hi" style:country-complex="IN"/>
    </style:style>
    <style:style style:name="T1232" style:family="text">
      <style:text-properties fo:language="en" fo:country="CA" officeooo:rsid="0430af23"/>
    </style:style>
    <style:style style:name="T1233" style:family="text">
      <style:text-properties fo:language="en" fo:country="CA" officeooo:rsid="04315f7e"/>
    </style:style>
    <style:style style:name="T1234" style:family="text">
      <style:text-properties officeooo:rsid="059e68d9"/>
    </style:style>
    <style:style style:name="T1235" style:family="text">
      <style:text-properties officeooo:rsid="03ca9a7e"/>
    </style:style>
    <style:style style:name="T1236" style:family="text">
      <style:text-properties fo:language="en" fo:country="CA" officeooo:rsid="059aacde"/>
    </style:style>
    <style:style style:name="T1237" style:family="text">
      <style:text-properties fo:language="en" fo:country="CA" officeooo:rsid="098617a8"/>
    </style:style>
    <style:style style:name="T1238" style:family="text">
      <style:text-properties fo:language="en" fo:country="CA" officeooo:rsid="03eccacb"/>
    </style:style>
    <style:style style:name="T1239" style:family="text">
      <style:text-properties style:font-name="Times New Roman2" fo:font-size="11pt" fo:language="en" fo:country="CA" fo:font-weight="normal" officeooo:rsid="098617a8" style:letter-kerning="true" style:font-size-asian="11pt" style:language-asian="hi" style:country-asian="IN" style:font-size-complex="12pt" style:language-complex="hi" style:country-complex="IN"/>
    </style:style>
    <style:style style:name="T1240" style:family="text">
      <style:text-properties fo:language="en" fo:country="CA" officeooo:rsid="03bac310"/>
    </style:style>
    <style:style style:name="T1241" style:family="text">
      <style:text-properties fo:language="en" fo:country="CA" officeooo:rsid="03b6b83d"/>
    </style:style>
    <style:style style:name="T1242" style:family="text">
      <style:text-properties fo:language="en" fo:country="CA" officeooo:rsid="00860b39"/>
    </style:style>
    <style:style style:name="T1243" style:family="text">
      <style:text-properties officeooo:rsid="03b6b83d"/>
    </style:style>
    <style:style style:name="T1244" style:family="text">
      <style:text-properties officeooo:rsid="08666a6e"/>
    </style:style>
    <style:style style:name="T1245" style:family="text">
      <style:text-properties officeooo:rsid="03eccacb"/>
    </style:style>
    <style:style style:name="T1246" style:family="text">
      <style:text-properties officeooo:rsid="03ed8056"/>
    </style:style>
    <style:style style:name="T1247" style:family="text">
      <style:text-properties fo:font-style="normal" officeooo:rsid="03b6b83d" style:font-style-asian="normal" style:font-style-complex="normal"/>
    </style:style>
    <style:style style:name="T1248" style:family="text">
      <style:text-properties fo:font-style="normal" fo:font-weight="bold" style:font-style-asian="normal" style:font-weight-asian="bold" style:font-style-complex="normal"/>
    </style:style>
    <style:style style:name="T1249" style:family="text">
      <style:text-properties fo:font-style="normal" fo:font-weight="normal" officeooo:rsid="03b6b83d" style:font-style-asian="normal" style:font-weight-asian="normal" style:font-style-complex="normal" style:font-weight-complex="normal"/>
    </style:style>
    <style:style style:name="T1250" style:family="text">
      <style:text-properties fo:font-style="normal" officeooo:rsid="00860b39" style:font-style-asian="normal" style:font-style-complex="normal"/>
    </style:style>
    <style:style style:name="T1251" style:family="text">
      <style:text-properties officeooo:rsid="0918eb7b"/>
    </style:style>
    <style:style style:name="T1252" style:family="text">
      <style:text-properties officeooo:rsid="00c553b9"/>
    </style:style>
    <style:style style:name="T1253" style:family="text">
      <style:text-properties officeooo:rsid="05a15215"/>
    </style:style>
    <style:style style:name="T1254" style:family="text">
      <style:text-properties officeooo:rsid="059fa4c7"/>
    </style:style>
    <style:style style:name="T1255" style:family="text">
      <style:text-properties officeooo:rsid="074c809d"/>
    </style:style>
    <style:style style:name="T1256" style:family="text">
      <style:text-properties officeooo:rsid="03b9e952"/>
    </style:style>
    <style:style style:name="T1257" style:family="text">
      <style:text-properties fo:language="en" fo:country="CA" officeooo:rsid="03eeda56"/>
    </style:style>
    <style:style style:name="T1258" style:family="text">
      <style:text-properties fo:language="en" fo:country="CA" officeooo:rsid="09194876"/>
    </style:style>
    <style:style style:name="T1259" style:family="text">
      <style:text-properties fo:language="en" fo:country="CA" officeooo:rsid="05a3552c"/>
    </style:style>
    <style:style style:name="T1260" style:family="text">
      <style:text-properties fo:language="en" fo:country="CA" officeooo:rsid="03f08214"/>
    </style:style>
    <style:style style:name="T1261" style:family="text">
      <style:text-properties style:font-name="Times New Roman2" fo:font-size="11pt" fo:language="en" fo:country="CA" fo:font-weight="normal" officeooo:rsid="09194876" style:letter-kerning="true" style:font-size-asian="11pt" style:language-asian="hi" style:country-asian="IN" style:font-size-complex="12pt" style:language-complex="hi" style:country-complex="IN"/>
    </style:style>
    <style:style style:name="T1262" style:family="text">
      <style:text-properties style:font-name="Times New Roman"/>
    </style:style>
    <style:style style:name="T1263" style:family="text">
      <style:text-properties style:font-name="Times New Roman" officeooo:rsid="028d8714"/>
    </style:style>
    <style:style style:name="T1264" style:family="text">
      <style:text-properties style:font-name="Times New Roman" officeooo:rsid="09194876"/>
    </style:style>
    <style:style style:name="T1265" style:family="text">
      <style:text-properties style:font-name="Times New Roman" fo:font-size="11pt" fo:font-weight="normal" style:font-size-asian="11pt" style:font-weight-asian="normal" style:font-size-complex="11pt" style:font-weight-complex="normal"/>
    </style:style>
    <style:style style:name="T1266" style:family="text">
      <style:text-properties style:font-name="Times New Roman" fo:font-size="11pt" fo:font-weight="normal" officeooo:rsid="00a0863b" style:font-size-asian="11pt" style:font-weight-asian="normal" style:font-size-complex="11pt" style:font-weight-complex="normal"/>
    </style:style>
    <style:style style:name="T1267" style:family="text">
      <style:text-properties style:font-name="Times New Roman" fo:font-size="11pt" fo:font-weight="normal" officeooo:rsid="05a3d84e" style:font-size-asian="11pt" style:font-weight-asian="normal" style:font-size-complex="11pt" style:font-weight-complex="normal"/>
    </style:style>
    <style:style style:name="T1268" style:family="text">
      <style:text-properties style:font-name="Times New Roman" fo:font-size="11pt" fo:font-weight="normal" officeooo:rsid="02922d4d" style:font-size-asian="11pt" style:font-weight-asian="normal" style:font-size-complex="11pt" style:font-weight-complex="normal"/>
    </style:style>
    <style:style style:name="T1269" style:family="text">
      <style:text-properties style:font-name="Times New Roman" fo:font-size="11pt" fo:font-weight="normal" officeooo:rsid="00a259a8" style:font-size-asian="11pt" style:font-weight-asian="normal" style:font-size-complex="11pt" style:font-weight-complex="normal"/>
    </style:style>
    <style:style style:name="T1270" style:family="text">
      <style:text-properties style:font-name="Times New Roman" fo:font-size="11pt" fo:font-weight="normal" officeooo:rsid="08dd6a0c" style:font-size-asian="11pt" style:font-weight-asian="normal" style:font-size-complex="11pt" style:font-weight-complex="normal"/>
    </style:style>
    <style:style style:name="T1271" style:family="text">
      <style:text-properties style:font-name="Times New Roman" fo:font-size="11pt" fo:font-weight="normal" officeooo:rsid="09194876" style:font-size-asian="11pt" style:font-weight-asian="normal" style:font-size-complex="11pt" style:font-weight-complex="normal"/>
    </style:style>
    <style:style style:name="T1272" style:family="text">
      <style:text-properties style:font-name="Times New Roman" fo:font-size="11pt" fo:font-weight="normal" officeooo:rsid="091a7a60" style:font-size-asian="11pt" style:font-weight-asian="normal" style:font-size-complex="11pt" style:font-weight-complex="normal"/>
    </style:style>
    <style:style style:name="T1273" style:family="text">
      <style:text-properties fo:font-variant="normal" fo:text-transform="none" style:text-position="0% 100%" style:font-name="Times New Roman" fo:font-size="11pt" fo:font-style="normal" style:text-underline-style="none" fo:font-weight="normal" officeooo:rsid="00a259a8" style:font-size-asian="11pt" style:font-weight-asian="normal" style:font-size-complex="11pt" style:font-weight-complex="normal"/>
    </style:style>
    <style:style style:name="T1274" style:family="text">
      <style:text-properties fo:font-variant="normal" fo:text-transform="none" fo:color="#222222" loext:opacity="100%" style:font-name="Times New Roman" fo:font-size="11pt" fo:letter-spacing="normal" fo:font-style="normal" fo:font-weight="normal" officeooo:rsid="00a259a8" style:font-size-asian="11pt" style:font-weight-asian="normal" style:font-size-complex="11pt" style:font-weight-complex="normal"/>
    </style:style>
    <style:style style:name="T1275" style:family="text">
      <style:text-properties fo:font-variant="normal" fo:text-transform="none" fo:color="#222222" loext:opacity="100%" style:font-name="Times New Roman" fo:font-size="11pt" fo:letter-spacing="normal" fo:font-style="normal" fo:font-weight="normal" officeooo:rsid="09194876" style:font-size-asian="11pt" style:font-weight-asian="normal" style:font-size-complex="11pt" style:font-weight-complex="normal"/>
    </style:style>
    <style:style style:name="T1276" style:family="text">
      <style:text-properties fo:font-variant="normal" fo:text-transform="none" fo:color="#222222" loext:opacity="100%" style:font-name="Times New Roman" fo:font-size="11pt" fo:letter-spacing="normal" fo:font-style="normal" fo:font-weight="normal" officeooo:rsid="091a7a60" style:font-size-asian="11pt" style:font-weight-asian="normal" style:font-size-complex="11pt" style:font-weight-complex="normal"/>
    </style:style>
    <style:style style:name="T1277" style:family="text">
      <style:text-properties fo:font-variant="normal" fo:text-transform="none" style:text-position="0% 100%" style:font-name="Times New Roman" fo:font-style="normal" style:text-underline-style="none" fo:font-weight="normal"/>
    </style:style>
    <style:style style:name="T1278" style:family="text">
      <style:text-properties style:font-name="Times New Roman" fo:font-size="11pt" fo:language="en" fo:country="CA" fo:font-weight="normal" officeooo:rsid="05a3d84e" style:font-size-asian="11pt" style:font-weight-asian="normal" style:font-size-complex="11pt" style:font-weight-complex="normal"/>
    </style:style>
    <style:style style:name="T1279" style:family="text">
      <style:text-properties style:font-name="Times New Roman" fo:font-size="11pt" fo:language="en" fo:country="CA" fo:font-weight="normal" officeooo:rsid="0087799e" style:font-size-asian="11pt" style:font-weight-asian="normal" style:font-size-complex="11pt" style:font-weight-complex="normal"/>
    </style:style>
    <style:style style:name="T1280" style:family="text">
      <style:text-properties style:font-name="Times New Roman" fo:font-size="11pt" fo:language="en" fo:country="CA" fo:font-weight="normal" officeooo:rsid="02922d4d" style:font-size-asian="11pt" style:font-weight-asian="normal" style:font-size-complex="11pt" style:font-weight-complex="normal"/>
    </style:style>
    <style:style style:name="T1281" style:family="text">
      <style:text-properties style:font-name="Times New Roman" fo:font-size="11pt" fo:language="en" fo:country="CA" fo:font-weight="bold" officeooo:rsid="05a3d84e" style:font-size-asian="11pt" style:font-weight-asian="bold" style:font-size-complex="11pt" style:font-weight-complex="bold"/>
    </style:style>
    <style:style style:name="T1282" style:family="text">
      <style:text-properties style:font-name="Times New Roman" fo:font-size="11pt" fo:language="en" fo:country="CA" fo:font-weight="normal" style:font-size-asian="11pt" style:font-weight-asian="normal" style:font-size-complex="11pt" style:font-weight-complex="normal"/>
    </style:style>
    <style:style style:name="T1283" style:family="text">
      <style:text-properties style:font-name="Times New Roman" fo:language="en" fo:country="CA" officeooo:rsid="029ac397"/>
    </style:style>
    <style:style style:name="T1284" style:family="text">
      <style:text-properties style:font-name="Times New Roman" fo:language="en" fo:country="CA" officeooo:rsid="02922d4d"/>
    </style:style>
    <style:style style:name="T1285" style:family="text">
      <style:text-properties style:font-name="Times New Roman" fo:language="en" fo:country="CA" officeooo:rsid="091ac697"/>
    </style:style>
    <style:style style:name="T1286" style:family="text">
      <style:text-properties style:font-name="Times New Roman" fo:font-size="11pt" fo:language="en" fo:country="CA" fo:font-weight="normal" officeooo:rsid="091ac697" style:letter-kerning="true" style:font-size-asian="11pt" style:language-asian="hi" style:country-asian="IN" style:font-size-complex="12pt" style:language-complex="hi" style:country-complex="IN"/>
    </style:style>
    <style:style style:name="T1287" style:family="text">
      <style:text-properties fo:language="en" fo:country="CA" officeooo:rsid="02945b67"/>
    </style:style>
    <style:style style:name="T1288" style:family="text">
      <style:text-properties fo:language="en" fo:country="CA" officeooo:rsid="091ac697"/>
    </style:style>
    <style:style style:name="T1289" style:family="text">
      <style:text-properties fo:language="en" fo:country="CA" officeooo:rsid="02922d4d"/>
    </style:style>
    <style:style style:name="T1290" style:family="text">
      <style:text-properties fo:language="en" fo:country="CA" officeooo:rsid="0087706b"/>
    </style:style>
    <style:style style:name="T1291" style:family="text">
      <style:text-properties fo:language="en" fo:country="CA" fo:font-style="normal" officeooo:rsid="0087706b" style:font-style-asian="normal" style:font-style-complex="normal"/>
    </style:style>
    <style:style style:name="T1292" style:family="text">
      <style:text-properties fo:language="en" fo:country="CA" fo:font-style="italic" officeooo:rsid="0087706b" style:font-style-asian="italic" style:font-style-complex="italic"/>
    </style:style>
    <style:style style:name="T1293" style:family="text">
      <style:text-properties fo:language="en" fo:country="CA" fo:font-style="normal" officeooo:rsid="02922d4d" style:font-style-asian="normal" style:font-style-complex="normal"/>
    </style:style>
    <style:style style:name="T1294" style:family="text">
      <style:text-properties fo:language="en" fo:country="CA" fo:font-style="normal" officeooo:rsid="091ac697" style:font-style-asian="normal" style:font-style-complex="normal"/>
    </style:style>
    <style:style style:name="T1295" style:family="text">
      <style:text-properties style:font-name="Times New Roman2" fo:font-size="11pt" fo:language="en" fo:country="CA" fo:font-style="normal" fo:font-weight="normal" officeooo:rsid="091ac697" style:letter-kerning="true" style:font-size-asian="11pt" style:language-asian="hi" style:country-asian="IN" style:font-style-asian="normal" style:font-size-complex="12pt" style:language-complex="hi" style:country-complex="IN" style:font-style-complex="normal"/>
    </style:style>
    <style:style style:name="T1296" style:family="text">
      <style:text-properties officeooo:rsid="0087706b"/>
    </style:style>
    <style:style style:name="T1297" style:family="text">
      <style:text-properties fo:font-style="italic" officeooo:rsid="028e53f1" style:font-style-asian="italic" style:font-style-complex="italic"/>
    </style:style>
    <style:style style:name="T1298" style:family="text">
      <style:text-properties officeooo:rsid="028f82a0"/>
    </style:style>
    <style:style style:name="T1299" style:family="text">
      <style:text-properties fo:language="en" fo:country="CA" officeooo:rsid="028f82a0"/>
    </style:style>
    <style:style style:name="T1300" style:family="text">
      <style:text-properties fo:language="en" fo:country="CA" officeooo:rsid="091c4e44"/>
    </style:style>
    <style:style style:name="T1301" style:family="text">
      <style:text-properties fo:language="en" fo:country="CA" officeooo:rsid="091d1bad"/>
    </style:style>
    <style:style style:name="T1302" style:family="text">
      <style:text-properties fo:language="en" fo:country="CA" officeooo:rsid="03f3828f"/>
    </style:style>
    <style:style style:name="T1303" style:family="text">
      <style:text-properties style:font-name="Times New Roman2" fo:font-size="11pt" fo:language="en" fo:country="CA" fo:font-weight="normal" officeooo:rsid="091ea0f3" style:letter-kerning="true" style:font-size-asian="11pt" style:language-asian="hi" style:country-asian="IN" style:font-size-complex="12pt" style:language-complex="hi" style:country-complex="IN"/>
    </style:style>
    <style:style style:name="T1304" style:family="text">
      <style:text-properties fo:language="en" fo:country="CA" officeooo:rsid="029684d0"/>
    </style:style>
    <style:style style:name="T1305" style:family="text">
      <style:text-properties officeooo:rsid="091f05e0"/>
    </style:style>
    <style:style style:name="T1306" style:family="text">
      <style:text-properties style:language-asian="en" style:country-asian="US" style:language-complex="sa" style:country-complex="IN"/>
    </style:style>
    <style:style style:name="T1307" style:family="text">
      <style:text-properties style:font-name="FreightText Pro1" style:language-asian="en" style:country-asian="US" style:language-complex="sa" style:country-complex="IN"/>
    </style:style>
    <style:style style:name="T1308" style:family="text">
      <style:text-properties style:font-name="FreightText Pro1" fo:font-style="normal" style:font-style-asian="normal" style:font-style-complex="italic"/>
    </style:style>
    <style:style style:name="T1309" style:family="text">
      <style:text-properties fo:language="en" fo:country="CA" officeooo:rsid="0753fe43"/>
    </style:style>
    <style:style style:name="T1310" style:family="text">
      <style:text-properties fo:language="en" fo:country="CA" officeooo:rsid="091f05e0"/>
    </style:style>
    <style:style style:name="T1311" style:family="text">
      <style:text-properties style:font-name="Times New Roman2" fo:font-size="11pt" fo:language="en" fo:country="CA" fo:font-weight="normal" officeooo:rsid="091f05e0" style:letter-kerning="true" style:font-size-asian="11pt" style:language-asian="hi" style:country-asian="IN" style:font-size-complex="12pt" style:language-complex="hi" style:country-complex="IN"/>
    </style:style>
    <style:style style:name="T1312" style:family="text">
      <style:text-properties fo:language="en" fo:country="CA" officeooo:rsid="05a69768"/>
    </style:style>
    <style:style style:name="T1313" style:family="text">
      <style:text-properties officeooo:rsid="05a7151f"/>
    </style:style>
    <style:style style:name="T1314" style:family="text">
      <style:text-properties officeooo:rsid="029d82bb"/>
    </style:style>
    <style:style style:name="T1315" style:family="text">
      <style:text-properties officeooo:rsid="03c987cb"/>
    </style:style>
    <style:style style:name="T1316" style:family="text">
      <style:text-properties officeooo:rsid="03c4a7cb"/>
    </style:style>
    <style:style style:name="T1317" style:family="text">
      <style:text-properties officeooo:rsid="03f6f16d"/>
    </style:style>
    <style:style style:name="T1318" style:family="text">
      <style:text-properties style:font-name="FreightText Pro" fo:font-size="11pt" officeooo:rsid="03fa54f5" style:font-size-asian="11pt" style:font-size-complex="11pt" style:font-style-complex="italic"/>
    </style:style>
    <style:style style:name="T1319" style:family="text">
      <style:text-properties style:font-name="FreightText Pro" fo:font-size="11pt" officeooo:rsid="05abbc76" style:font-size-asian="11pt" style:font-size-complex="11pt" style:font-style-complex="italic"/>
    </style:style>
    <style:style style:name="T1320" style:family="text">
      <style:text-properties style:font-name="FreightText Pro" fo:font-size="11pt" fo:font-weight="normal" officeooo:rsid="092eb5ee" style:letter-kerning="true" style:font-size-asian="11pt" style:language-asian="hi" style:country-asian="IN" style:font-size-complex="11pt" style:language-complex="hi" style:country-complex="IN" style:font-style-complex="italic"/>
    </style:style>
    <style:style style:name="T1321" style:family="text">
      <style:text-properties officeooo:rsid="03fe8f6b" style:font-style-complex="italic"/>
    </style:style>
    <style:style style:name="T1322" style:family="text">
      <style:text-properties officeooo:rsid="04005989" style:font-style-complex="italic"/>
    </style:style>
    <style:style style:name="T1323" style:family="text">
      <style:text-properties officeooo:rsid="05abbc76" style:font-style-complex="italic"/>
    </style:style>
    <style:style style:name="T1324" style:family="text">
      <style:text-properties officeooo:rsid="05b69074" style:font-style-complex="italic"/>
    </style:style>
    <style:style style:name="T1325" style:family="text">
      <style:text-properties officeooo:rsid="0407f877" style:font-style-complex="italic"/>
    </style:style>
    <style:style style:name="T1326" style:family="text">
      <style:text-properties officeooo:rsid="05b54df4" style:font-style-complex="italic"/>
    </style:style>
    <style:style style:name="T1327" style:family="text">
      <style:text-properties officeooo:rsid="03fb570c" style:font-style-complex="italic"/>
    </style:style>
    <style:style style:name="T1328" style:family="text">
      <style:text-properties officeooo:rsid="03fcf52b" style:font-style-complex="italic"/>
    </style:style>
    <style:style style:name="T1329" style:family="text">
      <style:text-properties officeooo:rsid="075b1b2e" style:font-style-complex="italic"/>
    </style:style>
    <style:style style:name="T1330" style:family="text">
      <style:text-properties officeooo:rsid="040849fa" style:font-style-complex="italic"/>
    </style:style>
    <style:style style:name="T1331" style:family="text">
      <style:text-properties officeooo:rsid="0409cfb9" style:font-style-complex="italic"/>
    </style:style>
    <style:style style:name="T1332" style:family="text">
      <style:text-properties officeooo:rsid="0921b4a1" style:font-style-complex="italic"/>
    </style:style>
    <style:style style:name="T1333" style:family="text">
      <style:text-properties officeooo:rsid="0922ce1e" style:font-style-complex="italic"/>
    </style:style>
    <style:style style:name="T1334" style:family="text">
      <style:text-properties style:font-name="Times New Roman2" fo:font-size="11pt" fo:font-weight="normal" officeooo:rsid="0922ce1e" style:letter-kerning="true" style:font-size-asian="11pt" style:language-asian="hi" style:country-asian="IN" style:font-size-complex="12pt" style:language-complex="hi" style:country-complex="IN" style:font-style-complex="italic"/>
    </style:style>
    <style:style style:name="T1335" style:family="text">
      <style:text-properties fo:language="en" fo:country="CA" officeooo:rsid="05b54df4" style:font-style-complex="italic"/>
    </style:style>
    <style:style style:name="T1336" style:family="text">
      <style:text-properties fo:language="en" fo:country="CA" officeooo:rsid="03fe8f6b" style:font-style-complex="italic"/>
    </style:style>
    <style:style style:name="T1337" style:family="text">
      <style:text-properties fo:language="en" fo:country="CA" officeooo:rsid="05acae1f" style:font-style-complex="italic"/>
    </style:style>
    <style:style style:name="T1338" style:family="text">
      <style:text-properties fo:language="en" fo:country="CA" officeooo:rsid="092eb5ee" style:font-style-complex="italic"/>
    </style:style>
    <style:style style:name="T1339" style:family="text">
      <style:text-properties style:font-name="Times New Roman2" fo:font-size="11pt" fo:language="en" fo:country="CA" fo:font-weight="normal" officeooo:rsid="092eb5ee" style:letter-kerning="true" style:font-size-asian="11pt" style:language-asian="hi" style:country-asian="IN" style:font-size-complex="12pt" style:language-complex="hi" style:country-complex="IN" style:font-style-complex="italic"/>
    </style:style>
    <style:style style:name="T1340" style:family="text">
      <style:text-properties fo:language="en" fo:country="CA" officeooo:rsid="05b087a1" style:font-style-complex="italic"/>
    </style:style>
    <style:style style:name="T1341" style:family="text">
      <style:text-properties fo:language="en" fo:country="CA" officeooo:rsid="05b69074" style:font-style-complex="italic"/>
    </style:style>
    <style:style style:name="T1342" style:family="text">
      <style:text-properties style:font-name="Times New Roman" fo:language="en" fo:country="CA" officeooo:rsid="05b69074" style:font-style-complex="italic"/>
    </style:style>
    <style:style style:name="T1343" style:family="text">
      <style:text-properties style:font-name="Times New Roman" fo:language="en" fo:country="CA" officeooo:rsid="05b087a1" style:font-style-complex="italic"/>
    </style:style>
    <style:style style:name="T1344" style:family="text">
      <style:text-properties style:font-name="Times New Roman" fo:language="en" fo:country="CA" officeooo:rsid="03fe8f6b" style:font-style-complex="italic"/>
    </style:style>
    <style:style style:name="T1345" style:family="text">
      <style:text-properties style:font-name="Times New Roman" fo:language="en" fo:country="CA" officeooo:rsid="040419f9" style:font-style-complex="italic"/>
    </style:style>
    <style:style style:name="T1346" style:family="text">
      <style:text-properties style:font-name="Times New Roman" fo:language="en" fo:country="CA" officeooo:rsid="05ae06f2" style:font-style-complex="italic"/>
    </style:style>
    <style:style style:name="T1347" style:family="text">
      <style:text-properties style:font-name="Times New Roman" fo:font-size="11pt" fo:language="en" fo:country="CA" fo:font-weight="normal" officeooo:rsid="092eb5ee" style:letter-kerning="true" style:font-size-asian="11pt" style:language-asian="hi" style:country-asian="IN" style:font-size-complex="12pt" style:language-complex="hi" style:country-complex="IN" style:font-style-complex="italic"/>
    </style:style>
    <style:style style:name="T1348" style:family="text">
      <style:text-properties style:font-name="Times New Roman" fo:font-size="11pt" fo:language="en" fo:country="CA" officeooo:rsid="03f8682f" style:font-size-asian="11pt" style:font-size-complex="11pt" style:font-style-complex="italic"/>
    </style:style>
    <style:style style:name="T1349" style:family="text">
      <style:text-properties style:font-name="Times New Roman" fo:font-size="11pt" fo:language="en" fo:country="CA" officeooo:rsid="040419f9" style:font-size-asian="11pt" style:font-size-complex="11pt" style:font-style-complex="italic"/>
    </style:style>
    <style:style style:name="T1350" style:family="text">
      <style:text-properties style:font-name="Times New Roman" fo:font-size="11pt" fo:language="en" fo:country="CA" officeooo:rsid="03fa54f5" style:font-size-asian="11pt" style:font-size-complex="11pt" style:font-style-complex="italic"/>
    </style:style>
    <style:style style:name="T1351" style:family="text">
      <style:text-properties fo:font-variant="normal" fo:text-transform="none" fo:color="#333333" loext:opacity="100%" style:font-name="Times New Roman" fo:font-size="11pt" fo:letter-spacing="normal" fo:language="en" fo:country="CA" fo:font-style="normal" fo:font-weight="normal" officeooo:rsid="040419f9" style:font-size-asian="11pt" style:font-size-complex="11pt" style:font-style-complex="italic"/>
    </style:style>
    <style:style style:name="T1352" style:family="text">
      <style:text-properties fo:font-variant="normal" fo:text-transform="none" fo:color="#333333" loext:opacity="100%" style:font-name="Times New Roman" fo:font-size="11pt" fo:letter-spacing="normal" fo:language="en" fo:country="CA" fo:font-style="normal" fo:font-weight="normal" officeooo:rsid="03f8682f" style:font-size-asian="11pt" style:font-size-complex="11pt" style:font-style-complex="italic"/>
    </style:style>
    <style:style style:name="T1353" style:family="text">
      <style:text-properties style:font-name="Times New Roman" fo:font-size="11pt" fo:language="en" fo:country="CA" officeooo:rsid="05b67e4d" style:font-size-asian="11pt" style:font-size-complex="11pt" style:font-style-complex="italic"/>
    </style:style>
    <style:style style:name="T1354" style:family="text">
      <style:text-properties style:font-name="Times New Roman" fo:font-size="11pt" fo:language="en" fo:country="CA" officeooo:rsid="03f8ea82" style:font-size-asian="11pt" style:font-size-complex="11pt" style:font-style-complex="italic"/>
    </style:style>
    <style:style style:name="T1355" style:family="text">
      <style:text-properties style:font-name="Times New Roman" fo:font-size="11pt" fo:language="en" fo:country="CA" officeooo:rsid="05a9ee6f" style:font-size-asian="11pt" style:font-size-complex="11pt" style:font-style-complex="italic"/>
    </style:style>
    <style:style style:name="T1356" style:family="text">
      <style:text-properties style:font-name="Times New Roman" fo:font-size="11pt" fo:language="en" fo:country="CA" officeooo:rsid="04071d6d" style:font-size-asian="11pt" style:font-size-complex="11pt" style:font-style-complex="italic"/>
    </style:style>
    <style:style style:name="T1357" style:family="text">
      <style:text-properties style:font-name="Times New Roman" fo:font-size="11pt" fo:language="en" fo:country="CA" officeooo:rsid="04239d54" style:font-size-asian="11pt" style:font-size-complex="11pt" style:font-style-complex="italic"/>
    </style:style>
    <style:style style:name="T1358" style:family="text">
      <style:text-properties fo:font-variant="normal" fo:text-transform="none" fo:color="#2c2d30" loext:opacity="100%" style:font-name="Times New Roman" fo:font-size="11pt" fo:letter-spacing="normal" fo:language="en" fo:country="CA" fo:font-style="normal" fo:font-weight="normal" officeooo:rsid="03f8ea82" style:font-size-asian="11pt" style:font-size-complex="11pt" style:font-style-complex="italic"/>
    </style:style>
    <style:style style:name="T1359" style:family="text">
      <style:text-properties fo:font-variant="normal" fo:text-transform="none" fo:color="#2c2d30" loext:opacity="100%" style:font-name="Times New Roman" fo:font-size="11pt" fo:letter-spacing="normal" fo:language="en" fo:country="CA" fo:font-style="normal" fo:font-weight="normal" officeooo:rsid="03fa54f5" style:font-size-asian="11pt" style:font-size-complex="11pt" style:font-style-complex="italic"/>
    </style:style>
    <style:style style:name="T1360" style:family="text">
      <style:text-properties style:font-name="FreightText Pro" fo:font-size="11pt" officeooo:rsid="086a21d5" style:font-size-asian="11pt" style:font-size-complex="11pt" style:font-style-complex="italic"/>
    </style:style>
    <style:style style:name="T1361" style:family="text">
      <style:text-properties style:font-name="FreightText Pro" fo:font-size="11pt" officeooo:rsid="075ceaa2" style:font-size-asian="11pt" style:font-size-complex="11pt" style:font-style-complex="italic"/>
    </style:style>
    <style:style style:name="T1362" style:family="text">
      <style:text-properties style:font-name="FreightText Pro" fo:font-size="11pt" officeooo:rsid="05b69074" style:font-size-asian="11pt" style:font-size-complex="11pt" style:font-style-complex="italic"/>
    </style:style>
    <style:style style:name="T1363" style:family="text">
      <style:text-properties style:font-name="FreightText Pro" fo:font-size="11pt" officeooo:rsid="03fb401e" style:font-size-asian="11pt" style:font-size-complex="11pt" style:font-style-complex="italic"/>
    </style:style>
    <style:style style:name="T1364" style:family="text">
      <style:text-properties style:font-name="FreightText Pro" fo:font-size="11pt" officeooo:rsid="092eb5ee" style:font-size-asian="11pt" style:font-size-complex="11pt" style:font-style-complex="italic"/>
    </style:style>
    <style:style style:name="T1365" style:family="text">
      <style:text-properties officeooo:rsid="04071d6d" style:font-style-complex="italic"/>
    </style:style>
    <style:style style:name="T1366" style:family="text">
      <style:text-properties officeooo:rsid="05ae06f2" style:font-style-complex="italic"/>
    </style:style>
    <style:style style:name="T1367" style:family="text">
      <style:text-properties officeooo:rsid="05b67e4d" style:font-style-complex="italic"/>
    </style:style>
    <style:style style:name="T1368" style:family="text">
      <style:text-properties officeooo:rsid="086dd316" style:font-style-complex="italic"/>
    </style:style>
    <style:style style:name="T1369" style:family="text">
      <style:text-properties officeooo:rsid="075d63f4" style:font-style-complex="italic"/>
    </style:style>
    <style:style style:name="T1370" style:family="text">
      <style:text-properties officeooo:rsid="092eb5ee" style:font-style-complex="italic"/>
    </style:style>
    <style:style style:name="T1371" style:family="text">
      <style:text-properties officeooo:rsid="040a8f18" style:font-style-complex="italic"/>
    </style:style>
    <style:style style:name="T1372" style:family="text">
      <style:text-properties fo:language="en" fo:country="CA" officeooo:rsid="041589c8" style:font-style-complex="italic"/>
    </style:style>
    <style:style style:name="T1373" style:family="text">
      <style:text-properties fo:language="en" fo:country="CA" officeooo:rsid="05af5637" style:font-style-complex="italic"/>
    </style:style>
    <style:style style:name="T1374" style:family="text">
      <style:text-properties fo:language="en" fo:country="CA" officeooo:rsid="03ff916d" style:font-style-complex="italic"/>
    </style:style>
    <style:style style:name="T1375" style:family="text">
      <style:text-properties fo:language="en" fo:country="CA" officeooo:rsid="05b67e4d" style:font-style-complex="italic"/>
    </style:style>
    <style:style style:name="T1376" style:family="text">
      <style:text-properties fo:language="en" fo:country="CA" officeooo:rsid="05b7965b" style:font-style-complex="italic"/>
    </style:style>
    <style:style style:name="T1377" style:family="text">
      <style:text-properties fo:language="en" fo:country="CA" officeooo:rsid="075e7e2e" style:font-style-complex="italic"/>
    </style:style>
    <style:style style:name="T1378" style:family="text">
      <style:text-properties fo:language="en" fo:country="CA" officeooo:rsid="0417b565" style:font-style-complex="italic"/>
    </style:style>
    <style:style style:name="T1379" style:family="text">
      <style:text-properties fo:language="en" fo:country="CA" officeooo:rsid="04198ff9" style:font-style-complex="italic"/>
    </style:style>
    <style:style style:name="T1380" style:family="text">
      <style:text-properties fo:language="en" fo:country="CA" officeooo:rsid="040c27b9" style:font-style-complex="italic"/>
    </style:style>
    <style:style style:name="T1381" style:family="text">
      <style:text-properties fo:language="en" fo:country="CA" officeooo:rsid="092f045a" style:font-style-complex="italic"/>
    </style:style>
    <style:style style:name="T1382" style:family="text">
      <style:text-properties fo:language="en" fo:country="CA" fo:font-style="italic" officeooo:rsid="040c27b9" style:font-style-asian="italic" style:font-style-complex="italic"/>
    </style:style>
    <style:style style:name="T1383" style:family="text">
      <style:text-properties fo:language="en" fo:country="CA" fo:font-style="normal" officeooo:rsid="040c27b9" style:font-style-asian="normal" style:font-style-complex="normal"/>
    </style:style>
    <style:style style:name="T1384" style:family="text">
      <style:text-properties fo:language="en" fo:country="CA" fo:font-style="normal" officeooo:rsid="040f88d6" style:font-style-asian="normal" style:font-style-complex="normal"/>
    </style:style>
    <style:style style:name="T1385" style:family="text">
      <style:text-properties fo:language="en" fo:country="CA" fo:font-style="normal" officeooo:rsid="040d91f8" style:font-style-asian="normal" style:font-style-complex="normal"/>
    </style:style>
    <style:style style:name="T1386" style:family="text">
      <style:text-properties fo:language="en" fo:country="CA" fo:font-style="normal" officeooo:rsid="05b7965b" style:font-style-asian="normal" style:font-style-complex="normal"/>
    </style:style>
    <style:style style:name="T1387" style:family="text">
      <style:text-properties fo:language="en" fo:country="CA" fo:font-style="normal" officeooo:rsid="05b087a1" style:font-style-asian="normal" style:font-style-complex="normal"/>
    </style:style>
    <style:style style:name="T1388" style:family="text">
      <style:text-properties fo:language="en" fo:country="CA" fo:font-style="normal" officeooo:rsid="05b93681" style:font-style-asian="normal" style:font-style-complex="normal"/>
    </style:style>
    <style:style style:name="T1389" style:family="text">
      <style:text-properties fo:language="en" fo:country="CA" fo:font-style="normal" officeooo:rsid="04123473" style:font-style-asian="normal" style:font-style-complex="normal"/>
    </style:style>
    <style:style style:name="T1390" style:family="text">
      <style:text-properties fo:language="en" fo:country="CA" fo:font-style="normal" officeooo:rsid="08df9ecc" style:font-style-asian="normal" style:font-style-complex="normal"/>
    </style:style>
    <style:style style:name="T1391" style:family="text">
      <style:text-properties fo:language="en" fo:country="CA" fo:font-style="normal" officeooo:rsid="041a3c6a" style:font-style-asian="normal" style:font-style-complex="normal"/>
    </style:style>
    <style:style style:name="T1392" style:family="text">
      <style:text-properties fo:language="en" fo:country="CA" fo:font-style="normal" officeooo:rsid="0762a2fd" style:font-style-asian="normal" style:font-style-complex="normal"/>
    </style:style>
    <style:style style:name="T1393" style:family="text">
      <style:text-properties style:font-name="FreightText Pro3" fo:font-size="11pt" fo:language="en" fo:country="CA" fo:font-style="normal" officeooo:rsid="08df9ecc" style:letter-kerning="true" style:font-size-asian="11pt" style:language-asian="hi" style:country-asian="IN" style:font-style-asian="normal" style:font-size-complex="12pt" style:language-complex="hi" style:country-complex="IN" style:font-style-complex="normal"/>
    </style:style>
    <style:style style:name="T1394" style:family="text">
      <style:text-properties fo:language="en" fo:country="CA" fo:font-style="normal" officeooo:rsid="076435b1" style:font-style-asian="normal" style:font-style-complex="normal"/>
    </style:style>
    <style:style style:name="T1395" style:family="text">
      <style:text-properties fo:language="en" fo:country="CA" fo:font-style="normal" officeooo:rsid="076230c8" style:font-style-asian="normal" style:font-style-complex="normal"/>
    </style:style>
    <style:style style:name="T1396" style:family="text">
      <style:text-properties style:font-name="Times New Roman2" fo:font-size="11pt" fo:language="en" fo:country="CA" fo:font-style="normal" fo:font-weight="normal" officeooo:rsid="0926e7c9" style:letter-kerning="true" style:font-size-asian="11pt" style:language-asian="hi" style:country-asian="IN" style:font-style-asian="normal" style:font-size-complex="12pt" style:language-complex="hi" style:country-complex="IN" style:font-style-complex="normal"/>
    </style:style>
    <style:style style:name="T1397" style:family="text">
      <style:text-properties style:font-name="Times New Roman2" fo:font-size="11pt" fo:language="en" fo:country="CA" fo:font-style="normal" fo:font-weight="normal" officeooo:rsid="0928d006" style:letter-kerning="true" style:font-size-asian="11pt" style:language-asian="hi" style:country-asian="IN" style:font-style-asian="normal" style:font-size-complex="12pt" style:language-complex="hi" style:country-complex="IN" style:font-style-complex="normal"/>
    </style:style>
    <style:style style:name="T1398" style:family="text">
      <style:text-properties fo:language="en" fo:country="CA" fo:font-style="normal" officeooo:rsid="0926e7c9" style:font-style-asian="normal" style:font-style-complex="normal"/>
    </style:style>
    <style:style style:name="T1399" style:family="text">
      <style:text-properties fo:language="en" fo:country="CA" fo:font-style="normal" officeooo:rsid="041f036c" style:font-style-asian="normal" style:font-style-complex="normal"/>
    </style:style>
    <style:style style:name="T1400" style:family="text">
      <style:text-properties fo:language="en" fo:country="CA" fo:font-style="normal" officeooo:rsid="0413bad3" style:font-style-asian="normal" style:font-style-complex="normal"/>
    </style:style>
    <style:style style:name="T1401" style:family="text">
      <style:text-properties fo:language="en" fo:country="CA" fo:font-style="normal" officeooo:rsid="0928d006" style:font-style-asian="normal" style:font-style-complex="normal"/>
    </style:style>
    <style:style style:name="T1402" style:family="text">
      <style:text-properties fo:language="en" fo:country="CA" fo:font-style="normal" officeooo:rsid="05b67e4d" style:font-style-asian="normal" style:font-style-complex="normal"/>
    </style:style>
    <style:style style:name="T1403" style:family="text">
      <style:text-properties fo:language="en" fo:country="CA" fo:font-style="normal" officeooo:rsid="04112e16" style:font-style-asian="normal" style:font-style-complex="normal"/>
    </style:style>
    <style:style style:name="T1404" style:family="text">
      <style:text-properties fo:language="en" fo:country="CA" fo:font-style="normal" officeooo:rsid="092942a1" style:font-style-asian="normal" style:font-style-complex="normal"/>
    </style:style>
    <style:style style:name="T1405" style:family="text">
      <style:text-properties fo:language="en" fo:country="CA" officeooo:rsid="075feb14"/>
    </style:style>
    <style:style style:name="T1406" style:family="text">
      <style:text-properties fo:font-variant="normal" fo:text-transform="none" style:text-position="0% 100%" fo:language="en" fo:country="CA" style:text-underline-style="none" fo:font-weight="normal" officeooo:rsid="075feb14"/>
    </style:style>
    <style:style style:name="T1407" style:family="text">
      <style:text-properties fo:language="en" fo:country="CA" fo:font-style="normal" officeooo:rsid="076050c5" style:font-style-asian="normal" style:font-style-complex="normal"/>
    </style:style>
    <style:style style:name="T1408" style:family="text">
      <style:text-properties fo:language="en" fo:country="CA" fo:font-style="normal" officeooo:rsid="0760c045" style:font-style-asian="normal" style:font-style-complex="normal"/>
    </style:style>
    <style:style style:name="T1409" style:family="text">
      <style:text-properties style:font-name="Times New Roman2" fo:font-size="11pt" fo:language="en" fo:country="CA" fo:font-style="normal" fo:font-weight="normal" officeooo:rsid="092a7b26" style:letter-kerning="true" style:font-size-asian="11pt" style:language-asian="hi" style:country-asian="IN" style:font-style-asian="normal" style:font-size-complex="12pt" style:language-complex="hi" style:country-complex="IN" style:font-style-complex="normal"/>
    </style:style>
    <style:style style:name="T1410" style:family="text">
      <style:text-properties fo:language="en" fo:country="CA" fo:font-style="normal" officeooo:rsid="0767c844" style:font-style-asian="normal" style:font-style-complex="normal"/>
    </style:style>
    <style:style style:name="T1411" style:family="text">
      <style:text-properties fo:language="en" fo:country="CA" fo:font-style="normal" officeooo:rsid="0087799e" style:font-style-asian="normal" style:font-style-complex="normal"/>
    </style:style>
    <style:style style:name="T1412" style:family="text">
      <style:text-properties fo:language="en" fo:country="CA" fo:font-style="italic" officeooo:rsid="0087799e" style:font-style-asian="italic" style:font-style-complex="italic"/>
    </style:style>
    <style:style style:name="T1413" style:family="text">
      <style:text-properties fo:language="en" fo:country="CA" fo:font-style="normal" officeooo:rsid="00a45fba" style:font-style-asian="normal" style:font-style-complex="normal"/>
    </style:style>
    <style:style style:name="T1414" style:family="text">
      <style:text-properties fo:language="en" fo:country="CA" fo:font-style="normal" officeooo:rsid="04239d54" style:font-style-asian="normal" style:font-style-complex="normal"/>
    </style:style>
    <style:style style:name="T1415" style:family="text">
      <style:text-properties fo:language="en" fo:country="CA" fo:font-style="normal" officeooo:rsid="05bafa50" style:font-style-asian="normal" style:font-style-complex="normal"/>
    </style:style>
    <style:style style:name="T1416" style:family="text">
      <style:text-properties fo:language="en" fo:country="CA" fo:font-style="normal" officeooo:rsid="05bef894" style:font-style-asian="normal" style:font-style-complex="normal"/>
    </style:style>
    <style:style style:name="T1417" style:family="text">
      <style:text-properties fo:language="en" fo:country="CA" fo:font-style="normal" officeooo:rsid="086dd316" style:font-style-asian="normal" style:font-style-complex="normal"/>
    </style:style>
    <style:style style:name="T1418" style:family="text">
      <style:text-properties fo:language="en" fo:country="CA" fo:font-style="normal" officeooo:rsid="05c0c246" style:font-style-asian="normal" style:font-style-complex="normal"/>
    </style:style>
    <style:style style:name="T1419" style:family="text">
      <style:text-properties style:font-name="Times New Roman2" fo:font-size="11pt" fo:language="en" fo:country="CA" fo:font-style="normal" fo:font-weight="normal" officeooo:rsid="092c2a31" style:letter-kerning="true" style:font-size-asian="11pt" style:language-asian="hi" style:country-asian="IN" style:font-style-asian="normal" style:font-size-complex="12pt" style:language-complex="hi" style:country-complex="IN" style:font-style-complex="normal"/>
    </style:style>
    <style:style style:name="T1420" style:family="text">
      <style:text-properties fo:language="en" fo:country="CA" fo:font-style="normal" officeooo:rsid="05c417ba" style:font-style-asian="normal" style:font-style-complex="normal"/>
    </style:style>
    <style:style style:name="T1421" style:family="text">
      <style:text-properties fo:font-style="normal" officeooo:rsid="05c0c246" style:font-style-asian="normal" style:font-style-complex="normal"/>
    </style:style>
    <style:style style:name="T1422" style:family="text">
      <style:text-properties fo:font-style="normal" officeooo:rsid="086f6d5e" style:font-style-asian="normal" style:font-style-complex="normal"/>
    </style:style>
    <style:style style:name="T1423" style:family="text">
      <style:text-properties fo:font-style="normal" officeooo:rsid="0769f694" style:font-style-asian="normal" style:font-style-complex="normal"/>
    </style:style>
    <style:style style:name="T1424" style:family="text">
      <style:text-properties fo:font-style="normal" officeooo:rsid="05c5aaba" style:font-style-asian="normal" style:font-style-complex="normal"/>
    </style:style>
    <style:style style:name="T1425" style:family="text">
      <style:text-properties fo:font-style="normal" officeooo:rsid="0870374e" style:font-style-asian="normal" style:font-style-complex="normal"/>
    </style:style>
    <style:style style:name="T1426" style:family="text">
      <style:text-properties fo:font-style="normal" officeooo:rsid="08711d66" style:font-style-asian="normal" style:font-style-complex="normal"/>
    </style:style>
    <style:style style:name="T1427" style:family="text">
      <style:text-properties fo:font-style="normal" officeooo:rsid="0872ba74" style:font-style-asian="normal" style:font-style-complex="normal"/>
    </style:style>
    <style:style style:name="T1428" style:family="text">
      <style:text-properties fo:font-style="normal" officeooo:rsid="05c24e38" style:font-style-asian="normal" style:font-style-complex="normal"/>
    </style:style>
    <style:style style:name="T1429" style:family="text">
      <style:text-properties fo:font-style="normal" officeooo:rsid="05c6907e" style:font-style-asian="normal" style:font-style-complex="normal"/>
    </style:style>
    <style:style style:name="T1430" style:family="text">
      <style:text-properties fo:font-style="normal" officeooo:rsid="08739380" style:font-style-asian="normal" style:font-style-complex="normal"/>
    </style:style>
    <style:style style:name="T1431" style:family="text">
      <style:text-properties officeooo:rsid="008af3c3"/>
    </style:style>
    <style:style style:name="T1432" style:family="text">
      <style:text-properties fo:language="en" fo:country="CA" officeooo:rsid="04291ebb"/>
    </style:style>
    <style:style style:name="T1433" style:family="text">
      <style:text-properties fo:language="en" fo:country="CA" officeooo:rsid="093210ee"/>
    </style:style>
    <style:style style:name="T1434" style:family="text">
      <style:text-properties fo:language="en" fo:country="CA" officeooo:rsid="05c70c5b"/>
    </style:style>
    <style:style style:name="T1435" style:family="text">
      <style:text-properties fo:language="en" fo:country="CA" officeooo:rsid="093566a2"/>
    </style:style>
    <style:style style:name="T1436" style:family="text">
      <style:text-properties style:font-name="Times New Roman2" fo:font-size="11pt" fo:language="en" fo:country="CA" fo:font-weight="normal" officeooo:rsid="093807ce" style:letter-kerning="true" style:font-size-asian="11pt" style:language-asian="hi" style:country-asian="IN" style:font-size-complex="12pt" style:language-complex="hi" style:country-complex="IN"/>
    </style:style>
    <style:style style:name="T1437" style:family="text">
      <style:text-properties fo:language="en" fo:country="CA" officeooo:rsid="093870ba"/>
    </style:style>
    <style:style style:name="T1438" style:family="text">
      <style:text-properties fo:language="en" fo:country="CA" officeooo:rsid="093638de"/>
    </style:style>
    <style:style style:name="T1439" style:family="text">
      <style:text-properties fo:language="en" fo:country="CA" officeooo:rsid="05d80ed8"/>
    </style:style>
    <style:style style:name="T1440" style:family="text">
      <style:text-properties fo:language="en" fo:country="CA" officeooo:rsid="076bf4bc"/>
    </style:style>
    <style:style style:name="T1441" style:family="text">
      <style:text-properties fo:language="en" fo:country="CA" officeooo:rsid="05cf10cb"/>
    </style:style>
    <style:style style:name="T1442" style:family="text">
      <style:text-properties fo:language="en" fo:country="CA" officeooo:rsid="042d7fa2"/>
    </style:style>
    <style:style style:name="T1443" style:family="text">
      <style:text-properties style:font-name="FreightText Pro3" fo:font-size="11pt" fo:language="en" fo:country="CA" officeooo:rsid="08e14e6e" style:letter-kerning="true" style:font-size-asian="11pt" style:language-asian="hi" style:country-asian="IN" style:font-size-complex="12pt" style:language-complex="hi" style:country-complex="IN"/>
    </style:style>
    <style:style style:name="T1444" style:family="text">
      <style:text-properties fo:language="en" fo:country="CA" officeooo:rsid="093a8a4f"/>
    </style:style>
    <style:style style:name="T1445" style:family="text">
      <style:text-properties fo:language="en" fo:country="CA" officeooo:rsid="093a34d0"/>
    </style:style>
    <style:style style:name="T1446" style:family="text">
      <style:text-properties fo:language="en" fo:country="CA" officeooo:rsid="08bbed0f"/>
    </style:style>
    <style:style style:name="T1447" style:family="text">
      <style:text-properties fo:language="en" fo:country="CA" officeooo:rsid="093a50e7"/>
    </style:style>
    <style:style style:name="T1448" style:family="text">
      <style:text-properties fo:language="en" fo:country="CA" officeooo:rsid="05c77d1e"/>
    </style:style>
    <style:style style:name="T1449" style:family="text">
      <style:text-properties fo:language="en" fo:country="CA" officeooo:rsid="05c7afe8"/>
    </style:style>
    <style:style style:name="T1450" style:family="text">
      <style:text-properties fo:language="en" fo:country="CA" officeooo:rsid="05c8a317"/>
    </style:style>
    <style:style style:name="T1451" style:family="text">
      <style:text-properties style:font-name="Times New Roman2" fo:font-size="11pt" fo:language="en" fo:country="CA" fo:font-weight="normal" officeooo:rsid="0944a5f2" style:letter-kerning="true" style:font-size-asian="11pt" style:language-asian="hi" style:country-asian="IN" style:font-size-complex="12pt" style:language-complex="hi" style:country-complex="IN"/>
    </style:style>
    <style:style style:name="T1452" style:family="text">
      <style:text-properties fo:language="en" fo:country="CA" officeooo:rsid="0944a5f2"/>
    </style:style>
    <style:style style:name="T1453" style:family="text">
      <style:text-properties fo:language="en" fo:country="CA" officeooo:rsid="09461f84"/>
    </style:style>
    <style:style style:name="T1454" style:family="text">
      <style:text-properties fo:language="en" fo:country="CA" fo:font-style="italic" officeooo:rsid="05c8a317" style:font-style-asian="italic" style:font-style-complex="italic"/>
    </style:style>
    <style:style style:name="T1455" style:family="text">
      <style:text-properties fo:language="en" fo:country="CA" fo:font-style="italic" officeooo:rsid="0947b802" style:font-style-asian="italic" style:font-style-complex="italic"/>
    </style:style>
    <style:style style:name="T1456" style:family="text">
      <style:text-properties fo:language="en" fo:country="CA" fo:font-style="normal" officeooo:rsid="0947b802" style:font-style-asian="normal" style:font-style-complex="normal"/>
    </style:style>
    <style:style style:name="T1457" style:family="text">
      <style:text-properties style:font-name="Times New Roman2" fo:font-size="11pt" fo:language="en" fo:country="CA" fo:font-style="normal" fo:font-weight="normal" officeooo:rsid="0947b802" style:letter-kerning="true" style:font-size-asian="11pt" style:language-asian="hi" style:country-asian="IN" style:font-style-asian="normal" style:font-size-complex="12pt" style:language-complex="hi" style:country-complex="IN" style:font-style-complex="normal"/>
    </style:style>
    <style:style style:name="T1458" style:family="text">
      <style:text-properties fo:language="en" fo:country="CA" officeooo:rsid="0299b45b"/>
    </style:style>
    <style:style style:name="T1459" style:family="text">
      <style:text-properties fo:language="en" fo:country="CA" officeooo:rsid="0947b802"/>
    </style:style>
    <style:style style:name="T1460" style:family="text">
      <style:text-properties fo:language="en" fo:country="CA" officeooo:rsid="09499eda"/>
    </style:style>
    <style:style style:name="T1461" style:family="text">
      <style:text-properties fo:language="en" fo:country="CA" officeooo:rsid="094af574"/>
    </style:style>
    <style:style style:name="T1462" style:family="text">
      <style:text-properties style:font-name="Times New Roman2" fo:font-size="11pt" fo:language="en" fo:country="CA" fo:font-weight="normal" officeooo:rsid="094af574" style:letter-kerning="true" style:font-size-asian="11pt" style:language-asian="hi" style:country-asian="IN" style:font-size-complex="12pt" style:language-complex="hi" style:country-complex="IN"/>
    </style:style>
    <style:style style:name="T1463" style:family="text">
      <style:text-properties fo:language="en" fo:country="CA" officeooo:rsid="094bd8f6"/>
    </style:style>
    <style:style style:name="T1464" style:family="text">
      <style:text-properties fo:language="en" fo:country="CA" fo:font-weight="normal" officeooo:rsid="04368f5b" style:font-weight-asian="normal" style:font-weight-complex="normal"/>
    </style:style>
    <style:style style:name="T1465" style:family="text">
      <style:text-properties fo:language="en" fo:country="CA" fo:font-weight="normal" officeooo:rsid="05cac2e1" style:font-weight-asian="normal" style:font-weight-complex="normal"/>
    </style:style>
    <style:style style:name="T1466" style:family="text">
      <style:text-properties fo:language="en" fo:country="CA" fo:font-weight="normal" officeooo:rsid="042d7fa2" style:font-weight-asian="normal" style:font-weight-complex="normal"/>
    </style:style>
    <style:style style:name="T1467" style:family="text">
      <style:text-properties fo:language="en" fo:country="CA" fo:font-weight="normal" officeooo:rsid="08bbed0f" style:font-weight-asian="normal" style:font-weight-complex="normal"/>
    </style:style>
    <style:style style:name="T1468" style:family="text">
      <style:text-properties fo:language="en" fo:country="CA" fo:font-weight="normal" officeooo:rsid="093c79e9" style:font-weight-asian="normal" style:font-weight-complex="normal"/>
    </style:style>
    <style:style style:name="T1469" style:family="text">
      <style:text-properties fo:language="en" fo:country="CA" fo:font-weight="normal" officeooo:rsid="05c8a317" style:font-weight-asian="normal" style:font-weight-complex="normal"/>
    </style:style>
    <style:style style:name="T1470" style:family="text">
      <style:text-properties style:font-name="Times New Roman2" fo:font-size="11pt" fo:language="en" fo:country="CA" fo:font-weight="normal" officeooo:rsid="093c79e9" style:letter-kerning="true" style:font-size-asian="11pt" style:language-asian="hi" style:country-asian="IN" style:font-weight-asian="normal" style:font-size-complex="12pt" style:language-complex="hi" style:country-complex="IN" style:font-weight-complex="normal"/>
    </style:style>
    <style:style style:name="T1471" style:family="text">
      <style:text-properties fo:language="en" fo:country="CA" fo:font-weight="normal" officeooo:rsid="094bd8f6" style:font-weight-asian="normal" style:font-weight-complex="normal"/>
    </style:style>
    <style:style style:name="T1472" style:family="text">
      <style:text-properties style:font-name="Times New Roman2" fo:font-size="11pt" fo:language="en" fo:country="CA" fo:font-weight="normal" officeooo:rsid="094bd8f6" style:letter-kerning="true" style:font-size-asian="11pt" style:language-asian="hi" style:country-asian="IN" style:font-weight-asian="normal" style:font-size-complex="12pt" style:language-complex="hi" style:country-complex="IN" style:font-weight-complex="normal"/>
    </style:style>
    <style:style style:name="T1473" style:family="text">
      <style:text-properties officeooo:rsid="08bbed0f"/>
    </style:style>
    <style:style style:name="T1474" style:family="text">
      <style:text-properties fo:font-weight="normal" officeooo:rsid="05d4f0cd" style:font-weight-asian="normal" style:font-weight-complex="normal"/>
    </style:style>
    <style:style style:name="T1475" style:family="text">
      <style:text-properties fo:font-weight="normal" officeooo:rsid="05cac2e1" style:font-weight-asian="normal" style:font-weight-complex="normal"/>
    </style:style>
    <style:style style:name="T1476" style:family="text">
      <style:text-properties fo:font-weight="normal" officeooo:rsid="05ef3601" style:font-weight-asian="normal" style:font-weight-complex="normal"/>
    </style:style>
    <style:style style:name="T1477" style:family="text">
      <style:text-properties fo:font-weight="normal" officeooo:rsid="05fe67f1" style:font-weight-asian="normal" style:font-weight-complex="normal"/>
    </style:style>
    <style:style style:name="T1478" style:family="text">
      <style:text-properties fo:font-weight="normal" officeooo:rsid="05d269f9" style:font-weight-asian="normal" style:font-weight-complex="normal"/>
    </style:style>
    <style:style style:name="T1479" style:family="text">
      <style:text-properties fo:font-weight="normal" officeooo:rsid="076c7741" style:font-weight-asian="normal" style:font-weight-complex="normal"/>
    </style:style>
    <style:style style:name="T1480" style:family="text">
      <style:text-properties fo:font-weight="normal" officeooo:rsid="05ccaf2f" style:font-weight-asian="normal" style:font-weight-complex="normal"/>
    </style:style>
    <style:style style:name="T1481" style:family="text">
      <style:text-properties fo:font-weight="normal" officeooo:rsid="05fead46" style:font-weight-asian="normal" style:font-weight-complex="normal"/>
    </style:style>
    <style:style style:name="T1482" style:family="text">
      <style:text-properties fo:font-weight="normal" officeooo:rsid="04368f5b" style:font-weight-asian="normal" style:font-weight-complex="normal"/>
    </style:style>
    <style:style style:name="T1483" style:family="text">
      <style:text-properties fo:font-weight="normal" officeooo:rsid="093cffa4" style:font-weight-asian="normal" style:font-weight-complex="normal"/>
    </style:style>
    <style:style style:name="T1484" style:family="text">
      <style:text-properties fo:font-weight="normal" officeooo:rsid="087646e9" style:font-weight-asian="normal" style:font-weight-complex="normal"/>
    </style:style>
    <style:style style:name="T1485" style:family="text">
      <style:text-properties fo:font-weight="normal" officeooo:rsid="05d8e993" style:font-weight-asian="normal" style:font-weight-complex="normal"/>
    </style:style>
    <style:style style:name="T1486" style:family="text">
      <style:text-properties fo:font-weight="normal" officeooo:rsid="05dd52ed" style:font-weight-asian="normal" style:font-weight-complex="normal"/>
    </style:style>
    <style:style style:name="T1487" style:family="text">
      <style:text-properties fo:font-style="italic" fo:font-weight="normal" officeooo:rsid="087646e9" style:font-style-asian="italic" style:font-weight-asian="normal" style:font-style-complex="italic" style:font-weight-complex="normal"/>
    </style:style>
    <style:style style:name="T1488" style:family="text">
      <style:text-properties fo:font-weight="normal" officeooo:rsid="08765594" style:font-weight-asian="normal" style:font-weight-complex="normal"/>
    </style:style>
    <style:style style:name="T1489" style:family="text">
      <style:text-properties fo:font-style="normal" fo:font-weight="normal" officeooo:rsid="05dd52ed" style:font-style-asian="normal" style:font-weight-asian="normal" style:font-style-complex="normal" style:font-weight-complex="normal"/>
    </style:style>
    <style:style style:name="T1490" style:family="text">
      <style:text-properties fo:font-style="normal" fo:font-weight="normal" officeooo:rsid="05dfebfb" style:font-style-asian="normal" style:font-weight-asian="normal" style:font-style-complex="normal" style:font-weight-complex="normal"/>
    </style:style>
    <style:style style:name="T1491" style:family="text">
      <style:text-properties fo:font-style="normal" fo:font-weight="normal" officeooo:rsid="05e139bb" style:font-style-asian="normal" style:font-weight-asian="normal" style:font-style-complex="normal" style:font-weight-complex="normal"/>
    </style:style>
    <style:style style:name="T1492" style:family="text">
      <style:text-properties fo:font-style="normal" fo:font-weight="normal" officeooo:rsid="05e00f83" style:font-style-asian="normal" style:font-weight-asian="normal" style:font-style-complex="normal" style:font-weight-complex="normal"/>
    </style:style>
    <style:style style:name="T1493" style:family="text">
      <style:text-properties fo:font-style="normal" fo:font-weight="normal" officeooo:rsid="05d8e993" style:font-style-asian="normal" style:font-weight-asian="normal" style:font-style-complex="normal" style:font-weight-complex="normal"/>
    </style:style>
    <style:style style:name="T1494" style:family="text">
      <style:text-properties fo:font-style="normal" fo:font-weight="normal" officeooo:rsid="05eb6d8e" style:font-style-asian="normal" style:font-weight-asian="normal" style:font-style-complex="normal" style:font-weight-complex="normal"/>
    </style:style>
    <style:style style:name="T1495" style:family="text">
      <style:text-properties fo:font-style="normal" fo:font-weight="normal" officeooo:rsid="05fead46" style:font-style-asian="normal" style:font-weight-asian="normal" style:font-style-complex="normal" style:font-weight-complex="normal"/>
    </style:style>
    <style:style style:name="T1496" style:family="text">
      <style:text-properties fo:font-style="normal" fo:font-weight="normal" officeooo:rsid="05ff438c" style:font-style-asian="normal" style:font-weight-asian="normal" style:font-style-complex="normal" style:font-weight-complex="normal"/>
    </style:style>
    <style:style style:name="T1497" style:family="text">
      <style:text-properties fo:font-weight="normal" officeooo:rsid="05ff438c" style:font-weight-asian="normal" style:font-weight-complex="normal"/>
    </style:style>
    <style:style style:name="T1498" style:family="text">
      <style:text-properties fo:font-weight="normal" officeooo:rsid="05dd00fb" style:font-weight-asian="normal" style:font-weight-complex="normal"/>
    </style:style>
    <style:style style:name="T1499" style:family="text">
      <style:text-properties fo:font-weight="normal" officeooo:rsid="05e30428" style:font-weight-asian="normal" style:font-weight-complex="normal"/>
    </style:style>
    <style:style style:name="T1500" style:family="text">
      <style:text-properties fo:font-weight="normal" officeooo:rsid="05e93ec1" style:font-weight-asian="normal" style:font-weight-complex="normal"/>
    </style:style>
    <style:style style:name="T1501" style:family="text">
      <style:text-properties fo:font-style="italic" fo:font-weight="normal" officeooo:rsid="05e30428" style:font-style-asian="italic" style:font-weight-asian="normal" style:font-style-complex="italic" style:font-weight-complex="normal"/>
    </style:style>
    <style:style style:name="T1502" style:family="text">
      <style:text-properties fo:font-weight="normal" officeooo:rsid="076d2d29" style:font-weight-asian="normal" style:font-weight-complex="normal"/>
    </style:style>
    <style:style style:name="T1503" style:family="text">
      <style:text-properties fo:font-weight="normal" officeooo:rsid="076e81b9" style:font-weight-asian="normal" style:font-weight-complex="normal"/>
    </style:style>
    <style:style style:name="T1504" style:family="text">
      <style:text-properties fo:font-weight="normal" officeooo:rsid="076ea0de" style:font-weight-asian="normal" style:font-weight-complex="normal"/>
    </style:style>
    <style:style style:name="T1505" style:family="text">
      <style:text-properties fo:font-weight="normal" officeooo:rsid="05e54a80" style:font-weight-asian="normal" style:font-weight-complex="normal"/>
    </style:style>
    <style:style style:name="T1506" style:family="text">
      <style:text-properties fo:font-weight="normal" officeooo:rsid="05ec8bea" style:font-weight-asian="normal" style:font-weight-complex="normal"/>
    </style:style>
    <style:style style:name="T1507" style:family="text">
      <style:text-properties officeooo:rsid="05e5710c"/>
    </style:style>
    <style:style style:name="T1508" style:family="text">
      <style:text-properties fo:language="en" fo:country="CA" fo:font-style="normal" fo:font-weight="normal" officeooo:rsid="05ff438c" style:font-style-asian="normal" style:font-weight-asian="normal" style:font-style-complex="normal" style:font-weight-complex="normal"/>
    </style:style>
    <style:style style:name="T1509" style:family="text">
      <style:text-properties fo:language="en" fo:country="CA" fo:font-style="normal" fo:font-weight="normal" officeooo:rsid="05d917d7" style:font-style-asian="normal" style:font-weight-asian="normal" style:font-style-complex="normal" style:font-weight-complex="normal"/>
    </style:style>
    <style:style style:name="T1510" style:family="text">
      <style:text-properties fo:language="en" fo:country="CA" fo:font-style="normal" fo:font-weight="normal" officeooo:rsid="05d32551" style:font-style-asian="normal" style:font-weight-asian="normal" style:font-style-complex="normal" style:font-weight-complex="normal"/>
    </style:style>
    <style:style style:name="T1511" style:family="text">
      <style:text-properties fo:language="en" fo:country="CA" fo:font-style="normal" fo:font-weight="normal" officeooo:rsid="05dfebfb" style:font-style-asian="normal" style:font-weight-asian="normal" style:font-style-complex="normal" style:font-weight-complex="normal"/>
    </style:style>
    <style:style style:name="T1512" style:family="text">
      <style:text-properties fo:language="en" fo:country="CA" fo:font-weight="normal" officeooo:rsid="05d917d7" style:font-weight-asian="normal" style:font-weight-complex="normal"/>
    </style:style>
    <style:style style:name="T1513" style:family="text">
      <style:text-properties fo:language="en" fo:country="CA" fo:font-weight="normal" officeooo:rsid="09412922" style:font-weight-asian="normal" style:font-weight-complex="normal"/>
    </style:style>
    <style:style style:name="T1514" style:family="text">
      <style:text-properties fo:language="en" fo:country="CA" fo:font-weight="normal" officeooo:rsid="05e30428" style:font-weight-asian="normal" style:font-weight-complex="normal"/>
    </style:style>
    <style:style style:name="T1515" style:family="text">
      <style:text-properties fo:language="en" fo:country="CA" fo:font-weight="normal" officeooo:rsid="05ff438c" style:font-weight-asian="normal" style:font-weight-complex="normal"/>
    </style:style>
    <style:style style:name="T1516" style:family="text">
      <style:text-properties fo:language="en" fo:country="CA" fo:font-weight="normal" officeooo:rsid="076ea0de" style:font-weight-asian="normal" style:font-weight-complex="normal"/>
    </style:style>
    <style:style style:name="T1517" style:family="text">
      <style:text-properties fo:language="en" fo:country="CA" fo:font-weight="normal" officeooo:rsid="0942c226" style:font-weight-asian="normal" style:font-weight-complex="normal"/>
    </style:style>
    <style:style style:name="T1518" style:family="text">
      <style:text-properties style:font-name="Times New Roman2" fo:font-size="11pt" fo:language="en" fo:country="CA" fo:font-weight="normal" officeooo:rsid="094d11a2" style:letter-kerning="true" style:font-size-asian="11pt" style:language-asian="hi" style:country-asian="IN" style:font-weight-asian="normal" style:font-size-complex="12pt" style:language-complex="hi" style:country-complex="IN" style:font-weight-complex="normal"/>
    </style:style>
    <style:style style:name="T1519" style:family="text">
      <style:text-properties fo:language="en" fo:country="CA" fo:font-weight="normal" officeooo:rsid="05ee0859" style:font-weight-asian="normal" style:font-weight-complex="normal"/>
    </style:style>
    <style:style style:name="T1520" style:family="text">
      <style:text-properties fo:language="en" fo:country="CA" fo:font-weight="normal" officeooo:rsid="05d9a946" style:font-weight-asian="normal" style:font-weight-complex="normal"/>
    </style:style>
    <style:style style:name="T1521" style:family="text">
      <style:text-properties fo:language="en" fo:country="CA" fo:font-weight="normal" officeooo:rsid="05dd00fb" style:font-weight-asian="normal" style:font-weight-complex="normal"/>
    </style:style>
    <style:style style:name="T1522" style:family="text">
      <style:text-properties fo:font-weight="normal" officeooo:rsid="0600dc1a" style:font-weight-asian="normal" style:font-weight-complex="normal"/>
    </style:style>
    <style:style style:name="T1523" style:family="text">
      <style:text-properties fo:font-weight="normal" officeooo:rsid="094d8be1" style:font-weight-asian="normal" style:font-weight-complex="normal"/>
    </style:style>
    <style:style style:name="T1524" style:family="text">
      <style:text-properties fo:font-weight="normal" officeooo:rsid="05ee0859" style:font-weight-asian="normal" style:font-weight-complex="normal"/>
    </style:style>
    <style:style style:name="T1525" style:family="text">
      <style:text-properties fo:font-weight="normal" officeooo:rsid="05d46746" style:font-weight-asian="normal" style:font-weight-complex="normal"/>
    </style:style>
    <style:style style:name="T1526" style:family="text">
      <style:text-properties fo:font-weight="normal" officeooo:rsid="05d4ef91" style:font-weight-asian="normal" style:font-weight-complex="normal"/>
    </style:style>
    <style:style style:name="T1527" style:family="text">
      <style:text-properties fo:font-weight="normal" officeooo:rsid="05f1124c" style:font-weight-asian="normal" style:font-weight-complex="normal"/>
    </style:style>
    <style:style style:name="T1528" style:family="text">
      <style:text-properties fo:language="en" fo:country="CA" officeooo:rsid="0600dc1a"/>
    </style:style>
    <style:style style:name="T1529" style:family="text">
      <style:text-properties fo:font-variant="normal" fo:text-transform="none" style:text-position="0% 100%" fo:language="en" fo:country="CA" fo:font-style="normal" style:text-underline-style="none" fo:font-weight="normal" officeooo:rsid="0600dc1a"/>
    </style:style>
    <style:style style:name="T1530" style:family="text">
      <style:text-properties fo:font-weight="normal" officeooo:rsid="0601a13d" style:font-weight-asian="normal" style:font-weight-complex="normal"/>
    </style:style>
    <style:style style:name="T1531" style:family="text">
      <style:text-properties fo:font-style="italic" fo:font-weight="normal" officeooo:rsid="0601a13d" style:font-style-asian="italic" style:font-weight-asian="normal" style:font-style-complex="italic" style:font-weight-complex="normal"/>
    </style:style>
    <style:style style:name="T1532" style:family="text">
      <style:text-properties fo:font-style="normal" fo:font-weight="normal" officeooo:rsid="0601a13d" style:font-style-asian="normal" style:font-weight-asian="normal" style:font-style-complex="normal" style:font-weight-complex="normal"/>
    </style:style>
    <style:style style:name="T1533" style:family="text">
      <style:text-properties fo:language="en" fo:country="CA" fo:font-weight="normal" officeooo:rsid="085b971c" style:font-weight-asian="normal" style:font-weight-complex="normal"/>
    </style:style>
    <style:style style:name="T1534" style:family="text">
      <style:text-properties fo:language="en" fo:country="CA" fo:font-weight="normal" officeooo:rsid="05ccaf2f" style:font-weight-asian="normal" style:font-weight-complex="normal"/>
    </style:style>
    <style:style style:name="T1535" style:family="text">
      <style:text-properties fo:language="en" fo:country="CA" fo:font-weight="normal" officeooo:rsid="094f83be" style:font-weight-asian="normal" style:font-weight-complex="normal"/>
    </style:style>
    <style:style style:name="T1536" style:family="text">
      <style:text-properties fo:language="en" fo:country="CA" fo:font-weight="normal" officeooo:rsid="0601a13d" style:font-weight-asian="normal" style:font-weight-complex="normal"/>
    </style:style>
    <style:style style:name="T1537" style:family="text">
      <style:text-properties style:font-name="Times New Roman2" fo:font-size="11pt" fo:language="en" fo:country="CA" fo:font-weight="normal" officeooo:rsid="094f83be" style:letter-kerning="true" style:font-size-asian="11pt" style:language-asian="hi" style:country-asian="IN" style:font-weight-asian="normal" style:font-size-complex="12pt" style:language-complex="hi" style:country-complex="IN" style:font-weight-complex="normal"/>
    </style:style>
    <style:style style:name="T1538" style:family="text">
      <style:text-properties fo:language="en" fo:country="CA" fo:font-weight="normal" officeooo:rsid="05f23ea5" style:font-weight-asian="normal" style:font-weight-complex="normal"/>
    </style:style>
    <style:style style:name="T1539" style:family="text">
      <style:text-properties fo:language="en" fo:country="CA" fo:font-weight="normal" officeooo:rsid="08777f82" style:font-weight-asian="normal" style:font-weight-complex="normal"/>
    </style:style>
    <style:style style:name="T1540" style:family="text">
      <style:text-properties fo:language="en" fo:country="CA" fo:font-weight="normal" officeooo:rsid="0877474b" style:font-weight-asian="normal" style:font-weight-complex="normal"/>
    </style:style>
    <style:style style:name="T1541" style:family="text">
      <style:text-properties fo:language="en" fo:country="CA" fo:font-weight="normal" officeooo:rsid="09510608" style:font-weight-asian="normal" style:font-weight-complex="normal"/>
    </style:style>
    <style:style style:name="T1542" style:family="text">
      <style:text-properties fo:language="en" fo:country="CA" fo:font-weight="normal" officeooo:rsid="060243a7" style:font-weight-asian="normal" style:font-weight-complex="normal"/>
    </style:style>
    <style:style style:name="T1543" style:family="text">
      <style:text-properties fo:language="en" fo:country="CA" fo:font-weight="normal" officeooo:rsid="05d80ed8" style:font-weight-asian="normal" style:font-weight-complex="normal"/>
    </style:style>
    <style:style style:name="T1544" style:family="text">
      <style:text-properties fo:language="en" fo:country="CA" fo:font-weight="normal" officeooo:rsid="09518bf6" style:font-weight-asian="normal" style:font-weight-complex="normal"/>
    </style:style>
    <style:style style:name="T1545" style:family="text">
      <style:text-properties fo:language="en" fo:country="CA" fo:font-weight="normal" officeooo:rsid="05d32551" style:font-weight-asian="normal" style:font-weight-complex="normal"/>
    </style:style>
    <style:style style:name="T1546" style:family="text">
      <style:text-properties fo:language="en" fo:country="CA" fo:font-weight="normal" officeooo:rsid="0952ada9" style:font-weight-asian="normal" style:font-weight-complex="normal"/>
    </style:style>
    <style:style style:name="T1547" style:family="text">
      <style:text-properties fo:language="en" fo:country="CA" fo:font-weight="normal" officeooo:rsid="05f1124c" style:font-weight-asian="normal" style:font-weight-complex="normal"/>
    </style:style>
    <style:style style:name="T1548" style:family="text">
      <style:text-properties officeooo:rsid="00928934"/>
    </style:style>
    <style:style style:name="T1549" style:family="text">
      <style:text-properties officeooo:rsid="095341cf"/>
    </style:style>
    <style:style style:name="T1550" style:family="text">
      <style:text-properties officeooo:rsid="060fd86e"/>
    </style:style>
    <style:style style:name="T1551" style:family="text">
      <style:text-properties officeooo:rsid="02a61c85"/>
    </style:style>
    <style:style style:name="T1552" style:family="text">
      <style:text-properties officeooo:rsid="00a4a878"/>
    </style:style>
    <style:style style:name="T1553" style:family="text">
      <style:text-properties officeooo:rsid="09560545"/>
    </style:style>
    <style:style style:name="T1554" style:family="text">
      <style:text-properties officeooo:rsid="02a4352e"/>
    </style:style>
    <style:style style:name="T1555" style:family="text">
      <style:text-properties officeooo:rsid="061204f5"/>
    </style:style>
    <style:style style:name="T1556" style:family="text">
      <style:text-properties fo:language="en" fo:country="CA" officeooo:rsid="096e44ec"/>
    </style:style>
    <style:style style:name="T1557" style:family="text">
      <style:text-properties style:font-name="Times New Roman2" fo:font-size="11pt" fo:language="en" fo:country="CA" fo:font-weight="normal" officeooo:rsid="095f1447" style:letter-kerning="true" style:font-size-asian="11pt" style:language-asian="hi" style:country-asian="IN" style:font-size-complex="12pt" style:language-complex="hi" style:country-complex="IN"/>
    </style:style>
    <style:style style:name="T1558" style:family="text">
      <style:text-properties fo:language="en" fo:country="CA" officeooo:rsid="087a7603"/>
    </style:style>
    <style:style style:name="T1559" style:family="text">
      <style:text-properties fo:language="en" fo:country="CA" officeooo:rsid="061a75a5"/>
    </style:style>
    <style:style style:name="T1560" style:family="text">
      <style:text-properties fo:language="en" fo:country="CA" officeooo:rsid="09576af1"/>
    </style:style>
    <style:style style:name="T1561" style:family="text">
      <style:text-properties style:font-name="Times New Roman2" fo:font-size="11pt" fo:language="en" fo:country="CA" fo:font-weight="normal" officeooo:rsid="09576af1" style:letter-kerning="true" style:font-size-asian="11pt" style:language-asian="hi" style:country-asian="IN" style:font-size-complex="12pt" style:language-complex="hi" style:country-complex="IN"/>
    </style:style>
    <style:style style:name="T1562" style:family="text">
      <style:text-properties style:font-name="Times New Roman2" fo:font-size="11pt" fo:language="en" fo:country="CA" fo:font-weight="normal" officeooo:rsid="09582ccc" style:letter-kerning="true" style:font-size-asian="11pt" style:language-asian="hi" style:country-asian="IN" style:font-size-complex="12pt" style:language-complex="hi" style:country-complex="IN"/>
    </style:style>
    <style:style style:name="T1563" style:family="text">
      <style:text-properties fo:language="en" fo:country="CA" officeooo:rsid="0771cca1"/>
    </style:style>
    <style:style style:name="T1564" style:family="text">
      <style:text-properties fo:language="en" fo:country="CA" officeooo:rsid="095f8339"/>
    </style:style>
    <style:style style:name="T1565" style:family="text">
      <style:text-properties officeooo:rsid="095f8339"/>
    </style:style>
    <style:style style:name="T1566" style:family="text">
      <style:text-properties fo:language="en" fo:country="CA" fo:font-style="italic" officeooo:rsid="061b439f" style:font-style-asian="italic" style:font-style-complex="italic"/>
    </style:style>
    <style:style style:name="T1567" style:family="text">
      <style:text-properties fo:language="en" fo:country="CA" fo:font-style="normal" officeooo:rsid="061b439f" style:font-style-asian="normal" style:font-style-complex="normal"/>
    </style:style>
    <style:style style:name="T1568" style:family="text">
      <style:text-properties fo:language="en" fo:country="CA" officeooo:rsid="061b439f"/>
    </style:style>
    <style:style style:name="T1569" style:family="text">
      <style:text-properties fo:language="en" fo:country="CA" fo:font-style="italic" officeooo:rsid="0613e546" style:font-style-asian="italic" style:font-style-complex="italic"/>
    </style:style>
    <style:style style:name="T1570" style:family="text">
      <style:text-properties fo:language="en" fo:country="CA" fo:font-style="normal" fo:font-weight="normal" officeooo:rsid="061b439f" style:font-style-asian="normal" style:font-weight-asian="normal" style:font-style-complex="normal" style:font-weight-complex="normal"/>
    </style:style>
    <style:style style:name="T1571" style:family="text">
      <style:text-properties fo:language="en" fo:country="CA" officeooo:rsid="0613e546"/>
    </style:style>
    <style:style style:name="T1572" style:family="text">
      <style:text-properties officeooo:rsid="061f433b"/>
    </style:style>
    <style:style style:name="T1573" style:family="text">
      <style:text-properties fo:font-style="italic" officeooo:rsid="06152d05" style:font-style-asian="italic" style:font-style-complex="italic"/>
    </style:style>
    <style:style style:name="T1574" style:family="text">
      <style:text-properties officeooo:rsid="06152d05"/>
    </style:style>
    <style:style style:name="T1575" style:family="text">
      <style:text-properties officeooo:rsid="0960be12"/>
    </style:style>
    <style:style style:name="T1576" style:family="text">
      <style:text-properties officeooo:rsid="09582ccc"/>
    </style:style>
    <style:style style:name="T1577" style:family="text">
      <style:text-properties fo:language="en" fo:country="CA" officeooo:rsid="062216ce"/>
    </style:style>
    <style:style style:name="T1578" style:family="text">
      <style:text-properties fo:language="en" fo:country="CA" officeooo:rsid="095862cc"/>
    </style:style>
    <style:style style:name="T1579" style:family="text">
      <style:text-properties style:font-name="Times New Roman2" fo:font-size="11pt" fo:language="en" fo:country="CA" fo:font-weight="normal" officeooo:rsid="095862cc" style:letter-kerning="true" style:font-size-asian="11pt" style:language-asian="hi" style:country-asian="IN" style:font-size-complex="12pt" style:language-complex="hi" style:country-complex="IN"/>
    </style:style>
    <style:style style:name="T1580" style:family="text">
      <style:text-properties fo:language="en" fo:country="CA" fo:font-style="italic" officeooo:rsid="062216ce" style:font-style-asian="italic" style:font-style-complex="italic"/>
    </style:style>
    <style:style style:name="T1581" style:family="text">
      <style:text-properties fo:language="en" fo:country="CA" officeooo:rsid="09640694"/>
    </style:style>
    <style:style style:name="T1582" style:family="text">
      <style:text-properties fo:language="en" fo:country="CA" officeooo:rsid="095d74ab"/>
    </style:style>
    <style:style style:name="T1583" style:family="text">
      <style:text-properties fo:language="en" fo:country="CA" officeooo:rsid="095ad98d"/>
    </style:style>
    <style:style style:name="T1584" style:family="text">
      <style:text-properties style:font-name="Times New Roman2" fo:font-size="11pt" fo:language="en" fo:country="CA" fo:font-weight="normal" officeooo:rsid="095ad98d" style:letter-kerning="true" style:font-size-asian="11pt" style:language-asian="hi" style:country-asian="IN" style:font-size-complex="12pt" style:language-complex="hi" style:country-complex="IN"/>
    </style:style>
    <style:style style:name="T1585" style:family="text">
      <style:text-properties fo:language="en" fo:country="CA" officeooo:rsid="074b56ae"/>
    </style:style>
    <style:style style:name="T1586" style:family="text">
      <style:text-properties officeooo:rsid="0629c2df"/>
    </style:style>
    <style:style style:name="T1587" style:family="text">
      <style:text-properties officeooo:rsid="062cd84b"/>
    </style:style>
    <style:style style:name="T1588" style:family="text">
      <style:text-properties officeooo:rsid="062a3f8a"/>
    </style:style>
    <style:style style:name="T1589" style:family="text">
      <style:text-properties officeooo:rsid="044dedb3"/>
    </style:style>
    <style:style style:name="T1590" style:family="text">
      <style:text-properties officeooo:rsid="08e3c956"/>
    </style:style>
    <style:style style:name="T1591" style:family="text">
      <style:text-properties officeooo:rsid="044e709e"/>
    </style:style>
    <style:style style:name="T1592" style:family="text">
      <style:text-properties officeooo:rsid="00b1b98e"/>
    </style:style>
    <style:style style:name="T1593" style:family="text">
      <style:text-properties officeooo:rsid="00b901eb"/>
    </style:style>
    <style:style style:name="T1594" style:family="text">
      <style:text-properties officeooo:rsid="062ed7dd"/>
    </style:style>
    <style:style style:name="T1595" style:family="text">
      <style:text-properties officeooo:rsid="00b1becd"/>
    </style:style>
    <style:style style:name="T1596" style:family="text">
      <style:text-properties fo:font-style="italic" officeooo:rsid="00b901eb" style:font-style-asian="italic" style:font-style-complex="italic"/>
    </style:style>
    <style:style style:name="T1597" style:family="text">
      <style:text-properties officeooo:rsid="02aa8de6"/>
    </style:style>
    <style:style style:name="T1598" style:family="text">
      <style:text-properties officeooo:rsid="00b56ebe"/>
    </style:style>
    <style:style style:name="T1599" style:family="text">
      <style:text-properties officeooo:rsid="00b92f6e"/>
    </style:style>
    <style:style style:name="T1600" style:family="text">
      <style:text-properties officeooo:rsid="062f0ea9"/>
    </style:style>
    <style:style style:name="T1601" style:family="text">
      <style:text-properties officeooo:rsid="04525278"/>
    </style:style>
    <style:style style:name="T1602" style:family="text">
      <style:text-properties fo:font-style="italic" officeooo:rsid="04525278" style:font-style-asian="italic" style:font-style-complex="italic"/>
    </style:style>
    <style:style style:name="T1603" style:family="text">
      <style:text-properties officeooo:rsid="08e6b7e7"/>
    </style:style>
    <style:style style:name="T1604" style:family="text">
      <style:text-properties officeooo:rsid="02abb5a7"/>
    </style:style>
    <style:style style:name="T1605" style:family="text">
      <style:text-properties fo:font-style="normal" officeooo:rsid="04525278" style:font-style-asian="normal" style:font-style-complex="normal"/>
    </style:style>
    <style:style style:name="T1606" style:family="text">
      <style:text-properties officeooo:rsid="04528b0c"/>
    </style:style>
    <style:style style:name="T1607" style:family="text">
      <style:text-properties officeooo:rsid="02adc973"/>
    </style:style>
    <style:style style:name="T1608" style:family="text">
      <style:text-properties fo:language="en" fo:country="CA" officeooo:rsid="062f0ea9"/>
    </style:style>
    <style:style style:name="T1609" style:family="text">
      <style:text-properties fo:language="en" fo:country="CA" officeooo:rsid="0966b016"/>
    </style:style>
    <style:style style:name="T1610" style:family="text">
      <style:text-properties fo:language="en" fo:country="CA" officeooo:rsid="02adc973"/>
    </style:style>
    <style:style style:name="T1611" style:family="text">
      <style:text-properties fo:language="en" fo:country="CA" officeooo:rsid="02af4b6d"/>
    </style:style>
    <style:style style:name="T1612" style:family="text">
      <style:text-properties style:font-name="Times New Roman2" fo:font-size="11pt" fo:language="en" fo:country="CA" fo:font-weight="normal" officeooo:rsid="0966b016" style:letter-kerning="true" style:font-size-asian="11pt" style:language-asian="hi" style:country-asian="IN" style:font-size-complex="12pt" style:language-complex="hi" style:country-complex="IN"/>
    </style:style>
    <style:style style:name="T1613" style:family="text">
      <style:text-properties fo:language="en" fo:country="CA" officeooo:rsid="00ba1a1f"/>
    </style:style>
    <style:style style:name="T1614" style:family="text">
      <style:text-properties fo:language="en" fo:country="CA" officeooo:rsid="00b1b98e"/>
    </style:style>
    <style:style style:name="T1615" style:family="text">
      <style:text-properties officeooo:rsid="08e85de0"/>
    </style:style>
    <style:style style:name="T1616" style:family="text">
      <style:text-properties officeooo:rsid="02b06e90"/>
    </style:style>
    <style:style style:name="T1617" style:family="text">
      <style:text-properties officeooo:rsid="09680056"/>
    </style:style>
    <style:style style:name="T1618" style:family="text">
      <style:text-properties fo:font-style="italic" officeooo:rsid="02b06e90" style:font-style-asian="italic" style:font-style-complex="italic"/>
    </style:style>
    <style:style style:name="T1619" style:family="text">
      <style:text-properties fo:font-style="italic" officeooo:rsid="045784fd" style:font-style-asian="italic" style:font-style-complex="italic"/>
    </style:style>
    <style:style style:name="T1620" style:family="text">
      <style:text-properties officeooo:rsid="02b1f1d7"/>
    </style:style>
    <style:style style:name="T1621" style:family="text">
      <style:text-properties officeooo:rsid="00bc10e3"/>
    </style:style>
    <style:style style:name="T1622" style:family="text">
      <style:text-properties officeooo:rsid="00c2433f"/>
    </style:style>
    <style:style style:name="T1623" style:family="text">
      <style:text-properties officeooo:rsid="00bae0f3"/>
    </style:style>
    <style:style style:name="T1624" style:family="text">
      <style:text-properties fo:font-style="italic" style:text-underline-style="none" officeooo:rsid="00bc95a7" style:font-style-asian="italic" style:font-style-complex="italic"/>
    </style:style>
    <style:style style:name="T1625" style:family="text">
      <style:text-properties style:text-underline-style="none" officeooo:rsid="00bc95a7"/>
    </style:style>
    <style:style style:name="T1626" style:family="text">
      <style:text-properties style:text-underline-style="none" officeooo:rsid="04597ef2"/>
    </style:style>
    <style:style style:name="T1627" style:family="text">
      <style:text-properties style:text-underline-style="none" officeooo:rsid="0458af6a"/>
    </style:style>
    <style:style style:name="T1628" style:family="text">
      <style:text-properties officeooo:rsid="00be04cc"/>
    </style:style>
    <style:style style:name="T1629" style:family="text">
      <style:text-properties officeooo:rsid="08e9b27d"/>
    </style:style>
    <style:style style:name="T1630" style:family="text">
      <style:text-properties officeooo:rsid="08eb18d0"/>
    </style:style>
    <style:style style:name="T1631" style:family="text">
      <style:text-properties officeooo:rsid="096a71ba"/>
    </style:style>
    <style:style style:name="T1632" style:family="text">
      <style:text-properties officeooo:rsid="0969c518"/>
    </style:style>
    <style:style style:name="T1633" style:family="text">
      <style:text-properties officeooo:rsid="043e104a"/>
    </style:style>
    <style:style style:name="T1634" style:family="text">
      <style:text-properties officeooo:rsid="00c702df"/>
    </style:style>
    <style:style style:name="T1635" style:family="text">
      <style:text-properties officeooo:rsid="06381c86"/>
    </style:style>
    <style:style style:name="T1636" style:family="text">
      <style:text-properties officeooo:rsid="043e104a" style:font-style-complex="italic"/>
    </style:style>
    <style:style style:name="T1637" style:family="text">
      <style:text-properties fo:language="en" fo:country="CA" officeooo:rsid="043f0551"/>
    </style:style>
    <style:style style:name="T1638" style:family="text">
      <style:text-properties fo:language="en" fo:country="CA" officeooo:rsid="043e104a"/>
    </style:style>
    <style:style style:name="T1639" style:family="text">
      <style:text-properties style:font-name="FreightText Pro3" fo:font-size="11pt" fo:language="en" fo:country="CA" officeooo:rsid="08ec42c8" style:letter-kerning="true" style:font-size-asian="11pt" style:language-asian="hi" style:country-asian="IN" style:font-size-complex="12pt" style:language-complex="hi" style:country-complex="IN"/>
    </style:style>
    <style:style style:name="T1640" style:family="text">
      <style:text-properties fo:language="en" fo:country="CA" officeooo:rsid="0448262e"/>
    </style:style>
    <style:style style:name="T1641" style:family="text">
      <style:text-properties style:font-name="Times New Roman2" fo:font-size="11pt" fo:language="en" fo:country="CA" fo:font-weight="normal" officeooo:rsid="08ee3d97" style:letter-kerning="true" style:font-size-asian="11pt" style:language-asian="hi" style:country-asian="IN" style:font-size-complex="12pt" style:language-complex="hi" style:country-complex="IN"/>
    </style:style>
    <style:style style:name="T1642" style:family="text">
      <style:text-properties fo:language="en" fo:country="CA" officeooo:rsid="00c702df"/>
    </style:style>
    <style:style style:name="T1643" style:family="text">
      <style:text-properties fo:language="en" fo:country="CA" style:text-underline-style="solid" style:text-underline-width="auto" style:text-underline-color="font-color"/>
    </style:style>
    <style:style style:name="T1644" style:family="text">
      <style:text-properties fo:language="en" fo:country="CA" officeooo:rsid="02b7190d"/>
    </style:style>
    <style:style style:name="T1645" style:family="text">
      <style:text-properties fo:font-variant="normal" fo:text-transform="none" style:text-position="0% 100%" fo:language="en" fo:country="CA" fo:font-style="normal" style:text-underline-style="none" fo:font-weight="normal" officeooo:rsid="02b7190d"/>
    </style:style>
    <style:style style:name="T1646" style:family="text">
      <style:text-properties fo:language="en" fo:country="CA" officeooo:rsid="044be3b9"/>
    </style:style>
    <style:style style:name="T1647" style:family="text">
      <style:text-properties fo:language="en" fo:country="CA" officeooo:rsid="02b595e3"/>
    </style:style>
    <style:style style:name="T1648" style:family="text">
      <style:text-properties officeooo:rsid="044c8da7"/>
    </style:style>
    <style:style style:name="T1649" style:family="text">
      <style:text-properties fo:font-style="italic" officeooo:rsid="044c8da7" style:font-style-asian="italic" style:font-style-complex="italic"/>
    </style:style>
    <style:style style:name="T1650" style:family="text">
      <style:text-properties officeooo:rsid="02b449a0"/>
    </style:style>
    <style:style style:name="T1651" style:family="text">
      <style:text-properties fo:language="en" fo:country="CA" officeooo:rsid="0987247e"/>
    </style:style>
    <style:style style:name="T1652" style:family="text">
      <style:text-properties style:font-name="Times New Roman2" fo:font-size="11pt" fo:language="en" fo:country="CA" fo:font-weight="normal" officeooo:rsid="0987247e" style:letter-kerning="true" style:font-size-asian="11pt" style:language-asian="hi" style:country-asian="IN" style:font-size-complex="12pt" style:language-complex="hi" style:country-complex="IN"/>
    </style:style>
    <style:style style:name="T1653" style:family="text">
      <style:text-properties style:font-name="Times New Roman2" fo:font-size="11pt" fo:language="en" fo:country="CA" fo:font-weight="normal" officeooo:rsid="0987fc06" style:letter-kerning="true" style:font-size-asian="11pt" style:language-asian="hi" style:country-asian="IN" style:font-size-complex="12pt" style:language-complex="hi" style:country-complex="IN"/>
    </style:style>
    <style:style style:name="T1654" style:family="text">
      <style:text-properties style:font-name="Times New Roman2" fo:font-size="11pt" fo:language="en" fo:country="CA" fo:font-weight="normal" officeooo:rsid="0753fe43" style:letter-kerning="true" style:font-size-asian="11pt" style:language-asian="hi" style:country-asian="IN" style:font-size-complex="12pt" style:language-complex="hi" style:country-complex="IN"/>
    </style:style>
    <style:style style:name="T1655" style:family="text">
      <style:text-properties style:font-name="Times New Roman2" fo:font-size="11pt" fo:language="en" fo:country="CA" fo:font-weight="normal" officeooo:rsid="085a4b11" style:letter-kerning="true" style:font-size-asian="11pt" style:language-asian="hi" style:country-asian="IN" style:font-size-complex="12pt" style:language-complex="hi" style:country-complex="IN"/>
    </style:style>
    <style:style style:name="T1656" style:family="text">
      <style:text-properties style:font-name="Times New Roman2" fo:font-size="11pt" fo:language="en" fo:country="CA" fo:font-weight="normal" officeooo:rsid="03bfe159" style:letter-kerning="true" style:font-size-asian="11pt" style:language-asian="hi" style:country-asian="IN" style:font-size-complex="12pt" style:language-complex="hi" style:country-complex="IN"/>
    </style:style>
    <style:style style:name="T1657" style:family="text">
      <style:text-properties fo:language="en" fo:country="CA" officeooo:rsid="03bfe159"/>
    </style:style>
    <style:style style:name="T1658" style:family="text">
      <style:text-properties style:font-name="Times New Roman2" fo:font-size="11pt" fo:language="en" fo:country="CA" fo:font-weight="normal" officeooo:rsid="03f4f638" style:letter-kerning="true" style:font-size-asian="11pt" style:language-asian="hi" style:country-asian="IN" style:font-size-complex="12pt" style:language-complex="hi" style:country-complex="IN"/>
    </style:style>
    <style:style style:name="T1659" style:family="text">
      <style:text-properties officeooo:rsid="045d1efe"/>
    </style:style>
    <style:style style:name="T1660" style:family="text">
      <style:text-properties officeooo:rsid="045d2b76"/>
    </style:style>
    <style:style style:name="T1661" style:family="text">
      <style:text-properties fo:font-style="italic" officeooo:rsid="045d2b76" style:font-style-asian="italic" style:font-style-complex="italic"/>
    </style:style>
    <style:style style:name="T1662" style:family="text">
      <style:text-properties style:text-position="super 58%" officeooo:rsid="045d2b76"/>
    </style:style>
    <style:style style:name="T1663" style:family="text">
      <style:text-properties officeooo:rsid="08ee3d97"/>
    </style:style>
    <style:style style:name="T1664" style:family="text">
      <style:text-properties officeooo:rsid="045f9841"/>
    </style:style>
    <style:style style:name="T1665" style:family="text">
      <style:text-properties officeooo:rsid="07a1f804"/>
    </style:style>
    <style:style style:name="T1666" style:family="text">
      <style:text-properties officeooo:rsid="0638cc73"/>
    </style:style>
    <style:style style:name="T1667" style:family="text">
      <style:text-properties officeooo:rsid="063a1a3b"/>
    </style:style>
    <style:style style:name="T1668" style:family="text">
      <style:text-properties officeooo:rsid="02bb0c47"/>
    </style:style>
    <style:style style:name="T1669" style:family="text">
      <style:text-properties officeooo:rsid="02ba229a"/>
    </style:style>
    <style:style style:name="T1670" style:family="text">
      <style:text-properties officeooo:rsid="0442bd32"/>
    </style:style>
    <style:style style:name="T1671" style:family="text">
      <style:text-properties officeooo:rsid="096d6a33"/>
    </style:style>
    <style:style style:name="T1672" style:family="text">
      <style:text-properties officeooo:rsid="063c17c7"/>
    </style:style>
    <style:style style:name="T1673" style:family="text">
      <style:text-properties officeooo:rsid="063e62cb"/>
    </style:style>
    <style:style style:name="T1674" style:family="text">
      <style:text-properties officeooo:rsid="00c91055"/>
    </style:style>
    <style:style style:name="T1675" style:family="text">
      <style:text-properties officeooo:rsid="0641a214"/>
    </style:style>
    <style:style style:name="T1676" style:family="text">
      <style:text-properties officeooo:rsid="00aa8006"/>
    </style:style>
    <style:style style:name="T1677" style:family="text">
      <style:text-properties officeooo:rsid="06411922"/>
    </style:style>
    <style:style style:name="T1678" style:family="text">
      <style:text-properties officeooo:rsid="085dcb29"/>
    </style:style>
    <style:style style:name="T1679" style:family="text">
      <style:text-properties officeooo:rsid="00c95103"/>
    </style:style>
    <style:style style:name="T1680" style:family="text">
      <style:text-properties fo:color="#000000" loext:opacity="100%" fo:font-weight="normal" officeooo:rsid="00c95103" style:font-weight-asian="normal" style:font-weight-complex="normal"/>
    </style:style>
    <style:style style:name="T1681" style:family="text">
      <style:text-properties fo:color="#000000" loext:opacity="100%" fo:font-weight="normal" officeooo:rsid="085dcb29" style:font-weight-asian="normal" style:font-weight-complex="normal"/>
    </style:style>
    <style:style style:name="T1682" style:family="text">
      <style:text-properties style:font-name="FreightText Pro Book1" fo:letter-spacing="normal" officeooo:rsid="00ab235e"/>
    </style:style>
    <style:style style:name="T1683" style:family="text">
      <style:text-properties style:font-name="FreightText Pro Book1" fo:letter-spacing="normal"/>
    </style:style>
    <style:style style:name="T1684" style:family="text">
      <style:text-properties style:font-name="FreightText Pro Book1" fo:letter-spacing="normal" fo:font-weight="bold" style:font-weight-asian="bold" style:font-weight-complex="bold"/>
    </style:style>
    <style:style style:name="T1685" style:family="text">
      <style:text-properties fo:font-style="italic" officeooo:rsid="06490aae" style:font-style-asian="italic" style:font-style-complex="italic"/>
    </style:style>
    <style:style style:name="T1686" style:family="text">
      <style:text-properties fo:font-style="normal" officeooo:rsid="06490aae" style:font-style-asian="normal" style:font-style-complex="normal"/>
    </style:style>
    <style:style style:name="T1687" style:family="text">
      <style:text-properties fo:font-style="normal" officeooo:rsid="08ee3d97" style:font-style-asian="normal" style:font-style-complex="normal"/>
    </style:style>
    <style:style style:name="T1688" style:family="text">
      <style:text-properties fo:font-style="normal" officeooo:rsid="07a1f804" style:font-style-asian="normal" style:font-style-complex="normal"/>
    </style:style>
    <style:style style:name="T1689" style:family="text">
      <style:text-properties officeooo:rsid="006a780a"/>
    </style:style>
    <style:style style:name="T1690" style:family="text">
      <style:text-properties fo:color="#1c1c1c" loext:opacity="100%" style:font-name="Times New Roman2" fo:font-size="12pt" fo:font-weight="normal" officeooo:rsid="006ba4a6" style:letter-kerning="true" style:font-name-asian="DejaVu Sans" style:font-size-asian="12pt" style:language-asian="zh" style:country-asian="CN" style:font-name-complex="Adobe Caslon Pro1" style:font-size-complex="12pt" style:language-complex="hi" style:country-complex="IN" style:font-weight-complex="normal"/>
    </style:style>
    <style:style style:name="T1691" style:family="text">
      <style:text-properties officeooo:rsid="0f2dbd38"/>
    </style:style>
    <style:style style:name="T1692" style:family="text">
      <style:text-properties fo:color="#1c1c1c" loext:opacity="100%" style:font-name="Times New Roman2" fo:font-size="12pt" fo:font-weight="normal" officeooo:rsid="0f2dbd38" style:letter-kerning="true" style:font-name-asian="DejaVu Sans" style:font-size-asian="12pt" style:language-asian="zh" style:country-asian="CN" style:font-name-complex="Adobe Caslon Pro1" style:font-size-complex="12pt" style:language-complex="hi" style:country-complex="IN"/>
    </style:style>
    <style:style style:name="T1693" style:family="text">
      <style:text-properties fo:color="#1c1c1c" loext:opacity="100%" style:font-name="Times New Roman2" fo:font-size="12pt" fo:font-weight="normal" officeooo:rsid="0f358a09" style:letter-kerning="true" style:font-name-asian="DejaVu Sans" style:font-size-asian="12pt" style:language-asian="zh" style:country-asian="CN" style:font-name-complex="Adobe Caslon Pro1" style:font-size-complex="12pt" style:language-complex="hi" style:country-complex="IN"/>
    </style:style>
    <style:style style:name="T1694" style:family="text">
      <style:text-properties officeooo:rsid="0f1eddaa"/>
    </style:style>
    <style:style style:name="T1695" style:family="text">
      <style:text-properties officeooo:rsid="0f1de83e"/>
    </style:style>
    <style:style style:name="T1696" style:family="text">
      <style:text-properties style:language-asian="zh" style:country-asian="CN" style:language-complex="hi" style:country-complex="IN"/>
    </style:style>
    <style:style style:name="T1697" style:family="text">
      <style:text-properties fo:color="#000000" loext:opacity="100%" style:font-name="Times New Roman2" fo:font-size="12pt" style:text-underline-style="solid" style:text-underline-width="auto" style:text-underline-color="font-color" fo:font-weight="normal" officeooo:rsid="0f359203" style:letter-kerning="true" style:font-name-asian="DejaVu Sans" style:font-size-asian="12pt" style:language-asian="zh" style:country-asian="CN" style:font-name-complex="Times New Roman1" style:font-size-complex="12pt" style:language-complex="hi" style:country-complex="IN"/>
    </style:style>
    <style:style style:name="T1698" style:family="text">
      <style:text-properties officeooo:rsid="0f1de83e" style:language-asian="zh" style:country-asian="CN" style:language-complex="hi" style:country-complex="IN"/>
    </style:style>
    <style:style style:name="T1699" style:family="text">
      <style:text-properties officeooo:rsid="0f213ced" style:language-asian="zh" style:country-asian="CN" style:language-complex="hi" style:country-complex="IN"/>
    </style:style>
    <style:style style:name="T1700" style:family="text">
      <style:text-properties officeooo:rsid="0f1bf81c" style:language-asian="zh" style:country-asian="CN" style:language-complex="hi" style:country-complex="IN"/>
    </style:style>
    <style:style style:name="T1701" style:family="text">
      <style:text-properties officeooo:rsid="0f212d15" style:language-asian="zh" style:country-asian="CN" style:language-complex="hi" style:country-complex="IN"/>
    </style:style>
    <style:style style:name="T1702" style:family="text">
      <style:text-properties officeooo:rsid="0f2dbd38" style:language-asian="zh" style:country-asian="CN" style:language-complex="hi" style:country-complex="IN"/>
    </style:style>
    <style:style style:name="T1703" style:family="text">
      <style:text-properties officeooo:rsid="006c362f" style:language-asian="zh" style:country-asian="CN" style:language-complex="hi" style:country-complex="IN"/>
    </style:style>
    <style:style style:name="T1704" style:family="text">
      <style:text-properties officeooo:rsid="0f213ced"/>
    </style:style>
    <style:style style:name="T1705" style:family="text">
      <style:text-properties fo:font-style="italic" officeooo:rsid="0f2dbd38" style:font-style-asian="italic" style:font-name-complex="Arial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text:bookmark-start text:name="_Toc251771661"/></text:p>
      </text:section>
      <text:section text:style-name="Sect2" text:name="Section2">
        <text:p text:style-name="P2"/>
        <text:p text:style-name="P2"><text:s text:c="31"/></text:p>
        <text:p text:style-name="P3"/>
        <text:p text:style-name="P4"><text:span text:style-name="T1">R</text:span><text:span text:style-name="T2">ocket Scientists’ </text:span><text:span text:style-name="T1">G</text:span><text:span text:style-name="T3">uide to <text:line-break/></text:span><text:span text:style-name="T4">Authentic </text:span></text:p>
        <text:p text:style-name="P5">Spirituality </text:p>
        <text:p text:style-name="P6"/>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9"/>
        <text:p text:style-name="P10"><text:s/><text:span text:style-name="T5">A Lightning Path<text:line-break/>Rocket Guide</text:span><text:span text:style-name="T6">TM</text:span></text:p>
        <text:p text:style-name="P11"><text:span text:style-name="FrontMaterials"><text:span text:style-name="T7"/></text:span></text:p>
        <text:p text:style-name="P12"><text:span text:style-name="FrontMaterials"><text:span text:style-name="T8">Lightning Path </text:span></text:span></text:p>
        <text:p text:style-name="P12"><text:span text:style-name="FrontMaterials"><text:span text:style-name="T9">w</text:span></text:span><text:span text:style-name="FrontMaterials"><text:span text:style-name="T10">ww.lightningpath.org</text:span></text:span><text:span text:style-name="FrontMaterials"><text:span text:style-name="T11"><text:line-break/></text:span></text:span></text:p>
        <text:p text:style-name="P12"><text:span text:style-name="FrontMaterials"><text:span text:style-name="T12"/></text:span></text:p>
        <text:p text:style-name="P13"><text:span text:style-name="FrontMaterials"><text:span text:style-name="T13"/></text:span></text:p>
        <text:p text:style-name="P13"><text:span text:style-name="FrontMaterials"><text:span text:style-name="T13"/></text:span></text:p>
        <text:p text:style-name="P13"><text:span text:style-name="FrontMaterials"><text:span text:style-name="T13"><text:line-break/></text:span></text:span></text:p>
        <text:p text:style-name="P12"><text:span text:style-name="FrontMaterials"><text:span text:style-name="T14">©2016 Lightning Path Press. <text:line-break/>All rights reserved. </text:span></text:span></text:p>
        <text:p text:style-name="P14"><text:span text:style-name="FrontMaterials"><text:span text:style-name="T15"/></text:span></text:p>
        <text:p text:style-name="P15"><text:span text:style-name="T16">Print ISBN</text:span><text:span text:style-name="T17">978-1-897455-12-8</text:span></text:p>
        <text:p text:style-name="P15"><text:span text:style-name="T16">eBook ISBN</text:span><text:span text:style-name="T18">978-1-897455-13-5</text:span></text:p>
        <text:p text:style-name="P16"/>
        <text:p text:style-name="P16"/>
        <text:p text:style-name="P16"/>
        <text:p text:style-name="P16"/>
        <text:p text:style-name="P16"/>
        <text:p text:style-name="P16"/>
        <text:p text:style-name="P17">Version 1.10<text:bookmark-end text:name="_Toc251771661"/></text:p>
      </text:section>
      <text:section text:style-name="Sect1" text:name="Section3">
        <text:p text:style-name="P18"><text:bookmark-start text:name="_Toc357512577"/></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0"><text:a xlink:type="simple" xlink:href="#__RefHeading___Toc14188_2400359049" text:style-name="Index_20_Link" text:visited-style-name="Index_20_Link">Preface<text:tab/>4</text:a></text:p>
            <text:p text:style-name="P20"><text:a xlink:type="simple" xlink:href="#__RefHeading___Toc14190_2400359049" text:style-name="Index_20_Link" text:visited-style-name="Index_20_Link">Part One: We Need Standards<text:tab/>9</text:a></text:p>
            <text:p text:style-name="P21"><text:a xlink:type="simple" xlink:href="#__RefHeading___Toc14192_2400359049" text:style-name="Index_20_Link" text:visited-style-name="Index_20_Link">Spiritual Expectations<text:tab/>14</text:a></text:p>
            <text:p text:style-name="P21"><text:a xlink:type="simple" xlink:href="#__RefHeading___Toc14194_2400359049" text:style-name="Index_20_Link" text:visited-style-name="Index_20_Link">Outcome Measures<text:tab/>19</text:a></text:p>
            <text:p text:style-name="P21"><text:a xlink:type="simple" xlink:href="#__RefHeading___Toc14198_2400359049" text:style-name="Index_20_Link" text:visited-style-name="Index_20_Link">It is Risky<text:tab/>23</text:a></text:p>
            <text:p text:style-name="P21"><text:a xlink:type="simple" xlink:href="#__RefHeading___Toc14200_2400359049" text:style-name="Index_20_Link" text:visited-style-name="Index_20_Link">Nomenclature Confusion<text:tab/>25</text:a></text:p>
            <text:p text:style-name="P21"><text:a xlink:type="simple" xlink:href="#__RefHeading___Toc14202_2400359049" text:style-name="Index_20_Link" text:visited-style-name="Index_20_Link">Anti-standards<text:tab/>33</text:a></text:p>
            <text:p text:style-name="P21"><text:a xlink:type="simple" xlink:href="#__RefHeading___Toc14206_2400359049" text:style-name="Index_20_Link" text:visited-style-name="Index_20_Link">Summary<text:tab/>40</text:a></text:p>
            <text:p text:style-name="P20"><text:a xlink:type="simple" xlink:href="#__RefHeading___Toc14208_2400359049" text:style-name="Index_20_Link" text:visited-style-name="Index_20_Link">Part Two: What is Authentic Spirituality?<text:tab/>43</text:a></text:p>
            <text:p text:style-name="P21"><text:a xlink:type="simple" xlink:href="#__RefHeading___Toc10391_3722381662" text:style-name="Index_20_Link" text:visited-style-name="Index_20_Link">Connection Experiences<text:tab/>46</text:a></text:p>
            <text:p text:style-name="P21"><text:a xlink:type="simple" xlink:href="#__RefHeading___Toc10393_3722381662" text:style-name="Index_20_Link" text:visited-style-name="Index_20_Link"><text:span text:style-name="T19">C</text:span><text:span text:style-name="T19">onnection Outcomes</text:span><text:tab/>49</text:a></text:p>
            <text:p text:style-name="P21"><text:a xlink:type="simple" xlink:href="#__RefHeading___Toc8553_2281411453" text:style-name="Index_20_Link" text:visited-style-name="Index_20_Link">Healing<text:tab/>54</text:a></text:p>
            <text:p text:style-name="P21"><text:a xlink:type="simple" xlink:href="#__RefHeading___Toc14210_2400359049" text:style-name="Index_20_Link" text:visited-style-name="Index_20_Link">Awakening<text:tab/>62</text:a></text:p>
            <text:p text:style-name="P21"><text:a xlink:type="simple" xlink:href="#__RefHeading___Toc14218_2400359049" text:style-name="Index_20_Link" text:visited-style-name="Index_20_Link">Activation<text:tab/>74</text:a></text:p>
            <text:p text:style-name="P22"><text:a xlink:type="simple" xlink:href="#__RefHeading___Toc8339_3443761973" text:style-name="Index_20_Link" text:visited-style-name="Index_20_Link">External Resistance<text:tab/>86</text:a></text:p>
            <text:p text:style-name="P22"><text:a xlink:type="simple" xlink:href="#__RefHeading___Toc10395_3722381662" text:style-name="Index_20_Link" text:visited-style-name="Index_20_Link">Internal Resistance<text:tab/>96</text:a></text:p>
            <text:p text:style-name="P21"><text:a xlink:type="simple" xlink:href="#__RefHeading___Toc14220_2400359049" text:style-name="Index_20_Link" text:visited-style-name="Index_20_Link">Ascension<text:tab/>106</text:a></text:p>
            <text:p text:style-name="P21"><text:a xlink:type="simple" xlink:href="#__RefHeading___Toc14222_2400359049" text:style-name="Index_20_Link" text:visited-style-name="Index_20_Link">Summary<text:tab/>119</text:a></text:p>
            <text:p text:style-name="P20"><text:a xlink:type="simple" xlink:href="#__RefHeading___Toc14224_2400359049" text:style-name="Index_20_Link" text:visited-style-name="Index_20_Link">Part Three: Seven Pillars of Authentic Spirituality<text:tab/>123</text:a></text:p>
            <text:p text:style-name="P21"><text:a xlink:type="simple" xlink:href="#__RefHeading___Toc10959_2629140593" text:style-name="Index_20_Link" text:visited-style-name="Index_20_Link">Corrupted Connection Frameworks<text:tab/>128</text:a></text:p>
            <text:p text:style-name="P21"><text:a xlink:type="simple" xlink:href="#__RefHeading___Toc10961_2629140593" text:style-name="Index_20_Link" text:visited-style-name="Index_20_Link">Uneducated, Biased and Mentally Ill Gurus<text:tab/>144</text:a></text:p>
            <text:p text:style-name="P21"><text:a xlink:type="simple" xlink:href="#__RefHeading___Toc14226_2400359049" text:style-name="Index_20_Link" text:visited-style-name="Index_20_Link">1. Accessible<text:tab/>158</text:a></text:p>
            <text:p text:style-name="P21"><text:a xlink:type="simple" xlink:href="#__RefHeading___Toc18291_4124949616" text:style-name="Index_20_Link" text:visited-style-name="Index_20_Link">2. Embodied<text:tab/>166</text:a></text:p>
            <text:p text:style-name="P21"><text:a xlink:type="simple" xlink:href="#__RefHeading___Toc14230_2400359049" text:style-name="Index_20_Link" text:visited-style-name="Index_20_Link">3. Responsible<text:tab/>174</text:a></text:p>
            <text:p text:style-name="P21"><text:a xlink:type="simple" xlink:href="#__RefHeading___Toc14232_2400359049" text:style-name="Index_20_Link" text:visited-style-name="Index_20_Link">4. Empowering<text:tab/>182</text:a></text:p>
            <text:p text:style-name="P21"><text:a xlink:type="simple" xlink:href="#__RefHeading___Toc14234_2400359049" text:style-name="Index_20_Link" text:visited-style-name="Index_20_Link">5. Fruitful<text:tab/>189</text:a></text:p>
            <text:p text:style-name="P21"><text:a xlink:type="simple" xlink:href="#__RefHeading___Toc10397_3722381662" text:style-name="Index_20_Link" text:visited-style-name="Index_20_Link">6. Logical<text:tab/>194</text:a></text:p>
            <text:p text:style-name="P21"><text:a xlink:type="simple" xlink:href="#__RefHeading___Toc14238_2400359049" text:style-name="Index_20_Link" text:visited-style-name="Index_20_Link">7. Empirical<text:tab/>204</text:a></text:p>
            <text:p text:style-name="P21"><text:a xlink:type="simple" xlink:href="#__RefHeading___Toc14240_2400359049" text:style-name="Index_20_Link" text:visited-style-name="Index_20_Link">Summary<text:tab/>209</text:a></text:p>
            <text:p text:style-name="P20"><text:a xlink:type="simple" xlink:href="#__RefHeading___Toc14242_2400359049" text:style-name="Index_20_Link" text:visited-style-name="Index_20_Link">Conclusion<text:tab/>212</text:a></text:p>
            <text:p text:style-name="P20"><text:a xlink:type="simple" xlink:href="#__RefHeading___Toc14246_2400359049" text:style-name="Index_20_Link" text:visited-style-name="Index_20_Link">About the Author<text:tab/>216</text:a></text:p>
            <text:p text:style-name="P20"><text:a xlink:type="simple" xlink:href="#__RefHeading___Toc13278_4101251557" text:style-name="Index_20_Link" text:visited-style-name="Index_20_Link">References<text:tab/>217</text:a></text:p>
          </text:index-body>
        </text:table-of-content>
        <text:h text:style-name="P23" text:outline-level="1">Preface </text:h>
        <text:p text:style-name="P24"><text:span text:style-name="T20">T</text:span>his guide<text:span text:style-name="T21">, </text:span><text:span text:style-name="T22">the </text:span><text:span text:style-name="T23">Rocket Scientists’ Guide to </text:span><text:span text:style-name="T24">Authentic Spirituality, </text:span><text:span text:style-name="T21">is part of a larger series of </text:span><text:a xlink:type="simple" xlink:href="https://www.lightningpath.org/education/rocket-science-books/" text:style-name="Internet_20_link" text:visited-style-name="Visited_20_Internet_20_Link"><text:span text:style-name="T21">Rocket </text:span><text:span text:style-name="T21">Science</text:span><text:span text:style-name="T21"> Guides</text:span></text:a><text:span text:style-name="T21">, or just Rocket Guides</text:span><text:span text:style-name="T25">TM</text:span><text:span text:style-name="T21"> for short. Rocket </text:span><text:span text:style-name="T26">g</text:span><text:span text:style-name="T21">uides lay the cognitive (and to a lesser extent) emotional foundations for paradigmatic change. </text:span><text:span text:style-name="Emphasis"><text:span text:style-name="T21">Rocket Science </text:span></text:span><text:span text:style-name="T21">books eschew complicated grammatical turns and unnecessary jargon in order to deliver the content to as wide an audience as possible. Topics </text:span><text:span text:style-name="T27">covered </text:span><text:span text:style-name="T21">include the economy (Rocket Scientist’s Guide to Money and the Economy), spirituality (Rocket Scientists’ Guide to Authentic Spirituality), discernment (Rocket Scientists’ Guide to Authentic Spirituality), decolonization (Rocket Scientists’ Guide to Decolonization) and more. </text:span></text:p>
        <text:p text:style-name="Standard"><text:span text:style-name="T28">This </text:span><text:span text:style-name="T29">rocket guide</text:span><text:span text:style-name="T28"> is on </text:span><text:alphabetical-index-mark-start text:id="IMark1835345720448" text:main-entry="true"/><text:a xlink:type="simple" xlink:href="https://spiritwiki.lightningpath.org/index.php/Authentic_Spirituality" text:style-name="Internet_20_link" text:visited-style-name="Visited_20_Internet_20_Link"><text:span text:style-name="T30">A</text:span><text:span text:style-name="T28">uthentic </text:span><text:span text:style-name="T30">S</text:span><text:span text:style-name="T28">pirituality</text:span></text:a><text:alphabetical-index-mark-end text:id="IMark1835345720448"/><text:span text:style-name="T28">.</text:span><text:span text:style-name="T28"><text:note text:id="ftn1" text:note-class="footnote"><text:note-citation>1</text:note-citation><text:note-body><text:p text:style-name="Footnote">https://spiritwiki.lightningpath.org/index.php/Authentic_Spirituality</text:p></text:note-body></text:note></text:span><text:span text:style-name="T28"> This </text:span><text:span text:style-name="T29">guide</text:span><text:span text:style-name="T28"> </text:span><text:span text:style-name="T30">defines authentic spirituality and then </text:span><text:span text:style-name="T31">tries </text:span><text:span text:style-name="T28">to distinguish </text:span><text:alphabetical-index-mark-start text:id="IMark1835345720048" text:main-entry="true"/><text:span text:style-name="T28">authentic spirituality</text:span><text:alphabetical-index-mark-end text:id="IMark1835345720048"/><text:span text:style-name="T28"> </text:span><text:span text:style-name="T32">(which is spirituality that helps you heal and connect) </text:span><text:span text:style-name="T28">from inauthentic </text:span><text:span text:style-name="T33">spirituality, </text:span><text:span text:style-name="T32">which is spirituality that confuses you and leads you </text:span><text:span text:style-name="T34">away from healing and connection</text:span><text:span text:style-name="T32">. </text:span><text:span text:style-name="T35">This </text:span><text:span text:style-name="T29">guide</text:span><text:span text:style-name="T35"> is, further, an attempt to </text:span><text:span text:style-name="T28">develop standards </text:span><text:span text:style-name="T30">(i.e.,</text:span><text:a xlink:type="simple" xlink:href="https://spiritwiki.lightningpath.org/index.php/Seven_Pillars_of_Authenticity" text:style-name="Internet_20_link" text:visited-style-name="Visited_20_Internet_20_Link"><text:span text:style-name="T30"> the Seven Pillars of </text:span><text:soft-page-break/><text:span text:style-name="T30">Authentic Spirituality</text:span></text:a><text:span text:style-name="T30">)</text:span><text:span text:style-name="T28"><text:note text:id="ftn2" text:note-class="footnote"><text:note-citation>2</text:note-citation><text:note-body><text:p text:style-name="Footnote">https://spiritwiki.lightningpath.org/index.php/Seven_Pillars_of_Authenticity</text:p></text:note-body></text:note></text:span><text:span text:style-name="T28"> </text:span><text:span text:style-name="T36">and the necessary foundations </text:span><text:span text:style-name="T28">upon which we may a) decide what spiritual systems and practices count as authentic and which do not, b) research and study human spirituality, and c) rebuild authentic spiritual systems.</text:span></text:p>
        <text:p text:style-name="P25"><text:span text:style-name="T37">Obviously, the </text:span><text:span text:style-name="T29">guide</text:span><text:span text:style-name="T37"> starts from the premise that there is something real and authentic in human spiritual belief and practice—</text:span><text:span text:style-name="T38">otherwise, why even bother with this exercise</text:span><text:span text:style-name="T37">. </text:span><text:span text:style-name="T39">I </text:span><text:span text:style-name="T37">describe what that “real thing” is </text:span><text:span text:style-name="T40">herein </text:span><text:span text:style-name="T41">and elsewhere </text:span><text:span text:style-name="T42">in the </text:span><text:a xlink:type="simple" xlink:href="https://spiritwiki.lightningpath.org/index.php/Lighting_Path_Curriculum" text:style-name="Internet_20_link" text:visited-style-name="Visited_20_Internet_20_Link"><text:span text:style-name="T42">Lighting Path Curriculum</text:span></text:a><text:span text:style-name="T37">,</text:span><text:span text:style-name="T37"><text:note text:id="ftn3" text:note-class="footnote"><text:note-citation>3</text:note-citation><text:note-body><text:p text:style-name="Footnote">https://spiritwiki.lightningpath.org/index.php/Lighting_Path_Curriculum</text:p></text:note-body></text:note></text:span><text:span text:style-name="T37"> but it can be stated simply enough at the outset. Real spirituality, </text:span><text:alphabetical-index-mark-start text:id="IMark1835232475936" text:main-entry="true"/><text:span text:style-name="T43">authentic spirituality</text:span><text:alphabetical-index-mark-end text:id="IMark1835232475936"/><text:span text:style-name="T43">, is spirituality that </text:span><text:span text:style-name="T44">heals </text:span><text:span text:style-name="T45">and </text:span><text:a xlink:type="simple" xlink:href="https://spiritwiki.lightningpath.org/Connection" text:style-name="Internet_20_link" text:visited-style-name="Visited_20_Internet_20_Link"><text:span text:style-name="T46">connects</text:span></text:a><text:span text:style-name="T46">.</text:span><text:span text:style-name="Footnote_20_Symbol"><text:span text:style-name="T47"><text:note text:id="ftn4" text:note-class="footnote"><text:note-citation>4</text:note-citation><text:note-body><text:p text:style-name="P26"><text:s/>https://spiritwiki.lightningpath.org/<text:span text:style-name="T48">index.php/</text:span>Connection<text:alphabetical-index-mark text:string-value=" " text:key1="connection"/>.</text:p></text:note-body></text:note></text:span></text:span><text:span text:style-name="T47"> </text:span><text:span text:style-name="T49">You will learn exactly what that means, </text:span><text:span text:style-name="T50">and maybe a little bit of why that’s important, </text:span><text:span text:style-name="T49">as </text:span><text:span text:style-name="T51">you </text:span><text:span text:style-name="T49">progress through </text:span><text:span text:style-name="T52">this guide</text:span><text:span text:style-name="T49">. </text:span></text:p>
        <text:p text:style-name="P27"><text:s text:c="87"/></text:p>
        <text:p text:style-name="P28"><text:span text:style-name="T49">M</text:span><text:span text:style-name="T46">ike Sosteric</text:span></text:p>
        <text:p text:style-name="P29">Sept. 7, 2023</text:p>
        <text:p text:style-name="P30"/>
        <text:p text:style-name="Text_20_body"/>
        <text:p text:style-name="Text_20_body"><text:soft-page-break/></text:p>
        <text:p text:style-name="P31"><text:s text:c="88"/></text:p>
        <text:h text:style-name="P32" text:outline-level="1"><text:bookmark-end text:name="_Toc357512577"/><text:bookmark-start text:name="__RefHeading___Toc14190_2400359049"/><text:span text:style-name="T53">Part One:<text:line-break/></text:span><text:bookmark-start text:name="_Toc503154499"/>We Need Standards<text:bookmark-end text:name="__RefHeading___Toc14190_2400359049"/><text:bookmark-end text:name="_Toc503154499"/></text:h>
        <text:p text:style-name="P33"><text:span text:style-name="T37">Greetings and welcome </text:span><text:span text:style-name="T54">to this </text:span><text:span text:style-name="T55">Rocket Scientists’ Guide to </text:span><text:alphabetical-index-mark-start text:id="IMark1835232477216" text:main-entry="true"/><text:span text:style-name="T55">Authentic Spirituality</text:span><text:alphabetical-index-mark-end text:id="IMark1835232477216"/><text:span text:style-name="T37">. In this guide, </text:span><text:span text:style-name="T56">we are </text:span><text:span text:style-name="T37">going to define </text:span><text:alphabetical-index-mark-start text:id="IMark1835232473856" text:main-entry="true"/><text:span text:style-name="T37">authentic spirituality</text:span><text:alphabetical-index-mark-end text:id="IMark1835232473856"/><text:span text:style-name="T37"> and </text:span><text:span text:style-name="T57">we are going to </text:span><text:span text:style-name="T37">examine the difference between authentic spiritualities, which are spiritualities grounded in psychological </text:span><text:span text:style-name="T58">and emotional truths</text:span><text:span text:style-name="T37">, workable techniques of </text:span><text:alphabetical-index-mark-start text:id="IMark1835232474576" text:main-entry="true"/><text:span text:style-name="T59">connection</text:span><text:alphabetical-index-mark-end text:id="IMark1835232474576"/><text:span text:style-name="T37">,</text:span><text:span text:style-name="Footnote_20_Symbol"><text:span text:style-name="T37"><text:note text:id="ftn5" text:note-class="footnote"><text:note-citation>5</text:note-citation><text:note-body><text:p text:style-name="P26"><text:s/>Words in bold usually indicate LP terminology which you need to know if you are going to understand the text. The convention is to put the word in bold the first time you encounter it in a specific book, to draw your attention to it, but to leave it in regular font thereafter.</text:p><text:p text:style-name="P34">Usually, the first time you encounter a term, it is defined in the text or footnote, and a link to the SpiritWiki definition is provided. Sometimes, if the concept is considered “basic at this level,” a simple link to the SpiritWiki definition is provided, like this.</text:p><text:p text:style-name="P34">https://spiritwiki.lightningpath.org/index.php/Connection.</text:p></text:note-body></text:note></text:span></text:span><text:span text:style-name="T37"> and the physical and spiritual realities of the cosmos, and those that are not. </text:span></text:p>
        <text:p text:style-name="P35">Before we get to that, however, and if you will allow me, <text:span text:style-name="T60">we</text:span> would like to ask you, the reader, a simple question and that question is, “Have you ever driven over a bridge?” Have you ever pointed your car at some steel and concrete megalith and used that megalith to get you from point A to point B over some dangerous canyon, <text:soft-page-break/>chasm, or sea? If so, or even if not, have you ever stopped to consider the engineering, labour, time, and expense that goes into the design and construction of something <text:span text:style-name="T61">as wondrous, astounding, and complex </text:span>like a bridge? </text:p>
        <text:p text:style-name="P36">If you have considered this, or even if you have not, you will not be surprised <text:span text:style-name="T62">to learn that </text:span>there are literally millions of hours o<text:span text:style-name="T63">f</text:span> <text:alphabetical-index-mark-start text:id="IMark1835232474576" text:main-entry="true"/><text:span text:style-name="T64">direct labour</text:span><text:alphabetical-index-mark-end text:id="IMark1835232474576"/><text:span text:style-name="T64"> </text:span><text:span text:style-name="T65">and </text:span><text:alphabetical-index-mark-start text:id="IMark1835232476896" text:main-entry="true"/><text:span text:style-name="T66">indirect</text:span><text:span text:style-name="T67"> labour</text:span><text:alphabetical-index-mark-end text:id="IMark1835232476896"/><text:span text:style-name="T67"> </text:span>involved in the construction of bridges. The <text:alphabetical-index-mark-start text:id="IMark1835232475936" text:main-entry="true"/>direct labour<text:alphabetical-index-mark-end text:id="IMark1835232475936"/> is obvious. The engineers who design the bridge and calculate material tolerances, the suppliers who supply <text:span text:style-name="T68">the</text:span> materials, and the workers who sometimes risk their lives to get it built, are all examples of <text:alphabetical-index-mark-start text:id="IMark1835232477216" text:main-entry="true"/>direct labour<text:alphabetical-index-mark-end text:id="IMark1835232477216"/>. </text:p>
        <text:p text:style-name="P37"><text:span text:style-name="T69">Of course, t</text:span><text:span text:style-name="T37">here is more to </text:span><text:span text:style-name="T41">building a bridge than </text:span><text:alphabetical-index-mark-start text:id="IMark1835232473856" text:main-entry="true"/><text:span text:style-name="T41">direct labour</text:span><text:alphabetical-index-mark-end text:id="IMark1835232473856"/><text:span text:style-name="T41">; there is also </text:span><text:alphabetical-index-mark-start text:id="IMark1835232475216" text:main-entry="true"/><text:span text:style-name="T41">indirect labour</text:span><text:alphabetical-index-mark-end text:id="IMark1835232475216"/><text:span text:style-name="T41">. </text:span><text:span text:style-name="T37">The amount of </text:span><text:alphabetical-index-mark-start text:id="IMark1835232476896" text:main-entry="true"/><text:span text:style-name="T37">direct labour</text:span><text:alphabetical-index-mark-end text:id="IMark1835232476896"/><text:span text:style-name="T37"> involved in bridge building is </text:span><text:span text:style-name="Emphasis"><text:span text:style-name="T70">dwarfed </text:span></text:span><text:span text:style-name="T37">by the amount of </text:span><text:alphabetical-index-mark-start text:id="IMark1835232477216" text:main-entry="true"/><text:span text:style-name="T37">indirect labour</text:span><text:alphabetical-index-mark-end text:id="IMark1835232477216"/><text:span text:style-name="T37"> involved. The engineers who built the bridge, for example, had to go to school to learn their profession. Consider the time and energy that went not only into getting an education but also into building the university and its buildin</text:span><text:span text:style-name="T71">gs where the </text:span><text:span text:style-name="T72">professors</text:span><text:span text:style-name="T71"> teach and the students learn. Consider the millions of hours of research effort, course </text:span><text:span text:style-name="T37">construction, and teaching time that goes into the learning. Consider all the hours put in by all the people involved and you will see that the indirect contribution to the bridge that keeps </text:span><text:soft-page-break/><text:span text:style-name="T37">you safe is far larger than the direct contribution. In fact, it is incalculable; and this is only to consider the labour and support that goes into making an engineer! When you consider the </text:span><text:span text:style-name="T73">direct and </text:span><text:alphabetical-index-mark-start text:id="IMark1835232474576" text:main-entry="true"/><text:span text:style-name="T73">indirect labour</text:span><text:alphabetical-index-mark-end text:id="IMark1835232474576"/><text:span text:style-name="T73"> involved in supplying </text:span><text:span text:style-name="T37">the materials and machinery, </text:span><text:span text:style-name="T73">in </text:span><text:span text:style-name="T37">distribut</text:span><text:span text:style-name="T73">ion and delivery of said materials, </text:span><text:span text:style-name="T37">and </text:span><text:span text:style-name="T73">in training and supporting </text:span><text:span text:style-name="T37">the workers </text:span><text:span text:style-name="T74">and engineers </text:span><text:span text:style-name="T37">who put it all together, sure you will agree that building a bridge is a truly </text:span><text:span text:style-name="T75">marvellous</text:span><text:span text:style-name="T37"> and mind-boggling </text:span><text:span text:style-name="T73">tapestry </text:span><text:span text:style-name="T37">of modern human achievement.</text:span></text:p>
        <text:p text:style-name="P38">Yay, teamwork!</text:p>
        <text:p text:style-name="P38">But you know, as <text:span text:style-name="T76">marvellous</text:span> as all that is, it does not even come close to the marvel that, despite all the millions of hours of direct and <text:alphabetical-index-mark-start text:id="IMark1835232476896" text:main-entry="true"/>indirect labour<text:alphabetical-index-mark-end text:id="IMark1835232476896"/> that goes into the construction of the modern bridge, we still manage to get it right most of the time. This is <text:span text:style-name="T61">an amazing </text:span>achievement, especially when you consider all the opportunity for error that exists in all those millions of hours of direct and <text:alphabetical-index-mark-start text:id="IMark1835232473856" text:main-entry="true"/>indirect labour<text:alphabetical-index-mark-end text:id="IMark1835232473856"/>. Total disaster lies within an easy slip of the wrist, a misplaced decimal point, <text:span text:style-name="T68">a weak beam, or </text:span>a faulty bolt. Despite <text:span text:style-name="T61">all this opportunity for error, however, </text:span>we still get it right most of the time. From conception to design, from design to manufacture, from manufacture to construction, we (and by “we” <text:span text:style-name="T77">we</text:span> mean the people involved in all aspects of <text:soft-page-break/>bridge building) manage to create a bridge that not only gets the job done, but that we can all trust will remain safe and secure for a very long time. <text:span text:style-name="T61">This is </text:span>a miraculous achievement. To bring all that expertise together and build something as wonderful as a safe bridge is a truly spectacular accomplishment, and one that we do not stop and appreciate nearly enough. We take it for granted, but we should not. It is an amazing achievement; we should <text:span text:style-name="T78">honour</text:span> that achievement whenever we can.</text:p>
        <text:p text:style-name="Standard"><text:span text:style-name="T37">Of course, once we do stop and appreciate </text:span><text:span text:style-name="T79">the achievement</text:span><text:span text:style-name="T37">, questions are immediately raised, and one of the most important questions is, </text:span><text:span text:style-name="T80">h</text:span><text:span text:style-name="T37">ow the heck is something as complicated and grand as a bridge accomplished? How do we pull all that diverse labour and expertise together to create a safe bridge? If you ask me, it all comes down to </text:span><text:span text:style-name="Emphasis"><text:span text:style-name="T37">expectation. </text:span></text:span><text:span text:style-name="T37">We, and by “we” </text:span><text:span text:style-name="T81">we</text:span><text:span text:style-name="T37"> mean the people who use the bridges, have an expectation that the people who </text:span><text:span text:style-name="T79">teach the engineers and train the workers, and the people who </text:span><text:span text:style-name="T37">build the bridges </text:span><text:span text:style-name="T73">and make them safe, </text:span><text:span text:style-name="Emphasis"><text:span text:style-name="T43">know</text:span></text:span><text:span text:style-name="Emphasis"><text:span text:style-name="T37"> </text:span></text:span><text:span text:style-name="T37">what they are doing and take their job seriously enough to get </text:span><text:span text:style-name="Emphasis"><text:span text:style-name="T43">everything</text:span></text:span><text:span text:style-name="T37"> absolutely right. We expect them to do it, and they do.</text:span></text:p>
        <text:p text:style-name="Standard"><text:span text:style-name="T37">It is true, is </text:span><text:span text:style-name="T82">it </text:span><text:span text:style-name="T37">not? We the people who drive our cars over the bridges </text:span><text:span text:style-name="T83">do not </text:span><text:span text:style-name="T37">take a casual attitude toward the safety of our bridges be</text:span><text:span text:style-name="T80">c</text:span><text:span text:style-name="T37">ause when our lives are involved, </text:span><text:soft-page-break/><text:span text:style-name="T37">there is no margin for error. </text:span><text:span text:style-name="T79">We do not say, “Build that bridge and we’ll pray that it works.” </text:span><text:span text:style-name="T37">We say, “Build that bridge and make it safe,” period. </text:span><text:span text:style-name="T79">Furthermore, i</text:span><text:span text:style-name="T37">f someone does not build a safe bridge, if an engineer builds a bridge and it collapses, we do not take it lying down. We research, investigate, and we figure out why. We </text:span><text:span text:style-name="Emphasis"><text:span text:style-name="T70">hold ourselves accountable</text:span></text:span><text:span text:style-name="T37"> and we do everything in our power to make sure it does not happen again. We get better over time, and the bridges we build do as well. It is a magnificent manifestation of human potential </text:span><text:span text:style-name="T79">and a testament to the power of expectation</text:span><text:span text:style-name="T37">. </text:span><text:span text:style-name="T79">From kindergarten to the most advanced PhD degrees, from working in the garden to building bridges that millions pass over, </text:span><text:span text:style-name="T37">all </text:span><text:span text:style-name="T84">of our marvellous</text:span><text:span text:style-name="T37"> </text:span><text:span text:style-name="T79">modern </text:span><text:span text:style-name="T37">success comes down to our </text:span><text:span text:style-name="T79">increasingly </text:span><text:span text:style-name="T37">high expectations.</text:span></text:p>
        <text:p text:style-name="P39"><text:span text:style-name="T73">This is a good thing. </text:span><text:span text:style-name="T37">It makes sense to have high expectations, especially when it comes to the lives of our children and families. When it comes to our lives, we would neither expect nor allow a careless attitude of “anything-goes.” We do not say, “Just build the bridge however you want, and we will pray it works out in the end.” When it comes to building bridges, we demand </text:span><text:span text:style-name="Emphasis"><text:span text:style-name="T70">the truth and nothing but,</text:span></text:span><text:span text:style-name="Emphasis"><text:span text:style-name="T37"> </text:span></text:span><text:span text:style-name="T37">and nothing else will do. When it comes to bridges, we demand the engineers, administrators, and construction workers </text:span><text:span text:style-name="Emphasis"><text:span text:style-name="T70">get it right </text:span></text:span><text:span text:style-name="Emphasis"><text:span text:style-name="T85">all </text:span></text:span><text:soft-page-break/><text:span text:style-name="Emphasis"><text:span text:style-name="T85">the time</text:span></text:span><text:span text:style-name="Emphasis"><text:span text:style-name="T70">.</text:span></text:span><text:span text:style-name="Emphasis"><text:span text:style-name="T37"> </text:span></text:span><text:span text:style-name="Emphasis"><text:span text:style-name="T43">I</text:span></text:span><text:span text:style-name="Emphasis"><text:span text:style-name="T70">n this, we have no tolerance for error</text:span></text:span><text:span text:style-name="T37">. When it comes to building bridges (and indeed, when it comes to many other areas of our lives), we know how to lay expectations and we know how to see these expectations through to successful manifestation. There is no profound, esoteric, or Earth-shattering wisdom here. We do not fret about it; we do not moralize about it; we lay down expectations and we get </text:span><text:span text:style-name="T86">the job </text:span><text:span text:style-name="T37">done. </text:span></text:p>
        <text:h text:style-name="P40" text:outline-level="2"><text:bookmark-start text:name="__RefHeading___Toc14192_2400359049"/>Spiritual Expectations<text:bookmark-end text:name="__RefHeading___Toc14192_2400359049"/></text:h>
        <text:p text:style-name="P41"><text:span text:style-name="T37">Unfortunately, although we have no problem assigning standards and expectations to our engineers and bridge builders, we do not seem to have the same high expectations for our priests, spiritual gurus, and religious institutions. </text:span><text:span text:style-name="T83">Look </text:span><text:span text:style-name="T87">around</text:span><text:span text:style-name="T83"> you. Certain religious institutions continue to exist despite the fact that they breed </text:span><text:span text:style-name="T88">paedophilic</text:span><text:span text:style-name="T83"> predators!</text:span><text:span text:style-name="T83"><text:note text:id="ftn6" text:note-class="footnote"><text:note-citation>6</text:note-citation><text:note-body><text:p text:style-name="Footnote"><text:reference-mark-start text:name="ZOTERO_ITEM CSL_CITATION {&quot;citationID&quot;:&quot;PZcCDiQ7&quot;,&quot;properties&quot;:{&quot;formattedCitation&quot;:&quot;Mike Sosteric, \\uc0\\u8220{}A River of Power Runs Through Us,\\uc0\\u8221{} {\\i{}Culturally Modified}, 2019, https://culturallymodified.org/.&quot;,&quot;plainCitation&quot;:&quot;Mike Sosteric, “A River of Power Runs Through Us,” Culturally Modified, 2019, https://culturallymodified.org/.&quot;,&quot;noteIndex&quot;:13},&quot;citationItems&quot;:[{&quot;id&quot;:&quot;DsaD8th5/FmqjtXcz&quot;,&quot;uris&quot;:[&quot;http://zotero.org/users/4295591/items/MDMAWERW&quot;,[&quot;http://zotero.org/users/4295591/items/MDMAWERW&quot;]],&quot;itemData&quot;:{&quot;id&quot;:5578,&quot;type&quot;:&quot;article-magazine&quot;,&quot;title&quot;:&quot;A River of Power Runs Through Us&quot;,&quot;container-title&quot;:&quot;Culturally Modified&quot;,&quot;issue&quot;:&quot;6&quot;,&quot;URL&quot;:&quot;https://culturallymodified.org/&quot;,&quot;author&quot;:[{&quot;family&quot;:&quot;Sosteric&quot;,&quot;given&quot;:&quot;Mike&quot;}],&quot;issued&quot;:{&quot;date-parts&quot;:[[&quot;2019&quot;]]}}}],&quot;schema&quot;:&quot;https://github.com/citation-style-language/schema/raw/master/csl-citation.json&quot;} RND6qIYgHcT2b"/><text:span text:style-name="T89">Mike Sosteric, “A River of Power Runs Through Us,” </text:span><text:span text:style-name="T90">Culturally Modified</text:span><text:span text:style-name="T89">, 2019, https://culturallymodified.org/.</text:span><text:reference-mark-end text:name="ZOTERO_ITEM CSL_CITATION {&quot;citationID&quot;:&quot;PZcCDiQ7&quot;,&quot;properties&quot;:{&quot;formattedCitation&quot;:&quot;Mike Sosteric, \\uc0\\u8220{}A River of Power Runs Through Us,\\uc0\\u8221{} {\\i{}Culturally Modified}, 2019, https://culturallymodified.org/.&quot;,&quot;plainCitation&quot;:&quot;Mike Sosteric, “A River of Power Runs Through Us,” Culturally Modified, 2019, https://culturallymodified.org/.&quot;,&quot;noteIndex&quot;:13},&quot;citationItems&quot;:[{&quot;id&quot;:&quot;DsaD8th5/FmqjtXcz&quot;,&quot;uris&quot;:[&quot;http://zotero.org/users/4295591/items/MDMAWERW&quot;,[&quot;http://zotero.org/users/4295591/items/MDMAWERW&quot;]],&quot;itemData&quot;:{&quot;id&quot;:5578,&quot;type&quot;:&quot;article-magazine&quot;,&quot;title&quot;:&quot;A River of Power Runs Through Us&quot;,&quot;container-title&quot;:&quot;Culturally Modified&quot;,&quot;issue&quot;:&quot;6&quot;,&quot;URL&quot;:&quot;https://culturallymodified.org/&quot;,&quot;author&quot;:[{&quot;family&quot;:&quot;Sosteric&quot;,&quot;given&quot;:&quot;Mike&quot;}],&quot;issued&quot;:{&quot;date-parts&quot;:[[&quot;2019&quot;]]}}}],&quot;schema&quot;:&quot;https://github.com/citation-style-language/schema/raw/master/csl-citation.json&quot;} RND6qIYgHcT2b"/></text:p></text:note-body></text:note></text:span><text:span text:style-name="T83"> </text:span><text:span text:style-name="T37">Look at the people who don the </text:span><text:alphabetical-index-mark-start text:id="IMark1835232476896" text:main-entry="true"/><text:span text:style-name="T91">Mantle of Spiritual Authority</text:span><text:alphabetical-index-mark-end text:id="IMark1835232476896"/><text:span text:style-name="T55">.</text:span><text:span text:style-name="Footnote_20_Symbol"><text:span text:style-name="T37"><text:note text:id="ftn7" text:note-class="footnote"><text:note-citation>7</text:note-citation><text:note-body><text:p text:style-name="P42">When I say that someone is donning the Mantle of Spiritual Authority, I am saying that this person is presuming to speak with knowledge and authority on spiritual topics. I am donning the mantle of spiritual authority when I write this guide because I am presuming that I know enough about human spirituality that I can talk with authority about it. </text:p><text:p text:style-name="P43"><text:span text:style-name="T19">Donning the mantle of spiritual authority is what your typical priest does when he puts on his </text:span><text:span text:style-name="T92">colourful</text:span><text:span text:style-name="T19"> robes before Sunday mass. He is putting on a symbol that signals to his congregation that he is the expert and that they should listen to him. Similarly, telling people you are </text:span><text:span text:style-name="T93">channelling</text:span><text:span text:style-name="T94"> the “Great White Brotherhood,” </text:span><text:span text:style-name="T19">assuming some spiritual sounding name (like Das Ram), telling the world you are the reincarnation of Edgar Cayce, telling people you are an “old soul,” creating a website with a lot of religious symbols, sitting in a lotus position and prognosticating about consciousness, etc., are all things you can do to tell the world you are a spiritual authority. When you do these things, you are donning the mantle of spiritual authority.</text:span></text:p><text:p text:style-name="P44"><text:span text:style-name="T95">You should understand, “donning the mantle” does not necessarily mean you deserve it. Anybody can change their name to something mystical sounding, alter the sound of their voice, modify their use of language, and claim to channel the </text:span><text:span text:style-name="T96">Pleiadian collective, or whatever. </text:span><text:span text:style-name="T95">They may be valid and authentic, but then again, they may not. </text:span><text:span text:style-name="T97">Always remember, h</text:span><text:span text:style-name="T98">aving a single spiritual experience or two, and immediately d</text:span><text:span text:style-name="T95">onning the mantle </text:span><text:span text:style-name="T98">of spiritual authority, </text:span><text:span text:style-name="T95">does not automatically make them real and authentic. If you are going to be a wise consumer of spiritual information, whenever you see someone “don the mantle,” be on your guard. Do not allow yourself to be led astray or bamboozled. Do not be shy. </text:span><text:span text:style-name="T98">Be discerning. </text:span><text:span text:style-name="T97">Be critical. </text:span><text:span text:style-name="T95">Ask the tough questions. </text:span></text:p></text:note-body></text:note></text:span></text:span><text:span text:style-name="T55"> </text:span><text:span text:style-name="T37">Look at those who claim to know God, Spirit, and Consciousness. What do </text:span><text:soft-page-break/><text:span text:style-name="T37">you see? When </text:span><text:span text:style-name="T99">I</text:span><text:span text:style-name="T37"> look, </text:span><text:span text:style-name="T99">I </text:span><text:span text:style-name="T37">see some authentic purveyors </text:span><text:span text:style-name="T100">of truth and </text:span><text:alphabetical-index-mark-start text:id="IMark1835232474656" text:main-entry="true"/><text:span text:style-name="T100">connection</text:span><text:alphabetical-index-mark-end text:id="IMark1835232474656"/><text:span text:style-name="T37">, but </text:span><text:span text:style-name="T99">I </text:span><text:span text:style-name="T37">also see a hodgepodge of </text:span><text:span text:style-name="T101">more or less confused, more or less authentic, more or less deceptive, and more or less predatorial, </text:span><text:span text:style-name="T37">priests, prophets (or is that profits?), </text:span><text:span text:style-name="T102">gurus, ideologues</text:span><text:span text:style-name="T37">, existential depressives, </text:span><text:span text:style-name="T102">spiritual children</text:span><text:span text:style-name="T37">, creeps, snake-oil salesmen, and ego junkies who have no problem saying just about </text:span><text:soft-page-break/><text:span text:style-name="T37">anything they want, no matter how outrageous it may be, just to get your attention, adoration, and money. </text:span></text:p>
        <text:p text:style-name="P45">If you ask me, it is bloody ridiculous. </text:p>
        <text:p text:style-name="P46"><text:span text:style-name="T103">From the bizarre and inflated ego of </text:span><text:alphabetical-index-mark text:string-value="Bhagwan Shree Rajneesh" text:main-entry="true"/><text:span text:style-name="T103">Osho, with his misuse of </text:span><text:alphabetical-index-mark-start text:id="IMark1835232474576" text:main-entry="true"/><text:alphabetical-index-mark text:string-value="Ascension Manual" text:main-entry="true"/><text:span text:style-name="T104">Connection</text:span><text:alphabetical-index-mark-end text:id="IMark1835232474576"/><text:span text:style-name="T104"> Supplements</text:span><text:span text:style-name="T103">,</text:span><text:span text:style-name="T103"><text:note text:id="ftn8" text:note-class="footnote"><text:note-citation>8</text:note-citation><text:note-body><text:p text:style-name="P47"><text:span text:style-name="T105">A Connection Supplement is a dietary supplement (like Cannabis, Psilocybin, Peyote) or substance (like DMT, LSD, Ketamine, MDMA, etc.) that forces </text:span><text:span text:style-name="T106">a </text:span><text:span text:style-name="T105">stronger Connection to Consciousness. </text:span><text:span text:style-name="T107">Scholars have recognize</text:span><text:span text:style-name="T108">d</text:span><text:span text:style-name="T107"> the “spiritual”</text:span><text:span text:style-name="T109"> </text:span><text:span text:style-name="T107">importance of connection</text:span><text:span text:style-name="T109"> </text:span><text:span text:style-name="T107">supplements (most often referred to as “entheogens”) for years. </text:span><text:reference-mark-start text:name="ZOTERO_ITEM CSL_CITATION {&quot;citationID&quot;:&quot;PTb2Sm4v&quot;,&quot;properties&quot;:{&quot;formattedCitation&quot;:&quot;J. Harold Ellens, {\\i{}Seeking the Sacred with Psychoactive Substances: Chemical Paths to Spirituality and to God} (California: Praeger, 2014); R. E. Mogar, \\uc0\\u8220{}Current Status and Future Trends in Psychedelic (LSD) Research,\\uc0\\u8221{} {\\i{}Journal of Humanistic Psychology} 2 (1965): 147\\uc0\\u8211{}66; Robert E. Mogar and Charles Savage, \\uc0\\u8220{}Personality Change Associated with Psychedelic (LSD) Therapy: A Preliminary Report,\\uc0\\u8221{} {\\i{}Psychotherapy: Theory, Research &amp; Practice} 1, no. 4 (1964): 154\\uc0\\u8211{}62, https://doi.org/10.1037/h0088594.&quot;,&quot;plainCitation&quot;:&quot;J. Harold Ellens, Seeking the Sacred with Psychoactive Substances: Chemical Paths to Spirituality and to God (California: Praeger, 2014); R. E. Mogar, “Current Status and Future Trends in Psychedelic (LSD) Research,” Journal of Humanistic Psychology 2 (1965): 147–66; Robert E. Mogar and Charles Savage, “Personality Change Associated with Psychedelic (LSD) Therapy: A Preliminary Report,” Psychotherapy: Theory, Research &amp; Practice 1, no. 4 (1964): 154–62, https://doi.org/10.1037/h0088594.&quot;,&quot;noteIndex&quot;:15},&quot;citationItems&quot;:[{&quot;id&quot;:1908,&quot;uris&quot;:[&quot;http://zotero.org/users/4295591/items/IJ83NQ7R&quot;,[&quot;http://zotero.org/users/4295591/items/IJ83NQ7R&quot;]],&quot;itemData&quot;:{&quot;id&quot;:1908,&quot;type&quot;:&quot;book&quot;,&quot;event-place&quot;:&quot;California&quot;,&quot;publisher&quot;:&quot;Praeger&quot;,&quot;publisher-place&quot;:&quot;California&quot;,&quot;title&quot;:&quot;Seeking the Sacred with Psychoactive Substances: Chemical Paths to Spirituality and to God&quot;,&quot;author&quot;:[{&quot;family&quot;:&quot;Ellens&quot;,&quot;given&quot;:&quot;J. Harold&quot;}],&quot;issued&quot;:{&quot;date-parts&quot;:[[&quot;2014&quot;]]}}},{&quot;id&quot;:2668,&quot;uris&quot;:[&quot;http://zotero.org/users/4295591/items/IKJYBA5Y&quot;,[&quot;http://zotero.org/users/4295591/items/IKJYBA5Y&quot;]],&quot;itemData&quot;:{&quot;id&quot;:2668,&quot;type&quot;:&quot;article-journal&quot;,&quot;container-title&quot;:&quot;Journal of Humanistic Psychology&quot;,&quot;page&quot;:&quot;147-166&quot;,&quot;title&quot;:&quot;Current status and future trends in psychedelic (LSD) Research&quot;,&quot;volume&quot;:&quot;2&quot;,&quot;author&quot;:[{&quot;family&quot;:&quot;Mogar&quot;,&quot;given&quot;:&quot;R. E.&quot;}],&quot;issued&quot;:{&quot;date-parts&quot;:[[&quot;1965&quot;]]}}},{&quot;id&quot;:1460,&quot;uris&quot;:[&quot;http://zotero.org/users/4295591/items/RMHHSRS2&quot;,[&quot;http://zotero.org/users/4295591/items/RMHHSRS2&quot;]],&quot;itemData&quot;:{&quot;id&quot;:1460,&quot;type&quot;:&quot;article-journal&quot;,&quot;abstract&quot;:&quot;MMPI data are presented which were obtained from 60 patients prior to, 2 mo. after, and 6 mo. after a brief psychotherapeutic program culminating in a single, large dose LSD session. While all sub-groups show significant positive changes at 2 mo., some patients manifest a tendency towards regression while others either consolidate initial gains or display further improvement at 6 mo. The results indicated that the nature, magnitude, and stability of changes following a psychedelic experience were related to personality variables, severity of illness and modal defense patterns. (51 ref.) (PsycINFO Database Record (c) 2013 APA, all rights reserved)&quot;,&quot;container-title&quot;:&quot;Psychotherapy: Theory, Research &amp; Practice&quot;,&quot;DOI&quot;:&quot;10.1037/h0088594&quot;,&quot;ISSN&quot;:&quot;0033-3204&quot;,&quot;issue&quot;:&quot;4&quot;,&quot;page&quot;:&quot;154-162&quot;,&quot;source&quot;:&quot;pdh&quot;,&quot;title&quot;:&quot;Personality change associated with psychedelic (LSD) therapy: A preliminary report&quot;,&quot;volume&quot;:&quot;1&quot;,&quot;author&quot;:[{&quot;family&quot;:&quot;Mogar&quot;,&quot;given&quot;:&quot;Robert E.&quot;},{&quot;family&quot;:&quot;Savage&quot;,&quot;given&quot;:&quot;Charles&quot;}],&quot;issued&quot;:{&quot;date-parts&quot;:[[&quot;1964&quot;]]}}}],&quot;schema&quot;:&quot;https://github.com/citation-style-language/schema/raw/master/csl-citation.json&quot;} RNDpbHKJDbK1Y"/><text:span text:style-name="T110">J. Harold Ellens, </text:span><text:span text:style-name="T90">Seeking the Sacred with Psychoactive Substances: Chemical Paths to Spirituality and to God</text:span><text:span text:style-name="T89"> (California: Praeger, 2014); R. E. Mogar, “Current Status and Future Trends in Psychedelic (LSD) Research,” </text:span><text:span text:style-name="T90">Journal of Humanistic Psychology</text:span><text:span text:style-name="T89"> 2 (1965): 147–66; Robert E. Mogar and Charles Savage, “Personality Change Associated with Psychedelic (LSD) Therapy: A Preliminary Report,” </text:span><text:span text:style-name="T90">Psychotherapy: Theory, Research &amp; Practice</text:span><text:span text:style-name="T89"> 1, no. 4 (1964): 154–62, https://doi.org/10.1037/h0088594.</text:span><text:reference-mark-end text:name="ZOTERO_ITEM CSL_CITATION {&quot;citationID&quot;:&quot;PTb2Sm4v&quot;,&quot;properties&quot;:{&quot;formattedCitation&quot;:&quot;J. Harold Ellens, {\\i{}Seeking the Sacred with Psychoactive Substances: Chemical Paths to Spirituality and to God} (California: Praeger, 2014); R. E. Mogar, \\uc0\\u8220{}Current Status and Future Trends in Psychedelic (LSD) Research,\\uc0\\u8221{} {\\i{}Journal of Humanistic Psychology} 2 (1965): 147\\uc0\\u8211{}66; Robert E. Mogar and Charles Savage, \\uc0\\u8220{}Personality Change Associated with Psychedelic (LSD) Therapy: A Preliminary Report,\\uc0\\u8221{} {\\i{}Psychotherapy: Theory, Research &amp; Practice} 1, no. 4 (1964): 154\\uc0\\u8211{}62, https://doi.org/10.1037/h0088594.&quot;,&quot;plainCitation&quot;:&quot;J. Harold Ellens, Seeking the Sacred with Psychoactive Substances: Chemical Paths to Spirituality and to God (California: Praeger, 2014); R. E. Mogar, “Current Status and Future Trends in Psychedelic (LSD) Research,” Journal of Humanistic Psychology 2 (1965): 147–66; Robert E. Mogar and Charles Savage, “Personality Change Associated with Psychedelic (LSD) Therapy: A Preliminary Report,” Psychotherapy: Theory, Research &amp; Practice 1, no. 4 (1964): 154–62, https://doi.org/10.1037/h0088594.&quot;,&quot;noteIndex&quot;:15},&quot;citationItems&quot;:[{&quot;id&quot;:1908,&quot;uris&quot;:[&quot;http://zotero.org/users/4295591/items/IJ83NQ7R&quot;,[&quot;http://zotero.org/users/4295591/items/IJ83NQ7R&quot;]],&quot;itemData&quot;:{&quot;id&quot;:1908,&quot;type&quot;:&quot;book&quot;,&quot;event-place&quot;:&quot;California&quot;,&quot;publisher&quot;:&quot;Praeger&quot;,&quot;publisher-place&quot;:&quot;California&quot;,&quot;title&quot;:&quot;Seeking the Sacred with Psychoactive Substances: Chemical Paths to Spirituality and to God&quot;,&quot;author&quot;:[{&quot;family&quot;:&quot;Ellens&quot;,&quot;given&quot;:&quot;J. Harold&quot;}],&quot;issued&quot;:{&quot;date-parts&quot;:[[&quot;2014&quot;]]}}},{&quot;id&quot;:2668,&quot;uris&quot;:[&quot;http://zotero.org/users/4295591/items/IKJYBA5Y&quot;,[&quot;http://zotero.org/users/4295591/items/IKJYBA5Y&quot;]],&quot;itemData&quot;:{&quot;id&quot;:2668,&quot;type&quot;:&quot;article-journal&quot;,&quot;container-title&quot;:&quot;Journal of Humanistic Psychology&quot;,&quot;page&quot;:&quot;147-166&quot;,&quot;title&quot;:&quot;Current status and future trends in psychedelic (LSD) Research&quot;,&quot;volume&quot;:&quot;2&quot;,&quot;author&quot;:[{&quot;family&quot;:&quot;Mogar&quot;,&quot;given&quot;:&quot;R. E.&quot;}],&quot;issued&quot;:{&quot;date-parts&quot;:[[&quot;1965&quot;]]}}},{&quot;id&quot;:1460,&quot;uris&quot;:[&quot;http://zotero.org/users/4295591/items/RMHHSRS2&quot;,[&quot;http://zotero.org/users/4295591/items/RMHHSRS2&quot;]],&quot;itemData&quot;:{&quot;id&quot;:1460,&quot;type&quot;:&quot;article-journal&quot;,&quot;abstract&quot;:&quot;MMPI data are presented which were obtained from 60 patients prior to, 2 mo. after, and 6 mo. after a brief psychotherapeutic program culminating in a single, large dose LSD session. While all sub-groups show significant positive changes at 2 mo., some patients manifest a tendency towards regression while others either consolidate initial gains or display further improvement at 6 mo. The results indicated that the nature, magnitude, and stability of changes following a psychedelic experience were related to personality variables, severity of illness and modal defense patterns. (51 ref.) (PsycINFO Database Record (c) 2013 APA, all rights reserved)&quot;,&quot;container-title&quot;:&quot;Psychotherapy: Theory, Research &amp; Practice&quot;,&quot;DOI&quot;:&quot;10.1037/h0088594&quot;,&quot;ISSN&quot;:&quot;0033-3204&quot;,&quot;issue&quot;:&quot;4&quot;,&quot;page&quot;:&quot;154-162&quot;,&quot;source&quot;:&quot;pdh&quot;,&quot;title&quot;:&quot;Personality change associated with psychedelic (LSD) therapy: A preliminary report&quot;,&quot;volume&quot;:&quot;1&quot;,&quot;author&quot;:[{&quot;family&quot;:&quot;Mogar&quot;,&quot;given&quot;:&quot;Robert E.&quot;},{&quot;family&quot;:&quot;Savage&quot;,&quot;given&quot;:&quot;Charles&quot;}],&quot;issued&quot;:{&quot;date-parts&quot;:[[&quot;1964&quot;]]}}}],&quot;schema&quot;:&quot;https://github.com/citation-style-language/schema/raw/master/csl-citation.json&quot;} RNDpbHKJDbK1Y"/><text:span text:style-name="T105">. </text:span><text:a xlink:type="simple" xlink:href="http://spiritwiki.lightningpath.org/index.php/Connection_Supplement" text:style-name="Internet_20_link" text:visited-style-name="Visited_20_Internet_20_Link"><text:span text:style-name="T111">https://spiritwiki.lightningpath.org/index.php/Connection_Supplement</text:span></text:a><text:span text:style-name="T111">.</text:span></text:p></text:note-body></text:note></text:span><text:span text:style-name="T103"> specifically nitrous oxide,</text:span><text:span text:style-name="T103"><text:note text:id="ftn9" text:note-class="footnote"><text:note-citation>9</text:note-citation><text:note-body><text:p text:style-name="Footnote"><text:reference-mark-start text:name="ZOTERO_ITEM CSL_CITATION {&quot;citationID&quot;:&quot;dhinh0RQ&quot;,&quot;properties&quot;:{&quot;formattedCitation&quot;:&quot;Hugh Milne, {\\i{}Bhagwan: The God That Failed} (St Martin\\uc0\\u8217{}s Press, 2015), https://amzn.to/2I5MglH.&quot;,&quot;plainCitation&quot;:&quot;Hugh Milne, Bhagwan: The God That Failed (St Martin’s Press, 2015), https://amzn.to/2I5MglH.&quot;,&quot;noteIndex&quot;:16},&quot;citationItems&quot;:[{&quot;id&quot;:2729,&quot;uris&quot;:[&quot;http://zotero.org/users/4295591/items/HMS25UBY&quot;,[&quot;http://zotero.org/users/4295591/items/HMS25UBY&quot;]],&quot;itemData&quot;:{&quot;id&quot;:2729,&quot;type&quot;:&quot;book&quot;,&quot;publisher&quot;:&quot;St Martin's Press&quot;,&quot;title&quot;:&quot;Bhagwan: The God That Failed&quot;,&quot;URL&quot;:&quot;https://amzn.to/2I5MglH&quot;,&quot;author&quot;:[{&quot;family&quot;:&quot;Milne&quot;,&quot;given&quot;:&quot;Hugh&quot;}],&quot;issued&quot;:{&quot;date-parts&quot;:[[&quot;2015&quot;]]}}}],&quot;schema&quot;:&quot;https://github.com/citation-style-language/schema/raw/master/csl-citation.json&quot;} RNDPN7bWkhPV2"/><text:span text:style-name="T89">Hugh Milne, </text:span><text:span text:style-name="T90">Bhagwan: The God That Failed</text:span><text:span text:style-name="T89"> (St Martin’s Press, 2015), https://amzn.to/2I5MglH.</text:span><text:reference-mark-end text:name="ZOTERO_ITEM CSL_CITATION {&quot;citationID&quot;:&quot;dhinh0RQ&quot;,&quot;properties&quot;:{&quot;formattedCitation&quot;:&quot;Hugh Milne, {\\i{}Bhagwan: The God That Failed} (St Martin\\uc0\\u8217{}s Press, 2015), https://amzn.to/2I5MglH.&quot;,&quot;plainCitation&quot;:&quot;Hugh Milne, Bhagwan: The God That Failed (St Martin’s Press, 2015), https://amzn.to/2I5MglH.&quot;,&quot;noteIndex&quot;:16},&quot;citationItems&quot;:[{&quot;id&quot;:2729,&quot;uris&quot;:[&quot;http://zotero.org/users/4295591/items/HMS25UBY&quot;,[&quot;http://zotero.org/users/4295591/items/HMS25UBY&quot;]],&quot;itemData&quot;:{&quot;id&quot;:2729,&quot;type&quot;:&quot;book&quot;,&quot;publisher&quot;:&quot;St Martin's Press&quot;,&quot;title&quot;:&quot;Bhagwan: The God That Failed&quot;,&quot;URL&quot;:&quot;https://amzn.to/2I5MglH&quot;,&quot;author&quot;:[{&quot;family&quot;:&quot;Milne&quot;,&quot;given&quot;:&quot;Hugh&quot;}],&quot;issued&quot;:{&quot;date-parts&quot;:[[&quot;2015&quot;]]}}}],&quot;schema&quot;:&quot;https://github.com/citation-style-language/schema/raw/master/csl-citation.json&quot;} RNDPN7bWkhPV2"/></text:p></text:note-body></text:note></text:span><text:span text:style-name="T103"> and his ostentatious and egoic display of 96 fancy Rolls Royce vehicles,</text:span><text:span text:style-name="T103"><text:note text:id="ftn10" text:note-class="footnote"><text:note-citation>10</text:note-citation><text:note-body><text:p text:style-name="Footnote"><text:reference-mark-start text:name="ZOTERO_ITEM CSL_CITATION {&quot;citationID&quot;:&quot;X6ghR2iE&quot;,&quot;properties&quot;:{&quot;formattedCitation&quot;:&quot;{\\i{}Wild Wild Country}, Documentary (Netflix, 2018), https://www.netflix.com/ca/title/80145240.&quot;,&quot;plainCitation&quot;:&quot;Wild Wild Country, Documentary (Netflix, 2018), https://www.netflix.com/ca/title/80145240.&quot;,&quot;noteIndex&quot;:17},&quot;citationItems&quot;:[{&quot;id&quot;:1051,&quot;uris&quot;:[&quot;http://zotero.org/users/4295591/items/ZLY9Z7DJ&quot;,[&quot;http://zotero.org/users/4295591/items/ZLY9Z7DJ&quot;]],&quot;itemData&quot;:{&quot;id&quot;:1051,&quot;type&quot;:&quot;motion_picture&quot;,&quot;genre&quot;:&quot;Documentary&quot;,&quot;publisher&quot;:&quot;Netflix&quot;,&quot;title&quot;:&quot;Wild Wild Country&quot;,&quot;URL&quot;:&quot;https://www.netflix.com/ca/title/80145240&quot;,&quot;director&quot;:[{&quot;family&quot;:&quot;Way&quot;,&quot;given&quot;:&quot;Chapman&quot;},{&quot;family&quot;:&quot;Way&quot;,&quot;given&quot;:&quot;Maclain&quot;}],&quot;issued&quot;:{&quot;date-parts&quot;:[[&quot;2018&quot;]]}}}],&quot;schema&quot;:&quot;https://github.com/citation-style-language/schema/raw/master/csl-citation.json&quot;} RNDfRwZjfv79q"/><text:span text:style-name="T90">Wild Wild Country</text:span><text:span text:style-name="T89">, Documentary (Netflix, 2018), https://www.netflix.com/ca/title/80145240.</text:span><text:reference-mark-end text:name="ZOTERO_ITEM CSL_CITATION {&quot;citationID&quot;:&quot;X6ghR2iE&quot;,&quot;properties&quot;:{&quot;formattedCitation&quot;:&quot;{\\i{}Wild Wild Country}, Documentary (Netflix, 2018), https://www.netflix.com/ca/title/80145240.&quot;,&quot;plainCitation&quot;:&quot;Wild Wild Country, Documentary (Netflix, 2018), https://www.netflix.com/ca/title/80145240.&quot;,&quot;noteIndex&quot;:17},&quot;citationItems&quot;:[{&quot;id&quot;:1051,&quot;uris&quot;:[&quot;http://zotero.org/users/4295591/items/ZLY9Z7DJ&quot;,[&quot;http://zotero.org/users/4295591/items/ZLY9Z7DJ&quot;]],&quot;itemData&quot;:{&quot;id&quot;:1051,&quot;type&quot;:&quot;motion_picture&quot;,&quot;genre&quot;:&quot;Documentary&quot;,&quot;publisher&quot;:&quot;Netflix&quot;,&quot;title&quot;:&quot;Wild Wild Country&quot;,&quot;URL&quot;:&quot;https://www.netflix.com/ca/title/80145240&quot;,&quot;director&quot;:[{&quot;family&quot;:&quot;Way&quot;,&quot;given&quot;:&quot;Chapman&quot;},{&quot;family&quot;:&quot;Way&quot;,&quot;given&quot;:&quot;Maclain&quot;}],&quot;issued&quot;:{&quot;date-parts&quot;:[[&quot;2018&quot;]]}}}],&quot;schema&quot;:&quot;https://github.com/citation-style-language/schema/raw/master/csl-citation.json&quot;} RNDfRwZjfv79q"/></text:p></text:note-body></text:note></text:span><text:span text:style-name="T103"> to the prognostication of priests who frighten young children with horrendous</text:span><text:span text:style-name="T37"> statements of hell and damnation,</text:span><text:span text:style-name="Footnote_20_Symbol"><text:span text:style-name="T37"><text:note text:id="ftn11" text:note-class="footnote"><text:note-citation>11</text:note-citation><text:note-body><text:p text:style-name="P26"><text:span text:style-name="T112">As regards the Catholic Church, i</text:span>t boggles <text:span text:style-name="T112">the </text:span>mind that despite revelation after revelation that suggests that the cloistered, hierarchical, and secretive structures of organized <text:span text:style-name="T113">Catholic </text:span>religion provide the perfect breeding grounds for greed, <text:span text:style-name="T114">paedophilia</text:span>, and abuse, <text:span text:style-name="T115">that </text:span>the churches of this Earth still stand. What exactly is going through the minds of people, I wonder, when they hear the latest allegations, yet still drive to their church and hand over their dollars to an institution that rapes children and then covers it up. It is going to be a joyful day when the right to exist is taken from all those institutions that support, in one way or another, the oppression, exploitation, rape, and abuse of life.</text:p></text:note-body></text:note></text:span></text:span><text:span text:style-name="T37"> </text:span><text:span text:style-name="T116">to the </text:span><text:span text:style-name="T37">bamboozle</text:span><text:span text:style-name="T116">ment </text:span><text:span text:style-name="T37">of ancient </text:span><text:soft-page-break/><text:span text:style-name="T37">“secrets” </text:span><text:span text:style-name="T117">that are little more than elite forms of propaganda,</text:span><text:span text:style-name="T117"><text:note text:id="ftn12" text:note-class="footnote"><text:note-citation>12</text:note-citation><text:note-body><text:p text:style-name="Footnote"><text:reference-mark-start text:name="ZOTERO_ITEM CSL_CITATION {&quot;citationID&quot;:&quot;13dalOzl&quot;,&quot;properties&quot;:{&quot;formattedCitation&quot;:&quot;Mike Sosteric, \\uc0\\u8220{}From Zoroaster to Star Wars, Jesus to Marx: The Art, Science, and Technology of Mass Human Manipulation\\uc0\\u8221{} (Under Review), https://www.academia.edu/34504691; Mike Sosteric, \\uc0\\u8220{}A Sociology of Tarot,\\uc0\\u8221{} {\\i{}Canadian Journal of Sociology} 39, no. 3 (2014), https://www.academia.edu/25055505/.&quot;,&quot;plainCitation&quot;:&quot;Mike Sosteric, “From Zoroaster to Star Wars, Jesus to Marx: The Art, Science, and Technology of Mass Human Manipulation” (Under Review), https://www.academia.edu/34504691; Mike Sosteric, “A Sociology of Tarot,” Canadian Journal of Sociology 39, no. 3 (2014), https://www.academia.edu/25055505/.&quot;,&quot;noteIndex&quot;:19},&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Ch2fiqriW2"/><text:span text:style-name="T89">Mike Sosteric, “From Zoroaster to Star Wars, Jesus to Marx: The Art, Science, and Technology of Mass Human Manipulation” (Under Review), https://www.academia.edu/34504691; Mike Sosteric, “A Sociology of Tarot,” </text:span><text:span text:style-name="T90">Canadian Journal of Sociology</text:span><text:span text:style-name="T89"> 39, no. 3 (2014), https://www.academia.edu/25055505/.</text:span><text:reference-mark-end text:name="ZOTERO_ITEM CSL_CITATION {&quot;citationID&quot;:&quot;13dalOzl&quot;,&quot;properties&quot;:{&quot;formattedCitation&quot;:&quot;Mike Sosteric, \\uc0\\u8220{}From Zoroaster to Star Wars, Jesus to Marx: The Art, Science, and Technology of Mass Human Manipulation\\uc0\\u8221{} (Under Review), https://www.academia.edu/34504691; Mike Sosteric, \\uc0\\u8220{}A Sociology of Tarot,\\uc0\\u8221{} {\\i{}Canadian Journal of Sociology} 39, no. 3 (2014), https://www.academia.edu/25055505/.&quot;,&quot;plainCitation&quot;:&quot;Mike Sosteric, “From Zoroaster to Star Wars, Jesus to Marx: The Art, Science, and Technology of Mass Human Manipulation” (Under Review), https://www.academia.edu/34504691; Mike Sosteric, “A Sociology of Tarot,” Canadian Journal of Sociology 39, no. 3 (2014), https://www.academia.edu/25055505/.&quot;,&quot;noteIndex&quot;:19},&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Ch2fiqriW2"/></text:p></text:note-body></text:note></text:span><text:span text:style-name="T37"> </text:span><text:span text:style-name="T118">to remarkable academic frauds like the one allegedly perpetrated by PhD anthropologist Carlos Castenada,</text:span><text:span text:style-name="T118"><text:note text:id="ftn13" text:note-class="footnote"><text:note-citation>13</text:note-citation><text:note-body><text:p text:style-name="P48"><text:reference-mark-start text:name="ZOTERO_ITEM CSL_CITATION {&quot;citationID&quot;:&quot;GwEn3XVx&quot;,&quot;properties&quot;:{&quot;formattedCitation&quot;:&quot;Robert Marshall, \\uc0\\u8220{}The Dark Legacy of Carlos Castaneda,\\uc0\\u8221{} Salon, April 12, 2007, https://www.salon.com/2007/04/12/castaneda/.&quot;,&quot;plainCitation&quot;:&quot;Robert Marshall, “The Dark Legacy of Carlos Castaneda,” Salon, April 12, 2007, https://www.salon.com/2007/04/12/castaneda/.&quot;,&quot;noteIndex&quot;:20},&quot;citationItems&quot;:[{&quot;id&quot;:1028,&quot;uris&quot;:[&quot;http://zotero.org/users/4295591/items/EG395JP3&quot;,[&quot;http://zotero.org/users/4295591/items/EG395JP3&quot;]],&quot;itemData&quot;:{&quot;id&quot;:1028,&quot;type&quot;:&quot;webpage&quot;,&quot;abstract&quot;:&quot;The godfather of the New Age led a secretive group of devoted followers in the last decade of his life. His closest \&quot;witches\&quot; remain missing, and former insiders, offering new details, believe the women took their own lives.&quot;,&quot;container-title&quot;:&quot;Salon&quot;,&quot;language&quot;:&quot;en&quot;,&quot;title&quot;:&quot;The dark legacy of Carlos Castaneda&quot;,&quot;URL&quot;:&quot;https://www.salon.com/2007/04/12/castaneda/&quot;,&quot;author&quot;:[{&quot;family&quot;:&quot;Marshall&quot;,&quot;given&quot;:&quot;Robert&quot;}],&quot;accessed&quot;:{&quot;date-parts&quot;:[[&quot;2019&quot;,5,9]]},&quot;issued&quot;:{&quot;date-parts&quot;:[[&quot;2007&quot;,4,12]]}}}],&quot;schema&quot;:&quot;https://github.com/citation-style-language/schema/raw/master/csl-citation.json&quot;} RNDjgJblkKGWx"/>Robert Marshall, “The Dark Legacy of Carlos Castaneda,” Salon, April 12, 2007, https://www.salon.com/2007/04/12/castaneda/.<text:reference-mark-end text:name="ZOTERO_ITEM CSL_CITATION {&quot;citationID&quot;:&quot;GwEn3XVx&quot;,&quot;properties&quot;:{&quot;formattedCitation&quot;:&quot;Robert Marshall, \\uc0\\u8220{}The Dark Legacy of Carlos Castaneda,\\uc0\\u8221{} Salon, April 12, 2007, https://www.salon.com/2007/04/12/castaneda/.&quot;,&quot;plainCitation&quot;:&quot;Robert Marshall, “The Dark Legacy of Carlos Castaneda,” Salon, April 12, 2007, https://www.salon.com/2007/04/12/castaneda/.&quot;,&quot;noteIndex&quot;:20},&quot;citationItems&quot;:[{&quot;id&quot;:1028,&quot;uris&quot;:[&quot;http://zotero.org/users/4295591/items/EG395JP3&quot;,[&quot;http://zotero.org/users/4295591/items/EG395JP3&quot;]],&quot;itemData&quot;:{&quot;id&quot;:1028,&quot;type&quot;:&quot;webpage&quot;,&quot;abstract&quot;:&quot;The godfather of the New Age led a secretive group of devoted followers in the last decade of his life. His closest \&quot;witches\&quot; remain missing, and former insiders, offering new details, believe the women took their own lives.&quot;,&quot;container-title&quot;:&quot;Salon&quot;,&quot;language&quot;:&quot;en&quot;,&quot;title&quot;:&quot;The dark legacy of Carlos Castaneda&quot;,&quot;URL&quot;:&quot;https://www.salon.com/2007/04/12/castaneda/&quot;,&quot;author&quot;:[{&quot;family&quot;:&quot;Marshall&quot;,&quot;given&quot;:&quot;Robert&quot;}],&quot;accessed&quot;:{&quot;date-parts&quot;:[[&quot;2019&quot;,5,9]]},&quot;issued&quot;:{&quot;date-parts&quot;:[[&quot;2007&quot;,4,12]]}}}],&quot;schema&quot;:&quot;https://github.com/citation-style-language/schema/raw/master/csl-citation.json&quot;} RNDjgJblkKGWx"/></text:p></text:note-body></text:note></text:span><text:span text:style-name="T118"> to schizophrenic and subtly racist talk of shape-shifting lizards amongst us,</text:span><text:span text:style-name="T118"><text:note text:id="ftn14" text:note-class="footnote"><text:note-citation>14</text:note-citation><text:note-body><text:p text:style-name="P48"><text:reference-mark-start text:name="ZOTERO_ITEM CSL_CITATION {&quot;citationID&quot;:&quot;JkufC751&quot;,&quot;properties&quot;:{&quot;formattedCitation&quot;:&quot;Alex Abad-Santos, \\uc0\\u8220{}Lizard People: The Greatest Political Conspiracy Ever Created,\\uc0\\u8221{} Vox, November 5, 2014, https://www.vox.com/2014/11/5/7158371/lizard-people-conspiracy-theory-explainer.&quot;,&quot;plainCitation&quot;:&quot;Alex Abad-Santos, “Lizard People: The Greatest Political Conspiracy Ever Created,” Vox, November 5, 2014, https://www.vox.com/2014/11/5/7158371/lizard-people-conspiracy-theory-explainer.&quot;,&quot;noteIndex&quot;:21},&quot;citationItems&quot;:[{&quot;id&quot;:1052,&quot;uris&quot;:[&quot;http://zotero.org/users/4295591/items/6UMKTWT7&quot;,[&quot;http://zotero.org/users/4295591/items/6UMKTWT7&quot;]],&quot;itemData&quot;:{&quot;id&quot;:1052,&quot;type&quot;:&quot;webpage&quot;,&quot;abstract&quot;:&quot;Last November, the political fate of America was once again put to a vote. But for millions of Americans who believe in lizard people, this vote had bigger implications — like thwarting an ongoing plot of world domination.&quot;,&quot;container-title&quot;:&quot;Vox&quot;,&quot;title&quot;:&quot;Lizard people: the greatest political conspiracy ever created&quot;,&quot;title-short&quot;:&quot;Lizard people&quot;,&quot;URL&quot;:&quot;https://www.vox.com/2014/11/5/7158371/lizard-people-conspiracy-theory-explainer&quot;,&quot;author&quot;:[{&quot;family&quot;:&quot;Abad-Santos&quot;,&quot;given&quot;:&quot;Alex&quot;}],&quot;accessed&quot;:{&quot;date-parts&quot;:[[&quot;2019&quot;,4,30]]},&quot;issued&quot;:{&quot;date-parts&quot;:[[&quot;2014&quot;,11,5]]}}}],&quot;schema&quot;:&quot;https://github.com/citation-style-language/schema/raw/master/csl-citation.json&quot;} RNDH23BHXU2d2"/>Alex Abad-Santos, “Lizard People: The Greatest Political Conspiracy Ever Created,” Vox, November 5, 2014, https://www.vox.com/2014/11/5/7158371/lizard-people-conspiracy-theory-explainer.<text:reference-mark-end text:name="ZOTERO_ITEM CSL_CITATION {&quot;citationID&quot;:&quot;JkufC751&quot;,&quot;properties&quot;:{&quot;formattedCitation&quot;:&quot;Alex Abad-Santos, \\uc0\\u8220{}Lizard People: The Greatest Political Conspiracy Ever Created,\\uc0\\u8221{} Vox, November 5, 2014, https://www.vox.com/2014/11/5/7158371/lizard-people-conspiracy-theory-explainer.&quot;,&quot;plainCitation&quot;:&quot;Alex Abad-Santos, “Lizard People: The Greatest Political Conspiracy Ever Created,” Vox, November 5, 2014, https://www.vox.com/2014/11/5/7158371/lizard-people-conspiracy-theory-explainer.&quot;,&quot;noteIndex&quot;:21},&quot;citationItems&quot;:[{&quot;id&quot;:1052,&quot;uris&quot;:[&quot;http://zotero.org/users/4295591/items/6UMKTWT7&quot;,[&quot;http://zotero.org/users/4295591/items/6UMKTWT7&quot;]],&quot;itemData&quot;:{&quot;id&quot;:1052,&quot;type&quot;:&quot;webpage&quot;,&quot;abstract&quot;:&quot;Last November, the political fate of America was once again put to a vote. But for millions of Americans who believe in lizard people, this vote had bigger implications — like thwarting an ongoing plot of world domination.&quot;,&quot;container-title&quot;:&quot;Vox&quot;,&quot;title&quot;:&quot;Lizard people: the greatest political conspiracy ever created&quot;,&quot;title-short&quot;:&quot;Lizard people&quot;,&quot;URL&quot;:&quot;https://www.vox.com/2014/11/5/7158371/lizard-people-conspiracy-theory-explainer&quot;,&quot;author&quot;:[{&quot;family&quot;:&quot;Abad-Santos&quot;,&quot;given&quot;:&quot;Alex&quot;}],&quot;accessed&quot;:{&quot;date-parts&quot;:[[&quot;2019&quot;,4,30]]},&quot;issued&quot;:{&quot;date-parts&quot;:[[&quot;2014&quot;,11,5]]}}}],&quot;schema&quot;:&quot;https://github.com/citation-style-language/schema/raw/master/csl-citation.json&quot;} RNDH23BHXU2d2"/></text:p></text:note-body></text:note></text:span><text:span text:style-name="T118"> t</text:span><text:span text:style-name="T37">hey talk and we listen, </text:span><text:span text:style-name="T43">without much expectation </text:span><text:span text:style-name="T37">or discernment at all. We let these people, these “spiritual authorities,” say (and often do) just about anything they want. </text:span><text:span text:style-name="T41">Qualifications </text:span><text:soft-page-break/><text:span text:style-name="T41">are apparently quite low; a single mystical experience or two seems to be all that is required,</text:span><text:span text:style-name="T41"><text:note text:id="ftn15" text:note-class="footnote"><text:note-citation>15</text:note-citation><text:note-body><text:p text:style-name="P49">And sometimes, not even that!</text:p></text:note-body></text:note></text:span><text:span text:style-name="T41"> and suddenly you are on Oprah, asked to speak at a TED Talk, or discussing the “power of now.” Curiously, w</text:span><text:span text:style-name="T37">e do not seem to think it matters </text:span><text:span text:style-name="T41">who teaches us these things, </text:span><text:span text:style-name="T37">and even </text:span><text:span text:style-name="T41">if </text:span><text:span text:style-name="T37">we do try to hold </text:span><text:span text:style-name="T117">our spiritual authorities </text:span><text:span text:style-name="T37">to higher </text:span><text:span text:style-name="T41">standards and </text:span><text:span text:style-name="T37">expectation</text:span><text:span text:style-name="T119">s</text:span><text:span text:style-name="T37">, we do not seem to have any globally acceptable criteria by which we can assess the truth, value, safety, or even professionalism of their spiritual statements. </text:span></text:p>
        <text:p text:style-name="P50"><text:span text:style-name="T120">The irony is deep. </text:span><text:span text:style-name="T121">We say, “</text:span><text:span text:style-name="T120">B</text:span><text:span text:style-name="T121">uild us a bridge,” </text:span><text:span text:style-name="T122">and we demand the best. B</text:span><text:span text:style-name="T121">ut we let just about anybody, regardless of education, training, background, </text:span><text:span text:style-name="T123">and mental health</text:span><text:span text:style-name="T121"> </text:span><text:span text:style-name="T122">tell us </text:span><text:span text:style-name="T124">nonsense </text:span><text:span text:style-name="T122">when it comes to religion and spirituality!</text:span><text:span text:style-name="T121"> Wh</text:span>en it comes to religion and spirituality, we lack even basic standards and expectations, and that is a bad thing <text:span text:style-name="T125">because </text:span>building a bridge to <text:span text:style-name="T126">pure </text:span>Consciousness,<text:note text:id="ftn16" text:note-class="footnote"><text:note-citation>16</text:note-citation><text:note-body><text:p text:style-name="Footnote"><text:reference-mark-start text:name="ZOTERO_ITEM CSL_CITATION {&quot;citationID&quot;:&quot;3wtPqVPU&quot;,&quot;properties&quot;:{&quot;formattedCitation&quot;:&quot;Robert K. S. Forman, {\\i{}Mysticism, Mind, Consciousness} (Albany: State University of New York, 1999), https://amzn.to/2I3Kyl6.&quot;,&quot;plainCitation&quot;:&quot;Robert K. S. Forman, Mysticism, Mind, Consciousness (Albany: State University of New York, 1999), https://amzn.to/2I3Kyl6.&quot;,&quot;noteIndex&quot;:23},&quot;citationItems&quot;:[{&quot;id&quot;:2717,&quot;uris&quot;:[&quot;http://zotero.org/users/4295591/items/AGVNLCWB&quot;,[&quot;http://zotero.org/users/4295591/items/AGVNLCWB&quot;]],&quot;itemData&quot;:{&quot;id&quot;:2717,&quot;type&quot;:&quot;book&quot;,&quot;event-place&quot;:&quot;Albany&quot;,&quot;publisher&quot;:&quot;State University of New York&quot;,&quot;publisher-place&quot;:&quot;Albany&quot;,&quot;title&quot;:&quot;Mysticism, Mind, Consciousness&quot;,&quot;URL&quot;:&quot;https://amzn.to/2I3Kyl6&quot;,&quot;author&quot;:[{&quot;family&quot;:&quot;Forman&quot;,&quot;given&quot;:&quot;Robert K. S.&quot;}],&quot;issued&quot;:{&quot;date-parts&quot;:[[&quot;1999&quot;]]}}}],&quot;schema&quot;:&quot;https://github.com/citation-style-language/schema/raw/master/csl-citation.json&quot;} RNDkV76lQBKD7"/><text:span text:style-name="T89">Robert K. S. Forman, </text:span><text:span text:style-name="T90">Mysticism, Mind, Consciousness</text:span><text:span text:style-name="T89"> (Albany: State University of New York, 1999), https://amzn.to/2I3Kyl6.</text:span><text:reference-mark-end text:name="ZOTERO_ITEM CSL_CITATION {&quot;citationID&quot;:&quot;3wtPqVPU&quot;,&quot;properties&quot;:{&quot;formattedCitation&quot;:&quot;Robert K. S. Forman, {\\i{}Mysticism, Mind, Consciousness} (Albany: State University of New York, 1999), https://amzn.to/2I3Kyl6.&quot;,&quot;plainCitation&quot;:&quot;Robert K. S. Forman, Mysticism, Mind, Consciousness (Albany: State University of New York, 1999), https://amzn.to/2I3Kyl6.&quot;,&quot;noteIndex&quot;:23},&quot;citationItems&quot;:[{&quot;id&quot;:2717,&quot;uris&quot;:[&quot;http://zotero.org/users/4295591/items/AGVNLCWB&quot;,[&quot;http://zotero.org/users/4295591/items/AGVNLCWB&quot;]],&quot;itemData&quot;:{&quot;id&quot;:2717,&quot;type&quot;:&quot;book&quot;,&quot;event-place&quot;:&quot;Albany&quot;,&quot;publisher&quot;:&quot;State University of New York&quot;,&quot;publisher-place&quot;:&quot;Albany&quot;,&quot;title&quot;:&quot;Mysticism, Mind, Consciousness&quot;,&quot;URL&quot;:&quot;https://amzn.to/2I3Kyl6&quot;,&quot;author&quot;:[{&quot;family&quot;:&quot;Forman&quot;,&quot;given&quot;:&quot;Robert K. S.&quot;}],&quot;issued&quot;:{&quot;date-parts&quot;:[[&quot;1999&quot;]]}}}],&quot;schema&quot;:&quot;https://github.com/citation-style-language/schema/raw/master/csl-citation.json&quot;} RNDkV76lQBKD7"/></text:p></text:note-body></text:note> <text:span text:style-name="T126">G-d, </text:span>Allah, Brahman, <text:span text:style-name="T127">nonlocal Mind,</text:span><text:span text:style-name="T127"><text:note text:id="ftn17" text:note-class="footnote"><text:note-citation>17</text:note-citation><text:note-body><text:p text:style-name="P48"><text:reference-mark-start text:name="ZOTERO_ITEM CSL_CITATION {&quot;citationID&quot;:&quot;yv4XEsao&quot;,&quot;properties&quot;:{&quot;formattedCitation&quot;:&quot;Dossey, \\uc0\\u8220{}Nonlocal Mind: A (Fairly) Brief History of the Term.\\uc0\\u8221{}&quot;,&quot;plainCitation&quot;:&quot;Dossey, “Nonlocal Mind: A (Fairly) Brief History of the Term.”&quot;,&quot;noteIndex&quot;:24},&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schema&quot;:&quot;https://github.com/citation-style-language/schema/raw/master/csl-citation.json&quot;} RND41Seo4vYgB"/>Dossey, “Nonlocal Mind: A (Fairly) Brief History of the Term.”<text:reference-mark-end text:name="ZOTERO_ITEM CSL_CITATION {&quot;citationID&quot;:&quot;yv4XEsao&quot;,&quot;properties&quot;:{&quot;formattedCitation&quot;:&quot;Dossey, \\uc0\\u8220{}Nonlocal Mind: A (Fairly) Brief History of the Term.\\uc0\\u8221{}&quot;,&quot;plainCitation&quot;:&quot;Dossey, “Nonlocal Mind: A (Fairly) Brief History of the Term.”&quot;,&quot;noteIndex&quot;:24},&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schema&quot;:&quot;https://github.com/citation-style-language/schema/raw/master/csl-citation.json&quot;} RND41Seo4vYgB"/></text:p></text:note-body></text:note></text:span><text:span text:style-name="T127"> the </text:span><text:alphabetical-index-mark-start text:id="IMark1835232474576"/><text:alphabetical-index-mark-start text:id="IMark1835232474656" text:main-entry="true"/><text:span text:style-name="T127">Fabric of Consciousness</text:span><text:alphabetical-index-mark-end text:id="IMark1835232474656"/><text:alphabetical-index-mark-end text:id="IMark1835232474576"/><text:span text:style-name="T127">,</text:span><text:span text:style-name="T127"><text:note text:id="ftn18" text:note-class="footnote"><text:note-citation>18</text:note-citation><text:note-body><text:p text:style-name="P51">BOL</text:p></text:note-body></text:note></text:span><text:span text:style-name="T127"> </text:span>or whatever you want to call it is, <text:span text:style-name="T113">if you ask me, </text:span>much more important than <text:soft-page-break/>building a bridge across water. Therefore, when it comes to building spiritual bridges, <text:alphabetical-index-mark-start text:id="IMark1835232476896" text:main-entry="true"/><text:span text:style-name="T113">connection</text:span><text:alphabetical-index-mark-end text:id="IMark1835232476896"/><text:span text:style-name="T113"> bridges if you like, </text:span>our expectations should be just as high, <text:span text:style-name="T128">preferably even higher</text:span>. </text:p>
        <text:p text:style-name="P52"><text:bookmark text:name="_Toc503154500"/>When it comes to not having high expectations for our spiritual bridges, <text:span text:style-name="T129">and for sometimes being gullible and easily led astray, we</text:span> would not want to cast diffuse blame. When it comes to building spiritual bridges, the primary problem is not that we cannot have, nor is it that we do not want, high expectations. Who does not want to answer all the big questions? Who does not want to connect with the “higher” realities of this cosmos? Who does not want to <text:span text:style-name="T129">self-</text:span>actualize their full <text:span text:style-name="T129">human and </text:span>spiritual potential <text:span text:style-name="T130">and connect with their authentic Self</text:span>? Who does not want a safe and effective spiritual bridge? <text:span text:style-name="T129">The answer is, nobody. </text:span>The problem is not that we do not want or cannot have high expectations. <text:span text:style-name="T113">T</text:span>he problem is we do not know what appropriate expectations might look like. </text:p>
        <text:h text:style-name="P53" text:outline-level="2"><text:bookmark-start text:name="__RefHeading___Toc14194_2400359049"/><text:alphabetical-index-mark-start text:id="IMark1835232474656" text:main-entry="true"/>Outcome Measures<text:bookmark-end text:name="__RefHeading___Toc14194_2400359049"/><text:alphabetical-index-mark-end text:id="IMark1835232474656"/></text:h>
        <text:p text:style-name="P38">Our lack of expectations is a problem, <text:span text:style-name="T131">but we can easily change that because coming up with appropriate spiritual expectations is not that hard, once you put your mind to it</text:span>. <text:span text:style-name="T130">It is something we do all the time. </text:span>When it <text:soft-page-break/>comes to a physical bridge over an expanse of water, we know exactly what to expect. We know what the bridge is supposed to do (i.e., get us safely across some chasm) and we can easily tag a successful outcome. <text:span text:style-name="T132">(i.e., to cross the bridge safely). </text:span>When it comes to building a bridge over water, we might say that we have clearly specified <text:alphabetical-index-mark-start text:id="IMark1835232474576" text:main-entry="true"/><text:span text:style-name="T67">outcome measures</text:span><text:alphabetical-index-mark-end text:id="IMark1835232474576"/><text:span text:style-name="T67"><text:note text:id="ftn19" text:note-class="footnote"><text:note-citation>19</text:note-citation><text:note-body><text:p text:style-name="Footnote"><text:a xlink:type="simple" xlink:href="https://spiritwiki.lightningpath.org/index.php/Outcome_Measure" text:style-name="Internet_20_link" text:visited-style-name="Visited_20_Internet_20_Link"><text:span text:style-name="T37">https://spiritwiki.lightningpath.org/index.php/Outcome_Measure</text:span></text:a></text:p></text:note-body></text:note></text:span><text:span text:style-name="T67"> </text:span>that tell us exactly what to expect. <text:span text:style-name="T133">We can define </text:span><text:alphabetical-index-mark-start text:id="IMark1835232475936" text:main-entry="true"/><text:span text:style-name="T133">outcome measures</text:span><text:alphabetical-index-mark-end text:id="IMark1835232475936"/><text:span text:style-name="T133"> simply as tests of success that we all agree on. </text:span></text:p>
        <text:p text:style-name="P54"><text:alphabetical-index-mark-start text:id="IMark1835232475216" text:main-entry="true"/><text:span text:style-name="T134">Outcome measures</text:span><text:alphabetical-index-mark-end text:id="IMark1835232475216"/><text:span text:style-name="T134"> are </text:span>easy to wrap your head around. We can all agree that if a bridge gets us safely from point A to point B, the outcome is successful. Thus, we can all agree that an important outcome measure for built bridges is safe passage. <text:span text:style-name="T129">W</text:span>e can also agree that in addition to a bridge not collapsing, a bridge should be aesthetically pleasing. It should look pretty and add to its surrounding environment. A bridge should not exist as a blight on the landscape. A pleasing aesthetic is thus an outcome measure for building bridges. </text:p>
        <text:p text:style-name="P54">You can apply <text:alphabetical-index-mark-start text:id="IMark1835232474576" text:main-entry="true"/>outcome measures<text:alphabetical-index-mark-end text:id="IMark1835232474576"/> to any human endeavo<text:span text:style-name="T135">u</text:span>r from sex to baking. If the sex was good and both partners had a powerful orgasm, then you have a successful outcome. If the chocolate cake you baked is yummy and everybody gobbles it up, then you have a <text:soft-page-break/>successful outcome. There is no rocket science to coming up with <text:alphabetical-index-mark-start text:id="IMark1835232474656" text:main-entry="true"/>outcome measures<text:alphabetical-index-mark-end text:id="IMark1835232474656"/>. Whatever<text:span text:style-name="T19"> </text:span><text:span text:style-name="T136">you</text:span><text:span text:style-name="T137"> </text:span><text:span text:style-name="T138">feel, </text:span><text:span text:style-name="T136">whatever we</text:span><text:span text:style-name="T138"> feel, </text:span>is important becomes an outcome measure. Do you care if your cake looks good? Then that is an outcome measure. Do you think it is important for bridges not to fall down in an earthquake? Then that is an outcome measure. <text:alphabetical-index-mark-start text:id="IMark1835232474896" text:main-entry="true"/>Outcome measures<text:alphabetical-index-mark-end text:id="IMark1835232474896"/> are whatever you (whatever we) decide to define as <text:span text:style-name="T139">a </text:span>criteria of success. </text:p>
        <text:p text:style-name="P38"><text:span text:style-name="T129">U</text:span>nderstand, <text:alphabetical-index-mark-start text:id="IMark1835232474896" text:main-entry="true"/>outcome measures<text:alphabetical-index-mark-end text:id="IMark1835232474896"/> are important. Without <text:alphabetical-index-mark-start text:id="IMark1835232474576" text:main-entry="true"/>outcome measures<text:alphabetical-index-mark-end text:id="IMark1835232474576"/>, we cannot have expectations and without expectations, we cannot have safe bridges, or anything nice really. Having <text:alphabetical-index-mark-start text:id="IMark1835232474656" text:main-entry="true"/>outcome measures<text:alphabetical-index-mark-end text:id="IMark1835232474656"/> for a specific human endeavo<text:span text:style-name="T135">u</text:span>r allows us to have high expectations. Having high expectations, in turn, drives us to create professional and sophisticated products, like safe bridges, <text:span text:style-name="T140">or authentic spiritualities</text:span><text:span text:style-name="T141">. </text:span></text:p>
        <text:p text:style-name="P38">I suppose this all seems sensible enough. We all know what <text:alphabetical-index-mark-start text:id="IMark1835232473856" text:main-entry="true"/>outcome measures<text:alphabetical-index-mark-end text:id="IMark1835232473856"/> are (even if we have never named them as such), and we all embrace these measures as signs of quality work. Nobody would argue that we should not look to strong bridge foundations or yummy cake as appropriate <text:alphabetical-index-mark-start text:id="IMark1835232474576" text:main-entry="true"/>outcome measures<text:alphabetical-index-mark-end text:id="IMark1835232474576"/>. It should be the same for religion and human spirituality. As a species, <text:span text:style-name="T142">when it comes to human spirituality and </text:span><text:alphabetical-index-mark-start text:id="IMark1835232475936" text:main-entry="true"/><text:span text:style-name="T142">connection</text:span><text:alphabetical-index-mark-end text:id="IMark1835232475936"/><text:span text:style-name="T142">, </text:span>we <text:soft-page-break/>should be able to say we have high spiritual standards, high expectations, and meaningful <text:alphabetical-index-mark-start text:id="IMark1835232474656" text:main-entry="true"/>outcome measures<text:alphabetical-index-mark-end text:id="IMark1835232474656"/>. </text:p>
        <text:p text:style-name="P55">Unfortunately, we cannot say that. <text:span text:style-name="T143">When it comes to religion and spiritual teachings, we do not embrace </text:span><text:alphabetical-index-mark-start text:id="IMark1835232473856" text:main-entry="true"/><text:span text:style-name="T143">outcome measures</text:span><text:alphabetical-index-mark-end text:id="IMark1835232473856"/><text:span text:style-name="T143"> </text:span><text:span text:style-name="T144">and high standards </text:span><text:span text:style-name="T143">with the same openness and clarity as we do the </text:span><text:alphabetical-index-mark-start text:id="IMark1835232474656" text:main-entry="true"/><text:span text:style-name="T143">outcome measures</text:span><text:alphabetical-index-mark-end text:id="IMark1835232474656"/><text:span text:style-name="T143"> of bridge building. Who amongst you can specify with certainty and confidence what a successful spiritual experience is? Who can show measures of good religion versus bad religion? The truth is, when it comes to our religions and spiritualities, we do not have </text:span><text:alphabetical-index-mark-start text:id="IMark1835232474896" text:main-entry="true"/><text:span text:style-name="T143">outcome measures</text:span><text:alphabetical-index-mark-end text:id="IMark1835232474896"/><text:span text:style-name="T143"> at all. </text:span><text:span text:style-name="T145">It is really an anything-goes affair.</text:span></text:p>
        <text:p text:style-name="P56"><text:span text:style-name="T146">W</text:span><text:span text:style-name="T147">hen it comes to spirituality, no matter who we are, we have a rather uninformed, uncritical attitude. We either accept everything on faith, or reject everything on science. Either we believe, in which case we tend not to think too critically about our spiritual choices, or we do not believe, in which case we reject without </text:span><text:span text:style-name="T148">much </text:span><text:span text:style-name="T147">thought. </text:span><text:span text:style-name="T149">S</text:span><text:span text:style-name="T150">cholars </text:span><text:span text:style-name="T151">also, for the most part, </text:span><text:span text:style-name="T150">refuse to develop outcomes measures and assess </text:span><text:span text:style-name="T152">issues pertaining to spirituality</text:span><text:span text:style-name="T150">.</text:span><text:span text:style-name="T147"> </text:span><text:span text:style-name="T149">Even those who do take a serious and rigorous interest in human spirituality tend to remain spiritually agnostic. </text:span><text:span text:style-name="T147">On this planet, no scholar </text:span><text:span text:style-name="T148">or scientist </text:span><text:span text:style-name="T147">says, “This is a good religion” or “This is a bad religion.” On this planet, no scholar says, “This religion meets </text:span><text:soft-page-break/><text:span text:style-name="T147">expectations” or “This religion does not.” On this planet, </text:span><text:span text:style-name="T146">no scholar </text:span><text:span text:style-name="T147">sets out expectations or </text:span><text:alphabetical-index-mark-start text:id="IMark1835232474656" text:main-entry="true"/><text:span text:style-name="T147">outcome measures</text:span><text:alphabetical-index-mark-end text:id="IMark1835232474656"/><text:span text:style-name="T147"> when it comes to religion and spirituality,</text:span><text:span text:style-name="Footnote_20_Symbol"><text:span text:style-name="T147"><text:note text:id="ftn20" text:note-class="footnote"><text:note-citation>20</text:note-citation><text:note-body><text:p text:style-name="P26"><text:s/>Well, that is not quite true. Some people do say and some people do expect. Some people do say, “Believe this, do not believe that”, but their statements usually come with threats like “you’ll burn in hell if you do not” <text:span text:style-name="T153">or</text:span> “God will not love you.” Threats <text:span text:style-name="T154">that scare people</text:span> are, however, not the same as having outcome measures. These people are not thinking and analyzing. They are not being critical and aware. They are not saying, “Believe this but do not believe that because of these good reasons.” They are saying “Believe this or else!” People who do this have expectations, but they do not attach those expectations to analysis or outcome measures, they attach them to threats and control. People who say “believe this or else” are trying to control how you think by scaring you into absorbing the ideas/archetypes they offer. Sadly, and despite much protestation over the years, this sort of thing still goes on. My advice to you is, <text:span text:style-name="T155">do not </text:span>waste your time. You can safely tune out and ignore anybody who uses threats or fear in an argument for or against a spirituality or religion. </text:p></text:note-body></text:note></text:span></text:span><text:span text:style-name="T147"> </text:span><text:span text:style-name="T149">though it seems like scholars, at least, should </text:span><text:span text:style-name="T146">try</text:span><text:span text:style-name="T149">. But they do not. </text:span><text:span text:style-name="T147">In fact, for reasons we will look at next, many people, even spiritual ones, </text:span><text:span text:style-name="T156">will </text:span><text:span text:style-name="T147">actively resist the setting of expectations and the invocation of </text:span><text:alphabetical-index-mark-start text:id="IMark1835232474576" text:main-entry="true"/><text:span text:style-name="T147">outcome measures</text:span><text:alphabetical-index-mark-end text:id="IMark1835232474576"/><text:span text:style-name="T147"> when it comes to spirituality. </text:span><text:span text:style-name="T146">Why do people resist setting </text:span><text:alphabetical-index-mark-start text:id="IMark1835232474896" text:main-entry="true"/><text:span text:style-name="T146">outcome measures</text:span><text:alphabetical-index-mark-end text:id="IMark1835232474896"/><text:span text:style-name="T146"> </text:span><text:span text:style-name="T157">when it is otherwise such a common practice</text:span><text:span text:style-name="T146">? </text:span><text:span text:style-name="T158">T</text:span><text:span text:style-name="T37">here are a few reasons for that.</text:span></text:p>
        <text:h text:style-name="P40" text:outline-level="2"><text:bookmark-start text:name="__RefHeading___Toc14198_2400359049"/><text:soft-page-break/><text:span text:style-name="T159">It is Risky</text:span> <text:bookmark-end text:name="__RefHeading___Toc14198_2400359049"/></text:h>
        <text:p text:style-name="P57"><text:span text:style-name="T160">The first reason that we tend to avoid </text:span><text:alphabetical-index-mark-start text:id="IMark1835232475936" text:main-entry="true"/><text:span text:style-name="T160">outcome measures</text:span><text:alphabetical-index-mark-end text:id="IMark1835232475936"/><text:span text:style-name="T160"> when it comes to human spirituality is the fact that it is risky </text:span><text:span text:style-name="T161">to try </text:span><text:span text:style-name="T162">and discuss and develop them</text:span><text:span text:style-name="T160">, and we are often afraid to do so. </text:span><text:span text:style-name="T163">Talking about religion and spirituality can be a challenge, even dangerous, depending on where you live in the world. People can have strong opinions about things and they can respond aggressively, even violently, to </text:span><text:span text:style-name="T162">open or </text:span><text:span text:style-name="T163">critical discussion and challenge. I’ve personally been called a “space cadet” and not a “serious” scholar just for broaching discussion of human spirituality, </text:span><text:span text:style-name="T164">and I’m not the only scholar </text:span><text:span text:style-name="T160">to face this</text:span><text:span text:style-name="T164">. Abraham Maslow and William James, both psychologists interested in mystical experience, have reported “</text:span><text:span text:style-name="T165">collegial</text:span><text:span text:style-name="T164">” resistance and censure. </text:span><text:span text:style-name="T163">And verbal abuse is not the only assault we can experience. Over the course of our human history, </text:span><text:span text:style-name="T166">s</text:span><text:span text:style-name="T163">ome </text:span><text:span text:style-name="T166">people </text:span><text:span text:style-name="T163">have taken it upon themselves to claim that they are the </text:span><text:span text:style-name="Emphasis"><text:span text:style-name="T167">only ones</text:span></text:span><text:span text:style-name="T163"> who have the truth. They say, “Only </text:span><text:span text:style-name="T168">this</text:span><text:span text:style-name="T163"> God is the right God,” “Only </text:span><text:span text:style-name="T168">this </text:span><text:span text:style-name="T163">way is the right way,” </text:span><text:span text:style-name="T166">or </text:span><text:span text:style-name="T163">“Only </text:span><text:span text:style-name="T168">this </text:span><text:span text:style-name="T163">path is the right path.” </text:span><text:span text:style-name="T169">Over the centuries, these people have sometimes backed up their claims </text:span><text:span text:style-name="T170">to exclusive truth </text:span><text:span text:style-name="T169">with various forms of religious violence. As a result, </text:span><text:span text:style-name="T171">many </text:span><text:span text:style-name="T169">people have suffered and died horrific deaths </text:span><text:span text:style-name="T171">over the </text:span><text:soft-page-break/><text:span text:style-name="T171">centuries </text:span><text:span text:style-name="T169">at the hands of people imposing their particular standards </text:span><text:span text:style-name="T170">and beliefs</text:span><text:span text:style-name="T169"> on others. </text:span></text:p>
        <text:p text:style-name="P57"><text:span text:style-name="T172">Whether it is drama at home or at church, professional ridicule or censure, or actual physical violence and death, these negative experiences of shaming and violence make people skittish about religious claims to truth, and fearful about discussing things too deeply, or asserting claims and expectations. </text:span>Out of fear for our lives, <text:span text:style-name="T173">our jobs, </text:span>or just because we <text:span text:style-name="T173">w</text:span>ant to avoid drama, violence, <text:span text:style-name="T173">and the open disrespect from others, </text:span>we stay away from spiritual and religious discussions. We avoid talking about it and since we are not talking about it, we avoid developing <text:alphabetical-index-mark-start text:id="IMark1835232474576" text:main-entry="true"/>outcome measures<text:alphabetical-index-mark-end text:id="IMark1835232474576"/>.</text:p>
        <text:p text:style-name="P58">Who can blame people for not wanting to talk about it too much? Who can blame people for not wanting to even broach the topic of <text:span text:style-name="T174">spiritual </text:span>standards and <text:alphabetical-index-mark-start text:id="IMark1835232474576" text:main-entry="true"/>outcome measures<text:alphabetical-index-mark-end text:id="IMark1835232474576"/>? In the context of a world hostile to open discussions of human spirituality, it just makes sense to <text:span text:style-name="T175">avoid </text:span>standards, shy away from big claims, stay away from expectations of truth, and throw up our hands and say, “Believe whatever you want.” It is simply safer this way.</text:p>
        <text:h text:style-name="P40" text:outline-level="2"><text:bookmark-start text:name="__RefHeading___Toc14200_2400359049"/><text:soft-page-break/><text:alphabetical-index-mark-start text:id="IMark1835232473856" text:main-entry="true"/>Nomenclature Confusion<text:bookmark-end text:name="__RefHeading___Toc14200_2400359049"/><text:alphabetical-index-mark-end text:id="IMark1835232473856"/></text:h>
        <text:p text:style-name="P59"><text:span text:style-name="T176">Fear of reactionary, superstitious, and closed-minded backlash is not the only reason we fail to develop spiritual expectations and standards. </text:span><text:span text:style-name="T177">The second reason </text:span><text:span text:style-name="T178">why we seem to lack common and accepted standards for </text:span><text:alphabetical-index-mark-start text:id="IMark1835232474896" text:main-entry="true"/><text:span text:style-name="T178">authentic spirituality</text:span><text:alphabetical-index-mark-end text:id="IMark1835232474896"/><text:span text:style-name="T178"> is that coming up with the standards is hard to do because of the </text:span><text:alphabetical-index-mark-start text:id="IMark1835232474576" text:main-entry="true"/><text:span text:style-name="T179">nomenclature confusion</text:span><text:alphabetical-index-mark-end text:id="IMark1835232474576"/><text:span text:style-name="T179"><text:note text:id="ftn21" text:note-class="footnote"><text:note-citation>21</text:note-citation><text:note-body><text:p text:style-name="Footnote"><text:a xlink:type="simple" xlink:href="https://spiritwiki.lightningpath.org/index.php/Nomenclature_Confusion" text:style-name="Internet_20_link" text:visited-style-name="Visited_20_Internet_20_Link"><text:span text:style-name="T37">https://spiritwiki.lightningpath.org/</text:span><text:span text:style-name="T180">N</text:span><text:span text:style-name="T37">omenclature_Confusion</text:span></text:a></text:p></text:note-body></text:note></text:span><text:span text:style-name="T179"> </text:span><text:span text:style-name="T178">that exists. </text:span></text:p>
        <text:p text:style-name="P59">Coming up with common standards and <text:alphabetical-index-mark-start text:id="IMark1835232473856" text:main-entry="true"/>outcome measures<text:alphabetical-index-mark-end text:id="IMark1835232473856"/> is easy with bridge building. If the bridge does not fall down, you are set. <text:span text:style-name="T178">However, w</text:span>ith spirituality, it is not so easy. Ask anybody the question “what works” or “what is a positive outcome for spirituality” and you will get any number of different answers depending on the person’s background <text:span text:style-name="T178">and spiritual experience</text:span>. Some might say that <text:alphabetical-index-mark-start text:id="IMark1835232474576" text:main-entry="true"/>authentic spirituality<text:alphabetical-index-mark-end text:id="IMark1835232474576"/> “saves the soul.” Others might say that <text:alphabetical-index-mark-start text:id="IMark1835232474656" text:main-entry="true"/>authentic spirituality<text:alphabetical-index-mark-end text:id="IMark1835232474656"/> gets you into heaven. Still, others might suggest it is all about a life of service, or that <text:alphabetical-index-mark-start text:id="IMark1835232474896" text:main-entry="true"/>authentic spirituality<text:alphabetical-index-mark-end text:id="IMark1835232474896"/> makes you wise, <text:span text:style-name="T140">or gives you </text:span><text:alphabetical-index-mark-start text:id="IMark1835232475216" text:main-entry="true"/><text:span text:style-name="T140">Cosmic Consciousness</text:span><text:alphabetical-index-mark-end text:id="IMark1835232475216"/><text:span text:style-name="T140">.</text:span> Some even claim non-attachment, <text:span text:style-name="T181">attainment of nirvana, satori, </text:span>or “living in the now” as a successful <text:span text:style-name="T178">spiritual </text:span>outcome. <text:span text:style-name="T140">I keep a running tab of all the different types of </text:span><text:alphabetical-index-mark-start text:id="IMark1835232475936" text:main-entry="true"/><text:alphabetical-index-mark-start text:id="IMark1835345964736" text:main-entry="true"/><text:span text:style-name="T140">connection</text:span><text:alphabetical-index-mark-end text:id="IMark1835345964736"/><text:span text:style-name="T140"> outcomes</text:span><text:alphabetical-index-mark-end text:id="IMark1835232475936"/><text:span text:style-name="T140"> </text:span><text:soft-page-break/><text:span text:style-name="T140">mentioned by mystics and scholars on a page entitled “</text:span><text:alphabetical-index-mark-start text:id="IMark1835345950256" text:main-entry="true"/><text:alphabetical-index-mark-start text:id="IMark1835345950896" text:main-entry="true"/><text:span text:style-name="T182">Connection</text:span><text:alphabetical-index-mark-end text:id="IMark1835345950896"/><text:span text:style-name="T182"> Outcomes</text:span><text:alphabetical-index-mark-end text:id="IMark1835345950256"/><text:span text:style-name="T140">”</text:span><text:span text:style-name="T140"><text:note text:id="ftn22" text:note-class="footnote"><text:note-citation>22</text:note-citation><text:note-body><text:p text:style-name="Footnote"><text:span text:style-name="T37"><text:s/></text:span><text:a xlink:type="simple" xlink:href="http://spiritwiki.lightningpath.org/index.php/Connection_Outcome" text:style-name="Internet_20_link" text:visited-style-name="Visited_20_Internet_20_Link"><text:span text:style-name="T37">https://spiritwiki.lightningpath.org/index.php/Connection_Outcome</text:span></text:a></text:p></text:note-body></text:note></text:span><text:span text:style-name="T140"> and that list, which as of this writing contains dozens of different outcomes, is a literal Tower of Babel with absolutely no consistency at all. </text:span></text:p>
        <text:p text:style-name="P60">So, which is it? Which <text:alphabetical-index-mark-start text:id="IMark1835345950896" text:main-entry="true"/>outcome measure<text:span text:style-name="T174">s</text:span><text:alphabetical-index-mark-end text:id="IMark1835345950896"/><text:span text:style-name="T174"> should we pick to set our expectations? Which </text:span><text:alphabetical-index-mark-start text:id="IMark1835345952256" text:main-entry="true"/><text:span text:style-name="T174">outcome measures</text:span><text:alphabetical-index-mark-end text:id="IMark1835345952256"/><text:span text:style-name="T174"> </text:span>define <text:alphabetical-index-mark-start text:id="IMark1835345951056" text:main-entry="true"/>authentic spirituality<text:alphabetical-index-mark-end text:id="IMark1835345951056"/>? All of them? One of them? Some of them? You can see the problem. Unlike bridge building where everybody can agree on the <text:alphabetical-index-mark-start text:id="IMark1835345951216" text:main-entry="true"/>outcome measures<text:alphabetical-index-mark-end text:id="IMark1835345951216"/> <text:span text:style-name="T183">(if it does not collapse, it is a good bridge)</text:span>, with spirituality it is hard to come up with common standards <text:span text:style-name="T184">because it is a confused and confusing hodgepodge. </text:span>With no commonly accepted <text:alphabetical-index-mark-start text:id="IMark1835345950256" text:main-entry="true"/><text:span text:style-name="Emphasis"><text:span text:style-name="T185">outcome measures</text:span></text:span><text:alphabetical-index-mark-end text:id="IMark1835345950256"/><text:span text:style-name="Emphasis"><text:span text:style-name="T185">, </text:span></text:span><text:span text:style-name="Emphasis"><text:span text:style-name="T186">with the absence of analytic precision, </text:span></text:span><text:span text:style-name="Emphasis"><text:span text:style-name="T187">and with a reluctance to openly discuss, </text:span></text:span><text:span text:style-name="Emphasis"><text:span text:style-name="T185">we </text:span></text:span><text:span text:style-name="Emphasis"><text:span text:style-name="T188">find it hard to </text:span></text:span><text:span text:style-name="Emphasis"><text:span text:style-name="T186">suggest what is real and what is not, or </text:span></text:span>evaluate what works and what does not. Yet, if we are going to evaluate spirituality and decide what is <text:span text:style-name="Emphasis"><text:span text:style-name="T19">authentic</text:span></text:span><text:span text:style-name="Emphasis"> </text:span>or not, if we are going to <text:span text:style-name="T183">build </text:span>a safe <text:alphabetical-index-mark-start text:id="IMark1835345957936" text:main-entry="true"/><text:span text:style-name="T183">connection</text:span><text:alphabetical-index-mark-end text:id="IMark1835345957936"/><text:span text:style-name="T183"> bridge, </text:span>we need to <text:span text:style-name="T189">figure this out. </text:span></text:p>
        <text:p text:style-name="P61"><text:span text:style-name="T190">I should note, I am </text:span>not the first one to note this <text:alphabetical-index-mark-start text:id="IMark1835345964736" text:main-entry="true"/>nomenclature confusion<text:alphabetical-index-mark-end text:id="IMark1835345964736"/>. <text:span text:style-name="T191">It has been an ongoing problem for a very long time. </text:span>Evelyn Underhill, a well-<text:span text:style-name="T192">k</text:span>nown and respected commentator on <text:alphabetical-index-mark-start text:id="IMark1835345952176" text:main-entry="true"/><text:alphabetical-index-mark-start text:id="IMark1835345950256" text:main-entry="true"/>connection<text:alphabetical-index-mark-end text:id="IMark1835345950256"/> experience<text:alphabetical-index-mark-end text:id="IMark1835345952176"/> <text:span text:style-name="T193">(which </text:span><text:soft-page-break/><text:span text:style-name="T193">she, of course, called “mystical experience”)</text:span>, writes about the confusion we face when we inquire about <text:alphabetical-index-mark-start text:id="IMark1835345958016" text:main-entry="true"/><text:alphabetical-index-mark-start text:id="IMark1835345950896" text:main-entry="true"/>connection<text:alphabetical-index-mark-end text:id="IMark1835345950896"/> experience<text:alphabetical-index-mark-end text:id="IMark1835345958016"/>, and the fact that <text:span text:style-name="T174">despite many </text:span>“lectures, sermons, tea-parties, and talks,” we still do not know what it is: </text:p>
        <text:p text:style-name="P62"><text:span text:style-name="T194">...the genuine inquirer will find before long a number of self-appointed apostles who are eager to answer his question in many strange and inconsistent ways, calculated to increase rather than resolve the obscurity of his mind. He will learn that mysticism is a philosophy, an illusion, a kind of religion, a disease; that it means having visions, performing conjuring tricks, leading an idle, dreamy, and selfish life, neglecting one's business, wallowing in vague spiritual emotions, and being "in tune with the infinite." He will discover that it emancipates him from all dogmas--sometimes from all morality--and at the same time that it is very superstitious. </text:span><text:soft-page-break/><text:span text:style-name="T194">One expert tells him that it is simply "Catholic piety," another that Walt Whitman was a typical mystic; a third assures him that all mysticism comes from the East, and supports his statement by an appeal to the mango trick. At the end of a prolonged course of lectures, sermons, tea-parties, and talks with earnest persons, the inquirer is still heard saying--too often in tones of exasperation--"What is mysticism?"</text:span><text:span text:style-name="T195"> </text:span><text:span text:style-name="T195"><text:note text:id="ftn23" text:note-class="footnote"><text:note-citation>23</text:note-citation><text:note-body><text:p text:style-name="Footnote"><text:reference-mark-start text:name="ZOTERO_ITEM CSL_CITATION {&quot;citationID&quot;:&quot;rttQzNgg&quot;,&quot;properties&quot;:{&quot;formattedCitation&quot;:&quot;Evelyn Underhill, {\\i{}Mysticism: A Study in the Nature and Development of Spiritual Consciousness}, Kindle (New York: Dover Publications, 2002).&quot;,&quot;plainCitation&quot;:&quot;Evelyn Underhill, Mysticism: A Study in the Nature and Development of Spiritual Consciousness, Kindle (New York: Dover Publications, 2002).&quot;,&quot;noteIndex&quot;:30},&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chema&quot;:&quot;https://github.com/citation-style-language/schema/raw/master/csl-citation.json&quot;} RNDZ7QegoxUZ5"/><text:span text:style-name="T89">Evelyn Underhill, </text:span><text:span text:style-name="T90">Mysticism: A Study in the Nature and Development of Spiritual Consciousness</text:span><text:span text:style-name="T89">, Kindle (New York: Dover Publications, 2002).</text:span><text:reference-mark-end text:name="ZOTERO_ITEM CSL_CITATION {&quot;citationID&quot;:&quot;rttQzNgg&quot;,&quot;properties&quot;:{&quot;formattedCitation&quot;:&quot;Evelyn Underhill, {\\i{}Mysticism: A Study in the Nature and Development of Spiritual Consciousness}, Kindle (New York: Dover Publications, 2002).&quot;,&quot;plainCitation&quot;:&quot;Evelyn Underhill, Mysticism: A Study in the Nature and Development of Spiritual Consciousness, Kindle (New York: Dover Publications, 2002).&quot;,&quot;noteIndex&quot;:30},&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chema&quot;:&quot;https://github.com/citation-style-language/schema/raw/master/csl-citation.json&quot;} RNDZ7QegoxUZ5"/></text:p></text:note-body></text:note></text:span></text:p>
        <text:p text:style-name="P63">Underhill <text:span text:style-name="T193">was writing a hundred years ago, but the confusion she points to still persists</text:span>. This <text:span text:style-name="T196">nomenclature </text:span>confusion makes it hard to think clearly, <text:span text:style-name="T197">hard to talk in a sensible way about the phenomenon, </text:span>hard to develop reasonable <text:alphabetical-index-mark-start text:id="IMark1835345964736" text:main-entry="true"/>outcome measures<text:alphabetical-index-mark-end text:id="IMark1835345964736"/>, and hard to move forward. </text:p>
        <text:p text:style-name="P64"><text:span text:style-name="T37">Perhaps it sounds unreasonable </text:span><text:span text:style-name="T198">or even pretentious </text:span><text:span text:style-name="T37">to suggest that </text:span><text:span text:style-name="T199">we are surrounded by </text:span><text:span text:style-name="T37">spiritual confusion, </text:span><text:span text:style-name="T200">but consider this example</text:span><text:span text:style-name="T37">. Many people might agree with the statement that </text:span><text:span text:style-name="T201">authentic religions lead to </text:span><text:soft-page-break/><text:span text:style-name="T201">enlightenment</text:span><text:span text:style-name="T37">. </text:span><text:span text:style-name="T200">This seems reasonable, even clear. </text:span><text:alphabetical-index-mark-start text:id="IMark1835345964736" text:main-entry="true"/><text:span text:style-name="T200">Authentic spirituality</text:span><text:alphabetical-index-mark-end text:id="IMark1835345964736"/><text:span text:style-name="T200"> leads to enlightenment. Everybody can agree with that. However, even when there is apparent agreement, confusion reigns. W</text:span><text:span text:style-name="T37">hen we ask the question, “W</text:span><text:span text:style-name="Emphasis"><text:span text:style-name="T43">hat is enlightenment?”</text:span></text:span><text:span text:style-name="Emphasis"><text:span text:style-name="T37"> </text:span></text:span><text:span text:style-name="Emphasis"><text:span text:style-name="T202">nobody seems to know. </text:span></text:span><text:span text:style-name="Emphasis"><text:span text:style-name="T203">Rece</text:span></text:span><text:span text:style-name="Emphasis"><text:span text:style-name="T204">ntly, </text:span></text:span><text:span text:style-name="Emphasis"><text:span text:style-name="T205">I </text:span></text:span><text:span text:style-name="Emphasis"><text:span text:style-name="T204">read </text:span></text:span><text:span text:style-name="Emphasis"><text:span text:style-name="T205">a book </text:span></text:span><text:span text:style-name="Emphasis"><text:span text:style-name="T206">edited by a well-known researcher in the </text:span></text:span><text:span text:style-name="Emphasis"><text:span text:style-name="T207">field</text:span></text:span><text:span text:style-name="Emphasis"><text:span text:style-name="T206"> </text:span></text:span><text:span text:style-name="Emphasis"><text:span text:style-name="T205">entitled “What is enlightenment?”</text:span></text:span><text:span text:style-name="Emphasis"><text:span text:style-name="T205"><text:note text:id="ftn24" text:note-class="footnote"><text:note-citation>24</text:note-citation><text:note-body><text:p text:style-name="Footnote"><text:reference-mark-start text:name="ZOTERO_ITEM CSL_CITATION {&quot;citationID&quot;:&quot;AE1BG7Is&quot;,&quot;properties&quot;:{&quot;formattedCitation&quot;:&quot;John White, ed., {\\i{}What Is Enlightenment?} (St. Paul, MN: Paragon House, 1995), https://amzn.to/30bVany.&quot;,&quot;plainCitation&quot;:&quot;John White, ed., What Is Enlightenment? (St. Paul, MN: Paragon House, 1995), https://amzn.to/30bVany.&quot;,&quot;noteIndex&quot;:31},&quot;citationItems&quot;:[{&quot;id&quot;:1027,&quot;uris&quot;:[&quot;http://zotero.org/users/4295591/items/UHBNIVWR&quot;,[&quot;http://zotero.org/users/4295591/items/UHBNIVWR&quot;]],&quot;itemData&quot;:{&quot;id&quot;:1027,&quot;type&quot;:&quot;book&quot;,&quot;event-place&quot;:&quot;St. Paul, MN&quot;,&quot;publisher&quot;:&quot;Paragon House&quot;,&quot;publisher-place&quot;:&quot;St. Paul, MN&quot;,&quot;title&quot;:&quot;What is Enlightenment?&quot;,&quot;URL&quot;:&quot;https://amzn.to/30bVany&quot;,&quot;editor&quot;:[{&quot;family&quot;:&quot;White&quot;,&quot;given&quot;:&quot;John&quot;}],&quot;issued&quot;:{&quot;date-parts&quot;:[[&quot;1995&quot;]]}}}],&quot;schema&quot;:&quot;https://github.com/citation-style-language/schema/raw/master/csl-citation.json&quot;} RNDuwq2bQISNX"/><text:span text:style-name="T89">John White, ed., </text:span><text:span text:style-name="T90">What Is Enlightenment?</text:span><text:span text:style-name="T89"> (St. Paul, MN: Paragon House, 1995), https://amzn.to/30bVany.</text:span><text:reference-mark-end text:name="ZOTERO_ITEM CSL_CITATION {&quot;citationID&quot;:&quot;AE1BG7Is&quot;,&quot;properties&quot;:{&quot;formattedCitation&quot;:&quot;John White, ed., {\\i{}What Is Enlightenment?} (St. Paul, MN: Paragon House, 1995), https://amzn.to/30bVany.&quot;,&quot;plainCitation&quot;:&quot;John White, ed., What Is Enlightenment? (St. Paul, MN: Paragon House, 1995), https://amzn.to/30bVany.&quot;,&quot;noteIndex&quot;:31},&quot;citationItems&quot;:[{&quot;id&quot;:1027,&quot;uris&quot;:[&quot;http://zotero.org/users/4295591/items/UHBNIVWR&quot;,[&quot;http://zotero.org/users/4295591/items/UHBNIVWR&quot;]],&quot;itemData&quot;:{&quot;id&quot;:1027,&quot;type&quot;:&quot;book&quot;,&quot;event-place&quot;:&quot;St. Paul, MN&quot;,&quot;publisher&quot;:&quot;Paragon House&quot;,&quot;publisher-place&quot;:&quot;St. Paul, MN&quot;,&quot;title&quot;:&quot;What is Enlightenment?&quot;,&quot;URL&quot;:&quot;https://amzn.to/30bVany&quot;,&quot;editor&quot;:[{&quot;family&quot;:&quot;White&quot;,&quot;given&quot;:&quot;John&quot;}],&quot;issued&quot;:{&quot;date-parts&quot;:[[&quot;1995&quot;]]}}}],&quot;schema&quot;:&quot;https://github.com/citation-style-language/schema/raw/master/csl-citation.json&quot;} RNDuwq2bQISNX"/></text:p></text:note-body></text:note></text:span></text:span><text:span text:style-name="Emphasis"><text:span text:style-name="T205"> </text:span></text:span><text:span text:style-name="Emphasis"><text:span text:style-name="T204">When I </text:span></text:span><text:span text:style-name="Emphasis"><text:span text:style-name="T208">search </text:span></text:span><text:span text:style-name="Emphasis"><text:span text:style-name="T209">the book </text:span></text:span><text:span text:style-name="Emphasis"><text:span text:style-name="T205">for the phrase “What is enlightenment,” </text:span></text:span><text:span text:style-name="Emphasis"><text:span text:style-name="T204">the answers </text:span></text:span><text:span text:style-name="Emphasis"><text:span text:style-name="T205">I find </text:span></text:span><text:span text:style-name="Emphasis"><text:span text:style-name="T204">are </text:span></text:span><text:span text:style-name="Emphasis"><text:span text:style-name="T210">a </text:span></text:span><text:span text:style-name="Emphasis"><text:span text:style-name="T211">mishmash </text:span></text:span><text:span text:style-name="Emphasis"><text:span text:style-name="T208">of sometimes contradictory, sometimes senseless, sometimes ridiculous quotes</text:span></text:span><text:span text:style-name="Emphasis"><text:span text:style-name="T210">. </text:span></text:span><text:span text:style-name="Emphasis"><text:span text:style-name="T212">When I survey quotes from the book,</text:span></text:span><text:span text:style-name="Emphasis"><text:span text:style-name="T212"><text:note text:id="ftn25" text:note-class="footnote"><text:note-citation>25</text:note-citation><text:note-body><text:p text:style-name="P65"><text:reference-mark-start text:name="ZOTERO_ITEM CSL_CITATION {&quot;citationID&quot;:&quot;gQRFBX7y&quot;,&quot;properties&quot;:{&quot;formattedCitation&quot;:&quot;White.&quot;,&quot;plainCitation&quot;:&quot;White.&quot;,&quot;noteIndex&quot;:32},&quot;citationItems&quot;:[{&quot;id&quot;:1027,&quot;uris&quot;:[&quot;http://zotero.org/users/4295591/items/UHBNIVWR&quot;,[&quot;http://zotero.org/users/4295591/items/UHBNIVWR&quot;]],&quot;itemData&quot;:{&quot;id&quot;:1027,&quot;type&quot;:&quot;book&quot;,&quot;event-place&quot;:&quot;St. Paul, MN&quot;,&quot;publisher&quot;:&quot;Paragon House&quot;,&quot;publisher-place&quot;:&quot;St. Paul, MN&quot;,&quot;title&quot;:&quot;What is Enlightenment?&quot;,&quot;URL&quot;:&quot;https://amzn.to/30bVany&quot;,&quot;editor&quot;:[{&quot;family&quot;:&quot;White&quot;,&quot;given&quot;:&quot;John&quot;}],&quot;issued&quot;:{&quot;date-parts&quot;:[[&quot;1995&quot;]]}}}],&quot;schema&quot;:&quot;https://github.com/citation-style-language/schema/raw/master/csl-citation.json&quot;} RNDqQVcWACAV8"/>White.<text:reference-mark-end text:name="ZOTERO_ITEM CSL_CITATION {&quot;citationID&quot;:&quot;gQRFBX7y&quot;,&quot;properties&quot;:{&quot;formattedCitation&quot;:&quot;White.&quot;,&quot;plainCitation&quot;:&quot;White.&quot;,&quot;noteIndex&quot;:32},&quot;citationItems&quot;:[{&quot;id&quot;:1027,&quot;uris&quot;:[&quot;http://zotero.org/users/4295591/items/UHBNIVWR&quot;,[&quot;http://zotero.org/users/4295591/items/UHBNIVWR&quot;]],&quot;itemData&quot;:{&quot;id&quot;:1027,&quot;type&quot;:&quot;book&quot;,&quot;event-place&quot;:&quot;St. Paul, MN&quot;,&quot;publisher&quot;:&quot;Paragon House&quot;,&quot;publisher-place&quot;:&quot;St. Paul, MN&quot;,&quot;title&quot;:&quot;What is Enlightenment?&quot;,&quot;URL&quot;:&quot;https://amzn.to/30bVany&quot;,&quot;editor&quot;:[{&quot;family&quot;:&quot;White&quot;,&quot;given&quot;:&quot;John&quot;}],&quot;issued&quot;:{&quot;date-parts&quot;:[[&quot;1995&quot;]]}}}],&quot;schema&quot;:&quot;https://github.com/citation-style-language/schema/raw/master/csl-citation.json&quot;} RNDqQVcWACAV8"/></text:p></text:note-body></text:note></text:span></text:span><text:span text:style-name="Emphasis"><text:span text:style-name="T212"> </text:span></text:span><text:span text:style-name="Emphasis"><text:span text:style-name="T213">I find </text:span></text:span><text:span text:style-name="Emphasis"><text:span text:style-name="T214">that “enlightenment is for everyone,” and that “enlightenment is the core truth of them all.” </text:span></text:span><text:span text:style-name="Emphasis"><text:span text:style-name="T212">One author says that e</text:span></text:span><text:span text:style-name="Emphasis"><text:span text:style-name="T214">nlightenment is “the essence of life—</text:span></text:span><text:span text:style-name="Emphasis"><text:span text:style-name="T215">the </text:span></text:span><text:span text:style-name="Emphasis"><text:span text:style-name="T214">goal of all growth, development, evolution. It is the discovery of what we ultimately are...” </text:span></text:span><text:span text:style-name="Emphasis"><text:span text:style-name="T216">and the </text:span></text:span><text:span text:style-name="Emphasis"><text:span text:style-name="T217">“core truth of </text:span></text:span><text:span text:style-name="Emphasis"><text:span text:style-name="T218">all </text:span></text:span><text:span text:style-name="Emphasis"><text:span text:style-name="T217">sacred traditions.”</text:span></text:span><text:span text:style-name="Emphasis"><text:span text:style-name="T219"> </text:span></text:span><text:span text:style-name="Emphasis"><text:span text:style-name="T212">Another says e</text:span></text:span><text:span text:style-name="Emphasis"><text:span text:style-name="T214">nlightenment is “the realization of the truth of Being.” It is “understanding the perfect poise of begin-amid-becoming” and “comprehending the unity of all dualities.” </text:span></text:span><text:span text:style-name="Emphasis"><text:span text:style-name="T212">Still another author says e</text:span></text:span><text:span text:style-name="Emphasis"><text:span text:style-name="T214">nlightenment is “any experience of expanding our consciousness beyond its present limits.” It </text:span></text:span><text:soft-page-break/><text:span text:style-name="Emphasis"><text:span text:style-name="T214">is, </text:span></text:span><text:span text:style-name="Emphasis"><text:span text:style-name="T212">says one, </text:span></text:span><text:span text:style-name="Emphasis"><text:span text:style-name="T214">“realization we have no limits at all.” </text:span></text:span><text:span text:style-name="Emphasis"><text:span text:style-name="T212">Another says i</text:span></text:span><text:span text:style-name="Emphasis"><text:span text:style-name="T214">t is “never casting anyone </text:span></text:span><text:span text:style-name="Emphasis"><text:span text:style-name="T220">out </text:span></text:span><text:span text:style-name="Emphasis"><text:span text:style-name="T214">of your heart.” </text:span></text:span></text:p>
        <text:p text:style-name="P66"><text:span text:style-name="Emphasis"><text:span text:style-name="T216">Ironical</text:span></text:span><text:span text:style-name="Emphasis"><text:span text:style-name="T212">ly, d</text:span></text:span><text:span text:style-name="Emphasis"><text:span text:style-name="T216">espite </text:span></text:span><text:span text:style-name="Emphasis"><text:span text:style-name="T212">all </text:span></text:span><text:span text:style-name="Emphasis"><text:span text:style-name="T216">the words </text:span></text:span><text:span text:style-name="Emphasis"><text:span text:style-name="T212">devoted to defining enlightenment in this guide on enlightenment</text:span></text:span><text:span text:style-name="Emphasis"><text:span text:style-name="T216">, </text:span></text:span><text:span text:style-name="Emphasis"><text:span text:style-name="T221">another </text:span></text:span><text:span text:style-name="Emphasis"><text:span text:style-name="T212">pundit says </text:span></text:span><text:span text:style-name="Emphasis"><text:span text:style-name="T221">we should deny </text:span></text:span><text:span text:style-name="Emphasis"><text:span text:style-name="T222">the possibility of definition, saying </text:span></text:span><text:span text:style-name="Emphasis"><text:span text:style-name="T212">that </text:span></text:span><text:span text:style-name="Emphasis"><text:span text:style-name="T214">“Enlightenment is ineffable—beyond words, images and concepts” </text:span></text:span><text:span text:style-name="Emphasis"><text:span text:style-name="T216">and that e</text:span></text:span><text:span text:style-name="Emphasis"><text:span text:style-name="T214">nlightenment “cannot be grasped by the intellect, logic, analysis, or aspect of our </text:span></text:span><text:span text:style-name="Emphasis"><text:span text:style-name="T205">egoic-rational mental</text:span></text:span><text:span text:style-name="Emphasis"><text:span text:style-name="T214"> being....” </text:span></text:span><text:span text:style-name="Emphasis"><text:span text:style-name="T223">Another </text:span></text:span><text:span text:style-name="Emphasis"><text:span text:style-name="T222">defines enlightenment as a psychological process, saying </text:span></text:span><text:span text:style-name="Emphasis"><text:span text:style-name="T223">e</text:span></text:span><text:span text:style-name="Emphasis"><text:span text:style-name="T217">nlightenment is “simply surrendering yourself to what is already the case.” </text:span></text:span><text:span text:style-name="Emphasis"><text:span text:style-name="T222">But it </text:span></text:span><text:span text:style-name="Emphasis"><text:span text:style-name="T216">is also the opposite </text:span></text:span><text:span text:style-name="Emphasis"><text:span text:style-name="T222">of surrender, </text:span></text:span><text:span text:style-name="Emphasis"><text:span text:style-name="T216">which is </text:span></text:span><text:span text:style-name="Emphasis"><text:span text:style-name="T217">“liberation” </text:span></text:span><text:span text:style-name="Emphasis"><text:span text:style-name="T216">from the world of delusions </text:span></text:span><text:span text:style-name="Emphasis"><text:span text:style-name="T223">as it is. </text:span></text:span><text:span text:style-name="Emphasis"><text:span text:style-name="T222">Just read the following quotes gleaned from </text:span></text:span><text:span text:style-name="Emphasis"><text:span text:style-name="T224">this </text:span></text:span><text:span text:style-name="Emphasis"><text:span text:style-name="T222">one single book and you’ll see just how confused people really are. </text:span></text:span></text:p>
        <text:p text:style-name="Quote"><text:span text:style-name="Emphasis"><text:span text:style-name="T217">“Enlightenment is none other than your everyday mind, but realized as such.” </text:span></text:span></text:p>
        <text:p text:style-name="Quote"><text:span text:style-name="Emphasis"><text:span text:style-name="T43">“Enlightenment is instant perception of truth.”</text:span></text:span></text:p>
        <text:p text:style-name="Quote"><text:span text:style-name="Emphasis"><text:span text:style-name="T43">“Enlightenment is...waking up from the dream of conventional life...”</text:span></text:span></text:p>
        <text:p text:style-name="Quote"><text:soft-page-break/><text:span text:style-name="Emphasis"><text:span text:style-name="T43">“Enlightenment is an expression of...ecstatic release from all boundaries of consciousness...”</text:span></text:span></text:p>
        <text:p text:style-name="Quote"><text:span text:style-name="Emphasis"><text:span text:style-name="T216">Enlightenment is </text:span></text:span><text:span text:style-name="Emphasis"><text:span text:style-name="T217">“true innocence.”</text:span></text:span></text:p>
        <text:p text:style-name="Quote"><text:span text:style-name="Emphasis"><text:span text:style-name="T43">Enlightenment is “a process of flowering...”</text:span></text:span></text:p>
        <text:p text:style-name="Quote"><text:span text:style-name="Emphasis"><text:span text:style-name="T43">Enlightenment is “... various seasonal changes.”</text:span></text:span></text:p>
        <text:p text:style-name="Quote"><text:span text:style-name="Emphasis"><text:span text:style-name="T43">Enlightenment is “Riding the Ox Home.”</text:span></text:span></text:p>
        <text:p text:style-name="Quote"><text:span text:style-name="Emphasis"><text:span text:style-name="T43">Enlightenment is “to be restored to the Divine humor...”</text:span></text:span></text:p>
        <text:p text:style-name="Quote"><text:span text:style-name="Emphasis"><text:span text:style-name="T43">Enlightenment is “transcendental.”</text:span></text:span></text:p>
        <text:p text:style-name="Quote"><text:span text:style-name="Emphasis"><text:span text:style-name="T43">Enlightenment is “an endless process.”</text:span></text:span></text:p>
        <text:p text:style-name="P67"><text:span text:style-name="Emphasis"><text:span text:style-name="T216">In the same book, </text:span></text:span><text:span text:style-name="Emphasis"><text:span text:style-name="T217">Swami Sivananda Radha says “We can see that to </text:span></text:span><text:span text:style-name="Emphasis"><text:span text:style-name="T218">discuss</text:span></text:span><text:span text:style-name="Emphasis"><text:span text:style-name="T217"> enlightenment is difficult” and wow, is he correct about that. </text:span></text:span><text:span text:style-name="Emphasis"><text:span text:style-name="T216">You can </text:span></text:span><text:span text:style-name="Emphasis"><text:span text:style-name="T225">understand</text:span></text:span><text:span text:style-name="Emphasis"><text:span text:style-name="T216"> why skeptics </text:span></text:span><text:span text:style-name="Emphasis"><text:span text:style-name="T226">sometimes </text:span></text:span><text:span text:style-name="Emphasis"><text:span text:style-name="T216">get angry </text:span></text:span><text:span text:style-name="Emphasis"><text:span text:style-name="T227">and hostile </text:span></text:span><text:span text:style-name="Emphasis"><text:span text:style-name="T216">with people who talk about this stuff. </text:span></text:span><text:span text:style-name="Emphasis"><text:span text:style-name="T223">A lot of people are talking, but none of them seem to know </text:span></text:span><text:span text:style-name="Emphasis"><text:span text:style-name="T219">what it is they are talking about</text:span></text:span><text:span text:style-name="Emphasis"><text:span text:style-name="T223">. </text:span></text:span><text:span text:style-name="Emphasis"><text:span text:style-name="T228">And it is not just academics who struggle with this area. </text:span></text:span><text:span text:style-name="T37">I used to hang out on some online spiritual forums and there used to be a thread on the forums asking the </text:span><text:soft-page-break/><text:span text:style-name="T37">question “W</text:span><text:span text:style-name="Emphasis"><text:span text:style-name="T43">hat is enlightenment?” </text:span></text:span><text:span text:style-name="T83">I</text:span><text:span text:style-name="T201"> </text:span><text:span text:style-name="T37">used to </text:span><text:span text:style-name="T199">watch </text:span><text:span text:style-name="T37">people try to answer the question </text:span><text:span text:style-name="T199">and let me tell you, it was quite the show</text:span><text:span text:style-name="T37">. </text:span><text:span text:style-name="T199">E</text:span><text:span text:style-name="T37">verything from trite and meaningless aphorisms to paragraphs and paragraphs of verbiage </text:span><text:span text:style-name="T199">were offered up as answers</text:span><text:span text:style-name="T37">. There were almost as many answers to the question as there were people</text:span><text:span text:style-name="T229"> doing the answering. People were talking, but nobody was communicating, </text:span><text:span text:style-name="T230">and if they were communicating, the stuff they were communicating had nothing to do with </text:span><text:alphabetical-index-mark-start text:id="IMark1835345951056" text:main-entry="true"/><text:span text:style-name="T230">authentic spirituality</text:span><text:alphabetical-index-mark-end text:id="IMark1835345951056"/><text:span text:style-name="T229">. </text:span><text:span text:style-name="T37">What was most frustrating about the whole thing was that some people on the forum defended the confusion and disarray </text:span><text:span text:style-name="T199">as “healthy debate.” </text:span><text:span text:style-name="T37">However, I did not see healthy debate and discussion. I saw argumentative confusion and disjointed disarray. To say that confusion and disarray is a sign of healthy discourse is patently absurd. As a teacher, if none of my students can agree on a simple definition, </text:span><text:span text:style-name="T199">like “What is Religion,” and </text:span><text:span text:style-name="T37">if they </text:span><text:span text:style-name="T199">all end up </text:span><text:span text:style-name="T37">arguing and </text:span><text:span text:style-name="T199">dis</text:span><text:span text:style-name="T37">agreeing </text:span><text:span text:style-name="T231">about simple and basic concepts, </text:span><text:span text:style-name="T37">I am not doing my job, </text:span><text:span text:style-name="T199">and they are not learning anything</text:span><text:span text:style-name="T37">. </text:span><text:span text:style-name="T232">There needs to be consistency and general agreement of definitions. Otherwise, discussion cannot progress. </text:span></text:p>
        <text:p text:style-name="P68">Let us be clear. Semantic and lexical confusion, <text:span text:style-name="T233">and the inability to agree on basic definitions is not a sign of healthy debate or a mature field of study, it is a sign of </text:span><text:soft-page-break/><text:span text:style-name="T233">unhealthy confusion. </text:span>Obviously, <text:span text:style-name="T234">in a field characterized by this </text:span><text:alphabetical-index-mark-start text:id="IMark1835345951056" text:main-entry="true"/><text:span text:style-name="T234">nomenclature confusion</text:span><text:alphabetical-index-mark-end text:id="IMark1835345951056"/><text:span text:style-name="T234">, </text:span>coming up with <text:alphabetical-index-mark-start text:id="IMark1835345952176" text:main-entry="true"/>outcome measures<text:alphabetical-index-mark-end text:id="IMark1835345952176"/> can be a <text:span text:style-name="T235">difficult </text:span>challenge, <text:span text:style-name="T236">because you cannot get past the din of the babbling pundit princes and princesses.</text:span></text:p>
        <text:h text:style-name="P40" text:outline-level="2"><text:bookmark-start text:name="__RefHeading___Toc14202_2400359049"/>Anti-standards<text:bookmark-end text:name="__RefHeading___Toc14202_2400359049"/></text:h>
        <text:p text:style-name="P69"><text:span text:style-name="T178">So far, we have noted that fear and anxiety and a complicated and confused view of spirituality prevents people from looking at spirituality and developing authentic standards and </text:span><text:alphabetical-index-mark-start text:id="IMark1835345950256" text:main-entry="true"/><text:span text:style-name="T178">outcome measures</text:span><text:alphabetical-index-mark-end text:id="IMark1835345950256"/><text:span text:style-name="T178">. </text:span><text:span text:style-name="T177">A third reason </text:span><text:span text:style-name="T178">that we do not see much progress here is that sometimes we adopt </text:span><text:span text:style-name="T67">anti-standards. </text:span><text:span text:style-name="T237">Anti-standards are standards that, at first glance, look like they might offer you valid outcomes measures, but that actually divert and refocus your attention in a way that prevents you from applying critical thought </text:span><text:span text:style-name="T238">to human spirituality</text:span><text:span text:style-name="T237">. Anti-standards look good on the surface and may be accepted by billions of people on Earth, but underneath they are diversionary and rotten to </text:span><text:span text:style-name="T239">the </text:span><text:span text:style-name="T237">core. </text:span>When we adopt anti-standards, we are fooled into thinking we have actual standards and measures, even when we do not. <text:span text:style-name="T240">This is a problem because if we are fooled into believing </text:span>we have authentic standards <text:span text:style-name="T240">when we do not</text:span>, we are not motivated to look any further. </text:p>
        <text:p text:style-name="P70"><text:soft-page-break/>One type of anti-standard that religions, gurus, and priests use is what we might call <text:alphabetical-index-mark-start text:id="IMark1835345952256" text:main-entry="true"/><text:span text:style-name="T241">Death Tests</text:span><text:alphabetical-index-mark-end text:id="IMark1835345952256"/>.<text:note text:id="ftn26" text:note-class="footnote"><text:note-citation>26</text:note-citation><text:note-body><text:p text:style-name="P34">https://spiritwiki.lightningpath.org/index.php/Death_Tests</text:p></text:note-body></text:note> <text:alphabetical-index-mark-start text:id="IMark1835345950896" text:main-entry="true"/><text:span text:style-name="T65">Death tests</text:span><text:alphabetical-index-mark-end text:id="IMark1835345950896"/><text:span text:style-name="T65"> are </text:span><text:alphabetical-index-mark-start text:id="IMark1835345951056" text:main-entry="true"/><text:span text:style-name="T65">outcome measures</text:span><text:alphabetical-index-mark-end text:id="IMark1835345951056"/><text:span text:style-name="T65"> that manifest only after you are dead.</text:span> For example, many religions will tell you that their religion works because it <text:span text:style-name="T19">gets you into heaven </text:span>o<text:span text:style-name="T19">r gets you a higher birth</text:span><text:span text:style-name="T242"> </text:span><text:span text:style-name="T243">in your next life. </text:span>This death test pushes the outcome measure into the next life and says “believe me <text:span text:style-name="T235">because</text:span> <text:span text:style-name="T244">I promise if you do, </text:span>when you die, you will see.” This might seem like a valid outcome measure, <text:span text:style-name="T244">especially if you grew up in a religion promising heaven, nirvana, release, or whatever, </text:span>but it is not because in reality, there is no way to evaluate its truth. It is like saying you will know a doctor is helping you after you die of the disease s/he is trying to cure. <text:span text:style-name="T245">If this </text:span>sounds absurd, <text:span text:style-name="T245">it is </text:span>because it is. It makes absolutely no sense at all. </text:p>
        <text:p text:style-name="P71"><text:alphabetical-index-mark-start text:id="IMark1835345951056" text:main-entry="true"/>Death tests<text:alphabetical-index-mark-end text:id="IMark1835345951056"/> are a particularly pernicious problem, <text:span text:style-name="T246">especially amongst traditional spiritualities</text:span>. Adopting a death test prevents you from seeing and seeking a real outcome measure because it makes you think you have a valid test, even when you do not. If you focus on the next life, you will not care how bad your life is in the “here and now,” or how horrible and ineffective the spiritual teachings <text:span text:style-name="T246">you follow really </text:span>are. If you are focused on the <text:soft-page-break/>next life, your current life could be <text:span text:style-name="T247">a </text:span>total <text:span text:style-name="T247">disaster, </text:span>and your current beliefs totally absurd, and you would accept it with gratitude and a smile, all the while having faith that, after you die, things will get better. </text:p>
        <text:p text:style-name="P72"><text:alphabetical-index-mark-start text:id="IMark1835345952256" text:main-entry="true"/>Death tests<text:alphabetical-index-mark-end text:id="IMark1835345952256"/> are not the only anti-standards humans adopt. In addition to <text:alphabetical-index-mark-start text:id="IMark1835345951216" text:main-entry="true"/>death tests<text:alphabetical-index-mark-end text:id="IMark1835345951216"/> that divert your attention <text:span text:style-name="T248">from developing real-world </text:span><text:alphabetical-index-mark-start text:id="IMark1835345950896" text:main-entry="true"/><text:span text:style-name="T248">outcome measures</text:span><text:alphabetical-index-mark-end text:id="IMark1835345950896"/>, we also have what we might call <text:alphabetical-index-mark-start text:id="IMark1835345951056" text:main-entry="true"/><text:span text:style-name="T241">Life Tests</text:span><text:alphabetical-index-mark-end text:id="IMark1835345951056"/>.<text:note text:id="ftn27" text:note-class="footnote"><text:note-citation>27</text:note-citation><text:note-body><text:p text:style-name="P34">https://spiritwiki.lightningpath.org/index.php/Life_Tests.</text:p></text:note-body></text:note> <text:span text:style-name="T235">Like </text:span><text:alphabetical-index-mark-start text:id="IMark1835345952176" text:main-entry="true"/><text:span text:style-name="T235">death tests</text:span><text:alphabetical-index-mark-end text:id="IMark1835345952176"/><text:span text:style-name="T235">, </text:span><text:alphabetical-index-mark-start text:id="IMark1835345957936" text:main-entry="true"/><text:span text:style-name="T235">l</text:span><text:span text:style-name="T65">ife tests</text:span><text:alphabetical-index-mark-end text:id="IMark1835345957936"/><text:span text:style-name="T65"> are contrived tests of authenticity that divert your attention from inauthentic spiritual practices by focusing your attention </text:span><text:span text:style-name="T249">elsewhere, in this case, </text:span><text:span text:style-name="T65">directly back on you. </text:span><text:alphabetical-index-mark-start text:id="IMark1835345958016" text:main-entry="true"/>Life tests<text:alphabetical-index-mark-end text:id="IMark1835345958016"/> are what happens when a religion, priest, guru, or prophet says that life is a series of tests and that you have to accept the tests so you can grow, graduate, and move on. The general message should be familiar to everyone. If things happen (bad or good), if you get cancer, if you get run over by a car, if your family breaks up, if you are confused, if you are filled with existential angst, if you are depressed, if you are injured, if you die, it is not a problem, it is a test, and probably part of God’s plan as well. Instead of complaining, instead of using <text:alphabetical-index-mark-start text:id="IMark1835345964736" text:main-entry="true"/>outcome measures<text:alphabetical-index-mark-end text:id="IMark1835345964736"/> to assess <text:span text:style-name="T250">your spirituality, your life, etc.</text:span>, <text:span text:style-name="T250">you </text:span>accept the failure <text:span text:style-name="T250">and </text:span>look for the unseen <text:span text:style-name="T250">lessons and hidden silver lining.</text:span></text:p>
        <text:p text:style-name="P72"><text:soft-page-break/>An example will help make the notion of a life test, and the problems associated with it, clear. Imagine that a bridge collapses. Imagine that thousands die in the collapse. Now imagine that instead of blaming the contractor, the engineer, or the city (maybe for failing maintenance), we “look for the silver lining” and “find the lesson” in it all. It was not because the bridge builder was incompetent, the materials were faulty, or the design poorly conceived, it was because “God works in mysterious ways”, life is a “test,” we are here to learn. <text:span text:style-name="T251">What does not kill you makes you stronger. It was God who “called” the victims home. It is God’s will that is on display in the disaster. do not question. do not evaluate. Just accept. </text:span></text:p>
        <text:p text:style-name="P73"><text:span text:style-name="T250">Hopefully, you can see the problem. </text:span><text:alphabetical-index-mark-start text:id="IMark1835345951056" text:main-entry="true"/><text:span text:style-name="T65">Life tests</text:span><text:alphabetical-index-mark-end text:id="IMark1835345951056"/><text:span text:style-name="T65"> make all events in life, even the very bad ones, successful </text:span><text:alphabetical-index-mark-start text:id="IMark1835345952176" text:main-entry="true"/><text:span text:style-name="T65">outcome measures</text:span><text:alphabetical-index-mark-end text:id="IMark1835345952176"/><text:span text:style-name="T65">.</text:span> A life test can even, <text:span text:style-name="T191">perversely, </text:span>make a disastrous bridge collapse a positive affirmation of the value of the bridge, because the collapsing bridge taught <text:span text:style-name="T252">ua</text:span> a lesson. <text:span text:style-name="T250">A life test can even make existential depression a thing of value because with a life test, it is all one big cosmic lesson. If you have experienced some form of violence, oppression, or injustice, do not worry, be happy because this is God’s will; this is Allah’</text:span><text:span text:style-name="T253">s plan. </text:span><text:span text:style-name="T121">I</text:span>f everything is a test or a lesson for <text:span text:style-name="T65">you</text:span><text:span text:style-name="T141">, </text:span>then <text:span text:style-name="T135">anything, </text:span><text:soft-page-break/><text:span text:style-name="T135">even death, </text:span>can count as a <text:span text:style-name="T254">positive </text:span>outcome measure. A religion or spirituality does not have to make you happy, clear your depression, <text:span text:style-name="T250">make you peaceful, </text:span>make you healthier, <text:span text:style-name="T251">deal with injustice, fight against oppression, </text:span>or get you connected. Using a life test, we can construe even <text:span text:style-name="T255">an </text:span>incompetent engineering firm or <text:span text:style-name="T250">a corrupt and </text:span>violent religion as a part of God’s Divine life-testing plan. </text:p>
        <text:p text:style-name="P71">Of course, <text:span text:style-name="T252">as you can see with the example of a collapsing bridge, </text:span><text:alphabetical-index-mark-start text:id="IMark1835345952176" text:main-entry="true"/>life tests<text:alphabetical-index-mark-end text:id="IMark1835345952176"/> are just plain crazy. Any engineering firm that explains the failure of their bridge as an “act of God” or says that the pain and suffering of the victims is a “life lesson” is avoiding responsibility by contriving positive benefit from an otherwise disastrous outcome. Everybody is going to see that as absurd. The same is true of other areas of human endeavour as well. If somebody builds a house, we do not expect that house to fall down because of poor construction, and if it does we do not write it off as part of God’s plan. We hold the builder accountable and develop better building codes. </text:p>
        <text:p text:style-name="P71"><text:span text:style-name="T256">Unfortunately, </text:span>even though we can see that <text:alphabetical-index-mark-start text:id="IMark1835345951056" text:main-entry="true"/>life tests<text:alphabetical-index-mark-end text:id="IMark1835345951056"/> are absurd when it comes to bridges, buildings, and other areas of endeavour, we <text:span text:style-name="T257">often </text:span>do not see how absurd they are when it comes to <text:span text:style-name="T256">assessing our </text:span>spirituality. When it comes to religion and spirituality, we accept <text:alphabetical-index-mark-start text:id="IMark1835345952176" text:main-entry="true"/>life tests<text:alphabetical-index-mark-end text:id="IMark1835345952176"/> as <text:alphabetical-index-mark-start text:id="IMark1835345951216" text:main-entry="true"/>outcome measures<text:alphabetical-index-mark-end text:id="IMark1835345951216"/> of <text:alphabetical-index-mark-start text:id="IMark1835345950896" text:main-entry="true"/>authentic spirituality<text:alphabetical-index-mark-end text:id="IMark1835345950896"/> without <text:soft-page-break/>question. When something bad happens to us, we immediately see it as confirmation of whatever spiritual tradition we happen to be a part of. Hindus see karma, Catholics see “God’s plan,” and so on. In all cases, making life lessons an outcome measure is a diversion. <text:alphabetical-index-mark-start text:id="IMark1835345952256" text:main-entry="true"/>Life tests<text:alphabetical-index-mark-end text:id="IMark1835345952256"/>, like <text:alphabetical-index-mark-start text:id="IMark1835345957936" text:main-entry="true"/>death tests<text:alphabetical-index-mark-end text:id="IMark1835345957936"/>, are anti-standards. If you adopt them, you are diverted from developing real ones. </text:p>
        <text:p text:style-name="P74"><text:span text:style-name="T256">At this point, it should not be too difficult to see the absurdity of </text:span><text:alphabetical-index-mark-start text:id="IMark1835345964736" text:main-entry="true"/><text:span text:style-name="T256">life tests</text:span><text:alphabetical-index-mark-end text:id="IMark1835345964736"/><text:span text:style-name="T256"> and </text:span><text:alphabetical-index-mark-start text:id="IMark1835345950256" text:main-entry="true"/><text:span text:style-name="T256">death tests</text:span><text:alphabetical-index-mark-end text:id="IMark1835345950256"/><text:span text:style-name="T256"> as </text:span><text:alphabetical-index-mark-start text:id="IMark1835345952176" text:main-entry="true"/><text:span text:style-name="T256">outcome measures</text:span><text:alphabetical-index-mark-end text:id="IMark1835345952176"/><text:span text:style-name="T256"> for our human spirituality. Indeed, at this point, </text:span><text:alphabetical-index-mark-start text:id="IMark1835345952256" text:main-entry="true"/>life tests<text:alphabetical-index-mark-end text:id="IMark1835345952256"/> and <text:alphabetical-index-mark-start text:id="IMark1835345958016" text:main-entry="true"/>death tests<text:alphabetical-index-mark-end text:id="IMark1835345958016"/> <text:span text:style-name="T256">should </text:span>look like obvious diversions. <text:span text:style-name="T256">But, if that is true, if it is so obvious, a question becomes, wh</text:span>y <text:span text:style-name="T256">haven’t we seen it before? </text:span>The answer is simple. We do not see the absurdity of <text:alphabetical-index-mark-start text:id="IMark1835345950896" text:main-entry="true"/>life tests<text:alphabetical-index-mark-end text:id="IMark1835345950896"/> and <text:alphabetical-index-mark-start text:id="IMark1835345951056" text:main-entry="true"/>death tests<text:alphabetical-index-mark-end text:id="IMark1835345951056"/> because we <text:span text:style-name="T256">learn </text:span>these ideas as children. As children, we are emotionally and intellectually malleable, <text:span text:style-name="T256">and we trust the adults in our life. As children, we absorb like sponges. As children, we’ll believe anything we are told. If you tell a child the sky is blue because it contains water behind a glass dome, the child will believe it. It is only later, as adolescents and young adults, that we develop the capacity to question and disbelieve. Unfortunately, we do not always engage that critical ability, especially with the religious indoctrination that occurs when we are children. </text:span>The truth is, <text:span text:style-name="T258">if you start </text:span><text:soft-page-break/><text:span text:style-name="T258">early enough, </text:span>you can teach children all sorts of political, economic, and spiritual nonsense.</text:p>
        <text:p text:style-name="P75"><text:span text:style-name="T252">Note that </text:span>this should not be considered a slam against parents and teachers, Hollywood writers, producers, actors, <text:span text:style-name="T191">or even priests or gurus. </text:span>Just like you, just like me, they <text:span text:style-name="T191">absorbed</text:span> the stories <text:span text:style-name="T191">and lies </text:span>in childhood when they couldn’t think for themselves. <text:span text:style-name="T191">They just aped what they learned in the past, without consideration or the skills to critically analyze. </text:span>The point here is not to blame any one person; the point is to simply say, life-tests and death-tests do not provide a good way to evaluate human spirituality. <text:span text:style-name="T252">No sense in shaming anybody here, since that is quite counterproductive. </text:span>If we want to develop <text:alphabetical-index-mark-start text:id="IMark1835345951056" text:main-entry="true"/>outcome measures<text:alphabetical-index-mark-end text:id="IMark1835345951056"/> <text:span text:style-name="T259">and standards</text:span> for <text:alphabetical-index-mark-start text:id="IMark1835345950896" text:main-entry="true"/>authentic spirituality<text:alphabetical-index-mark-end text:id="IMark1835345950896"/>, we have <text:span text:style-name="T191">to pry open the box of our indoctrination and move </text:span>beyond <text:span text:style-name="T191">the spiritual tropes of childhood. That is all.</text:span></text:p>
        <text:h text:style-name="P76" text:outline-level="2"><text:bookmark-start text:name="_Toc503154507"/><text:bookmark-start text:name="__RefHeading___Toc14206_2400359049"/>Summary<text:bookmark-end text:name="_Toc503154507"/><text:bookmark-end text:name="__RefHeading___Toc14206_2400359049"/></text:h>
        <text:p text:style-name="P77"><text:span text:style-name="T260">To summarize, i</text:span>n this chapter, we have looked at spiritual standards, <text:alphabetical-index-mark-start text:id="IMark1835345951056" text:main-entry="true"/>outcome measures<text:alphabetical-index-mark-end text:id="IMark1835345951056"/>, and some of <text:span text:style-name="T261">the </text:span>reasons why we do not have them. As <text:span text:style-name="T60">we</text:span> have attempted to make clear, n<text:span text:style-name="T143">ot having standards and </text:span><text:alphabetical-index-mark-start text:id="IMark1835345951216" text:main-entry="true"/><text:span text:style-name="T143">outcome measures</text:span><text:alphabetical-index-mark-end text:id="IMark1835345951216"/><text:span text:style-name="T143"> is a problem. </text:span><text:span text:style-name="T262">Just like we need </text:span><text:alphabetical-index-mark-start text:id="IMark1835345950896" text:main-entry="true"/><text:span text:style-name="T262">outcome measures</text:span><text:alphabetical-index-mark-end text:id="IMark1835345950896"/><text:span text:style-name="T262"> to ensure bridge building safety, when it comes </text:span><text:soft-page-break/><text:span text:style-name="T262">to human spirituality, we need </text:span><text:alphabetical-index-mark-start text:id="IMark1835345952176" text:main-entry="true"/><text:span text:style-name="T262">outcome measures</text:span><text:alphabetical-index-mark-end text:id="IMark1835345952176"/><text:span text:style-name="T262"> to make sure </text:span><text:span text:style-name="T263">that </text:span><text:span text:style-name="T262">what we are dealing with works. H</text:span>aving absolutely no standards and no way to evaluate the truth or authenticity of the path you <text:span text:style-name="T264">are</text:span> <text:span text:style-name="T265">on or the phenomenon you are studying is about as sensible as driving on a bridge that was cobbled together by hacks. Maybe you’ll get to your destination, but more than likely, you will not. If you want to make progress forward, scientifically, spiritually, or whatever, it just makes sense to include </text:span>standards and expectations <text:span text:style-name="T264">when exploring, thinking, and debating human spirituality</text:span>. <text:span text:style-name="T259">Y</text:span>ou do not trust your <text:span text:style-name="T264">safety needs</text:span> to just any bridge-building chump. You want a qualified engineer who knows how to build a safe bridge. Likewise, you should not trust your mind and body to just any spiritual authority or spiritual system. You should have the same high standards for your priests, prophets, and gurus as you do for your bridge builders, doctors, and other professionals. </text:p>
        <text:p text:style-name="P77"><text:span text:style-name="T252">Having said all that, t</text:span>he million-dollar question now is, how do you come up with high standards and expectations? How, when it comes to <text:span text:style-name="T265">human </text:span>religion and <text:span text:style-name="T265">human </text:span>spirituality, do you discern truth from fiction, or reality from fantasy? <text:span text:style-name="T192">How do you come up with </text:span><text:alphabetical-index-mark-start text:id="IMark1835345951056" text:main-entry="true"/><text:span text:style-name="T192">outcome measures</text:span><text:alphabetical-index-mark-end text:id="IMark1835345951056"/><text:span text:style-name="T192">? </text:span>In other words, how do you winnow the spiritual wheat from the proverbial chaff? </text:p>
        <text:p text:style-name="P78"><text:soft-page-break/>I have to admit, it is a challenge. However, meeting the challenge and answering that question is not as difficult as you might at first think. <text:span text:style-name="T67">The first step </text:span>towards coming up with standards and <text:alphabetical-index-mark-start text:id="IMark1835345950896" text:main-entry="true"/>outcome measures<text:alphabetical-index-mark-end text:id="IMark1835345950896"/> is to acknowledge that we need to have standards and <text:alphabetical-index-mark-start text:id="IMark1835345951056" text:main-entry="true"/>outcome measures<text:alphabetical-index-mark-end text:id="IMark1835345951056"/>, even in the realm of religion and spirituality. <text:span text:style-name="T60">At this point we have taken that first step. </text:span><text:span text:style-name="T67">The second step </text:span>towards developing spiritual standards and <text:alphabetical-index-mark-start text:id="IMark1835345950256" text:main-entry="true"/>outcome measures<text:alphabetical-index-mark-end text:id="IMark1835345950256"/> is to distinguish between <text:alphabetical-index-mark-start text:id="IMark1835345951216" text:main-entry="true"/><text:span text:style-name="T266">authentic spirituality</text:span><text:alphabetical-index-mark-end text:id="IMark1835345951216"/> and inauthentic spirituality. <text:span text:style-name="T267">Finally, </text:span><text:span text:style-name="T67">the third step </text:span><text:span text:style-name="T268">towards developing </text:span><text:alphabetical-index-mark-start text:id="IMark1835345952176" text:main-entry="true"/><text:span text:style-name="T268">outcome measures</text:span><text:alphabetical-index-mark-end text:id="IMark1835345952176"/><text:span text:style-name="T268"> and standards is to actually set some out for discussion. </text:span></text:p>
        <text:p text:style-name="P79"><text:span text:style-name="T37">In the next chapter, </text:span><text:span text:style-name="T43">we take the </text:span><text:span text:style-name="T269">second and third </text:span><text:span text:style-name="T43">step forward </text:span><text:span text:style-name="T269">by a) defining what an </text:span><text:alphabetical-index-mark-start text:id="IMark1835345952176" text:main-entry="true"/><text:span text:style-name="T269">authentic spirituality</text:span><text:alphabetical-index-mark-end text:id="IMark1835345952176"/><text:span text:style-name="T269"> is and b) </text:span><text:span text:style-name="T270">attempt</text:span><text:span text:style-name="T269">ing to set out some </text:span><text:alphabetical-index-mark-start text:id="IMark1835345950896" text:main-entry="true"/><text:span text:style-name="T270">outcome measures</text:span><text:alphabetical-index-mark-end text:id="IMark1835345950896"/><text:span text:style-name="T270"> which can be used to assess the authenticity of a particular belief system. </text:span><text:span text:style-name="T269">Before stepping forward, let us be clear, what follows next are discussion </text:span><text:span text:style-name="T271">and building </text:span><text:span text:style-name="T269">steps </text:span><text:span text:style-name="T271">only</text:span><text:span text:style-name="T269">. </text:span><text:span text:style-name="T271">T</text:span><text:span text:style-name="T272">he definition of </text:span><text:alphabetical-index-mark-start text:id="IMark1835345951056" text:main-entry="true"/><text:span text:style-name="T272">authentic spirituality</text:span><text:alphabetical-index-mark-end text:id="IMark1835345951056"/><text:span text:style-name="T272"> suggested in the next section, and the outcomes measure suggested to evaluate the spiritual authenticity of traditions and practices, are not final in any way. They are intended to clarify understanding and contribute to discussion only. They are only steps along the way. They are not the final destination. </text:span><text:bookmark-start text:name="_Toc269745841"/></text:p>
        <text:h text:style-name="P80" text:outline-level="1"><text:bookmark-end text:name="_Toc269745841"/><text:bookmark-start text:name="__RefHeading___Toc14208_2400359049"/><text:span text:style-name="T53">Part Two:<text:line-break/></text:span>What is <text:alphabetical-index-mark-start text:id="IMark1835345951056" text:main-entry="true"/>Authentic Spirituality<text:alphabetical-index-mark-end text:id="IMark1835345951056"/>?<text:bookmark-end text:name="__RefHeading___Toc14208_2400359049"/></text:h>
        <text:p text:style-name="P81">As noted in the last chapter, we need to develop spiritual standards and <text:alphabetical-index-mark-start text:id="IMark1835345950896" text:main-entry="true"/>outcome measures<text:alphabetical-index-mark-end text:id="IMark1835345950896"/> to help us determine the difference between spirituality that is authentic and spirituality that is not. <text:span text:style-name="T273">As noted, t</text:span>he first step towards developing standards of professional spirituality is to recognize that we need them and, <text:span text:style-name="T273">if necessary, </text:span>overcome our anxieties, fears, confusions, <text:span text:style-name="T274">and emotional issues </text:span>long enough so we can begin to develop the <text:span text:style-name="T275">necessary </text:span>standards. The second step is to understand that, just like there is a difference between a good bridge and a bad bridge, there is <text:span text:style-name="T276">also </text:span>a difference between good spirituality and bad spirituality. <text:span text:style-name="T277">We</text:span> call good spirituality <text:alphabetical-index-mark-start text:id="IMark1835345950256" text:main-entry="true"/><text:span text:style-name="T67">authentic spirituality</text:span><text:alphabetical-index-mark-end text:id="IMark1835345950256"/> and bad spirituality inauthentic spirituality. The question now becomes, what is <text:alphabetical-index-mark-start text:id="IMark1835345951056" text:main-entry="true"/>authentic spirituality<text:alphabetical-index-mark-end text:id="IMark1835345951056"/>? </text:p>
        <text:p text:style-name="P82"><text:span text:style-name="T278">A</text:span>t root, <text:alphabetical-index-mark-start text:id="IMark1835345951056" text:main-entry="true"/>authentic spirituality<text:alphabetical-index-mark-end text:id="IMark1835345951056"/> is spirituality that <text:span text:style-name="T279">connects you. </text:span><text:span text:style-name="T280">What does </text:span><text:alphabetical-index-mark-start text:id="IMark1835345951216" text:main-entry="true"/><text:span text:style-name="T280">authentic spirituality</text:span><text:alphabetical-index-mark-end text:id="IMark1835345951216"/><text:span text:style-name="T280"> connect you to? </text:span><text:span text:style-name="T281">We can start by saying that </text:span><text:alphabetical-index-mark-start text:id="IMark1835345952176" text:main-entry="true"/><text:span text:style-name="T281">authentic spirituality</text:span><text:alphabetical-index-mark-end text:id="IMark1835345952176"/><text:span text:style-name="T281"> </text:span><text:span text:style-name="T280">connects you to “something more” </text:span><text:span text:style-name="T281">than your normal, daily consciousness and experience. We can say this </text:span><text:soft-page-break/><text:span text:style-name="T281">because, </text:span><text:span text:style-name="T282">as mystics, gurus, monks, nuns, and scholars the world over note, </text:span><text:span text:style-name="T281">the experience of </text:span><text:alphabetical-index-mark-start text:id="IMark1835345950896" text:main-entry="true"/><text:span text:style-name="T281">connection</text:span><text:alphabetical-index-mark-end text:id="IMark1835345950896"/><text:span text:style-name="T281"> is always felt and con</text:span><text:span text:style-name="T283">veyed as “something more” than ordinary experience. </text:span><text:span text:style-name="T284">As Naulty and Naulty </text:span><text:span text:style-name="T285">note</text:span><text:span text:style-name="T284">, “</text:span><text:span text:style-name="T286">there [is] something wonderful and powerful about them </text:span><text:span text:style-name="T287">[</text:span><text:alphabetical-index-mark-start text:id="IMark1835345952256" text:main-entry="true"/><text:span text:style-name="T287">connection</text:span><text:alphabetical-index-mark-end text:id="IMark1835345952256"/><text:span text:style-name="T287"> experiences]</text:span><text:span text:style-name="T286"> which places them beyond ordinary experience.”</text:span><text:span text:style-name="T286"><text:note text:id="ftn28" text:note-class="footnote"><text:note-citation>28</text:note-citation><text:note-body><text:p text:style-name="Footnote"><text:reference-mark-start text:name="ZOTERO_ITEM CSL_CITATION {&quot;citationID&quot;:&quot;0El8Khcv&quot;,&quot;properties&quot;:{&quot;formattedCitation&quot;:&quot;R. A. Naulty, \\uc0\\u8220{}J L Mackie\\uc0\\u8217{}s Disposal of Religious Experience,\\uc0\\u8221{} {\\i{}Sophia} 31, no. 1 (July 1992): 2, https://doi.org/10.1007/BF02772348.&quot;,&quot;plainCitation&quot;:&quot;R. A. Naulty, “J L Mackie’s Disposal of Religious Experience,” Sophia 31, no. 1 (July 1992): 2, https://doi.org/10.1007/BF02772348.&quot;,&quot;noteIndex&quot;:35},&quot;citationItems&quot;:[{&quot;id&quot;:2293,&quot;uris&quot;:[&quot;http://zotero.org/users/4295591/items/IJMUJLFA&quot;,[&quot;http://zotero.org/users/4295591/items/IJMUJLFA&quot;]],&quot;itemData&quot;:{&quot;id&quot;:2293,&quot;type&quot;:&quot;article-journal&quot;,&quot;container-title&quot;:&quot;Sophia&quot;,&quot;DOI&quot;:&quot;10.1007/BF02772348&quot;,&quot;ISSN&quot;:&quot;1873-930X&quot;,&quot;issue&quot;:&quot;1&quot;,&quot;page&quot;:&quot;1–9&quot;,&quot;title&quot;:&quot;J L Mackie's disposal of religious experience&quot;,&quot;volume&quot;:&quot;31&quot;,&quot;author&quot;:[{&quot;family&quot;:&quot;Naulty&quot;,&quot;given&quot;:&quot;R. A.&quot;}],&quot;issued&quot;:{&quot;date-parts&quot;:[[&quot;1992&quot;,7]]}},&quot;locator&quot;:&quot;2&quot;}],&quot;schema&quot;:&quot;https://github.com/citation-style-language/schema/raw/master/csl-citation.json&quot;} RNDJA0muLbUQO"/><text:span text:style-name="T89">R. A. Naulty, “J L Mackie’s Disposal of Religious Experience,” </text:span><text:span text:style-name="T90">Sophia</text:span><text:span text:style-name="T89"> 31, no. 1 (July 1992): 2, https://doi.org/10.1007/BF02772348.</text:span><text:reference-mark-end text:name="ZOTERO_ITEM CSL_CITATION {&quot;citationID&quot;:&quot;0El8Khcv&quot;,&quot;properties&quot;:{&quot;formattedCitation&quot;:&quot;R. A. Naulty, \\uc0\\u8220{}J L Mackie\\uc0\\u8217{}s Disposal of Religious Experience,\\uc0\\u8221{} {\\i{}Sophia} 31, no. 1 (July 1992): 2, https://doi.org/10.1007/BF02772348.&quot;,&quot;plainCitation&quot;:&quot;R. A. Naulty, “J L Mackie’s Disposal of Religious Experience,” Sophia 31, no. 1 (July 1992): 2, https://doi.org/10.1007/BF02772348.&quot;,&quot;noteIndex&quot;:35},&quot;citationItems&quot;:[{&quot;id&quot;:2293,&quot;uris&quot;:[&quot;http://zotero.org/users/4295591/items/IJMUJLFA&quot;,[&quot;http://zotero.org/users/4295591/items/IJMUJLFA&quot;]],&quot;itemData&quot;:{&quot;id&quot;:2293,&quot;type&quot;:&quot;article-journal&quot;,&quot;container-title&quot;:&quot;Sophia&quot;,&quot;DOI&quot;:&quot;10.1007/BF02772348&quot;,&quot;ISSN&quot;:&quot;1873-930X&quot;,&quot;issue&quot;:&quot;1&quot;,&quot;page&quot;:&quot;1–9&quot;,&quot;title&quot;:&quot;J L Mackie's disposal of religious experience&quot;,&quot;volume&quot;:&quot;31&quot;,&quot;author&quot;:[{&quot;family&quot;:&quot;Naulty&quot;,&quot;given&quot;:&quot;R. A.&quot;}],&quot;issued&quot;:{&quot;date-parts&quot;:[[&quot;1992&quot;,7]]}},&quot;locator&quot;:&quot;2&quot;}],&quot;schema&quot;:&quot;https://github.com/citation-style-language/schema/raw/master/csl-citation.json&quot;} RNDJA0muLbUQO"/></text:p></text:note-body></text:note></text:span><text:span text:style-name="T288"> </text:span><text:span text:style-name="T289">I </text:span><text:span text:style-name="T290">certainly agree with this. </text:span><text:alphabetical-index-mark-start text:id="IMark1835345957936" text:main-entry="true"/><text:span text:style-name="T291">C</text:span><text:span text:style-name="T290">onnection</text:span><text:alphabetical-index-mark-end text:id="IMark1835345957936"/><text:span text:style-name="T290"> experiences are always “more than” </text:span><text:span text:style-name="T292">you</text:span><text:span text:style-name="T290"> normal, day-to-day consciousness. </text:span><text:span text:style-name="T293">If </text:span><text:span text:style-name="T292">we </text:span><text:span text:style-name="T290">ask </text:span><text:span text:style-name="T292">a </text:span><text:span text:style-name="T290">simple question </text:span><text:span text:style-name="T292">like “what does it feel like,” </text:span><text:span text:style-name="T283">e</text:span><text:span text:style-name="T294">verybody who </text:span><text:span text:style-name="T283">has made </text:span><text:span text:style-name="T294">a </text:span><text:alphabetical-index-mark-start text:id="IMark1835345958016" text:main-entry="true"/><text:span text:style-name="T294">connection</text:span><text:alphabetical-index-mark-end text:id="IMark1835345958016"/><text:span text:style-name="T294"> </text:span><text:span text:style-name="T288">will agree that </text:span><text:span text:style-name="T283">it felt like </text:span><text:span text:style-name="T294">“something more,” </text:span><text:span text:style-name="T295">sometimes lots more, </text:span><text:span text:style-name="T294">than their normal e</text:span><text:span text:style-name="T296">veryday self and experience. Saying </text:span><text:alphabetical-index-mark-start text:id="IMark1835345964736" text:main-entry="true"/><text:span text:style-name="T296">authentic spirituality</text:span><text:alphabetical-index-mark-end text:id="IMark1835345964736"/><text:span text:style-name="T296"> helps us connect with “something more” has strong </text:span><text:span text:style-name="T297">phenomenological </text:span><text:span text:style-name="T296">validity, </text:span><text:span text:style-name="T298">so that is what we will say</text:span><text:span text:style-name="T296">. </text:span><text:alphabetical-index-mark-start text:id="IMark1835339048368" text:main-entry="true"/><text:span text:style-name="T299">Authentic spirituality</text:span><text:alphabetical-index-mark-end text:id="IMark1835339048368"/><text:span text:style-name="T299"> is spirituality that connects you with something more.</text:span></text:p>
        <text:p text:style-name="P82"><text:span text:style-name="T300">If you accept, at this early stage, that </text:span><text:alphabetical-index-mark-start text:id="IMark1835339046688" text:main-entry="true"/><text:span text:style-name="T300">authentic spirituality</text:span><text:alphabetical-index-mark-end text:id="IMark1835339046688"/><text:span text:style-name="T300"> connects you to “something more,” the next question becomes, w</text:span><text:span text:style-name="T280">hat is this “</text:span><text:span text:style-name="T300">something </text:span><text:span text:style-name="T280">more” that </text:span><text:alphabetical-index-mark-start text:id="IMark1835339047168" text:main-entry="true"/><text:span text:style-name="T280">authentic spirituality</text:span><text:alphabetical-index-mark-end text:id="IMark1835339047168"/><text:span text:style-name="T280"> connects you </text:span><text:span text:style-name="T300">to</text:span><text:span text:style-name="T280">? </text:span><text:span text:style-name="T300">Personally, </text:span><text:span text:style-name="T280">I would say that the “something more” that </text:span><text:alphabetical-index-mark-start text:id="IMark1835339046768" text:main-entry="true"/><text:span text:style-name="T280">authentic spirituality</text:span><text:alphabetical-index-mark-end text:id="IMark1835339046768"/><text:span text:style-name="T280"> connects you to i</text:span><text:span text:style-name="T301">s </text:span><text:span text:style-name="T302">the </text:span><text:alphabetical-index-mark-start text:id="IMark1835339047408"/><text:alphabetical-index-mark-start text:id="IMark1835339047808" text:main-entry="true"/><text:span text:style-name="T302">Fabric of </text:span><text:span text:style-name="T237">Consciousness</text:span><text:alphabetical-index-mark-end text:id="IMark1835339047808"/><text:alphabetical-index-mark-end text:id="IMark1835339047408"/><text:span text:style-name="T237"> </text:span><text:span text:style-name="T303">that exists </text:span><text:soft-page-break/><text:span text:style-name="T303">independently of the physical universe</text:span><text:span text:style-name="T304">, but you can call it whatever you want, </text:span><text:span text:style-name="T305">like </text:span><text:span text:style-name="T306">Buddha Mind,</text:span><text:span text:style-name="T306"><text:note text:id="ftn29" text:note-class="footnote"><text:note-citation>29</text:note-citation><text:note-body><text:p text:style-name="Footnote"><text:reference-mark-start text:name="ZOTERO_ITEM CSL_CITATION {&quot;citationID&quot;:&quot;GtAq2CjZ&quot;,&quot;properties&quot;:{&quot;formattedCitation&quot;:&quot;Master Sheng Yen, {\\i{}Chan and Enlightenment}, Kindle (Taipei: Dharma Drum Publishing, 2014).&quot;,&quot;plainCitation&quot;:&quot;Master Sheng Yen, Chan and Enlightenment, Kindle (Taipei: Dharma Drum Publishing, 2014).&quot;,&quot;noteIndex&quot;:36},&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ZAkrVZAc5d"/><text:span text:style-name="T89">Master Sheng Yen, </text:span><text:span text:style-name="T90">Chan and Enlightenment</text:span><text:span text:style-name="T89">, Kindle (Taipei: Dharma Drum Publishing, 2014).</text:span><text:reference-mark-end text:name="ZOTERO_ITEM CSL_CITATION {&quot;citationID&quot;:&quot;GtAq2CjZ&quot;,&quot;properties&quot;:{&quot;formattedCitation&quot;:&quot;Master Sheng Yen, {\\i{}Chan and Enlightenment}, Kindle (Taipei: Dharma Drum Publishing, 2014).&quot;,&quot;plainCitation&quot;:&quot;Master Sheng Yen, Chan and Enlightenment, Kindle (Taipei: Dharma Drum Publishing, 2014).&quot;,&quot;noteIndex&quot;:36},&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ZAkrVZAc5d"/></text:p></text:note-body></text:note></text:span><text:span text:style-name="T306"> nonlocal Mind,</text:span><text:span text:style-name="T306"><text:note text:id="ftn30" text:note-class="footnote"><text:note-citation>30</text:note-citation><text:note-body><text:p text:style-name="P48"><text:reference-mark-start text:name="ZOTERO_ITEM CSL_CITATION {&quot;citationID&quot;:&quot;RZ1W3iCa&quot;,&quot;properties&quot;:{&quot;formattedCitation&quot;:&quot;Dossey, \\uc0\\u8220{}Nonlocal Mind: A (Fairly) Brief History of the Term.\\uc0\\u8221{}&quot;,&quot;plainCitation&quot;:&quot;Dossey, “Nonlocal Mind: A (Fairly) Brief History of the Term.”&quot;,&quot;noteIndex&quot;:37},&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schema&quot;:&quot;https://github.com/citation-style-language/schema/raw/master/csl-citation.json&quot;} RNDpOab8arPL1"/>Dossey, “Nonlocal Mind: A (Fairly) Brief History of the Term.”<text:reference-mark-end text:name="ZOTERO_ITEM CSL_CITATION {&quot;citationID&quot;:&quot;RZ1W3iCa&quot;,&quot;properties&quot;:{&quot;formattedCitation&quot;:&quot;Dossey, \\uc0\\u8220{}Nonlocal Mind: A (Fairly) Brief History of the Term.\\uc0\\u8221{}&quot;,&quot;plainCitation&quot;:&quot;Dossey, “Nonlocal Mind: A (Fairly) Brief History of the Term.”&quot;,&quot;noteIndex&quot;:37},&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schema&quot;:&quot;https://github.com/citation-style-language/schema/raw/master/csl-citation.json&quot;} RNDpOab8arPL1"/></text:p></text:note-body></text:note></text:span><text:span text:style-name="T306"> Mind at Large,</text:span><text:span text:style-name="T306"><text:note text:id="ftn31" text:note-class="footnote"><text:note-citation>31</text:note-citation><text:note-body><text:p text:style-name="Footnote"><text:reference-mark-start text:name="ZOTERO_ITEM CSL_CITATION {&quot;citationID&quot;:&quot;V0yfXSc5&quot;,&quot;properties&quot;:{&quot;formattedCitation&quot;:&quot;Aldous Huxley, {\\i{}The Doors of Perception} (Granada Publishing: London, 1984), https://amzn.to/2tXEQYI.&quot;,&quot;plainCitation&quot;:&quot;Aldous Huxley, The Doors of Perception (Granada Publishing: London, 1984), https://amzn.to/2tXEQYI.&quot;,&quot;noteIndex&quot;:38},&quot;citationItems&quot;:[{&quot;id&quot;:2466,&quot;uris&quot;:[&quot;http://zotero.org/users/4295591/items/2IBKQVPU&quot;,[&quot;http://zotero.org/users/4295591/items/2IBKQVPU&quot;]],&quot;itemData&quot;:{&quot;id&quot;:2466,&quot;type&quot;:&quot;book&quot;,&quot;event-place&quot;:&quot;Granada Publishing&quot;,&quot;publisher&quot;:&quot;London&quot;,&quot;publisher-place&quot;:&quot;Granada Publishing&quot;,&quot;title&quot;:&quot;The Doors of Perception&quot;,&quot;URL&quot;:&quot;https://amzn.to/2tXEQYI&quot;,&quot;author&quot;:[{&quot;family&quot;:&quot;Huxley&quot;,&quot;given&quot;:&quot;Aldous&quot;}],&quot;issued&quot;:{&quot;date-parts&quot;:[[&quot;1984&quot;]]}}}],&quot;schema&quot;:&quot;https://github.com/citation-style-language/schema/raw/master/csl-citation.json&quot;} RNDxBfWjneJYt"/><text:span text:style-name="T89">Aldous Huxley, </text:span><text:span text:style-name="T90">The Doors of Perception</text:span><text:span text:style-name="T89"> (Granada Publishing: London, 1984), https://amzn.to/2tXEQYI.</text:span><text:reference-mark-end text:name="ZOTERO_ITEM CSL_CITATION {&quot;citationID&quot;:&quot;V0yfXSc5&quot;,&quot;properties&quot;:{&quot;formattedCitation&quot;:&quot;Aldous Huxley, {\\i{}The Doors of Perception} (Granada Publishing: London, 1984), https://amzn.to/2tXEQYI.&quot;,&quot;plainCitation&quot;:&quot;Aldous Huxley, The Doors of Perception (Granada Publishing: London, 1984), https://amzn.to/2tXEQYI.&quot;,&quot;noteIndex&quot;:38},&quot;citationItems&quot;:[{&quot;id&quot;:2466,&quot;uris&quot;:[&quot;http://zotero.org/users/4295591/items/2IBKQVPU&quot;,[&quot;http://zotero.org/users/4295591/items/2IBKQVPU&quot;]],&quot;itemData&quot;:{&quot;id&quot;:2466,&quot;type&quot;:&quot;book&quot;,&quot;event-place&quot;:&quot;Granada Publishing&quot;,&quot;publisher&quot;:&quot;London&quot;,&quot;publisher-place&quot;:&quot;Granada Publishing&quot;,&quot;title&quot;:&quot;The Doors of Perception&quot;,&quot;URL&quot;:&quot;https://amzn.to/2tXEQYI&quot;,&quot;author&quot;:[{&quot;family&quot;:&quot;Huxley&quot;,&quot;given&quot;:&quot;Aldous&quot;}],&quot;issued&quot;:{&quot;date-parts&quot;:[[&quot;1984&quot;]]}}}],&quot;schema&quot;:&quot;https://github.com/citation-style-language/schema/raw/master/csl-citation.json&quot;} RNDxBfWjneJYt"/></text:p></text:note-body></text:note></text:span> <text:span text:style-name="T275">Wakan Tanka,</text:span><text:span text:style-name="T275"><text:note text:id="ftn32" text:note-class="footnote"><text:note-citation>32</text:note-citation><text:note-body><text:p text:style-name="Footnote"><text:reference-mark-start text:name="ZOTERO_ITEM CSL_CITATION {&quot;citationID&quot;:&quot;QQ2rvLg3&quot;,&quot;properties&quot;:{&quot;formattedCitation&quot;:&quot;Charles A. Eastman, \\uc0\\u8220{}Sioux Mythology,\\uc0\\u8221{} in {\\i{}The International Folk-Lore Congress of the World\\uc0\\u8217{}s Columbian Exposition}, ed. Hellen Wheeler Basett and Frederick Starr, vol. I (Charles H. Sergel Company, 1898), 221\\uc0\\u8211{}26.&quot;,&quot;plainCitation&quot;:&quot;Charles A. Eastman, “Sioux Mythology,” in The International Folk-Lore Congress of the World’s Columbian Exposition, ed. Hellen Wheeler Basett and Frederick Starr, vol. I (Charles H. Sergel Company, 1898), 221–26.&quot;,&quot;noteIndex&quot;:39},&quot;citationItems&quot;:[{&quot;id&quot;:1920,&quot;uris&quot;:[&quot;http://zotero.org/users/4295591/items/TLKQSV9Q&quot;,[&quot;http://zotero.org/users/4295591/items/TLKQSV9Q&quot;]],&quot;itemData&quot;:{&quot;id&quot;:1920,&quot;type&quot;:&quot;chapter&quot;,&quot;container-title&quot;:&quot;The International Folk-Lore Congress of the World's Columbian Exposition&quot;,&quot;page&quot;:&quot;221-226&quot;,&quot;publisher&quot;:&quot;Charles H. Sergel Company&quot;,&quot;title&quot;:&quot;Sioux Mythology&quot;,&quot;volume&quot;:&quot;I&quot;,&quot;author&quot;:[{&quot;family&quot;:&quot;Eastman&quot;,&quot;given&quot;:&quot;Charles A.&quot;}],&quot;editor&quot;:[{&quot;family&quot;:&quot;Basett&quot;,&quot;given&quot;:&quot;Hellen Wheeler&quot;},{&quot;family&quot;:&quot;Starr&quot;,&quot;given&quot;:&quot;Frederick&quot;}],&quot;issued&quot;:{&quot;date-parts&quot;:[[&quot;1898&quot;]]}}}],&quot;schema&quot;:&quot;https://github.com/citation-style-language/schema/raw/master/csl-citation.json&quot;} RNDrRps1pfnPe"/><text:span text:style-name="T89">Charles A. Eastman, “Sioux Mythology,” in </text:span><text:span text:style-name="T90">The International Folk-Lore Congress of the World’s Columbian Exposition</text:span><text:span text:style-name="T89">, ed. Hellen Wheeler Basett and Frederick Starr, vol. I (Charles H. Sergel Company, 1898), 221–26.</text:span><text:reference-mark-end text:name="ZOTERO_ITEM CSL_CITATION {&quot;citationID&quot;:&quot;QQ2rvLg3&quot;,&quot;properties&quot;:{&quot;formattedCitation&quot;:&quot;Charles A. Eastman, \\uc0\\u8220{}Sioux Mythology,\\uc0\\u8221{} in {\\i{}The International Folk-Lore Congress of the World\\uc0\\u8217{}s Columbian Exposition}, ed. Hellen Wheeler Basett and Frederick Starr, vol. I (Charles H. Sergel Company, 1898), 221\\uc0\\u8211{}26.&quot;,&quot;plainCitation&quot;:&quot;Charles A. Eastman, “Sioux Mythology,” in The International Folk-Lore Congress of the World’s Columbian Exposition, ed. Hellen Wheeler Basett and Frederick Starr, vol. I (Charles H. Sergel Company, 1898), 221–26.&quot;,&quot;noteIndex&quot;:39},&quot;citationItems&quot;:[{&quot;id&quot;:1920,&quot;uris&quot;:[&quot;http://zotero.org/users/4295591/items/TLKQSV9Q&quot;,[&quot;http://zotero.org/users/4295591/items/TLKQSV9Q&quot;]],&quot;itemData&quot;:{&quot;id&quot;:1920,&quot;type&quot;:&quot;chapter&quot;,&quot;container-title&quot;:&quot;The International Folk-Lore Congress of the World's Columbian Exposition&quot;,&quot;page&quot;:&quot;221-226&quot;,&quot;publisher&quot;:&quot;Charles H. Sergel Company&quot;,&quot;title&quot;:&quot;Sioux Mythology&quot;,&quot;volume&quot;:&quot;I&quot;,&quot;author&quot;:[{&quot;family&quot;:&quot;Eastman&quot;,&quot;given&quot;:&quot;Charles A.&quot;}],&quot;editor&quot;:[{&quot;family&quot;:&quot;Basett&quot;,&quot;given&quot;:&quot;Hellen Wheeler&quot;},{&quot;family&quot;:&quot;Starr&quot;,&quot;given&quot;:&quot;Frederick&quot;}],&quot;issued&quot;:{&quot;date-parts&quot;:[[&quot;1898&quot;]]}}}],&quot;schema&quot;:&quot;https://github.com/citation-style-language/schema/raw/master/csl-citation.json&quot;} RNDrRps1pfnPe"/></text:p></text:note-body></text:note></text:span> <text:span text:style-name="T274">Oversoul,</text:span><text:span text:style-name="T274"><text:note text:id="ftn33" text:note-class="footnote"><text:note-citation>33</text:note-citation><text:note-body><text:p text:style-name="Footnote"><text:reference-mark-start text:name="ZOTERO_ITEM CSL_CITATION {&quot;citationID&quot;:&quot;PIA2rOCs&quot;,&quot;properties&quot;:{&quot;formattedCitation&quot;:&quot;Israel Regardie, {\\i{}The Tree of Life: An Illustrated Study in Magic}, 2001 (Woodbury, Minnesota: Llewellyn, 2001).&quot;,&quot;plainCitation&quot;:&quot;Israel Regardie, The Tree of Life: An Illustrated Study in Magic, 2001 (Woodbury, Minnesota: Llewellyn, 2001).&quot;,&quot;noteIndex&quot;:40},&quot;citationItems&quot;:[{&quot;id&quot;:1230,&quot;uris&quot;:[&quot;http://zotero.org/users/4295591/items/8MSRYLL4&quot;,[&quot;http://zotero.org/users/4295591/items/8MSRYLL4&quot;]],&quot;itemData&quot;:{&quot;id&quot;:1230,&quot;type&quot;:&quot;book&quot;,&quot;collection-number&quot;:&quot;2001&quot;,&quot;event-place&quot;:&quot;Woodbury, Minnesota&quot;,&quot;publisher&quot;:&quot;Llewellyn&quot;,&quot;publisher-place&quot;:&quot;Woodbury, Minnesota&quot;,&quot;title&quot;:&quot;The Tree of Life: An Illustrated Study in Magic&quot;,&quot;author&quot;:[{&quot;family&quot;:&quot;Regardie&quot;,&quot;given&quot;:&quot;Israel&quot;}],&quot;issued&quot;:{&quot;date-parts&quot;:[[&quot;2001&quot;]]}}}],&quot;schema&quot;:&quot;https://github.com/citation-style-language/schema/raw/master/csl-citation.json&quot;} RNDw8h0ARAaLg"/><text:span text:style-name="T89">Israel Regardie, </text:span><text:span text:style-name="T90">The Tree of Life: An Illustrated Study in Magic</text:span><text:span text:style-name="T89">, 2001 (Woodbury, Minnesota: Llewellyn, 2001).</text:span><text:reference-mark-end text:name="ZOTERO_ITEM CSL_CITATION {&quot;citationID&quot;:&quot;PIA2rOCs&quot;,&quot;properties&quot;:{&quot;formattedCitation&quot;:&quot;Israel Regardie, {\\i{}The Tree of Life: An Illustrated Study in Magic}, 2001 (Woodbury, Minnesota: Llewellyn, 2001).&quot;,&quot;plainCitation&quot;:&quot;Israel Regardie, The Tree of Life: An Illustrated Study in Magic, 2001 (Woodbury, Minnesota: Llewellyn, 2001).&quot;,&quot;noteIndex&quot;:40},&quot;citationItems&quot;:[{&quot;id&quot;:1230,&quot;uris&quot;:[&quot;http://zotero.org/users/4295591/items/8MSRYLL4&quot;,[&quot;http://zotero.org/users/4295591/items/8MSRYLL4&quot;]],&quot;itemData&quot;:{&quot;id&quot;:1230,&quot;type&quot;:&quot;book&quot;,&quot;collection-number&quot;:&quot;2001&quot;,&quot;event-place&quot;:&quot;Woodbury, Minnesota&quot;,&quot;publisher&quot;:&quot;Llewellyn&quot;,&quot;publisher-place&quot;:&quot;Woodbury, Minnesota&quot;,&quot;title&quot;:&quot;The Tree of Life: An Illustrated Study in Magic&quot;,&quot;author&quot;:[{&quot;family&quot;:&quot;Regardie&quot;,&quot;given&quot;:&quot;Israel&quot;}],&quot;issued&quot;:{&quot;date-parts&quot;:[[&quot;2001&quot;]]}}}],&quot;schema&quot;:&quot;https://github.com/citation-style-language/schema/raw/master/csl-citation.json&quot;} RNDw8h0ARAaLg"/></text:p></text:note-body></text:note></text:span><text:span text:style-name="T274"> Ineffable Light,</text:span><text:span text:style-name="T274"><text:note text:id="ftn34" text:note-class="footnote"><text:note-citation>34</text:note-citation><text:note-body><text:p text:style-name="Footnote"><text:reference-mark-start text:name="ZOTERO_ITEM CSL_CITATION {&quot;citationID&quot;:&quot;kfWv1SG8&quot;,&quot;properties&quot;:{&quot;formattedCitation&quot;:&quot;R. M. Bucke, {\\i{}Cosmic Consciousness: A Study in the Evolution of the Human Mind}, Kindle Edition (California: The Book Tree, 2006), https://amzn.to/2IjxuaC.&quot;,&quot;plainCitation&quot;:&quot;R. M. Bucke, Cosmic Consciousness: A Study in the Evolution of the Human Mind, Kindle Edition (California: The Book Tree, 2006), https://amzn.to/2IjxuaC.&quot;,&quot;noteIndex&quot;:41},&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dgrsNXwAx5"/><text:span text:style-name="T89">R. M. Bucke, </text:span><text:span text:style-name="T90">Cosmic Consciousness: A Study in the Evolution of the Human Mind</text:span><text:span text:style-name="T89">, Kindle Edition (California: The Book Tree, 2006), https://amzn.to/2IjxuaC.</text:span><text:reference-mark-end text:name="ZOTERO_ITEM CSL_CITATION {&quot;citationID&quot;:&quot;kfWv1SG8&quot;,&quot;properties&quot;:{&quot;formattedCitation&quot;:&quot;R. M. Bucke, {\\i{}Cosmic Consciousness: A Study in the Evolution of the Human Mind}, Kindle Edition (California: The Book Tree, 2006), https://amzn.to/2IjxuaC.&quot;,&quot;plainCitation&quot;:&quot;R. M. Bucke, Cosmic Consciousness: A Study in the Evolution of the Human Mind, Kindle Edition (California: The Book Tree, 2006), https://amzn.to/2IjxuaC.&quot;,&quot;noteIndex&quot;:41},&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dgrsNXwAx5"/></text:p></text:note-body></text:note></text:span> <text:span text:style-name="T307">higher Self,</text:span><text:span text:style-name="T307"><text:note text:id="ftn35" text:note-class="footnote"><text:note-citation>35</text:note-citation><text:note-body><text:p text:style-name="Footnote"><text:reference-mark-start text:name="ZOTERO_ITEM CSL_CITATION {&quot;citationID&quot;:&quot;1UCipFNZ&quot;,&quot;properties&quot;:{&quot;formattedCitation&quot;:&quot;Yen, {\\i{}Chan and Enlightenment}.&quot;,&quot;plainCitation&quot;:&quot;Yen, Chan and Enlightenment.&quot;,&quot;noteIndex&quot;:42},&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uO0Hptrfpn"/><text:span text:style-name="T89">Yen, </text:span><text:span text:style-name="T90">Chan and Enlightenment</text:span><text:span text:style-name="T89">.</text:span><text:reference-mark-end text:name="ZOTERO_ITEM CSL_CITATION {&quot;citationID&quot;:&quot;1UCipFNZ&quot;,&quot;properties&quot;:{&quot;formattedCitation&quot;:&quot;Yen, {\\i{}Chan and Enlightenment}.&quot;,&quot;plainCitation&quot;:&quot;Yen, Chan and Enlightenment.&quot;,&quot;noteIndex&quot;:42},&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uO0Hptrfpn"/></text:p></text:note-body></text:note></text:span><text:span text:style-name="T307"> God, and so on. However you name and conceptualize it, the experience of it is the same. It is always felt and experienced as </text:span><text:alphabetical-index-mark-start text:id="IMark1835339048128" text:main-entry="true"/><text:span text:style-name="T307">connection</text:span><text:alphabetical-index-mark-end text:id="IMark1835339048128"/><text:span text:style-name="T307"> to something more. </text:span></text:p>
        <text:p text:style-name="P83"><text:span text:style-name="T308">If you are uncomfortable with this talk of Oversouls, Buddha Minds, and Fabrics of Consciousness, you can keep it in the material realm by conceptualizing the “something more” </text:span><text:span text:style-name="T309">biologically</text:span><text:span text:style-name="T310">,</text:span><text:span text:style-name="T274"> as Abraham Maslow </text:span><text:soft-page-break/><text:span text:style-name="T274">did,</text:span><text:span text:style-name="T274"><text:note text:id="ftn36" text:note-class="footnote"><text:note-citation>36</text:note-citation><text:note-body><text:p text:style-name="Footnote"><text:reference-mark-start text:name="ZOTERO_ITEM CSL_CITATION {&quot;citationID&quot;:&quot;Lecq1Wki&quot;,&quot;properties&quot;:{&quot;formattedCitation&quot;:&quot;A. H. Maslow, \\uc0\\u8220{}Some Basic Propositions of a Growth and Self-Actualization Psychoogy.,\\uc0\\u8221{} in {\\i{}Theories of Personality}, ed. G. Lindzey and L. Hall (New York: Wiley, 1965), 307.&quot;,&quot;plainCitation&quot;:&quot;A. H. Maslow, “Some Basic Propositions of a Growth and Self-Actualization Psychoogy.,” in Theories of Personality, ed. G. Lindzey and L. Hall (New York: Wiley, 1965), 307.&quot;,&quot;noteIndex&quot;:43},&quot;citationItems&quot;:[{&quot;id&quot;:1062,&quot;uris&quot;:[&quot;http://zotero.org/users/4295591/items/Q3Y94VQZ&quot;,[&quot;http://zotero.org/users/4295591/items/Q3Y94VQZ&quot;]],&quot;itemData&quot;:{&quot;id&quot;:1062,&quot;type&quot;:&quot;chapter&quot;,&quot;container-title&quot;:&quot;Theories of Personality&quot;,&quot;event-place&quot;:&quot;New York&quot;,&quot;page&quot;:&quot;307-316&quot;,&quot;publisher&quot;:&quot;Wiley&quot;,&quot;publisher-place&quot;:&quot;New York&quot;,&quot;title&quot;:&quot;Some basic propositions of a growth and self-actualization psychoogy.&quot;,&quot;author&quot;:[{&quot;family&quot;:&quot;Maslow&quot;,&quot;given&quot;:&quot;A. H.&quot;}],&quot;editor&quot;:[{&quot;family&quot;:&quot;Lindzey&quot;,&quot;given&quot;:&quot;G.&quot;},{&quot;family&quot;:&quot;Hall&quot;,&quot;given&quot;:&quot;L.&quot;}],&quot;issued&quot;:{&quot;date-parts&quot;:[[&quot;1965&quot;]]}},&quot;locator&quot;:&quot;307&quot;}],&quot;schema&quot;:&quot;https://github.com/citation-style-language/schema/raw/master/csl-citation.json&quot;} RND33mFxlckqb"/><text:span text:style-name="T89">A. H. Maslow, “Some Basic Propositions of a Growth and Self-Actualization Psychoogy.,” in </text:span><text:span text:style-name="T90">Theories of Personality</text:span><text:span text:style-name="T89">, ed. G. Lindzey and L. Hall (New York: Wiley, 1965), 307.</text:span><text:reference-mark-end text:name="ZOTERO_ITEM CSL_CITATION {&quot;citationID&quot;:&quot;Lecq1Wki&quot;,&quot;properties&quot;:{&quot;formattedCitation&quot;:&quot;A. H. Maslow, \\uc0\\u8220{}Some Basic Propositions of a Growth and Self-Actualization Psychoogy.,\\uc0\\u8221{} in {\\i{}Theories of Personality}, ed. G. Lindzey and L. Hall (New York: Wiley, 1965), 307.&quot;,&quot;plainCitation&quot;:&quot;A. H. Maslow, “Some Basic Propositions of a Growth and Self-Actualization Psychoogy.,” in Theories of Personality, ed. G. Lindzey and L. Hall (New York: Wiley, 1965), 307.&quot;,&quot;noteIndex&quot;:43},&quot;citationItems&quot;:[{&quot;id&quot;:1062,&quot;uris&quot;:[&quot;http://zotero.org/users/4295591/items/Q3Y94VQZ&quot;,[&quot;http://zotero.org/users/4295591/items/Q3Y94VQZ&quot;]],&quot;itemData&quot;:{&quot;id&quot;:1062,&quot;type&quot;:&quot;chapter&quot;,&quot;container-title&quot;:&quot;Theories of Personality&quot;,&quot;event-place&quot;:&quot;New York&quot;,&quot;page&quot;:&quot;307-316&quot;,&quot;publisher&quot;:&quot;Wiley&quot;,&quot;publisher-place&quot;:&quot;New York&quot;,&quot;title&quot;:&quot;Some basic propositions of a growth and self-actualization psychoogy.&quot;,&quot;author&quot;:[{&quot;family&quot;:&quot;Maslow&quot;,&quot;given&quot;:&quot;A. H.&quot;}],&quot;editor&quot;:[{&quot;family&quot;:&quot;Lindzey&quot;,&quot;given&quot;:&quot;G.&quot;},{&quot;family&quot;:&quot;Hall&quot;,&quot;given&quot;:&quot;L.&quot;}],&quot;issued&quot;:{&quot;date-parts&quot;:[[&quot;1965&quot;]]}},&quot;locator&quot;:&quot;307&quot;}],&quot;schema&quot;:&quot;https://github.com/citation-style-language/schema/raw/master/csl-citation.json&quot;} RND33mFxlckqb"/></text:p></text:note-body></text:note></text:span><text:span text:style-name="T274"> or </text:span><text:span text:style-name="T309">neurologically</text:span><text:span text:style-name="T274">, as is common these days.</text:span><text:span text:style-name="T311"><text:note text:id="ftn37" text:note-class="footnote"><text:note-citation>37</text:note-citation><text:note-body><text:p text:style-name="Footnote"><text:reference-mark-start text:name="ZOTERO_ITEM CSL_CITATION {&quot;citationID&quot;:&quot;b8E0gUdG&quot;,&quot;properties&quot;:{&quot;formattedCitation&quot;:&quot;Andew Newberg, Eugene d\\uc0\\u8217{}Aquile, and Vince Rause, {\\i{}Why God Won\\uc0\\u8217{}t Go Away: Brain Science and the Biology of Belief} (New York: Ballantine Books, 2001); R. L. Carhart-Harris and K. J. Friston, \\uc0\\u8220{}The Default-Mode, Ego-Functions and Free-Energy: A Neurobiological Account of Freudian Ideas,\\uc0\\u8221{} {\\i{}Brain} 133, no. 4 (28 08/16/received 12/23/revised 12/23/accepted 2010): 1265\\uc0\\u8211{}83, https://doi.org/10.1093/brain/awq010; M. A. Persinger, {\\i{}Neuropsychological Bases of God Beliefs} (New York: Praeger, 1987).&quot;,&quot;plainCitation&quot;:&quot;Andew Newberg, Eugene d’Aquile, and Vince Rause, Why God Won’t Go Away: Brain Science and the Biology of Belief (New York: Ballantine Books, 2001); R. L. Carhart-Harris and K. J. Friston, “The Default-Mode, Ego-Functions and Free-Energy: A Neurobiological Account of Freudian Ideas,” Brain 133, no. 4 (28 08/16/received 12/23/revised 12/23/accepted 2010): 1265–83, https://doi.org/10.1093/brain/awq010; M. A. Persinger, Neuropsychological Bases of God Beliefs (New York: Praeger, 1987).&quot;,&quot;noteIndex&quot;:44},&quot;citationItems&quot;:[{&quot;id&quot;:1431,&quot;uris&quot;:[&quot;http://zotero.org/users/4295591/items/USNW7M8C&quot;,[&quot;http://zotero.org/users/4295591/items/USNW7M8C&quot;]],&quot;itemData&quot;:{&quot;id&quot;:1431,&quot;type&quot;:&quot;book&quot;,&quot;event-place&quot;:&quot;New York&quot;,&quot;publisher&quot;:&quot;Ballantine Books&quot;,&quot;publisher-place&quot;:&quot;New York&quot;,&quot;title&quot;:&quot;Why God Won't Go Away: Brain Science and the Biology of Belief&quot;,&quot;author&quot;:[{&quot;family&quot;:&quot;Newberg&quot;,&quot;given&quot;:&quot;Andew&quot;},{&quot;family&quot;:&quot;Aquile&quot;,&quot;given&quot;:&quot;Eugene&quot;,&quot;non-dropping-particle&quot;:&quot;d'&quot;},{&quot;family&quot;:&quot;Rause&quot;,&quot;given&quot;:&quot;Vince&quot;}],&quot;collection-editor&quot;:[{&quot;family&quot;:&quot;New York&quot;,&quot;given&quot;:&quot;&quot;}],&quot;issued&quot;:{&quot;date-parts&quot;:[[&quot;2001&quot;]]}}},{&quot;id&quot;:1776,&quot;uris&quot;:[&quot;http://zotero.org/users/4295591/items/UTIZRSFH&quot;,[&quot;http://zotero.org/users/4295591/items/UTIZRSFH&quot;]],&quot;itemData&quot;:{&quot;id&quot;:1776,&quot;type&quot;:&quot;article-journal&quot;,&quot;abstract&quot;:&quot;This article explores the notion that Freudian constructs may have neurobiological substrates. Specifically, we propose that Freud’s descriptions of the primary and secondary processes are consistent with self-organized activity in hierarchical cortical systems and that his descriptions of the ego are consistent with the functions of the default-mode and its reciprocal exchanges with subordinate brain systems. This neurobiological account rests on a view of the brain as a hierarchical inference or Helmholtz machine. In this view, large-scale intrinsic networks occupy supraordinate levels of hierarchical brain systems that try to optimize their representation of the sensorium. This optimization has been formulated as minimizing a free-energy; a process that is formally similar to the treatment of energy in Freudian formulations. We substantiate this synthesis by showing that Freud’s descriptions of the primary process are consistent with the phenomenology and neurophysiology of rapid eye movement sleep, the early and acute psychotic state, the aura of temporal lobe epilepsy and hallucinogenic drug states.&quot;,&quot;container-title&quot;:&quot;Brain&quot;,&quot;DOI&quot;:&quot;10.1093/brain/awq010&quot;,&quot;ISSN&quot;:&quot;0006-8950 1460-2156&quot;,&quot;issue&quot;:&quot;4&quot;,&quot;page&quot;:&quot;1265-1283&quot;,&quot;source&quot;:&quot;PMC&quot;,&quot;title&quot;:&quot;The default-mode, ego-functions and free-energy: a neurobiological account of Freudian ideas&quot;,&quot;volume&quot;:&quot;133&quot;,&quot;author&quot;:[{&quot;family&quot;:&quot;Carhart-Harris&quot;,&quot;given&quot;:&quot;R. L.&quot;},{&quot;family&quot;:&quot;Friston&quot;,&quot;given&quot;:&quot;K. J.&quot;}],&quot;issued&quot;:{&quot;date-parts&quot;:[[&quot;2010&quot;]],&quot;season&quot;:&quot;28 08/16/received 12/23/revised 12/23/accepted&quot;}}},{&quot;id&quot;:1277,&quot;uris&quot;:[&quot;http://zotero.org/users/4295591/items/GUM2RXYN&quot;,[&quot;http://zotero.org/users/4295591/items/GUM2RXYN&quot;]],&quot;itemData&quot;:{&quot;id&quot;:1277,&quot;type&quot;:&quot;book&quot;,&quot;event-place&quot;:&quot;New York&quot;,&quot;publisher&quot;:&quot;Praeger&quot;,&quot;publisher-place&quot;:&quot;New York&quot;,&quot;title&quot;:&quot;Neuropsychological Bases of God Beliefs&quot;,&quot;author&quot;:[{&quot;family&quot;:&quot;Persinger&quot;,&quot;given&quot;:&quot;M. A.&quot;}],&quot;issued&quot;:{&quot;date-parts&quot;:[[&quot;1987&quot;]]}}}],&quot;schema&quot;:&quot;https://github.com/citation-style-language/schema/raw/master/csl-citation.json&quot;} RNDmtaM29btoM"/><text:span text:style-name="T89">Andew Newberg, Eugene d’Aquile, and Vince Rause, </text:span><text:span text:style-name="T90">Why God Won’t Go Away: Brain Science and the Biology of Belief</text:span><text:span text:style-name="T89"> (New York: Ballantine Books, 2001); R. L. Carhart-Harris and K. J. Friston, “The Default-Mode, Ego-Functions and Free-Energy: A Neurobiological Account of Freudian Ideas,” </text:span><text:span text:style-name="T90">Brain</text:span><text:span text:style-name="T89"> 133, no. 4 (28 08/16/received 12/23/revised 12/23/accepted 2010): 1265–83, https://doi.org/10.1093/brain/awq010; M. A. Persinger, </text:span><text:span text:style-name="T90">Neuropsychological Bases of God Beliefs</text:span><text:span text:style-name="T89"> (New York: Praeger, 1987).</text:span><text:reference-mark-end text:name="ZOTERO_ITEM CSL_CITATION {&quot;citationID&quot;:&quot;b8E0gUdG&quot;,&quot;properties&quot;:{&quot;formattedCitation&quot;:&quot;Andew Newberg, Eugene d\\uc0\\u8217{}Aquile, and Vince Rause, {\\i{}Why God Won\\uc0\\u8217{}t Go Away: Brain Science and the Biology of Belief} (New York: Ballantine Books, 2001); R. L. Carhart-Harris and K. J. Friston, \\uc0\\u8220{}The Default-Mode, Ego-Functions and Free-Energy: A Neurobiological Account of Freudian Ideas,\\uc0\\u8221{} {\\i{}Brain} 133, no. 4 (28 08/16/received 12/23/revised 12/23/accepted 2010): 1265\\uc0\\u8211{}83, https://doi.org/10.1093/brain/awq010; M. A. Persinger, {\\i{}Neuropsychological Bases of God Beliefs} (New York: Praeger, 1987).&quot;,&quot;plainCitation&quot;:&quot;Andew Newberg, Eugene d’Aquile, and Vince Rause, Why God Won’t Go Away: Brain Science and the Biology of Belief (New York: Ballantine Books, 2001); R. L. Carhart-Harris and K. J. Friston, “The Default-Mode, Ego-Functions and Free-Energy: A Neurobiological Account of Freudian Ideas,” Brain 133, no. 4 (28 08/16/received 12/23/revised 12/23/accepted 2010): 1265–83, https://doi.org/10.1093/brain/awq010; M. A. Persinger, Neuropsychological Bases of God Beliefs (New York: Praeger, 1987).&quot;,&quot;noteIndex&quot;:44},&quot;citationItems&quot;:[{&quot;id&quot;:1431,&quot;uris&quot;:[&quot;http://zotero.org/users/4295591/items/USNW7M8C&quot;,[&quot;http://zotero.org/users/4295591/items/USNW7M8C&quot;]],&quot;itemData&quot;:{&quot;id&quot;:1431,&quot;type&quot;:&quot;book&quot;,&quot;event-place&quot;:&quot;New York&quot;,&quot;publisher&quot;:&quot;Ballantine Books&quot;,&quot;publisher-place&quot;:&quot;New York&quot;,&quot;title&quot;:&quot;Why God Won't Go Away: Brain Science and the Biology of Belief&quot;,&quot;author&quot;:[{&quot;family&quot;:&quot;Newberg&quot;,&quot;given&quot;:&quot;Andew&quot;},{&quot;family&quot;:&quot;Aquile&quot;,&quot;given&quot;:&quot;Eugene&quot;,&quot;non-dropping-particle&quot;:&quot;d'&quot;},{&quot;family&quot;:&quot;Rause&quot;,&quot;given&quot;:&quot;Vince&quot;}],&quot;collection-editor&quot;:[{&quot;family&quot;:&quot;New York&quot;,&quot;given&quot;:&quot;&quot;}],&quot;issued&quot;:{&quot;date-parts&quot;:[[&quot;2001&quot;]]}}},{&quot;id&quot;:1776,&quot;uris&quot;:[&quot;http://zotero.org/users/4295591/items/UTIZRSFH&quot;,[&quot;http://zotero.org/users/4295591/items/UTIZRSFH&quot;]],&quot;itemData&quot;:{&quot;id&quot;:1776,&quot;type&quot;:&quot;article-journal&quot;,&quot;abstract&quot;:&quot;This article explores the notion that Freudian constructs may have neurobiological substrates. Specifically, we propose that Freud’s descriptions of the primary and secondary processes are consistent with self-organized activity in hierarchical cortical systems and that his descriptions of the ego are consistent with the functions of the default-mode and its reciprocal exchanges with subordinate brain systems. This neurobiological account rests on a view of the brain as a hierarchical inference or Helmholtz machine. In this view, large-scale intrinsic networks occupy supraordinate levels of hierarchical brain systems that try to optimize their representation of the sensorium. This optimization has been formulated as minimizing a free-energy; a process that is formally similar to the treatment of energy in Freudian formulations. We substantiate this synthesis by showing that Freud’s descriptions of the primary process are consistent with the phenomenology and neurophysiology of rapid eye movement sleep, the early and acute psychotic state, the aura of temporal lobe epilepsy and hallucinogenic drug states.&quot;,&quot;container-title&quot;:&quot;Brain&quot;,&quot;DOI&quot;:&quot;10.1093/brain/awq010&quot;,&quot;ISSN&quot;:&quot;0006-8950 1460-2156&quot;,&quot;issue&quot;:&quot;4&quot;,&quot;page&quot;:&quot;1265-1283&quot;,&quot;source&quot;:&quot;PMC&quot;,&quot;title&quot;:&quot;The default-mode, ego-functions and free-energy: a neurobiological account of Freudian ideas&quot;,&quot;volume&quot;:&quot;133&quot;,&quot;author&quot;:[{&quot;family&quot;:&quot;Carhart-Harris&quot;,&quot;given&quot;:&quot;R. L.&quot;},{&quot;family&quot;:&quot;Friston&quot;,&quot;given&quot;:&quot;K. J.&quot;}],&quot;issued&quot;:{&quot;date-parts&quot;:[[&quot;2010&quot;]],&quot;season&quot;:&quot;28 08/16/received 12/23/revised 12/23/accepted&quot;}}},{&quot;id&quot;:1277,&quot;uris&quot;:[&quot;http://zotero.org/users/4295591/items/GUM2RXYN&quot;,[&quot;http://zotero.org/users/4295591/items/GUM2RXYN&quot;]],&quot;itemData&quot;:{&quot;id&quot;:1277,&quot;type&quot;:&quot;book&quot;,&quot;event-place&quot;:&quot;New York&quot;,&quot;publisher&quot;:&quot;Praeger&quot;,&quot;publisher-place&quot;:&quot;New York&quot;,&quot;title&quot;:&quot;Neuropsychological Bases of God Beliefs&quot;,&quot;author&quot;:[{&quot;family&quot;:&quot;Persinger&quot;,&quot;given&quot;:&quot;M. A.&quot;}],&quot;issued&quot;:{&quot;date-parts&quot;:[[&quot;1987&quot;]]}}}],&quot;schema&quot;:&quot;https://github.com/citation-style-language/schema/raw/master/csl-citation.json&quot;} RNDmtaM29btoM"/></text:p></text:note-body></text:note></text:span><text:span text:style-name="T274"> In the case of neurology, we are connecting to some aspect of our brain’s functionality not normally active during normal consciousness. Whether you say it is </text:span><text:alphabetical-index-mark-start text:id="IMark1835339047408" text:main-entry="true"/><text:span text:style-name="T274">connection</text:span><text:alphabetical-index-mark-end text:id="IMark1835339047408"/><text:span text:style-name="T274"> to Consciousness or </text:span><text:alphabetical-index-mark-start text:id="IMark1835339048128" text:main-entry="true"/><text:span text:style-name="T274">connection</text:span><text:alphabetical-index-mark-end text:id="IMark1835339048128"/><text:span text:style-name="T274"> to deeper aspects of your neurological self does not matter. Materialist or Deist, we can all agree that the </text:span><text:alphabetical-index-mark-start text:id="IMark1835339048368" text:main-entry="true"/><text:alphabetical-index-mark-start text:id="IMark1835339047168" text:main-entry="true"/><text:span text:style-name="T274">connection</text:span><text:alphabetical-index-mark-end text:id="IMark1835339047168"/><text:span text:style-name="T274"> experience</text:span><text:alphabetical-index-mark-end text:id="IMark1835339048368"/><text:span text:style-name="T274"> is a </text:span><text:alphabetical-index-mark-start text:id="IMark1835339047808" text:main-entry="true"/><text:span text:style-name="T274">connection</text:span><text:alphabetical-index-mark-end text:id="IMark1835339047808"/><text:span text:style-name="T274"> to something more. To answer the question “What is </text:span><text:alphabetical-index-mark-start text:id="IMark1835339046688" text:main-entry="true"/><text:span text:style-name="T274">authentic spirituality?</text:span><text:alphabetical-index-mark-end text:id="IMark1835339046688"/><text:span text:style-name="T274">” then, we can say that </text:span><text:alphabetical-index-mark-start text:id="IMark1835339046768" text:main-entry="true"/><text:span text:style-name="T274">authentic spirituality</text:span><text:alphabetical-index-mark-end text:id="IMark1835339046768"/><text:span text:style-name="T274"> is spirituality that teaches us how to connect to something more.</text:span></text:p>
        <text:p text:style-name="P84"><text:span text:style-name="T276">If you accept the fact that </text:span><text:alphabetical-index-mark-start text:id="IMark1835336904784" text:main-entry="true"/><text:span text:style-name="T276">authentic spirituality</text:span><text:alphabetical-index-mark-end text:id="IMark1835336904784"/><text:span text:style-name="T276"> is about </text:span><text:alphabetical-index-mark-start text:id="IMark1835336904864" text:main-entry="true"/><text:span text:style-name="T276">connection</text:span><text:alphabetical-index-mark-end text:id="IMark1835336904864"/><text:span text:style-name="T276"> to “something more,” t</text:span>he question now becomes, how can you tell if a spirituality is authentic <text:span text:style-name="T312">or not</text:span>? How can you tell if a spirituality connects <text:span text:style-name="T312">you to something more</text:span>? </text:p>
        <text:h text:style-name="P40" text:outline-level="2"><text:bookmark-start text:name="__RefHeading___Toc10391_3722381662"/><text:soft-page-break/><text:alphabetical-index-mark-start text:id="IMark1835336903344" text:main-entry="true"/>Connection<text:alphabetical-index-mark-end text:id="IMark1835336903344"/> Experiences<text:bookmark-end text:name="__RefHeading___Toc10391_3722381662"/></text:h>
        <text:p text:style-name="P85"><text:span text:style-name="T313">To make a long argument short, </text:span><text:span text:style-name="T314">you</text:span><text:span text:style-name="T313"> can tell if </text:span><text:span text:style-name="T315">a spirituality is authentic if it leads </text:span><text:span text:style-name="T316">to two things, </text:span><text:alphabetical-index-mark-start text:id="IMark1835336903344" text:main-entry="true"/><text:span text:style-name="T317">connection</text:span><text:alphabetical-index-mark-end text:id="IMark1835336903344"/><text:span text:style-name="T317"> experience</text:span><text:span text:style-name="T318">s</text:span><text:span text:style-name="T319"> and </text:span><text:alphabetical-index-mark-start text:id="IMark1835336904784" text:main-entry="true"/><text:alphabetical-index-mark-start text:id="IMark1835336904864" text:main-entry="true"/><text:span text:style-name="T320">connection</text:span><text:alphabetical-index-mark-end text:id="IMark1835336904864"/><text:span text:style-name="T320"> outcome</text:span><text:span text:style-name="T321">s</text:span><text:alphabetical-index-mark-end text:id="IMark1835336904784"/><text:span text:style-name="T322">.</text:span><text:span text:style-name="T320"> </text:span><text:span text:style-name="T323">Let us look at each of these in turn, star</text:span><text:span text:style-name="T324">t</text:span><text:span text:style-name="T323">ing with </text:span><text:alphabetical-index-mark-start text:id="IMark1835336904064" text:main-entry="true"/><text:alphabetical-index-mark-start text:id="IMark1835336904144" text:main-entry="true"/><text:span text:style-name="T323">connection</text:span><text:alphabetical-index-mark-end text:id="IMark1835336904144"/><text:span text:style-name="T323"> experience</text:span><text:alphabetical-index-mark-end text:id="IMark1835336904064"/><text:span text:style-name="T323">.</text:span></text:p>
        <text:p text:style-name="P86"><text:span text:style-name="T313">W</text:span><text:span text:style-name="T121">hat is a </text:span><text:alphabetical-index-mark-start text:id="IMark1835336904704" text:main-entry="true"/><text:alphabetical-index-mark-start text:id="IMark1835336904144" text:main-entry="true"/><text:span text:style-name="T121">connection</text:span><text:alphabetical-index-mark-end text:id="IMark1835336904144"/><text:span text:style-name="T121"> experience</text:span><text:alphabetical-index-mark-end text:id="IMark1835336904704"/><text:span text:style-name="T121">? </text:span><text:span text:style-name="T325">Quite simply, a</text:span><text:span text:style-name="T121"> </text:span><text:alphabetical-index-mark-start text:id="IMark1835336904304" text:main-entry="true"/><text:alphabetical-index-mark-start text:id="IMark1835336904784" text:main-entry="true"/><text:span text:style-name="T121">connection</text:span><text:alphabetical-index-mark-end text:id="IMark1835336904784"/><text:span text:style-name="T121"> experience</text:span><text:alphabetical-index-mark-end text:id="IMark1835336904304"/><text:span text:style-name="T121"> is the phenomenological experience of </text:span><text:alphabetical-index-mark-start text:id="IMark1835336904064" text:main-entry="true"/><text:span text:style-name="T121">connection</text:span><text:alphabetical-index-mark-end text:id="IMark1835336904064"/><text:span text:style-name="T121"> </text:span><text:span text:style-name="T315">to </text:span><text:span text:style-name="T326">“something more” than your normal daily consciousness</text:span><text:span text:style-name="T121">. When </text:span><text:span text:style-name="T315">an individual</text:span><text:span text:style-name="T121"> makes a </text:span><text:alphabetical-index-mark-start text:id="IMark1835336904864" text:main-entry="true"/><text:span text:style-name="T121">connection</text:span><text:alphabetical-index-mark-end text:id="IMark1835336904864"/><text:span text:style-name="T121">, </text:span><text:span text:style-name="T315">they </text:span><text:span text:style-name="T327">always </text:span><text:span text:style-name="T315">have </text:span><text:span text:style-name="T121">an experience that </text:span><text:span text:style-name="T327">provides evidence </text:span><text:span text:style-name="T121">a </text:span><text:alphabetical-index-mark-start text:id="IMark1835336904944" text:main-entry="true"/><text:span text:style-name="T121">connection</text:span><text:alphabetical-index-mark-end text:id="IMark1835336904944"/><text:span text:style-name="T121"> occurs. It is like sticking your finger into a light socket. The shock that you get from connecting with the electrical grid is the </text:span><text:alphabetical-index-mark-start text:id="IMark1835336903184" text:main-entry="true"/><text:alphabetical-index-mark-start text:id="IMark1835345964736" text:main-entry="true"/><text:span text:style-name="T121">connection</text:span><text:alphabetical-index-mark-end text:id="IMark1835345964736"/><text:span text:style-name="T121"> experience</text:span><text:alphabetical-index-mark-end text:id="IMark1835336903184"/><text:span text:style-name="T121"> that proves to you that you have made a </text:span><text:alphabetical-index-mark-start text:id="IMark1835345950256" text:main-entry="true"/><text:span text:style-name="T121">connection</text:span><text:alphabetical-index-mark-end text:id="IMark1835345950256"/><text:span text:style-name="T121">. </text:span><text:span text:style-name="T327">If you </text:span><text:span text:style-name="T328">do not</text:span><text:span text:style-name="T327"> get a shock, no </text:span><text:alphabetical-index-mark-start text:id="IMark1835345950896" text:main-entry="true"/><text:span text:style-name="T327">connection</text:span><text:alphabetical-index-mark-end text:id="IMark1835345950896"/><text:span text:style-name="T327"> has been made. </text:span><text:span text:style-name="T325">Similarly, if </text:span><text:span text:style-name="T329">you have </text:span><text:span text:style-name="T325">made a </text:span><text:alphabetical-index-mark-start text:id="IMark1835345951056" text:main-entry="true"/><text:span text:style-name="T325">connection</text:span><text:alphabetical-index-mark-end text:id="IMark1835345951056"/><text:span text:style-name="T325"> to “something more,” that is, if you have made a </text:span><text:alphabetical-index-mark-start text:id="IMark1835345951216" text:main-entry="true"/><text:span text:style-name="T325">connection</text:span><text:alphabetical-index-mark-end text:id="IMark1835345951216"/><text:span text:style-name="T325"> to </text:span><text:span text:style-name="T330">t</text:span><text:span text:style-name="T325">he </text:span><text:alphabetical-index-mark-start text:id="IMark1835345952176"/><text:alphabetical-index-mark-start text:id="IMark1835345952256" text:main-entry="true"/><text:span text:style-name="T325">Fabric of Consciousness</text:span><text:alphabetical-index-mark-end text:id="IMark1835345952256"/><text:alphabetical-index-mark-end text:id="IMark1835345952176"/><text:span text:style-name="T325">, you’ll probably get a shock, and you’ll certainly feel like you have connected.</text:span></text:p>
        <text:p text:style-name="P38"><text:span text:style-name="T331">The term “</text:span><text:alphabetical-index-mark-start text:id="IMark1835345951056" text:main-entry="true"/><text:alphabetical-index-mark-start text:id="IMark1835345951216" text:main-entry="true"/><text:span text:style-name="T331">connection</text:span><text:alphabetical-index-mark-end text:id="IMark1835345951216"/><text:span text:style-name="T331"> experience</text:span><text:alphabetical-index-mark-end text:id="IMark1835345951056"/><text:span text:style-name="T331">” is a catch-all term, and there are lots of different types of </text:span><text:alphabetical-index-mark-start text:id="IMark1835345952176" text:main-entry="true"/><text:span text:style-name="T331">connection</text:span><text:alphabetical-index-mark-end text:id="IMark1835345952176"/><text:span text:style-name="T331"> experiences recorded in the scholarly and spiritual literature of this planet. </text:span><text:span text:style-name="T332">People have </text:span><text:span text:style-name="T333">flow experiences</text:span><text:span text:style-name="T332"> </text:span><text:soft-page-break/><text:span text:style-name="T332">which are experiences where one loses oneself in an activity.</text:span><text:span text:style-name="T332"><text:note text:id="ftn38" text:note-class="footnote"><text:note-citation>38</text:note-citation><text:note-body><text:p text:style-name="Footnote"><text:reference-mark-start text:name="ZOTERO_ITEM CSL_CITATION {&quot;citationID&quot;:&quot;PyLydMNh&quot;,&quot;properties&quot;:{&quot;formattedCitation&quot;:&quot;Arnold B. Bakker, \\uc0\\u8220{}Flow among Music Teachers and Their Students: The Crossover of Peak Experiences,\\uc0\\u8221{} {\\i{}Journal of Vocational Behavior} 66, no. 1 (February 1, 2005): 26\\uc0\\u8211{}44, https://doi.org/10.1016/j.jvb.2003.11.001.&quot;,&quot;plainCitation&quot;:&quot;Arnold B. Bakker, “Flow among Music Teachers and Their Students: The Crossover of Peak Experiences,” Journal of Vocational Behavior 66, no. 1 (February 1, 2005): 26–44, https://doi.org/10.1016/j.jvb.2003.11.001.&quot;,&quot;noteIndex&quot;:45},&quot;citationItems&quot;:[{&quot;id&quot;:2521,&quot;uris&quot;:[&quot;http://zotero.org/users/4295591/items/7GD5XDYE&quot;,[&quot;http://zotero.org/users/4295591/items/7GD5XDYE&quot;]],&quot;itemData&quot;:{&quot;id&quot;:2521,&quot;type&quot;:&quot;article-journal&quot;,&quot;abstract&quot;:&quot;This study among 178 music teachers and 605 students from 16 different music schools examined the peak experience of flow (Csikszentmihalyi, 1990). On the basis of the literature, it is hypothesized that job resources, including autonomy, performance feedback, social support, and supervisory coaching have a positive influence on the balance between teachers’ challenges and skills, which, in turn, contributes to their experience of flow (absorption, work enjoyment, and intrinsic work motivation). In addition, using emotional contagion theory, it is hypothesized that flow may crossover from teachers to their students. The results of structural equation modeling analyses offer support for both hypotheses. These findings are discussed in light of theories about crossover and emotional contagion.&quot;,&quot;container-title&quot;:&quot;Journal of Vocational Behavior&quot;,&quot;DOI&quot;:&quot;10.1016/j.jvb.2003.11.001&quot;,&quot;ISSN&quot;:&quot;0001-8791&quot;,&quot;issue&quot;:&quot;1&quot;,&quot;journalAbbreviation&quot;:&quot;Journal of Vocational Behavior&quot;,&quot;page&quot;:&quot;26-44&quot;,&quot;title&quot;:&quot;Flow among music teachers and their students: The crossover of peak experiences&quot;,&quot;volume&quot;:&quot;66&quot;,&quot;author&quot;:[{&quot;family&quot;:&quot;Bakker&quot;,&quot;given&quot;:&quot;Arnold B.&quot;}],&quot;issued&quot;:{&quot;date-parts&quot;:[[&quot;2005&quot;,2,1]]}}}],&quot;schema&quot;:&quot;https://github.com/citation-style-language/schema/raw/master/csl-citation.json&quot;} RND6wyU0Pid6X"/><text:span text:style-name="T89">Arnold B. Bakker, “Flow among Music Teachers and Their Students: The Crossover of Peak Experiences,” </text:span><text:span text:style-name="T90">Journal of Vocational Behavior</text:span><text:span text:style-name="T89"> 66, no. 1 (February 1, 2005): 26–44, https://doi.org/10.1016/j.jvb.2003.11.001.</text:span><text:reference-mark-end text:name="ZOTERO_ITEM CSL_CITATION {&quot;citationID&quot;:&quot;PyLydMNh&quot;,&quot;properties&quot;:{&quot;formattedCitation&quot;:&quot;Arnold B. Bakker, \\uc0\\u8220{}Flow among Music Teachers and Their Students: The Crossover of Peak Experiences,\\uc0\\u8221{} {\\i{}Journal of Vocational Behavior} 66, no. 1 (February 1, 2005): 26\\uc0\\u8211{}44, https://doi.org/10.1016/j.jvb.2003.11.001.&quot;,&quot;plainCitation&quot;:&quot;Arnold B. Bakker, “Flow among Music Teachers and Their Students: The Crossover of Peak Experiences,” Journal of Vocational Behavior 66, no. 1 (February 1, 2005): 26–44, https://doi.org/10.1016/j.jvb.2003.11.001.&quot;,&quot;noteIndex&quot;:45},&quot;citationItems&quot;:[{&quot;id&quot;:2521,&quot;uris&quot;:[&quot;http://zotero.org/users/4295591/items/7GD5XDYE&quot;,[&quot;http://zotero.org/users/4295591/items/7GD5XDYE&quot;]],&quot;itemData&quot;:{&quot;id&quot;:2521,&quot;type&quot;:&quot;article-journal&quot;,&quot;abstract&quot;:&quot;This study among 178 music teachers and 605 students from 16 different music schools examined the peak experience of flow (Csikszentmihalyi, 1990). On the basis of the literature, it is hypothesized that job resources, including autonomy, performance feedback, social support, and supervisory coaching have a positive influence on the balance between teachers’ challenges and skills, which, in turn, contributes to their experience of flow (absorption, work enjoyment, and intrinsic work motivation). In addition, using emotional contagion theory, it is hypothesized that flow may crossover from teachers to their students. The results of structural equation modeling analyses offer support for both hypotheses. These findings are discussed in light of theories about crossover and emotional contagion.&quot;,&quot;container-title&quot;:&quot;Journal of Vocational Behavior&quot;,&quot;DOI&quot;:&quot;10.1016/j.jvb.2003.11.001&quot;,&quot;ISSN&quot;:&quot;0001-8791&quot;,&quot;issue&quot;:&quot;1&quot;,&quot;journalAbbreviation&quot;:&quot;Journal of Vocational Behavior&quot;,&quot;page&quot;:&quot;26-44&quot;,&quot;title&quot;:&quot;Flow among music teachers and their students: The crossover of peak experiences&quot;,&quot;volume&quot;:&quot;66&quot;,&quot;author&quot;:[{&quot;family&quot;:&quot;Bakker&quot;,&quot;given&quot;:&quot;Arnold B.&quot;}],&quot;issued&quot;:{&quot;date-parts&quot;:[[&quot;2005&quot;,2,1]]}}}],&quot;schema&quot;:&quot;https://github.com/citation-style-language/schema/raw/master/csl-citation.json&quot;} RND6wyU0Pid6X"/></text:p></text:note-body></text:note></text:span><text:span text:style-name="T334"> There are also </text:span><text:alphabetical-index-mark-start text:id="IMark1835345950896" text:main-entry="true"/><text:span text:style-name="T335">unity experiences</text:span><text:alphabetical-index-mark-end text:id="IMark1835345950896"/><text:span text:style-name="T335"> </text:span><text:span text:style-name="T334">where one feels connected to all life, and even the entire universe.</text:span><text:span text:style-name="T336"><text:note text:id="ftn39" text:note-class="footnote"><text:note-citation>39</text:note-citation><text:note-body><text:p text:style-name="Footnote"><text:reference-mark-start text:name="ZOTERO_ITEM CSL_CITATION {&quot;citationID&quot;:&quot;omWlWTMP&quot;,&quot;properties&quot;:{&quot;formattedCitation&quot;:&quot;Walter Terence Stace, {\\i{}The Teachings of the Mystics} (New York: Mentor, 1960).&quot;,&quot;plainCitation&quot;:&quot;Walter Terence Stace, The Teachings of the Mystics (New York: Mentor, 1960).&quot;,&quot;noteIndex&quot;:46},&quot;citationItems&quot;:[{&quot;id&quot;:2458,&quot;uris&quot;:[&quot;http://zotero.org/users/4295591/items/779DZEXV&quot;,[&quot;http://zotero.org/users/4295591/items/779DZEXV&quot;]],&quot;itemData&quot;:{&quot;id&quot;:2458,&quot;type&quot;:&quot;book&quot;,&quot;event-place&quot;:&quot;New York&quot;,&quot;publisher&quot;:&quot;Mentor&quot;,&quot;publisher-place&quot;:&quot;New York&quot;,&quot;title&quot;:&quot;The Teachings of the Mystics&quot;,&quot;author&quot;:[{&quot;family&quot;:&quot;Stace&quot;,&quot;given&quot;:&quot;Walter Terence&quot;}],&quot;issued&quot;:{&quot;date-parts&quot;:[[&quot;1960&quot;]]}}}],&quot;schema&quot;:&quot;https://github.com/citation-style-language/schema/raw/master/csl-citation.json&quot;} RNDaSHkyUaaNi"/><text:span text:style-name="T89">Walter Terence Stace, </text:span><text:span text:style-name="T90">The Teachings of the Mystics</text:span><text:span text:style-name="T89"> (New York: Mentor, 1960).</text:span><text:reference-mark-end text:name="ZOTERO_ITEM CSL_CITATION {&quot;citationID&quot;:&quot;omWlWTMP&quot;,&quot;properties&quot;:{&quot;formattedCitation&quot;:&quot;Walter Terence Stace, {\\i{}The Teachings of the Mystics} (New York: Mentor, 1960).&quot;,&quot;plainCitation&quot;:&quot;Walter Terence Stace, The Teachings of the Mystics (New York: Mentor, 1960).&quot;,&quot;noteIndex&quot;:46},&quot;citationItems&quot;:[{&quot;id&quot;:2458,&quot;uris&quot;:[&quot;http://zotero.org/users/4295591/items/779DZEXV&quot;,[&quot;http://zotero.org/users/4295591/items/779DZEXV&quot;]],&quot;itemData&quot;:{&quot;id&quot;:2458,&quot;type&quot;:&quot;book&quot;,&quot;event-place&quot;:&quot;New York&quot;,&quot;publisher&quot;:&quot;Mentor&quot;,&quot;publisher-place&quot;:&quot;New York&quot;,&quot;title&quot;:&quot;The Teachings of the Mystics&quot;,&quot;author&quot;:[{&quot;family&quot;:&quot;Stace&quot;,&quot;given&quot;:&quot;Walter Terence&quot;}],&quot;issued&quot;:{&quot;date-parts&quot;:[[&quot;1960&quot;]]}}}],&quot;schema&quot;:&quot;https://github.com/citation-style-language/schema/raw/master/csl-citation.json&quot;} RNDaSHkyUaaNi"/></text:p></text:note-body></text:note></text:span><text:span text:style-name="T332"> </text:span><text:span text:style-name="T331">Psychologists Abraham Maslow </text:span><text:span text:style-name="T337">studied </text:span><text:alphabetical-index-mark-start text:id="IMark1835345952256" text:main-entry="true"/><text:span text:style-name="T333">peak experiences</text:span><text:alphabetical-index-mark-end text:id="IMark1835345952256"/><text:span text:style-name="T332">,</text:span><text:span text:style-name="T332"><text:note text:id="ftn40" text:note-class="footnote"><text:note-citation>40</text:note-citation><text:note-body><text:p text:style-name="Footnote"><text:reference-mark-start text:name="ZOTERO_ITEM CSL_CITATION {&quot;citationID&quot;:&quot;W3cWzlRC&quot;,&quot;properties&quot;:{&quot;formattedCitation&quot;:&quot;A. H. Maslow, \\uc0\\u8220{}Lessons from the Peak-Experiences,\\uc0\\u8221{} {\\i{}Journal of Humanistic Psychology} 2, no. 1 (January 1, 1962): 9\\uc0\\u8211{}18, https://doi.org/10.1177/002216786200200102.&quot;,&quot;plainCitation&quot;:&quot;A. H. Maslow, “Lessons from the Peak-Experiences,” Journal of Humanistic Psychology 2, no. 1 (January 1, 1962): 9–18, https://doi.org/10.1177/002216786200200102.&quot;,&quot;noteIndex&quot;:47},&quot;citationItems&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BXKiZEyLUx"/><text:span text:style-name="T89">A. H. Maslow, “Lessons from the Peak-Experiences,” </text:span><text:span text:style-name="T90">Journal of Humanistic Psychology</text:span><text:span text:style-name="T89"> 2, no. 1 (January 1, 1962): 9–18, https://doi.org/10.1177/002216786200200102.</text:span><text:reference-mark-end text:name="ZOTERO_ITEM CSL_CITATION {&quot;citationID&quot;:&quot;W3cWzlRC&quot;,&quot;properties&quot;:{&quot;formattedCitation&quot;:&quot;A. H. Maslow, \\uc0\\u8220{}Lessons from the Peak-Experiences,\\uc0\\u8221{} {\\i{}Journal of Humanistic Psychology} 2, no. 1 (January 1, 1962): 9\\uc0\\u8211{}18, https://doi.org/10.1177/002216786200200102.&quot;,&quot;plainCitation&quot;:&quot;A. H. Maslow, “Lessons from the Peak-Experiences,” Journal of Humanistic Psychology 2, no. 1 (January 1, 1962): 9–18, https://doi.org/10.1177/002216786200200102.&quot;,&quot;noteIndex&quot;:47},&quot;citationItems&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BXKiZEyLUx"/></text:p></text:note-body></text:note></text:span><text:span text:style-name="T332"> </text:span><text:span text:style-name="T331">which were experiences </text:span><text:span text:style-name="T338">where </text:span><text:span text:style-name="T339">one connects </text:span><text:span text:style-name="T338">with </text:span><text:span text:style-name="T339">and actualizes one’</text:span><text:span text:style-name="T331">s </text:span><text:span text:style-name="T338">inner </text:span><text:span text:style-name="T337">S</text:span><text:span text:style-name="T339">elf. </text:span><text:span text:style-name="T331">We also find </text:span><text:alphabetical-index-mark-start text:id="IMark1835345957936" text:main-entry="true"/><text:alphabetical-index-mark-start text:id="IMark1835345958016" text:main-entry="true"/><text:span text:style-name="T340">healing</text:span><text:alphabetical-index-mark-end text:id="IMark1835345958016"/><text:span text:style-name="T340"> experiences</text:span><text:alphabetical-index-mark-end text:id="IMark1835345957936"/><text:span text:style-name="T341"> where one </text:span><text:span text:style-name="T331">experiences </text:span><text:span text:style-name="T341">sudden, even miraculous, psychological and emotional </text:span><text:alphabetical-index-mark-start text:id="IMark1835345964736" text:main-entry="true"/><text:span text:style-name="T341">healing</text:span><text:alphabetical-index-mark-end text:id="IMark1835345964736"/><text:span text:style-name="T341">.</text:span><text:span text:style-name="T341"><text:note text:id="ftn41" text:note-class="footnote"><text:note-citation>41</text:note-citation><text:note-body><text:p text:style-name="Footnote"><text:reference-mark-start text:name="ZOTERO_ITEM CSL_CITATION {&quot;citationID&quot;:&quot;O6Xp5lh0&quot;,&quot;properties&quot;:{&quot;formattedCitation&quot;:&quot;Emmylou Rahtz et al., \\uc0\\u8220{}Transformational Changes in Health Status: A Qualitative Exploration of Healing Moments,\\uc0\\u8221{} {\\i{}EXPLORE} 13, no. 5 (September 1, 2017): 298\\uc0\\u8211{}305, https://doi.org/10.1016/j.explore.2017.06.005; William L. White, \\uc0\\u8220{}Transformational Change: A Historical Review.,\\uc0\\u8221{} {\\i{}Journal of Clinical Psychology} 60, no. 5 (May 2004): 461\\uc0\\u8211{}70.&quot;,&quot;plainCitation&quot;:&quot;Emmylou Rahtz et al., “Transformational Changes in Health Status: A Qualitative Exploration of Healing Moments,” EXPLORE 13, no. 5 (September 1, 2017): 298–305, https://doi.org/10.1016/j.explore.2017.06.005; William L. White, “Transformational Change: A Historical Review.,” Journal of Clinical Psychology 60, no. 5 (May 2004): 461–70.&quot;,&quot;noteIndex&quot;:48},&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id&quot;:2503,&quot;uris&quot;:[&quot;http://zotero.org/users/4295591/items/GRDF5U44&quot;,[&quot;http://zotero.org/users/4295591/items/GRDF5U44&quot;]],&quot;itemData&quot;:{&quot;id&quot;:2503,&quot;type&quot;:&quot;article-journal&quot;,&quot;abstract&quot;:&quot;Recovery from alcoholism can occur through a process of psychological death and rebirth. Generating a new person within a body once occupied by another, transformational change (TC) stands as a life-defining experience demarcating before (old self) and after (new self). The TC experiences of 7 individuals (Handsome Lake, John Gough, Francis Murphy, Jerry McAuley, Bill Wilson, Marty Mann, and Malcolm X) are presented here. Their recoveries from addiction catalyzed larger abstinence-based mutual aid, advocacy, or religious/cultural revitalization movements. Psychotherapists are encouraged to respect the healing power of the TC experience, avoid aborting the TC experience via superficial amelioration of its more disquieting manifestations, interpret the TC experience in ways that solidify and sustain the change process, and help bridge the TC experience and the construction of a new identity and lifestyle. © 2004 Wiley Periodicals, Inc. J Clin Psychol/In Session. [ABSTRACT FROM AUTHOR]&quot;,&quot;archive&quot;:&quot;ehh&quot;,&quot;container-title&quot;:&quot;Journal of Clinical Psychology&quot;,&quot;ISSN&quot;:&quot;00219762&quot;,&quot;issue&quot;:&quot;5&quot;,&quot;journalAbbreviation&quot;:&quot;Journal of Clinical Psychology&quot;,&quot;page&quot;:&quot;461-470&quot;,&quot;source&quot;:&quot;EBSCOhost&quot;,&quot;title&quot;:&quot;Transformational change: A historical review.&quot;,&quot;volume&quot;:&quot;60&quot;,&quot;author&quot;:[{&quot;family&quot;:&quot;White&quot;,&quot;given&quot;:&quot;William L.&quot;}],&quot;issued&quot;:{&quot;date-parts&quot;:[[&quot;2004&quot;,5]]}}}],&quot;schema&quot;:&quot;https://github.com/citation-style-language/schema/raw/master/csl-citation.json&quot;} RNDFSiwktRLNK"/><text:span text:style-name="T89">Emmylou Rahtz et al., “Transformational Changes in Health Status: A Qualitative Exploration of Healing Moments,” </text:span><text:span text:style-name="T90">EXPLORE</text:span><text:span text:style-name="T89"> 13, no. 5 (September 1, 2017): 298–305, https://doi.org/10.1016/j.explore.2017.06.005; William L. White, “Transformational Change: A Historical Review.,” </text:span><text:span text:style-name="T90">Journal of Clinical Psychology</text:span><text:span text:style-name="T89"> 60, no. 5 (May 2004): 461–70.</text:span><text:reference-mark-end text:name="ZOTERO_ITEM CSL_CITATION {&quot;citationID&quot;:&quot;O6Xp5lh0&quot;,&quot;properties&quot;:{&quot;formattedCitation&quot;:&quot;Emmylou Rahtz et al., \\uc0\\u8220{}Transformational Changes in Health Status: A Qualitative Exploration of Healing Moments,\\uc0\\u8221{} {\\i{}EXPLORE} 13, no. 5 (September 1, 2017): 298\\uc0\\u8211{}305, https://doi.org/10.1016/j.explore.2017.06.005; William L. White, \\uc0\\u8220{}Transformational Change: A Historical Review.,\\uc0\\u8221{} {\\i{}Journal of Clinical Psychology} 60, no. 5 (May 2004): 461\\uc0\\u8211{}70.&quot;,&quot;plainCitation&quot;:&quot;Emmylou Rahtz et al., “Transformational Changes in Health Status: A Qualitative Exploration of Healing Moments,” EXPLORE 13, no. 5 (September 1, 2017): 298–305, https://doi.org/10.1016/j.explore.2017.06.005; William L. White, “Transformational Change: A Historical Review.,” Journal of Clinical Psychology 60, no. 5 (May 2004): 461–70.&quot;,&quot;noteIndex&quot;:48},&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id&quot;:2503,&quot;uris&quot;:[&quot;http://zotero.org/users/4295591/items/GRDF5U44&quot;,[&quot;http://zotero.org/users/4295591/items/GRDF5U44&quot;]],&quot;itemData&quot;:{&quot;id&quot;:2503,&quot;type&quot;:&quot;article-journal&quot;,&quot;abstract&quot;:&quot;Recovery from alcoholism can occur through a process of psychological death and rebirth. Generating a new person within a body once occupied by another, transformational change (TC) stands as a life-defining experience demarcating before (old self) and after (new self). The TC experiences of 7 individuals (Handsome Lake, John Gough, Francis Murphy, Jerry McAuley, Bill Wilson, Marty Mann, and Malcolm X) are presented here. Their recoveries from addiction catalyzed larger abstinence-based mutual aid, advocacy, or religious/cultural revitalization movements. Psychotherapists are encouraged to respect the healing power of the TC experience, avoid aborting the TC experience via superficial amelioration of its more disquieting manifestations, interpret the TC experience in ways that solidify and sustain the change process, and help bridge the TC experience and the construction of a new identity and lifestyle. © 2004 Wiley Periodicals, Inc. J Clin Psychol/In Session. [ABSTRACT FROM AUTHOR]&quot;,&quot;archive&quot;:&quot;ehh&quot;,&quot;container-title&quot;:&quot;Journal of Clinical Psychology&quot;,&quot;ISSN&quot;:&quot;00219762&quot;,&quot;issue&quot;:&quot;5&quot;,&quot;journalAbbreviation&quot;:&quot;Journal of Clinical Psychology&quot;,&quot;page&quot;:&quot;461-470&quot;,&quot;source&quot;:&quot;EBSCOhost&quot;,&quot;title&quot;:&quot;Transformational change: A historical review.&quot;,&quot;volume&quot;:&quot;60&quot;,&quot;author&quot;:[{&quot;family&quot;:&quot;White&quot;,&quot;given&quot;:&quot;William L.&quot;}],&quot;issued&quot;:{&quot;date-parts&quot;:[[&quot;2004&quot;,5]]}}}],&quot;schema&quot;:&quot;https://github.com/citation-style-language/schema/raw/master/csl-citation.json&quot;} RNDFSiwktRLNK"/></text:p></text:note-body></text:note></text:span><text:span text:style-name="T341"> </text:span><text:span text:style-name="T342">There are </text:span><text:span text:style-name="T339">even expansive experiences of </text:span><text:alphabetical-index-mark-start text:id="IMark1835339047408" text:main-entry="true"/><text:span text:style-name="T343">cosmic consciousness</text:span><text:alphabetical-index-mark-end text:id="IMark1835339047408"/><text:span text:style-name="T343">.</text:span><text:span text:style-name="T339"><text:note text:id="ftn42" text:note-class="footnote"><text:note-citation>42</text:note-citation><text:note-body><text:p text:style-name="Footnote"><text:reference-mark-start text:name="ZOTERO_ITEM CSL_CITATION {&quot;citationID&quot;:&quot;c4gLYVQw&quot;,&quot;properties&quot;:{&quot;formattedCitation&quot;:&quot;Bucke, {\\i{}Cosmic Consciousness: A Study in the Evolution of the Human Mind}.&quot;,&quot;plainCitation&quot;:&quot;Bucke, Cosmic Consciousness: A Study in the Evolution of the Human Mind.&quot;,&quot;noteIndex&quot;:49},&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IRd04BDzmf"/><text:span text:style-name="T89">Bucke, </text:span><text:span text:style-name="T90">Cosmic Consciousness: A Study in the Evolution of the Human Mind</text:span><text:span text:style-name="T89">.</text:span><text:reference-mark-end text:name="ZOTERO_ITEM CSL_CITATION {&quot;citationID&quot;:&quot;c4gLYVQw&quot;,&quot;properties&quot;:{&quot;formattedCitation&quot;:&quot;Bucke, {\\i{}Cosmic Consciousness: A Study in the Evolution of the Human Mind}.&quot;,&quot;plainCitation&quot;:&quot;Bucke, Cosmic Consciousness: A Study in the Evolution of the Human Mind.&quot;,&quot;noteIndex&quot;:49},&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IRd04BDzmf"/></text:p></text:note-body></text:note></text:span><text:span text:style-name="T344"> </text:span><text:span text:style-name="T345">All of these various </text:span><text:alphabetical-index-mark-start text:id="IMark1835339047808" text:main-entry="true"/><text:span text:style-name="T345">connection</text:span><text:alphabetical-index-mark-end text:id="IMark1835339047808"/><text:span text:style-name="T345"> experiences are characterized by the feeling that we </text:span><text:span text:style-name="T346">ha</text:span><text:span text:style-name="T345">ve connected to something more, and so if an </text:span><text:alphabetical-index-mark-start text:id="IMark1835339047968" text:main-entry="true"/><text:span text:style-name="T345">authentic </text:span><text:soft-page-break/><text:span text:style-name="T345">spirituality</text:span><text:alphabetical-index-mark-end text:id="IMark1835339047968"/><text:span text:style-name="T345"> or authentic spiritual practice is leading you </text:span><text:span text:style-name="T347">or someone you know </text:span><text:span text:style-name="T345">to have these sorts of experiences, then that is one line of evidence that the spirituality </text:span><text:span text:style-name="T348">that is leading them there </text:span><text:span text:style-name="T345">is, in fact, authentic. </text:span></text:p>
        <text:h text:style-name="P40" text:outline-level="2"><text:bookmark-start text:name="__RefHeading___Toc10393_3722381662"/><text:alphabetical-index-mark-start text:id="IMark1835339047168" text:main-entry="true"/><text:alphabetical-index-mark-start text:id="IMark1835339047808" text:main-entry="true"/><text:span text:style-name="T344">C</text:span><text:span text:style-name="T349">onnection</text:span><text:alphabetical-index-mark-end text:id="IMark1835339047808"/><text:span text:style-name="T349"> Outcomes</text:span><text:bookmark-end text:name="__RefHeading___Toc10393_3722381662"/><text:alphabetical-index-mark-end text:id="IMark1835339047168"/></text:h>
        <text:p text:style-name="P87">In addition to the <text:span text:style-name="T350">empirically verifiable phenomenological experience of </text:span><text:alphabetical-index-mark-start text:id="IMark1835339047168" text:main-entry="true"/><text:span text:style-name="T350">connection</text:span><text:alphabetical-index-mark-end text:id="IMark1835339047168"/><text:span text:style-name="T350"> to something more, we can also tell a spirituality is authentic if </text:span><text:alphabetical-index-mark-start text:id="IMark1835339047408" text:main-entry="true"/><text:span text:style-name="T350">connection</text:span><text:alphabetical-index-mark-end text:id="IMark1835339047408"/><text:span text:style-name="T350"> leads to </text:span><text:alphabetical-index-mark-start text:id="IMark1835339047808" text:main-entry="true"/><text:alphabetical-index-mark-start text:id="IMark1835339047968" text:main-entry="true"/><text:span text:style-name="T351">connection</text:span><text:alphabetical-index-mark-end text:id="IMark1835339047968"/><text:span text:style-name="T351"> outcomes</text:span><text:alphabetical-index-mark-end text:id="IMark1835339047808"/><text:span text:style-name="T351">. </text:span><text:alphabetical-index-mark-start text:id="IMark1835339048128" text:main-entry="true"/><text:alphabetical-index-mark-start text:id="IMark1835339048368" text:main-entry="true"/><text:span text:style-name="T345">Connection</text:span><text:alphabetical-index-mark-end text:id="IMark1835339048368"/><text:span text:style-name="T345"> outcomes</text:span><text:alphabetical-index-mark-end text:id="IMark1835339048128"/><text:span text:style-name="T345"> are real and verifiable changes that occur in an individual as a consequence of their </text:span><text:alphabetical-index-mark-start text:id="IMark1835339046768" text:main-entry="true"/><text:alphabetical-index-mark-start text:id="IMark1835339046848" text:main-entry="true"/><text:span text:style-name="T345">connection</text:span><text:alphabetical-index-mark-end text:id="IMark1835339046848"/><text:span text:style-name="T345"> experience</text:span><text:alphabetical-index-mark-end text:id="IMark1835339046768"/><text:span text:style-name="T345">(s). </text:span><text:span text:style-name="T352">Many </text:span><text:alphabetical-index-mark-start text:id="IMark1835336904064" text:main-entry="true"/><text:alphabetical-index-mark-start text:id="IMark1835336904304" text:main-entry="true"/><text:span text:style-name="T352">c</text:span><text:span text:style-name="T345">onnection</text:span><text:alphabetical-index-mark-end text:id="IMark1835336904304"/><text:span text:style-name="T345"> </text:span><text:span text:style-name="T353">outcomes</text:span><text:alphabetical-index-mark-end text:id="IMark1835336904064"/><text:span text:style-name="T353"> are, </text:span><text:span text:style-name="T345">in fact, </text:span><text:span text:style-name="T353">identified in the spiritual and scientific li</text:span><text:span text:style-name="T354">terature. </text:span><text:span text:style-name="T355">These </text:span><text:alphabetical-index-mark-start text:id="IMark1835336904144" text:main-entry="true"/><text:alphabetical-index-mark-start text:id="IMark1835336904704" text:main-entry="true"/><text:span text:style-name="T355">connection</text:span><text:alphabetical-index-mark-end text:id="IMark1835336904704"/><text:span text:style-name="T355"> outcomes</text:span><text:alphabetical-index-mark-end text:id="IMark1835336904144"/><text:span text:style-name="T355"> </text:span><text:span text:style-name="T356">range in intensity and impact from </text:span><text:span text:style-name="T357">mild </text:span><text:span text:style-name="T358">expansion of meaning and insight</text:span><text:span text:style-name="T358"><text:note text:id="ftn43" text:note-class="footnote"><text:note-citation>43</text:note-citation><text:note-body><text:p text:style-name="Footnote"><text:reference-mark-start text:name="ZOTERO_ITEM CSL_CITATION {&quot;citationID&quot;:&quot;ZoIinH5H&quot;,&quot;properties&quot;:{&quot;formattedCitation&quot;:&quot;William James, {\\i{}The Varieties of Religious Experience: A Study of Human Nature} (New York: Penguin, 1903), https://archive.org/details/varietiesreligi03jamegoog/page/n6/mode/2up.&quot;,&quot;plainCitation&quot;:&quot;William James, The Varieties of Religious Experience: A Study of Human Nature (New York: Penguin, 1903), https://archive.org/details/varietiesreligi03jamegoog/page/n6/mode/2up.&quot;,&quot;noteIndex&quot;:50},&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VoDR4i4J4e"/><text:span text:style-name="T89">William James, </text:span><text:span text:style-name="T90">The Varieties of Religious Experience: A Study of Human Nature</text:span><text:span text:style-name="T89"> (New York: Penguin, 1903), https://archive.org/details/varietiesreligi03jamegoog/page/n6/mode/2up.</text:span><text:reference-mark-end text:name="ZOTERO_ITEM CSL_CITATION {&quot;citationID&quot;:&quot;ZoIinH5H&quot;,&quot;properties&quot;:{&quot;formattedCitation&quot;:&quot;William James, {\\i{}The Varieties of Religious Experience: A Study of Human Nature} (New York: Penguin, 1903), https://archive.org/details/varietiesreligi03jamegoog/page/n6/mode/2up.&quot;,&quot;plainCitation&quot;:&quot;William James, The Varieties of Religious Experience: A Study of Human Nature (New York: Penguin, 1903), https://archive.org/details/varietiesreligi03jamegoog/page/n6/mode/2up.&quot;,&quot;noteIndex&quot;:50},&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VoDR4i4J4e"/></text:p></text:note-body></text:note></text:span> <text:span text:style-name="T359">through </text:span><text:span text:style-name="T358">enhanced intellectual powe</text:span><text:span text:style-name="T360">r (i.e., you get smarter after you have </text:span><text:span text:style-name="T361">an experience</text:span><text:span text:style-name="T360">),</text:span><text:span text:style-name="T358"><text:note text:id="ftn44" text:note-class="footnote"><text:note-citation>44</text:note-citation><text:note-body><text:p text:style-name="Footnote"><text:reference-mark-start text:name="ZOTERO_ITEM CSL_CITATION {&quot;citationID&quot;:&quot;aXXy9brU&quot;,&quot;properties&quot;:{&quot;formattedCitation&quot;:&quot;Karl Hanes, \\uc0\\u8220{}Unusual Phenomena Associated With a Transcendent Human Experience: A Case Study,\\uc0\\u8221{} {\\i{}The Journal of Transpersonal Psychology} 44, no. 1 (2012): 26\\uc0\\u8211{}47.&quot;,&quot;plainCitation&quot;:&quot;Karl Hanes, “Unusual Phenomena Associated With a Transcendent Human Experience: A Case Study,” The Journal of Transpersonal Psychology 44, no. 1 (2012): 26–47.&quot;,&quot;noteIndex&quot;:5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aTSt49YTNo"/><text:span text:style-name="T89">Karl Hanes, “Unusual Phenomena Associated With a Transcendent Human Experience: A Case Study,” </text:span><text:span text:style-name="T90">The Journal of Transpersonal Psychology</text:span><text:span text:style-name="T89"> 44, no. 1 (2012): 26–47.</text:span><text:reference-mark-end text:name="ZOTERO_ITEM CSL_CITATION {&quot;citationID&quot;:&quot;aXXy9brU&quot;,&quot;properties&quot;:{&quot;formattedCitation&quot;:&quot;Karl Hanes, \\uc0\\u8220{}Unusual Phenomena Associated With a Transcendent Human Experience: A Case Study,\\uc0\\u8221{} {\\i{}The Journal of Transpersonal Psychology} 44, no. 1 (2012): 26\\uc0\\u8211{}47.&quot;,&quot;plainCitation&quot;:&quot;Karl Hanes, “Unusual Phenomena Associated With a Transcendent Human Experience: A Case Study,” The Journal of Transpersonal Psychology 44, no. 1 (2012): 26–47.&quot;,&quot;noteIndex&quot;:5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aTSt49YTNo"/></text:p></text:note-body></text:note></text:span><text:span text:style-name="T358"> all the way up to </text:span><text:span text:style-name="T362">mind-</text:span><text:soft-page-break/><text:span text:style-name="T362">blowing</text:span><text:span text:style-name="T363"> </text:span><text:alphabetical-index-mark-start text:id="IMark1835336904784" text:main-entry="true"/><text:span text:style-name="T364">epiphanies</text:span><text:alphabetical-index-mark-end text:id="IMark1835336904784"/><text:span text:style-name="T364">,</text:span><text:span text:style-name="T364"><text:note text:id="ftn45" text:note-class="footnote"><text:note-citation>45</text:note-citation><text:note-body><text:p text:style-name="Footnote"><text:reference-mark-start text:name="ZOTERO_ITEM CSL_CITATION {&quot;citationID&quot;:&quot;O1VC6xUf&quot;,&quot;properties&quot;:{&quot;formattedCitation&quot;:&quot;Martin Bidney, \\uc0\\u8220{}Epiphany in Autobiography: The Quantum Changes of Dostoevsky and Tolstoy.,\\uc0\\u8221{} {\\i{}Journal of Clinical Psychology} 60, no. 5 (May 2004): 471\\uc0\\u8211{}80.&quot;,&quot;plainCitation&quot;:&quot;Martin Bidney, “Epiphany in Autobiography: The Quantum Changes of Dostoevsky and Tolstoy.,” Journal of Clinical Psychology 60, no. 5 (May 2004): 471–80.&quot;,&quot;noteIndex&quot;:52},&quot;citationItems&quot;:[{&quot;id&quot;:2501,&quot;uris&quot;:[&quot;http://zotero.org/users/4295591/items/XLV2UQ7J&quot;,[&quot;http://zotero.org/users/4295591/items/XLV2UQ7J&quot;]],&quot;itemData&quot;:{&quot;id&quot;:2501,&quot;type&quot;:&quot;article-journal&quot;,&quot;abstract&quot;:&quot;The quantum changes of Dostoevsky and Tolstoy are clarified by the partly overlapping concept of a literary epiphany. The qualities of an epiphany—intensity, resonance, and mystery—are much like the vividness and surprise of a quantum change (which also is felt to be beneficent and permanent). Epiphanic intensity and mystery reinforce the quantum attributes of love and lasting transformation in Dostoevsky's sudden memory of the motherlike tenderness of the peasant Marey. Tolstoy underlines the quantum effects of the embracing light seen in A Confession, but this epiphany is more abstract and attenuated than Dostoevsky's Diary episode. Tolstoy's earlier memoir shows how the shock of identity questioning introduces a complicating factor: the trauma of remorse. Clinical implications of the two authors' quantum-change accounts are discussed. © 2004 Wiley Periodicals, Inc. J Clin Psychol/In Session. [ABSTRACT FROM AUTHOR]&quot;,&quot;container-title&quot;:&quot;Journal of Clinical Psychology&quot;,&quot;ISSN&quot;:&quot;00219762&quot;,&quot;issue&quot;:&quot;5&quot;,&quot;journalAbbreviation&quot;:&quot;Journal of Clinical Psychology&quot;,&quot;page&quot;:&quot;471-480&quot;,&quot;source&quot;:&quot;EBSCOhost&quot;,&quot;title&quot;:&quot;Epiphany in autobiography: The quantum changes of Dostoevsky and Tolstoy.&quot;,&quot;volume&quot;:&quot;60&quot;,&quot;author&quot;:[{&quot;family&quot;:&quot;Bidney&quot;,&quot;given&quot;:&quot;Martin&quot;}],&quot;issued&quot;:{&quot;date-parts&quot;:[[&quot;2004&quot;,5]]}}}],&quot;schema&quot;:&quot;https://github.com/citation-style-language/schema/raw/master/csl-citation.json&quot;} RNDOg7jJ1d8h8"/><text:span text:style-name="T89">Martin Bidney, “Epiphany in Autobiography: The Quantum Changes of Dostoevsky and Tolstoy.,” </text:span><text:span text:style-name="T90">Journal of Clinical Psychology</text:span><text:span text:style-name="T89"> 60, no. 5 (May 2004): 471–80.</text:span><text:reference-mark-end text:name="ZOTERO_ITEM CSL_CITATION {&quot;citationID&quot;:&quot;O1VC6xUf&quot;,&quot;properties&quot;:{&quot;formattedCitation&quot;:&quot;Martin Bidney, \\uc0\\u8220{}Epiphany in Autobiography: The Quantum Changes of Dostoevsky and Tolstoy.,\\uc0\\u8221{} {\\i{}Journal of Clinical Psychology} 60, no. 5 (May 2004): 471\\uc0\\u8211{}80.&quot;,&quot;plainCitation&quot;:&quot;Martin Bidney, “Epiphany in Autobiography: The Quantum Changes of Dostoevsky and Tolstoy.,” Journal of Clinical Psychology 60, no. 5 (May 2004): 471–80.&quot;,&quot;noteIndex&quot;:52},&quot;citationItems&quot;:[{&quot;id&quot;:2501,&quot;uris&quot;:[&quot;http://zotero.org/users/4295591/items/XLV2UQ7J&quot;,[&quot;http://zotero.org/users/4295591/items/XLV2UQ7J&quot;]],&quot;itemData&quot;:{&quot;id&quot;:2501,&quot;type&quot;:&quot;article-journal&quot;,&quot;abstract&quot;:&quot;The quantum changes of Dostoevsky and Tolstoy are clarified by the partly overlapping concept of a literary epiphany. The qualities of an epiphany—intensity, resonance, and mystery—are much like the vividness and surprise of a quantum change (which also is felt to be beneficent and permanent). Epiphanic intensity and mystery reinforce the quantum attributes of love and lasting transformation in Dostoevsky's sudden memory of the motherlike tenderness of the peasant Marey. Tolstoy underlines the quantum effects of the embracing light seen in A Confession, but this epiphany is more abstract and attenuated than Dostoevsky's Diary episode. Tolstoy's earlier memoir shows how the shock of identity questioning introduces a complicating factor: the trauma of remorse. Clinical implications of the two authors' quantum-change accounts are discussed. © 2004 Wiley Periodicals, Inc. J Clin Psychol/In Session. [ABSTRACT FROM AUTHOR]&quot;,&quot;container-title&quot;:&quot;Journal of Clinical Psychology&quot;,&quot;ISSN&quot;:&quot;00219762&quot;,&quot;issue&quot;:&quot;5&quot;,&quot;journalAbbreviation&quot;:&quot;Journal of Clinical Psychology&quot;,&quot;page&quot;:&quot;471-480&quot;,&quot;source&quot;:&quot;EBSCOhost&quot;,&quot;title&quot;:&quot;Epiphany in autobiography: The quantum changes of Dostoevsky and Tolstoy.&quot;,&quot;volume&quot;:&quot;60&quot;,&quot;author&quot;:[{&quot;family&quot;:&quot;Bidney&quot;,&quot;given&quot;:&quot;Martin&quot;}],&quot;issued&quot;:{&quot;date-parts&quot;:[[&quot;2004&quot;,5]]}}}],&quot;schema&quot;:&quot;https://github.com/citation-style-language/schema/raw/master/csl-citation.json&quot;} RNDOg7jJ1d8h8"/></text:p></text:note-body></text:note></text:span><text:span text:style-name="T364"> </text:span><text:alphabetical-index-mark-start text:id="IMark1835336904864" text:main-entry="true"/><text:span text:style-name="T364">revelations</text:span><text:alphabetical-index-mark-end text:id="IMark1835336904864"/><text:span text:style-name="T364">, and blistering religious ecstasy.</text:span><text:span text:style-name="T364"><text:note text:id="ftn46" text:note-class="footnote"><text:note-citation>46</text:note-citation><text:note-body><text:p text:style-name="Footnote"><text:reference-mark-start text:name="ZOTERO_ITEM CSL_CITATION {&quot;citationID&quot;:&quot;7eQtYcvo&quot;,&quot;properties&quot;:{&quot;formattedCitation&quot;:&quot;Julian of Norwich, {\\i{}Revelations of Divine Love}, trans. Grace Warrack (Christian Classics Ethereal Library, 1901), https://amzn.to/2I1hnyZ; R.C. Zaehner, {\\i{}Mysticism Sacred and Profane} (New York: Oxford University Press, 1969), https://amzn.to/2LcdkCl.&quot;,&quot;plainCitation&quot;:&quot;Julian of Norwich, Revelations of Divine Love, trans. Grace Warrack (Christian Classics Ethereal Library, 1901), https://amzn.to/2I1hnyZ; R.C. Zaehner, Mysticism Sacred and Profane (New York: Oxford University Press, 1969), https://amzn.to/2LcdkCl.&quot;,&quot;noteIndex&quot;:53},&quot;citationItems&quot;:[{&quot;id&quot;:2749,&quot;uris&quot;:[&quot;http://zotero.org/users/4295591/items/AM326M93&quot;,[&quot;http://zotero.org/users/4295591/items/AM326M93&quot;]],&quot;itemData&quot;:{&quot;id&quot;:2749,&quot;type&quot;:&quot;book&quot;,&quot;publisher&quot;:&quot;Christian Classics Ethereal Library&quot;,&quot;title&quot;:&quot;Revelations of Divine Love&quot;,&quot;URL&quot;:&quot;https://amzn.to/2I1hnyZ&quot;,&quot;author&quot;:[{&quot;family&quot;:&quot;Julian of Norwich&quot;,&quot;given&quot;:&quot;&quot;}],&quot;translator&quot;:[{&quot;family&quot;:&quot;Grace Warrack&quot;,&quot;given&quot;:&quot;&quot;}],&quot;issued&quot;:{&quot;date-parts&quot;:[[&quot;1901&quot;]]}}},{&quot;id&quot;:1050,&quot;uris&quot;:[&quot;http://zotero.org/users/4295591/items/4RAQT4ZB&quot;,[&quot;http://zotero.org/users/4295591/items/4RAQT4ZB&quot;]],&quot;itemData&quot;:{&quot;id&quot;:1050,&quot;type&quot;:&quot;book&quot;,&quot;event-place&quot;:&quot;New York&quot;,&quot;publisher&quot;:&quot;Oxford University Press&quot;,&quot;publisher-place&quot;:&quot;New York&quot;,&quot;title&quot;:&quot;Mysticism Sacred and Profane&quot;,&quot;URL&quot;:&quot;https://amzn.to/2LcdkCl&quot;,&quot;author&quot;:[{&quot;family&quot;:&quot;Zaehner&quot;,&quot;given&quot;:&quot;R.C.&quot;}],&quot;issued&quot;:{&quot;date-parts&quot;:[[&quot;1969&quot;]]}}}],&quot;schema&quot;:&quot;https://github.com/citation-style-language/schema/raw/master/csl-citation.json&quot;} RNDhXuO8oWIc9"/><text:span text:style-name="T89">Julian of Norwich, </text:span><text:span text:style-name="T90">Revelations of Divine Love</text:span><text:span text:style-name="T89">, trans. Grace Warrack (Christian Classics Ethereal Library, 1901), https://amzn.to/2I1hnyZ; R.C. Zaehner, </text:span><text:span text:style-name="T90">Mysticism Sacred and Profane</text:span><text:span text:style-name="T89"> (New York: Oxford University Press, 1969), https://amzn.to/2LcdkCl.</text:span><text:reference-mark-end text:name="ZOTERO_ITEM CSL_CITATION {&quot;citationID&quot;:&quot;7eQtYcvo&quot;,&quot;properties&quot;:{&quot;formattedCitation&quot;:&quot;Julian of Norwich, {\\i{}Revelations of Divine Love}, trans. Grace Warrack (Christian Classics Ethereal Library, 1901), https://amzn.to/2I1hnyZ; R.C. Zaehner, {\\i{}Mysticism Sacred and Profane} (New York: Oxford University Press, 1969), https://amzn.to/2LcdkCl.&quot;,&quot;plainCitation&quot;:&quot;Julian of Norwich, Revelations of Divine Love, trans. Grace Warrack (Christian Classics Ethereal Library, 1901), https://amzn.to/2I1hnyZ; R.C. Zaehner, Mysticism Sacred and Profane (New York: Oxford University Press, 1969), https://amzn.to/2LcdkCl.&quot;,&quot;noteIndex&quot;:53},&quot;citationItems&quot;:[{&quot;id&quot;:2749,&quot;uris&quot;:[&quot;http://zotero.org/users/4295591/items/AM326M93&quot;,[&quot;http://zotero.org/users/4295591/items/AM326M93&quot;]],&quot;itemData&quot;:{&quot;id&quot;:2749,&quot;type&quot;:&quot;book&quot;,&quot;publisher&quot;:&quot;Christian Classics Ethereal Library&quot;,&quot;title&quot;:&quot;Revelations of Divine Love&quot;,&quot;URL&quot;:&quot;https://amzn.to/2I1hnyZ&quot;,&quot;author&quot;:[{&quot;family&quot;:&quot;Julian of Norwich&quot;,&quot;given&quot;:&quot;&quot;}],&quot;translator&quot;:[{&quot;family&quot;:&quot;Grace Warrack&quot;,&quot;given&quot;:&quot;&quot;}],&quot;issued&quot;:{&quot;date-parts&quot;:[[&quot;1901&quot;]]}}},{&quot;id&quot;:1050,&quot;uris&quot;:[&quot;http://zotero.org/users/4295591/items/4RAQT4ZB&quot;,[&quot;http://zotero.org/users/4295591/items/4RAQT4ZB&quot;]],&quot;itemData&quot;:{&quot;id&quot;:1050,&quot;type&quot;:&quot;book&quot;,&quot;event-place&quot;:&quot;New York&quot;,&quot;publisher&quot;:&quot;Oxford University Press&quot;,&quot;publisher-place&quot;:&quot;New York&quot;,&quot;title&quot;:&quot;Mysticism Sacred and Profane&quot;,&quot;URL&quot;:&quot;https://amzn.to/2LcdkCl&quot;,&quot;author&quot;:[{&quot;family&quot;:&quot;Zaehner&quot;,&quot;given&quot;:&quot;R.C.&quot;}],&quot;issued&quot;:{&quot;date-parts&quot;:[[&quot;1969&quot;]]}}}],&quot;schema&quot;:&quot;https://github.com/citation-style-language/schema/raw/master/csl-citation.json&quot;} RNDhXuO8oWIc9"/></text:p></text:note-body></text:note></text:span><text:span text:style-name="T363"> </text:span><text:span text:style-name="T365">There are even some rather radical suggestions of </text:span><text:span text:style-name="T366">the development of special powers, like telepathy, </text:span><text:span text:style-name="T367">awareness of past lives, remote viewing, precognition, and so on.</text:span><text:span text:style-name="T367"><text:note text:id="ftn47" text:note-class="footnote"><text:note-citation>47</text:note-citation><text:note-body><text:p text:style-name="Footnote"><text:reference-mark-start text:name="ZOTERO_ITEM CSL_CITATION {&quot;citationID&quot;:&quot;1enBSaVd&quot;,&quot;properties&quot;:{&quot;formattedCitation&quot;:&quot;Knut A. Jacobson, ed., \\uc0\\u8220{}Yoga Powers and Religious Traditions,\\uc0\\u8221{} in {\\i{}Yoga Powers: Extraordinary Capacities Attained Through Meditation and Concentration}, vol. 37, Brill\\uc0\\u8217{}s Indological Library (Boston: Brill, 2012), 1\\uc0\\u8211{}31, https://amzn.to/2V8ARsw.&quot;,&quot;plainCitation&quot;:&quot;Knut A. Jacobson, ed., “Yoga Powers and Religious Traditions,” in Yoga Powers: Extraordinary Capacities Attained Through Meditation and Concentration, vol. 37, Brill’s Indological Library (Boston: Brill, 2012), 1–31, https://amzn.to/2V8ARsw.&quot;,&quot;noteIndex&quot;:54},&quot;citationItems&quot;:[{&quot;id&quot;:1042,&quot;uris&quot;:[&quot;http://zotero.org/users/4295591/items/VR3F2NYT&quot;,[&quot;http://zotero.org/users/4295591/items/VR3F2NYT&quot;]],&quot;itemData&quot;:{&quot;id&quot;:1042,&quot;type&quot;:&quot;chapter&quot;,&quot;collection-title&quot;:&quot;Brill's Indological Library&quot;,&quot;container-title&quot;:&quot;Yoga Powers: Extraordinary Capacities Attained Through Meditation and Concentration&quot;,&quot;event-place&quot;:&quot;Boston&quot;,&quot;page&quot;:&quot;1-31&quot;,&quot;publisher&quot;:&quot;Brill&quot;,&quot;publisher-place&quot;:&quot;Boston&quot;,&quot;title&quot;:&quot;Yoga Powers and Religious Traditions&quot;,&quot;URL&quot;:&quot;https://amzn.to/2V8ARsw&quot;,&quot;volume&quot;:&quot;37&quot;,&quot;editor&quot;:[{&quot;family&quot;:&quot;Jacobson&quot;,&quot;given&quot;:&quot;Knut A.&quot;}],&quot;issued&quot;:{&quot;date-parts&quot;:[[&quot;2012&quot;]]}}}],&quot;schema&quot;:&quot;https://github.com/citation-style-language/schema/raw/master/csl-citation.json&quot;} RNDQA1JVq3vgx"/><text:span text:style-name="T89">Knut A. Jacobson, ed., “Yoga Powers and Religious Traditions,” in </text:span><text:span text:style-name="T90">Yoga Powers: Extraordinary Capacities Attained Through Meditation and Concentration</text:span><text:span text:style-name="T89">, vol. 37, Brill’s Indological Library (Boston: Brill, 2012), 1–31, https://amzn.to/2V8ARsw.</text:span><text:reference-mark-end text:name="ZOTERO_ITEM CSL_CITATION {&quot;citationID&quot;:&quot;1enBSaVd&quot;,&quot;properties&quot;:{&quot;formattedCitation&quot;:&quot;Knut A. Jacobson, ed., \\uc0\\u8220{}Yoga Powers and Religious Traditions,\\uc0\\u8221{} in {\\i{}Yoga Powers: Extraordinary Capacities Attained Through Meditation and Concentration}, vol. 37, Brill\\uc0\\u8217{}s Indological Library (Boston: Brill, 2012), 1\\uc0\\u8211{}31, https://amzn.to/2V8ARsw.&quot;,&quot;plainCitation&quot;:&quot;Knut A. Jacobson, ed., “Yoga Powers and Religious Traditions,” in Yoga Powers: Extraordinary Capacities Attained Through Meditation and Concentration, vol. 37, Brill’s Indological Library (Boston: Brill, 2012), 1–31, https://amzn.to/2V8ARsw.&quot;,&quot;noteIndex&quot;:54},&quot;citationItems&quot;:[{&quot;id&quot;:1042,&quot;uris&quot;:[&quot;http://zotero.org/users/4295591/items/VR3F2NYT&quot;,[&quot;http://zotero.org/users/4295591/items/VR3F2NYT&quot;]],&quot;itemData&quot;:{&quot;id&quot;:1042,&quot;type&quot;:&quot;chapter&quot;,&quot;collection-title&quot;:&quot;Brill's Indological Library&quot;,&quot;container-title&quot;:&quot;Yoga Powers: Extraordinary Capacities Attained Through Meditation and Concentration&quot;,&quot;event-place&quot;:&quot;Boston&quot;,&quot;page&quot;:&quot;1-31&quot;,&quot;publisher&quot;:&quot;Brill&quot;,&quot;publisher-place&quot;:&quot;Boston&quot;,&quot;title&quot;:&quot;Yoga Powers and Religious Traditions&quot;,&quot;URL&quot;:&quot;https://amzn.to/2V8ARsw&quot;,&quot;volume&quot;:&quot;37&quot;,&quot;editor&quot;:[{&quot;family&quot;:&quot;Jacobson&quot;,&quot;given&quot;:&quot;Knut A.&quot;}],&quot;issued&quot;:{&quot;date-parts&quot;:[[&quot;2012&quot;]]}}}],&quot;schema&quot;:&quot;https://github.com/citation-style-language/schema/raw/master/csl-citation.json&quot;} RNDQA1JVq3vgx"/></text:p></text:note-body></text:note></text:span><text:span text:style-name="T367"> The ability to teleport has even been suggested, </text:span><text:span text:style-name="T365">as for example this extract from the </text:span><text:span text:style-name="T368">Book of the Great Decease </text:span><text:span text:style-name="T365">which suggests that the Buddha, </text:span><text:span text:style-name="T369">an individual whom we may presume achieved consistent and persistent </text:span><text:alphabetical-index-mark-start text:id="IMark1835336904944" text:main-entry="true"/><text:span text:style-name="T369">connection</text:span><text:alphabetical-index-mark-end text:id="IMark1835336904944"/><text:span text:style-name="T369">, </text:span><text:span text:style-name="T370">was </text:span><text:span text:style-name="T365">able to teleport his body </text:span><text:span text:style-name="T371">a</text:span><text:span text:style-name="T365">t will.</text:span></text:p>
        <text:p text:style-name="P88"><text:span text:style-name="T372">But the Blessed One went on to the river. And at that time the river Ganges was brimful and overflowing; and wishing to cross to the opposite bank, some began to </text:span><text:soft-page-break/><text:span text:style-name="T372">seek for boats, some for rafts of wood, while some made rafts of basket-work. Then the Blessed One as instantaneously as a strong man would stretch forth his arm, or draw it back again when he had stretched it forth, vanished from this side of the river, and stood on the further bank with the company of the brethren.</text:span><text:span text:style-name="T372"><text:note text:id="ftn48" text:note-class="footnote"><text:note-citation>48</text:note-citation><text:note-body><text:p text:style-name="Footnote"><text:reference-mark-start text:name="ZOTERO_ITEM CSL_CITATION {&quot;citationID&quot;:&quot;H21i8usi&quot;,&quot;properties&quot;:{&quot;formattedCitation&quot;:&quot;T. W. Rhys Davids, {\\i{}The Book of the Great Decease - The Maha-Parinibbana-Sutta}, trans. Translated from Pali by T. W. Rhys Davids, Kindle Edition (Amazon Digital Services, n.d.), https://amzn.to/2XKQpjC.&quot;,&quot;plainCitation&quot;:&quot;T. W. Rhys Davids, The Book of the Great Decease - The Maha-Parinibbana-Sutta, trans. Translated from Pali by T. W. Rhys Davids, Kindle Edition (Amazon Digital Services, n.d.), https://amzn.to/2XKQpjC.&quot;,&quot;noteIndex&quot;:55},&quot;citationItems&quot;:[{&quot;id&quot;:2472,&quot;uris&quot;:[&quot;http://zotero.org/users/4295591/items/G59E5JW5&quot;,[&quot;http://zotero.org/users/4295591/items/G59E5JW5&quot;]],&quot;itemData&quot;:{&quot;id&quot;:2472,&quot;type&quot;:&quot;book&quot;,&quot;edition&quot;:&quot;Kindle Edition&quot;,&quot;publisher&quot;:&quot;Amazon Digital Services&quot;,&quot;title&quot;:&quot;The Book of the Great Decease - The Maha-Parinibbana-Sutta&quot;,&quot;URL&quot;:&quot;https://amzn.to/2XKQpjC&quot;,&quot;author&quot;:[{&quot;family&quot;:&quot;Davids&quot;,&quot;given&quot;:&quot;T. W. Rhys&quot;}],&quot;translator&quot;:[{&quot;family&quot;:&quot;Translated from Pali by T. W. Rhys Davids&quot;,&quot;given&quot;:&quot;&quot;}]}}],&quot;schema&quot;:&quot;https://github.com/citation-style-language/schema/raw/master/csl-citation.json&quot;} RNDJE02up2azP"/><text:span text:style-name="T89">T. W. Rhys Davids, </text:span><text:span text:style-name="T90">The Book of the Great Decease - The Maha-Parinibbana-Sutta</text:span><text:span text:style-name="T89">, trans. Translated from Pali by T. W. Rhys Davids, Kindle Edition (Amazon Digital Services, n.d.), https://amzn.to/2XKQpjC.</text:span><text:reference-mark-end text:name="ZOTERO_ITEM CSL_CITATION {&quot;citationID&quot;:&quot;H21i8usi&quot;,&quot;properties&quot;:{&quot;formattedCitation&quot;:&quot;T. W. Rhys Davids, {\\i{}The Book of the Great Decease - The Maha-Parinibbana-Sutta}, trans. Translated from Pali by T. W. Rhys Davids, Kindle Edition (Amazon Digital Services, n.d.), https://amzn.to/2XKQpjC.&quot;,&quot;plainCitation&quot;:&quot;T. W. Rhys Davids, The Book of the Great Decease - The Maha-Parinibbana-Sutta, trans. Translated from Pali by T. W. Rhys Davids, Kindle Edition (Amazon Digital Services, n.d.), https://amzn.to/2XKQpjC.&quot;,&quot;noteIndex&quot;:55},&quot;citationItems&quot;:[{&quot;id&quot;:2472,&quot;uris&quot;:[&quot;http://zotero.org/users/4295591/items/G59E5JW5&quot;,[&quot;http://zotero.org/users/4295591/items/G59E5JW5&quot;]],&quot;itemData&quot;:{&quot;id&quot;:2472,&quot;type&quot;:&quot;book&quot;,&quot;edition&quot;:&quot;Kindle Edition&quot;,&quot;publisher&quot;:&quot;Amazon Digital Services&quot;,&quot;title&quot;:&quot;The Book of the Great Decease - The Maha-Parinibbana-Sutta&quot;,&quot;URL&quot;:&quot;https://amzn.to/2XKQpjC&quot;,&quot;author&quot;:[{&quot;family&quot;:&quot;Davids&quot;,&quot;given&quot;:&quot;T. W. Rhys&quot;}],&quot;translator&quot;:[{&quot;family&quot;:&quot;Translated from Pali by T. W. Rhys Davids&quot;,&quot;given&quot;:&quot;&quot;}]}}],&quot;schema&quot;:&quot;https://github.com/citation-style-language/schema/raw/master/csl-citation.json&quot;} RNDJE02up2azP"/></text:p></text:note-body></text:note></text:span></text:p>
        <text:p text:style-name="P89"><text:span text:style-name="T365">Many of the </text:span><text:alphabetical-index-mark-start text:id="IMark1835336904864" text:main-entry="true"/><text:alphabetical-index-mark-start text:id="IMark1835336904704" text:main-entry="true"/><text:span text:style-name="T365">connection</text:span><text:alphabetical-index-mark-end text:id="IMark1835336904704"/><text:span text:style-name="T365"> outcomes</text:span><text:alphabetical-index-mark-end text:id="IMark1835336904864"/><text:span text:style-name="T365"> are well documented in the scholarly literature, but some of the identified outcomes, </text:span><text:span text:style-name="T344">like walking on water, or </text:span><text:span text:style-name="T365">the purported ability of the Buddha to teleport, strain credulity. </text:span><text:span text:style-name="T373">Here we will concern ourselves only with scientifically documented </text:span><text:alphabetical-index-mark-start text:id="IMark1835336904144" text:main-entry="true"/><text:alphabetical-index-mark-start text:id="IMark1835336903184" text:main-entry="true"/><text:span text:style-name="T373">connection</text:span><text:alphabetical-index-mark-end text:id="IMark1835336903184"/><text:span text:style-name="T373"> outcomes</text:span><text:alphabetical-index-mark-end text:id="IMark1835336904144"/><text:span text:style-name="T373">. </text:span></text:p>
        <text:p text:style-name="P90"><text:span text:style-name="T373">Identifying </text:span><text:alphabetical-index-mark-start text:id="IMark1835336903344" text:main-entry="true"/><text:span text:style-name="T374">connection</text:span><text:alphabetical-index-mark-end text:id="IMark1835336903344"/><text:span text:style-name="T374"> experiences and </text:span><text:alphabetical-index-mark-start text:id="IMark1835336904784" text:main-entry="true"/><text:alphabetical-index-mark-start text:id="IMark1835336903184" text:main-entry="true"/><text:span text:style-name="T373">connection</text:span><text:alphabetical-index-mark-end text:id="IMark1835336903184"/><text:span text:style-name="T373"> outcomes</text:span><text:alphabetical-index-mark-end text:id="IMark1835336904784"/><text:span text:style-name="T373"> is a good way to assess the presence of </text:span><text:alphabetical-index-mark-start text:id="IMark1835336904064" text:main-entry="true"/><text:span text:style-name="T373">connection</text:span><text:alphabetical-index-mark-end text:id="IMark1835336904064"/><text:span text:style-name="T373"> and the presence of authentic spiritual practices. </text:span><text:span text:style-name="T374">If a spiritual practice or tradition leads to </text:span><text:alphabetical-index-mark-start text:id="IMark1835336904144" text:main-entry="true"/><text:span text:style-name="T374">connection</text:span><text:alphabetical-index-mark-end text:id="IMark1835336904144"/><text:span text:style-name="T374"> </text:span><text:span text:style-name="T375">experiences and </text:span><text:alphabetical-index-mark-start text:id="IMark1835336904864" text:main-entry="true"/><text:alphabetical-index-mark-start text:id="IMark1835336904304" text:main-entry="true"/><text:span text:style-name="T376">connection</text:span><text:alphabetical-index-mark-end text:id="IMark1835336904304"/><text:span text:style-name="T376"> </text:span><text:span text:style-name="T374">outcomes</text:span><text:alphabetical-index-mark-end text:id="IMark1835336904864"/><text:span text:style-name="T374">, </text:span><text:span text:style-name="T376">it is reasonable to suggest it may be an authentic practice. </text:span></text:p>
        <text:p text:style-name="P90"><text:soft-page-break/><text:span text:style-name="T374">T</text:span><text:span text:style-name="T375">o say that </text:span><text:alphabetical-index-mark-start text:id="IMark1835336904144" text:main-entry="true"/><text:span text:style-name="T375">authentic spirituality</text:span><text:alphabetical-index-mark-end text:id="IMark1835336904144"/><text:span text:style-name="T375"> is spirituality that leads to </text:span><text:alphabetical-index-mark-start text:id="IMark1835336904864" text:main-entry="true"/><text:alphabetical-index-mark-start text:id="IMark1835336904304" text:main-entry="true"/><text:span text:style-name="T375">connection</text:span><text:alphabetical-index-mark-end text:id="IMark1835336904304"/><text:span text:style-name="T375"> experience</text:span><text:alphabetical-index-mark-end text:id="IMark1835336904864"/><text:span text:style-name="T375"> and </text:span><text:alphabetical-index-mark-start text:id="IMark1835336904784" text:main-entry="true"/><text:alphabetical-index-mark-start text:id="IMark1835336904944" text:main-entry="true"/><text:span text:style-name="T375">connection</text:span><text:alphabetical-index-mark-end text:id="IMark1835336904944"/><text:span text:style-name="T375"> outcomes</text:span><text:alphabetical-index-mark-end text:id="IMark1835336904784"/><text:span text:style-name="T375"> seems sensible and logical enough. However, </text:span><text:span text:style-name="T373">a challenge does exist in the sheer number and variety of </text:span><text:alphabetical-index-mark-start text:id="IMark1835336904064" text:main-entry="true"/><text:span text:style-name="T345">connection</text:span><text:alphabetical-index-mark-end text:id="IMark1835336904064"/><text:span text:style-name="T345"> experiences and </text:span><text:span text:style-name="T373">outcomes. </text:span><text:span text:style-name="T377">The issue, besides </text:span><text:span text:style-name="T375">the </text:span><text:alphabetical-index-mark-start text:id="IMark1835336903184" text:main-entry="true"/><text:span text:style-name="T375">nomenclature</text:span><text:span text:style-name="T377"> confusion</text:span><text:alphabetical-index-mark-end text:id="IMark1835336903184"/><text:span text:style-name="T377"> </text:span><text:span text:style-name="T375">already noted</text:span><text:span text:style-name="T377">, is that not all the outcomes occur with each </text:span><text:alphabetical-index-mark-start text:id="IMark1835336903344" text:main-entry="true"/><text:alphabetical-index-mark-start text:id="IMark1835345964736" text:main-entry="true"/><text:span text:style-name="T377">connection</text:span><text:alphabetical-index-mark-end text:id="IMark1835345964736"/><text:span text:style-name="T377"> experience</text:span><text:alphabetical-index-mark-end text:id="IMark1835336903344"/><text:span text:style-name="T377">. </text:span><text:span text:style-name="T344">Some people have </text:span><text:alphabetical-index-mark-start text:id="IMark1835345951216" text:main-entry="true"/><text:alphabetical-index-mark-start text:id="IMark1835345952176" text:main-entry="true"/><text:span text:style-name="T344">healing</text:span><text:alphabetical-index-mark-end text:id="IMark1835345952176"/><text:span text:style-name="T344"> experiences</text:span><text:alphabetical-index-mark-end text:id="IMark1835345951216"/><text:span text:style-name="T344">, some do not. Some have </text:span><text:alphabetical-index-mark-start text:id="IMark1835345952256" text:main-entry="true"/><text:span text:style-name="T344">peak </text:span><text:span text:style-name="T377">experiences</text:span><text:alphabetical-index-mark-end text:id="IMark1835345952256"/><text:span text:style-name="T377">, </text:span><text:span text:style-name="T371">others do not. Some have Christian </text:span><text:span text:style-name="T376">style </text:span><text:span text:style-name="T371">conversion experiences, others, not so much. </text:span><text:span text:style-name="T377">Some experience enlightenment, others emphasize unity. </text:span><text:span text:style-name="T378">No individual experiences all types of </text:span><text:alphabetical-index-mark-start text:id="IMark1835345950256" text:main-entry="true"/><text:span text:style-name="T378">connection</text:span><text:alphabetical-index-mark-end text:id="IMark1835345950256"/><text:span text:style-name="T378"> experiences or manifests all types of </text:span><text:alphabetical-index-mark-start text:id="IMark1835345950896" text:main-entry="true"/><text:alphabetical-index-mark-start text:id="IMark1835345951056" text:main-entry="true"/><text:span text:style-name="T378">connection</text:span><text:alphabetical-index-mark-end text:id="IMark1835345951056"/><text:span text:style-name="T378"> outcomes</text:span><text:alphabetical-index-mark-end text:id="IMark1835345950896"/><text:span text:style-name="T378">, </text:span><text:span text:style-name="T375">at least in the same event. </text:span><text:span text:style-name="T379">Having a </text:span><text:alphabetical-index-mark-start text:id="IMark1835345957936" text:main-entry="true"/><text:alphabetical-index-mark-start text:id="IMark1835345958016" text:main-entry="true"/><text:span text:style-name="T379">connection</text:span><text:alphabetical-index-mark-end text:id="IMark1835345958016"/><text:span text:style-name="T379"> experience</text:span><text:alphabetical-index-mark-end text:id="IMark1835345957936"/><text:span text:style-name="T379"> is </text:span><text:span text:style-name="T375">like walking into the Louvre in Paris and trying to take it all in, in an instant. There’s just way too much to see </text:span><text:span text:style-name="T380">and experience to absorb it all in one go</text:span><text:span text:style-name="T375">. </text:span><text:span text:style-name="T381">Because of this, it can be hard to pin down sensible conceptualizations. </text:span></text:p>
        <text:p text:style-name="P91"><text:span text:style-name="T344">In </text:span><text:span text:style-name="T371">the </text:span><text:span text:style-name="T344">interests of parsimony, </text:span><text:span text:style-name="T382">we</text:span><text:span text:style-name="T383"> </text:span><text:span text:style-name="T382">are </text:span><text:span text:style-name="T377">going to parse the various </text:span><text:alphabetical-index-mark-start text:id="IMark1835339048128" text:main-entry="true"/><text:span text:style-name="T377">connection</text:span><text:alphabetical-index-mark-end text:id="IMark1835339048128"/><text:span text:style-name="T377"> </text:span><text:span text:style-name="T383">experiences and </text:span><text:alphabetical-index-mark-start text:id="IMark1835339047168" text:main-entry="true"/><text:alphabetical-index-mark-start text:id="IMark1835339047408" text:main-entry="true"/><text:span text:style-name="T383">connection</text:span><text:alphabetical-index-mark-end text:id="IMark1835339047408"/><text:span text:style-name="T383"> </text:span><text:span text:style-name="T377">outcomes</text:span><text:alphabetical-index-mark-end text:id="IMark1835339047168"/><text:span text:style-name="T377"> into </text:span><text:span text:style-name="T383">four</text:span><text:span text:style-name="T371"> general categories </text:span><text:span text:style-name="T375">of experience</text:span><text:span text:style-name="T371">, these being </text:span><text:alphabetical-index-mark-start text:id="IMark1835339047808" text:main-entry="true"/><text:alphabetical-index-mark-start text:id="IMark1835339046688" text:main-entry="true"/><text:span text:style-name="T384">healing</text:span><text:alphabetical-index-mark-end text:id="IMark1835339046688"/><text:span text:style-name="T384"> </text:span><text:span text:style-name="T385">experiences</text:span><text:alphabetical-index-mark-end text:id="IMark1835339047808"/><text:span text:style-name="T386">, </text:span><text:alphabetical-index-mark-start text:id="IMark1835339046768" text:main-entry="true"/><text:span text:style-name="T387">awakening</text:span><text:alphabetical-index-mark-end text:id="IMark1835339046768"/><text:span text:style-name="T387"> </text:span><text:span text:style-name="T385">experiences</text:span><text:span text:style-name="T371">, </text:span><text:alphabetical-index-mark-start text:id="IMark1835339047968" text:main-entry="true"/><text:span text:style-name="T387">activation</text:span><text:alphabetical-index-mark-end text:id="IMark1835339047968"/><text:span text:style-name="T387"> </text:span><text:span text:style-name="T385">experiences</text:span><text:span text:style-name="T371">, and </text:span><text:span text:style-name="T387">ascension </text:span><text:span text:style-name="T388">experiences</text:span><text:span text:style-name="T371">. </text:span><text:span text:style-name="T383">These individual experiences can lead to </text:span><text:alphabetical-index-mark-start text:id="IMark1835339046848" text:main-entry="true"/><text:span text:style-name="T384">healing</text:span><text:alphabetical-index-mark-end text:id="IMark1835339046848"/><text:span text:style-name="T384"> outcomes</text:span><text:span text:style-name="T386">, </text:span><text:soft-page-break/><text:alphabetical-index-mark-start text:id="IMark1835336904304" text:main-entry="true"/><text:span text:style-name="T389">awakening</text:span><text:alphabetical-index-mark-end text:id="IMark1835336904304"/><text:span text:style-name="T389"> outcomes</text:span><text:span text:style-name="T383">, </text:span><text:alphabetical-index-mark-start text:id="IMark1835336904784" text:main-entry="true"/><text:span text:style-name="T389">activation</text:span><text:alphabetical-index-mark-end text:id="IMark1835336904784"/><text:span text:style-name="T389"> outcomes</text:span><text:span text:style-name="T383">, </text:span><text:span text:style-name="T386">and </text:span><text:span text:style-name="T389">ascension outcomes.</text:span></text:p>
        <text:p text:style-name="P92"><text:span text:style-name="T376">Before going into the details, allow me to say that, a</text:span><text:span text:style-name="T390">s a rule, a</text:span><text:span text:style-name="T371">ll </text:span><text:span text:style-name="T383">four </text:span><text:span text:style-name="T371">of these </text:span><text:span text:style-name="T383">experience/outcome types should </text:span><text:span text:style-name="T371">be present, though not necessarily in the same event, or </text:span><text:span text:style-name="T391">within </text:span><text:span text:style-name="T371">the same person, if we are to consider a spiritual system or practice </text:span><text:span text:style-name="T391">as being </text:span><text:span text:style-name="T371">authentic. </text:span><text:span text:style-name="T392">That is, an authentic spirituality should enable all types of connection experience.</text:span><text:span text:style-name="T371"> </text:span><text:span text:style-name="T393">Note </text:span><text:span text:style-name="T376">also </text:span><text:span text:style-name="T393">that there </text:span><text:span text:style-name="T392">should not </text:span><text:span text:style-name="T393">be much delay in manifestation. That is, these </text:span><text:alphabetical-index-mark-start text:id="IMark1835336904064" text:main-entry="true"/><text:span text:style-name="T393">outcome measures</text:span><text:alphabetical-index-mark-end text:id="IMark1835336904064"/><text:span text:style-name="T393"> are not things that should take forever to materialize. </text:span><text:span text:style-name="T394">Like successfully crossing a bridge, these </text:span><text:alphabetical-index-mark-start text:id="IMark1835336903184" text:main-entry="true"/><text:span text:style-name="T394">outcome measures</text:span><text:alphabetical-index-mark-end text:id="IMark1835336903184"/><text:span text:style-name="T394"> are the things that should </text:span><text:span text:style-name="T395">immediately </text:span><text:span text:style-name="T394">happen </text:span><text:span text:style-name="T396">to anyone when </text:span><text:span text:style-name="T394">following an authentic spiritual path </text:span><text:span text:style-name="T397">that encourages authentic spiritual experience</text:span><text:span text:style-name="T394">. </text:span></text:p>
        <text:p text:style-name="P92"><text:span text:style-name="T398">Of course, </text:span><text:span text:style-name="T399">saying these things should happen </text:span><text:span text:style-name="T398">does not mean </text:span><text:span text:style-name="T399">they will happen automatically, and without some adjustment. </text:span><text:span text:style-name="T398">Many spiritual teachers provide advi</text:span><text:span text:style-name="T400">c</text:span><text:span text:style-name="T398">e on creating psychological, emotional, and physical conditions conducive to </text:span><text:span text:style-name="T400">strong </text:span><text:span text:style-name="T398">and </text:span><text:span text:style-name="T400">positive </text:span><text:alphabetical-index-mark-start text:id="IMark1835336904704" text:main-entry="true"/><text:alphabetical-index-mark-start text:id="IMark1835336904144" text:main-entry="true"/><text:span text:style-name="T398">connection</text:span><text:alphabetical-index-mark-end text:id="IMark1835336904144"/><text:span text:style-name="T398"> experience</text:span><text:alphabetical-index-mark-end text:id="IMark1835336904704"/><text:span text:style-name="T398">, </text:span><text:span text:style-name="T401">which we summarize simply as </text:span><text:alphabetical-index-mark-start text:id="IMark1835336904304" text:main-entry="true"/><text:a xlink:type="simple" xlink:href="https://spiritwiki.lightningpath.org/index.php/Right_Action" text:style-name="Internet_20_link" text:visited-style-name="Visited_20_Internet_20_Link"><text:span text:style-name="T402">Right Action</text:span></text:a><text:alphabetical-index-mark-end text:id="IMark1835336904304"/><text:span text:style-name="T398">, </text:span><text:alphabetical-index-mark-start text:id="IMark1835336903184" text:main-entry="true"/><text:a xlink:type="simple" xlink:href="https://spiritwiki.lightningpath.org/index.php/Right_Environment" text:style-name="Internet_20_link" text:visited-style-name="Visited_20_Internet_20_Link"><text:span text:style-name="T403">Right Environment</text:span></text:a><text:alphabetical-index-mark-end text:id="IMark1835336903184"/><text:span text:style-name="T398">, and </text:span><text:alphabetical-index-mark-start text:id="IMark1835336904944" text:main-entry="true"/><text:a xlink:type="simple" xlink:href="https://spiritwiki.lightningpath.org/index.php/Right_Thought" text:style-name="Internet_20_link" text:visited-style-name="Visited_20_Internet_20_Link"><text:span text:style-name="T404">Right Thought</text:span></text:a><text:alphabetical-index-mark-end text:id="IMark1835336904944"/><text:span text:style-name="T398">.</text:span><text:span text:style-name="T398"><text:note text:id="ftn49" text:note-class="footnote"><text:note-citation>49</text:note-citation><text:note-body><text:p text:style-name="P93"><text:a xlink:type="simple" xlink:href="https://spiritwiki.lightningpath.org/index.php/Right_Action" text:style-name="Internet_20_link" text:visited-style-name="Visited_20_Internet_20_Link"><text:span text:style-name="T405">https://spiritwiki.lightningpath.org/index.php/Right_Action</text:span></text:a><text:span text:style-name="T405">, </text:span><text:a xlink:type="simple" xlink:href="https://spiritwiki.lightningpath.org/index.php/Right_Thought" text:style-name="Internet_20_link" text:visited-style-name="Visited_20_Internet_20_Link"><text:span text:style-name="T405">https://spiritwiki.lightningpath.org/index.php/Right_</text:span>Thought</text:a><text:span text:style-name="T406">, and </text:span><text:a xlink:type="simple" xlink:href="https://spiritwiki.lightningpath.org/index.php/Right_Environment" text:style-name="Internet_20_link" text:visited-style-name="Visited_20_Internet_20_Link">https://spiritwiki.lightningpath.org/index.php/Right_Environment</text:a><text:span text:style-name="T406">. </text:span></text:p></text:note-body></text:note></text:span><text:span text:style-name="T398"> </text:span><text:span text:style-name="T401">In brief, </text:span><text:alphabetical-index-mark-start text:id="IMark1835336904784" text:main-entry="true"/><text:span text:style-name="T401">right thought</text:span><text:alphabetical-index-mark-end text:id="IMark1835336904784"/><text:span text:style-name="T401">, </text:span><text:alphabetical-index-mark-start text:id="IMark1835336904864" text:main-entry="true"/><text:span text:style-name="T401">right action</text:span><text:alphabetical-index-mark-end text:id="IMark1835336904864"/><text:span text:style-name="T401">, and </text:span><text:alphabetical-index-mark-start text:id="IMark1835336903344" text:main-entry="true"/><text:span text:style-name="T401">right environment</text:span><text:alphabetical-index-mark-end text:id="IMark1835336903344"/><text:span text:style-name="T401"> are actions, </text:span><text:soft-page-break/><text:span text:style-name="T401">thoughts, and environments which support </text:span><text:alphabetical-index-mark-start text:id="IMark1835345957936" text:main-entry="true"/><text:span text:style-name="T401">connection</text:span><text:alphabetical-index-mark-end text:id="IMark1835345957936"/><text:span text:style-name="T401">. By contrast, </text:span><text:alphabetical-index-mark-start text:id="IMark1835345958016" text:main-entry="true"/><text:a xlink:type="simple" xlink:href="https://spiritwiki.lightningpath.org/index.php/Wrong_Action" text:style-name="Internet_20_link" text:visited-style-name="Visited_20_Internet_20_Link"><text:span text:style-name="T407">Wrong Action</text:span></text:a><text:alphabetical-index-mark-end text:id="IMark1835345958016"/><text:span text:style-name="T401">, </text:span><text:alphabetical-index-mark-start text:id="IMark1835345964736" text:main-entry="true"/><text:a xlink:type="simple" xlink:href="https://spiritwiki.lightningpath.org/index.php/Wrong_Environment" text:style-name="Internet_20_link" text:visited-style-name="Visited_20_Internet_20_Link"><text:span text:style-name="T407">Wrong Environment</text:span></text:a><text:alphabetical-index-mark-end text:id="IMark1835345964736"/><text:span text:style-name="T401">, and </text:span><text:alphabetical-index-mark-start text:id="IMark1835345951216" text:main-entry="true"/><text:span text:style-name="T407">Wrong T</text:span><text:a xlink:type="simple" xlink:href="https://spiritwiki.lightningpath.org/index.php/Wrong_Thought" text:style-name="Internet_20_link" text:visited-style-name="Visited_20_Internet_20_Link"><text:span text:style-name="T407">h</text:span></text:a><text:span text:style-name="T407">ought</text:span><text:alphabetical-index-mark-end text:id="IMark1835345951216"/><text:span text:style-name="T407"> </text:span><text:span text:style-name="T401">are actions, thoughts and environments which facilitate disconnection. </text:span><text:span text:style-name="T400">Just like an athlete makes nutritional changes to support their athletic prowess, so </text:span><text:span text:style-name="T408">should </text:span><text:span text:style-name="T400">a spiritual seeker make personal and life changes to support their spiritual aspiration </text:span><text:span text:style-name="T409">to </text:span><text:alphabetical-index-mark-start text:id="IMark1835345950256" text:main-entry="true"/><text:span text:style-name="T409">connection</text:span><text:alphabetical-index-mark-end text:id="IMark1835345950256"/><text:span text:style-name="T400">. </text:span><text:span text:style-name="T410">If you do not make suggested changes, do not expect to have </text:span><text:alphabetical-index-mark-start text:id="IMark1835345950896" text:main-entry="true"/><text:span text:style-name="T410">connection</text:span><text:alphabetical-index-mark-end text:id="IMark1835345950896"/><text:span text:style-name="T410"> experiences. </text:span><text:span text:style-name="T400">Even so, i</text:span><text:span text:style-name="T408">t</text:span><text:span text:style-name="T400"> still </text:span><text:span text:style-name="T409">should not </text:span><text:span text:style-name="T400">take forever to experience simple </text:span><text:alphabetical-index-mark-start text:id="IMark1835345951056" text:main-entry="true"/><text:span text:style-name="T400">connection</text:span><text:alphabetical-index-mark-end text:id="IMark1835345951056"/><text:span text:style-name="T400"> experiences. If you </text:span><text:span text:style-name="T409">a</text:span><text:span text:style-name="T400">re following a spiritual path, </text:span><text:span text:style-name="T411">if you are making changes, and if </text:span><text:span text:style-name="T400">you are not having </text:span><text:span text:style-name="T410">even a single </text:span><text:alphabetical-index-mark-start text:id="IMark1835345952176" text:main-entry="true"/><text:alphabetical-index-mark-start text:id="IMark1835345952256" text:main-entry="true"/><text:span text:style-name="T410">connection</text:span><text:alphabetical-index-mark-end text:id="IMark1835345952256"/><text:span text:style-name="T410"> experience</text:span><text:alphabetical-index-mark-end text:id="IMark1835345952176"/><text:span text:style-name="T410">, </text:span><text:span text:style-name="T400">consider another path. </text:span></text:p>
        <text:p text:style-name="P94"><text:span text:style-name="T412">With that said, let us turn to an examination of </text:span><text:alphabetical-index-mark-start text:id="IMark1835339047408" text:main-entry="true"/><text:alphabetical-index-mark-start text:id="IMark1835339046768" text:main-entry="true"/><text:span text:style-name="T412">connection</text:span><text:alphabetical-index-mark-end text:id="IMark1835339046768"/><text:span text:style-name="T412"> outcomes</text:span><text:alphabetical-index-mark-end text:id="IMark1835339047408"/><text:span text:style-name="T412">, starting with the outcome of </text:span><text:alphabetical-index-mark-start text:id="IMark1835339048368" text:main-entry="true"/><text:span text:style-name="T397">healing</text:span><text:alphabetical-index-mark-end text:id="IMark1835339048368"/><text:span text:style-name="T412">. </text:span></text:p>
        <text:h text:style-name="P40" text:outline-level="2"><text:bookmark-start text:name="__RefHeading___Toc8553_2281411453"/><text:alphabetical-index-mark-start text:id="IMark1835339047968" text:main-entry="true"/><text:span text:style-name="T412">H</text:span><text:span text:style-name="T394">ealing</text:span><text:bookmark-end text:name="__RefHeading___Toc8553_2281411453"/><text:alphabetical-index-mark-end text:id="IMark1835339047968"/></text:h>
        <text:p text:style-name="P95"><text:span text:style-name="T413">The first </text:span><text:alphabetical-index-mark-start text:id="IMark1835339047968" text:main-entry="true"/><text:span text:style-name="T413">connection</text:span><text:alphabetical-index-mark-end text:id="IMark1835339047968"/><text:span text:style-name="T413"> outcome that we will address here is </text:span><text:alphabetical-index-mark-start text:id="IMark1835339047168" text:main-entry="true"/><text:span text:style-name="T413">healing</text:span><text:alphabetical-index-mark-end text:id="IMark1835339047168"/><text:span text:style-name="T413">. Although </text:span><text:alphabetical-index-mark-start text:id="IMark1835339048368" text:main-entry="true"/><text:span text:style-name="T413">healing</text:span><text:alphabetical-index-mark-end text:id="IMark1835339048368"/><text:span text:style-name="T413"> is not always noted in scholarly discussions of mystical experience, which tend to focus on the “mystical” side of the experiences to the exclusion of other aspects, </text:span><text:alphabetical-index-mark-start text:id="IMark1835339047808" text:main-entry="true"/><text:span text:style-name="T413">healing</text:span><text:alphabetical-index-mark-end text:id="IMark1835339047808"/><text:span text:style-name="T413"> is definitely a thing within </text:span><text:alphabetical-index-mark-start text:id="IMark1835339046688" text:main-entry="true"/><text:span text:style-name="T413">authentic spirituality</text:span><text:alphabetical-index-mark-end text:id="IMark1835339046688"/><text:span text:style-name="T413">. </text:span><text:alphabetical-index-mark-start text:id="IMark1835339046768" text:main-entry="true"/><text:span text:style-name="T413">Healing</text:span><text:alphabetical-index-mark-end text:id="IMark1835339046768"/><text:span text:style-name="T413"> is a consequence of authentic </text:span><text:alphabetical-index-mark-start text:id="IMark1835339048128" text:main-entry="true"/><text:span text:style-name="T413">connection</text:span><text:alphabetical-index-mark-end text:id="IMark1835339048128"/><text:span text:style-name="T413"> and the expansion of consciousness </text:span><text:soft-page-break/><text:span text:style-name="T413">that ensues.</text:span><text:span text:style-name="T413"><text:note text:id="ftn50" text:note-class="footnote"><text:note-citation>50</text:note-citation><text:note-body><text:p text:style-name="Footnote"><text:reference-mark-start text:name="ZOTERO_ITEM CSL_CITATION {&quot;citationID&quot;:&quot;bYmCoi7A&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57},&quot;citationItems&quot;:[{&quot;id&quot;:907,&quot;uris&quot;:[&quot;http://zotero.org/users/4295591/items/RKECHLJJ&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zJ8U5AzmOu"/><text:span text:style-name="T89">Larry Dossey, </text:span><text:span text:style-name="T90">Recovering the Soul: A Scientific and Spiritual Search</text:span><text:span text:style-name="T89"> (Toronto: Bantam Books, 1989).</text:span><text:reference-mark-end text:name="ZOTERO_ITEM CSL_CITATION {&quot;citationID&quot;:&quot;bYmCoi7A&quot;,&quot;properties&quot;:{&quot;formattedCitation&quot;:&quot;Larry Dossey, {\\i{}Recovering the Soul: A Scientific and Spiritual Search} (Toronto: Bantam Books, 1989).&quot;,&quot;plainCitation&quot;:&quot;Larry Dossey, Recovering the Soul: A Scientific and Spiritual Search (Toronto: Bantam Books, 1989).&quot;,&quot;noteIndex&quot;:57},&quot;citationItems&quot;:[{&quot;id&quot;:907,&quot;uris&quot;:[&quot;http://zotero.org/users/4295591/items/RKECHLJJ&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zJ8U5AzmOu"/></text:p></text:note-body></text:note></text:span><text:span text:style-name="T413"> This is not a radical suggestion, and in fact should be quite obvious. All authentic spiritual traditions from all over the world have a </text:span><text:alphabetical-index-mark-start text:id="IMark1835339046848" text:main-entry="true"/><text:span text:style-name="T413">healing</text:span><text:alphabetical-index-mark-end text:id="IMark1835339046848"/><text:span text:style-name="T413"> component. </text:span><text:alphabetical-index-mark-start text:id="IMark1835336904144" text:main-entry="true"/><text:span text:style-name="T413">Healing</text:span><text:alphabetical-index-mark-end text:id="IMark1835336904144"/><text:span text:style-name="T413"> is a central focus in indigenous spiritualities, for example. Traditional Sioux spirituality has a strong </text:span><text:alphabetical-index-mark-start text:id="IMark1835336904864" text:main-entry="true"/><text:span text:style-name="T413">healing</text:span><text:alphabetical-index-mark-end text:id="IMark1835336904864"/><text:span text:style-name="T413"> component,</text:span><text:span text:style-name="T413"><text:note text:id="ftn51" text:note-class="footnote"><text:note-citation>51</text:note-citation><text:note-body><text:p text:style-name="Footnote"><text:reference-mark-start text:name="ZOTERO_ITEM CSL_CITATION {&quot;citationID&quot;:&quot;Jsd7KEZ8&quot;,&quot;properties&quot;:{&quot;formattedCitation&quot;:&quot;Julian Rice, {\\i{}Before the Great Spirit: The Many Faces of Sioux Spirituality} (University of New Mexico, 1998), https://amzn.to/2C9fM5E.&quot;,&quot;plainCitation&quot;:&quot;Julian Rice, Before the Great Spirit: The Many Faces of Sioux Spirituality (University of New Mexico, 1998), https://amzn.to/2C9fM5E.&quot;,&quot;noteIndex&quot;:58},&quot;citationItems&quot;:[{&quot;id&quot;:2493,&quot;uris&quot;:[&quot;http://zotero.org/users/4295591/items/8Q5YVUCJ&quot;,[&quot;http://zotero.org/users/4295591/items/8Q5YVUCJ&quot;]],&quot;itemData&quot;:{&quot;id&quot;:2493,&quot;type&quot;:&quot;book&quot;,&quot;publisher&quot;:&quot;University of New Mexico&quot;,&quot;title&quot;:&quot;Before the Great Spirit: The Many Faces of Sioux Spirituality&quot;,&quot;URL&quot;:&quot;https://amzn.to/2C9fM5E&quot;,&quot;author&quot;:[{&quot;family&quot;:&quot;Rice&quot;,&quot;given&quot;:&quot;Julian&quot;}],&quot;issued&quot;:{&quot;date-parts&quot;:[[&quot;1998&quot;]]}}}],&quot;schema&quot;:&quot;https://github.com/citation-style-language/schema/raw/master/csl-citation.json&quot;} RNDfXcpQ94XII"/><text:span text:style-name="T89">Julian Rice, </text:span><text:span text:style-name="T90">Before the Great Spirit: The Many Faces of Sioux Spirituality</text:span><text:span text:style-name="T89"> (University of New Mexico, 1998), https://amzn.to/2C9fM5E.</text:span><text:reference-mark-end text:name="ZOTERO_ITEM CSL_CITATION {&quot;citationID&quot;:&quot;Jsd7KEZ8&quot;,&quot;properties&quot;:{&quot;formattedCitation&quot;:&quot;Julian Rice, {\\i{}Before the Great Spirit: The Many Faces of Sioux Spirituality} (University of New Mexico, 1998), https://amzn.to/2C9fM5E.&quot;,&quot;plainCitation&quot;:&quot;Julian Rice, Before the Great Spirit: The Many Faces of Sioux Spirituality (University of New Mexico, 1998), https://amzn.to/2C9fM5E.&quot;,&quot;noteIndex&quot;:58},&quot;citationItems&quot;:[{&quot;id&quot;:2493,&quot;uris&quot;:[&quot;http://zotero.org/users/4295591/items/8Q5YVUCJ&quot;,[&quot;http://zotero.org/users/4295591/items/8Q5YVUCJ&quot;]],&quot;itemData&quot;:{&quot;id&quot;:2493,&quot;type&quot;:&quot;book&quot;,&quot;publisher&quot;:&quot;University of New Mexico&quot;,&quot;title&quot;:&quot;Before the Great Spirit: The Many Faces of Sioux Spirituality&quot;,&quot;URL&quot;:&quot;https://amzn.to/2C9fM5E&quot;,&quot;author&quot;:[{&quot;family&quot;:&quot;Rice&quot;,&quot;given&quot;:&quot;Julian&quot;}],&quot;issued&quot;:{&quot;date-parts&quot;:[[&quot;1998&quot;]]}}}],&quot;schema&quot;:&quot;https://github.com/citation-style-language/schema/raw/master/csl-citation.json&quot;} RNDfXcpQ94XII"/></text:p></text:note-body></text:note></text:span><text:span text:style-name="T413"> as does traditional Seneca spirituality. A Seneca profit by the name of Handsome Lake had </text:span><text:alphabetical-index-mark-start text:id="IMark1835336904064" text:main-entry="true"/><text:span text:style-name="T413">connection</text:span><text:alphabetical-index-mark-end text:id="IMark1835336904064"/><text:span text:style-name="T413"> experiences (visions) which cured him of his alcoholism. From these experiences, he gained knowledge which he subsequently wrote down in the </text:span><text:span text:style-name="T414">Code of Handsome Lake</text:span><text:span text:style-name="T413">.</text:span><text:span text:style-name="T413"><text:note text:id="ftn52" text:note-class="footnote"><text:note-citation>52</text:note-citation><text:note-body><text:p text:style-name="Footnote"><text:reference-mark-start text:name="ZOTERO_ITEM CSL_CITATION {&quot;citationID&quot;:&quot;qcwxys22&quot;,&quot;properties&quot;:{&quot;formattedCitation&quot;:&quot;Arthur Caswell, \\uc0\\u8220{}The Code of Handsome Lake, The Seneca Prophet,\\uc0\\u8221{} {\\i{}University of the State of New York Education Department Bulletin} 530 (1912), http://www.rickgrunder.com/parallels/mp305.pdf; Arthur C. Parker, {\\i{}The Code of Handsome Lake The Seneca Prophet}, Kindle (New York: The University of the State of New York, 1913), https://amzn.to/2H4fr8a.&quot;,&quot;plainCitation&quot;:&quot;Arthur Caswell, “The Code of Handsome Lake, The Seneca Prophet,” University of the State of New York Education Department Bulletin 530 (1912), http://www.rickgrunder.com/parallels/mp305.pdf; Arthur C. Parker, The Code of Handsome Lake The Seneca Prophet, Kindle (New York: The University of the State of New York, 1913), https://amzn.to/2H4fr8a.&quot;,&quot;noteIndex&quot;:59},&quot;citationItems&quot;:[{&quot;id&quot;:2495,&quot;uris&quot;:[&quot;http://zotero.org/users/4295591/items/7U7F3LZU&quot;,[&quot;http://zotero.org/users/4295591/items/7U7F3LZU&quot;]],&quot;itemData&quot;:{&quot;id&quot;:2495,&quot;type&quot;:&quot;article-journal&quot;,&quot;container-title&quot;:&quot;University of the State of New York Education Department Bulletin&quot;,&quot;title&quot;:&quot;The Code of Handsome Lake, The Seneca Prophet&quot;,&quot;URL&quot;:&quot;http://www.rickgrunder.com/parallels/mp305.pdf&quot;,&quot;volume&quot;:&quot;530&quot;,&quot;author&quot;:[{&quot;family&quot;:&quot;Caswell&quot;,&quot;given&quot;:&quot;Arthur&quot;}],&quot;issued&quot;:{&quot;date-parts&quot;:[[&quot;1912&quot;]]}}},{&quot;id&quot;:2494,&quot;uris&quot;:[&quot;http://zotero.org/users/4295591/items/WT6CGSYG&quot;,[&quot;http://zotero.org/users/4295591/items/WT6CGSYG&quot;]],&quot;itemData&quot;:{&quot;id&quot;:2494,&quot;type&quot;:&quot;book&quot;,&quot;edition&quot;:&quot;Kindle&quot;,&quot;event-place&quot;:&quot;New York&quot;,&quot;publisher&quot;:&quot;The University of the State of New York&quot;,&quot;publisher-place&quot;:&quot;New York&quot;,&quot;title&quot;:&quot;The Code of Handsome Lake The Seneca Prophet&quot;,&quot;URL&quot;:&quot;https://amzn.to/2H4fr8a&quot;,&quot;author&quot;:[{&quot;family&quot;:&quot;Parker&quot;,&quot;given&quot;:&quot;Arthur C.&quot;}],&quot;issued&quot;:{&quot;date-parts&quot;:[[&quot;1913&quot;]]}}}],&quot;schema&quot;:&quot;https://github.com/citation-style-language/schema/raw/master/csl-citation.json&quot;} RNDkZPTaTKU2T"/><text:span text:style-name="T89">Arthur Caswell, “The Code of Handsome Lake, The Seneca Prophet,” </text:span><text:span text:style-name="T90">University of the State of New York Education Department Bulletin</text:span><text:span text:style-name="T89"> 530 (1912), http://www.rickgrunder.com/parallels/mp305.pdf; Arthur C. Parker, </text:span><text:span text:style-name="T90">The Code of Handsome Lake The Seneca Prophet</text:span><text:span text:style-name="T89">, Kindle (New York: The University of the State of New York, 1913), https://amzn.to/2H4fr8a.</text:span><text:reference-mark-end text:name="ZOTERO_ITEM CSL_CITATION {&quot;citationID&quot;:&quot;qcwxys22&quot;,&quot;properties&quot;:{&quot;formattedCitation&quot;:&quot;Arthur Caswell, \\uc0\\u8220{}The Code of Handsome Lake, The Seneca Prophet,\\uc0\\u8221{} {\\i{}University of the State of New York Education Department Bulletin} 530 (1912), http://www.rickgrunder.com/parallels/mp305.pdf; Arthur C. Parker, {\\i{}The Code of Handsome Lake The Seneca Prophet}, Kindle (New York: The University of the State of New York, 1913), https://amzn.to/2H4fr8a.&quot;,&quot;plainCitation&quot;:&quot;Arthur Caswell, “The Code of Handsome Lake, The Seneca Prophet,” University of the State of New York Education Department Bulletin 530 (1912), http://www.rickgrunder.com/parallels/mp305.pdf; Arthur C. Parker, The Code of Handsome Lake The Seneca Prophet, Kindle (New York: The University of the State of New York, 1913), https://amzn.to/2H4fr8a.&quot;,&quot;noteIndex&quot;:59},&quot;citationItems&quot;:[{&quot;id&quot;:2495,&quot;uris&quot;:[&quot;http://zotero.org/users/4295591/items/7U7F3LZU&quot;,[&quot;http://zotero.org/users/4295591/items/7U7F3LZU&quot;]],&quot;itemData&quot;:{&quot;id&quot;:2495,&quot;type&quot;:&quot;article-journal&quot;,&quot;container-title&quot;:&quot;University of the State of New York Education Department Bulletin&quot;,&quot;title&quot;:&quot;The Code of Handsome Lake, The Seneca Prophet&quot;,&quot;URL&quot;:&quot;http://www.rickgrunder.com/parallels/mp305.pdf&quot;,&quot;volume&quot;:&quot;530&quot;,&quot;author&quot;:[{&quot;family&quot;:&quot;Caswell&quot;,&quot;given&quot;:&quot;Arthur&quot;}],&quot;issued&quot;:{&quot;date-parts&quot;:[[&quot;1912&quot;]]}}},{&quot;id&quot;:2494,&quot;uris&quot;:[&quot;http://zotero.org/users/4295591/items/WT6CGSYG&quot;,[&quot;http://zotero.org/users/4295591/items/WT6CGSYG&quot;]],&quot;itemData&quot;:{&quot;id&quot;:2494,&quot;type&quot;:&quot;book&quot;,&quot;edition&quot;:&quot;Kindle&quot;,&quot;event-place&quot;:&quot;New York&quot;,&quot;publisher&quot;:&quot;The University of the State of New York&quot;,&quot;publisher-place&quot;:&quot;New York&quot;,&quot;title&quot;:&quot;The Code of Handsome Lake The Seneca Prophet&quot;,&quot;URL&quot;:&quot;https://amzn.to/2H4fr8a&quot;,&quot;author&quot;:[{&quot;family&quot;:&quot;Parker&quot;,&quot;given&quot;:&quot;Arthur C.&quot;}],&quot;issued&quot;:{&quot;date-parts&quot;:[[&quot;1913&quot;]]}}}],&quot;schema&quot;:&quot;https://github.com/citation-style-language/schema/raw/master/csl-citation.json&quot;} RNDkZPTaTKU2T"/></text:p></text:note-body></text:note></text:span><text:span text:style-name="T413"> </text:span><text:span text:style-name="T415">The Code</text:span><text:span text:style-name="T413">, which is sometimes incorrectly classified as mere prophecy, was very much a </text:span><text:alphabetical-index-mark-start text:id="IMark1835336903344" text:main-entry="true"/><text:span text:style-name="T413">healing</text:span><text:alphabetical-index-mark-end text:id="IMark1835336903344"/><text:span text:style-name="T413"> document aimed at alleviating the toxic effects of centuries of violent European colonization on his people. In </text:span><text:span text:style-name="T415">The Code</text:span><text:span text:style-name="T413">, Lake provides all sorts of psychological, </text:span><text:soft-page-break/><text:span text:style-name="T413">emotional, and social advice aimed at repairing his damaged culture. </text:span></text:p>
        <text:p text:style-name="P38"><text:span text:style-name="T416">Of course, it is not just Indigenous or even shamanic spiritualities where we find a </text:span><text:alphabetical-index-mark-start text:id="IMark1835336904704" text:main-entry="true"/><text:span text:style-name="T416">healing</text:span><text:alphabetical-index-mark-end text:id="IMark1835336904704"/><text:span text:style-name="T416"> emphasis. Neopagan spiritualities, like Wicca, place a heavy emphasis on healing.</text:span><text:span text:style-name="T416"><text:note text:id="ftn53" text:note-class="footnote"><text:note-citation>53</text:note-citation><text:note-body><text:p text:style-name="Footnote"><text:reference-mark-start text:name="ZOTERO_ITEM CSL_CITATION {&quot;citationID&quot;:&quot;JFG8l1sO&quot;,&quot;properties&quot;:{&quot;formattedCitation&quot;:&quot;Starhawk, {\\i{}Spiral Dance, The - 20th Anniversary: A Rebirth of the Ancient Religion of the Goddess: 20th Anniversary Edition: Starhawk} (New York: Harper One, 2011).&quot;,&quot;plainCitation&quot;:&quot;Starhawk, Spiral Dance, The - 20th Anniversary: A Rebirth of the Ancient Religion of the Goddess: 20th Anniversary Edition: Starhawk (New York: Harper One, 2011).&quot;,&quot;noteIndex&quot;:60},&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Xd8jBniGHm"/><text:span text:style-name="T89">Starhawk, </text:span><text:span text:style-name="T90">Spiral Dance, The - 20th Anniversary: A Rebirth of the Ancient Religion of the Goddess: 20th Anniversary Edition: Starhawk</text:span><text:span text:style-name="T89"> (New York: Harper One, 2011).</text:span><text:reference-mark-end text:name="ZOTERO_ITEM CSL_CITATION {&quot;citationID&quot;:&quot;JFG8l1sO&quot;,&quot;properties&quot;:{&quot;formattedCitation&quot;:&quot;Starhawk, {\\i{}Spiral Dance, The - 20th Anniversary: A Rebirth of the Ancient Religion of the Goddess: 20th Anniversary Edition: Starhawk} (New York: Harper One, 2011).&quot;,&quot;plainCitation&quot;:&quot;Starhawk, Spiral Dance, The - 20th Anniversary: A Rebirth of the Ancient Religion of the Goddess: 20th Anniversary Edition: Starhawk (New York: Harper One, 2011).&quot;,&quot;noteIndex&quot;:60},&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Xd8jBniGHm"/></text:p></text:note-body></text:note></text:span><text:span text:style-name="T416"> Similarly, Jesus Christ, so the Bible says, spent a considerable amount of his time walking around the Mediterranean countryside </text:span><text:alphabetical-index-mark-start text:id="IMark1835336904064" text:main-entry="true"/><text:span text:style-name="T416">healing</text:span><text:alphabetical-index-mark-end text:id="IMark1835336904064"/><text:span text:style-name="T416"> the sick and the suffering. We find the same emphasis on </text:span><text:alphabetical-index-mark-start text:id="IMark1835336904304" text:main-entry="true"/><text:span text:style-name="T416">healing</text:span><text:alphabetical-index-mark-end text:id="IMark1835336904304"/><text:span text:style-name="T416"> in Islam, particularly in its mystical component, Sufism.</text:span><text:span text:style-name="T416"><text:note text:id="ftn54" text:note-class="footnote"><text:note-citation>54</text:note-citation><text:note-body><text:p text:style-name="Footnote"><text:reference-mark-start text:name="ZOTERO_ITEM CSL_CITATION {&quot;citationID&quot;:&quot;NW52lOR7&quot;,&quot;properties&quot;:{&quot;formattedCitation&quot;:&quot;Farhat Naz Rahman, \\uc0\\u8220{}Spiritual Healing and Sufi Practices,\\uc0\\u8221{} {\\i{}Nova Journal of Sufism and Spirituality} 2, no. 1 (2014): 1\\uc0\\u8211{}9; Karim Mitha, \\uc0\\u8220{}Sufism and Healing,\\uc0\\u8221{} {\\i{}Journal of Spirituality in Mental Health}, 2018.&quot;,&quot;plainCitation&quot;:&quot;Farhat Naz Rahman, “Spiritual Healing and Sufi Practices,” Nova Journal of Sufism and Spirituality 2, no. 1 (2014): 1–9; Karim Mitha, “Sufism and Healing,” Journal of Spirituality in Mental Health, 2018.&quot;,&quot;noteIndex&quot;:61},&quot;citationItems&quot;:[{&quot;id&quot;:1039,&quot;uris&quot;:[&quot;http://zotero.org/users/4295591/items/H559Q2FA&quot;,[&quot;http://zotero.org/users/4295591/items/H559Q2FA&quot;]],&quot;itemData&quot;:{&quot;id&quot;:1039,&quot;type&quot;:&quot;article-journal&quot;,&quot;container-title&quot;:&quot;Nova Journal of Sufism and Spirituality&quot;,&quot;issue&quot;:&quot;1&quot;,&quot;language&quot;:&quot;en&quot;,&quot;page&quot;:&quot;1-9&quot;,&quot;title&quot;:&quot;Spiritual Healing and Sufi Practices&quot;,&quot;volume&quot;:&quot;2&quot;,&quot;author&quot;:[{&quot;family&quot;:&quot;Rahman&quot;,&quot;given&quot;:&quot;Farhat Naz&quot;}],&quot;issued&quot;:{&quot;date-parts&quot;:[[&quot;2014&quot;]]}}},{&quot;id&quot;:1038,&quot;uris&quot;:[&quot;http://zotero.org/users/4295591/items/WD35MISY&quot;,[&quot;http://zotero.org/users/4295591/items/WD35MISY&quot;]],&quot;itemData&quot;:{&quot;id&quot;:1038,&quot;type&quot;:&quot;article-journal&quot;,&quot;container-title&quot;:&quot;Journal of Spirituality in Mental Health&quot;,&quot;title&quot;:&quot;Sufism and healing&quot;,&quot;author&quot;:[{&quot;family&quot;:&quot;Mitha&quot;,&quot;given&quot;:&quot;Karim&quot;}],&quot;issued&quot;:{&quot;date-parts&quot;:[[&quot;2018&quot;]]}}}],&quot;schema&quot;:&quot;https://github.com/citation-style-language/schema/raw/master/csl-citation.json&quot;} RNDjNVRnpS87Y"/><text:span text:style-name="T89">Farhat Naz Rahman, “Spiritual Healing and Sufi Practices,” </text:span><text:span text:style-name="T90">Nova Journal of Sufism and Spirituality</text:span><text:span text:style-name="T89"> 2, no. 1 (2014): 1–9; Karim Mitha, “Sufism and Healing,” </text:span><text:span text:style-name="T90">Journal of Spirituality in Mental Health</text:span><text:span text:style-name="T89">, 2018.</text:span><text:reference-mark-end text:name="ZOTERO_ITEM CSL_CITATION {&quot;citationID&quot;:&quot;NW52lOR7&quot;,&quot;properties&quot;:{&quot;formattedCitation&quot;:&quot;Farhat Naz Rahman, \\uc0\\u8220{}Spiritual Healing and Sufi Practices,\\uc0\\u8221{} {\\i{}Nova Journal of Sufism and Spirituality} 2, no. 1 (2014): 1\\uc0\\u8211{}9; Karim Mitha, \\uc0\\u8220{}Sufism and Healing,\\uc0\\u8221{} {\\i{}Journal of Spirituality in Mental Health}, 2018.&quot;,&quot;plainCitation&quot;:&quot;Farhat Naz Rahman, “Spiritual Healing and Sufi Practices,” Nova Journal of Sufism and Spirituality 2, no. 1 (2014): 1–9; Karim Mitha, “Sufism and Healing,” Journal of Spirituality in Mental Health, 2018.&quot;,&quot;noteIndex&quot;:61},&quot;citationItems&quot;:[{&quot;id&quot;:1039,&quot;uris&quot;:[&quot;http://zotero.org/users/4295591/items/H559Q2FA&quot;,[&quot;http://zotero.org/users/4295591/items/H559Q2FA&quot;]],&quot;itemData&quot;:{&quot;id&quot;:1039,&quot;type&quot;:&quot;article-journal&quot;,&quot;container-title&quot;:&quot;Nova Journal of Sufism and Spirituality&quot;,&quot;issue&quot;:&quot;1&quot;,&quot;language&quot;:&quot;en&quot;,&quot;page&quot;:&quot;1-9&quot;,&quot;title&quot;:&quot;Spiritual Healing and Sufi Practices&quot;,&quot;volume&quot;:&quot;2&quot;,&quot;author&quot;:[{&quot;family&quot;:&quot;Rahman&quot;,&quot;given&quot;:&quot;Farhat Naz&quot;}],&quot;issued&quot;:{&quot;date-parts&quot;:[[&quot;2014&quot;]]}}},{&quot;id&quot;:1038,&quot;uris&quot;:[&quot;http://zotero.org/users/4295591/items/WD35MISY&quot;,[&quot;http://zotero.org/users/4295591/items/WD35MISY&quot;]],&quot;itemData&quot;:{&quot;id&quot;:1038,&quot;type&quot;:&quot;article-journal&quot;,&quot;container-title&quot;:&quot;Journal of Spirituality in Mental Health&quot;,&quot;title&quot;:&quot;Sufism and healing&quot;,&quot;author&quot;:[{&quot;family&quot;:&quot;Mitha&quot;,&quot;given&quot;:&quot;Karim&quot;}],&quot;issued&quot;:{&quot;date-parts&quot;:[[&quot;2018&quot;]]}}}],&quot;schema&quot;:&quot;https://github.com/citation-style-language/schema/raw/master/csl-citation.json&quot;} RNDjNVRnpS87Y"/></text:p></text:note-body></text:note></text:span><text:span text:style-name="T416"> It was the same with Buddha, who opened his first sermon with a statement on the core </text:span><text:alphabetical-index-mark-start text:id="IMark1835336904144" text:main-entry="true"/><text:span text:style-name="T416">healing</text:span><text:alphabetical-index-mark-end text:id="IMark1835336904144"/><text:span text:style-name="T416"> aspect of his worldly mission: </text:span>“I teach one thing and one thing only: suffering and the end of suffering....”<text:note text:id="ftn55" text:note-class="footnote"><text:note-citation>55</text:note-citation><text:note-body><text:p text:style-name="P48"><text:reference-mark-start text:name="ZOTERO_ITEM CSL_CITATION {&quot;citationID&quot;:&quot;dTGEo6Gx&quot;,&quot;properties&quot;:{&quot;formattedCitation&quot;:&quot;Walpola Sri Rahula, \\uc0\\u8220{}The First Sermon of the Buddha,\\uc0\\u8221{} Tricycle: The Buddhist Review, 2016, https://tricycle.org/magazine/the-first-sermon-of-the-buddha/.&quot;,&quot;plainCitation&quot;:&quot;Walpola Sri Rahula, “The First Sermon of the Buddha,” Tricycle: The Buddhist Review, 2016, https://tricycle.org/magazine/the-first-sermon-of-the-buddha/.&quot;,&quot;noteIndex&quot;:62},&quot;citationItems&quot;:[{&quot;id&quot;:1040,&quot;uris&quot;:[&quot;http://zotero.org/users/4295591/items/KLWYS4AH&quot;,[&quot;http://zotero.org/users/4295591/items/KLWYS4AH&quot;]],&quot;itemData&quot;:{&quot;id&quot;:1040,&quot;type&quot;:&quot;webpage&quot;,&quot;abstract&quot;:&quot;In the Buddha's first sermon at Deer Park, he taught the Four Noble Truths. He acknowledged the existence of suffering and addressed its cause and its end.&quot;,&quot;container-title&quot;:&quot;Tricycle: The Buddhist Review&quot;,&quot;language&quot;:&quot;en&quot;,&quot;title&quot;:&quot;The First Sermon of the Buddha&quot;,&quot;URL&quot;:&quot;https://tricycle.org/magazine/the-first-sermon-of-the-buddha/&quot;,&quot;author&quot;:[{&quot;family&quot;:&quot;Rahula&quot;,&quot;given&quot;:&quot;Walpola Sri&quot;}],&quot;accessed&quot;:{&quot;date-parts&quot;:[[&quot;2019&quot;,5,3]]},&quot;issued&quot;:{&quot;date-parts&quot;:[[&quot;2016&quot;]]}}}],&quot;schema&quot;:&quot;https://github.com/citation-style-language/schema/raw/master/csl-citation.json&quot;} RNDLfnRwfRxgS"/>Walpola Sri Rahula, “The First Sermon of the Buddha,” Tricycle: The Buddhist Review, 2016, https://tricycle.org/magazine/the-first-sermon-of-the-buddha/.<text:reference-mark-end text:name="ZOTERO_ITEM CSL_CITATION {&quot;citationID&quot;:&quot;dTGEo6Gx&quot;,&quot;properties&quot;:{&quot;formattedCitation&quot;:&quot;Walpola Sri Rahula, \\uc0\\u8220{}The First Sermon of the Buddha,\\uc0\\u8221{} Tricycle: The Buddhist Review, 2016, https://tricycle.org/magazine/the-first-sermon-of-the-buddha/.&quot;,&quot;plainCitation&quot;:&quot;Walpola Sri Rahula, “The First Sermon of the Buddha,” Tricycle: The Buddhist Review, 2016, https://tricycle.org/magazine/the-first-sermon-of-the-buddha/.&quot;,&quot;noteIndex&quot;:62},&quot;citationItems&quot;:[{&quot;id&quot;:1040,&quot;uris&quot;:[&quot;http://zotero.org/users/4295591/items/KLWYS4AH&quot;,[&quot;http://zotero.org/users/4295591/items/KLWYS4AH&quot;]],&quot;itemData&quot;:{&quot;id&quot;:1040,&quot;type&quot;:&quot;webpage&quot;,&quot;abstract&quot;:&quot;In the Buddha's first sermon at Deer Park, he taught the Four Noble Truths. He acknowledged the existence of suffering and addressed its cause and its end.&quot;,&quot;container-title&quot;:&quot;Tricycle: The Buddhist Review&quot;,&quot;language&quot;:&quot;en&quot;,&quot;title&quot;:&quot;The First Sermon of the Buddha&quot;,&quot;URL&quot;:&quot;https://tricycle.org/magazine/the-first-sermon-of-the-buddha/&quot;,&quot;author&quot;:[{&quot;family&quot;:&quot;Rahula&quot;,&quot;given&quot;:&quot;Walpola Sri&quot;}],&quot;accessed&quot;:{&quot;date-parts&quot;:[[&quot;2019&quot;,5,3]]},&quot;issued&quot;:{&quot;date-parts&quot;:[[&quot;2016&quot;]]}}}],&quot;schema&quot;:&quot;https://github.com/citation-style-language/schema/raw/master/csl-citation.json&quot;} RNDLfnRwfRxgS"/></text:p></text:note-body></text:note> <text:span text:style-name="T416">After making this clear statement about the importance of </text:span><text:alphabetical-index-mark-start text:id="IMark1835336904784" text:main-entry="true"/><text:span text:style-name="T416">healing</text:span><text:alphabetical-index-mark-end text:id="IMark1835336904784"/><text:span text:style-name="T416">, Buddha then goes on to teach the </text:span><text:span text:style-name="T417">Four Noble Truths, </text:span><text:span text:style-name="T418">which state that life is suffering, that suffering is caused </text:span><text:soft-page-break/><text:span text:style-name="T418">by desire and craving </text:span><text:span text:style-name="T419">(i.e., addiction)</text:span><text:span text:style-name="T418">,</text:span><text:span text:style-name="T418"><text:note text:id="ftn56" text:note-class="footnote"><text:note-citation>56</text:note-citation><text:note-body><text:p text:style-name="P96"><text:span text:style-name="T420">The Sanskrit word used to identify the cause of suffering is “tRSNA” (</text:span>तृष्णा<text:span text:style-name="T420">) which means “strong desire or craving,” and not attachment. </text:span></text:p></text:note-body></text:note></text:span><text:span text:style-name="T418"> </text:span><text:span text:style-name="T421">and that the only way to end suffering is to overcome your attachments. </text:span><text:span text:style-name="T422">Buddha </text:span><text:span text:style-name="T423">even emphasized the importance of care and </text:span><text:alphabetical-index-mark-start text:id="IMark1835336904864" text:main-entry="true"/><text:span text:style-name="T423">healing</text:span><text:alphabetical-index-mark-end text:id="IMark1835336904864"/><text:span text:style-name="T423"> </text:span><text:span text:style-name="T422">amongst his disciples </text:span><text:span text:style-name="T423">by saying that all true Buddhists should be concerned with </text:span><text:alphabetical-index-mark-start text:id="IMark1835336904944" text:main-entry="true"/><text:span text:style-name="T423">healing</text:span><text:alphabetical-index-mark-end text:id="IMark1835336904944"/><text:span text:style-name="T423"> and care of others.” </text:span></text:p>
        <text:p text:style-name="Quotations"><text:span text:style-name="T37">One day the Buddha visited a monastery. While he was there he came across a chamber where a monk lay in great pain caused by a loathsome disease. Although there were many other monks at the monastery, not one of them was concerned about their sick brother. The Buddha, beholding this woeful situation, began to look after the suffering man. He called Ananda and together they bathed the monk, changed his dirty bed and</text:span><text:span text:style-name="T37"><text:note text:id="ftn57" text:note-class="footnote"><text:note-citation>57</text:note-citation><text:note-body><text:p text:style-name="P48"><text:reference-mark-start text:name="ZOTERO_ITEM CSL_CITATION {&quot;citationID&quot;:&quot;6jcdhFwy&quot;,&quot;properties&quot;:{&quot;formattedCitation&quot;:&quot;Rahman, \\uc0\\u8220{}Spiritual Healing and Sufi Practices.\\uc0\\u8221{}&quot;,&quot;plainCitation&quot;:&quot;Rahman, “Spiritual Healing and Sufi Practices.”&quot;,&quot;noteIndex&quot;:64},&quot;citationItems&quot;:[{&quot;id&quot;:1039,&quot;uris&quot;:[&quot;http://zotero.org/users/4295591/items/H559Q2FA&quot;,[&quot;http://zotero.org/users/4295591/items/H559Q2FA&quot;]],&quot;itemData&quot;:{&quot;id&quot;:1039,&quot;type&quot;:&quot;article-journal&quot;,&quot;container-title&quot;:&quot;Nova Journal of Sufism and Spirituality&quot;,&quot;issue&quot;:&quot;1&quot;,&quot;language&quot;:&quot;en&quot;,&quot;page&quot;:&quot;1-9&quot;,&quot;title&quot;:&quot;Spiritual Healing and Sufi Practices&quot;,&quot;volume&quot;:&quot;2&quot;,&quot;author&quot;:[{&quot;family&quot;:&quot;Rahman&quot;,&quot;given&quot;:&quot;Farhat Naz&quot;}],&quot;issued&quot;:{&quot;date-parts&quot;:[[&quot;2014&quot;]]}}}],&quot;schema&quot;:&quot;https://github.com/citation-style-language/schema/raw/master/csl-citation.json&quot;} RND17Vzct3dpJ"/>Rahman, “Spiritual Healing and Sufi Practices.”<text:reference-mark-end text:name="ZOTERO_ITEM CSL_CITATION {&quot;citationID&quot;:&quot;6jcdhFwy&quot;,&quot;properties&quot;:{&quot;formattedCitation&quot;:&quot;Rahman, \\uc0\\u8220{}Spiritual Healing and Sufi Practices.\\uc0\\u8221{}&quot;,&quot;plainCitation&quot;:&quot;Rahman, “Spiritual Healing and Sufi Practices.”&quot;,&quot;noteIndex&quot;:64},&quot;citationItems&quot;:[{&quot;id&quot;:1039,&quot;uris&quot;:[&quot;http://zotero.org/users/4295591/items/H559Q2FA&quot;,[&quot;http://zotero.org/users/4295591/items/H559Q2FA&quot;]],&quot;itemData&quot;:{&quot;id&quot;:1039,&quot;type&quot;:&quot;article-journal&quot;,&quot;container-title&quot;:&quot;Nova Journal of Sufism and Spirituality&quot;,&quot;issue&quot;:&quot;1&quot;,&quot;language&quot;:&quot;en&quot;,&quot;page&quot;:&quot;1-9&quot;,&quot;title&quot;:&quot;Spiritual Healing and Sufi Practices&quot;,&quot;volume&quot;:&quot;2&quot;,&quot;author&quot;:[{&quot;family&quot;:&quot;Rahman&quot;,&quot;given&quot;:&quot;Farhat Naz&quot;}],&quot;issued&quot;:{&quot;date-parts&quot;:[[&quot;2014&quot;]]}}}],&quot;schema&quot;:&quot;https://github.com/citation-style-language/schema/raw/master/csl-citation.json&quot;} RND17Vzct3dpJ"/></text:p></text:note-body></text:note></text:span><text:span text:style-name="T37"> eased his pain. Then the Buddha admonished the monks of the monastery for their neglect and encouraged them to nurse the sick and care for the suffering. He concluded by saying, </text:span><text:soft-page-break/><text:span text:style-name="T37">“Whosoever serves the sick and suffering, serves me.”</text:span></text:p>
        <text:p text:style-name="P97"><text:span text:style-name="T424">Illness, suffering, and </text:span><text:alphabetical-index-mark-start text:id="IMark1835336904064" text:main-entry="true"/><text:span text:style-name="T424">healing</text:span><text:alphabetical-index-mark-end text:id="IMark1835336904064"/><text:span text:style-name="T424"> are a central component of traditional </text:span><text:span text:style-name="T425">spirituality</text:span><text:span text:style-name="T424">, as we can see; but, does </text:span><text:alphabetical-index-mark-start text:id="IMark1835336904144" text:main-entry="true"/><text:span text:style-name="T426">authentic spirituality</text:span><text:alphabetical-index-mark-end text:id="IMark1835336904144"/><text:span text:style-name="T426"> and </text:span><text:alphabetical-index-mark-start text:id="IMark1835336904304" text:main-entry="true"/><text:alphabetical-index-mark-start text:id="IMark1835336904864" text:main-entry="true"/><text:span text:style-name="T426">connection</text:span><text:alphabetical-index-mark-end text:id="IMark1835336904864"/><text:span text:style-name="T426"> </text:span><text:span text:style-name="T425">experience</text:span><text:alphabetical-index-mark-end text:id="IMark1835336904304"/><text:span text:style-name="T425"> </text:span><text:span text:style-name="T424">lead to </text:span><text:alphabetical-index-mark-start text:id="IMark1835336903184" text:main-entry="true"/><text:span text:style-name="T424">healing</text:span><text:alphabetical-index-mark-end text:id="IMark1835336903184"/><text:span text:style-name="T424"> outcomes? The answer to that is yes. </text:span><text:span text:style-name="T427">We already noted the example of Handsome Lake, and that is only one among many. </text:span><text:span text:style-name="T424">Bill Wilson (founder of Alcoholics Anonymous), </text:span><text:span text:style-name="T427">like </text:span><text:span text:style-name="T424">Handsome Lake, </text:span><text:span text:style-name="T427">was also </text:span><text:span text:style-name="T425">instantly </text:span><text:span text:style-name="T424">cured of </text:span><text:span text:style-name="T427">his </text:span><text:span text:style-name="T424">alcoholism by </text:span><text:span text:style-name="T427">a </text:span><text:alphabetical-index-mark-start text:id="IMark1835336904704" text:main-entry="true"/><text:alphabetical-index-mark-start text:id="IMark1835336904944" text:main-entry="true"/><text:span text:style-name="T424">connection</text:span><text:alphabetical-index-mark-end text:id="IMark1835336904944"/><text:span text:style-name="T424"> experience</text:span><text:alphabetical-index-mark-end text:id="IMark1835336904704"/><text:span text:style-name="T424">.</text:span><text:span text:style-name="T424"><text:note text:id="ftn58" text:note-class="footnote"><text:note-citation>58</text:note-citation><text:note-body><text:p text:style-name="Footnote"><text:reference-mark-start text:name="ZOTERO_ITEM CSL_CITATION {&quot;citationID&quot;:&quot;SfuuA1mo&quot;,&quot;properties&quot;:{&quot;formattedCitation&quot;:&quot;Alcoholics Anonymous, {\\i{}\\uc0\\u8216{}PASS IT ON\\uc0\\u8217{} The Story of Bill Wilson and How the A.A. Message Reached the World}, Kindle (New York: AA World Services, 1984), https://amzn.to/2XKQNP5.&quot;,&quot;plainCitation&quot;:&quot;Alcoholics Anonymous, ‘PASS IT ON’ The Story of Bill Wilson and How the A.A. Message Reached the World, Kindle (New York: AA World Services, 1984), https://amzn.to/2XKQNP5.&quot;,&quot;noteIndex&quot;:65},&quot;citationItems&quot;:[{&quot;id&quot;:2486,&quot;uris&quot;:[&quot;http://zotero.org/users/4295591/items/Y55RTK9Z&quot;,[&quot;http://zotero.org/users/4295591/items/Y55RTK9Z&quot;]],&quot;itemData&quot;:{&quot;id&quot;:2486,&quot;type&quot;:&quot;book&quot;,&quot;edition&quot;:&quot;Kindle&quot;,&quot;event-place&quot;:&quot;New York&quot;,&quot;publisher&quot;:&quot;AA World Services&quot;,&quot;publisher-place&quot;:&quot;New York&quot;,&quot;title&quot;:&quot;‘PASS IT ON’ The story of Bill Wilson and how the A.A. message reached the world&quot;,&quot;URL&quot;:&quot;https://amzn.to/2XKQNP5&quot;,&quot;author&quot;:[{&quot;family&quot;:&quot;Alcoholics Anonymous&quot;,&quot;given&quot;:&quot;&quot;}],&quot;issued&quot;:{&quot;date-parts&quot;:[[&quot;1984&quot;]]}}}],&quot;schema&quot;:&quot;https://github.com/citation-style-language/schema/raw/master/csl-citation.json&quot;} RNDpu2nXDRdBU"/><text:span text:style-name="T89">Alcoholics Anonymous, </text:span><text:span text:style-name="T90">‘PASS IT ON’ The Story of Bill Wilson and How the A.A. Message Reached the World</text:span><text:span text:style-name="T89">, Kindle (New York: AA World Services, 1984), https://amzn.to/2XKQNP5.</text:span><text:reference-mark-end text:name="ZOTERO_ITEM CSL_CITATION {&quot;citationID&quot;:&quot;SfuuA1mo&quot;,&quot;properties&quot;:{&quot;formattedCitation&quot;:&quot;Alcoholics Anonymous, {\\i{}\\uc0\\u8216{}PASS IT ON\\uc0\\u8217{} The Story of Bill Wilson and How the A.A. Message Reached the World}, Kindle (New York: AA World Services, 1984), https://amzn.to/2XKQNP5.&quot;,&quot;plainCitation&quot;:&quot;Alcoholics Anonymous, ‘PASS IT ON’ The Story of Bill Wilson and How the A.A. Message Reached the World, Kindle (New York: AA World Services, 1984), https://amzn.to/2XKQNP5.&quot;,&quot;noteIndex&quot;:65},&quot;citationItems&quot;:[{&quot;id&quot;:2486,&quot;uris&quot;:[&quot;http://zotero.org/users/4295591/items/Y55RTK9Z&quot;,[&quot;http://zotero.org/users/4295591/items/Y55RTK9Z&quot;]],&quot;itemData&quot;:{&quot;id&quot;:2486,&quot;type&quot;:&quot;book&quot;,&quot;edition&quot;:&quot;Kindle&quot;,&quot;event-place&quot;:&quot;New York&quot;,&quot;publisher&quot;:&quot;AA World Services&quot;,&quot;publisher-place&quot;:&quot;New York&quot;,&quot;title&quot;:&quot;‘PASS IT ON’ The story of Bill Wilson and how the A.A. message reached the world&quot;,&quot;URL&quot;:&quot;https://amzn.to/2XKQNP5&quot;,&quot;author&quot;:[{&quot;family&quot;:&quot;Alcoholics Anonymous&quot;,&quot;given&quot;:&quot;&quot;}],&quot;issued&quot;:{&quot;date-parts&quot;:[[&quot;1984&quot;]]}}}],&quot;schema&quot;:&quot;https://github.com/citation-style-language/schema/raw/master/csl-citation.json&quot;} RNDpu2nXDRdBU"/></text:p></text:note-body></text:note></text:span><text:span text:style-name="T424"> </text:span><text:span text:style-name="T428">It is </text:span><text:span text:style-name="T429">not </text:span><text:span text:style-name="T428">just anecdote, either. </text:span><text:span text:style-name="T424">In the scholarly literat</text:span><text:span text:style-name="T430">ure, authentic </text:span><text:alphabetical-index-mark-start text:id="IMark1835336903344" text:main-entry="true"/><text:span text:style-name="T430">healing</text:span><text:alphabetical-index-mark-end text:id="IMark1835336903344"/><text:span text:style-name="T430"> </text:span><text:span text:style-name="T431">as a consequence of </text:span><text:alphabetical-index-mark-start text:id="IMark1835345952176" text:main-entry="true"/><text:span text:style-name="T431">connection</text:span><text:alphabetical-index-mark-end text:id="IMark1835345952176"/><text:span text:style-name="T431"> is </text:span><text:span text:style-name="T430">observed </text:span><text:span text:style-name="T431">by medical doctors, nurses, and other practitioners. </text:span><text:span text:style-name="T432">In this literature, </text:span><text:span text:style-name="T431">we find </text:span><text:alphabetical-index-mark-start text:id="IMark1835345951216" text:main-entry="true"/><text:alphabetical-index-mark-start text:id="IMark1835345950256" text:main-entry="true"/><text:span text:style-name="T431">h</text:span><text:span text:style-name="T433">ealing</text:span><text:alphabetical-index-mark-end text:id="IMark1835345950256"/><text:span text:style-name="T433"> </text:span><text:span text:style-name="T434">experiences</text:span><text:alphabetical-index-mark-end text:id="IMark1835345951216"/><text:span text:style-name="T434">, conceptualized as </text:span><text:alphabetical-index-mark-start text:id="IMark1835345950896" text:main-entry="true"/><text:span text:style-name="T435">Caring Moments</text:span><text:alphabetical-index-mark-end text:id="IMark1835345950896"/><text:span text:style-name="T436">,</text:span><text:span text:style-name="Internet_20_link"><text:span text:style-name="T437"><text:note text:id="ftn59" text:note-class="footnote"><text:note-citation>59</text:note-citation><text:note-body><text:p text:style-name="Footnote"><text:reference-mark-start text:name="ZOTERO_ITEM CSL_CITATION {&quot;citationID&quot;:&quot;TCS5xrpr&quot;,&quot;properties&quot;:{&quot;formattedCitation&quot;:&quot;J. Watson, \\uc0\\u8220{}Intentionality and Caring-Healing Consciousness: A Practice of Transpersonal Nursing,\\uc0\\u8221{} {\\i{}Holistic Nursing Practice} 16, no. 4 (2002): 12\\uc0\\u8211{}19.&quot;,&quot;plainCitation&quot;:&quot;J. Watson, “Intentionality and Caring-Healing Consciousness: A Practice of Transpersonal Nursing,” Holistic Nursing Practice 16, no. 4 (2002): 12–19.&quot;,&quot;noteIndex&quot;:66},&quot;citationItems&quot;:[{&quot;id&quot;:2626,&quot;uris&quot;:[&quot;http://zotero.org/users/4295591/items/P4QE82DS&quot;,[&quot;http://zotero.org/users/4295591/items/P4QE82DS&quot;]],&quot;itemData&quot;:{&quot;id&quot;:2626,&quot;type&quot;:&quot;article-journal&quot;,&quot;abstract&quot;:&quot;This article explicates some theoretical and scientific dimensions of intentionality and consciousness as a framework for transpersonal nursing. New connections are made between noetic sciences and transpersonal caring theory, both of which cultivate intentionality as a form of focused consciousness as a formal field of study. What emerges is Intentional Transpersonal Caring, whereby intentionality, consciousness, and universal energy-field are posited as the foundation of a caring moment, potentiating healing for both practitioner and patient. The theoretical and scientific are translated into the practical by a series of practice guidelines that activate intentionality into a living theory of transpersonal caring-healing praxis. Copyright © 2002 by Aspen Publishers, Inc.&quot;,&quot;container-title&quot;:&quot;Holistic Nursing Practice&quot;,&quot;ISSN&quot;:&quot;0887-9311&quot;,&quot;issue&quot;:&quot;4&quot;,&quot;page&quot;:&quot;12-19&quot;,&quot;source&quot;:&quot;rzh&quot;,&quot;title&quot;:&quot;Intentionality and caring-healing consciousness: a practice of transpersonal nursing&quot;,&quot;volume&quot;:&quot;16&quot;,&quot;author&quot;:[{&quot;family&quot;:&quot;Watson&quot;,&quot;given&quot;:&quot;J.&quot;}],&quot;issued&quot;:{&quot;date-parts&quot;:[[&quot;2002&quot;]]}}}],&quot;schema&quot;:&quot;https://github.com/citation-style-language/schema/raw/master/csl-citation.json&quot;} RNDwz50yR5bHp"/><text:span text:style-name="T89">J. Watson, “Intentionality and Caring-Healing Consciousness: A Practice of Transpersonal Nursing,” </text:span><text:span text:style-name="T90">Holistic Nursing Practice</text:span><text:span text:style-name="T89"> 16, no. 4 (2002): 12–19.</text:span><text:reference-mark-end text:name="ZOTERO_ITEM CSL_CITATION {&quot;citationID&quot;:&quot;TCS5xrpr&quot;,&quot;properties&quot;:{&quot;formattedCitation&quot;:&quot;J. Watson, \\uc0\\u8220{}Intentionality and Caring-Healing Consciousness: A Practice of Transpersonal Nursing,\\uc0\\u8221{} {\\i{}Holistic Nursing Practice} 16, no. 4 (2002): 12\\uc0\\u8211{}19.&quot;,&quot;plainCitation&quot;:&quot;J. Watson, “Intentionality and Caring-Healing Consciousness: A Practice of Transpersonal Nursing,” Holistic Nursing Practice 16, no. 4 (2002): 12–19.&quot;,&quot;noteIndex&quot;:66},&quot;citationItems&quot;:[{&quot;id&quot;:2626,&quot;uris&quot;:[&quot;http://zotero.org/users/4295591/items/P4QE82DS&quot;,[&quot;http://zotero.org/users/4295591/items/P4QE82DS&quot;]],&quot;itemData&quot;:{&quot;id&quot;:2626,&quot;type&quot;:&quot;article-journal&quot;,&quot;abstract&quot;:&quot;This article explicates some theoretical and scientific dimensions of intentionality and consciousness as a framework for transpersonal nursing. New connections are made between noetic sciences and transpersonal caring theory, both of which cultivate intentionality as a form of focused consciousness as a formal field of study. What emerges is Intentional Transpersonal Caring, whereby intentionality, consciousness, and universal energy-field are posited as the foundation of a caring moment, potentiating healing for both practitioner and patient. The theoretical and scientific are translated into the practical by a series of practice guidelines that activate intentionality into a living theory of transpersonal caring-healing praxis. Copyright © 2002 by Aspen Publishers, Inc.&quot;,&quot;container-title&quot;:&quot;Holistic Nursing Practice&quot;,&quot;ISSN&quot;:&quot;0887-9311&quot;,&quot;issue&quot;:&quot;4&quot;,&quot;page&quot;:&quot;12-19&quot;,&quot;source&quot;:&quot;rzh&quot;,&quot;title&quot;:&quot;Intentionality and caring-healing consciousness: a practice of transpersonal nursing&quot;,&quot;volume&quot;:&quot;16&quot;,&quot;author&quot;:[{&quot;family&quot;:&quot;Watson&quot;,&quot;given&quot;:&quot;J.&quot;}],&quot;issued&quot;:{&quot;date-parts&quot;:[[&quot;2002&quot;]]}}}],&quot;schema&quot;:&quot;https://github.com/citation-style-language/schema/raw/master/csl-citation.json&quot;} RNDwz50yR5bHp"/></text:p></text:note-body></text:note></text:span></text:span><text:span text:style-name="Internet_20_link"><text:span text:style-name="T438"> </text:span></text:span><text:alphabetical-index-mark-start text:id="IMark1835345951056" text:main-entry="true"/><text:alphabetical-index-mark-start text:id="IMark1835345952256" text:main-entry="true"/><text:span text:style-name="Internet_20_link"><text:span text:style-name="T439">Healing</text:span></text:span><text:alphabetical-index-mark-end text:id="IMark1835345952256"/><text:span text:style-name="Internet_20_link"><text:span text:style-name="T439"> Moments</text:span></text:span><text:alphabetical-index-mark-end text:id="IMark1835345951056"/><text:span text:style-name="Internet_20_link"><text:span text:style-name="T439">,</text:span></text:span><text:span text:style-name="Internet_20_link"><text:span text:style-name="T438"><text:note text:id="ftn60" text:note-class="footnote"><text:note-citation>60</text:note-citation><text:note-body><text:p text:style-name="P48"><text:reference-mark-start text:name="ZOTERO_ITEM CSL_CITATION {&quot;citationID&quot;:&quot;NtXFTJpK&quot;,&quot;properties&quot;:{&quot;formattedCitation&quot;:&quot;Rahtz et al., \\uc0\\u8220{}Transformational Changes in Health Status: A Qualitative Exploration of Healing Moments.\\uc0\\u8221{}&quot;,&quot;plainCitation&quot;:&quot;Rahtz et al., “Transformational Changes in Health Status: A Qualitative Exploration of Healing Moments.”&quot;,&quot;noteIndex&quot;:67},&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schema&quot;:&quot;https://github.com/citation-style-language/schema/raw/master/csl-citation.json&quot;} RNDtlmS96GbYF"/>Rahtz et al., “Transformational Changes in Health Status: A Qualitative Exploration of Healing Moments.”<text:reference-mark-end text:name="ZOTERO_ITEM CSL_CITATION {&quot;citationID&quot;:&quot;NtXFTJpK&quot;,&quot;properties&quot;:{&quot;formattedCitation&quot;:&quot;Rahtz et al., \\uc0\\u8220{}Transformational Changes in Health Status: A Qualitative Exploration of Healing Moments.\\uc0\\u8221{}&quot;,&quot;plainCitation&quot;:&quot;Rahtz et al., “Transformational Changes in Health Status: A Qualitative Exploration of Healing Moments.”&quot;,&quot;noteIndex&quot;:67},&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schema&quot;:&quot;https://github.com/citation-style-language/schema/raw/master/csl-citation.json&quot;} RNDtlmS96GbYF"/></text:p></text:note-body></text:note></text:span></text:span><text:span text:style-name="Internet_20_link"><text:span text:style-name="T438"> or </text:span></text:span><text:alphabetical-index-mark-start text:id="IMark1835345957936" text:main-entry="true"/><text:span text:style-name="Internet_20_link"><text:span text:style-name="T439">Transformation Experiences</text:span></text:span><text:alphabetical-index-mark-end text:id="IMark1835345957936"/><text:span text:style-name="Internet_20_link"><text:span text:style-name="T439">.</text:span></text:span><text:span text:style-name="Internet_20_link"><text:span text:style-name="T438"><text:note text:id="ftn61" text:note-class="footnote"><text:note-citation>61</text:note-citation><text:note-body><text:p text:style-name="P48"><text:reference-mark-start text:name="ZOTERO_ITEM CSL_CITATION {&quot;citationID&quot;:&quot;k81mUqI4&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68},&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kClk52POFJ"/>Hanes, “Unusual Phenomena Associated With a Transcendent Human Experience: A Case Study.”<text:reference-mark-end text:name="ZOTERO_ITEM CSL_CITATION {&quot;citationID&quot;:&quot;k81mUqI4&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68},&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kClk52POFJ"/></text:p></text:note-body></text:note></text:span></text:span><text:span text:style-name="Internet_20_link"><text:span text:style-name="T438"> All of these “moments” and “experiences” feature </text:span></text:span><text:soft-page-break/><text:span text:style-name="Internet_20_link"><text:span text:style-name="T438">“</text:span></text:span><text:alphabetical-index-mark-start text:id="IMark1835345958016" text:main-entry="true"/><text:span text:style-name="Internet_20_link"><text:span text:style-name="T438">healing</text:span></text:span><text:alphabetical-index-mark-end text:id="IMark1835345958016"/><text:span text:style-name="Internet_20_link"><text:span text:style-name="T438"> modalities” that emphasize transpersonal </text:span></text:span><text:alphabetical-index-mark-start text:id="IMark1835345964736" text:main-entry="true"/><text:span text:style-name="Internet_20_link"><text:span text:style-name="T438">connection</text:span></text:span><text:alphabetical-index-mark-end text:id="IMark1835345964736"/><text:span text:style-name="Internet_20_link"><text:span text:style-name="T438"> and “transcendent aspects of being...” </text:span></text:span><text:span text:style-name="Internet_20_link"><text:span text:style-name="T440"><text:note text:id="ftn62" text:note-class="footnote"><text:note-citation>62</text:note-citation><text:note-body><text:p text:style-name="P48"><text:reference-mark-start text:name="ZOTERO_ITEM CSL_CITATION {&quot;citationID&quot;:&quot;VUmvgPoj&quot;,&quot;properties&quot;:{&quot;formattedCitation&quot;:&quot;Watson, \\uc0\\u8220{}Intentionality and Caring-Healing Consciousness: A Practice of Transpersonal Nursing,\\uc0\\u8221{} 16.&quot;,&quot;plainCitation&quot;:&quot;Watson, “Intentionality and Caring-Healing Consciousness: A Practice of Transpersonal Nursing,” 16.&quot;,&quot;noteIndex&quot;:69},&quot;citationItems&quot;:[{&quot;id&quot;:2626,&quot;uris&quot;:[&quot;http://zotero.org/users/4295591/items/P4QE82DS&quot;,[&quot;http://zotero.org/users/4295591/items/P4QE82DS&quot;]],&quot;itemData&quot;:{&quot;id&quot;:2626,&quot;type&quot;:&quot;article-journal&quot;,&quot;abstract&quot;:&quot;This article explicates some theoretical and scientific dimensions of intentionality and consciousness as a framework for transpersonal nursing. New connections are made between noetic sciences and transpersonal caring theory, both of which cultivate intentionality as a form of focused consciousness as a formal field of study. What emerges is Intentional Transpersonal Caring, whereby intentionality, consciousness, and universal energy-field are posited as the foundation of a caring moment, potentiating healing for both practitioner and patient. The theoretical and scientific are translated into the practical by a series of practice guidelines that activate intentionality into a living theory of transpersonal caring-healing praxis. Copyright © 2002 by Aspen Publishers, Inc.&quot;,&quot;container-title&quot;:&quot;Holistic Nursing Practice&quot;,&quot;ISSN&quot;:&quot;0887-9311&quot;,&quot;issue&quot;:&quot;4&quot;,&quot;page&quot;:&quot;12-19&quot;,&quot;source&quot;:&quot;rzh&quot;,&quot;title&quot;:&quot;Intentionality and caring-healing consciousness: a practice of transpersonal nursing&quot;,&quot;volume&quot;:&quot;16&quot;,&quot;author&quot;:[{&quot;family&quot;:&quot;Watson&quot;,&quot;given&quot;:&quot;J.&quot;}],&quot;issued&quot;:{&quot;date-parts&quot;:[[&quot;2002&quot;]]}},&quot;locator&quot;:&quot;16&quot;}],&quot;schema&quot;:&quot;https://github.com/citation-style-language/schema/raw/master/csl-citation.json&quot;} RNDmYKdlqO72A"/>Watson, “Intentionality and Caring-Healing Consciousness: A Practice of Transpersonal Nursing,” 16.<text:reference-mark-end text:name="ZOTERO_ITEM CSL_CITATION {&quot;citationID&quot;:&quot;VUmvgPoj&quot;,&quot;properties&quot;:{&quot;formattedCitation&quot;:&quot;Watson, \\uc0\\u8220{}Intentionality and Caring-Healing Consciousness: A Practice of Transpersonal Nursing,\\uc0\\u8221{} 16.&quot;,&quot;plainCitation&quot;:&quot;Watson, “Intentionality and Caring-Healing Consciousness: A Practice of Transpersonal Nursing,” 16.&quot;,&quot;noteIndex&quot;:69},&quot;citationItems&quot;:[{&quot;id&quot;:2626,&quot;uris&quot;:[&quot;http://zotero.org/users/4295591/items/P4QE82DS&quot;,[&quot;http://zotero.org/users/4295591/items/P4QE82DS&quot;]],&quot;itemData&quot;:{&quot;id&quot;:2626,&quot;type&quot;:&quot;article-journal&quot;,&quot;abstract&quot;:&quot;This article explicates some theoretical and scientific dimensions of intentionality and consciousness as a framework for transpersonal nursing. New connections are made between noetic sciences and transpersonal caring theory, both of which cultivate intentionality as a form of focused consciousness as a formal field of study. What emerges is Intentional Transpersonal Caring, whereby intentionality, consciousness, and universal energy-field are posited as the foundation of a caring moment, potentiating healing for both practitioner and patient. The theoretical and scientific are translated into the practical by a series of practice guidelines that activate intentionality into a living theory of transpersonal caring-healing praxis. Copyright © 2002 by Aspen Publishers, Inc.&quot;,&quot;container-title&quot;:&quot;Holistic Nursing Practice&quot;,&quot;ISSN&quot;:&quot;0887-9311&quot;,&quot;issue&quot;:&quot;4&quot;,&quot;page&quot;:&quot;12-19&quot;,&quot;source&quot;:&quot;rzh&quot;,&quot;title&quot;:&quot;Intentionality and caring-healing consciousness: a practice of transpersonal nursing&quot;,&quot;volume&quot;:&quot;16&quot;,&quot;author&quot;:[{&quot;family&quot;:&quot;Watson&quot;,&quot;given&quot;:&quot;J.&quot;}],&quot;issued&quot;:{&quot;date-parts&quot;:[[&quot;2002&quot;]]}},&quot;locator&quot;:&quot;16&quot;}],&quot;schema&quot;:&quot;https://github.com/citation-style-language/schema/raw/master/csl-citation.json&quot;} RNDmYKdlqO72A"/></text:p></text:note-body></text:note></text:span></text:span><text:span text:style-name="Internet_20_link"><text:span text:style-name="T441"><text:s/>In other words, </text:span></text:span><text:alphabetical-index-mark-start text:id="IMark1835339048368" text:main-entry="true"/><text:span text:style-name="Internet_20_link"><text:span text:style-name="T441">connection</text:span></text:span><text:alphabetical-index-mark-end text:id="IMark1835339048368"/><text:span text:style-name="Internet_20_link"><text:span text:style-name="T441">. When one makes an authentic </text:span></text:span><text:alphabetical-index-mark-start text:id="IMark1835339046688" text:main-entry="true"/><text:span text:style-name="Internet_20_link"><text:span text:style-name="T441">connection</text:span></text:span><text:alphabetical-index-mark-end text:id="IMark1835339046688"/><text:span text:style-name="Internet_20_link"><text:span text:style-name="T441">, one is often healed in a significant way.</text:span></text:span></text:p>
        <text:p text:style-name="P98"><text:span text:style-name="Internet_20_link"><text:span text:style-name="T442">How does the </text:span></text:span><text:alphabetical-index-mark-start text:id="IMark1835339047968" text:main-entry="true"/><text:span text:style-name="Internet_20_link"><text:span text:style-name="T442">healing</text:span></text:span><text:alphabetical-index-mark-end text:id="IMark1835339047968"/><text:span text:style-name="Internet_20_link"><text:span text:style-name="T442"> that comes from </text:span></text:span><text:alphabetical-index-mark-start text:id="IMark1835339047168" text:main-entry="true"/><text:span text:style-name="Internet_20_link"><text:span text:style-name="T442">connection</text:span></text:span><text:alphabetical-index-mark-end text:id="IMark1835339047168"/><text:span text:style-name="Internet_20_link"><text:span text:style-name="T442"> occur? Examining that goes beyond the scope of this little book; but note, it is not necessarily in a mystical or magical way. In fact, the </text:span></text:span><text:alphabetical-index-mark-start text:id="IMark1835339048128" text:main-entry="true"/><text:span text:style-name="Internet_20_link"><text:span text:style-name="T442">healing</text:span></text:span><text:alphabetical-index-mark-end text:id="IMark1835339048128"/><text:span text:style-name="Internet_20_link"><text:span text:style-name="T442"> outcomes of </text:span></text:span><text:alphabetical-index-mark-start text:id="IMark1835339048368" text:main-entry="true"/><text:span text:style-name="Internet_20_link"><text:span text:style-name="T442">authentic spirituality</text:span></text:span><text:alphabetical-index-mark-end text:id="IMark1835339048368"/><text:span text:style-name="Internet_20_link"><text:span text:style-name="T442"> may have a lot to do with the empirically verifiable power of the human mind and, as Bobbi Parish suggests, the “spiritual discoveries... and... self-esteem”</text:span></text:span><text:span text:style-name="Internet_20_link"><text:span text:style-name="T442"><text:note text:id="ftn63" text:note-class="footnote"><text:note-citation>63</text:note-citation><text:note-body><text:p text:style-name="Footnote"><text:reference-mark-start text:name="ZOTERO_ITEM CSL_CITATION {&quot;citationID&quot;:&quot;KkLkGd6P&quot;,&quot;properties&quot;:{&quot;formattedCitation&quot;:&quot;Bobbi Parish, {\\i{}Create Your Personal Sacred Text: Develop and Celebrate Your Spiritual Life} (Harmony, 1999), 21, https://amzn.to/2I4zRi7.&quot;,&quot;plainCitation&quot;:&quot;Bobbi Parish, Create Your Personal Sacred Text: Develop and Celebrate Your Spiritual Life (Harmony, 1999), 21, https://amzn.to/2I4zRi7.&quot;,&quot;noteIndex&quot;:70},&quot;citationItems&quot;:[{&quot;id&quot;:2728,&quot;uris&quot;:[&quot;http://zotero.org/users/4295591/items/TCCNZ73K&quot;,[&quot;http://zotero.org/users/4295591/items/TCCNZ73K&quot;]],&quot;itemData&quot;:{&quot;id&quot;:2728,&quot;type&quot;:&quot;book&quot;,&quot;publisher&quot;:&quot;Harmony&quot;,&quot;title&quot;:&quot;Create Your Personal Sacred Text: Develop and Celebrate Your Spiritual Life&quot;,&quot;URL&quot;:&quot;https://amzn.to/2I4zRi7&quot;,&quot;author&quot;:[{&quot;family&quot;:&quot;Parish&quot;,&quot;given&quot;:&quot;Bobbi&quot;}],&quot;issued&quot;:{&quot;date-parts&quot;:[[&quot;1999&quot;]]}},&quot;locator&quot;:&quot;21&quot;}],&quot;schema&quot;:&quot;https://github.com/citation-style-language/schema/raw/master/csl-citation.json&quot;} RNDyPTpaYKTVy"/><text:span text:style-name="T89">Bobbi Parish, </text:span><text:span text:style-name="T90">Create Your Personal Sacred Text: Develop and Celebrate Your Spiritual Life</text:span><text:span text:style-name="T89"> (Harmony, 1999), 21, https://amzn.to/2I4zRi7.</text:span><text:reference-mark-end text:name="ZOTERO_ITEM CSL_CITATION {&quot;citationID&quot;:&quot;KkLkGd6P&quot;,&quot;properties&quot;:{&quot;formattedCitation&quot;:&quot;Bobbi Parish, {\\i{}Create Your Personal Sacred Text: Develop and Celebrate Your Spiritual Life} (Harmony, 1999), 21, https://amzn.to/2I4zRi7.&quot;,&quot;plainCitation&quot;:&quot;Bobbi Parish, Create Your Personal Sacred Text: Develop and Celebrate Your Spiritual Life (Harmony, 1999), 21, https://amzn.to/2I4zRi7.&quot;,&quot;noteIndex&quot;:70},&quot;citationItems&quot;:[{&quot;id&quot;:2728,&quot;uris&quot;:[&quot;http://zotero.org/users/4295591/items/TCCNZ73K&quot;,[&quot;http://zotero.org/users/4295591/items/TCCNZ73K&quot;]],&quot;itemData&quot;:{&quot;id&quot;:2728,&quot;type&quot;:&quot;book&quot;,&quot;publisher&quot;:&quot;Harmony&quot;,&quot;title&quot;:&quot;Create Your Personal Sacred Text: Develop and Celebrate Your Spiritual Life&quot;,&quot;URL&quot;:&quot;https://amzn.to/2I4zRi7&quot;,&quot;author&quot;:[{&quot;family&quot;:&quot;Parish&quot;,&quot;given&quot;:&quot;Bobbi&quot;}],&quot;issued&quot;:{&quot;date-parts&quot;:[[&quot;1999&quot;]]}},&quot;locator&quot;:&quot;21&quot;}],&quot;schema&quot;:&quot;https://github.com/citation-style-language/schema/raw/master/csl-citation.json&quot;} RNDyPTpaYKTVy"/></text:p></text:note-body></text:note></text:span></text:span><text:span text:style-name="Internet_20_link"><text:span text:style-name="T442"> gained from </text:span></text:span><text:alphabetical-index-mark-start text:id="IMark1835339047408" text:main-entry="true"/><text:alphabetical-index-mark-start text:id="IMark1835339047808" text:main-entry="true"/><text:span text:style-name="Internet_20_link"><text:span text:style-name="T443">C</text:span></text:span><text:span text:style-name="Internet_20_link"><text:span text:style-name="T444">onnection</text:span></text:span><text:alphabetical-index-mark-end text:id="IMark1835339047808"/><text:span text:style-name="Internet_20_link"><text:span text:style-name="T444"> </text:span></text:span><text:span text:style-name="Internet_20_link"><text:span text:style-name="T443">P</text:span></text:span><text:span text:style-name="Internet_20_link"><text:span text:style-name="T444">ractice</text:span></text:span><text:alphabetical-index-mark-end text:id="IMark1835339047408"/><text:span text:style-name="Internet_20_link"><text:span text:style-name="T442">.</text:span></text:span><text:span text:style-name="Internet_20_link"><text:span text:style-name="T442"><text:note text:id="ftn64" text:note-class="footnote"><text:note-citation>64</text:note-citation><text:note-body><text:p text:style-name="Footnote"><text:span text:style-name="T445">A </text:span><text:a xlink:type="simple" xlink:href="https://spiritwiki.lightningpath.org/index.php/Connection_Practice" text:style-name="Internet_20_link" text:visited-style-name="Visited_20_Internet_20_Link"><text:span text:style-name="T37">Connection_Practice</text:span></text:a><text:span text:style-name="T37"> </text:span><text:span text:style-name="T445">is any technique, such as meditation, writing, etc., that helps on strengthen and purify connection. Contrast this with connection techniques which are techniques, like breathing, intent, etc., that help an individual open a connection. </text:span><text:a xlink:type="simple" xlink:href="https://spiritwiki.lightningpath.org/index.php/Connection_Practice" text:style-name="Internet_20_link" text:visited-style-name="Visited_20_Internet_20_Link"><text:span text:style-name="T37">https://spiritwiki.lightningpath.org/</text:span></text:a><text:span text:style-name="T42">index.php/</text:span><text:a xlink:type="simple" xlink:href="https://spiritwiki.lightningpath.org/index.php/Connection_Practice" text:style-name="Internet_20_link" text:visited-style-name="Visited_20_Internet_20_Link"><text:span text:style-name="T445">C</text:span><text:span text:style-name="T37">onnection_Practice</text:span></text:a></text:p></text:note-body></text:note></text:span></text:span><text:span text:style-name="Internet_20_link"><text:span text:style-name="T442"> In other words, a </text:span></text:span><text:alphabetical-index-mark-start text:id="IMark1835339046688" text:main-entry="true"/><text:alphabetical-index-mark-start text:id="IMark1835339046848" text:main-entry="true"/><text:span text:style-name="Internet_20_link"><text:span text:style-name="T442">connection</text:span></text:span><text:alphabetical-index-mark-end text:id="IMark1835339046848"/><text:span text:style-name="Internet_20_link"><text:span text:style-name="T442"> experience</text:span></text:span><text:alphabetical-index-mark-end text:id="IMark1835339046688"/><text:span text:style-name="Internet_20_link"><text:span text:style-name="T442"> a) focuses the power of your mind, b) provides you with clear insight into the root causes of your illness and c) improves your self-esteem and self-</text:span></text:span><text:soft-page-break/><text:span text:style-name="Internet_20_link"><text:span text:style-name="T442">efficacy to the point where you can “</text:span></text:span><text:span text:style-name="Internet_20_link"><text:span text:style-name="T446">activate” and</text:span></text:span><text:span text:style-name="Internet_20_link"><text:span text:style-name="T442"> make the life changes necessary to heal yourself. </text:span></text:span></text:p>
        <text:p text:style-name="P98"><text:span text:style-name="Internet_20_link"><text:span text:style-name="T447">As far as focussing the power of your mind, </text:span></text:span><text:span text:style-name="Internet_20_link"><text:span text:style-name="T448">you do find examples of rather miraculous </text:span></text:span><text:alphabetical-index-mark-start text:id="IMark1835339046688" text:main-entry="true"/><text:span text:style-name="Internet_20_link"><text:span text:style-name="T448">healing</text:span></text:span><text:alphabetical-index-mark-end text:id="IMark1835339046688"/><text:span text:style-name="Internet_20_link"><text:span text:style-name="T448"> linked directly to the power of the human mind. P</text:span></text:span><text:span text:style-name="Internet_20_link"><text:span text:style-name="T449">hysician Dossey reports </text:span></text:span><text:span text:style-name="Internet_20_link"><text:span text:style-name="T450">the </text:span></text:span><text:span text:style-name="Internet_20_link"><text:span text:style-name="T449">remarkable </text:span></text:span><text:span text:style-name="Internet_20_link"><text:span text:style-name="T450">case </text:span></text:span><text:span text:style-name="Internet_20_link"><text:span text:style-name="T449">of a</text:span></text:span><text:span text:style-name="Internet_20_link"><text:span text:style-name="T451"> </text:span></text:span><text:span text:style-name="Internet_20_link"><text:span text:style-name="T449">terminal</text:span></text:span><text:span text:style-name="Internet_20_link"><text:span text:style-name="T451">ly</text:span></text:span><text:span text:style-name="Internet_20_link"><text:span text:style-name="T449"> </text:span></text:span><text:span text:style-name="Internet_20_link"><text:span text:style-name="T451">ill </text:span></text:span><text:span text:style-name="Internet_20_link"><text:span text:style-name="T449">patient being cured by a spiritual ritual that </text:span></text:span><text:span text:style-name="Internet_20_link"><text:span text:style-name="T447">did nothing more than </text:span></text:span><text:span text:style-name="Internet_20_link"><text:span text:style-name="T449">shift the patient’s mental perspective on their illness. </text:span></text:span><text:span text:style-name="Internet_20_link"><text:span text:style-name="T452">What was most notable about this case was that t</text:span></text:span><text:span text:style-name="Internet_20_link"><text:span text:style-name="T447">here was nothing </text:span></text:span><text:span text:style-name="Internet_20_link"><text:span text:style-name="T451">physically</text:span></text:span><text:span text:style-name="Internet_20_link"><text:span text:style-name="T447"> wrong with the person </text:span></text:span><text:span text:style-name="Internet_20_link"><text:span text:style-name="T451">to begin with. The individual was dying because of his belie</text:span></text:span><text:span text:style-name="Internet_20_link"><text:span text:style-name="T453">f</text:span></text:span><text:span text:style-name="Internet_20_link"><text:span text:style-name="T451"> he was cursed. The doctors involved fully expected </text:span></text:span><text:span text:style-name="Internet_20_link"><text:span text:style-name="T453">the </text:span></text:span><text:span text:style-name="Internet_20_link"><text:span text:style-name="T451">patient to die, murdered by his own mind. </text:span></text:span><text:span text:style-name="Internet_20_link"><text:span text:style-name="T450">Dr. Dossey</text:span></text:span><text:span text:style-name="Internet_20_link"><text:span text:style-name="T451"> treated the mental illness with a spiritual ritual </text:span></text:span><text:span text:style-name="Internet_20_link"><text:span text:style-name="T454">which </text:span></text:span><text:span text:style-name="Internet_20_link"><text:span text:style-name="T451">shifted the </text:span></text:span><text:span text:style-name="Internet_20_link"><text:span text:style-name="T447">individual’</text:span></text:span><text:span text:style-name="Internet_20_link"><text:span text:style-name="T451">s perspective. </text:span></text:span><text:span text:style-name="Internet_20_link"><text:span text:style-name="T449">Once the perspective was shifted, the patient healed on his own.</text:span></text:span><text:span text:style-name="Internet_20_link"><text:span text:style-name="T449"><text:note text:id="ftn65" text:note-class="footnote"><text:note-citation>65</text:note-citation><text:note-body><text:p text:style-name="Footnote"><text:reference-mark-start text:name="ZOTERO_ITEM CSL_CITATION {&quot;citationID&quot;:&quot;kRaUmoff&quot;,&quot;properties&quot;:{&quot;formattedCitation&quot;:&quot;Larry Dossey, {\\i{}Space, Time, and Medicine}, vol. 11 (Boston: Shambhala Publications, 1982), https://amzn.to/2Vs6nBL.&quot;,&quot;plainCitation&quot;:&quot;Larry Dossey, Space, Time, and Medicine, vol. 11 (Boston: Shambhala Publications, 1982), https://amzn.to/2Vs6nBL.&quot;,&quot;noteIndex&quot;:72},&quot;citationItems&quot;:[{&quot;id&quot;:1026,&quot;uris&quot;:[&quot;http://zotero.org/users/4295591/items/WXDRP5GP&quot;,[&quot;http://zotero.org/users/4295591/items/WXDRP5GP&quot;]],&quot;itemData&quot;:{&quot;id&quot;:1026,&quot;type&quot;:&quot;book&quot;,&quot;event-place&quot;:&quot;Boston&quot;,&quot;note&quot;:&quot;Mysticism Course&quot;,&quot;publisher&quot;:&quot;Shambhala Publications&quot;,&quot;publisher-place&quot;:&quot;Boston&quot;,&quot;title&quot;:&quot;Space, Time, and Medicine&quot;,&quot;URL&quot;:&quot;https://amzn.to/2Vs6nBL&quot;,&quot;volume&quot;:&quot;11&quot;,&quot;author&quot;:[{&quot;family&quot;:&quot;Dossey&quot;,&quot;given&quot;:&quot;Larry&quot;}],&quot;issued&quot;:{&quot;date-parts&quot;:[[&quot;1982&quot;]]}}}],&quot;schema&quot;:&quot;https://github.com/citation-style-language/schema/raw/master/csl-citation.json&quot;} RNDgEX4gfPZ9O"/><text:span text:style-name="T89">Larry Dossey, </text:span><text:span text:style-name="T90">Space, Time, and Medicine</text:span><text:span text:style-name="T89">, vol. 11 (Boston: Shambhala Publications, 1982), https://amzn.to/2Vs6nBL.</text:span><text:reference-mark-end text:name="ZOTERO_ITEM CSL_CITATION {&quot;citationID&quot;:&quot;kRaUmoff&quot;,&quot;properties&quot;:{&quot;formattedCitation&quot;:&quot;Larry Dossey, {\\i{}Space, Time, and Medicine}, vol. 11 (Boston: Shambhala Publications, 1982), https://amzn.to/2Vs6nBL.&quot;,&quot;plainCitation&quot;:&quot;Larry Dossey, Space, Time, and Medicine, vol. 11 (Boston: Shambhala Publications, 1982), https://amzn.to/2Vs6nBL.&quot;,&quot;noteIndex&quot;:72},&quot;citationItems&quot;:[{&quot;id&quot;:1026,&quot;uris&quot;:[&quot;http://zotero.org/users/4295591/items/WXDRP5GP&quot;,[&quot;http://zotero.org/users/4295591/items/WXDRP5GP&quot;]],&quot;itemData&quot;:{&quot;id&quot;:1026,&quot;type&quot;:&quot;book&quot;,&quot;event-place&quot;:&quot;Boston&quot;,&quot;note&quot;:&quot;Mysticism Course&quot;,&quot;publisher&quot;:&quot;Shambhala Publications&quot;,&quot;publisher-place&quot;:&quot;Boston&quot;,&quot;title&quot;:&quot;Space, Time, and Medicine&quot;,&quot;URL&quot;:&quot;https://amzn.to/2Vs6nBL&quot;,&quot;volume&quot;:&quot;11&quot;,&quot;author&quot;:[{&quot;family&quot;:&quot;Dossey&quot;,&quot;given&quot;:&quot;Larry&quot;}],&quot;issued&quot;:{&quot;date-parts&quot;:[[&quot;1982&quot;]]}}}],&quot;schema&quot;:&quot;https://github.com/citation-style-language/schema/raw/master/csl-citation.json&quot;} RNDgEX4gfPZ9O"/></text:p></text:note-body></text:note></text:span></text:span><text:span text:style-name="Internet_20_link"><text:span text:style-name="T449"> </text:span></text:span></text:p>
        <text:p text:style-name="P99"><text:span text:style-name="Internet_20_link"><text:span text:style-name="T455">The idea that the human mind, properly focussed, can heal, or kill, is not too much of a stretch. The western medical establishment has long understood the power of the human mind to impact the physical well being of the body. This is why placebos are always a part of human experimentation, especially in pharmaceutical research. When a company is testing a new drug, the researchers </text:span></text:span><text:soft-page-break/><text:span text:style-name="Internet_20_link"><text:span text:style-name="T455">always split their subjects up into two groups, one which is given the new drug, and one which is given the placebo, basically a sugar pill which has no medicinal effect. They do this because they have found that a person’s belief impacts the outcome of the experiment. If a person believes they are getting a pill with medicine, that belief can have a significant impact on their actual illness. Researchers call this the </text:span></text:span><text:span text:style-name="Internet_20_link"><text:span text:style-name="T456">placebo effect</text:span></text:span><text:span text:style-name="Internet_20_link"><text:span text:style-name="T457"><text:note text:id="ftn66" text:note-class="footnote"><text:note-citation>66</text:note-citation><text:note-body><text:p text:style-name="P48"><text:reference-mark-start text:name="ZOTERO_ITEM CSL_CITATION {&quot;citationID&quot;:&quot;dsrQSOx9&quot;,&quot;properties&quot;:{&quot;formattedCitation&quot;:&quot;\\uc0\\u8220{}The Placebo Effect: What Is It?,\\uc0\\u8221{} WebMD, accessed June 26, 2019, https://www.webmd.com/pain-management/what-is-the-placebo-effect.&quot;,&quot;plainCitation&quot;:&quot;“The Placebo Effect: What Is It?,” WebMD, accessed June 26, 2019, https://www.webmd.com/pain-management/what-is-the-placebo-effect.&quot;,&quot;noteIndex&quot;:73},&quot;citationItems&quot;:[{&quot;id&quot;:911,&quot;uris&quot;:[&quot;http://zotero.org/users/4295591/items/392KQXNS&quot;,[&quot;http://zotero.org/users/4295591/items/392KQXNS&quot;]],&quot;itemData&quot;:{&quot;id&quot;:911,&quot;type&quot;:&quot;webpage&quot;,&quot;abstract&quot;:&quot;WebMD explains what the placebo effect is, how it works, and its potential benefits for medical treatment.&quot;,&quot;container-title&quot;:&quot;WebMD&quot;,&quot;language&quot;:&quot;en&quot;,&quot;title&quot;:&quot;The Placebo Effect: What Is It?&quot;,&quot;title-short&quot;:&quot;The Placebo Effect&quot;,&quot;URL&quot;:&quot;https://www.webmd.com/pain-management/what-is-the-placebo-effect&quot;,&quot;accessed&quot;:{&quot;date-parts&quot;:[[&quot;2019&quot;,6,26]]}}}],&quot;schema&quot;:&quot;https://github.com/citation-style-language/schema/raw/master/csl-citation.json&quot;} RNDTV6R8edrN3"/>“The Placebo Effect: What Is It?,” WebMD, accessed June 26, 2019, https://www.webmd.com/pain-management/what-is-the-placebo-effect.<text:reference-mark-end text:name="ZOTERO_ITEM CSL_CITATION {&quot;citationID&quot;:&quot;dsrQSOx9&quot;,&quot;properties&quot;:{&quot;formattedCitation&quot;:&quot;\\uc0\\u8220{}The Placebo Effect: What Is It?,\\uc0\\u8221{} WebMD, accessed June 26, 2019, https://www.webmd.com/pain-management/what-is-the-placebo-effect.&quot;,&quot;plainCitation&quot;:&quot;“The Placebo Effect: What Is It?,” WebMD, accessed June 26, 2019, https://www.webmd.com/pain-management/what-is-the-placebo-effect.&quot;,&quot;noteIndex&quot;:73},&quot;citationItems&quot;:[{&quot;id&quot;:911,&quot;uris&quot;:[&quot;http://zotero.org/users/4295591/items/392KQXNS&quot;,[&quot;http://zotero.org/users/4295591/items/392KQXNS&quot;]],&quot;itemData&quot;:{&quot;id&quot;:911,&quot;type&quot;:&quot;webpage&quot;,&quot;abstract&quot;:&quot;WebMD explains what the placebo effect is, how it works, and its potential benefits for medical treatment.&quot;,&quot;container-title&quot;:&quot;WebMD&quot;,&quot;language&quot;:&quot;en&quot;,&quot;title&quot;:&quot;The Placebo Effect: What Is It?&quot;,&quot;title-short&quot;:&quot;The Placebo Effect&quot;,&quot;URL&quot;:&quot;https://www.webmd.com/pain-management/what-is-the-placebo-effect&quot;,&quot;accessed&quot;:{&quot;date-parts&quot;:[[&quot;2019&quot;,6,26]]}}}],&quot;schema&quot;:&quot;https://github.com/citation-style-language/schema/raw/master/csl-citation.json&quot;} RNDTV6R8edrN3"/></text:p></text:note-body></text:note></text:span></text:span><text:span text:style-name="Internet_20_link"><text:span text:style-name="T457"> and it is direct evidence of the power of the human mind. Though perhaps it should be called the </text:span></text:span><text:alphabetical-index-mark-start text:id="IMark1835339047808" text:main-entry="true"/><text:span text:style-name="Internet_20_link"><text:span text:style-name="T458">Consciousness Effect</text:span></text:span><text:alphabetical-index-mark-end text:id="IMark1835339047808"/><text:span text:style-name="Internet_20_link"><text:span text:style-name="T458"> </text:span></text:span><text:span text:style-name="Internet_20_link"><text:span text:style-name="T459">instead. Given the well-established </text:span></text:span><text:alphabetical-index-mark-start text:id="IMark1835339047168" text:main-entry="true"/><text:span text:style-name="Internet_20_link"><text:span text:style-name="T459">consciousness effect</text:span></text:span><text:alphabetical-index-mark-end text:id="IMark1835339047168"/><text:span text:style-name="Internet_20_link"><text:span text:style-name="T459">, it should come as no surprise that a </text:span></text:span><text:alphabetical-index-mark-start text:id="IMark1835339047968" text:main-entry="true"/><text:alphabetical-index-mark-start text:id="IMark1835339047408" text:main-entry="true"/><text:span text:style-name="Internet_20_link"><text:span text:style-name="T459">connection</text:span></text:span><text:alphabetical-index-mark-end text:id="IMark1835339047408"/><text:span text:style-name="Internet_20_link"><text:span text:style-name="T459"> experience</text:span></text:span><text:alphabetical-index-mark-end text:id="IMark1835339047968"/><text:span text:style-name="Internet_20_link"><text:span text:style-name="T459">, which is basically a </text:span></text:span><text:alphabetical-index-mark-start text:id="IMark1835339048128" text:main-entry="true"/><text:span text:style-name="Internet_20_link"><text:span text:style-name="T459">connection</text:span></text:span><text:alphabetical-index-mark-end text:id="IMark1835339048128"/><text:span text:style-name="Internet_20_link"><text:span text:style-name="T459"> to Consciousness, helps refocus the human mind and aim it towards better physical and mental health. </text:span></text:span></text:p>
        <text:p text:style-name="P98"><text:span text:style-name="Internet_20_link"><text:span text:style-name="T460">As noted above, focussing the mind is not the only aspect of </text:span></text:span><text:alphabetical-index-mark-start text:id="IMark1835339048128" text:main-entry="true"/><text:span text:style-name="Internet_20_link"><text:span text:style-name="T460">connection</text:span></text:span><text:alphabetical-index-mark-end text:id="IMark1835339048128"/><text:span text:style-name="Internet_20_link"><text:span text:style-name="T460"> that is important. </text:span></text:span><text:alphabetical-index-mark-start text:id="IMark1835339048368" text:main-entry="true"/><text:span text:style-name="Internet_20_link"><text:span text:style-name="T460">Connection</text:span></text:span><text:alphabetical-index-mark-end text:id="IMark1835339048368"/><text:span text:style-name="Internet_20_link"><text:span text:style-name="T460"> also improves insight and self-esteem. If you have a </text:span></text:span><text:alphabetical-index-mark-start text:id="IMark1835339046848" text:main-entry="true"/><text:alphabetical-index-mark-start text:id="IMark1835339046688" text:main-entry="true"/><text:span text:style-name="Internet_20_link"><text:span text:style-name="T460">connection</text:span></text:span><text:alphabetical-index-mark-end text:id="IMark1835339046688"/><text:span text:style-name="Internet_20_link"><text:span text:style-name="T460"> experience</text:span></text:span><text:alphabetical-index-mark-end text:id="IMark1835339046848"/><text:span text:style-name="Internet_20_link"><text:span text:style-name="T460">, if after that </text:span></text:span><text:alphabetical-index-mark-start text:id="IMark1835339047408" text:main-entry="true"/><text:alphabetical-index-mark-start text:id="IMark1835339046768" text:main-entry="true"/><text:span text:style-name="Internet_20_link"><text:span text:style-name="T460">connection</text:span></text:span><text:alphabetical-index-mark-end text:id="IMark1835339046768"/><text:span text:style-name="Internet_20_link"><text:span text:style-name="T460"> experience</text:span></text:span><text:alphabetical-index-mark-end text:id="IMark1835339047408"/><text:span text:style-name="Internet_20_link"><text:span text:style-name="T460"> you suddenly understand things better</text:span></text:span><text:span text:style-name="Internet_20_link"><text:span text:style-name="T461"> and</text:span></text:span><text:span text:style-name="Internet_20_link"><text:span text:style-name="T462"> you suddenly feel better about yourself and your position in the world, </text:span></text:span><text:span text:style-name="Internet_20_link"><text:span text:style-name="T463">you are thus empowered to change</text:span></text:span><text:span text:style-name="Internet_20_link"><text:span text:style-name="T462">. </text:span></text:span><text:span text:style-name="Internet_20_link"><text:span text:style-name="T464">When you understand what is causing your illness, and when you feel confident </text:span></text:span><text:soft-page-break/><text:span text:style-name="Internet_20_link"><text:span text:style-name="T464">about your self and your position in the world, you are naturally empowered to make changes needed to initiate and enhance a </text:span></text:span><text:alphabetical-index-mark-start text:id="IMark1835339047968" text:main-entry="true"/><text:span text:style-name="Internet_20_link"><text:span text:style-name="T464">healing</text:span></text:span><text:alphabetical-index-mark-end text:id="IMark1835339047968"/><text:span text:style-name="Internet_20_link"><text:span text:style-name="T464"> process. This is exactly the experience of Handsome Lake, the Seneca native already mentioned. His </text:span></text:span><text:alphabetical-index-mark-start text:id="IMark1835339047168" text:main-entry="true"/><text:span text:style-name="Internet_20_link"><text:span text:style-name="T464">connection</text:span></text:span><text:alphabetical-index-mark-end text:id="IMark1835339047168"/><text:span text:style-name="Internet_20_link"><text:span text:style-name="T464"> experiences lead to insight and empowerment which allowed him to not only heal his own addictions and illness, but also motivated him to help his people heal the trauma of their colonial experience. This is also the experience of Bill Wilson, founder of A.A., who had a single </text:span></text:span><text:alphabetical-index-mark-start text:id="IMark1835266587280" text:main-entry="true"/><text:alphabetical-index-mark-start text:id="IMark1835266586000" text:main-entry="true"/><text:span text:style-name="Internet_20_link"><text:span text:style-name="T464">connection</text:span></text:span><text:alphabetical-index-mark-end text:id="IMark1835266586000"/><text:span text:style-name="Internet_20_link"><text:span text:style-name="T464"> experience</text:span></text:span><text:alphabetical-index-mark-end text:id="IMark1835266587280"/><text:span text:style-name="Internet_20_link"><text:span text:style-name="T464"> which healed him and which motivated him to found A.A. to help other alcoholics heal through </text:span></text:span><text:alphabetical-index-mark-start text:id="IMark1835266588640" text:main-entry="true"/><text:alphabetical-index-mark-start text:id="IMark1835266586480" text:main-entry="true"/><text:span text:style-name="Internet_20_link"><text:span text:style-name="T464">connection</text:span></text:span><text:alphabetical-index-mark-end text:id="IMark1835266586480"/><text:span text:style-name="Internet_20_link"><text:span text:style-name="T464"> experience</text:span></text:span><text:alphabetical-index-mark-end text:id="IMark1835266588640"/><text:span text:style-name="Internet_20_link"><text:span text:style-name="T464">. </text:span></text:span></text:p>
        <text:p text:style-name="P100"><text:span text:style-name="Internet_20_link"><text:span text:style-name="T465">Interestingly, Parish’s comments about insight and self-esteem, and the biographies of Handsome Lake and Bill Wilson, all point to three additional </text:span></text:span><text:alphabetical-index-mark-start text:id="IMark1835266587280" text:main-entry="true"/><text:span text:style-name="Internet_20_link"><text:span text:style-name="T465">outcome measures</text:span></text:span><text:alphabetical-index-mark-end text:id="IMark1835266587280"/><text:span text:style-name="Internet_20_link"><text:span text:style-name="T465"> which we find closely associated with </text:span></text:span><text:alphabetical-index-mark-start text:id="IMark1835266586480" text:main-entry="true"/><text:span text:style-name="Internet_20_link"><text:span text:style-name="T465">authentic spirituality</text:span></text:span><text:alphabetical-index-mark-end text:id="IMark1835266586480"/><text:span text:style-name="Internet_20_link"><text:span text:style-name="T465">, which we will conceptualize here as </text:span></text:span><text:alphabetical-index-mark-start text:id="IMark1835266587360" text:main-entry="true"/><text:span text:style-name="Internet_20_link"><text:span text:style-name="T466">awakening</text:span></text:span><text:alphabetical-index-mark-end text:id="IMark1835266587360"/><text:span text:style-name="Internet_20_link"><text:span text:style-name="T466">, </text:span></text:span><text:alphabetical-index-mark-start text:id="IMark1835266586560" text:main-entry="true"/><text:span text:style-name="Internet_20_link"><text:span text:style-name="T466">activation</text:span></text:span><text:alphabetical-index-mark-end text:id="IMark1835266586560"/><text:span text:style-name="Internet_20_link"><text:span text:style-name="T466">, </text:span></text:span><text:span text:style-name="Internet_20_link"><text:span text:style-name="T467">and </text:span></text:span><text:span text:style-name="Internet_20_link"><text:span text:style-name="T468">ascension</text:span></text:span><text:span text:style-name="Internet_20_link"><text:span text:style-name="T465">. When we have a </text:span></text:span><text:alphabetical-index-mark-start text:id="IMark1835266587760" text:main-entry="true"/><text:alphabetical-index-mark-start text:id="IMark1835266586000" text:main-entry="true"/><text:span text:style-name="Internet_20_link"><text:span text:style-name="T465">connection</text:span></text:span><text:alphabetical-index-mark-end text:id="IMark1835266586000"/><text:span text:style-name="Internet_20_link"><text:span text:style-name="T465"> experience</text:span></text:span><text:alphabetical-index-mark-end text:id="IMark1835266587760"/><text:span text:style-name="Internet_20_link"><text:span text:style-name="T465">, not only do we heal, we also awaken, activate, and ascend. Let us look at each of these </text:span></text:span><text:alphabetical-index-mark-start text:id="IMark1835266588080" text:main-entry="true"/><text:span text:style-name="Internet_20_link"><text:span text:style-name="T465">outcome measures</text:span></text:span><text:alphabetical-index-mark-end text:id="IMark1835266588080"/><text:span text:style-name="Internet_20_link"><text:span text:style-name="T465"> in turn, starting with </text:span></text:span><text:alphabetical-index-mark-start text:id="IMark1835266588160" text:main-entry="true"/><text:span text:style-name="Internet_20_link"><text:span text:style-name="T465">awakening</text:span></text:span><text:alphabetical-index-mark-end text:id="IMark1835266588160"/><text:span text:style-name="Internet_20_link"><text:span text:style-name="T465">.</text:span></text:span></text:p>
        <text:h text:style-name="Heading_20_2" text:outline-level="2"><text:a xlink:type="simple" xlink:href="https://en.wiktionary.org/wiki/Å#Translingual" office:target-frame-name="Å" xlink:show="replace" text:style-name="ListLabel_20_83" text:visited-style-name="ListLabel_20_83"><text:bookmark-start text:name="__RefHeading___Toc14210_2400359049"/><text:bookmark-start text:name="_Toc357512580"/><text:bookmark-start text:name="_Toc503154510"/><text:bookmark-start text:name="_Toc269745843"/><text:alphabetical-index-mark-start text:id="IMark1835266587280" text:main-entry="true"/><text:span text:style-name="Internet_20_link"><text:span text:style-name="T469">A</text:span></text:span></text:a><text:span text:style-name="T470">w</text:span><text:span text:style-name="T471">akening</text:span><text:bookmark-end text:name="__RefHeading___Toc14210_2400359049"/><text:bookmark-end text:name="_Toc357512580"/><text:bookmark-end text:name="_Toc503154510"/><text:bookmark-end text:name="_Toc269745843"/><text:alphabetical-index-mark-end text:id="IMark1835266587280"/></text:h>
        <text:p text:style-name="P101"><text:alphabetical-index-mark-start text:id="IMark1835266586000" text:main-entry="true"/><text:span text:style-name="T472">Connection</text:span><text:alphabetical-index-mark-end text:id="IMark1835266586000"/><text:span text:style-name="T472">, which is an outcome of </text:span><text:alphabetical-index-mark-start text:id="IMark1835266587280" text:main-entry="true"/><text:span text:style-name="T472">authentic spirituality</text:span><text:alphabetical-index-mark-end text:id="IMark1835266587280"/><text:span text:style-name="T472">, leads to personal </text:span><text:alphabetical-index-mark-start text:id="IMark1835266588080" text:main-entry="true"/><text:span text:style-name="T472">healing</text:span><text:alphabetical-index-mark-end text:id="IMark1835266588080"/><text:span text:style-name="T472">, and a concern with </text:span><text:soft-page-break/><text:alphabetical-index-mark-start text:id="IMark1835266586560" text:main-entry="true"/><text:span text:style-name="T472">healing</text:span><text:alphabetical-index-mark-end text:id="IMark1835266586560"/><text:span text:style-name="T472"> others, as we have seen. When we are able to connect, we search for </text:span><text:alphabetical-index-mark-start text:id="IMark1835266587360" text:main-entry="true"/><text:span text:style-name="T472">healing</text:span><text:alphabetical-index-mark-end text:id="IMark1835266587360"/><text:span text:style-name="T472">. </text:span><text:alphabetical-index-mark-start text:id="IMark1835266586480" text:main-entry="true"/><text:span text:style-name="T472">Connection</text:span><text:alphabetical-index-mark-end text:id="IMark1835266586480"/><text:span text:style-name="T472"> also leads to </text:span><text:alphabetical-index-mark-start text:id="IMark1835266588160" text:main-entry="true"/><text:span text:style-name="T472">awakening</text:span><text:alphabetical-index-mark-end text:id="IMark1835266588160"/><text:span text:style-name="T472">. What is </text:span><text:alphabetical-index-mark-start text:id="IMark1835266582960" text:main-entry="true"/><text:span text:style-name="T472">awakening</text:span><text:alphabetical-index-mark-end text:id="IMark1835266582960"/><text:span text:style-name="T472">? </text:span><text:alphabetical-index-mark-start text:id="IMark1835266583920" text:main-entry="true"/><text:span text:style-name="T473">Awakening</text:span><text:alphabetical-index-mark-end text:id="IMark1835266583920"/><text:span text:style-name="T473"> is basically e</text:span><text:span text:style-name="T279">xpanding awareness of reality and </text:span><text:span text:style-name="T474">expanding </text:span><text:span text:style-name="T279">apprehension of truth</text:span>, that is all. When you <text:span text:style-name="T475">connect, you </text:span>awaken. <text:span text:style-name="T476">When you awaken, </text:span>you become more aware of reality <text:span text:style-name="T477">and truth in its various forms</text:span>. </text:p>
        <text:p text:style-name="P102">A good way to think about <text:span text:style-name="T472">the </text:span><text:alphabetical-index-mark-start text:id="IMark1835266584320" text:main-entry="true"/>awakening<text:alphabetical-index-mark-end text:id="IMark1835266584320"/> <text:span text:style-name="T472">that arises from </text:span><text:alphabetical-index-mark-start text:id="IMark1835266581600" text:main-entry="true"/><text:span text:style-name="T472">connection</text:span><text:alphabetical-index-mark-end text:id="IMark1835266581600"/><text:span text:style-name="T472"> </text:span>is like when you wake up in the morning. When you are sleeping at night, you are not aware of many things in your room. In fact, when you are sleeping, you are oblivious to most things. You snooze, you snore, and the world goes on around you. You are, in short, unaware of reality. This changes when you wake up. When you<text:span text:style-name="T65"> wake up in the morning, you slowly become aware of the environment around you. </text:span>Of course, at first your thinking may be fuzzy and cloudy; however, as you shake off the fuzziness of sleep your thinking improves, your vision begins to clear, and you begin to see. The first things you may see as you wake up are the blankets on your bed and the walls of the room. However, as you awaken, as Consciousness slowly filters back into your body, you will slowly become aware of more. As you awaken, you will see and remember that you are in your room, in your house, in your <text:span text:style-name="T478">neighbourhood</text:span>, in a <text:soft-page-break/>country, and on a planet.<text:span text:style-name="T19"> The increased awareness </text:span><text:span text:style-name="T479">and the increased understanding of the room, the world, and your place in it </text:span><text:span text:style-name="T19">is rock solid evidence that you are, in fact, waking up. </text:span>Increased awareness of reality is an essential feature of waking up in the morning. <text:span text:style-name="T476">If you are not becoming more aware, you are probably still asleep in your bed. </text:span></text:p>
        <text:p text:style-name="P103"><text:alphabetical-index-mark-start text:id="IMark1835266584400" text:main-entry="true"/><text:span text:style-name="T476">Awakening</text:span><text:alphabetical-index-mark-end text:id="IMark1835266584400"/><text:span text:style-name="T476"> literally means becoming more aware. Increased awareness, it should be noted, is </text:span>not necessarily an easy thing to go through. If you happen to be one of the fortunate ones with a <text:span text:style-name="T480">healthy </text:span>body, good job, awesome home, wonderful spaces around you, and good relationships, then waking up to reality in the morning is a good thing and you will probably welcome it, because waking up means fun and happy times for you. However, if you are not so lucky, if you exist in poverty, if you live with an abusive partner, if your parents abused you when you were a child and you are dealing with emotional trauma, if your skin is too dark for the racist world we live in, <text:span text:style-name="T481">if you are a female waking up to the deeply embedded patriarchy of this planet, </text:span>if your job sucks, or if you do not have a job but need one, then waking up to reality<text:span text:style-name="T141"> </text:span>probably is not going to be such a great experience. In fact, if your reality is filled with dissatisfaction, abuse, psychological trauma, <text:span text:style-name="T481">poverty, </text:span>and <text:soft-page-break/>toxic negativity, waking up will at best be a chore and at worst a positively depressing nightmare. But, positive or negative, the fact that you are becoming more aware<text:span text:style-name="T141"> </text:span>of your reality, even if that reality sucks, and even if you, later on in the day, dampen your awareness with drugs, alcohol, or antidepressants just to survive, means that you have “woke up” in the morning. </text:p>
        <text:p text:style-name="P104">As you can see, <text:alphabetical-index-mark-start text:id="IMark1835266585760" text:main-entry="true"/><text:span text:style-name="T482">awakening</text:span><text:alphabetical-index-mark-end text:id="IMark1835266585760"/><text:span text:style-name="T482"> </text:span>is not rocket science. <text:alphabetical-index-mark-start text:id="IMark1835266583440" text:main-entry="true"/>Awakening<text:alphabetical-index-mark-end text:id="IMark1835266583440"/> is a process of expanding awareness <text:span text:style-name="T480">and understanding. </text:span><text:alphabetical-index-mark-start text:id="IMark1835266584320" text:main-entry="true"/><text:span text:style-name="T480">Awakening</text:span><text:alphabetical-index-mark-end text:id="IMark1835266584320"/><text:span text:style-name="T480"> in the morning, </text:span><text:alphabetical-index-mark-start text:id="IMark1835266585680" text:main-entry="true"/><text:span text:style-name="T480">awakening</text:span><text:alphabetical-index-mark-end text:id="IMark1835266585680"/><text:span text:style-name="T480"> to your life as it is, </text:span>can be <text:span text:style-name="T483">experienced as </text:span>positive or negative based on the circumstances you are in. </text:p>
        <text:p text:style-name="P105">It is exactly as simple as this with <text:alphabetical-index-mark-start text:id="IMark1835266582400" text:main-entry="true"/>awakening<text:alphabetical-index-mark-end text:id="IMark1835266582400"/> <text:span text:style-name="T484">as a consequence of </text:span><text:alphabetical-index-mark-start text:id="IMark1835266582960" text:main-entry="true"/><text:span text:style-name="T484">connection</text:span><text:alphabetical-index-mark-end text:id="IMark1835266582960"/><text:span text:style-name="T485">—</text:span><text:span text:style-name="T484">spiritual </text:span><text:alphabetical-index-mark-start text:id="IMark1835266583920" text:main-entry="true"/><text:span text:style-name="T484">awakening</text:span><text:alphabetical-index-mark-end text:id="IMark1835266583920"/><text:span text:style-name="T484">, we might call it</text:span><text:span text:style-name="T141">. </text:span><text:span text:style-name="T65">When you are spiritually sleeping, you are unaware of who you really are and you are unaware of all the physical, energetic, and spiritual things going on around you.</text:span> However, when you step onto an authentic path of spirituality and start to <text:span text:style-name="T482">connect, </text:span>that changes. As you <text:span text:style-name="T486">connect and work towards </text:span><text:alphabetical-index-mark-start text:id="IMark1835266583040" text:main-entry="true"/><text:span text:style-name="T486">healing</text:span><text:alphabetical-index-mark-end text:id="IMark1835266583040"/><text:span text:style-name="T486">, more Consciousness flows into your body and you </text:span>awaken, <text:span text:style-name="T487">just like in the morning, only more so.</text:span> <text:span text:style-name="T486">As you awaken, </text:span>your thinking clears, your vision improves, your understanding grows, and you gradually become aware of a deeper and more wide-ranging reality. When you begin to wake up to <text:soft-page-break/>deeper and wider realities, you know you are waking up, <text:span text:style-name="T488">in a spiritual sense</text:span>. </text:p>
        <text:p text:style-name="P105"><text:span text:style-name="T65">J</text:span>ust like waking up in the morning, waking up spiritually can be a good experience or a bad experience. If you are waking up in a good reality, then the spiritual <text:alphabetical-index-mark-start text:id="IMark1835266583040" text:main-entry="true"/>awakening<text:alphabetical-index-mark-end text:id="IMark1835266583040"/> process will be pleasant. If the reality you wake up into is positive, <text:span text:style-name="T489">if your thoughts aren’t corrupted by questionable spiritual concepts, </text:span>if you have lots of good support for that <text:alphabetical-index-mark-start text:id="IMark1835266584320" text:main-entry="true"/>awakening<text:alphabetical-index-mark-end text:id="IMark1835266584320"/>, <text:span text:style-name="T489">then </text:span>you will have positive <text:span text:style-name="T488">peak, transcendent, satori type </text:span><text:alphabetical-index-mark-start text:id="IMark1835266585760" text:main-entry="true"/><text:span text:style-name="T488">awakening</text:span><text:alphabetical-index-mark-end text:id="IMark1835266585760"/><text:span text:style-name="T488"> experiences, which we collectively call </text:span><text:span text:style-name="T241">Zenith Experiences</text:span><text:span text:style-name="T237">.</text:span><text:alphabetical-index-mark text:string-value=" " text:key1="zenith experiences"/><text:span text:style-name="Footnote_20_Symbol">.</text:span><text:span text:style-name="Footnote_20_Symbol"><text:note text:id="ftn67" text:note-class="footnote"><text:note-citation>67</text:note-citation><text:note-body><text:p text:style-name="P106"><text:span text:style-name="T37"><text:s/></text:span><text:a xlink:type="simple" xlink:href="http://www.thespiritwiki.com/Zenith_Experience" text:style-name="Internet_20_link" text:visited-style-name="Visited_20_Internet_20_Link"><text:span text:style-name="Internet_20_link"><text:span text:style-name="T37">http</text:span></text:span><text:span text:style-name="Internet_20_link"><text:span text:style-name="T490">s</text:span></text:span><text:span text:style-name="Internet_20_link"><text:span text:style-name="T37">://spiritwiki.lightningpath.org/Zenith_Experience</text:span></text:span></text:a><text:span text:style-name="T37">. </text:span></text:p></text:note-body></text:note></text:span><text:span text:style-name="T241"> </text:span><text:span text:style-name="T491">A </text:span><text:alphabetical-index-mark-start text:id="IMark1835266580720" text:main-entry="true"/><text:span text:style-name="T491">Zenith </text:span><text:span text:style-name="T492">e</text:span><text:span text:style-name="T491">xperience</text:span><text:alphabetical-index-mark-end text:id="IMark1835266580720"/><text:span text:style-name="T491"> is any positively felt </text:span><text:alphabetical-index-mark-start text:id="IMark1835266580800" text:main-entry="true"/><text:alphabetical-index-mark-start text:id="IMark1835266583520" text:main-entry="true"/><text:span text:style-name="T491">connection</text:span><text:alphabetical-index-mark-end text:id="IMark1835266583520"/><text:span text:style-name="T491"> experience</text:span><text:alphabetical-index-mark-end text:id="IMark1835266580800"/><text:span text:style-name="T491">. </text:span><text:span text:style-name="T493">You do not have to go very far into the literature to find numerous examples of these positive </text:span><text:alphabetical-index-mark-start text:id="IMark1835266583120" text:main-entry="true"/><text:span text:style-name="T493">awakening</text:span><text:alphabetical-index-mark-end text:id="IMark1835266583120"/><text:span text:style-name="T493"> experiences, though it can be difficult to sort it out and recognize their prevalence because </text:span><text:alphabetical-index-mark-start text:id="IMark1835266580960" text:main-entry="true"/><text:span text:style-name="T493">awakening</text:span><text:alphabetical-index-mark-end text:id="IMark1835266580960"/><text:span text:style-name="T493"> goes by many different names. Thus we have </text:span><text:alphabetical-index-mark-start text:id="IMark1835266581040" text:main-entry="true"/><text:span text:style-name="T494">illumination</text:span><text:span text:style-name="T495">s</text:span><text:alphabetical-index-mark-end text:id="IMark1835266581040"/><text:span text:style-name="T496">,</text:span><text:span text:style-name="T497"><text:note text:id="ftn68" text:note-class="footnote"><text:note-citation>68</text:note-citation><text:note-body><text:p text:style-name="Footnote"><text:reference-mark-start text:name="ZOTERO_ITEM CSL_CITATION {&quot;citationID&quot;:&quot;envoKqGj&quot;,&quot;properties&quot;:{&quot;formattedCitation&quot;:&quot;James, {\\i{}The Varieties of Religious Experience: A Study of Human Nature}.&quot;,&quot;plainCitation&quot;:&quot;James, The Varieties of Religious Experience: A Study of Human Nature.&quot;,&quot;noteIndex&quot;:75},&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2hu4wwYIYo"/><text:span text:style-name="T89">James, </text:span><text:span text:style-name="T90">The Varieties of Religious Experience: A Study of Human Nature</text:span><text:span text:style-name="T89">.</text:span><text:reference-mark-end text:name="ZOTERO_ITEM CSL_CITATION {&quot;citationID&quot;:&quot;envoKqGj&quot;,&quot;properties&quot;:{&quot;formattedCitation&quot;:&quot;James, {\\i{}The Varieties of Religious Experience: A Study of Human Nature}.&quot;,&quot;plainCitation&quot;:&quot;James, The Varieties of Religious Experience: A Study of Human Nature.&quot;,&quot;noteIndex&quot;:75},&quot;citationItems&quot;:[{&quot;id&quot;:484,&quot;uris&quot;:[&quot;http://zotero.org/users/4295591/items/2MPN449D&quot;,[&quot;http://zotero.org/users/4295591/items/2MPN449D&quot;]],&quot;itemData&quot;:{&quot;id&quot;:484,&quot;type&quot;:&quot;book&quot;,&quot;event-place&quot;:&quot;New York&quot;,&quot;publisher&quot;:&quot;Penguin&quot;,&quot;publisher-place&quot;:&quot;New York&quot;,&quot;title&quot;:&quot;The Varieties of Religious Experience: A Study of Human Nature&quot;,&quot;URL&quot;:&quot;https://archive.org/details/varietiesreligi03jamegoog/page/n6/mode/2up&quot;,&quot;author&quot;:[{&quot;family&quot;:&quot;James&quot;,&quot;given&quot;:&quot;William&quot;}],&quot;issued&quot;:{&quot;date-parts&quot;:[[&quot;1903&quot;]]}}}],&quot;schema&quot;:&quot;https://github.com/citation-style-language/schema/raw/master/csl-citation.json&quot;} RND2hu4wwYIYo"/></text:p></text:note-body></text:note></text:span><text:span text:style-name="T497"> </text:span><text:span text:style-name="T498">enlightenment</text:span><text:span text:style-name="T499">s</text:span><text:span text:style-name="T500">,</text:span><text:span text:style-name="T501"><text:note text:id="ftn69" text:note-class="footnote"><text:note-citation>69</text:note-citation><text:note-body><text:p text:style-name="Footnote"><text:reference-mark-start text:name="ZOTERO_ITEM CSL_CITATION {&quot;citationID&quot;:&quot;MvntsVcw&quot;,&quot;properties&quot;:{&quot;formattedCitation&quot;:&quot;Bucke, {\\i{}Cosmic Consciousness: A Study in the Evolution of the Human Mind}.&quot;,&quot;plainCitation&quot;:&quot;Bucke, Cosmic Consciousness: A Study in the Evolution of the Human Mind.&quot;,&quot;noteIndex&quot;:76},&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e1ESCNDvqX"/><text:span text:style-name="T89">Bucke, </text:span><text:span text:style-name="T90">Cosmic Consciousness: A Study in the Evolution of the Human Mind</text:span><text:span text:style-name="T89">.</text:span><text:reference-mark-end text:name="ZOTERO_ITEM CSL_CITATION {&quot;citationID&quot;:&quot;MvntsVcw&quot;,&quot;properties&quot;:{&quot;formattedCitation&quot;:&quot;Bucke, {\\i{}Cosmic Consciousness: A Study in the Evolution of the Human Mind}.&quot;,&quot;plainCitation&quot;:&quot;Bucke, Cosmic Consciousness: A Study in the Evolution of the Human Mind.&quot;,&quot;noteIndex&quot;:76},&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e1ESCNDvqX"/></text:p></text:note-body></text:note></text:span><text:span text:style-name="T501"> </text:span><text:alphabetical-index-mark-start text:id="IMark1835266583600" text:main-entry="true"/><text:span text:style-name="T502">epiphanies</text:span><text:alphabetical-index-mark-end text:id="IMark1835266583600"/><text:span text:style-name="T503">,</text:span><text:span text:style-name="T493"><text:note text:id="ftn70" text:note-class="footnote"><text:note-citation>70</text:note-citation><text:note-body><text:p text:style-name="P48"><text:reference-mark-start text:name="ZOTERO_ITEM CSL_CITATION {&quot;citationID&quot;:&quot;dxMq9IPk&quot;,&quot;properties&quot;:{&quot;formattedCitation&quot;:&quot;Bidney, \\uc0\\u8220{}Epiphany in Autobiography: The Quantum Changes of Dostoevsky and Tolstoy.\\uc0\\u8221{}&quot;,&quot;plainCitation&quot;:&quot;Bidney, “Epiphany in Autobiography: The Quantum Changes of Dostoevsky and Tolstoy.”&quot;,&quot;noteIndex&quot;:77},&quot;citationItems&quot;:[{&quot;id&quot;:2501,&quot;uris&quot;:[&quot;http://zotero.org/users/4295591/items/XLV2UQ7J&quot;,[&quot;http://zotero.org/users/4295591/items/XLV2UQ7J&quot;]],&quot;itemData&quot;:{&quot;id&quot;:2501,&quot;type&quot;:&quot;article-journal&quot;,&quot;abstract&quot;:&quot;The quantum changes of Dostoevsky and Tolstoy are clarified by the partly overlapping concept of a literary epiphany. The qualities of an epiphany—intensity, resonance, and mystery—are much like the vividness and surprise of a quantum change (which also is felt to be beneficent and permanent). Epiphanic intensity and mystery reinforce the quantum attributes of love and lasting transformation in Dostoevsky's sudden memory of the motherlike tenderness of the peasant Marey. Tolstoy underlines the quantum effects of the embracing light seen in A Confession, but this epiphany is more abstract and attenuated than Dostoevsky's Diary episode. Tolstoy's earlier memoir shows how the shock of identity questioning introduces a complicating factor: the trauma of remorse. Clinical implications of the two authors' quantum-change accounts are discussed. © 2004 Wiley Periodicals, Inc. J Clin Psychol/In Session. [ABSTRACT FROM AUTHOR]&quot;,&quot;container-title&quot;:&quot;Journal of Clinical Psychology&quot;,&quot;ISSN&quot;:&quot;00219762&quot;,&quot;issue&quot;:&quot;5&quot;,&quot;journalAbbreviation&quot;:&quot;Journal of Clinical Psychology&quot;,&quot;page&quot;:&quot;471-480&quot;,&quot;source&quot;:&quot;EBSCOhost&quot;,&quot;title&quot;:&quot;Epiphany in autobiography: The quantum changes of Dostoevsky and Tolstoy.&quot;,&quot;volume&quot;:&quot;60&quot;,&quot;author&quot;:[{&quot;family&quot;:&quot;Bidney&quot;,&quot;given&quot;:&quot;Martin&quot;}],&quot;issued&quot;:{&quot;date-parts&quot;:[[&quot;2004&quot;,5]]}}}],&quot;schema&quot;:&quot;https://github.com/citation-style-language/schema/raw/master/csl-citation.json&quot;} RNDsDegr5Azy1"/>Bidney, “Epiphany in Autobiography: The Quantum Changes of Dostoevsky and Tolstoy.”<text:reference-mark-end text:name="ZOTERO_ITEM CSL_CITATION {&quot;citationID&quot;:&quot;dxMq9IPk&quot;,&quot;properties&quot;:{&quot;formattedCitation&quot;:&quot;Bidney, \\uc0\\u8220{}Epiphany in Autobiography: The Quantum Changes of Dostoevsky and Tolstoy.\\uc0\\u8221{}&quot;,&quot;plainCitation&quot;:&quot;Bidney, “Epiphany in Autobiography: The Quantum Changes of Dostoevsky and Tolstoy.”&quot;,&quot;noteIndex&quot;:77},&quot;citationItems&quot;:[{&quot;id&quot;:2501,&quot;uris&quot;:[&quot;http://zotero.org/users/4295591/items/XLV2UQ7J&quot;,[&quot;http://zotero.org/users/4295591/items/XLV2UQ7J&quot;]],&quot;itemData&quot;:{&quot;id&quot;:2501,&quot;type&quot;:&quot;article-journal&quot;,&quot;abstract&quot;:&quot;The quantum changes of Dostoevsky and Tolstoy are clarified by the partly overlapping concept of a literary epiphany. The qualities of an epiphany—intensity, resonance, and mystery—are much like the vividness and surprise of a quantum change (which also is felt to be beneficent and permanent). Epiphanic intensity and mystery reinforce the quantum attributes of love and lasting transformation in Dostoevsky's sudden memory of the motherlike tenderness of the peasant Marey. Tolstoy underlines the quantum effects of the embracing light seen in A Confession, but this epiphany is more abstract and attenuated than Dostoevsky's Diary episode. Tolstoy's earlier memoir shows how the shock of identity questioning introduces a complicating factor: the trauma of remorse. Clinical implications of the two authors' quantum-change accounts are discussed. © 2004 Wiley Periodicals, Inc. J Clin Psychol/In Session. [ABSTRACT FROM AUTHOR]&quot;,&quot;container-title&quot;:&quot;Journal of Clinical Psychology&quot;,&quot;ISSN&quot;:&quot;00219762&quot;,&quot;issue&quot;:&quot;5&quot;,&quot;journalAbbreviation&quot;:&quot;Journal of Clinical Psychology&quot;,&quot;page&quot;:&quot;471-480&quot;,&quot;source&quot;:&quot;EBSCOhost&quot;,&quot;title&quot;:&quot;Epiphany in autobiography: The quantum changes of Dostoevsky and Tolstoy.&quot;,&quot;volume&quot;:&quot;60&quot;,&quot;author&quot;:[{&quot;family&quot;:&quot;Bidney&quot;,&quot;given&quot;:&quot;Martin&quot;}],&quot;issued&quot;:{&quot;date-parts&quot;:[[&quot;2004&quot;,5]]}}}],&quot;schema&quot;:&quot;https://github.com/citation-style-language/schema/raw/master/csl-citation.json&quot;} RNDsDegr5Azy1"/></text:p></text:note-body></text:note></text:span><text:span text:style-name="T493"> </text:span><text:soft-page-break/><text:alphabetical-index-mark-start text:id="IMark1835266581600" text:main-entry="true"/><text:span text:style-name="T494">revelations</text:span><text:alphabetical-index-mark-end text:id="IMark1835266581600"/><text:span text:style-name="T504">,</text:span><text:span text:style-name="T497"><text:note text:id="ftn71" text:note-class="footnote"><text:note-citation>71</text:note-citation><text:note-body><text:p text:style-name="Footnote"><text:reference-mark-start text:name="ZOTERO_ITEM CSL_CITATION {&quot;citationID&quot;:&quot;bEnsVhWB&quot;,&quot;properties&quot;:{&quot;formattedCitation&quot;:&quot;Paul Tillich, {\\i{}Biblical Religion and the Search for Ultimate Reality} (Chicago: University of Chicago Press, 1955), https://amzn.to/2VHLBK6.&quot;,&quot;plainCitation&quot;:&quot;Paul Tillich, Biblical Religion and the Search for Ultimate Reality (Chicago: University of Chicago Press, 1955), https://amzn.to/2VHLBK6.&quot;,&quot;noteIndex&quot;:78},&quot;citationItems&quot;:[{&quot;id&quot;:2488,&quot;uris&quot;:[&quot;http://zotero.org/users/4295591/items/VYJ85FKB&quot;,[&quot;http://zotero.org/users/4295591/items/VYJ85FKB&quot;]],&quot;itemData&quot;:{&quot;id&quot;:2488,&quot;type&quot;:&quot;book&quot;,&quot;event-place&quot;:&quot;Chicago&quot;,&quot;publisher&quot;:&quot;University of Chicago Press&quot;,&quot;publisher-place&quot;:&quot;Chicago&quot;,&quot;title&quot;:&quot;Biblical Religion and the Search for Ultimate Reality&quot;,&quot;URL&quot;:&quot;https://amzn.to/2VHLBK6&quot;,&quot;author&quot;:[{&quot;family&quot;:&quot;Tillich&quot;,&quot;given&quot;:&quot;Paul&quot;}],&quot;issued&quot;:{&quot;date-parts&quot;:[[&quot;1955&quot;]]}}}],&quot;schema&quot;:&quot;https://github.com/citation-style-language/schema/raw/master/csl-citation.json&quot;} RND3tyg4QAYCm"/><text:span text:style-name="T89">Paul Tillich, </text:span><text:span text:style-name="T90">Biblical Religion and the Search for Ultimate Reality</text:span><text:span text:style-name="T89"> (Chicago: University of Chicago Press, 1955), https://amzn.to/2VHLBK6.</text:span><text:reference-mark-end text:name="ZOTERO_ITEM CSL_CITATION {&quot;citationID&quot;:&quot;bEnsVhWB&quot;,&quot;properties&quot;:{&quot;formattedCitation&quot;:&quot;Paul Tillich, {\\i{}Biblical Religion and the Search for Ultimate Reality} (Chicago: University of Chicago Press, 1955), https://amzn.to/2VHLBK6.&quot;,&quot;plainCitation&quot;:&quot;Paul Tillich, Biblical Religion and the Search for Ultimate Reality (Chicago: University of Chicago Press, 1955), https://amzn.to/2VHLBK6.&quot;,&quot;noteIndex&quot;:78},&quot;citationItems&quot;:[{&quot;id&quot;:2488,&quot;uris&quot;:[&quot;http://zotero.org/users/4295591/items/VYJ85FKB&quot;,[&quot;http://zotero.org/users/4295591/items/VYJ85FKB&quot;]],&quot;itemData&quot;:{&quot;id&quot;:2488,&quot;type&quot;:&quot;book&quot;,&quot;event-place&quot;:&quot;Chicago&quot;,&quot;publisher&quot;:&quot;University of Chicago Press&quot;,&quot;publisher-place&quot;:&quot;Chicago&quot;,&quot;title&quot;:&quot;Biblical Religion and the Search for Ultimate Reality&quot;,&quot;URL&quot;:&quot;https://amzn.to/2VHLBK6&quot;,&quot;author&quot;:[{&quot;family&quot;:&quot;Tillich&quot;,&quot;given&quot;:&quot;Paul&quot;}],&quot;issued&quot;:{&quot;date-parts&quot;:[[&quot;1955&quot;]]}}}],&quot;schema&quot;:&quot;https://github.com/citation-style-language/schema/raw/master/csl-citation.json&quot;} RND3tyg4QAYCm"/></text:p></text:note-body></text:note></text:span><text:span text:style-name="T497"> </text:span><text:alphabetical-index-mark-start text:id="IMark1835266581760" text:main-entry="true"/><text:span text:style-name="T505">Satori</text:span><text:span text:style-name="T501"> </text:span><text:span text:style-name="T502">Experiences</text:span><text:alphabetical-index-mark-end text:id="IMark1835266581760"/><text:span text:style-name="T502">,</text:span><text:span text:style-name="T505"><text:note text:id="ftn72" text:note-class="footnote"><text:note-citation>72</text:note-citation><text:note-body><text:p text:style-name="Footnote"><text:reference-mark-start text:name="ZOTERO_ITEM CSL_CITATION {&quot;citationID&quot;:&quot;m6pIbghC&quot;,&quot;properties&quot;:{&quot;formattedCitation&quot;:&quot;Daisetsu Teitaro Suzuki, {\\i{}An Introduction to Zen Buddhism} (New York: Grove Press, 1994).&quot;,&quot;plainCitation&quot;:&quot;Daisetsu Teitaro Suzuki, An Introduction to Zen Buddhism (New York: Grove Press, 1994).&quot;,&quot;noteIndex&quot;:79},&quot;citationItems&quot;:[{&quot;id&quot;:2365,&quot;uris&quot;:[&quot;http://zotero.org/users/4295591/items/V4VUEHN7&quot;,[&quot;http://zotero.org/users/4295591/items/V4VUEHN7&quot;]],&quot;itemData&quot;:{&quot;id&quot;:2365,&quot;type&quot;:&quot;book&quot;,&quot;event-place&quot;:&quot;New York&quot;,&quot;publisher&quot;:&quot;Grove Press&quot;,&quot;publisher-place&quot;:&quot;New York&quot;,&quot;title&quot;:&quot;An Introduction to Zen Buddhism&quot;,&quot;author&quot;:[{&quot;family&quot;:&quot;Suzuki&quot;,&quot;given&quot;:&quot;Daisetsu Teitaro&quot;}],&quot;issued&quot;:{&quot;date-parts&quot;:[[&quot;1994&quot;]]}}}],&quot;schema&quot;:&quot;https://github.com/citation-style-language/schema/raw/master/csl-citation.json&quot;} RND2Z7UHgNyOZ"/><text:span text:style-name="T89">Daisetsu Teitaro Suzuki, </text:span><text:span text:style-name="T90">An Introduction to Zen Buddhism</text:span><text:span text:style-name="T89"> (New York: Grove Press, 1994).</text:span><text:reference-mark-end text:name="ZOTERO_ITEM CSL_CITATION {&quot;citationID&quot;:&quot;m6pIbghC&quot;,&quot;properties&quot;:{&quot;formattedCitation&quot;:&quot;Daisetsu Teitaro Suzuki, {\\i{}An Introduction to Zen Buddhism} (New York: Grove Press, 1994).&quot;,&quot;plainCitation&quot;:&quot;Daisetsu Teitaro Suzuki, An Introduction to Zen Buddhism (New York: Grove Press, 1994).&quot;,&quot;noteIndex&quot;:79},&quot;citationItems&quot;:[{&quot;id&quot;:2365,&quot;uris&quot;:[&quot;http://zotero.org/users/4295591/items/V4VUEHN7&quot;,[&quot;http://zotero.org/users/4295591/items/V4VUEHN7&quot;]],&quot;itemData&quot;:{&quot;id&quot;:2365,&quot;type&quot;:&quot;book&quot;,&quot;event-place&quot;:&quot;New York&quot;,&quot;publisher&quot;:&quot;Grove Press&quot;,&quot;publisher-place&quot;:&quot;New York&quot;,&quot;title&quot;:&quot;An Introduction to Zen Buddhism&quot;,&quot;author&quot;:[{&quot;family&quot;:&quot;Suzuki&quot;,&quot;given&quot;:&quot;Daisetsu Teitaro&quot;}],&quot;issued&quot;:{&quot;date-parts&quot;:[[&quot;1994&quot;]]}}}],&quot;schema&quot;:&quot;https://github.com/citation-style-language/schema/raw/master/csl-citation.json&quot;} RND2Z7UHgNyOZ"/></text:p></text:note-body></text:note></text:span><text:span text:style-name="T501"> </text:span><text:alphabetical-index-mark-start text:id="IMark1835266582400" text:main-entry="true"/><text:span text:style-name="T505">p</text:span><text:span text:style-name="T67">eak </text:span><text:span text:style-name="T505">e</text:span><text:span text:style-name="T67">xperiences</text:span><text:alphabetical-index-mark-end text:id="IMark1835266582400"/><text:span text:style-name="T67">,</text:span><text:span text:style-name="T67"><text:note text:id="ftn73" text:note-class="footnote"><text:note-citation>73</text:note-citation><text:note-body><text:p text:style-name="Footnote"><text:reference-mark-start text:name="ZOTERO_ITEM CSL_CITATION {&quot;citationID&quot;:&quot;MsIs88g4&quot;,&quot;properties&quot;:{&quot;formattedCitation&quot;:&quot;A. H. Maslow, {\\i{}Religions, Values, and Peak Experiences} (Columbus: Ohio State University Press, 1964).&quot;,&quot;plainCitation&quot;:&quot;A. H. Maslow, Religions, Values, and Peak Experiences (Columbus: Ohio State University Press, 1964).&quot;,&quot;noteIndex&quot;:80},&quot;citationItems&quot;:[{&quot;id&quot;:2736,&quot;uris&quot;:[&quot;http://zotero.org/users/4295591/items/L9LECJPM&quot;,[&quot;http://zotero.org/users/4295591/items/L9LECJPM&quot;]],&quot;itemData&quot;:{&quot;id&quot;:2736,&quot;type&quot;:&quot;book&quot;,&quot;event-place&quot;:&quot;Columbus&quot;,&quot;publisher&quot;:&quot;Ohio State University Press&quot;,&quot;publisher-place&quot;:&quot;Columbus&quot;,&quot;title&quot;:&quot;Religions, Values, and Peak Experiences&quot;,&quot;author&quot;:[{&quot;family&quot;:&quot;Maslow&quot;,&quot;given&quot;:&quot;A. H.&quot;}],&quot;issued&quot;:{&quot;date-parts&quot;:[[&quot;1964&quot;]]}}}],&quot;schema&quot;:&quot;https://github.com/citation-style-language/schema/raw/master/csl-citation.json&quot;} RNDSdIug2OVMO"/><text:span text:style-name="T89">A. H. Maslow, </text:span><text:span text:style-name="T90">Religions, Values, and Peak Experiences</text:span><text:span text:style-name="T89"> (Columbus: Ohio State University Press, 1964).</text:span><text:reference-mark-end text:name="ZOTERO_ITEM CSL_CITATION {&quot;citationID&quot;:&quot;MsIs88g4&quot;,&quot;properties&quot;:{&quot;formattedCitation&quot;:&quot;A. H. Maslow, {\\i{}Religions, Values, and Peak Experiences} (Columbus: Ohio State University Press, 1964).&quot;,&quot;plainCitation&quot;:&quot;A. H. Maslow, Religions, Values, and Peak Experiences (Columbus: Ohio State University Press, 1964).&quot;,&quot;noteIndex&quot;:80},&quot;citationItems&quot;:[{&quot;id&quot;:2736,&quot;uris&quot;:[&quot;http://zotero.org/users/4295591/items/L9LECJPM&quot;,[&quot;http://zotero.org/users/4295591/items/L9LECJPM&quot;]],&quot;itemData&quot;:{&quot;id&quot;:2736,&quot;type&quot;:&quot;book&quot;,&quot;event-place&quot;:&quot;Columbus&quot;,&quot;publisher&quot;:&quot;Ohio State University Press&quot;,&quot;publisher-place&quot;:&quot;Columbus&quot;,&quot;title&quot;:&quot;Religions, Values, and Peak Experiences&quot;,&quot;author&quot;:[{&quot;family&quot;:&quot;Maslow&quot;,&quot;given&quot;:&quot;A. H.&quot;}],&quot;issued&quot;:{&quot;date-parts&quot;:[[&quot;1964&quot;]]}}}],&quot;schema&quot;:&quot;https://github.com/citation-style-language/schema/raw/master/csl-citation.json&quot;} RNDSdIug2OVMO"/></text:p></text:note-body></text:note></text:span> <text:span text:style-name="T506">n</text:span><text:span text:style-name="T495">oesis </text:span><text:span text:style-name="T507">experiences,</text:span><text:span text:style-name="T507"><text:note text:id="ftn74" text:note-class="footnote"><text:note-citation>74</text:note-citation><text:note-body><text:p text:style-name="P48"><text:reference-mark-start text:name="ZOTERO_ITEM CSL_CITATION {&quot;citationID&quot;:&quot;JMNUe9Ra&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8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dozLPDQJGp"/>Hanes, “Unusual Phenomena Associated With a Transcendent Human Experience: A Case Study.”<text:reference-mark-end text:name="ZOTERO_ITEM CSL_CITATION {&quot;citationID&quot;:&quot;JMNUe9Ra&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8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dozLPDQJGp"/></text:p></text:note-body></text:note></text:span><text:span text:style-name="T507"> </text:span><text:alphabetical-index-mark-start text:id="IMark1835266582960" text:main-entry="true"/><text:span text:style-name="T502">P</text:span><text:span text:style-name="T66">ure </text:span><text:span text:style-name="T508">C</text:span><text:span text:style-name="T66">onscious </text:span><text:span text:style-name="T508">E</text:span><text:span text:style-name="T66">vents</text:span><text:alphabetical-index-mark-end text:id="IMark1835266582960"/><text:span text:style-name="T66">,</text:span><text:span text:style-name="T65"><text:note text:id="ftn75" text:note-class="footnote"><text:note-citation>75</text:note-citation><text:note-body><text:p text:style-name="Footnote"><text:reference-mark-start text:name="ZOTERO_ITEM CSL_CITATION {&quot;citationID&quot;:&quot;ObYMFEon&quot;,&quot;properties&quot;:{&quot;formattedCitation&quot;:&quot;Robert K. C. Forman, \\uc0\\u8220{}Pure Consciousness Events and Mysticism,\\uc0\\u8221{} {\\i{}Sophia} 25, no. April (1986): 49\\uc0\\u8211{}58.&quot;,&quot;plainCitation&quot;:&quot;Robert K. C. Forman, “Pure Consciousness Events and Mysticism,” Sophia 25, no. April (1986): 49–58.&quot;,&quot;noteIndex&quot;:82},&quot;citationItems&quot;:[{&quot;id&quot;:1866,&quot;uris&quot;:[&quot;http://zotero.org/users/4295591/items/5EBKAWBU&quot;,[&quot;http://zotero.org/users/4295591/items/5EBKAWBU&quot;]],&quot;itemData&quot;:{&quot;id&quot;:1866,&quot;type&quot;:&quot;article-journal&quot;,&quot;container-title&quot;:&quot;Sophia&quot;,&quot;issue&quot;:&quot;April&quot;,&quot;page&quot;:&quot;49-58&quot;,&quot;title&quot;:&quot;Pure consciousness events and mysticism&quot;,&quot;volume&quot;:&quot;25&quot;,&quot;author&quot;:[{&quot;family&quot;:&quot;Forman&quot;,&quot;given&quot;:&quot;Robert K. C.&quot;}],&quot;issued&quot;:{&quot;date-parts&quot;:[[&quot;1986&quot;]]}}}],&quot;schema&quot;:&quot;https://github.com/citation-style-language/schema/raw/master/csl-citation.json&quot;} RNDWUwZkipRVo"/><text:span text:style-name="T89">Robert K. C. Forman, “Pure Consciousness Events and Mysticism,” </text:span><text:span text:style-name="T90">Sophia</text:span><text:span text:style-name="T89"> 25, no. April (1986): 49–58.</text:span><text:reference-mark-end text:name="ZOTERO_ITEM CSL_CITATION {&quot;citationID&quot;:&quot;ObYMFEon&quot;,&quot;properties&quot;:{&quot;formattedCitation&quot;:&quot;Robert K. C. Forman, \\uc0\\u8220{}Pure Consciousness Events and Mysticism,\\uc0\\u8221{} {\\i{}Sophia} 25, no. April (1986): 49\\uc0\\u8211{}58.&quot;,&quot;plainCitation&quot;:&quot;Robert K. C. Forman, “Pure Consciousness Events and Mysticism,” Sophia 25, no. April (1986): 49–58.&quot;,&quot;noteIndex&quot;:82},&quot;citationItems&quot;:[{&quot;id&quot;:1866,&quot;uris&quot;:[&quot;http://zotero.org/users/4295591/items/5EBKAWBU&quot;,[&quot;http://zotero.org/users/4295591/items/5EBKAWBU&quot;]],&quot;itemData&quot;:{&quot;id&quot;:1866,&quot;type&quot;:&quot;article-journal&quot;,&quot;container-title&quot;:&quot;Sophia&quot;,&quot;issue&quot;:&quot;April&quot;,&quot;page&quot;:&quot;49-58&quot;,&quot;title&quot;:&quot;Pure consciousness events and mysticism&quot;,&quot;volume&quot;:&quot;25&quot;,&quot;author&quot;:[{&quot;family&quot;:&quot;Forman&quot;,&quot;given&quot;:&quot;Robert K. C.&quot;}],&quot;issued&quot;:{&quot;date-parts&quot;:[[&quot;1986&quot;]]}}}],&quot;schema&quot;:&quot;https://github.com/citation-style-language/schema/raw/master/csl-citation.json&quot;} RNDWUwZkipRVo"/></text:p></text:note-body></text:note></text:span><text:span text:style-name="T509"> </text:span><text:span text:style-name="T510">and even intimation of </text:span><text:alphabetical-index-mark-start text:id="IMark1835266583920" text:main-entry="true"/><text:span text:style-name="T511">awakening</text:span><text:alphabetical-index-mark-end text:id="IMark1835266583920"/><text:span text:style-name="T511"> experiences </text:span><text:span text:style-name="T510">so profound they are referred to as </text:span><text:alphabetical-index-mark-start text:id="IMark1835266583760" text:main-entry="true"/><text:span text:style-name="T508">Cosmic Consciousness</text:span><text:alphabetical-index-mark-end text:id="IMark1835266583760"/><text:span text:style-name="T512">.</text:span><text:span text:style-name="T508"><text:note text:id="ftn76" text:note-class="footnote"><text:note-citation>76</text:note-citation><text:note-body><text:p text:style-name="Footnote"><text:reference-mark-start text:name="ZOTERO_ITEM CSL_CITATION {&quot;citationID&quot;:&quot;Nw4azdpQ&quot;,&quot;properties&quot;:{&quot;formattedCitation&quot;:&quot;Bucke, {\\i{}Cosmic Consciousness: A Study in the Evolution of the Human Mind}.&quot;,&quot;plainCitation&quot;:&quot;Bucke, Cosmic Consciousness: A Study in the Evolution of the Human Mind.&quot;,&quot;noteIndex&quot;:83},&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4wieM3nXZo"/><text:span text:style-name="T89">Bucke, </text:span><text:span text:style-name="T90">Cosmic Consciousness: A Study in the Evolution of the Human Mind</text:span><text:span text:style-name="T89">.</text:span><text:reference-mark-end text:name="ZOTERO_ITEM CSL_CITATION {&quot;citationID&quot;:&quot;Nw4azdpQ&quot;,&quot;properties&quot;:{&quot;formattedCitation&quot;:&quot;Bucke, {\\i{}Cosmic Consciousness: A Study in the Evolution of the Human Mind}.&quot;,&quot;plainCitation&quot;:&quot;Bucke, Cosmic Consciousness: A Study in the Evolution of the Human Mind.&quot;,&quot;noteIndex&quot;:83},&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4wieM3nXZo"/></text:p></text:note-body></text:note></text:span><text:span text:style-name="T509"> </text:span></text:p>
        <text:p text:style-name="P107">Why so many different names for the same underlying experience of <text:alphabetical-index-mark-start text:id="IMark1835266585760" text:main-entry="true"/>awakening<text:alphabetical-index-mark-end text:id="IMark1835266585760"/>? There are a couple of different reasons for that. For one, the culture and religious tradition of a person influences how they understand and name the experience. A Catholic will understand a <text:alphabetical-index-mark-start text:id="IMark1835266583920" text:main-entry="true"/><text:alphabetical-index-mark-start text:id="IMark1835266581600" text:main-entry="true"/>connection<text:alphabetical-index-mark-end text:id="IMark1835266581600"/> experience<text:alphabetical-index-mark-end text:id="IMark1835266583920"/> as “contemplation” while a Buddhist will understand it as satori. The name we come up with also depends on the intensity and duration of the experience. A weak <text:alphabetical-index-mark-start text:id="IMark1835266584320" text:main-entry="true"/>awakening<text:alphabetical-index-mark-end text:id="IMark1835266584320"/> experience may be understood as a peak experience or flow <text:soft-page-break/>experience while a powerful <text:alphabetical-index-mark-start text:id="IMark1835266581040" text:main-entry="true"/><text:alphabetical-index-mark-start text:id="IMark1835266582400" text:main-entry="true"/>connection<text:alphabetical-index-mark-end text:id="IMark1835266582400"/> experience<text:alphabetical-index-mark-end text:id="IMark1835266581040"/> may be conceived as <text:span text:style-name="T513">transcendence or </text:span><text:alphabetical-index-mark-start text:id="IMark1835266583600" text:main-entry="true"/>cosmic consciousness<text:alphabetical-index-mark-end text:id="IMark1835266583600"/>. </text:p>
        <text:p text:style-name="P108"><text:span text:style-name="T487">Zenith </text:span><text:alphabetical-index-mark-start text:id="IMark1835266582960" text:main-entry="true"/><text:span text:style-name="T487">awakening</text:span><text:alphabetical-index-mark-end text:id="IMark1835266582960"/><text:span text:style-name="T487"> experiences (i.e. </text:span><text:alphabetical-index-mark-start text:id="IMark1835266585760" text:main-entry="true"/><text:span text:style-name="T487">peak experiences</text:span><text:alphabetical-index-mark-end text:id="IMark1835266585760"/><text:span text:style-name="T487">, </text:span><text:alphabetical-index-mark-start text:id="IMark1835266580720" text:main-entry="true"/><text:span text:style-name="T487">cosmic consciousness</text:span><text:alphabetical-index-mark-end text:id="IMark1835266580720"/><text:span text:style-name="T487">, etc.) are common and great; however, it needs to be noted that not all </text:span><text:alphabetical-index-mark-start text:id="IMark1835266581760" text:main-entry="true"/><text:span text:style-name="T487">awakening</text:span><text:alphabetical-index-mark-end text:id="IMark1835266581760"/><text:span text:style-name="T487"> experiences are positive.</text:span><text:span text:style-name="T514"> </text:span><text:span text:style-name="T515">As Cortright</text:span><text:span text:style-name="T515"><text:note text:id="ftn77" text:note-class="footnote"><text:note-citation>77</text:note-citation><text:note-body><text:p text:style-name="Footnote"><text:reference-mark-start text:name="ZOTERO_ITEM CSL_CITATION {&quot;citationID&quot;:&quot;vGosBinW&quot;,&quot;properties&quot;:{&quot;formattedCitation&quot;:&quot;\\uc0\\u8220{}An Integral Approach to Spiritual Emergency.,\\uc0\\u8221{} {\\i{}Guidance &amp; Counseling} 15, no. 3 (2000): 12.&quot;,&quot;plainCitation&quot;:&quot;“An Integral Approach to Spiritual Emergency.,” Guidance &amp; Counseling 15, no. 3 (2000): 12.&quot;,&quot;noteIndex&quot;:84},&quot;citationItems&quot;:[{&quot;id&quot;:2757,&quot;uris&quot;:[&quot;http://zotero.org/users/4295591/items/K7734ZKW&quot;,[&quot;http://zotero.org/users/4295591/items/K7734ZKW&quot;]],&quot;itemData&quot;:{&quot;id&quot;:2757,&quot;type&quot;:&quot;article-journal&quot;,&quot;abstract&quot;:&quot;Transpersonal psychology attempts to study and research spiritual emergency. Categories of spiritual emergency are outlined, along with problems in categorizing such emergencies. These issues are described by relating them to five levels of consciousness. Guidelines for treatment are suggested. [ABSTRACT FROM AUTHOR]&quot;,&quot;archive&quot;:&quot;rch&quot;,&quot;container-title&quot;:&quot;Guidance &amp; Counseling&quot;,&quot;ISSN&quot;:&quot;08315493&quot;,&quot;issue&quot;:&quot;3&quot;,&quot;journalAbbreviation&quot;:&quot;Guidance &amp; Counseling&quot;,&quot;page&quot;:&quot;12&quot;,&quot;source&quot;:&quot;EBSCOhost&quot;,&quot;title&quot;:&quot;An Integral Approach to Spiritual Emergency.&quot;,&quot;volume&quot;:&quot;15&quot;,&quot;author&quot;:[{&quot;family&quot;:&quot;Cortright&quot;,&quot;given&quot;:&quot;Brant&quot;}],&quot;issued&quot;:{&quot;date-parts&quot;:[[&quot;2000&quot;]]}},&quot;suppress-author&quot;:true}],&quot;schema&quot;:&quot;https://github.com/citation-style-language/schema/raw/master/csl-citation.json&quot;} RNDLpKJLnUnim"/><text:span text:style-name="T89">“An Integral Approach to Spiritual Emergency.,” </text:span><text:span text:style-name="T90">Guidance &amp; Counseling</text:span><text:span text:style-name="T89"> 15, no. 3 (2000): 12.</text:span><text:reference-mark-end text:name="ZOTERO_ITEM CSL_CITATION {&quot;citationID&quot;:&quot;vGosBinW&quot;,&quot;properties&quot;:{&quot;formattedCitation&quot;:&quot;\\uc0\\u8220{}An Integral Approach to Spiritual Emergency.,\\uc0\\u8221{} {\\i{}Guidance &amp; Counseling} 15, no. 3 (2000): 12.&quot;,&quot;plainCitation&quot;:&quot;“An Integral Approach to Spiritual Emergency.,” Guidance &amp; Counseling 15, no. 3 (2000): 12.&quot;,&quot;noteIndex&quot;:84},&quot;citationItems&quot;:[{&quot;id&quot;:2757,&quot;uris&quot;:[&quot;http://zotero.org/users/4295591/items/K7734ZKW&quot;,[&quot;http://zotero.org/users/4295591/items/K7734ZKW&quot;]],&quot;itemData&quot;:{&quot;id&quot;:2757,&quot;type&quot;:&quot;article-journal&quot;,&quot;abstract&quot;:&quot;Transpersonal psychology attempts to study and research spiritual emergency. Categories of spiritual emergency are outlined, along with problems in categorizing such emergencies. These issues are described by relating them to five levels of consciousness. Guidelines for treatment are suggested. [ABSTRACT FROM AUTHOR]&quot;,&quot;archive&quot;:&quot;rch&quot;,&quot;container-title&quot;:&quot;Guidance &amp; Counseling&quot;,&quot;ISSN&quot;:&quot;08315493&quot;,&quot;issue&quot;:&quot;3&quot;,&quot;journalAbbreviation&quot;:&quot;Guidance &amp; Counseling&quot;,&quot;page&quot;:&quot;12&quot;,&quot;source&quot;:&quot;EBSCOhost&quot;,&quot;title&quot;:&quot;An Integral Approach to Spiritual Emergency.&quot;,&quot;volume&quot;:&quot;15&quot;,&quot;author&quot;:[{&quot;family&quot;:&quot;Cortright&quot;,&quot;given&quot;:&quot;Brant&quot;}],&quot;issued&quot;:{&quot;date-parts&quot;:[[&quot;2000&quot;]]}},&quot;suppress-author&quot;:true}],&quot;schema&quot;:&quot;https://github.com/citation-style-language/schema/raw/master/csl-citation.json&quot;} RNDLpKJLnUnim"/></text:p></text:note-body></text:note></text:span><text:span text:style-name="T515"> notes, </text:span></text:p>
        <text:p text:style-name="P109">Most people think of spiritual growth as safe. The spiritual path may not be easy, but it is usually not considered dangerous. However, the world's spiritual traditions all warn about different dangers along the way, the ‘perils of the path.’ New and expanded states of consciousness can overwhelm the ego. An infusion of powerful spiritual energies can flood the body and mind, fragmenting the structures of the self and temporarily incapacitating the person until they can be assimilated. </text:p>
        <text:p text:style-name="P110"><text:span text:style-name="T516">We</text:span><text:span text:style-name="T37"> call the bad experiences caused by </text:span><text:span text:style-name="T517">spiritual experiences that occur </text:span><text:span text:style-name="T37">in negative environments </text:span><text:span text:style-name="T91">Nadir Experiences.</text:span><text:span text:style-name="Footnote_20_Symbol"><text:span text:style-name="T518"><text:note text:id="ftn78" text:note-class="footnote"><text:note-citation>78</text:note-citation><text:note-body><text:p text:style-name="P106"><text:a xlink:type="simple" xlink:href="http://www.thespiritwiki.com/index.php/Nadir_Experience" text:style-name="Internet_20_link" text:visited-style-name="Visited_20_Internet_20_Link"><text:span text:style-name="Internet_20_link"><text:span text:style-name="T37">https://spiritwiki.lightningpath.org/index.php/Nadir_Experience</text:span></text:span></text:a><text:span text:style-name="Internet_20_link"><text:span text:style-name="T37">.</text:span></text:span><text:span text:style-name="T37"> </text:span></text:p></text:note-body></text:note></text:span></text:span><text:span text:style-name="T91"> </text:span><text:alphabetical-index-mark-start text:id="IMark1835266585760" text:main-entry="true"/><text:span text:style-name="T37">Nadir Experiences</text:span><text:alphabetical-index-mark-end text:id="IMark1835266585760"/><text:span text:style-name="T37">, unlike </text:span><text:span text:style-name="T519">Zenith </text:span><text:span text:style-name="T37">experiences, are </text:span><text:span text:style-name="T83">unpleasant moments </text:span><text:span text:style-name="T37">of stress, anxiety, </text:span><text:soft-page-break/><text:span text:style-name="T37">anger, confusion, fear, </text:span><text:span text:style-name="T520">and </text:span><text:span text:style-name="T37">paranoia</text:span><text:span text:style-name="T37"><text:note text:id="ftn79" text:note-class="footnote"><text:note-citation>79</text:note-citation><text:note-body><text:p text:style-name="Footnote"><text:reference-mark-start text:name="ZOTERO_ITEM CSL_CITATION {&quot;citationID&quot;:&quot;PZMymdWM&quot;,&quot;properties&quot;:{&quot;formattedCitation&quot;:&quot;David Lukoff, \\uc0\\u8220{}The Diagnosis of Mystical Experiences with Psychotic Features,\\uc0\\u8221{} {\\i{}Journal of Transpersonal Psychology} 17, no. 2 (December 1985): 155.&quot;,&quot;plainCitation&quot;:&quot;David Lukoff, “The Diagnosis of Mystical Experiences with Psychotic Features,” Journal of Transpersonal Psychology 17, no. 2 (December 1985): 155.&quot;,&quot;noteIndex&quot;:86},&quot;citationItems&quot;:[{&quot;id&quot;:1017,&quot;uris&quot;:[&quot;http://zotero.org/users/4295591/items/T76LN2BI&quot;,[&quot;http://zotero.org/users/4295591/items/T76LN2BI&quot;]],&quot;itemData&quot;:{&quot;id&quot;:1017,&quot;type&quot;:&quot;article-journal&quot;,&quot;archive&quot;:&quot;edb&quot;,&quot;container-title&quot;:&quot;Journal of Transpersonal Psychology&quot;,&quot;ISSN&quot;:&quot;0022524X&quot;,&quot;issue&quot;:&quot;2&quot;,&quot;journalAbbreviation&quot;:&quot;Journal of Transpersonal Psychology&quot;,&quot;page&quot;:&quot;155&quot;,&quot;source&quot;:&quot;EBSCOhost&quot;,&quot;title&quot;:&quot;The Diagnosis of Mystical Experiences with Psychotic Features&quot;,&quot;volume&quot;:&quot;17&quot;,&quot;author&quot;:[{&quot;family&quot;:&quot;Lukoff&quot;,&quot;given&quot;:&quot;David&quot;}],&quot;issued&quot;:{&quot;date-parts&quot;:[[&quot;1985&quot;,12]]}}}],&quot;schema&quot;:&quot;https://github.com/citation-style-language/schema/raw/master/csl-citation.json&quot;} RNDcBaAmFtFW6"/><text:span text:style-name="T89">David Lukoff, “The Diagnosis of Mystical Experiences with Psychotic Features,” </text:span><text:span text:style-name="T90">Journal of Transpersonal Psychology</text:span><text:span text:style-name="T89"> 17, no. 2 (December 1985): 155.</text:span><text:reference-mark-end text:name="ZOTERO_ITEM CSL_CITATION {&quot;citationID&quot;:&quot;PZMymdWM&quot;,&quot;properties&quot;:{&quot;formattedCitation&quot;:&quot;David Lukoff, \\uc0\\u8220{}The Diagnosis of Mystical Experiences with Psychotic Features,\\uc0\\u8221{} {\\i{}Journal of Transpersonal Psychology} 17, no. 2 (December 1985): 155.&quot;,&quot;plainCitation&quot;:&quot;David Lukoff, “The Diagnosis of Mystical Experiences with Psychotic Features,” Journal of Transpersonal Psychology 17, no. 2 (December 1985): 155.&quot;,&quot;noteIndex&quot;:86},&quot;citationItems&quot;:[{&quot;id&quot;:1017,&quot;uris&quot;:[&quot;http://zotero.org/users/4295591/items/T76LN2BI&quot;,[&quot;http://zotero.org/users/4295591/items/T76LN2BI&quot;]],&quot;itemData&quot;:{&quot;id&quot;:1017,&quot;type&quot;:&quot;article-journal&quot;,&quot;archive&quot;:&quot;edb&quot;,&quot;container-title&quot;:&quot;Journal of Transpersonal Psychology&quot;,&quot;ISSN&quot;:&quot;0022524X&quot;,&quot;issue&quot;:&quot;2&quot;,&quot;journalAbbreviation&quot;:&quot;Journal of Transpersonal Psychology&quot;,&quot;page&quot;:&quot;155&quot;,&quot;source&quot;:&quot;EBSCOhost&quot;,&quot;title&quot;:&quot;The Diagnosis of Mystical Experiences with Psychotic Features&quot;,&quot;volume&quot;:&quot;17&quot;,&quot;author&quot;:[{&quot;family&quot;:&quot;Lukoff&quot;,&quot;given&quot;:&quot;David&quot;}],&quot;issued&quot;:{&quot;date-parts&quot;:[[&quot;1985&quot;,12]]}}}],&quot;schema&quot;:&quot;https://github.com/citation-style-language/schema/raw/master/csl-citation.json&quot;} RNDcBaAmFtFW6"/></text:p></text:note-body></text:note></text:span><text:span text:style-name="T37"> </text:span><text:span text:style-name="T521">that can lead to spiritual emergency</text:span><text:span text:style-name="T521"><text:note text:id="ftn80" text:note-class="footnote"><text:note-citation>80</text:note-citation><text:note-body><text:p text:style-name="Footnote"><text:reference-mark-start text:name="ZOTERO_ITEM CSL_CITATION {&quot;citationID&quot;:&quot;CUewxlur&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7},&quot;citationItems&quot;:[{&quot;id&quot;:2712,&quot;uris&quot;:[&quot;http://zotero.org/users/4295591/items/QVG8U2D6&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SOsXNSOBBT"/><text:span text:style-name="T89">Stanislav Grof and Christina Grof, </text:span><text:span text:style-name="T90">Spiritual Emergency: When Personal Transformation Becomes a Crises</text:span><text:span text:style-name="T89"> (New York: Putnam, 1989), https://amzn.to/2KbTh6s.</text:span><text:reference-mark-end text:name="ZOTERO_ITEM CSL_CITATION {&quot;citationID&quot;:&quot;CUewxlur&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7},&quot;citationItems&quot;:[{&quot;id&quot;:2712,&quot;uris&quot;:[&quot;http://zotero.org/users/4295591/items/QVG8U2D6&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SOsXNSOBBT"/></text:p></text:note-body></text:note></text:span><text:span text:style-name="T521"> and even spiritual psychosis.</text:span><text:span text:style-name="T521"><text:note text:id="ftn81" text:note-class="footnote"><text:note-citation>81</text:note-citation><text:note-body><text:p text:style-name="Footnote"><text:reference-mark-start text:name="ZOTERO_ITEM CSL_CITATION {&quot;citationID&quot;:&quot;LJYTmUU5&quot;,&quot;properties&quot;:{&quot;formattedCitation&quot;:&quot;Kylie P. Harris, Adam J. Rock, and Gavin I. Clark, \\uc0\\u8220{}Spiritual Emergency, Psychosis and Personality: A Quantitative Investigation,\\uc0\\u8221{} {\\i{}Journal of Transpersonal Psychology} 47, no. 2 (July 2015): 263\\uc0\\u8211{}85.&quot;,&quot;plainCitation&quot;:&quot;Kylie P. Harris, Adam J. Rock, and Gavin I. Clark, “Spiritual Emergency, Psychosis and Personality: A Quantitative Investigation,” Journal of Transpersonal Psychology 47, no. 2 (July 2015): 263–85.&quot;,&quot;noteIndex&quot;:88},&quot;citationItems&quot;:[{&quot;id&quot;:2753,&quot;uris&quot;:[&quot;http://zotero.org/users/4295591/items/DN6HBIP7&quot;,[&quot;http://zotero.org/users/4295591/items/DN6HBIP7&quot;]],&quot;itemData&quot;:{&quot;id&quot;:2753,&quot;type&quot;:&quot;article-journal&quot;,&quot;abstract&quot;:&quot;Spiritual emergency (SE) is a process of spiritual emergence that becomes a psychological crisis and may appear identical to clinical psychosis. This study attempted to validate Goretzki, Thalbourne and Storm's (2009) Spiritual Emergency Subscales (SES), and Experiences of Psychotic Symptoms Scale (EPSS) as measures of SE and psychosis, respectively. The study also investigated whether personality traits (i.e., transliminality, dissociation, sensitivity, openness to change, tension and abstractedness) predicted SES and EPSS scores. Two hundred and twenty-four participants completed an anonymous online questionnaire. Factor analysis revealed that the SES is a multidimensional scale. Results showed preliminary support for the reliability of both scales and the validity of the EPSS. However, the SES may not be sufficiently capturing the crisis aspect of SE. Transliminality predicted scores on both scales, while dissociation and emotional stability predicted EPSS scores. In conclusion, results indicate that the SES requires modification if it is to be a valid measure of SE. [ABSTRACT FROM AUTHOR]&quot;,&quot;archive&quot;:&quot;a9h&quot;,&quot;container-title&quot;:&quot;Journal of Transpersonal Psychology&quot;,&quot;ISSN&quot;:&quot;0022524X&quot;,&quot;issue&quot;:&quot;2&quot;,&quot;journalAbbreviation&quot;:&quot;Journal of Transpersonal Psychology&quot;,&quot;page&quot;:&quot;263-285&quot;,&quot;source&quot;:&quot;EBSCOhost&quot;,&quot;title&quot;:&quot;Spiritual Emergency, Psychosis and Personality: A Quantitative Investigation&quot;,&quot;volume&quot;:&quot;47&quot;,&quot;author&quot;:[{&quot;family&quot;:&quot;Harris&quot;,&quot;given&quot;:&quot;Kylie P.&quot;},{&quot;family&quot;:&quot;Rock&quot;,&quot;given&quot;:&quot;Adam J.&quot;},{&quot;family&quot;:&quot;Clark&quot;,&quot;given&quot;:&quot;Gavin I.&quot;}],&quot;issued&quot;:{&quot;date-parts&quot;:[[&quot;2015&quot;,7]]}}}],&quot;schema&quot;:&quot;https://github.com/citation-style-language/schema/raw/master/csl-citation.json&quot;} RND3mqC4TJdMs"/><text:span text:style-name="T89">Kylie P. Harris, Adam J. Rock, and Gavin I. Clark, “Spiritual Emergency, Psychosis and Personality: A Quantitative Investigation,” </text:span><text:span text:style-name="T90">Journal of Transpersonal Psychology</text:span><text:span text:style-name="T89"> 47, no. 2 (July 2015): 263–85.</text:span><text:reference-mark-end text:name="ZOTERO_ITEM CSL_CITATION {&quot;citationID&quot;:&quot;LJYTmUU5&quot;,&quot;properties&quot;:{&quot;formattedCitation&quot;:&quot;Kylie P. Harris, Adam J. Rock, and Gavin I. Clark, \\uc0\\u8220{}Spiritual Emergency, Psychosis and Personality: A Quantitative Investigation,\\uc0\\u8221{} {\\i{}Journal of Transpersonal Psychology} 47, no. 2 (July 2015): 263\\uc0\\u8211{}85.&quot;,&quot;plainCitation&quot;:&quot;Kylie P. Harris, Adam J. Rock, and Gavin I. Clark, “Spiritual Emergency, Psychosis and Personality: A Quantitative Investigation,” Journal of Transpersonal Psychology 47, no. 2 (July 2015): 263–85.&quot;,&quot;noteIndex&quot;:88},&quot;citationItems&quot;:[{&quot;id&quot;:2753,&quot;uris&quot;:[&quot;http://zotero.org/users/4295591/items/DN6HBIP7&quot;,[&quot;http://zotero.org/users/4295591/items/DN6HBIP7&quot;]],&quot;itemData&quot;:{&quot;id&quot;:2753,&quot;type&quot;:&quot;article-journal&quot;,&quot;abstract&quot;:&quot;Spiritual emergency (SE) is a process of spiritual emergence that becomes a psychological crisis and may appear identical to clinical psychosis. This study attempted to validate Goretzki, Thalbourne and Storm's (2009) Spiritual Emergency Subscales (SES), and Experiences of Psychotic Symptoms Scale (EPSS) as measures of SE and psychosis, respectively. The study also investigated whether personality traits (i.e., transliminality, dissociation, sensitivity, openness to change, tension and abstractedness) predicted SES and EPSS scores. Two hundred and twenty-four participants completed an anonymous online questionnaire. Factor analysis revealed that the SES is a multidimensional scale. Results showed preliminary support for the reliability of both scales and the validity of the EPSS. However, the SES may not be sufficiently capturing the crisis aspect of SE. Transliminality predicted scores on both scales, while dissociation and emotional stability predicted EPSS scores. In conclusion, results indicate that the SES requires modification if it is to be a valid measure of SE. [ABSTRACT FROM AUTHOR]&quot;,&quot;archive&quot;:&quot;a9h&quot;,&quot;container-title&quot;:&quot;Journal of Transpersonal Psychology&quot;,&quot;ISSN&quot;:&quot;0022524X&quot;,&quot;issue&quot;:&quot;2&quot;,&quot;journalAbbreviation&quot;:&quot;Journal of Transpersonal Psychology&quot;,&quot;page&quot;:&quot;263-285&quot;,&quot;source&quot;:&quot;EBSCOhost&quot;,&quot;title&quot;:&quot;Spiritual Emergency, Psychosis and Personality: A Quantitative Investigation&quot;,&quot;volume&quot;:&quot;47&quot;,&quot;author&quot;:[{&quot;family&quot;:&quot;Harris&quot;,&quot;given&quot;:&quot;Kylie P.&quot;},{&quot;family&quot;:&quot;Rock&quot;,&quot;given&quot;:&quot;Adam J.&quot;},{&quot;family&quot;:&quot;Clark&quot;,&quot;given&quot;:&quot;Gavin I.&quot;}],&quot;issued&quot;:{&quot;date-parts&quot;:[[&quot;2015&quot;,7]]}}}],&quot;schema&quot;:&quot;https://github.com/citation-style-language/schema/raw/master/csl-citation.json&quot;} RND3mqC4TJdMs"/></text:p><text:p text:style-name="P111"><text:span text:style-name="T522">For more on spiritual emergency, see </text:span><text:a xlink:type="simple" xlink:href="http://spiritwiki.lightningpath.org/index.php/Spiritual_Emergency" text:style-name="Internet_20_link" text:visited-style-name="Visited_20_Internet_20_Link"><text:span text:style-name="T523">https://spiritwiki.lightningpath.org/index.php/Spiritual_Emergency</text:span></text:a></text:p></text:note-body></text:note></text:span><text:span text:style-name="T521"> Nadir Experiences, which when very powerful can pitch one into a proverbial “</text:span><text:span text:style-name="T524">Dark Night of the Soul</text:span><text:span text:style-name="T521">”</text:span><text:span text:style-name="Footnote_20_Symbol"><text:span text:style-name="T525"><text:note text:id="ftn82" text:note-class="footnote"><text:note-citation>82</text:note-citation><text:note-body><text:p text:style-name="P106"><text:span text:style-name="T37">https://spiritwiki.lightningpath.org/index.php</text:span><text:a xlink:type="simple" xlink:href="http://www.thespiritwiki.com/index.php/Dark_Night_of_the_Soul" text:style-name="Internet_20_link" text:visited-style-name="Visited_20_Internet_20_Link"><text:span text:style-name="Internet_20_link"><text:span text:style-name="T37">/Dark_Night_of_the_Soul</text:span></text:span></text:a><text:span text:style-name="Internet_20_link"><text:span text:style-name="T37">.</text:span></text:span></text:p></text:note-body></text:note></text:span></text:span><text:span text:style-name="T521"> experiences, invoke paranoia, confusion, and ugly feelings of guilt, shame, anguish, and despair. </text:span></text:p>
        <text:p text:style-name="P112"><text:span text:style-name="T526">What causes a </text:span><text:alphabetical-index-mark-start text:id="IMark1835266584320" text:main-entry="true"/><text:span text:style-name="T526">Nadir experience</text:span><text:alphabetical-index-mark-end text:id="IMark1835266584320"/><text:span text:style-name="T526">? Nadir Experiences are </text:span>caused <text:span text:style-name="T527">when </text:span><text:alphabetical-index-mark-start text:id="IMark1835266583440" text:main-entry="true"/><text:span text:style-name="T527">connection</text:span><text:alphabetical-index-mark-end text:id="IMark1835266583440"/><text:span text:style-name="T527"> and expanding awareness occurs in negative environments, when the individual is not suitably prepared, when the </text:span><text:alphabetical-index-mark-start text:id="IMark1835266585760"/><text:span text:style-name="T527">bodily ego</text:span><text:alphabetical-index-mark-end text:id="IMark1835266585760"/><text:span text:style-name="T527"> is damaged, and when the individual has experienced trauma and psychological damage as a consequence of </text:span><text:alphabetical-index-mark-start text:id="IMark1835266581600" text:main-entry="true"/><text:span text:style-name="T528">Toxic Socialization</text:span><text:alphabetical-index-mark-end text:id="IMark1835266581600"/><text:span text:style-name="T527">. </text:span><text:alphabetical-index-mark-start text:id="IMark1835266580720" text:main-entry="true"/><text:span text:style-name="T527">Toxic socialization</text:span><text:alphabetical-index-mark-end text:id="IMark1835266580720"/><text:span text:style-name="T527"> is a socialization process that is characterized by violence, abuse, neglect </text:span><text:soft-page-break/><text:span text:style-name="T527">of needs, chaos in the home, destruction of attachments, and indoctrination.</text:span><text:span text:style-name="T527"><text:note text:id="ftn83" text:note-class="footnote"><text:note-citation>83</text:note-citation><text:note-body><text:p text:style-name="P34">https://spiritwiki.lightningpath.org/index.php/index.php/Toxic_Socialization</text:p></text:note-body></text:note></text:span><text:span text:style-name="T527"> If you are waking up in a bad reality, if you have experienced trauma, psychological damage, and even indoctrination, then your </text:span><text:alphabetical-index-mark-start text:id="IMark1835266582400" text:main-entry="true"/><text:span text:style-name="T527">awakening</text:span><text:alphabetical-index-mark-end text:id="IMark1835266582400"/><text:span text:style-name="T527"> process will likely be </text:span><text:span text:style-name="T529">less pleasant.</text:span><text:span text:style-name="T530"> You may still have </text:span><text:alphabetical-index-mark-start text:id="IMark1835266580800" text:main-entry="true"/><text:span text:style-name="T530">peak experiences</text:span><text:alphabetical-index-mark-end text:id="IMark1835266580800"/><text:span text:style-name="T530"> and nature moments, but these moments will be less frequent and less intense. It sucks to say, but in negative environments filled with anger, hatred, violence, inequality, injustice, despair, suppression, oppression, drama, and death, spiritual </text:span><text:alphabetical-index-mark-start text:id="IMark1835266581760" text:main-entry="true"/><text:span text:style-name="T530">awakening</text:span><text:alphabetical-index-mark-end text:id="IMark1835266581760"/><text:span text:style-name="T530"> is more likely to lead to anxiety, confusion, fear, depression, anger, </text:span><text:span text:style-name="T531">and </text:span><text:span text:style-name="T532">even </text:span><text:span text:style-name="T531">hatred,</text:span><text:span text:style-name="T530"> especially if that </text:span><text:alphabetical-index-mark-start text:id="IMark1835266582960" text:main-entry="true"/><text:span text:style-name="T530">awakening</text:span><text:alphabetical-index-mark-end text:id="IMark1835266582960"/><text:span text:style-name="T530"> is occurring without good guidance and support, or if is occurring under the guidance of reactionary or even mentally ill spiritual teachers. </text:span></text:p>
        <text:p text:style-name="P38">How common are Nadir Experiences compared to Zenith experiences? It is hard to answer that question because the people who do have them are unlikely to share them for fear of what others might say. For example, as a teenager and young adult I had several Nadir Experiences which to this day, thirty years later, I still will not talk about. At the time they happened I was too traumatized and confused by the experience to say <text:soft-page-break/>anything to anybody. Later on, after the trauma wore off, I still never mentioned them to anyone. I never mention them for the same reason that others I have spoken to over the years who have had Nadir Experiences never mention them. Folks do not speak about these experiences because they are afraid, often with good reason, that if they do tell to family, friends, and <text:s/>“professionals,” they will be shut down because of the judgmental and misinformed responses of <text:span text:style-name="T533">their </text:span>social networks and a psychiatric establishment ill equipped to understand <text:alphabetical-index-mark-start text:id="IMark1835266581600" text:main-entry="true"/><text:alphabetical-index-mark-start text:id="IMark1835266581760" text:main-entry="true"/>connection<text:alphabetical-index-mark-end text:id="IMark1835266581760"/> experience<text:alphabetical-index-mark-end text:id="IMark1835266581600"/>. </text:p>
        <text:p text:style-name="P38">And note, it is not only because people are afraid to talk about Nadir Experiences that we do not know much about these. The few researchers who look at <text:alphabetical-index-mark-start text:id="IMark1835266582960" text:main-entry="true"/><text:alphabetical-index-mark-start text:id="IMark1835266584320" text:main-entry="true"/>connection<text:alphabetical-index-mark-end text:id="IMark1835266584320"/> experience<text:alphabetical-index-mark-end text:id="IMark1835266582960"/> are also not asking about them. There are many psychological questionnaires that try to capture Zenith experiences. These make statements like “I have had an experience in which the deepest truths of creation were revealed to me, or, “I have had an experience that made me more aware, compassionate, and understanding towards my fellow humanity.” However, none of the standard measures capture the negative, sometimes paranoid “bad trips” that come up when we have a <text:alphabetical-index-mark-start text:id="IMark1835266585680" text:main-entry="true"/><text:alphabetical-index-mark-start text:id="IMark1835266585760" text:main-entry="true"/>connection<text:alphabetical-index-mark-end text:id="IMark1835266585760"/> experience<text:alphabetical-index-mark-end text:id="IMark1835266585680"/>. Typically, academics looking at these do not include them as valid <text:alphabetical-index-mark-start text:id="IMark1835266581760" text:main-entry="true"/>connection<text:alphabetical-index-mark-end text:id="IMark1835266581760"/> <text:soft-page-break/>experiences. Instead, they discount them as neurosis, psychosis, or even schizophrenia, reject them as inauthentic, and dismiss them from further consideration. This is unfortunate, since Nadir Experiences, despite their negativity, are, in fact, valid <text:alphabetical-index-mark-start text:id="IMark1835266583040" text:main-entry="true"/>connection<text:alphabetical-index-mark-end text:id="IMark1835266583040"/> experiences, and they should be studied as such. Questions like, “How many people have Nadir Experiences,” “How bad can they be?” and “Why do people have them?” are important philosophical, scientific, and spiritual questions. We should not ignore these experiences just because we arbitrarily exclude <text:alphabetical-index-mark-start text:id="IMark1835266582400" text:main-entry="true"/>Nadir experience<text:alphabetical-index-mark-end text:id="IMark1835266582400"/> from consideration. </text:p>
        <text:p text:style-name="P38">It should be noted that Nadir Experiences need not be wholly negative. Nadir Experiences can lead to positive change, even “profound psychological transformation.”<text:note text:id="ftn84" text:note-class="footnote"><text:note-citation>84</text:note-citation><text:note-body><text:p text:style-name="Footnote"><text:reference-mark-start text:name="ZOTERO_ITEM CSL_CITATION {&quot;citationID&quot;:&quot;dUZkpwd7&quot;,&quot;properties&quot;:{&quot;formattedCitation&quot;:&quot;Christina Grof and Stanislav Grof, {\\i{}The Stormy Search for the Self: A Guide to Personal Growth Through Transformational Crises} (Penguin, 1990), 31, https://amzn.to/2UtkgP1.&quot;,&quot;plainCitation&quot;:&quot;Christina Grof and Stanislav Grof, The Stormy Search for the Self: A Guide to Personal Growth Through Transformational Crises (Penguin, 1990), 31, https://amzn.to/2UtkgP1.&quot;,&quot;noteIndex&quot;:91},&quot;citationItems&quot;:[{&quot;id&quot;:585,&quot;uris&quot;:[&quot;http://zotero.org/users/4295591/items/LUFTWTQX&quot;,[&quot;http://zotero.org/users/4295591/items/LUFTWTQX&quot;]],&quot;itemData&quot;:{&quot;id&quot;:585,&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locator&quot;:&quot;31&quot;}],&quot;schema&quot;:&quot;https://github.com/citation-style-language/schema/raw/master/csl-citation.json&quot;} RNDfWIO1RIQ8U"/><text:span text:style-name="T89">Christina Grof and Stanislav Grof, </text:span><text:span text:style-name="T90">The Stormy Search for the Self: A Guide to Personal Growth Through Transformational Crises</text:span><text:span text:style-name="T89"> (Penguin, 1990), 31, https://amzn.to/2UtkgP1.</text:span><text:reference-mark-end text:name="ZOTERO_ITEM CSL_CITATION {&quot;citationID&quot;:&quot;dUZkpwd7&quot;,&quot;properties&quot;:{&quot;formattedCitation&quot;:&quot;Christina Grof and Stanislav Grof, {\\i{}The Stormy Search for the Self: A Guide to Personal Growth Through Transformational Crises} (Penguin, 1990), 31, https://amzn.to/2UtkgP1.&quot;,&quot;plainCitation&quot;:&quot;Christina Grof and Stanislav Grof, The Stormy Search for the Self: A Guide to Personal Growth Through Transformational Crises (Penguin, 1990), 31, https://amzn.to/2UtkgP1.&quot;,&quot;noteIndex&quot;:91},&quot;citationItems&quot;:[{&quot;id&quot;:585,&quot;uris&quot;:[&quot;http://zotero.org/users/4295591/items/LUFTWTQX&quot;,[&quot;http://zotero.org/users/4295591/items/LUFTWTQX&quot;]],&quot;itemData&quot;:{&quot;id&quot;:585,&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locator&quot;:&quot;31&quot;}],&quot;schema&quot;:&quot;https://github.com/citation-style-language/schema/raw/master/csl-citation.json&quot;} RNDfWIO1RIQ8U"/></text:p></text:note-body></text:note> My own spiritual journey started with a powerful <text:alphabetical-index-mark-start text:id="IMark1835266585680" text:main-entry="true"/>Nadir experience<text:alphabetical-index-mark-end text:id="IMark1835266585680"/> that, when processed correctly, led to a fundamental, powerful, and positive life shift. At the same time, handled and processed incorrectly, Nadir Experiences can traumatize and damage an individual’s self-esteem, undermine their willingness to pursue authentic spiritual practices in the future, and even lead to mental illness. The consequence <text:soft-page-break/>of Nadir Experiences are real. It goes without saying that scholars should be taking a closer look.</text:p>
        <text:p text:style-name="P38">Nadir Experiences are uncomfortable and traumatic experiences for sure, but it is important to be aware, they still indicate <text:alphabetical-index-mark-start text:id="IMark1835266580960" text:main-entry="true"/>awakening<text:alphabetical-index-mark-end text:id="IMark1835266580960"/>; consequently, they indicate <text:alphabetical-index-mark-start text:id="IMark1835266581760" text:main-entry="true"/>connection<text:alphabetical-index-mark-end text:id="IMark1835266581760"/> and spiritual authenticity, just like Zenith experiences do. If you wake up in a bad reality, you become aware of the bad reality. If there are ugly truths you have to face, you will come face-to-face with those ugly truths. If your (internal and external) reality is negative, then some of your spiritual <text:alphabetical-index-mark-start text:id="IMark1835266585680" text:main-entry="true"/>awakening<text:alphabetical-index-mark-end text:id="IMark1835266585680"/> experiences will be negative as well. That is to be expected. You should not discount as evidence negative experiences and negative emotions caused by increasing awareness just because they are negative. Positive Zenith or negative Nadir, both may indicate spiritual <text:alphabetical-index-mark-start text:id="IMark1835266582960" text:main-entry="true"/>awakening<text:alphabetical-index-mark-end text:id="IMark1835266582960"/> and <text:alphabetical-index-mark-start text:id="IMark1835266583440" text:main-entry="true"/>authentic spirituality<text:alphabetical-index-mark-end text:id="IMark1835266583440"/>.</text:p>
        <text:p text:style-name="P38"><text:span text:style-name="T526">Also note, </text:span>Nadir Experiences, while they do represent an outcome of <text:alphabetical-index-mark-start text:id="IMark1835266583760" text:main-entry="true"/>authentic spirituality<text:alphabetical-index-mark-end text:id="IMark1835266583760"/>, <text:span text:style-name="T141">are not a necessary feature of </text:span><text:alphabetical-index-mark-start text:id="IMark1835266585680" text:main-entry="true"/><text:span text:style-name="T141">awakening</text:span><text:alphabetical-index-mark-end text:id="IMark1835266585680"/><text:span text:style-name="T141"> </text:span><text:span text:style-name="T65">or</text:span><text:span text:style-name="T141"> </text:span><text:alphabetical-index-mark-start text:id="IMark1835266582960" text:main-entry="true"/><text:span text:style-name="T141">activation</text:span><text:alphabetical-index-mark-end text:id="IMark1835266582960"/><text:span text:style-name="T141">. </text:span>Nadir Experiences exist only because our societies and our socialization processes are toxic and filled with violence, greed, poverty, pain, and anguish. Nadir Experiences happen because we wake up <text:span text:style-name="T534">indoctrinated and </text:span>traumatized, in negative and toxic spaces, <text:span text:style-name="T535">surrounded by </text:span><text:soft-page-break/><text:span text:style-name="T535">abusive parents and teachers, sexual predators, war, hatred, violence, and despair, </text:span>and not because we are waking up <text:span text:style-name="T536">per se.</text:span> Nadir Experiences arise because of unresolved childhood trauma, current violence, abuse, toxicity, ideological deception, and indoctrination. If there were no toxicity, ideology, or pain from childhood, if the social worlds we lived in were beautiful, welcoming, and healthy, <text:span text:style-name="T537">all </text:span><text:alphabetical-index-mark-start text:id="IMark1835266582400" text:main-entry="true"/><text:span text:style-name="T537">connection</text:span><text:alphabetical-index-mark-end text:id="IMark1835266582400"/><text:span text:style-name="T537"> experiences would Zenith experiences of joy, wonder and power</text:span>. <text:span text:style-name="T538">Obviously, it should go without saying, creating right environments where </text:span><text:alphabetical-index-mark-start text:id="IMark1835266584320" text:main-entry="true"/><text:span text:style-name="T538">connection</text:span><text:alphabetical-index-mark-end text:id="IMark1835266584320"/><text:span text:style-name="T538"> leads to nothing but Zenith experiences should be a priority for all.</text:span></text:p>
        <text:p text:style-name="P113"><text:span text:style-name="T539">Interestingly, the danger of Nadir Experiences may be why spiritual teachers like St. Teresa of Avila</text:span><text:span text:style-name="T539"><text:note text:id="ftn85" text:note-class="footnote"><text:note-citation>85</text:note-citation><text:note-body><text:p text:style-name="Footnote"><text:reference-mark-start text:name="ZOTERO_ITEM CSL_CITATION {&quot;citationID&quot;:&quot;IoyQrpWn&quot;,&quot;properties&quot;:{&quot;formattedCitation&quot;:&quot;{\\i{}The Way of Perfection} (New York: Dover Publications, 2012), https://amzn.to/2Id75es.&quot;,&quot;plainCitation&quot;:&quot;The Way of Perfection (New York: Dover Publications, 2012), https://amzn.to/2Id75es.&quot;,&quot;noteIndex&quot;:92},&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uppress-author&quot;:true}],&quot;schema&quot;:&quot;https://github.com/citation-style-language/schema/raw/master/csl-citation.json&quot;} RNDY9MvCLL8LV"/><text:span text:style-name="T90">The Way of Perfection</text:span><text:span text:style-name="T89"> (New York: Dover Publications, 2012), https://amzn.to/2Id75es.</text:span><text:reference-mark-end text:name="ZOTERO_ITEM CSL_CITATION {&quot;citationID&quot;:&quot;IoyQrpWn&quot;,&quot;properties&quot;:{&quot;formattedCitation&quot;:&quot;{\\i{}The Way of Perfection} (New York: Dover Publications, 2012), https://amzn.to/2Id75es.&quot;,&quot;plainCitation&quot;:&quot;The Way of Perfection (New York: Dover Publications, 2012), https://amzn.to/2Id75es.&quot;,&quot;noteIndex&quot;:92},&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uppress-author&quot;:true}],&quot;schema&quot;:&quot;https://github.com/citation-style-language/schema/raw/master/csl-citation.json&quot;} RNDY9MvCLL8LV"/></text:p></text:note-body></text:note></text:span> <text:span text:style-name="T527">place so much emphasis on creating calm, quiet, and drama free environments, what we call </text:span><text:span text:style-name="T540">right </text:span><text:span text:style-name="T541">e</text:span><text:span text:style-name="T542">nvironments</text:span><text:span text:style-name="T527">, or why Buddhist monks go live in temples, isolated from the chaos and drama of the “normal” world, why cocooning is such a trend these days,</text:span><text:span text:style-name="T527"><text:note text:id="ftn86" text:note-class="footnote"><text:note-citation>86</text:note-citation><text:note-body><text:p text:style-name="P48"><text:reference-mark-start text:name="ZOTERO_ITEM CSL_CITATION {&quot;citationID&quot;:&quot;UyzL8s1y&quot;,&quot;properties&quot;:{&quot;formattedCitation&quot;:&quot;Leslie Mann, \\uc0\\u8220{}The `cocooning\\uc0\\u8217{} Trend Draws Reinforcement - Chicago Tribune,\\uc0\\u8221{} Newspaper, Chicago Tribune, 2001, https://www.chicagotribune.com/news/ct-xpm-2001-10-21-0110210261-story.html.&quot;,&quot;plainCitation&quot;:&quot;Leslie Mann, “The `cocooning’ Trend Draws Reinforcement - Chicago Tribune,” Newspaper, Chicago Tribune, 2001, https://www.chicagotribune.com/news/ct-xpm-2001-10-21-0110210261-story.html.&quot;,&quot;noteIndex&quot;:93},&quot;citationItems&quot;:[{&quot;id&quot;:2687,&quot;uris&quot;:[&quot;http://zotero.org/users/4295591/items/LJ28MXHQ&quot;,[&quot;http://zotero.org/users/4295591/items/LJ28MXHQ&quot;]],&quot;itemData&quot;:{&quot;id&quot;:2687,&quot;type&quot;:&quot;webpage&quot;,&quot;container-title&quot;:&quot;Chicago Tribune&quot;,&quot;genre&quot;:&quot;Newspaper&quot;,&quot;title&quot;:&quot;The `cocooning' trend draws reinforcement - Chicago Tribune&quot;,&quot;URL&quot;:&quot;https://www.chicagotribune.com/news/ct-xpm-2001-10-21-0110210261-story.html&quot;,&quot;author&quot;:[{&quot;family&quot;:&quot;Mann&quot;,&quot;given&quot;:&quot;Leslie&quot;}],&quot;accessed&quot;:{&quot;date-parts&quot;:[[&quot;2019&quot;,4,13]]},&quot;issued&quot;:{&quot;date-parts&quot;:[[&quot;2001&quot;]]}}}],&quot;schema&quot;:&quot;https://github.com/citation-style-language/schema/raw/master/csl-citation.json&quot;} RNDEZyJOvoA2n"/>Leslie Mann, “The `cocooning’ Trend Draws Reinforcement - Chicago Tribune,” Newspaper, Chicago Tribune, 2001, https://www.chicagotribune.com/news/ct-xpm-2001-10-21-0110210261-story.html.<text:reference-mark-end text:name="ZOTERO_ITEM CSL_CITATION {&quot;citationID&quot;:&quot;UyzL8s1y&quot;,&quot;properties&quot;:{&quot;formattedCitation&quot;:&quot;Leslie Mann, \\uc0\\u8220{}The `cocooning\\uc0\\u8217{} Trend Draws Reinforcement - Chicago Tribune,\\uc0\\u8221{} Newspaper, Chicago Tribune, 2001, https://www.chicagotribune.com/news/ct-xpm-2001-10-21-0110210261-story.html.&quot;,&quot;plainCitation&quot;:&quot;Leslie Mann, “The `cocooning’ Trend Draws Reinforcement - Chicago Tribune,” Newspaper, Chicago Tribune, 2001, https://www.chicagotribune.com/news/ct-xpm-2001-10-21-0110210261-story.html.&quot;,&quot;noteIndex&quot;:93},&quot;citationItems&quot;:[{&quot;id&quot;:2687,&quot;uris&quot;:[&quot;http://zotero.org/users/4295591/items/LJ28MXHQ&quot;,[&quot;http://zotero.org/users/4295591/items/LJ28MXHQ&quot;]],&quot;itemData&quot;:{&quot;id&quot;:2687,&quot;type&quot;:&quot;webpage&quot;,&quot;container-title&quot;:&quot;Chicago Tribune&quot;,&quot;genre&quot;:&quot;Newspaper&quot;,&quot;title&quot;:&quot;The `cocooning' trend draws reinforcement - Chicago Tribune&quot;,&quot;URL&quot;:&quot;https://www.chicagotribune.com/news/ct-xpm-2001-10-21-0110210261-story.html&quot;,&quot;author&quot;:[{&quot;family&quot;:&quot;Mann&quot;,&quot;given&quot;:&quot;Leslie&quot;}],&quot;accessed&quot;:{&quot;date-parts&quot;:[[&quot;2019&quot;,4,13]]},&quot;issued&quot;:{&quot;date-parts&quot;:[[&quot;2001&quot;]]}}}],&quot;schema&quot;:&quot;https://github.com/citation-style-language/schema/raw/master/csl-citation.json&quot;} RNDEZyJOvoA2n"/></text:p></text:note-body></text:note></text:span><text:span text:style-name="T527"> and why establishing safe environments is so important. As mystics the world over </text:span><text:soft-page-break/><text:span text:style-name="T527">will tell you, a healthy, safe, calm, and non-toxic environment is a precursor to successful, and positive, </text:span><text:alphabetical-index-mark-start text:id="IMark1835266585760" text:main-entry="true"/><text:span text:style-name="T527">awakening</text:span><text:alphabetical-index-mark-end text:id="IMark1835266585760"/><text:span text:style-name="T527"> experiences. </text:span></text:p>
        <text:h text:style-name="P114" text:outline-level="2"><text:bookmark text:name="_Toc269745844"/><text:bookmark-start text:name="__RefHeading___Toc14218_2400359049"/><text:bookmark-start text:name="_Toc357512581"/><text:bookmark-start text:name="_Toc503154511"/><text:alphabetical-index-mark-start text:id="IMark1835266582400" text:main-entry="true"/>Activation<text:bookmark-end text:name="__RefHeading___Toc14218_2400359049"/><text:bookmark-end text:name="_Toc357512581"/><text:bookmark-end text:name="_Toc503154511"/><text:alphabetical-index-mark-end text:id="IMark1835266582400"/></text:h>
        <text:p text:style-name="P115">That people can have Nadir Experiences when they are pursuing an <text:alphabetical-index-mark-start text:id="IMark1835266582400" text:main-entry="true"/>authentic spirituality<text:alphabetical-index-mark-end text:id="IMark1835266582400"/> makes sense. It is easier to live in a toxic environment if you are repressed and unaware. The more aware you are in general, the more aware you are of pain and suffering, the more likely your <text:alphabetical-index-mark-start text:id="IMark1835266580800" text:main-entry="true"/><text:span text:style-name="T543">awakening</text:span><text:alphabetical-index-mark-end text:id="IMark1835266580800"/><text:span text:style-name="T543"> </text:span>experiences will be negative. It is like someone poking your body with a needle while you are sleeping, and poking your body with a needle when you are wide awake. When you are sleeping, you are not aware of the pain caused by the needle. When you are awake, you feel and (more importantly) see who and what is causing the pain. Makes sense, right? </text:p>
        <text:p text:style-name="P116"><text:span text:style-name="T544">What also makes sense is that once you become aware of the poking, you will take action to stop it right away. As soon as you become aware of the poking, you will probably get annoyed, even angry. Then, your hands will probably dart out automatically in an attempt to stop the poking. Finally, if that does not work, you will stand up and try and push the poker away. This natural and automatic reaction of trying to stop whomever it is that is </text:span><text:soft-page-break/><text:span text:style-name="T544">poking you is the third outcome measure of </text:span><text:alphabetical-index-mark-start text:id="IMark1835266585680" text:main-entry="true"/><text:span text:style-name="T544">authentic spirituality</text:span><text:alphabetical-index-mark-end text:id="IMark1835266585680"/><text:span text:style-name="T544">, which we refer to as </text:span><text:alphabetical-index-mark-start text:id="IMark1835266585760" text:main-entry="true"/><text:span text:style-name="T544">activation</text:span><text:alphabetical-index-mark-end text:id="IMark1835266585760"/><text:span text:style-name="T544">. </text:span><text:alphabetical-index-mark-start text:id="IMark1835266582960" text:main-entry="true"/><text:span text:style-name="T544">Activat</text:span><text:span text:style-name="T545">ion</text:span><text:alphabetical-index-mark-end text:id="IMark1835266582960"/><text:span text:style-name="T545"> </text:span><text:span text:style-name="T546">is basically </text:span><text:span text:style-name="T547">the </text:span><text:span text:style-name="T548">natural reaction </text:span><text:span text:style-name="T547">that is caused by </text:span><text:span text:style-name="T549">growing awareness of </text:span><text:span text:style-name="T550">the reality that surrounds you. </text:span><text:span text:style-name="T551">As you wake up, as you get out of bed, as you spiritually awaken, you become aware of reality and you naturally respond and take action. </text:span></text:p>
        <text:p text:style-name="P117">It is important to understand <text:span text:style-name="T552">that </text:span>the nature of your <text:alphabetical-index-mark-start text:id="IMark1835266584480" text:main-entry="true"/>activation<text:alphabetical-index-mark-end text:id="IMark1835266584480"/> will depend entirely on the reality that surrounds you when you wake up. <text:span text:style-name="T552">Your reaction to someone p</text:span>oking <text:span text:style-name="T552">you </text:span>with <text:span text:style-name="T552">a </text:span>needle <text:span text:style-name="T552">will be </text:span>different than <text:span text:style-name="T552">your reaction to a </text:span>house on fire, <text:span text:style-name="T552">or a </text:span>dog licking your face. </text:p>
        <text:p text:style-name="P118">The <text:alphabetical-index-mark-start text:id="IMark1835266585680" text:main-entry="true"/>activation<text:alphabetical-index-mark-end text:id="IMark1835266585680"/> that occurs in the morning when you wake up is also the <text:alphabetical-index-mark-start text:id="IMark1835266585760" text:main-entry="true"/>activation<text:alphabetical-index-mark-end text:id="IMark1835266585760"/> that occurs with <text:alphabetical-index-mark-start text:id="IMark1835266583760" text:main-entry="true"/>authentic spirituality<text:alphabetical-index-mark-end text:id="IMark1835266583760"/> and authentic spiritual practices. When you practice an <text:alphabetical-index-mark-start text:id="IMark1835266584480" text:main-entry="true"/>authentic spirituality<text:alphabetical-index-mark-end text:id="IMark1835266584480"/>, it causes you to connect. This <text:alphabetical-index-mark-start text:id="IMark1835266580960" text:main-entry="true"/>connection<text:alphabetical-index-mark-end text:id="IMark1835266580960"/> leads to <text:alphabetical-index-mark-start text:id="IMark1835266582400" text:main-entry="true"/>awakening<text:alphabetical-index-mark-end text:id="IMark1835266582400"/> and this <text:alphabetical-index-mark-start text:id="IMark1835266581760" text:main-entry="true"/>awakening<text:alphabetical-index-mark-end text:id="IMark1835266581760"/> inevitably and automatically leads to <text:alphabetical-index-mark-start text:id="IMark1835266581600" text:main-entry="true"/>activation<text:alphabetical-index-mark-end text:id="IMark1835266581600"/>, through which you change the world around you. </text:p>
        <text:p text:style-name="P119"><text:span text:style-name="T553">As with spiritual </text:span><text:alphabetical-index-mark-start text:id="IMark1835266582400" text:main-entry="true"/><text:span text:style-name="T553">awakening</text:span><text:alphabetical-index-mark-end text:id="IMark1835266582400"/><text:span text:style-name="T553">, you do not have to go very far into the literature on religion, spirituality, and </text:span><text:alphabetical-index-mark-start text:id="IMark1835266583440" text:main-entry="true"/><text:alphabetical-index-mark-start text:id="IMark1835266581760" text:main-entry="true"/><text:span text:style-name="T553">connection</text:span><text:alphabetical-index-mark-end text:id="IMark1835266581760"/><text:span text:style-name="T553"> experience</text:span><text:alphabetical-index-mark-end text:id="IMark1835266583440"/><text:span text:style-name="T553"> to find examples of </text:span><text:alphabetical-index-mark-start text:id="IMark1835266582960" text:main-entry="true"/><text:span text:style-name="T553">activation</text:span><text:alphabetical-index-mark-end text:id="IMark1835266582960"/><text:span text:style-name="T553"> as a consequ</text:span><text:span text:style-name="T554">ence of the </text:span><text:alphabetical-index-mark-start text:id="IMark1835266583040" text:main-entry="true"/><text:span text:style-name="T554">awakening</text:span><text:alphabetical-index-mark-end text:id="IMark1835266583040"/><text:span text:style-name="T554"> that arises from </text:span><text:alphabetical-index-mark-start text:id="IMark1835266583120" text:main-entry="true"/><text:span text:style-name="T554">connection</text:span><text:alphabetical-index-mark-end text:id="IMark1835266583120"/><text:span text:style-name="T554">. Bartolome de las Casas, for example, was a </text:span><text:soft-page-break/><text:span text:style-name="T554">brutal Spanish colonizer who tortured and murdered the natives of Hispaniola. </text:span><text:span text:style-name="T555">Fiske</text:span><text:span text:style-name="T555"><text:note text:id="ftn87" text:note-class="footnote"><text:note-citation>87</text:note-citation><text:note-body><text:p text:style-name="Footnote"><text:reference-mark-start text:name="ZOTERO_ITEM CSL_CITATION {&quot;citationID&quot;:&quot;NI8NGruI&quot;,&quot;properties&quot;:{&quot;formattedCitation&quot;:&quot;{\\i{}The Historical Writings of John Fiske: The Discovery of America}, vol. 3, 12 vols. (New York: Houghton Mifflin, 1902).&quot;,&quot;plainCitation&quot;:&quot;The Historical Writings of John Fiske: The Discovery of America, vol. 3, 12 vols. (New York: Houghton Mifflin, 1902).&quot;,&quot;noteIndex&quot;:94},&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suppress-author&quot;:true}],&quot;schema&quot;:&quot;https://github.com/citation-style-language/schema/raw/master/csl-citation.json&quot;} RNDBpa0U7Bw5J"/><text:span text:style-name="T90">The Historical Writings of John Fiske: The Discovery of America</text:span><text:span text:style-name="T89">, vol. 3, 12 vols. (New York: Houghton Mifflin, 1902).</text:span><text:reference-mark-end text:name="ZOTERO_ITEM CSL_CITATION {&quot;citationID&quot;:&quot;NI8NGruI&quot;,&quot;properties&quot;:{&quot;formattedCitation&quot;:&quot;{\\i{}The Historical Writings of John Fiske: The Discovery of America}, vol. 3, 12 vols. (New York: Houghton Mifflin, 1902).&quot;,&quot;plainCitation&quot;:&quot;The Historical Writings of John Fiske: The Discovery of America, vol. 3, 12 vols. (New York: Houghton Mifflin, 1902).&quot;,&quot;noteIndex&quot;:94},&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suppress-author&quot;:true}],&quot;schema&quot;:&quot;https://github.com/citation-style-language/schema/raw/master/csl-citation.json&quot;} RNDBpa0U7Bw5J"/></text:p></text:note-body></text:note></text:span><text:span text:style-name="T555"> </text:span><text:span text:style-name="T556">offers </text:span><text:span text:style-name="T555">a scathing </text:span><text:span text:style-name="T556">condemnation </text:span><text:span text:style-name="T557">of de </text:span><text:span text:style-name="T558">l</text:span><text:span text:style-name="T555">as Casas whom</text:span><text:span text:style-name="T559"> he called the worst of the </text:span><text:span text:style-name="T560">worst</text:span><text:span text:style-name="T559">. </text:span><text:span text:style-name="T560">There was </text:span><text:span text:style-name="T559">no </text:span><text:span text:style-name="T560">limit to </text:span><text:span text:style-name="T559">horrors he would commit. As Fiske notes of the repressive practices of the colonizers:</text:span></text:p>
        <text:p text:style-name="Quote"><text:span text:style-name="apple-style-span"><text:span text:style-name="T37">Indians were slaughtered by the hundreds, burned alive, impaled on sharp stakes, torn to pieces by blood-hounds. </text:span></text:span><text:span text:style-name="T37">In retaliation for the murder of a Spaniard, it was thought proper to call up fifty or sixty Indians and chop off their hands. Little children were flung into the water to drown with less concern than if they had been puppies. In the mingling of sacred ideas with the sheerest devilry, there was a grotesqueness fit for the pencil of Dore. Once, "in honour and reverence of Christ and his twelve Apostles," they hanged thirteen Indians in a row at such a height that their toes could just touch the ground and then pricked them to death with their sword-points, taking care not to kill them quickly. At another time, when some old reprobate was broiling half a dozen</text:span><text:span text:style-name="apple-style-span"><text:span text:style-name="T37"> Hideout Indians in a kind </text:span></text:span><text:soft-page-break/><text:span text:style-name="apple-style-span"><text:span text:style-name="T37">of cradle suspended over a slow fire, their shrieks awoke the Spanish captain who, in a neighboring hut, was taking his afternoon nap and he called out testily to the man to despatch those wretches at once and stop their noise. But this demon, determined not to be baulked of his enjoyment, only gagged the poor creatures</text:span></text:span><text:span text:style-name="apple-style-span"><text:span text:style-name="T37"><text:note text:id="ftn88" text:note-class="footnote"><text:note-citation>88</text:note-citation><text:note-body><text:p text:style-name="P48"><text:reference-mark-start text:name="ZOTERO_ITEM CSL_CITATION {&quot;citationID&quot;:&quot;qaoE17yU&quot;,&quot;properties&quot;:{&quot;formattedCitation&quot;:&quot;Fiske, 3:256\\uc0\\u8211{}66.&quot;,&quot;plainCitation&quot;:&quot;Fiske, 3:256–66.&quot;,&quot;noteIndex&quot;:95},&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locator&quot;:&quot;256-266&quot;}],&quot;schema&quot;:&quot;https://github.com/citation-style-language/schema/raw/master/csl-citation.json&quot;} RNDtsdD4KDV95"/>Fiske, 3:256–66.<text:reference-mark-end text:name="ZOTERO_ITEM CSL_CITATION {&quot;citationID&quot;:&quot;qaoE17yU&quot;,&quot;properties&quot;:{&quot;formattedCitation&quot;:&quot;Fiske, 3:256\\uc0\\u8211{}66.&quot;,&quot;plainCitation&quot;:&quot;Fiske, 3:256–66.&quot;,&quot;noteIndex&quot;:95},&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locator&quot;:&quot;256-266&quot;}],&quot;schema&quot;:&quot;https://github.com/citation-style-language/schema/raw/master/csl-citation.json&quot;} RNDtsdD4KDV95"/></text:p></text:note-body></text:note></text:span></text:span><field:fieldmark-start text:name="__Fieldmark__7397_4169162084" field:type="vnd.oasis.opendocument.field.UNHANDLED"><field:param field:name="vnd.oasis.opendocument.field.code" field:value="ADDIN EN.CITE &lt;EndNote&gt;&lt;Cite&gt;&lt;Author&gt;Fiske&lt;/Author&gt;&lt;Year&gt;1902&lt;/Year&gt;&lt;RecNum&gt;596&lt;/RecNum&gt;&lt;Pages&gt;265-6&lt;/Pages&gt;&lt;DisplayText&gt;(Fiske, 1902: 265-266)&lt;/DisplayText&gt;&lt;record&gt;&lt;rec-number&gt;596&lt;/rec-number&gt;&lt;foreign-keys&gt;&lt;key app=&quot;EN&quot; db-id=&quot;ffzzx2xp45pfvbeepzbx5fzn0xv2zarf0efe&quot;&gt;596&lt;/key&gt;&lt;/foreign-keys&gt;&lt;ref-type name=&quot;Book&quot;&gt;6&lt;/ref-type&gt;&lt;contributors&gt;&lt;authors&gt;&lt;author&gt;Fiske, John&lt;/author&gt;&lt;/authors&gt;&lt;/contributors&gt;&lt;titles&gt;&lt;title&gt;The Historical Writings of John Fiske: The Discovery of America&lt;/title&gt;&lt;/titles&gt;&lt;volume&gt;3&lt;/volume&gt;&lt;num-vols&gt;12&lt;/num-vols&gt;&lt;dates&gt;&lt;year&gt;1902&lt;/year&gt;&lt;/dates&gt;&lt;pub-location&gt;New York&lt;/pub-location&gt;&lt;publisher&gt;Houghton Mifflin&lt;/publisher&gt;&lt;urls&gt;&lt;/urls&gt;&lt;/record&gt;&lt;/Cite&gt;&lt;/EndNote&gt;"/></field:fieldmark-start><field:fieldmark-separator/><field:fieldmark-end/><text:span text:style-name="apple-style-span"><text:span text:style-name="T37">.</text:span></text:span></text:p>
        <text:p text:style-name="Standard"><text:span text:style-name="apple-style-span"><text:span text:style-name="T37">Las Casas, like all other nobility of the time, was part of this horror; but then, something remarkable happened. One day while in Cuba, Las Casas read from Ecclesiasticus (Sira 34: 21-23) the following words:</text:span></text:span></text:p>
        <text:p text:style-name="P120">The Most High is not pleased with the offerings of the wicked: neither is he pacified for sin by the multitude of sacrifices. The bread of the needy is their life; he that defraudeth him thereof is a man of blood. He that taketh away his neighbors’ living slayeth him; and he that defraudeth the laborer of his hire is a shedder of blood.</text:p>
        <text:p text:style-name="P121">Upon reading these words, Las Casas has a <text:span text:style-name="T561">brief, but </text:span>classic, <text:alphabetical-index-mark-start text:id="IMark1835266580960" text:main-entry="true"/><text:alphabetical-index-mark-start text:id="IMark1835266581040" text:main-entry="true"/><text:span text:style-name="T562">connection</text:span><text:alphabetical-index-mark-end text:id="IMark1835266581040"/><text:span text:style-name="T562"> </text:span>experience<text:alphabetical-index-mark-end text:id="IMark1835266580960"/> which was followed by an instantaneous transformation in his view of slavery and a <text:soft-page-break/>subsequent shift in his political work. Fiske provides an account of what happened:</text:p>
        <text:p text:style-name="P122">As he read these words, a light from heaven seemed to shine upon Las Casas. The scales fell from his eyes. He saw that the system of slavery was wrong in principle. The question whether you treated your slaves harshly or kindly did not go to the root of the matter. As soon as you took from the laborer his wages, the deadly sin was committed; the monstrous evil was inaugurated. There must be a stop put to this, said Las Casas. We have started wrong. Here, are vast countries which the Holy Church has given to the Spaniards in trust, that the heathen may be civilized and brought into the fold of Christ; and we have begun by making <text:span text:style-name="T563">Hispaniola</text:span> a hell. This thing must not be suffered to grow with the growth of Spanish conquest. There was but one remedy. The axe must be put to the root of the tree. Slavery must be abolished.<text:note text:id="ftn89" text:note-class="footnote"><text:note-citation>89</text:note-citation><text:note-body><text:p text:style-name="P48"><text:reference-mark-start text:name="ZOTERO_ITEM CSL_CITATION {&quot;citationID&quot;:&quot;v6C92edB&quot;,&quot;properties&quot;:{&quot;formattedCitation&quot;:&quot;Fiske, 3:273\\uc0\\u8211{}74.&quot;,&quot;plainCitation&quot;:&quot;Fiske, 3:273–74.&quot;,&quot;noteIndex&quot;:96},&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locator&quot;:&quot;273-4&quot;}],&quot;schema&quot;:&quot;https://github.com/citation-style-language/schema/raw/master/csl-citation.json&quot;} RNDUoSKHhOEIK"/>Fiske, 3:273–74.<text:reference-mark-end text:name="ZOTERO_ITEM CSL_CITATION {&quot;citationID&quot;:&quot;v6C92edB&quot;,&quot;properties&quot;:{&quot;formattedCitation&quot;:&quot;Fiske, 3:273\\uc0\\u8211{}74.&quot;,&quot;plainCitation&quot;:&quot;Fiske, 3:273–74.&quot;,&quot;noteIndex&quot;:96},&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locator&quot;:&quot;273-4&quot;}],&quot;schema&quot;:&quot;https://github.com/citation-style-language/schema/raw/master/csl-citation.json&quot;} RNDUoSKHhOEIK"/></text:p></text:note-body></text:note><field:fieldmark-start text:name="__Fieldmark__7435_4169162084" field:type="vnd.oasis.opendocument.field.UNHANDLED"><field:param field:name="vnd.oasis.opendocument.field.code" field:value="ADDIN EN.CITE &lt;EndNote&gt;&lt;Cite&gt;&lt;Author&gt;Fiske&lt;/Author&gt;&lt;Year&gt;1902&lt;/Year&gt;&lt;RecNum&gt;596&lt;/RecNum&gt;&lt;Pages&gt;273-4&lt;/Pages&gt;&lt;DisplayText&gt;(Fiske, 1902: 273-274)&lt;/DisplayText&gt;&lt;record&gt;&lt;rec-number&gt;596&lt;/rec-number&gt;&lt;foreign-keys&gt;&lt;key app=&quot;EN&quot; db-id=&quot;ffzzx2xp45pfvbeepzbx5fzn0xv2zarf0efe&quot;&gt;596&lt;/key&gt;&lt;/foreign-keys&gt;&lt;ref-type name=&quot;Book&quot;&gt;6&lt;/ref-type&gt;&lt;contributors&gt;&lt;authors&gt;&lt;author&gt;Fiske, John&lt;/author&gt;&lt;/authors&gt;&lt;/contributors&gt;&lt;titles&gt;&lt;title&gt;The Historical Writings of John Fiske: The Discovery of America&lt;/title&gt;&lt;/titles&gt;&lt;volume&gt;3&lt;/volume&gt;&lt;num-vols&gt;12&lt;/num-vols&gt;&lt;dates&gt;&lt;year&gt;1902&lt;/year&gt;&lt;/dates&gt;&lt;pub-location&gt;New York&lt;/pub-location&gt;&lt;publisher&gt;Houghton Mifflin&lt;/publisher&gt;&lt;urls&gt;&lt;/urls&gt;&lt;/record&gt;&lt;/Cite&gt;&lt;/EndNote&gt;"/></field:fieldmark-start><field:fieldmark-separator/><field:fieldmark-end/>.</text:p>
        <text:p text:style-name="Standard"><text:span text:style-name="T564">Following his </text:span><text:alphabetical-index-mark-start text:id="IMark1835266582400" text:main-entry="true"/><text:alphabetical-index-mark-start text:id="IMark1835266584400" text:main-entry="true"/><text:span text:style-name="T565">connection</text:span><text:alphabetical-index-mark-end text:id="IMark1835266584400"/><text:span text:style-name="T565"> experience</text:span><text:alphabetical-index-mark-end text:id="IMark1835266582400"/><text:span text:style-name="T565">, </text:span><text:span text:style-name="T566">after he became suddenly aware of just how </text:span><text:span text:style-name="T567">unaligned-</text:span><text:span text:style-name="T568">with-his-higher-self</text:span><text:span text:style-name="T569"> </text:span><text:span text:style-name="T566">his actions really were, </text:span><text:span text:style-name="T570">Las Casas activated. </text:span><text:soft-page-break/><text:span text:style-name="T570">He gave up his slaves and preached against the practice. </text:span><text:span text:style-name="T571">He also sold his worldly goods</text:span><text:span text:style-name="T572">, </text:span><text:span text:style-name="T570">became politically active, and was a key figure and major influence not only in advocating against slavery, but in advocating for the idea that the slaves were human and had souls.</text:span><text:span text:style-name="T570"><text:note text:id="ftn90" text:note-class="footnote"><text:note-citation>90</text:note-citation><text:note-body><text:p text:style-name="Footnote"><text:reference-mark-start text:name="ZOTERO_ITEM CSL_CITATION {&quot;citationID&quot;:&quot;w9AO3YCE&quot;,&quot;properties&quot;:{&quot;formattedCitation&quot;:&quot;Bartolome de las Casas, {\\i{}A Brief Account of the Destruction of the Indies} (London: R. Hewson, 1552).&quot;,&quot;plainCitation&quot;:&quot;Bartolome de las Casas, A Brief Account of the Destruction of the Indies (London: R. Hewson, 1552).&quot;,&quot;noteIndex&quot;:97},&quot;citationItems&quot;:[{&quot;id&quot;:1770,&quot;uris&quot;:[&quot;http://zotero.org/users/4295591/items/7SVEK77C&quot;,[&quot;http://zotero.org/users/4295591/items/7SVEK77C&quot;]],&quot;itemData&quot;:{&quot;id&quot;:1770,&quot;type&quot;:&quot;book&quot;,&quot;event-place&quot;:&quot;London&quot;,&quot;publisher&quot;:&quot;R. Hewson&quot;,&quot;publisher-place&quot;:&quot;London&quot;,&quot;title&quot;:&quot;A Brief Account of the Destruction of the Indies&quot;,&quot;author&quot;:[{&quot;family&quot;:&quot;Bartolome de las Casas&quot;,&quot;given&quot;:&quot;&quot;}],&quot;issued&quot;:{&quot;date-parts&quot;:[[&quot;1552&quot;]]}}}],&quot;schema&quot;:&quot;https://github.com/citation-style-language/schema/raw/master/csl-citation.json&quot;} RNDLxQux7XNCm"/><text:span text:style-name="T89">Bartolome de las Casas, </text:span><text:span text:style-name="T90">A Brief Account of the Destruction of the Indies</text:span><text:span text:style-name="T89"> (London: R. Hewson, 1552).</text:span><text:reference-mark-end text:name="ZOTERO_ITEM CSL_CITATION {&quot;citationID&quot;:&quot;w9AO3YCE&quot;,&quot;properties&quot;:{&quot;formattedCitation&quot;:&quot;Bartolome de las Casas, {\\i{}A Brief Account of the Destruction of the Indies} (London: R. Hewson, 1552).&quot;,&quot;plainCitation&quot;:&quot;Bartolome de las Casas, A Brief Account of the Destruction of the Indies (London: R. Hewson, 1552).&quot;,&quot;noteIndex&quot;:97},&quot;citationItems&quot;:[{&quot;id&quot;:1770,&quot;uris&quot;:[&quot;http://zotero.org/users/4295591/items/7SVEK77C&quot;,[&quot;http://zotero.org/users/4295591/items/7SVEK77C&quot;]],&quot;itemData&quot;:{&quot;id&quot;:1770,&quot;type&quot;:&quot;book&quot;,&quot;event-place&quot;:&quot;London&quot;,&quot;publisher&quot;:&quot;R. Hewson&quot;,&quot;publisher-place&quot;:&quot;London&quot;,&quot;title&quot;:&quot;A Brief Account of the Destruction of the Indies&quot;,&quot;author&quot;:[{&quot;family&quot;:&quot;Bartolome de las Casas&quot;,&quot;given&quot;:&quot;&quot;}],&quot;issued&quot;:{&quot;date-parts&quot;:[[&quot;1552&quot;]]}}}],&quot;schema&quot;:&quot;https://github.com/citation-style-language/schema/raw/master/csl-citation.json&quot;} RNDLxQux7XNCm"/></text:p></text:note-body></text:note></text:span><text:span text:style-name="T570"> Eventually, he went on to write a rather disturbing book on Spanish treatment of slaves where he provides a first-hand account of a horrific genocide that left Hispaniola a ruinous and desolate waste (Casas 1552).</text:span><text:span text:style-name="Footnote_20_Symbol"><text:span text:style-name="T570"><text:note text:id="ftn91" text:note-class="footnote"><text:note-citation>91</text:note-citation><text:note-body><text:p text:style-name="P106"><text:span text:style-name="T37"><text:s/>If you are interested in Las Casas first-hand account and condemnation, you can read the book. It is available from Project Gutenberg at </text:span><text:a xlink:type="simple" xlink:href="http://www.gutenberg.org/ebooks/20321" text:style-name="Internet_20_link" text:visited-style-name="Visited_20_Internet_20_Link"><text:span text:style-name="Internet_20_link"><text:span text:style-name="T37">http://www.gutenberg.org/ebooks/20321</text:span></text:span></text:a></text:p></text:note-body></text:note></text:span></text:span><text:span text:style-name="T570"> This is a far cry from the colonizing demon that initially stepped foot on Cuban soil, with the point here being that de las Casas was clearly awakened and </text:span><text:span text:style-name="T573">activated</text:span><text:span text:style-name="T574"> </text:span><text:span text:style-name="T575">by a brief </text:span><text:alphabetical-index-mark-start text:id="IMark1835266581600" text:main-entry="true"/><text:alphabetical-index-mark-start text:id="IMark1835266581040" text:main-entry="true"/><text:span text:style-name="T575">connection</text:span><text:alphabetical-index-mark-end text:id="IMark1835266581040"/><text:span text:style-name="T575"> experience</text:span><text:alphabetical-index-mark-end text:id="IMark1835266581600"/><text:span text:style-name="T575">.</text:span><text:span text:style-name="T575"><text:note text:id="ftn92" text:note-class="footnote"><text:note-citation>92</text:note-citation><text:note-body><text:p text:style-name="Footnote"><text:reference-mark-start text:name="ZOTERO_ITEM CSL_CITATION {&quot;citationID&quot;:&quot;JoY8zElZ&quot;,&quot;properties&quot;:{&quot;formattedCitation&quot;:&quot;Mike Sosteric, \\uc0\\u8220{}Mystical Experience and Global Revolution,\\uc0\\u8221{} {\\i{}Athens Journal of Social Sciences} 5, no. 3 (2018): 235\\uc0\\u8211{}55, https://doi.org/10.30958/ajss.5-3-1.&quot;,&quot;plainCitation&quot;:&quot;Mike Sosteric, “Mystical Experience and Global Revolution,” Athens Journal of Social Sciences 5, no. 3 (2018): 235–55, https://doi.org/10.30958/ajss.5-3-1.&quot;,&quot;noteIndex&quot;:99},&quot;citationItems&quot;:[{&quot;id&quot;:1079,&quot;uris&quot;:[&quot;http://zotero.org/users/4295591/items/2DGVR54P&quot;,[&quot;http://zotero.org/users/4295591/items/2DGVR54P&quot;]],&quot;itemData&quot;:{&quot;id&quot;:1079,&quot;type&quot;:&quot;article-journal&quot;,&quot;container-title&quot;:&quot;Athens Journal of Social Sciences&quot;,&quot;DOI&quot;:&quot;https://doi.org/10.30958/ajss.5-3-1&quot;,&quot;issue&quot;:&quot;3&quot;,&quot;language&quot;:&quot;en&quot;,&quot;page&quot;:&quot;235-255&quot;,&quot;title&quot;:&quot;Mystical experience and global revolution&quot;,&quot;volume&quot;:&quot;5&quot;,&quot;author&quot;:[{&quot;family&quot;:&quot;Sosteric&quot;,&quot;given&quot;:&quot;Mike&quot;}],&quot;issued&quot;:{&quot;date-parts&quot;:[[&quot;2018&quot;]]}}}],&quot;schema&quot;:&quot;https://github.com/citation-style-language/schema/raw/master/csl-citation.json&quot;} RNDu0MYM50H3a"/><text:span text:style-name="T89">Mike Sosteric, “Mystical Experience and Global Revolution,” </text:span><text:span text:style-name="T90">Athens Journal of Social Sciences</text:span><text:span text:style-name="T89"> 5, no. 3 (2018): 235–55, https://doi.org/10.30958/ajss.5-3-1.</text:span><text:reference-mark-end text:name="ZOTERO_ITEM CSL_CITATION {&quot;citationID&quot;:&quot;JoY8zElZ&quot;,&quot;properties&quot;:{&quot;formattedCitation&quot;:&quot;Mike Sosteric, \\uc0\\u8220{}Mystical Experience and Global Revolution,\\uc0\\u8221{} {\\i{}Athens Journal of Social Sciences} 5, no. 3 (2018): 235\\uc0\\u8211{}55, https://doi.org/10.30958/ajss.5-3-1.&quot;,&quot;plainCitation&quot;:&quot;Mike Sosteric, “Mystical Experience and Global Revolution,” Athens Journal of Social Sciences 5, no. 3 (2018): 235–55, https://doi.org/10.30958/ajss.5-3-1.&quot;,&quot;noteIndex&quot;:99},&quot;citationItems&quot;:[{&quot;id&quot;:1079,&quot;uris&quot;:[&quot;http://zotero.org/users/4295591/items/2DGVR54P&quot;,[&quot;http://zotero.org/users/4295591/items/2DGVR54P&quot;]],&quot;itemData&quot;:{&quot;id&quot;:1079,&quot;type&quot;:&quot;article-journal&quot;,&quot;container-title&quot;:&quot;Athens Journal of Social Sciences&quot;,&quot;DOI&quot;:&quot;https://doi.org/10.30958/ajss.5-3-1&quot;,&quot;issue&quot;:&quot;3&quot;,&quot;language&quot;:&quot;en&quot;,&quot;page&quot;:&quot;235-255&quot;,&quot;title&quot;:&quot;Mystical experience and global revolution&quot;,&quot;volume&quot;:&quot;5&quot;,&quot;author&quot;:[{&quot;family&quot;:&quot;Sosteric&quot;,&quot;given&quot;:&quot;Mike&quot;}],&quot;issued&quot;:{&quot;date-parts&quot;:[[&quot;2018&quot;]]}}}],&quot;schema&quot;:&quot;https://github.com/citation-style-language/schema/raw/master/csl-citation.json&quot;} RNDu0MYM50H3a"/></text:p></text:note-body></text:note></text:span><text:span text:style-name="T575"> </text:span></text:p>
        <text:p text:style-name="P123">Medieval Spanish colonizers are not the only people to be activated by <text:alphabetical-index-mark-start text:id="IMark1835266581600" text:main-entry="true"/>connection<text:alphabetical-index-mark-end text:id="IMark1835266581600"/> experiences. <text:alphabetical-index-mark-start text:id="IMark1835266585760" text:main-entry="true"/><text:span text:style-name="T576">Connection</text:span><text:alphabetical-index-mark-end text:id="IMark1835266585760"/><text:span text:style-name="T576"> experiences </text:span>often trigger <text:alphabetical-index-mark-start text:id="IMark1835266582400" text:main-entry="true"/>activation<text:alphabetical-index-mark-end text:id="IMark1835266582400"/>. For example, Bill Wilson, <text:span text:style-name="T577">who we have already met, </text:span>was an unrepentant atheist and materialist who vehemently rejected belief in God and anything supernatural. He was also a chronic <text:soft-page-break/>alcoholic who, despite his best efforts, was unable to give up the drink. After listening to his doctor tell his wife that he was risking brain damage and death, he became desperate. One day, at “a point of total, utter deflation ... with neither faith nor hope, he cried, ‘If there be a God, let Him show Himself!” It was at that point he had his one and only <text:alphabetical-index-mark-start text:id="IMark1835266584400" text:main-entry="true"/><text:alphabetical-index-mark-start text:id="IMark1835266583760" text:main-entry="true"/>connection<text:alphabetical-index-mark-end text:id="IMark1835266583760"/> experience<text:alphabetical-index-mark-end text:id="IMark1835266584400"/>.</text:p>
        <text:p text:style-name="P109"><text:span text:style-name="T194">Suddenly, my room blazed with an indescribably white light. I was seized with an ecstasy beyond description. Every joy I had known was pale by comparison. The light, the ecstasy — I was conscious of nothing else for a time. </text:span><text:span text:style-name="T578">“</text:span><text:span text:style-name="T194">Then, seen in the mind’s eye, there was a mountain. I stood upon its summit, where a great wind blew. A wind, not of air, but of spirit. In great, clean strength, it blew right through me. Then came the blazing thought ‘You are a free man.’ I know not at all how long I remained in this state, but finally the light and the ecstasy subsided. I again saw the wall of </text:span><text:soft-page-break/><text:span text:style-name="T194">my room. As I became more quiet, a great peace stole over me, and this was accompanied by a sensation difficult to describe. I became acutely conscious of a Presence which seemed like a veritable sea of living spirit.</text:span><text:span text:style-name="T195"> </text:span><text:span text:style-name="T194">I lay on the shores of a new world. ‘This,’ I thought, ‘must be the great reality. The God of the preachers.’</text:span></text:p>
        <text:p text:style-name="P124"><text:span text:style-name="T579">As already noted, this experience instantly cured Bill of his alcoholism. It healed him and awakened him and he never touched another drop. As a consequence of this single, powerful experience, he also became activated. He went on to co-found Alcoholics Anonymous which, in its early years, fostered </text:span><text:alphabetical-index-mark-start text:id="IMark1835266584400" text:main-entry="true"/><text:alphabetical-index-mark-start text:id="IMark1835266581040" text:main-entry="true"/><text:span text:style-name="T579">connection</text:span><text:alphabetical-index-mark-end text:id="IMark1835266581040"/><text:span text:style-name="T579"> experience</text:span><text:alphabetical-index-mark-end text:id="IMark1835266584400"/><text:span text:style-name="T579">, but which later on succumbed to a secularization push that removed this important, and previously quite effective</text:span><text:span text:style-name="T579"><text:note text:id="ftn93" text:note-class="footnote"><text:note-citation>93</text:note-citation><text:note-body><text:p text:style-name="Footnote"><text:reference-mark-start text:name="ZOTERO_ITEM CSL_CITATION {&quot;citationID&quot;:&quot;6LJ7OpO5&quot;,&quot;properties&quot;:{&quot;formattedCitation&quot;:&quot;B Dick, {\\i{}The Oxford Group and Alcoholics Anonymous}, Kindle Edition (Kihei, Maui: Paradise Research Publications, 2011), https://amzn.to/2VPeVP3.&quot;,&quot;plainCitation&quot;:&quot;B Dick, The Oxford Group and Alcoholics Anonymous, Kindle Edition (Kihei, Maui: Paradise Research Publications, 2011), https://amzn.to/2VPeVP3.&quot;,&quot;noteIndex&quot;:100},&quot;citationItems&quot;:[{&quot;id&quot;:2475,&quot;uris&quot;:[&quot;http://zotero.org/users/4295591/items/W6UIPUPD&quot;,[&quot;http://zotero.org/users/4295591/items/W6UIPUPD&quot;]],&quot;itemData&quot;:{&quot;id&quot;:2475,&quot;type&quot;:&quot;book&quot;,&quot;edition&quot;:&quot;Kindle Edition&quot;,&quot;event-place&quot;:&quot;Kihei, Maui&quot;,&quot;publisher&quot;:&quot;Paradise Research Publications&quot;,&quot;publisher-place&quot;:&quot;Kihei, Maui&quot;,&quot;title&quot;:&quot;The Oxford Group and Alcoholics Anonymous&quot;,&quot;URL&quot;:&quot;https://amzn.to/2VPeVP3&quot;,&quot;author&quot;:[{&quot;family&quot;:&quot;Dick&quot;,&quot;given&quot;:&quot;B&quot;}],&quot;issued&quot;:{&quot;date-parts&quot;:[[&quot;2011&quot;]]}}}],&quot;schema&quot;:&quot;https://github.com/citation-style-language/schema/raw/master/csl-citation.json&quot;} RNDti0IbC7nB0"/><text:span text:style-name="T89">B Dick, </text:span><text:span text:style-name="T90">The Oxford Group and Alcoholics Anonymous</text:span><text:span text:style-name="T89">, Kindle Edition (Kihei, Maui: Paradise Research Publications, 2011), https://amzn.to/2VPeVP3.</text:span><text:reference-mark-end text:name="ZOTERO_ITEM CSL_CITATION {&quot;citationID&quot;:&quot;6LJ7OpO5&quot;,&quot;properties&quot;:{&quot;formattedCitation&quot;:&quot;B Dick, {\\i{}The Oxford Group and Alcoholics Anonymous}, Kindle Edition (Kihei, Maui: Paradise Research Publications, 2011), https://amzn.to/2VPeVP3.&quot;,&quot;plainCitation&quot;:&quot;B Dick, The Oxford Group and Alcoholics Anonymous, Kindle Edition (Kihei, Maui: Paradise Research Publications, 2011), https://amzn.to/2VPeVP3.&quot;,&quot;noteIndex&quot;:100},&quot;citationItems&quot;:[{&quot;id&quot;:2475,&quot;uris&quot;:[&quot;http://zotero.org/users/4295591/items/W6UIPUPD&quot;,[&quot;http://zotero.org/users/4295591/items/W6UIPUPD&quot;]],&quot;itemData&quot;:{&quot;id&quot;:2475,&quot;type&quot;:&quot;book&quot;,&quot;edition&quot;:&quot;Kindle Edition&quot;,&quot;event-place&quot;:&quot;Kihei, Maui&quot;,&quot;publisher&quot;:&quot;Paradise Research Publications&quot;,&quot;publisher-place&quot;:&quot;Kihei, Maui&quot;,&quot;title&quot;:&quot;The Oxford Group and Alcoholics Anonymous&quot;,&quot;URL&quot;:&quot;https://amzn.to/2VPeVP3&quot;,&quot;author&quot;:[{&quot;family&quot;:&quot;Dick&quot;,&quot;given&quot;:&quot;B&quot;}],&quot;issued&quot;:{&quot;date-parts&quot;:[[&quot;2011&quot;]]}}}],&quot;schema&quot;:&quot;https://github.com/citation-style-language/schema/raw/master/csl-citation.json&quot;} RNDti0IbC7nB0"/></text:p></text:note-body></text:note></text:span><text:span text:style-name="T579"> spiritual component. </text:span></text:p>
        <text:p text:style-name="P125"><text:alphabetical-index-mark-start text:id="IMark1835266583520" text:main-entry="true"/><text:span text:style-name="T580">Activation</text:span><text:alphabetical-index-mark-end text:id="IMark1835266583520"/><text:span text:style-name="T580">, as you know, was also a thing that happened to Handsome Lake. Like Bill Wilson, he was also a chronic alcoholic on the verge of death. His </text:span><text:soft-page-break/><text:alphabetical-index-mark-start text:id="IMark1835266583920" text:main-entry="true"/><text:alphabetical-index-mark-start text:id="IMark1835266581600" text:main-entry="true"/><text:span text:style-name="T580">connection</text:span><text:alphabetical-index-mark-end text:id="IMark1835266581600"/><text:span text:style-name="T580"> experience</text:span><text:alphabetical-index-mark-end text:id="IMark1835266583920"/><text:span text:style-name="T580"> not only healed him, it awakened him to the horrific impacts of colonialism on his people, and it activated him as a cultural and spiritual warrior of his people. As already noted, based on a series of </text:span><text:alphabetical-index-mark-start text:id="IMark1835266581040" text:main-entry="true"/><text:span text:style-name="T580">connection</text:span><text:alphabetical-index-mark-end text:id="IMark1835266581040"/><text:span text:style-name="T580"> experiences, he wrote a </text:span><text:alphabetical-index-mark-start text:id="IMark1835266582400" text:main-entry="true"/><text:span text:style-name="T580">healing</text:span><text:alphabetical-index-mark-end text:id="IMark1835266582400"/><text:span text:style-name="T580"> and </text:span><text:alphabetical-index-mark-start text:id="IMark1835266580800" text:main-entry="true"/><text:alphabetical-index-mark-start text:id="IMark1835266583760" text:main-entry="true"/><text:span text:style-name="T581">Connection</text:span><text:alphabetical-index-mark-end text:id="IMark1835266583760"/><text:span text:style-name="T581"> Manual</text:span><text:alphabetical-index-mark-end text:id="IMark1835266580800"/><text:span text:style-name="T581"><text:note text:id="ftn94" text:note-class="footnote"><text:note-citation>94</text:note-citation><text:note-body><text:p text:style-name="Footnote"><text:span text:style-name="T582">A connection manual is a manual that provides instruction on how to connect. </text:span><text:a xlink:type="simple" xlink:href="https://spiritwiki.lightningpath.org/index.php/Connection_Manual" text:style-name="Internet_20_link" text:visited-style-name="Visited_20_Internet_20_Link"><text:span text:style-name="T37">https://spiritwiki.lightningpath.org/Connection_Manual</text:span></text:a></text:p></text:note-body></text:note></text:span><text:span text:style-name="T581"> </text:span><text:span text:style-name="T580">entitled</text:span><text:span text:style-name="T583"> The Code of Handsome Lake</text:span><text:span text:style-name="T583"><text:note text:id="ftn95" text:note-class="footnote"><text:note-citation>95</text:note-citation><text:note-body><text:p text:style-name="P48"><text:reference-mark-start text:name="ZOTERO_ITEM CSL_CITATION {&quot;citationID&quot;:&quot;ZHbuQxA3&quot;,&quot;properties&quot;:{&quot;formattedCitation&quot;:&quot;Caswell, \\uc0\\u8220{}The Code of Handsome Lake, The Seneca Prophet.\\uc0\\u8221{}&quot;,&quot;plainCitation&quot;:&quot;Caswell, “The Code of Handsome Lake, The Seneca Prophet.”&quot;,&quot;noteIndex&quot;:102},&quot;citationItems&quot;:[{&quot;id&quot;:2495,&quot;uris&quot;:[&quot;http://zotero.org/users/4295591/items/7U7F3LZU&quot;,[&quot;http://zotero.org/users/4295591/items/7U7F3LZU&quot;]],&quot;itemData&quot;:{&quot;id&quot;:2495,&quot;type&quot;:&quot;article-journal&quot;,&quot;container-title&quot;:&quot;University of the State of New York Education Department Bulletin&quot;,&quot;title&quot;:&quot;The Code of Handsome Lake, The Seneca Prophet&quot;,&quot;URL&quot;:&quot;http://www.rickgrunder.com/parallels/mp305.pdf&quot;,&quot;volume&quot;:&quot;530&quot;,&quot;author&quot;:[{&quot;family&quot;:&quot;Caswell&quot;,&quot;given&quot;:&quot;Arthur&quot;}],&quot;issued&quot;:{&quot;date-parts&quot;:[[&quot;1912&quot;]]}}}],&quot;schema&quot;:&quot;https://github.com/citation-style-language/schema/raw/master/csl-citation.json&quot;} RNDFDxGVFiIgP"/>Caswell, “The Code of Handsome Lake, The Seneca Prophet.”<text:reference-mark-end text:name="ZOTERO_ITEM CSL_CITATION {&quot;citationID&quot;:&quot;ZHbuQxA3&quot;,&quot;properties&quot;:{&quot;formattedCitation&quot;:&quot;Caswell, \\uc0\\u8220{}The Code of Handsome Lake, The Seneca Prophet.\\uc0\\u8221{}&quot;,&quot;plainCitation&quot;:&quot;Caswell, “The Code of Handsome Lake, The Seneca Prophet.”&quot;,&quot;noteIndex&quot;:102},&quot;citationItems&quot;:[{&quot;id&quot;:2495,&quot;uris&quot;:[&quot;http://zotero.org/users/4295591/items/7U7F3LZU&quot;,[&quot;http://zotero.org/users/4295591/items/7U7F3LZU&quot;]],&quot;itemData&quot;:{&quot;id&quot;:2495,&quot;type&quot;:&quot;article-journal&quot;,&quot;container-title&quot;:&quot;University of the State of New York Education Department Bulletin&quot;,&quot;title&quot;:&quot;The Code of Handsome Lake, The Seneca Prophet&quot;,&quot;URL&quot;:&quot;http://www.rickgrunder.com/parallels/mp305.pdf&quot;,&quot;volume&quot;:&quot;530&quot;,&quot;author&quot;:[{&quot;family&quot;:&quot;Caswell&quot;,&quot;given&quot;:&quot;Arthur&quot;}],&quot;issued&quot;:{&quot;date-parts&quot;:[[&quot;1912&quot;]]}}}],&quot;schema&quot;:&quot;https://github.com/citation-style-language/schema/raw/master/csl-citation.json&quot;} RNDFDxGVFiIgP"/></text:p></text:note-body></text:note></text:span><text:span text:style-name="T584"> intended to help his people recover. </text:span></text:p>
        <text:p text:style-name="P125"><text:span text:style-name="T584">It is not just famous people where you find evidence of </text:span><text:alphabetical-index-mark-start text:id="IMark1835266582400" text:main-entry="true"/><text:span text:style-name="T584">activation</text:span><text:alphabetical-index-mark-end text:id="IMark1835266582400"/><text:span text:style-name="T584"> as a consequence of </text:span><text:alphabetical-index-mark-start text:id="IMark1835266581760" text:main-entry="true"/><text:span text:style-name="T584">connection</text:span><text:alphabetical-index-mark-end text:id="IMark1835266581760"/><text:span text:style-name="T584">. In the psychological literature, they talk about </text:span><text:alphabetical-index-mark-start text:id="IMark1835266585680" text:main-entry="true"/><text:span text:style-name="T585">Quantum Change</text:span><text:alphabetical-index-mark-end text:id="IMark1835266585680"/><text:span text:style-name="T586"><text:note text:id="ftn96" text:note-class="footnote"><text:note-citation>96</text:note-citation><text:note-body><text:p text:style-name="Footnote"><text:reference-mark-start text:name="ZOTERO_ITEM CSL_CITATION {&quot;citationID&quot;:&quot;VnYhnOQv&quot;,&quot;properties&quot;:{&quot;formattedCitation&quot;:&quot;William R Miller and Janet C\\uc0\\u8217{}de Baca, {\\i{}Quantum Change: When Epiphanies and Sudden Insights Transform Ordinary Lives} (New York: The Guildford Press, 2001), https://amzn.to/2D1gYZo.&quot;,&quot;plainCitation&quot;:&quot;William R Miller and Janet C’de Baca, Quantum Change: When Epiphanies and Sudden Insights Transform Ordinary Lives (New York: The Guildford Press, 2001), https://amzn.to/2D1gYZo.&quot;,&quot;noteIndex&quot;:103},&quot;citationItems&quot;:[{&quot;id&quot;:2730,&quot;uris&quot;:[&quot;http://zotero.org/users/4295591/items/4FH85EFG&quot;,[&quot;http://zotero.org/users/4295591/items/4FH85EFG&quot;]],&quot;itemData&quot;:{&quot;id&quot;:2730,&quot;type&quot;:&quot;book&quot;,&quot;event-place&quot;:&quot;New York&quot;,&quot;publisher&quot;:&quot;The Guildford Press&quot;,&quot;publisher-place&quot;:&quot;New York&quot;,&quot;title&quot;:&quot;Quantum Change: When Epiphanies and Sudden Insights Transform Ordinary Lives&quot;,&quot;URL&quot;:&quot;https://amzn.to/2D1gYZo&quot;,&quot;author&quot;:[{&quot;family&quot;:&quot;Miller&quot;,&quot;given&quot;:&quot;William R&quot;},{&quot;family&quot;:&quot;Baca&quot;,&quot;given&quot;:&quot;Janet C'de&quot;}],&quot;issued&quot;:{&quot;date-parts&quot;:[[&quot;2001&quot;]]}}}],&quot;schema&quot;:&quot;https://github.com/citation-style-language/schema/raw/master/csl-citation.json&quot;} RNDJD9N7uyKw8"/><text:span text:style-name="T89">William R Miller and Janet C’de Baca, </text:span><text:span text:style-name="T90">Quantum Change: When Epiphanies and Sudden Insights Transform Ordinary Lives</text:span><text:span text:style-name="T89"> (New York: The Guildford Press, 2001), https://amzn.to/2D1gYZo.</text:span><text:reference-mark-end text:name="ZOTERO_ITEM CSL_CITATION {&quot;citationID&quot;:&quot;VnYhnOQv&quot;,&quot;properties&quot;:{&quot;formattedCitation&quot;:&quot;William R Miller and Janet C\\uc0\\u8217{}de Baca, {\\i{}Quantum Change: When Epiphanies and Sudden Insights Transform Ordinary Lives} (New York: The Guildford Press, 2001), https://amzn.to/2D1gYZo.&quot;,&quot;plainCitation&quot;:&quot;William R Miller and Janet C’de Baca, Quantum Change: When Epiphanies and Sudden Insights Transform Ordinary Lives (New York: The Guildford Press, 2001), https://amzn.to/2D1gYZo.&quot;,&quot;noteIndex&quot;:103},&quot;citationItems&quot;:[{&quot;id&quot;:2730,&quot;uris&quot;:[&quot;http://zotero.org/users/4295591/items/4FH85EFG&quot;,[&quot;http://zotero.org/users/4295591/items/4FH85EFG&quot;]],&quot;itemData&quot;:{&quot;id&quot;:2730,&quot;type&quot;:&quot;book&quot;,&quot;event-place&quot;:&quot;New York&quot;,&quot;publisher&quot;:&quot;The Guildford Press&quot;,&quot;publisher-place&quot;:&quot;New York&quot;,&quot;title&quot;:&quot;Quantum Change: When Epiphanies and Sudden Insights Transform Ordinary Lives&quot;,&quot;URL&quot;:&quot;https://amzn.to/2D1gYZo&quot;,&quot;author&quot;:[{&quot;family&quot;:&quot;Miller&quot;,&quot;given&quot;:&quot;William R&quot;},{&quot;family&quot;:&quot;Baca&quot;,&quot;given&quot;:&quot;Janet C'de&quot;}],&quot;issued&quot;:{&quot;date-parts&quot;:[[&quot;2001&quot;]]}}}],&quot;schema&quot;:&quot;https://github.com/citation-style-language/schema/raw/master/csl-citation.json&quot;} RNDJD9N7uyKw8"/></text:p></text:note-body></text:note></text:span><text:span text:style-name="T587"> </text:span><text:span text:style-name="T586">or </text:span><text:alphabetical-index-mark-start text:id="IMark1835266585760" text:main-entry="true"/><text:span text:style-name="T585">Transformational Change</text:span><text:alphabetical-index-mark-end text:id="IMark1835266585760"/><text:span text:style-name="T585">.</text:span><text:span text:style-name="T585"><text:note text:id="ftn97" text:note-class="footnote"><text:note-citation>97</text:note-citation><text:note-body><text:p text:style-name="P48"><text:reference-mark-start text:name="ZOTERO_ITEM CSL_CITATION {&quot;citationID&quot;:&quot;212fHnMz&quot;,&quot;properties&quot;:{&quot;formattedCitation&quot;:&quot;White, \\uc0\\u8220{}Transformational Change: A Historical Review.\\uc0\\u8221{}&quot;,&quot;plainCitation&quot;:&quot;White, “Transformational Change: A Historical Review.”&quot;,&quot;noteIndex&quot;:104},&quot;citationItems&quot;:[{&quot;id&quot;:2503,&quot;uris&quot;:[&quot;http://zotero.org/users/4295591/items/GRDF5U44&quot;,[&quot;http://zotero.org/users/4295591/items/GRDF5U44&quot;]],&quot;itemData&quot;:{&quot;id&quot;:2503,&quot;type&quot;:&quot;article-journal&quot;,&quot;abstract&quot;:&quot;Recovery from alcoholism can occur through a process of psychological death and rebirth. Generating a new person within a body once occupied by another, transformational change (TC) stands as a life-defining experience demarcating before (old self) and after (new self). The TC experiences of 7 individuals (Handsome Lake, John Gough, Francis Murphy, Jerry McAuley, Bill Wilson, Marty Mann, and Malcolm X) are presented here. Their recoveries from addiction catalyzed larger abstinence-based mutual aid, advocacy, or religious/cultural revitalization movements. Psychotherapists are encouraged to respect the healing power of the TC experience, avoid aborting the TC experience via superficial amelioration of its more disquieting manifestations, interpret the TC experience in ways that solidify and sustain the change process, and help bridge the TC experience and the construction of a new identity and lifestyle. © 2004 Wiley Periodicals, Inc. J Clin Psychol/In Session. [ABSTRACT FROM AUTHOR]&quot;,&quot;archive&quot;:&quot;ehh&quot;,&quot;container-title&quot;:&quot;Journal of Clinical Psychology&quot;,&quot;ISSN&quot;:&quot;00219762&quot;,&quot;issue&quot;:&quot;5&quot;,&quot;journalAbbreviation&quot;:&quot;Journal of Clinical Psychology&quot;,&quot;page&quot;:&quot;461-470&quot;,&quot;source&quot;:&quot;EBSCOhost&quot;,&quot;title&quot;:&quot;Transformational change: A historical review.&quot;,&quot;volume&quot;:&quot;60&quot;,&quot;author&quot;:[{&quot;family&quot;:&quot;White&quot;,&quot;given&quot;:&quot;William L.&quot;}],&quot;issued&quot;:{&quot;date-parts&quot;:[[&quot;2004&quot;,5]]}}}],&quot;schema&quot;:&quot;https://github.com/citation-style-language/schema/raw/master/csl-citation.json&quot;} RNDjjBVjTgVlp"/>White, “Transformational Change: A Historical Review.”<text:reference-mark-end text:name="ZOTERO_ITEM CSL_CITATION {&quot;citationID&quot;:&quot;212fHnMz&quot;,&quot;properties&quot;:{&quot;formattedCitation&quot;:&quot;White, \\uc0\\u8220{}Transformational Change: A Historical Review.\\uc0\\u8221{}&quot;,&quot;plainCitation&quot;:&quot;White, “Transformational Change: A Historical Review.”&quot;,&quot;noteIndex&quot;:104},&quot;citationItems&quot;:[{&quot;id&quot;:2503,&quot;uris&quot;:[&quot;http://zotero.org/users/4295591/items/GRDF5U44&quot;,[&quot;http://zotero.org/users/4295591/items/GRDF5U44&quot;]],&quot;itemData&quot;:{&quot;id&quot;:2503,&quot;type&quot;:&quot;article-journal&quot;,&quot;abstract&quot;:&quot;Recovery from alcoholism can occur through a process of psychological death and rebirth. Generating a new person within a body once occupied by another, transformational change (TC) stands as a life-defining experience demarcating before (old self) and after (new self). The TC experiences of 7 individuals (Handsome Lake, John Gough, Francis Murphy, Jerry McAuley, Bill Wilson, Marty Mann, and Malcolm X) are presented here. Their recoveries from addiction catalyzed larger abstinence-based mutual aid, advocacy, or religious/cultural revitalization movements. Psychotherapists are encouraged to respect the healing power of the TC experience, avoid aborting the TC experience via superficial amelioration of its more disquieting manifestations, interpret the TC experience in ways that solidify and sustain the change process, and help bridge the TC experience and the construction of a new identity and lifestyle. © 2004 Wiley Periodicals, Inc. J Clin Psychol/In Session. [ABSTRACT FROM AUTHOR]&quot;,&quot;archive&quot;:&quot;ehh&quot;,&quot;container-title&quot;:&quot;Journal of Clinical Psychology&quot;,&quot;ISSN&quot;:&quot;00219762&quot;,&quot;issue&quot;:&quot;5&quot;,&quot;journalAbbreviation&quot;:&quot;Journal of Clinical Psychology&quot;,&quot;page&quot;:&quot;461-470&quot;,&quot;source&quot;:&quot;EBSCOhost&quot;,&quot;title&quot;:&quot;Transformational change: A historical review.&quot;,&quot;volume&quot;:&quot;60&quot;,&quot;author&quot;:[{&quot;family&quot;:&quot;White&quot;,&quot;given&quot;:&quot;William L.&quot;}],&quot;issued&quot;:{&quot;date-parts&quot;:[[&quot;2004&quot;,5]]}}}],&quot;schema&quot;:&quot;https://github.com/citation-style-language/schema/raw/master/csl-citation.json&quot;} RNDjjBVjTgVlp"/></text:p></text:note-body></text:note></text:span><text:span text:style-name="T586"> Quantum or </text:span><text:alphabetical-index-mark-start text:id="IMark1835266582960" text:main-entry="true"/><text:span text:style-name="T586">transformational change</text:span><text:alphabetical-index-mark-end text:id="IMark1835266582960"/><text:span text:style-name="T586"> is the rapid personal transformation that occurs as a consequence of a </text:span><text:alphabetical-index-mark-start text:id="IMark1835266580720" text:main-entry="true"/><text:alphabetical-index-mark-start text:id="IMark1835266583920" text:main-entry="true"/><text:span text:style-name="T586">connection</text:span><text:alphabetical-index-mark-end text:id="IMark1835266583920"/><text:span text:style-name="T586"> experience</text:span><text:alphabetical-index-mark-end text:id="IMark1835266580720"/><text:span text:style-name="T586">. This transformation is a consequence of the </text:span><text:alphabetical-index-mark-start text:id="IMark1835266581600" text:main-entry="true"/><text:span text:style-name="T586">awakening</text:span><text:alphabetical-index-mark-end text:id="IMark1835266581600"/><text:span text:style-name="T586"> and </text:span><text:alphabetical-index-mark-start text:id="IMark1835266580800" text:main-entry="true"/><text:span text:style-name="T586">activation</text:span><text:alphabetical-index-mark-end text:id="IMark1835266580800"/><text:span text:style-name="T586"> caused by </text:span><text:alphabetical-index-mark-start text:id="IMark1835266583040" text:main-entry="true"/><text:span text:style-name="T586">connection</text:span><text:alphabetical-index-mark-end text:id="IMark1835266583040"/><text:span text:style-name="T586"> experiences. When an individual has </text:span><text:alphabetical-index-mark-start text:id="IMark1835266584400" text:main-entry="true"/><text:alphabetical-index-mark-start text:id="IMark1835266583440" text:main-entry="true"/><text:span text:style-name="T586">connection</text:span><text:alphabetical-index-mark-end text:id="IMark1835266583440"/><text:span text:style-name="T586"> experience</text:span><text:alphabetical-index-mark-end text:id="IMark1835266584400"/><text:span text:style-name="T586">, they awaken (they realize the </text:span><text:soft-page-break/><text:span text:style-name="T586">truth of their life) and they become empowered (they activate) to make changes as required. </text:span></text:p>
        <text:p text:style-name="P126"><text:span text:style-name="T588">Interestingly</text:span><text:span text:style-name="T589">, </text:span><text:alphabetical-index-mark-start text:id="IMark1835266585760" text:main-entry="true"/><text:span text:style-name="T590">activation</text:span><text:alphabetical-index-mark-end text:id="IMark1835266585760"/><text:span text:style-name="T590"> </text:span><text:span text:style-name="T589">is something that </text:span><text:span text:style-name="T591">is </text:span><text:span text:style-name="T590">outlined by Andrew Harvey</text:span><text:span text:style-name="T590"><text:note text:id="ftn98" text:note-class="footnote"><text:note-citation>98</text:note-citation><text:note-body><text:p text:style-name="Footnote"><text:reference-mark-start text:name="ZOTERO_ITEM CSL_CITATION {&quot;citationID&quot;:&quot;5WsBfRXE&quot;,&quot;properties&quot;:{&quot;formattedCitation&quot;:&quot;{\\i{}Teachings of the Christian Mystics}, Kindle (Boston: Shambhala Publications, 1998), https://amzn.to/2VrC7CY.&quot;,&quot;plainCitation&quot;:&quot;Teachings of the Christian Mystics, Kindle (Boston: Shambhala Publications, 1998), https://amzn.to/2VrC7CY.&quot;,&quot;noteIndex&quot;:105},&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uppress-author&quot;:true}],&quot;schema&quot;:&quot;https://github.com/citation-style-language/schema/raw/master/csl-citation.json&quot;} RNDZ8L9YBmgy1"/><text:span text:style-name="T90">Teachings of the Christian Mystics</text:span><text:span text:style-name="T89">, Kindle (Boston: Shambhala Publications, 1998), https://amzn.to/2VrC7CY.</text:span><text:reference-mark-end text:name="ZOTERO_ITEM CSL_CITATION {&quot;citationID&quot;:&quot;5WsBfRXE&quot;,&quot;properties&quot;:{&quot;formattedCitation&quot;:&quot;{\\i{}Teachings of the Christian Mystics}, Kindle (Boston: Shambhala Publications, 1998), https://amzn.to/2VrC7CY.&quot;,&quot;plainCitation&quot;:&quot;Teachings of the Christian Mystics, Kindle (Boston: Shambhala Publications, 1998), https://amzn.to/2VrC7CY.&quot;,&quot;noteIndex&quot;:105},&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uppress-author&quot;:true}],&quot;schema&quot;:&quot;https://github.com/citation-style-language/schema/raw/master/csl-citation.json&quot;} RNDZ8L9YBmgy1"/></text:p></text:note-body></text:note></text:span><text:span text:style-name="T592"> as a significant feature of authentic Christianity. Harvey is a religious scholar, mystic, and founder of what he calls the </text:span><text:span text:style-name="T593">Sacred Activism </text:span><text:span text:style-name="T594">movement. </text:span><text:span text:style-name="T595">Harvey notes, correctly, that Christianity in its original and authentic form was all about </text:span><text:alphabetical-index-mark-start text:id="IMark1835266585680" text:main-entry="true"/><text:span text:style-name="T595">activation</text:span><text:alphabetical-index-mark-end text:id="IMark1835266585680"/><text:span text:style-name="T595">. His comments on the nature of Christ’s work are apropos our discussion.</text:span></text:p>
        <text:p text:style-name="P127">Christ came not to found a new religion or to inaugurate a new set of dogmas but to open up a fierce and shattering new path of love-in-action, a path that seems now, with the hindsight of history, the one that could have saved— and still could save— humanity from its course of suicidal self-destruction.<text:note text:id="ftn99" text:note-class="footnote"><text:note-citation>99</text:note-citation><text:note-body><text:p text:style-name="P34"><text:reference-mark-start text:name="ZOTERO_ITEM CSL_CITATION {&quot;citationID&quot;:&quot;4bEAKKjh&quot;,&quot;properties&quot;:{&quot;formattedCitation&quot;:&quot;Harvey.&quot;,&quot;plainCitation&quot;:&quot;Harvey.&quot;,&quot;noteIndex&quot;:106},&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G0roL7H2Fe"/>Harvey.<text:reference-mark-end text:name="ZOTERO_ITEM CSL_CITATION {&quot;citationID&quot;:&quot;4bEAKKjh&quot;,&quot;properties&quot;:{&quot;formattedCitation&quot;:&quot;Harvey.&quot;,&quot;plainCitation&quot;:&quot;Harvey.&quot;,&quot;noteIndex&quot;:106},&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G0roL7H2Fe"/></text:p></text:note-body></text:note></text:p>
        <text:p text:style-name="P128">He continues</text:p>
        <text:p text:style-name="P109">To a society arranged at every level into oppressive hierarchies—sexual, religious, racial, and political—he presented in his own <text:soft-page-break/>life, a vision of a radical and all-embracing egalitarianism designed to end forever those dogmas and institutions that keep women enslaved, the poor starving, and the rich rotting in a prison of selfish luxury....Again and again, Christ, in his teachings and by his example, made it clear that the only authentic sign of spiritual wisdom is a progress in the kind of ego-annihilating humility that longs to express itself in the ever-greater and richer service of all beings.</text:p>
        <text:p text:style-name="P129">Harvey’s assessment of the nature of Christ’s work is confirmed by a careful reading of the New Testament Gospels. <text:span text:style-name="T596">The New Testament does not tell the story of a </text:span>passive shepherd of people. <text:span text:style-name="T596">It tells the story of an </text:span>active <text:span text:style-name="T596">and revolutionary </text:span>Christ figure <text:span text:style-name="T596">concerned to transformt he world</text:span>.<text:note text:id="ftn100" text:note-class="footnote"><text:note-citation>100</text:note-citation><text:note-body><text:p text:style-name="P130"><text:reference-mark-start text:name="ZOTERO_ITEM CSL_CITATION {&quot;citationID&quot;:&quot;YpXZbbKm&quot;,&quot;properties&quot;:{&quot;formattedCitation&quot;:&quot;Mike Sosteric, \\uc0\\u8220{}Rethinking the Origins and Purpose of Religion: Jesus, Constantine, and the Containment of Global Revolution,\\uc0\\u8221{} {\\i{}Athens Journal of Social Sciences} 9, no. 1 (2020): 69\\uc0\\u8211{}88, https://www.academia.edu/34970150/Rethinking_the_Origins_and_Purpose_of_Religion_Jesus_Constantine_and_the_Containment_of_Global_Revolution.&quot;,&quot;plainCitation&quot;:&quot;Mike Sosteric, “Rethinking the Origins and Purpose of Religion: Jesus, Constantine, and the Containment of Global Revolution,” Athens Journal of Social Sciences 9, no. 1 (2020): 69–88, https://www.academia.edu/34970150/Rethinking_the_Origins_and_Purpose_of_Religion_Jesus_Constantine_and_the_Containment_of_Global_Revolution.&quot;,&quot;noteIndex&quot;:107},&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EvkvSOS02t"/>Mike Sosteric, “Rethinking the Origins and Purpose of Religion: Jesus, Constantine, and the Containment of Global Revolution,” <text:span text:style-name="T141">Athens Journal of Social Sciences</text:span> 9, no. 1 (2020): 69–88, https://www.academia.edu/34970150/Rethinking_the_Origins_and_Purpose_of_Religion_Jesus_Constantine_and_the_Containment_of_Global_Revolution.<text:reference-mark-end text:name="ZOTERO_ITEM CSL_CITATION {&quot;citationID&quot;:&quot;YpXZbbKm&quot;,&quot;properties&quot;:{&quot;formattedCitation&quot;:&quot;Mike Sosteric, \\uc0\\u8220{}Rethinking the Origins and Purpose of Religion: Jesus, Constantine, and the Containment of Global Revolution,\\uc0\\u8221{} {\\i{}Athens Journal of Social Sciences} 9, no. 1 (2020): 69\\uc0\\u8211{}88, https://www.academia.edu/34970150/Rethinking_the_Origins_and_Purpose_of_Religion_Jesus_Constantine_and_the_Containment_of_Global_Revolution.&quot;,&quot;plainCitation&quot;:&quot;Mike Sosteric, “Rethinking the Origins and Purpose of Religion: Jesus, Constantine, and the Containment of Global Revolution,” Athens Journal of Social Sciences 9, no. 1 (2020): 69–88, https://www.academia.edu/34970150/Rethinking_the_Origins_and_Purpose_of_Religion_Jesus_Constantine_and_the_Containment_of_Global_Revolution.&quot;,&quot;noteIndex&quot;:107},&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EvkvSOS02t"/></text:p></text:note-body></text:note> </text:p>
        <text:p text:style-name="P131"><text:span text:style-name="T597">In his book, </text:span><text:span text:style-name="T598">Teachings of the Christian Mystics,</text:span><text:span text:style-name="T597"> </text:span>Harvey is speaking of original Christian teachings, and Christian mystical traditions, but the same movement to <text:soft-page-break/>radical compassion, hunger for justice, and action in the world (i.e., <text:alphabetical-index-mark-start text:id="IMark1835266585680" text:main-entry="true"/>activation<text:alphabetical-index-mark-end text:id="IMark1835266585680"/>) can be observed in other traditions as well. Harvey finds the same <text:alphabetical-index-mark-start text:id="IMark1835266583920" text:main-entry="true"/>activation<text:alphabetical-index-mark-end text:id="IMark1835266583920"/>, the same emphasis on action and transformation of the world, in the Hindu mystical traditions. He writes: </text:p>
        <text:p text:style-name="P132">Lord Krishna’s teaching in the Bhagavad Gita also suggests another holy secret that has inspiMalevichred some of the greatest mystics of the Hindu tradition. Simply stated, <text:span text:style-name="T599">the </text:span>human being <text:span text:style-name="T279">only achieves union with God in all of His aspects through a fusion of contemplation and action</text:span>. God is after all both Eternal Being and Eternal Becoming; in contemplative knowledge of our eternal identity with Brahman, we rest in God’s Being, like a drop of water in the all-surrounding ocean; in enacting the divine will selflessly, we participate in the transforming activity of God, in what a great mystic of another tradition, Rumi, called “God’s perpetual massive resurrection.”<text:note text:id="ftn101" text:note-class="footnote"><text:note-citation>101</text:note-citation><text:note-body><text:p text:style-name="P130"><text:reference-mark-start text:name="ZOTERO_ITEM CSL_CITATION {&quot;citationID&quot;:&quot;LD35W78f&quot;,&quot;properties&quot;:{&quot;formattedCitation&quot;:&quot;Harvey, {\\i{}Teachings of the Christian Mystics}: emphasis added.&quot;,&quot;plainCitation&quot;:&quot;Harvey, Teachings of the Christian Mystics: emphasis added.&quot;,&quot;noteIndex&quot;:108},&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uffix&quot;:&quot;: emphasis added&quot;}],&quot;schema&quot;:&quot;https://github.com/citation-style-language/schema/raw/master/csl-citation.json&quot;} RNDWzVuB5hnxH"/>Harvey, <text:span text:style-name="T141">Teachings of the Christian Mystics</text:span>: emphasis added.<text:reference-mark-end text:name="ZOTERO_ITEM CSL_CITATION {&quot;citationID&quot;:&quot;LD35W78f&quot;,&quot;properties&quot;:{&quot;formattedCitation&quot;:&quot;Harvey, {\\i{}Teachings of the Christian Mystics}: emphasis added.&quot;,&quot;plainCitation&quot;:&quot;Harvey, Teachings of the Christian Mystics: emphasis added.&quot;,&quot;noteIndex&quot;:108},&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uffix&quot;:&quot;: emphasis added&quot;}],&quot;schema&quot;:&quot;https://github.com/citation-style-language/schema/raw/master/csl-citation.json&quot;} RNDWzVuB5hnxH"/></text:p></text:note-body></text:note></text:p>
        <text:p text:style-name="P133"><text:span text:style-name="T600">As with Christ’s example, in this Hindu tradition of active political engagement we find Gandhi’s highly </text:span><text:soft-page-break/><text:span text:style-name="T600">influential passive resistance to British colonial rule,</text:span><text:span text:style-name="T600"><text:note text:id="ftn102" text:note-class="footnote"><text:note-citation>102</text:note-citation><text:note-body><text:p text:style-name="P48"><text:reference-mark-start text:name="ZOTERO_ITEM CSL_CITATION {&quot;citationID&quot;:&quot;h5KYOqsf&quot;,&quot;properties&quot;:{&quot;formattedCitation&quot;:&quot;Anonymous, \\uc0\\u8220{}Gandhi and the Passive Resistance Campaign 1907-1914,\\uc0\\u8221{} Text, South African History Online, July 30, 2013, https://www.sahistory.org.za/article/gandhi-and-passive-resistance-campaign-1907-1914.&quot;,&quot;plainCitation&quot;:&quot;Anonymous, “Gandhi and the Passive Resistance Campaign 1907-1914,” Text, South African History Online, July 30, 2013, https://www.sahistory.org.za/article/gandhi-and-passive-resistance-campaign-1907-1914.&quot;,&quot;noteIndex&quot;:109},&quot;citationItems&quot;:[{&quot;id&quot;:2681,&quot;uris&quot;:[&quot;http://zotero.org/users/4295591/items/W6SN57JV&quot;,[&quot;http://zotero.org/users/4295591/items/W6SN57JV&quot;]],&quot;itemData&quot;:{&quot;id&quot;:2681,&quot;type&quot;:&quot;webpage&quot;,&quot;abstract&quot;:&quot;The passive resistance campaigns led by MK Gandhi in South Africa had huge consequences not only for the history of the country but also for world history in general.&quot;,&quot;container-title&quot;:&quot;South African History Online&quot;,&quot;genre&quot;:&quot;Text&quot;,&quot;language&quot;:&quot;en&quot;,&quot;title&quot;:&quot;Gandhi and the Passive Resistance Campaign 1907-1914&quot;,&quot;URL&quot;:&quot;https://www.sahistory.org.za/article/gandhi-and-passive-resistance-campaign-1907-1914&quot;,&quot;author&quot;:[{&quot;family&quot;:&quot;Anonymous&quot;,&quot;given&quot;:&quot;&quot;}],&quot;accessed&quot;:{&quot;date-parts&quot;:[[&quot;2019&quot;,4,15]]},&quot;issued&quot;:{&quot;date-parts&quot;:[[&quot;2013&quot;,7,30]]}}}],&quot;schema&quot;:&quot;https://github.com/citation-style-language/schema/raw/master/csl-citation.json&quot;} RNDppv0cHq08N"/>Anonymous, “Gandhi and the Passive Resistance Campaign 1907-1914,” Text, South African History Online, July 30, 2013, https://www.sahistory.org.za/article/gandhi-and-passive-resistance-campaign-1907-1914.<text:reference-mark-end text:name="ZOTERO_ITEM CSL_CITATION {&quot;citationID&quot;:&quot;h5KYOqsf&quot;,&quot;properties&quot;:{&quot;formattedCitation&quot;:&quot;Anonymous, \\uc0\\u8220{}Gandhi and the Passive Resistance Campaign 1907-1914,\\uc0\\u8221{} Text, South African History Online, July 30, 2013, https://www.sahistory.org.za/article/gandhi-and-passive-resistance-campaign-1907-1914.&quot;,&quot;plainCitation&quot;:&quot;Anonymous, “Gandhi and the Passive Resistance Campaign 1907-1914,” Text, South African History Online, July 30, 2013, https://www.sahistory.org.za/article/gandhi-and-passive-resistance-campaign-1907-1914.&quot;,&quot;noteIndex&quot;:109},&quot;citationItems&quot;:[{&quot;id&quot;:2681,&quot;uris&quot;:[&quot;http://zotero.org/users/4295591/items/W6SN57JV&quot;,[&quot;http://zotero.org/users/4295591/items/W6SN57JV&quot;]],&quot;itemData&quot;:{&quot;id&quot;:2681,&quot;type&quot;:&quot;webpage&quot;,&quot;abstract&quot;:&quot;The passive resistance campaigns led by MK Gandhi in South Africa had huge consequences not only for the history of the country but also for world history in general.&quot;,&quot;container-title&quot;:&quot;South African History Online&quot;,&quot;genre&quot;:&quot;Text&quot;,&quot;language&quot;:&quot;en&quot;,&quot;title&quot;:&quot;Gandhi and the Passive Resistance Campaign 1907-1914&quot;,&quot;URL&quot;:&quot;https://www.sahistory.org.za/article/gandhi-and-passive-resistance-campaign-1907-1914&quot;,&quot;author&quot;:[{&quot;family&quot;:&quot;Anonymous&quot;,&quot;given&quot;:&quot;&quot;}],&quot;accessed&quot;:{&quot;date-parts&quot;:[[&quot;2019&quot;,4,15]]},&quot;issued&quot;:{&quot;date-parts&quot;:[[&quot;2013&quot;,7,30]]}}}],&quot;schema&quot;:&quot;https://github.com/citation-style-language/schema/raw/master/csl-citation.json&quot;} RNDppv0cHq08N"/></text:p></text:note-body></text:note></text:span><text:span text:style-name="T600"> inspired by the Bhagavad Gita, which glorifies action in the world,</text:span><text:span text:style-name="T600"><text:note text:id="ftn103" text:note-class="footnote"><text:note-citation>103</text:note-citation><text:note-body><text:p text:style-name="Footnote"><text:reference-mark-start text:name="ZOTERO_ITEM CSL_CITATION {&quot;citationID&quot;:&quot;BnTQPxIh&quot;,&quot;properties&quot;:{&quot;formattedCitation&quot;:&quot;Louis Fisher, {\\i{}The Life of Mahatma Gandhi} (New York: Harper &amp; Row, 1950).&quot;,&quot;plainCitation&quot;:&quot;Louis Fisher, The Life of Mahatma Gandhi (New York: Harper &amp; Row, 1950).&quot;,&quot;noteIndex&quot;:110},&quot;citationItems&quot;:[{&quot;id&quot;:1018,&quot;uris&quot;:[&quot;http://zotero.org/users/4295591/items/6Y4HTXVM&quot;,[&quot;http://zotero.org/users/4295591/items/6Y4HTXVM&quot;]],&quot;itemData&quot;:{&quot;id&quot;:1018,&quot;type&quot;:&quot;book&quot;,&quot;event-place&quot;:&quot;New York&quot;,&quot;publisher&quot;:&quot;Harper &amp; Row&quot;,&quot;publisher-place&quot;:&quot;New York&quot;,&quot;title&quot;:&quot;The Life of Mahatma Gandhi&quot;,&quot;author&quot;:[{&quot;family&quot;:&quot;Fisher&quot;,&quot;given&quot;:&quot;Louis&quot;}],&quot;issued&quot;:{&quot;date-parts&quot;:[[&quot;1950&quot;]]}}}],&quot;schema&quot;:&quot;https://github.com/citation-style-language/schema/raw/master/csl-citation.json&quot;} RND8RtfDM6vrn"/><text:span text:style-name="T89">Louis Fisher, </text:span><text:span text:style-name="T90">The Life of Mahatma Gandhi</text:span><text:span text:style-name="T89"> (New York: Harper &amp; Row, 1950).</text:span><text:reference-mark-end text:name="ZOTERO_ITEM CSL_CITATION {&quot;citationID&quot;:&quot;BnTQPxIh&quot;,&quot;properties&quot;:{&quot;formattedCitation&quot;:&quot;Louis Fisher, {\\i{}The Life of Mahatma Gandhi} (New York: Harper &amp; Row, 1950).&quot;,&quot;plainCitation&quot;:&quot;Louis Fisher, The Life of Mahatma Gandhi (New York: Harper &amp; Row, 1950).&quot;,&quot;noteIndex&quot;:110},&quot;citationItems&quot;:[{&quot;id&quot;:1018,&quot;uris&quot;:[&quot;http://zotero.org/users/4295591/items/6Y4HTXVM&quot;,[&quot;http://zotero.org/users/4295591/items/6Y4HTXVM&quot;]],&quot;itemData&quot;:{&quot;id&quot;:1018,&quot;type&quot;:&quot;book&quot;,&quot;event-place&quot;:&quot;New York&quot;,&quot;publisher&quot;:&quot;Harper &amp; Row&quot;,&quot;publisher-place&quot;:&quot;New York&quot;,&quot;title&quot;:&quot;The Life of Mahatma Gandhi&quot;,&quot;author&quot;:[{&quot;family&quot;:&quot;Fisher&quot;,&quot;given&quot;:&quot;Louis&quot;}],&quot;issued&quot;:{&quot;date-parts&quot;:[[&quot;1950&quot;]]}}}],&quot;schema&quot;:&quot;https://github.com/citation-style-language/schema/raw/master/csl-citation.json&quot;} RND8RtfDM6vrn"/></text:p></text:note-body></text:note></text:span><text:span text:style-name="T600"> the Sermon on the Mount, and by Tolstoy’s interpretation of a non-violent, but politically active, Christian core.</text:span><text:span text:style-name="T601"><text:note text:id="ftn104" text:note-class="footnote"><text:note-citation>104</text:note-citation><text:note-body><text:p text:style-name="Footnote"><text:reference-mark-start text:name="ZOTERO_ITEM CSL_CITATION {&quot;citationID&quot;:&quot;70TTW5eO&quot;,&quot;properties&quot;:{&quot;formattedCitation&quot;:&quot;Leo Tolstoy, {\\i{}The Kingdom of God Is Within You (Classics To Go) EBook: Leo Tolstoy: Amazon.ca: Gateway}, trans. Constance Garnett (CreateSpace, 2016).&quot;,&quot;plainCitation&quot;:&quot;Leo Tolstoy, The Kingdom of God Is Within You (Classics To Go) EBook: Leo Tolstoy: Amazon.ca: Gateway, trans. Constance Garnett (CreateSpace, 2016).&quot;,&quot;noteIndex&quot;:111},&quot;citationItems&quot;:[{&quot;id&quot;:2680,&quot;uris&quot;:[&quot;http://zotero.org/users/4295591/items/HNTEFQ6I&quot;,[&quot;http://zotero.org/users/4295591/items/HNTEFQ6I&quot;]],&quot;itemData&quot;:{&quot;id&quot;:2680,&quot;type&quot;:&quot;book&quot;,&quot;publisher&quot;:&quot;CreateSpace&quot;,&quot;title&quot;:&quot;The Kingdom of God Is Within You (Classics To Go) eBook: Leo Tolstoy: Amazon.ca: Gateway&quot;,&quot;author&quot;:[{&quot;family&quot;:&quot;Tolstoy&quot;,&quot;given&quot;:&quot;Leo&quot;}],&quot;translator&quot;:[{&quot;family&quot;:&quot;Garnett&quot;,&quot;given&quot;:&quot;Constance&quot;}],&quot;accessed&quot;:{&quot;date-parts&quot;:[[&quot;2019&quot;,4,15]]},&quot;issued&quot;:{&quot;date-parts&quot;:[[&quot;2016&quot;]]}}}],&quot;schema&quot;:&quot;https://github.com/citation-style-language/schema/raw/master/csl-citation.json&quot;} RNDQQNyfS4aL1"/><text:span text:style-name="T89">Leo Tolstoy, </text:span><text:span text:style-name="T90">The Kingdom of God Is Within You (Classics To Go) EBook: Leo Tolstoy: Amazon.ca: Gateway</text:span><text:span text:style-name="T89">, trans. Constance Garnett (CreateSpace, 2016).</text:span><text:reference-mark-end text:name="ZOTERO_ITEM CSL_CITATION {&quot;citationID&quot;:&quot;70TTW5eO&quot;,&quot;properties&quot;:{&quot;formattedCitation&quot;:&quot;Leo Tolstoy, {\\i{}The Kingdom of God Is Within You (Classics To Go) EBook: Leo Tolstoy: Amazon.ca: Gateway}, trans. Constance Garnett (CreateSpace, 2016).&quot;,&quot;plainCitation&quot;:&quot;Leo Tolstoy, The Kingdom of God Is Within You (Classics To Go) EBook: Leo Tolstoy: Amazon.ca: Gateway, trans. Constance Garnett (CreateSpace, 2016).&quot;,&quot;noteIndex&quot;:111},&quot;citationItems&quot;:[{&quot;id&quot;:2680,&quot;uris&quot;:[&quot;http://zotero.org/users/4295591/items/HNTEFQ6I&quot;,[&quot;http://zotero.org/users/4295591/items/HNTEFQ6I&quot;]],&quot;itemData&quot;:{&quot;id&quot;:2680,&quot;type&quot;:&quot;book&quot;,&quot;publisher&quot;:&quot;CreateSpace&quot;,&quot;title&quot;:&quot;The Kingdom of God Is Within You (Classics To Go) eBook: Leo Tolstoy: Amazon.ca: Gateway&quot;,&quot;author&quot;:[{&quot;family&quot;:&quot;Tolstoy&quot;,&quot;given&quot;:&quot;Leo&quot;}],&quot;translator&quot;:[{&quot;family&quot;:&quot;Garnett&quot;,&quot;given&quot;:&quot;Constance&quot;}],&quot;accessed&quot;:{&quot;date-parts&quot;:[[&quot;2019&quot;,4,15]]},&quot;issued&quot;:{&quot;date-parts&quot;:[[&quot;2016&quot;]]}}}],&quot;schema&quot;:&quot;https://github.com/citation-style-language/schema/raw/master/csl-citation.json&quot;} RNDQQNyfS4aL1"/></text:p></text:note-body></text:note></text:span></text:p>
        <text:h text:style-name="P134" text:outline-level="3"><text:bookmark-start text:name="__RefHeading___Toc8339_3443761973"/><text:alphabetical-index-mark-start text:id="IMark1835266585680" text:main-entry="true"/>External Resistance<text:bookmark-end text:name="__RefHeading___Toc8339_3443761973"/><text:alphabetical-index-mark-end text:id="IMark1835266585680"/></text:h>
        <text:p text:style-name="P105"><text:span text:style-name="T602">It should be noted that like </text:span><text:alphabetical-index-mark-start text:id="IMark1835266583440" text:main-entry="true"/><text:span text:style-name="T602">awakening</text:span><text:alphabetical-index-mark-end text:id="IMark1835266583440"/><text:span text:style-name="T602">, the </text:span><text:alphabetical-index-mark-start text:id="IMark1835266580960" text:main-entry="true"/><text:span text:style-name="T602">activation</text:span><text:alphabetical-index-mark-end text:id="IMark1835266580960"/><text:span text:style-name="T602"> that comes from participating in an </text:span><text:alphabetical-index-mark-start text:id="IMark1835266583040" text:main-entry="true"/><text:span text:style-name="T602">authentic spirituality</text:span><text:alphabetical-index-mark-end text:id="IMark1835266583040"/><text:span text:style-name="T602"> that connects (really any activity that connects, whether labelled “spiritual” or not) is generally a positive thing. However, negative experiences of </text:span><text:alphabetical-index-mark-start text:id="IMark1835266581760" text:main-entry="true"/><text:span text:style-name="T602">activation</text:span><text:alphabetical-index-mark-end text:id="IMark1835266581760"/><text:span text:style-name="T602"> are possible as well. These negative experiences typically revolve around the experience of </text:span><text:span text:style-name="T603">resistance </text:span><text:span text:style-name="T604">to </text:span><text:alphabetical-index-mark-start text:id="IMark1835266581600" text:main-entry="true"/><text:span text:style-name="T604">activation</text:span><text:alphabetical-index-mark-end text:id="IMark1835266581600"/><text:span text:style-name="T604">. </text:span><text:span text:style-name="T605">It is like waking up in the morning to somebody poking you with a needle, </text:span><text:span text:style-name="T606">but</text:span><text:span text:style-name="T607"> </text:span><text:span text:style-name="T605">who refuses to stop even though you are awake and </text:span><text:span text:style-name="T606">telling them to </text:span><text:span text:style-name="T605">stop. You wake up. You activate. You push back. You try and get them to stop. If </text:span><text:soft-page-break/><text:span text:style-name="T605">they stop, then your experience of </text:span><text:alphabetical-index-mark-start text:id="IMark1835266583120" text:main-entry="true"/><text:span text:style-name="T605">activation</text:span><text:alphabetical-index-mark-end text:id="IMark1835266583120"/><text:span text:style-name="T605"> is positive and empowering. </text:span><text:span text:style-name="T608">If they </text:span><text:span text:style-name="T607">do not</text:span><text:span text:style-name="T608"> stop, if </text:span><text:span text:style-name="T605">they just keep poking you </text:span><text:span text:style-name="T608">no matter how hard you activate against them, </text:span><text:span text:style-name="T606">or </text:span><text:span text:style-name="T608">if they lash out even harder against you, your experience of </text:span><text:alphabetical-index-mark-start text:id="IMark1835266582400" text:main-entry="true"/><text:span text:style-name="T608">activation</text:span><text:alphabetical-index-mark-end text:id="IMark1835266582400"/><text:span text:style-name="T608"> will be negative. </text:span></text:p>
        <text:p text:style-name="P135"><text:span text:style-name="T605">T</text:span><text:span text:style-name="T608">he idea of waking up to pokes, and then not being able to stop th</text:span><text:span text:style-name="T607">em because the other person just continues the assault, </text:span><text:span text:style-name="T608">is a good illustration of what is involved in a negative experience of </text:span><text:alphabetical-index-mark-start text:id="IMark1835266581760" text:main-entry="true"/><text:span text:style-name="T608">activation</text:span><text:alphabetical-index-mark-end text:id="IMark1835266581760"/><text:span text:style-name="T608">, but real-world examples will make this a little clearer. For example, think of a female waking up in a patriarchal household and then activating to end that patriarchy. </text:span><text:span text:style-name="T609">A female who has a </text:span><text:alphabetical-index-mark-start text:id="IMark1835266584480" text:main-entry="true"/><text:alphabetical-index-mark-start text:id="IMark1835266585680" text:main-entry="true"/><text:span text:style-name="T609">connection</text:span><text:alphabetical-index-mark-end text:id="IMark1835266585680"/><text:span text:style-name="T609"> experience</text:span><text:alphabetical-index-mark-end text:id="IMark1835266584480"/><text:span text:style-name="T609">, however weak, and activates against an oppressive patriarchy at home, at work, or in the general society, will experience resistance and push back. A single female activating in a patriarchal environment, a single female standing up and claiming power and authority in a patriarchal social and economic world, may be beaten down verbally, emotionally, psychologically, and even physically as a direct consequence of her </text:span><text:alphabetical-index-mark-start text:id="IMark1835266582960" text:main-entry="true"/><text:span text:style-name="T609">activation</text:span><text:alphabetical-index-mark-end text:id="IMark1835266582960"/><text:span text:style-name="T609">. In some societies still heavily dominated by male power and privilege, activating females can even be burned to death, as was the case with nineteen-year-old Nusrat Jahan Rafi who was lit on fire after reporting sexual harassment in her </text:span><text:soft-page-break/><text:span text:style-name="T609">school.</text:span><text:span text:style-name="T609"><text:note text:id="ftn105" text:note-class="footnote"><text:note-citation>105</text:note-citation><text:note-body><text:p text:style-name="Footnote"><text:reference-mark-start text:name="ZOTERO_ITEM CSL_CITATION {&quot;citationID&quot;:&quot;kqicjPCg&quot;,&quot;properties&quot;:{&quot;formattedCitation&quot;:&quot;Mir Sabbir, \\uc0\\u8220{}Burned to Death for Reporting Sexual Harassment,\\uc0\\u8221{} {\\i{}BBC News}, 2019, sec. Asia, https://www.bbc.com/news/world-asia-47947117.&quot;,&quot;plainCitation&quot;:&quot;Mir Sabbir, “Burned to Death for Reporting Sexual Harassment,” BBC News, 2019, sec. Asia, https://www.bbc.com/news/world-asia-47947117.&quot;,&quot;noteIndex&quot;:112},&quot;citationItems&quot;:[{&quot;id&quot;:1092,&quot;uris&quot;:[&quot;http://zotero.org/users/4295591/items/226N8WBY&quot;,[&quot;http://zotero.org/users/4295591/items/226N8WBY&quot;]],&quot;itemData&quot;:{&quot;id&quot;:1092,&quot;type&quot;:&quot;article-newspaper&quot;,&quot;abstract&quot;:&quot;Nusrat was set on fire after accusing her headmaster of sexual harassment, but spoke out before dying.&quot;,&quot;container-title&quot;:&quot;BBC News&quot;,&quot;language&quot;:&quot;en-GB&quot;,&quot;section&quot;:&quot;Asia&quot;,&quot;source&quot;:&quot;www.bbc.com&quot;,&quot;title&quot;:&quot;Burned to death for reporting sexual harassment&quot;,&quot;URL&quot;:&quot;https://www.bbc.com/news/world-asia-47947117&quot;,&quot;author&quot;:[{&quot;family&quot;:&quot;Sabbir&quot;,&quot;given&quot;:&quot;Mir&quot;}],&quot;accessed&quot;:{&quot;date-parts&quot;:[[&quot;2019&quot;,4,19]]},&quot;issued&quot;:{&quot;date-parts&quot;:[[&quot;2019&quot;]]}}}],&quot;schema&quot;:&quot;https://github.com/citation-style-language/schema/raw/master/csl-citation.json&quot;} RNDS8tHIRXO0C"/><text:span text:style-name="T89">Mir Sabbir, “Burned to Death for Reporting Sexual Harassment,” </text:span><text:span text:style-name="T90">BBC News</text:span><text:span text:style-name="T89">, 2019, sec. Asia, https://www.bbc.com/news/world-asia-47947117.</text:span><text:reference-mark-end text:name="ZOTERO_ITEM CSL_CITATION {&quot;citationID&quot;:&quot;kqicjPCg&quot;,&quot;properties&quot;:{&quot;formattedCitation&quot;:&quot;Mir Sabbir, \\uc0\\u8220{}Burned to Death for Reporting Sexual Harassment,\\uc0\\u8221{} {\\i{}BBC News}, 2019, sec. Asia, https://www.bbc.com/news/world-asia-47947117.&quot;,&quot;plainCitation&quot;:&quot;Mir Sabbir, “Burned to Death for Reporting Sexual Harassment,” BBC News, 2019, sec. Asia, https://www.bbc.com/news/world-asia-47947117.&quot;,&quot;noteIndex&quot;:112},&quot;citationItems&quot;:[{&quot;id&quot;:1092,&quot;uris&quot;:[&quot;http://zotero.org/users/4295591/items/226N8WBY&quot;,[&quot;http://zotero.org/users/4295591/items/226N8WBY&quot;]],&quot;itemData&quot;:{&quot;id&quot;:1092,&quot;type&quot;:&quot;article-newspaper&quot;,&quot;abstract&quot;:&quot;Nusrat was set on fire after accusing her headmaster of sexual harassment, but spoke out before dying.&quot;,&quot;container-title&quot;:&quot;BBC News&quot;,&quot;language&quot;:&quot;en-GB&quot;,&quot;section&quot;:&quot;Asia&quot;,&quot;source&quot;:&quot;www.bbc.com&quot;,&quot;title&quot;:&quot;Burned to death for reporting sexual harassment&quot;,&quot;URL&quot;:&quot;https://www.bbc.com/news/world-asia-47947117&quot;,&quot;author&quot;:[{&quot;family&quot;:&quot;Sabbir&quot;,&quot;given&quot;:&quot;Mir&quot;}],&quot;accessed&quot;:{&quot;date-parts&quot;:[[&quot;2019&quot;,4,19]]},&quot;issued&quot;:{&quot;date-parts&quot;:[[&quot;2019&quot;]]}}}],&quot;schema&quot;:&quot;https://github.com/citation-style-language/schema/raw/master/csl-citation.json&quot;} RNDS8tHIRXO0C"/></text:p></text:note-body></text:note></text:span><text:span text:style-name="T609"> The patriarchal men and women that surround an </text:span><text:alphabetical-index-mark-start text:id="IMark1835266585760" text:main-entry="true"/><text:span text:style-name="T609">awakening</text:span><text:alphabetical-index-mark-end text:id="IMark1835266585760"/><text:span text:style-name="T609"> and activating female will, within the limits of social and legal conventions, attack to preempt the </text:span><text:alphabetical-index-mark-start text:id="IMark1835266581600" text:main-entry="true"/><text:span text:style-name="T609">activation</text:span><text:alphabetical-index-mark-end text:id="IMark1835266581600"/><text:span text:style-name="T609"> and push back down. </text:span></text:p>
        <text:p text:style-name="P136"><text:span text:style-name="T610">It is not just women who experience resistance as a consequence of </text:span><text:alphabetical-index-mark-start text:id="IMark1835266582400" text:main-entry="true"/><text:span text:style-name="T610">activation</text:span><text:alphabetical-index-mark-end text:id="IMark1835266582400"/><text:span text:style-name="T610">. You can also see resistance to </text:span><text:alphabetical-index-mark-start text:id="IMark1835266583440" text:main-entry="true"/><text:span text:style-name="T610">activation</text:span><text:alphabetical-index-mark-end text:id="IMark1835266583440"/><text:span text:style-name="T610"> when young people, naturally, or as a consequence of exposure to </text:span><text:alphabetical-index-mark-start text:id="IMark1835266583040" text:main-entry="true"/><text:alphabetical-index-mark text:string-value="Ascension Manual" text:main-entry="true"/><text:span text:style-name="T610">c</text:span><text:span text:style-name="T611">onnection</text:span><text:alphabetical-index-mark-end text:id="IMark1835266583040"/><text:span text:style-name="T611"> </text:span><text:span text:style-name="T612">s</text:span><text:span text:style-name="T611">upplements</text:span><text:span text:style-name="T613">, awaken, activate, and begin to question and rebel against parental and teacher oppression. Teenagers that are connecting, even if this </text:span><text:alphabetical-index-mark-start text:id="IMark1835266580960" text:main-entry="true"/><text:span text:style-name="T613">connection</text:span><text:alphabetical-index-mark-end text:id="IMark1835266580960"/><text:span text:style-name="T613"> is confused and misinformed, awaken, activate, and challenge oppressive parental, teacher, and even governmental authorities. When they do, they are often met with psychological, emotional, and even physical aggression and assault. In other words, resistance.</text:span></text:p>
        <text:p text:style-name="P137"><text:span text:style-name="T614">Interestingly, adolescent and young adult </text:span><text:alphabetical-index-mark-start text:id="IMark1835266584400" text:main-entry="true"/><text:span text:style-name="T615">awakening</text:span><text:alphabetical-index-mark-end text:id="IMark1835266584400"/><text:span text:style-name="T615"> and </text:span><text:alphabetical-index-mark-start text:id="IMark1835266585760" text:main-entry="true"/><text:span text:style-name="T614">activation</text:span><text:alphabetical-index-mark-end text:id="IMark1835266585760"/><text:span text:style-name="T614"> as a result of exposure to </text:span><text:alphabetical-index-mark-start text:id="IMark1835266581760" text:main-entry="true"/><text:alphabetical-index-mark text:string-value="Ascension Manual" text:main-entry="true"/><text:span text:style-name="T614">connection</text:span><text:alphabetical-index-mark-end text:id="IMark1835266581760"/><text:span text:style-name="T614"> supplements was a major problem for authorities in the 1960s and 70s when young people, </text:span><text:span text:style-name="T616">workers, the lower classes, </text:span><text:span text:style-name="T617">etc., were </text:span><text:span text:style-name="T614">exposed to Cannabis, LSD, and other </text:span><text:alphabetical-index-mark-start text:id="IMark1835266581600" text:main-entry="true"/><text:alphabetical-index-mark text:string-value="Ascension Manual" text:main-entry="true"/><text:span text:style-name="T614">connection</text:span><text:alphabetical-index-mark-end text:id="IMark1835266581600"/><text:span text:style-name="T614"> supplements, began to awaken, activate, and shift away from the stultifying sexuality, brutal racism, </text:span><text:soft-page-break/><text:span text:style-name="T614">and exploitative “manifest destiny” of their “square” and disconnected parents.</text:span><text:span text:style-name="T614"><text:note text:id="ftn106" text:note-class="footnote"><text:note-citation>106</text:note-citation><text:note-body><text:p text:style-name="Footnote"><text:reference-mark-start text:name="ZOTERO_ITEM CSL_CITATION {&quot;citationID&quot;:&quot;5JBFxUe6&quot;,&quot;properties&quot;:{&quot;formattedCitation&quot;:&quot;Christopher Booker, {\\i{}The Neophiliacs: Revolution in English Life in the Fifties and Sixties} (New York: Harper Collins, 1970).&quot;,&quot;plainCitation&quot;:&quot;Christopher Booker, The Neophiliacs: Revolution in English Life in the Fifties and Sixties (New York: Harper Collins, 1970).&quot;,&quot;noteIndex&quot;:113},&quot;citationItems&quot;:[{&quot;id&quot;:2706,&quot;uris&quot;:[&quot;http://zotero.org/users/4295591/items/R56YE3AW&quot;,[&quot;http://zotero.org/users/4295591/items/R56YE3AW&quot;]],&quot;itemData&quot;:{&quot;id&quot;:2706,&quot;type&quot;:&quot;book&quot;,&quot;event-place&quot;:&quot;New York&quot;,&quot;publisher&quot;:&quot;Harper Collins&quot;,&quot;publisher-place&quot;:&quot;New York&quot;,&quot;title&quot;:&quot;The Neophiliacs: Revolution in English Life in the Fifties and Sixties&quot;,&quot;author&quot;:[{&quot;family&quot;:&quot;Booker&quot;,&quot;given&quot;:&quot;Christopher&quot;}],&quot;issued&quot;:{&quot;date-parts&quot;:[[&quot;1970&quot;]]}}}],&quot;schema&quot;:&quot;https://github.com/citation-style-language/schema/raw/master/csl-citation.json&quot;} RNDH2YX0bWezR"/><text:span text:style-name="T89">Christopher Booker, </text:span><text:span text:style-name="T90">The Neophiliacs: Revolution in English Life in the Fifties and Sixties</text:span><text:span text:style-name="T89"> (New York: Harper Collins, 1970).</text:span><text:reference-mark-end text:name="ZOTERO_ITEM CSL_CITATION {&quot;citationID&quot;:&quot;5JBFxUe6&quot;,&quot;properties&quot;:{&quot;formattedCitation&quot;:&quot;Christopher Booker, {\\i{}The Neophiliacs: Revolution in English Life in the Fifties and Sixties} (New York: Harper Collins, 1970).&quot;,&quot;plainCitation&quot;:&quot;Christopher Booker, The Neophiliacs: Revolution in English Life in the Fifties and Sixties (New York: Harper Collins, 1970).&quot;,&quot;noteIndex&quot;:113},&quot;citationItems&quot;:[{&quot;id&quot;:2706,&quot;uris&quot;:[&quot;http://zotero.org/users/4295591/items/R56YE3AW&quot;,[&quot;http://zotero.org/users/4295591/items/R56YE3AW&quot;]],&quot;itemData&quot;:{&quot;id&quot;:2706,&quot;type&quot;:&quot;book&quot;,&quot;event-place&quot;:&quot;New York&quot;,&quot;publisher&quot;:&quot;Harper Collins&quot;,&quot;publisher-place&quot;:&quot;New York&quot;,&quot;title&quot;:&quot;The Neophiliacs: Revolution in English Life in the Fifties and Sixties&quot;,&quot;author&quot;:[{&quot;family&quot;:&quot;Booker&quot;,&quot;given&quot;:&quot;Christopher&quot;}],&quot;issued&quot;:{&quot;date-parts&quot;:[[&quot;1970&quot;]]}}}],&quot;schema&quot;:&quot;https://github.com/citation-style-language/schema/raw/master/csl-citation.json&quot;} RNDH2YX0bWezR"/></text:p></text:note-body></text:note></text:span><text:span text:style-name="T614"> </text:span><text:span text:style-name="T618">T</text:span><text:span text:style-name="T614">he </text:span><text:alphabetical-index-mark-start text:id="IMark1835266580800" text:main-entry="true"/><text:alphabetical-index-mark text:string-value="Ascension Manual" text:main-entry="true"/><text:span text:style-name="T614">connection</text:span><text:alphabetical-index-mark-end text:id="IMark1835266580800"/><text:span text:style-name="T614"> supplements of the 1960s and 70s </text:span><text:span text:style-name="T619">activated a generation and </text:span><text:span text:style-name="T614">fuelled a counter-cultural revolution that pushed major industrial nations to the political left, and fundamentally </text:span><text:span text:style-name="T616">altered the </text:span><text:span text:style-name="T620">extant </text:span><text:span text:style-name="T616">power structure. </text:span><text:span text:style-name="T621">These sixties hippies experienced </text:span><text:span text:style-name="T622">considerable resistance from parents, teachers, and a society that simply </text:span><text:span text:style-name="T619">did</text:span><text:span text:style-name="T622"> </text:span><text:span text:style-name="T623">no</text:span><text:span text:style-name="T622">t understand </text:span><text:span text:style-name="T624">and was </text:span><text:span text:style-name="T619">not </text:span><text:span text:style-name="T624">properly </text:span><text:span text:style-name="T622">prepared for what was occurring to the children. Resistance was personal, in the form of </text:span><text:span text:style-name="T623">family</text:span><text:span text:style-name="T622"> repression and oppression, </text:span><text:span text:style-name="T625">and political</text:span><text:span text:style-name="T622">. </text:span><text:span text:style-name="T625">On the personal level, p</text:span><text:span text:style-name="T624">arents would belittle and assault their “hippy” children in a backfiring attempt to make them conform. There was also </text:span><text:span text:style-name="T622">political </text:span><text:span text:style-name="T624">resistance, as was the case with the Kent Sta</text:span><text:span text:style-name="T626">t</text:span><text:span text:style-name="T624">e Massacre of May 4, 1970, where four university students were murdered by Ohio National Guardsman.</text:span><text:span text:style-name="T624"><text:note text:id="ftn107" text:note-class="footnote"><text:note-citation>107</text:note-citation><text:note-body><text:p text:style-name="Footnote"><text:a xlink:type="simple" xlink:href="https://en.wikipedia.org/wiki/Kent_State_shootings" text:style-name="Internet_20_link" text:visited-style-name="Visited_20_Internet_20_Link"><text:span text:style-name="T37">https://en.wikipedia.org/wiki/Kent_State_shootings</text:span></text:a></text:p></text:note-body></text:note></text:span><text:span text:style-name="T624"> </text:span><text:span text:style-name="T627">In th</text:span><text:span text:style-name="T625">e end, the only thing that shut </text:span><text:span text:style-name="T617">the global </text:span><text:alphabetical-index-mark-start text:id="IMark1835266581040" text:main-entry="true"/><text:span text:style-name="T617">activation</text:span><text:alphabetical-index-mark-end text:id="IMark1835266581040"/><text:span text:style-name="T617"> </text:span><text:span text:style-name="T625">down was a </text:span><text:span text:style-name="T622">conservative “war on drugs” </text:span><text:span text:style-name="T625">that made access to </text:span><text:alphabetical-index-mark-start text:id="IMark1835266582960" text:main-entry="true"/><text:alphabetical-index-mark text:string-value="Ascension Manual" text:main-entry="true"/><text:span text:style-name="T625">connection</text:span><text:alphabetical-index-mark-end text:id="IMark1835266582960"/><text:span text:style-name="T625"> supplements illegal.</text:span><text:span text:style-name="T623"><text:note text:id="ftn108" text:note-class="footnote"><text:note-citation>108</text:note-citation><text:note-body><text:p text:style-name="P48"><text:reference-mark-start text:name="ZOTERO_ITEM CSL_CITATION {&quot;citationID&quot;:&quot;8PEVWmGb&quot;,&quot;properties&quot;:{&quot;formattedCitation&quot;:&quot;Andrew Glass, \\uc0\\u8220{}Reagan Declares \\uc0\\u8216{}War on Drugs,\\uc0\\u8217{} October 14, 1982,\\uc0\\u8221{} Politico, 1992, https://www.politico.com/story/2010/10/reagan-declares-war-on-drugs-october-14-1982-043552.&quot;,&quot;plainCitation&quot;:&quot;Andrew Glass, “Reagan Declares ‘War on Drugs,’ October 14, 1982,” Politico, 1992, https://www.politico.com/story/2010/10/reagan-declares-war-on-drugs-october-14-1982-043552.&quot;,&quot;noteIndex&quot;:115},&quot;citationItems&quot;:[{&quot;id&quot;:2705,&quot;uris&quot;:[&quot;http://zotero.org/users/4295591/items/ZI4EIRK9&quot;,[&quot;http://zotero.org/users/4295591/items/ZI4EIRK9&quot;]],&quot;itemData&quot;:{&quot;id&quot;:2705,&quot;type&quot;:&quot;webpage&quot;,&quot;container-title&quot;:&quot;Politico&quot;,&quot;title&quot;:&quot;Reagan declares 'War on Drugs,' October 14, 1982&quot;,&quot;URL&quot;:&quot;https://www.politico.com/story/2010/10/reagan-declares-war-on-drugs-october-14-1982-043552&quot;,&quot;author&quot;:[{&quot;family&quot;:&quot;Glass&quot;,&quot;given&quot;:&quot;Andrew&quot;}],&quot;accessed&quot;:{&quot;date-parts&quot;:[[&quot;2019&quot;,4,8]]},&quot;issued&quot;:{&quot;date-parts&quot;:[[&quot;1992&quot;]]}}}],&quot;schema&quot;:&quot;https://github.com/citation-style-language/schema/raw/master/csl-citation.json&quot;} RNDAUwucUTmHX"/>Andrew Glass, “Reagan Declares ‘War on Drugs,’ October 14, 1982,” Politico, 1992, https://www.politico.com/story/2010/10/reagan-declares-war-on-drugs-october-14-1982-043552.<text:reference-mark-end text:name="ZOTERO_ITEM CSL_CITATION {&quot;citationID&quot;:&quot;8PEVWmGb&quot;,&quot;properties&quot;:{&quot;formattedCitation&quot;:&quot;Andrew Glass, \\uc0\\u8220{}Reagan Declares \\uc0\\u8216{}War on Drugs,\\uc0\\u8217{} October 14, 1982,\\uc0\\u8221{} Politico, 1992, https://www.politico.com/story/2010/10/reagan-declares-war-on-drugs-october-14-1982-043552.&quot;,&quot;plainCitation&quot;:&quot;Andrew Glass, “Reagan Declares ‘War on Drugs,’ October 14, 1982,” Politico, 1992, https://www.politico.com/story/2010/10/reagan-declares-war-on-drugs-october-14-1982-043552.&quot;,&quot;noteIndex&quot;:115},&quot;citationItems&quot;:[{&quot;id&quot;:2705,&quot;uris&quot;:[&quot;http://zotero.org/users/4295591/items/ZI4EIRK9&quot;,[&quot;http://zotero.org/users/4295591/items/ZI4EIRK9&quot;]],&quot;itemData&quot;:{&quot;id&quot;:2705,&quot;type&quot;:&quot;webpage&quot;,&quot;container-title&quot;:&quot;Politico&quot;,&quot;title&quot;:&quot;Reagan declares 'War on Drugs,' October 14, 1982&quot;,&quot;URL&quot;:&quot;https://www.politico.com/story/2010/10/reagan-declares-war-on-drugs-october-14-1982-043552&quot;,&quot;author&quot;:[{&quot;family&quot;:&quot;Glass&quot;,&quot;given&quot;:&quot;Andrew&quot;}],&quot;accessed&quot;:{&quot;date-parts&quot;:[[&quot;2019&quot;,4,8]]},&quot;issued&quot;:{&quot;date-parts&quot;:[[&quot;1992&quot;]]}}}],&quot;schema&quot;:&quot;https://github.com/citation-style-language/schema/raw/master/csl-citation.json&quot;} RNDAUwucUTmHX"/></text:p></text:note-body></text:note></text:span><text:span text:style-name="T622"> </text:span><text:span text:style-name="T619">In this </text:span><text:soft-page-break/><text:span text:style-name="T619">context, </text:span><text:span text:style-name="T625">Nancy and Ronald Reagan’s “war </text:span><text:span text:style-name="T622">on </text:span><text:span text:style-name="T625">drugs” was really a war on </text:span><text:alphabetical-index-mark-start text:id="IMark1835266583120" text:main-entry="true"/><text:span text:style-name="T623">c</text:span><text:span text:style-name="T622">onnection</text:span><text:alphabetical-index-mark-end text:id="IMark1835266583120"/><text:span text:style-name="T622"> </text:span><text:span text:style-name="T628">and </text:span><text:alphabetical-index-mark-start text:id="IMark1835266584480" text:main-entry="true"/><text:alphabetical-index-mark text:string-value="Ascension Manual" text:main-entry="true"/><text:span text:style-name="T628">connection</text:span><text:alphabetical-index-mark-end text:id="IMark1835266584480"/><text:span text:style-name="T628"> supplements </text:span><text:span text:style-name="T623">designed to discourage </text:span><text:span text:style-name="T619">the use of </text:span><text:alphabetical-index-mark-start text:id="IMark1835266583520" text:main-entry="true"/><text:alphabetical-index-mark text:string-value="Ascension Manual" text:main-entry="true"/><text:span text:style-name="T619">connection</text:span><text:alphabetical-index-mark-end text:id="IMark1835266583520"/><text:span text:style-name="T619"> supplements that were, because of easy access, </text:span><text:alphabetical-index-mark-start text:id="IMark1835266583760" text:main-entry="true"/><text:span text:style-name="T619">awakening</text:span><text:alphabetical-index-mark-end text:id="IMark1835266583760"/><text:span text:style-name="T619"> and activating the children. </text:span><text:span text:style-name="T619"><text:note text:id="ftn109" text:note-class="footnote"><text:note-citation>109</text:note-citation><text:note-body><text:p text:style-name="P138">With the current global push to legalize cannabis, it seems like this war is finally won (or lost, depending on your perspective). However if there is one thing that we know, those who fear connection for its awakening and activation powers never give up. It will be interesting to see how the current global push to legalize cannabis and other connection supplements will shake out in the next ten years or so, and whether corporate purveyors of these substances will be able to alter the substances <text:span text:style-name="T629">in cannabis in some way so as </text:span>to remove <text:span text:style-name="T629">the critical properties</text:span>. </text:p></text:note-body></text:note></text:span></text:p>
        <text:p text:style-name="P139"><text:span text:style-name="T630">T</text:span><text:span text:style-name="T631">he conflict and resistance individual</text:span><text:span text:style-name="T630">s</text:span><text:span text:style-name="T631"> experience when they </text:span><text:span text:style-name="T83">awaken and </text:span><text:span text:style-name="T631">activate </text:span><text:span text:style-name="T630">might be called </text:span><text:alphabetical-index-mark-start text:id="IMark1835266585680" text:main-entry="true"/><text:span text:style-name="T632">External Resistance</text:span><text:alphabetical-index-mark-end text:id="IMark1835266585680"/><text:alphabetical-index-mark text:string-value=" " text:key1="External Resistance"/><text:span text:style-name="Footnote_20_Symbol"><text:span text:style-name="T83"><text:note text:id="ftn110" text:note-class="footnote"><text:note-citation>110</text:note-citation><text:note-body><text:p text:style-name="P106"><text:span text:style-name="T37"><text:s/></text:span><text:a xlink:type="simple" xlink:href="https://spiritwiki.lightningpath.org/External_Resistance" text:style-name="Internet_20_link" text:visited-style-name="Visited_20_Internet_20_Link"><text:span text:style-name="Internet_20_link"><text:span text:style-name="T37">https://spiritwiki.lightningpath.org/External_Resistance</text:span></text:span></text:a><text:span text:style-name="Internet_20_link"><text:span text:style-name="T37">.</text:span></text:span><text:span text:style-name="T37"> </text:span></text:p></text:note-body></text:note></text:span></text:span><text:span text:style-name="T83"> </text:span><text:span text:style-name="T631">because it arises </text:span><text:span text:style-name="T633">from</text:span><text:span text:style-name="T631"> external sources. </text:span><text:span text:style-name="T634">We can define </text:span><text:alphabetical-index-mark-start text:id="IMark1835266583760" text:main-entry="true"/><text:span text:style-name="T634">external resistance</text:span><text:alphabetical-index-mark-end text:id="IMark1835266583760"/><text:span text:style-name="T634"> as </text:span><text:span text:style-name="T83">resistance to </text:span><text:alphabetical-index-mark-start text:id="IMark1835266584400" text:main-entry="true"/><text:span text:style-name="T83">awakening</text:span><text:alphabetical-index-mark-end text:id="IMark1835266584400"/><text:span text:style-name="T83"> </text:span><text:span text:style-name="T631">and </text:span><text:alphabetical-index-mark-start text:id="IMark1835266585760" text:main-entry="true"/><text:span text:style-name="T631">activation</text:span><text:alphabetical-index-mark-end text:id="IMark1835266585760"/><text:span text:style-name="T631"> </text:span><text:span text:style-name="T83">that comes from outside </text:span><text:span text:style-name="T635">the </text:span><text:alphabetical-index-mark-start text:id="IMark1835266582400" text:main-entry="true"/><text:span text:style-name="T635">awakening</text:span><text:alphabetical-index-mark-end text:id="IMark1835266582400"/><text:span text:style-name="T635"> individual</text:span><text:span text:style-name="T83">, specifically from friends, family, priests, </text:span><text:span text:style-name="T636">corporations </text:span><text:span text:style-name="T637">such as Facebook and</text:span><text:span text:style-name="T636"> Google, t</text:span><text:span text:style-name="T83">he paramilitary state, etc. </text:span><text:alphabetical-index-mark-start text:id="IMark1835266580960" text:main-entry="true"/><text:span text:style-name="T83">External resistance</text:span><text:alphabetical-index-mark-end text:id="IMark1835266580960"/><text:span text:style-name="T83"> comes from people who are threatened, either consciously or unconsciously, by </text:span><text:span text:style-name="T638">the individual and </text:span><text:span text:style-name="T639">collective </text:span><text:alphabetical-index-mark-start text:id="IMark1835266584480" text:main-entry="true"/><text:span text:style-name="T639">activation</text:span><text:alphabetical-index-mark-end text:id="IMark1835266584480"/><text:span text:style-name="T639"> </text:span><text:span text:style-name="T638">and </text:span><text:span text:style-name="T83">empowerment </text:span><text:span text:style-name="T638">that comes from authentic spiritual practice</text:span><text:span text:style-name="T83">. </text:span><text:alphabetical-index-mark-start text:id="IMark1835266583440" text:main-entry="true"/><text:span text:style-name="T83">External resistance</text:span><text:alphabetical-index-mark-end text:id="IMark1835266583440"/><text:span text:style-name="T83"> is designed to either a) </text:span><text:soft-page-break/><text:span text:style-name="T83">suppress </text:span><text:alphabetical-index-mark-start text:id="IMark1835266582960" text:main-entry="true"/><text:span text:style-name="T83">awakening</text:span><text:alphabetical-index-mark-end text:id="IMark1835266582960"/><text:span text:style-name="T83"> and </text:span><text:alphabetical-index-mark-start text:id="IMark1835266583040" text:main-entry="true"/><text:span text:style-name="T83">activation</text:span><text:alphabetical-index-mark-end text:id="IMark1835266583040"/><text:span text:style-name="T83"> outright, or b) divert your aspirations into channels acceptable to The System. </text:span></text:p>
        <text:p text:style-name="P140"><text:span text:style-name="T65">Whether it is outright suppression or </text:span><text:span text:style-name="T640">counterintelligence </text:span><text:span text:style-name="T65">diversion, in both cases, </text:span><text:alphabetical-index-mark-start text:id="IMark1835266583520" text:main-entry="true"/><text:span text:style-name="T65">external resistance</text:span><text:alphabetical-index-mark-end text:id="IMark1835266583520"/><text:span text:style-name="T65"> </text:span><text:span text:style-name="T640">exists and is </text:span><text:span text:style-name="T641">readily </text:span><text:span text:style-name="T640">observable. </text:span><text:span text:style-name="T642">For example, </text:span><text:span text:style-name="T643">Andrew Harvey </text:span><text:span text:style-name="T644">says</text:span><text:span text:style-name="T643"> of Christianity, that “Many forces...within the ‘Christian’ world, block” the “</text:span><text:span text:style-name="T644">glorious liberty” (i.e., </text:span><text:span text:style-name="T643">revolutionary </text:span><text:alphabetical-index-mark-start text:id="IMark1835266583760" text:main-entry="true"/><text:span text:style-name="T643">activation</text:span><text:alphabetical-index-mark-end text:id="IMark1835266583760"/><text:span text:style-name="T643">s</text:span><text:span text:style-name="T644">)</text:span><text:span text:style-name="T643"> that occur as a consequence of authentic spiritual practice. </text:span><text:span text:style-name="T645">This appears to be true. Marie-Florine Bruneu notes that women mystics during the 12</text:span><text:span text:style-name="T646">th</text:span><text:span text:style-name="T645"> through 17</text:span><text:span text:style-name="T646">th</text:span><text:span text:style-name="T645"> centuries always had a desire to “ally mystical union with service to others” </text:span><text:span text:style-name="T647">(i.e., they wanted to be active and uplifting in the community) </text:span><text:span text:style-name="T645">but that they were “repeatedly barred from imitating Christ in his apostolic life,” </text:span><text:span text:style-name="T647">meaning “</text:span><text:span text:style-name="T645">Their... attempts... had repeatedly been circumvented by the church...”</text:span><text:span text:style-name="T645"><text:note text:id="ftn111" text:note-class="footnote"><text:note-citation>111</text:note-citation><text:note-body><text:p text:style-name="Footnote"><text:reference-mark-start text:name="ZOTERO_ITEM CSL_CITATION {&quot;citationID&quot;:&quot;Q9fQrPdH&quot;,&quot;properties&quot;:{&quot;formattedCitation&quot;:&quot;Marie-Florine Bruneau, {\\i{}Women Mystics Confront the Modern World} (Albany: State University of New York Press, 1998), 22, https://amzn.to/2L1L0m2.&quot;,&quot;plainCitation&quot;:&quot;Marie-Florine Bruneau, Women Mystics Confront the Modern World (Albany: State University of New York Press, 1998), 22, https://amzn.to/2L1L0m2.&quot;,&quot;noteIndex&quot;:118},&quot;citationItems&quot;:[{&quot;id&quot;:1084,&quot;uris&quot;:[&quot;http://zotero.org/users/4295591/items/EZLUKHRU&quot;,[&quot;http://zotero.org/users/4295591/items/EZLUKHRU&quot;]],&quot;itemData&quot;:{&quot;id&quot;:1084,&quot;type&quot;:&quot;book&quot;,&quot;event-place&quot;:&quot;Albany&quot;,&quot;publisher&quot;:&quot;State University of New York Press&quot;,&quot;publisher-place&quot;:&quot;Albany&quot;,&quot;title&quot;:&quot;Women Mystics Confront the Modern World&quot;,&quot;URL&quot;:&quot;https://amzn.to/2L1L0m2&quot;,&quot;author&quot;:[{&quot;family&quot;:&quot;Bruneau&quot;,&quot;given&quot;:&quot;Marie-Florine&quot;}],&quot;issued&quot;:{&quot;date-parts&quot;:[[&quot;1998&quot;]]}},&quot;locator&quot;:&quot;22&quot;}],&quot;schema&quot;:&quot;https://github.com/citation-style-language/schema/raw/master/csl-citation.json&quot;} RND5RwBCguNmK"/><text:span text:style-name="T89">Marie-Florine Bruneau, </text:span><text:span text:style-name="T90">Women Mystics Confront the Modern World</text:span><text:span text:style-name="T89"> (Albany: State University of New York Press, 1998), 22, https://amzn.to/2L1L0m2.</text:span><text:reference-mark-end text:name="ZOTERO_ITEM CSL_CITATION {&quot;citationID&quot;:&quot;Q9fQrPdH&quot;,&quot;properties&quot;:{&quot;formattedCitation&quot;:&quot;Marie-Florine Bruneau, {\\i{}Women Mystics Confront the Modern World} (Albany: State University of New York Press, 1998), 22, https://amzn.to/2L1L0m2.&quot;,&quot;plainCitation&quot;:&quot;Marie-Florine Bruneau, Women Mystics Confront the Modern World (Albany: State University of New York Press, 1998), 22, https://amzn.to/2L1L0m2.&quot;,&quot;noteIndex&quot;:118},&quot;citationItems&quot;:[{&quot;id&quot;:1084,&quot;uris&quot;:[&quot;http://zotero.org/users/4295591/items/EZLUKHRU&quot;,[&quot;http://zotero.org/users/4295591/items/EZLUKHRU&quot;]],&quot;itemData&quot;:{&quot;id&quot;:1084,&quot;type&quot;:&quot;book&quot;,&quot;event-place&quot;:&quot;Albany&quot;,&quot;publisher&quot;:&quot;State University of New York Press&quot;,&quot;publisher-place&quot;:&quot;Albany&quot;,&quot;title&quot;:&quot;Women Mystics Confront the Modern World&quot;,&quot;URL&quot;:&quot;https://amzn.to/2L1L0m2&quot;,&quot;author&quot;:[{&quot;family&quot;:&quot;Bruneau&quot;,&quot;given&quot;:&quot;Marie-Florine&quot;}],&quot;issued&quot;:{&quot;date-parts&quot;:[[&quot;1998&quot;]]}},&quot;locator&quot;:&quot;22&quot;}],&quot;schema&quot;:&quot;https://github.com/citation-style-language/schema/raw/master/csl-citation.json&quot;} RND5RwBCguNmK"/></text:p></text:note-body></text:note></text:span><text:span text:style-name="T645"> The </text:span><text:span text:style-name="T648">C</text:span><text:span text:style-name="T645">hurch, </text:span><text:span text:style-name="T648">in other words, actively suppressed the </text:span><text:alphabetical-index-mark-start text:id="IMark1835266582960" text:main-entry="true"/><text:span text:style-name="T648">activation</text:span><text:alphabetical-index-mark-end text:id="IMark1835266582960"/><text:span text:style-name="T648"> component of </text:span><text:alphabetical-index-mark-start text:id="IMark1835266585760" text:main-entry="true"/><text:span text:style-name="T648">authentic spirituality</text:span><text:alphabetical-index-mark-end text:id="IMark1835266585760"/><text:span text:style-name="T648">. The Church </text:span><text:span text:style-name="T647">appears to have used three </text:span><text:span text:style-name="T649">strategies to </text:span><text:span text:style-name="T650">suppress</text:span><text:span text:style-name="T649"> this </text:span><text:alphabetical-index-mark-start text:id="IMark1835266584400" text:main-entry="true"/><text:span text:style-name="T649">activation</text:span><text:alphabetical-index-mark-end text:id="IMark1835266584400"/><text:span text:style-name="T647">. They 1) pruned the mystic’s teachings of heterodoxy, 2) imposed clausura </text:span><text:soft-page-break/><text:span text:style-name="T647">(Spanish for cloister), and 3) threatened </text:span><text:span text:style-name="T651">mystics</text:span><text:span text:style-name="T647"> with violence at the hands of the inquisition.</text:span><text:note text:id="ftn112" text:note-class="footnote"><text:note-citation>112</text:note-citation><text:note-body><text:p text:style-name="P48"><text:reference-mark-start text:name="ZOTERO_ITEM CSL_CITATION {&quot;citationID&quot;:&quot;zaPEFSn7&quot;,&quot;properties&quot;:{&quot;formattedCitation&quot;:&quot;Mike Sosteric, \\uc0\\u8220{}Power to the People: How the Church Taketh Away,\\uc0\\u8221{} Culturally Modified, 2019, https://culturallymodified.org/power-to-the-people-how-the-church-taketh-away/.&quot;,&quot;plainCitation&quot;:&quot;Mike Sosteric, “Power to the People: How the Church Taketh Away,” Culturally Modified, 2019, https://culturallymodified.org/power-to-the-people-how-the-church-taketh-away/.&quot;,&quot;noteIndex&quot;:119},&quot;citationItems&quot;:[{&quot;id&quot;:1019,&quot;uris&quot;:[&quot;http://zotero.org/users/4295591/items/X4M74GNP&quot;,[&quot;http://zotero.org/users/4295591/items/X4M74GNP&quot;]],&quot;itemData&quot;:{&quot;id&quot;:1019,&quot;type&quot;:&quot;webpage&quot;,&quot;abstract&quot;:&quot;“If one purges the Judaism of the Prophets and Christianity as Jesus Christ taught it of all subsequent additions, especially those of the priests, one is…&quot;,&quot;container-title&quot;:&quot;Culturally Modified&quot;,&quot;language&quot;:&quot;en-CA&quot;,&quot;title&quot;:&quot;Power to the People: How the Church Taketh Away&quot;,&quot;title-short&quot;:&quot;Power to the People&quot;,&quot;URL&quot;:&quot;https://culturallymodified.org/power-to-the-people-how-the-church-taketh-away/&quot;,&quot;author&quot;:[{&quot;family&quot;:&quot;Sosteric&quot;,&quot;given&quot;:&quot;Mike&quot;}],&quot;accessed&quot;:{&quot;date-parts&quot;:[[&quot;2019&quot;,5,10]]},&quot;issued&quot;:{&quot;date-parts&quot;:[[&quot;2019&quot;]]}}}],&quot;schema&quot;:&quot;https://github.com/citation-style-language/schema/raw/master/csl-citation.json&quot;} RNDueaIXP1FCp"/>Mike Sosteric, “Power to the People: How the Church Taketh Away,” Culturally Modified, 2019, https://culturallymodified.org/power-to-the-people-how-the-church-taketh-away/.<text:reference-mark-end text:name="ZOTERO_ITEM CSL_CITATION {&quot;citationID&quot;:&quot;zaPEFSn7&quot;,&quot;properties&quot;:{&quot;formattedCitation&quot;:&quot;Mike Sosteric, \\uc0\\u8220{}Power to the People: How the Church Taketh Away,\\uc0\\u8221{} Culturally Modified, 2019, https://culturallymodified.org/power-to-the-people-how-the-church-taketh-away/.&quot;,&quot;plainCitation&quot;:&quot;Mike Sosteric, “Power to the People: How the Church Taketh Away,” Culturally Modified, 2019, https://culturallymodified.org/power-to-the-people-how-the-church-taketh-away/.&quot;,&quot;noteIndex&quot;:119},&quot;citationItems&quot;:[{&quot;id&quot;:1019,&quot;uris&quot;:[&quot;http://zotero.org/users/4295591/items/X4M74GNP&quot;,[&quot;http://zotero.org/users/4295591/items/X4M74GNP&quot;]],&quot;itemData&quot;:{&quot;id&quot;:1019,&quot;type&quot;:&quot;webpage&quot;,&quot;abstract&quot;:&quot;“If one purges the Judaism of the Prophets and Christianity as Jesus Christ taught it of all subsequent additions, especially those of the priests, one is…&quot;,&quot;container-title&quot;:&quot;Culturally Modified&quot;,&quot;language&quot;:&quot;en-CA&quot;,&quot;title&quot;:&quot;Power to the People: How the Church Taketh Away&quot;,&quot;title-short&quot;:&quot;Power to the People&quot;,&quot;URL&quot;:&quot;https://culturallymodified.org/power-to-the-people-how-the-church-taketh-away/&quot;,&quot;author&quot;:[{&quot;family&quot;:&quot;Sosteric&quot;,&quot;given&quot;:&quot;Mike&quot;}],&quot;accessed&quot;:{&quot;date-parts&quot;:[[&quot;2019&quot;,5,10]]},&quot;issued&quot;:{&quot;date-parts&quot;:[[&quot;2019&quot;]]}}}],&quot;schema&quot;:&quot;https://github.com/citation-style-language/schema/raw/master/csl-citation.json&quot;} RNDueaIXP1FCp"/></text:p></text:note-body></text:note></text:p>
        <text:p text:style-name="P141"><text:span text:style-name="T652">For your information, h</text:span><text:span text:style-name="T647">eterodoxy is, according to Merriam-Webster, the holding of “unorthodox opinions or doctrines,” in this case, opinions and doctrines against the established </text:span><text:span text:style-name="T653">teachings of </text:span><text:span text:style-name="T647">Church. Pruning the teachings of heterodoxy means trimming thoughts and ideas that deviate from </text:span><text:span text:style-name="T649">and challenge </text:span><text:span text:style-name="T647">church orthodoxy. </text:span><text:span text:style-name="T654">Imposing c</text:span><text:span text:style-name="T647">loister </text:span><text:span text:style-name="T655">means </text:span><text:span text:style-name="T654">forcing the mystic into a nunnery </text:span><text:span text:style-name="T655">or monastery. </text:span></text:p>
        <text:p text:style-name="P141"><text:span text:style-name="T653">These three practices were, of course, effective at containing the threat posed by activating mystics. Pruning the teachings of heterodoxy watered down the mystic’s instructions and ensured that authentic spiritual teachings, that is, teachings that helped one connect, would not spread. </text:span><text:span text:style-name="T655">Cloister </text:span><text:span text:style-name="T647">remove</text:span><text:span text:style-name="T655">d</text:span><text:span text:style-name="T647"> the mystic and her potentially threatening (to the status-quo) teachings by enclosing and </text:span><text:span text:style-name="T656">containing</text:span><text:span text:style-name="T657"> </text:span><text:span text:style-name="T656">them </text:span><text:span text:style-name="T647">in a monastic environment. Finally, the threat of inquisition brings the final outliers to heal. </text:span><text:span text:style-name="T658">Who wants to be burned at the stake, after all. </text:span><text:span text:style-name="T647">As Bruneu notes, “the watchfulness of the clergy, the tendency to force female mystics to enter convents, and the threat of the </text:span><text:soft-page-break/><text:span text:style-name="T647">Inquisition or of the stake remained constant throughout the history of female mysticism.”</text:span><text:span text:style-name="T647"><text:note text:id="ftn113" text:note-class="footnote"><text:note-citation>113</text:note-citation><text:note-body><text:p text:style-name="Footnote"><text:reference-mark-start text:name="ZOTERO_ITEM CSL_CITATION {&quot;citationID&quot;:&quot;vmziBqk0&quot;,&quot;properties&quot;:{&quot;formattedCitation&quot;:&quot;Bruneau, {\\i{}Women Mystics Confront the Modern World}, 19.&quot;,&quot;plainCitation&quot;:&quot;Bruneau, Women Mystics Confront the Modern World, 19.&quot;,&quot;noteIndex&quot;:120},&quot;citationItems&quot;:[{&quot;id&quot;:1084,&quot;uris&quot;:[&quot;http://zotero.org/users/4295591/items/EZLUKHRU&quot;,[&quot;http://zotero.org/users/4295591/items/EZLUKHRU&quot;]],&quot;itemData&quot;:{&quot;id&quot;:1084,&quot;type&quot;:&quot;book&quot;,&quot;event-place&quot;:&quot;Albany&quot;,&quot;publisher&quot;:&quot;State University of New York Press&quot;,&quot;publisher-place&quot;:&quot;Albany&quot;,&quot;title&quot;:&quot;Women Mystics Confront the Modern World&quot;,&quot;URL&quot;:&quot;https://amzn.to/2L1L0m2&quot;,&quot;author&quot;:[{&quot;family&quot;:&quot;Bruneau&quot;,&quot;given&quot;:&quot;Marie-Florine&quot;}],&quot;issued&quot;:{&quot;date-parts&quot;:[[&quot;1998&quot;]]}},&quot;locator&quot;:&quot;19&quot;}],&quot;schema&quot;:&quot;https://github.com/citation-style-language/schema/raw/master/csl-citation.json&quot;} RND48ovPB0Lbo"/><text:span text:style-name="T89">Bruneau, </text:span><text:span text:style-name="T90">Women Mystics Confront the Modern World</text:span><text:span text:style-name="T89">, 19.</text:span><text:reference-mark-end text:name="ZOTERO_ITEM CSL_CITATION {&quot;citationID&quot;:&quot;vmziBqk0&quot;,&quot;properties&quot;:{&quot;formattedCitation&quot;:&quot;Bruneau, {\\i{}Women Mystics Confront the Modern World}, 19.&quot;,&quot;plainCitation&quot;:&quot;Bruneau, Women Mystics Confront the Modern World, 19.&quot;,&quot;noteIndex&quot;:120},&quot;citationItems&quot;:[{&quot;id&quot;:1084,&quot;uris&quot;:[&quot;http://zotero.org/users/4295591/items/EZLUKHRU&quot;,[&quot;http://zotero.org/users/4295591/items/EZLUKHRU&quot;]],&quot;itemData&quot;:{&quot;id&quot;:1084,&quot;type&quot;:&quot;book&quot;,&quot;event-place&quot;:&quot;Albany&quot;,&quot;publisher&quot;:&quot;State University of New York Press&quot;,&quot;publisher-place&quot;:&quot;Albany&quot;,&quot;title&quot;:&quot;Women Mystics Confront the Modern World&quot;,&quot;URL&quot;:&quot;https://amzn.to/2L1L0m2&quot;,&quot;author&quot;:[{&quot;family&quot;:&quot;Bruneau&quot;,&quot;given&quot;:&quot;Marie-Florine&quot;}],&quot;issued&quot;:{&quot;date-parts&quot;:[[&quot;1998&quot;]]}},&quot;locator&quot;:&quot;19&quot;}],&quot;schema&quot;:&quot;https://github.com/citation-style-language/schema/raw/master/csl-citation.json&quot;} RND48ovPB0Lbo"/></text:p></text:note-body></text:note></text:span></text:p>
        <text:p text:style-name="P142"><text:span text:style-name="T659">Interestingly, </text:span><text:span text:style-name="T660">religious environments are not the only places you find </text:span><text:alphabetical-index-mark-start text:id="IMark1835266583600" text:main-entry="true"/><text:span text:style-name="T660">external </text:span><text:span text:style-name="T659">resistance</text:span><text:alphabetical-index-mark-end text:id="IMark1835266583600"/><text:span text:style-name="T659"> to </text:span><text:alphabetical-index-mark-start text:id="IMark1835266585760" text:main-entry="true"/><text:span text:style-name="T659">authentic spirituality</text:span><text:alphabetical-index-mark-end text:id="IMark1835266585760"/><text:span text:style-name="T659">. </text:span><text:span text:style-name="T660">You find it </text:span><text:span text:style-name="T659">even in the secular, scientific world. </text:span><text:span text:style-name="T644">A branch of psychology known as </text:span><text:alphabetical-index-mark-start text:id="IMark1835266580720" text:main-entry="true"/><text:span text:style-name="T661">Humanistic Psychology</text:span><text:alphabetical-index-mark-end text:id="IMark1835266580720"/><text:span text:style-name="T661"> </text:span><text:span text:style-name="T643">used to exist in a much stronger form than </text:span><text:span text:style-name="T644">it does </text:span><text:span text:style-name="T643">today. This branch of psychology was sympathetic and open to research on forms of </text:span><text:alphabetical-index-mark-start text:id="IMark1835266585680" text:main-entry="true"/><text:alphabetical-index-mark-start text:id="IMark1835266580800" text:main-entry="true"/><text:span text:style-name="T643">connection</text:span><text:alphabetical-index-mark-end text:id="IMark1835266580800"/><text:span text:style-name="T643"> experience</text:span><text:alphabetical-index-mark-end text:id="IMark1835266585680"/><text:span text:style-name="T643">.</text:span><text:span text:style-name="T643"><text:note text:id="ftn114" text:note-class="footnote"><text:note-citation>114</text:note-citation><text:note-body><text:p text:style-name="Footnote"><text:reference-mark-start text:name="ZOTERO_ITEM CSL_CITATION {&quot;citationID&quot;:&quot;TE781yyf&quot;,&quot;properties&quot;:{&quot;formattedCitation&quot;:&quot;R. A. Havens, \\uc0\\u8220{}Approaching Cosmic Consciousness via Hypnosis,\\uc0\\u8221{} {\\i{}Journal of Humanistic Psychology} 22, no. 1 (1982): 105\\uc0\\u8211{}16; C. Keutzer, \\uc0\\u8220{}Whatever Turns You On: Triggers to Transcendent Experiences,\\uc0\\u8221{} {\\i{}Journal of Humanistic Psychology} 18 (1978): 77\\uc0\\u8211{}80; Maslow, \\uc0\\u8220{}Lessons from the Peak-Experiences.\\uc0\\u8221{}&quot;,&quot;plainCitation&quot;:&quot;R. A. Havens, “Approaching Cosmic Consciousness via Hypnosis,” Journal of Humanistic Psychology 22, no. 1 (1982): 105–16; C. Keutzer, “Whatever Turns You On: Triggers to Transcendent Experiences,” Journal of Humanistic Psychology 18 (1978): 77–80; Maslow, “Lessons from the Peak-Experiences.”&quot;,&quot;noteIndex&quot;:121},&quot;citationItems&quot;:[{&quot;id&quot;:2362,&quot;uris&quot;:[&quot;http://zotero.org/users/4295591/items/6YGB9TQF&quot;,[&quot;http://zotero.org/users/4295591/items/6YGB9TQF&quot;]],&quot;itemData&quot;:{&quot;id&quot;:2362,&quot;type&quot;:&quot;article-journal&quot;,&quot;container-title&quot;:&quot;Journal of Humanistic Psychology&quot;,&quot;issue&quot;:&quot;1&quot;,&quot;page&quot;:&quot;105-116&quot;,&quot;title&quot;:&quot;Approaching Cosmic Consciousness via Hypnosis&quot;,&quot;volume&quot;:&quot;22&quot;,&quot;author&quot;:[{&quot;family&quot;:&quot;Havens&quot;,&quot;given&quot;:&quot;R. A.&quot;}],&quot;issued&quot;:{&quot;date-parts&quot;:[[&quot;1982&quot;]]}}},{&quot;id&quot;:489,&quot;uris&quot;:[&quot;http://zotero.org/users/4295591/items/HRYKFQFX&quot;,[&quot;http://zotero.org/users/4295591/items/HRYKFQFX&quot;],&quot;http://zotero.org/users/4295591/items/YEXURNR3&quot;],&quot;itemData&quot;:{&quot;id&quot;:489,&quot;type&quot;:&quot;article-journal&quot;,&quot;container-title&quot;:&quot;Journal of Humanistic Psychology&quot;,&quot;page&quot;:&quot;77-80&quot;,&quot;title&quot;:&quot;Whatever Turns You On: Triggers to Transcendent Experiences&quot;,&quot;volume&quot;:&quot;18&quot;,&quot;author&quot;:[{&quot;family&quot;:&quot;Keutzer&quot;,&quot;given&quot;:&quot;C.&quot;}],&quot;issued&quot;:{&quot;date-parts&quot;:[[&quot;1978&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2TLBb1CtHO"/><text:span text:style-name="T89">R. A. Havens, “Approaching Cosmic Consciousness via Hypnosis,” </text:span><text:span text:style-name="T90">Journal of Humanistic Psychology</text:span><text:span text:style-name="T89"> 22, no. 1 (1982): 105–16; C. Keutzer, “Whatever Turns You On: Triggers to Transcendent Experiences,” </text:span><text:span text:style-name="T90">Journal of Humanistic Psychology</text:span><text:span text:style-name="T89"> 18 (1978): 77–80; Maslow, “Lessons from the Peak-Experiences.”</text:span><text:reference-mark-end text:name="ZOTERO_ITEM CSL_CITATION {&quot;citationID&quot;:&quot;TE781yyf&quot;,&quot;properties&quot;:{&quot;formattedCitation&quot;:&quot;R. A. Havens, \\uc0\\u8220{}Approaching Cosmic Consciousness via Hypnosis,\\uc0\\u8221{} {\\i{}Journal of Humanistic Psychology} 22, no. 1 (1982): 105\\uc0\\u8211{}16; C. Keutzer, \\uc0\\u8220{}Whatever Turns You On: Triggers to Transcendent Experiences,\\uc0\\u8221{} {\\i{}Journal of Humanistic Psychology} 18 (1978): 77\\uc0\\u8211{}80; Maslow, \\uc0\\u8220{}Lessons from the Peak-Experiences.\\uc0\\u8221{}&quot;,&quot;plainCitation&quot;:&quot;R. A. Havens, “Approaching Cosmic Consciousness via Hypnosis,” Journal of Humanistic Psychology 22, no. 1 (1982): 105–16; C. Keutzer, “Whatever Turns You On: Triggers to Transcendent Experiences,” Journal of Humanistic Psychology 18 (1978): 77–80; Maslow, “Lessons from the Peak-Experiences.”&quot;,&quot;noteIndex&quot;:121},&quot;citationItems&quot;:[{&quot;id&quot;:2362,&quot;uris&quot;:[&quot;http://zotero.org/users/4295591/items/6YGB9TQF&quot;,[&quot;http://zotero.org/users/4295591/items/6YGB9TQF&quot;]],&quot;itemData&quot;:{&quot;id&quot;:2362,&quot;type&quot;:&quot;article-journal&quot;,&quot;container-title&quot;:&quot;Journal of Humanistic Psychology&quot;,&quot;issue&quot;:&quot;1&quot;,&quot;page&quot;:&quot;105-116&quot;,&quot;title&quot;:&quot;Approaching Cosmic Consciousness via Hypnosis&quot;,&quot;volume&quot;:&quot;22&quot;,&quot;author&quot;:[{&quot;family&quot;:&quot;Havens&quot;,&quot;given&quot;:&quot;R. A.&quot;}],&quot;issued&quot;:{&quot;date-parts&quot;:[[&quot;1982&quot;]]}}},{&quot;id&quot;:489,&quot;uris&quot;:[&quot;http://zotero.org/users/4295591/items/HRYKFQFX&quot;,[&quot;http://zotero.org/users/4295591/items/HRYKFQFX&quot;],&quot;http://zotero.org/users/4295591/items/YEXURNR3&quot;],&quot;itemData&quot;:{&quot;id&quot;:489,&quot;type&quot;:&quot;article-journal&quot;,&quot;container-title&quot;:&quot;Journal of Humanistic Psychology&quot;,&quot;page&quot;:&quot;77-80&quot;,&quot;title&quot;:&quot;Whatever Turns You On: Triggers to Transcendent Experiences&quot;,&quot;volume&quot;:&quot;18&quot;,&quot;author&quot;:[{&quot;family&quot;:&quot;Keutzer&quot;,&quot;given&quot;:&quot;C.&quot;}],&quot;issued&quot;:{&quot;date-parts&quot;:[[&quot;1978&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2TLBb1CtHO"/></text:p></text:note-body></text:note></text:span><text:span text:style-name="T643"> Humanistic psychologists were even developing forms of therapy that were </text:span><text:span text:style-name="T662">rooted in an understanding an openness to forms of </text:span><text:alphabetical-index-mark-start text:id="IMark1835266580960" text:main-entry="true"/><text:span text:style-name="T662">connection</text:span><text:alphabetical-index-mark-end text:id="IMark1835266580960"/><text:span text:style-name="T662">, like </text:span><text:alphabetical-index-mark text:string-value="peak experiences"/><text:span text:style-name="T663">peak experience</text:span><text:span text:style-name="T663"><text:note text:id="ftn115" text:note-class="footnote"><text:note-citation>115</text:note-citation><text:note-body><text:p text:style-name="P48"><text:reference-mark-start text:name="ZOTERO_ITEM CSL_CITATION {&quot;citationID&quot;:&quot;RmgEj4LX&quot;,&quot;properties&quot;:{&quot;formattedCitation&quot;:&quot;Maslow, \\uc0\\u8220{}Lessons from the Peak-Experiences.\\uc0\\u8221{}&quot;,&quot;plainCitation&quot;:&quot;Maslow, “Lessons from the Peak-Experiences.”&quot;,&quot;noteIndex&quot;:122},&quot;citationItems&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ZCkRxN8Slw"/>Maslow, “Lessons from the Peak-Experiences.”<text:reference-mark-end text:name="ZOTERO_ITEM CSL_CITATION {&quot;citationID&quot;:&quot;RmgEj4LX&quot;,&quot;properties&quot;:{&quot;formattedCitation&quot;:&quot;Maslow, \\uc0\\u8220{}Lessons from the Peak-Experiences.\\uc0\\u8221{}&quot;,&quot;plainCitation&quot;:&quot;Maslow, “Lessons from the Peak-Experiences.”&quot;,&quot;noteIndex&quot;:122},&quot;citationItems&quot;:[{&quot;id&quot;:2083,&quot;uris&quot;:[&quot;http://zotero.org/users/4295591/items/4HFRUEJJ&quot;,[&quot;http://zotero.org/users/4295591/items/4HFRUEJJ&quot;]],&quot;itemData&quot;:{&quot;id&quot;:2083,&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schema&quot;:&quot;https://github.com/citation-style-language/schema/raw/master/csl-citation.json&quot;} RNDZCkRxN8Slw"/></text:p></text:note-body></text:note></text:span><text:span text:style-name="T662"> or </text:span><text:alphabetical-index-mark-start text:id="IMark1835266584400"/><text:span text:style-name="T663">transcendence</text:span><text:alphabetical-index-mark-end text:id="IMark1835266584400"/><text:span text:style-name="T663">.</text:span><text:span text:style-name="T663"><text:note text:id="ftn116" text:note-class="footnote"><text:note-citation>116</text:note-citation><text:note-body><text:p text:style-name="Footnote"><text:reference-mark-start text:name="ZOTERO_ITEM CSL_CITATION {&quot;citationID&quot;:&quot;eTffcTrb&quot;,&quot;properties&quot;:{&quot;formattedCitation&quot;:&quot;John A. Blazer, \\uc0\\u8220{}An Experimental Evaluation of \\uc0\\u8216{}Transcendence of Environment,\\uc0\\u8217{}\\uc0\\u8221{} {\\i{}Journal of Humanistic Psychology} 3, no. 1 (1963): 49\\uc0\\u8211{}53.&quot;,&quot;plainCitation&quot;:&quot;John A. Blazer, “An Experimental Evaluation of ‘Transcendence of Environment,’” Journal of Humanistic Psychology 3, no. 1 (1963): 49–53.&quot;,&quot;noteIndex&quot;:123},&quot;citationItems&quot;:[{&quot;id&quot;:1630,&quot;uris&quot;:[&quot;http://zotero.org/users/4295591/items/SY8ZY9ZT&quot;,[&quot;http://zotero.org/users/4295591/items/SY8ZY9ZT&quot;]],&quot;itemData&quot;:{&quot;id&quot;:1630,&quot;type&quot;:&quot;article-journal&quot;,&quot;container-title&quot;:&quot;Journal of Humanistic Psychology&quot;,&quot;issue&quot;:&quot;1&quot;,&quot;page&quot;:&quot;49-53&quot;,&quot;title&quot;:&quot;An Experimental Evaluation of \&quot;Transcendence of Environment\&quot;&quot;,&quot;volume&quot;:&quot;3&quot;,&quot;author&quot;:[{&quot;family&quot;:&quot;Blazer&quot;,&quot;given&quot;:&quot;John A.&quot;}],&quot;issued&quot;:{&quot;date-parts&quot;:[[&quot;1963&quot;]]}}}],&quot;schema&quot;:&quot;https://github.com/citation-style-language/schema/raw/master/csl-citation.json&quot;} RNDhfR0NHYxR0"/><text:span text:style-name="T89">John A. Blazer, “An Experimental Evaluation of ‘Transcendence of Environment,’” </text:span><text:span text:style-name="T90">Journal of Humanistic Psychology</text:span><text:span text:style-name="T89"> 3, no. 1 (1963): 49–53.</text:span><text:reference-mark-end text:name="ZOTERO_ITEM CSL_CITATION {&quot;citationID&quot;:&quot;eTffcTrb&quot;,&quot;properties&quot;:{&quot;formattedCitation&quot;:&quot;John A. Blazer, \\uc0\\u8220{}An Experimental Evaluation of \\uc0\\u8216{}Transcendence of Environment,\\uc0\\u8217{}\\uc0\\u8221{} {\\i{}Journal of Humanistic Psychology} 3, no. 1 (1963): 49\\uc0\\u8211{}53.&quot;,&quot;plainCitation&quot;:&quot;John A. Blazer, “An Experimental Evaluation of ‘Transcendence of Environment,’” Journal of Humanistic Psychology 3, no. 1 (1963): 49–53.&quot;,&quot;noteIndex&quot;:123},&quot;citationItems&quot;:[{&quot;id&quot;:1630,&quot;uris&quot;:[&quot;http://zotero.org/users/4295591/items/SY8ZY9ZT&quot;,[&quot;http://zotero.org/users/4295591/items/SY8ZY9ZT&quot;]],&quot;itemData&quot;:{&quot;id&quot;:1630,&quot;type&quot;:&quot;article-journal&quot;,&quot;container-title&quot;:&quot;Journal of Humanistic Psychology&quot;,&quot;issue&quot;:&quot;1&quot;,&quot;page&quot;:&quot;49-53&quot;,&quot;title&quot;:&quot;An Experimental Evaluation of \&quot;Transcendence of Environment\&quot;&quot;,&quot;volume&quot;:&quot;3&quot;,&quot;author&quot;:[{&quot;family&quot;:&quot;Blazer&quot;,&quot;given&quot;:&quot;John A.&quot;}],&quot;issued&quot;:{&quot;date-parts&quot;:[[&quot;1963&quot;]]}}}],&quot;schema&quot;:&quot;https://github.com/citation-style-language/schema/raw/master/csl-citation.json&quot;} RNDhfR0NHYxR0"/></text:p></text:note-body></text:note></text:span><text:span text:style-name="T662"> </text:span><text:span text:style-name="T664">In other words, </text:span><text:alphabetical-index-mark-start text:id="IMark1835266583760" text:main-entry="true"/><text:span text:style-name="T664">h</text:span><text:span text:style-name="T662">umanistic psychology</text:span><text:alphabetical-index-mark-end text:id="IMark1835266583760"/><text:span text:style-name="T662"> incorporated authentic spiritual practices as research topics and </text:span><text:span text:style-name="T665">were in the process of developing </text:span><text:span text:style-name="T666">highly effective </text:span><text:span text:style-name="T662">therapeutic tools </text:span><text:span text:style-name="T665">which could </text:span><text:soft-page-break/><text:span text:style-name="T667">not only </text:span><text:span text:style-name="T668">promote </text:span><text:span text:style-name="T667">personal growth and self- actualization,</text:span><text:span text:style-name="T667"><text:note text:id="ftn117" text:note-class="footnote"><text:note-citation>117</text:note-citation><text:note-body><text:p text:style-name="Footnote"><text:reference-mark-start text:name="ZOTERO_ITEM CSL_CITATION {&quot;citationID&quot;:&quot;UnN2YgnM&quot;,&quot;properties&quot;:{&quot;formattedCitation&quot;:&quot;Hobart F. Thomas, \\uc0\\u8220{}Self-Actualization through the Group Experience.,\\uc0\\u8221{} {\\i{}Journal of Humanistic Psychology} 4, no. 1 (January 1964): 39.&quot;,&quot;plainCitation&quot;:&quot;Hobart F. Thomas, “Self-Actualization through the Group Experience.,” Journal of Humanistic Psychology 4, no. 1 (January 1964): 39.&quot;,&quot;noteIndex&quot;:124},&quot;citationItems&quot;:[{&quot;id&quot;:2666,&quot;uris&quot;:[&quot;http://zotero.org/users/4295591/items/XPW7EI88&quot;,[&quot;http://zotero.org/users/4295591/items/XPW7EI88&quot;]],&quot;itemData&quot;:{&quot;id&quot;:2666,&quot;type&quot;:&quot;article-journal&quot;,&quot;archive&quot;:&quot;edb&quot;,&quot;container-title&quot;:&quot;Journal of Humanistic Psychology&quot;,&quot;ISSN&quot;:&quot;00221678&quot;,&quot;issue&quot;:&quot;1&quot;,&quot;journalAbbreviation&quot;:&quot;Journal of Humanistic Psychology&quot;,&quot;page&quot;:&quot;39&quot;,&quot;source&quot;:&quot;EBSCOhost&quot;,&quot;title&quot;:&quot;Self-Actualization through the Group Experience.&quot;,&quot;volume&quot;:&quot;4&quot;,&quot;author&quot;:[{&quot;family&quot;:&quot;Thomas&quot;,&quot;given&quot;:&quot;Hobart F.&quot;}],&quot;issued&quot;:{&quot;date-parts&quot;:[[&quot;1964&quot;,1]]}}}],&quot;schema&quot;:&quot;https://github.com/citation-style-language/schema/raw/master/csl-citation.json&quot;} RNDrARwKK40q8"/><text:span text:style-name="T89">Hobart F. Thomas, “Self-Actualization through the Group Experience.,” </text:span><text:span text:style-name="T90">Journal of Humanistic Psychology</text:span><text:span text:style-name="T89"> 4, no. 1 (January 1964): 39.</text:span><text:reference-mark-end text:name="ZOTERO_ITEM CSL_CITATION {&quot;citationID&quot;:&quot;UnN2YgnM&quot;,&quot;properties&quot;:{&quot;formattedCitation&quot;:&quot;Hobart F. Thomas, \\uc0\\u8220{}Self-Actualization through the Group Experience.,\\uc0\\u8221{} {\\i{}Journal of Humanistic Psychology} 4, no. 1 (January 1964): 39.&quot;,&quot;plainCitation&quot;:&quot;Hobart F. Thomas, “Self-Actualization through the Group Experience.,” Journal of Humanistic Psychology 4, no. 1 (January 1964): 39.&quot;,&quot;noteIndex&quot;:124},&quot;citationItems&quot;:[{&quot;id&quot;:2666,&quot;uris&quot;:[&quot;http://zotero.org/users/4295591/items/XPW7EI88&quot;,[&quot;http://zotero.org/users/4295591/items/XPW7EI88&quot;]],&quot;itemData&quot;:{&quot;id&quot;:2666,&quot;type&quot;:&quot;article-journal&quot;,&quot;archive&quot;:&quot;edb&quot;,&quot;container-title&quot;:&quot;Journal of Humanistic Psychology&quot;,&quot;ISSN&quot;:&quot;00221678&quot;,&quot;issue&quot;:&quot;1&quot;,&quot;journalAbbreviation&quot;:&quot;Journal of Humanistic Psychology&quot;,&quot;page&quot;:&quot;39&quot;,&quot;source&quot;:&quot;EBSCOhost&quot;,&quot;title&quot;:&quot;Self-Actualization through the Group Experience.&quot;,&quot;volume&quot;:&quot;4&quot;,&quot;author&quot;:[{&quot;family&quot;:&quot;Thomas&quot;,&quot;given&quot;:&quot;Hobart F.&quot;}],&quot;issued&quot;:{&quot;date-parts&quot;:[[&quot;1964&quot;,1]]}}}],&quot;schema&quot;:&quot;https://github.com/citation-style-language/schema/raw/master/csl-citation.json&quot;} RNDrARwKK40q8"/></text:p></text:note-body></text:note></text:span><text:span text:style-name="T667"> but </text:span><text:alphabetical-index-mark-start text:id="IMark1835266583920" text:main-entry="true"/><text:span text:style-name="T664">connection</text:span><text:alphabetical-index-mark-end text:id="IMark1835266583920"/><text:span text:style-name="T664"> </text:span><text:span text:style-name="T665">experiences </text:span><text:span text:style-name="T668">as well.</text:span><text:span text:style-name="T662"><text:note text:id="ftn118" text:note-class="footnote"><text:note-citation>118</text:note-citation><text:note-body><text:p text:style-name="Footnote"><text:reference-mark-start text:name="ZOTERO_ITEM CSL_CITATION {&quot;citationID&quot;:&quot;iEjU3hfq&quot;,&quot;properties&quot;:{&quot;formattedCitation&quot;:&quot;Carl Rogers, {\\i{}Carl Rogers on Encounter Groups} (Boston: Houghton Mifflin, 1970).&quot;,&quot;plainCitation&quot;:&quot;Carl Rogers, Carl Rogers on Encounter Groups (Boston: Houghton Mifflin, 1970).&quot;,&quot;noteIndex&quot;:125},&quot;citationItems&quot;:[{&quot;id&quot;:2684,&quot;uris&quot;:[&quot;http://zotero.org/users/4295591/items/277M7FBI&quot;,[&quot;http://zotero.org/users/4295591/items/277M7FBI&quot;]],&quot;itemData&quot;:{&quot;id&quot;:2684,&quot;type&quot;:&quot;book&quot;,&quot;event-place&quot;:&quot;Boston&quot;,&quot;publisher&quot;:&quot;Houghton Mifflin&quot;,&quot;publisher-place&quot;:&quot;Boston&quot;,&quot;title&quot;:&quot;Carl Rogers on Encounter Groups&quot;,&quot;author&quot;:[{&quot;family&quot;:&quot;Rogers&quot;,&quot;given&quot;:&quot;Carl&quot;}],&quot;issued&quot;:{&quot;date-parts&quot;:[[&quot;1970&quot;]]}}}],&quot;schema&quot;:&quot;https://github.com/citation-style-language/schema/raw/master/csl-citation.json&quot;} RNDoxywGxaZJo"/><text:span text:style-name="T89">Carl Rogers, </text:span><text:span text:style-name="T90">Carl Rogers on Encounter Groups</text:span><text:span text:style-name="T89"> (Boston: Houghton Mifflin, 1970).</text:span><text:reference-mark-end text:name="ZOTERO_ITEM CSL_CITATION {&quot;citationID&quot;:&quot;iEjU3hfq&quot;,&quot;properties&quot;:{&quot;formattedCitation&quot;:&quot;Carl Rogers, {\\i{}Carl Rogers on Encounter Groups} (Boston: Houghton Mifflin, 1970).&quot;,&quot;plainCitation&quot;:&quot;Carl Rogers, Carl Rogers on Encounter Groups (Boston: Houghton Mifflin, 1970).&quot;,&quot;noteIndex&quot;:125},&quot;citationItems&quot;:[{&quot;id&quot;:2684,&quot;uris&quot;:[&quot;http://zotero.org/users/4295591/items/277M7FBI&quot;,[&quot;http://zotero.org/users/4295591/items/277M7FBI&quot;]],&quot;itemData&quot;:{&quot;id&quot;:2684,&quot;type&quot;:&quot;book&quot;,&quot;event-place&quot;:&quot;Boston&quot;,&quot;publisher&quot;:&quot;Houghton Mifflin&quot;,&quot;publisher-place&quot;:&quot;Boston&quot;,&quot;title&quot;:&quot;Carl Rogers on Encounter Groups&quot;,&quot;author&quot;:[{&quot;family&quot;:&quot;Rogers&quot;,&quot;given&quot;:&quot;Carl&quot;}],&quot;issued&quot;:{&quot;date-parts&quot;:[[&quot;1970&quot;]]}}}],&quot;schema&quot;:&quot;https://github.com/citation-style-language/schema/raw/master/csl-citation.json&quot;} RNDoxywGxaZJo"/></text:p></text:note-body></text:note></text:span><text:span text:style-name="T662"> The problem </text:span><text:span text:style-name="T644">for the establishment </text:span><text:span text:style-name="T662">was </text:span><text:span text:style-name="T644">that </text:span><text:span text:style-name="T662">these authentic therapies were quite effective at </text:span><text:alphabetical-index-mark-start text:id="IMark1835266581600" text:main-entry="true"/><text:span text:style-name="T644">healing</text:span><text:alphabetical-index-mark-end text:id="IMark1835266581600"/><text:span text:style-name="T644">, </text:span><text:alphabetical-index-mark-start text:id="IMark1835266582960" text:main-entry="true"/><text:span text:style-name="T644">awakening</text:span><text:alphabetical-index-mark-end text:id="IMark1835266582960"/><text:span text:style-name="T644">, and </text:span><text:span text:style-name="T662">activating people. </text:span><text:span text:style-name="T644">As </text:span><text:span text:style-name="T669">Carl Rogers, </text:span><text:span text:style-name="T644">the </text:span><text:span text:style-name="T669">creator of the encounter group, </text:span><text:span text:style-name="T644">points out: </text:span></text:p>
        <text:p text:style-name="P109">Encounter groups lead to more personal independence, fewer hidden feelings, more willingness to innovate, more opposition to institutional rigidities. Hence, if a person is fearful of change in any form, he is rightly fearful of encounter groups. They breed constructive change. . . . Hence, all those opposed to change will be stoutly or even violently opposed to the intensive group experience.<text:note text:id="ftn119" text:note-class="footnote"><text:note-citation>119</text:note-citation><text:note-body><text:p text:style-name="P34"><text:reference-mark-start text:name="ZOTERO_ITEM CSL_CITATION {&quot;citationID&quot;:&quot;nCB2f3JM&quot;,&quot;properties&quot;:{&quot;formattedCitation&quot;:&quot;Rogers, 13.&quot;,&quot;plainCitation&quot;:&quot;Rogers, 13.&quot;,&quot;noteIndex&quot;:126},&quot;citationItems&quot;:[{&quot;id&quot;:2684,&quot;uris&quot;:[&quot;http://zotero.org/users/4295591/items/277M7FBI&quot;,[&quot;http://zotero.org/users/4295591/items/277M7FBI&quot;]],&quot;itemData&quot;:{&quot;id&quot;:2684,&quot;type&quot;:&quot;book&quot;,&quot;event-place&quot;:&quot;Boston&quot;,&quot;publisher&quot;:&quot;Houghton Mifflin&quot;,&quot;publisher-place&quot;:&quot;Boston&quot;,&quot;title&quot;:&quot;Carl Rogers on Encounter Groups&quot;,&quot;author&quot;:[{&quot;family&quot;:&quot;Rogers&quot;,&quot;given&quot;:&quot;Carl&quot;}],&quot;issued&quot;:{&quot;date-parts&quot;:[[&quot;1970&quot;]]}},&quot;locator&quot;:&quot;13&quot;}],&quot;schema&quot;:&quot;https://github.com/citation-style-language/schema/raw/master/csl-citation.json&quot;} RNDOkXipW29o6"/>Rogers, 13.<text:reference-mark-end text:name="ZOTERO_ITEM CSL_CITATION {&quot;citationID&quot;:&quot;nCB2f3JM&quot;,&quot;properties&quot;:{&quot;formattedCitation&quot;:&quot;Rogers, 13.&quot;,&quot;plainCitation&quot;:&quot;Rogers, 13.&quot;,&quot;noteIndex&quot;:126},&quot;citationItems&quot;:[{&quot;id&quot;:2684,&quot;uris&quot;:[&quot;http://zotero.org/users/4295591/items/277M7FBI&quot;,[&quot;http://zotero.org/users/4295591/items/277M7FBI&quot;]],&quot;itemData&quot;:{&quot;id&quot;:2684,&quot;type&quot;:&quot;book&quot;,&quot;event-place&quot;:&quot;Boston&quot;,&quot;publisher&quot;:&quot;Houghton Mifflin&quot;,&quot;publisher-place&quot;:&quot;Boston&quot;,&quot;title&quot;:&quot;Carl Rogers on Encounter Groups&quot;,&quot;author&quot;:[{&quot;family&quot;:&quot;Rogers&quot;,&quot;given&quot;:&quot;Carl&quot;}],&quot;issued&quot;:{&quot;date-parts&quot;:[[&quot;1970&quot;]]}},&quot;locator&quot;:&quot;13&quot;}],&quot;schema&quot;:&quot;https://github.com/citation-style-language/schema/raw/master/csl-citation.json&quot;} RNDOkXipW29o6"/></text:p></text:note-body></text:note> </text:p>
        <text:p text:style-name="P38"><text:span text:style-name="T670">So what happened to </text:span><text:alphabetical-index-mark-start text:id="IMark1835266584480" text:main-entry="true"/><text:span text:style-name="T670">Humanistic psychology</text:span><text:alphabetical-index-mark-end text:id="IMark1835266584480"/><text:span text:style-name="T670">? </text:span><text:span text:style-name="T666">A</text:span><text:span text:style-name="T671">s Elkins</text:span><text:span text:style-name="T671"><text:note text:id="ftn120" text:note-class="footnote"><text:note-citation>120</text:note-citation><text:note-body><text:p text:style-name="Footnote"><text:reference-mark-start text:name="ZOTERO_ITEM CSL_CITATION {&quot;citationID&quot;:&quot;VZ6DW5D4&quot;,&quot;properties&quot;:{&quot;formattedCitation&quot;:&quot;\\uc0\\u8220{}Why Humanistic Psychology Lost Its Power and Influence in American Psychology,\\uc0\\u8221{} {\\i{}Journal of Humanistic Psychology} 49, no. 1 (2009): 267\\uc0\\u8211{}91, https://www.lightningpath.org/readings/elkins-humanistic-murder.pdf.&quot;,&quot;plainCitation&quot;:&quot;“Why Humanistic Psychology Lost Its Power and Influence in American Psychology,” Journal of Humanistic Psychology 49, no. 1 (2009): 267–91, https://www.lightningpath.org/readings/elkins-humanistic-murder.pdf.&quot;,&quot;noteIndex&quot;:127},&quot;citationItems&quot;:[{&quot;id&quot;:2340,&quot;uris&quot;:[&quot;http://zotero.org/users/4295591/items/4IC4NNE5&quot;,[&quot;http://zotero.org/users/4295591/items/4IC4NNE5&quot;]],&quot;itemData&quot;:{&quot;id&quot;:2340,&quot;type&quot;:&quot;article-journal&quot;,&quot;abstract&quot;:&quot;An article detailing how humanistic psychology was murdered by the establishment to prevent it from reaching its full potential as a healing paradigm&quot;,&quot;container-title&quot;:&quot;Journal of Humanistic Psychology&quot;,&quot;DOI&quot;:&quot;https://www.lightningpath.org/readings/elkins-humanistic-murder.pdf&quot;,&quot;issue&quot;:&quot;1&quot;,&quot;page&quot;:&quot;267-291&quot;,&quot;title&quot;:&quot;Why Humanistic Psychology Lost its Power and Influence in American Psychology&quot;,&quot;volume&quot;:&quot;49&quot;,&quot;author&quot;:[{&quot;family&quot;:&quot;Elkins&quot;,&quot;given&quot;:&quot;David&quot;}],&quot;issued&quot;:{&quot;date-parts&quot;:[[&quot;2009&quot;]]}},&quot;suppress-author&quot;:true}],&quot;schema&quot;:&quot;https://github.com/citation-style-language/schema/raw/master/csl-citation.json&quot;} RNDbgjAWnUfnW"/><text:span text:style-name="T89">“Why Humanistic Psychology Lost Its Power and Influence in American Psychology,” </text:span><text:span text:style-name="T90">Journal of Humanistic Psychology</text:span><text:span text:style-name="T89"> 49, no. 1 (2009): 267–91, https://www.lightningpath.org/readings/elkins-humanistic-murder.pdf.</text:span><text:reference-mark-end text:name="ZOTERO_ITEM CSL_CITATION {&quot;citationID&quot;:&quot;VZ6DW5D4&quot;,&quot;properties&quot;:{&quot;formattedCitation&quot;:&quot;\\uc0\\u8220{}Why Humanistic Psychology Lost Its Power and Influence in American Psychology,\\uc0\\u8221{} {\\i{}Journal of Humanistic Psychology} 49, no. 1 (2009): 267\\uc0\\u8211{}91, https://www.lightningpath.org/readings/elkins-humanistic-murder.pdf.&quot;,&quot;plainCitation&quot;:&quot;“Why Humanistic Psychology Lost Its Power and Influence in American Psychology,” Journal of Humanistic Psychology 49, no. 1 (2009): 267–91, https://www.lightningpath.org/readings/elkins-humanistic-murder.pdf.&quot;,&quot;noteIndex&quot;:127},&quot;citationItems&quot;:[{&quot;id&quot;:2340,&quot;uris&quot;:[&quot;http://zotero.org/users/4295591/items/4IC4NNE5&quot;,[&quot;http://zotero.org/users/4295591/items/4IC4NNE5&quot;]],&quot;itemData&quot;:{&quot;id&quot;:2340,&quot;type&quot;:&quot;article-journal&quot;,&quot;abstract&quot;:&quot;An article detailing how humanistic psychology was murdered by the establishment to prevent it from reaching its full potential as a healing paradigm&quot;,&quot;container-title&quot;:&quot;Journal of Humanistic Psychology&quot;,&quot;DOI&quot;:&quot;https://www.lightningpath.org/readings/elkins-humanistic-murder.pdf&quot;,&quot;issue&quot;:&quot;1&quot;,&quot;page&quot;:&quot;267-291&quot;,&quot;title&quot;:&quot;Why Humanistic Psychology Lost its Power and Influence in American Psychology&quot;,&quot;volume&quot;:&quot;49&quot;,&quot;author&quot;:[{&quot;family&quot;:&quot;Elkins&quot;,&quot;given&quot;:&quot;David&quot;}],&quot;issued&quot;:{&quot;date-parts&quot;:[[&quot;2009&quot;]]}},&quot;suppress-author&quot;:true}],&quot;schema&quot;:&quot;https://github.com/citation-style-language/schema/raw/master/csl-citation.json&quot;} RNDbgjAWnUfnW"/></text:p></text:note-body></text:note></text:span><text:span text:style-name="T671"> notes, </text:span><text:alphabetical-index-mark-start text:id="IMark1835266585680" text:main-entry="true"/><text:span text:style-name="T671">h</text:span><text:span text:style-name="T662">umanistic psychology</text:span><text:alphabetical-index-mark-end text:id="IMark1835266585680"/><text:span text:style-name="T662"> was, in an attempt </text:span><text:soft-page-break/><text:span text:style-name="T662">to undermine its </text:span><text:span text:style-name="T666">powerful and </text:span><text:span text:style-name="T662">progressive potential, murdered by a conservative status quo </text:span><text:span text:style-name="T671">intent on suppressing the political challenges </text:span><text:span text:style-name="T666">that </text:span><text:alphabetical-index-mark-start text:id="IMark1835266583600" text:main-entry="true"/><text:span text:style-name="T666">healing</text:span><text:alphabetical-index-mark-end text:id="IMark1835266583600"/><text:span text:style-name="T666"> and </text:span><text:alphabetical-index-mark-start text:id="IMark1835266585760" text:main-entry="true"/><text:span text:style-name="T671">activation</text:span><text:alphabetical-index-mark-end text:id="IMark1835266585760"/><text:span text:style-name="T671"> ultimately brought. Elkin’s conclusions are </text:span><text:span text:style-name="T670">unequivocal</text:span><text:span text:style-name="T671">. </text:span></text:p>
        <text:p text:style-name="P109">... <text:alphabetical-index-mark-start text:id="IMark1835266583920" text:main-entry="true"/>humanistic psychology<text:alphabetical-index-mark-end text:id="IMark1835266583920"/> lost its power and influence, in large measure, because it is inherently incompatible with the basic assumptions and values of contemporary mainstream psychology and with the conservative ideologies that have increasingly gained power in American culture since the 1960s.<text:note text:id="ftn121" text:note-class="footnote"><text:note-citation>121</text:note-citation><text:note-body><text:p text:style-name="P34"><text:reference-mark-start text:name="ZOTERO_ITEM CSL_CITATION {&quot;citationID&quot;:&quot;vPlVUim8&quot;,&quot;properties&quot;:{&quot;formattedCitation&quot;:&quot;Elkins, 267.&quot;,&quot;plainCitation&quot;:&quot;Elkins, 267.&quot;,&quot;noteIndex&quot;:128},&quot;citationItems&quot;:[{&quot;id&quot;:2340,&quot;uris&quot;:[&quot;http://zotero.org/users/4295591/items/4IC4NNE5&quot;,[&quot;http://zotero.org/users/4295591/items/4IC4NNE5&quot;]],&quot;itemData&quot;:{&quot;id&quot;:2340,&quot;type&quot;:&quot;article-journal&quot;,&quot;abstract&quot;:&quot;An article detailing how humanistic psychology was murdered by the establishment to prevent it from reaching its full potential as a healing paradigm&quot;,&quot;container-title&quot;:&quot;Journal of Humanistic Psychology&quot;,&quot;DOI&quot;:&quot;https://www.lightningpath.org/readings/elkins-humanistic-murder.pdf&quot;,&quot;issue&quot;:&quot;1&quot;,&quot;page&quot;:&quot;267-291&quot;,&quot;title&quot;:&quot;Why Humanistic Psychology Lost its Power and Influence in American Psychology&quot;,&quot;volume&quot;:&quot;49&quot;,&quot;author&quot;:[{&quot;family&quot;:&quot;Elkins&quot;,&quot;given&quot;:&quot;David&quot;}],&quot;issued&quot;:{&quot;date-parts&quot;:[[&quot;2009&quot;]]}},&quot;locator&quot;:&quot;267&quot;}],&quot;schema&quot;:&quot;https://github.com/citation-style-language/schema/raw/master/csl-citation.json&quot;} RNDe4IKwdqmDb"/>Elkins, 267.<text:reference-mark-end text:name="ZOTERO_ITEM CSL_CITATION {&quot;citationID&quot;:&quot;vPlVUim8&quot;,&quot;properties&quot;:{&quot;formattedCitation&quot;:&quot;Elkins, 267.&quot;,&quot;plainCitation&quot;:&quot;Elkins, 267.&quot;,&quot;noteIndex&quot;:128},&quot;citationItems&quot;:[{&quot;id&quot;:2340,&quot;uris&quot;:[&quot;http://zotero.org/users/4295591/items/4IC4NNE5&quot;,[&quot;http://zotero.org/users/4295591/items/4IC4NNE5&quot;]],&quot;itemData&quot;:{&quot;id&quot;:2340,&quot;type&quot;:&quot;article-journal&quot;,&quot;abstract&quot;:&quot;An article detailing how humanistic psychology was murdered by the establishment to prevent it from reaching its full potential as a healing paradigm&quot;,&quot;container-title&quot;:&quot;Journal of Humanistic Psychology&quot;,&quot;DOI&quot;:&quot;https://www.lightningpath.org/readings/elkins-humanistic-murder.pdf&quot;,&quot;issue&quot;:&quot;1&quot;,&quot;page&quot;:&quot;267-291&quot;,&quot;title&quot;:&quot;Why Humanistic Psychology Lost its Power and Influence in American Psychology&quot;,&quot;volume&quot;:&quot;49&quot;,&quot;author&quot;:[{&quot;family&quot;:&quot;Elkins&quot;,&quot;given&quot;:&quot;David&quot;}],&quot;issued&quot;:{&quot;date-parts&quot;:[[&quot;2009&quot;]]}},&quot;locator&quot;:&quot;267&quot;}],&quot;schema&quot;:&quot;https://github.com/citation-style-language/schema/raw/master/csl-citation.json&quot;} RNDe4IKwdqmDb"/></text:p></text:note-body></text:note> </text:p>
        <text:p text:style-name="P38">At this point, you can understand why <text:alphabetical-index-mark-start text:id="IMark1835266585760" text:main-entry="true"/>connection<text:alphabetical-index-mark-end text:id="IMark1835266585760"/> and <text:alphabetical-index-mark-start text:id="IMark1835266583440" text:main-entry="true"/>authentic spirituality<text:alphabetical-index-mark-end text:id="IMark1835266583440"/> would lead to <text:alphabetical-index-mark-start text:id="IMark1835266582400" text:main-entry="true"/><text:span text:style-name="T672">external </text:span>resistance<text:alphabetical-index-mark-end text:id="IMark1835266582400"/>. <text:alphabetical-index-mark-start text:id="IMark1835266583520" text:main-entry="true"/>Awakening<text:alphabetical-index-mark-end text:id="IMark1835266583520"/> and <text:alphabetical-index-mark-start text:id="IMark1835266583920" text:main-entry="true"/>activation<text:alphabetical-index-mark-end text:id="IMark1835266583920"/> lead to a status quo challenge. This challenge can occur in the family patriarchy, in the class relations of society, and even in the hallowed halls of academia. Women activating in a patriarchy challenge the patriarchal status quo. A worker <text:alphabetical-index-mark-start text:id="IMark1835266580720" text:main-entry="true"/>awakening<text:alphabetical-index-mark-end text:id="IMark1835266580720"/> and activating in a factory challenges the <text:soft-page-break/>capitalist status quo. A teenager <text:alphabetical-index-mark-start text:id="IMark1835266585680" text:main-entry="true"/>awakening<text:alphabetical-index-mark-end text:id="IMark1835266585680"/> and activating during adolescence challenges parental and school authority. <text:alphabetical-index-mark-start text:id="IMark1835266582960" text:main-entry="true"/>Activation<text:alphabetical-index-mark-end text:id="IMark1835266582960"/> brings pressure to change and those who fear <text:span text:style-name="T673">change</text:span>, or who are attempting to preserve the economic, political, or familial status quo, resist <text:span text:style-name="T673">and suppress </text:span><text:alphabetical-index-mark-start text:id="IMark1835266581600" text:main-entry="true"/><text:span text:style-name="T673">activation</text:span><text:alphabetical-index-mark-end text:id="IMark1835266581600"/><text:span text:style-name="T673"> in order to prevent that change.</text:span></text:p>
        <text:p text:style-name="P143"><text:span text:style-name="T674">There is a lot more we could say, and a lot more research that has to be done, concerning the </text:span><text:alphabetical-index-mark-start text:id="IMark1835266581760" text:main-entry="true"/><text:span text:style-name="T674">activation</text:span><text:alphabetical-index-mark-end text:id="IMark1835266581760"/><text:span text:style-name="T674"> that attends authentic spiritual practice, and the resistance and suppression that occurs as a result. Indeed, with the idea of resistance in mind, everything from the use of “fire water” to decimate and disconnect the formerly healthy and connected Indigenous cultures of the Americas,</text:span><text:span text:style-name="T674"><text:note text:id="ftn122" text:note-class="footnote"><text:note-citation>122</text:note-citation><text:note-body><text:p text:style-name="Footnote"><text:reference-mark-start text:name="ZOTERO_ITEM CSL_CITATION {&quot;citationID&quot;:&quot;7ZQm6lgN&quot;,&quot;properties&quot;:{&quot;formattedCitation&quot;:&quot;Harold R. Johnson, {\\i{}Firewater: How Alcohol Is Killing My People (and Yours)} (U of R Press, 2016), https://amzn.to/2D142T4.&quot;,&quot;plainCitation&quot;:&quot;Harold R. Johnson, Firewater: How Alcohol Is Killing My People (and Yours) (U of R Press, 2016), https://amzn.to/2D142T4.&quot;,&quot;noteIndex&quot;:129},&quot;citationItems&quot;:[{&quot;id&quot;:2704,&quot;uris&quot;:[&quot;http://zotero.org/users/4295591/items/3F5LRS64&quot;,[&quot;http://zotero.org/users/4295591/items/3F5LRS64&quot;]],&quot;itemData&quot;:{&quot;id&quot;:2704,&quot;type&quot;:&quot;book&quot;,&quot;publisher&quot;:&quot;U of R Press&quot;,&quot;title&quot;:&quot;Firewater: How Alcohol Is Killing My People (and Yours)&quot;,&quot;URL&quot;:&quot;https://amzn.to/2D142T4&quot;,&quot;author&quot;:[{&quot;family&quot;:&quot;Johnson&quot;,&quot;given&quot;:&quot;Harold R.&quot;}],&quot;issued&quot;:{&quot;date-parts&quot;:[[&quot;2016&quot;]]}}}],&quot;schema&quot;:&quot;https://github.com/citation-style-language/schema/raw/master/csl-citation.json&quot;} RND7g4IQkju5n"/><text:span text:style-name="T89">Harold R. Johnson, </text:span><text:span text:style-name="T90">Firewater: How Alcohol Is Killing My People (and Yours)</text:span><text:span text:style-name="T89"> (U of R Press, 2016), https://amzn.to/2D142T4.</text:span><text:reference-mark-end text:name="ZOTERO_ITEM CSL_CITATION {&quot;citationID&quot;:&quot;7ZQm6lgN&quot;,&quot;properties&quot;:{&quot;formattedCitation&quot;:&quot;Harold R. Johnson, {\\i{}Firewater: How Alcohol Is Killing My People (and Yours)} (U of R Press, 2016), https://amzn.to/2D142T4.&quot;,&quot;plainCitation&quot;:&quot;Harold R. Johnson, Firewater: How Alcohol Is Killing My People (and Yours) (U of R Press, 2016), https://amzn.to/2D142T4.&quot;,&quot;noteIndex&quot;:129},&quot;citationItems&quot;:[{&quot;id&quot;:2704,&quot;uris&quot;:[&quot;http://zotero.org/users/4295591/items/3F5LRS64&quot;,[&quot;http://zotero.org/users/4295591/items/3F5LRS64&quot;]],&quot;itemData&quot;:{&quot;id&quot;:2704,&quot;type&quot;:&quot;book&quot;,&quot;publisher&quot;:&quot;U of R Press&quot;,&quot;title&quot;:&quot;Firewater: How Alcohol Is Killing My People (and Yours)&quot;,&quot;URL&quot;:&quot;https://amzn.to/2D142T4&quot;,&quot;author&quot;:[{&quot;family&quot;:&quot;Johnson&quot;,&quot;given&quot;:&quot;Harold R.&quot;}],&quot;issued&quot;:{&quot;date-parts&quot;:[[&quot;2016&quot;]]}}}],&quot;schema&quot;:&quot;https://github.com/citation-style-language/schema/raw/master/csl-citation.json&quot;} RND7g4IQkju5n"/></text:p></text:note-body></text:note></text:span><text:span text:style-name="T674"> to the creation of spiritual propaganda in the form of innocent looking Tarot cards,</text:span><text:span text:style-name="T674"><text:note text:id="ftn123" text:note-class="footnote"><text:note-citation>123</text:note-citation><text:note-body><text:p text:style-name="P48"><text:reference-mark-start text:name="ZOTERO_ITEM CSL_CITATION {&quot;citationID&quot;:&quot;dF1XAQIp&quot;,&quot;properties&quot;:{&quot;formattedCitation&quot;:&quot;Sosteric, \\uc0\\u8220{}A Sociology of Tarot.\\uc0\\u8221{}&quot;,&quot;plainCitation&quot;:&quot;Sosteric, “A Sociology of Tarot.”&quot;,&quot;noteIndex&quot;:130},&quot;citationItems&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UQRXSZN7v3"/>Sosteric, “A Sociology of Tarot.”<text:reference-mark-end text:name="ZOTERO_ITEM CSL_CITATION {&quot;citationID&quot;:&quot;dF1XAQIp&quot;,&quot;properties&quot;:{&quot;formattedCitation&quot;:&quot;Sosteric, \\uc0\\u8220{}A Sociology of Tarot.\\uc0\\u8221{}&quot;,&quot;plainCitation&quot;:&quot;Sosteric, “A Sociology of Tarot.”&quot;,&quot;noteIndex&quot;:130},&quot;citationItems&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UQRXSZN7v3"/></text:p></text:note-body></text:note></text:span><text:span text:style-name="T674"> to the Catholic Church’s editing of the Christian Bible to establish a sanitized and disempowering orthodoxy,</text:span><text:span text:style-name="T674"><text:note text:id="ftn124" text:note-class="footnote"><text:note-citation>124</text:note-citation><text:note-body><text:p text:style-name="Footnote"><text:reference-mark-start text:name="ZOTERO_ITEM CSL_CITATION {&quot;citationID&quot;:&quot;8o8Gg1g6&quot;,&quot;properties&quot;:{&quot;formattedCitation&quot;:&quot;Bart D. Ehrman, {\\i{}Misquoting Jesus: The Story Behind Who Changed the Bible and Why} (Harper One, 2007).&quot;,&quot;plainCitation&quot;:&quot;Bart D. Ehrman, Misquoting Jesus: The Story Behind Who Changed the Bible and Why (Harper One, 2007).&quot;,&quot;noteIndex&quot;:131},&quot;citationItems&quot;:[{&quot;id&quot;:1914,&quot;uris&quot;:[&quot;http://zotero.org/users/4295591/items/PD3WS7SV&quot;,[&quot;http://zotero.org/users/4295591/items/PD3WS7SV&quot;]],&quot;itemData&quot;:{&quot;id&quot;:1914,&quot;type&quot;:&quot;book&quot;,&quot;publisher&quot;:&quot;Harper One&quot;,&quot;title&quot;:&quot;Misquoting Jesus: The Story Behind Who Changed the Bible and Why&quot;,&quot;author&quot;:[{&quot;family&quot;:&quot;Ehrman&quot;,&quot;given&quot;:&quot;Bart D.&quot;}],&quot;issued&quot;:{&quot;date-parts&quot;:[[&quot;2007&quot;]]}}}],&quot;schema&quot;:&quot;https://github.com/citation-style-language/schema/raw/master/csl-citation.json&quot;} RNDYecY6xMOZy"/><text:span text:style-name="T89">Bart D. Ehrman, </text:span><text:span text:style-name="T90">Misquoting Jesus: The Story Behind Who Changed the Bible and Why</text:span><text:span text:style-name="T89"> (Harper One, 2007).</text:span><text:reference-mark-end text:name="ZOTERO_ITEM CSL_CITATION {&quot;citationID&quot;:&quot;8o8Gg1g6&quot;,&quot;properties&quot;:{&quot;formattedCitation&quot;:&quot;Bart D. Ehrman, {\\i{}Misquoting Jesus: The Story Behind Who Changed the Bible and Why} (Harper One, 2007).&quot;,&quot;plainCitation&quot;:&quot;Bart D. Ehrman, Misquoting Jesus: The Story Behind Who Changed the Bible and Why (Harper One, 2007).&quot;,&quot;noteIndex&quot;:131},&quot;citationItems&quot;:[{&quot;id&quot;:1914,&quot;uris&quot;:[&quot;http://zotero.org/users/4295591/items/PD3WS7SV&quot;,[&quot;http://zotero.org/users/4295591/items/PD3WS7SV&quot;]],&quot;itemData&quot;:{&quot;id&quot;:1914,&quot;type&quot;:&quot;book&quot;,&quot;publisher&quot;:&quot;Harper One&quot;,&quot;title&quot;:&quot;Misquoting Jesus: The Story Behind Who Changed the Bible and Why&quot;,&quot;author&quot;:[{&quot;family&quot;:&quot;Ehrman&quot;,&quot;given&quot;:&quot;Bart D.&quot;}],&quot;issued&quot;:{&quot;date-parts&quot;:[[&quot;2007&quot;]]}}}],&quot;schema&quot;:&quot;https://github.com/citation-style-language/schema/raw/master/csl-citation.json&quot;} RNDYecY6xMOZy"/></text:p></text:note-body></text:note></text:span><text:span text:style-name="T674"> becomes a subject of scholarly interest. At this time, however, we leave aside an examination of </text:span><text:alphabetical-index-mark-start text:id="IMark1835266585760" text:main-entry="true"/><text:span text:style-name="T674">external resistance</text:span><text:alphabetical-index-mark-end text:id="IMark1835266585760"/><text:span text:style-name="T674"> to </text:span><text:alphabetical-index-mark-start text:id="IMark1835266582400" text:main-entry="true"/><text:span text:style-name="T674">awakening</text:span><text:alphabetical-index-mark-end text:id="IMark1835266582400"/><text:span text:style-name="T674"> and turn our attention to another way </text:span><text:soft-page-break/><text:alphabetical-index-mark-start text:id="IMark1835266583520" text:main-entry="true"/><text:span text:style-name="T674">activation</text:span><text:alphabetical-index-mark-end text:id="IMark1835266583520"/><text:span text:style-name="T674"> experiences can be negative experiences, and that is when we experience internal resistance. </text:span></text:p>
        <text:h text:style-name="P134" text:outline-level="3"><text:bookmark-start text:name="__RefHeading___Toc10395_3722381662"/>Internal Resistance<text:bookmark-end text:name="__RefHeading___Toc10395_3722381662"/></text:h>
        <text:p text:style-name="P144"><text:span text:style-name="T675">What is internal resistance to </text:span><text:alphabetical-index-mark-start text:id="IMark1835266583520" text:main-entry="true"/><text:span text:style-name="T675">activation</text:span><text:alphabetical-index-mark-end text:id="IMark1835266583520"/><text:span text:style-name="T675">? As the name suggest</text:span><text:span text:style-name="T676">s</text:span><text:span text:style-name="T675">, </text:span><text:alphabetical-index-mark-start text:id="IMark1835266584400"/><text:span text:style-name="T91">Internal Resistance</text:span><text:alphabetical-index-mark-end text:id="IMark1835266584400"/><text:alphabetical-index-mark text:string-value=" " text:key1="Internal Resistance"/><text:span text:style-name="Footnote_20_Symbol"><text:span text:style-name="T518"><text:note text:id="ftn125" text:note-class="footnote"><text:note-citation>125</text:note-citation><text:note-body><text:p text:style-name="P106"><text:span text:style-name="T37"><text:s/></text:span><text:a xlink:type="simple" xlink:href="https://spiritwiki.lightningpath.org/Internal_Resistance" text:style-name="Internet_20_link" text:visited-style-name="Visited_20_Internet_20_Link"><text:span text:style-name="Internet_20_link"><text:span text:style-name="T37">https://spiritwiki.lightningpath.org/Internal_Resistance</text:span></text:span></text:a><text:span text:style-name="Internet_20_link"><text:span text:style-name="T37">.</text:span></text:span><text:span text:style-name="T37"> </text:span></text:p></text:note-body></text:note></text:span></text:span><text:span text:style-name="T37"> </text:span><text:span text:style-name="T677">to </text:span><text:alphabetical-index-mark-start text:id="IMark1835266581600" text:main-entry="true"/><text:span text:style-name="T677">activation</text:span><text:alphabetical-index-mark-end text:id="IMark1835266581600"/><text:span text:style-name="T677"> is resistance that arises internally, from inside you. Internal resistance is the self-doubt, fear, anxiety, guilt, shame, self-deprecation, and even paranoid terror that can sometimes accompany authentic </text:span><text:alphabetical-index-mark-start text:id="IMark1835266585680" text:main-entry="true"/><text:span text:style-name="T677">awakening</text:span><text:alphabetical-index-mark-end text:id="IMark1835266585680"/><text:span text:style-name="T677"> and </text:span><text:alphabetical-index-mark-start text:id="IMark1835266585760" text:main-entry="true"/><text:span text:style-name="T677">activation</text:span><text:alphabetical-index-mark-end text:id="IMark1835266585760"/><text:span text:style-name="T677">. People who experience internal resistance struggle with </text:span><text:alphabetical-index-mark-start text:id="IMark1835266584480" text:main-entry="true"/><text:span text:style-name="T677">activation</text:span><text:alphabetical-index-mark-end text:id="IMark1835266584480"/><text:span text:style-name="T677"> and </text:span><text:alphabetical-index-mark-start text:id="IMark1835266580720" text:main-entry="true"/><text:span text:style-name="T677">awakening</text:span><text:alphabetical-index-mark-end text:id="IMark1835266580720"/><text:span text:style-name="T677"> because they </text:span><text:span text:style-name="T678">doubt the veracity of the experience, doubt their own authenticity, doubt their ability to handle it, or have deep-seated fears </text:span><text:span text:style-name="T679">and anxieties </text:span><text:span text:style-name="T678">that </text:span><text:alphabetical-index-mark-start text:id="IMark1835266582400" text:main-entry="true"/><text:span text:style-name="T678">activation</text:span><text:alphabetical-index-mark-end text:id="IMark1835266582400"/><text:span text:style-name="T678"> will lead to </text:span><text:span text:style-name="T680">negative consequences, like punishment, assault, and so on. You can often observe an individual’s </text:span><text:alphabetical-index-mark-start text:id="IMark1835266582960" text:main-entry="true"/><text:span text:style-name="T680">activation</text:span><text:alphabetical-index-mark-end text:id="IMark1835266582960"/><text:span text:style-name="T680"> by the presence of this internal resistance and struggle.</text:span></text:p>
        <text:p text:style-name="P145"><text:span text:style-name="T681">Why does this internal resistance occur? That is a complicated story, but basically it is a consequence of </text:span><text:alphabetical-index-mark-start text:id="IMark1835266585760" text:main-entry="true"/><text:span text:style-name="T681">toxic socialization</text:span><text:alphabetical-index-mark-end text:id="IMark1835266585760"/><text:span text:style-name="T681">. As already noted, </text:span><text:alphabetical-index-mark-start text:id="IMark1835266582960" text:main-entry="true"/><text:span text:style-name="T681">toxic socialization</text:span><text:alphabetical-index-mark-end text:id="IMark1835266582960"/><text:span text:style-name="T681"> is a socialization process characterized by violence, chaos, neglect, and indoctrination, amongst other things. </text:span><text:alphabetical-index-mark-start text:id="IMark1835266580720" text:main-entry="true"/><text:span text:style-name="T681">Toxic socialization</text:span><text:alphabetical-index-mark-end text:id="IMark1835266580720"/><text:span text:style-name="T681"> is not random. </text:span><text:alphabetical-index-mark-start text:id="IMark1835266581600" text:main-entry="true"/><text:span text:style-name="T681">Toxic socialization</text:span><text:alphabetical-index-mark-end text:id="IMark1835266581600"/><text:span text:style-name="T681"> is </text:span><text:soft-page-break/><text:span text:style-name="T681">designed to mould you and plug you into The System.</text:span><text:span text:style-name="T681"><text:note text:id="ftn126" text:note-class="footnote"><text:note-citation>126</text:note-citation><text:note-body><text:p text:style-name="Footnote"><text:reference-mark-start text:name="ZOTERO_ITEM CSL_CITATION {&quot;citationID&quot;:&quot;SHGHBK3q&quot;,&quot;properties&quot;:{&quot;formattedCitation&quot;:&quot;Mike Sosteric, \\uc0\\u8220{}What Is Socialization,\\uc0\\u8221{} {\\i{}The Socjourn} (blog), 2019, https://www.academia.edu/27983004/What_is_Socialization.&quot;,&quot;plainCitation&quot;:&quot;Mike Sosteric, “What Is Socialization,” The Socjourn (blog), 2019, https://www.academia.edu/27983004/What_is_Socialization.&quot;,&quot;noteIndex&quot;:133},&quot;citationItems&quot;:[{&quot;id&quot;:562,&quot;uris&quot;:[&quot;http://zotero.org/users/4295591/items/RGM97JEZ&quot;,[&quot;http://zotero.org/users/4295591/items/RGM97JEZ&quot;]],&quot;itemData&quot;:{&quot;id&quot;:562,&quot;type&quot;:&quot;post-weblog&quot;,&quot;abstract&quot;:&quot;A sociologists looks at socialization.&quot;,&quot;container-title&quot;:&quot;The Socjourn&quot;,&quot;language&quot;:&quot;en-US&quot;,&quot;title&quot;:&quot;What is Socialization&quot;,&quot;URL&quot;:&quot;https://www.academia.edu/27983004/What_is_Socialization&quot;,&quot;author&quot;:[{&quot;family&quot;:&quot;Sosteric&quot;,&quot;given&quot;:&quot;Mike&quot;}],&quot;accessed&quot;:{&quot;date-parts&quot;:[[&quot;2019&quot;,5,13]]},&quot;issued&quot;:{&quot;date-parts&quot;:[[&quot;2019&quot;]]}}}],&quot;schema&quot;:&quot;https://github.com/citation-style-language/schema/raw/master/csl-citation.json&quot;} RNDebTrTxlNPx"/><text:span text:style-name="T89">Mike Sosteric, “What Is Socialization,” </text:span><text:span text:style-name="T90">The Socjourn</text:span><text:span text:style-name="T89"> (blog), 2019, https://www.academia.edu/27983004/What_is_Socialization.</text:span><text:reference-mark-end text:name="ZOTERO_ITEM CSL_CITATION {&quot;citationID&quot;:&quot;SHGHBK3q&quot;,&quot;properties&quot;:{&quot;formattedCitation&quot;:&quot;Mike Sosteric, \\uc0\\u8220{}What Is Socialization,\\uc0\\u8221{} {\\i{}The Socjourn} (blog), 2019, https://www.academia.edu/27983004/What_is_Socialization.&quot;,&quot;plainCitation&quot;:&quot;Mike Sosteric, “What Is Socialization,” The Socjourn (blog), 2019, https://www.academia.edu/27983004/What_is_Socialization.&quot;,&quot;noteIndex&quot;:133},&quot;citationItems&quot;:[{&quot;id&quot;:562,&quot;uris&quot;:[&quot;http://zotero.org/users/4295591/items/RGM97JEZ&quot;,[&quot;http://zotero.org/users/4295591/items/RGM97JEZ&quot;]],&quot;itemData&quot;:{&quot;id&quot;:562,&quot;type&quot;:&quot;post-weblog&quot;,&quot;abstract&quot;:&quot;A sociologists looks at socialization.&quot;,&quot;container-title&quot;:&quot;The Socjourn&quot;,&quot;language&quot;:&quot;en-US&quot;,&quot;title&quot;:&quot;What is Socialization&quot;,&quot;URL&quot;:&quot;https://www.academia.edu/27983004/What_is_Socialization&quot;,&quot;author&quot;:[{&quot;family&quot;:&quot;Sosteric&quot;,&quot;given&quot;:&quot;Mike&quot;}],&quot;accessed&quot;:{&quot;date-parts&quot;:[[&quot;2019&quot;,5,13]]},&quot;issued&quot;:{&quot;date-parts&quot;:[[&quot;2019&quot;]]}}}],&quot;schema&quot;:&quot;https://github.com/citation-style-language/schema/raw/master/csl-citation.json&quot;} RNDebTrTxlNPx"/></text:p></text:note-body></text:note></text:span><text:span text:style-name="T681"> </text:span><text:alphabetical-index-mark-start text:id="IMark1835266583040" text:main-entry="true"/><text:span text:style-name="T681">Toxic socialization</text:span><text:alphabetical-index-mark-end text:id="IMark1835266583040"/><text:span text:style-name="T681"> ingrains in you a deep seated need to follow authority and follow the rules. </text:span><text:alphabetical-index-mark-start text:id="IMark1835266581760" text:main-entry="true"/><text:span text:style-name="T681">Toxic socialization</text:span><text:alphabetical-index-mark-end text:id="IMark1835266581760"/><text:span text:style-name="T681"> also ingrains in many of us terrible self-doubt and deep-seated fear of speaking out and challenging authority. </text:span></text:p>
        <text:p text:style-name="P146">How does <text:alphabetical-index-mark-start text:id="IMark1835266580960" text:main-entry="true"/>toxic socialization<text:alphabetical-index-mark-end text:id="IMark1835266580960"/> mould us, plug us in, and make us afraid to <text:span text:style-name="T682">speak out and </text:span>challenge authority? It does that many different ways, but primarily through violence and <text:span text:style-name="T683">ideology/</text:span>indoctrination. </text:p>
        <text:p text:style-name="P147"><text:span text:style-name="T684">As for violence, unfortunately, </text:span><text:alphabetical-index-mark-start text:id="IMark1835266583440" text:main-entry="true"/><text:span text:style-name="T684">toxic socialization</text:span><text:alphabetical-index-mark-end text:id="IMark1835266583440"/><text:span text:style-name="T684"> brings with it a fair amount of violence. Within the </text:span><text:alphabetical-index-mark-start text:id="IMark1835266585680" text:main-entry="true"/><text:span text:style-name="T684">toxic socialization</text:span><text:alphabetical-index-mark-end text:id="IMark1835266585680"/><text:span text:style-name="T684"> that characterizes most families and societies, children learn to do what they are told and follow the rules, at home and at school, and they are “punished” (really, they are assaulted) when they do not. At home, assaults for misbehaving can range anywhere from psychological and emotional torture (shaming, name-calling, yelling, etc.) to outright physical assault (i.e., spanking and beatings). Schools also use psychological and emotional torture, like shaming and </text:span><text:soft-page-break/><text:span text:style-name="T684">public ridicule.</text:span><text:span text:style-name="T684"><text:note text:id="ftn127" text:note-class="footnote"><text:note-citation>127</text:note-citation><text:note-body><text:p text:style-name="Footnote"><text:reference-mark-start text:name="ZOTERO_ITEM CSL_CITATION {&quot;citationID&quot;:&quot;ZgjxlWTp&quot;,&quot;properties&quot;:{&quot;formattedCitation&quot;:&quot;Mike Sosteric, \\uc0\\u8220{}The Emotional Abuse of Our Children: Teachers, Schools, and the Sanctioned Violence of Our Modern Institutions.,\\uc0\\u8221{} {\\i{}The Socjournal} March (October 2013), https://medium.com/human-spirituality/the-emotional-abuse-of-our-children-3d658691a212.&quot;,&quot;plainCitation&quot;:&quot;Mike Sosteric, “The Emotional Abuse of Our Children: Teachers, Schools, and the Sanctioned Violence of Our Modern Institutions.,” The Socjournal March (October 2013), https://medium.com/human-spirituality/the-emotional-abuse-of-our-children-3d658691a212.&quot;,&quot;noteIndex&quot;:134},&quot;citationItems&quot;:[{&quot;id&quot;:2203,&quot;uris&quot;:[&quot;http://zotero.org/users/4295591/items/BYW8Q5SS&quot;,[&quot;http://zotero.org/users/4295591/items/BYW8Q5SS&quot;]],&quot;itemData&quot;:{&quot;id&quot;:2203,&quot;type&quot;:&quot;article-journal&quot;,&quot;abstract&quot;:&quot;Humanity used to believe in God, but now they believe in Darwin. This is a bit of an extreme statement, since most people still believe in God, but the sentiment is accurate. Darwin's theories of the MECHANISMS of evolution has had a major impact on the social, emotional, and even spiritual fabric of this planet. There is a problem though. In a lot of ways Darwin's theories seem more like canon, or ideology, than good science. This article explores early awareness of the ideological nature of Darwinian theory, and provides some suggestions on how scientists can break free of dogma that has more to do with religion than with good science.&quot;,&quot;container-title&quot;:&quot;The Socjournal&quot;,&quot;journalAbbreviation&quot;:&quot;Medium&quot;,&quot;language&quot;:&quot;en&quot;,&quot;title&quot;:&quot;The emotional abuse of our children: Teachers, schools, and the sanctioned violence of our modern institutions.&quot;,&quot;URL&quot;:&quot;https://medium.com/human-spirituality/the-emotional-abuse-of-our-children-3d658691a212&quot;,&quot;volume&quot;:&quot;March&quot;,&quot;author&quot;:[{&quot;family&quot;:&quot;Sosteric&quot;,&quot;given&quot;:&quot;Mike&quot;}],&quot;issued&quot;:{&quot;date-parts&quot;:[[&quot;2013&quot;,10]]}}}],&quot;schema&quot;:&quot;https://github.com/citation-style-language/schema/raw/master/csl-citation.json&quot;} RNDtaWaEvQtul"/><text:span text:style-name="T89">Mike Sosteric, “The Emotional Abuse of Our Children: Teachers, Schools, and the Sanctioned Violence of Our Modern Institutions.,” </text:span><text:span text:style-name="T90">The Socjournal</text:span><text:span text:style-name="T89"> March (October 2013), https://medium.com/human-spirituality/the-emotional-abuse-of-our-children-3d658691a212.</text:span><text:reference-mark-end text:name="ZOTERO_ITEM CSL_CITATION {&quot;citationID&quot;:&quot;ZgjxlWTp&quot;,&quot;properties&quot;:{&quot;formattedCitation&quot;:&quot;Mike Sosteric, \\uc0\\u8220{}The Emotional Abuse of Our Children: Teachers, Schools, and the Sanctioned Violence of Our Modern Institutions.,\\uc0\\u8221{} {\\i{}The Socjournal} March (October 2013), https://medium.com/human-spirituality/the-emotional-abuse-of-our-children-3d658691a212.&quot;,&quot;plainCitation&quot;:&quot;Mike Sosteric, “The Emotional Abuse of Our Children: Teachers, Schools, and the Sanctioned Violence of Our Modern Institutions.,” The Socjournal March (October 2013), https://medium.com/human-spirituality/the-emotional-abuse-of-our-children-3d658691a212.&quot;,&quot;noteIndex&quot;:134},&quot;citationItems&quot;:[{&quot;id&quot;:2203,&quot;uris&quot;:[&quot;http://zotero.org/users/4295591/items/BYW8Q5SS&quot;,[&quot;http://zotero.org/users/4295591/items/BYW8Q5SS&quot;]],&quot;itemData&quot;:{&quot;id&quot;:2203,&quot;type&quot;:&quot;article-journal&quot;,&quot;abstract&quot;:&quot;Humanity used to believe in God, but now they believe in Darwin. This is a bit of an extreme statement, since most people still believe in God, but the sentiment is accurate. Darwin's theories of the MECHANISMS of evolution has had a major impact on the social, emotional, and even spiritual fabric of this planet. There is a problem though. In a lot of ways Darwin's theories seem more like canon, or ideology, than good science. This article explores early awareness of the ideological nature of Darwinian theory, and provides some suggestions on how scientists can break free of dogma that has more to do with religion than with good science.&quot;,&quot;container-title&quot;:&quot;The Socjournal&quot;,&quot;journalAbbreviation&quot;:&quot;Medium&quot;,&quot;language&quot;:&quot;en&quot;,&quot;title&quot;:&quot;The emotional abuse of our children: Teachers, schools, and the sanctioned violence of our modern institutions.&quot;,&quot;URL&quot;:&quot;https://medium.com/human-spirituality/the-emotional-abuse-of-our-children-3d658691a212&quot;,&quot;volume&quot;:&quot;March&quot;,&quot;author&quot;:[{&quot;family&quot;:&quot;Sosteric&quot;,&quot;given&quot;:&quot;Mike&quot;}],&quot;issued&quot;:{&quot;date-parts&quot;:[[&quot;2013&quot;,10]]}}}],&quot;schema&quot;:&quot;https://github.com/citation-style-language/schema/raw/master/csl-citation.json&quot;} RNDtaWaEvQtul"/></text:p></text:note-body></text:note></text:span><text:span text:style-name="T684"> In some locales, schools still use physical abuse (straps, caning, etc.). </text:span></text:p>
        <text:p text:style-name="P148"><text:span text:style-name="T685">What does all this violence have to do with internal resistance? It is important to understand, those who experience various forms of assault change their behaviour and can even develop PTSD symptoms,</text:span><text:span text:style-name="T685"><text:note text:id="ftn128" text:note-class="footnote"><text:note-citation>128</text:note-citation><text:note-body><text:p text:style-name="Footnote"><text:reference-mark-start text:name="ZOTERO_ITEM CSL_CITATION {&quot;citationID&quot;:&quot;wDidfM71&quot;,&quot;properties&quot;:{&quot;formattedCitation&quot;:&quot;Darius Cikanavicius, \\uc0\\u8220{}Toxic, Chronic Shame: What It\\uc0\\u8217{}s Like to Live with It,\\uc0\\u8221{} Psych Central.com, 2019, https://blogs.psychcentral.com/psychology-self/2019/01/toxic-chronic-shame/; Abigail Powers et al., \\uc0\\u8220{}Research Article: Childhood Trauma, PTSD, and Psychosis: Findings from a Highly Traumatized, Minority Sample,\\uc0\\u8221{} {\\i{}Child Abuse &amp; Neglect} 58 (August 1, 2016): 111\\uc0\\u8211{}18.&quot;,&quot;plainCitation&quot;:&quot;Darius Cikanavicius, “Toxic, Chronic Shame: What It’s Like to Live with It,” Psych Central.com, 2019, https://blogs.psychcentral.com/psychology-self/2019/01/toxic-chronic-shame/; Abigail Powers et al., “Research Article: Childhood Trauma, PTSD, and Psychosis: Findings from a Highly Traumatized, Minority Sample,” Child Abuse &amp; Neglect 58 (August 1, 2016): 111–18.&quot;,&quot;noteIndex&quot;:135},&quot;citationItems&quot;:[{&quot;id&quot;:1098,&quot;uris&quot;:[&quot;http://zotero.org/users/4295591/items/VTICP5AT&quot;,[&quot;http://zotero.org/users/4295591/items/VTICP5AT&quot;]],&quot;itemData&quot;:{&quot;id&quot;:1098,&quot;type&quot;:&quot;webpage&quot;,&quot;abstract&quot;:&quot;People who suffer from toxic, chronic shame are affected by it in many areas of their life. Sometimes people aren’t even consciously aware of how it impacts them. Some simply say something like, “I just feel really bad about myself all the time.” I...&quot;,&quot;container-title&quot;:&quot;Psych Central.com&quot;,&quot;language&quot;:&quot;en-US&quot;,&quot;title&quot;:&quot;Toxic, Chronic Shame: What It’s Like to Live with It&quot;,&quot;title-short&quot;:&quot;Toxic, Chronic Shame&quot;,&quot;URL&quot;:&quot;https://blogs.psychcentral.com/psychology-self/2019/01/toxic-chronic-shame/&quot;,&quot;author&quot;:[{&quot;family&quot;:&quot;Cikanavicius&quot;,&quot;given&quot;:&quot;Darius&quot;}],&quot;accessed&quot;:{&quot;date-parts&quot;:[[&quot;2019&quot;,4,18]]},&quot;issued&quot;:{&quot;date-parts&quot;:[[&quot;2019&quot;]]}}},{&quot;id&quot;:1095,&quot;uris&quot;:[&quot;http://zotero.org/users/4295591/items/24W62XDP&quot;,[&quot;http://zotero.org/users/4295591/items/24W62XDP&quot;]],&quot;itemData&quot;:{&quot;id&quot;:1095,&quot;type&quot;:&quot;article-journal&quot;,&quot;abstract&quot;:&quot;Trauma, especially early life trauma, is a risk factor for the development of both posttraumatic stress disorder and psychosis. The goal of the present study was to determine specific associations between exposure to childhood abuse, PTSD symptoms, and current psychotic disorder. Subjects were recruited from a public, urban hospital (N=328, &gt;90% African American). Psychotic disorders were measured using the MINI International Neuropsychiatric Interview, PTSD was measured using the Clinician Administered PTSD Scale, child abuse was measured with the Childhood Trauma Questionnaire, and lifetime trauma exposure was measured with the Traumatic Events Inventory. Logistic regression analyses showed that both child abuse and current PTSD were statistically significant predictors of psychotic disorder beyond the effects of lifetime trauma load. When PTSD symptom clusters were examined, avoidance and numbing symptoms showed unique association with psychotic disorder independent of demographic variables and trauma exposure. Using bootstrapping techniques, we found a full indirect effect of PTSD on the association between child abuse and, suggesting a particularly important role of PTSD symptoms in relation to psychotic disorder in the presence of early life trauma. Because this is a cross-sectional study, continued research is needed to determine causality of such models. Identifying co-occurring psychosis and PTSD, particularly in populations with high levels of trauma exposure, is critical and will likely aid in more successful treatment interventions.&quot;,&quot;archive&quot;:&quot;edselp&quot;,&quot;container-title&quot;:&quot;Child Abuse &amp; Neglect&quot;,&quot;ISSN&quot;:&quot;0145-2134&quot;,&quot;journalAbbreviation&quot;:&quot;Child Abuse &amp; Neglect&quot;,&quot;page&quot;:&quot;111-118&quot;,&quot;source&quot;:&quot;EBSCOhost&quot;,&quot;title&quot;:&quot;Research article: Childhood trauma, PTSD, and psychosis: Findings from a highly traumatized, minority sample&quot;,&quot;volume&quot;:&quot;58&quot;,&quot;author&quot;:[{&quot;family&quot;:&quot;Powers&quot;,&quot;given&quot;:&quot;Abigail&quot;},{&quot;family&quot;:&quot;Fani&quot;,&quot;given&quot;:&quot;Negar&quot;},{&quot;family&quot;:&quot;Cross&quot;,&quot;given&quot;:&quot;Dorthie&quot;},{&quot;family&quot;:&quot;Ressler&quot;,&quot;given&quot;:&quot;Kerry J.&quot;},{&quot;family&quot;:&quot;Bradley&quot;,&quot;given&quot;:&quot;Bekh&quot;}],&quot;issued&quot;:{&quot;date-parts&quot;:[[&quot;2016&quot;,8,1]]}}}],&quot;schema&quot;:&quot;https://github.com/citation-style-language/schema/raw/master/csl-citation.json&quot;} RNDnc0CBRtq9B"/><text:span text:style-name="T89">Darius Cikanavicius, “Toxic, Chronic Shame: What It’s Like to Live with It,” Psych Central.com, 2019, https://blogs.psychcentral.com/psychology-self/2019/01/toxic-chronic-shame/; Abigail Powers et al., “Research Article: Childhood Trauma, PTSD, and Psychosis: Findings from a Highly Traumatized, Minority Sample,” </text:span><text:span text:style-name="T90">Child Abuse &amp; Neglect</text:span><text:span text:style-name="T89"> 58 (August 1, 2016): 111–18.</text:span><text:reference-mark-end text:name="ZOTERO_ITEM CSL_CITATION {&quot;citationID&quot;:&quot;wDidfM71&quot;,&quot;properties&quot;:{&quot;formattedCitation&quot;:&quot;Darius Cikanavicius, \\uc0\\u8220{}Toxic, Chronic Shame: What It\\uc0\\u8217{}s Like to Live with It,\\uc0\\u8221{} Psych Central.com, 2019, https://blogs.psychcentral.com/psychology-self/2019/01/toxic-chronic-shame/; Abigail Powers et al., \\uc0\\u8220{}Research Article: Childhood Trauma, PTSD, and Psychosis: Findings from a Highly Traumatized, Minority Sample,\\uc0\\u8221{} {\\i{}Child Abuse &amp; Neglect} 58 (August 1, 2016): 111\\uc0\\u8211{}18.&quot;,&quot;plainCitation&quot;:&quot;Darius Cikanavicius, “Toxic, Chronic Shame: What It’s Like to Live with It,” Psych Central.com, 2019, https://blogs.psychcentral.com/psychology-self/2019/01/toxic-chronic-shame/; Abigail Powers et al., “Research Article: Childhood Trauma, PTSD, and Psychosis: Findings from a Highly Traumatized, Minority Sample,” Child Abuse &amp; Neglect 58 (August 1, 2016): 111–18.&quot;,&quot;noteIndex&quot;:135},&quot;citationItems&quot;:[{&quot;id&quot;:1098,&quot;uris&quot;:[&quot;http://zotero.org/users/4295591/items/VTICP5AT&quot;,[&quot;http://zotero.org/users/4295591/items/VTICP5AT&quot;]],&quot;itemData&quot;:{&quot;id&quot;:1098,&quot;type&quot;:&quot;webpage&quot;,&quot;abstract&quot;:&quot;People who suffer from toxic, chronic shame are affected by it in many areas of their life. Sometimes people aren’t even consciously aware of how it impacts them. Some simply say something like, “I just feel really bad about myself all the time.” I...&quot;,&quot;container-title&quot;:&quot;Psych Central.com&quot;,&quot;language&quot;:&quot;en-US&quot;,&quot;title&quot;:&quot;Toxic, Chronic Shame: What It’s Like to Live with It&quot;,&quot;title-short&quot;:&quot;Toxic, Chronic Shame&quot;,&quot;URL&quot;:&quot;https://blogs.psychcentral.com/psychology-self/2019/01/toxic-chronic-shame/&quot;,&quot;author&quot;:[{&quot;family&quot;:&quot;Cikanavicius&quot;,&quot;given&quot;:&quot;Darius&quot;}],&quot;accessed&quot;:{&quot;date-parts&quot;:[[&quot;2019&quot;,4,18]]},&quot;issued&quot;:{&quot;date-parts&quot;:[[&quot;2019&quot;]]}}},{&quot;id&quot;:1095,&quot;uris&quot;:[&quot;http://zotero.org/users/4295591/items/24W62XDP&quot;,[&quot;http://zotero.org/users/4295591/items/24W62XDP&quot;]],&quot;itemData&quot;:{&quot;id&quot;:1095,&quot;type&quot;:&quot;article-journal&quot;,&quot;abstract&quot;:&quot;Trauma, especially early life trauma, is a risk factor for the development of both posttraumatic stress disorder and psychosis. The goal of the present study was to determine specific associations between exposure to childhood abuse, PTSD symptoms, and current psychotic disorder. Subjects were recruited from a public, urban hospital (N=328, &gt;90% African American). Psychotic disorders were measured using the MINI International Neuropsychiatric Interview, PTSD was measured using the Clinician Administered PTSD Scale, child abuse was measured with the Childhood Trauma Questionnaire, and lifetime trauma exposure was measured with the Traumatic Events Inventory. Logistic regression analyses showed that both child abuse and current PTSD were statistically significant predictors of psychotic disorder beyond the effects of lifetime trauma load. When PTSD symptom clusters were examined, avoidance and numbing symptoms showed unique association with psychotic disorder independent of demographic variables and trauma exposure. Using bootstrapping techniques, we found a full indirect effect of PTSD on the association between child abuse and, suggesting a particularly important role of PTSD symptoms in relation to psychotic disorder in the presence of early life trauma. Because this is a cross-sectional study, continued research is needed to determine causality of such models. Identifying co-occurring psychosis and PTSD, particularly in populations with high levels of trauma exposure, is critical and will likely aid in more successful treatment interventions.&quot;,&quot;archive&quot;:&quot;edselp&quot;,&quot;container-title&quot;:&quot;Child Abuse &amp; Neglect&quot;,&quot;ISSN&quot;:&quot;0145-2134&quot;,&quot;journalAbbreviation&quot;:&quot;Child Abuse &amp; Neglect&quot;,&quot;page&quot;:&quot;111-118&quot;,&quot;source&quot;:&quot;EBSCOhost&quot;,&quot;title&quot;:&quot;Research article: Childhood trauma, PTSD, and psychosis: Findings from a highly traumatized, minority sample&quot;,&quot;volume&quot;:&quot;58&quot;,&quot;author&quot;:[{&quot;family&quot;:&quot;Powers&quot;,&quot;given&quot;:&quot;Abigail&quot;},{&quot;family&quot;:&quot;Fani&quot;,&quot;given&quot;:&quot;Negar&quot;},{&quot;family&quot;:&quot;Cross&quot;,&quot;given&quot;:&quot;Dorthie&quot;},{&quot;family&quot;:&quot;Ressler&quot;,&quot;given&quot;:&quot;Kerry J.&quot;},{&quot;family&quot;:&quot;Bradley&quot;,&quot;given&quot;:&quot;Bekh&quot;}],&quot;issued&quot;:{&quot;date-parts&quot;:[[&quot;2016&quot;,8,1]]}}}],&quot;schema&quot;:&quot;https://github.com/citation-style-language/schema/raw/master/csl-citation.json&quot;} RNDnc0CBRtq9B"/></text:p></text:note-body></text:note></text:span><text:span text:style-name="T685"> like fear, anxiety, self-blame, etc. To understand how this works, imagine I met you and, after you said hello and introduced yourself, I started screaming and calling you names. Even though this is only one encounter, the trauma of this single encounter would cause psychological and emotional damage. Specifically, it would </text:span><text:span text:style-name="T686">change your behaviour </text:span><text:span text:style-name="T687">and make you anxious about future contact</text:span><text:span text:style-name="T686">.</text:span><text:span text:style-name="T688"> </text:span><text:span text:style-name="T689">The next time you meet me or someone who looks like me, you would experience a residual trauma. You would doubt your self, doubt </text:span><text:soft-page-break/><text:span text:style-name="T689">whether you should speak up, and perhaps take steps to avoid coming into contact with me. If you were unable to avoid contact, you would be anxious about the whole encounter, wondering what might happen and worried about what I might say. </text:span></text:p>
        <text:p text:style-name="P149">This negative behavioural change and the anxiety and fear <text:span text:style-name="T690">that is the result of the trauma </text:span>is psychological and emotional damage. This damage can occur after only a single experience. The more trauma and assault, the more profound the damage; the more <text:span text:style-name="T690">profound the damage, the more </text:span>radical the behavioural change <text:span text:style-name="T690">and </text:span>the deeper the fear and anxiety. For people who have experienced chronic abuse and trauma as children and adolescents, the damage can be quite severe. When the damage is severe, when the trauma is profound, even the thought of speaking out or standing up in opposition to authorities, whether abusive or not, can trigger all sorts of psychological and emotional responses, including avoidance, anxiety, and even panic. </text:p>
        <text:p text:style-name="P150">Unfortunately, thinking about speaking out and standing up is exactly what happens when you awaken and begin to activate. As soon as you become more aware of the reality around you, you become aware of the need to change As soon as you become aware of the need to change, you automatically begin thinking about how you <text:soft-page-break/>might do that. When you start thinking about the actions you might take, anxiety, fear, and panic can be triggered, and all this can shut you right down. If one day you wake up and you realize just how abusive an authority figure in your life is, say your patriarchal father, a PTSD derived fear of authority may trigger in you and you may be come anxious and panicked as a result. You may not know why you are anxious and panicked. You may not know it is because you are having thoughts about challenging and changing the status quo, but you will be anxious. This anxiety is internal resistance. If you succumb to it, you will be deactivated as a result, </text:p>
        <text:p text:style-name="P151"><text:span text:style-name="T691">W</text:span>hen individuals are assaulted for not submitting to the rules, whether as children, adolescents, <text:span text:style-name="T692">or</text:span> adults, we call this <text:alphabetical-index-mark-start text:id="IMark1835266582960"/><text:span text:style-name="T67">oppression</text:span><text:alphabetical-index-mark-end text:id="IMark1835266582960"/><text:span text:style-name="T237">.</text:span><text:span text:style-name="T67"> </text:span><text:span text:style-name="T237">Oppression is a form of action designed to </text:span><text:span text:style-name="T693">neutralize </text:span><text:alphabetical-index-mark-start text:id="IMark1835266581600" text:main-entry="true"/><text:span text:style-name="T694">activation</text:span><text:alphabetical-index-mark-end text:id="IMark1835266581600"/><text:span text:style-name="T694"> </text:span><text:span text:style-name="T693">and </text:span><text:span text:style-name="T237">disempower </text:span><text:span text:style-name="T694">individuals </text:span><text:span text:style-name="T693">by </text:span><text:span text:style-name="T695">traumatizing and </text:span><text:span text:style-name="T693">instilling </text:span><text:span text:style-name="T696">fear</text:span><text:span text:style-name="T237">.</text:span><text:span text:style-name="T693"> </text:span><text:span text:style-name="T697">Oppression and </text:span><text:span text:style-name="T698">the psychological </text:span><text:span text:style-name="T697">trauma </text:span><text:span text:style-name="T698">that goes along with </text:span><text:span text:style-name="T695">it </text:span><text:span text:style-name="T697">are key sources of internal resistance. </text:span><text:span text:style-name="T693">If </text:span><text:span text:style-name="T237">you are afraid of standing up and speaking out because of what your parents did to you as a child, </text:span><text:span text:style-name="T696">what your teachers and “friends” did to you at school, or what your bosses do to you at work, you are oppressed and </text:span><text:span text:style-name="T237">less likely to </text:span><text:span text:style-name="T696">experience an empowering, </text:span><text:span text:style-name="T699">positive, </text:span><text:span text:style-name="T696">and trouble-free </text:span><text:alphabetical-index-mark-start text:id="IMark1835266583040" text:main-entry="true"/><text:span text:style-name="T696">activation</text:span><text:alphabetical-index-mark-end text:id="IMark1835266583040"/><text:span text:style-name="T696">. </text:span></text:p>
        <text:p text:style-name="P152"><text:soft-page-break/><text:span text:style-name="T700">As noted above, </text:span><text:alphabetical-index-mark-start text:id="IMark1835266584400" text:main-entry="true"/><text:span text:style-name="T700">toxic socialization</text:span><text:alphabetical-index-mark-end text:id="IMark1835266584400"/><text:span text:style-name="T700"> </text:span><text:span text:style-name="T701">mould</text:span><text:span text:style-name="T700">s</text:span><text:span text:style-name="T701"> us, plug</text:span><text:span text:style-name="T700">s</text:span><text:span text:style-name="T701"> us in</text:span><text:span text:style-name="T700">to The System</text:span><text:span text:style-name="T701">, and </text:span><text:span text:style-name="T700">often </text:span><text:span text:style-name="T701">make</text:span><text:span text:style-name="T700">s</text:span><text:span text:style-name="T701"> us afraid to </text:span><text:span text:style-name="T702">speak out and </text:span><text:span text:style-name="T701">challenge authority. </text:span><text:span text:style-name="T700">It does this via violence, as already discussed, and also </text:span><text:span text:style-name="T703">ideology and indoctrination. </text:span><text:span text:style-name="T704">Ideology is ideas </text:span><text:span text:style-name="T696">t</text:span><text:span text:style-name="T705">aught </text:span><text:span text:style-name="T696">to us as children and adolescents </text:span><text:span text:style-name="T700">that </text:span><text:span text:style-name="T696">dis-empower</text:span><text:span text:style-name="T705"> us </text:span><text:span text:style-name="T696">and work against </text:span><text:alphabetical-index-mark-start text:id="IMark1835266581760" text:main-entry="true"/><text:span text:style-name="T700">awakening</text:span><text:alphabetical-index-mark-end text:id="IMark1835266581760"/><text:span text:style-name="T700"> and </text:span><text:alphabetical-index-mark-start text:id="IMark1835266585680" text:main-entry="true"/><text:span text:style-name="T696">activation</text:span><text:alphabetical-index-mark-end text:id="IMark1835266585680"/><text:span text:style-name="T696"> </text:span><text:span text:style-name="T706">in sometimes overt, sometimes subtle, but always very powerful ways</text:span><text:span text:style-name="T705">. </text:span><text:span text:style-name="T696">These ideologies are m</text:span><text:span text:style-name="T705">ost obvious </text:span><text:span text:style-name="T696">in C</text:span><text:span text:style-name="T705">hristian instructions that teach </text:span><text:span text:style-name="T696">you will </text:span><text:span text:style-name="T705">be forever damned for not following the </text:span><text:span text:style-name="T696">authority and </text:span><text:span text:style-name="T705">commandments of God, </text:span><text:span text:style-name="T706">and also in Vedic </text:span><text:span text:style-name="T696">notions of Karma, </text:span><text:span text:style-name="T706">which also </text:span><text:span text:style-name="T696">suggest punishment (i.e. a lower birth) for not following </text:span><text:span text:style-name="T706">the </text:span><text:span text:style-name="T696">rules. </text:span><text:span text:style-name="T706">However, ancient Christian notions of hell and damnation and Vedic notions of karma and rebirth are not the only punishment based ideas that impact </text:span><text:alphabetical-index-mark-start text:id="IMark1835266580960" text:main-entry="true"/><text:span text:style-name="T706">activation</text:span><text:alphabetical-index-mark-end text:id="IMark1835266580960"/><text:span text:style-name="T706">. </text:span><text:span text:style-name="T707">These ideas also exist in the New </text:span><text:span text:style-name="T701">A</text:span><text:span text:style-name="T707">ge movement where we are told that we are </text:span>stupid, fallen, weak, worthless, primitive, unworthy, <text:span text:style-name="T708">and sinful rejects who are incarnated here on Earth to learn spiritual “lessons” so we can graduate and evolve to the next level. We also find these ideological </text:span>messages <text:span text:style-name="T709">in science where we are told that we are biologically rooted to a violent, “survival of the fittest” ape-thing past. </text:span></text:p>
        <text:p text:style-name="P153"><text:span text:style-name="T710">We call ideological messages that teach us that we are sinful, rotten, bad actors </text:span><text:span text:style-name="T711">who should follow authority, </text:span><text:soft-page-break/><text:span text:style-name="T711">and who </text:span><text:span text:style-name="T710">need punishment and correction, </text:span><text:alphabetical-index-mark-start text:id="IMark1835266585680"/><text:span text:style-name="T712">Less Than Message</text:span><text:span text:style-name="T713">s</text:span><text:alphabetical-index-mark-end text:id="IMark1835266585680"/><text:span text:style-name="T713"> </text:span><text:span text:style-name="T714">(LTM’s)</text:span><text:span text:style-name="T715">.</text:span><text:span text:style-name="T715"><text:note text:id="ftn129" text:note-class="footnote"><text:note-citation>129</text:note-citation><text:note-body><text:p text:style-name="Footnote"><text:a xlink:type="simple" xlink:href="https://spiritwiki.lightningpath.org/index.php/Less_Than_Messages" text:style-name="Internet_20_link" text:visited-style-name="Visited_20_Internet_20_Link"><text:span text:style-name="T37">https://spiritwiki.lightningpath.org/Less_Than_Messages</text:span></text:a></text:p></text:note-body></text:note></text:span><text:span text:style-name="T716"> L</text:span><text:span text:style-name="T717">ess </text:span><text:span text:style-name="T718">t</text:span><text:span text:style-name="T717">han </text:span><text:span text:style-name="T718">m</text:span><text:span text:style-name="T717">essages </text:span><text:span text:style-name="T718">are </text:span><text:span text:style-name="T719">the </text:span><text:span text:style-name="T718">constant </text:span><text:span text:style-name="T720">and </text:span><text:span text:style-name="T718">ubiquitous </text:span><text:span text:style-name="T719">aspersions cast upon us by a </text:span><text:span text:style-name="T711">spiritual, esoteric, and scientific </text:span><text:span text:style-name="T719">culture designed to prevent </text:span><text:alphabetical-index-mark-start text:id="IMark1835266584480" text:main-entry="true"/><text:span text:style-name="T719">awakening</text:span><text:alphabetical-index-mark-end text:id="IMark1835266584480"/><text:span text:style-name="T719">, </text:span><text:alphabetical-index-mark-start text:id="IMark1835266585760" text:main-entry="true"/><text:span text:style-name="T719">activation</text:span><text:alphabetical-index-mark-end text:id="IMark1835266585760"/><text:span text:style-name="T719">, </text:span><text:span text:style-name="T711">and ascension</text:span><text:span text:style-name="T719">. </text:span><text:span text:style-name="T718">Less than messages </text:span><text:span text:style-name="T717">undermine self-esteem and self-efficacy, confuse </text:span><text:span text:style-name="T721">you, and generally send you off down dead end roads that lead no where but the grave</text:span><text:span text:style-name="T717">. Less than messages </text:span><text:span text:style-name="T718">form the foundation of internal conflict and struggle which can be triggered during </text:span><text:span text:style-name="T722">the </text:span><text:alphabetical-index-mark-start text:id="IMark1835266581040" text:main-entry="true"/><text:span text:style-name="T722">activation</text:span><text:alphabetical-index-mark-end text:id="IMark1835266581040"/><text:span text:style-name="T722"> that follows upon </text:span><text:alphabetical-index-mark-start text:id="IMark1835266581600" text:main-entry="true"/><text:span text:style-name="T719">awakening</text:span><text:alphabetical-index-mark-end text:id="IMark1835266581600"/><text:span text:style-name="T722">. </text:span><text:span text:style-name="T719">We absorb all these less than messages growing up, and a</text:span><text:span text:style-name="T722">s a consequence, when we activate, </text:span><text:span text:style-name="T719">sometimes even when we awaken</text:span><text:span text:style-name="T722">, we feel “unworthy,” “incapable,” “sinful,” and so on. </text:span><text:span text:style-name="T723">These thoughts and emotions </text:span><text:span text:style-name="T718">can undermine and even reverse what could otherwise be a productive </text:span><text:span text:style-name="T723">and positive </text:span><text:alphabetical-index-mark-start text:id="IMark1835266583760" text:main-entry="true"/><text:span text:style-name="T718">awakening</text:span><text:alphabetical-index-mark-end text:id="IMark1835266583760"/><text:span text:style-name="T718"> and </text:span><text:alphabetical-index-mark-start text:id="IMark1835266583040" text:main-entry="true"/><text:span text:style-name="T718">activation</text:span><text:alphabetical-index-mark-end text:id="IMark1835266583040"/><text:span text:style-name="T718"> experience.</text:span></text:p>
        <text:p text:style-name="P153"><text:span text:style-name="T717">As with our examination of </text:span><text:alphabetical-index-mark-start text:id="IMark1835266583440" text:main-entry="true"/><text:span text:style-name="T717">external resistance</text:span><text:alphabetical-index-mark-end text:id="IMark1835266583440"/><text:span text:style-name="T717">, a lot more could be said about the ideas and ideology which fuel </text:span><text:span text:style-name="T724">internal </text:span><text:span text:style-name="T717">resistance. </text:span><text:span text:style-name="T725">We will examine </text:span><text:span text:style-name="T717">the ideological underpinning of internal resistance at a later date when </text:span><text:span text:style-name="T725">we explore the </text:span><text:span text:style-name="T717">“old energy” archetypal fabric of this planet. As a general statement, </text:span><text:span text:style-name="T726">anybody who has had a </text:span><text:alphabetical-index-mark-start text:id="IMark1835266584400" text:main-entry="true"/><text:alphabetical-index-mark-start text:id="IMark1835266583040" text:main-entry="true"/><text:span text:style-name="T726">connection</text:span><text:alphabetical-index-mark-end text:id="IMark1835266583040"/><text:span text:style-name="T726"> experience</text:span><text:alphabetical-index-mark-end text:id="IMark1835266584400"/><text:span text:style-name="T726"> will be </text:span><text:span text:style-name="T725">likely </text:span><text:span text:style-name="T726">attest to both </text:span><text:span text:style-name="T727">the </text:span><text:soft-page-break/><text:alphabetical-index-mark-start text:id="IMark1835266583120" text:main-entry="true"/><text:span text:style-name="T726">awakening</text:span><text:alphabetical-index-mark-end text:id="IMark1835266583120"/><text:span text:style-name="T726"> and </text:span><text:alphabetical-index-mark-start text:id="IMark1835266584480" text:main-entry="true"/><text:span text:style-name="T726">activation</text:span><text:alphabetical-index-mark-end text:id="IMark1835266584480"/><text:span text:style-name="T726"> components </text:span><text:span text:style-name="T727">of the </text:span><text:alphabetical-index-mark-start text:id="IMark1835266585680" text:main-entry="true"/><text:alphabetical-index-mark-start text:id="IMark1835266585760" text:main-entry="true"/><text:span text:style-name="T727">connection</text:span><text:alphabetical-index-mark-end text:id="IMark1835266585760"/><text:span text:style-name="T727"> experience</text:span><text:alphabetical-index-mark-end text:id="IMark1835266585680"/><text:span text:style-name="T726">, as well as </text:span><text:span text:style-name="T728">the </text:span><text:span text:style-name="T729">Zenith and Nadir Experiences, and the internal and </text:span><text:alphabetical-index-mark-start text:id="IMark1835266583520" text:main-entry="true"/><text:span text:style-name="T729">external </text:span><text:span text:style-name="T726">resistance</text:span><text:alphabetical-index-mark-end text:id="IMark1835266583520"/><text:span text:style-name="T726"> one </text:span><text:span text:style-name="T729">may </text:span><text:span text:style-name="T726">experience</text:span><text:span text:style-name="T730">. </text:span><text:span text:style-name="T731">It </text:span><text:span text:style-name="T728">i</text:span><text:span text:style-name="T731">s up to researcher</text:span><text:span text:style-name="T728">s</text:span><text:span text:style-name="T731"> to qui</text:span><text:span text:style-name="T728">t</text:span><text:span text:style-name="T731"> dismissing negative </text:span><text:span text:style-name="T728">aspects of </text:span><text:alphabetical-index-mark-start text:id="IMark1835266581600" text:main-entry="true"/><text:alphabetical-index-mark-start text:id="IMark1835266580720" text:main-entry="true"/><text:span text:style-name="T728">connection</text:span><text:alphabetical-index-mark-end text:id="IMark1835266580720"/><text:span text:style-name="T728"> experience</text:span><text:alphabetical-index-mark-end text:id="IMark1835266581600"/><text:span text:style-name="T731">. </text:span></text:p>
        <text:p text:style-name="P153"><text:span text:style-name="T731">A</text:span><text:span text:style-name="T728">s for the personal experiences themselves, </text:span><text:span text:style-name="T730">if you do </text:span><text:span text:style-name="T729">have a </text:span><text:alphabetical-index-mark-start text:id="IMark1835266582960" text:main-entry="true"/><text:span text:style-name="T729">Nadir experience</text:span><text:alphabetical-index-mark-end text:id="IMark1835266582960"/><text:span text:style-name="T729">, or if you </text:span><text:span text:style-name="T730">experience resistance, either external or internal, </text:span><text:span text:style-name="T728">pay attention and, if necessary, </text:span><text:span text:style-name="T732">get </text:span><text:span text:style-name="T730">appropriate </text:span><text:span text:style-name="T732">help. </text:span><text:span text:style-name="T733">If you are experiencing</text:span><text:span text:style-name="T734"> </text:span><text:alphabetical-index-mark-start text:id="IMark1835266585760" text:main-entry="true"/><text:span text:style-name="T734">external resistance</text:span><text:alphabetical-index-mark-end text:id="IMark1835266585760"/><text:span text:style-name="T734">,</text:span><text:span text:style-name="T733"> f</text:span><text:span text:style-name="T730">ind a</text:span><text:span text:style-name="T733">n</text:span><text:span text:style-name="T730"> </text:span><text:span text:style-name="T735">appropriate </text:span><text:span text:style-name="T730">support group, </text:span><text:span text:style-name="T736">for example. </text:span><text:span text:style-name="T733">For people in abusive relationships, this would be a relationship support group. For adolescents experiencing trauma and violence at home </text:span><text:span text:style-name="T720">or at school</text:span><text:span text:style-name="T733">, this may be a professional support worker, </text:span><text:span text:style-name="T720">a gay-straight alliance, </text:span><text:span text:style-name="T733">or </text:span><text:span text:style-name="T720">some other type of </text:span><text:span text:style-name="T733">professionally guided peer support group. Similarly, if you experience </text:span><text:span text:style-name="T734">internal resistance, </text:span><text:span text:style-name="T737">seek </text:span><text:span text:style-name="T720">psychological </text:span><text:span text:style-name="T737">assistance. </text:span><text:span text:style-name="T738">Seeking </text:span><text:span text:style-name="T720">psychological </text:span><text:span text:style-name="T738">help </text:span><text:span text:style-name="T737">is particularly important if the </text:span><text:alphabetical-index-mark-start text:id="IMark1835266581600" text:main-entry="true"/><text:span text:style-name="T737">activation</text:span><text:alphabetical-index-mark-end text:id="IMark1835266581600"/><text:span text:style-name="T737"> is triggering </text:span><text:span text:style-name="T739">acute </text:span><text:span text:style-name="T737">PTSD </text:span><text:span text:style-name="T740">like </text:span><text:span text:style-name="T739">symptoms</text:span><text:span text:style-name="T737"> </text:span><text:span text:style-name="T739">(i.e. anxiety, distress, sleep disruption, toxic and negative ideations)</text:span><text:span text:style-name="T737">, neurosis, o</text:span><text:span text:style-name="T739">r</text:span><text:span text:style-name="T737"> even psychosis (confusion, paranoia, etc.). </text:span></text:p>
        <text:p text:style-name="P153"><text:span text:style-name="T740">If you do experience </text:span><text:span text:style-name="T738">internal resistance, </text:span><text:span text:style-name="T739">interrogate your spiritual ideology </text:span><text:span text:style-name="T741">t</text:span><text:span text:style-name="T739">o </text:span><text:span text:style-name="T742">see where negative, self-limiting, </text:span><text:span text:style-name="T738">and paranoia-inducing thoughts </text:span><text:span text:style-name="T739">are </text:span><text:span text:style-name="T742">coming </text:span><text:soft-page-break/><text:span text:style-name="T742">from. </text:span><text:span text:style-name="T741">Interrogating your spirituality means </text:span><text:span text:style-name="T743">examining your thought processes and </text:span><text:span text:style-name="T741">looking for </text:span><text:span text:style-name="T744">ideas that you do not want to think, like </text:span><text:span text:style-name="T741">“less than </text:span><text:span text:style-name="T743">messages</text:span><text:span text:style-name="T741">” that undermine your self-esteem and self-efficacy, </text:span><text:span text:style-name="T745">and </text:span><text:span text:style-name="T744">that </text:span><text:span text:style-name="T745">make </text:span><text:alphabetical-index-mark-start text:id="IMark1835266583760" text:main-entry="true"/><text:span text:style-name="T745">awakening</text:span><text:alphabetical-index-mark-end text:id="IMark1835266583760"/><text:span text:style-name="T745"> and </text:span><text:alphabetical-index-mark-start text:id="IMark1835266581600" text:main-entry="true"/><text:span text:style-name="T745">activation</text:span><text:alphabetical-index-mark-end text:id="IMark1835266581600"/><text:span text:style-name="T745"> difficult. </text:span><text:span text:style-name="T746">When you find those ideas, </text:span><text:span text:style-name="T740">engage in a process of </text:span><text:alphabetical-index-mark-start text:id="IMark1835266583120" text:main-entry="true"/><text:alphabetical-index-mark-start text:id="IMark1835266580960"/><text:span text:style-name="T747">mental purification</text:span><text:alphabetical-index-mark-end text:id="IMark1835266580960"/><text:alphabetical-index-mark-end text:id="IMark1835266583120"/><text:span text:style-name="T748">, </text:span><text:span text:style-name="T749">or just purification for short, </text:span><text:span text:style-name="T740">to clear them up. </text:span><text:span text:style-name="T750">P</text:span><text:span text:style-name="T740">urification is simply the identification and extraction of thoughts and concepts that disempower and disconnect. </text:span></text:p>
        <text:p text:style-name="P154"><text:alphabetical-index-mark-start text:id="IMark1835266582400" text:main-entry="true"/><text:span text:style-name="T743">Mental purification</text:span><text:alphabetical-index-mark-end text:id="IMark1835266582400"/><text:span text:style-name="T743"> </text:span><text:span text:style-name="T745">is a complicated process, but it basically comes down to being </text:span><text:span text:style-name="T751">mindful </text:span><text:span text:style-name="T745">of your thoughts and feeling</text:span><text:span text:style-name="T752">s</text:span><text:span text:style-name="T745">, </text:span><text:span text:style-name="T752">being </text:span><text:span text:style-name="T753">attentive </text:span><text:span text:style-name="T745">to the </text:span><text:span text:style-name="T752">thoughts that </text:span><text:span text:style-name="T754">a</text:span><text:span text:style-name="T745">ffect </text:span><text:span text:style-name="T752">your feelings in a negative way, and being </text:span><text:span text:style-name="T755">active </text:span><text:span text:style-name="T752">in trying to replace those thoughts that diminish you. </text:span><text:span text:style-name="T745">If you have an </text:span><text:alphabetical-index-mark-start text:id="IMark1835266583120" text:main-entry="true"/><text:span text:style-name="T745">awakening</text:span><text:alphabetical-index-mark-end text:id="IMark1835266583120"/><text:span text:style-name="T745"> experience and then a couple days later you are feeling slightly depressed</text:span><text:span text:style-name="T752">, or are </text:span><text:span text:style-name="T745">dealing with thoughts of self-doubt, pay attention to </text:span><text:span text:style-name="T752">what you are thinking. Write</text:span><text:span text:style-name="T745"> </text:span><text:span text:style-name="T752">your thoughts </text:span><text:span text:style-name="T745">down. Once you have identified </text:span><text:span text:style-name="T752">self-limiting, negative </text:span><text:span text:style-name="T745">thoughts and </text:span><text:span text:style-name="T752">images</text:span><text:span text:style-name="T745">, you can work to clear the </text:span><text:span text:style-name="T742">self-limiting ideas and archetypes with more </text:span><text:span text:style-name="T741">empowering </text:span><text:span text:style-name="T742">and expansive </text:span><text:span text:style-name="T743">ones. It is a big process, a </text:span><text:span text:style-name="T756">challenging </text:span><text:span text:style-name="T743">one</text:span><text:span text:style-name="T756">, and I’ll go into more detail at a later date. For now, just get started with mindfulness training, and get use</text:span><text:span text:style-name="T752">d</text:span><text:span text:style-name="T756"> to noting the ideas and feelings you have. This work will help you overcome </text:span><text:soft-page-break/><text:span text:style-name="T756">some of the internal resistance you </text:span><text:span text:style-name="T746">may</text:span><text:span text:style-name="T756"> experience if you happen to have an authentic </text:span><text:alphabetical-index-mark-start text:id="IMark1835266582960" text:main-entry="true"/><text:alphabetical-index-mark-start text:id="IMark1835266585680" text:main-entry="true"/><text:span text:style-name="T756">connection</text:span><text:alphabetical-index-mark-end text:id="IMark1835266585680"/><text:span text:style-name="T756"> experience</text:span><text:alphabetical-index-mark-end text:id="IMark1835266582960"/><text:span text:style-name="T756">.</text:span></text:p>
        <text:p text:style-name="P155"><text:span text:style-name="T743">As a final note to this section on </text:span><text:alphabetical-index-mark-start text:id="IMark1835266580960" text:main-entry="true"/><text:span text:style-name="T743">activation</text:span><text:alphabetical-index-mark-end text:id="IMark1835266580960"/><text:span text:style-name="T743">, t</text:span><text:span text:style-name="T757">he idea that you might have to interrogate your thoughts, emotions, and ideas, </text:span><text:span text:style-name="T720">i.e. </text:span><text:span text:style-name="T757">that you have to to work to </text:span><text:span text:style-name="T720">establish </text:span><text:alphabetical-index-mark-start text:id="IMark1835266583920" text:main-entry="true"/><text:span text:style-name="T720">right thought</text:span><text:alphabetical-index-mark-end text:id="IMark1835266583920"/><text:span text:style-name="T757">, may sound a little strange, but it actually has ancient precedent in the sacred and spiritual literature of this planet. </text:span><text:span text:style-name="T758">Esteemed Vedic teacher Sankaracharya speaks of the purification of one’s thoughts</text:span><text:span text:style-name="T758"><text:note text:id="ftn130" text:note-class="footnote"><text:note-citation>130</text:note-citation><text:note-body><text:p text:style-name="Footnote"><text:reference-mark-start text:name="ZOTERO_ITEM CSL_CITATION {&quot;citationID&quot;:&quot;6ERwC2V0&quot;,&quot;properties&quot;:{&quot;formattedCitation&quot;:&quot;Sankaracharya, {\\i{}The Crest-Jewel of Wisdom and Other Writings of Sankaracharya}, trans. Charles Johnston, Kindle Edition (1999: Theosophical University Press, 1946), https://www.theosociety.org/pasadena/crest/crest-1.htm.&quot;,&quot;plainCitation&quot;:&quot;Sankaracharya, The Crest-Jewel of Wisdom and Other Writings of Sankaracharya, trans. Charles Johnston, Kindle Edition (1999: Theosophical University Press, 1946), https://www.theosociety.org/pasadena/crest/crest-1.htm.&quot;,&quot;noteIndex&quot;:137},&quot;citationItems&quot;:[{&quot;id&quot;:1074,&quot;uris&quot;:[&quot;http://zotero.org/users/4295591/items/YRSR52BK&quot;,[&quot;http://zotero.org/users/4295591/items/YRSR52BK&quot;]],&quot;itemData&quot;:{&quot;id&quot;:1074,&quot;type&quot;:&quot;book&quot;,&quot;edition&quot;:&quot;Kindle Edition&quot;,&quot;event-place&quot;:&quot;1999&quot;,&quot;publisher&quot;:&quot;Theosophical University Press&quot;,&quot;publisher-place&quot;:&quot;1999&quot;,&quot;title&quot;:&quot;The Crest-Jewel of Wisdom and other writings of Sankaracharya&quot;,&quot;URL&quot;:&quot;https://www.theosociety.org/pasadena/crest/crest-1.htm&quot;,&quot;author&quot;:[{&quot;family&quot;:&quot;Sankaracharya&quot;,&quot;given&quot;:&quot;&quot;}],&quot;translator&quot;:[{&quot;family&quot;:&quot;Johnston&quot;,&quot;given&quot;:&quot;Charles&quot;}],&quot;issued&quot;:{&quot;date-parts&quot;:[[&quot;1946&quot;]]}}}],&quot;schema&quot;:&quot;https://github.com/citation-style-language/schema/raw/master/csl-citation.json&quot;} RNDoSH5qt20BE"/><text:span text:style-name="T89">Sankaracharya, </text:span><text:span text:style-name="T90">The Crest-Jewel of Wisdom and Other Writings of Sankaracharya</text:span><text:span text:style-name="T89">, trans. Charles Johnston, Kindle Edition (1999: Theosophical University Press, 1946), https://www.theosociety.org/pasadena/crest/crest-1.htm.</text:span><text:reference-mark-end text:name="ZOTERO_ITEM CSL_CITATION {&quot;citationID&quot;:&quot;6ERwC2V0&quot;,&quot;properties&quot;:{&quot;formattedCitation&quot;:&quot;Sankaracharya, {\\i{}The Crest-Jewel of Wisdom and Other Writings of Sankaracharya}, trans. Charles Johnston, Kindle Edition (1999: Theosophical University Press, 1946), https://www.theosociety.org/pasadena/crest/crest-1.htm.&quot;,&quot;plainCitation&quot;:&quot;Sankaracharya, The Crest-Jewel of Wisdom and Other Writings of Sankaracharya, trans. Charles Johnston, Kindle Edition (1999: Theosophical University Press, 1946), https://www.theosociety.org/pasadena/crest/crest-1.htm.&quot;,&quot;noteIndex&quot;:137},&quot;citationItems&quot;:[{&quot;id&quot;:1074,&quot;uris&quot;:[&quot;http://zotero.org/users/4295591/items/YRSR52BK&quot;,[&quot;http://zotero.org/users/4295591/items/YRSR52BK&quot;]],&quot;itemData&quot;:{&quot;id&quot;:1074,&quot;type&quot;:&quot;book&quot;,&quot;edition&quot;:&quot;Kindle Edition&quot;,&quot;event-place&quot;:&quot;1999&quot;,&quot;publisher&quot;:&quot;Theosophical University Press&quot;,&quot;publisher-place&quot;:&quot;1999&quot;,&quot;title&quot;:&quot;The Crest-Jewel of Wisdom and other writings of Sankaracharya&quot;,&quot;URL&quot;:&quot;https://www.theosociety.org/pasadena/crest/crest-1.htm&quot;,&quot;author&quot;:[{&quot;family&quot;:&quot;Sankaracharya&quot;,&quot;given&quot;:&quot;&quot;}],&quot;translator&quot;:[{&quot;family&quot;:&quot;Johnston&quot;,&quot;given&quot;:&quot;Charles&quot;}],&quot;issued&quot;:{&quot;date-parts&quot;:[[&quot;1946&quot;]]}}}],&quot;schema&quot;:&quot;https://github.com/citation-style-language/schema/raw/master/csl-citation.json&quot;} RNDoSH5qt20BE"/></text:p></text:note-body></text:note></text:span> <text:span text:style-name="T758">as a necessary step on an authentic spiritual path. </text:span><text:span text:style-name="T757">The Buddhist </text:span><text:alphabetical-index-mark-start text:id="IMark1835266582400"/><text:alphabetical-index-mark-start text:id="IMark1835266585760" text:main-entry="true"/><text:span text:style-name="T759">Noble Eightfold Path</text:span><text:alphabetical-index-mark-end text:id="IMark1835266585760"/><text:alphabetical-index-mark-end text:id="IMark1835266582400"/><text:span text:style-name="T759"> </text:span><text:span text:style-name="T760">also </text:span><text:span text:style-name="T757">contains </text:span><text:span text:style-name="T720">strong guidance on </text:span><text:span text:style-name="T757">the importance of “</text:span><text:alphabetical-index-mark-start text:id="IMark1835266580720" text:main-entry="true"/><text:span text:style-name="T757">Right Thought</text:span><text:alphabetical-index-mark-end text:id="IMark1835266580720"/><text:span text:style-name="T757">,” “Right Understanding,” “Right Concentration,” and “Right Mindfulness,”</text:span><text:span text:style-name="T757"><text:note text:id="ftn131" text:note-class="footnote"><text:note-citation>131</text:note-citation><text:note-body><text:p text:style-name="P48"><text:reference-mark-start text:name="ZOTERO_ITEM CSL_CITATION {&quot;citationID&quot;:&quot;oSOW79Cp&quot;,&quot;properties&quot;:{&quot;formattedCitation&quot;:&quot;Walpola Sri Rahula, \\uc0\\u8220{}The Noble Eightfold Path: Meaning and Practice,\\uc0\\u8221{} Tricycle: The Buddhist Review, accessed April 25, 2019, https://tricycle.org/magazine/noble-eightfold-path/.&quot;,&quot;plainCitation&quot;:&quot;Walpola Sri Rahula, “The Noble Eightfold Path: Meaning and Practice,” Tricycle: The Buddhist Review, accessed April 25, 2019, https://tricycle.org/magazine/noble-eightfold-path/.&quot;,&quot;noteIndex&quot;:138},&quot;citationItems&quot;:[{&quot;id&quot;:1077,&quot;uris&quot;:[&quot;http://zotero.org/users/4295591/items/E3S3LMJG&quot;,[&quot;http://zotero.org/users/4295591/items/E3S3LMJG&quot;]],&quot;itemData&quot;:{&quot;id&quot;:1077,&quot;type&quot;:&quot;webpage&quot;,&quot;abstract&quot;:&quot;Buddhism's Noble Eightfold Path: Right Understanding, Thought, Speech, Action, Livelihood, Effort, Mindfulness, and Concentration&quot;,&quot;container-title&quot;:&quot;Tricycle: The Buddhist Review&quot;,&quot;language&quot;:&quot;en&quot;,&quot;title&quot;:&quot;The Noble Eightfold Path: Meaning and Practice&quot;,&quot;title-short&quot;:&quot;The Noble Eightfold Path&quot;,&quot;URL&quot;:&quot;https://tricycle.org/magazine/noble-eightfold-path/&quot;,&quot;author&quot;:[{&quot;family&quot;:&quot;Rahula&quot;,&quot;given&quot;:&quot;Walpola Sri&quot;}],&quot;accessed&quot;:{&quot;date-parts&quot;:[[&quot;2019&quot;,4,25]]}}}],&quot;schema&quot;:&quot;https://github.com/citation-style-language/schema/raw/master/csl-citation.json&quot;} RNDh53Mg72Csc"/>Walpola Sri Rahula, “The Noble Eightfold Path: Meaning and Practice,” Tricycle: The Buddhist Review, accessed April 25, 2019, https://tricycle.org/magazine/noble-eightfold-path/.<text:reference-mark-end text:name="ZOTERO_ITEM CSL_CITATION {&quot;citationID&quot;:&quot;oSOW79Cp&quot;,&quot;properties&quot;:{&quot;formattedCitation&quot;:&quot;Walpola Sri Rahula, \\uc0\\u8220{}The Noble Eightfold Path: Meaning and Practice,\\uc0\\u8221{} Tricycle: The Buddhist Review, accessed April 25, 2019, https://tricycle.org/magazine/noble-eightfold-path/.&quot;,&quot;plainCitation&quot;:&quot;Walpola Sri Rahula, “The Noble Eightfold Path: Meaning and Practice,” Tricycle: The Buddhist Review, accessed April 25, 2019, https://tricycle.org/magazine/noble-eightfold-path/.&quot;,&quot;noteIndex&quot;:138},&quot;citationItems&quot;:[{&quot;id&quot;:1077,&quot;uris&quot;:[&quot;http://zotero.org/users/4295591/items/E3S3LMJG&quot;,[&quot;http://zotero.org/users/4295591/items/E3S3LMJG&quot;]],&quot;itemData&quot;:{&quot;id&quot;:1077,&quot;type&quot;:&quot;webpage&quot;,&quot;abstract&quot;:&quot;Buddhism's Noble Eightfold Path: Right Understanding, Thought, Speech, Action, Livelihood, Effort, Mindfulness, and Concentration&quot;,&quot;container-title&quot;:&quot;Tricycle: The Buddhist Review&quot;,&quot;language&quot;:&quot;en&quot;,&quot;title&quot;:&quot;The Noble Eightfold Path: Meaning and Practice&quot;,&quot;title-short&quot;:&quot;The Noble Eightfold Path&quot;,&quot;URL&quot;:&quot;https://tricycle.org/magazine/noble-eightfold-path/&quot;,&quot;author&quot;:[{&quot;family&quot;:&quot;Rahula&quot;,&quot;given&quot;:&quot;Walpola Sri&quot;}],&quot;accessed&quot;:{&quot;date-parts&quot;:[[&quot;2019&quot;,4,25]]}}}],&quot;schema&quot;:&quot;https://github.com/citation-style-language/schema/raw/master/csl-citation.json&quot;} RNDh53Mg72Csc"/></text:p></text:note-body></text:note></text:span><text:span text:style-name="T757"> all of which speak to the </text:span><text:span text:style-name="T761">importance of </text:span><text:alphabetical-index-mark-start text:id="IMark1835266584400" text:main-entry="true"/><text:span text:style-name="T743">mental purification</text:span><text:alphabetical-index-mark-end text:id="IMark1835266584400"/><text:span text:style-name="T743"> </text:span><text:span text:style-name="T762">and mental discipline</text:span><text:span text:style-name="T743">. Similar advice </text:span><text:span text:style-name="T763">has been </text:span><text:span text:style-name="T743">given to Christian mystics </text:span><text:span text:style-name="T763">down through the ages </text:span><text:span text:style-name="T743">as well. </text:span><text:span text:style-name="T763">For example, John Climacus,</text:span><text:span text:style-name="T763"><text:note text:id="ftn132" text:note-class="footnote"><text:note-citation>132</text:note-citation><text:note-body><text:p text:style-name="Footnote"><text:reference-mark-start text:name="ZOTERO_ITEM CSL_CITATION {&quot;citationID&quot;:&quot;FOfZXIMS&quot;,&quot;properties&quot;:{&quot;formattedCitation&quot;:&quot;{\\i{}The Ladder of Divine Ascent} (Toronto: Patristic Publishing, 2017).&quot;,&quot;plainCitation&quot;:&quot;The Ladder of Divine Ascent (Toronto: Patristic Publishing, 2017).&quot;,&quot;noteIndex&quot;:139},&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uppress-author&quot;:true}],&quot;schema&quot;:&quot;https://github.com/citation-style-language/schema/raw/master/csl-citation.json&quot;} RNDwXF2mtt263"/><text:span text:style-name="T90">The Ladder of Divine Ascent</text:span><text:span text:style-name="T89"> (Toronto: Patristic Publishing, 2017).</text:span><text:reference-mark-end text:name="ZOTERO_ITEM CSL_CITATION {&quot;citationID&quot;:&quot;FOfZXIMS&quot;,&quot;properties&quot;:{&quot;formattedCitation&quot;:&quot;{\\i{}The Ladder of Divine Ascent} (Toronto: Patristic Publishing, 2017).&quot;,&quot;plainCitation&quot;:&quot;The Ladder of Divine Ascent (Toronto: Patristic Publishing, 2017).&quot;,&quot;noteIndex&quot;:139},&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uppress-author&quot;:true}],&quot;schema&quot;:&quot;https://github.com/citation-style-language/schema/raw/master/csl-citation.json&quot;} RNDwXF2mtt263"/></text:p></text:note-body></text:note></text:span><text:span text:style-name="T764"> </text:span><text:span text:style-name="T763">a 6</text:span><text:span text:style-name="T765">th</text:span><text:span text:style-name="T763">-</text:span><text:span text:style-name="T765">c</text:span><text:span text:style-name="T763">entury Christian monk, tell </text:span><text:span text:style-name="T764">us to excise “evil,” </text:span><text:soft-page-break/><text:span text:style-name="T764">“</text:span><text:span text:style-name="T763">polluted” and “profane” </text:span><text:span text:style-name="T764">thoughts </text:span><text:span text:style-name="T752">so that we can make pure connections with Consciousness</text:span><text:span text:style-name="T743">. </text:span><text:span text:style-name="T763">Similarly, </text:span><text:span text:style-name="T743">St. Teresa of Avila spends considerable time </text:span><text:span text:style-name="T763">teaching detachment, the avoidance of stress and negativity, </text:span><text:span text:style-name="T752">and </text:span><text:span text:style-name="T763">mental discipline </text:span><text:span text:style-name="T766">as requisite achievements on the path to powerful contemplation (i.e. </text:span><text:alphabetical-index-mark-start text:id="IMark1835266580800" text:main-entry="true"/><text:span text:style-name="T766">connection</text:span><text:alphabetical-index-mark-end text:id="IMark1835266580800"/><text:span text:style-name="T766">)</text:span><text:span text:style-name="T763">.</text:span><text:span text:style-name="T763"><text:note text:id="ftn133" text:note-class="footnote"><text:note-citation>133</text:note-citation><text:note-body><text:p text:style-name="Footnote"><text:reference-mark-start text:name="ZOTERO_ITEM CSL_CITATION {&quot;citationID&quot;:&quot;Z1PtBHPw&quot;,&quot;properties&quot;:{&quot;formattedCitation&quot;:&quot;St. Teresa of Avila, {\\i{}The Way of Perfection}.&quot;,&quot;plainCitation&quot;:&quot;St. Teresa of Avila, The Way of Perfection.&quot;,&quot;noteIndex&quot;:140},&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bj8itNpFYa"/><text:span text:style-name="T89">St. Teresa of Avila, </text:span><text:span text:style-name="T90">The Way of Perfection</text:span><text:span text:style-name="T89">.</text:span><text:reference-mark-end text:name="ZOTERO_ITEM CSL_CITATION {&quot;citationID&quot;:&quot;Z1PtBHPw&quot;,&quot;properties&quot;:{&quot;formattedCitation&quot;:&quot;St. Teresa of Avila, {\\i{}The Way of Perfection}.&quot;,&quot;plainCitation&quot;:&quot;St. Teresa of Avila, The Way of Perfection.&quot;,&quot;noteIndex&quot;:140},&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bj8itNpFYa"/></text:p></text:note-body></text:note></text:span></text:p>
        <text:h text:style-name="P40" text:outline-level="2"><text:bookmark-start text:name="_Toc503154512"/><text:bookmark-start text:name="__RefHeading___Toc14220_2400359049"/>Ascension<text:bookmark-end text:name="_Toc503154512"/><text:bookmark-end text:name="__RefHeading___Toc14220_2400359049"/></text:h>
        <text:p text:style-name="P156"><text:span text:style-name="T767">As the reader will by now be well aware, this guide</text:span> is a book on <text:alphabetical-index-mark-start text:id="IMark1835266584480" text:main-entry="true"/>authentic spirituality<text:alphabetical-index-mark-end text:id="IMark1835266584480"/> which, <text:span text:style-name="T768">as you now know, </text:span>is <text:span text:style-name="T769">a spirituality that teaches and supports building a bridge of </text:span><text:alphabetical-index-mark-start text:id="IMark1835266581760" text:main-entry="true"/><text:span text:style-name="T769">connection</text:span><text:alphabetical-index-mark-end text:id="IMark1835266581760"/><text:span text:style-name="T769"> to “something more” than our normal, daily, self and consciousness. This is also a </text:span>book about how to identify <text:alphabetical-index-mark-start text:id="IMark1835266585760" text:main-entry="true"/>connection<text:alphabetical-index-mark-end text:id="IMark1835266585760"/> <text:span text:style-name="T769">and how </text:span>to determine <text:span text:style-name="T769">when a spirituality is </text:span>authentic <text:span text:style-name="T769">or not</text:span>. <text:span text:style-name="T769">As we have seen, one way to determine the authenticity of a spirituality or spiritual practice is to look for </text:span><text:alphabetical-index-mark-start text:id="IMark1835266581600" text:main-entry="true"/><text:alphabetical-index-mark-start text:id="IMark1835266585680" text:main-entry="true"/>connection<text:alphabetical-index-mark-end text:id="IMark1835266585680"/> outcomes<text:alphabetical-index-mark-end text:id="IMark1835266581600"/>. <text:span text:style-name="T770">Three</text:span> <text:alphabetical-index-mark-start text:id="IMark1835266582400" text:main-entry="true"/><text:alphabetical-index-mark-start text:id="IMark1835266582960" text:main-entry="true"/><text:span text:style-name="T769">connection</text:span><text:alphabetical-index-mark-end text:id="IMark1835266582960"/><text:span text:style-name="T769"> </text:span>outcomes<text:alphabetical-index-mark-end text:id="IMark1835266582400"/> <text:span text:style-name="T769">identified so </text:span>far <text:span text:style-name="T769">are </text:span><text:alphabetical-index-mark-start text:id="IMark1835266580720"/><text:alphabetical-index-mark-start text:id="IMark1835266580800" text:main-entry="true"/><text:span text:style-name="T771">healing</text:span><text:alphabetical-index-mark-end text:id="IMark1835266580800"/><text:alphabetical-index-mark-end text:id="IMark1835266580720"/><text:span text:style-name="T771">, </text:span><text:alphabetical-index-mark-start text:id="IMark1835266583040"/><text:alphabetical-index-mark-start text:id="IMark1835266583120" text:main-entry="true"/><text:span text:style-name="T67">awakening</text:span><text:alphabetical-index-mark-end text:id="IMark1835266583120"/><text:alphabetical-index-mark-end text:id="IMark1835266583040"/>, and <text:alphabetical-index-mark-start text:id="IMark1835266580960" text:main-entry="true"/><text:alphabetical-index-mark-start text:id="IMark1835266581040"/><text:span text:style-name="T772">activation</text:span><text:alphabetical-index-mark-end text:id="IMark1835266581040"/><text:alphabetical-index-mark-end text:id="IMark1835266580960"/>. As we have seen, <text:span text:style-name="T769">there is lots of evidence in the literature to suggest that </text:span><text:alphabetical-index-mark-start text:id="IMark1835266583440" text:main-entry="true"/><text:span text:style-name="T769">healing</text:span><text:alphabetical-index-mark-end text:id="IMark1835266583440"/><text:span text:style-name="T769">, </text:span><text:alphabetical-index-mark-start text:id="IMark1835266583520" text:main-entry="true"/><text:span text:style-name="T769">awakening</text:span><text:alphabetical-index-mark-end text:id="IMark1835266583520"/><text:span text:style-name="T769">, and </text:span><text:alphabetical-index-mark-start text:id="IMark1835266583600" text:main-entry="true"/><text:span text:style-name="T769">activation</text:span><text:alphabetical-index-mark-end text:id="IMark1835266583600"/><text:span text:style-name="T769"> are basic features of </text:span><text:alphabetical-index-mark-start text:id="IMark1835266583760" text:main-entry="true"/><text:span text:style-name="T769">authentic spirituality</text:span><text:alphabetical-index-mark-end text:id="IMark1835266583760"/><text:span text:style-name="T769">, and so when we are evaluating an </text:span><text:alphabetical-index-mark-start text:id="IMark1835266583920" text:main-entry="true"/><text:span text:style-name="T769">authentic spirituality</text:span><text:alphabetical-index-mark-end text:id="IMark1835266583920"/><text:span text:style-name="T769"> or spiritual practice, we need to look for examples of each. </text:span></text:p>
        <text:p text:style-name="P157"><text:soft-page-break/><text:alphabetical-index-mark-start text:id="IMark1835266584400" text:main-entry="true"/><text:span text:style-name="T773">Healing</text:span><text:alphabetical-index-mark-end text:id="IMark1835266584400"/><text:span text:style-name="T773">, </text:span><text:alphabetical-index-mark-start text:id="IMark1835266582960" text:main-entry="true"/><text:span text:style-name="T773">awakening</text:span><text:alphabetical-index-mark-end text:id="IMark1835266582960"/><text:span text:style-name="T773">, and </text:span><text:alphabetical-index-mark-start text:id="IMark1835266585760" text:main-entry="true"/><text:span text:style-name="T773">activation</text:span><text:alphabetical-index-mark-end text:id="IMark1835266585760"/><text:span text:style-name="T773"> are important </text:span><text:alphabetical-index-mark-start text:id="IMark1835266583440" text:main-entry="true"/><text:alphabetical-index-mark-start text:id="IMark1835266583920" text:main-entry="true"/><text:span text:style-name="T773">connection</text:span><text:alphabetical-index-mark-end text:id="IMark1835266583920"/><text:span text:style-name="T773"> outcomes</text:span><text:alphabetical-index-mark-end text:id="IMark1835266583440"/><text:span text:style-name="T773">, but that is not the end of the story. A fourth and final outcome measure we are going to examine here is the outcome measure of ascension. What is ascension? Recall our earlier definition of </text:span><text:alphabetical-index-mark-start text:id="IMark1835266583520" text:main-entry="true"/><text:span text:style-name="T773">authentic spirituality</text:span><text:alphabetical-index-mark-end text:id="IMark1835266583520"/><text:span text:style-name="T773">. </text:span><text:alphabetical-index-mark-start text:id="IMark1835266580720" text:main-entry="true"/><text:span text:style-name="T773">Authentic spirituality</text:span><text:alphabetical-index-mark-end text:id="IMark1835266580720"/><text:span text:style-name="T773"> connects you to “something more” than your normal consciousness. This </text:span><text:alphabetical-index-mark-start text:id="IMark1835266584480" text:main-entry="true"/><text:span text:style-name="T773">connection</text:span><text:alphabetical-index-mark-end text:id="IMark1835266584480"/><text:span text:style-name="T773"> is highly significant and can lead to insights, dramatic realizations, enlightenments, </text:span><text:alphabetical-index-mark-start text:id="IMark1835266581600" text:main-entry="true"/><text:span text:style-name="T773">epiphanies</text:span><text:alphabetical-index-mark-end text:id="IMark1835266581600"/><text:span text:style-name="T773">, expansion of consciousness, and finally </text:span><text:span text:style-name="T774">union </text:span><text:span text:style-name="T775">(more or less) with this “something more.” The process of expansion, </text:span><text:alphabetical-index-mark-start text:id="IMark1835266580960" text:main-entry="true"/><text:span text:style-name="T775">healing</text:span><text:alphabetical-index-mark-end text:id="IMark1835266580960"/><text:span text:style-name="T775">, </text:span><text:alphabetical-index-mark-start text:id="IMark1835266580800" text:main-entry="true"/><text:span text:style-name="T775">awakening</text:span><text:alphabetical-index-mark-end text:id="IMark1835266580800"/><text:span text:style-name="T775">, epiphany, enlightenment, and challenge that leads, if pursued </text:span><text:span text:style-name="T776">persistently and </text:span><text:span text:style-name="T775">consistently, to “union” </text:span><text:span text:style-name="T777">with this “something more”</text:span><text:span text:style-name="T775"> is the process of ascension. </text:span><text:span text:style-name="T778">Defining the term ascension we would say that </text:span><text:span text:style-name="T779">a</text:span><text:span text:style-name="T780">scension is the </text:span><text:span text:style-name="T781">process</text:span><text:span text:style-name="T780"> </text:span><text:span text:style-name="T782">of </text:span><text:span text:style-name="T783">merging the spiritual ego and bodily ego. </text:span><text:span text:style-name="T784">Ascension is facilitated with persistent and consistent connection practice. </text:span><text:span text:style-name="T785"><text:s/></text:span></text:p>
        <text:p text:style-name="P158"><text:span text:style-name="T786">Why do we use the word ascension? For one, it fits linguistically, even poetically, with </text:span><text:alphabetical-index-mark-start text:id="IMark1835266581600" text:main-entry="true"/><text:span text:style-name="T786">awakening</text:span><text:alphabetical-index-mark-end text:id="IMark1835266581600"/><text:span text:style-name="T786"> and </text:span><text:alphabetical-index-mark-start text:id="IMark1835266584400" text:main-entry="true"/><text:span text:style-name="T786">activation</text:span><text:alphabetical-index-mark-end text:id="IMark1835266584400"/><text:span text:style-name="T786">. For two, and more importantly, it fits with the </text:span><text:span text:style-name="T405">phenomenology of the </text:span><text:span text:style-name="T786">experience. That is, to the people undergoing the process, it actually feels like an ascension and union. Indeed, mystics who write about the process often speak in terms of ascent towards union, like one is </text:span><text:soft-page-break/><text:span text:style-name="T786">moving towards something bigger, higher, and more grand than normal. John Climacus, a Medieval monk, wrote a book entitled </text:span><text:span text:style-name="T787">The Ladder of Divine Ascent </text:span><text:span text:style-name="T788">and in that book he describes not only the ascent, but how to lubricate the process and make the ascent easier.</text:span><text:span text:style-name="T788"><text:note text:id="ftn134" text:note-class="footnote"><text:note-citation>134</text:note-citation><text:note-body><text:p text:style-name="Footnote"><text:reference-mark-start text:name="ZOTERO_ITEM CSL_CITATION {&quot;citationID&quot;:&quot;ydQj1QqJ&quot;,&quot;properties&quot;:{&quot;formattedCitation&quot;:&quot;Climacus, {\\i{}The Ladder of Divine Ascent}.&quot;,&quot;plainCitation&quot;:&quot;Climacus, The Ladder of Divine Ascent.&quot;,&quot;noteIndex&quot;:141},&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DqgN4gwYJv"/><text:span text:style-name="T89">Climacus, </text:span><text:span text:style-name="T90">The Ladder of Divine Ascent</text:span><text:span text:style-name="T89">.</text:span><text:reference-mark-end text:name="ZOTERO_ITEM CSL_CITATION {&quot;citationID&quot;:&quot;ydQj1QqJ&quot;,&quot;properties&quot;:{&quot;formattedCitation&quot;:&quot;Climacus, {\\i{}The Ladder of Divine Ascent}.&quot;,&quot;plainCitation&quot;:&quot;Climacus, The Ladder of Divine Ascent.&quot;,&quot;noteIndex&quot;:141},&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DqgN4gwYJv"/></text:p></text:note-body></text:note></text:span> <text:span text:style-name="T789">It is fairly straight forward. When the ascent is completed, one achieves union with something more.</text:span><text:span text:style-name="T789"><text:note text:id="ftn135" text:note-class="footnote"><text:note-citation>135</text:note-citation><text:note-body><text:p text:style-name="P159">As a side note, sometimes this process is perceived as a descent, as in the descent of the Holy Spirit, or the descent of Consciousness, into the physical body. Thus we have “Then all the people were being baptized, Jesus was baptized too. And as he was praying, heaven was opened and the Holy Spirit descended on him in bodily form like a dove” (Like 3: 21-22). Here, the “something more” we are connecting to is the Holy Spirit, and the process is described as this spirit descending into the body. </text:p></text:note-body></text:note></text:span><text:span text:style-name="T789"> </text:span></text:p>
        <text:p text:style-name="P160"><text:span text:style-name="T790">As already noted, there are spiritual and material ways to conceptualize </text:span><text:alphabetical-index-mark-start text:id="IMark1835266581600" text:main-entry="true"/><text:span text:style-name="T790">connection</text:span><text:alphabetical-index-mark-end text:id="IMark1835266581600"/><text:span text:style-name="T790"> to that something more. In material terms, you can conceptualize </text:span><text:alphabetical-index-mark-start text:id="IMark1835266583920" text:main-entry="true"/><text:span text:style-name="T790">connection</text:span><text:alphabetical-index-mark-end text:id="IMark1835266583920"/><text:span text:style-name="T790"> biologically or neurologically, as </text:span><text:alphabetical-index-mark-start text:id="IMark1835266583440" text:main-entry="true"/><text:span text:style-name="T790">connection</text:span><text:alphabetical-index-mark-end text:id="IMark1835266583440"/><text:span text:style-name="T790"> with or </text:span><text:alphabetical-index-mark-start text:id="IMark1835266585680" text:main-entry="true"/><text:span text:style-name="T790">activation</text:span><text:alphabetical-index-mark-end text:id="IMark1835266585680"/><text:span text:style-name="T790"> of some aspect of your neurology. Spiritually, we</text:span> conceptualize <text:span text:style-name="T791">the </text:span><text:alphabetical-index-mark-start text:id="IMark1835266581760" text:main-entry="true"/>connection<text:alphabetical-index-mark-end text:id="IMark1835266581760"/> <text:span text:style-name="T792">that occurs </text:span>as <text:alphabetical-index-mark-start text:id="IMark1835266584480" text:main-entry="true"/>connection<text:alphabetical-index-mark-end text:id="IMark1835266584480"/> <text:span text:style-name="T793">to something we call the </text:span><text:alphabetical-index-mark-start text:id="IMark1835266585760" text:main-entry="true"/><text:alphabetical-index-mark-start text:id="IMark1835266582400"/><text:span text:style-name="T793">Fabric of Consciousness</text:span><text:alphabetical-index-mark-end text:id="IMark1835266582400"/><text:alphabetical-index-mark-end text:id="IMark1835266585760"/><text:span text:style-name="T793">. To refine that, we would further suggest that the </text:span><text:alphabetical-index-mark-start text:id="IMark1835266583520" text:main-entry="true"/><text:span text:style-name="T793">connection</text:span><text:alphabetical-index-mark-end text:id="IMark1835266583520"/><text:span text:style-name="T793"> that occurs is, first and foremost, a </text:span><text:alphabetical-index-mark-start text:id="IMark1835266580720" text:main-entry="true"/><text:span text:style-name="T793">connection</text:span><text:alphabetical-index-mark-end text:id="IMark1835266580720"/><text:span text:style-name="T793"> </text:span>between your<text:span text:style-name="T237"> </text:span><text:alphabetical-index-mark-start text:id="IMark1835266580800"/><text:span text:style-name="T237">bodily </text:span><text:span text:style-name="T794">ego</text:span><text:alphabetical-index-mark-end text:id="IMark1835266580800"/><text:span text:style-name="T237">,</text:span><text:span text:style-name="T67"> </text:span>which is the neurological ego of your physical body, and the <text:alphabetical-index-mark-start text:id="IMark1835266583600" text:main-entry="true"/><text:alphabetical-index-mark-start text:id="IMark1835266580960"/><text:span text:style-name="T237">spiritual </text:span><text:soft-page-break/><text:span text:style-name="T237">ego</text:span><text:alphabetical-index-mark-end text:id="IMark1835266580960"/><text:alphabetical-index-mark-end text:id="IMark1835266583600"/><text:span text:style-name="T237">,</text:span> which is the ego that exists independently of the material world, <text:span text:style-name="T790">as part of the </text:span><text:alphabetical-index-mark-start text:id="IMark1835266581040"/><text:alphabetical-index-mark-start text:id="IMark1835266582960" text:main-entry="true"/><text:span text:style-name="T790">Fabric of </text:span>Consciousness<text:alphabetical-index-mark-end text:id="IMark1835266582960"/><text:alphabetical-index-mark-end text:id="IMark1835266581040"/>.<text:note text:id="ftn136" text:note-class="footnote"><text:note-citation>136</text:note-citation><text:note-body><text:p text:style-name="Footnote"><text:reference-mark-start text:name="ZOTERO_ITEM CSL_CITATION {&quot;citationID&quot;:&quot;enoujn6c&quot;,&quot;properties&quot;:{&quot;formattedCitation&quot;:&quot;Sosteric, \\uc0\\u8220{}The Science of Ascension: A Neurologically Grounded Theory of Mystical/Spiritual Experience\\uc0\\u8221{}; Mike Sosteric and Ratkovic, Gina, {\\i{}Lightning Path Workbook One - Basic Concepts}, vol. 1, Lightning Path Workbook Series (St. Albert, Alberta: Lightning Path Press, 2016).&quot;,&quot;plainCitation&quot;:&quot;Sosteric, “The Science of Ascension: A Neurologically Grounded Theory of Mystical/Spiritual Experience”; Mike Sosteric and Ratkovic, Gina, Lightning Path Workbook One - Basic Concepts, vol. 1, Lightning Path Workbook Series (St. Albert, Alberta: Lightning Path Press, 2016).&quot;,&quot;noteIndex&quot;:143},&quot;citationItems&quot;:[{&quot;id&quot;:563,&quot;uris&quot;:[&quot;http://zotero.org/users/4295591/items/IK8DQUGA&quot;,[&quot;http://zotero.org/users/4295591/items/IK8DQUGA&quot;]],&quot;itemData&quot;:{&quot;id&quot;:563,&quot;type&quot;:&quot;manuscript&quot;,&quot;title&quot;:&quot;The Science of Ascension: A Neurologically Grounded Theory of Mystical/Spiritual Experience&quot;,&quot;URL&quot;:&quot;https://www.academia.edu/28919294&quot;,&quot;author&quot;:[{&quot;family&quot;:&quot;Sosteric&quot;,&quot;given&quot;:&quot;Mike&quot;}],&quot;issued&quot;:{&quot;literal&quot;:&quot;Draft&quot;}}},{&quot;id&quot;:198,&quot;uris&quot;:[&quot;http://zotero.org/users/4295591/items/V5U8RB5C&quot;,[&quot;http://zotero.org/users/4295591/items/V5U8RB5C&quot;]],&quot;itemData&quot;:{&quot;id&quot;:198,&quot;type&quot;:&quot;book&quot;,&quot;collection-title&quot;:&quot;Lightning Path Workbook Series&quot;,&quot;event-place&quot;:&quot;St. Albert, Alberta&quot;,&quot;publisher&quot;:&quot;Lightning Path Press&quot;,&quot;publisher-place&quot;:&quot;St. Albert, Alberta&quot;,&quot;title&quot;:&quot;Lightning Path Workbook One - Basic Concepts&quot;,&quot;volume&quot;:&quot;1&quot;,&quot;author&quot;:[{&quot;family&quot;:&quot;Sosteric&quot;,&quot;given&quot;:&quot;Mike&quot;},{&quot;family&quot;:&quot;Ratkovic, Gina&quot;,&quot;given&quot;:&quot;&quot;}],&quot;issued&quot;:{&quot;date-parts&quot;:[[&quot;2016&quot;]]}}}],&quot;schema&quot;:&quot;https://github.com/citation-style-language/schema/raw/master/csl-citation.json&quot;} RNDHqHEvc1EV8"/><text:span text:style-name="T89">Sosteric, “The Science of Ascension: A Neurologically Grounded Theory of Mystical/Spiritual Experience”; Mike Sosteric and Ratkovic, Gina, </text:span><text:span text:style-name="T90">Lightning Path Workbook One - Basic Concepts</text:span><text:span text:style-name="T89">, vol. 1, Lightning Path Workbook Series (St. Albert, Alberta: Lightning Path Press, 2016).</text:span><text:reference-mark-end text:name="ZOTERO_ITEM CSL_CITATION {&quot;citationID&quot;:&quot;enoujn6c&quot;,&quot;properties&quot;:{&quot;formattedCitation&quot;:&quot;Sosteric, \\uc0\\u8220{}The Science of Ascension: A Neurologically Grounded Theory of Mystical/Spiritual Experience\\uc0\\u8221{}; Mike Sosteric and Ratkovic, Gina, {\\i{}Lightning Path Workbook One - Basic Concepts}, vol. 1, Lightning Path Workbook Series (St. Albert, Alberta: Lightning Path Press, 2016).&quot;,&quot;plainCitation&quot;:&quot;Sosteric, “The Science of Ascension: A Neurologically Grounded Theory of Mystical/Spiritual Experience”; Mike Sosteric and Ratkovic, Gina, Lightning Path Workbook One - Basic Concepts, vol. 1, Lightning Path Workbook Series (St. Albert, Alberta: Lightning Path Press, 2016).&quot;,&quot;noteIndex&quot;:143},&quot;citationItems&quot;:[{&quot;id&quot;:563,&quot;uris&quot;:[&quot;http://zotero.org/users/4295591/items/IK8DQUGA&quot;,[&quot;http://zotero.org/users/4295591/items/IK8DQUGA&quot;]],&quot;itemData&quot;:{&quot;id&quot;:563,&quot;type&quot;:&quot;manuscript&quot;,&quot;title&quot;:&quot;The Science of Ascension: A Neurologically Grounded Theory of Mystical/Spiritual Experience&quot;,&quot;URL&quot;:&quot;https://www.academia.edu/28919294&quot;,&quot;author&quot;:[{&quot;family&quot;:&quot;Sosteric&quot;,&quot;given&quot;:&quot;Mike&quot;}],&quot;issued&quot;:{&quot;literal&quot;:&quot;Draft&quot;}}},{&quot;id&quot;:198,&quot;uris&quot;:[&quot;http://zotero.org/users/4295591/items/V5U8RB5C&quot;,[&quot;http://zotero.org/users/4295591/items/V5U8RB5C&quot;]],&quot;itemData&quot;:{&quot;id&quot;:198,&quot;type&quot;:&quot;book&quot;,&quot;collection-title&quot;:&quot;Lightning Path Workbook Series&quot;,&quot;event-place&quot;:&quot;St. Albert, Alberta&quot;,&quot;publisher&quot;:&quot;Lightning Path Press&quot;,&quot;publisher-place&quot;:&quot;St. Albert, Alberta&quot;,&quot;title&quot;:&quot;Lightning Path Workbook One - Basic Concepts&quot;,&quot;volume&quot;:&quot;1&quot;,&quot;author&quot;:[{&quot;family&quot;:&quot;Sosteric&quot;,&quot;given&quot;:&quot;Mike&quot;},{&quot;family&quot;:&quot;Ratkovic, Gina&quot;,&quot;given&quot;:&quot;&quot;}],&quot;issued&quot;:{&quot;date-parts&quot;:[[&quot;2016&quot;]]}}}],&quot;schema&quot;:&quot;https://github.com/citation-style-language/schema/raw/master/csl-citation.json&quot;} RNDHqHEvc1EV8"/></text:p></text:note-body></text:note> <text:span text:style-name="T795">When you make a </text:span><text:alphabetical-index-mark-start text:id="IMark1835266583040" text:main-entry="true"/><text:span text:style-name="T795">connection</text:span><text:alphabetical-index-mark-end text:id="IMark1835266583040"/><text:span text:style-name="T795">, you bring your </text:span><text:alphabetical-index-mark-start text:id="IMark1835266583120"/><text:span text:style-name="T795">bodily ego</text:span><text:alphabetical-index-mark-end text:id="IMark1835266583120"/><text:span text:style-name="T795"> and your </text:span><text:alphabetical-index-mark-start text:id="IMark1835266583760" text:main-entry="true"/><text:span text:style-name="T795">spiritual ego</text:span><text:alphabetical-index-mark-end text:id="IMark1835266583760"/><text:span text:style-name="T795"> </text:span>together for a short period of time. <text:span text:style-name="T789">The more you do that, the more you engage in </text:span><text:alphabetical-index-mark-start text:id="IMark1835266587760" text:main-entry="true"/><text:alphabetical-index-mark-start text:id="IMark1835266587280" text:main-entry="true"/><text:span text:style-name="T796">Connection</text:span><text:alphabetical-index-mark-end text:id="IMark1835266587280"/><text:span text:style-name="T796"> Practice</text:span><text:alphabetical-index-mark-end text:id="IMark1835266587760"/><text:span text:style-name="T789">, the more you work on bringing the two together, the more you merge your </text:span><text:alphabetical-index-mark-start text:id="IMark1835266588080"/><text:span text:style-name="T789">bodily ego</text:span><text:alphabetical-index-mark-end text:id="IMark1835266588080"/><text:span text:style-name="T789"> with your </text:span><text:alphabetical-index-mark-start text:id="IMark1835266586000" text:main-entry="true"/><text:span text:style-name="T789">spiritual ego</text:span><text:alphabetical-index-mark-end text:id="IMark1835266586000"/><text:span text:style-name="T789">, the more you ascend towards union. </text:span></text:p>
        <text:p text:style-name="P161">Why <text:span text:style-name="T792">does </text:span><text:alphabetical-index-mark-start text:id="IMark1835266587360" text:main-entry="true"/>connection<text:alphabetical-index-mark-end text:id="IMark1835266587360"/> <text:span text:style-name="T792">lead to </text:span>a<text:span text:style-name="T797">n ascension</text:span> process? <text:span text:style-name="T798">Because nobody achieves perfect union the first time they have a </text:span><text:alphabetical-index-mark-start text:id="IMark1835266586560" text:main-entry="true"/><text:alphabetical-index-mark-start text:id="IMark1835266588080" text:main-entry="true"/><text:span text:style-name="T798">connection</text:span><text:alphabetical-index-mark-end text:id="IMark1835266588080"/><text:span text:style-name="T798"> experience</text:span><text:alphabetical-index-mark-end text:id="IMark1835266586560"/><text:span text:style-name="T798">. People have </text:span><text:span text:style-name="T799">Union Experience</text:span><text:span text:style-name="T800">s</text:span><text:span text:style-name="T798"> all the time</text:span><text:span text:style-name="T801">, but unless </text:span><text:span text:style-name="T802">a </text:span><text:alphabetical-index-mark-start text:id="IMark1835266587760" text:main-entry="true"/><text:span text:style-name="T802">connection</text:span><text:alphabetical-index-mark-end text:id="IMark1835266587760"/><text:span text:style-name="T802"> is </text:span><text:span text:style-name="T801">forced </text:span><text:span text:style-name="T802">open by a long acting </text:span><text:alphabetical-index-mark-start text:id="IMark1835266588160" text:main-entry="true"/><text:span text:style-name="T801">connection</text:span><text:alphabetical-index-mark-end text:id="IMark1835266588160"/><text:span text:style-name="T801"> supplement like LSD, in which case one can experience </text:span><text:span text:style-name="T802">union </text:span><text:span text:style-name="T801">for hour</text:span><text:span text:style-name="T802">s</text:span><text:span text:style-name="T801">, union experience</text:span><text:span text:style-name="T803">s</text:span><text:span text:style-name="T801"> are usually </text:span><text:span text:style-name="T803">only a few seconds. Typically, a </text:span><text:alphabetical-index-mark-start text:id="IMark1835266586000" text:main-entry="true"/><text:span text:style-name="T803">union experience</text:span><text:alphabetical-index-mark-end text:id="IMark1835266586000"/><text:span text:style-name="T803"> is </text:span><text:span text:style-name="T804">just a brief </text:span><text:alphabetical-index-mark-start text:id="IMark1835266586480" text:main-entry="true"/><text:span text:style-name="T804">connection</text:span><text:alphabetical-index-mark-end text:id="IMark1835266586480"/><text:span text:style-name="T804"> that feels like a deeper union. It is like </text:span><text:span text:style-name="T801">turning a super bright line on in a dark room for a second or two, getting a</text:span><text:span text:style-name="T805"> </text:span><text:span text:style-name="T806">glimpse of what is inside that room, and then </text:span><text:span text:style-name="T807">covering your eyes and </text:span><text:span text:style-name="T806">turning the light back off </text:span><text:span text:style-name="T808">because it is just too bright to keep on</text:span><text:span text:style-name="T806">. </text:span><text:span text:style-name="T809">To get to the point where you can </text:span><text:soft-page-break/><text:span text:style-name="T809">“keep the light on,” so to speak, you have to work to get your eyes adjusted. </text:span></text:p>
        <text:p text:style-name="P162"><text:span text:style-name="T809">T</text:span><text:span text:style-name="T349">he reason nobody achieve</text:span><text:span text:style-name="T810">s</text:span><text:span text:style-name="T349"> perfect union the first time, or even the tenth time, is because, among other things, t</text:span><text:span text:style-name="T811">he </text:span><text:alphabetical-index-mark-start text:id="IMark1835266588160" text:main-entry="true"/><text:span text:style-name="T811">spiritual ego</text:span><text:alphabetical-index-mark-end text:id="IMark1835266588160"/><text:span text:style-name="T811"> is much bigger than the </text:span><text:alphabetical-index-mark-start text:id="IMark1835266587760"/><text:span text:style-name="T811">bodily ego</text:span><text:alphabetical-index-mark-end text:id="IMark1835266587760"/><text:span text:style-name="T811">. </text:span>If <text:span text:style-name="T811">you think of your </text:span><text:alphabetical-index-mark-start text:id="IMark1835266586000"/><text:span text:style-name="T811">bodily ego</text:span><text:alphabetical-index-mark-end text:id="IMark1835266586000"/><text:span text:style-name="T811"> as a small candle flame and your </text:span><text:alphabetical-index-mark-start text:id="IMark1835266586480" text:main-entry="true"/><text:span text:style-name="T811">spiritual ego</text:span><text:alphabetical-index-mark-end text:id="IMark1835266586480"/><text:span text:style-name="T811"> like the blazing light of the sun, you’ll get a sense of the issue </text:span>and the magnitude<text:span text:style-name="T811">. Making a </text:span><text:alphabetical-index-mark-start text:id="IMark1835266586560" text:main-entry="true"/><text:span text:style-name="T811">connection</text:span><text:alphabetical-index-mark-end text:id="IMark1835266586560"/><text:span text:style-name="T811"> can be like standing in a dark room and suddenly turning to face a million watt light bulb. Even under ideal circumstances, it takes time to adjust to the light. This process of “adjustment” is the process of ascension. Once you have adjusted to the bright light of your </text:span><text:alphabetical-index-mark-start text:id="IMark1835266587280" text:main-entry="true"/><text:span text:style-name="T811">spiritual ego</text:span><text:alphabetical-index-mark-end text:id="IMark1835266587280"/><text:span text:style-name="T811">, or the extra capacities of your neurology, then a more permanent and consistent </text:span><text:alphabetical-index-mark-start text:id="IMark1835266587360" text:main-entry="true"/><text:span text:style-name="T811">connection</text:span><text:alphabetical-index-mark-end text:id="IMark1835266587360"/><text:span text:style-name="T811">/union can occur.</text:span></text:p>
        <text:p text:style-name="P163">Note that it is not just the brightness <text:span text:style-name="T812">o</text:span>f the light of the <text:alphabetical-index-mark-start text:id="IMark1835266588080" text:main-entry="true"/><text:span text:style-name="T813">s</text:span>piritual <text:span text:style-name="T813">e</text:span>go<text:alphabetical-index-mark-end text:id="IMark1835266588080"/>/<text:span text:style-name="T813">Fabric </text:span>that is the problem. The <text:alphabetical-index-mark-start text:id="IMark1835266587360"/>bodily ego<text:alphabetical-index-mark-end text:id="IMark1835266587360"/> itself might be a problem as well. <text:span text:style-name="T814">This is the case if, for example, the </text:span><text:alphabetical-index-mark-start text:id="IMark1835266587760"/><text:span text:style-name="T814">bodily ego</text:span><text:alphabetical-index-mark-end text:id="IMark1835266587760"/><text:span text:style-name="T814"> has been heavily damaged by </text:span><text:alphabetical-index-mark-start text:id="IMark1835266587280" text:main-entry="true"/><text:span text:style-name="T814">toxic socialization</text:span><text:alphabetical-index-mark-end text:id="IMark1835266587280"/><text:span text:style-name="T814">. For r</text:span><text:span text:style-name="T815">easons we cannot explore in too much detail here, when the </text:span><text:alphabetical-index-mark-start text:id="IMark1835266588160"/><text:span text:style-name="T815">bodily ego</text:span><text:alphabetical-index-mark-end text:id="IMark1835266588160"/><text:span text:style-name="T815"> is damaged</text:span><text:span text:style-name="T814"> and indoctrinated by </text:span><text:alphabetical-index-mark-start text:id="IMark1835266586560" text:main-entry="true"/><text:span text:style-name="T814">toxic socialization</text:span><text:alphabetical-index-mark-end text:id="IMark1835266586560"/><text:span text:style-name="T814">, </text:span><text:alphabetical-index-mark-start text:id="IMark1835266586000" text:main-entry="true"/><text:span text:style-name="T814">connection</text:span><text:alphabetical-index-mark-end text:id="IMark1835266586000"/><text:span text:style-name="T814"> and the process of union can be difficult. When the </text:span><text:alphabetical-index-mark-start text:id="IMark1835266582960"/><text:span text:style-name="T814">bodily ego</text:span><text:alphabetical-index-mark-end text:id="IMark1835266582960"/><text:span text:style-name="T814"> is damaged, the process is not just about adjusting to the </text:span><text:soft-page-break/><text:span text:style-name="T814">light, it is also about </text:span><text:alphabetical-index-mark-start text:id="IMark1835266584400" text:main-entry="true"/><text:span text:style-name="T814">healing</text:span><text:alphabetical-index-mark-end text:id="IMark1835266584400"/><text:span text:style-name="T814"> damage to the self-esteem and self-concept, and clearing the </text:span><text:alphabetical-index-mark-start text:id="IMark1835266585680" text:main-entry="true"/><text:span text:style-name="T814">wrong thought</text:span><text:alphabetical-index-mark-end text:id="IMark1835266585680"/><text:span text:style-name="T814"> and indoctrination </text:span><text:span text:style-name="T405">that </text:span><text:span text:style-name="T814">diminishes self, distorts thinking, and makes </text:span><text:alphabetical-index-mark-start text:id="IMark1835266583760" text:main-entry="true"/><text:span text:style-name="T814">connection</text:span><text:alphabetical-index-mark-end text:id="IMark1835266583760"/><text:span text:style-name="T814"> more difficult. It should be noted that the </text:span><text:alphabetical-index-mark-start text:id="IMark1835266583600" text:main-entry="true"/><text:span text:style-name="T814">healing</text:span><text:alphabetical-index-mark-end text:id="IMark1835266583600"/><text:span text:style-name="T814"> component is </text:span><text:span text:style-name="T816">extremely </text:span><text:span text:style-name="T817">important. As we will see in the next section on the Seven Pillar</text:span><text:span text:style-name="T818">s</text:span><text:span text:style-name="T817"> of </text:span><text:alphabetical-index-mark-start text:id="IMark1835266583040" text:main-entry="true"/><text:span text:style-name="T817">Authentic </text:span><text:span text:style-name="T819">Spirituality</text:span><text:alphabetical-index-mark-end text:id="IMark1835266583040"/><text:span text:style-name="T817">, </text:span><text:span text:style-name="T820">anybody can </text:span><text:span text:style-name="T819">have a </text:span><text:alphabetical-index-mark-start text:id="IMark1835266583440" text:main-entry="true"/><text:alphabetical-index-mark-start text:id="IMark1835266585760" text:main-entry="true"/><text:span text:style-name="T820">connection</text:span><text:alphabetical-index-mark-end text:id="IMark1835266585760"/><text:span text:style-name="T820"> experience</text:span><text:alphabetical-index-mark-end text:id="IMark1835266583440"/><text:span text:style-name="T820">, even the mentally ill. As we will see, when people with mental illness experience </text:span><text:alphabetical-index-mark-start text:id="IMark1835266584480" text:main-entry="true"/><text:span text:style-name="T820">connection</text:span><text:alphabetical-index-mark-end text:id="IMark1835266584480"/><text:span text:style-name="T820">, things can go horribly wrong. </text:span><text:span text:style-name="T821">Therefore, </text:span><text:alphabetical-index-mark-start text:id="IMark1835266580960" text:main-entry="true"/><text:span text:style-name="T821">healing</text:span><text:alphabetical-index-mark-end text:id="IMark1835266580960"/><text:span text:style-name="T821"> the mind </text:span><text:span text:style-name="T818">s</text:span><text:span text:style-name="T821">o it can handle </text:span><text:alphabetical-index-mark-start text:id="IMark1835266583920" text:main-entry="true"/><text:span text:style-name="T821">connection</text:span><text:alphabetical-index-mark-end text:id="IMark1835266583920"/><text:span text:style-name="T821"> is an extremely important aspect of </text:span><text:alphabetical-index-mark-start text:id="IMark1835266580720" text:main-entry="true"/><text:span text:style-name="T821">connection</text:span><text:alphabetical-index-mark-end text:id="IMark1835266580720"/><text:span text:style-name="T821"> and ascension.</text:span></text:p>
        <text:p text:style-name="P164"><text:span text:style-name="T822">Anyway, you see the issue. Anybody can have a </text:span><text:alphabetical-index-mark-start text:id="IMark1835266585680" text:main-entry="true"/><text:alphabetical-index-mark-start text:id="IMark1835266583520" text:main-entry="true"/><text:span text:style-name="T822">connection</text:span><text:alphabetical-index-mark-end text:id="IMark1835266583520"/><text:span text:style-name="T822"> experience</text:span><text:alphabetical-index-mark-end text:id="IMark1835266585680"/><text:span text:style-name="T822">, but the thing we are connecting too is so bright that it takes work to make that </text:span><text:alphabetical-index-mark-start text:id="IMark1835266583600" text:main-entry="true"/><text:span text:style-name="T822">connection</text:span><text:alphabetical-index-mark-end text:id="IMark1835266583600"/><text:span text:style-name="T822"> longer and more permanent. The work involved in making a </text:span><text:alphabetical-index-mark-start text:id="IMark1835266581040" text:main-entry="true"/><text:span text:style-name="T822">connection</text:span><text:alphabetical-index-mark-end text:id="IMark1835266581040"/><text:span text:style-name="T822"> longer and more permanent is the work of ascension. It is important work but, sadly, not too many people go on to do it, not because they can’t, and not because they will not, but because pundits do not always make the requirement clear, either because they themselves do not know, or because they have based their expertise on only a </text:span><text:alphabetical-index-mark-start text:id="IMark1835266584400" text:main-entry="true"/><text:alphabetical-index-mark-start text:id="IMark1835266582960" text:main-entry="true"/><text:span text:style-name="T822">connection</text:span><text:alphabetical-index-mark-end text:id="IMark1835266582960"/><text:span text:style-name="T822"> experience</text:span><text:alphabetical-index-mark-end text:id="IMark1835266584400"/><text:span text:style-name="T822"> or two and thus think that that is all there is to it. </text:span></text:p>
        <text:p text:style-name="P164"><text:soft-page-break/><text:span text:style-name="T822">Is ascension, this process of union and merging, a thing in the spiritual and scientific literature of the planet? It definitely is. In fact, ascension is often defined as the </text:span><text:span text:style-name="T823">sine qua non</text:span><text:span text:style-name="T822"> of spiritual practice, and the quintessential sought after </text:span><text:alphabetical-index-mark-start text:id="IMark1835266583920" text:main-entry="true"/><text:span text:style-name="T822">connection</text:span><text:alphabetical-index-mark-end text:id="IMark1835266583920"/><text:span text:style-name="T822"> outcome. </text:span><text:span text:style-name="T824">Zaehnar</text:span><text:span text:style-name="T824"><text:note text:id="ftn137" text:note-class="footnote"><text:note-citation>137</text:note-citation><text:note-body><text:p text:style-name="Footnote"><text:reference-mark-start text:name="ZOTERO_ITEM CSL_CITATION {&quot;citationID&quot;:&quot;5eiIILzL&quot;,&quot;properties&quot;:{&quot;formattedCitation&quot;:&quot;{\\i{}Hindu and Muslim Mysticism} (New York: Shocken Books, 1969), 5, https://amzn.to/2IK1A7R.&quot;,&quot;plainCitation&quot;:&quot;Hindu and Muslim Mysticism (New York: Shocken Books, 1969), 5, https://amzn.to/2IK1A7R.&quot;,&quot;noteIndex&quot;:144},&quot;citationItems&quot;:[{&quot;id&quot;:1076,&quot;uris&quot;:[&quot;http://zotero.org/users/4295591/items/55PU3YKJ&quot;,[&quot;http://zotero.org/users/4295591/items/55PU3YKJ&quot;]],&quot;itemData&quot;:{&quot;id&quot;:1076,&quot;type&quot;:&quot;book&quot;,&quot;event-place&quot;:&quot;New York&quot;,&quot;publisher&quot;:&quot;Shocken Books&quot;,&quot;publisher-place&quot;:&quot;New York&quot;,&quot;title&quot;:&quot;Hindu and Muslim Mysticism&quot;,&quot;URL&quot;:&quot;https://amzn.to/2IK1A7R&quot;,&quot;author&quot;:[{&quot;family&quot;:&quot;Zaehner&quot;,&quot;given&quot;:&quot;R.C.&quot;}],&quot;issued&quot;:{&quot;date-parts&quot;:[[&quot;1969&quot;]]}},&quot;locator&quot;:&quot;5&quot;,&quot;suppress-author&quot;:true}],&quot;schema&quot;:&quot;https://github.com/citation-style-language/schema/raw/master/csl-citation.json&quot;} RNDEzunNFL9J2"/><text:span text:style-name="T90">Hindu and Muslim Mysticism</text:span><text:span text:style-name="T89"> (New York: Shocken Books, 1969), 5, https://amzn.to/2IK1A7R.</text:span><text:reference-mark-end text:name="ZOTERO_ITEM CSL_CITATION {&quot;citationID&quot;:&quot;5eiIILzL&quot;,&quot;properties&quot;:{&quot;formattedCitation&quot;:&quot;{\\i{}Hindu and Muslim Mysticism} (New York: Shocken Books, 1969), 5, https://amzn.to/2IK1A7R.&quot;,&quot;plainCitation&quot;:&quot;Hindu and Muslim Mysticism (New York: Shocken Books, 1969), 5, https://amzn.to/2IK1A7R.&quot;,&quot;noteIndex&quot;:144},&quot;citationItems&quot;:[{&quot;id&quot;:1076,&quot;uris&quot;:[&quot;http://zotero.org/users/4295591/items/55PU3YKJ&quot;,[&quot;http://zotero.org/users/4295591/items/55PU3YKJ&quot;]],&quot;itemData&quot;:{&quot;id&quot;:1076,&quot;type&quot;:&quot;book&quot;,&quot;event-place&quot;:&quot;New York&quot;,&quot;publisher&quot;:&quot;Shocken Books&quot;,&quot;publisher-place&quot;:&quot;New York&quot;,&quot;title&quot;:&quot;Hindu and Muslim Mysticism&quot;,&quot;URL&quot;:&quot;https://amzn.to/2IK1A7R&quot;,&quot;author&quot;:[{&quot;family&quot;:&quot;Zaehner&quot;,&quot;given&quot;:&quot;R.C.&quot;}],&quot;issued&quot;:{&quot;date-parts&quot;:[[&quot;1969&quot;]]}},&quot;locator&quot;:&quot;5&quot;,&quot;suppress-author&quot;:true}],&quot;schema&quot;:&quot;https://github.com/citation-style-language/schema/raw/master/csl-citation.json&quot;} RNDEzunNFL9J2"/></text:p></text:note-body></text:note></text:span><text:span text:style-name="T825"> provides an excellent, if quite general, definition of “mysticism,” which is really a description of the process of ascension. As he says, mysticism (read ascension) is “the realization of a union or a unity with or in [or of] something that is enormously, if not infinitely, greater than the empirical self.</text:span><text:span text:style-name="T825"><text:note text:id="ftn138" text:note-class="footnote"><text:note-citation>138</text:note-citation><text:note-body><text:p text:style-name="P165">Zaehnar’s definition is a definition of mysticism, which is the word most people use when they think about what we are calling authentic spirituality. Zaehnar’s definition is OK so long as we recognize that a) it does not include other important outcome measure of connection, like awakening and activation, b) it defines mysticism (i.e., authentic spirituality) by reference to one of its outcomes. Defining This is a common error in the <text:span text:style-name="T826">literature.</text:span> </text:p></text:note-body></text:note></text:span><text:span text:style-name="T825"> And of course, Zaehnar is not the only one. The concept of a process of ascension appears everywhere and in every time period, over and over again. It appears in Orphic literature, which is ancient Greek mystical literature, where the “ultimate goal is reunion with the divine.”</text:span><text:span text:style-name="T825"><text:note text:id="ftn139" text:note-class="footnote"><text:note-citation>139</text:note-citation><text:note-body><text:p text:style-name="Footnote"><text:reference-mark-start text:name="ZOTERO_ITEM CSL_CITATION {&quot;citationID&quot;:&quot;qHgYxgQR&quot;,&quot;properties&quot;:{&quot;formattedCitation&quot;:&quot;James Adam, {\\i{}The Religious Teachers of Greece}, Gifford Lectures (New Jersey: Reference Book Publishers, 1965), https://www.giffordlectures.org/books/religious-teachers-greece.&quot;,&quot;plainCitation&quot;:&quot;James Adam, The Religious Teachers of Greece, Gifford Lectures (New Jersey: Reference Book Publishers, 1965), https://www.giffordlectures.org/books/religious-teachers-greece.&quot;,&quot;noteIndex&quot;:146},&quot;citationItems&quot;:[{&quot;id&quot;:1088,&quot;uris&quot;:[&quot;http://zotero.org/users/4295591/items/U6GZN6SB&quot;,[&quot;http://zotero.org/users/4295591/items/U6GZN6SB&quot;]],&quot;itemData&quot;:{&quot;id&quot;:1088,&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schema&quot;:&quot;https://github.com/citation-style-language/schema/raw/master/csl-citation.json&quot;} RNDt7IriR2cGU"/><text:span text:style-name="T89">James Adam, </text:span><text:span text:style-name="T90">The Religious Teachers of Greece</text:span><text:span text:style-name="T89">, Gifford Lectures (New Jersey: Reference Book Publishers, 1965), https://www.giffordlectures.org/books/religious-teachers-greece.</text:span><text:reference-mark-end text:name="ZOTERO_ITEM CSL_CITATION {&quot;citationID&quot;:&quot;qHgYxgQR&quot;,&quot;properties&quot;:{&quot;formattedCitation&quot;:&quot;James Adam, {\\i{}The Religious Teachers of Greece}, Gifford Lectures (New Jersey: Reference Book Publishers, 1965), https://www.giffordlectures.org/books/religious-teachers-greece.&quot;,&quot;plainCitation&quot;:&quot;James Adam, The Religious Teachers of Greece, Gifford Lectures (New Jersey: Reference Book Publishers, 1965), https://www.giffordlectures.org/books/religious-teachers-greece.&quot;,&quot;noteIndex&quot;:146},&quot;citationItems&quot;:[{&quot;id&quot;:1088,&quot;uris&quot;:[&quot;http://zotero.org/users/4295591/items/U6GZN6SB&quot;,[&quot;http://zotero.org/users/4295591/items/U6GZN6SB&quot;]],&quot;itemData&quot;:{&quot;id&quot;:1088,&quot;type&quot;:&quot;book&quot;,&quot;collection-title&quot;:&quot;Gifford Lectures&quot;,&quot;event-place&quot;:&quot;New Jersey&quot;,&quot;publisher&quot;:&quot;Reference Book Publishers&quot;,&quot;publisher-place&quot;:&quot;New Jersey&quot;,&quot;title&quot;:&quot;The Religious Teachers of Greece&quot;,&quot;URL&quot;:&quot;https://www.giffordlectures.org/books/religious-teachers-greece&quot;,&quot;author&quot;:[{&quot;family&quot;:&quot;Adam&quot;,&quot;given&quot;:&quot;James&quot;}],&quot;issued&quot;:{&quot;date-parts&quot;:[[&quot;1965&quot;]]}}}],&quot;schema&quot;:&quot;https://github.com/citation-style-language/schema/raw/master/csl-citation.json&quot;} RNDt7IriR2cGU"/></text:p></text:note-body></text:note></text:span><text:span text:style-name="T825"> The Sanskrit word “yoga” actually means </text:span><text:soft-page-break/><text:span text:style-name="T825">“union,” and Yoga, in its pure non-Westernized form,</text:span><text:span text:style-name="T825"><text:note text:id="ftn140" text:note-class="footnote"><text:note-citation>140</text:note-citation><text:note-body><text:p text:style-name="P34"><text:span text:style-name="T827">A</text:span>s <text:span text:style-name="T827">for example </text:span>found in the Yoga Sutras <text:span text:style-name="T827">(i.e. union stitches) </text:span>of Patanjali, </text:p></text:note-body></text:note></text:span><text:span text:style-name="T825"> is all about achieving union with this higher Light/higher Self.</text:span><text:span text:style-name="T825"><text:note text:id="ftn141" text:note-class="footnote"><text:note-citation>141</text:note-citation><text:note-body><text:p text:style-name="Footnote"><text:reference-mark-start text:name="ZOTERO_ITEM CSL_CITATION {&quot;citationID&quot;:&quot;P1oLf2Cg&quot;,&quot;properties&quot;:{&quot;formattedCitation&quot;:&quot;Andrew Harvey, {\\i{}Teachings of the Hindu Mystics}, Kindle (Boston: Shambhala Publications, 2001), https://amzn.to/2WQoduv.&quot;,&quot;plainCitation&quot;:&quot;Andrew Harvey, Teachings of the Hindu Mystics, Kindle (Boston: Shambhala Publications, 2001), https://amzn.to/2WQoduv.&quot;,&quot;noteIndex&quot;:148},&quot;citationItems&quot;:[{&quot;id&quot;:2707,&quot;uris&quot;:[&quot;http://zotero.org/users/4295591/items/MZIWC9LZ&quot;,[&quot;http://zotero.org/users/4295591/items/MZIWC9LZ&quot;]],&quot;itemData&quot;:{&quot;id&quot;:2707,&quot;type&quot;:&quot;book&quot;,&quot;edition&quot;:&quot;Kindle&quot;,&quot;event-place&quot;:&quot;Boston&quot;,&quot;publisher&quot;:&quot;Shambhala Publications&quot;,&quot;publisher-place&quot;:&quot;Boston&quot;,&quot;title&quot;:&quot;Teachings of the Hindu Mystics&quot;,&quot;URL&quot;:&quot;https://amzn.to/2WQoduv&quot;,&quot;author&quot;:[{&quot;family&quot;:&quot;Harvey&quot;,&quot;given&quot;:&quot;Andrew&quot;}],&quot;issued&quot;:{&quot;date-parts&quot;:[[&quot;2001&quot;]]}}}],&quot;schema&quot;:&quot;https://github.com/citation-style-language/schema/raw/master/csl-citation.json&quot;} RNDsfx9yQeONt"/><text:span text:style-name="T89">Andrew Harvey, </text:span><text:span text:style-name="T90">Teachings of the Hindu Mystics</text:span><text:span text:style-name="T89">, Kindle (Boston: Shambhala Publications, 2001), https://amzn.to/2WQoduv.</text:span><text:reference-mark-end text:name="ZOTERO_ITEM CSL_CITATION {&quot;citationID&quot;:&quot;P1oLf2Cg&quot;,&quot;properties&quot;:{&quot;formattedCitation&quot;:&quot;Andrew Harvey, {\\i{}Teachings of the Hindu Mystics}, Kindle (Boston: Shambhala Publications, 2001), https://amzn.to/2WQoduv.&quot;,&quot;plainCitation&quot;:&quot;Andrew Harvey, Teachings of the Hindu Mystics, Kindle (Boston: Shambhala Publications, 2001), https://amzn.to/2WQoduv.&quot;,&quot;noteIndex&quot;:148},&quot;citationItems&quot;:[{&quot;id&quot;:2707,&quot;uris&quot;:[&quot;http://zotero.org/users/4295591/items/MZIWC9LZ&quot;,[&quot;http://zotero.org/users/4295591/items/MZIWC9LZ&quot;]],&quot;itemData&quot;:{&quot;id&quot;:2707,&quot;type&quot;:&quot;book&quot;,&quot;edition&quot;:&quot;Kindle&quot;,&quot;event-place&quot;:&quot;Boston&quot;,&quot;publisher&quot;:&quot;Shambhala Publications&quot;,&quot;publisher-place&quot;:&quot;Boston&quot;,&quot;title&quot;:&quot;Teachings of the Hindu Mystics&quot;,&quot;URL&quot;:&quot;https://amzn.to/2WQoduv&quot;,&quot;author&quot;:[{&quot;family&quot;:&quot;Harvey&quot;,&quot;given&quot;:&quot;Andrew&quot;}],&quot;issued&quot;:{&quot;date-parts&quot;:[[&quot;2001&quot;]]}}}],&quot;schema&quot;:&quot;https://github.com/citation-style-language/schema/raw/master/csl-citation.json&quot;} RNDsfx9yQeONt"/></text:p></text:note-body></text:note></text:span><text:span text:style-name="T825"> Likewise, Zen Buddhism shares the same goal. Chan speaks of the practice of Zen and how it is aimed at clearing the mind to facilitate union with Self.</text:span><text:span text:style-name="T825"><text:note text:id="ftn142" text:note-class="footnote"><text:note-citation>142</text:note-citation><text:note-body><text:p text:style-name="Footnote"><text:reference-mark-start text:name="ZOTERO_ITEM CSL_CITATION {&quot;citationID&quot;:&quot;1xVyphJy&quot;,&quot;properties&quot;:{&quot;formattedCitation&quot;:&quot;Yen, {\\i{}Chan and Enlightenment}.&quot;,&quot;plainCitation&quot;:&quot;Yen, Chan and Enlightenment.&quot;,&quot;noteIndex&quot;:149},&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HJAcQYhMHN"/><text:span text:style-name="T89">Yen, </text:span><text:span text:style-name="T90">Chan and Enlightenment</text:span><text:span text:style-name="T89">.</text:span><text:reference-mark-end text:name="ZOTERO_ITEM CSL_CITATION {&quot;citationID&quot;:&quot;1xVyphJy&quot;,&quot;properties&quot;:{&quot;formattedCitation&quot;:&quot;Yen, {\\i{}Chan and Enlightenment}.&quot;,&quot;plainCitation&quot;:&quot;Yen, Chan and Enlightenment.&quot;,&quot;noteIndex&quot;:149},&quot;citationItems&quot;:[{&quot;id&quot;:2499,&quot;uris&quot;:[&quot;http://zotero.org/users/4295591/items/FUDM8IWT&quot;,[&quot;http://zotero.org/users/4295591/items/FUDM8IWT&quot;]],&quot;itemData&quot;:{&quot;id&quot;:2499,&quot;type&quot;:&quot;book&quot;,&quot;edition&quot;:&quot;Kindle&quot;,&quot;event-place&quot;:&quot;Taipei&quot;,&quot;publisher&quot;:&quot;Dharma Drum Publishing&quot;,&quot;publisher-place&quot;:&quot;Taipei&quot;,&quot;title&quot;:&quot;Chan and Enlightenment&quot;,&quot;author&quot;:[{&quot;family&quot;:&quot;Yen&quot;,&quot;given&quot;:&quot;Master Sheng&quot;}],&quot;issued&quot;:{&quot;date-parts&quot;:[[&quot;2014&quot;]]}}}],&quot;schema&quot;:&quot;https://github.com/citation-style-language/schema/raw/master/csl-citation.json&quot;} RNDHJAcQYhMHN"/></text:p></text:note-body></text:note></text:span><text:span text:style-name="T825"> Aldous Huxley points out that the Vedic “though art that” is a perfect representation of the underlying unity of reality, and the experience we may have of this unity when we have a </text:span><text:alphabetical-index-mark-start text:id="IMark1835266583040" text:main-entry="true"/><text:alphabetical-index-mark-start text:id="IMark1835266584400" text:main-entry="true"/><text:span text:style-name="T825">connection</text:span><text:alphabetical-index-mark-end text:id="IMark1835266584400"/><text:span text:style-name="T825"> experience</text:span><text:alphabetical-index-mark-end text:id="IMark1835266583040"/><text:span text:style-name="T825">.</text:span><text:span text:style-name="T825"><text:note text:id="ftn143" text:note-class="footnote"><text:note-citation>143</text:note-citation><text:note-body><text:p text:style-name="Footnote"><text:reference-mark-start text:name="ZOTERO_ITEM CSL_CITATION {&quot;citationID&quot;:&quot;MubSlamu&quot;,&quot;properties&quot;:{&quot;formattedCitation&quot;:&quot;Aldous Huxley, {\\i{}The Perennial Philosophy} (Canada: Random House Canada, 2014), https://amzn.to/2XGmQyM.&quot;,&quot;plainCitation&quot;:&quot;Aldous Huxley, The Perennial Philosophy (Canada: Random House Canada, 2014), https://amzn.to/2XGmQyM.&quot;,&quot;noteIndex&quot;:150},&quot;citationItems&quot;:[{&quot;id&quot;:1075,&quot;uris&quot;:[&quot;http://zotero.org/users/4295591/items/P4YRQP6U&quot;,[&quot;http://zotero.org/users/4295591/items/P4YRQP6U&quot;]],&quot;itemData&quot;:{&quot;id&quot;:1075,&quot;type&quot;:&quot;book&quot;,&quot;event-place&quot;:&quot;Canada&quot;,&quot;publisher&quot;:&quot;Random House Canada&quot;,&quot;publisher-place&quot;:&quot;Canada&quot;,&quot;title&quot;:&quot;The Perennial Philosophy&quot;,&quot;URL&quot;:&quot;https://amzn.to/2XGmQyM&quot;,&quot;author&quot;:[{&quot;family&quot;:&quot;Huxley&quot;,&quot;given&quot;:&quot;Aldous&quot;}],&quot;issued&quot;:{&quot;date-parts&quot;:[[&quot;2014&quot;]]}}}],&quot;schema&quot;:&quot;https://github.com/citation-style-language/schema/raw/master/csl-citation.json&quot;} RNDNJh5SvZxcW"/><text:span text:style-name="T89">Aldous Huxley, </text:span><text:span text:style-name="T90">The Perennial Philosophy</text:span><text:span text:style-name="T89"> (Canada: Random House Canada, 2014), https://amzn.to/2XGmQyM.</text:span><text:reference-mark-end text:name="ZOTERO_ITEM CSL_CITATION {&quot;citationID&quot;:&quot;MubSlamu&quot;,&quot;properties&quot;:{&quot;formattedCitation&quot;:&quot;Aldous Huxley, {\\i{}The Perennial Philosophy} (Canada: Random House Canada, 2014), https://amzn.to/2XGmQyM.&quot;,&quot;plainCitation&quot;:&quot;Aldous Huxley, The Perennial Philosophy (Canada: Random House Canada, 2014), https://amzn.to/2XGmQyM.&quot;,&quot;noteIndex&quot;:150},&quot;citationItems&quot;:[{&quot;id&quot;:1075,&quot;uris&quot;:[&quot;http://zotero.org/users/4295591/items/P4YRQP6U&quot;,[&quot;http://zotero.org/users/4295591/items/P4YRQP6U&quot;]],&quot;itemData&quot;:{&quot;id&quot;:1075,&quot;type&quot;:&quot;book&quot;,&quot;event-place&quot;:&quot;Canada&quot;,&quot;publisher&quot;:&quot;Random House Canada&quot;,&quot;publisher-place&quot;:&quot;Canada&quot;,&quot;title&quot;:&quot;The Perennial Philosophy&quot;,&quot;URL&quot;:&quot;https://amzn.to/2XGmQyM&quot;,&quot;author&quot;:[{&quot;family&quot;:&quot;Huxley&quot;,&quot;given&quot;:&quot;Aldous&quot;}],&quot;issued&quot;:{&quot;date-parts&quot;:[[&quot;2014&quot;]]}}}],&quot;schema&quot;:&quot;https://github.com/citation-style-language/schema/raw/master/csl-citation.json&quot;} RNDNJh5SvZxcW"/></text:p></text:note-body></text:note></text:span><text:span text:style-name="T825"> You also find the concept of ascension and union in </text:span><text:span text:style-name="T828">Islamic</text:span><text:span text:style-name="T825"> spirituality, particularly the mystical Sufi variety. For example, the “Mi’r</text:span><text:span text:style-name="T829">ā</text:span><text:span text:style-name="T830">j of Abu Yaz</text:span><text:span text:style-name="T829">ī</text:span><text:span text:style-name="T830">d” (the “Ascension of Abu Yaz</text:span><text:span text:style-name="T829">ī</text:span><text:span text:style-name="T830">d”) is, despite its unfortunate patriarchy,</text:span><text:span text:style-name="T830"><text:note text:id="ftn144" text:note-class="footnote"><text:note-citation>144</text:note-citation><text:note-body><text:p text:style-name="P166">It is important to recognize that <text:span text:style-name="T831">almost </text:span>all <text:span text:style-name="T831">extant </text:span>traditional spiritual doctrines are rooted in patriarchal experiences. This does not mean “men” are more capable of spiritual attainment. Rather, it is a result of toxic socialized ideologies that purport natural male dominance <text:span text:style-name="T832">and</text:span> hierarchy that excludes women or any “other” from access to spiritual <text:span text:style-name="T832">knowledge and </text:span>privilege. <text:span text:style-name="T832">Authentic spirituality and connection has no binary gender. </text:span></text:p></text:note-body></text:note></text:span><text:span text:style-name="T830"> all about Abu Yaz</text:span><text:span text:style-name="T829">ī</text:span><text:span text:style-name="T830">d’s </text:span><text:soft-page-break/><text:span text:style-name="T830">experience of union with God.</text:span><text:span text:style-name="T830"><text:note text:id="ftn145" text:note-class="footnote"><text:note-citation>145</text:note-citation><text:note-body><text:p text:style-name="P47"><text:span text:style-name="T833">You can find a copy of this poem in </text:span><text:reference-mark-start text:name="ZOTERO_ITEM CSL_CITATION {&quot;citationID&quot;:&quot;daRHa9Ud&quot;,&quot;properties&quot;:{&quot;formattedCitation&quot;:&quot;Zaehner, {\\i{}Hindu and Muslim Mysticism}.&quot;,&quot;plainCitation&quot;:&quot;Zaehner, Hindu and Muslim Mysticism.&quot;,&quot;noteIndex&quot;:152},&quot;citationItems&quot;:[{&quot;id&quot;:1076,&quot;uris&quot;:[&quot;http://zotero.org/users/4295591/items/55PU3YKJ&quot;,[&quot;http://zotero.org/users/4295591/items/55PU3YKJ&quot;]],&quot;itemData&quot;:{&quot;id&quot;:1076,&quot;type&quot;:&quot;book&quot;,&quot;event-place&quot;:&quot;New York&quot;,&quot;publisher&quot;:&quot;Shocken Books&quot;,&quot;publisher-place&quot;:&quot;New York&quot;,&quot;title&quot;:&quot;Hindu and Muslim Mysticism&quot;,&quot;URL&quot;:&quot;https://amzn.to/2IK1A7R&quot;,&quot;author&quot;:[{&quot;family&quot;:&quot;Zaehner&quot;,&quot;given&quot;:&quot;R.C.&quot;}],&quot;issued&quot;:{&quot;date-parts&quot;:[[&quot;1969&quot;]]}}}],&quot;schema&quot;:&quot;https://github.com/citation-style-language/schema/raw/master/csl-citation.json&quot;} RNDAGYRXaHFdO"/><text:span text:style-name="T834">Zaehner, </text:span><text:span text:style-name="T90">Hindu and Muslim Mysticism</text:span><text:span text:style-name="T89">.</text:span><text:reference-mark-end text:name="ZOTERO_ITEM CSL_CITATION {&quot;citationID&quot;:&quot;daRHa9Ud&quot;,&quot;properties&quot;:{&quot;formattedCitation&quot;:&quot;Zaehner, {\\i{}Hindu and Muslim Mysticism}.&quot;,&quot;plainCitation&quot;:&quot;Zaehner, Hindu and Muslim Mysticism.&quot;,&quot;noteIndex&quot;:152},&quot;citationItems&quot;:[{&quot;id&quot;:1076,&quot;uris&quot;:[&quot;http://zotero.org/users/4295591/items/55PU3YKJ&quot;,[&quot;http://zotero.org/users/4295591/items/55PU3YKJ&quot;]],&quot;itemData&quot;:{&quot;id&quot;:1076,&quot;type&quot;:&quot;book&quot;,&quot;event-place&quot;:&quot;New York&quot;,&quot;publisher&quot;:&quot;Shocken Books&quot;,&quot;publisher-place&quot;:&quot;New York&quot;,&quot;title&quot;:&quot;Hindu and Muslim Mysticism&quot;,&quot;URL&quot;:&quot;https://amzn.to/2IK1A7R&quot;,&quot;author&quot;:[{&quot;family&quot;:&quot;Zaehner&quot;,&quot;given&quot;:&quot;R.C.&quot;}],&quot;issued&quot;:{&quot;date-parts&quot;:[[&quot;1969&quot;]]}}}],&quot;schema&quot;:&quot;https://github.com/citation-style-language/schema/raw/master/csl-citation.json&quot;} RNDAGYRXaHFdO"/></text:p></text:note-body></text:note></text:span><text:span text:style-name="T830"> Not surprisingly, you also find the concept of union and ascension in Christianity, particularly the mystical monastic variety, where ascension and final union is portrayed as either actual union with God,</text:span><text:span text:style-name="T830"><text:note text:id="ftn146" text:note-class="footnote"><text:note-citation>146</text:note-citation><text:note-body><text:p text:style-name="Footnote"><text:reference-mark-start text:name="ZOTERO_ITEM CSL_CITATION {&quot;citationID&quot;:&quot;z79KhRA8&quot;,&quot;properties&quot;:{&quot;formattedCitation&quot;:&quot;Climacus, {\\i{}The Ladder of Divine Ascent}.&quot;,&quot;plainCitation&quot;:&quot;Climacus, The Ladder of Divine Ascent.&quot;,&quot;noteIndex&quot;:153},&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RTdvaO9zpN"/><text:span text:style-name="T89">Climacus, </text:span><text:span text:style-name="T90">The Ladder of Divine Ascent</text:span><text:span text:style-name="T89">.</text:span><text:reference-mark-end text:name="ZOTERO_ITEM CSL_CITATION {&quot;citationID&quot;:&quot;z79KhRA8&quot;,&quot;properties&quot;:{&quot;formattedCitation&quot;:&quot;Climacus, {\\i{}The Ladder of Divine Ascent}.&quot;,&quot;plainCitation&quot;:&quot;Climacus, The Ladder of Divine Ascent.&quot;,&quot;noteIndex&quot;:153},&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RTdvaO9zpN"/></text:p></text:note-body></text:note></text:span> <text:span text:style-name="T835">or as </text:span><text:span text:style-name="T836">“betrothal</text:span><text:span text:style-name="T837">?</text:span><text:span text:style-name="T836">”</text:span><text:span text:style-name="T835"> and “Divine/Spiritual Marriage.”</text:span><text:span text:style-name="T835"><text:note text:id="ftn147" text:note-class="footnote"><text:note-citation>147</text:note-citation><text:note-body><text:p text:style-name="Footnote"><text:reference-mark-start text:name="ZOTERO_ITEM CSL_CITATION {&quot;citationID&quot;:&quot;mmFxrIXZ&quot;,&quot;properties&quot;:{&quot;formattedCitation&quot;:&quot;St. Teresa of Avila, {\\i{}The Way of Perfection}.&quot;,&quot;plainCitation&quot;:&quot;St. Teresa of Avila, The Way of Perfection.&quot;,&quot;noteIndex&quot;:154},&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96CFUtUtDN"/><text:span text:style-name="T89">St. Teresa of Avila, </text:span><text:span text:style-name="T90">The Way of Perfection</text:span><text:span text:style-name="T89">.</text:span><text:reference-mark-end text:name="ZOTERO_ITEM CSL_CITATION {&quot;citationID&quot;:&quot;mmFxrIXZ&quot;,&quot;properties&quot;:{&quot;formattedCitation&quot;:&quot;St. Teresa of Avila, {\\i{}The Way of Perfection}.&quot;,&quot;plainCitation&quot;:&quot;St. Teresa of Avila, The Way of Perfection.&quot;,&quot;noteIndex&quot;:154},&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96CFUtUtDN"/></text:p></text:note-body></text:note></text:span><text:span text:style-name="T835"> As Xolani Kacela writes, “</text:span>As the Holy Spirit descends upon us, ordinary experience is transformed into mystical experience, and we become one with the Spirit.<text:span text:style-name="T838">”</text:span><text:span text:style-name="T838"><text:note text:id="ftn148" text:note-class="footnote"><text:note-citation>148</text:note-citation><text:note-body><text:p text:style-name="Footnote"><text:reference-mark-start text:name="ZOTERO_ITEM CSL_CITATION {&quot;citationID&quot;:&quot;SuETyx5W&quot;,&quot;properties&quot;:{&quot;formattedCitation&quot;:&quot;Xolani Kacela, \\uc0\\u8220{}Being One with the Spirit: Dimensions of a Mystical Experience,\\uc0\\u8221{} {\\i{}The Journal of Pastoral Care &amp; Counseling} 60, no. 1\\uc0\\u8211{}2 (Spr 2006): 85.&quot;,&quot;plainCitation&quot;:&quot;Xolani Kacela, “Being One with the Spirit: Dimensions of a Mystical Experience,” The Journal of Pastoral Care &amp; Counseling 60, no. 1–2 (Spr 2006): 85.&quot;,&quot;noteIndex&quot;:155},&quot;citationItems&quot;:[{&quot;id&quot;:1370,&quot;uris&quot;:[&quot;http://zotero.org/users/4295591/items/E2M5X9AJ&quot;,[&quot;http://zotero.org/users/4295591/items/E2M5X9AJ&quot;]],&quot;itemData&quot;:{&quot;id&quot;:1370,&quot;type&quot;:&quot;article-journal&quot;,&quot;container-title&quot;:&quot;The Journal of Pastoral Care &amp; Counseling&quot;,&quot;ISSN&quot;:&quot;1542-3050 2167-776X&quot;,&quot;issue&quot;:&quot;1-2&quot;,&quot;page&quot;:&quot;83-94&quot;,&quot;source&quot;:&quot;rfh&quot;,&quot;title&quot;:&quot;Being one with the spirit: dimensions of a mystical experience&quot;,&quot;volume&quot;:&quot;60&quot;,&quot;author&quot;:[{&quot;family&quot;:&quot;Kacela&quot;,&quot;given&quot;:&quot;Xolani&quot;}],&quot;issued&quot;:{&quot;date-parts&quot;:[[&quot;2006&quot;]],&quot;season&quot;:&quot;Spr&quot;}},&quot;locator&quot;:&quot;85&quot;}],&quot;schema&quot;:&quot;https://github.com/citation-style-language/schema/raw/master/csl-citation.json&quot;} RNDpLwQa66hG3"/><text:span text:style-name="T89">Xolani Kacela, “Being One with the Spirit: Dimensions of a Mystical Experience,” </text:span><text:span text:style-name="T90">The Journal of Pastoral Care &amp; Counseling</text:span><text:span text:style-name="T89"> 60, no. 1–2 (Spr 2006): 85.</text:span><text:reference-mark-end text:name="ZOTERO_ITEM CSL_CITATION {&quot;citationID&quot;:&quot;SuETyx5W&quot;,&quot;properties&quot;:{&quot;formattedCitation&quot;:&quot;Xolani Kacela, \\uc0\\u8220{}Being One with the Spirit: Dimensions of a Mystical Experience,\\uc0\\u8221{} {\\i{}The Journal of Pastoral Care &amp; Counseling} 60, no. 1\\uc0\\u8211{}2 (Spr 2006): 85.&quot;,&quot;plainCitation&quot;:&quot;Xolani Kacela, “Being One with the Spirit: Dimensions of a Mystical Experience,” The Journal of Pastoral Care &amp; Counseling 60, no. 1–2 (Spr 2006): 85.&quot;,&quot;noteIndex&quot;:155},&quot;citationItems&quot;:[{&quot;id&quot;:1370,&quot;uris&quot;:[&quot;http://zotero.org/users/4295591/items/E2M5X9AJ&quot;,[&quot;http://zotero.org/users/4295591/items/E2M5X9AJ&quot;]],&quot;itemData&quot;:{&quot;id&quot;:1370,&quot;type&quot;:&quot;article-journal&quot;,&quot;container-title&quot;:&quot;The Journal of Pastoral Care &amp; Counseling&quot;,&quot;ISSN&quot;:&quot;1542-3050 2167-776X&quot;,&quot;issue&quot;:&quot;1-2&quot;,&quot;page&quot;:&quot;83-94&quot;,&quot;source&quot;:&quot;rfh&quot;,&quot;title&quot;:&quot;Being one with the spirit: dimensions of a mystical experience&quot;,&quot;volume&quot;:&quot;60&quot;,&quot;author&quot;:[{&quot;family&quot;:&quot;Kacela&quot;,&quot;given&quot;:&quot;Xolani&quot;}],&quot;issued&quot;:{&quot;date-parts&quot;:[[&quot;2006&quot;]],&quot;season&quot;:&quot;Spr&quot;}},&quot;locator&quot;:&quot;85&quot;}],&quot;schema&quot;:&quot;https://github.com/citation-style-language/schema/raw/master/csl-citation.json&quot;} RNDpLwQa66hG3"/></text:p></text:note-body></text:note></text:span><text:span text:style-name="T838"> </text:span><text:span text:style-name="T827">Evelyn Underhill, an Anglican mystic and pacifist writer, wrote a highly successful book on mysticism entitled </text:span><text:span text:style-name="T839">Mysticism </text:span><text:span text:style-name="T840">where she defines mysticism as “</text:span><text:span text:style-name="T841">...the art of union with Reality.</text:span><text:span text:style-name="T769"> The mystic is a person who has attained that union in greater or less degree; or who aims at and believes in such attainment</text:span><text:span text:style-name="T769"><text:note text:id="ftn149" text:note-class="footnote"><text:note-citation>149</text:note-citation><text:note-body><text:p text:style-name="Footnote"><text:reference-mark-start text:name="ZOTERO_ITEM CSL_CITATION {&quot;citationID&quot;:&quot;VZTdv2Yh&quot;,&quot;properties&quot;:{&quot;formattedCitation&quot;:&quot;Underhill, {\\i{}Mysticism: A Study in the Nature and Development of Spiritual Consciousness}: emphasis added.&quot;,&quot;plainCitation&quot;:&quot;Underhill, Mysticism: A Study in the Nature and Development of Spiritual Consciousness: emphasis added.&quot;,&quot;noteIndex&quot;:156},&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uffix&quot;:&quot;: emphasis added&quot;}],&quot;schema&quot;:&quot;https://github.com/citation-style-language/schema/raw/master/csl-citation.json&quot;} RND3juSUC6oxj"/><text:span text:style-name="T89">Underhill, </text:span><text:span text:style-name="T90">Mysticism: A Study in the Nature and Development of Spiritual Consciousness</text:span><text:span text:style-name="T89">: emphasis added.</text:span><text:reference-mark-end text:name="ZOTERO_ITEM CSL_CITATION {&quot;citationID&quot;:&quot;VZTdv2Yh&quot;,&quot;properties&quot;:{&quot;formattedCitation&quot;:&quot;Underhill, {\\i{}Mysticism: A Study in the Nature and Development of Spiritual Consciousness}: emphasis added.&quot;,&quot;plainCitation&quot;:&quot;Underhill, Mysticism: A Study in the Nature and Development of Spiritual Consciousness: emphasis added.&quot;,&quot;noteIndex&quot;:156},&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uffix&quot;:&quot;: emphasis added&quot;}],&quot;schema&quot;:&quot;https://github.com/citation-style-language/schema/raw/master/csl-citation.json&quot;} RND3juSUC6oxj"/></text:p></text:note-body></text:note></text:span><text:span text:style-name="T769">. Underhill goes on:</text:span></text:p>
        <text:p text:style-name="P167">Broadly speaking, I understand it to be the expression of the innate tendency of the human spirit towards complete harmony with the <text:soft-page-break/>transcendental order; whatever be the theological formula under which that order is understood. This tendency, in great mystics, gradually captures the whole field of consciousness; it dominates their life and, in the experience called "mystic union," attains its end. Whether that end be called the God of Christianity, the World-soul of Pantheism, the Absolute of Philosophy, the desire to attain it and the movement towards it--so long as this is a genuine life process and not an intellectual speculation--is the proper subject of mysticism. I believe this movement to represent the true line of development of the highest form of human consciousness.<text:note text:id="ftn150" text:note-class="footnote"><text:note-citation>150</text:note-citation><text:note-body><text:p text:style-name="P34"><text:reference-mark-start text:name="ZOTERO_ITEM CSL_CITATION {&quot;citationID&quot;:&quot;XyqbS1ua&quot;,&quot;properties&quot;:{&quot;formattedCitation&quot;:&quot;Underhill.&quot;,&quot;plainCitation&quot;:&quot;Underhill.&quot;,&quot;noteIndex&quot;:157},&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chema&quot;:&quot;https://github.com/citation-style-language/schema/raw/master/csl-citation.json&quot;} RNDuBQdmalX4h"/>Underhill.<text:reference-mark-end text:name="ZOTERO_ITEM CSL_CITATION {&quot;citationID&quot;:&quot;XyqbS1ua&quot;,&quot;properties&quot;:{&quot;formattedCitation&quot;:&quot;Underhill.&quot;,&quot;plainCitation&quot;:&quot;Underhill.&quot;,&quot;noteIndex&quot;:157},&quot;citationItems&quot;:[{&quot;id&quot;:1048,&quot;uris&quot;:[&quot;http://zotero.org/users/4295591/items/XCNMZA6I&quot;,[&quot;http://zotero.org/users/4295591/items/XCNMZA6I&quot;]],&quot;itemData&quot;:{&quot;id&quot;:1048,&quot;type&quot;:&quot;book&quot;,&quot;edition&quot;:&quot;Kindle&quot;,&quot;event-place&quot;:&quot;New York&quot;,&quot;publisher&quot;:&quot;Dover Publications&quot;,&quot;publisher-place&quot;:&quot;New York&quot;,&quot;title&quot;:&quot;Mysticism: A Study in the Nature and Development of Spiritual Consciousness&quot;,&quot;author&quot;:[{&quot;family&quot;:&quot;Underhill&quot;,&quot;given&quot;:&quot;Evelyn&quot;}],&quot;issued&quot;:{&quot;date-parts&quot;:[[&quot;2002&quot;]]}}}],&quot;schema&quot;:&quot;https://github.com/citation-style-language/schema/raw/master/csl-citation.json&quot;} RNDuBQdmalX4h"/></text:p></text:note-body></text:note></text:p>
        <text:p text:style-name="P168"><text:span text:style-name="T842">Finally, the notion of union with a higher Reality or Divine source is even represented in the secular world. Science Fiction Writer Arthur C. Clarke’s book</text:span><text:span text:style-name="T843"> Childhood’s End</text:span><text:span text:style-name="T844"><text:note text:id="ftn151" text:note-class="footnote"><text:note-citation>151</text:note-citation><text:note-body><text:p text:style-name="Footnote"><text:reference-mark-start text:name="ZOTERO_ITEM CSL_CITATION {&quot;citationID&quot;:&quot;iw99oTSw&quot;,&quot;properties&quot;:{&quot;formattedCitation&quot;:&quot;Arthur C. Clarke, {\\i{}Childhood\\uc0\\u8217{}s End} (New York: Del Rey, 1987).&quot;,&quot;plainCitation&quot;:&quot;Arthur C. Clarke, Childhood’s End (New York: Del Rey, 1987).&quot;,&quot;noteIndex&quot;:158},&quot;citationItems&quot;:[{&quot;id&quot;:1745,&quot;uris&quot;:[&quot;http://zotero.org/users/4295591/items/4Y5JZQKF&quot;,[&quot;http://zotero.org/users/4295591/items/4Y5JZQKF&quot;]],&quot;itemData&quot;:{&quot;id&quot;:1745,&quot;type&quot;:&quot;book&quot;,&quot;event-place&quot;:&quot;New York&quot;,&quot;publisher&quot;:&quot;Del Rey&quot;,&quot;publisher-place&quot;:&quot;New York&quot;,&quot;title&quot;:&quot;Childhood's End&quot;,&quot;author&quot;:[{&quot;family&quot;:&quot;Clarke&quot;,&quot;given&quot;:&quot;Arthur C.&quot;}],&quot;issued&quot;:{&quot;date-parts&quot;:[[&quot;1987&quot;]]}}}],&quot;schema&quot;:&quot;https://github.com/citation-style-language/schema/raw/master/csl-citation.json&quot;} RNDYaVNL3nzSK"/><text:span text:style-name="T89">Arthur C. Clarke, </text:span><text:span text:style-name="T90">Childhood’s End</text:span><text:span text:style-name="T89"> (New York: Del Rey, 1987).</text:span><text:reference-mark-end text:name="ZOTERO_ITEM CSL_CITATION {&quot;citationID&quot;:&quot;iw99oTSw&quot;,&quot;properties&quot;:{&quot;formattedCitation&quot;:&quot;Arthur C. Clarke, {\\i{}Childhood\\uc0\\u8217{}s End} (New York: Del Rey, 1987).&quot;,&quot;plainCitation&quot;:&quot;Arthur C. Clarke, Childhood’s End (New York: Del Rey, 1987).&quot;,&quot;noteIndex&quot;:158},&quot;citationItems&quot;:[{&quot;id&quot;:1745,&quot;uris&quot;:[&quot;http://zotero.org/users/4295591/items/4Y5JZQKF&quot;,[&quot;http://zotero.org/users/4295591/items/4Y5JZQKF&quot;]],&quot;itemData&quot;:{&quot;id&quot;:1745,&quot;type&quot;:&quot;book&quot;,&quot;event-place&quot;:&quot;New York&quot;,&quot;publisher&quot;:&quot;Del Rey&quot;,&quot;publisher-place&quot;:&quot;New York&quot;,&quot;title&quot;:&quot;Childhood's End&quot;,&quot;author&quot;:[{&quot;family&quot;:&quot;Clarke&quot;,&quot;given&quot;:&quot;Arthur C.&quot;}],&quot;issued&quot;:{&quot;date-parts&quot;:[[&quot;1987&quot;]]}}}],&quot;schema&quot;:&quot;https://github.com/citation-style-language/schema/raw/master/csl-citation.json&quot;} RNDYaVNL3nzSK"/></text:p></text:note-body></text:note></text:span><text:span text:style-name="T844"> is all about the </text:span><text:span text:style-name="T845">transcendental </text:span><text:span text:style-name="T844">evolution of humanity and its eventual </text:span><text:alphabetical-index-mark-start text:id="IMark1835266581760" text:main-entry="true"/><text:span text:style-name="T845">connection</text:span><text:alphabetical-index-mark-end text:id="IMark1835266581760"/><text:span text:style-name="T845">/</text:span><text:span text:style-name="T844">union with a higher source, </text:span><text:span text:style-name="T846">or Overmind</text:span><text:span text:style-name="T847">,</text:span><text:span text:style-name="T846"> as it is portrayed in the book.</text:span><text:span text:style-name="T844"> </text:span></text:p>
        <text:p text:style-name="P169"><text:soft-page-break/><text:span text:style-name="T848">As you can see, the idea of ascension and the gradual union that occurs as the process unwinds is a big topic of </text:span><text:alphabetical-index-mark-start text:id="IMark1835266583520" text:main-entry="true"/><text:span text:style-name="T848">authentic spirituality</text:span><text:alphabetical-index-mark-end text:id="IMark1835266583520"/><text:span text:style-name="T848">. From the Yoga of the East to the monastic practices of the West, a lot of space is given over in the spiritual literature of this planet to outlining authentic spiritual practices that encourage </text:span><text:alphabetical-index-mark-start text:id="IMark1835266585760" text:main-entry="true"/><text:span text:style-name="T848">connection</text:span><text:alphabetical-index-mark-end text:id="IMark1835266585760"/><text:span text:style-name="T848"> and perfection of union. And note, it is not just theoretical discussion. Indeed, the spiritual literature of this planet is filled with </text:span><text:alphabetical-index-mark-start text:id="IMark1835266584400" text:main-entry="true"/><text:alphabetical-index-mark text:string-value="Connection Manual" text:main-entry="true"/><text:span text:style-name="T849">connection</text:span><text:alphabetical-index-mark-end text:id="IMark1835266584400"/><text:span text:style-name="T849"> manuals </text:span><text:span text:style-name="T850">(manuals that teach how to connect), </text:span><text:alphabetical-index-mark text:string-value="Ascension Manual" text:main-entry="true"/><text:span text:style-name="T849">ascension manuals </text:span><text:span text:style-name="T850">(manuals that provide guidance on the process of ascension </text:span><text:span text:style-name="T851">and union</text:span><text:span text:style-name="T850">), </text:span><text:span text:style-name="T852">and </text:span><text:span text:style-name="T850"><text:s/></text:span><text:alphabetical-index-mark text:string-value="Alignment Manual" text:main-entry="true"/><text:span text:style-name="T853">alignment manuals</text:span><text:span text:style-name="T854"> (manuals that teach one how to act properly)</text:span><text:span text:style-name="T850">. </text:span><text:span text:style-name="T855">Sankaracharya’s </text:span><text:span text:style-name="T856">Crest-Jewel of Wisdom, </text:span><text:span text:style-name="T857">for example, is </text:span><text:span text:style-name="T858">a classic of Vedic spirituality. </text:span><text:span text:style-name="T857">It </text:span><text:span text:style-name="T859">offers </text:span><text:span text:style-name="T860">extended guidance on how to </text:span><text:span text:style-name="T861">prepare one’</text:span><text:span text:style-name="T862">s</text:span><text:span text:style-name="T861"> self for </text:span><text:alphabetical-index-mark-start text:id="IMark1835266581600" text:main-entry="true"/><text:span text:style-name="T860">connection</text:span><text:alphabetical-index-mark-end text:id="IMark1835266581600"/><text:span text:style-name="T860">.</text:span><text:span text:style-name="T860"><text:note text:id="ftn152" text:note-class="footnote"><text:note-citation>152</text:note-citation><text:note-body><text:p text:style-name="Footnote"><text:reference-mark-start text:name="ZOTERO_ITEM CSL_CITATION {&quot;citationID&quot;:&quot;uekXwBAy&quot;,&quot;properties&quot;:{&quot;formattedCitation&quot;:&quot;Adi Sankaracharya, {\\i{}The Crest-Jewel of Wisdom: An LP Annotation} (Alberta: Lightning Path Press, 2019), https://datadump.lightningpath.org/annotations/Crest.Jewel.of.Wisdom-Shankara-Sosteric.pdf.&quot;,&quot;plainCitation&quot;:&quot;Adi Sankaracharya, The Crest-Jewel of Wisdom: An LP Annotation (Alberta: Lightning Path Press, 2019), https://datadump.lightningpath.org/annotations/Crest.Jewel.of.Wisdom-Shankara-Sosteric.pdf.&quot;,&quot;noteIndex&quot;:159},&quot;citationItems&quot;:[{&quot;id&quot;:905,&quot;uris&quot;:[&quot;http://zotero.org/users/4295591/items/5QNPHHU4&quot;,[&quot;http://zotero.org/users/4295591/items/5QNPHHU4&quot;]],&quot;itemData&quot;:{&quot;id&quot;:905,&quot;type&quot;:&quot;book&quot;,&quot;event-place&quot;:&quot;Alberta&quot;,&quot;publisher&quot;:&quot;Lightning Path Press&quot;,&quot;publisher-place&quot;:&quot;Alberta&quot;,&quot;title&quot;:&quot;The Crest-Jewel of Wisdom: An LP Annotation&quot;,&quot;URL&quot;:&quot;https://datadump.lightningpath.org/annotations/Crest.Jewel.of.Wisdom-Shankara-Sosteric.pdf&quot;,&quot;author&quot;:[{&quot;family&quot;:&quot;Sankaracharya&quot;,&quot;given&quot;:&quot;Adi&quot;}],&quot;contributor&quot;:[{&quot;family&quot;:&quot;Sosteric&quot;,&quot;given&quot;:&quot;Mike&quot;}],&quot;issued&quot;:{&quot;date-parts&quot;:[[&quot;2019&quot;]]}}}],&quot;schema&quot;:&quot;https://github.com/citation-style-language/schema/raw/master/csl-citation.json&quot;} RNDkeqzvTK7h3"/><text:span text:style-name="T89">Adi Sankaracharya, </text:span><text:span text:style-name="T90">The Crest-Jewel of Wisdom: An LP Annotation</text:span><text:span text:style-name="T89"> (Alberta: Lightning Path Press, 2019), https://datadump.lightningpath.org/annotations/Crest.Jewel.of.Wisdom-Shankara-Sosteric.pdf.</text:span><text:reference-mark-end text:name="ZOTERO_ITEM CSL_CITATION {&quot;citationID&quot;:&quot;uekXwBAy&quot;,&quot;properties&quot;:{&quot;formattedCitation&quot;:&quot;Adi Sankaracharya, {\\i{}The Crest-Jewel of Wisdom: An LP Annotation} (Alberta: Lightning Path Press, 2019), https://datadump.lightningpath.org/annotations/Crest.Jewel.of.Wisdom-Shankara-Sosteric.pdf.&quot;,&quot;plainCitation&quot;:&quot;Adi Sankaracharya, The Crest-Jewel of Wisdom: An LP Annotation (Alberta: Lightning Path Press, 2019), https://datadump.lightningpath.org/annotations/Crest.Jewel.of.Wisdom-Shankara-Sosteric.pdf.&quot;,&quot;noteIndex&quot;:159},&quot;citationItems&quot;:[{&quot;id&quot;:905,&quot;uris&quot;:[&quot;http://zotero.org/users/4295591/items/5QNPHHU4&quot;,[&quot;http://zotero.org/users/4295591/items/5QNPHHU4&quot;]],&quot;itemData&quot;:{&quot;id&quot;:905,&quot;type&quot;:&quot;book&quot;,&quot;event-place&quot;:&quot;Alberta&quot;,&quot;publisher&quot;:&quot;Lightning Path Press&quot;,&quot;publisher-place&quot;:&quot;Alberta&quot;,&quot;title&quot;:&quot;The Crest-Jewel of Wisdom: An LP Annotation&quot;,&quot;URL&quot;:&quot;https://datadump.lightningpath.org/annotations/Crest.Jewel.of.Wisdom-Shankara-Sosteric.pdf&quot;,&quot;author&quot;:[{&quot;family&quot;:&quot;Sankaracharya&quot;,&quot;given&quot;:&quot;Adi&quot;}],&quot;contributor&quot;:[{&quot;family&quot;:&quot;Sosteric&quot;,&quot;given&quot;:&quot;Mike&quot;}],&quot;issued&quot;:{&quot;date-parts&quot;:[[&quot;2019&quot;]]}}}],&quot;schema&quot;:&quot;https://github.com/citation-style-language/schema/raw/master/csl-citation.json&quot;} RNDkeqzvTK7h3"/></text:p></text:note-body></text:note></text:span><text:span text:style-name="T860"> </text:span><text:span text:style-name="T861">Similarly, the Buddhist Eight Fold Path</text:span><text:span text:style-name="T861"><text:note text:id="ftn153" text:note-class="footnote"><text:note-citation>153</text:note-citation><text:note-body><text:p text:style-name="P48"><text:reference-mark-start text:name="ZOTERO_ITEM CSL_CITATION {&quot;citationID&quot;:&quot;s4ADmWPf&quot;,&quot;properties&quot;:{&quot;formattedCitation&quot;:&quot;Rahula, \\uc0\\u8220{}The Noble Eightfold Path.\\uc0\\u8221{}&quot;,&quot;plainCitation&quot;:&quot;Rahula, “The Noble Eightfold Path.”&quot;,&quot;noteIndex&quot;:160},&quot;citationItems&quot;:[{&quot;id&quot;:1077,&quot;uris&quot;:[&quot;http://zotero.org/users/4295591/items/E3S3LMJG&quot;,[&quot;http://zotero.org/users/4295591/items/E3S3LMJG&quot;]],&quot;itemData&quot;:{&quot;id&quot;:1077,&quot;type&quot;:&quot;webpage&quot;,&quot;abstract&quot;:&quot;Buddhism's Noble Eightfold Path: Right Understanding, Thought, Speech, Action, Livelihood, Effort, Mindfulness, and Concentration&quot;,&quot;container-title&quot;:&quot;Tricycle: The Buddhist Review&quot;,&quot;language&quot;:&quot;en&quot;,&quot;title&quot;:&quot;The Noble Eightfold Path: Meaning and Practice&quot;,&quot;title-short&quot;:&quot;The Noble Eightfold Path&quot;,&quot;URL&quot;:&quot;https://tricycle.org/magazine/noble-eightfold-path/&quot;,&quot;author&quot;:[{&quot;family&quot;:&quot;Rahula&quot;,&quot;given&quot;:&quot;Walpola Sri&quot;}],&quot;accessed&quot;:{&quot;date-parts&quot;:[[&quot;2019&quot;,4,25]]}}}],&quot;schema&quot;:&quot;https://github.com/citation-style-language/schema/raw/master/csl-citation.json&quot;} RNDU08kQRgfg4"/>Rahula, “The Noble Eightfold Path.”<text:reference-mark-end text:name="ZOTERO_ITEM CSL_CITATION {&quot;citationID&quot;:&quot;s4ADmWPf&quot;,&quot;properties&quot;:{&quot;formattedCitation&quot;:&quot;Rahula, \\uc0\\u8220{}The Noble Eightfold Path.\\uc0\\u8221{}&quot;,&quot;plainCitation&quot;:&quot;Rahula, “The Noble Eightfold Path.”&quot;,&quot;noteIndex&quot;:160},&quot;citationItems&quot;:[{&quot;id&quot;:1077,&quot;uris&quot;:[&quot;http://zotero.org/users/4295591/items/E3S3LMJG&quot;,[&quot;http://zotero.org/users/4295591/items/E3S3LMJG&quot;]],&quot;itemData&quot;:{&quot;id&quot;:1077,&quot;type&quot;:&quot;webpage&quot;,&quot;abstract&quot;:&quot;Buddhism's Noble Eightfold Path: Right Understanding, Thought, Speech, Action, Livelihood, Effort, Mindfulness, and Concentration&quot;,&quot;container-title&quot;:&quot;Tricycle: The Buddhist Review&quot;,&quot;language&quot;:&quot;en&quot;,&quot;title&quot;:&quot;The Noble Eightfold Path: Meaning and Practice&quot;,&quot;title-short&quot;:&quot;The Noble Eightfold Path&quot;,&quot;URL&quot;:&quot;https://tricycle.org/magazine/noble-eightfold-path/&quot;,&quot;author&quot;:[{&quot;family&quot;:&quot;Rahula&quot;,&quot;given&quot;:&quot;Walpola Sri&quot;}],&quot;accessed&quot;:{&quot;date-parts&quot;:[[&quot;2019&quot;,4,25]]}}}],&quot;schema&quot;:&quot;https://github.com/citation-style-language/schema/raw/master/csl-citation.json&quot;} RNDU08kQRgfg4"/></text:p></text:note-body></text:note></text:span><text:span text:style-name="T861"> is a shorthand manual on </text:span><text:span text:style-name="T862">the establishment of </text:span><text:span text:style-name="T863">right thought</text:span><text:span text:style-name="T862">, </text:span><text:span text:style-name="T863">right action</text:span><text:span text:style-name="T862">, and the </text:span><text:span text:style-name="T863">right environment </text:span><text:span text:style-name="T862">conducive towards </text:span><text:alphabetical-index-mark-start text:id="IMark1835266581760" text:main-entry="true"/><text:span text:style-name="T862">connection</text:span><text:alphabetical-index-mark-end text:id="IMark1835266581760"/><text:span text:style-name="T862"> and union. </text:span><text:span text:style-name="T864">Finally, arguably, </text:span><text:span text:style-name="T865">the Christian Ten Commandments lays the </text:span><text:soft-page-break/><text:span text:style-name="T865">foundational structure for </text:span><text:alphabetical-index-mark-start text:id="IMark1835266580960" text:main-entry="true"/><text:span text:style-name="T865">connection</text:span><text:alphabetical-index-mark-end text:id="IMark1835266580960"/><text:span text:style-name="T865"> by focusing on non violence and emotionally safe spaces and relationships. </text:span></text:p>
        <text:p text:style-name="P170"><text:span text:style-name="T866">As with </text:span><text:alphabetical-index-mark-start text:id="IMark1835266582960" text:main-entry="true"/><text:span text:style-name="T866">awakening</text:span><text:alphabetical-index-mark-end text:id="IMark1835266582960"/><text:span text:style-name="T866"> and </text:span><text:alphabetical-index-mark-start text:id="IMark1835266585760" text:main-entry="true"/><text:span text:style-name="T866">activation</text:span><text:alphabetical-index-mark-end text:id="IMark1835266585760"/><text:span text:style-name="T866">, the process of ascension and union can be experienced in both positive/Zenith and negative/Nadir ways. People can experience and even integrate bliss and joy, cosmic wonder, and deep revelation, but they can also experience </text:span><text:alphabetical-index-mark-start text:id="IMark1835266582400" text:main-entry="true"/><text:span text:style-name="T867">flooding</text:span><text:alphabetical-index-mark-end text:id="IMark1835266582400"/><text:span text:style-name="T867">,</text:span><text:span text:style-name="T851"><text:note text:id="ftn154" text:note-class="footnote"><text:note-citation>154</text:note-citation><text:note-body><text:p text:style-name="P34">https://spiritwiki.lightningpath.org/index.php/Flooding</text:p></text:note-body></text:note></text:span><text:span text:style-name="T867"> </text:span><text:alphabetical-index-mark-start text:id="IMark1835266581760" text:main-entry="true"/><text:span text:style-name="T868">ego explosion</text:span><text:alphabetical-index-mark-end text:id="IMark1835266581760"/><text:span text:style-name="T868">,</text:span><text:span text:style-name="T868"><text:note text:id="ftn155" text:note-class="footnote"><text:note-citation>155</text:note-citation><text:note-body><text:p text:style-name="P34">https://spiritwiki.lightningpath.org/index.php/Egoic_Explosion</text:p></text:note-body></text:note></text:span><text:span text:style-name="T868"> </text:span><text:alphabetical-index-mark-start text:id="IMark1835266580720" text:main-entry="true"/><text:span text:style-name="T867">existential terrors</text:span><text:alphabetical-index-mark-end text:id="IMark1835266580720"/><text:span text:style-name="T851">,</text:span><text:span text:style-name="T851"><text:note text:id="ftn156" text:note-class="footnote"><text:note-citation>156</text:note-citation><text:note-body><text:p text:style-name="P34">https://spiritwiki.lightningpath.org/index.php/Existential_Terrors</text:p></text:note-body></text:note></text:span><text:span text:style-name="T851"> and </text:span><text:span text:style-name="T869">other</text:span><text:span text:style-name="T851"> </text:span><text:span text:style-name="T870">Nadir-type </text:span><text:alphabetical-index-mark-start text:id="IMark1835266581600" text:main-entry="true"/><text:span text:style-name="T869">connection</text:span><text:alphabetical-index-mark-end text:id="IMark1835266581600"/><text:span text:style-name="T869"> </text:span><text:span text:style-name="T870">experience</text:span><text:span text:style-name="T869">s </text:span><text:span text:style-name="T871">that are difficult to integrate</text:span><text:span text:style-name="T870">. </text:span><text:alphabetical-index-mark-start text:id="IMark1835266580800" text:main-entry="true"/><text:span text:style-name="T872">F</text:span><text:span text:style-name="T851">looding</text:span><text:alphabetical-index-mark-end text:id="IMark1835266580800"/><text:span text:style-name="T851">, </text:span><text:span text:style-name="T872">for example, can </text:span><text:span text:style-name="T851">occur when </text:span><text:span text:style-name="T872">an </text:span><text:span text:style-name="T851">individual’s thought process </text:span><text:span text:style-name="T872">during </text:span><text:alphabetical-index-mark-start text:id="IMark1835266580960" text:main-entry="true"/><text:span text:style-name="T872">connection</text:span><text:alphabetical-index-mark-end text:id="IMark1835266580960"/><text:span text:style-name="T872"> are so overwhelming that the individual loses control and becomes “flooded” by thoughts and emotions </text:span><text:span text:style-name="T873">so big, and moving so fast, that the </text:span><text:alphabetical-index-mark-start text:id="IMark1835266581040"/><text:span text:style-name="T873">bodily ego</text:span><text:alphabetical-index-mark-end text:id="IMark1835266581040"/><text:span text:style-name="T873"> is simply </text:span><text:span text:style-name="T872">incapable of processing “in the moment.” </text:span><text:span text:style-name="T873">Recall </text:span><text:span text:style-name="T874">Cortright </text:span><text:span text:style-name="T875">here:</text:span><text:span text:style-name="T874"> </text:span></text:p>
        <text:p text:style-name="P171"><text:span text:style-name="T874">New and expanded states of consciousness </text:span><text:span text:style-name="T876">[caused by </text:span><text:alphabetical-index-mark-start text:id="IMark1835266581600" text:main-entry="true"/><text:span text:style-name="T876">connection</text:span><text:alphabetical-index-mark-end text:id="IMark1835266581600"/><text:span text:style-name="T876">] </text:span><text:span text:style-name="T874">can overwhelm the ego. An infusion of powerful spiritual energies can flood the body and mind, fragmenting the </text:span><text:soft-page-break/><text:span text:style-name="T874">structures of the self and temporarily incapacitating the person until they can be assimilated.</text:span><text:span text:style-name="T874"><text:note text:id="ftn157" text:note-class="footnote"><text:note-citation>157</text:note-citation><text:note-body><text:p text:style-name="P34"><text:span text:style-name="T89">“An Integral Approach to Spiritual Emergency.,” </text:span><text:span text:style-name="T90">Guidance &amp; Counseling</text:span><text:span text:style-name="T89"> 15, no. 3 (2000): 12.</text:span></text:p></text:note-body></text:note></text:span> </text:p>
        <text:p text:style-name="P172">What do you do if you are overwhelmed <text:span text:style-name="T877">during an </text:span><text:alphabetical-index-mark text:string-value="Ascension Manual" text:main-entry="true"/><text:span text:style-name="T878">ascension experience</text:span>? <text:span text:style-name="T877">Deep breathing, a cold shower, a calm nature walk, and even rocking in a fetal position can help get you through the negative experience. Beyond these “trauma” measures, dealing with it will require psychological and emotional processing, spiritual re-education, sophisticated spiritually-focused therapy, and, in rare cases, even mental health assistance. Providing extended guidance is beyond the scope of this work, and there is not much “out there” in the way of authentic and meaningful help, especially when dealing with the neurosis and psychosis that may result; but some work has been done on the issue. If you wish to explore more, Grof’s “Spiritual Emergency”</text:span><text:note text:id="ftn158" text:note-class="footnote"><text:note-citation>158</text:note-citation><text:note-body><text:p text:style-name="Footnote"><text:reference-mark-start text:name="ZOTERO_ITEM CSL_CITATION {&quot;citationID&quot;:&quot;GuwrCZVh&quot;,&quot;properties&quot;:{&quot;formattedCitation&quot;:&quot;Grof and Grof, {\\i{}Spiritual Emergency: When Personal Transformation Becomes a Crises}.&quot;,&quot;plainCitation&quot;:&quot;Grof and Grof, Spiritual Emergency: When Personal Transformation Becomes a Crises.&quot;,&quot;noteIndex&quot;:165},&quot;citationItems&quot;:[{&quot;id&quot;:2712,&quot;uris&quot;:[&quot;http://zotero.org/users/4295591/items/QVG8U2D6&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3l45BTQbSp"/><text:span text:style-name="T89">Grof and Grof, </text:span><text:span text:style-name="T90">Spiritual Emergency: When Personal Transformation Becomes a Crises</text:span><text:span text:style-name="T89">.</text:span><text:reference-mark-end text:name="ZOTERO_ITEM CSL_CITATION {&quot;citationID&quot;:&quot;GuwrCZVh&quot;,&quot;properties&quot;:{&quot;formattedCitation&quot;:&quot;Grof and Grof, {\\i{}Spiritual Emergency: When Personal Transformation Becomes a Crises}.&quot;,&quot;plainCitation&quot;:&quot;Grof and Grof, Spiritual Emergency: When Personal Transformation Becomes a Crises.&quot;,&quot;noteIndex&quot;:165},&quot;citationItems&quot;:[{&quot;id&quot;:2712,&quot;uris&quot;:[&quot;http://zotero.org/users/4295591/items/QVG8U2D6&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3l45BTQbSp"/></text:p></text:note-body></text:note> <text:span text:style-name="T848">may help. In the meantime, be proactive and work to establish</text:span><text:span text:style-name="T879"> </text:span><text:alphabetical-index-mark-start text:id="IMark1835266585760" text:main-entry="true"/><text:span text:style-name="T862">right thought</text:span><text:alphabetical-index-mark-end text:id="IMark1835266585760"/><text:span text:style-name="T862">, </text:span><text:alphabetical-index-mark-start text:id="IMark1835266580960" text:main-entry="true"/><text:span text:style-name="T862">right action</text:span><text:alphabetical-index-mark-end text:id="IMark1835266580960"/><text:span text:style-name="T862">, and </text:span><text:alphabetical-index-mark-start text:id="IMark1835266585680" text:main-entry="true"/><text:span text:style-name="T862">right environment</text:span><text:alphabetical-index-mark-end text:id="IMark1835266585680"/><text:span text:style-name="T862"> conducive </text:span><text:span text:style-name="T880">and supportive of </text:span><text:alphabetical-index-mark-start text:id="IMark1835266580720" text:main-entry="true"/><text:span text:style-name="T862">connection</text:span><text:alphabetical-index-mark-end text:id="IMark1835266580720"/><text:span text:style-name="T862"> and union. </text:span></text:p>
        <text:h text:style-name="P173" text:outline-level="2"><text:bookmark-start text:name="_Toc503154513"/><text:bookmark-start text:name="__RefHeading___Toc14222_2400359049"/><text:soft-page-break/>S<text:bookmark-end text:name="_Toc503154513"/>ummary<text:bookmark-end text:name="__RefHeading___Toc14222_2400359049"/></text:h>
        <text:p text:style-name="P174"><text:span text:style-name="T881">A lot more could be said and a lot more research has to be done on the four </text:span><text:alphabetical-index-mark-start text:id="IMark1835266580960" text:main-entry="true"/><text:span text:style-name="T881">outcome measures</text:span><text:alphabetical-index-mark-end text:id="IMark1835266580960"/><text:span text:style-name="T881"> of </text:span><text:alphabetical-index-mark-start text:id="IMark1835266582400" text:main-entry="true"/><text:span text:style-name="T881">healing</text:span><text:alphabetical-index-mark-end text:id="IMark1835266582400"/><text:span text:style-name="T881">, </text:span><text:alphabetical-index-mark-start text:id="IMark1835266584400" text:main-entry="true"/><text:span text:style-name="T881">awakening</text:span><text:alphabetical-index-mark-end text:id="IMark1835266584400"/><text:span text:style-name="T881">, </text:span><text:alphabetical-index-mark-start text:id="IMark1835266581600" text:main-entry="true"/><text:span text:style-name="T881">activation</text:span><text:alphabetical-index-mark-end text:id="IMark1835266581600"/><text:span text:style-name="T881">, and ascension. In particular, how to overcome resistance, how to facilitate positive </text:span><text:alphabetical-index-mark-start text:id="IMark1835266584480" text:main-entry="true"/><text:alphabetical-index-mark-start text:id="IMark1835266585760" text:main-entry="true"/><text:span text:style-name="T882">connection</text:span><text:alphabetical-index-mark-end text:id="IMark1835266585760"/><text:span text:style-name="T882"> </text:span><text:span text:style-name="T883">experience</text:span><text:alphabetical-index-mark-end text:id="IMark1835266584480"/><text:span text:style-name="T869">,</text:span><text:span text:style-name="T882"> </text:span><text:span text:style-name="T884">how to deal with Nadir Experiences, and how to approach and understand </text:span><text:alphabetical-index-mark-start text:id="IMark1835266580720" text:main-entry="true"/><text:span text:style-name="T884">connection</text:span><text:alphabetical-index-mark-end text:id="IMark1835266580720"/><text:span text:style-name="T884"> pathology. Pieces of relevant research in neurology, psychology, sociology, and even medicine are now beginning to appear, but scientists are really just at the start (more accurately restart) of inquiry. Hopefully at this point however you get a general sense of what </text:span><text:alphabetical-index-mark-start text:id="IMark1835266580800" text:main-entry="true"/><text:span text:style-name="T884">authentic spirituality</text:span><text:alphabetical-index-mark-end text:id="IMark1835266580800"/><text:span text:style-name="T884"> might mean, and a general notion how we might approach understanding and investigating the area. </text:span></text:p>
        <text:p text:style-name="P175">With <text:span text:style-name="T885">the ideas of </text:span><text:alphabetical-index-mark-start text:id="IMark1835266582960" text:main-entry="true"/>authentic spirituality<text:alphabetical-index-mark-end text:id="IMark1835266582960"/>, <text:alphabetical-index-mark-start text:id="IMark1835266582400" text:main-entry="true"/><text:span text:style-name="T885">connection</text:span><text:alphabetical-index-mark-end text:id="IMark1835266582400"/><text:span text:style-name="T885">, and </text:span><text:alphabetical-index-mark-start text:id="IMark1835266585680" text:main-entry="true"/><text:alphabetical-index-mark-start text:id="IMark1835266583040" text:main-entry="true"/><text:span text:style-name="T885">connection</text:span><text:alphabetical-index-mark-end text:id="IMark1835266583040"/><text:span text:style-name="T885"> outcomes</text:span><text:alphabetical-index-mark-end text:id="IMark1835266585680"/><text:span text:style-name="T885"> </text:span>under your belt, <text:span text:style-name="T885">you have enough to be able to assess the authenticity of a spiritual path or practice. If a spirituality, religion, or practice leads you to </text:span><text:alphabetical-index-mark-start text:id="IMark1835266580960" text:main-entry="true"/><text:span text:style-name="T885">connection</text:span><text:alphabetical-index-mark-end text:id="IMark1835266580960"/><text:span text:style-name="T885"> experiences, and if these </text:span><text:alphabetical-index-mark-start text:id="IMark1835266583120" text:main-entry="true"/><text:span text:style-name="T885">connection</text:span><text:alphabetical-index-mark-end text:id="IMark1835266583120"/><text:span text:style-name="T885"> experiences lead to </text:span><text:alphabetical-index-mark-start text:id="IMark1835266584400" text:main-entry="true"/><text:alphabetical-index-mark-start text:id="IMark1835266585760" text:main-entry="true"/><text:span text:style-name="T885">connection</text:span><text:alphabetical-index-mark-end text:id="IMark1835266585760"/><text:span text:style-name="T885"> outcomes</text:span><text:alphabetical-index-mark-end text:id="IMark1835266584400"/><text:span text:style-name="T885">, then the spirituality or practice is likely authentic. However, just looking for </text:span><text:alphabetical-index-mark-start text:id="IMark1835266583440" text:main-entry="true"/><text:span text:style-name="T885">connection</text:span><text:alphabetical-index-mark-end text:id="IMark1835266583440"/><text:span text:style-name="T885"> experiences and </text:span><text:alphabetical-index-mark-start text:id="IMark1835266580720" text:main-entry="true"/><text:alphabetical-index-mark-start text:id="IMark1835266581040" text:main-entry="true"/><text:span text:style-name="T885">connection</text:span><text:alphabetical-index-mark-end text:id="IMark1835266581040"/><text:span text:style-name="T885"> outcomes</text:span><text:alphabetical-index-mark-end text:id="IMark1835266580720"/><text:span text:style-name="T885"> is not enough. As I point out in an article </text:span><text:soft-page-break/><text:span text:style-name="T885">entitled “Everyone Has a </text:span><text:alphabetical-index-mark-start text:id="IMark1835266583760" text:main-entry="true"/><text:alphabetical-index-mark-start text:id="IMark1835266583520" text:main-entry="true"/><text:span text:style-name="T885">Connection</text:span><text:alphabetical-index-mark-end text:id="IMark1835266583520"/><text:span text:style-name="T885"> Experience</text:span><text:alphabetical-index-mark-end text:id="IMark1835266583760"/><text:span text:style-name="T885">,” </text:span><text:alphabetical-index-mark-start text:id="IMark1835266583600" text:main-entry="true"/><text:span text:style-name="T885">connection</text:span><text:alphabetical-index-mark-end text:id="IMark1835266583600"/><text:span text:style-name="T885"> experiences are not rare and they are not difficult to induce.</text:span><text:span text:style-name="T885"><text:note text:id="ftn159" text:note-class="footnote"><text:note-citation>159</text:note-citation><text:note-body><text:p text:style-name="P48"><text:reference-mark-start text:name="ZOTERO_ITEM CSL_CITATION {&quot;citationID&quot;:&quot;csodRHaV&quot;,&quot;properties&quot;:{&quot;formattedCitation&quot;:&quot;Sosteric, \\uc0\\u8220{}Everybody Has a Connection Experience: Prevalence, Confusions, Interference, and Redefinition.\\uc0\\u8221{}&quot;,&quot;plainCitation&quot;:&quot;Sosteric, “Everybody Has a Connection Experience: Prevalence, Confusions, Interference, and Redefinition.”&quot;,&quot;noteIndex&quot;:166},&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csWLAuVobo"/>Sosteric, “Everybody Has a Connection Experience: Prevalence, Confusions, Interference, and Redefinition.”<text:reference-mark-end text:name="ZOTERO_ITEM CSL_CITATION {&quot;citationID&quot;:&quot;csodRHaV&quot;,&quot;properties&quot;:{&quot;formattedCitation&quot;:&quot;Sosteric, \\uc0\\u8220{}Everybody Has a Connection Experience: Prevalence, Confusions, Interference, and Redefinition.\\uc0\\u8221{}&quot;,&quot;plainCitation&quot;:&quot;Sosteric, “Everybody Has a Connection Experience: Prevalence, Confusions, Interference, and Redefinition.”&quot;,&quot;noteIndex&quot;:166},&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csWLAuVobo"/></text:p></text:note-body></text:note></text:span><text:span text:style-name="T885"> In fact, chances are that when you resolve </text:span><text:alphabetical-index-mark-start text:id="IMark1835266583920" text:main-entry="true"/><text:span text:style-name="T885">nomenclature confusion</text:span><text:alphabetical-index-mark-end text:id="IMark1835266583920"/><text:span text:style-name="T885"> and include Nadir Experiences in the mix, just about everybody is going to have had at least one of these experiences at some point in their life, and probably more. The ease at which these experiences may be triggered means that coming up with practices that induce </text:span><text:alphabetical-index-mark-start text:id="IMark1835266584480" text:main-entry="true"/><text:span text:style-name="T885">connection</text:span><text:alphabetical-index-mark-end text:id="IMark1835266584480"/><text:span text:style-name="T885"> is probably not that hard, and it can probably happen just about anywhere, and under the influence of just about anyone with a basic understanding of the process. From Churches to nature resorts, from Osho led ashrams to Masonic lodges and “satanic” temples, the best-kept secret of </text:span><text:alphabetical-index-mark-start text:id="IMark1835266580800" text:main-entry="true"/><text:span text:style-name="T885">connection</text:span><text:alphabetical-index-mark-end text:id="IMark1835266580800"/><text:span text:style-name="T885"> is that it is very easy to accomplish. </text:span></text:p>
        <text:p text:style-name="P176">Of course, the question that arises at this point is <text:span text:style-name="T886">simple. I</text:span>s an experience triggered by the teaching of <text:span text:style-name="T887">a </text:span>selfish satanic priest <text:span text:style-name="T888">in a black ritual, </text:span>an egoistic new age guru <text:span text:style-name="T888">in an ashram surrounded by Rolls Royce limousines, or an exclusive invite-to-the-rich-only Masonic Lodge, </text:span>the same as a <text:alphabetical-index-mark-start text:id="IMark1835266583440" text:main-entry="true"/><text:alphabetical-index-mark-start text:id="IMark1835266582400" text:main-entry="true"/>connection<text:alphabetical-index-mark-end text:id="IMark1835266582400"/> experience<text:alphabetical-index-mark-end text:id="IMark1835266583440"/> led by <text:span text:style-name="T889">a </text:span>teacher like Christ, Suzuki, Eckhart, or Muhammad? <text:span text:style-name="T886">Intuitively the answer would be no. Scientifically, there is minimal, if </text:span><text:soft-page-break/><text:span text:style-name="T886">any, </text:span>research which distinguishes between the types of <text:alphabetical-index-mark-start text:id="IMark1835266581040" text:main-entry="true"/>connection<text:alphabetical-index-mark-end text:id="IMark1835266581040"/> experiences induced in a Masonic Lodge versus the types of <text:alphabetical-index-mark-start text:id="IMark1835266582960" text:main-entry="true"/>connection<text:alphabetical-index-mark-end text:id="IMark1835266582960"/> experiences induced in a monastery devoted to human service, or a retreat devoted to yogic union, <text:span text:style-name="T279">but there are </text:span><text:span text:style-name="T890">likely </text:span><text:span text:style-name="T279">major differences</text:span>. <text:span text:style-name="T891">As we saw briefly under the </text:span><text:alphabetical-index-mark-start text:id="IMark1835266583040" text:main-entry="true"/><text:span text:style-name="T891">connection</text:span><text:alphabetical-index-mark-end text:id="IMark1835266583040"/><text:span text:style-name="T891"> outcome of </text:span><text:alphabetical-index-mark-start text:id="IMark1835266581600" text:main-entry="true"/><text:span text:style-name="T891">activation</text:span><text:alphabetical-index-mark-end text:id="IMark1835266581600"/><text:span text:style-name="T891">, most mystics emphasize ethical and moral action, service to the poor, ministering to the sick, or other self-less actions as prerequisites of authentic </text:span><text:alphabetical-index-mark-start text:id="IMark1835266580800" text:main-entry="true"/><text:span text:style-name="T891">connection</text:span><text:alphabetical-index-mark-end text:id="IMark1835266580800"/><text:span text:style-name="T891">.</text:span><text:span text:style-name="T891"><text:note text:id="ftn160" text:note-class="footnote"><text:note-citation>160</text:note-citation><text:note-body><text:p text:style-name="P177"><text:span text:style-name="T891">Christ’s Sermon on the Mount is the classic example here. </text:span>https://www.Biblegateway.com/passage/?search=Matthew+5-7&amp;version=NIV</text:p></text:note-body></text:note></text:span><text:span text:style-name="T891"> A </text:span><text:alphabetical-index-mark-start text:id="IMark1835266581760" text:main-entry="true"/><text:alphabetical-index-mark-start text:id="IMark1835266583120" text:main-entry="true"/><text:span text:style-name="T891">connection</text:span><text:alphabetical-index-mark-end text:id="IMark1835266583120"/><text:span text:style-name="T891"> experience</text:span><text:alphabetical-index-mark-end text:id="IMark1835266581760"/><text:span text:style-name="T891"> arrived at in that sort of context is probably very different than a </text:span><text:alphabetical-index-mark-start text:id="IMark1835266585760" text:main-entry="true"/><text:alphabetical-index-mark-start text:id="IMark1835266583520" text:main-entry="true"/><text:span text:style-name="T891">connection</text:span><text:alphabetical-index-mark-end text:id="IMark1835266583520"/><text:span text:style-name="T891"> experience</text:span><text:alphabetical-index-mark-end text:id="IMark1835266585760"/><text:span text:style-name="T891"> arrived at in a Mason’s lodge surrounded by self-important business people. </text:span></text:p>
        <text:p text:style-name="P178">Given that there are likely differences between the types of <text:alphabetical-index-mark-start text:id="IMark1835266580960" text:main-entry="true"/>connection<text:alphabetical-index-mark-end text:id="IMark1835266580960"/> experiences and outcomes induced in Masonic <text:span text:style-name="T892">l</text:span>odges versus the types induced in temples led by selfless teachers, it seems reasonable to suggest that there is more to <text:alphabetical-index-mark-start text:id="IMark1835266583600" text:main-entry="true"/>authentic spirituality<text:alphabetical-index-mark-end text:id="IMark1835266583600"/> than merely having a <text:alphabetical-index-mark-start text:id="IMark1835266581600" text:main-entry="true"/><text:alphabetical-index-mark-start text:id="IMark1835266583040" text:main-entry="true"/>connection<text:alphabetical-index-mark-end text:id="IMark1835266583040"/> experience<text:alphabetical-index-mark-end text:id="IMark1835266581600"/><text:span text:style-name="T893"> and experiencing one or more of the four connection outcomes. The question before us now is, </text:span>what is that more? </text:p>
        <text:p text:style-name="P179"><text:span text:style-name="T894">In the final section of this guide, we are going to look at additional factors which should be present in a </text:span><text:soft-page-break/><text:span text:style-name="T894">spirituality if it is to be considered authentic. We may call these factors the </text:span><text:span text:style-name="T241">Seven Pillars of </text:span><text:alphabetical-index-mark-start text:id="IMark1835266582400" text:main-entry="true"/><text:span text:style-name="T241">Authentic Spirituality</text:span><text:alphabetical-index-mark-end text:id="IMark1835266582400"/>. <text:span text:style-name="T894">T</text:span><text:bookmark-start text:name="_Toc357512582"/><text:bookmark-start text:name="_Toc269745845"/>hese <text:span text:style-name="T894">pillars </text:span>are high standards, strict standards, and they must be present in any spirituality <text:span text:style-name="T894">or spiritual practice </text:span>in order for it to stake the claim that it is authentic. If the pillars of <text:alphabetical-index-mark-start text:id="IMark1835266584480" text:main-entry="true"/>authentic spirituality<text:alphabetical-index-mark-end text:id="IMark1835266584480"/> are not present, the spiritual system and the person pimping the system are not authentic, period, end of sentence, closing paragraph, new chapter. <text:span text:style-name="T895">If these pillars are not reflected in the actions of the gurus and the teachings of the masters of the path, my advice would be to avoid the teachings, avoid the teachers, and find a different path home. </text:span></text:p>
        <text:p text:style-name="P179"/>
        <text:h text:style-name="P32" text:outline-level="1"><text:bookmark-start text:name="__RefHeading___Toc14224_2400359049"/><text:span text:style-name="T53">Part Three:<text:line-break/></text:span><text:bookmark-start text:name="_Toc503154514"/>Seven Pillars of<text:line-break/><text:alphabetical-index-mark-start text:id="IMark1835266583920" text:main-entry="true"/>Authentic Spirituality<text:bookmark-end text:name="__RefHeading___Toc14224_2400359049"/><text:bookmark-end text:name="_Toc503154514"/><text:bookmark-end text:name="_Toc357512582"/><text:bookmark-end text:name="_Toc269745845"/><text:alphabetical-index-mark-end text:id="IMark1835266583920"/></text:h>
        <text:p text:style-name="P180"><text:span text:style-name="T37">As noted in the previous </text:span><text:span text:style-name="T896">section</text:span><text:span text:style-name="T897">, </text:span><text:alphabetical-index-mark-start text:id="IMark1835266582400" text:main-entry="true"/><text:span text:style-name="T897">healing</text:span><text:alphabetical-index-mark-end text:id="IMark1835266582400"/><text:span text:style-name="T897">, </text:span><text:alphabetical-index-mark-start text:id="IMark1835266583040" text:main-entry="true"/><text:span text:style-name="T37">awakening</text:span><text:alphabetical-index-mark-end text:id="IMark1835266583040"/><text:span text:style-name="T37">, </text:span><text:alphabetical-index-mark-start text:id="IMark1835266583120" text:main-entry="true"/><text:span text:style-name="T37">activation</text:span><text:alphabetical-index-mark-end text:id="IMark1835266583120"/><text:span text:style-name="T37">, and ascension are </text:span><text:alphabetical-index-mark-start text:id="IMark1835266582960" text:main-entry="true"/><text:span text:style-name="T37">outcome measures</text:span><text:alphabetical-index-mark-end text:id="IMark1835266582960"/><text:span text:style-name="T37"> you can use to assess whether the </text:span><text:alphabetical-index-mark-start text:id="IMark1835266585680" text:main-entry="true"/><text:span text:style-name="T898">connection</text:span><text:alphabetical-index-mark-end text:id="IMark1835266585680"/><text:span text:style-name="T898"> experiences you have and the </text:span><text:span text:style-name="T37">path you are </text:span><text:span text:style-name="T898">following </text:span><text:span text:style-name="T37">is authentic or not. </text:span><text:span text:style-name="T899">Most of the time, these experiences are positive; however, </text:span><text:span text:style-name="T37">sometimes </text:span><text:span text:style-name="T899">they can be negative, or have negative elements. Whether Zenith or Nadir, experiences of </text:span><text:alphabetical-index-mark-start text:id="IMark1835266585760" text:main-entry="true"/><text:span text:style-name="T899">healing</text:span><text:alphabetical-index-mark-end text:id="IMark1835266585760"/><text:span text:style-name="T899">, </text:span><text:alphabetical-index-mark-start text:id="IMark1835266581760" text:main-entry="true"/><text:span text:style-name="T899">awakening</text:span><text:alphabetical-index-mark-end text:id="IMark1835266581760"/><text:span text:style-name="T899">, </text:span><text:alphabetical-index-mark-start text:id="IMark1835266583440" text:main-entry="true"/><text:span text:style-name="T899">activation</text:span><text:alphabetical-index-mark-end text:id="IMark1835266583440"/><text:span text:style-name="T899">, and ascension towards union are significant </text:span><text:alphabetical-index-mark-start text:id="IMark1835266581040" text:main-entry="true"/><text:alphabetical-index-mark-start text:id="IMark1835266583920" text:main-entry="true"/><text:span text:style-name="T899">connection</text:span><text:alphabetical-index-mark-end text:id="IMark1835266583920"/><text:span text:style-name="T899"> outcomes</text:span><text:alphabetical-index-mark-end text:id="IMark1835266581040"/><text:span text:style-name="T899"> and should be present if a </text:span><text:span text:style-name="T900">system</text:span><text:span text:style-name="T899"> is to be counted as authentic. </text:span></text:p>
        <text:p text:style-name="P181"><text:alphabetical-index-mark-start text:id="IMark1835266583120" text:main-entry="true"/><text:span text:style-name="T898">Connection</text:span><text:alphabetical-index-mark-end text:id="IMark1835266583120"/><text:span text:style-name="T898">, </text:span><text:alphabetical-index-mark-start text:id="IMark1835266581040" text:main-entry="true"/><text:span text:style-name="T898">connection</text:span><text:alphabetical-index-mark-end text:id="IMark1835266581040"/><text:span text:style-name="T898"> experiences, and </text:span><text:alphabetical-index-mark-start text:id="IMark1835266582960" text:main-entry="true"/><text:alphabetical-index-mark-start text:id="IMark1835266583520" text:main-entry="true"/><text:span text:style-name="T898">connection</text:span><text:alphabetical-index-mark-end text:id="IMark1835266583520"/><text:span text:style-name="T898"> outcomes</text:span><text:alphabetical-index-mark-end text:id="IMark1835266582960"/><text:span text:style-name="T898"> are important indicators of </text:span><text:alphabetical-index-mark-start text:id="IMark1835266583040" text:main-entry="true"/><text:span text:style-name="T898">authentic spirituality</text:span><text:alphabetical-index-mark-end text:id="IMark1835266583040"/><text:span text:style-name="T898">, but by themselves, they are not enough to guarantee a path is authentic. This is because, despite propaganda to the contrary, </text:span><text:alphabetical-index-mark-start text:id="IMark1835266580800" text:main-entry="true"/><text:span text:style-name="T898">connection</text:span><text:alphabetical-index-mark-end text:id="IMark1835266580800"/><text:span text:style-name="T898"> experiences are not that hard to come by. Indeed, as pointed out in an article entitled “Everybody has a </text:span><text:alphabetical-index-mark-start text:id="IMark1835266584400" text:main-entry="true"/><text:alphabetical-index-mark-start text:id="IMark1835266581600" text:main-entry="true"/><text:span text:style-name="T898">connection</text:span><text:alphabetical-index-mark-end text:id="IMark1835266581600"/><text:span text:style-name="T898"> </text:span><text:soft-page-break/><text:span text:style-name="T898">experience</text:span><text:alphabetical-index-mark-end text:id="IMark1835266584400"/><text:span text:style-name="T898">,”</text:span><text:span text:style-name="T37"><text:note text:id="ftn161" text:note-class="footnote"><text:note-citation>161</text:note-citation><text:note-body><text:p text:style-name="P48"><text:reference-mark-start text:name="ZOTERO_ITEM CSL_CITATION {&quot;citationID&quot;:&quot;UgvCa6ub&quot;,&quot;properties&quot;:{&quot;formattedCitation&quot;:&quot;Sosteric, \\uc0\\u8220{}Everybody Has a Connection Experience: Prevalence, Confusions, Interference, and Redefinition.\\uc0\\u8221{}&quot;,&quot;plainCitation&quot;:&quot;Sosteric, “Everybody Has a Connection Experience: Prevalence, Confusions, Interference, and Redefinition.”&quot;,&quot;noteIndex&quot;:168},&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ea1tPSxKf"/>Sosteric, “Everybody Has a Connection Experience: Prevalence, Confusions, Interference, and Redefinition.”<text:reference-mark-end text:name="ZOTERO_ITEM CSL_CITATION {&quot;citationID&quot;:&quot;UgvCa6ub&quot;,&quot;properties&quot;:{&quot;formattedCitation&quot;:&quot;Sosteric, \\uc0\\u8220{}Everybody Has a Connection Experience: Prevalence, Confusions, Interference, and Redefinition.\\uc0\\u8221{}&quot;,&quot;plainCitation&quot;:&quot;Sosteric, “Everybody Has a Connection Experience: Prevalence, Confusions, Interference, and Redefinition.”&quot;,&quot;noteIndex&quot;:168},&quot;citationItems&quot;:[{&quot;id&quot;:1078,&quot;uris&quot;:[&quot;http://zotero.org/users/4295591/items/K9E8NEDP&quot;,[&quot;http://zotero.org/users/4295591/items/K9E8NEDP&quot;]],&quot;itemData&quot;:{&quot;id&quot;:1078,&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ea1tPSxKf"/></text:p></text:note-body></text:note></text:span><text:span text:style-name="T37"> </text:span><text:span text:style-name="T898">people often have them spontaneously. Not only that, but </text:span><text:alphabetical-index-mark-start text:id="IMark1835266583600" text:main-entry="true"/><text:span text:style-name="T898">connection</text:span><text:alphabetical-index-mark-end text:id="IMark1835266583600"/><text:span text:style-name="T898"> experiences are easy to induce. Various </text:span><text:alphabetical-index-mark-start text:id="IMark1835266583440" text:main-entry="true"/><text:alphabetical-index-mark text:string-value="Ascension Manual" text:main-entry="true"/><text:span text:style-name="T901">Connection</text:span><text:alphabetical-index-mark-end text:id="IMark1835266583440"/><text:span text:style-name="T901"> </text:span><text:span text:style-name="T902">Practices</text:span><text:span text:style-name="T903">,</text:span><text:span text:style-name="T903"><text:note text:id="ftn162" text:note-class="footnote"><text:note-citation>162</text:note-citation><text:note-body><text:p text:style-name="P182"><text:a xlink:type="simple" xlink:href="https://spiritwiki.lightningpath.org/index.php/Connection_Practices" text:style-name="Internet_20_link" text:visited-style-name="Visited_20_Internet_20_Link"><text:span text:style-name="T904">https://spiritwiki.lightningpath.org/index.php/Connection_</text:span><text:span text:style-name="T905">Practices</text:span></text:a></text:p></text:note-body></text:note></text:span><text:span text:style-name="T906"> </text:span><text:span text:style-name="T903">like Transcendental Meditation, Zen meditation, and so on, </text:span><text:span text:style-name="T898">have been developed over the centuries that work to facilitate </text:span><text:alphabetical-index-mark-start text:id="IMark1835266583760" text:main-entry="true"/><text:span text:style-name="T898">connection</text:span><text:alphabetical-index-mark-end text:id="IMark1835266583760"/><text:span text:style-name="T898">. In addition, individuals can use powerful </text:span><text:alphabetical-index-mark-start text:id="IMark1835266585680" text:main-entry="true"/><text:alphabetical-index-mark text:string-value="Ascension Manual" text:main-entry="true"/><text:span text:style-name="T901">Connection</text:span><text:alphabetical-index-mark-end text:id="IMark1835266585680"/><text:span text:style-name="T901"> Supplements</text:span><text:span text:style-name="T901"><text:note text:id="ftn163" text:note-class="footnote"><text:note-citation>163</text:note-citation><text:note-body><text:p text:style-name="P47"><text:span text:style-name="T907"><text:s/></text:span><text:reference-mark-start text:name="ZOTERO_ITEM CSL_CITATION {&quot;citationID&quot;:&quot;tyr6HSdZ&quot;,&quot;properties&quot;:{&quot;formattedCitation&quot;:&quot;Chris Bennett, {\\i{}Liber 420: Cannabis, Magickal Herbs and the Occult} (Walterville, OR: Trine Day, 2018).&quot;,&quot;plainCitation&quot;:&quot;Chris Bennett, Liber 420: Cannabis, Magickal Herbs and the Occult (Walterville, OR: Trine Day, 2018).&quot;,&quot;noteIndex&quot;:169},&quot;citationItems&quot;:[{&quot;id&quot;:1085,&quot;uris&quot;:[&quot;http://zotero.org/users/4295591/items/TKFYN7GG&quot;,[&quot;http://zotero.org/users/4295591/items/TKFYN7GG&quot;]],&quot;itemData&quot;:{&quot;id&quot;:1085,&quot;type&quot;:&quot;book&quot;,&quot;event-place&quot;:&quot;Walterville, OR&quot;,&quot;publisher&quot;:&quot;Trine Day&quot;,&quot;publisher-place&quot;:&quot;Walterville, OR&quot;,&quot;title&quot;:&quot;Liber 420: Cannabis, Magickal Herbs and the Occult&quot;,&quot;author&quot;:[{&quot;family&quot;:&quot;Bennett&quot;,&quot;given&quot;:&quot;Chris&quot;}],&quot;issued&quot;:{&quot;date-parts&quot;:[[&quot;2018&quot;]]}}}],&quot;schema&quot;:&quot;https://github.com/citation-style-language/schema/raw/master/csl-citation.json&quot;} RNDDdJo1buPGJ"/><text:span text:style-name="T908">Chris Bennett, </text:span><text:span text:style-name="T90">Liber 420: Cannabis, Magickal Herbs and the Occult</text:span><text:span text:style-name="T89"> (Walterville, OR: Trine Day, 2018).</text:span><text:reference-mark-end text:name="ZOTERO_ITEM CSL_CITATION {&quot;citationID&quot;:&quot;tyr6HSdZ&quot;,&quot;properties&quot;:{&quot;formattedCitation&quot;:&quot;Chris Bennett, {\\i{}Liber 420: Cannabis, Magickal Herbs and the Occult} (Walterville, OR: Trine Day, 2018).&quot;,&quot;plainCitation&quot;:&quot;Chris Bennett, Liber 420: Cannabis, Magickal Herbs and the Occult (Walterville, OR: Trine Day, 2018).&quot;,&quot;noteIndex&quot;:169},&quot;citationItems&quot;:[{&quot;id&quot;:1085,&quot;uris&quot;:[&quot;http://zotero.org/users/4295591/items/TKFYN7GG&quot;,[&quot;http://zotero.org/users/4295591/items/TKFYN7GG&quot;]],&quot;itemData&quot;:{&quot;id&quot;:1085,&quot;type&quot;:&quot;book&quot;,&quot;event-place&quot;:&quot;Walterville, OR&quot;,&quot;publisher&quot;:&quot;Trine Day&quot;,&quot;publisher-place&quot;:&quot;Walterville, OR&quot;,&quot;title&quot;:&quot;Liber 420: Cannabis, Magickal Herbs and the Occult&quot;,&quot;author&quot;:[{&quot;family&quot;:&quot;Bennett&quot;,&quot;given&quot;:&quot;Chris&quot;}],&quot;issued&quot;:{&quot;date-parts&quot;:[[&quot;2018&quot;]]}}}],&quot;schema&quot;:&quot;https://github.com/citation-style-language/schema/raw/master/csl-citation.json&quot;} RNDDdJo1buPGJ"/><text:span text:style-name="T907"> </text:span></text:p><text:p text:style-name="P183"><text:a xlink:type="simple" xlink:href="https://spiritwiki.lightningpath.org/index.php/Connection_Supplements" text:style-name="Internet_20_link" text:visited-style-name="Visited_20_Internet_20_Link">https://spiritwiki.lightningpath.org/index.php/Connection_Supplements</text:a></text:p></text:note-body></text:note></text:span><text:span text:style-name="T901"> </text:span><text:span text:style-name="T909">to induce </text:span><text:alphabetical-index-mark-start text:id="IMark1835266580720" text:main-entry="true"/><text:alphabetical-index-mark-start text:id="IMark1835266581760" text:main-entry="true"/><text:span text:style-name="T909">connection</text:span><text:alphabetical-index-mark-end text:id="IMark1835266581760"/><text:span text:style-name="T909"> experience</text:span><text:alphabetical-index-mark-end text:id="IMark1835266580720"/><text:span text:style-name="T909">, either on their own </text:span><text:span text:style-name="T910">or </text:span><text:span text:style-name="T909">in “Shamanic” settings</text:span><text:span text:style-name="T898">. </text:span></text:p>
        <text:p text:style-name="P184"><text:span text:style-name="T911">FYI, a </text:span><text:alphabetical-index-mark-start text:id="IMark1835266582400" text:main-entry="true"/><text:span text:style-name="T911">connection</text:span><text:alphabetical-index-mark-end text:id="IMark1835266582400"/><text:span text:style-name="T911"> supplement is a natural or artificial supplement like Cannabis, Psilocybin, </text:span><text:span text:style-name="T912">Ayahuasca</text:span><text:span text:style-name="T913">,</text:span><text:span text:style-name="T911"> LSD, and so on, that forces a </text:span><text:alphabetical-index-mark-start text:id="IMark1835266581600" text:main-entry="true"/><text:span text:style-name="T911">connection</text:span><text:alphabetical-index-mark-end text:id="IMark1835266581600"/><text:span text:style-name="T911"> between </text:span><text:alphabetical-index-mark-start text:id="IMark1835266583920" text:main-entry="true"/><text:span text:style-name="T911">spiritual ego</text:span><text:alphabetical-index-mark-end text:id="IMark1835266583920"/><text:span text:style-name="T911"> and </text:span><text:alphabetical-index-mark-start text:id="IMark1835266585680"/><text:span text:style-name="T911">bodily ego</text:span><text:alphabetical-index-mark-end text:id="IMark1835266585680"/><text:span text:style-name="T911">. As Bennet notes, </text:span><text:alphabetical-index-mark-start text:id="IMark1835266584400" text:main-entry="true"/><text:alphabetical-index-mark text:string-value="Ascension Manual" text:main-entry="true"/><text:span text:style-name="T911">connection</text:span><text:alphabetical-index-mark-end text:id="IMark1835266584400"/><text:span text:style-name="T911"> supplements like cannabis have been used to facilitate </text:span><text:alphabetical-index-mark-start text:id="IMark1835266584480" text:main-entry="true"/><text:span text:style-name="T911">connection</text:span><text:alphabetical-index-mark-end text:id="IMark1835266584480"/><text:span text:style-name="T911"> for thousands of years.</text:span></text:p>
        <text:p text:style-name="P185">Whether <text:alphabetical-index-mark-start text:id="IMark1835266582960" text:main-entry="true"/>connection<text:alphabetical-index-mark-end text:id="IMark1835266582960"/> happens spontaneously or is induced by techniques or supplements is beside the point <text:soft-page-break/>here. The point here is, <text:alphabetical-index-mark-start text:id="IMark1835266585680" text:main-entry="true"/>connection<text:alphabetical-index-mark-end text:id="IMark1835266585680"/> is easy to come by and many people, even mentally ill people, can have them. </text:p>
        <text:p text:style-name="P186"><text:span text:style-name="T914">It is important to understand, </text:span><text:alphabetical-index-mark-start text:id="IMark1835266585680" text:main-entry="true"/><text:span text:style-name="T914">connection</text:span><text:alphabetical-index-mark-end text:id="IMark1835266585680"/><text:span text:style-name="T914"> experiences can be powerful and transformative, but they represent only brief hints of what is really possible when we persistently and consistently pursue union through </text:span><text:alphabetical-index-mark-start text:id="IMark1835266585760" text:main-entry="true"/><text:alphabetical-index-mark-start text:id="IMark1835266583920" text:main-entry="true"/><text:span text:style-name="T914">connection</text:span><text:alphabetical-index-mark-end text:id="IMark1835266583920"/><text:span text:style-name="T914"> practice</text:span><text:alphabetical-index-mark-end text:id="IMark1835266585760"/><text:span text:style-name="T914">. In other words, union between </text:span><text:alphabetical-index-mark-start text:id="IMark1835266581040" text:main-entry="true"/><text:span text:style-name="T914">spiritual ego</text:span><text:alphabetical-index-mark-end text:id="IMark1835266581040"/><text:span text:style-name="T914"> and </text:span><text:alphabetical-index-mark-start text:id="IMark1835266582400"/><text:span text:style-name="T914">bodily ego</text:span><text:alphabetical-index-mark-end text:id="IMark1835266582400"/><text:span text:style-name="T914"> is not a binary “now you’ve done it” sort of thing. It is a process of continual improvement of </text:span><text:alphabetical-index-mark-start text:id="IMark1835266583440" text:main-entry="true"/><text:span text:style-name="T914">connection</text:span><text:alphabetical-index-mark-end text:id="IMark1835266583440"/><text:span text:style-name="T914">. It requires more than just a single “nirvana” experience or two, no matter how powerful and enlightening that single experience may be. As evidenced by the copious spiritual corpus of this planet, authentic progress on an authentic spiritual path requires good schools, good teachers, and lots of practice. Indeed, perfect union requires ongoing </text:span><text:alphabetical-index-mark-start text:id="IMark1835266580720" text:main-entry="true"/><text:span text:style-name="T914">healing</text:span><text:alphabetical-index-mark-end text:id="IMark1835266580720"/><text:span text:style-name="T914"> and </text:span><text:alphabetical-index-mark-start text:id="IMark1835266584400" text:main-entry="true"/><text:alphabetical-index-mark-start text:id="IMark1835266583120" text:main-entry="true"/><text:span text:style-name="T914">connection</text:span><text:alphabetical-index-mark-end text:id="IMark1835266583120"/><text:span text:style-name="T914"> practice</text:span><text:alphabetical-index-mark-end text:id="IMark1835266584400"/><text:span text:style-name="T914">, and ongoing effort to merge and unite. It requires spiritual, psychological, education, mental, emotional </text:span><text:alphabetical-index-mark-start text:id="IMark1835266580800" text:main-entry="true"/><text:span text:style-name="T914">healing</text:span><text:alphabetical-index-mark-end text:id="IMark1835266580800"/><text:span text:style-name="T914"> and training, as well as appropriate and supportive environments, and accurate and authentic </text:span><text:alphabetical-index-mark-start text:id="IMark1835266580960" text:main-entry="true"/><text:alphabetical-index-mark text:string-value="Ascension Manual" text:main-entry="true"/><text:span text:style-name="T915">Connection</text:span><text:alphabetical-index-mark-end text:id="IMark1835266580960"/><text:span text:style-name="T915"> F</text:span><text:span text:style-name="T916">ramework</text:span><text:span text:style-name="T917">s.</text:span><text:span text:style-name="T917"><text:note text:id="ftn164" text:note-class="footnote"><text:note-citation>164</text:note-citation><text:note-body><text:p text:style-name="P34"><text:a xlink:type="simple" xlink:href="https://spiritwiki.lightningpath.org/index.php/Connection_Framework" text:style-name="Internet_20_link" text:visited-style-name="Visited_20_Internet_20_Link">https://spiritwiki.lightningpath.org/<text:span text:style-name="T48">index.php/</text:span>Connection_Framework</text:a></text:p></text:note-body></text:note></text:span><text:span text:style-name="T917"> </text:span></text:p>
        <text:p text:style-name="P187"><text:span text:style-name="T918">A </text:span><text:alphabetical-index-mark-start text:id="IMark1835266581600" text:main-entry="true"/><text:span text:style-name="T918">connection</text:span><text:alphabetical-index-mark-end text:id="IMark1835266581600"/><text:span text:style-name="T918"> framework is an organized training system designed to teach you how to connect. </text:span><text:span text:style-name="T919">Every </text:span><text:soft-page-break/><text:span text:style-name="T919">culture has its own established </text:span><text:alphabetical-index-mark-start text:id="IMark1835266585760" text:main-entry="true"/><text:span text:style-name="T919">connection</text:span><text:alphabetical-index-mark-end text:id="IMark1835266585760"/><text:span text:style-name="T919"> framework, </text:span><text:span text:style-name="T920">which is more or less effective</text:span><text:span text:style-name="T919">. Some examples that come to mind here are Zen Buddhism, Sufism (the “mystical” side of Islam), and Monastic Christianity (the mystical side of the Catholic Church). In addition, new </text:span><text:alphabetical-index-mark-start text:id="IMark1835266583520" text:main-entry="true"/><text:alphabetical-index-mark text:string-value="Ascension Manual" text:main-entry="true"/><text:span text:style-name="T919">connection</text:span><text:alphabetical-index-mark-end text:id="IMark1835266583520"/><text:span text:style-name="T919"> frameworks pop up from time to time, </text:span><text:span text:style-name="T920">like the Arica School of Oscar Ichazo,</text:span><text:span text:style-name="T920"><text:note text:id="ftn165" text:note-class="footnote"><text:note-citation>165</text:note-citation><text:note-body><text:p text:style-name="Footnote"><text:reference-mark-start text:name="ZOTERO_ITEM CSL_CITATION {&quot;citationID&quot;:&quot;BL13VgyE&quot;,&quot;properties&quot;:{&quot;formattedCitation&quot;:&quot;Dorothy De Christopher, \\uc0\\u8220{}I Am the Root of a New Tradition,\\uc0\\u8221{} in {\\i{}Interviews with Oscar Ichazo} (New York: Arica Institute Press, 1982), 129\\uc0\\u8211{}54, https://amzn.to/2MOwleU.&quot;,&quot;plainCitation&quot;:&quot;Dorothy De Christopher, “I Am the Root of a New Tradition,” in Interviews with Oscar Ichazo (New York: Arica Institute Press, 1982), 129–54, https://amzn.to/2MOwleU.&quot;,&quot;noteIndex&quot;:171},&quot;citationItems&quot;:[{&quot;id&quot;:924,&quot;uris&quot;:[&quot;http://zotero.org/users/4295591/items/3PWM5HKY&quot;,[&quot;http://zotero.org/users/4295591/items/3PWM5HKY&quot;]],&quot;itemData&quot;:{&quot;id&quot;:924,&quot;type&quot;:&quot;chapter&quot;,&quot;container-title&quot;:&quot;Interviews with Oscar Ichazo&quot;,&quot;event-place&quot;:&quot;New York&quot;,&quot;page&quot;:&quot;129-154&quot;,&quot;publisher&quot;:&quot;Arica Institute Press&quot;,&quot;publisher-place&quot;:&quot;New York&quot;,&quot;title&quot;:&quot;I am the Root of a New Tradition&quot;,&quot;URL&quot;:&quot;https://amzn.to/2MOwleU&quot;,&quot;author&quot;:[{&quot;family&quot;:&quot;De Christopher&quot;,&quot;given&quot;:&quot;Dorothy&quot;}],&quot;issued&quot;:{&quot;date-parts&quot;:[[&quot;1982&quot;]]}}}],&quot;schema&quot;:&quot;https://github.com/citation-style-language/schema/raw/master/csl-citation.json&quot;} RNDIcwF1kc0bE"/><text:span text:style-name="T89">Dorothy De Christopher, “I Am the Root of a New Tradition,” in </text:span><text:span text:style-name="T90">Interviews with Oscar Ichazo</text:span><text:span text:style-name="T89"> (New York: Arica Institute Press, 1982), 129–54, https://amzn.to/2MOwleU.</text:span><text:reference-mark-end text:name="ZOTERO_ITEM CSL_CITATION {&quot;citationID&quot;:&quot;BL13VgyE&quot;,&quot;properties&quot;:{&quot;formattedCitation&quot;:&quot;Dorothy De Christopher, \\uc0\\u8220{}I Am the Root of a New Tradition,\\uc0\\u8221{} in {\\i{}Interviews with Oscar Ichazo} (New York: Arica Institute Press, 1982), 129\\uc0\\u8211{}54, https://amzn.to/2MOwleU.&quot;,&quot;plainCitation&quot;:&quot;Dorothy De Christopher, “I Am the Root of a New Tradition,” in Interviews with Oscar Ichazo (New York: Arica Institute Press, 1982), 129–54, https://amzn.to/2MOwleU.&quot;,&quot;noteIndex&quot;:171},&quot;citationItems&quot;:[{&quot;id&quot;:924,&quot;uris&quot;:[&quot;http://zotero.org/users/4295591/items/3PWM5HKY&quot;,[&quot;http://zotero.org/users/4295591/items/3PWM5HKY&quot;]],&quot;itemData&quot;:{&quot;id&quot;:924,&quot;type&quot;:&quot;chapter&quot;,&quot;container-title&quot;:&quot;Interviews with Oscar Ichazo&quot;,&quot;event-place&quot;:&quot;New York&quot;,&quot;page&quot;:&quot;129-154&quot;,&quot;publisher&quot;:&quot;Arica Institute Press&quot;,&quot;publisher-place&quot;:&quot;New York&quot;,&quot;title&quot;:&quot;I am the Root of a New Tradition&quot;,&quot;URL&quot;:&quot;https://amzn.to/2MOwleU&quot;,&quot;author&quot;:[{&quot;family&quot;:&quot;De Christopher&quot;,&quot;given&quot;:&quot;Dorothy&quot;}],&quot;issued&quot;:{&quot;date-parts&quot;:[[&quot;1982&quot;]]}}}],&quot;schema&quot;:&quot;https://github.com/citation-style-language/schema/raw/master/csl-citation.json&quot;} RNDIcwF1kc0bE"/></text:p></text:note-body></text:note></text:span><text:span text:style-name="T920"> </text:span><text:span text:style-name="T919">as do “special interest” </text:span><text:alphabetical-index-mark-start text:id="IMark1835266585680" text:main-entry="true"/><text:alphabetical-index-mark text:string-value="Ascension Manual" text:main-entry="true"/><text:span text:style-name="T919">connection</text:span><text:alphabetical-index-mark-end text:id="IMark1835266585680"/><text:span text:style-name="T919"> frameworks, like the </text:span><text:alphabetical-index-mark-start text:id="IMark1835266582400" text:main-entry="true"/><text:span text:style-name="T921">connection</text:span><text:alphabetical-index-mark-end text:id="IMark1835266582400"/><text:span text:style-name="T921"> </text:span><text:span text:style-name="T919">framework provided by Freemasonry. </text:span></text:p>
        <text:p text:style-name="P188"><text:span text:style-name="T922">Do you really need a </text:span><text:alphabetical-index-mark-start text:id="IMark1835266581760" text:main-entry="true"/><text:span text:style-name="T922">connection</text:span><text:alphabetical-index-mark-end text:id="IMark1835266581760"/><text:span text:style-name="T922"> framework to help you connect? The answer is no. You can go about </text:span><text:alphabetical-index-mark-start text:id="IMark1835266582400" text:main-entry="true"/><text:span text:style-name="T922">connection</text:span><text:alphabetical-index-mark-end text:id="IMark1835266582400"/><text:span text:style-name="T922"> on your own. You can learn how to open, control, and ground a </text:span><text:alphabetical-index-mark-start text:id="IMark1835266585760" text:main-entry="true"/><text:span text:style-name="T922">connection</text:span><text:alphabetical-index-mark-end text:id="IMark1835266585760"/><text:span text:style-name="T922"> without the help of a teacher or a </text:span><text:alphabetical-index-mark-start text:id="IMark1835266580720" text:main-entry="true"/><text:span text:style-name="T922">connection</text:span><text:alphabetical-index-mark-end text:id="IMark1835266580720"/><text:span text:style-name="T922"> framework. Zen Buddhists have a name for someone like that. They call it </text:span>J<text:span text:style-name="T923">i</text:span>riki (self-power), <text:span text:style-name="T923">which is </text:span>seeking enlightenment <text:span text:style-name="T924">(read </text:span><text:alphabetical-index-mark-start text:id="IMark1835266582960" text:main-entry="true"/><text:span text:style-name="T924">connection</text:span><text:alphabetical-index-mark-end text:id="IMark1835266582960"/><text:span text:style-name="T924">) </text:span>through one's own <text:span text:style-name="T923">effort </text:span>and practice, <text:span text:style-name="T925">and without outside assistance. However, sorting it all out on your own is a lot of work, it can take a long time, and, for reasons I’ll go into at a later date, the process is prone to bias and error. You can make faster progress if you find good resources and a good teacher. </text:span></text:p>
        <text:p text:style-name="P188"><text:soft-page-break/><text:span text:style-name="T926">If you make the choice to find good resources and good teachers, then the next question is, what is a good resource? How do you find an authentic spiritual teacher or an authentic </text:span><text:alphabetical-index-mark-start text:id="IMark1835266582400" text:main-entry="true"/><text:span text:style-name="T926">connection</text:span><text:alphabetical-index-mark-end text:id="IMark1835266582400"/><text:span text:style-name="T926"> framework? Whose books do you read? Whose videos do you watch? Whose churches and temples do you attend? It sounds like an easy decision. However, it is not. Just walking into some spiritually inclined book store and picking up a book, going to a local established church, entering an esoteric temple, or selecting the guru with the most convincing </text:span><text:alphabetical-index-mark-start text:id="IMark1835266582960" text:main-entry="true"/><text:alphabetical-index-mark text:string-value="Ascension Manual" text:main-entry="true"/><text:span text:style-name="T927">connection</text:span><text:alphabetical-index-mark-end text:id="IMark1835266582960"/><text:span text:style-name="T927"> </text:span><text:span text:style-name="T928">account,</text:span><text:span text:style-name="T929"><text:note text:id="ftn166" text:note-class="footnote"><text:note-citation>166</text:note-citation><text:note-body><text:p text:style-name="P189">A connection account is somebody’s account of their own connection experience. Connection accounts are peppered throughout the spiritual literature of this planet. Connection accounts always include a description of connection, and they usually include some indication <text:span text:style-name="T911">of</text:span> the connection outcomes that resulted. <text:span text:style-name="T911">Sometimes, they may even indicate the connection supplement or connection practice that induced the connection experience, though since connection supplements are often illegal, this information is often left out. Connection outcomes </text:span>are often taken as signs of spiritual legitimacy and spiritual wisdom, <text:span text:style-name="T911">though of course, even mentally ill individuals can have them, and they can be easily falsified</text:span>. </text:p></text:note-body></text:note></text:span><text:span text:style-name="T929"> </text:span><text:span text:style-name="T930">is not enough. </text:span><text:span text:style-name="T931">Despite what we might think, just because somebody has had a powerful </text:span><text:alphabetical-index-mark-start text:id="IMark1835266585760" text:main-entry="true"/><text:alphabetical-index-mark-start text:id="IMark1835266581600" text:main-entry="true"/><text:span text:style-name="T931">connection</text:span><text:alphabetical-index-mark-end text:id="IMark1835266581600"/><text:span text:style-name="T931"> experience</text:span><text:alphabetical-index-mark-end text:id="IMark1835266585760"/><text:span text:style-name="T931"> or two does not make them suddenly liberated and enlightened. </text:span><text:span text:style-name="T932">As noted in the previous section, </text:span><text:alphabetical-index-mark-start text:id="IMark1835266584480" text:main-entry="true"/><text:alphabetical-index-mark-start text:id="IMark1835266583040" text:main-entry="true"/><text:span text:style-name="T932">connection</text:span><text:alphabetical-index-mark-end text:id="IMark1835266583040"/><text:span text:style-name="T932"> outcomes</text:span><text:alphabetical-index-mark-end text:id="IMark1835266584480"/><text:span text:style-name="T932"> are relatively easy to accomplish. What is more noteworthy, even those with </text:span><text:soft-page-break/><text:span text:style-name="T932">serious mental illness can experience </text:span><text:alphabetical-index-mark-start text:id="IMark1835266585680" text:main-entry="true"/><text:span text:style-name="T932">connection</text:span><text:alphabetical-index-mark-end text:id="IMark1835266585680"/><text:span text:style-name="T932">.</text:span><text:span text:style-name="T932"><text:note text:id="ftn167" text:note-class="footnote"><text:note-citation>167</text:note-citation><text:note-body><text:p text:style-name="P47"><text:span text:style-name="T933">The book “Memoirs of my Nervous Illness” is a fascinating account of a paranoid schizophrenic struggling to understand a problematic spiritual connection. </text:span><text:reference-mark-start text:name="ZOTERO_ITEM CSL_CITATION {&quot;citationID&quot;:&quot;XgPi4h56&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173},&quot;citationItems&quot;:[{&quot;id&quot;:1049,&quot;uris&quot;:[&quot;http://zotero.org/users/4295591/items/NDMK47XF&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NL3JAOs1qH"/><text:span text:style-name="T934">Daniel Paul Schreber, </text:span><text:span text:style-name="T90">Memoirs of My Nervous Illness</text:span><text:span text:style-name="T89"> (New York: NYRB Classics, 2000), https://amzn.to/2U8Se6Q.</text:span><text:reference-mark-end text:name="ZOTERO_ITEM CSL_CITATION {&quot;citationID&quot;:&quot;XgPi4h56&quot;,&quot;properties&quot;:{&quot;formattedCitation&quot;:&quot;Daniel Paul Schreber, {\\i{}Memoirs of My Nervous Illness} (New York: NYRB Classics, 2000), https://amzn.to/2U8Se6Q.&quot;,&quot;plainCitation&quot;:&quot;Daniel Paul Schreber, Memoirs of My Nervous Illness (New York: NYRB Classics, 2000), https://amzn.to/2U8Se6Q.&quot;,&quot;noteIndex&quot;:173},&quot;citationItems&quot;:[{&quot;id&quot;:1049,&quot;uris&quot;:[&quot;http://zotero.org/users/4295591/items/NDMK47XF&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NL3JAOs1qH"/></text:p></text:note-body></text:note></text:span><text:span text:style-name="T932"> Not only that, </text:span><text:alphabetical-index-mark-start text:id="IMark1835266583120" text:main-entry="true"/><text:span text:style-name="T932">connection</text:span><text:alphabetical-index-mark-end text:id="IMark1835266583120"/><text:span text:style-name="T932"> experiences can be hard to interpret and easy to misunderstand, especially when filtered through unexamined bias. In other words, just because an individual has a </text:span><text:alphabetical-index-mark-start text:id="IMark1835266583440" text:main-entry="true"/><text:alphabetical-index-mark-start text:id="IMark1835266583520" text:main-entry="true"/><text:span text:style-name="T932">connection</text:span><text:alphabetical-index-mark-end text:id="IMark1835266583520"/><text:span text:style-name="T932"> experience</text:span><text:alphabetical-index-mark-end text:id="IMark1835266583440"/><text:span text:style-name="T932">, does not mean this person is instantly enlightened, liberated, emancipated, and capable of teaching others. Similarly, just because a </text:span><text:alphabetical-index-mark-start text:id="IMark1835266583600" text:main-entry="true"/><text:span text:style-name="T932">connection</text:span><text:alphabetical-index-mark-end text:id="IMark1835266583600"/><text:span text:style-name="T932"> framework purports to provide you with </text:span><text:alphabetical-index-mark-start text:id="IMark1835266583760" text:main-entry="true"/><text:span text:style-name="T932">authentic spirituality</text:span><text:alphabetical-index-mark-end text:id="IMark1835266583760"/><text:span text:style-name="T932">, does not mean it does. From mental illness to cultural bias to just plain political malfeasance, there’s a lot of spiritual nonsense out there and, consequently, a lot can get in the way of you finding a good path or a good teacher. It is far more problematic than you might think. </text:span></text:p>
        <text:h text:style-name="P40" text:outline-level="2"><text:bookmark-start text:name="__RefHeading___Toc10959_2629140593"/>Corrupted <text:alphabetical-index-mark-start text:id="IMark1835266585680" text:main-entry="true"/><text:alphabetical-index-mark text:string-value="Ascension Manual" text:main-entry="true"/>Connection<text:alphabetical-index-mark-end text:id="IMark1835266585680"/> Frameworks<text:bookmark-end text:name="__RefHeading___Toc10959_2629140593"/></text:h>
        <text:p text:style-name="P190"><text:span text:style-name="T935">These are provocative statements to be sure, especially considering most people have been trained to just accept spiritual “truths” without thought, from whatever source that has the audacity to claim authenticity. However, we can add substance to these </text:span><text:soft-page-break/><text:span text:style-name="T935">statements by considering some extant </text:span><text:alphabetical-index-mark-start text:id="IMark1835266581600" text:main-entry="true"/><text:alphabetical-index-mark text:string-value="Ascension Manual" text:main-entry="true"/><text:span text:style-name="T935">connection</text:span><text:alphabetical-index-mark-end text:id="IMark1835266581600"/><text:span text:style-name="T935"> frameworks which have been corrupted. There are examples down through the centuries of authentic </text:span><text:alphabetical-index-mark-start text:id="IMark1835266585680" text:main-entry="true"/><text:alphabetical-index-mark text:string-value="Ascension Manual" text:main-entry="true"/><text:span text:style-name="T935">connection</text:span><text:alphabetical-index-mark-end text:id="IMark1835266585680"/><text:span text:style-name="T935"> frameworks being co-opted and corrupted by special interest groups with no real interest in authentic spiritual outcomes. One example that comes to mind here are the teachings of Zoroaster. Zoroaster was an ancient Persian mystic whose </text:span><text:alphabetical-index-mark-start text:id="IMark1835266581760" text:main-entry="true"/><text:span text:style-name="T935">connection</text:span><text:alphabetical-index-mark-end text:id="IMark1835266581760"/><text:span text:style-name="T935"> experiences, and the wisdom they purportedly proffered, were transmitted by word of mouth for several centuries before they were finally co-opted from the word of mouth record and written down by elite priests in ancient Sasanian courts, during the third century A.D.</text:span><text:span text:style-name="T935"><text:note text:id="ftn168" text:note-class="footnote"><text:note-citation>168</text:note-citation><text:note-body><text:p text:style-name="Footnote"><text:reference-mark-start text:name="ZOTERO_ITEM CSL_CITATION {&quot;citationID&quot;:&quot;2qmnX1l5&quot;,&quot;properties&quot;:{&quot;formattedCitation&quot;:&quot;Mary Boyce, {\\i{}Zoroastrians: Their Religious Beliefs and Practices} (Routledge, 2001).&quot;,&quot;plainCitation&quot;:&quot;Mary Boyce, Zoroastrians: Their Religious Beliefs and Practices (Routledge, 2001).&quot;,&quot;noteIndex&quot;:174},&quot;citationItems&quot;:[{&quot;id&quot;:1611,&quot;uris&quot;:[&quot;http://zotero.org/users/4295591/items/WYW7UYH5&quot;,[&quot;http://zotero.org/users/4295591/items/WYW7UYH5&quot;]],&quot;itemData&quot;:{&quot;id&quot;:1611,&quot;type&quot;:&quot;book&quot;,&quot;note&quot;:&quot;Boyce describes the elite co-optation of Zoroastrian mysticism and its reconstruction in the Sassanian \&quot;Symbol Factory,\&quot; the high court of the high priest Tanser&quot;,&quot;publisher&quot;:&quot;Routledge&quot;,&quot;title&quot;:&quot;Zoroastrians: Their Religious Beliefs and Practices&quot;,&quot;author&quot;:[{&quot;family&quot;:&quot;Boyce&quot;,&quot;given&quot;:&quot;Mary&quot;}],&quot;issued&quot;:{&quot;date-parts&quot;:[[&quot;2001&quot;]]}}}],&quot;schema&quot;:&quot;https://github.com/citation-style-language/schema/raw/master/csl-citation.json&quot;} RND7Jw5Bpljdu"/><text:span text:style-name="T89">Mary Boyce, </text:span><text:span text:style-name="T90">Zoroastrians: Their Religious Beliefs and Practices</text:span><text:span text:style-name="T89"> (Routledge, 2001).</text:span><text:reference-mark-end text:name="ZOTERO_ITEM CSL_CITATION {&quot;citationID&quot;:&quot;2qmnX1l5&quot;,&quot;properties&quot;:{&quot;formattedCitation&quot;:&quot;Mary Boyce, {\\i{}Zoroastrians: Their Religious Beliefs and Practices} (Routledge, 2001).&quot;,&quot;plainCitation&quot;:&quot;Mary Boyce, Zoroastrians: Their Religious Beliefs and Practices (Routledge, 2001).&quot;,&quot;noteIndex&quot;:174},&quot;citationItems&quot;:[{&quot;id&quot;:1611,&quot;uris&quot;:[&quot;http://zotero.org/users/4295591/items/WYW7UYH5&quot;,[&quot;http://zotero.org/users/4295591/items/WYW7UYH5&quot;]],&quot;itemData&quot;:{&quot;id&quot;:1611,&quot;type&quot;:&quot;book&quot;,&quot;note&quot;:&quot;Boyce describes the elite co-optation of Zoroastrian mysticism and its reconstruction in the Sassanian \&quot;Symbol Factory,\&quot; the high court of the high priest Tanser&quot;,&quot;publisher&quot;:&quot;Routledge&quot;,&quot;title&quot;:&quot;Zoroastrians: Their Religious Beliefs and Practices&quot;,&quot;author&quot;:[{&quot;family&quot;:&quot;Boyce&quot;,&quot;given&quot;:&quot;Mary&quot;}],&quot;issued&quot;:{&quot;date-parts&quot;:[[&quot;2001&quot;]]}}}],&quot;schema&quot;:&quot;https://github.com/citation-style-language/schema/raw/master/csl-citation.json&quot;} RND7Jw5Bpljdu"/></text:p></text:note-body></text:note></text:span><text:span text:style-name="T935"> Why did the elite write the teachings down? As pointed out in an article entitled “From Zoroaster to Star Wars, Jesus to Marx; The Science and Technology of Mass Human Behaviour,”</text:span><text:span text:style-name="T935"><text:note text:id="ftn169" text:note-class="footnote"><text:note-citation>169</text:note-citation><text:note-body><text:p text:style-name="P47"><text:span text:style-name="T936">See </text:span><text:reference-mark-start text:name="ZOTERO_ITEM CSL_CITATION {&quot;citationID&quot;:&quot;buG4jj7F&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75},&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N7JV0k7IK9"/><text:span text:style-name="T937">Sosteric, </text:span><text:span text:style-name="T938">“From Zoroaster to Star Wars, Jesus to Marx: The Art, Science, and Technology of Mass Human Manipulation.”</text:span><text:reference-mark-end text:name="ZOTERO_ITEM CSL_CITATION {&quot;citationID&quot;:&quot;buG4jj7F&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75},&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N7JV0k7IK9"/></text:p></text:note-body></text:note></text:span><text:span text:style-name="T935"> it was not because they wanted people to connect and be empowered. Instead, ancient </text:span><text:span text:style-name="T939">elite </text:span><text:span text:style-name="T935">priests used the Zoroastrian faith as a foundation upon which they created a spiritual ideology, </text:span><text:span text:style-name="T939">a set of archetypes, </text:span><text:span text:style-name="T940">that facilitated </text:span><text:soft-page-break/><text:span text:style-name="T940">the suppression, manipulation, and control of the masses.</text:span></text:p>
        <text:p text:style-name="P190"><text:span text:style-name="T941">The </text:span><text:span text:style-name="T942">spiritual ideology created by elite priests of the Zoroastrian faith is explored </text:span><text:span text:style-name="T941">in the article and </text:span><text:span text:style-name="T942">so </text:span><text:span text:style-name="T941">we will not rehearse them here. However, as an example, one of the more powerful </text:span><text:span text:style-name="T942">archetypes </text:span><text:span text:style-name="T941">provided by Zoroastrianism is the notion of a cosmic fight between good and evil. The Zoroastrian faith purports a battle between cosmic forces of good and evil, personified as Ahura Mazda and Agra Mainu. This battle is a battle in which humans </text:span><text:span text:style-name="T943">must pick a side and then fight the evil ones </text:span><text:span text:style-name="T944">on the other side</text:span><text:span text:style-name="T943">, sometimes to the death. </text:span><text:span text:style-name="T945"><text:s/></text:span></text:p>
        <text:p text:style-name="P190"><text:span text:style-name="T946">Elites use this </text:span><text:span text:style-name="T947">ideology, and in particular the “good versus evil” node, </text:span><text:span text:style-name="T946">to incite their populations to violence. </text:span><text:span text:style-name="T948">Y</text:span><text:span text:style-name="T949">ou can see how these nodes would be useful not only for defence, but also for imperialist attack. </text:span><text:span text:style-name="T946">All an elite agent has to do is convince </text:span><text:span text:style-name="T947">their </text:span><text:span text:style-name="T946">people that some “</text:span><text:span text:style-name="T950">other” </text:span><text:span text:style-name="T946">population in another city-state or country is “evil,” and their people will be primed for attack. </text:span><text:span text:style-name="T949">If you can convince “your” people that “their” people are vile, evil, communist, atheist, rapist, satanic hordes, you can get your armies to attack. </text:span><text:span text:style-name="T951">You can see these nodes being used in contemporary global politics. Donald Trump, 45</text:span><text:span text:style-name="T952">th</text:span><text:span text:style-name="T951"> president of the United States, is a master a</text:span><text:span text:style-name="T953">t</text:span><text:span text:style-name="T951"> using these </text:span><text:soft-page-break/><text:span text:style-name="T954">archetypes</text:span><text:span text:style-name="T951"> to weaponize individuals and groups and turn them against his enemies, like the press, or the “liberal” elite. </text:span><text:span text:style-name="T948">We also see this archetype </text:span><text:span text:style-name="T955">active not only in exoteric religion, </text:span><text:span text:style-name="T948">but </text:span><text:span text:style-name="T955">also in Hollywood productions like Star Wars and, </text:span><text:span text:style-name="T948">indeed, </text:span><text:span text:style-name="T955">every Marvel movie ever made.</text:span><text:span text:style-name="T955"><text:note text:id="ftn170" text:note-class="footnote"><text:note-citation>170</text:note-citation><text:note-body><text:p text:style-name="Footnote"><text:reference-mark-start text:name="ZOTERO_ITEM CSL_CITATION {&quot;citationID&quot;:&quot;tDEMCOQT&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76},&quot;citationItems&quot;:[{&quot;id&quot;:2338,&quot;uris&quot;:[&quot;http://zotero.org/users/4295591/items/D83S4323&quot;,[&quot;http://zotero.org/users/4295591/items/D83S4323&quot;]],&quot;itemData&quot;:{&quot;id&quot;:2338,&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GeRgiRsgj2"/><text:span text:style-name="T89">Mike Sosteric, “Star Wars Is a Religion That Primes Us for War and Violence,” </text:span><text:span text:style-name="T90">The Conversation</text:span><text:span text:style-name="T89">, 2018, https://theconversation.com/star-wars-is-a-religion-that-primes-us-for-war-and-violence-89443.</text:span><text:reference-mark-end text:name="ZOTERO_ITEM CSL_CITATION {&quot;citationID&quot;:&quot;tDEMCOQT&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76},&quot;citationItems&quot;:[{&quot;id&quot;:2338,&quot;uris&quot;:[&quot;http://zotero.org/users/4295591/items/D83S4323&quot;,[&quot;http://zotero.org/users/4295591/items/D83S4323&quot;]],&quot;itemData&quot;:{&quot;id&quot;:2338,&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GeRgiRsgj2"/></text:p></text:note-body></text:note></text:span><text:span text:style-name="T955"> </text:span></text:p>
        <text:p text:style-name="P191"><text:span text:style-name="T956">To be perfectly honest, since we do not have a record of the word of mouth teachings of Zoroaster, and since our only record of these teachings is what the Sasanian priests wrote down in the Gathas, we’ll never know what Zoroaster actually had to say about things, so we’ll never be able to argue with certainty that the Persian elites co-opted a Zoroastrian </text:span><text:alphabetical-index-mark-start text:id="IMark1835266582960" text:main-entry="true"/><text:span text:style-name="T956">connection</text:span><text:alphabetical-index-mark-end text:id="IMark1835266582960"/><text:span text:style-name="T956"> framework to create an ideological frame for the manipulation of the masses; but, the fact that “good versus evil” is still used by world leaders today to justify imperialism and murder is a pretty strong argument that these nodes are in fact elite tools. There is less doubt about elite interference, however, when it comes to Christ and Catholicism, because there are written records (the Gospels) of Christ’s activities, and we know these records were co-opted and edited by elite agents. As we discover when we actually read the </text:span><text:soft-page-break/><text:span text:style-name="T956">New Testament,</text:span><text:span text:style-name="T956"><text:note text:id="ftn171" text:note-class="footnote"><text:note-citation>171</text:note-citation><text:note-body><text:p text:style-name="P48"><text:reference-mark-start text:name="ZOTERO_ITEM CSL_CITATION {&quot;citationID&quot;:&quot;G8S5e17H&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177},&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YCQZCDrVhf"/>Sosteric, “Rethinking the Origins and Purpose of Religion: Jesus, Constantine, and the Containment of Global Revolution.”<text:reference-mark-end text:name="ZOTERO_ITEM CSL_CITATION {&quot;citationID&quot;:&quot;G8S5e17H&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177},&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YCQZCDrVhf"/></text:p></text:note-body></text:note></text:span><text:span text:style-name="T956"> Christ was a populist revolutionary leader who was anti-hate and anti-establishment. He came out against hypocrisy and corruption and was wildly popular as a result. Because of his rapidly growing popularity, and because of his progressive message, he was a clear threat to the elites of the time. In the hopes of curtailing the impact of his teachings, the elites of the time had him assassinated. </text:span><text:span text:style-name="T939">However, </text:span><text:span text:style-name="T940">h</text:span><text:span text:style-name="T956">is assassination martyred him and ignited a </text:span><text:alphabetical-index-mark-start text:id="IMark1835266585680" text:main-entry="true"/><text:span text:style-name="T956">connection</text:span><text:alphabetical-index-mark-end text:id="IMark1835266585680"/><text:span text:style-name="T956"> wildfire. People were talking about it, writing about it, and organically spreading the word far and wide. To stop the revolution from spreading, the elites had to do more than simply assassinate the leader. </text:span></text:p>
        <text:p text:style-name="P191"><text:span text:style-name="T956">Their solution, in addition to </text:span><text:span text:style-name="T940">persecuting the original Christians</text:span><text:span text:style-name="T956">, was to co-opt the original teachings. The watershed moment came at the Synod of Hippo when then </text:span><text:span text:style-name="T957">emperor</text:span><text:span text:style-name="T956"> Constantine got together with a bunch of elite Catholic bishops and handpicked what we may presume to be the twenty-seven least radical, most conservative, “safest” Christian texts that were around at the time. The elite Bishops put these twenty-seven safe (for them) texts together into what they called the New </text:span><text:soft-page-break/><text:span text:style-name="T956">Testament Bible.</text:span><text:span text:style-name="T956"><text:note text:id="ftn172" text:note-class="footnote"><text:note-citation>172</text:note-citation><text:note-body><text:p text:style-name="P192"><text:span text:style-name="T37"><text:s/></text:span><text:span text:style-name="T958">Although note that s</text:span><text:span text:style-name="T37">ome of the “Lost Gospels” have been rediscovered. </text:span><text:span text:style-name="T959">These are presented in the Nag Hamadi library. </text:span><text:reference-mark-start text:name="ZOTERO_ITEM CSL_CITATION {&quot;citationID&quot;:&quot;Vg3nNxdT&quot;,&quot;properties&quot;:{&quot;formattedCitation&quot;:&quot;James M. Robinson, {\\i{}The Nag Hammadi Library: The Definitive New Translation of the Gnostic Scriptures}, Third (San Francisco: Harper, 1988).&quot;,&quot;plainCitation&quot;:&quot;James M. Robinson, The Nag Hammadi Library: The Definitive New Translation of the Gnostic Scriptures, Third (San Francisco: Harper, 1988).&quot;,&quot;noteIndex&quot;:178},&quot;citationItems&quot;:[{&quot;id&quot;:1212,&quot;uris&quot;:[&quot;http://zotero.org/users/4295591/items/UK7LZXQ2&quot;,[&quot;http://zotero.org/users/4295591/items/UK7LZXQ2&quot;]],&quot;itemData&quot;:{&quot;id&quot;:1212,&quot;type&quot;:&quot;book&quot;,&quot;edition&quot;:&quot;Third&quot;,&quot;event-place&quot;:&quot;San Francisco&quot;,&quot;publisher&quot;:&quot;Harper&quot;,&quot;publisher-place&quot;:&quot;San Francisco&quot;,&quot;title&quot;:&quot;The Nag Hammadi Library: The Definitive new Translation of the Gnostic Scriptures&quot;,&quot;author&quot;:[{&quot;family&quot;:&quot;James M. Robinson&quot;,&quot;given&quot;:&quot;&quot;}],&quot;issued&quot;:{&quot;date-parts&quot;:[[&quot;1988&quot;]]}}}],&quot;schema&quot;:&quot;https://github.com/citation-style-language/schema/raw/master/csl-citation.json&quot;} RNDRUkgEJvoRq"/><text:span text:style-name="T960">James M. Robinson, </text:span><text:span text:style-name="T90">The Nag Hammadi Library: The Definitive New Translation of the Gnostic Scriptures</text:span><text:span text:style-name="T89">, Third (San Francisco: Harper, 1988).</text:span><text:reference-mark-end text:name="ZOTERO_ITEM CSL_CITATION {&quot;citationID&quot;:&quot;Vg3nNxdT&quot;,&quot;properties&quot;:{&quot;formattedCitation&quot;:&quot;James M. Robinson, {\\i{}The Nag Hammadi Library: The Definitive New Translation of the Gnostic Scriptures}, Third (San Francisco: Harper, 1988).&quot;,&quot;plainCitation&quot;:&quot;James M. Robinson, The Nag Hammadi Library: The Definitive New Translation of the Gnostic Scriptures, Third (San Francisco: Harper, 1988).&quot;,&quot;noteIndex&quot;:178},&quot;citationItems&quot;:[{&quot;id&quot;:1212,&quot;uris&quot;:[&quot;http://zotero.org/users/4295591/items/UK7LZXQ2&quot;,[&quot;http://zotero.org/users/4295591/items/UK7LZXQ2&quot;]],&quot;itemData&quot;:{&quot;id&quot;:1212,&quot;type&quot;:&quot;book&quot;,&quot;edition&quot;:&quot;Third&quot;,&quot;event-place&quot;:&quot;San Francisco&quot;,&quot;publisher&quot;:&quot;Harper&quot;,&quot;publisher-place&quot;:&quot;San Francisco&quot;,&quot;title&quot;:&quot;The Nag Hammadi Library: The Definitive new Translation of the Gnostic Scriptures&quot;,&quot;author&quot;:[{&quot;family&quot;:&quot;James M. Robinson&quot;,&quot;given&quot;:&quot;&quot;}],&quot;issued&quot;:{&quot;date-parts&quot;:[[&quot;1988&quot;]]}}}],&quot;schema&quot;:&quot;https://github.com/citation-style-language/schema/raw/master/csl-citation.json&quot;} RNDRUkgEJvoRq"/></text:p></text:note-body></text:note></text:span><text:span text:style-name="T956"> Then, they tossed the rest away and presented this elite-approved canon to hungry Christians as the only written accounts that they could read.</text:span><text:span text:style-name="T956"><text:note text:id="ftn173" text:note-class="footnote"><text:note-citation>173</text:note-citation><text:note-body><text:p text:style-name="P193"><text:span text:style-name="T37"><text:s/></text:span><text:span text:style-name="T961">As Bernard Starr notes, “… the </text:span><text:alphabetical-index-mark-start text:id="IMark1835266583040"/><text:span text:style-name="T961">Council of Hippo</text:span><text:alphabetical-index-mark-end text:id="IMark1835266583040"/><text:alphabetical-index-mark text:string-value=" " text:key1="Council of Hippo"/><text:span text:style-name="T961"> sanctioned 27 books for the New Testament in 393 C.E. Four years later the Council of Cartage confirmed the same 27 books as </text:span><text:a xlink:type="simple" xlink:href="http://carm.org/new-testament-books" office:target-frame-name="_hplink" xlink:show="replace" text:style-name="Internet_20_link" text:visited-style-name="Visited_20_Internet_20_Link"><text:span text:style-name="T961">the authoritative Scriptures of the Church</text:span></text:a><text:span text:style-name="T961">. </text:span><text:reference-mark-start text:name="ZOTERO_ITEM CSL_CITATION {&quot;citationID&quot;:&quot;d3cBEWWA&quot;,&quot;properties&quot;:{&quot;formattedCitation&quot;:&quot;Bernard Starr, \\uc0\\u8220{}Why Christians Were Denied Access to Their Bible for 1,000 Years,\\uc0\\u8221{} {\\i{}Huffpost Religion}, July 20, 2013.&quot;,&quot;plainCitation&quot;:&quot;Bernard Starr, “Why Christians Were Denied Access to Their Bible for 1,000 Years,” Huffpost Religion, July 20, 2013.&quot;,&quot;noteIndex&quot;:179},&quot;citationItems&quot;:[{&quot;id&quot;:2450,&quot;uris&quot;:[&quot;http://zotero.org/users/4295591/items/BZGX6XXH&quot;,[&quot;http://zotero.org/users/4295591/items/BZGX6XXH&quot;]],&quot;itemData&quot;:{&quot;id&quot;:2450,&quot;type&quot;:&quot;article-magazine&quot;,&quot;container-title&quot;:&quot;Huffpost Religion&quot;,&quot;title&quot;:&quot;Why Christians Were Denied Access to Their Bible for 1,000 Years&quot;,&quot;author&quot;:[{&quot;family&quot;:&quot;Bernard Starr&quot;,&quot;given&quot;:&quot;&quot;}],&quot;issued&quot;:{&quot;date-parts&quot;:[[&quot;2013&quot;,7,20]]}}}],&quot;schema&quot;:&quot;https://github.com/citation-style-language/schema/raw/master/csl-citation.json&quot;} RNDvQajDvIGfH"/><text:span text:style-name="T962">Bernard Starr, </text:span><text:span text:style-name="T89">“Why Christians Were Denied Access to Their Bible for 1,000 Years,” </text:span><text:span text:style-name="T90">Huffpost Religion</text:span><text:span text:style-name="T89">, July 20, 2013.</text:span><text:reference-mark-end text:name="ZOTERO_ITEM CSL_CITATION {&quot;citationID&quot;:&quot;d3cBEWWA&quot;,&quot;properties&quot;:{&quot;formattedCitation&quot;:&quot;Bernard Starr, \\uc0\\u8220{}Why Christians Were Denied Access to Their Bible for 1,000 Years,\\uc0\\u8221{} {\\i{}Huffpost Religion}, July 20, 2013.&quot;,&quot;plainCitation&quot;:&quot;Bernard Starr, “Why Christians Were Denied Access to Their Bible for 1,000 Years,” Huffpost Religion, July 20, 2013.&quot;,&quot;noteIndex&quot;:179},&quot;citationItems&quot;:[{&quot;id&quot;:2450,&quot;uris&quot;:[&quot;http://zotero.org/users/4295591/items/BZGX6XXH&quot;,[&quot;http://zotero.org/users/4295591/items/BZGX6XXH&quot;]],&quot;itemData&quot;:{&quot;id&quot;:2450,&quot;type&quot;:&quot;article-magazine&quot;,&quot;container-title&quot;:&quot;Huffpost Religion&quot;,&quot;title&quot;:&quot;Why Christians Were Denied Access to Their Bible for 1,000 Years&quot;,&quot;author&quot;:[{&quot;family&quot;:&quot;Bernard Starr&quot;,&quot;given&quot;:&quot;&quot;}],&quot;issued&quot;:{&quot;date-parts&quot;:[[&quot;2013&quot;,7,20]]}}}],&quot;schema&quot;:&quot;https://github.com/citation-style-language/schema/raw/master/csl-citation.json&quot;} RNDvQajDvIGfH"/></text:p><text:p text:style-name="P194"/></text:note-body></text:note></text:span><text:span text:style-name="T956"> In this way, elites controlled what future generations would know about the personality and activities of Christ. </text:span></text:p>
        <text:p text:style-name="P195"><text:span text:style-name="T942">Of course, </text:span><text:span text:style-name="T963">the faithful might like to think, perhaps because it preserves their spiritual investment and saves them some face, that the activities of the emperor and his cadre of elite bishops were benign. However, subsequent actions of the Church highlight their true motivation, which was to suppress the revolutionary texts. </text:span><text:span text:style-name="T942">For example, o</text:span><text:span text:style-name="T964">ne thing that the elites in the Catholic Church did, in addition to their purge of the written record, was to hide and suppress even the cannon they had chosen. To be clear, they hid the Bible that they created away in monasteries, kept it in a language few people at the time </text:span><text:soft-page-break/><text:span text:style-name="T964">could read, and prevented the peasants from having </text:span><text:span text:style-name="T942">easy </text:span><text:span text:style-name="T964">access to it. As Bernard Starr notes, </text:span><text:span text:style-name="T965">“</text:span><text:span text:style-name="T966">t</text:span><text:span text:style-name="T967">he Church actually discouraged</text:span><text:span text:style-name="T967"><text:note text:id="ftn174" text:note-class="footnote"><text:note-citation>174</text:note-citation><text:note-body><text:p text:style-name="P196"><text:span text:style-name="T37"><text:s/>Starr use</text:span><text:span text:style-name="T968">s</text:span><text:span text:style-name="T37"> the word “discouraged,” but as he himself points out, the Church actually executed people for spreading the word. This is a level above mere “discouragement.” It is active suppression of spiritual teachings. </text:span><text:reference-mark-start text:name="ZOTERO_ITEM CSL_CITATION {&quot;citationID&quot;:&quot;I2WQnoyv&quot;,&quot;properties&quot;:{&quot;formattedCitation&quot;:&quot;Bernard Starr, {\\i{}Jesus Uncensored: Restoring the Authentic Jew} (OmniHouse Publishing, 2013).&quot;,&quot;plainCitation&quot;:&quot;Bernard Starr, Jesus Uncensored: Restoring the Authentic Jew (OmniHouse Publishing, 2013).&quot;,&quot;noteIndex&quot;:180},&quot;citationItems&quot;:[{&quot;id&quot;:2449,&quot;uris&quot;:[&quot;http://zotero.org/users/4295591/items/2PMG77JG&quot;,[&quot;http://zotero.org/users/4295591/items/2PMG77JG&quot;]],&quot;itemData&quot;:{&quot;id&quot;:2449,&quot;type&quot;:&quot;book&quot;,&quot;publisher&quot;:&quot;OmniHouse Publishing&quot;,&quot;title&quot;:&quot;Jesus Uncensored: Restoring the Authentic Jew&quot;,&quot;author&quot;:[{&quot;family&quot;:&quot;Starr&quot;,&quot;given&quot;:&quot;Bernard&quot;}],&quot;issued&quot;:{&quot;date-parts&quot;:[[&quot;2013&quot;]]}}}],&quot;schema&quot;:&quot;https://github.com/citation-style-language/schema/raw/master/csl-citation.json&quot;} RNDxjzQ8LvxUr"/><text:span text:style-name="T523">Bernard Starr, </text:span><text:span text:style-name="T90">Jesus Uncensored: Restoring the Authentic Jew</text:span><text:span text:style-name="T89"> (OmniHouse Publishing, 2013).</text:span><text:reference-mark-end text:name="ZOTERO_ITEM CSL_CITATION {&quot;citationID&quot;:&quot;I2WQnoyv&quot;,&quot;properties&quot;:{&quot;formattedCitation&quot;:&quot;Bernard Starr, {\\i{}Jesus Uncensored: Restoring the Authentic Jew} (OmniHouse Publishing, 2013).&quot;,&quot;plainCitation&quot;:&quot;Bernard Starr, Jesus Uncensored: Restoring the Authentic Jew (OmniHouse Publishing, 2013).&quot;,&quot;noteIndex&quot;:180},&quot;citationItems&quot;:[{&quot;id&quot;:2449,&quot;uris&quot;:[&quot;http://zotero.org/users/4295591/items/2PMG77JG&quot;,[&quot;http://zotero.org/users/4295591/items/2PMG77JG&quot;]],&quot;itemData&quot;:{&quot;id&quot;:2449,&quot;type&quot;:&quot;book&quot;,&quot;publisher&quot;:&quot;OmniHouse Publishing&quot;,&quot;title&quot;:&quot;Jesus Uncensored: Restoring the Authentic Jew&quot;,&quot;author&quot;:[{&quot;family&quot;:&quot;Starr&quot;,&quot;given&quot;:&quot;Bernard&quot;}],&quot;issued&quot;:{&quot;date-parts&quot;:[[&quot;2013&quot;]]}}}],&quot;schema&quot;:&quot;https://github.com/citation-style-language/schema/raw/master/csl-citation.json&quot;} RNDxjzQ8LvxUr"/><text:span text:style-name="T37"> </text:span></text:p><text:p text:style-name="P194"/></text:note-body></text:note></text:span><text:span text:style-name="T967"> the populace</text:span><text:span text:style-name="T965"> </text:span><text:span text:style-name="T967">from reading the Bible on their own — a policy that intensified through the Middle Ages.</text:span><text:span text:style-name="T965">”</text:span><text:span text:style-name="Footnote_20_Symbol"><text:span text:style-name="T965"> </text:span></text:span><text:span text:style-name="T965"><text:note text:id="ftn175" text:note-class="footnote"><text:note-citation>175</text:note-citation><text:note-body><text:p text:style-name="P197"><text:span text:style-name="T37"><text:s/></text:span><text:reference-mark-start text:name="ZOTERO_ITEM CSL_CITATION {&quot;citationID&quot;:&quot;J8bZroqs&quot;,&quot;properties&quot;:{&quot;formattedCitation&quot;:&quot;Bernard Starr, \\uc0\\u8220{}Why Christians Were Denied Access to Their Bible for 1,000 Years.\\uc0\\u8221{}&quot;,&quot;plainCitation&quot;:&quot;Bernard Starr, “Why Christians Were Denied Access to Their Bible for 1,000 Years.”&quot;,&quot;noteIndex&quot;:181},&quot;citationItems&quot;:[{&quot;id&quot;:2450,&quot;uris&quot;:[&quot;http://zotero.org/users/4295591/items/BZGX6XXH&quot;,[&quot;http://zotero.org/users/4295591/items/BZGX6XXH&quot;]],&quot;itemData&quot;:{&quot;id&quot;:2450,&quot;type&quot;:&quot;article-magazine&quot;,&quot;container-title&quot;:&quot;Huffpost Religion&quot;,&quot;title&quot;:&quot;Why Christians Were Denied Access to Their Bible for 1,000 Years&quot;,&quot;author&quot;:[{&quot;family&quot;:&quot;Bernard Starr&quot;,&quot;given&quot;:&quot;&quot;}],&quot;issued&quot;:{&quot;date-parts&quot;:[[&quot;2013&quot;,7,20]]}}}],&quot;schema&quot;:&quot;https://github.com/citation-style-language/schema/raw/master/csl-citation.json&quot;} RNDC69pW2E1mK"/><text:span text:style-name="T969">Bernard Starr, </text:span><text:span text:style-name="T938">“Why Christians Were Denied Access to Their Bible for 1,000 Years.”</text:span><text:reference-mark-end text:name="ZOTERO_ITEM CSL_CITATION {&quot;citationID&quot;:&quot;J8bZroqs&quot;,&quot;properties&quot;:{&quot;formattedCitation&quot;:&quot;Bernard Starr, \\uc0\\u8220{}Why Christians Were Denied Access to Their Bible for 1,000 Years.\\uc0\\u8221{}&quot;,&quot;plainCitation&quot;:&quot;Bernard Starr, “Why Christians Were Denied Access to Their Bible for 1,000 Years.”&quot;,&quot;noteIndex&quot;:181},&quot;citationItems&quot;:[{&quot;id&quot;:2450,&quot;uris&quot;:[&quot;http://zotero.org/users/4295591/items/BZGX6XXH&quot;,[&quot;http://zotero.org/users/4295591/items/BZGX6XXH&quot;]],&quot;itemData&quot;:{&quot;id&quot;:2450,&quot;type&quot;:&quot;article-magazine&quot;,&quot;container-title&quot;:&quot;Huffpost Religion&quot;,&quot;title&quot;:&quot;Why Christians Were Denied Access to Their Bible for 1,000 Years&quot;,&quot;author&quot;:[{&quot;family&quot;:&quot;Bernard Starr&quot;,&quot;given&quot;:&quot;&quot;}],&quot;issued&quot;:{&quot;date-parts&quot;:[[&quot;2013&quot;,7,20]]}}}],&quot;schema&quot;:&quot;https://github.com/citation-style-language/schema/raw/master/csl-citation.json&quot;} RNDC69pW2E1mK"/><text:span text:style-name="T37"> </text:span></text:p><text:p text:style-name="P34">Also check out this web page http://www.aloha.net/~mikesch/banned.htm. It lists documentary evidence of a centuries long attempt by members of the elite to prevent the public from accessing the Bible. </text:p><text:p text:style-name="P194"/></text:note-body></text:note></text:span><text:span text:style-name="Footnote_20_Symbol"><text:span text:style-name="T965"><text:s/></text:span></text:span><text:span text:style-name="T965">They prohibited the “laity” from having access to the New Testament, they burned any copies that existed outside the Church, </text:span><text:span text:style-name="T970">they </text:span><text:span text:style-name="T965">even burned people </text:span><text:span text:style-name="T970">at the stake </text:span><text:span text:style-name="T965">who tried to distribute and/or translate the Bible! In 1536, </text:span><text:span text:style-name="T971">William Tyndale was strangled and burned by the Catholic Church for having the unmitigated, revolutionary, heretical gall of having the Latin Bible translated and printed in English so that the people could read it directly.</text:span><text:span text:style-name="T971"><text:note text:id="ftn176" text:note-class="footnote"><text:note-citation>176</text:note-citation><text:note-body><text:p text:style-name="P198"><text:s/>For a brief overview of what happened, see the Christianity.com article "Translator William Tyndale Strangled and Burned," Christianity.Com, http://www.christianity.com/church/church-history/timeline/1501-1600/translator-william-tyndale-strangled-and-burned-11629961.html. If you read that version note how obstinate Tyndale was and how mad the Church got at him.</text:p><text:p text:style-name="P194"/></text:note-body></text:note></text:span></text:p>
        <text:p text:style-name="P199"><text:soft-page-break/><text:span text:style-name="T972">Another thing the elites did that speaks to their true motivation, in addition to purging the literature and hiding the remaining away, was </text:span>mercilessly <text:span text:style-name="T971">edit </text:span>it <text:span text:style-name="T972">once it was in their control</text:span>. The truth is, the Bible you read today is not the Bible that was created at the council of Hippo. The Bible of today is a heavily edited version of the original New Testament. Even conservative Christian scholars admit the Bible has been edited thousands of times,<text:note text:id="ftn177" text:note-class="footnote"><text:note-citation>177</text:note-citation><text:note-body><text:p text:style-name="P200"><text:s/>Bart D. Ehrman, <text:span text:style-name="T141">Misquoting Jesus: The Story Behind Who Changed the Bible and Why</text:span>(Harper One, 2007); <text:span text:style-name="T141">Lost Scriptures</text:span>(New York: Oxford University Press, 2003).</text:p><text:p text:style-name="P194"/></text:note-body></text:note> <text:span text:style-name="T973">and this is not insignificant. Even if one could argue that the edits were mostly grammar and punctuation edits, this is enough to seriously call into question the activities of the elite church. Even a single punctuation mark can dramatically change the meaning of a sentence. Consider the following example:</text:span></text:p>
        <text:p text:style-name="P201"><text:soft-page-break/>A woman without her man is nothing <text:line-break/>A woman: without her, man is nothing.</text:p>
        <text:p text:style-name="P202">Only two punctuation marks are changed, yet the meaning of the sentence is reversed. One of the above statements is empowering to women, and the other beats her down. <text:span text:style-name="T974">When you remember t</text:span>he Bible has been edited thousands of times <text:span text:style-name="T974">by the Church, this is shocking.</text:span> If even a colon and a comma can change the meaning <text:span text:style-name="T975">of a sentence</text:span>, you <text:span text:style-name="T974">can </text:span>imagine the modifications that become possible when you <text:span text:style-name="T974">have hundreds of years to privately edit “the Word.”</text:span> </text:p>
        <text:p text:style-name="P203"><text:span text:style-name="T976"><text:s/></text:span><text:span text:style-name="T977">At this point, a couple of questions may be lingering. The first question that may linger is, if the teachings of Christ were such a threat, why not simply erase the books altogether? The answer is simply that it was too late. By the time the elites got around to co-opting the corpus, </text:span><text:span text:style-name="T940">the</text:span><text:span text:style-name="T977"> teaching</text:span><text:span text:style-name="T939">s of Jesus</text:span><text:span text:style-name="T977"> had already spread far enough that any attempt to simply erase them would likely have led to a violent uprising.</text:span><text:span text:style-name="T977"><text:note text:id="ftn178" text:note-class="footnote"><text:note-citation>178</text:note-citation><text:note-body><text:p text:style-name="P48"><text:reference-mark-start text:name="ZOTERO_ITEM CSL_CITATION {&quot;citationID&quot;:&quot;NASrf769&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184},&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pxjT27VYZd"/>Sosteric, “Rethinking the Origins and Purpose of Religion: Jesus, Constantine, and the Containment of Global Revolution.”<text:reference-mark-end text:name="ZOTERO_ITEM CSL_CITATION {&quot;citationID&quot;:&quot;NASrf769&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184},&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pxjT27VYZd"/></text:p></text:note-body></text:note></text:span><text:span text:style-name="T977"> </text:span><text:span text:style-name="T976">Assassination had not stopped </text:span><text:span text:style-name="T978">the revolutionary message from spreading, it just made it worse; trying to burn all </text:span><text:soft-page-break/><text:span text:style-name="T978">the accounts wouldn’t do it either. It would probably just make it worse.</text:span></text:p>
        <text:p text:style-name="P204"><text:span text:style-name="T979">Another question that may linger at this point is about the actual power of the Christ’s life and his teachings. Was his life and work really a threat? Did the elites really put in centuries of effort trying to suppress the Gospels for fear of the revolution they might insight? It sounds like magical thinking, but consider the story of Spanish conquistador </text:span><text:span text:style-name="T980">Bartolome de las Casa</text:span><text:span text:style-name="T981">s</text:span><text:span text:style-name="T980">. </text:span><text:span text:style-name="T559">Bartolome de las Casas was a member of the </text:span><text:span text:style-name="T982">16h century </text:span><text:span text:style-name="T559">Spanish elite. He was directly involved in the colonization of Hispaniola and Cuba. As Fiske notes of the repressive practices of the colonizers:</text:span></text:p>
        <text:p text:style-name="Quote"><text:span text:style-name="apple-style-span"><text:span text:style-name="T983">Indians were slaughtered by the hundreds, burned alive, impaled on sharp stakes, torn to pieces by blood-hounds. </text:span></text:span><text:span text:style-name="T983">In retaliation for the murder of a Spaniard, it was thought proper to call up fifty or sixty Indians and chop off their hands. Little children were flung into the water to drown with less concern than if they had been puppies. In the mingling of sacred ideas with the sheerest devilry, there was a grotesqueness fit for the pencil of Dore. Once, "in honour and reverence of Christ and his twelve Apostles," they hanged thirteen Indians in a row at such a </text:span><text:soft-page-break/><text:span text:style-name="T983">height that their toes could just touch the ground and then pricked them to death with their sword-points, taking care not to kill them quickly. At another time, when some old reprobate was broiling half a dozen</text:span><text:span text:style-name="apple-style-span"><text:span text:style-name="T983"> Hideout Indians in a kind of cradle suspended over a slow fire, their shrieks awoke the Spanish captain who, in a neighboring hut, was taking his afternoon nap and he called out testily to the man to despatch those wretches at once and stop their noise. But this demon, determined not to be baulked of his enjoyment, only gagged the poor creatures</text:span></text:span><field:fieldmark-start text:name="__Fieldmark__12832_4169162084" field:type="vnd.oasis.opendocument.field.UNHANDLED"><field:param field:name="vnd.oasis.opendocument.field.code" field:value="ADDIN EN.CITE &lt;EndNote&gt;&lt;Cite&gt;&lt;Author&gt;Fiske&lt;/Author&gt;&lt;Year&gt;1902&lt;/Year&gt;&lt;RecNum&gt;596&lt;/RecNum&gt;&lt;Pages&gt;265-6&lt;/Pages&gt;&lt;record&gt;&lt;rec-number&gt;596&lt;/rec-number&gt;&lt;foreign-keys&gt;&lt;key app=&quot;EN&quot; db-id=&quot;ffzzx2xp45pfvbeepzbx5fzn0xv2zarf0efe&quot;&gt;596&lt;/key&gt;&lt;/foreign-keys&gt;&lt;ref-type name=&quot;Book&quot;&gt;6&lt;/ref-type&gt;&lt;contributors&gt;&lt;authors&gt;&lt;author&gt;Fiske, John&lt;/author&gt;&lt;/authors&gt;&lt;/contributors&gt;&lt;titles&gt;&lt;title&gt;The Historical Writings of John Fiske: The Discovery of America&lt;/title&gt;&lt;/titles&gt;&lt;volume&gt;3&lt;/volume&gt;&lt;num-vols&gt;12&lt;/num-vols&gt;&lt;dates&gt;&lt;year&gt;1902&lt;/year&gt;&lt;/dates&gt;&lt;pub-location&gt;New York&lt;/pub-location&gt;&lt;publisher&gt;Houghton Mifflin&lt;/publisher&gt;&lt;urls&gt;&lt;/urls&gt;&lt;/record&gt;&lt;/Cite&gt;&lt;/EndNote&gt;"/></field:fieldmark-start><field:fieldmark-separator/><field:fieldmark-end/><text:span text:style-name="apple-style-span"><text:span text:style-name="T983">.</text:span></text:span><text:span text:style-name="T983"><text:note text:id="ftn179" text:note-class="footnote"><text:note-citation>179</text:note-citation><text:note-body><text:p text:style-name="P205"><text:s/>John Fiske, <text:span text:style-name="T141">The Historical Writings of John Fiske: The Discovery of America</text:span>, 12 vols., vol. 3(New York: Houghton Mifflin, 1902).</text:p><text:p text:style-name="P194"/></text:note-body></text:note></text:span></text:p>
        <text:p text:style-name="P206"><text:span text:style-name="apple-style-span"><text:span text:style-name="T984">Las Casas </text:span></text:span><text:span text:style-name="apple-style-span"><text:span text:style-name="T985">was </text:span></text:span><text:span text:style-name="apple-style-span"><text:span text:style-name="T986">considered one of the worst of the worst, </text:span></text:span><text:span text:style-name="apple-style-span"><text:span text:style-name="T985">a monster by any account, until o</text:span></text:span><text:span text:style-name="apple-style-span"><text:span text:style-name="T984">ne day while in Cuba, </text:span></text:span><text:span text:style-name="apple-style-span"><text:span text:style-name="T986">while reading from a Church pulpit, </text:span></text:span><text:span text:style-name="apple-style-span"><text:span text:style-name="T985">he </text:span></text:span><text:span text:style-name="apple-style-span"><text:span text:style-name="T984">read </text:span></text:span><text:span text:style-name="apple-style-span"><text:span text:style-name="T986">the following </text:span></text:span><text:span text:style-name="apple-style-span"><text:span text:style-name="T985">words from the Bible: </text:span></text:span></text:p>
        <text:p text:style-name="P207"><text:span text:style-name="T37">The Most High is not pleased with the offerings of the wicked: neither is he pacified for sin by the multitude of sacrifices. The bread of the needy is their life; he that defraudeth him thereof is a man of blood. He that taketh away his </text:span><text:soft-page-break/><text:span text:style-name="T37">neighbors’ living slayeth him; and he that defraudeth the laborer of his hire is a shedder of blood </text:span><text:span text:style-name="apple-style-span"><text:span text:style-name="T984">(Sira 34: 21-23)</text:span></text:span><text:span text:style-name="T37">.</text:span></text:p>
        <text:p text:style-name="P208"><text:span text:style-name="T394">Upon reading these words, Las Casas </text:span><text:span text:style-name="T987">had </text:span><text:span text:style-name="T988">a classic </text:span><text:alphabetical-index-mark-start text:id="IMark1835266584400" text:main-entry="true"/><text:alphabetical-index-mark-start text:id="IMark1835266581600" text:main-entry="true"/><text:span text:style-name="T987">connection</text:span><text:alphabetical-index-mark-end text:id="IMark1835266581600"/><text:span text:style-name="T987"> experience</text:span><text:alphabetical-index-mark-end text:id="IMark1835266584400"/><text:span text:style-name="T987">, and </text:span><text:span text:style-name="T394">was instantly transformed </text:span><text:span text:style-name="T987">by it</text:span><text:span text:style-name="T394">. </text:span><text:span text:style-name="T987">Fiske provides </text:span><text:span text:style-name="T989">an account of </text:span><text:span text:style-name="T987">the </text:span><text:span text:style-name="T989">dramatic </text:span><text:alphabetical-index-mark-start text:id="IMark1835266584480" text:main-entry="true"/><text:span text:style-name="T989">awakening</text:span><text:alphabetical-index-mark-end text:id="IMark1835266584480"/><text:span text:style-name="T987">.</text:span><text:note text:id="ftn180" text:note-class="footnote"><text:note-citation>180</text:note-citation><text:note-body><text:p text:style-name="Footnote"><text:reference-mark-start text:name="ZOTERO_ITEM CSL_CITATION {&quot;citationID&quot;:&quot;OhH6JRQW&quot;,&quot;properties&quot;:{&quot;formattedCitation&quot;:&quot;Fiske, {\\i{}The Historical Writings of John Fiske: The Discovery of America}.&quot;,&quot;plainCitation&quot;:&quot;Fiske, The Historical Writings of John Fiske: The Discovery of America.&quot;,&quot;noteIndex&quot;:186},&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schema&quot;:&quot;https://github.com/citation-style-language/schema/raw/master/csl-citation.json&quot;} RNDD0OaAhCiRZ"/><text:span text:style-name="T89">Fiske, </text:span><text:span text:style-name="T90">The Historical Writings of John Fiske: The Discovery of America</text:span><text:span text:style-name="T89">.</text:span><text:reference-mark-end text:name="ZOTERO_ITEM CSL_CITATION {&quot;citationID&quot;:&quot;OhH6JRQW&quot;,&quot;properties&quot;:{&quot;formattedCitation&quot;:&quot;Fiske, {\\i{}The Historical Writings of John Fiske: The Discovery of America}.&quot;,&quot;plainCitation&quot;:&quot;Fiske, The Historical Writings of John Fiske: The Discovery of America.&quot;,&quot;noteIndex&quot;:186},&quot;citationItems&quot;:[{&quot;id&quot;:1871,&quot;uris&quot;:[&quot;http://zotero.org/users/4295591/items/9DJM4F27&quot;,[&quot;http://zotero.org/users/4295591/items/9DJM4F27&quot;]],&quot;itemData&quot;:{&quot;id&quot;:1871,&quot;type&quot;:&quot;book&quot;,&quot;event-place&quot;:&quot;New York&quot;,&quot;number-of-volumes&quot;:&quot;12&quot;,&quot;publisher&quot;:&quot;Houghton Mifflin&quot;,&quot;publisher-place&quot;:&quot;New York&quot;,&quot;title&quot;:&quot;The Historical Writings of John Fiske: The Discovery of America&quot;,&quot;volume&quot;:&quot;3&quot;,&quot;author&quot;:[{&quot;family&quot;:&quot;Fiske&quot;,&quot;given&quot;:&quot;John&quot;}],&quot;issued&quot;:{&quot;date-parts&quot;:[[&quot;1902&quot;]]}}}],&quot;schema&quot;:&quot;https://github.com/citation-style-language/schema/raw/master/csl-citation.json&quot;} RNDD0OaAhCiRZ"/></text:p></text:note-body></text:note></text:p>
        <text:p text:style-name="P209"><text:span text:style-name="T394">As he read these words, a light from heaven seemed to shine upon Las Casas. The scales fell from his eyes. He saw that the system of slavery was wrong in principle. The question whether you treated your slaves harshly or kindly did not go to the root of the matter. As soon as you took from the laborer his wages, the deadly sin was committed; the monstrous evil was inaugurated. There must be a stop put to this, said Las Casas. We have started wrong. Here, are vast countries which the Holy Church has given to the Spaniards in trust, that the heathen may be civilized and brought into the fold of Christ; and we have begun by making Hispaniola a hell. This thing must not be suffered to grow with the </text:span><text:soft-page-break/><text:span text:style-name="T394">growth of Spanish conquest. There was but one remedy. The axe must be put to the root of the tree. Slavery must be abolished </text:span><field:fieldmark-start text:name="__Fieldmark__12956_4169162084" field:type="vnd.oasis.opendocument.field.UNHANDLED"><field:param field:name="vnd.oasis.opendocument.field.code" field:value="ADDIN EN.CITE &lt;EndNote&gt;&lt;Cite&gt;&lt;Author&gt;Fiske&lt;/Author&gt;&lt;Year&gt;1902&lt;/Year&gt;&lt;RecNum&gt;596&lt;/RecNum&gt;&lt;Pages&gt;273-4&lt;/Pages&gt;&lt;record&gt;&lt;rec-number&gt;596&lt;/rec-number&gt;&lt;foreign-keys&gt;&lt;key app=&quot;EN&quot; db-id=&quot;ffzzx2xp45pfvbeepzbx5fzn0xv2zarf0efe&quot;&gt;596&lt;/key&gt;&lt;/foreign-keys&gt;&lt;ref-type name=&quot;Book&quot;&gt;6&lt;/ref-type&gt;&lt;contributors&gt;&lt;authors&gt;&lt;author&gt;Fiske, John&lt;/author&gt;&lt;/authors&gt;&lt;/contributors&gt;&lt;titles&gt;&lt;title&gt;The Historical Writings of John Fiske: The Discovery of America&lt;/title&gt;&lt;/titles&gt;&lt;volume&gt;3&lt;/volume&gt;&lt;num-vols&gt;12&lt;/num-vols&gt;&lt;dates&gt;&lt;year&gt;1902&lt;/year&gt;&lt;/dates&gt;&lt;pub-location&gt;New York&lt;/pub-location&gt;&lt;publisher&gt;Houghton Mifflin&lt;/publisher&gt;&lt;urls&gt;&lt;/urls&gt;&lt;/record&gt;&lt;/Cite&gt;&lt;/EndNote&gt;"/></field:fieldmark-start><field:fieldmark-separator/><field:fieldmark-end/><text:span text:style-name="T394">.</text:span></text:p>
        <text:p text:style-name="P210"><text:span text:style-name="T990">Following his transformative experience, </text:span>Las Casas gave up his slaves, went into the pulpit, and preached against the practice. He sold his worldly goods and went to visit the King of Spain, the Bishop Fonesca, and others. He became politically active and was a key figure and major influence not only in advocating against slavery, but in advocating for the idea that the slaves were human and had souls<field:fieldmark-start text:name="__Fieldmark__12965_4169162084" field:type="vnd.oasis.opendocument.field.UNHANDLED"><field:param field:name="vnd.oasis.opendocument.field.code" field:value="ADDIN EN.CITE &lt;EndNote&gt;&lt;Cite&gt;&lt;Author&gt;Cels&lt;/Author&gt;&lt;Year&gt;2014&lt;/Year&gt;&lt;RecNum&gt;708&lt;/RecNum&gt;&lt;record&gt;&lt;rec-number&gt;708&lt;/rec-number&gt;&lt;foreign-keys&gt;&lt;key app=&quot;EN&quot; db-id=&quot;ffzzx2xp45pfvbeepzbx5fzn0xv2zarf0efe&quot;&gt;708&lt;/key&gt;&lt;/foreign-keys&gt;&lt;ref-type name=&quot;Personal Communication&quot;&gt;26&lt;/ref-type&gt;&lt;contributors&gt;&lt;authors&gt;&lt;author&gt;Cels, Mark&lt;/author&gt;&lt;/authors&gt;&lt;/contributors&gt;&lt;titles&gt;&lt;title&gt;Personal email&lt;/title&gt;&lt;/titles&gt;&lt;dates&gt;&lt;year&gt;2014&lt;/year&gt;&lt;/dates&gt;&lt;urls&gt;&lt;/urls&gt;&lt;/record&gt;&lt;/Cite&gt;&lt;/EndNote&gt;"/></field:fieldmark-start><field:fieldmark-separator/><field:fieldmark-end/>. Eventually, he went on to write a rather disturbing book on Spanish treatment of slaves where he provides a first-hand account of a horrific genocide that left Hispaniola a ruinous and desolate waste.<text:note text:id="ftn181" text:note-class="footnote"><text:note-citation>181</text:note-citation><text:note-body><text:p text:style-name="P211"><text:span text:style-name="T37"><text:s/>If you are interested in Las Casas first-hand account and condemnation, you can read the book. It is available from Project Gutenberg at </text:span><text:a xlink:type="simple" xlink:href="http://www.gutenberg.org/ebooks/20321" text:style-name="Internet_20_link" text:visited-style-name="Visited_20_Internet_20_Link"><text:span text:style-name="Internet_20_link"><text:span text:style-name="T37">http://www.gutenberg.org/ebooks/20321</text:span></text:span></text:a><text:span text:style-name="Internet_20_link"><text:span text:style-name="T37">. </text:span></text:span><text:reference-mark-start text:name="ZOTERO_ITEM CSL_CITATION {&quot;citationID&quot;:&quot;z53k4knj&quot;,&quot;properties&quot;:{&quot;formattedCitation&quot;:&quot;Bartolome de las Casas, {\\i{}A Brief Account of the Destruction of the Indies}.&quot;,&quot;plainCitation&quot;:&quot;Bartolome de las Casas, A Brief Account of the Destruction of the Indies.&quot;,&quot;noteIndex&quot;:187},&quot;citationItems&quot;:[{&quot;id&quot;:1770,&quot;uris&quot;:[&quot;http://zotero.org/users/4295591/items/7SVEK77C&quot;,[&quot;http://zotero.org/users/4295591/items/7SVEK77C&quot;]],&quot;itemData&quot;:{&quot;id&quot;:1770,&quot;type&quot;:&quot;book&quot;,&quot;event-place&quot;:&quot;London&quot;,&quot;publisher&quot;:&quot;R. Hewson&quot;,&quot;publisher-place&quot;:&quot;London&quot;,&quot;title&quot;:&quot;A Brief Account of the Destruction of the Indies&quot;,&quot;author&quot;:[{&quot;family&quot;:&quot;Bartolome de las Casas&quot;,&quot;given&quot;:&quot;&quot;}],&quot;issued&quot;:{&quot;date-parts&quot;:[[&quot;1552&quot;]]}}}],&quot;schema&quot;:&quot;https://github.com/citation-style-language/schema/raw/master/csl-citation.json&quot;} RNDzEbD7xUq02"/><text:span text:style-name="Internet_20_link"><text:span text:style-name="T523">Bartolome de las Casas, </text:span></text:span><text:span text:style-name="T90">A Brief Account of the Destruction of the Indies</text:span><text:span text:style-name="T89">.</text:span><text:reference-mark-end text:name="ZOTERO_ITEM CSL_CITATION {&quot;citationID&quot;:&quot;z53k4knj&quot;,&quot;properties&quot;:{&quot;formattedCitation&quot;:&quot;Bartolome de las Casas, {\\i{}A Brief Account of the Destruction of the Indies}.&quot;,&quot;plainCitation&quot;:&quot;Bartolome de las Casas, A Brief Account of the Destruction of the Indies.&quot;,&quot;noteIndex&quot;:187},&quot;citationItems&quot;:[{&quot;id&quot;:1770,&quot;uris&quot;:[&quot;http://zotero.org/users/4295591/items/7SVEK77C&quot;,[&quot;http://zotero.org/users/4295591/items/7SVEK77C&quot;]],&quot;itemData&quot;:{&quot;id&quot;:1770,&quot;type&quot;:&quot;book&quot;,&quot;event-place&quot;:&quot;London&quot;,&quot;publisher&quot;:&quot;R. Hewson&quot;,&quot;publisher-place&quot;:&quot;London&quot;,&quot;title&quot;:&quot;A Brief Account of the Destruction of the Indies&quot;,&quot;author&quot;:[{&quot;family&quot;:&quot;Bartolome de las Casas&quot;,&quot;given&quot;:&quot;&quot;}],&quot;issued&quot;:{&quot;date-parts&quot;:[[&quot;1552&quot;]]}}}],&quot;schema&quot;:&quot;https://github.com/citation-style-language/schema/raw/master/csl-citation.json&quot;} RNDzEbD7xUq02"/><text:span text:style-name="Internet_20_link"><text:span text:style-name="T37"> </text:span></text:span></text:p><text:p text:style-name="P194"/></text:note-body></text:note> </text:p>
        <text:p text:style-name="P212"><text:span text:style-name="T976"><text:s/>You can see the threat represented by even the watered-down Bible the elites provided. It was so powerful, even a </text:span><text:span text:style-name="T991">murderous, elite </text:span><text:span text:style-name="T992">sociopath </text:span><text:span text:style-name="T976">could be instantly transformed by simply reading the words. </text:span><text:span text:style-name="T993">No wonder the Catholic patriarchs did not want the masses </text:span><text:soft-page-break/><text:span text:style-name="T993">reading it. No wonder some people were willing to risk persecution and immolation (e.g., William Tyndale) just to get the Bible into the hands of the people. </text:span></text:p>
        <text:p text:style-name="P213"><text:span text:style-name="T992">T</text:span><text:span text:style-name="T994">he efforts of the Church to suppress </text:span><text:span text:style-name="T995">even the watered-down and edited </text:span><text:span text:style-name="T994">accounts of Christ’s life eventually, with the creation of the printing press, collapsed. After that, it was no longer possible to keep the Bible out of the hand</text:span><text:span text:style-name="T996">s</text:span><text:span text:style-name="T994"> of the masses. This didn’t mean the Church gave up, however. In an ongoing effort to control access to the Bible, they organized </text:span><text:span text:style-name="T997">C</text:span><text:span text:style-name="T994">hristian worship into Sunday masses and require</text:span><text:span text:style-name="T998">d the faithful </text:span><text:span text:style-name="T994">to listen to a Catholic functionary (a priest) read and interpret out-of-context snippets of the Bible for them. </text:span><text:span text:style-name="T998">I know of no sociological research comparing what the priests say in their Sunday services, with what is actually in the Bible; however, as a child, I did attend church regularly and I know a) the priests never talked about </text:span><text:alphabetical-index-mark-start text:id="IMark1835266585760" text:main-entry="true"/><text:span text:style-name="T998">connection</text:span><text:alphabetical-index-mark-end text:id="IMark1835266585760"/><text:span text:style-name="T998"> or </text:span><text:alphabetical-index-mark-start text:id="IMark1835266584400" text:main-entry="true"/><text:alphabetical-index-mark-start text:id="IMark1835266582400" text:main-entry="true"/><text:span text:style-name="T998">connection</text:span><text:alphabetical-index-mark-end text:id="IMark1835266582400"/><text:span text:style-name="T998"> experience</text:span><text:alphabetical-index-mark-end text:id="IMark1835266584400"/><text:span text:style-name="T998"> and b) they never spoke of the revolutionary content of Christ’s teachings, or his revolutionary example. Taking quotes out of context, they spun the teachings and took both </text:span><text:alphabetical-index-mark-start text:id="IMark1835266582960" text:main-entry="true"/><text:span text:style-name="T998">connection</text:span><text:alphabetical-index-mark-end text:id="IMark1835266582960"/><text:span text:style-name="T998"> and revolution out. Instead, they portrayed Christ as a meek and passive Sheppard of sheeple, giving deference to a patriarchal and “godly” authority. </text:span></text:p>
        <text:p text:style-name="P214"><text:soft-page-break/>If you recall from the previous section of this guide, <text:alphabetical-index-mark-start text:id="IMark1835266582960" text:main-entry="true"/>awakening<text:alphabetical-index-mark-end text:id="IMark1835266582960"/> and <text:alphabetical-index-mark-start text:id="IMark1835266585680" text:main-entry="true"/>activation<text:alphabetical-index-mark-end text:id="IMark1835266585680"/> are common <text:alphabetical-index-mark-start text:id="IMark1835266583920" text:main-entry="true"/><text:alphabetical-index-mark-start text:id="IMark1835266583040" text:main-entry="true"/>connection<text:alphabetical-index-mark-end text:id="IMark1835266583040"/> outcomes<text:alphabetical-index-mark-end text:id="IMark1835266583920"/>. If you understand the exoteric Church represents world elites and not the interests of the people, you can understand why the Church would suppress, sanitize, and spin accounts of Christ’s life into their opposite. You can also understand the problem spiritual seekers have. The Church will no doubt claim to provide an authentic avenue for human spiritual experience and practice, but does it really? For all the reasons outlined so far, at least when it comes to exoteric and non-monastic aspects of Christianity, the answer is no; but you can decide for yourself.</text:p>
        <text:p text:style-name="P215"><text:span text:style-name="T999">When it comes to assessing the authenticity of exoteric spirituality, in my view, we can stop on the absence of a concern with </text:span><text:alphabetical-index-mark-start text:id="IMark1835266583760" text:main-entry="true"/><text:alphabetical-index-mark-start text:id="IMark1835266583440" text:main-entry="true"/><text:span text:style-name="T999">connection</text:span><text:alphabetical-index-mark-end text:id="IMark1835266583440"/><text:span text:style-name="T999"> experience</text:span><text:alphabetical-index-mark-end text:id="IMark1835266583760"/><text:span text:style-name="T999">. However, there are others aspects of Christianity that arguably retain concern with </text:span><text:alphabetical-index-mark-start text:id="IMark1835266582960" text:main-entry="true"/><text:alphabetical-index-mark-start text:id="IMark1835266583520" text:main-entry="true"/><text:span text:style-name="T999">connection</text:span><text:alphabetical-index-mark-end text:id="IMark1835266583520"/><text:span text:style-name="T999"> experience</text:span><text:alphabetical-index-mark-end text:id="IMark1835266582960"/><text:span text:style-name="T999">. There is a place in the Christian fabric for spiritual experience. Monk and nuns in the Christian mystical tradition monastic traditions of Christianity speak of </text:span><text:alphabetical-index-mark-start text:id="IMark1835266584400" text:main-entry="true"/><text:alphabetical-index-mark-start text:id="IMark1835266583040" text:main-entry="true"/><text:span text:style-name="T999">connection</text:span><text:alphabetical-index-mark-end text:id="IMark1835266583040"/><text:span text:style-name="T999"> experience</text:span><text:alphabetical-index-mark-end text:id="IMark1835266584400"/><text:span text:style-name="T999"> (which they call union with God, or a divine marriage) and even provide advice on how to attain it. The book </text:span><text:span text:style-name="T1000">The Ladder of Divine Ascent</text:span><text:span text:style-name="T1000"><text:note text:id="ftn182" text:note-class="footnote"><text:note-citation>182</text:note-citation><text:note-body><text:p text:style-name="Footnote"><text:reference-mark-start text:name="ZOTERO_ITEM CSL_CITATION {&quot;citationID&quot;:&quot;x16yC0Lm&quot;,&quot;properties&quot;:{&quot;formattedCitation&quot;:&quot;Climacus, {\\i{}The Ladder of Divine Ascent}.&quot;,&quot;plainCitation&quot;:&quot;Climacus, The Ladder of Divine Ascent.&quot;,&quot;noteIndex&quot;:188},&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KUapitPVcm"/><text:span text:style-name="T89">Climacus, </text:span><text:span text:style-name="T90">The Ladder of Divine Ascent</text:span><text:span text:style-name="T89">.</text:span><text:reference-mark-end text:name="ZOTERO_ITEM CSL_CITATION {&quot;citationID&quot;:&quot;x16yC0Lm&quot;,&quot;properties&quot;:{&quot;formattedCitation&quot;:&quot;Climacus, {\\i{}The Ladder of Divine Ascent}.&quot;,&quot;plainCitation&quot;:&quot;Climacus, The Ladder of Divine Ascent.&quot;,&quot;noteIndex&quot;:188},&quot;citationItems&quot;:[{&quot;id&quot;:2272,&quot;uris&quot;:[&quot;http://zotero.org/users/4295591/items/DPJ8C774&quot;,[&quot;http://zotero.org/users/4295591/items/DPJ8C774&quot;]],&quot;itemData&quot;:{&quot;id&quot;:2272,&quot;type&quot;:&quot;book&quot;,&quot;event-place&quot;:&quot;Toronto&quot;,&quot;publisher&quot;:&quot;Patristic Publishing&quot;,&quot;publisher-place&quot;:&quot;Toronto&quot;,&quot;title&quot;:&quot;The Ladder of Divine Ascent&quot;,&quot;author&quot;:[{&quot;family&quot;:&quot;Climacus&quot;,&quot;given&quot;:&quot;John&quot;}],&quot;issued&quot;:{&quot;date-parts&quot;:[[&quot;2017&quot;]]}}}],&quot;schema&quot;:&quot;https://github.com/citation-style-language/schema/raw/master/csl-citation.json&quot;} RNDKUapitPVcm"/></text:p></text:note-body></text:note></text:span><text:span text:style-name="T1000"> </text:span><text:span text:style-name="T1001">by 6</text:span><text:span text:style-name="T1002">th</text:span><text:span text:style-name="T1001"> </text:span><text:soft-page-break/><text:span text:style-name="T1001">century Christian mystic John Climacus is an example in this regard, as are the works of </text:span><text:span text:style-name="T1003">St. Teresa of Avila.</text:span><text:span text:style-name="T1003"><text:note text:id="ftn183" text:note-class="footnote"><text:note-citation>183</text:note-citation><text:note-body><text:p text:style-name="Footnote"><text:reference-mark-start text:name="ZOTERO_ITEM CSL_CITATION {&quot;citationID&quot;:&quot;nzZF4zoy&quot;,&quot;properties&quot;:{&quot;formattedCitation&quot;:&quot;St. Teresa of Avila, {\\i{}The Way of Perfection}; St. Teresa of Avila, {\\i{}Interior Castle}, Kindle (New York: Dover Publications, 2007).&quot;,&quot;plainCitation&quot;:&quot;St. Teresa of Avila, The Way of Perfection; St. Teresa of Avila, Interior Castle, Kindle (New York: Dover Publications, 2007).&quot;,&quot;noteIndex&quot;:189},&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id&quot;:1091,&quot;uris&quot;:[&quot;http://zotero.org/users/4295591/items/RNUSLILK&quot;,[&quot;http://zotero.org/users/4295591/items/RNUSLILK&quot;]],&quot;itemData&quot;:{&quot;id&quot;:1091,&quot;type&quot;:&quot;book&quot;,&quot;edition&quot;:&quot;Kindle&quot;,&quot;event-place&quot;:&quot;New York&quot;,&quot;publisher&quot;:&quot;Dover Publications&quot;,&quot;publisher-place&quot;:&quot;New York&quot;,&quot;title&quot;:&quot;Interior Castle&quot;,&quot;author&quot;:[{&quot;family&quot;:&quot;St. Teresa of Avila&quot;,&quot;given&quot;:&quot;&quot;}],&quot;issued&quot;:{&quot;date-parts&quot;:[[&quot;2007&quot;]]}}}],&quot;schema&quot;:&quot;https://github.com/citation-style-language/schema/raw/master/csl-citation.json&quot;} RNDdtV8I5IKs2"/><text:span text:style-name="T89">St. Teresa of Avila, </text:span><text:span text:style-name="T90">The Way of Perfection</text:span><text:span text:style-name="T89">; St. Teresa of Avila, </text:span><text:span text:style-name="T90">Interior Castle</text:span><text:span text:style-name="T89">, Kindle (New York: Dover Publications, 2007).</text:span><text:reference-mark-end text:name="ZOTERO_ITEM CSL_CITATION {&quot;citationID&quot;:&quot;nzZF4zoy&quot;,&quot;properties&quot;:{&quot;formattedCitation&quot;:&quot;St. Teresa of Avila, {\\i{}The Way of Perfection}; St. Teresa of Avila, {\\i{}Interior Castle}, Kindle (New York: Dover Publications, 2007).&quot;,&quot;plainCitation&quot;:&quot;St. Teresa of Avila, The Way of Perfection; St. Teresa of Avila, Interior Castle, Kindle (New York: Dover Publications, 2007).&quot;,&quot;noteIndex&quot;:189},&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id&quot;:1091,&quot;uris&quot;:[&quot;http://zotero.org/users/4295591/items/RNUSLILK&quot;,[&quot;http://zotero.org/users/4295591/items/RNUSLILK&quot;]],&quot;itemData&quot;:{&quot;id&quot;:1091,&quot;type&quot;:&quot;book&quot;,&quot;edition&quot;:&quot;Kindle&quot;,&quot;event-place&quot;:&quot;New York&quot;,&quot;publisher&quot;:&quot;Dover Publications&quot;,&quot;publisher-place&quot;:&quot;New York&quot;,&quot;title&quot;:&quot;Interior Castle&quot;,&quot;author&quot;:[{&quot;family&quot;:&quot;St. Teresa of Avila&quot;,&quot;given&quot;:&quot;&quot;}],&quot;issued&quot;:{&quot;date-parts&quot;:[[&quot;2007&quot;]]}}}],&quot;schema&quot;:&quot;https://github.com/citation-style-language/schema/raw/master/csl-citation.json&quot;} RNDdtV8I5IKs2"/></text:p></text:note-body></text:note></text:span><text:span text:style-name="T1003"> </text:span><text:span text:style-name="T1001">And, as point</text:span><text:span text:style-name="T1004">ed</text:span><text:span text:style-name="T1001"> out earlier, </text:span><text:alphabetical-index-mark-start text:id="IMark1835266584480" text:main-entry="true"/><text:span text:style-name="T1001">activation</text:span><text:alphabetical-index-mark-end text:id="IMark1835266584480"/><text:span text:style-name="T1001"> is a component of Christian mystical tradition.</text:span><text:span text:style-name="T1001"><text:note text:id="ftn184" text:note-class="footnote"><text:note-citation>184</text:note-citation><text:note-body><text:p text:style-name="Footnote"><text:reference-mark-start text:name="ZOTERO_ITEM CSL_CITATION {&quot;citationID&quot;:&quot;u10w25th&quot;,&quot;properties&quot;:{&quot;formattedCitation&quot;:&quot;Harvey, {\\i{}Teachings of the Christian Mystics}.&quot;,&quot;plainCitation&quot;:&quot;Harvey, Teachings of the Christian Mystics.&quot;,&quot;noteIndex&quot;:190},&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IaGmaU1JlW"/><text:span text:style-name="T89">Harvey, </text:span><text:span text:style-name="T90">Teachings of the Christian Mystics</text:span><text:span text:style-name="T89">.</text:span><text:reference-mark-end text:name="ZOTERO_ITEM CSL_CITATION {&quot;citationID&quot;:&quot;u10w25th&quot;,&quot;properties&quot;:{&quot;formattedCitation&quot;:&quot;Harvey, {\\i{}Teachings of the Christian Mystics}.&quot;,&quot;plainCitation&quot;:&quot;Harvey, Teachings of the Christian Mystics.&quot;,&quot;noteIndex&quot;:190},&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IaGmaU1JlW"/></text:p></text:note-body></text:note></text:span><text:span text:style-name="T1001"> </text:span><text:span text:style-name="T1005">There are also aspects of Christianity that retain the revolutionary character of the original teachings, for example, Liberation Theology. Finally, there are Christian “esoteric” traditions</text:span><text:span text:style-name="T1005"><text:note text:id="ftn185" text:note-class="footnote"><text:note-citation>185</text:note-citation><text:note-body><text:p text:style-name="P216">An esoteric tradition is an institutionalized, but “secret,” spiritual tradition. Esoteric traditions provide spiritual knowledge outside of and hidden from the mainstream. Esoteric traditions are generally exclusive, <text:span text:style-name="T1006">often </text:span>male-only, invite-only affairs open only to a “chosen few.” You have to be invited into the fold to be a Freemason, for example. <text:span text:style-name="T1006">Members are treated to “secret” knowledge available only to membership. </text:span></text:p></text:note-body></text:note></text:span><text:span text:style-name="T1005"> that do overtly claim, at least to their members, that they provide an authentic </text:span><text:alphabetical-index-mark-start text:id="IMark1835266581760" text:main-entry="true"/><text:span text:style-name="T1005">connection</text:span><text:alphabetical-index-mark-end text:id="IMark1835266581760"/><text:span text:style-name="T1005"> framework. Freemasonry</text:span><text:span text:style-name="T1007"> is one example of that. Freemasonry is definitely a </text:span><text:alphabetical-index-mark-start text:id="IMark1835266585680" text:main-entry="true"/><text:span text:style-name="T1007">connection</text:span><text:alphabetical-index-mark-end text:id="IMark1835266585680"/><text:span text:style-name="T1007"> framework, </text:span><text:span text:style-name="T1008">since </text:span><text:span text:style-name="T1009">Freemasons use words and images that clearly indicate a concern with </text:span><text:alphabetical-index-mark-start text:id="IMark1835266583120" text:main-entry="true"/><text:span text:style-name="T1009">connection</text:span><text:alphabetical-index-mark-end text:id="IMark1835266583120"/><text:span text:style-name="T1009"> and union. Just do an online image search for “</text:span><text:span text:style-name="T1010">M</text:span><text:span text:style-name="T1009">asonic tracing board” and you will see ladders of ascent to starry realms of higher </text:span><text:soft-page-break/><text:span text:style-name="T1009">awareness and consciousness. As one </text:span><text:span text:style-name="T1011">M</text:span><text:span text:style-name="T1009">ason says, “...we must climb the steps to achieve a type of gnosis which comes with the achievement of...an inseparable union.”</text:span><text:note text:id="ftn186" text:note-class="footnote"><text:note-citation>186</text:note-citation><text:note-body><text:p text:style-name="Footnote"><text:reference-mark-start text:name="ZOTERO_ITEM CSL_CITATION {&quot;citationID&quot;:&quot;7CaDyK7a&quot;,&quot;properties&quot;:{&quot;formattedCitation&quot;:&quot;Gregory B. Stewart, {\\i{}Fellow of the Craft; A Treatise on the Second Degree of Freemasonry} (FMI Publishing, 2015), 40.&quot;,&quot;plainCitation&quot;:&quot;Gregory B. Stewart, Fellow of the Craft; A Treatise on the Second Degree of Freemasonry (FMI Publishing, 2015), 40.&quot;,&quot;noteIndex&quot;:192},&quot;citationItems&quot;:[{&quot;id&quot;:2443,&quot;uris&quot;:[&quot;http://zotero.org/users/4295591/items/VQPCAPMD&quot;,[&quot;http://zotero.org/users/4295591/items/VQPCAPMD&quot;]],&quot;itemData&quot;:{&quot;id&quot;:2443,&quot;type&quot;:&quot;book&quot;,&quot;publisher&quot;:&quot;FMI Publishing&quot;,&quot;title&quot;:&quot;Fellow of the Craft; A Treatise on the Second Degree of Freemasonry&quot;,&quot;author&quot;:[{&quot;family&quot;:&quot;Stewart&quot;,&quot;given&quot;:&quot;Gregory B.&quot;}],&quot;issued&quot;:{&quot;date-parts&quot;:[[&quot;2015&quot;]]}},&quot;locator&quot;:&quot;40&quot;}],&quot;schema&quot;:&quot;https://github.com/citation-style-language/schema/raw/master/csl-citation.json&quot;} RNDP1grZ2Hhnx"/><text:span text:style-name="T89">Gregory B. Stewart, </text:span><text:span text:style-name="T90">Fellow of the Craft; A Treatise on the Second Degree of Freemasonry</text:span><text:span text:style-name="T89"> (FMI Publishing, 2015), 40.</text:span><text:reference-mark-end text:name="ZOTERO_ITEM CSL_CITATION {&quot;citationID&quot;:&quot;7CaDyK7a&quot;,&quot;properties&quot;:{&quot;formattedCitation&quot;:&quot;Gregory B. Stewart, {\\i{}Fellow of the Craft; A Treatise on the Second Degree of Freemasonry} (FMI Publishing, 2015), 40.&quot;,&quot;plainCitation&quot;:&quot;Gregory B. Stewart, Fellow of the Craft; A Treatise on the Second Degree of Freemasonry (FMI Publishing, 2015), 40.&quot;,&quot;noteIndex&quot;:192},&quot;citationItems&quot;:[{&quot;id&quot;:2443,&quot;uris&quot;:[&quot;http://zotero.org/users/4295591/items/VQPCAPMD&quot;,[&quot;http://zotero.org/users/4295591/items/VQPCAPMD&quot;]],&quot;itemData&quot;:{&quot;id&quot;:2443,&quot;type&quot;:&quot;book&quot;,&quot;publisher&quot;:&quot;FMI Publishing&quot;,&quot;title&quot;:&quot;Fellow of the Craft; A Treatise on the Second Degree of Freemasonry&quot;,&quot;author&quot;:[{&quot;family&quot;:&quot;Stewart&quot;,&quot;given&quot;:&quot;Gregory B.&quot;}],&quot;issued&quot;:{&quot;date-parts&quot;:[[&quot;2015&quot;]]}},&quot;locator&quot;:&quot;40&quot;}],&quot;schema&quot;:&quot;https://github.com/citation-style-language/schema/raw/master/csl-citation.json&quot;} RNDP1grZ2Hhnx"/></text:p></text:note-body></text:note> <text:span text:style-name="T1012">This is classic </text:span><text:alphabetical-index-mark-start text:id="IMark1835266585760" text:main-entry="true"/><text:span text:style-name="T1012">connection</text:span><text:alphabetical-index-mark-end text:id="IMark1835266585760"/><text:span text:style-name="T1012"> talk.</text:span></text:p>
        <text:p text:style-name="P217"><text:span text:style-name="T1013">Do Christian monastic traditions, Liberation Theology, Freemasonry, and so on, qualify as authentic </text:span><text:alphabetical-index-mark-start text:id="IMark1835266584400" text:main-entry="true"/><text:alphabetical-index-mark text:string-value="Ascension Manual" text:main-entry="true"/><text:span text:style-name="T1013">connection</text:span><text:alphabetical-index-mark-end text:id="IMark1835266584400"/><text:span text:style-name="T1013"> frameworks? If our only measure was whether or not these frameworks provided a path towards </text:span><text:alphabetical-index-mark-start text:id="IMark1835266581600" text:main-entry="true"/><text:alphabetical-index-mark-start text:id="IMark1835266584480" text:main-entry="true"/><text:span text:style-name="T1013">connection</text:span><text:alphabetical-index-mark-end text:id="IMark1835266584480"/><text:span text:style-name="T1013"> experience</text:span><text:alphabetical-index-mark-end text:id="IMark1835266581600"/><text:span text:style-name="T1013">, the answer would be yes, and we could stop right here. However, it is likely more complicated than that. In my view, Christian monastic traditions represent a containment of </text:span><text:alphabetical-index-mark-start text:id="IMark1835266581760" text:main-entry="true"/><text:alphabetical-index-mark-start text:id="IMark1835266580720" text:main-entry="true"/><text:span text:style-name="T1013">connection</text:span><text:alphabetical-index-mark-end text:id="IMark1835266580720"/><text:span text:style-name="T1013"> experience</text:span><text:alphabetical-index-mark-end text:id="IMark1835266581760"/><text:span text:style-name="T1013">. Monastic traditions are not open traditions. Their members are cloistered, confined, and subject to c</text:span><text:span text:style-name="T1014">l</text:span><text:span text:style-name="T1013">erical authority. For example, in </text:span><text:span text:style-name="T1015">The Way of Perfection, </text:span><text:span text:style-name="T1013">St. Teresa of Avila repeatedly appeals to and confirms her submission to the authority of the Church Bishops.</text:span><text:span text:style-name="T1013"><text:note text:id="ftn187" text:note-class="footnote"><text:note-citation>187</text:note-citation><text:note-body><text:p text:style-name="Footnote"><text:reference-mark-start text:name="ZOTERO_ITEM CSL_CITATION {&quot;citationID&quot;:&quot;54WNMlBs&quot;,&quot;properties&quot;:{&quot;formattedCitation&quot;:&quot;St. Teresa of Avila, {\\i{}The Way of Perfection}.&quot;,&quot;plainCitation&quot;:&quot;St. Teresa of Avila, The Way of Perfection.&quot;,&quot;noteIndex&quot;:193},&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yp5ndClR6N"/><text:span text:style-name="T89">St. Teresa of Avila, </text:span><text:span text:style-name="T90">The Way of Perfection</text:span><text:span text:style-name="T89">.</text:span><text:reference-mark-end text:name="ZOTERO_ITEM CSL_CITATION {&quot;citationID&quot;:&quot;54WNMlBs&quot;,&quot;properties&quot;:{&quot;formattedCitation&quot;:&quot;St. Teresa of Avila, {\\i{}The Way of Perfection}.&quot;,&quot;plainCitation&quot;:&quot;St. Teresa of Avila, The Way of Perfection.&quot;,&quot;noteIndex&quot;:193},&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yp5ndClR6N"/></text:p></text:note-body></text:note></text:span><text:span text:style-name="T1013"> <text:s/></text:span></text:p>
        <text:p text:style-name="P217"><text:span text:style-name="T1013">As for Freemasonry, as discussed in the article “The Sociology of Tarot,” these are elite organizations with elite agendas.</text:span><text:span text:style-name="T1013"><text:note text:id="ftn188" text:note-class="footnote"><text:note-citation>188</text:note-citation><text:note-body><text:p text:style-name="P48"><text:reference-mark-start text:name="ZOTERO_ITEM CSL_CITATION {&quot;citationID&quot;:&quot;0KeviFbs&quot;,&quot;properties&quot;:{&quot;formattedCitation&quot;:&quot;Sosteric, \\uc0\\u8220{}A Sociology of Tarot.\\uc0\\u8221{}&quot;,&quot;plainCitation&quot;:&quot;Sosteric, “A Sociology of Tarot.”&quot;,&quot;noteIndex&quot;:194},&quot;citationItems&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mVScnqYGyE"/>Sosteric, “A Sociology of Tarot.”<text:reference-mark-end text:name="ZOTERO_ITEM CSL_CITATION {&quot;citationID&quot;:&quot;0KeviFbs&quot;,&quot;properties&quot;:{&quot;formattedCitation&quot;:&quot;Sosteric, \\uc0\\u8220{}A Sociology of Tarot.\\uc0\\u8221{}&quot;,&quot;plainCitation&quot;:&quot;Sosteric, “A Sociology of Tarot.”&quot;,&quot;noteIndex&quot;:194},&quot;citationItems&quot;:[{&quot;id&quot;:762,&quot;uris&quot;:[&quot;http://zotero.org/users/4295591/items/RLRTQKZ3&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mVScnqYGyE"/></text:p></text:note-body></text:note></text:span><text:span text:style-name="T1013"> They use the cover of esoteric spirituality to bend and twist human spirituality in the service of their </text:span><text:soft-page-break/><text:span text:style-name="T1013">economic and political interests. The clear affiliation of Freemasonry with economic elites and their creation of spiritual propaganda in the form of the Western Tarot deck belie any claims they might make concerning the authenticity of their tradition. </text:span></text:p>
        <text:h text:style-name="P40" text:outline-level="2"><text:bookmark-start text:name="__RefHeading___Toc10961_2629140593"/><text:span text:style-name="T1016">Uneducated, Biased and Mentally Ill </text:span>Gurus<text:bookmark-end text:name="__RefHeading___Toc10961_2629140593"/></text:h>
        <text:p text:style-name="P218">If Christian monastic traditions represent a sanitized and contained mysticism, and if Freemasonry and other esoteric organizations represent elite manipulation of human spirituality, then it is doubtful you can rely on the presence of <text:alphabetical-index-mark-start text:id="IMark1835266585760" text:main-entry="true"/><text:alphabetical-index-mark-start text:id="IMark1835266580720" text:main-entry="true"/>connection<text:alphabetical-index-mark-end text:id="IMark1835266580720"/> experience<text:alphabetical-index-mark-end text:id="IMark1835266585760"/> and <text:alphabetical-index-mark-start text:id="IMark1835266581760" text:main-entry="true"/>connection<text:alphabetical-index-mark-end text:id="IMark1835266581760"/> outcome to assess authenticity. </text:p>
        <text:p text:style-name="P219">Unfortunately, the problem of assessing the authenticity of a spirituality goes beyond the institutional component <text:span text:style-name="T1017">of human spirituality</text:span>. Even if you do find a relatively pure representation of spiritual truths about <text:alphabetical-index-mark-start text:id="IMark1835266581760" text:main-entry="true"/>connection<text:alphabetical-index-mark-end text:id="IMark1835266581760"/>, for example, in a tradition like Zen Buddhism, there is still the issue of who teaches the framework. If you follow a <text:alphabetical-index-mark-start text:id="IMark1835266580720" text:main-entry="true"/>connection<text:alphabetical-index-mark-end text:id="IMark1835266580720"/> framework, your interface with that framework is always at least partially mediated by another human being who has written a book or who teaches in an ashram, monastery, or whatever. <text:soft-page-break/>Teachers who teach spiritual traditions are human and can introduce biases, confusion<text:span text:style-name="T1018">s</text:span>, and <text:span text:style-name="T1018">other </text:span>problems which can corrupt and skew even a relatively pure <text:alphabetical-index-mark-start text:id="IMark1835266581600" text:main-entry="true"/>connection<text:alphabetical-index-mark-end text:id="IMark1835266581600"/> framework. </text:p>
        <text:p text:style-name="P220"><text:span text:style-name="T1019">One problem we often find is simply naive and confused teachers. The problem is that when it comes to “mystical” experience, people can claim to be experienced sojourners, spiritual teachers, and gurus despite having had little or no training or </text:span><text:alphabetical-index-mark-start text:id="IMark1835266580960" text:main-entry="true"/><text:alphabetical-index-mark-start text:id="IMark1835266585680" text:main-entry="true"/><text:span text:style-name="T1019">connection</text:span><text:alphabetical-index-mark-end text:id="IMark1835266585680"/><text:span text:style-name="T1019"> experience</text:span><text:alphabetical-index-mark-end text:id="IMark1835266580960"/><text:span text:style-name="T1019">. Often all that is required for a person to don the </text:span><text:alphabetical-index-mark-start text:id="IMark1835266583440" text:main-entry="true"/><text:span text:style-name="T1019">Mantle of Spiritual Authority</text:span><text:alphabetical-index-mark-end text:id="IMark1835266583440"/><text:span text:style-name="T1019"> is that a person have a single spiritual experience or two </text:span><text:span text:style-name="T1020">and *boom*, suddenly </text:span><text:span text:style-name="T1021">they believe themselves to be a </text:span><text:span text:style-name="T1022">fully qualified spiritual teacher </text:span><text:span text:style-name="T1023">capable of proselytizing about the deepest mystical </text:span><text:span text:style-name="T1024">(read </text:span><text:alphabetical-index-mark-start text:id="IMark1835266582400" text:main-entry="true"/><text:span text:style-name="T1024">connection</text:span><text:alphabetical-index-mark-end text:id="IMark1835266582400"/><text:span text:style-name="T1024">)</text:span><text:span text:style-name="T1023"> issues. </text:span><text:span text:style-name="T1025">This would be kind </text:span><text:span text:style-name="T1026">of </text:span><text:span text:style-name="T1025">like a </text:span><text:span text:style-name="T1026">skier without </text:span><text:span text:style-name="T1025">medical training </text:span><text:span text:style-name="T1026">successfully relocating a dislocated shoulder </text:span><text:span text:style-name="T1025">and then presuming that this makes them a fully trained doctor. </text:span><text:span text:style-name="T1027">They may have latent skill, but that is as far as it goes.</text:span></text:p>
        <text:p text:style-name="P221"><text:span text:style-name="T1028">This tendency for </text:span><text:alphabetical-index-mark text:string-value="Ascension Manual" text:main-entry="true"/><text:span text:style-name="T1029">naive </text:span><text:span text:style-name="T1030">initiates </text:span><text:span text:style-name="T1028">to instantly turn on as </text:span><text:span text:style-name="T1022">fully qualified </text:span><text:span text:style-name="T1028">spiritual teachers </text:span><text:span text:style-name="T1031">despite the fact </text:span><text:span text:style-name="T1032">they have only had a single experience </text:span><text:span text:style-name="T1028">is a problem</text:span><text:span text:style-name="T1033"> that occurs frequently enough</text:span><text:span text:style-name="T1028">. </text:span><text:span text:style-name="T1034">Just scan YouTube. </text:span><text:span text:style-name="T1028">It happens because </text:span><text:alphabetical-index-mark-start text:id="IMark1835266583440" text:main-entry="true"/><text:span text:style-name="T1028">connection</text:span><text:alphabetical-index-mark-end text:id="IMark1835266583440"/><text:span text:style-name="T1028"> experiences </text:span><text:span text:style-name="T1032">are intoxicating. They </text:span><text:span text:style-name="T1028">come quite easily, they can be quite powerful, </text:span><text:span text:style-name="T1035">and </text:span><text:span text:style-name="T1021">even a </text:span><text:soft-page-break/><text:span text:style-name="T1021">single experience </text:span><text:span text:style-name="T1035">can leave you with a deep sense of gnosis and enlightenment. </text:span><text:span text:style-name="T1034">Unfortunately, t</text:span><text:span text:style-name="T1035">he </text:span><text:span text:style-name="T1032">powerful </text:span><text:span text:style-name="T1035">experience can fool an individual</text:span><text:span text:style-name="T1036"> </text:span><text:span text:style-name="T1035">into thinking they have already reached the</text:span><text:span text:style-name="T1037">ir</text:span><text:span text:style-name="T1035"> goal </text:span><text:span text:style-name="T1038">and that they are qualified to </text:span><text:span text:style-name="T1036">proselytize</text:span><text:span text:style-name="T1038">, </text:span><text:span text:style-name="T1032">even when they are merely naive, </text:span><text:span text:style-name="T1037">have </text:span><text:span text:style-name="T1039">only started </text:span><text:span text:style-name="T1040">their </text:span><text:span text:style-name="T1039">journey, </text:span><text:span text:style-name="T1041">or are deeply confused</text:span><text:span text:style-name="T1039">.</text:span><text:span text:style-name="T1039"><text:note text:id="ftn189" text:note-class="footnote"><text:note-citation>189</text:note-citation><text:note-body><text:p text:style-name="P47"><text:span text:style-name="T1042">This is a problem noted in by </text:span><text:span text:style-name="T1043">S</text:span><text:span text:style-name="T1044">ufi ‘Ala’ al-Dawla Simnan in the book </text:span><text:span text:style-name="T1045">The Clarification of the Virtue of People of Divine Knowledge (d. 1336), </text:span><text:span text:style-name="T1046">in </text:span><text:reference-mark-start text:name="ZOTERO_ITEM CSL_CITATION {&quot;citationID&quot;:&quot;cP97wjqA&quot;,&quot;properties&quot;:{&quot;formattedCitation&quot;:&quot;Carl W. Ernst, {\\i{}Teachings of Sufism} (Boston: Shambhala, 1999).&quot;,&quot;plainCitation&quot;:&quot;Carl W. Ernst, Teachings of Sufism (Boston: Shambhala, 1999).&quot;,&quot;noteIndex&quot;:195},&quot;citationItems&quot;:[{&quot;id&quot;:967,&quot;uris&quot;:[&quot;http://zotero.org/users/4295591/items/XMHUYR3W&quot;,[&quot;http://zotero.org/users/4295591/items/XMHUYR3W&quot;]],&quot;itemData&quot;:{&quot;id&quot;:967,&quot;type&quot;:&quot;book&quot;,&quot;event-place&quot;:&quot;Boston&quot;,&quot;publisher&quot;:&quot;Shambhala&quot;,&quot;publisher-place&quot;:&quot;Boston&quot;,&quot;title&quot;:&quot;Teachings of Sufism&quot;,&quot;author&quot;:[{&quot;family&quot;:&quot;Ernst&quot;,&quot;given&quot;:&quot;Carl W.&quot;}],&quot;issued&quot;:{&quot;date-parts&quot;:[[&quot;1999&quot;]]}}}],&quot;schema&quot;:&quot;https://github.com/citation-style-language/schema/raw/master/csl-citation.json&quot;} RNDOlWal60E9J"/><text:span text:style-name="T1047">Carl W. Ernst, </text:span><text:span text:style-name="T90">Teachings of Sufism</text:span><text:span text:style-name="T89"> (Boston: Shambhala, 1999).</text:span><text:reference-mark-end text:name="ZOTERO_ITEM CSL_CITATION {&quot;citationID&quot;:&quot;cP97wjqA&quot;,&quot;properties&quot;:{&quot;formattedCitation&quot;:&quot;Carl W. Ernst, {\\i{}Teachings of Sufism} (Boston: Shambhala, 1999).&quot;,&quot;plainCitation&quot;:&quot;Carl W. Ernst, Teachings of Sufism (Boston: Shambhala, 1999).&quot;,&quot;noteIndex&quot;:195},&quot;citationItems&quot;:[{&quot;id&quot;:967,&quot;uris&quot;:[&quot;http://zotero.org/users/4295591/items/XMHUYR3W&quot;,[&quot;http://zotero.org/users/4295591/items/XMHUYR3W&quot;]],&quot;itemData&quot;:{&quot;id&quot;:967,&quot;type&quot;:&quot;book&quot;,&quot;event-place&quot;:&quot;Boston&quot;,&quot;publisher&quot;:&quot;Shambhala&quot;,&quot;publisher-place&quot;:&quot;Boston&quot;,&quot;title&quot;:&quot;Teachings of Sufism&quot;,&quot;author&quot;:[{&quot;family&quot;:&quot;Ernst&quot;,&quot;given&quot;:&quot;Carl W.&quot;}],&quot;issued&quot;:{&quot;date-parts&quot;:[[&quot;1999&quot;]]}}}],&quot;schema&quot;:&quot;https://github.com/citation-style-language/schema/raw/master/csl-citation.json&quot;} RNDOlWal60E9J"/></text:p></text:note-body></text:note></text:span><text:span text:style-name="T1039"> </text:span><text:span text:style-name="T1041">I</text:span><text:span text:style-name="T1048">t is well-known in the psychological literature on mystical experience that p</text:span><text:span text:style-name="T1049">eople struggle with </text:span><text:span text:style-name="T1050">their “</text:span><text:span text:style-name="T1051">ineffable” “</text:span><text:span text:style-name="T1048">noetic” </text:span><text:span text:style-name="T1049">initial experiences. </text:span><text:span text:style-name="T1050">They </text:span><text:span text:style-name="T1051">struggle to understand. </text:span><text:span text:style-name="T1048">E</text:span><text:span text:style-name="T1051">ven when they themselves understand, they </text:span><text:span text:style-name="T1052">still </text:span><text:span text:style-name="T1051">struggle to put their experiences into words. Not that you need to be a</text:span><text:span text:style-name="T1048">n</text:span><text:span text:style-name="T1051"> Arhat Buddha</text:span><text:span text:style-name="T1051"><text:note text:id="ftn190" text:note-class="footnote"><text:note-citation>190</text:note-citation><text:note-body><text:p text:style-name="P222">In Theravada Buddhism, an Arhat is an individual who has achieved “nirvana,” or someone who can maintain connection on a relatively permanent bases. </text:p></text:note-body></text:note></text:span><text:span text:style-name="T1051"> just to talk about and research </text:span><text:alphabetical-index-mark-start text:id="IMark1835266582960" text:main-entry="true"/><text:span text:style-name="T1051">connection</text:span><text:alphabetical-index-mark-end text:id="IMark1835266582960"/><text:span text:style-name="T1051">, but </text:span><text:span text:style-name="T1052">you </text:span><text:span text:style-name="T1051">do have to be aware </text:span><text:span text:style-name="T1053">that </text:span><text:span text:style-name="T1048">people struggle to understand and explain, and they are not always aware of their own struggle.</text:span><text:span text:style-name="T1054"> </text:span><text:span text:style-name="T1055">In fact, sometime</text:span><text:span text:style-name="T1056">s, </text:span><text:span text:style-name="T1057">like the lucky skier who successfully set a bone, </text:span><text:span text:style-name="T1055">they project experience and wisdom even when they are still quite naive. </text:span></text:p>
        <text:p text:style-name="P223"><text:span text:style-name="T1058">The tendency for </text:span><text:alphabetical-index-mark text:string-value="Ascension Manual" text:main-entry="true"/><text:span text:style-name="T1058">naive initiates to adopt a mantle of authority is more </text:span><text:span text:style-name="T1059">common than you might think. For </text:span><text:soft-page-break/><text:span text:style-name="T1059">example, Canadian medical doctor Richard Bucke wrote a classic text on </text:span><text:alphabetical-index-mark-start text:id="IMark1835266585760" text:main-entry="true"/><text:alphabetical-index-mark-start text:id="IMark1835266580720" text:main-entry="true"/><text:span text:style-name="T1059">connection</text:span><text:alphabetical-index-mark-end text:id="IMark1835266580720"/><text:span text:style-name="T1059"> experience</text:span><text:alphabetical-index-mark-end text:id="IMark1835266585760"/><text:span text:style-name="T1059"> entitled </text:span><text:alphabetical-index-mark-start text:id="IMark1835266583520" text:main-entry="true"/><text:span text:style-name="T1060">Cosmic Consciousness</text:span><text:alphabetical-index-mark-end text:id="IMark1835266583520"/><text:span text:style-name="T1060">: A Study in the Evolution of the Human Mind</text:span><text:span text:style-name="T1059">,</text:span><text:span text:style-name="T1059"><text:note text:id="ftn191" text:note-class="footnote"><text:note-citation>191</text:note-citation><text:note-body><text:p text:style-name="Footnote"><text:reference-mark-start text:name="ZOTERO_ITEM CSL_CITATION {&quot;citationID&quot;:&quot;MpVbinV9&quot;,&quot;properties&quot;:{&quot;formattedCitation&quot;:&quot;Bucke, {\\i{}Cosmic Consciousness: A Study in the Evolution of the Human Mind}.&quot;,&quot;plainCitation&quot;:&quot;Bucke, Cosmic Consciousness: A Study in the Evolution of the Human Mind.&quot;,&quot;noteIndex&quot;:197},&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0tvcpkZqqj"/><text:span text:style-name="T89">Bucke, </text:span><text:span text:style-name="T90">Cosmic Consciousness: A Study in the Evolution of the Human Mind</text:span><text:span text:style-name="T89">.</text:span><text:reference-mark-end text:name="ZOTERO_ITEM CSL_CITATION {&quot;citationID&quot;:&quot;MpVbinV9&quot;,&quot;properties&quot;:{&quot;formattedCitation&quot;:&quot;Bucke, {\\i{}Cosmic Consciousness: A Study in the Evolution of the Human Mind}.&quot;,&quot;plainCitation&quot;:&quot;Bucke, Cosmic Consciousness: A Study in the Evolution of the Human Mind.&quot;,&quot;noteIndex&quot;:197},&quot;citationItems&quot;:[{&quot;id&quot;:2723,&quot;uris&quot;:[&quot;http://zotero.org/users/4295591/items/TCH9W7RE&quot;,[&quot;http://zotero.org/users/4295591/items/TCH9W7RE&quot;]],&quot;itemData&quot;:{&quot;id&quot;:2723,&quot;type&quot;:&quot;book&quot;,&quot;abstract&quot;:&quot;mystical awareness is a new, higher form, third form of consciousness.&quot;,&quot;edition&quot;:&quot;Kindle Edition&quot;,&quot;event-place&quot;:&quot;California&quot;,&quot;publisher&quot;:&quot;The Book Tree&quot;,&quot;publisher-place&quot;:&quot;California&quot;,&quot;title&quot;:&quot;Cosmic Consciousness: A Study in the Evolution of the Human Mind&quot;,&quot;URL&quot;:&quot;https://amzn.to/2IjxuaC&quot;,&quot;author&quot;:[{&quot;family&quot;:&quot;Bucke&quot;,&quot;given&quot;:&quot;R. M.&quot;}],&quot;issued&quot;:{&quot;date-parts&quot;:[[&quot;2006&quot;]]}}}],&quot;schema&quot;:&quot;https://github.com/citation-style-language/schema/raw/master/csl-citation.json&quot;} RND0tvcpkZqqj"/></text:p></text:note-body></text:note></text:span><text:span text:style-name="T1059"> </text:span><text:span text:style-name="T1058">despite the fact that he only ever had one </text:span><text:alphabetical-index-mark-start text:id="IMark1835266580960" text:main-entry="true"/><text:alphabetical-index-mark-start text:id="IMark1835266585680" text:main-entry="true"/><text:span text:style-name="T1058">connection</text:span><text:alphabetical-index-mark-end text:id="IMark1835266585680"/><text:span text:style-name="T1058"> experience</text:span><text:alphabetical-index-mark-end text:id="IMark1835266580960"/><text:span text:style-name="T1058">, </text:span><text:span text:style-name="T1061">and not a very impressive one at that</text:span><text:span text:style-name="T1058">. </text:span><text:span text:style-name="T1055">The book is not without merit. </text:span><text:span text:style-name="T1062">However, it is important to realize </text:span><text:span text:style-name="T1055">it was written by a naive initiate with only one </text:span><text:alphabetical-index-mark-start text:id="IMark1835266582960" text:main-entry="true"/><text:alphabetical-index-mark-start text:id="IMark1835266581040" text:main-entry="true"/><text:span text:style-name="T1055">connection</text:span><text:alphabetical-index-mark-end text:id="IMark1835266581040"/><text:span text:style-name="T1055"> experience</text:span><text:alphabetical-index-mark-end text:id="IMark1835266582960"/><text:span text:style-name="T1055">. A more sophisticated, critical, and informed reading may ultimately reveal it lacks breadth and depth.</text:span></text:p>
        <text:p text:style-name="P224"><text:span text:style-name="T1063">Obviously, l</text:span><text:span text:style-name="T1064">ooking directly at a solar eclipse does not instantly make you a nuclear physicist. Similarly, a single “cosmic” experience does not make you a trained and healthy Bodhisattva capable of teaching the world.</text:span><text:span text:style-name="T1065"><text:note text:id="ftn192" text:note-class="footnote"><text:note-citation>192</text:note-citation><text:note-body><text:p text:style-name="P47"><text:span text:style-name="T1066">I</text:span><text:span text:style-name="T1067">t takes a lot to develop </text:span><text:span text:style-name="T1068">authentic spirituality </text:span><text:span text:style-name="T1067">to the point where it can be presented to the world and it takes more than just knowledge to be able to teach it properly. Addition</text:span><text:span text:style-name="T1069">al</text:span><text:span text:style-name="T1067"> skill and training goes into writing and teaching </text:span><text:span text:style-name="T1070">connection</text:span><text:span text:style-name="T1071">. </text:span><text:span text:style-name="T1072">The extra effort that goes into being a “connection” teacher is probably why traditional spiritualties reserve their highest status positions to teachers who come to teach the masses, like “saviours,” “prophets,” “buddhi,” “brahmani,” and so on. There is a discussion of this by ‘Ala’ al-Dawla Simnani where he attempts to distinguish an experience teacher from one without the necessary depth of knowledge and virtue. See </text:span><text:span text:style-name="T1073">The Clarification of the Virtue of People of Divine Knowledge. </text:span><text:span text:style-name="T1074">‘Ala’ al-Dawla Simnani </text:span><text:span text:style-name="T1073">(</text:span><text:span text:style-name="T1075">d</text:span><text:span text:style-name="T1073">. 1336), </text:span><text:span text:style-name="T1076">excerpted in </text:span><text:reference-mark-start text:name="ZOTERO_ITEM CSL_CITATION {&quot;citationID&quot;:&quot;p0qG1iIw&quot;,&quot;properties&quot;:{&quot;formattedCitation&quot;:&quot;Ernst, {\\i{}Teachings of Sufism}.&quot;,&quot;plainCitation&quot;:&quot;Ernst, Teachings of Sufism.&quot;,&quot;noteIndex&quot;:198},&quot;citationItems&quot;:[{&quot;id&quot;:967,&quot;uris&quot;:[&quot;http://zotero.org/users/4295591/items/XMHUYR3W&quot;,[&quot;http://zotero.org/users/4295591/items/XMHUYR3W&quot;]],&quot;itemData&quot;:{&quot;id&quot;:967,&quot;type&quot;:&quot;book&quot;,&quot;event-place&quot;:&quot;Boston&quot;,&quot;publisher&quot;:&quot;Shambhala&quot;,&quot;publisher-place&quot;:&quot;Boston&quot;,&quot;title&quot;:&quot;Teachings of Sufism&quot;,&quot;author&quot;:[{&quot;family&quot;:&quot;Ernst&quot;,&quot;given&quot;:&quot;Carl W.&quot;}],&quot;issued&quot;:{&quot;date-parts&quot;:[[&quot;1999&quot;]]}}}],&quot;schema&quot;:&quot;https://github.com/citation-style-language/schema/raw/master/csl-citation.json&quot;} RNDd5z7ZbFEDs"/><text:span text:style-name="T1077">Ernst, </text:span><text:span text:style-name="T90">Teachings of Sufism</text:span><text:span text:style-name="T89">.</text:span><text:reference-mark-end text:name="ZOTERO_ITEM CSL_CITATION {&quot;citationID&quot;:&quot;p0qG1iIw&quot;,&quot;properties&quot;:{&quot;formattedCitation&quot;:&quot;Ernst, {\\i{}Teachings of Sufism}.&quot;,&quot;plainCitation&quot;:&quot;Ernst, Teachings of Sufism.&quot;,&quot;noteIndex&quot;:198},&quot;citationItems&quot;:[{&quot;id&quot;:967,&quot;uris&quot;:[&quot;http://zotero.org/users/4295591/items/XMHUYR3W&quot;,[&quot;http://zotero.org/users/4295591/items/XMHUYR3W&quot;]],&quot;itemData&quot;:{&quot;id&quot;:967,&quot;type&quot;:&quot;book&quot;,&quot;event-place&quot;:&quot;Boston&quot;,&quot;publisher&quot;:&quot;Shambhala&quot;,&quot;publisher-place&quot;:&quot;Boston&quot;,&quot;title&quot;:&quot;Teachings of Sufism&quot;,&quot;author&quot;:[{&quot;family&quot;:&quot;Ernst&quot;,&quot;given&quot;:&quot;Carl W.&quot;}],&quot;issued&quot;:{&quot;date-parts&quot;:[[&quot;1999&quot;]]}}}],&quot;schema&quot;:&quot;https://github.com/citation-style-language/schema/raw/master/csl-citation.json&quot;} RNDd5z7ZbFEDs"/><text:span text:style-name="T1073">. </text:span></text:p></text:note-body></text:note></text:span><text:span text:style-name="T1064"> </text:span><text:soft-page-break/><text:span text:style-name="T1064">In fact, a single experience, even a dozen, cannot guarantee clarity of vision, purity of intent, pedagogical sophistication, or even mental health. The truth is, people can have a </text:span><text:alphabetical-index-mark-start text:id="IMark1835266582400" text:main-entry="true"/><text:alphabetical-index-mark-start text:id="IMark1835266584400" text:main-entry="true"/><text:span text:style-name="T1064">connection</text:span><text:alphabetical-index-mark-end text:id="IMark1835266584400"/><text:span text:style-name="T1064"> experience</text:span><text:alphabetical-index-mark-end text:id="IMark1835266582400"/><text:span text:style-name="T1064">, or even ten, and still be confused, greedy, power-hungry, and even mentally ill.</text:span></text:p>
        <text:p text:style-name="P225"><text:span text:style-name="T1078">A good example of </text:span><text:span text:style-name="T1079">confusion is the case of </text:span><text:span text:style-name="T1080">Carlos</text:span><text:span text:style-name="T1081"> </text:span><text:span text:style-name="T1080">Castaneda. </text:span><text:span text:style-name="T1079">Castaneda was </text:span><text:span text:style-name="T1082">a mystical anthropologist who </text:span><text:span text:style-name="T1079">claimed to have shamanic </text:span><text:span text:style-name="T1083">style </text:span><text:alphabetical-index-mark-start text:id="IMark1835266580800" text:main-entry="true"/><text:span text:style-name="T1079">connection</text:span><text:alphabetical-index-mark-end text:id="IMark1835266580800"/><text:span text:style-name="T1079"> experiences and who </text:span><text:span text:style-name="T1082">published several successful books touting the “Yaqui Way of Knowledge.”</text:span><text:span text:style-name="T37"><text:note text:id="ftn193" text:note-class="footnote"><text:note-citation>193</text:note-citation><text:note-body><text:p text:style-name="Footnote"><text:reference-mark-start text:name="ZOTERO_ITEM CSL_CITATION {&quot;citationID&quot;:&quot;a1qg3J9N&quot;,&quot;properties&quot;:{&quot;formattedCitation&quot;:&quot;Carlos Castaneda, {\\i{}The Teachings of Don Juan: A Yaqui Way of Knowledge, 40th Anniversary Edition} (New York: Washington Square Press, 1996).&quot;,&quot;plainCitation&quot;:&quot;Carlos Castaneda, The Teachings of Don Juan: A Yaqui Way of Knowledge, 40th Anniversary Edition (New York: Washington Square Press, 1996).&quot;,&quot;noteIndex&quot;:199},&quot;citationItems&quot;:[{&quot;id&quot;:1766,&quot;uris&quot;:[&quot;http://zotero.org/users/4295591/items/ZG67TNS4&quot;,[&quot;http://zotero.org/users/4295591/items/ZG67TNS4&quot;]],&quot;itemData&quot;:{&quot;id&quot;:1766,&quot;type&quot;:&quot;book&quot;,&quot;event-place&quot;:&quot;New York&quot;,&quot;publisher&quot;:&quot;Washington Square Press&quot;,&quot;publisher-place&quot;:&quot;New York&quot;,&quot;title&quot;:&quot;The Teachings of Don Juan: A Yaqui Way of Knowledge, 40th Anniversary Edition&quot;,&quot;author&quot;:[{&quot;family&quot;:&quot;Castaneda&quot;,&quot;given&quot;:&quot;Carlos&quot;}],&quot;issued&quot;:{&quot;date-parts&quot;:[[&quot;1996&quot;]]}}}],&quot;schema&quot;:&quot;https://github.com/citation-style-language/schema/raw/master/csl-citation.json&quot;} RNDeUGnaIMZFk"/><text:span text:style-name="T89">Carlos Castaneda, </text:span><text:span text:style-name="T90">The Teachings of Don Juan: A Yaqui Way of Knowledge, 40th Anniversary Edition</text:span><text:span text:style-name="T89"> (New York: Washington Square Press, 1996).</text:span><text:reference-mark-end text:name="ZOTERO_ITEM CSL_CITATION {&quot;citationID&quot;:&quot;a1qg3J9N&quot;,&quot;properties&quot;:{&quot;formattedCitation&quot;:&quot;Carlos Castaneda, {\\i{}The Teachings of Don Juan: A Yaqui Way of Knowledge, 40th Anniversary Edition} (New York: Washington Square Press, 1996).&quot;,&quot;plainCitation&quot;:&quot;Carlos Castaneda, The Teachings of Don Juan: A Yaqui Way of Knowledge, 40th Anniversary Edition (New York: Washington Square Press, 1996).&quot;,&quot;noteIndex&quot;:199},&quot;citationItems&quot;:[{&quot;id&quot;:1766,&quot;uris&quot;:[&quot;http://zotero.org/users/4295591/items/ZG67TNS4&quot;,[&quot;http://zotero.org/users/4295591/items/ZG67TNS4&quot;]],&quot;itemData&quot;:{&quot;id&quot;:1766,&quot;type&quot;:&quot;book&quot;,&quot;event-place&quot;:&quot;New York&quot;,&quot;publisher&quot;:&quot;Washington Square Press&quot;,&quot;publisher-place&quot;:&quot;New York&quot;,&quot;title&quot;:&quot;The Teachings of Don Juan: A Yaqui Way of Knowledge, 40th Anniversary Edition&quot;,&quot;author&quot;:[{&quot;family&quot;:&quot;Castaneda&quot;,&quot;given&quot;:&quot;Carlos&quot;}],&quot;issued&quot;:{&quot;date-parts&quot;:[[&quot;1996&quot;]]}}}],&quot;schema&quot;:&quot;https://github.com/citation-style-language/schema/raw/master/csl-citation.json&quot;} RNDeUGnaIMZFk"/></text:p></text:note-body></text:note></text:span><text:span text:style-name="T1084"> As it turns out, however, he </text:span><text:span text:style-name="T1085">made most of his stuff up.</text:span><text:span text:style-name="T1086"><text:note text:id="ftn194" text:note-class="footnote"><text:note-citation>194</text:note-citation><text:note-body><text:p text:style-name="P48"><text:reference-mark-start text:name="ZOTERO_ITEM CSL_CITATION {&quot;citationID&quot;:&quot;Xf6OkXvt&quot;,&quot;properties&quot;:{&quot;formattedCitation&quot;:&quot;Marshall, \\uc0\\u8220{}The Dark Legacy of Carlos Castaneda.\\uc0\\u8221{}&quot;,&quot;plainCitation&quot;:&quot;Marshall, “The Dark Legacy of Carlos Castaneda.”&quot;,&quot;noteIndex&quot;:200},&quot;citationItems&quot;:[{&quot;id&quot;:1028,&quot;uris&quot;:[&quot;http://zotero.org/users/4295591/items/EG395JP3&quot;,[&quot;http://zotero.org/users/4295591/items/EG395JP3&quot;]],&quot;itemData&quot;:{&quot;id&quot;:1028,&quot;type&quot;:&quot;webpage&quot;,&quot;abstract&quot;:&quot;The godfather of the New Age led a secretive group of devoted followers in the last decade of his life. His closest \&quot;witches\&quot; remain missing, and former insiders, offering new details, believe the women took their own lives.&quot;,&quot;container-title&quot;:&quot;Salon&quot;,&quot;language&quot;:&quot;en&quot;,&quot;title&quot;:&quot;The dark legacy of Carlos Castaneda&quot;,&quot;URL&quot;:&quot;https://www.salon.com/2007/04/12/castaneda/&quot;,&quot;author&quot;:[{&quot;family&quot;:&quot;Marshall&quot;,&quot;given&quot;:&quot;Robert&quot;}],&quot;accessed&quot;:{&quot;date-parts&quot;:[[&quot;2019&quot;,5,9]]},&quot;issued&quot;:{&quot;date-parts&quot;:[[&quot;2007&quot;,4,12]]}}}],&quot;schema&quot;:&quot;https://github.com/citation-style-language/schema/raw/master/csl-citation.json&quot;} RNDO3RloC3MMA"/>Marshall, “The Dark Legacy of Carlos Castaneda.”<text:reference-mark-end text:name="ZOTERO_ITEM CSL_CITATION {&quot;citationID&quot;:&quot;Xf6OkXvt&quot;,&quot;properties&quot;:{&quot;formattedCitation&quot;:&quot;Marshall, \\uc0\\u8220{}The Dark Legacy of Carlos Castaneda.\\uc0\\u8221{}&quot;,&quot;plainCitation&quot;:&quot;Marshall, “The Dark Legacy of Carlos Castaneda.”&quot;,&quot;noteIndex&quot;:200},&quot;citationItems&quot;:[{&quot;id&quot;:1028,&quot;uris&quot;:[&quot;http://zotero.org/users/4295591/items/EG395JP3&quot;,[&quot;http://zotero.org/users/4295591/items/EG395JP3&quot;]],&quot;itemData&quot;:{&quot;id&quot;:1028,&quot;type&quot;:&quot;webpage&quot;,&quot;abstract&quot;:&quot;The godfather of the New Age led a secretive group of devoted followers in the last decade of his life. His closest \&quot;witches\&quot; remain missing, and former insiders, offering new details, believe the women took their own lives.&quot;,&quot;container-title&quot;:&quot;Salon&quot;,&quot;language&quot;:&quot;en&quot;,&quot;title&quot;:&quot;The dark legacy of Carlos Castaneda&quot;,&quot;URL&quot;:&quot;https://www.salon.com/2007/04/12/castaneda/&quot;,&quot;author&quot;:[{&quot;family&quot;:&quot;Marshall&quot;,&quot;given&quot;:&quot;Robert&quot;}],&quot;accessed&quot;:{&quot;date-parts&quot;:[[&quot;2019&quot;,5,9]]},&quot;issued&quot;:{&quot;date-parts&quot;:[[&quot;2007&quot;,4,12]]}}}],&quot;schema&quot;:&quot;https://github.com/citation-style-language/schema/raw/master/csl-citation.json&quot;} RNDO3RloC3MMA"/></text:p></text:note-body></text:note></text:span><text:span text:style-name="T1086"> He may have had authentic </text:span><text:alphabetical-index-mark-start text:id="IMark1835266585680" text:main-entry="true"/><text:span text:style-name="T1086">connection</text:span><text:alphabetical-index-mark-end text:id="IMark1835266585680"/><text:span text:style-name="T1086"> experiences, in fact he probably did, but for whatever reason (mental health, ego, laziness, </text:span><text:span text:style-name="T1084">the need to feel special, </text:span><text:span text:style-name="T1086">his own confusion, etc.), he </text:span><text:span text:style-name="T1087">stepped out of bounds</text:span><text:span text:style-name="T1086">. </text:span><text:span text:style-name="T1088">To someone without connection experiences, </text:span><text:span text:style-name="T1089">Castaneda sound</text:span><text:span text:style-name="T1090">s</text:span><text:span text:style-name="T1089"> authentic and real, </text:span><text:span text:style-name="T1088">but he is not. </text:span><text:span text:style-name="T1091">A</text:span><text:span text:style-name="T1086">nybody who thinks </text:span><text:span text:style-name="T1084">Castaneda’s Yaqui teachings are authentic </text:span><text:span text:style-name="T1086">will waste time on </text:span><text:span text:style-name="T1089">spiritual </text:span><text:span text:style-name="T1086">vapour, will be confused by the meaningless conceptualizations, and will be frustrated in their attempts to find </text:span><text:alphabetical-index-mark-start text:id="IMark1835266584480" text:main-entry="true"/><text:span text:style-name="T1086">authentic spirituality</text:span><text:alphabetical-index-mark-end text:id="IMark1835266584480"/><text:span text:style-name="T1086"> </text:span><text:span text:style-name="T1089">and authentic </text:span><text:alphabetical-index-mark-start text:id="IMark1835266585760" text:main-entry="true"/><text:span text:style-name="T1089">connection</text:span><text:alphabetical-index-mark-end text:id="IMark1835266585760"/><text:span text:style-name="T1086">. Sadly and unfortunately, the </text:span><text:soft-page-break/><text:span text:style-name="T1086">publisher of his works, Simon and Schuster, continues to misrepresent the corpus as non-fiction,</text:span><text:span text:style-name="T1086"><text:note text:id="ftn195" text:note-class="footnote"><text:note-citation>195</text:note-citation><text:note-body><text:p text:style-name="P226">Perhaps because profit is more important than truth, or perhaps because they are participating in the confusion and misdirection.</text:p></text:note-body></text:note></text:span><text:span text:style-name="T1086"> and people continue to go to Carlos Castaneda seeking authentic spiritual knowledge. </text:span><text:span text:style-name="T1092">Shockingly, I </text:span><text:span text:style-name="T1093">even had a senior </text:span><text:span text:style-name="T1094">academic </text:span><text:span text:style-name="T1093">colleague recommend </text:span><text:span text:style-name="T1092">me to </text:span><text:span text:style-name="T1093">Carlos Castaneda once.</text:span><text:span text:style-name="T1086"> </text:span></text:p>
        <text:p text:style-name="P221"><text:span text:style-name="T1095">Confusion and misrepresentation are not the only “sins” of the initiatory naive. Money and power play a big role as well. </text:span><text:span text:style-name="T1041">T</text:span><text:span text:style-name="T1096">here are </text:span><text:span text:style-name="T1097">well-known instances </text:span><text:span text:style-name="T1096">of “spiritual” teachers motivated by little more </text:span><text:span text:style-name="T1095">than </text:span><text:span text:style-name="T1048">a venal desire to line their pockets and dominate others. </text:span><text:span text:style-name="T1098">B</text:span><text:span text:style-name="T1099">eing a spiritual teacher, </text:span><text:span text:style-name="T1100">especially one who claims to have had </text:span><text:alphabetical-index-mark-start text:id="IMark1835266585760" text:main-entry="true"/><text:span text:style-name="T1100">connection</text:span><text:alphabetical-index-mark-end text:id="IMark1835266585760"/><text:span text:style-name="T1100"> experiences, </text:span><text:span text:style-name="T1101">carries </text:span><text:span text:style-name="T1099">with it </text:span><text:span text:style-name="T1101">a certain amount of “mystical” status </text:span><text:span text:style-name="T1099">and prestige, </text:span><text:span text:style-name="T1098">and this status and prestige can easily be translated into </text:span><text:span text:style-name="T1048">respect, </text:span><text:span text:style-name="T1099">book sales, subscription fees, </text:span><text:span text:style-name="T1098">and so on.</text:span><text:span text:style-name="T1099"> </text:span><text:span text:style-name="T1098">Of course, t</text:span><text:span text:style-name="T1101">here </text:span><text:span text:style-name="T1099">i</text:span><text:span text:style-name="T1101">s nothing intrinsically wrong with money, </text:span><text:span text:style-name="T1102">power</text:span><text:span text:style-name="T1101">, </text:span><text:span text:style-name="T1100">status, and </text:span><text:span text:style-name="T1101">respect, but if </text:span><text:span text:style-name="T1102">these things become the primary motivations </text:span><text:span text:style-name="T1100">for teaching </text:span><text:span text:style-name="T1103">an </text:span><text:alphabetical-index-mark-start text:id="IMark1835266580720" text:main-entry="true"/><text:span text:style-name="T1103">authentic spirituality</text:span><text:alphabetical-index-mark-end text:id="IMark1835266580720"/><text:span text:style-name="T1100">,</text:span><text:span text:style-name="T1102"> </text:span><text:span text:style-name="T1101">the authenticity can be jeopardized. </text:span><text:span text:style-name="T1100">The basic problem is </text:span><text:span text:style-name="T1098">this: </text:span><text:span text:style-name="T1100">s</text:span><text:span text:style-name="T1099">omeone who is motivated by money and power </text:span><text:span text:style-name="T1104">will</text:span><text:span text:style-name="T1099">, even if they truly understand </text:span><text:span text:style-name="T1105">the scholarship and experience of </text:span><text:alphabetical-index-mark-start text:id="IMark1835266582400" text:main-entry="true"/><text:span text:style-name="T1099">connection</text:span><text:alphabetical-index-mark-end text:id="IMark1835266582400"/><text:span text:style-name="T1099">, shape </text:span><text:span text:style-name="T1100">and distort </text:span><text:span text:style-name="T1099">their </text:span><text:soft-page-break/><text:span text:style-name="T1099">teachings in a way that supports their enrichment and empowerment </text:span><text:span text:style-name="T1106">a</text:span><text:span text:style-name="T1107">t</text:span><text:span text:style-name="T1106"> the expense of </text:span><text:span text:style-name="T1098">authentic </text:span><text:span text:style-name="T1106">teaching. </text:span><text:span text:style-name="T1108">They will </text:span><text:span text:style-name="T1106">lock seekers into complicated hierarchies, </text:span><text:span text:style-name="T1098">engage in manipulative and unethical practices, </text:span><text:span text:style-name="T1106">and charge hundreds of thousand of dollars to unlock </text:span><text:span text:style-name="T1103">advanced </text:span><text:span text:style-name="T1106">content.</text:span><text:span text:style-name="T1106"><text:note text:id="ftn196" text:note-class="footnote"><text:note-citation>196</text:note-citation><text:note-body><text:p text:style-name="P48"><text:reference-mark-start text:name="ZOTERO_ITEM CSL_CITATION {&quot;citationID&quot;:&quot;mVJq6cTa&quot;,&quot;properties&quot;:{&quot;formattedCitation&quot;:&quot;Jethro Nededog, \\uc0\\u8220{}How Scientology Costs Members up to Millions of Dollars, According to Leah Remini\\uc0\\u8217{}s Show,\\uc0\\u8221{} Business Insider, 2016, https://www.businessinsider.com/scientology-costs-leah-remini-recap-episode-3-2016-12.&quot;,&quot;plainCitation&quot;:&quot;Jethro Nededog, “How Scientology Costs Members up to Millions of Dollars, According to Leah Remini’s Show,” Business Insider, 2016, https://www.businessinsider.com/scientology-costs-leah-remini-recap-episode-3-2016-12.&quot;,&quot;noteIndex&quot;:202},&quot;citationItems&quot;:[{&quot;id&quot;:972,&quot;uris&quot;:[&quot;http://zotero.org/users/4295591/items/KKYPVYS3&quot;,[&quot;http://zotero.org/users/4295591/items/KKYPVYS3&quot;]],&quot;itemData&quot;:{&quot;id&quot;:972,&quot;type&quot;:&quot;webpage&quot;,&quot;abstract&quot;:&quot;A&amp;E's \&quot;Leah Remini: Scientology and the Aftermath\&quot; laid out the ways the church allegedly pressures its followers to pay exorbitant amounts of money.&quot;,&quot;container-title&quot;:&quot;Business Insider&quot;,&quot;title&quot;:&quot;How Scientology costs members up to millions of dollars, according to Leah Remini's show&quot;,&quot;URL&quot;:&quot;https://www.businessinsider.com/scientology-costs-leah-remini-recap-episode-3-2016-12&quot;,&quot;author&quot;:[{&quot;family&quot;:&quot;Nededog&quot;,&quot;given&quot;:&quot;Jethro&quot;}],&quot;accessed&quot;:{&quot;date-parts&quot;:[[&quot;2019&quot;,5,27]]},&quot;issued&quot;:{&quot;date-parts&quot;:[[&quot;2016&quot;]]}}}],&quot;schema&quot;:&quot;https://github.com/citation-style-language/schema/raw/master/csl-citation.json&quot;} RNDlWAj6m406z"/>Jethro Nededog, “How Scientology Costs Members up to Millions of Dollars, According to Leah Remini’s Show,” Business Insider, 2016, https://www.businessinsider.com/scientology-costs-leah-remini-recap-episode-3-2016-12.<text:reference-mark-end text:name="ZOTERO_ITEM CSL_CITATION {&quot;citationID&quot;:&quot;mVJq6cTa&quot;,&quot;properties&quot;:{&quot;formattedCitation&quot;:&quot;Jethro Nededog, \\uc0\\u8220{}How Scientology Costs Members up to Millions of Dollars, According to Leah Remini\\uc0\\u8217{}s Show,\\uc0\\u8221{} Business Insider, 2016, https://www.businessinsider.com/scientology-costs-leah-remini-recap-episode-3-2016-12.&quot;,&quot;plainCitation&quot;:&quot;Jethro Nededog, “How Scientology Costs Members up to Millions of Dollars, According to Leah Remini’s Show,” Business Insider, 2016, https://www.businessinsider.com/scientology-costs-leah-remini-recap-episode-3-2016-12.&quot;,&quot;noteIndex&quot;:202},&quot;citationItems&quot;:[{&quot;id&quot;:972,&quot;uris&quot;:[&quot;http://zotero.org/users/4295591/items/KKYPVYS3&quot;,[&quot;http://zotero.org/users/4295591/items/KKYPVYS3&quot;]],&quot;itemData&quot;:{&quot;id&quot;:972,&quot;type&quot;:&quot;webpage&quot;,&quot;abstract&quot;:&quot;A&amp;E's \&quot;Leah Remini: Scientology and the Aftermath\&quot; laid out the ways the church allegedly pressures its followers to pay exorbitant amounts of money.&quot;,&quot;container-title&quot;:&quot;Business Insider&quot;,&quot;title&quot;:&quot;How Scientology costs members up to millions of dollars, according to Leah Remini's show&quot;,&quot;URL&quot;:&quot;https://www.businessinsider.com/scientology-costs-leah-remini-recap-episode-3-2016-12&quot;,&quot;author&quot;:[{&quot;family&quot;:&quot;Nededog&quot;,&quot;given&quot;:&quot;Jethro&quot;}],&quot;accessed&quot;:{&quot;date-parts&quot;:[[&quot;2019&quot;,5,27]]},&quot;issued&quot;:{&quot;date-parts&quot;:[[&quot;2016&quot;]]}}}],&quot;schema&quot;:&quot;https://github.com/citation-style-language/schema/raw/master/csl-citation.json&quot;} RNDlWAj6m406z"/></text:p></text:note-body></text:note></text:span><text:span text:style-name="T1106"> </text:span><text:span text:style-name="T1109">Each new level of “attainment,” </text:span><text:span text:style-name="T1110">each </text:span><text:span text:style-name="T1111">impotent </text:span><text:span text:style-name="T1110">step towards spiritual enlightenment </text:span><text:span text:style-name="T1111">(and it must be impotent because if you successfully connect someone, there is no reason for them to keep handing over their money) </text:span><text:span text:style-name="T1109">brings additional and sometimes obscene expense, </text:span><text:span text:style-name="T1112">which goes on to fund boats and Rolls Royce </text:span><text:span text:style-name="T1062">vehicle</text:span><text:span text:style-name="T1112">, but </text:span><text:span text:style-name="T1113">which ultimately only the rich, </text:span><text:span text:style-name="T1040">or those willing to sell their homes and possessions,</text:span><text:span text:style-name="T1113"> can afford</text:span><text:span text:style-name="T1109">. </text:span><text:span text:style-name="T1113">Regardless of how authentic the original source of a teaching may be, when money, status, and power are the goal, money, status, and power become the focus, and all manner of manipulative and unethical practices </text:span><text:span text:style-name="T1098">may</text:span><text:span text:style-name="T1113"> be engaged in, </text:span><text:span text:style-name="T1112">in</text:span><text:span text:style-name="T1113"> order to reach the venal goal.</text:span><text:span text:style-name="T1113"><text:note text:id="ftn197" text:note-class="footnote"><text:note-citation>197</text:note-citation><text:note-body><text:p text:style-name="Footnote"><text:reference-mark-start text:name="ZOTERO_ITEM CSL_CITATION {&quot;citationID&quot;:&quot;I2KrBp78&quot;,&quot;properties&quot;:{&quot;formattedCitation&quot;:&quot;Russell Miller, {\\i{}Bare-Faced Messiah: The True Story of L. Ron Hubbard} (London: Silvertail Books, 2015), https://amzn.to/2ESbMI5.&quot;,&quot;plainCitation&quot;:&quot;Russell Miller, Bare-Faced Messiah: The True Story of L. Ron Hubbard (London: Silvertail Books, 2015), https://amzn.to/2ESbMI5.&quot;,&quot;noteIndex&quot;:203},&quot;citationItems&quot;:[{&quot;id&quot;:946,&quot;uris&quot;:[&quot;http://zotero.org/users/4295591/items/IJN76S28&quot;,[&quot;http://zotero.org/users/4295591/items/IJN76S28&quot;]],&quot;itemData&quot;:{&quot;id&quot;:946,&quot;type&quot;:&quot;book&quot;,&quot;event-place&quot;:&quot;London&quot;,&quot;publisher&quot;:&quot;Silvertail Books&quot;,&quot;publisher-place&quot;:&quot;London&quot;,&quot;title&quot;:&quot;Bare-Faced Messiah: The True Story of L. Ron Hubbard&quot;,&quot;URL&quot;:&quot;https://amzn.to/2ESbMI5&quot;,&quot;author&quot;:[{&quot;family&quot;:&quot;Miller&quot;,&quot;given&quot;:&quot;Russell&quot;}],&quot;issued&quot;:{&quot;date-parts&quot;:[[&quot;2015&quot;]]}}}],&quot;schema&quot;:&quot;https://github.com/citation-style-language/schema/raw/master/csl-citation.json&quot;} RNDvzOK5JohY7"/><text:span text:style-name="T523">Russell Miller, </text:span><text:span text:style-name="T90">Bare-Faced Messiah: The True Story of L. Ron Hubbard</text:span><text:span text:style-name="T89"> (London: Silvertail Books, 2015), https://amzn.to/2ESbMI5.</text:span><text:reference-mark-end text:name="ZOTERO_ITEM CSL_CITATION {&quot;citationID&quot;:&quot;I2KrBp78&quot;,&quot;properties&quot;:{&quot;formattedCitation&quot;:&quot;Russell Miller, {\\i{}Bare-Faced Messiah: The True Story of L. Ron Hubbard} (London: Silvertail Books, 2015), https://amzn.to/2ESbMI5.&quot;,&quot;plainCitation&quot;:&quot;Russell Miller, Bare-Faced Messiah: The True Story of L. Ron Hubbard (London: Silvertail Books, 2015), https://amzn.to/2ESbMI5.&quot;,&quot;noteIndex&quot;:203},&quot;citationItems&quot;:[{&quot;id&quot;:946,&quot;uris&quot;:[&quot;http://zotero.org/users/4295591/items/IJN76S28&quot;,[&quot;http://zotero.org/users/4295591/items/IJN76S28&quot;]],&quot;itemData&quot;:{&quot;id&quot;:946,&quot;type&quot;:&quot;book&quot;,&quot;event-place&quot;:&quot;London&quot;,&quot;publisher&quot;:&quot;Silvertail Books&quot;,&quot;publisher-place&quot;:&quot;London&quot;,&quot;title&quot;:&quot;Bare-Faced Messiah: The True Story of L. Ron Hubbard&quot;,&quot;URL&quot;:&quot;https://amzn.to/2ESbMI5&quot;,&quot;author&quot;:[{&quot;family&quot;:&quot;Miller&quot;,&quot;given&quot;:&quot;Russell&quot;}],&quot;issued&quot;:{&quot;date-parts&quot;:[[&quot;2015&quot;]]}}}],&quot;schema&quot;:&quot;https://github.com/citation-style-language/schema/raw/master/csl-citation.json&quot;} RNDvzOK5JohY7"/><text:span text:style-name="T37"> </text:span><text:span text:style-name="T1114">For an example, see </text:span><text:reference-mark-start text:name="ZOTERO_ITEM CSL_CITATION {&quot;citationID&quot;:&quot;ZHvVGMWk&quot;,&quot;properties&quot;:{&quot;formattedCitation&quot;:&quot;Jenna Miscavige Hill, \\uc0\\u8220{}Beyond Belief: My Secret Life Inside Scientology and My Harrowing Escape EBook: Jenna Miscavige Hill, Lisa Pulitzer: Kindle Store,\\uc0\\u8221{} 2013, https://amzn.to/2W796kl.&quot;,&quot;plainCitation&quot;:&quot;Jenna Miscavige Hill, “Beyond Belief: My Secret Life Inside Scientology and My Harrowing Escape EBook: Jenna Miscavige Hill, Lisa Pulitzer: Kindle Store,” 2013, https://amzn.to/2W796kl.&quot;,&quot;noteIndex&quot;:203},&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schema&quot;:&quot;https://github.com/citation-style-language/schema/raw/master/csl-citation.json&quot;} RNDvtOZxTvRJG"/><text:span text:style-name="T1115">Jenna Miscavige Hill, </text:span><text:span text:style-name="T938">“Beyond Belief: My Secret Life Inside Scientology and My Harrowing Escape EBook: Jenna Miscavige Hill, Lisa Pulitzer: Kindle Store,” 2013, https://amzn.to/2W796kl.</text:span><text:reference-mark-end text:name="ZOTERO_ITEM CSL_CITATION {&quot;citationID&quot;:&quot;ZHvVGMWk&quot;,&quot;properties&quot;:{&quot;formattedCitation&quot;:&quot;Jenna Miscavige Hill, \\uc0\\u8220{}Beyond Belief: My Secret Life Inside Scientology and My Harrowing Escape EBook: Jenna Miscavige Hill, Lisa Pulitzer: Kindle Store,\\uc0\\u8221{} 2013, https://amzn.to/2W796kl.&quot;,&quot;plainCitation&quot;:&quot;Jenna Miscavige Hill, “Beyond Belief: My Secret Life Inside Scientology and My Harrowing Escape EBook: Jenna Miscavige Hill, Lisa Pulitzer: Kindle Store,” 2013, https://amzn.to/2W796kl.&quot;,&quot;noteIndex&quot;:203},&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schema&quot;:&quot;https://github.com/citation-style-language/schema/raw/master/csl-citation.json&quot;} RNDvtOZxTvRJG"/></text:p></text:note-body></text:note></text:span><text:span text:style-name="T1113"> </text:span></text:p>
        <text:p text:style-name="P227"><text:soft-page-break/><text:span text:style-name="T1116">Losing your money and all your possessions to some questionable spiritual hack is unfortunate, but it </text:span><text:span text:style-name="T1117">i</text:span><text:span text:style-name="T1116">s hard</text:span><text:span text:style-name="T1118">ly</text:span><text:span text:style-name="T1116"> the </text:span><text:span text:style-name="T1118">most </text:span><text:span text:style-name="T1116">significant loss you can face, </text:span><text:span text:style-name="T1119">especially when mental illness is involved</text:span><text:span text:style-name="T1116">. Consider </text:span><text:span text:style-name="T1120">Jonestown in Guyana </text:span><text:span text:style-name="T1121">in 1978 </text:span><text:span text:style-name="T1120">where 918 otherwise intelligent, progressive, and educated people drank cyanide-laced </text:span><text:span text:style-name="T1117">cool-aid</text:span><text:span text:style-name="T1120"> at the behest of their </text:span><text:span text:style-name="T1122">spiritual</text:span><text:span text:style-name="T1120"> “father,” Jim Jones. </text:span><text:span text:style-name="T1119">Jim Jones was clearly mentally ill. </text:span><text:span text:style-name="T1037">T</text:span><text:span text:style-name="T1119">here were obvious warning signs of this </text:span><text:span text:style-name="T1123">right from the start</text:span><text:span text:style-name="T1119">, </text:span><text:span text:style-name="T1123">but </text:span><text:span text:style-name="T1037">victims and </text:span><text:span text:style-name="T1118">survivors </text:span><text:span text:style-name="T1124">blithely i</text:span><text:span text:style-name="T1118">gnore</text:span><text:span text:style-name="T1125">d</text:span><text:span text:style-name="T1119"> </text:span><text:span text:style-name="T1123">these warnings, </text:span><text:span text:style-name="T1124">not because they were </text:span><text:span text:style-name="T1122">stupid, </text:span><text:span text:style-name="T1124">but because t</text:span><text:span text:style-name="T1122">hey were </text:span><text:span text:style-name="T1125">desperately </text:span><text:span text:style-name="T1126">seeking </text:span><text:span text:style-name="T1122">spiritual, </text:span><text:span text:style-name="T1127">political, and social </text:span><text:span text:style-name="T1122">authenticity </text:span><text:span text:style-name="T1125">in a chaotic and changing world,</text:span><text:span text:style-name="T1122"> </text:span><text:span text:style-name="T1124">and </text:span><text:span text:style-name="T1125">because </text:span><text:span text:style-name="T1124">Jim Jones seemed, </text:span><text:span text:style-name="T1128">at least at the start, </text:span><text:span text:style-name="T1124">to provide that </text:span><text:span text:style-name="T1125">authenticity.</text:span><text:span text:style-name="T1122"> </text:span><text:span text:style-name="T1121">B</text:span><text:span text:style-name="T1129">y survivor accounts, </text:span><text:span text:style-name="T1121">Jones started out </text:span><text:span text:style-name="T1129">a </text:span><text:span text:style-name="T1121">seemingly awake, activated, spiritually sophisticated, powerful, </text:span><text:span text:style-name="T1129">progressive, egalitarian, socialist </text:span><text:span text:style-name="T1130">leader </text:span><text:span text:style-name="T1129">seeking to build a utopian society free of inequality and racism.</text:span><text:span text:style-name="T1124"><text:note text:id="ftn198" text:note-class="footnote"><text:note-citation>198</text:note-citation><text:note-body><text:p text:style-name="Footnote"><text:reference-mark-start text:name="ZOTERO_ITEM CSL_CITATION {&quot;citationID&quot;:&quot;QFqwOvFd&quot;,&quot;properties&quot;:{&quot;formattedCitation&quot;:&quot;Laura Johnston Kohl, {\\i{}Jonestown Survivor} (iUniverse, 2010), https://amzn.to/2WJFtoK; Deborah Layton, {\\i{}Seductive Poison} (New York: Anchor Books, 2010), https://amzn.to/2wxOse4.&quot;,&quot;plainCitation&quot;:&quot;Laura Johnston Kohl, Jonestown Survivor (iUniverse, 2010), https://amzn.to/2WJFtoK; Deborah Layton, Seductive Poison (New York: Anchor Books, 2010), https://amzn.to/2wxOse4.&quot;,&quot;noteIndex&quot;:204},&quot;citationItems&quot;:[{&quot;id&quot;:945,&quot;uris&quot;:[&quot;http://zotero.org/users/4295591/items/HIHAXS9P&quot;,[&quot;http://zotero.org/users/4295591/items/HIHAXS9P&quot;]],&quot;itemData&quot;:{&quot;id&quot;:945,&quot;type&quot;:&quot;book&quot;,&quot;publisher&quot;:&quot;iUniverse&quot;,&quot;title&quot;:&quot;Jonestown Survivor&quot;,&quot;URL&quot;:&quot;https://amzn.to/2WJFtoK&quot;,&quot;author&quot;:[{&quot;family&quot;:&quot;Kohl&quot;,&quot;given&quot;:&quot;Laura Johnston&quot;}],&quot;issued&quot;:{&quot;date-parts&quot;:[[&quot;2010&quot;]]}}},{&quot;id&quot;:947,&quot;uris&quot;:[&quot;http://zotero.org/users/4295591/items/UGTDKRN2&quot;,[&quot;http://zotero.org/users/4295591/items/UGTDKRN2&quot;]],&quot;itemData&quot;:{&quot;id&quot;:947,&quot;type&quot;:&quot;book&quot;,&quot;event-place&quot;:&quot;New York&quot;,&quot;publisher&quot;:&quot;Anchor Books&quot;,&quot;publisher-place&quot;:&quot;New York&quot;,&quot;title&quot;:&quot;Seductive Poison&quot;,&quot;URL&quot;:&quot;https://amzn.to/2wxOse4&quot;,&quot;author&quot;:[{&quot;family&quot;:&quot;Layton&quot;,&quot;given&quot;:&quot;Deborah&quot;}],&quot;issued&quot;:{&quot;date-parts&quot;:[[&quot;2010&quot;]]}}}],&quot;schema&quot;:&quot;https://github.com/citation-style-language/schema/raw/master/csl-citation.json&quot;} RNDnPhhhXIEhM"/><text:span text:style-name="T89">Laura Johnston Kohl, </text:span><text:span text:style-name="T90">Jonestown Survivor</text:span><text:span text:style-name="T89"> (iUniverse, 2010), https://amzn.to/2WJFtoK; Deborah Layton, </text:span><text:span text:style-name="T90">Seductive Poison</text:span><text:span text:style-name="T89"> (New York: Anchor Books, 2010), https://amzn.to/2wxOse4.</text:span><text:reference-mark-end text:name="ZOTERO_ITEM CSL_CITATION {&quot;citationID&quot;:&quot;QFqwOvFd&quot;,&quot;properties&quot;:{&quot;formattedCitation&quot;:&quot;Laura Johnston Kohl, {\\i{}Jonestown Survivor} (iUniverse, 2010), https://amzn.to/2WJFtoK; Deborah Layton, {\\i{}Seductive Poison} (New York: Anchor Books, 2010), https://amzn.to/2wxOse4.&quot;,&quot;plainCitation&quot;:&quot;Laura Johnston Kohl, Jonestown Survivor (iUniverse, 2010), https://amzn.to/2WJFtoK; Deborah Layton, Seductive Poison (New York: Anchor Books, 2010), https://amzn.to/2wxOse4.&quot;,&quot;noteIndex&quot;:204},&quot;citationItems&quot;:[{&quot;id&quot;:945,&quot;uris&quot;:[&quot;http://zotero.org/users/4295591/items/HIHAXS9P&quot;,[&quot;http://zotero.org/users/4295591/items/HIHAXS9P&quot;]],&quot;itemData&quot;:{&quot;id&quot;:945,&quot;type&quot;:&quot;book&quot;,&quot;publisher&quot;:&quot;iUniverse&quot;,&quot;title&quot;:&quot;Jonestown Survivor&quot;,&quot;URL&quot;:&quot;https://amzn.to/2WJFtoK&quot;,&quot;author&quot;:[{&quot;family&quot;:&quot;Kohl&quot;,&quot;given&quot;:&quot;Laura Johnston&quot;}],&quot;issued&quot;:{&quot;date-parts&quot;:[[&quot;2010&quot;]]}}},{&quot;id&quot;:947,&quot;uris&quot;:[&quot;http://zotero.org/users/4295591/items/UGTDKRN2&quot;,[&quot;http://zotero.org/users/4295591/items/UGTDKRN2&quot;]],&quot;itemData&quot;:{&quot;id&quot;:947,&quot;type&quot;:&quot;book&quot;,&quot;event-place&quot;:&quot;New York&quot;,&quot;publisher&quot;:&quot;Anchor Books&quot;,&quot;publisher-place&quot;:&quot;New York&quot;,&quot;title&quot;:&quot;Seductive Poison&quot;,&quot;URL&quot;:&quot;https://amzn.to/2wxOse4&quot;,&quot;author&quot;:[{&quot;family&quot;:&quot;Layton&quot;,&quot;given&quot;:&quot;Deborah&quot;}],&quot;issued&quot;:{&quot;date-parts&quot;:[[&quot;2010&quot;]]}}}],&quot;schema&quot;:&quot;https://github.com/citation-style-language/schema/raw/master/csl-citation.json&quot;} RNDnPhhhXIEhM"/></text:p></text:note-body></text:note></text:span><text:span text:style-name="T1129"> </text:span><text:span text:style-name="T1130">In their desperation to realize this promised authenticity, they ignored warning signs and became trapped in a descending spiral of violence, paranoia, </text:span><text:span text:style-name="T1117">and indoctrination, </text:span><text:span text:style-name="T1130">with </text:span><text:span text:style-name="T1117">absolutely </text:span><text:span text:style-name="T1130">disastrous results. </text:span></text:p>
        <text:p text:style-name="P228"><text:soft-page-break/><text:span text:style-name="T1131">Between the venal enterprises of </text:span><text:span text:style-name="T1132">publisher supported </text:span><text:span text:style-name="T1131">spiritual charlatans and the murderous activities of </text:span><text:span text:style-name="T1133">cult leaders like Jim Jones lies a vast and turbulent ocean of </text:span><text:span text:style-name="T1134">spiritual</text:span><text:span text:style-name="T1135">ly</text:span><text:span text:style-name="T1134"> </text:span><text:span text:style-name="T1136">naive, confused, </text:span><text:span text:style-name="T1137">villainous, </text:span><text:span text:style-name="T1138">and mentally ill actors </text:span><text:span text:style-name="T1135">who </text:span><text:span text:style-name="T1138">talk about </text:span><text:span text:style-name="T1139">everything from </text:span><text:span text:style-name="T1138">corrupted </text:span><text:span text:style-name="T1139">filaments of God to cosmic </text:span><text:span text:style-name="T1138">shape-shifting lizards and cosmic intergalactic conspiracies. </text:span><text:span text:style-name="T1136">Sometimes, as in the case of paranoid schizophrenic Daniel Paul Schreber,</text:span><text:note text:id="ftn199" text:note-class="footnote"><text:note-citation>199</text:note-citation><text:note-body><text:p text:style-name="Footnote"><text:reference-mark-start text:name="ZOTERO_ITEM CSL_CITATION {&quot;citationID&quot;:&quot;dooO1KCL&quot;,&quot;properties&quot;:{&quot;formattedCitation&quot;:&quot;Schreber, {\\i{}Memoirs of My Nervous Illness}.&quot;,&quot;plainCitation&quot;:&quot;Schreber, Memoirs of My Nervous Illness.&quot;,&quot;noteIndex&quot;:205},&quot;citationItems&quot;:[{&quot;id&quot;:1049,&quot;uris&quot;:[&quot;http://zotero.org/users/4295591/items/NDMK47XF&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hkgcV9GTdJ"/><text:span text:style-name="T89">Schreber, </text:span><text:span text:style-name="T90">Memoirs of My Nervous Illness</text:span><text:span text:style-name="T89">.</text:span><text:reference-mark-end text:name="ZOTERO_ITEM CSL_CITATION {&quot;citationID&quot;:&quot;dooO1KCL&quot;,&quot;properties&quot;:{&quot;formattedCitation&quot;:&quot;Schreber, {\\i{}Memoirs of My Nervous Illness}.&quot;,&quot;plainCitation&quot;:&quot;Schreber, Memoirs of My Nervous Illness.&quot;,&quot;noteIndex&quot;:205},&quot;citationItems&quot;:[{&quot;id&quot;:1049,&quot;uris&quot;:[&quot;http://zotero.org/users/4295591/items/NDMK47XF&quot;,[&quot;http://zotero.org/users/4295591/items/NDMK47XF&quot;]],&quot;itemData&quot;:{&quot;id&quot;:1049,&quot;type&quot;:&quot;book&quot;,&quot;event-place&quot;:&quot;New York&quot;,&quot;publisher&quot;:&quot;NYRB Classics&quot;,&quot;publisher-place&quot;:&quot;New York&quot;,&quot;title&quot;:&quot;Memoirs of My Nervous Illness&quot;,&quot;URL&quot;:&quot;https://amzn.to/2U8Se6Q&quot;,&quot;author&quot;:[{&quot;family&quot;:&quot;Schreber&quot;,&quot;given&quot;:&quot;Daniel Paul&quot;}],&quot;issued&quot;:{&quot;date-parts&quot;:[[&quot;2000&quot;]]}}}],&quot;schema&quot;:&quot;https://github.com/citation-style-language/schema/raw/master/csl-citation.json&quot;} RNDhkgcV9GTdJ"/></text:p></text:note-body></text:note><text:span text:style-name="T1138"> </text:span><text:span text:style-name="T1136">the </text:span><text:alphabetical-index-mark-start text:id="IMark1835266584400" text:main-entry="true"/><text:span text:style-name="T1136">connection</text:span><text:alphabetical-index-mark-end text:id="IMark1835266584400"/><text:span text:style-name="T1136"> and the mental illness are obvious. </text:span><text:span text:style-name="T1135">At </text:span><text:span text:style-name="T1136">other times, the mental illness is obscured behind a patina of </text:span><text:span text:style-name="T1137">charisma, </text:span><text:span text:style-name="T1136">reason, intelligence, </text:span><text:span text:style-name="T1140">and superficial authenticity </text:span><text:span text:style-name="T1136">which makes it hard </text:span><text:span text:style-name="T1141">for some to distinguish </text:span><text:span text:style-name="T1135">and discern</text:span><text:span text:style-name="T1136">. </text:span><text:span text:style-name="T1142">Such is the case of David Icke who </text:span><text:span text:style-name="T1132">seems to have had authentic </text:span><text:alphabetical-index-mark-start text:id="IMark1835266585680" text:main-entry="true"/><text:span text:style-name="T1142">connection</text:span><text:alphabetical-index-mark-end text:id="IMark1835266585680"/><text:span text:style-name="T1142"> experiences, but who</text:span><text:span text:style-name="T1135">se </text:span><text:alphabetical-index-mark-start text:id="IMark1835266583760" text:main-entry="true"/><text:span text:style-name="T1140">connection</text:span><text:alphabetical-index-mark-end text:id="IMark1835266583760"/><text:span text:style-name="T1140"> experiences are </text:span><text:span text:style-name="T1141">filter</text:span><text:span text:style-name="T1143">ed </text:span><text:span text:style-name="T1142">through a paranoid and racist intellectual and emotional framework.</text:span><text:span text:style-name="T1142"><text:note text:id="ftn200" text:note-class="footnote"><text:note-citation>200</text:note-citation><text:note-body><text:p text:style-name="Footnote"><text:reference-mark-start text:name="ZOTERO_ITEM CSL_CITATION {&quot;citationID&quot;:&quot;jJ7WJpZr&quot;,&quot;properties&quot;:{&quot;formattedCitation&quot;:&quot;Michael Barkun, {\\i{}A Culture of Conspiracy: Apocalyptic Visions in Contemporary America} (California: University of California Press, n.d.); Abad-Santos, \\uc0\\u8220{}Lizard People.\\uc0\\u8221{}&quot;,&quot;plainCitation&quot;:&quot;Michael Barkun, A Culture of Conspiracy: Apocalyptic Visions in Contemporary America (California: University of California Press, n.d.); Abad-Santos, “Lizard People.”&quot;,&quot;noteIndex&quot;:206},&quot;citationItems&quot;:[{&quot;id&quot;:930,&quot;uris&quot;:[&quot;http://zotero.org/users/4295591/items/2XEUUV7B&quot;,[&quot;http://zotero.org/users/4295591/items/2XEUUV7B&quot;]],&quot;itemData&quot;:{&quot;id&quot;:930,&quot;type&quot;:&quot;book&quot;,&quot;event-place&quot;:&quot;California&quot;,&quot;publisher&quot;:&quot;University of California Press&quot;,&quot;publisher-place&quot;:&quot;California&quot;,&quot;title&quot;:&quot;A Culture of Conspiracy: Apocalyptic Visions in Contemporary America&quot;,&quot;author&quot;:[{&quot;family&quot;:&quot;Barkun&quot;,&quot;given&quot;:&quot;Michael&quot;}]}},{&quot;id&quot;:1052,&quot;uris&quot;:[&quot;http://zotero.org/users/4295591/items/6UMKTWT7&quot;,[&quot;http://zotero.org/users/4295591/items/6UMKTWT7&quot;]],&quot;itemData&quot;:{&quot;id&quot;:1052,&quot;type&quot;:&quot;webpage&quot;,&quot;abstract&quot;:&quot;Last November, the political fate of America was once again put to a vote. But for millions of Americans who believe in lizard people, this vote had bigger implications — like thwarting an ongoing plot of world domination.&quot;,&quot;container-title&quot;:&quot;Vox&quot;,&quot;title&quot;:&quot;Lizard people: the greatest political conspiracy ever created&quot;,&quot;title-short&quot;:&quot;Lizard people&quot;,&quot;URL&quot;:&quot;https://www.vox.com/2014/11/5/7158371/lizard-people-conspiracy-theory-explainer&quot;,&quot;author&quot;:[{&quot;family&quot;:&quot;Abad-Santos&quot;,&quot;given&quot;:&quot;Alex&quot;}],&quot;accessed&quot;:{&quot;date-parts&quot;:[[&quot;2019&quot;,4,30]]},&quot;issued&quot;:{&quot;date-parts&quot;:[[&quot;2014&quot;,11,5]]}}}],&quot;schema&quot;:&quot;https://github.com/citation-style-language/schema/raw/master/csl-citation.json&quot;} RNDFP9QkBf344"/><text:span text:style-name="T89">Michael Barkun, </text:span><text:span text:style-name="T90">A Culture of Conspiracy: Apocalyptic Visions in Contemporary America</text:span><text:span text:style-name="T89"> (California: University of California Press, n.d.); Abad-Santos, “Lizard People.”</text:span><text:reference-mark-end text:name="ZOTERO_ITEM CSL_CITATION {&quot;citationID&quot;:&quot;jJ7WJpZr&quot;,&quot;properties&quot;:{&quot;formattedCitation&quot;:&quot;Michael Barkun, {\\i{}A Culture of Conspiracy: Apocalyptic Visions in Contemporary America} (California: University of California Press, n.d.); Abad-Santos, \\uc0\\u8220{}Lizard People.\\uc0\\u8221{}&quot;,&quot;plainCitation&quot;:&quot;Michael Barkun, A Culture of Conspiracy: Apocalyptic Visions in Contemporary America (California: University of California Press, n.d.); Abad-Santos, “Lizard People.”&quot;,&quot;noteIndex&quot;:206},&quot;citationItems&quot;:[{&quot;id&quot;:930,&quot;uris&quot;:[&quot;http://zotero.org/users/4295591/items/2XEUUV7B&quot;,[&quot;http://zotero.org/users/4295591/items/2XEUUV7B&quot;]],&quot;itemData&quot;:{&quot;id&quot;:930,&quot;type&quot;:&quot;book&quot;,&quot;event-place&quot;:&quot;California&quot;,&quot;publisher&quot;:&quot;University of California Press&quot;,&quot;publisher-place&quot;:&quot;California&quot;,&quot;title&quot;:&quot;A Culture of Conspiracy: Apocalyptic Visions in Contemporary America&quot;,&quot;author&quot;:[{&quot;family&quot;:&quot;Barkun&quot;,&quot;given&quot;:&quot;Michael&quot;}]}},{&quot;id&quot;:1052,&quot;uris&quot;:[&quot;http://zotero.org/users/4295591/items/6UMKTWT7&quot;,[&quot;http://zotero.org/users/4295591/items/6UMKTWT7&quot;]],&quot;itemData&quot;:{&quot;id&quot;:1052,&quot;type&quot;:&quot;webpage&quot;,&quot;abstract&quot;:&quot;Last November, the political fate of America was once again put to a vote. But for millions of Americans who believe in lizard people, this vote had bigger implications — like thwarting an ongoing plot of world domination.&quot;,&quot;container-title&quot;:&quot;Vox&quot;,&quot;title&quot;:&quot;Lizard people: the greatest political conspiracy ever created&quot;,&quot;title-short&quot;:&quot;Lizard people&quot;,&quot;URL&quot;:&quot;https://www.vox.com/2014/11/5/7158371/lizard-people-conspiracy-theory-explainer&quot;,&quot;author&quot;:[{&quot;family&quot;:&quot;Abad-Santos&quot;,&quot;given&quot;:&quot;Alex&quot;}],&quot;accessed&quot;:{&quot;date-parts&quot;:[[&quot;2019&quot;,4,30]]},&quot;issued&quot;:{&quot;date-parts&quot;:[[&quot;2014&quot;,11,5]]}}}],&quot;schema&quot;:&quot;https://github.com/citation-style-language/schema/raw/master/csl-citation.json&quot;} RNDFP9QkBf344"/></text:p></text:note-body></text:note></text:span><text:span text:style-name="T1142"> </text:span></text:p>
        <text:p text:style-name="P228"><text:span text:style-name="T1144">The question for the person interested in </text:span><text:alphabetical-index-mark-start text:id="IMark1835266580720" text:main-entry="true"/><text:span text:style-name="T1144">authentic spirituality</text:span><text:alphabetical-index-mark-end text:id="IMark1835266580720"/><text:span text:style-name="T1144"> </text:span><text:span text:style-name="T1141">at this point </text:span><text:span text:style-name="T1144">is, h</text:span><text:span text:style-name="T1145">ow do you tell the difference between </text:span><text:span text:style-name="T1144">someone w</text:span><text:span text:style-name="T1145">ho has </text:span><text:span text:style-name="T1144">had </text:span><text:span text:style-name="T1145">many </text:span><text:alphabetical-index-mark-start text:id="IMark1835266585680" text:main-entry="true"/><text:span text:style-name="T1145">connection</text:span><text:alphabetical-index-mark-end text:id="IMark1835266585680"/><text:span text:style-name="T1145"> experiences and </text:span><text:span text:style-name="T1146">who </text:span><text:span text:style-name="T1145">has spent time </text:span><text:alphabetical-index-mark-start text:id="IMark1835266582960" text:main-entry="true"/><text:span text:style-name="T1146">healing</text:span><text:alphabetical-index-mark-end text:id="IMark1835266582960"/><text:span text:style-name="T1146"> their damage, </text:span><text:span text:style-name="T1140">establishing mental health, </text:span><text:span text:style-name="T1147">and </text:span><text:span text:style-name="T1145">integrating </text:span><text:span text:style-name="T1143">and </text:span><text:span text:style-name="T1147">grounding </text:span><text:span text:style-name="T1146">their experience</text:span><text:span text:style-name="T1145">, </text:span><text:span text:style-name="T1143">from </text:span><text:span text:style-name="T1140">someone who </text:span><text:span text:style-name="T1148">is </text:span><text:span text:style-name="T1141">naive, confused, </text:span><text:soft-page-break/><text:span text:style-name="T1148">venally motivated, </text:span><text:span text:style-name="T1141">and </text:span><text:span text:style-name="T1149">possibly mentally ill? </text:span><text:span text:style-name="T1150">It is an important question not only because following along behind a half-cocked paranoid schizophrenic messiah whose only interest is money and power probably will not lead to anywhere authentic, but because sometimes, lives are at stake. </text:span></text:p>
        <text:p text:style-name="P229"><text:span text:style-name="T1151">Answering the question is a bit of challenge, and it is a challenge we cannot ignore. </text:span><text:span text:style-name="T1152">H</text:span><text:span text:style-name="T1151">umans have powerful, and biologically rooted spiritual needs for actualization of and </text:span><text:alphabetical-index-mark-start text:id="IMark1835266583760" text:main-entry="true"/><text:span text:style-name="T1151">connection</text:span><text:alphabetical-index-mark-end text:id="IMark1835266583760"/><text:span text:style-name="T1151"> to Self.</text:span><text:span text:style-name="T1151"><text:note text:id="ftn201" text:note-class="footnote"><text:note-citation>201</text:note-citation><text:note-body><text:p text:style-name="P48"><text:reference-mark-start text:name="ZOTERO_ITEM CSL_CITATION {&quot;citationID&quot;:&quot;bNmaGRfs&quot;,&quot;properties&quot;:{&quot;formattedCitation&quot;:&quot;Mike Sosteric and Gina Ratkovic, \\uc0\\u8220{}Seven Essential Needs,\\uc0\\u8221{} 2018, https://www.academia.edu/38114100/The_Seven_Essential_Needs.&quot;,&quot;plainCitation&quot;:&quot;Mike Sosteric and Gina Ratkovic, “Seven Essential Needs,” 2018, https://www.academia.edu/38114100/The_Seven_Essential_Needs.&quot;,&quot;noteIndex&quot;:207},&quot;citationItems&quot;:[{&quot;id&quot;:&quot;DsaD8th5/iuTYyFXC&quot;,&quot;uris&quot;:[&quot;http://zotero.org/users/4295591/items/HGZS3QVP&quot;,[&quot;http://zotero.org/users/4295591/items/HGZS3QVP&quot;]],&quot;itemData&quot;:{&quot;id&quot;:4577,&quot;type&quot;:&quot;webpage&quot;,&quot;title&quot;:&quot;Seven Essential Needs&quot;,&quot;URL&quot;:&quot;https://www.academia.edu/38114100/The_Seven_Essential_Needs&quot;,&quot;author&quot;:[{&quot;family&quot;:&quot;Sosteric&quot;,&quot;given&quot;:&quot;Mike&quot;},{&quot;family&quot;:&quot;Ratkovic&quot;,&quot;given&quot;:&quot;Gina&quot;}],&quot;issued&quot;:{&quot;date-parts&quot;:[[&quot;2018&quot;]]}}}],&quot;schema&quot;:&quot;https://github.com/citation-style-language/schema/raw/master/csl-citation.json&quot;} RNDYepGiDinU6"/>Mike Sosteric and Gina Ratkovic, “Seven Essential Needs,” 2018, https://www.academia.edu/38114100/The_Seven_Essential_Needs.<text:reference-mark-end text:name="ZOTERO_ITEM CSL_CITATION {&quot;citationID&quot;:&quot;bNmaGRfs&quot;,&quot;properties&quot;:{&quot;formattedCitation&quot;:&quot;Mike Sosteric and Gina Ratkovic, \\uc0\\u8220{}Seven Essential Needs,\\uc0\\u8221{} 2018, https://www.academia.edu/38114100/The_Seven_Essential_Needs.&quot;,&quot;plainCitation&quot;:&quot;Mike Sosteric and Gina Ratkovic, “Seven Essential Needs,” 2018, https://www.academia.edu/38114100/The_Seven_Essential_Needs.&quot;,&quot;noteIndex&quot;:207},&quot;citationItems&quot;:[{&quot;id&quot;:&quot;DsaD8th5/iuTYyFXC&quot;,&quot;uris&quot;:[&quot;http://zotero.org/users/4295591/items/HGZS3QVP&quot;,[&quot;http://zotero.org/users/4295591/items/HGZS3QVP&quot;]],&quot;itemData&quot;:{&quot;id&quot;:4577,&quot;type&quot;:&quot;webpage&quot;,&quot;title&quot;:&quot;Seven Essential Needs&quot;,&quot;URL&quot;:&quot;https://www.academia.edu/38114100/The_Seven_Essential_Needs&quot;,&quot;author&quot;:[{&quot;family&quot;:&quot;Sosteric&quot;,&quot;given&quot;:&quot;Mike&quot;},{&quot;family&quot;:&quot;Ratkovic&quot;,&quot;given&quot;:&quot;Gina&quot;}],&quot;issued&quot;:{&quot;date-parts&quot;:[[&quot;2018&quot;]]}}}],&quot;schema&quot;:&quot;https://github.com/citation-style-language/schema/raw/master/csl-citation.json&quot;} RNDYepGiDinU6"/></text:p></text:note-body></text:note></text:span><text:span text:style-name="T1151"> These needs can no more be extinguished than you can extinguish our need for nutritious food and water. But just like a corporation can divert your need for nutritious food to “satisfy” you with processed junk, so to can corporations, hucksters, charlatans, and the elite’s actors divert you down confusing and impotent pathways. We cannot ignore these spiritual needs and we cannot ignore the diversions that occur. We must raise the level of discourse and find ways to positively meet them, otherwise inauthentic traditions and mentally ill gurus will continue to ruin our days. </text:span></text:p>
        <text:p text:style-name="P230"><text:span text:style-name="T1153">So, to return to the question, if the presence of </text:span><text:alphabetical-index-mark-start text:id="IMark1835266580800" text:main-entry="true"/><text:span text:style-name="T1153">connection</text:span><text:alphabetical-index-mark-end text:id="IMark1835266580800"/><text:span text:style-name="T1153"> experiences and </text:span><text:alphabetical-index-mark-start text:id="IMark1835266585680" text:main-entry="true"/><text:alphabetical-index-mark-start text:id="IMark1835266585760" text:main-entry="true"/><text:span text:style-name="T1153">connection</text:span><text:alphabetical-index-mark-end text:id="IMark1835266585760"/><text:span text:style-name="T1153"> outcomes</text:span><text:alphabetical-index-mark-end text:id="IMark1835266585680"/><text:span text:style-name="T1153"> are not </text:span><text:soft-page-break/><text:span text:style-name="T1153">enough to tell an authentic </text:span><text:alphabetical-index-mark-start text:id="IMark1835266584400" text:main-entry="true"/><text:span text:style-name="T1153">connection</text:span><text:alphabetical-index-mark-end text:id="IMark1835266584400"/><text:span text:style-name="T1153"> framework from an inauthentic framework, what else do we need? Well, if you want to increase your chances of finding an authentic </text:span><text:alphabetical-index-mark-start text:id="IMark1835266583440" text:main-entry="true"/><text:span text:style-name="T1153">connection</text:span><text:alphabetical-index-mark-end text:id="IMark1835266583440"/><text:span text:style-name="T1153"> framework and a knowledgeable teacher, you </text:span><text:span text:style-name="T1154">look, </text:span><text:span text:style-name="T1155">in addition to the presence of </text:span><text:alphabetical-index-mark-start text:id="IMark1835266580720" text:main-entry="true"/><text:span text:style-name="T1155">outcome measures</text:span><text:alphabetical-index-mark-end text:id="IMark1835266580720"/><text:span text:style-name="T1155">, </text:span><text:span text:style-name="T1154">for the </text:span><text:span text:style-name="T1156">Seven Pillars of </text:span><text:alphabetical-index-mark-start text:id="IMark1835266581040" text:main-entry="true"/><text:span text:style-name="T1156">Authentic Spirituality</text:span><text:alphabetical-index-mark-end text:id="IMark1835266581040"/><text:span text:style-name="T1156">. </text:span><text:span text:style-name="T1157">If you want to tell whether a </text:span><text:alphabetical-index-mark-start text:id="IMark1835266581600" text:main-entry="true"/><text:span text:style-name="T1157">connection</text:span><text:alphabetical-index-mark-end text:id="IMark1835266581600"/><text:span text:style-name="T1157"> framework, </text:span><text:span text:style-name="T1158">church, </text:span><text:span text:style-name="T1159">temple, </text:span><text:span text:style-name="T1157">priest, spiritual teacher, </text:span><text:span text:style-name="T1159">guru, evangelist, or whomever, is </text:span><text:span text:style-name="T1157">representing an authentic path, </text:span><text:span text:style-name="T1160">look for the Seven Pillars </text:span><text:span text:style-name="T1159">of </text:span><text:alphabetical-index-mark-start text:id="IMark1835266582400" text:main-entry="true"/><text:span text:style-name="T1159">Authentic Spirituality</text:span><text:alphabetical-index-mark-end text:id="IMark1835266582400"/><text:span text:style-name="T1160">. </text:span><text:span text:style-name="T1161">Presence of all the Seven Pillars is a strong indication that the spirituality being represented is authentic, pure, and not corrupted, colonized, or represented in confused or inauthentic ways. Absence of a single one is a red flag and clear invitation to get out. </text:span></text:p>
        <text:p text:style-name="P231"><text:span text:style-name="T1162">And just what are the seven pillars of </text:span><text:alphabetical-index-mark-start text:id="IMark1835266580720" text:main-entry="true"/><text:span text:style-name="T1162">authentic spirituality</text:span><text:alphabetical-index-mark-end text:id="IMark1835266580720"/><text:span text:style-name="T1162">? Linking back to our earlier discussion, the s</text:span><text:span text:style-name="T37">even </text:span><text:span text:style-name="T1163">p</text:span><text:span text:style-name="T37">illars of </text:span><text:alphabetical-index-mark-start text:id="IMark1835266582400" text:main-entry="true"/><text:span text:style-name="T1163">a</text:span><text:span text:style-name="T37">uthentic </text:span><text:span text:style-name="T1163">s</text:span><text:span text:style-name="T37">pirituality</text:span><text:alphabetical-index-mark-end text:id="IMark1835266582400"/><text:span text:style-name="T37"> are like the engineering standards that professional engineers use when they set about to build their safe bridges. Professional engineering standards are the </text:span><text:span text:style-name="T1164">ways of thinking about things, the procedures, the rules, and the guidelines that help engineers build solid and </text:span><text:span text:style-name="T37">safe bridges. Likewise, the </text:span><text:span text:style-name="T1163">s</text:span><text:span text:style-name="T37">even </text:span><text:span text:style-name="T1163">p</text:span><text:span text:style-name="T37">illars are the standards upon which we </text:span><text:span text:style-name="T1165">can assess whether or not a spiritual </text:span><text:soft-page-break/><text:span text:style-name="T1165">tradition or spiritual teacher is </text:span><text:span text:style-name="T37">authentic </text:span><text:span text:style-name="T1165">or not, and upon which we can build authentic, safe, </text:span><text:span text:style-name="T1152">spirituality</text:span><text:span text:style-name="T1165">. </text:span><text:span text:style-name="T37">When these </text:span><text:span text:style-name="T1163">s</text:span><text:span text:style-name="T37">even </text:span><text:span text:style-name="T1163">p</text:span><text:span text:style-name="T37">illars are present, you can be </text:span><text:span text:style-name="T1164">more confident </text:span><text:span text:style-name="T37">that the path you are on, the person you are listening to, the screen you are connected with, </text:span><text:span text:style-name="T1164">or whatever, is </text:span><text:span text:style-name="T37">providing authentic </text:span><text:alphabetical-index-mark-start text:id="IMark1835266584400" text:main-entry="true"/><text:span text:style-name="T1164">healing</text:span><text:alphabetical-index-mark-end text:id="IMark1835266584400"/><text:span text:style-name="T1164"> and </text:span><text:alphabetical-index-mark-start text:id="IMark1835266582960" text:main-entry="true"/><text:span text:style-name="T1164">connection</text:span><text:alphabetical-index-mark-end text:id="IMark1835266582960"/><text:span text:style-name="T1164"> guidance</text:span><text:span text:style-name="T37">. </text:span><text:span text:style-name="T1166">When applied correctly, t</text:span><text:span text:style-name="T37">hese pillars help you identify </text:span><text:span text:style-name="T1167">hucksters, </text:span><text:span text:style-name="T37">pretenders, </text:span><text:span text:style-name="T1168">mentally ill gurus, and corrupted or ineffective systems of spirituality and thought</text:span><text:span text:style-name="T37">, thereby </text:span><text:span text:style-name="T1169">saving you time, energy, confusion, and maybe even your life. </text:span><text:span text:style-name="T37">If you find </text:span><text:span text:style-name="T1164">even one of the following </text:span><text:span text:style-name="T37">pillars absent, </text:span><text:span text:style-name="T201">caveat emptor</text:span><text:span text:style-name="T37"> applies.</text:span></text:p>
        <text:p text:style-name="P232"><text:span text:style-name="T1170">We are going to move on to a discussion of these seven pillars in a moment. </text:span>Before <text:span text:style-name="T1170">we do that, however, a few </text:span>comments <text:span text:style-name="T1171">are in order.</text:span><text:span text:style-name="T141"> </text:span></text:p>
        <text:p text:style-name="P232"><text:span text:style-name="T1172">First off</text:span><text:span text:style-name="T1173">, be clear, </text:span><text:span text:style-name="T19">these pillars are not </text:span><text:alphabetical-index-mark-start text:id="IMark1835266581760" text:main-entry="true"/><text:span text:style-name="T19">outcome measures</text:span><text:alphabetical-index-mark-end text:id="IMark1835266581760"/><text:span text:style-name="T19"> </text:span><text:span text:style-name="T1174">as defined </text:span><text:span text:style-name="T1175">in the previous section of this guide</text:span><text:span text:style-name="T141">.</text:span> That is, these are not things that happen to you <text:span text:style-name="T1176">as a consequence of </text:span><text:alphabetical-index-mark-start text:id="IMark1835266583760" text:main-entry="true"/><text:span text:style-name="T1176">connection</text:span><text:alphabetical-index-mark-end text:id="IMark1835266583760"/>. Rather, they are the things that you should look for to be present <text:span text:style-name="T1176">when shopping around for a path, a school, or a teacher that purports to offer </text:span><text:alphabetical-index-mark-start text:id="IMark1835266582400" text:main-entry="true"/><text:span text:style-name="T1176">connection</text:span><text:alphabetical-index-mark-end text:id="IMark1835266582400"/><text:span text:style-name="T1176"> guidance and human development. Think of these seven pillars as </text:span>guideposts or markers, like fluorescent tags on a tree, that show you the way, even when it is dark <text:span text:style-name="T1177">and you are confused</text:span>. If you are following <text:soft-page-break/>a path <text:span text:style-name="T1178">of spirituality or human development, if a book you are reading or a teacher you are listening to does not present with all these pillars, </text:span>chances are <text:span text:style-name="T1178">they are not fully authenticate. </text:span></text:p>
        <text:p text:style-name="P233"><text:span text:style-name="T1179">Second</text:span><text:span text:style-name="T1180">, u</text:span>nderstand, <text:span text:style-name="T1181">even though these pillars are offered as guideposts and way signs, they are </text:span>not intend<text:span text:style-name="T1182">ed</text:span> as final statements on the nature of <text:alphabetical-index-mark-start text:id="IMark1835266582960" text:main-entry="true"/>authentic spirituality<text:alphabetical-index-mark-end text:id="IMark1835266582960"/> <text:span text:style-name="T1183">or systems of human development.</text:span> <text:span text:style-name="T1184">These pillars are not intended to end discussion and lay down final commandments. These pillars </text:span>are provided to orient you to <text:span text:style-name="T1185">the idea of </text:span><text:alphabetical-index-mark-start text:id="IMark1835266584400" text:main-entry="true"/>authentic spirituality<text:alphabetical-index-mark-end text:id="IMark1835266584400"/> and <text:span text:style-name="T1186">to</text:span> <text:span text:style-name="T1181">get you started on critically discerning psychological and spiritual practices. They are intended to </text:span>initiate a much-needed discussion <text:span text:style-name="T1187">and dialogue on what counts as </text:span><text:alphabetical-index-mark-start text:id="IMark1835266584480" text:main-entry="true"/><text:span text:style-name="T1187">authentic spirituality</text:span><text:alphabetical-index-mark-end text:id="IMark1835266584480"/><text:span text:style-name="T1187">. </text:span>We <text:span text:style-name="T1187">certainly </text:span>need a dialogue on what counts for accurate, professional, meaningful, and <text:alphabetical-index-mark-start text:id="IMark1835266583440" text:main-entry="true"/>authentic spirituality<text:alphabetical-index-mark-end text:id="IMark1835266583440"/> because <text:span text:style-name="T1185">authentic </text:span><text:alphabetical-index-mark-start text:id="IMark1835266585760" text:main-entry="true"/><text:span text:style-name="T1185">connection</text:span><text:alphabetical-index-mark-end text:id="IMark1835266585760"/><text:span text:style-name="T1185"> has profound implications for human </text:span>health and well-being. <text:span text:style-name="T1185">It might even be implicated, as some suggest,</text:span><text:span text:style-name="T1185"><text:note text:id="ftn202" text:note-class="footnote"><text:note-citation>202</text:note-citation><text:note-body><text:p text:style-name="Footnote"><text:reference-mark-start text:name="ZOTERO_ITEM CSL_CITATION {&quot;citationID&quot;:&quot;jXwlxYhj&quot;,&quot;properties&quot;:{&quot;formattedCitation&quot;:&quot;Harvey, {\\i{}Teachings of the Christian Mystics}.&quot;,&quot;plainCitation&quot;:&quot;Harvey, Teachings of the Christian Mystics.&quot;,&quot;noteIndex&quot;:208},&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Nc3mdzImPU"/><text:span text:style-name="T89">Harvey, </text:span><text:span text:style-name="T90">Teachings of the Christian Mystics</text:span><text:span text:style-name="T89">.</text:span><text:reference-mark-end text:name="ZOTERO_ITEM CSL_CITATION {&quot;citationID&quot;:&quot;jXwlxYhj&quot;,&quot;properties&quot;:{&quot;formattedCitation&quot;:&quot;Harvey, {\\i{}Teachings of the Christian Mystics}.&quot;,&quot;plainCitation&quot;:&quot;Harvey, Teachings of the Christian Mystics.&quot;,&quot;noteIndex&quot;:208},&quot;citationItems&quot;:[{&quot;id&quot;:2708,&quot;uris&quot;:[&quot;http://zotero.org/users/4295591/items/VJ7A9EAD&quot;,[&quot;http://zotero.org/users/4295591/items/VJ7A9EAD&quot;]],&quot;itemData&quot;:{&quot;id&quot;:2708,&quot;type&quot;:&quot;book&quot;,&quot;edition&quot;:&quot;Kindle&quot;,&quot;event-place&quot;:&quot;Boston&quot;,&quot;publisher&quot;:&quot;Shambhala Publications&quot;,&quot;publisher-place&quot;:&quot;Boston&quot;,&quot;title&quot;:&quot;Teachings of the Christian Mystics&quot;,&quot;URL&quot;:&quot;https://amzn.to/2VrC7CY&quot;,&quot;author&quot;:[{&quot;family&quot;:&quot;Harvey&quot;,&quot;given&quot;:&quot;Andrew&quot;}],&quot;issued&quot;:{&quot;date-parts&quot;:[[&quot;1998&quot;]]}}}],&quot;schema&quot;:&quot;https://github.com/citation-style-language/schema/raw/master/csl-citation.json&quot;} RNDNc3mdzImPU"/></text:p></text:note-body></text:note></text:span><text:span text:style-name="T1185"> and as we tend to agree, in saving the planet. </text:span>We need to open a discussion and raise the bar on what counts as valid, reliable, and authentic spiritual <text:span text:style-name="T1181">and psychological practice. </text:span>If we do not do this, then we risk seeing ourselves and the people we love led <text:span text:style-name="T1188">down paths of sleepy </text:span>disconnection <text:span text:style-name="T1189">that </text:span><text:soft-page-break/><text:span text:style-name="T1189">sicken and </text:span>dis-empower rather than <text:span text:style-name="T1189">heal, </text:span>awaken, <text:span text:style-name="T1189">activate,</text:span> and <text:span text:style-name="T1189">unite</text:span>. <text:span text:style-name="T1186">And </text:span></text:p>
        <text:p text:style-name="P233"><text:span text:style-name="T1186">w</text:span><text:span text:style-name="T1182">ho really wants that? </text:span></text:p>
        <text:p text:style-name="P234"><text:span text:style-name="T1182">And b</text:span>esides, in a world characterized by powerful technologies of death and enslavement, <text:span text:style-name="T1189">political and economic crises, and life-ending ecological catastrophe, </text:span>we really cannot continue to brook half-baked spirituality, half-cocked gurus, and twisted and corrupted offerings. If our world collapses <text:span text:style-name="T1189">because we can’t get people properly healed and connected</text:span>, we are all doomed. We need to move forward and we need to move forward now.</text:p>
        <text:p text:style-name="P235"><text:span text:style-name="T1172">Finally, third,</text:span><text:span text:style-name="T1173"> be aware, </text:span><text:span text:style-name="T237">there is a theory behind why these pillars are important </text:span><text:span text:style-name="T1190">and it has to do with the nature of the Consciousness that we connect to. I will not go into detail about the nature of this Consciousness here except to repeat what I have said already,</text:span><text:span text:style-name="T1191"> and which </text:span><text:span text:style-name="T1192">all </text:span><text:span text:style-name="T1191">mystics will agree </text:span><text:span text:style-name="T1192">with</text:span><text:span text:style-name="T1191">, </text:span><text:span text:style-name="T1190">is that </text:span><text:span text:style-name="T1193">Consciousness </text:span><text:span text:style-name="T1190">is characterized by awareness, compassion, bliss, love, </text:span><text:span text:style-name="T1194">and vast </text:span><text:span text:style-name="T1190">intelligence. If awareness, compassion, bliss, love, intelligence are not reflected in the actual teachings and practices of the path or the guru, if you find them exclusionary, mean, bitter, passive-aggressive, judgmental, irresponsible, </text:span><text:span text:style-name="T1194">stupid, </text:span><text:span text:style-name="T1190">ungrounded, and dis-empowering, you have reasonable cause for suspicion and </text:span><text:soft-page-break/><text:span text:style-name="T1190">very good reason to question the authenticity and sincerity of the guru, path, </text:span><text:span text:style-name="T1195">or tradition</text:span><text:span text:style-name="T1190">. </text:span></text:p>
        <text:p text:style-name="P236">With all that said, it is now time to have a brief look at the Seven Pillars of <text:alphabetical-index-mark-start text:id="IMark1835266583760" text:main-entry="true"/>Authentic Spirituality<text:alphabetical-index-mark-end text:id="IMark1835266583760"/>. </text:p>
        <text:h text:style-name="P40" text:outline-level="2"><text:bookmark-start text:name="_Toc357512583"/><text:bookmark-start text:name="__RefHeading___Toc14226_2400359049"/><text:bookmark-start text:name="_Toc503154515"/><text:bookmark-start text:name="_Toc269745846"/>1. <text:span text:style-name="T1196">A</text:span><text:span text:style-name="T1197">ccessible</text:span><text:bookmark-end text:name="_Toc357512583"/><text:bookmark-end text:name="__RefHeading___Toc14226_2400359049"/><text:bookmark-end text:name="_Toc503154515"/><text:bookmark-end text:name="_Toc269745846"/></text:h>
        <text:p text:style-name="P237"><text:span text:style-name="T37">The first pillar of </text:span><text:alphabetical-index-mark-start text:id="IMark1835266581600" text:main-entry="true"/><text:span text:style-name="T37">authentic spirituality</text:span><text:alphabetical-index-mark-end text:id="IMark1835266581600"/><text:span text:style-name="T37"> is </text:span><text:span text:style-name="T1198">that is should be open</text:span><text:span text:style-name="T1199">. </text:span><text:span text:style-name="T37">In the early stages of </text:span><text:span text:style-name="T1200">exploration </text:span><text:span text:style-name="T37">when you are just getting your footing on </text:span><text:span text:style-name="T1200">a path of spiritual/human development, when you are just starting to read and evaluate a new spiritual author or guru, </text:span><text:span text:style-name="T37">whatever path you </text:span><text:span text:style-name="T1200">are considering </text:span><text:span text:style-name="T37">should be </text:span><text:span text:style-name="T1201">accessible and inclusive</text:span><text:span text:style-name="T37">. </text:span><text:span text:style-name="T1202">This means that </text:span><text:span text:style-name="T1203">the path should be open to all. It means that </text:span><text:span text:style-name="T37">there should be no exclusions. </text:span><text:span text:style-name="T1204">It </text:span><text:span text:style-name="T37">means that nobody should be left out or “left behind” for any reason. </text:span><text:span text:style-name="T1204">This includes any exclusions based on </text:span><text:span text:style-name="T37">skin colo</text:span><text:span text:style-name="T1205">u</text:span><text:span text:style-name="T37">r, ethnicity, age, genetics, gender, income, or any other superficial criteria, no matter what. Neither should there be one set of rules and expectations for one group, and a different set for another group. There should be no inner circles or secret chambers, and power and privilege should not be available only to a chosen a few. </text:span></text:p>
        <text:p text:style-name="P238">How does a spirituality achieve <text:span text:style-name="T1206">open </text:span>accessibility and inclusivity? Obviously, it has to be open to the public, <text:soft-page-break/>and it has to be financially accessible to everyone. If you have to be invited in, <text:span text:style-name="T1207">like for example with Freemasonry and other secret boys clubs, </text:span>if you have to engage in secret rituals to <text:span text:style-name="T1207">advance in a hierarchy</text:span>, <text:span text:style-name="T1207">think twice. Also, consider the financial cost. There is nothing wrong with paying for services, but, at the same time, the fees have to be reasonable and there should always be an avenue in for those who cannot afford. It should never </text:span><text:span text:style-name="T1208">be a financial obstacle and it should </text:span><text:span text:style-name="T1209">never </text:span><text:span text:style-name="T1207">cost you your life savings and you should never be required to donate your house and other assets. If you are being asked to give more than what a resource or service is fairly worth, move on. </text:span></text:p>
        <text:p text:style-name="P239"><text:span text:style-name="T1210">Also note, accessibility and inclusivity are about more than throwing wide the door and letting people through. In order for a spirituality to be accessible and inclusive, the door needs to be wide open </text:span><text:span text:style-name="T1211">and </text:span><text:span text:style-name="T1212">the teachings you find inside need to be clear and easy to understand. This should be obvious. If a spirituality is full of complicated jargon, esoteric verbiage, and pompous prognostication, what I, tongue in cheek, call EPMO, or Egotistical, Polly-syllabic, Multi-Metaphoric, Obfuscation,</text:span><text:span text:style-name="T1212"><text:note text:id="ftn203" text:note-class="footnote"><text:note-citation>203</text:note-citation><text:note-body><text:p text:style-name="P240"><text:a xlink:type="simple" xlink:href="https://spiritwiki.lightningpath.org/index.php/EPMO" text:style-name="Internet_20_link" text:visited-style-name="Visited_20_Internet_20_Link">https://spiritwiki.lightningpath.org/<text:span text:style-name="T48">index.php/</text:span>EPMO</text:a></text:p></text:note-body></text:note></text:span><text:span text:style-name="T1212"> it will not be accessible and inclusive. </text:span>The goal of <text:alphabetical-index-mark-start text:id="IMark1835266584400" text:main-entry="true"/>authentic spirituality<text:alphabetical-index-mark-end text:id="IMark1835266584400"/> is to develop a system that can enlighten and <text:span text:style-name="T1213">connect </text:span>everybody. <text:span text:style-name="T1214">The only way to do </text:span><text:soft-page-break/><text:span text:style-name="T1214">that is to make things as simple and accessible as possible. </text:span>You should not have to be a rocket scientist or a rabbinical rabbi to understand <text:span text:style-name="T1215">healing, </text:span><text:alphabetical-index-mark-start text:id="IMark1835266582400" text:main-entry="true"/>awakening<text:alphabetical-index-mark-end text:id="IMark1835266582400"/>, <text:alphabetical-index-mark-start text:id="IMark1835266581600" text:main-entry="true"/>activation<text:alphabetical-index-mark-end text:id="IMark1835266581600"/>, <text:alphabetical-index-mark-start text:id="IMark1835266583040" text:main-entry="true"/>connection<text:alphabetical-index-mark-end text:id="IMark1835266583040"/>, or the deep truths of creation. If you do, then something is askew. Despite <text:span text:style-name="T1216">what some people might say, </text:span>obtuse and esoteric complexity <text:span text:style-name="T1217">does not represent valid spirituality. EPMO is </text:span>a simple recipe for hierarchy, control, and exclusion. <text:span text:style-name="T1217">People who offer complex jargon as spiritual knowledge have one goal and one goal only, to exclude some people from their club. </text:span></text:p>
        <text:p text:style-name="P241">The stipulation that <text:alphabetical-index-mark-start text:id="IMark1835266582960" text:main-entry="true"/>authentic spirituality<text:alphabetical-index-mark-end text:id="IMark1835266582960"/> should communicate and be accessible <text:span text:style-name="T1217">applies not only to the </text:span>meaning <text:span text:style-name="T1217">of things, it also extends to the </text:span>interpretation of things. There should be no ambiguity in the teachings <text:span text:style-name="T1217">of an authentic path</text:span>. <text:span text:style-name="T1217">Likewise, t</text:span>here should be no doubt and confusion. You should know what things mean, period.<text:note text:id="ftn204" text:note-class="footnote"><text:note-citation>204</text:note-citation><text:note-body><text:p text:style-name="P34">To be sure, <text:span text:style-name="T1218">more </text:span>advanced discussions might pose pedagogical challenges for those just starting on the path. That is, if you are <text:span text:style-name="T1217">new to the path and </text:span>you do not know the concepts and ideas, you might have trouble understanding at first, and you might have learning to do. In the end, however, if you learn the concepts and ideas, the meanings should be clear and <text:span text:style-name="T1219">you </text:span>should be able to understand and agree. When you cannot pin the meaning of spiritual texts down precisely, something is terribly wrong.</text:p></text:note-body></text:note> </text:p>
        <text:p text:style-name="P38"><text:span text:style-name="T1217">Clear, precise, </text:span>grounded and easy to understand teachings are importan<text:span text:style-name="T1217">t</text:span>. Clarity and precision remove <text:soft-page-break/>barriers to <text:span text:style-name="T1217">inclusion</text:span>, while ambiguity and confusion raise barriers. If you cannot understand things, you are immediately on the outside. <text:span text:style-name="T1220">What is worse, ambiguity and confusion </text:span>allow for hierarchy and domination to emerge. <text:span text:style-name="T1220">Lack of clarity and precision </text:span>allows for the development of distinctions between those who “know” and are “worthy,” and those who do not know and are unworthy. It also <text:span text:style-name="T1221">facilitates </text:span>massive global division where some people, some sects, some denominations, <text:span text:style-name="T1217">some clubs, </text:span>some nations, <text:span text:style-name="T1220">some “races,” </text:span>may feel they <text:span text:style-name="T1220">are superior and </text:span>have the “right” interpretation, while others do not. When people start thinking that they are the only ones with the truth, or the only ones who can understand, the ground becomes fertile for the development of hierarchy, exclusion, and even violence. </text:p>
        <text:p text:style-name="P242"><text:span text:style-name="T1222">Clarity and precision contribute to accessibility and inclusion, and help avoid the development of hierarchies and violence, and so they are important. The most important reason we need clarity and precision, however, is so we can judge for ourselves. If we are going to be able to assess a spirituality, spiritual practice, or spiritual teacher, if we are going to rely on our own thoughts and not the authority of someone else, we need clarity and precision. If a spirituality is confusing, if the concepts are messy and unclear, if you have to dig through multiple </text:span><text:soft-page-break/><text:span text:style-name="T1222">dusty volumes brimming over with obtuse and contorted EPMO, how can you tell if your path is authentic or the priest or guru knows what they are talking about? The answer is, you cannot. If a spirituality is filled with confusing and convoluted verbiage, if concepts are poorly specified and set out, and if it is all too complex and confusing to sort out, you will not be able to assess for yourself. Thus, in the interests of accessibility and personal discernment, spirituality and the concepts and ideas that make it up should be clear and precise. </text:span>Excuses, like the common excuse that it is impossible to describe the luminous, otherworldly realities with any degree of accuracy, <text:span text:style-name="T1223">that </text:span>it is impossible to be scientific and precise, <text:span text:style-name="T1223">or that “the plan” is mysterious and ineffable, </text:span>do not apply. Concise, accurate, and accessible definitions that leave no space for <text:span text:style-name="T1217">misunderstanding and </text:span>exclusion are an absolute prerequisite for building an authentic, <text:span text:style-name="T1223">accessible, and inclusive </text:span>spirituality. </text:p>
        <text:p text:style-name="P38">If you find that teachings are not accessible to certain groups, classes, ethnicities, or genders<text:span text:style-name="T141">,</text:span> if you find <text:span text:style-name="T1222">there are secret </text:span>“inner chambers” <text:span text:style-name="T1222">and that </text:span>only a few may enter, if people are excluded or put down in any way <text:span text:style-name="T1224">and for any reason </text:span>whatsoever, then the path you are following is not authentic, period. If accessibility and inclusivity are not written into the very core of the <text:soft-page-break/>teachings, you are <text:span text:style-name="T1225">not </text:span>building, <text:span text:style-name="T1225">n</text:span>or <text:span text:style-name="T1225">are you </text:span>following, an authentic <text:span text:style-name="T1225">spiritual </text:span>path.</text:p>
        <text:p text:style-name="P243"><text:span text:style-name="T1226">Given this theoretical emphasis on accessibility, a reasonable question now would be to ask whether or not an emphasis on accessibility and inclusion is present in </text:span><text:alphabetical-index-mark-start text:id="IMark1835266584480" text:main-entry="true"/><text:span text:style-name="T1226">authentic spirituality</text:span><text:alphabetical-index-mark-end text:id="IMark1835266584480"/><text:span text:style-name="T1226"> traditions? I</text:span><text:span text:style-name="T1227">s</text:span><text:span text:style-name="T1226"> i</text:span><text:span text:style-name="T1227">t</text:span><text:span text:style-name="T1226"> something that is discussed and value</text:span><text:span text:style-name="T1227">d</text:span><text:span text:style-name="T1226">? The answer is, yes. Gandhi, for example, was all about including everybody, especially the Hindu untouchable caste.</text:span><text:span text:style-name="T1226"><text:note text:id="ftn205" text:note-class="footnote"><text:note-citation>205</text:note-citation><text:note-body><text:p text:style-name="Footnote"><text:reference-mark-start text:name="ZOTERO_ITEM CSL_CITATION {&quot;citationID&quot;:&quot;JNXXqAyD&quot;,&quot;properties&quot;:{&quot;formattedCitation&quot;:&quot;Mohandas Karamchand Gandhi, {\\i{}Gandhi: An Autobiography}, trans. Mahadev Desai (Green Reader Publications, n.d.), https://amzn.to/2WnIbjB.&quot;,&quot;plainCitation&quot;:&quot;Mohandas Karamchand Gandhi, Gandhi: An Autobiography, trans. Mahadev Desai (Green Reader Publications, n.d.), https://amzn.to/2WnIbjB.&quot;,&quot;noteIndex&quot;:211},&quot;citationItems&quot;:[{&quot;id&quot;:983,&quot;uris&quot;:[&quot;http://zotero.org/users/4295591/items/PCTCD3JA&quot;,[&quot;http://zotero.org/users/4295591/items/PCTCD3JA&quot;]],&quot;itemData&quot;:{&quot;id&quot;:983,&quot;type&quot;:&quot;book&quot;,&quot;publisher&quot;:&quot;Green Reader Publications&quot;,&quot;title&quot;:&quot;Gandhi: An Autobiography&quot;,&quot;URL&quot;:&quot;https://amzn.to/2WnIbjB&quot;,&quot;author&quot;:[{&quot;family&quot;:&quot;Gandhi&quot;,&quot;given&quot;:&quot;Mohandas Karamchand&quot;}],&quot;translator&quot;:[{&quot;family&quot;:&quot;Desai&quot;,&quot;given&quot;:&quot;Mahadev&quot;}]}}],&quot;schema&quot;:&quot;https://github.com/citation-style-language/schema/raw/master/csl-citation.json&quot;} RNDPAUv6ihwT5"/><text:span text:style-name="T89">Mohandas Karamchand Gandhi, </text:span><text:span text:style-name="T90">Gandhi: An Autobiography</text:span><text:span text:style-name="T89">, trans. Mahadev Desai (Green Reader Publications, n.d.), https://amzn.to/2WnIbjB.</text:span><text:reference-mark-end text:name="ZOTERO_ITEM CSL_CITATION {&quot;citationID&quot;:&quot;JNXXqAyD&quot;,&quot;properties&quot;:{&quot;formattedCitation&quot;:&quot;Mohandas Karamchand Gandhi, {\\i{}Gandhi: An Autobiography}, trans. Mahadev Desai (Green Reader Publications, n.d.), https://amzn.to/2WnIbjB.&quot;,&quot;plainCitation&quot;:&quot;Mohandas Karamchand Gandhi, Gandhi: An Autobiography, trans. Mahadev Desai (Green Reader Publications, n.d.), https://amzn.to/2WnIbjB.&quot;,&quot;noteIndex&quot;:211},&quot;citationItems&quot;:[{&quot;id&quot;:983,&quot;uris&quot;:[&quot;http://zotero.org/users/4295591/items/PCTCD3JA&quot;,[&quot;http://zotero.org/users/4295591/items/PCTCD3JA&quot;]],&quot;itemData&quot;:{&quot;id&quot;:983,&quot;type&quot;:&quot;book&quot;,&quot;publisher&quot;:&quot;Green Reader Publications&quot;,&quot;title&quot;:&quot;Gandhi: An Autobiography&quot;,&quot;URL&quot;:&quot;https://amzn.to/2WnIbjB&quot;,&quot;author&quot;:[{&quot;family&quot;:&quot;Gandhi&quot;,&quot;given&quot;:&quot;Mohandas Karamchand&quot;}],&quot;translator&quot;:[{&quot;family&quot;:&quot;Desai&quot;,&quot;given&quot;:&quot;Mahadev&quot;}]}}],&quot;schema&quot;:&quot;https://github.com/citation-style-language/schema/raw/master/csl-citation.json&quot;} RNDPAUv6ihwT5"/></text:p></text:note-body></text:note></text:span><text:span text:style-name="T1226"> He had a particular emphasis on removing class distinctions and treating everybody on the same level. You find the same emphasis on accessibility and inclusion in the biography of Jesus Christ, who rejected elite culture and walked <text:s/></text:span><text:span text:style-name="T1228">among</text:span><text:span text:style-name="T1226"> and taught the poor and disenfranchised. This inclusivity continued in the years following his assassination. For example, 1 Corinthians 14: 6-12 specifically rejects speaking in tongues (an early form of EPMO?) because it confused people. Instead, it admonishes Christian to be clear and precise in their communications. </text:span></text:p>
        <text:p text:style-name="Quote"><text:span text:style-name="T37">Now, brothers and sisters, if I come to you and speak in tongues, what good will I be to you, unless I bring you some revelation or </text:span><text:soft-page-break/><text:span text:style-name="T37">knowledge or prophecy or word of instruction?  Even in the case of lifeless things that make sounds, such as the pipe or harp, how will anyone know what tune is being played unless there is a distinction in the notes?  </text:span><text:span text:style-name="T1228">A</text:span><text:span text:style-name="T37">gain, if the trumpet does not sound a clear call, who will get ready for battle?  So it is with you. Unless you speak intelligible words with your tongue, how will anyone know what you are saying? </text:span></text:p>
        <text:p text:style-name="P243"><text:span text:style-name="T1226">You also find this emphasis extended to the work of, for example, Christian mystics. The </text:span><text:span text:style-name="T37">14th-century female Christian mystic Julian of Norwich is insistent that </text:span></text:p>
        <text:p text:style-name="P244">...the <text:alphabetical-index-mark-start text:id="IMark1835266585760" text:main-entry="true"/>revelations<text:alphabetical-index-mark-end text:id="IMark1835266585760"/> which she was given and the insights that followed from them were not for her own benefit alone...but where given for...all the ordinary mean and women of her time... she wrote in English, not French or Latin, so that her book could be read not just by the aristocracy or the clerical establishment by anyone able to read English; it could also be understood by anyone who had it read aloud to them. It was not restricted therefore to those--mostly clerics, therefore mostly men--who were well <text:soft-page-break/>educated....She writes not only for those with special religious commitments but for everyone. Neither is her book full of demands and imprecations. It is gentle, reassuring, even while it fosters ever-deepening trust in God.<text:note text:id="ftn206" text:note-class="footnote"><text:note-citation>206</text:note-citation><text:note-body><text:p text:style-name="Footnote"><text:reference-mark-start text:name="ZOTERO_ITEM CSL_CITATION {&quot;citationID&quot;:&quot;w4k02kdH&quot;,&quot;properties&quot;:{&quot;formattedCitation&quot;:&quot;Grace M. Jantzen, \\uc0\\u8220{}Mysticism and Experience,\\uc0\\u8221{} {\\i{}Religious Studies} 25, no. 3 (1989): xxi.&quot;,&quot;plainCitation&quot;:&quot;Grace M. Jantzen, “Mysticism and Experience,” Religious Studies 25, no. 3 (1989): xxi.&quot;,&quot;noteIndex&quot;:212},&quot;citationItems&quot;:[{&quot;id&quot;:1395,&quot;uris&quot;:[&quot;http://zotero.org/users/4295591/items/SGWVIJ6A&quot;,[&quot;http://zotero.org/users/4295591/items/SGWVIJ6A&quot;]],&quot;itemData&quot;:{&quot;id&quot;:1395,&quot;type&quot;:&quot;article-journal&quot;,&quot;container-title&quot;:&quot;Religious Studies&quot;,&quot;ISSN&quot;:&quot;0034-4125 1469-901X&quot;,&quot;issue&quot;:&quot;3&quot;,&quot;page&quot;:&quot;295-315&quot;,&quot;source&quot;:&quot;rfh&quot;,&quot;title&quot;:&quot;Mysticism and experience&quot;,&quot;volume&quot;:&quot;25&quot;,&quot;author&quot;:[{&quot;family&quot;:&quot;Jantzen&quot;,&quot;given&quot;:&quot;Grace M.&quot;}],&quot;issued&quot;:{&quot;date-parts&quot;:[[&quot;1989&quot;]]}},&quot;locator&quot;:&quot;xxi&quot;}],&quot;schema&quot;:&quot;https://github.com/citation-style-language/schema/raw/master/csl-citation.json&quot;} RNDBNJK2ONjVM"/><text:span text:style-name="T89">Grace M. Jantzen, “Mysticism and Experience,” </text:span><text:span text:style-name="T90">Religious Studies</text:span><text:span text:style-name="T89"> 25, no. 3 (1989): xxi.</text:span><text:reference-mark-end text:name="ZOTERO_ITEM CSL_CITATION {&quot;citationID&quot;:&quot;w4k02kdH&quot;,&quot;properties&quot;:{&quot;formattedCitation&quot;:&quot;Grace M. Jantzen, \\uc0\\u8220{}Mysticism and Experience,\\uc0\\u8221{} {\\i{}Religious Studies} 25, no. 3 (1989): xxi.&quot;,&quot;plainCitation&quot;:&quot;Grace M. Jantzen, “Mysticism and Experience,” Religious Studies 25, no. 3 (1989): xxi.&quot;,&quot;noteIndex&quot;:212},&quot;citationItems&quot;:[{&quot;id&quot;:1395,&quot;uris&quot;:[&quot;http://zotero.org/users/4295591/items/SGWVIJ6A&quot;,[&quot;http://zotero.org/users/4295591/items/SGWVIJ6A&quot;]],&quot;itemData&quot;:{&quot;id&quot;:1395,&quot;type&quot;:&quot;article-journal&quot;,&quot;container-title&quot;:&quot;Religious Studies&quot;,&quot;ISSN&quot;:&quot;0034-4125 1469-901X&quot;,&quot;issue&quot;:&quot;3&quot;,&quot;page&quot;:&quot;295-315&quot;,&quot;source&quot;:&quot;rfh&quot;,&quot;title&quot;:&quot;Mysticism and experience&quot;,&quot;volume&quot;:&quot;25&quot;,&quot;author&quot;:[{&quot;family&quot;:&quot;Jantzen&quot;,&quot;given&quot;:&quot;Grace M.&quot;}],&quot;issued&quot;:{&quot;date-parts&quot;:[[&quot;1989&quot;]]}},&quot;locator&quot;:&quot;xxi&quot;}],&quot;schema&quot;:&quot;https://github.com/citation-style-language/schema/raw/master/csl-citation.json&quot;} RNDBNJK2ONjVM"/></text:p></text:note-body></text:note> </text:p>
        <text:p text:style-name="P245"><text:span text:style-name="T1229">On the opposite side of the coin, you </text:span><text:span text:style-name="T1230">also find examples of </text:span><text:span text:style-name="T1231">spirituality</text:span><text:span text:style-name="T1230"> that </text:span><text:span text:style-name="T1232">do not work to be </text:span><text:span text:style-name="T1230">accessible and inclusive. A classic </text:span><text:span text:style-name="T1233">example </text:span><text:span text:style-name="T1230">here would be Freemasonry </text:span><text:span text:style-name="T1233">and other “secret” schools in the Western esoteric and gnostic traditions. Freemasonry, which is only one in a long line of exclusionary, esoteric, even feudal </text:span><text:span text:style-name="T1231">spirituality</text:span><text:span text:style-name="T1233">, </text:span><text:span text:style-name="T1230">although it purports to offer a</text:span><text:span text:style-name="T1233">n authentic </text:span><text:span text:style-name="T1230">spiritual methodology of </text:span><text:alphabetical-index-mark-start text:id="IMark1835266583040" text:main-entry="true"/><text:span text:style-name="T1230">connection</text:span><text:alphabetical-index-mark-end text:id="IMark1835266583040"/><text:span text:style-name="T1230">, nevertheless is a secretive invite-only organization with an emphasis on </text:span><text:span text:style-name="T1233">recruiting </text:span><text:span text:style-name="T1230">up and coming business people. </text:span><text:span text:style-name="T1232">Similarly, Scientology, despite its ostensible concern with global </text:span><text:alphabetical-index-mark-start text:id="IMark1835266581600" text:main-entry="true"/><text:span text:style-name="T1232">healing</text:span><text:alphabetical-index-mark-end text:id="IMark1835266581600"/><text:span text:style-name="T1232">, free thought, and personal clearing/empowerment, is not an accessible or inclusive religion at all. It is a highly secretive organization that requires its “thetans” to pay hundreds of thousands of dollars for access to exclusive spiritual training.</text:span><text:span text:style-name="T1232"><text:note text:id="ftn207" text:note-class="footnote"><text:note-citation>207</text:note-citation><text:note-body><text:p text:style-name="P48"><text:reference-mark-start text:name="ZOTERO_ITEM CSL_CITATION {&quot;citationID&quot;:&quot;EAV3zWGx&quot;,&quot;properties&quot;:{&quot;formattedCitation&quot;:&quot;Nededog, \\uc0\\u8220{}How Scientology Costs Members up to Millions of Dollars, According to Leah Remini\\uc0\\u8217{}s Show.\\uc0\\u8221{}&quot;,&quot;plainCitation&quot;:&quot;Nededog, “How Scientology Costs Members up to Millions of Dollars, According to Leah Remini’s Show.”&quot;,&quot;noteIndex&quot;:213},&quot;citationItems&quot;:[{&quot;id&quot;:972,&quot;uris&quot;:[&quot;http://zotero.org/users/4295591/items/KKYPVYS3&quot;,[&quot;http://zotero.org/users/4295591/items/KKYPVYS3&quot;]],&quot;itemData&quot;:{&quot;id&quot;:972,&quot;type&quot;:&quot;webpage&quot;,&quot;abstract&quot;:&quot;A&amp;E's \&quot;Leah Remini: Scientology and the Aftermath\&quot; laid out the ways the church allegedly pressures its followers to pay exorbitant amounts of money.&quot;,&quot;container-title&quot;:&quot;Business Insider&quot;,&quot;title&quot;:&quot;How Scientology costs members up to millions of dollars, according to Leah Remini's show&quot;,&quot;URL&quot;:&quot;https://www.businessinsider.com/scientology-costs-leah-remini-recap-episode-3-2016-12&quot;,&quot;author&quot;:[{&quot;family&quot;:&quot;Nededog&quot;,&quot;given&quot;:&quot;Jethro&quot;}],&quot;accessed&quot;:{&quot;date-parts&quot;:[[&quot;2019&quot;,5,27]]},&quot;issued&quot;:{&quot;date-parts&quot;:[[&quot;2016&quot;]]}}}],&quot;schema&quot;:&quot;https://github.com/citation-style-language/schema/raw/master/csl-citation.json&quot;} RNDpzLF2U7FKW"/>Nededog, “How Scientology Costs Members up to Millions of Dollars, According to Leah Remini’s Show.”<text:reference-mark-end text:name="ZOTERO_ITEM CSL_CITATION {&quot;citationID&quot;:&quot;EAV3zWGx&quot;,&quot;properties&quot;:{&quot;formattedCitation&quot;:&quot;Nededog, \\uc0\\u8220{}How Scientology Costs Members up to Millions of Dollars, According to Leah Remini\\uc0\\u8217{}s Show.\\uc0\\u8221{}&quot;,&quot;plainCitation&quot;:&quot;Nededog, “How Scientology Costs Members up to Millions of Dollars, According to Leah Remini’s Show.”&quot;,&quot;noteIndex&quot;:213},&quot;citationItems&quot;:[{&quot;id&quot;:972,&quot;uris&quot;:[&quot;http://zotero.org/users/4295591/items/KKYPVYS3&quot;,[&quot;http://zotero.org/users/4295591/items/KKYPVYS3&quot;]],&quot;itemData&quot;:{&quot;id&quot;:972,&quot;type&quot;:&quot;webpage&quot;,&quot;abstract&quot;:&quot;A&amp;E's \&quot;Leah Remini: Scientology and the Aftermath\&quot; laid out the ways the church allegedly pressures its followers to pay exorbitant amounts of money.&quot;,&quot;container-title&quot;:&quot;Business Insider&quot;,&quot;title&quot;:&quot;How Scientology costs members up to millions of dollars, according to Leah Remini's show&quot;,&quot;URL&quot;:&quot;https://www.businessinsider.com/scientology-costs-leah-remini-recap-episode-3-2016-12&quot;,&quot;author&quot;:[{&quot;family&quot;:&quot;Nededog&quot;,&quot;given&quot;:&quot;Jethro&quot;}],&quot;accessed&quot;:{&quot;date-parts&quot;:[[&quot;2019&quot;,5,27]]},&quot;issued&quot;:{&quot;date-parts&quot;:[[&quot;2016&quot;]]}}}],&quot;schema&quot;:&quot;https://github.com/citation-style-language/schema/raw/master/csl-citation.json&quot;} RNDpzLF2U7FKW"/></text:p></text:note-body></text:note></text:span><text:span text:style-name="T1232"> </text:span></text:p>
        <text:h text:style-name="P40" text:outline-level="2"><text:bookmark-start text:name="_Toc503154516"/><text:bookmark-start text:name="__RefHeading___Toc18291_4124949616"/><text:soft-page-break/><text:span text:style-name="T1234">2. </text:span><text:bookmark-end text:name="_Toc503154516"/><text:bookmark text:name="_Toc269745847"/><text:bookmark text:name="_Toc357512584"/><text:span text:style-name="T1235">Embodied</text:span><text:bookmark-end text:name="__RefHeading___Toc18291_4124949616"/></text:h>
        <text:p text:style-name="P246"><text:span text:style-name="T1236">In addition to being accessible and inclusive, an </text:span><text:alphabetical-index-mark-start text:id="IMark1835266581600" text:main-entry="true"/><text:span text:style-name="T1236">authentic spirituality</text:span><text:alphabetical-index-mark-end text:id="IMark1835266581600"/><text:span text:style-name="T1236"> should also be </text:span><text:span text:style-name="T1237">e</text:span><text:span text:style-name="T1238">mbodied. </text:span><text:span text:style-name="T1239">E</text:span><text:span text:style-name="T1238">mbodied means </text:span><text:span text:style-name="T37">that an </text:span><text:alphabetical-index-mark-start text:id="IMark1835266585680" text:main-entry="true"/><text:span text:style-name="T37">authentic spirituality</text:span><text:alphabetical-index-mark-end text:id="IMark1835266585680"/><text:span text:style-name="T37"> will recognize the </text:span><text:span text:style-name="T1240">s</text:span><text:span text:style-name="T37">ignificance of the physical universe </text:span><text:span text:style-name="T201">and </text:span><text:span text:style-name="T37">the </text:span><text:span text:style-name="T1241">importance of the </text:span><text:span text:style-name="T37">physical body (whether that body is human or otherwise) and will honour them as such. Rather than dismissing physical creation as some kind of degraded divine afterthought, as something we have to escape or graduate out of, or as something that must be tamed and restrained for human purposes, </text:span><text:alphabetical-index-mark-start text:id="IMark1835266580800" text:main-entry="true"/><text:span text:style-name="T37">authentic spirituality</text:span><text:alphabetical-index-mark-end text:id="IMark1835266580800"/><text:span text:style-name="T37"> recognizes and embraces the significance, power, </text:span><text:span text:style-name="T1242">and glory </text:span><text:span text:style-name="T37">of physical creation</text:span><text:span text:style-name="T91">.</text:span><text:span text:style-name="T37"> </text:span></text:p>
        <text:p text:style-name="P38">We can state the issue quite plainly; physical creation is the vehicle of spirit, the temple of the Holy Spirit, <text:span text:style-name="T1243">t</text:span>he <text:span text:style-name="T1243">b</text:span>ody of <text:span text:style-name="T1244">C</text:span>onsciousness, and the <text:span text:style-name="T1243">v</text:span>essel of <text:span text:style-name="T1243">G</text:span>od. An <text:alphabetical-index-mark-start text:id="IMark1835266583920" text:main-entry="true"/>authentic spirituality<text:alphabetical-index-mark-end text:id="IMark1835266583920"/> will always understand that the physical universe and the physical body are central features of spiritual creation and key sites for the movement of Spirit. <text:alphabetical-index-mark-start text:id="IMark1835266580960" text:main-entry="true"/>Authentic spirituality<text:alphabetical-index-mark-end text:id="IMark1835266580960"/> <text:span text:style-name="T1245">and authentic practitioners will </text:span>always embrace manifestation and incarnation with positive regard. <text:alphabetical-index-mark-start text:id="IMark1835266582400" text:main-entry="true"/>Authentic spirituality<text:alphabetical-index-mark-end text:id="IMark1835266582400"/> <text:span text:style-name="T1245">will always</text:span> treasure and respect life, the universe, and everything. <text:span text:style-name="T1246">If we may be so bold as to say, </text:span><text:alphabetical-index-mark-start text:id="IMark1835266585680" text:main-entry="true"/><text:span text:style-name="T1246">a</text:span><text:span text:style-name="T19">uthentic </text:span><text:soft-page-break/><text:span text:style-name="T19">spirituality</text:span><text:alphabetical-index-mark-end text:id="IMark1835266585680"/><text:span text:style-name="T19"> always honours </text:span><text:span text:style-name="T1247">t</text:span><text:span text:style-name="T19">he</text:span><text:span text:style-name="T1248"> </text:span><text:span text:style-name="T1249">b</text:span><text:span text:style-name="T19">ody as an important and sacred vehicle for highest </text:span><text:span text:style-name="T1250">Self and highest </text:span><text:span text:style-name="T19">Consciousness. </text:span></text:p>
        <text:p text:style-name="P247">There are a few important implications of this embodied view of the physical universe <text:span text:style-name="T1246">and the physical body </text:span>that we need to pay attention to. <text:span text:style-name="T67">First of all, </text:span>because an <text:alphabetical-index-mark-start text:id="IMark1835266584400" text:main-entry="true"/>authentic spirituality<text:alphabetical-index-mark-end text:id="IMark1835266584400"/> is grounded in healthy respect <text:span text:style-name="T1251">for, </text:span>and awareness of the significance of, <text:span text:style-name="T1252">t</text:span>he <text:span text:style-name="T1252">b</text:span>ody as a vehicle for Consciousness, <text:alphabetical-index-mark-start text:id="IMark1835266584480" text:main-entry="true"/>authentic spirituality<text:alphabetical-index-mark-end text:id="IMark1835266584480"/> always looks to the health, well-being, and improvement of <text:span text:style-name="T1252">t</text:span>he <text:span text:style-name="T1252">b</text:span>ody <text:span text:style-name="T1253">and mind (i.e., the </text:span><text:alphabetical-index-mark-start text:id="IMark1835266582960" text:main-entry="true"/><text:span text:style-name="T1253">physical unit</text:span><text:alphabetical-index-mark-end text:id="IMark1835266582960"/><text:span text:style-name="T1253">) </text:span>as <text:span text:style-name="T1252">a fundamental </text:span>goal. <text:span text:style-name="T1254">The body cannot operate at peak performance as a vehicle for consciousness if it is not mentally and psychologically healthy and whole. Therefore, </text:span><text:alphabetical-index-mark-start text:id="IMark1835266585680" text:main-entry="true"/><text:span text:style-name="T1254">authentic spirituality</text:span><text:alphabetical-index-mark-end text:id="IMark1835266585680"/><text:span text:style-name="T1254"> always looks to the improvement of physical existence. </text:span>This means that you will not find an <text:alphabetical-index-mark-start text:id="IMark1835266582400" text:main-entry="true"/>authentic spirituality<text:alphabetical-index-mark-end text:id="IMark1835266582400"/> condoning the degradation, damage, or destruction of <text:span text:style-name="T1252">the body or the world </text:span>in any way. An <text:alphabetical-index-mark-start text:id="IMark1835266585760" text:main-entry="true"/>authentic spirituality<text:alphabetical-index-mark-end text:id="IMark1835266585760"/> will condemn violence of all kinds, suffering, poverty, and the pollution of the physical (and psychic) <text:span text:style-name="T1255">environments </text:span>as sacrileges against <text:span text:style-name="T1256">t</text:span>he <text:span text:style-name="T1256">b</text:span>ody. An <text:alphabetical-index-mark-start text:id="IMark1835266583920" text:main-entry="true"/>authentic spirituality<text:alphabetical-index-mark-end text:id="IMark1835266583920"/> will encourage and work toward manifesting salutatory and respectful conditions that <text:span text:style-name="T1252">preserve the natural world and that provide a nurturing environment for said body. </text:span><text:alphabetical-index-mark-start text:id="IMark1835266583520" text:main-entry="true"/><text:span text:style-name="T1252">Authentic </text:span><text:soft-page-break/><text:span text:style-name="T1252">spirituality</text:span><text:alphabetical-index-mark-end text:id="IMark1835266583520"/><text:span text:style-name="T1252"> teaches us to </text:span>nurture the development and maintain the integrity of <text:span text:style-name="T1252">all </text:span>physical creation, including the <text:span text:style-name="T1252">human </text:span>body. It can be no other way. <text:span text:style-name="T1252">Physical creation </text:span>is the site of the incarnation and manifestation of Spirit and we must respect, nurture, and protect this site above all other things. To do other than respect <text:span text:style-name="T1256">th</text:span>e <text:span text:style-name="T1256">b</text:span>ody would make about as much sense as getting up in the morning and beating your car (or bike) with a sledgehammer before you drive it. That is stupid. The <text:span text:style-name="T1256">b</text:span>ody is a vehicle for <text:span text:style-name="T1256">C</text:span>onsciousness and must always be respected as such.</text:p>
        <text:p text:style-name="P248"><text:span text:style-name="T91">The second implication</text:span><text:span text:style-name="T37"> of this embodied spirituality has to do with our collective view of childhood, </text:span><text:span text:style-name="T1257">and the way we train and socialize our children</text:span><text:span text:style-name="T37">. Obviously, if the physical body functions as a vehicle for Consciousness, then having a healthy body, having a healthy </text:span><text:alphabetical-index-mark-start text:id="IMark1835266582960" text:main-entry="true"/><text:span text:style-name="T37">physical unit</text:span><text:alphabetical-index-mark-end text:id="IMark1835266582960"/><text:span text:style-name="T37">, is a base requirement for full </text:span><text:span text:style-name="T1258">connection and </text:span><text:span text:style-name="T37">expression of Consciousness. In this context, protection </text:span><text:span text:style-name="T1259">and proper development of the </text:span><text:alphabetical-index-mark-start text:id="IMark1835266582400" text:main-entry="true"/><text:span text:style-name="T1259">physical unit</text:span><text:alphabetical-index-mark-end text:id="IMark1835266582400"/><text:span text:style-name="T1259"> through infancy, childhood, adolescence, and early adulthood are of </text:span><text:span text:style-name="T37">critical importance, </text:span><text:span text:style-name="T1258">otherwise one might emerge into adulthood sick and damaged, and one might grow more sick and damaged as one ages</text:span><text:span text:style-name="T37">. </text:span><text:span text:style-name="T1258">This is not good. </text:span><text:span text:style-name="T1260">A damaged vehicle </text:span><text:span text:style-name="T1258">of Consciousness, a damaged physical body, </text:span><text:span text:style-name="T1260">will be subject to mental and physical illness and will have problems </text:span><text:span text:style-name="T1261">with connection</text:span><text:span text:style-name="T1260">. </text:span></text:p>
        <text:p text:style-name="P249"><text:soft-page-break/><text:span text:style-name="T1262">If the care and development of </text:span><text:span text:style-name="T1263">the body </text:span><text:span text:style-name="T1264">throughout the lifespan </text:span><text:span text:style-name="T1262">are critical, then when it comes to the proper development of the </text:span><text:alphabetical-index-mark-start text:id="IMark1835266582400" text:main-entry="true"/><text:span text:style-name="T1262">physical unit</text:span><text:alphabetical-index-mark-end text:id="IMark1835266582400"/><text:span text:style-name="T1262">, </text:span><text:span text:style-name="T1264">we have to admit that</text:span><text:span text:style-name="T1262"> our current parental and socialization pract</text:span><text:span text:style-name="T1265">ices are inadequate </text:span><text:span text:style-name="T1266">because our current practice</text:span><text:span text:style-name="T1267">s</text:span><text:span text:style-name="T1266"> are quite toxic </text:span><text:span text:style-name="T1268">and damaging</text:span><text:span text:style-name="T1266">.</text:span><text:span text:style-name="T1269"> </text:span><text:span text:style-name="T1270">Indeed, </text:span><text:span text:style-name="T1271">point</text:span><text:span text:style-name="T1272">ed</text:span><text:span text:style-name="T1271"> out in the article </text:span><text:a xlink:type="simple" xlink:href="https://www.academia.edu/25275338/Toxic_Socialization" text:style-name="Internet_20_link" text:visited-style-name="Visited_20_Internet_20_Link"><text:span text:style-name="T1271">Toxic Socialization</text:span></text:a><text:span text:style-name="T1271">,</text:span><text:span text:style-name="T1273"><text:note text:id="ftn208" text:note-class="footnote"><text:note-citation>208</text:note-citation><text:note-body><text:p text:style-name="P48"><text:reference-mark-start text:name="ZOTERO_ITEM CSL_CITATION {&quot;citationID&quot;:&quot;UHpMoscB&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214},&quot;citationItems&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mXBic6UCf"/>Mike Sosteric and Gina Ratkovic, “Toxic Socialization,” 2016, https://www.academia.edu/25275338/Toxic_Socialization.<text:reference-mark-end text:name="ZOTERO_ITEM CSL_CITATION {&quot;citationID&quot;:&quot;UHpMoscB&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214},&quot;citationItems&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mXBic6UCf"/></text:p></text:note-body></text:note></text:span><text:span text:style-name="T1271"> </text:span><text:span text:style-name="T1274">when </text:span><text:span text:style-name="T1275">emotional, psychological, and spiritual abuse is included, we find that </text:span><text:span text:style-name="T1274">everybody on the planet becomes a victim of abuse, a fact which </text:span><text:span text:style-name="T1276">all of </text:span><text:span text:style-name="T1275">us </text:span><text:span text:style-name="T1274">can anecdotally confirm simply by examining </text:span><text:span text:style-name="T1276">our </text:span><text:span text:style-name="T1274">family, school, and work life </text:span><text:span text:style-name="T1276">where we will no doubt find copious examples of psychological, emotional, spiritual, and even physical abuse (and yes, spanking your child is physical abuse)</text:span><text:span text:style-name="T1274">. This is not a revelation that should be taken lightly since even single instances of emotional violence perpetrated by trusted adult figures can have long term debilitating consequences.</text:span><text:span text:style-name="T1277"><text:note text:id="ftn209" text:note-class="footnote"><text:note-citation>209</text:note-citation><text:note-body><text:p text:style-name="Footnote"><text:reference-mark-start text:name="ZOTERO_ITEM CSL_CITATION {&quot;citationID&quot;:&quot;jT529DAU&quot;,&quot;properties&quot;:{&quot;formattedCitation&quot;:&quot;E.-M. Annerb\\uc0\\u228{}ck et al., \\uc0\\u8220{}Child Physical Abuse and Concurrence of Other Types of Child Abuse in Sweden\\uc0\\u8212{}Associations with Health and Risk Behaviors,\\uc0\\u8221{} {\\i{}Child Abuse &amp; Neglect} 36 (July 1, 2012): 585\\uc0\\u8211{}95.&quot;,&quot;plainCitation&quot;:&quot;E.-M. Annerbäck et al., “Child Physical Abuse and Concurrence of Other Types of Child Abuse in Sweden—Associations with Health and Risk Behaviors,” Child Abuse &amp; Neglect 36 (July 1, 2012): 585–95.&quot;,&quot;noteIndex&quot;:215},&quot;citationItems&quot;:[{&quot;id&quot;:2699,&quot;uris&quot;:[&quot;http://zotero.org/users/4295591/items/55Q6TNUS&quot;,[&quot;http://zotero.org/users/4295591/items/55Q6TNUS&quot;]],&quot;itemData&quot;:{&quot;id&quot;:2699,&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chema&quot;:&quot;https://github.com/citation-style-language/schema/raw/master/csl-citation.json&quot;} RNDmbEiAK8ylZ"/><text:span text:style-name="T89">E.-M. Annerbäck et al., “Child Physical Abuse and Concurrence of Other Types of Child Abuse in Sweden—Associations with Health and Risk Behaviors,” </text:span><text:span text:style-name="T90">Child Abuse &amp; Neglect</text:span><text:span text:style-name="T89"> 36 (July 1, 2012): 585–95.</text:span><text:reference-mark-end text:name="ZOTERO_ITEM CSL_CITATION {&quot;citationID&quot;:&quot;jT529DAU&quot;,&quot;properties&quot;:{&quot;formattedCitation&quot;:&quot;E.-M. Annerb\\uc0\\u228{}ck et al., \\uc0\\u8220{}Child Physical Abuse and Concurrence of Other Types of Child Abuse in Sweden\\uc0\\u8212{}Associations with Health and Risk Behaviors,\\uc0\\u8221{} {\\i{}Child Abuse &amp; Neglect} 36 (July 1, 2012): 585\\uc0\\u8211{}95.&quot;,&quot;plainCitation&quot;:&quot;E.-M. Annerbäck et al., “Child Physical Abuse and Concurrence of Other Types of Child Abuse in Sweden—Associations with Health and Risk Behaviors,” Child Abuse &amp; Neglect 36 (July 1, 2012): 585–95.&quot;,&quot;noteIndex&quot;:215},&quot;citationItems&quot;:[{&quot;id&quot;:2699,&quot;uris&quot;:[&quot;http://zotero.org/users/4295591/items/55Q6TNUS&quot;,[&quot;http://zotero.org/users/4295591/items/55Q6TNUS&quot;]],&quot;itemData&quot;:{&quot;id&quot;:2699,&quot;type&quot;:&quot;article-journal&quot;,&quot;abstract&quot;:&quot;Objective To examine the associations between child physical abuse executed by a parent or caretaker and self-rated health problems/risk-taking behaviors among teenagers. Further to evaluate concurrence of other types of abuse and how these alone and in addition to child physical abuse were associated with bad health status and risk-taking behaviors.&quot;,&quot;archive&quot;:&quot;edselp&quot;,&quot;container-title&quot;:&quot;Child Abuse &amp; Neglect&quot;,&quot;ISSN&quot;:&quot;0145-2134&quot;,&quot;journalAbbreviation&quot;:&quot;Child Abuse &amp; Neglect&quot;,&quot;page&quot;:&quot;585-595&quot;,&quot;source&quot;:&quot;EBSCOhost&quot;,&quot;title&quot;:&quot;Child physical abuse and concurrence of other types of child abuse in Sweden—Associations with health and risk behaviors&quot;,&quot;volume&quot;:&quot;36&quot;,&quot;author&quot;:[{&quot;family&quot;:&quot;Annerbäck&quot;,&quot;given&quot;:&quot;E.-M.&quot;},{&quot;family&quot;:&quot;Sahlqvist&quot;,&quot;given&quot;:&quot;L.&quot;},{&quot;family&quot;:&quot;Svedin&quot;,&quot;given&quot;:&quot;C.G.&quot;},{&quot;family&quot;:&quot;Wingren&quot;,&quot;given&quot;:&quot;G.&quot;},{&quot;family&quot;:&quot;Gustafsson&quot;,&quot;given&quot;:&quot;P.A.&quot;}],&quot;issued&quot;:{&quot;date-parts&quot;:[[&quot;2012&quot;,7,1]]}}}],&quot;schema&quot;:&quot;https://github.com/citation-style-language/schema/raw/master/csl-citation.json&quot;} RNDmbEiAK8ylZ"/></text:p></text:note-body></text:note></text:span><text:span text:style-name="T1265"> </text:span></text:p>
        <text:p text:style-name="P250"><text:span text:style-name="T1278">Of course, </text:span><text:span text:style-name="T1279">upon reading this, </text:span><text:span text:style-name="T1280">some </text:span><text:span text:style-name="T1278">people mind find themselves struggling with </text:span><text:a xlink:type="simple" xlink:href="https://spiritwiki.lightningpath.org/index.php/Disjuncture" text:style-name="Internet_20_link" text:visited-style-name="Visited_20_Internet_20_Link"><text:alphabetical-index-mark text:string-value="Ascension Manual" text:main-entry="true"/><text:span text:style-name="T1278">disjuncture</text:span></text:a><text:span text:style-name="T1278">.</text:span><text:span text:style-name="T1281"><text:note text:id="ftn210" text:note-class="footnote"><text:note-citation>210</text:note-citation><text:note-body><text:p text:style-name="Footnote"><text:a xlink:type="simple" xlink:href="https://spiritwiki.lightningpath.org/index.php/Disjuncture" text:style-name="Internet_20_link" text:visited-style-name="Visited_20_Internet_20_Link">https://spiritwiki.lightningpath.org/index.php/Disjuncture</text:a></text:p></text:note-body></text:note></text:span><text:span text:style-name="T1281"> </text:span><text:span text:style-name="T1278">Some might </text:span><text:soft-page-break/><text:span text:style-name="T1278">even find themselves </text:span><text:span text:style-name="T1280">justifying forms of violence and abuse in childhood as part of a necessary disciplinary process. Others may be ignoring their own habits and actions and </text:span><text:span text:style-name="T1282">tell themselves that they do</text:span><text:span text:style-name="T14"> a good job of raising </text:span><text:span text:style-name="T1283">their</text:span><text:span text:style-name="T14"> children to their full potentia</text:span><text:span text:style-name="T1284">l despite the fact that they are violent and abusive. Given the amount of research that demonstrates the debilitating impact of </text:span><text:alphabetical-index-mark-start text:id="IMark1835266583040" text:main-entry="true"/><text:span text:style-name="T1284">toxic socialization</text:span><text:alphabetical-index-mark-end text:id="IMark1835266583040"/><text:span text:style-name="T1284">,</text:span><text:span text:style-name="T37"><text:note text:id="ftn211" text:note-class="footnote"><text:note-citation>211</text:note-citation><text:note-body><text:p text:style-name="P48">Mike Sosteric and Gina Ratkovic, “Toxic Socialization,” 2016, https://www.academia.edu/25275338/Toxic_Socialization.</text:p></text:note-body></text:note></text:span><text:span text:style-name="T1285">and given the </text:span><text:span text:style-name="T1284">rarity of the </text:span><text:span text:style-name="T1285">healthy and </text:span><text:span text:style-name="T1284">connected human being, these justifications are hard to sustain. If our socialization practices were better, if our </text:span><text:span text:style-name="T1286">connection frameworks</text:span><text:span text:style-name="T1284"> were more authentic, if we were better parents, if we treated people better, if we did a better job looking after each other, there wouldn't be so many </text:span><text:span text:style-name="T1285">sick, </text:span><text:span text:style-name="T1284">angry, and disconnected people raging about, </text:span><text:span text:style-name="T1285">and this world would be a much better place.</text:span><text:span text:style-name="T1284"> </text:span></text:p>
        <text:p text:style-name="P248"><text:span text:style-name="T1287">Please understand, this should not be read as a judgmental slam against parenting </text:span><text:span text:style-name="T1288">specifically </text:span><text:span text:style-name="T1287">or humanity in general, but merely as an appeal for honesty and a strong admonishment to change. </text:span><text:span text:style-name="T37">We do </text:span><text:span text:style-name="T1289">not engage in toxic parental practices and we do not damage the physical body </text:span><text:span text:style-name="T37">because we are evil or bad </text:span><text:span text:style-name="T1290">parents. </text:span><text:span text:style-name="T1288">We do it </text:span><text:span text:style-name="T1290">because this is how </text:span><text:span text:style-name="T1291">our</text:span><text:span text:style-name="T1292"> </text:span><text:span text:style-name="T1291">parents, priests, </text:span><text:span text:style-name="T1293">and professionals </text:span><text:span text:style-name="T1291">taught us </text:span><text:span text:style-name="T1294">and treated us. It is what we know. </text:span><text:soft-page-break/><text:span text:style-name="T1295">C</text:span><text:span text:style-name="T1293">onsequently, </text:span><text:span text:style-name="T1291">we </text:span><text:span text:style-name="T1293">believe </text:span><text:span text:style-name="T37">we are doing the right thing. </text:span><text:span text:style-name="T1289">But, we are not. </text:span><text:span text:style-name="T1288">The truth is,</text:span><text:span text:style-name="T1289"> </text:span><text:alphabetical-index-mark-start text:id="IMark1835266585680" text:main-entry="true"/><text:span text:style-name="T1289">Toxic socialization</text:span><text:alphabetical-index-mark-end text:id="IMark1835266585680"/><text:span text:style-name="T1289"> damages the body and undermines our ability to connect. If we want to stop </text:span><text:alphabetical-index-mark-start text:id="IMark1835266584400" text:main-entry="true"/><text:span text:style-name="T1289">toxic socialization</text:span><text:alphabetical-index-mark-end text:id="IMark1835266584400"/><text:span text:style-name="T1289"> and develop socialization practices that do not damage and undermine the </text:span><text:alphabetical-index-mark-start text:id="IMark1835266582400" text:main-entry="true"/><text:span text:style-name="T1289">physical unit’s</text:span><text:alphabetical-index-mark-end text:id="IMark1835266582400"/><text:span text:style-name="T1289"> ability to connect, our first step must be facing the truth and uncomfortable implications of our own actions. Once we do that, then it only requires a little support to actually change. And change we must. If we want to save the world, we cannot continue to turn out angry, diminished, and disconnected human beings. </text:span><text:alphabetical-index-mark-start text:id="IMark1835266584480" text:main-entry="true"/><text:span text:style-name="T1289">Toxic socialization</text:span><text:alphabetical-index-mark-end text:id="IMark1835266584480"/><text:span text:style-name="T1289"> practices must end immediately </text:span></text:p>
        <text:p text:style-name="P247">Finally, <text:span text:style-name="T241">a third implication</text:span> of the embodied nature of <text:alphabetical-index-mark-start text:id="IMark1835266581600" text:main-entry="true"/>authentic spirituality<text:alphabetical-index-mark-end text:id="IMark1835266581600"/> is that money is a key factor in the authentic spiritual unfolding of this planet, <text:span text:style-name="T1296">and therefore money should, as explained in</text:span><text:span text:style-name="T1297"> Rocket Scientists’ Guide to Money and the Economy,</text:span><text:span text:style-name="T1297"><text:note text:id="ftn212" text:note-class="footnote"><text:note-citation>212</text:note-citation><text:note-body><text:p text:style-name="Footnote"><text:reference-mark-start text:name="ZOTERO_ITEM CSL_CITATION {&quot;citationID&quot;:&quot;41XBt9eS&quot;,&quot;properties&quot;:{&quot;formattedCitation&quot;:&quot;Mike Sosteric, {\\i{}Rocket Scientists\\uc0\\u8217{} Guide to Money and the Economy: Accumulation and Debt.} (St Albert, Alberta: Lightning Path Press., 2016).&quot;,&quot;plainCitation&quot;:&quot;Mike Sosteric, Rocket Scientists’ Guide to Money and the Economy: Accumulation and Debt. (St Albert, Alberta: Lightning Path Press., 2016).&quot;,&quot;noteIndex&quot;:216},&quot;citationItems&quot;:[{&quot;id&quot;:791,&quot;uris&quot;:[&quot;http://zotero.org/users/4295591/items/AZHP9MA2&quot;,[&quot;http://zotero.org/users/4295591/items/AZHP9MA2&quot;]],&quot;itemData&quot;:{&quot;id&quot;:791,&quot;type&quot;:&quot;book&quot;,&quot;event-place&quot;:&quot;St Albert, Alberta&quot;,&quot;note&quot;:&quot;A complete expose of the Regime of Accumulating. Includes an enlightening discussion on the nature and purpose of money.&quot;,&quot;publisher&quot;:&quot;Lightning Path Press.&quot;,&quot;publisher-place&quot;:&quot;St Albert, Alberta&quot;,&quot;title&quot;:&quot;Rocket Scientists' Guide to Money and the Economy: Accumulation and Debt.&quot;,&quot;author&quot;:[{&quot;family&quot;:&quot;Sosteric&quot;,&quot;given&quot;:&quot;Mike&quot;}],&quot;issued&quot;:{&quot;date-parts&quot;:[[&quot;2016&quot;]]}}}],&quot;schema&quot;:&quot;https://github.com/citation-style-language/schema/raw/master/csl-citation.json&quot;} RNDOVsjGVjbQt"/><text:span text:style-name="T89">Mike Sosteric, </text:span><text:span text:style-name="T90">Rocket Scientists’ Guide to Money and the Economy: Accumulation and Debt.</text:span><text:span text:style-name="T89"> (St Albert, Alberta: Lightning Path Press., 2016).</text:span><text:reference-mark-end text:name="ZOTERO_ITEM CSL_CITATION {&quot;citationID&quot;:&quot;41XBt9eS&quot;,&quot;properties&quot;:{&quot;formattedCitation&quot;:&quot;Mike Sosteric, {\\i{}Rocket Scientists\\uc0\\u8217{} Guide to Money and the Economy: Accumulation and Debt.} (St Albert, Alberta: Lightning Path Press., 2016).&quot;,&quot;plainCitation&quot;:&quot;Mike Sosteric, Rocket Scientists’ Guide to Money and the Economy: Accumulation and Debt. (St Albert, Alberta: Lightning Path Press., 2016).&quot;,&quot;noteIndex&quot;:216},&quot;citationItems&quot;:[{&quot;id&quot;:791,&quot;uris&quot;:[&quot;http://zotero.org/users/4295591/items/AZHP9MA2&quot;,[&quot;http://zotero.org/users/4295591/items/AZHP9MA2&quot;]],&quot;itemData&quot;:{&quot;id&quot;:791,&quot;type&quot;:&quot;book&quot;,&quot;event-place&quot;:&quot;St Albert, Alberta&quot;,&quot;note&quot;:&quot;A complete expose of the Regime of Accumulating. Includes an enlightening discussion on the nature and purpose of money.&quot;,&quot;publisher&quot;:&quot;Lightning Path Press.&quot;,&quot;publisher-place&quot;:&quot;St Albert, Alberta&quot;,&quot;title&quot;:&quot;Rocket Scientists' Guide to Money and the Economy: Accumulation and Debt.&quot;,&quot;author&quot;:[{&quot;family&quot;:&quot;Sosteric&quot;,&quot;given&quot;:&quot;Mike&quot;}],&quot;issued&quot;:{&quot;date-parts&quot;:[[&quot;2016&quot;]]}}}],&quot;schema&quot;:&quot;https://github.com/citation-style-language/schema/raw/master/csl-citation.json&quot;} RNDOVsjGVjbQt"/></text:p></text:note-body></text:note></text:span><text:span text:style-name="T1297"> </text:span><text:span text:style-name="T1296">be understood for what it really is, respected as an important tool of modern life, and distributed fairly and without exploitation. </text:span>In an age where everything from clothing to food to housing costs, you simply cannot properly look after your <text:alphabetical-index-mark-start text:id="IMark1835266583040" text:main-entry="true"/>physical unit<text:alphabetical-index-mark-end text:id="IMark1835266583040"/> without money. <text:span text:style-name="T1298">Nor, it should be noted, can you put aside the necessary time for </text:span><text:alphabetical-index-mark-start text:id="IMark1835266582400" text:main-entry="true"/><text:alphabetical-index-mark-start text:id="IMark1835266582960" text:main-entry="true"/><text:span text:style-name="T1298">connection</text:span><text:alphabetical-index-mark-end text:id="IMark1835266582960"/><text:span text:style-name="T1298"> practice</text:span><text:alphabetical-index-mark-end text:id="IMark1835266582400"/><text:span text:style-name="T1298"> if </text:span><text:soft-page-break/><text:span text:style-name="T1298">you are working three jobs just to get by. If you cannot look after your </text:span><text:alphabetical-index-mark-start text:id="IMark1835266583120" text:main-entry="true"/><text:span text:style-name="T1298">physical unit</text:span><text:alphabetical-index-mark-end text:id="IMark1835266583120"/><text:span text:style-name="T1298">, and if you are too busy simply trying to survive, you will have a hard time with authentic spiritual practice</text:span></text:p>
        <text:p text:style-name="P251"><text:span text:style-name="T1299">Of course, to say that money is important and we all have to have enough does not mean we should pursue wealth accumulation beyond </text:span><text:span text:style-name="T1300">reason</text:span><text:span text:style-name="T1299">. The callous accumulation of </text:span><text:span text:style-name="T1300">millions and </text:span><text:span text:style-name="T1299">billions demonstrates not spiritual mastery, but egoism and addiction. </text:span><text:span text:style-name="T1301">In order for this world to heal and connect, m</text:span><text:span text:style-name="T1299">oney needs to be distributed fairly and distributed properly so everybody can heal and connect. </text:span><text:span text:style-name="T1300">It </text:span><text:span text:style-name="T1299">also, </text:span><text:span text:style-name="T1300">as </text:span><text:a xlink:type="simple" xlink:href="https://theconversation.com/how-money-is-destroying-the-world-96517" text:style-name="Internet_20_link" text:visited-style-name="Visited_20_Internet_20_Link"><text:span text:style-name="T37">I point out elsewhere</text:span></text:a><text:span text:style-name="T1300">, </text:span><text:span text:style-name="T1299">needs to be treated as the dangerous and addictive substance that it is; otherwise, the addiction will continue to destroy the world. </text:span><text:span text:style-name="T1299"><text:note text:id="ftn213" text:note-class="footnote"><text:note-citation>213</text:note-citation><text:note-body><text:p text:style-name="Footnote"><text:reference-mark-start text:name="ZOTERO_ITEM CSL_CITATION {&quot;citationID&quot;:&quot;pvMKDURI&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218},&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M9vxWfi9i8"/><text:span text:style-name="T89">Mike Sosteric, “How Money Is Destroying the World,” </text:span><text:span text:style-name="T90">The Conversation</text:span><text:span text:style-name="T89">, 2018, https://theconversation.com/how-money-is-destroying-the-world-96517.</text:span><text:reference-mark-end text:name="ZOTERO_ITEM CSL_CITATION {&quot;citationID&quot;:&quot;pvMKDURI&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218},&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M9vxWfi9i8"/></text:p></text:note-body></text:note></text:span><text:span text:style-name="T1299"><text:s/></text:span></text:p>
        <text:p text:style-name="Standard"><text:span text:style-name="T1299">T</text:span><text:span text:style-name="T37">o summarize, the second pillar of </text:span><text:alphabetical-index-mark-start text:id="IMark1835266581760" text:main-entry="true"/><text:span text:style-name="T37">authentic spirituality</text:span><text:alphabetical-index-mark-end text:id="IMark1835266581760"/><text:span text:style-name="T37"> is all about embodied spirituality. In practice, this means that </text:span><text:alphabetical-index-mark-start text:id="IMark1835266582400" text:main-entry="true"/><text:span text:style-name="T37">authentic spirituality</text:span><text:alphabetical-index-mark-end text:id="IMark1835266582400"/><text:span text:style-name="T37"> will love and respect the natural world and the physical </text:span><text:span text:style-name="T1302">body</text:span><text:span text:style-name="T37">, will hold childhood up as a critical and sacred time, and will take money seriously, </text:span><text:span text:style-name="T1301">because money is how we meet a lot of our essential needs. </text:span><text:span text:style-name="T37">If you find any of these things absent on the path you are following, you are missing the second </text:span><text:soft-page-break/><text:span text:style-name="T37">pillar, cannot build an </text:span><text:alphabetical-index-mark-start text:id="IMark1835266580960" text:main-entry="true"/><text:span text:style-name="T37">authentic </text:span><text:span text:style-name="T1303">framework</text:span><text:alphabetical-index-mark-end text:id="IMark1835266580960"/><text:span text:style-name="T37">, and </text:span><text:span text:style-name="T1304">are </text:span><text:span text:style-name="T37">probably following an inauthentic path.</text:span></text:p>
        <text:p text:style-name="P252">As for the validity of this pillar, you do find a concern with embodied spirituality, including a concern for money and its proper distribution, in this world’s traditions. It i<text:span text:style-name="T1305">s</text:span> blatant in the Bible where it is written that. </text:p>
        <text:p text:style-name="P253"><text:span text:style-name="T1306">All the believers were one in heart and mind. No one claimed that any of their possessions was their </text:span><text:span text:style-name="T1307">own, </text:span><text:span text:style-name="Quote_20_Char"><text:span text:style-name="T1308">but</text:span></text:span><text:span text:style-name="T1307"> th</text:span><text:span text:style-name="T1306">ey shared everything they had… And God’s grace was so powerfully at work in them all that there were no needy persons among them. For from time to time those who owned land or houses sold them, brought the money from the sales and put it at the apostles’ feet, and it was distributed to anyone who had need (</text:span><text:a xlink:type="simple" xlink:href="https://www.biblegateway.com/passage/?search=Acts+4%3A+32-37&amp;version=NIV" text:style-name="ListLabel_20_23" text:visited-style-name="ListLabel_20_23"><text:span text:style-name="Internet_20_link"><text:span text:style-name="T1306">Acts 4: 32-37</text:span></text:span></text:a><text:span text:style-name="T1306">).</text:span></text:p>
        <text:p text:style-name="P254"><text:span text:style-name="T1309">You also </text:span><text:span text:style-name="T1237">find </text:span><text:span text:style-name="T1309">embodied spirituality </text:span><text:span text:style-name="T1237">in the </text:span><text:span text:style-name="T1309">concern for </text:span><text:alphabetical-index-mark-start text:id="IMark1835266582400" text:main-entry="true"/><text:span text:style-name="T1309">right environment</text:span><text:alphabetical-index-mark-end text:id="IMark1835266582400"/><text:span text:style-name="T1309"> of mystics like St. Teresa of Avila who, in her teachings, emphasizes the need for calm, safe, drama free environments.</text:span><text:span text:style-name="T1309"><text:note text:id="ftn214" text:note-class="footnote"><text:note-citation>214</text:note-citation><text:note-body><text:p text:style-name="Footnote"><text:reference-mark-start text:name="ZOTERO_ITEM CSL_CITATION {&quot;citationID&quot;:&quot;aOikp2SC&quot;,&quot;properties&quot;:{&quot;formattedCitation&quot;:&quot;St. Teresa of Avila, {\\i{}The Way of Perfection}.&quot;,&quot;plainCitation&quot;:&quot;St. Teresa of Avila, The Way of Perfection.&quot;,&quot;noteIndex&quot;:219},&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B4Fh3TKC2F"/><text:span text:style-name="T89">St. Teresa of Avila, </text:span><text:span text:style-name="T90">The Way of Perfection</text:span><text:span text:style-name="T89">.</text:span><text:reference-mark-end text:name="ZOTERO_ITEM CSL_CITATION {&quot;citationID&quot;:&quot;aOikp2SC&quot;,&quot;properties&quot;:{&quot;formattedCitation&quot;:&quot;St. Teresa of Avila, {\\i{}The Way of Perfection}.&quot;,&quot;plainCitation&quot;:&quot;St. Teresa of Avila, The Way of Perfection.&quot;,&quot;noteIndex&quot;:219},&quot;citationItems&quot;:[{&quot;id&quot;:2761,&quot;uris&quot;:[&quot;http://zotero.org/users/4295591/items/ZKR879XJ&quot;,[&quot;http://zotero.org/users/4295591/items/ZKR879XJ&quot;]],&quot;itemData&quot;:{&quot;id&quot;:2761,&quot;type&quot;:&quot;book&quot;,&quot;event-place&quot;:&quot;New York&quot;,&quot;publisher&quot;:&quot;Dover Publications&quot;,&quot;publisher-place&quot;:&quot;New York&quot;,&quot;title&quot;:&quot;The Way of Perfection&quot;,&quot;URL&quot;:&quot;https://amzn.to/2Id75es&quot;,&quot;author&quot;:[{&quot;family&quot;:&quot;St. Teresa of Avila&quot;,&quot;given&quot;:&quot;&quot;}],&quot;issued&quot;:{&quot;date-parts&quot;:[[&quot;2012&quot;]]}}}],&quot;schema&quot;:&quot;https://github.com/citation-style-language/schema/raw/master/csl-citation.json&quot;} RNDB4Fh3TKC2F"/></text:p></text:note-body></text:note></text:span><text:span text:style-name="T1309"> You also find it in the ubiquitous concern to heal human illness and end human suffering, </text:span><text:span text:style-name="T1310">found in the world’s various traditions. Christ </text:span><text:soft-page-break/><text:span text:style-name="T1310">was a healer. Buddha was </text:span><text:span text:style-name="T1311">a healer. You even find it in </text:span><text:span text:style-name="T1309">more modern traditions, like the largely defunct Arica School </text:span><text:span text:style-name="T1310">of </text:span><text:span text:style-name="T1309">Oscar Ichazo,</text:span><text:span text:style-name="T1309"><text:note text:id="ftn215" text:note-class="footnote"><text:note-citation>215</text:note-citation><text:note-body><text:p text:style-name="Footnote"><text:reference-mark-start text:name="ZOTERO_ITEM CSL_CITATION {&quot;citationID&quot;:&quot;pUPyIG1V&quot;,&quot;properties&quot;:{&quot;formattedCitation&quot;:&quot;Sam Keen, \\uc0\\u8220{}Breaking the Tyranny of the Ego,\\uc0\\u8221{} in {\\i{}Interviews with Oscar Ichazo} (New York: Arica Institute Press, 1982), 3\\uc0\\u8211{}28, https://amzn.to/2MOwleU.&quot;,&quot;plainCitation&quot;:&quot;Sam Keen, “Breaking the Tyranny of the Ego,” in Interviews with Oscar Ichazo (New York: Arica Institute Press, 1982), 3–28, https://amzn.to/2MOwleU.&quot;,&quot;noteIndex&quot;:220},&quot;citationItems&quot;:[{&quot;id&quot;:927,&quot;uris&quot;:[&quot;http://zotero.org/users/4295591/items/FHEG2UQT&quot;,[&quot;http://zotero.org/users/4295591/items/FHEG2UQT&quot;]],&quot;itemData&quot;:{&quot;id&quot;:927,&quot;type&quot;:&quot;chapter&quot;,&quot;container-title&quot;:&quot;Interviews with Oscar Ichazo&quot;,&quot;event-place&quot;:&quot;New York&quot;,&quot;page&quot;:&quot;3-28&quot;,&quot;publisher&quot;:&quot;Arica Institute Press&quot;,&quot;publisher-place&quot;:&quot;New York&quot;,&quot;title&quot;:&quot;Breaking the Tyranny of the Ego&quot;,&quot;URL&quot;:&quot;https://amzn.to/2MOwleU&quot;,&quot;author&quot;:[{&quot;family&quot;:&quot;Keen&quot;,&quot;given&quot;:&quot;Sam&quot;}],&quot;issued&quot;:{&quot;date-parts&quot;:[[&quot;1982&quot;]]}}}],&quot;schema&quot;:&quot;https://github.com/citation-style-language/schema/raw/master/csl-citation.json&quot;} RNDtFmqVs3YFz"/><text:span text:style-name="T89">Sam Keen, “Breaking the Tyranny of the Ego,” in </text:span><text:span text:style-name="T90">Interviews with Oscar Ichazo</text:span><text:span text:style-name="T89"> (New York: Arica Institute Press, 1982), 3–28, https://amzn.to/2MOwleU.</text:span><text:reference-mark-end text:name="ZOTERO_ITEM CSL_CITATION {&quot;citationID&quot;:&quot;pUPyIG1V&quot;,&quot;properties&quot;:{&quot;formattedCitation&quot;:&quot;Sam Keen, \\uc0\\u8220{}Breaking the Tyranny of the Ego,\\uc0\\u8221{} in {\\i{}Interviews with Oscar Ichazo} (New York: Arica Institute Press, 1982), 3\\uc0\\u8211{}28, https://amzn.to/2MOwleU.&quot;,&quot;plainCitation&quot;:&quot;Sam Keen, “Breaking the Tyranny of the Ego,” in Interviews with Oscar Ichazo (New York: Arica Institute Press, 1982), 3–28, https://amzn.to/2MOwleU.&quot;,&quot;noteIndex&quot;:220},&quot;citationItems&quot;:[{&quot;id&quot;:927,&quot;uris&quot;:[&quot;http://zotero.org/users/4295591/items/FHEG2UQT&quot;,[&quot;http://zotero.org/users/4295591/items/FHEG2UQT&quot;]],&quot;itemData&quot;:{&quot;id&quot;:927,&quot;type&quot;:&quot;chapter&quot;,&quot;container-title&quot;:&quot;Interviews with Oscar Ichazo&quot;,&quot;event-place&quot;:&quot;New York&quot;,&quot;page&quot;:&quot;3-28&quot;,&quot;publisher&quot;:&quot;Arica Institute Press&quot;,&quot;publisher-place&quot;:&quot;New York&quot;,&quot;title&quot;:&quot;Breaking the Tyranny of the Ego&quot;,&quot;URL&quot;:&quot;https://amzn.to/2MOwleU&quot;,&quot;author&quot;:[{&quot;family&quot;:&quot;Keen&quot;,&quot;given&quot;:&quot;Sam&quot;}],&quot;issued&quot;:{&quot;date-parts&quot;:[[&quot;1982&quot;]]}}}],&quot;schema&quot;:&quot;https://github.com/citation-style-language/schema/raw/master/csl-citation.json&quot;} RNDtFmqVs3YFz"/></text:p></text:note-body></text:note></text:span><text:span text:style-name="T1309"> which places </text:span><text:span text:style-name="T1310">a </text:span><text:span text:style-name="T1309">heavy emphasis on transcending a dysfunctional and </text:span><text:alphabetical-index-mark-start text:id="IMark1835266582960"/><text:span text:style-name="T1309">bodily ego</text:span><text:alphabetical-index-mark-end text:id="IMark1835266582960"/><text:span text:style-name="T1309"> to achieve healthy reconnection.</text:span><text:span text:style-name="T1309"><text:note text:id="ftn216" text:note-class="footnote"><text:note-citation>216</text:note-citation><text:note-body><text:p text:style-name="P255"><text:span text:style-name="T1312">I feel compelled to note here that while there is apparently value in Ichazo’s connection framework, publications of the Aria school can be extremely expensive, and the vast majority of their “teachings” are only accessible to students behind an expensive pay wall. Although Ichazo’s original desire was to have his school open and accessible to the world (apparently, Ariza means “open door”), even going so far as to say the school should be accessible to the working classes, the institute as currently instantiated fails on pillar one and pillar two. You can browse the Arica school at </text:span><text:a xlink:type="simple" xlink:href="https://www.arica.org/" text:style-name="Internet_20_link" text:visited-style-name="Visited_20_Internet_20_Link"><text:span text:style-name="T37">https://www.arica.org/</text:span></text:a></text:p></text:note-body></text:note></text:span><text:span text:style-name="T1309"> </text:span></text:p>
        <text:h text:style-name="P40" text:outline-level="2"><text:bookmark-start text:name="_Toc357512585"/><text:bookmark-start text:name="__RefHeading___Toc14230_2400359049"/><text:bookmark-start text:name="_Toc503154517"/><text:bookmark-start text:name="_Toc269745848"/>3. Responsible<text:bookmark-end text:name="_Toc357512585"/><text:bookmark-end text:name="__RefHeading___Toc14230_2400359049"/><text:bookmark-end text:name="_Toc503154517"/><text:bookmark-end text:name="_Toc269745848"/></text:h>
        <text:p text:style-name="P38"><text:span text:style-name="T1313">Accessible and inclusive, embodied, are the first two pillars of </text:span><text:alphabetical-index-mark-start text:id="IMark1835266583040" text:main-entry="true"/><text:span text:style-name="T1313">authentic spirituality</text:span><text:alphabetical-index-mark-end text:id="IMark1835266583040"/><text:span text:style-name="T1313">. T</text:span>he third pillar of <text:alphabetical-index-mark-start text:id="IMark1835266585680" text:main-entry="true"/>authentic spirituality<text:alphabetical-index-mark-end text:id="IMark1835266585680"/> is the pillar of responsibility. To be as clear as possible, an <text:alphabetical-index-mark-start text:id="IMark1835266585760" text:main-entry="true"/>authentic spirituality<text:alphabetical-index-mark-end text:id="IMark1835266585760"/> teaches broad<text:span text:style-name="T141"> </text:span>responsibility, for your body, your family, your children, this society, and the entire world. <text:alphabetical-index-mark-start text:id="IMark1835266584400" text:main-entry="true"/><text:span text:style-name="T1314">A</text:span>uthentic spirituality<text:alphabetical-index-mark-end text:id="IMark1835266584400"/> <text:span text:style-name="T1315">neither </text:span>teaches, <text:span text:style-name="T1315">encourages, expects, or requires </text:span>you to turn away from reality, <text:span text:style-name="T1316">disrespect your </text:span><text:soft-page-break/><text:span text:style-name="T1316">own health, neglect your own children,</text:span><text:span text:style-name="T1316"><text:note text:id="ftn217" text:note-class="footnote"><text:note-citation>217</text:note-citation><text:note-body><text:p text:style-name="P48"><text:reference-mark-start text:name="ZOTERO_ITEM CSL_CITATION {&quot;citationID&quot;:&quot;Yw93lnnt&quot;,&quot;properties&quot;:{&quot;formattedCitation&quot;:&quot;Among other things, a remarkable story of neglect by the niece of Scientology ruler, David Miscavige: Miscavige Hill, \\uc0\\u8220{}Beyond Belief: My Secret Life Inside Scientology and My Harrowing Escape EBook: Jenna Miscavige Hill, Lisa Pulitzer: Kindle Store.\\uc0\\u8221{}&quot;,&quot;plainCitation&quot;:&quot;Among other things, a remarkable story of neglect by the niece of Scientology ruler, David Miscavige: Miscavige Hill, “Beyond Belief: My Secret Life Inside Scientology and My Harrowing Escape EBook: Jenna Miscavige Hill, Lisa Pulitzer: Kindle Store.”&quot;,&quot;noteIndex&quot;:224},&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prefix&quot;:&quot;Among other things, a remarkable story of neglect by the niece of Scientology ruler, David Miscavige:&quot;}],&quot;schema&quot;:&quot;https://github.com/citation-style-language/schema/raw/master/csl-citation.json&quot;} RNDQQKWreUBLV"/>Among other things, a remarkable story of neglect by the niece of Scientology ruler, David Miscavige: Miscavige Hill, “Beyond Belief: My Secret Life Inside Scientology and My Harrowing Escape EBook: Jenna Miscavige Hill, Lisa Pulitzer: Kindle Store.”<text:reference-mark-end text:name="ZOTERO_ITEM CSL_CITATION {&quot;citationID&quot;:&quot;Yw93lnnt&quot;,&quot;properties&quot;:{&quot;formattedCitation&quot;:&quot;Among other things, a remarkable story of neglect by the niece of Scientology ruler, David Miscavige: Miscavige Hill, \\uc0\\u8220{}Beyond Belief: My Secret Life Inside Scientology and My Harrowing Escape EBook: Jenna Miscavige Hill, Lisa Pulitzer: Kindle Store.\\uc0\\u8221{}&quot;,&quot;plainCitation&quot;:&quot;Among other things, a remarkable story of neglect by the niece of Scientology ruler, David Miscavige: Miscavige Hill, “Beyond Belief: My Secret Life Inside Scientology and My Harrowing Escape EBook: Jenna Miscavige Hill, Lisa Pulitzer: Kindle Store.”&quot;,&quot;noteIndex&quot;:224},&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prefix&quot;:&quot;Among other things, a remarkable story of neglect by the niece of Scientology ruler, David Miscavige:&quot;}],&quot;schema&quot;:&quot;https://github.com/citation-style-language/schema/raw/master/csl-citation.json&quot;} RNDQQKWreUBLV"/></text:p></text:note-body></text:note></text:span><text:span text:style-name="T1316"> </text:span>or ignore the suffering of this world. <text:alphabetical-index-mark-start text:id="IMark1835266583120" text:main-entry="true"/>Authentic spirituality<text:alphabetical-index-mark-end text:id="IMark1835266583120"/> never teaches you to justify and accept anything that is unacceptable <text:span text:style-name="T1317">(like poverty) just so you can “attract” yourself some wealth</text:span>. <text:alphabetical-index-mark-start text:id="IMark1835266580720" text:main-entry="true"/><text:span text:style-name="T19">Authentic spirituality</text:span><text:alphabetical-index-mark-end text:id="IMark1835266580720"/><text:span text:style-name="T19"> </text:span><text:span text:style-name="T242">requires</text:span><text:span text:style-name="T1248"> </text:span><text:span text:style-name="T19">responsibility for all life on this planet, on a truly global scale. </text:span><text:span text:style-name="T65">If a spirituality does not teach broad and general responsibility, then it is not authentic at all. </text:span></text:p>
        <text:p text:style-name="Standard"><text:span text:style-name="T1318">T</text:span><text:span text:style-name="T1319">he stipulation that authentic </text:span><text:span text:style-name="T1320">frameworks</text:span><text:span text:style-name="T1319"> should be responsible is an extension of the outcome measure, </text:span><text:alphabetical-index-mark-start text:id="IMark1835266584480" text:main-entry="true"/><text:span text:style-name="T1319">activation</text:span><text:alphabetical-index-mark-end text:id="IMark1835266584480"/><text:span text:style-name="T1319">. </text:span><text:span text:style-name="T1321">As we have seen, </text:span><text:alphabetical-index-mark-start text:id="IMark1835266582400" text:main-entry="true"/><text:span text:style-name="T1321">activation</text:span><text:alphabetical-index-mark-end text:id="IMark1835266582400"/><text:span text:style-name="T1321"> is a consequence of </text:span><text:alphabetical-index-mark-start text:id="IMark1835266581600" text:main-entry="true"/><text:span text:style-name="T1321">authentic </text:span><text:span text:style-name="T1322">spirituality</text:span><text:alphabetical-index-mark-end text:id="IMark1835266581600"/><text:span text:style-name="T1322">. </text:span><text:span text:style-name="T1323">One </text:span><text:span text:style-name="T1321">of the consequence</text:span><text:span text:style-name="T1324">s</text:span><text:span text:style-name="T1321"> of this </text:span><text:alphabetical-index-mark-start text:id="IMark1835266583600" text:main-entry="true"/><text:span text:style-name="T1321">activation</text:span><text:alphabetical-index-mark-end text:id="IMark1835266583600"/><text:span text:style-name="T1321"> is that people who have </text:span><text:span text:style-name="T1325">one or more </text:span><text:alphabetical-index-mark-start text:id="IMark1835266585760" text:main-entry="true"/><text:span text:style-name="T1321">connection</text:span><text:alphabetical-index-mark-end text:id="IMark1835266585760"/><text:span text:style-name="T1321"> experience</text:span><text:span text:style-name="T1325">s</text:span><text:span text:style-name="T1321"> often become more active at home, at work, politically, and so on. </text:span><text:span text:style-name="T1326">Individuals following an </text:span><text:alphabetical-index-mark-start text:id="IMark1835266582960" text:main-entry="true"/><text:span text:style-name="T1326">authentic spirituality</text:span><text:alphabetical-index-mark-end text:id="IMark1835266582960"/><text:span text:style-name="T1326"> of </text:span><text:alphabetical-index-mark-start text:id="IMark1835266585680" text:main-entry="true"/><text:span text:style-name="T1326">connection</text:span><text:alphabetical-index-mark-end text:id="IMark1835266585680"/><text:span text:style-name="T1326"> realize things (they awaken), they take responsibility </text:span><text:span text:style-name="T1324">for things</text:span><text:span text:style-name="T1326">, and they take action. </text:span><text:span text:style-name="T1322">This is quite clear when we consider </text:span><text:span text:style-name="T1327">biographies of spiritual leaders </text:span><text:span text:style-name="T1322">like Christ or Gandhi, </text:span><text:span text:style-name="T1323">or the activities of more modern teachers</text:span><text:span text:style-name="T1327">. Jesus </text:span><text:span text:style-name="T1328">Christ</text:span><text:span text:style-name="T1327"> did not sit home and beam </text:span><text:soft-page-break/><text:span text:style-name="T1327">positive </text:span><text:span text:style-name="T1329">and loving </text:span><text:span text:style-name="T1327">thoughts into the cosmos, he got out and incited rebellion.</text:span><text:span text:style-name="T1327"><text:note text:id="ftn218" text:note-class="footnote"><text:note-citation>218</text:note-citation><text:note-body><text:p text:style-name="Footnote"><text:reference-mark-start text:name="ZOTERO_ITEM CSL_CITATION {&quot;citationID&quot;:&quot;B1Kjb5hs&quot;,&quot;properties&quot;:{&quot;formattedCitation&quot;:&quot;E. Dyck, \\uc0\\u8220{}\\uc0\\u8216{}Hitting Highs at Rock Bottom\\uc0\\u8217{}: LSD Treatment for Alcoholism, 1950-1970,\\uc0\\u8221{} {\\i{}Social History of Medicine} 19, no. 2 (August 2006): 313\\uc0\\u8211{}29, https://doi.org/10.1093/shm/hkl039; Sosteric, \\uc0\\u8220{}Rethinking the Origins and Purpose of Religion: Jesus, Constantine, and the Containment of Global Revolution.\\uc0\\u8221{}&quot;,&quot;plainCitation&quot;:&quot;E. Dyck, “‘Hitting Highs at Rock Bottom’: LSD Treatment for Alcoholism, 1950-1970,” Social History of Medicine 19, no. 2 (August 2006): 313–29, https://doi.org/10.1093/shm/hkl039; Sosteric, “Rethinking the Origins and Purpose of Religion: Jesus, Constantine, and the Containment of Global Revolution.”&quot;,&quot;noteIndex&quot;:225},&quot;citationItems&quot;:[{&quot;id&quot;:1923,&quot;uris&quot;:[&quot;http://zotero.org/users/4295591/items/VWDETR8M&quot;,[&quot;http://zotero.org/users/4295591/items/VWDETR8M&quot;]],&quot;itemData&quot;:{&quot;id&quot;:1923,&quot;type&quot;:&quot;article-journal&quot;,&quot;abstract&quot;:&quot;In the 1950s, researchers in the Canadian province of Saskatchewan began treating alcoholics with cl-lysergic acid diethylamide (LSD) and achieved significant rates of recovery. Psychiatrists, including Humphry Osmond who coined the term 'psychedelic' while working in Saskatchewan, believed that the successful treatment of alcoholism with biochemical means would scientifically prove that the condition was a disease and not the result of a weak or immoral character. Initial experiments demonstrated unprecedented rates of abstinence among alcoholics treated with LSD. The approach gained support from the provincial government, local chapters of Alcoholics Anonymous and the Bureau of Alcoholism, all of which collaborated in a public campaign that supported LSD treatments. Although Alcoholics Anonymous endorsed psychedelic therapy, the Addictions Research Foundation did not. The leading Canadian authority on addictions disputed the findings in Saskatchewan and challenged these advocates of psychedelic treatments to conduct trials with proper controls. Despite subsequent efforts to demonstrate that the success of psychedelic therapy relied on both medical and non-medical factors, the treatment failed to satisfy current medical methodology, embodied in controlled trials. By the late 1960s, LSD had become a popular recreational drug and gained media attention for its association with counter cultural youth, social disobedience and anti-authoritarian attitudes. All this served further to erode support for its clinical status.&quot;,&quot;container-title&quot;:&quot;Social History of Medicine&quot;,&quot;DOI&quot;:&quot;10.1093/shm/hkl039&quot;,&quot;ISSN&quot;:&quot;0951-631X&quot;,&quot;issue&quot;:&quot;2&quot;,&quot;journalAbbreviation&quot;:&quot;Soc. Hist. Med.&quot;,&quot;language&quot;:&quot;English&quot;,&quot;page&quot;:&quot;313-329&quot;,&quot;title&quot;:&quot;'Hitting highs at rock bottom': LSD treatment for alcoholism, 1950-1970&quot;,&quot;volume&quot;:&quot;19&quot;,&quot;author&quot;:[{&quot;family&quot;:&quot;Dyck&quot;,&quot;given&quot;:&quot;E.&quot;}],&quot;issued&quot;:{&quot;date-parts&quot;:[[&quot;2006&quot;,8]]}}},{&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A8HuAKoNFE"/><text:span text:style-name="T89">E. Dyck, “‘Hitting Highs at Rock Bottom’: LSD Treatment for Alcoholism, 1950-1970,” </text:span><text:span text:style-name="T90">Social History of Medicine</text:span><text:span text:style-name="T89"> 19, no. 2 (August 2006): 313–29, https://doi.org/10.1093/shm/hkl039; Sosteric, “Rethinking the Origins and Purpose of Religion: Jesus, Constantine, and the Containment of Global Revolution.”</text:span><text:reference-mark-end text:name="ZOTERO_ITEM CSL_CITATION {&quot;citationID&quot;:&quot;B1Kjb5hs&quot;,&quot;properties&quot;:{&quot;formattedCitation&quot;:&quot;E. Dyck, \\uc0\\u8220{}\\uc0\\u8216{}Hitting Highs at Rock Bottom\\uc0\\u8217{}: LSD Treatment for Alcoholism, 1950-1970,\\uc0\\u8221{} {\\i{}Social History of Medicine} 19, no. 2 (August 2006): 313\\uc0\\u8211{}29, https://doi.org/10.1093/shm/hkl039; Sosteric, \\uc0\\u8220{}Rethinking the Origins and Purpose of Religion: Jesus, Constantine, and the Containment of Global Revolution.\\uc0\\u8221{}&quot;,&quot;plainCitation&quot;:&quot;E. Dyck, “‘Hitting Highs at Rock Bottom’: LSD Treatment for Alcoholism, 1950-1970,” Social History of Medicine 19, no. 2 (August 2006): 313–29, https://doi.org/10.1093/shm/hkl039; Sosteric, “Rethinking the Origins and Purpose of Religion: Jesus, Constantine, and the Containment of Global Revolution.”&quot;,&quot;noteIndex&quot;:225},&quot;citationItems&quot;:[{&quot;id&quot;:1923,&quot;uris&quot;:[&quot;http://zotero.org/users/4295591/items/VWDETR8M&quot;,[&quot;http://zotero.org/users/4295591/items/VWDETR8M&quot;]],&quot;itemData&quot;:{&quot;id&quot;:1923,&quot;type&quot;:&quot;article-journal&quot;,&quot;abstract&quot;:&quot;In the 1950s, researchers in the Canadian province of Saskatchewan began treating alcoholics with cl-lysergic acid diethylamide (LSD) and achieved significant rates of recovery. Psychiatrists, including Humphry Osmond who coined the term 'psychedelic' while working in Saskatchewan, believed that the successful treatment of alcoholism with biochemical means would scientifically prove that the condition was a disease and not the result of a weak or immoral character. Initial experiments demonstrated unprecedented rates of abstinence among alcoholics treated with LSD. The approach gained support from the provincial government, local chapters of Alcoholics Anonymous and the Bureau of Alcoholism, all of which collaborated in a public campaign that supported LSD treatments. Although Alcoholics Anonymous endorsed psychedelic therapy, the Addictions Research Foundation did not. The leading Canadian authority on addictions disputed the findings in Saskatchewan and challenged these advocates of psychedelic treatments to conduct trials with proper controls. Despite subsequent efforts to demonstrate that the success of psychedelic therapy relied on both medical and non-medical factors, the treatment failed to satisfy current medical methodology, embodied in controlled trials. By the late 1960s, LSD had become a popular recreational drug and gained media attention for its association with counter cultural youth, social disobedience and anti-authoritarian attitudes. All this served further to erode support for its clinical status.&quot;,&quot;container-title&quot;:&quot;Social History of Medicine&quot;,&quot;DOI&quot;:&quot;10.1093/shm/hkl039&quot;,&quot;ISSN&quot;:&quot;0951-631X&quot;,&quot;issue&quot;:&quot;2&quot;,&quot;journalAbbreviation&quot;:&quot;Soc. Hist. Med.&quot;,&quot;language&quot;:&quot;English&quot;,&quot;page&quot;:&quot;313-329&quot;,&quot;title&quot;:&quot;'Hitting highs at rock bottom': LSD treatment for alcoholism, 1950-1970&quot;,&quot;volume&quot;:&quot;19&quot;,&quot;author&quot;:[{&quot;family&quot;:&quot;Dyck&quot;,&quot;given&quot;:&quot;E.&quot;}],&quot;issued&quot;:{&quot;date-parts&quot;:[[&quot;2006&quot;,8]]}}},{&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A8HuAKoNFE"/></text:p></text:note-body></text:note></text:span><text:span text:style-name="T1327"> </text:span><text:span text:style-name="T1328">Similarly</text:span><text:span text:style-name="T1327">, Gandhi </text:span><text:span text:style-name="T1330">did not sit home drinking chai tea; </text:span><text:span text:style-name="T1331">he </text:span><text:span text:style-name="T1327">spent his entire life on the road, in South Africa and in his native India, </text:span><text:span text:style-name="T1321">fighting</text:span><text:span text:style-name="T1327"> for Indian independence and justice </text:span><text:span text:style-name="T1323">or all people</text:span><text:span text:style-name="T1327">.</text:span><text:span text:style-name="T1321"><text:note text:id="ftn219" text:note-class="footnote"><text:note-citation>219</text:note-citation><text:note-body><text:p text:style-name="Footnote"><text:reference-mark-start text:name="ZOTERO_ITEM CSL_CITATION {&quot;citationID&quot;:&quot;ckZTRxdq&quot;,&quot;properties&quot;:{&quot;formattedCitation&quot;:&quot;Gandhi, {\\i{}Gandhi: An Autobiography}; Fisher, {\\i{}The Life of Mahatma Gandhi}; Anonymous, \\uc0\\u8220{}Gandhi and the Passive Resistance Campaign 1907-1914.\\uc0\\u8221{}&quot;,&quot;plainCitation&quot;:&quot;Gandhi, Gandhi: An Autobiography; Fisher, The Life of Mahatma Gandhi; Anonymous, “Gandhi and the Passive Resistance Campaign 1907-1914.”&quot;,&quot;noteIndex&quot;:226},&quot;citationItems&quot;:[{&quot;id&quot;:983,&quot;uris&quot;:[&quot;http://zotero.org/users/4295591/items/PCTCD3JA&quot;,[&quot;http://zotero.org/users/4295591/items/PCTCD3JA&quot;]],&quot;itemData&quot;:{&quot;id&quot;:983,&quot;type&quot;:&quot;book&quot;,&quot;publisher&quot;:&quot;Green Reader Publications&quot;,&quot;title&quot;:&quot;Gandhi: An Autobiography&quot;,&quot;URL&quot;:&quot;https://amzn.to/2WnIbjB&quot;,&quot;author&quot;:[{&quot;family&quot;:&quot;Gandhi&quot;,&quot;given&quot;:&quot;Mohandas Karamchand&quot;}],&quot;translator&quot;:[{&quot;family&quot;:&quot;Desai&quot;,&quot;given&quot;:&quot;Mahadev&quot;}]}},{&quot;id&quot;:1018,&quot;uris&quot;:[&quot;http://zotero.org/users/4295591/items/6Y4HTXVM&quot;,[&quot;http://zotero.org/users/4295591/items/6Y4HTXVM&quot;]],&quot;itemData&quot;:{&quot;id&quot;:1018,&quot;type&quot;:&quot;book&quot;,&quot;event-place&quot;:&quot;New York&quot;,&quot;publisher&quot;:&quot;Harper &amp; Row&quot;,&quot;publisher-place&quot;:&quot;New York&quot;,&quot;title&quot;:&quot;The Life of Mahatma Gandhi&quot;,&quot;author&quot;:[{&quot;family&quot;:&quot;Fisher&quot;,&quot;given&quot;:&quot;Louis&quot;}],&quot;issued&quot;:{&quot;date-parts&quot;:[[&quot;1950&quot;]]}}},{&quot;id&quot;:2681,&quot;uris&quot;:[&quot;http://zotero.org/users/4295591/items/W6SN57JV&quot;,[&quot;http://zotero.org/users/4295591/items/W6SN57JV&quot;]],&quot;itemData&quot;:{&quot;id&quot;:2681,&quot;type&quot;:&quot;webpage&quot;,&quot;abstract&quot;:&quot;The passive resistance campaigns led by MK Gandhi in South Africa had huge consequences not only for the history of the country but also for world history in general.&quot;,&quot;container-title&quot;:&quot;South African History Online&quot;,&quot;genre&quot;:&quot;Text&quot;,&quot;language&quot;:&quot;en&quot;,&quot;title&quot;:&quot;Gandhi and the Passive Resistance Campaign 1907-1914&quot;,&quot;URL&quot;:&quot;https://www.sahistory.org.za/article/gandhi-and-passive-resistance-campaign-1907-1914&quot;,&quot;author&quot;:[{&quot;family&quot;:&quot;Anonymous&quot;,&quot;given&quot;:&quot;&quot;}],&quot;accessed&quot;:{&quot;date-parts&quot;:[[&quot;2019&quot;,4,15]]},&quot;issued&quot;:{&quot;date-parts&quot;:[[&quot;2013&quot;,7,30]]}}}],&quot;schema&quot;:&quot;https://github.com/citation-style-language/schema/raw/master/csl-citation.json&quot;} RNDgoM0ziO5Lf"/><text:span text:style-name="T89">Gandhi, </text:span><text:span text:style-name="T90">Gandhi: An Autobiography</text:span><text:span text:style-name="T89">; Fisher, </text:span><text:span text:style-name="T90">The Life of Mahatma Gandhi</text:span><text:span text:style-name="T89">; Anonymous, “Gandhi and the Passive Resistance Campaign 1907-1914.”</text:span><text:reference-mark-end text:name="ZOTERO_ITEM CSL_CITATION {&quot;citationID&quot;:&quot;ckZTRxdq&quot;,&quot;properties&quot;:{&quot;formattedCitation&quot;:&quot;Gandhi, {\\i{}Gandhi: An Autobiography}; Fisher, {\\i{}The Life of Mahatma Gandhi}; Anonymous, \\uc0\\u8220{}Gandhi and the Passive Resistance Campaign 1907-1914.\\uc0\\u8221{}&quot;,&quot;plainCitation&quot;:&quot;Gandhi, Gandhi: An Autobiography; Fisher, The Life of Mahatma Gandhi; Anonymous, “Gandhi and the Passive Resistance Campaign 1907-1914.”&quot;,&quot;noteIndex&quot;:226},&quot;citationItems&quot;:[{&quot;id&quot;:983,&quot;uris&quot;:[&quot;http://zotero.org/users/4295591/items/PCTCD3JA&quot;,[&quot;http://zotero.org/users/4295591/items/PCTCD3JA&quot;]],&quot;itemData&quot;:{&quot;id&quot;:983,&quot;type&quot;:&quot;book&quot;,&quot;publisher&quot;:&quot;Green Reader Publications&quot;,&quot;title&quot;:&quot;Gandhi: An Autobiography&quot;,&quot;URL&quot;:&quot;https://amzn.to/2WnIbjB&quot;,&quot;author&quot;:[{&quot;family&quot;:&quot;Gandhi&quot;,&quot;given&quot;:&quot;Mohandas Karamchand&quot;}],&quot;translator&quot;:[{&quot;family&quot;:&quot;Desai&quot;,&quot;given&quot;:&quot;Mahadev&quot;}]}},{&quot;id&quot;:1018,&quot;uris&quot;:[&quot;http://zotero.org/users/4295591/items/6Y4HTXVM&quot;,[&quot;http://zotero.org/users/4295591/items/6Y4HTXVM&quot;]],&quot;itemData&quot;:{&quot;id&quot;:1018,&quot;type&quot;:&quot;book&quot;,&quot;event-place&quot;:&quot;New York&quot;,&quot;publisher&quot;:&quot;Harper &amp; Row&quot;,&quot;publisher-place&quot;:&quot;New York&quot;,&quot;title&quot;:&quot;The Life of Mahatma Gandhi&quot;,&quot;author&quot;:[{&quot;family&quot;:&quot;Fisher&quot;,&quot;given&quot;:&quot;Louis&quot;}],&quot;issued&quot;:{&quot;date-parts&quot;:[[&quot;1950&quot;]]}}},{&quot;id&quot;:2681,&quot;uris&quot;:[&quot;http://zotero.org/users/4295591/items/W6SN57JV&quot;,[&quot;http://zotero.org/users/4295591/items/W6SN57JV&quot;]],&quot;itemData&quot;:{&quot;id&quot;:2681,&quot;type&quot;:&quot;webpage&quot;,&quot;abstract&quot;:&quot;The passive resistance campaigns led by MK Gandhi in South Africa had huge consequences not only for the history of the country but also for world history in general.&quot;,&quot;container-title&quot;:&quot;South African History Online&quot;,&quot;genre&quot;:&quot;Text&quot;,&quot;language&quot;:&quot;en&quot;,&quot;title&quot;:&quot;Gandhi and the Passive Resistance Campaign 1907-1914&quot;,&quot;URL&quot;:&quot;https://www.sahistory.org.za/article/gandhi-and-passive-resistance-campaign-1907-1914&quot;,&quot;author&quot;:[{&quot;family&quot;:&quot;Anonymous&quot;,&quot;given&quot;:&quot;&quot;}],&quot;accessed&quot;:{&quot;date-parts&quot;:[[&quot;2019&quot;,4,15]]},&quot;issued&quot;:{&quot;date-parts&quot;:[[&quot;2013&quot;,7,30]]}}}],&quot;schema&quot;:&quot;https://github.com/citation-style-language/schema/raw/master/csl-citation.json&quot;} RNDgoM0ziO5Lf"/></text:p></text:note-body></text:note></text:span><text:span text:style-name="T1321"> </text:span><text:span text:style-name="T1332">Of course, you don’t have to go out on the road and teach to be responsible. There’s lots of ways you can take responsibility for things that don’t involve that kind of sacrifice. </text:span><text:span text:style-name="T1333">The point isn’t to copy what charismatic people did hundreds or thousands of years ago, the point is to find our own </text:span><text:span text:style-name="T1334">path forward.</text:span></text:p>
        <text:p text:style-name="P256"><text:span text:style-name="T1335">T</text:span><text:span text:style-name="T1336">he stipulation that an </text:span><text:alphabetical-index-mark-start text:id="IMark1835266581600" text:main-entry="true"/><text:span text:style-name="T1336">authentic spirituality</text:span><text:alphabetical-index-mark-end text:id="IMark1835266581600"/><text:span text:style-name="T1336"> </text:span><text:span text:style-name="T1337">should teach responsibility </text:span><text:span text:style-name="T1338">is </text:span><text:span text:style-name="T1336">violated by many “New Age” </text:span><text:span text:style-name="T1339">frameworks</text:span><text:span text:style-name="T1340">, </text:span><text:span text:style-name="T1341">wh</text:span><text:span text:style-name="T1342">ich often encourage an individual to abdicate responsibility and engage in passive non-action</text:span><text:span text:style-name="T1343">.</text:span><text:span text:style-name="T1344"> </text:span><text:span text:style-name="T1345">Such is the case with so-called Law of Attraction </text:span><text:span text:style-name="T1346">(LOA) </text:span><text:span text:style-name="T1345">style </text:span><text:span text:style-name="T1347">framework</text:span><text:span text:style-name="T1346">.</text:span><text:span text:style-name="T1345"> </text:span><text:span text:style-name="T1346">LOA pundits </text:span><text:span text:style-name="T1345">teach not </text:span><text:span text:style-name="T1346">action and responsibility, </text:span><text:span text:style-name="T1348">but avoidance </text:span><text:span text:style-name="T1349">and the </text:span><text:span text:style-name="T1350">abdication of responsible </text:span><text:span text:style-name="T1348">action </text:span><text:span text:style-name="T1350">in the world</text:span><text:span text:style-name="T1348">. They teach, for example, </text:span><text:soft-page-break/><text:span text:style-name="T1348">that to deal with war you do not go to anti-war rallies, you sit at home and send “</text:span><text:span text:style-name="T1351">positive intent... into the thought-substance of the mass consciousnes</text:span><text:span text:style-name="T1352">s.”</text:span><text:span text:style-name="T1349"><text:note text:id="ftn220" text:note-class="footnote"><text:note-citation>220</text:note-citation><text:note-body><text:p text:style-name="P48"><text:reference-mark-start text:name="ZOTERO_ITEM CSL_CITATION {&quot;citationID&quot;:&quot;0F2H0B5Y&quot;,&quot;properties&quot;:{&quot;formattedCitation&quot;:&quot;Kenneth MacLean, \\uc0\\u8220{}The Law of Attraction and War,\\uc0\\u8221{} EzineArticles, accessed June 3, 2019, https://ezinearticles.com/?The-Law-of-Attraction-and-War&amp;id=280965.&quot;,&quot;plainCitation&quot;:&quot;Kenneth MacLean, “The Law of Attraction and War,” EzineArticles, accessed June 3, 2019, https://ezinearticles.com/?The-Law-of-Attraction-and-War&amp;id=280965.&quot;,&quot;noteIndex&quot;:227},&quot;citationItems&quot;:[{&quot;id&quot;:951,&quot;uris&quot;:[&quot;http://zotero.org/users/4295591/items/GUHG8ET7&quot;,[&quot;http://zotero.org/users/4295591/items/GUHG8ET7&quot;]],&quot;itemData&quot;:{&quot;id&quot;:951,&quot;type&quot;:&quot;webpage&quot;,&quot;abstract&quot;:&quot;What is the cause of war?\nAre the people of a country powerless to stop a war if they don't agree with the decisions of their government?&quot;,&quot;container-title&quot;:&quot;EzineArticles&quot;,&quot;language&quot;:&quot;en&quot;,&quot;title&quot;:&quot;The Law of Attraction and War&quot;,&quot;URL&quot;:&quot;https://ezinearticles.com/?The-Law-of-Attraction-and-War&amp;id=280965&quot;,&quot;author&quot;:[{&quot;family&quot;:&quot;MacLean&quot;,&quot;given&quot;:&quot;Kenneth&quot;}],&quot;accessed&quot;:{&quot;date-parts&quot;:[[&quot;2019&quot;,6,3]]}}}],&quot;schema&quot;:&quot;https://github.com/citation-style-language/schema/raw/master/csl-citation.json&quot;} RNDgM3bANmKX2"/>Kenneth MacLean, “The Law of Attraction and War,” EzineArticles, accessed June 3, 2019, https://ezinearticles.com/?The-Law-of-Attraction-and-War&amp;id=280965.<text:reference-mark-end text:name="ZOTERO_ITEM CSL_CITATION {&quot;citationID&quot;:&quot;0F2H0B5Y&quot;,&quot;properties&quot;:{&quot;formattedCitation&quot;:&quot;Kenneth MacLean, \\uc0\\u8220{}The Law of Attraction and War,\\uc0\\u8221{} EzineArticles, accessed June 3, 2019, https://ezinearticles.com/?The-Law-of-Attraction-and-War&amp;id=280965.&quot;,&quot;plainCitation&quot;:&quot;Kenneth MacLean, “The Law of Attraction and War,” EzineArticles, accessed June 3, 2019, https://ezinearticles.com/?The-Law-of-Attraction-and-War&amp;id=280965.&quot;,&quot;noteIndex&quot;:227},&quot;citationItems&quot;:[{&quot;id&quot;:951,&quot;uris&quot;:[&quot;http://zotero.org/users/4295591/items/GUHG8ET7&quot;,[&quot;http://zotero.org/users/4295591/items/GUHG8ET7&quot;]],&quot;itemData&quot;:{&quot;id&quot;:951,&quot;type&quot;:&quot;webpage&quot;,&quot;abstract&quot;:&quot;What is the cause of war?\nAre the people of a country powerless to stop a war if they don't agree with the decisions of their government?&quot;,&quot;container-title&quot;:&quot;EzineArticles&quot;,&quot;language&quot;:&quot;en&quot;,&quot;title&quot;:&quot;The Law of Attraction and War&quot;,&quot;URL&quot;:&quot;https://ezinearticles.com/?The-Law-of-Attraction-and-War&amp;id=280965&quot;,&quot;author&quot;:[{&quot;family&quot;:&quot;MacLean&quot;,&quot;given&quot;:&quot;Kenneth&quot;}],&quot;accessed&quot;:{&quot;date-parts&quot;:[[&quot;2019&quot;,6,3]]}}}],&quot;schema&quot;:&quot;https://github.com/citation-style-language/schema/raw/master/csl-citation.json&quot;} RNDgM3bANmKX2"/></text:p></text:note-body></text:note></text:span><text:span text:style-name="T1349"> </text:span><text:span text:style-name="T1353">T</text:span><text:span text:style-name="T1354">hey teach inaction </text:span><text:span text:style-name="T1353">and denial of responsibility </text:span><text:span text:style-name="T1354">in the face of reality. </text:span><text:span text:style-name="T1355">The denial of responsibility </text:span><text:span text:style-name="T1356">is quite </text:span><text:span text:style-name="T1357">explicit.</text:span><text:span text:style-name="T1356"> </text:span><text:span text:style-name="T1350">As L</text:span><text:span text:style-name="T1355">aw of Attraction (LOA) </text:span><text:span text:style-name="T1350">founder E</text:span><text:span text:style-name="T1358">sther Hicks said, “You did not come into this environment to create through action.”</text:span><text:span text:style-name="T1358"><text:note text:id="ftn221" text:note-class="footnote"><text:note-citation>221</text:note-citation><text:note-body><text:p text:style-name="P48"><text:reference-mark-start text:name="ZOTERO_ITEM CSL_CITATION {&quot;citationID&quot;:&quot;eef95N3z&quot;,&quot;properties&quot;:{&quot;formattedCitation&quot;:&quot;Neil Farber, \\uc0\\u8220{}The Truth About the Law of Attraction,\\uc0\\u8221{} Psychology Today, accessed June 3, 2019, https://www.psychologytoday.com/blog/the-blame-game/201609/the-truth-about-the-law-attraction.&quot;,&quot;plainCitation&quot;:&quot;Neil Farber, “The Truth About the Law of Attraction,” Psychology Today, accessed June 3, 2019, https://www.psychologytoday.com/blog/the-blame-game/201609/the-truth-about-the-law-attraction.&quot;,&quot;noteIndex&quot;:228},&quot;citationItems&quot;:[{&quot;id&quot;:950,&quot;uris&quot;:[&quot;http://zotero.org/users/4295591/items/LFDPVIU2&quot;,[&quot;http://zotero.org/users/4295591/items/LFDPVIU2&quot;]],&quot;itemData&quot;:{&quot;id&quot;:950,&quot;type&quot;:&quot;webpage&quot;,&quot;abstract&quot;:&quot;It doesn't exist!&quot;,&quot;container-title&quot;:&quot;Psychology Today&quot;,&quot;language&quot;:&quot;en-US&quot;,&quot;title&quot;:&quot;The Truth About the Law of Attraction&quot;,&quot;URL&quot;:&quot;https://www.psychologytoday.com/blog/the-blame-game/201609/the-truth-about-the-law-attraction&quot;,&quot;author&quot;:[{&quot;family&quot;:&quot;Farber&quot;,&quot;given&quot;:&quot;Neil&quot;}],&quot;accessed&quot;:{&quot;date-parts&quot;:[[&quot;2019&quot;,6,3]]}}}],&quot;schema&quot;:&quot;https://github.com/citation-style-language/schema/raw/master/csl-citation.json&quot;} RNDxFefrRNnnP"/>Neil Farber, “The Truth About the Law of Attraction,” Psychology Today, accessed June 3, 2019, https://www.psychologytoday.com/blog/the-blame-game/201609/the-truth-about-the-law-attraction.<text:reference-mark-end text:name="ZOTERO_ITEM CSL_CITATION {&quot;citationID&quot;:&quot;eef95N3z&quot;,&quot;properties&quot;:{&quot;formattedCitation&quot;:&quot;Neil Farber, \\uc0\\u8220{}The Truth About the Law of Attraction,\\uc0\\u8221{} Psychology Today, accessed June 3, 2019, https://www.psychologytoday.com/blog/the-blame-game/201609/the-truth-about-the-law-attraction.&quot;,&quot;plainCitation&quot;:&quot;Neil Farber, “The Truth About the Law of Attraction,” Psychology Today, accessed June 3, 2019, https://www.psychologytoday.com/blog/the-blame-game/201609/the-truth-about-the-law-attraction.&quot;,&quot;noteIndex&quot;:228},&quot;citationItems&quot;:[{&quot;id&quot;:950,&quot;uris&quot;:[&quot;http://zotero.org/users/4295591/items/LFDPVIU2&quot;,[&quot;http://zotero.org/users/4295591/items/LFDPVIU2&quot;]],&quot;itemData&quot;:{&quot;id&quot;:950,&quot;type&quot;:&quot;webpage&quot;,&quot;abstract&quot;:&quot;It doesn't exist!&quot;,&quot;container-title&quot;:&quot;Psychology Today&quot;,&quot;language&quot;:&quot;en-US&quot;,&quot;title&quot;:&quot;The Truth About the Law of Attraction&quot;,&quot;URL&quot;:&quot;https://www.psychologytoday.com/blog/the-blame-game/201609/the-truth-about-the-law-attraction&quot;,&quot;author&quot;:[{&quot;family&quot;:&quot;Farber&quot;,&quot;given&quot;:&quot;Neil&quot;}],&quot;accessed&quot;:{&quot;date-parts&quot;:[[&quot;2019&quot;,6,3]]}}}],&quot;schema&quot;:&quot;https://github.com/citation-style-language/schema/raw/master/csl-citation.json&quot;} RNDxFefrRNnnP"/></text:p></text:note-body></text:note></text:span><text:span text:style-name="T1358">  </text:span><text:span text:style-name="T1359">You come into this world to passively attract. </text:span><text:span text:style-name="T1354">All you have to do to get your big California mansion is “attract” it and voila. If you remain positive, it will happen. </text:span></text:p>
        <text:p text:style-name="P257"><text:span text:style-name="T1318">Obviously, </text:span><text:span text:style-name="T1360">unequivocally, </text:span><text:span text:style-name="T1318">this is </text:span><text:span text:style-name="T1361">load of spiritual horseshit. </text:span><text:span text:style-name="T1362">Just like bridges require a lot of work from engineers, teachers, workers, etc. </text:span><text:span text:style-name="T1318">California mansions do not materialize without </text:span><text:span text:style-name="T1363">a lot of very hard </text:span><text:span text:style-name="T1318">work </text:span><text:span text:style-name="T1362">from a lot of hard-working people</text:span><text:span text:style-name="T1318">. </text:span><text:span text:style-name="T1364">It is ridiculous to suggest they does. </text:span></text:p>
        <text:p text:style-name="P258"><text:soft-page-break/><text:span text:style-name="T1321">It is relatively easy to make a case that </text:span><text:alphabetical-index-mark-start text:id="IMark1835266585760" text:main-entry="true"/><text:span text:style-name="T1321">authentic spirituality</text:span><text:alphabetical-index-mark-end text:id="IMark1835266585760"/><text:span text:style-name="T1321"> should be responsible </text:span><text:span text:style-name="T1325">a</text:span><text:span text:style-name="T1365">nd should encourage action in the world, </text:span><text:span text:style-name="T1366">since,</text:span><text:span text:style-name="T1367"> </text:span><text:span text:style-name="T1368">as we saw earlier in the section on spiritual </text:span><text:alphabetical-index-mark-start text:id="IMark1835266582960" text:main-entry="true"/><text:span text:style-name="T1368">activation</text:span><text:alphabetical-index-mark-end text:id="IMark1835266582960"/><text:span text:style-name="T1366">, responsible, </text:span><text:span text:style-name="T1367">change-oriented </text:span><text:span text:style-name="T1366">action is a feature of many traditional </text:span><text:span text:style-name="T1369">and </text:span><text:span text:style-name="T1366">modern </text:span><text:alphabetical-index-mark-start text:id="IMark1835266583920" text:main-entry="true"/><text:alphabetical-index-mark text:string-value="Ascension Manual" text:main-entry="true"/><text:span text:style-name="T1367">connection</text:span><text:alphabetical-index-mark-end text:id="IMark1835266583920"/><text:span text:style-name="T1367"> frameworks. </text:span><text:span text:style-name="T1370">B</text:span><text:span text:style-name="T1321">ut, what about the second part of this pillar, </text:span><text:span text:style-name="T1371">that </text:span><text:alphabetical-index-mark-start text:id="IMark1835266581760" text:main-entry="true"/><text:span text:style-name="T1371">authentic </text:span><text:span text:style-name="T1366">spirituality</text:span><text:alphabetical-index-mark-end text:id="IMark1835266581760"/><text:span text:style-name="T1371"> should be </text:span><text:span text:style-name="T1321">non-judgmental. How does that fit in? </text:span></text:p>
        <text:p text:style-name="P259"><text:span text:style-name="T1372">To understand the relevance </text:span><text:span text:style-name="T1373">of teaching </text:span><text:span text:style-name="T1340">non-judgment</text:span><text:span text:style-name="T1373">, </text:span><text:span text:style-name="T1372">you have to understand two things. Number one, you have to understand something about </text:span><text:span text:style-name="T1336">guilt and shame. </text:span><text:span text:style-name="T1374">Guilt and shame are honest </text:span><text:span text:style-name="T1340">and </text:span><text:span text:style-name="T1374">natural human reactions to actions we know </text:span><text:span text:style-name="T1375">to be</text:span><text:span text:style-name="T1374"> wrong. </text:span><text:span text:style-name="T1376">When experienced properly, guilt and shame are useful </text:span><text:span text:style-name="T1377">s</text:span><text:span text:style-name="T1376">elf-adjustment tools. </text:span><text:span text:style-name="T1340">The problem is, </text:span><text:span text:style-name="T1378">these emotions </text:span><text:span text:style-name="T1340">can be </text:span><text:span text:style-name="T1374">quite painful. </text:span><text:span text:style-name="T1340">When we do something we know is wrong and w</text:span><text:span text:style-name="T1374">e experience these </text:span><text:span text:style-name="T1379">painful emotions</text:span><text:span text:style-name="T1374">, </text:span><text:span text:style-name="T1380">we have two choices. We can either acknowledge the source of the guilt and shame and change our behaviour, </text:span><text:span text:style-name="T1375">that is, </text:span><text:span text:style-name="T1380">we can take action in the world to make it more aligned with what we know to be correct, </text:span><text:span text:style-name="T1381">thereby reducing the painful emotions, </text:span><text:span text:style-name="T1382">or </text:span><text:span text:style-name="T1383">we can </text:span><text:span text:style-name="T1384">repress </text:span><text:span text:style-name="T1385">the truth of our actions and </text:span><text:span text:style-name="T1386">instead </text:span><text:span text:style-name="T1385">pretend </text:span><text:span text:style-name="T1387">that our actions are aligned and positive, even when they are not</text:span><text:span text:style-name="T1383">. </text:span><text:span text:style-name="T1388">Unfortunately, s</text:span><text:span text:style-name="T1384">ince </text:span><text:span text:style-name="T1386">change can be difficult, and since </text:span><text:span text:style-name="T1384">guilt and shame </text:span><text:span text:style-name="T1389">can be excruciating </text:span><text:soft-page-break/><text:span text:style-name="T1390">and </text:span><text:span text:style-name="T1391">debilitating, </text:span><text:span text:style-name="T1388">there is psychological </text:span><text:span text:style-name="T1384">incentive to </text:span><text:span text:style-name="T1386">repress awareness and </text:span><text:span text:style-name="T1384">engage in avoidance.</text:span><text:span text:style-name="T1391"><text:note text:id="ftn222" text:note-class="footnote"><text:note-citation>222</text:note-citation><text:note-body><text:p text:style-name="P48"><text:reference-mark-start text:name="ZOTERO_ITEM CSL_CITATION {&quot;citationID&quot;:&quot;xWM3XkwO&quot;,&quot;properties&quot;:{&quot;formattedCitation&quot;:&quot;Darlene Lancer, JD, and MFT Last updated: 8 Oct 2018~ 3 min read, \\uc0\\u8220{}Shame: The Core of Addiction and Codependency,\\uc0\\u8221{} Psych Central, May 17, 2016, https://psychcentral.com/lib/shame-the-core-of-addiction-and-codependency/; Cikanavicius, \\uc0\\u8220{}Toxic, Chronic Shame.\\uc0\\u8221{}&quot;,&quot;plainCitation&quot;:&quot;Darlene Lancer, JD, and MFT Last updated: 8 Oct 2018~ 3 min read, “Shame: The Core of Addiction and Codependency,” Psych Central, May 17, 2016, https://psychcentral.com/lib/shame-the-core-of-addiction-and-codependency/; Cikanavicius, “Toxic, Chronic Shame.”&quot;,&quot;noteIndex&quot;:229},&quot;citationItems&quot;:[{&quot;id&quot;:949,&quot;uris&quot;:[&quot;http://zotero.org/users/4295591/items/GMK5LGWB&quot;,[&quot;http://zotero.org/users/4295591/items/GMK5LGWB&quot;]],&quot;itemData&quot;:{&quot;id&quot;:949,&quot;type&quot;:&quot;webpage&quot;,&quot;abstract&quot;:&quot;Shame is so painful to the psyche that most people will do anything to avoid it, even though it's a natural emotion that everyone has. It's a physiologic response of the autonomic nervous system. You might blush, have a rapid heartbeat, break into a sweat, freeze, hang your head, slump your shoulders, avoid eye contact, withdraw, even get dizzy or nauseous. Why Shame is so Painful Whereas guilt is a right or wrong judgment about your behavior, shame is a feeling about yourself. Guilt motivates you to want to correct or repair the error. In contrast, shame is an intense global feeling of inadequacy, inferiority, or self-loathing. You want to hide or disappear. In front of others, you feel exposed and humiliated, as if they can see your flaws. The worst part of it is a profound sense of separation -- from yourself and from others. It's disintegrating, meaning that you lose touch with all the other parts of yourself, and you also feel disconnected from everyone else. Shame induces&quot;,&quot;container-title&quot;:&quot;Psych Central&quot;,&quot;language&quot;:&quot;en-US&quot;,&quot;title&quot;:&quot;Shame: The Core of Addiction and Codependency&quot;,&quot;title-short&quot;:&quot;Shame&quot;,&quot;URL&quot;:&quot;https://psychcentral.com/lib/shame-the-core-of-addiction-and-codependency/&quot;,&quot;author&quot;:[{&quot;family&quot;:&quot;Lancer&quot;,&quot;given&quot;:&quot;Darlene&quot;},{&quot;literal&quot;:&quot;JD&quot;},{&quot;family&quot;:&quot;read&quot;,&quot;given&quot;:&quot;MFT Last updated: 8 Oct 2018~ 3&quot;,&quot;dropping-particle&quot;:&quot;min&quot;}],&quot;accessed&quot;:{&quot;date-parts&quot;:[[&quot;2019&quot;,6,3]]},&quot;issued&quot;:{&quot;date-parts&quot;:[[&quot;2016&quot;,5,17]]}}},{&quot;id&quot;:1098,&quot;uris&quot;:[&quot;http://zotero.org/users/4295591/items/VTICP5AT&quot;,[&quot;http://zotero.org/users/4295591/items/VTICP5AT&quot;]],&quot;itemData&quot;:{&quot;id&quot;:1098,&quot;type&quot;:&quot;webpage&quot;,&quot;abstract&quot;:&quot;People who suffer from toxic, chronic shame are affected by it in many areas of their life. Sometimes people aren’t even consciously aware of how it impacts them. Some simply say something like, “I just feel really bad about myself all the time.” I...&quot;,&quot;container-title&quot;:&quot;Psych Central.com&quot;,&quot;language&quot;:&quot;en-US&quot;,&quot;title&quot;:&quot;Toxic, Chronic Shame: What It’s Like to Live with It&quot;,&quot;title-short&quot;:&quot;Toxic, Chronic Shame&quot;,&quot;URL&quot;:&quot;https://blogs.psychcentral.com/psychology-self/2019/01/toxic-chronic-shame/&quot;,&quot;author&quot;:[{&quot;family&quot;:&quot;Cikanavicius&quot;,&quot;given&quot;:&quot;Darius&quot;}],&quot;accessed&quot;:{&quot;date-parts&quot;:[[&quot;2019&quot;,4,18]]},&quot;issued&quot;:{&quot;date-parts&quot;:[[&quot;2019&quot;]]}}}],&quot;schema&quot;:&quot;https://github.com/citation-style-language/schema/raw/master/csl-citation.json&quot;} RNDzRb3qFd4Mi"/>Darlene Lancer, JD, and MFT Last updated: 8 Oct 2018~ 3 min read, “Shame: The Core of Addiction and Codependency,” Psych Central, May 17, 2016, https://psychcentral.com/lib/shame-the-core-of-addiction-and-codependency/; Cikanavicius, “Toxic, Chronic Shame.”<text:reference-mark-end text:name="ZOTERO_ITEM CSL_CITATION {&quot;citationID&quot;:&quot;xWM3XkwO&quot;,&quot;properties&quot;:{&quot;formattedCitation&quot;:&quot;Darlene Lancer, JD, and MFT Last updated: 8 Oct 2018~ 3 min read, \\uc0\\u8220{}Shame: The Core of Addiction and Codependency,\\uc0\\u8221{} Psych Central, May 17, 2016, https://psychcentral.com/lib/shame-the-core-of-addiction-and-codependency/; Cikanavicius, \\uc0\\u8220{}Toxic, Chronic Shame.\\uc0\\u8221{}&quot;,&quot;plainCitation&quot;:&quot;Darlene Lancer, JD, and MFT Last updated: 8 Oct 2018~ 3 min read, “Shame: The Core of Addiction and Codependency,” Psych Central, May 17, 2016, https://psychcentral.com/lib/shame-the-core-of-addiction-and-codependency/; Cikanavicius, “Toxic, Chronic Shame.”&quot;,&quot;noteIndex&quot;:229},&quot;citationItems&quot;:[{&quot;id&quot;:949,&quot;uris&quot;:[&quot;http://zotero.org/users/4295591/items/GMK5LGWB&quot;,[&quot;http://zotero.org/users/4295591/items/GMK5LGWB&quot;]],&quot;itemData&quot;:{&quot;id&quot;:949,&quot;type&quot;:&quot;webpage&quot;,&quot;abstract&quot;:&quot;Shame is so painful to the psyche that most people will do anything to avoid it, even though it's a natural emotion that everyone has. It's a physiologic response of the autonomic nervous system. You might blush, have a rapid heartbeat, break into a sweat, freeze, hang your head, slump your shoulders, avoid eye contact, withdraw, even get dizzy or nauseous. Why Shame is so Painful Whereas guilt is a right or wrong judgment about your behavior, shame is a feeling about yourself. Guilt motivates you to want to correct or repair the error. In contrast, shame is an intense global feeling of inadequacy, inferiority, or self-loathing. You want to hide or disappear. In front of others, you feel exposed and humiliated, as if they can see your flaws. The worst part of it is a profound sense of separation -- from yourself and from others. It's disintegrating, meaning that you lose touch with all the other parts of yourself, and you also feel disconnected from everyone else. Shame induces&quot;,&quot;container-title&quot;:&quot;Psych Central&quot;,&quot;language&quot;:&quot;en-US&quot;,&quot;title&quot;:&quot;Shame: The Core of Addiction and Codependency&quot;,&quot;title-short&quot;:&quot;Shame&quot;,&quot;URL&quot;:&quot;https://psychcentral.com/lib/shame-the-core-of-addiction-and-codependency/&quot;,&quot;author&quot;:[{&quot;family&quot;:&quot;Lancer&quot;,&quot;given&quot;:&quot;Darlene&quot;},{&quot;literal&quot;:&quot;JD&quot;},{&quot;family&quot;:&quot;read&quot;,&quot;given&quot;:&quot;MFT Last updated: 8 Oct 2018~ 3&quot;,&quot;dropping-particle&quot;:&quot;min&quot;}],&quot;accessed&quot;:{&quot;date-parts&quot;:[[&quot;2019&quot;,6,3]]},&quot;issued&quot;:{&quot;date-parts&quot;:[[&quot;2016&quot;,5,17]]}}},{&quot;id&quot;:1098,&quot;uris&quot;:[&quot;http://zotero.org/users/4295591/items/VTICP5AT&quot;,[&quot;http://zotero.org/users/4295591/items/VTICP5AT&quot;]],&quot;itemData&quot;:{&quot;id&quot;:1098,&quot;type&quot;:&quot;webpage&quot;,&quot;abstract&quot;:&quot;People who suffer from toxic, chronic shame are affected by it in many areas of their life. Sometimes people aren’t even consciously aware of how it impacts them. Some simply say something like, “I just feel really bad about myself all the time.” I...&quot;,&quot;container-title&quot;:&quot;Psych Central.com&quot;,&quot;language&quot;:&quot;en-US&quot;,&quot;title&quot;:&quot;Toxic, Chronic Shame: What It’s Like to Live with It&quot;,&quot;title-short&quot;:&quot;Toxic, Chronic Shame&quot;,&quot;URL&quot;:&quot;https://blogs.psychcentral.com/psychology-self/2019/01/toxic-chronic-shame/&quot;,&quot;author&quot;:[{&quot;family&quot;:&quot;Cikanavicius&quot;,&quot;given&quot;:&quot;Darius&quot;}],&quot;accessed&quot;:{&quot;date-parts&quot;:[[&quot;2019&quot;,4,18]]},&quot;issued&quot;:{&quot;date-parts&quot;:[[&quot;2019&quot;]]}}}],&quot;schema&quot;:&quot;https://github.com/citation-style-language/schema/raw/master/csl-citation.json&quot;} RNDzRb3qFd4Mi"/></text:p></text:note-body></text:note></text:span><text:span text:style-name="T1386"> </text:span><text:span text:style-name="T1387">More to the point, our bod</text:span><text:span text:style-name="T1390">ies</text:span><text:span text:style-name="T1387"> have a natural aversion to it. </text:span><text:span text:style-name="T1392">Our </text:span><text:span text:style-name="T1393">bodies </text:span><text:span text:style-name="T1392">naturally seek to avoid the experience of pain, physical or emotional. When we experience pain, we look around for ways to reduce it. When it comes to guilt and shame, the natural response is to repress, avoid, and deny. We repress the actions that cause us guilt. We avoid taking responsibility. We deny that it ever happened.</text:span></text:p>
        <text:p text:style-name="P260"><text:span text:style-name="T1394">This psychological incentive to repress </text:span><text:span text:style-name="T1395">brings us to the second </text:span><text:span text:style-name="T1396">thing you have to understand, and that is this. </text:span><text:span text:style-name="T1395">J</text:span><text:span text:style-name="T43">udgmental </text:span><text:span text:style-name="T1397">systems e</text:span><text:span text:style-name="T43">ncourage, even inflame, our sense of guilt and shame—</text:span><text:span text:style-name="T1398">they weaponize it, </text:span><text:span text:style-name="T1399">thereby contributing in a very direct way to toxic psychological repression </text:span><text:span text:style-name="T1395">and the avoidance of responsibility</text:span><text:span text:style-name="T1399">. </text:span><text:span text:style-name="T1400">You do not have to be Sigmund Freud to see that </text:span><text:span text:style-name="T1401">guilt, shame, and </text:span><text:span text:style-name="T1400">avoidance </text:span><text:span text:style-name="T1401">of responsibility </text:span><text:span text:style-name="T1400">happens all the time. </text:span><text:span text:style-name="T1387">W</text:span><text:span text:style-name="T1400">atch the people around you as they </text:span><text:span text:style-name="T1387">pathologically </text:span><text:span text:style-name="T1400">avoid </text:span><text:span text:style-name="T1386">experiencing guilt and shame by denying their actions and finding ways to blame others. </text:span><text:span text:style-name="T1387">Or, </text:span><text:span text:style-name="T1386">better yet, </text:span><text:span text:style-name="T1387">reflect upon your own actions </text:span><text:span text:style-name="T1402">and avoidance</text:span><text:span text:style-name="T1387">. </text:span><text:span text:style-name="T1386">The experience of </text:span><text:soft-page-break/><text:span text:style-name="T1386">guilt and shame leads to avoidance, and t</text:span><text:span text:style-name="T1403">his avoidance leads directly to abdication of responsibility and action,</text:span><text:span text:style-name="T1404"> not to mention </text:span><text:span text:style-name="T1389">all sorts of emotional and psychological dysfunction</text:span><text:span text:style-name="T1403">.</text:span><text:span text:style-name="T1383"><text:note text:id="ftn223" text:note-class="footnote"><text:note-citation>223</text:note-citation><text:note-body><text:p text:style-name="P47"><text:span text:style-name="T1405">The uber rich are particularly good at this. See the most excellent book by </text:span><text:reference-mark-start text:name="ZOTERO_ITEM CSL_CITATION {&quot;citationID&quot;:&quot;NHMTHrao&quot;,&quot;properties&quot;:{&quot;formattedCitation&quot;:&quot;Anand Giridharadas, {\\i{}Winners Take All: The Elite Charade of Changing the World} (New York: Knopf, 2018), https://amzn.to/2FDfF49.&quot;,&quot;plainCitation&quot;:&quot;Anand Giridharadas, Winners Take All: The Elite Charade of Changing the World (New York: Knopf, 2018), https://amzn.to/2FDfF49.&quot;,&quot;noteIndex&quot;:230},&quot;citationItems&quot;:[{&quot;id&quot;:906,&quot;uris&quot;:[&quot;http://zotero.org/users/4295591/items/3SGQEAK5&quot;,[&quot;http://zotero.org/users/4295591/items/3SGQEAK5&quot;]],&quot;itemData&quot;:{&quot;id&quot;:906,&quot;type&quot;:&quot;book&quot;,&quot;event-place&quot;:&quot;New York&quot;,&quot;publisher&quot;:&quot;Knopf&quot;,&quot;publisher-place&quot;:&quot;New York&quot;,&quot;title&quot;:&quot;Winners Take All: The Elite Charade of Changing the World&quot;,&quot;URL&quot;:&quot;https://amzn.to/2FDfF49&quot;,&quot;author&quot;:[{&quot;family&quot;:&quot;Giridharadas&quot;,&quot;given&quot;:&quot;Anand&quot;}],&quot;issued&quot;:{&quot;date-parts&quot;:[[&quot;2018&quot;]]}}}],&quot;schema&quot;:&quot;https://github.com/citation-style-language/schema/raw/master/csl-citation.json&quot;} RNDlfjeQF9Dsg"/><text:span text:style-name="T1406">Anand Giridharadas, </text:span><text:span text:style-name="T90">Winners Take All: The Elite Charade of Changing the World</text:span><text:span text:style-name="T89"> (New York: Knopf, 2018), https://amzn.to/2FDfF49.</text:span><text:reference-mark-end text:name="ZOTERO_ITEM CSL_CITATION {&quot;citationID&quot;:&quot;NHMTHrao&quot;,&quot;properties&quot;:{&quot;formattedCitation&quot;:&quot;Anand Giridharadas, {\\i{}Winners Take All: The Elite Charade of Changing the World} (New York: Knopf, 2018), https://amzn.to/2FDfF49.&quot;,&quot;plainCitation&quot;:&quot;Anand Giridharadas, Winners Take All: The Elite Charade of Changing the World (New York: Knopf, 2018), https://amzn.to/2FDfF49.&quot;,&quot;noteIndex&quot;:230},&quot;citationItems&quot;:[{&quot;id&quot;:906,&quot;uris&quot;:[&quot;http://zotero.org/users/4295591/items/3SGQEAK5&quot;,[&quot;http://zotero.org/users/4295591/items/3SGQEAK5&quot;]],&quot;itemData&quot;:{&quot;id&quot;:906,&quot;type&quot;:&quot;book&quot;,&quot;event-place&quot;:&quot;New York&quot;,&quot;publisher&quot;:&quot;Knopf&quot;,&quot;publisher-place&quot;:&quot;New York&quot;,&quot;title&quot;:&quot;Winners Take All: The Elite Charade of Changing the World&quot;,&quot;URL&quot;:&quot;https://amzn.to/2FDfF49&quot;,&quot;author&quot;:[{&quot;family&quot;:&quot;Giridharadas&quot;,&quot;given&quot;:&quot;Anand&quot;}],&quot;issued&quot;:{&quot;date-parts&quot;:[[&quot;2018&quot;]]}}}],&quot;schema&quot;:&quot;https://github.com/citation-style-language/schema/raw/master/csl-citation.json&quot;} RNDlfjeQF9Dsg"/></text:p></text:note-body></text:note></text:span><text:span text:style-name="T1403"> </text:span><text:span text:style-name="T1407">Thus, a spirituality that is ostensibly about responsibility eschews the use of judgment because judgment enhances guilt and shame, and enhancing </text:span><text:span text:style-name="T1408">guilt</text:span><text:span text:style-name="T1407"> and shame leads to avoidance of responsibility. </text:span></text:p>
        <text:p text:style-name="Standard"><text:span text:style-name="T1409">To be clear, </text:span><text:span text:style-name="T1410">t</text:span><text:span text:style-name="T1411">he tendency to self-repression in response to guilt and shame is exacerbated by systems of inauthentic spirituality, psychology, and human development that are judgmental</text:span><text:span text:style-name="T1412">. </text:span><text:span text:style-name="T1411">When we feel judge</text:span><text:span text:style-name="T1413">d</text:span><text:span text:style-name="T1411">, our guilt and shame are amplified. When our guilt and shame are amplified, self-repression </text:span><text:span text:style-name="T1414">and avoidance </text:span><text:span text:style-name="T1411">become </text:span><text:span text:style-name="T1414">much </text:span><text:span text:style-name="T1411">more likely. </text:span><text:span text:style-name="T1415">Obviously, a spirituality that claims to be authentic cannot </text:span><text:span text:style-name="T1416">be encouraging denial, </text:span><text:span text:style-name="T1417">self-repression, and </text:span><text:span text:style-name="T1416">avoidance. If a spirituality or religion utilizes guilt and shame to control behaviour, by definition, it cannot be authentic.</text:span></text:p>
        <text:p text:style-name="Standard"><text:span text:style-name="T43">Is responsibility, as well as guilt and shame, a thing in various </text:span><text:alphabetical-index-mark-start text:id="IMark1835266584400" text:main-entry="true"/><text:alphabetical-index-mark text:string-value="Ascension Manual" text:main-entry="true"/><text:span text:style-name="T43">connection</text:span><text:alphabetical-index-mark-end text:id="IMark1835266584400"/><text:span text:style-name="T43"> frameworks? It is. Most </text:span><text:alphabetical-index-mark-start text:id="IMark1835266583920" text:main-entry="true"/><text:alphabetical-index-mark text:string-value="Ascension Manual" text:main-entry="true"/><text:span text:style-name="T43">connection</text:span><text:alphabetical-index-mark-end text:id="IMark1835266583920"/><text:span text:style-name="T43"> frameworks recognize the importance of responsibility and even very corrupted ones will teach broad </text:span><text:soft-page-break/><text:span text:style-name="T43">responsibility for others and the planet. The question, of course, </text:span><text:span text:style-name="T1418">is </text:span><text:span text:style-name="T43">whether or not the framework’s pundits “walk the talk.” Many </text:span><text:span text:style-name="T1419">system</text:span><text:span text:style-name="T43"> teach broad responsibility, but </text:span><text:span text:style-name="T1418">when you dip into their murky waters you find </text:span><text:span text:style-name="T43">their founders or their representative priests and gurus </text:span><text:span text:style-name="T1418">stashing </text:span><text:span text:style-name="T1420">the </text:span><text:span text:style-name="T1418">cash </text:span><text:span text:style-name="T43">while the people around them suffer and starve. </text:span><text:span text:style-name="T1420">Obviously, a</text:span><text:span text:style-name="T1418"> spirituality that does not practice what it preaches is not an </text:span><text:alphabetical-index-mark-start text:id="IMark1835266585680" text:main-entry="true"/><text:span text:style-name="T1418">authentic spirituality</text:span><text:alphabetical-index-mark-end text:id="IMark1835266585680"/><text:span text:style-name="T1418">. </text:span><text:span text:style-name="T1420">A spirituality that does not teach responsibility, or a spirituality that presents as a hypocrisy, is not an </text:span><text:alphabetical-index-mark-start text:id="IMark1835266585760" text:main-entry="true"/><text:span text:style-name="T1420">authentic spirituality</text:span><text:alphabetical-index-mark-end text:id="IMark1835266585760"/><text:span text:style-name="T1420">, period.</text:span></text:p>
        <text:p text:style-name="P38"><text:span text:style-name="T1421">As for guilt, shame, </text:span><text:span text:style-name="T1422">and the avoidance of judgment, </text:span><text:span text:style-name="T1421">once again, this is a feature of </text:span><text:span text:style-name="T1423">authentic </text:span><text:alphabetical-index-mark-start text:id="IMark1835266585760" text:main-entry="true"/><text:alphabetical-index-mark text:string-value="Ascension Manual" text:main-entry="true"/><text:span text:style-name="T1421">connection</text:span><text:alphabetical-index-mark-end text:id="IMark1835266585760"/><text:span text:style-name="T1421"> framework</text:span><text:span text:style-name="T1424">s</text:span><text:span text:style-name="T1421">. </text:span><text:span text:style-name="T1423">Jesus Christ advised those seeking </text:span><text:alphabetical-index-mark-start text:id="IMark1835266584400" text:main-entry="true"/><text:span text:style-name="T1423">connection</text:span><text:alphabetical-index-mark-end text:id="IMark1835266584400"/><text:span text:style-name="T1423"> to forgive, let go, and “turn the other cheek.” Other authentic world </text:span><text:span text:style-name="T1425">teachers </text:span><text:span text:style-name="T1423">do the same,</text:span><text:span text:style-name="T1423"><text:note text:id="ftn224" text:note-class="footnote"><text:note-citation>224</text:note-citation><text:note-body><text:p text:style-name="P48"><text:reference-mark-start text:name="ZOTERO_ITEM CSL_CITATION {&quot;citationID&quot;:&quot;X1YNBm2X&quot;,&quot;properties&quot;:{&quot;formattedCitation&quot;:&quot;Tom Netherland, \\uc0\\u8220{}Doctrine of Forgiveness Vital to Most World Religions,\\uc0\\u8221{} HeraldCourier.com, accessed August 26, 2019, https://www.heraldcourier.com/lifestyles/doctrine-of-forgiveness-vital-to-most-world-religions/article_b3157727-7aec-5a67-9498-6fc3eac4c188.html.&quot;,&quot;plainCitation&quot;:&quot;Tom Netherland, “Doctrine of Forgiveness Vital to Most World Religions,” HeraldCourier.com, accessed August 26, 2019, https://www.heraldcourier.com/lifestyles/doctrine-of-forgiveness-vital-to-most-world-religions/article_b3157727-7aec-5a67-9498-6fc3eac4c188.html.&quot;,&quot;noteIndex&quot;:231},&quot;citationItems&quot;:[{&quot;id&quot;:753,&quot;uris&quot;:[&quot;http://zotero.org/users/4295591/items/MHUJLLZC&quot;,[&quot;http://zotero.org/users/4295591/items/MHUJLLZC&quot;]],&quot;itemData&quot;:{&quot;id&quot;:753,&quot;type&quot;:&quot;webpage&quot;,&quot;abstract&quot;:&quot;Move on. Dwelling on what’s done fixes you to a time and place that’s long gone and shall never return. It’s akin to standing in concrete. To ask for and&quot;,&quot;container-title&quot;:&quot;HeraldCourier.com&quot;,&quot;language&quot;:&quot;en&quot;,&quot;title&quot;:&quot;Doctrine of forgiveness vital to most world religions&quot;,&quot;URL&quot;:&quot;https://www.heraldcourier.com/lifestyles/doctrine-of-forgiveness-vital-to-most-world-religions/article_b3157727-7aec-5a67-9498-6fc3eac4c188.html&quot;,&quot;author&quot;:[{&quot;family&quot;:&quot;Netherland&quot;,&quot;given&quot;:&quot;Tom&quot;}],&quot;accessed&quot;:{&quot;date-parts&quot;:[[&quot;2019&quot;,8,26]]}}}],&quot;schema&quot;:&quot;https://github.com/citation-style-language/schema/raw/master/csl-citation.json&quot;} RND5015cWvXOz"/>Tom Netherland, “Doctrine of Forgiveness Vital to Most World Religions,” HeraldCourier.com, accessed August 26, 2019, https://www.heraldcourier.com/lifestyles/doctrine-of-forgiveness-vital-to-most-world-religions/article_b3157727-7aec-5a67-9498-6fc3eac4c188.html.<text:reference-mark-end text:name="ZOTERO_ITEM CSL_CITATION {&quot;citationID&quot;:&quot;X1YNBm2X&quot;,&quot;properties&quot;:{&quot;formattedCitation&quot;:&quot;Tom Netherland, \\uc0\\u8220{}Doctrine of Forgiveness Vital to Most World Religions,\\uc0\\u8221{} HeraldCourier.com, accessed August 26, 2019, https://www.heraldcourier.com/lifestyles/doctrine-of-forgiveness-vital-to-most-world-religions/article_b3157727-7aec-5a67-9498-6fc3eac4c188.html.&quot;,&quot;plainCitation&quot;:&quot;Tom Netherland, “Doctrine of Forgiveness Vital to Most World Religions,” HeraldCourier.com, accessed August 26, 2019, https://www.heraldcourier.com/lifestyles/doctrine-of-forgiveness-vital-to-most-world-religions/article_b3157727-7aec-5a67-9498-6fc3eac4c188.html.&quot;,&quot;noteIndex&quot;:231},&quot;citationItems&quot;:[{&quot;id&quot;:753,&quot;uris&quot;:[&quot;http://zotero.org/users/4295591/items/MHUJLLZC&quot;,[&quot;http://zotero.org/users/4295591/items/MHUJLLZC&quot;]],&quot;itemData&quot;:{&quot;id&quot;:753,&quot;type&quot;:&quot;webpage&quot;,&quot;abstract&quot;:&quot;Move on. Dwelling on what’s done fixes you to a time and place that’s long gone and shall never return. It’s akin to standing in concrete. To ask for and&quot;,&quot;container-title&quot;:&quot;HeraldCourier.com&quot;,&quot;language&quot;:&quot;en&quot;,&quot;title&quot;:&quot;Doctrine of forgiveness vital to most world religions&quot;,&quot;URL&quot;:&quot;https://www.heraldcourier.com/lifestyles/doctrine-of-forgiveness-vital-to-most-world-religions/article_b3157727-7aec-5a67-9498-6fc3eac4c188.html&quot;,&quot;author&quot;:[{&quot;family&quot;:&quot;Netherland&quot;,&quot;given&quot;:&quot;Tom&quot;}],&quot;accessed&quot;:{&quot;date-parts&quot;:[[&quot;2019&quot;,8,26]]}}}],&quot;schema&quot;:&quot;https://github.com/citation-style-language/schema/raw/master/csl-citation.json&quot;} RND5015cWvXOz"/></text:p></text:note-body></text:note></text:span><text:span text:style-name="T1423"> </text:span><text:span text:style-name="T1425">thereby pushing us to move beyond judgment and the toxicity that arises from </text:span><text:span text:style-name="T1426">the guilt </text:span><text:span text:style-name="T1425">that </text:span><text:span text:style-name="T1426">judgment induces</text:span><text:span text:style-name="T1422">. </text:span><text:span text:style-name="T1427">Curiously, m</text:span><text:span text:style-name="T1421">ost </text:span><text:span text:style-name="T1427">religions </text:span><text:span text:style-name="T1423">that arise from these teachings </text:span><text:span text:style-name="T1421">do not </text:span><text:span text:style-name="T1426">explicitly </text:span><text:span text:style-name="T1421">warn of the </text:span>debilitating<text:span text:style-name="T1421"> consequences of psychological and emotional guilt and shame; </text:span><text:span text:style-name="T1427">they </text:span><text:span text:style-name="T1428">exploit </text:span><text:span text:style-name="T1421">it to control their followers. </text:span><text:span text:style-name="T1429">This is true of </text:span><text:soft-page-break/><text:span text:style-name="T1430">religions like </text:span><text:span text:style-name="T1429">Western Catholicism </text:span><text:span text:style-name="T1423">which weaponize guilt and shame </text:span><text:span text:style-name="T1430">to control its followers</text:span><text:span text:style-name="T1429">, and also the small and medium cult-like expressions you find popping out now and again. If a spirituality utilizes guilt and shame to control its base of followers, it is not an </text:span><text:alphabetical-index-mark-start text:id="IMark1835266584480" text:main-entry="true"/><text:span text:style-name="T1429">authentic spirituality</text:span><text:alphabetical-index-mark-end text:id="IMark1835266584480"/><text:span text:style-name="T1429">. </text:span></text:p>
        <text:h text:style-name="P261" text:outline-level="2"><text:bookmark-start text:name="_Toc503154518"/><text:bookmark-start text:name="__RefHeading___Toc14232_2400359049"/>4. <text:bookmark-start text:name="_Toc357512586"/><text:bookmark-start text:name="_Toc269745849"/>Empowering<text:bookmark-end text:name="_Toc503154518"/><text:bookmark-end text:name="__RefHeading___Toc14232_2400359049"/><text:bookmark-end text:name="_Toc357512586"/><text:bookmark-end text:name="_Toc269745849"/></text:h>
        <text:p text:style-name="P262">So far in our discussion of the pillars of <text:alphabetical-index-mark-start text:id="IMark1835266585760" text:main-entry="true"/>authentic spirituality<text:alphabetical-index-mark-end text:id="IMark1835266585760"/> we have suggested that an <text:alphabetical-index-mark-start text:id="IMark1835266580720" text:main-entry="true"/>authentic spirituality<text:alphabetical-index-mark-end text:id="IMark1835266580720"/> should be accessible <text:span text:style-name="T1431">and inclusive</text:span>, grounded, and responsible/<text:span text:style-name="T1431">non-judgmental.</text:span> The fourth pillar of <text:alphabetical-index-mark-start text:id="IMark1835266584400" text:main-entry="true"/>authentic spirituality<text:alphabetical-index-mark-end text:id="IMark1835266584400"/> that should be present is empowerment. </text:p>
        <text:p text:style-name="P263"><text:span text:style-name="T1432">Empowerment here is an extension of the </text:span><text:span text:style-name="T1433">pillar of responsibility and the </text:span><text:span text:style-name="T1432">outcome measure of </text:span><text:alphabetical-index-mark-start text:id="IMark1835266580960" text:main-entry="true"/><text:span text:style-name="T1432">activation</text:span><text:alphabetical-index-mark-end text:id="IMark1835266580960"/><text:span text:style-name="T1434">. </text:span><text:span text:style-name="T1435">As you know, </text:span><text:span text:style-name="T1432">political, social, even familial </text:span><text:alphabetical-index-mark-start text:id="IMark1835266582400" text:main-entry="true"/><text:span text:style-name="T1432">activation</text:span><text:alphabetical-index-mark-end text:id="IMark1835266582400"/><text:span text:style-name="T1432"> </text:span><text:span text:style-name="T1434">is an outcome measure of </text:span><text:alphabetical-index-mark-start text:id="IMark1835266583040" text:main-entry="true"/><text:span text:style-name="T1434">authentic </text:span><text:span text:style-name="T1436">frameworks</text:span><text:alphabetical-index-mark-end text:id="IMark1835266583040"/><text:span text:style-name="T1434">. </text:span><text:span text:style-name="T1437">As we have seen, </text:span><text:alphabetical-index-mark-start text:id="IMark1835266585680" text:main-entry="true"/><text:span text:style-name="T1437">ac</text:span><text:span text:style-name="T1434">tivation</text:span><text:alphabetical-index-mark-end text:id="IMark1835266585680"/><text:span text:style-name="T1434"> occurs when one awakens, </text:span><text:span text:style-name="T1438">takes responsibility, </text:span><text:span text:style-name="T1432">and </text:span><text:span text:style-name="T1439">becomes empowered to </text:span><text:span text:style-name="T1432">change situations </text:span><text:span text:style-name="T1434">f</text:span><text:span text:style-name="T1432">or the better. When people make a </text:span><text:alphabetical-index-mark-start text:id="IMark1835266582960" text:main-entry="true"/><text:span text:style-name="T1432">connection</text:span><text:alphabetical-index-mark-end text:id="IMark1835266582960"/><text:span text:style-name="T1432">, they </text:span><text:span text:style-name="T1434">awaken and </text:span><text:span text:style-name="T1432">are </text:span><text:span text:style-name="T1440">empowered </text:span><text:span text:style-name="T1432">to make changes </text:span><text:span text:style-name="T1441">and improve</text:span><text:span text:style-name="T1432">. </text:span></text:p>
        <text:p text:style-name="P264"><text:span text:style-name="T1441">Since </text:span><text:alphabetical-index-mark-start text:id="IMark1835266583520" text:main-entry="true"/><text:span text:style-name="T1441">activation</text:span><text:alphabetical-index-mark-end text:id="IMark1835266583520"/><text:span text:style-name="T1441"> is an outcome measure of </text:span><text:alphabetical-index-mark-start text:id="IMark1835266581040" text:main-entry="true"/><text:span text:style-name="T1441">authentic spirituality</text:span><text:alphabetical-index-mark-end text:id="IMark1835266581040"/><text:span text:style-name="T1441">, an </text:span><text:alphabetical-index-mark-start text:id="IMark1835266582400" text:main-entry="true"/><text:span text:style-name="T1441">authentic spirituality</text:span><text:alphabetical-index-mark-end text:id="IMark1835266582400"/><text:span text:style-name="T1441"> should recognize this </text:span><text:soft-page-break/><text:alphabetical-index-mark-start text:id="IMark1835266583600" text:main-entry="true"/><text:span text:style-name="T1441">activation</text:span><text:alphabetical-index-mark-end text:id="IMark1835266583600"/><text:span text:style-name="T1441"> by supporting and teaching empowerment </text:span><text:span text:style-name="T1442">both at a personal level and a collective level. </text:span><text:span text:style-name="T1434">Authentic </text:span><text:span text:style-name="T1443">spirituality</text:span><text:span text:style-name="T1434"> should broadly teach </text:span><text:span text:style-name="T1442">we have authority over our own lives, that we have the authority to create as we see fit—</text:span><text:span text:style-name="T1444">assuming </text:span><text:span text:style-name="T1445">we are not hurting others</text:span><text:span text:style-name="T1442">. </text:span><text:span text:style-name="T1446">An authentic spirituality will </text:span><text:span text:style-name="T1442">teach that we are responsible, powerful, and sovereign and that, </text:span><text:span text:style-name="T1447">when the spiritual ego is properly connected to the bodily ego, </text:span><text:span text:style-name="T1442">we know the difference between what is right and wrong. As beings of </text:span><text:span text:style-name="T1448">independence and </text:span><text:span text:style-name="T1442">power, if we want something, we do not have to beg God, </text:span><text:span text:style-name="T1448">the fates, </text:span><text:span text:style-name="T1442">or anybody else. </text:span><text:span text:style-name="T1449">We </text:span><text:span text:style-name="T1442">just need to work for it. That is all. </text:span></text:p>
        <text:p text:style-name="Standard"><text:span text:style-name="T1450">Since authentic </text:span><text:span text:style-name="T1451">frameworks</text:span><text:span text:style-name="T1450"> teach empowerment, </text:span><text:span text:style-name="T1451">authentic frameworks </text:span><text:span text:style-name="T1450">must never be about “following the leader,” </text:span><text:span text:style-name="T1452">bowing before the expert, </text:span><text:span text:style-name="T1450">or giving in to some external power. </text:span><text:span text:style-name="T1453">Authentic frameworks </text:span><text:span text:style-name="T1450">should not teach or train an individual to bow before authority, follow orders, believe in fate, or submit to outside and external powers, like God, “galactic rays,” karma, or whatever. There is nothing wrong with guidelines, morality, rules, and expectations,</text:span><text:span text:style-name="T1454"> </text:span><text:span text:style-name="T1455">and</text:span><text:span text:style-name="T1456"> there is nothing wrong with relying on </text:span><text:span text:style-name="T1457">the expertise and wisdom of others, </text:span><text:span text:style-name="T1450">but this should be coupled with teachings that </text:span><text:span text:style-name="T37">empower and give </text:span><text:span text:style-name="T1432">people </text:span><text:span text:style-name="T37">the authority to </text:span><text:span text:style-name="T1458">exist, </text:span><text:span text:style-name="T1459">think, </text:span><text:span text:style-name="T1460">choose, </text:span><text:span text:style-name="T1458">and create </text:span><text:span text:style-name="T1460">for </text:span><text:soft-page-break/><text:span text:style-name="T1460">themselves, </text:span><text:span text:style-name="T1458">so long as </text:span><text:span text:style-name="T1460">they </text:span><text:span text:style-name="T1458">are uplifting and not harming others. </text:span></text:p>
        <text:p text:style-name="P265"><text:span text:style-name="T1439">Because </text:span><text:alphabetical-index-mark-start text:id="IMark1835266582400" text:main-entry="true"/><text:span text:style-name="T1439">authentic spirituality</text:span><text:alphabetical-index-mark-end text:id="IMark1835266582400"/><text:span text:style-name="T1439"> is empowering, </text:span><text:alphabetical-index-mark-start text:id="IMark1835266583760" text:main-entry="true"/><text:span text:style-name="T1439">authentic spirituality</text:span><text:alphabetical-index-mark-end text:id="IMark1835266583760"/><text:span text:style-name="T1439"> should model empowerment and the devolution of authority. </text:span><text:span text:style-name="T1461">It </text:span><text:span text:style-name="T1462">should </text:span><text:span text:style-name="T1439">never support and/or enact the empowerment of the few over the disempowerment of the many, nor </text:span><text:span text:style-name="T1463">should it </text:span><text:span text:style-name="T1439">disguise the empowerment </text:span><text:span text:style-name="T1463">of the few </text:span><text:span text:style-name="T1439">beneath the veneer of race or gender. If </text:span><text:span text:style-name="T1462">frameworks</text:span><text:span text:style-name="T1439"> </text:span><text:span text:style-name="T1461">are </text:span><text:span text:style-name="T1439">to be authentic, </text:span><text:span text:style-name="T1461">they </text:span><text:span text:style-name="T1439">must reflect our fundamental equality and our true power and responsibility. </text:span><text:span text:style-name="T1461">They </text:span><text:span text:style-name="T1439">must never engage us in systems of hierarchy or authority intended to restrict, disempower, or exploit others, nor must </text:span><text:span text:style-name="T1461">they </text:span><text:span text:style-name="T1439">propagate</text:span><text:span text:style-name="T1464"> ideologies that enslave, disempower, </text:span><text:span text:style-name="T1465">or teach </text:span><text:span text:style-name="T1464">submission to authority, </text:span><text:span text:style-name="T1465">whether that authority is “in heaven” or on an earthly throne. </text:span><text:span text:style-name="T1466">A</text:span><text:span text:style-name="T1467">s noted by Starhawk, an </text:span><text:span text:style-name="T1468">authentic framework </text:span><text:span text:style-name="T1466">will </text:span><text:span text:style-name="T1467">eschew terms like High Priest and High Priestess and instead choose to work non-hierarchically.</text:span><text:span text:style-name="T1467"><text:note text:id="ftn225" text:note-class="footnote"><text:note-citation>225</text:note-citation><text:note-body><text:p text:style-name="Footnote"><text:reference-mark-start text:name="ZOTERO_ITEM CSL_CITATION {&quot;citationID&quot;:&quot;M0865eH2&quot;,&quot;properties&quot;:{&quot;formattedCitation&quot;:&quot;Starhawk, {\\i{}Spiral Dance, The - 20th Anniversary: A Rebirth of the Ancient Religion of the Goddess: 20th Anniversary Edition: Starhawk}.&quot;,&quot;plainCitation&quot;:&quot;Starhawk, Spiral Dance, The - 20th Anniversary: A Rebirth of the Ancient Religion of the Goddess: 20th Anniversary Edition: Starhawk.&quot;,&quot;noteIndex&quot;:232},&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Y9ZbpMMYsY"/><text:span text:style-name="T89">Starhawk, </text:span><text:span text:style-name="T90">Spiral Dance, The - 20th Anniversary: A Rebirth of the Ancient Religion of the Goddess: 20th Anniversary Edition: Starhawk</text:span><text:span text:style-name="T89">.</text:span><text:reference-mark-end text:name="ZOTERO_ITEM CSL_CITATION {&quot;citationID&quot;:&quot;M0865eH2&quot;,&quot;properties&quot;:{&quot;formattedCitation&quot;:&quot;Starhawk, {\\i{}Spiral Dance, The - 20th Anniversary: A Rebirth of the Ancient Religion of the Goddess: 20th Anniversary Edition: Starhawk}.&quot;,&quot;plainCitation&quot;:&quot;Starhawk, Spiral Dance, The - 20th Anniversary: A Rebirth of the Ancient Religion of the Goddess: 20th Anniversary Edition: Starhawk.&quot;,&quot;noteIndex&quot;:232},&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Y9ZbpMMYsY"/></text:p></text:note-body></text:note></text:span><text:span text:style-name="T1467"> </text:span><text:span text:style-name="T1469">Any </text:span><text:span text:style-name="T1470">framework</text:span><text:span text:style-name="T1469"> that acts and enacts hierarchy and disempowerment is not an </text:span><text:span text:style-name="T1471">authentic </text:span><text:span text:style-name="T1472">framework</text:span><text:span text:style-name="T1471">. </text:span><text:span text:style-name="T1469"><text:s/></text:span></text:p>
        <text:p text:style-name="P266"><text:span text:style-name="T1473">A case in point here is the </text:span><text:span text:style-name="T1474">exoteric </text:span><text:span text:style-name="T1475">Christian Church. </text:span><text:span text:style-name="T1476">The exoteric Church </text:span><text:span text:style-name="T1477">generally</text:span><text:span text:style-name="T1476"> </text:span><text:span text:style-name="T1475">teaches the opposite </text:span><text:span text:style-name="T1478">of empowerment</text:span><text:span text:style-name="T1475">. They characterize their follower</text:span><text:span text:style-name="T1479">s</text:span><text:span text:style-name="T1475"> as </text:span><text:soft-page-break/><text:span text:style-name="T1475">sheep</text:span><text:span text:style-name="T1479">le</text:span><text:span text:style-name="T1475"> and advise the sheep to </text:span><text:span text:style-name="T1480">listen to the rules and </text:span><text:span text:style-name="T1475">follow the good Sheppard, Christ. </text:span><text:span text:style-name="T1477">Notably</text:span><text:span text:style-name="T1480">, this is exactly the opposite of what Jesus taught, which was to stand up against exploitation and </text:span><text:span text:style-name="T1481">empire, and </text:span><text:span text:style-name="T1480">to work against poverty and suffering,</text:span><text:span text:style-name="T1482"><text:note text:id="ftn226" text:note-class="footnote"><text:note-citation>226</text:note-citation><text:note-body><text:p text:style-name="P48"><text:reference-mark-start text:name="ZOTERO_ITEM CSL_CITATION {&quot;citationID&quot;:&quot;5UvsNbbg&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233},&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0fBAm1z6pe"/>Sosteric, “Rethinking the Origins and Purpose of Religion: Jesus, Constantine, and the Containment of Global Revolution.”<text:reference-mark-end text:name="ZOTERO_ITEM CSL_CITATION {&quot;citationID&quot;:&quot;5UvsNbbg&quot;,&quot;properties&quot;:{&quot;formattedCitation&quot;:&quot;Sosteric, \\uc0\\u8220{}Rethinking the Origins and Purpose of Religion: Jesus, Constantine, and the Containment of Global Revolution.\\uc0\\u8221{}&quot;,&quot;plainCitation&quot;:&quot;Sosteric, “Rethinking the Origins and Purpose of Religion: Jesus, Constantine, and the Containment of Global Revolution.”&quot;,&quot;noteIndex&quot;:233},&quot;citationItems&quot;:[{&quot;id&quot;:173,&quot;uris&quot;:[&quot;http://zotero.org/users/4295591/items/YB56RYR9&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0fBAm1z6pe"/></text:p></text:note-body></text:note></text:span><text:span text:style-name="T1482"> </text:span><text:span text:style-name="T1477">to “let your light shine” and do good works (Mathew 5: 15).</text:span></text:p>
        <text:p text:style-name="P267"><text:span text:style-name="T1483">Note that a</text:span><text:span text:style-name="T1484">n </text:span><text:span text:style-name="T1483">authentic framework </text:span><text:span text:style-name="T1484">that </text:span><text:span text:style-name="T1483">teaches </text:span><text:span text:style-name="T1484">empowerment should also emphasize peace and </text:span><text:span text:style-name="T1485">non-violen</text:span><text:span text:style-name="T1484">ce. </text:span><text:span text:style-name="T1483">Understand, v</text:span><text:span text:style-name="T1486">iolence </text:span><text:span text:style-name="T1484">is </text:span><text:span text:style-name="T1487">always </text:span><text:span text:style-name="T1484">an attempt to disempower another individual through force. </text:span><text:span text:style-name="T1488">Violence is thus anathema </text:span><text:span text:style-name="T1483">to an authentic framework </text:span><text:span text:style-name="T1488">because it means the denial of empowerment to others. </text:span></text:p>
        <text:p text:style-name="P268"><text:span text:style-name="T1488">Violence itself </text:span><text:span text:style-name="T1486">can come in many forms, physical, emotional, and psychological, </text:span><text:span text:style-name="T1488">and an </text:span><text:alphabetical-index-mark-start text:id="IMark1835266583440" text:main-entry="true"/><text:span text:style-name="T1488">authentic spirituality</text:span><text:alphabetical-index-mark-end text:id="IMark1835266583440"/><text:span text:style-name="T1488"> will eschew all these forms</text:span><text:span text:style-name="T1486">. In general,</text:span><text:span text:style-name="T1489"> any physical, verbal, or non-verbal act that </text:span><text:span text:style-name="T1490">is experienced as a threat or that </text:span><text:span text:style-name="T1491">actually </text:span><text:span text:style-name="T1489">hurts you i</text:span><text:span text:style-name="T1492">n</text:span><text:span text:style-name="T1489"> </text:span><text:span text:style-name="T1490">a physical, emotional, psychological, or spiritual way is </text:span><text:span text:style-name="T1489">a violent act. </text:span></text:p>
        <text:p text:style-name="P268"><text:span text:style-name="T1493">Most </text:span><text:alphabetical-index-mark-start text:id="IMark1835266585680" text:main-entry="true"/><text:alphabetical-index-mark text:string-value="Ascension Manual" text:main-entry="true"/><text:span text:style-name="T1493">connection</text:span><text:alphabetical-index-mark-end text:id="IMark1835266585680"/><text:span text:style-name="T1493"> frameworks will give lip service to non-violence</text:span><text:span text:style-name="T1489">;</text:span><text:span text:style-name="T1493"> however, not all traditions encourage their </text:span><text:span text:style-name="T1494">leaders and </text:span><text:span text:style-name="T1493">practitioners to practice what they preach, </text:span><text:span text:style-name="T1495">and some traditions actually encourage violence against others, so long as the “other” is evil. This is the case with </text:span><text:soft-page-break/><text:span text:style-name="T1495">the Western traditions based on Zoroastrian nodes </text:span><text:span text:style-name="T1496">introduced earlier. As noted earlier, these archetypal nodes </text:span><text:span text:style-name="T1495">encourage violence again those they define as “evil.” In western traditions, the evil ones are to be violently destroyed and cast into the pits of hell. </text:span></text:p>
        <text:p text:style-name="P269"><text:span text:style-name="T1497">It is not just western traditions that can be violent towards others. </text:span><text:span text:style-name="T1498">Y</text:span><text:span text:style-name="T1499">ou will also find that some traditions encourage violence against those who are not within the tradition. The fascinating story of Bhagwan Shree Rajneesh</text:span><text:alphabetical-index-mark text:string-value="Ascension Manual" text:main-entry="true"/><text:span text:style-name="T1499"> </text:span><text:span text:style-name="T1500">(a.k.a. </text:span><text:alphabetical-index-mark text:string-value="Bhagwan Shree Rajneesh" text:main-entry="true"/><text:span text:style-name="T1499">Osho</text:span><text:span text:style-name="T1500">)</text:span><text:span text:style-name="T1499">, recounted in the Netflix documentary </text:span><text:span text:style-name="T1501">Wild Wild Country,</text:span><text:note text:id="ftn227" text:note-class="footnote"><text:note-citation>227</text:note-citation><text:note-body><text:p text:style-name="Footnote"><text:reference-mark-start text:name="ZOTERO_ITEM CSL_CITATION {&quot;citationID&quot;:&quot;uotGqkLa&quot;,&quot;properties&quot;:{&quot;formattedCitation&quot;:&quot;{\\i{}Wild Wild Country}.&quot;,&quot;plainCitation&quot;:&quot;Wild Wild Country.&quot;,&quot;noteIndex&quot;:234},&quot;citationItems&quot;:[{&quot;id&quot;:1051,&quot;uris&quot;:[&quot;http://zotero.org/users/4295591/items/ZLY9Z7DJ&quot;,[&quot;http://zotero.org/users/4295591/items/ZLY9Z7DJ&quot;]],&quot;itemData&quot;:{&quot;id&quot;:1051,&quot;type&quot;:&quot;motion_picture&quot;,&quot;genre&quot;:&quot;Documentary&quot;,&quot;publisher&quot;:&quot;Netflix&quot;,&quot;title&quot;:&quot;Wild Wild Country&quot;,&quot;URL&quot;:&quot;https://www.netflix.com/ca/title/80145240&quot;,&quot;director&quot;:[{&quot;family&quot;:&quot;Way&quot;,&quot;given&quot;:&quot;Chapman&quot;},{&quot;family&quot;:&quot;Way&quot;,&quot;given&quot;:&quot;Maclain&quot;}],&quot;issued&quot;:{&quot;date-parts&quot;:[[&quot;2018&quot;]]}}}],&quot;schema&quot;:&quot;https://github.com/citation-style-language/schema/raw/master/csl-citation.json&quot;} RNDsgHLMPUFyo"/><text:span text:style-name="T90">Wild Wild Country</text:span><text:span text:style-name="T89">.</text:span><text:reference-mark-end text:name="ZOTERO_ITEM CSL_CITATION {&quot;citationID&quot;:&quot;uotGqkLa&quot;,&quot;properties&quot;:{&quot;formattedCitation&quot;:&quot;{\\i{}Wild Wild Country}.&quot;,&quot;plainCitation&quot;:&quot;Wild Wild Country.&quot;,&quot;noteIndex&quot;:234},&quot;citationItems&quot;:[{&quot;id&quot;:1051,&quot;uris&quot;:[&quot;http://zotero.org/users/4295591/items/ZLY9Z7DJ&quot;,[&quot;http://zotero.org/users/4295591/items/ZLY9Z7DJ&quot;]],&quot;itemData&quot;:{&quot;id&quot;:1051,&quot;type&quot;:&quot;motion_picture&quot;,&quot;genre&quot;:&quot;Documentary&quot;,&quot;publisher&quot;:&quot;Netflix&quot;,&quot;title&quot;:&quot;Wild Wild Country&quot;,&quot;URL&quot;:&quot;https://www.netflix.com/ca/title/80145240&quot;,&quot;director&quot;:[{&quot;family&quot;:&quot;Way&quot;,&quot;given&quot;:&quot;Chapman&quot;},{&quot;family&quot;:&quot;Way&quot;,&quot;given&quot;:&quot;Maclain&quot;}],&quot;issued&quot;:{&quot;date-parts&quot;:[[&quot;2018&quot;]]}}}],&quot;schema&quot;:&quot;https://github.com/citation-style-language/schema/raw/master/csl-citation.json&quot;} RNDsgHLMPUFyo"/></text:p></text:note-body></text:note><text:span text:style-name="T1499"> is a case in point. Members of this cult-ashram were emotionally and psychologically violent towards the local townspeople. </text:span><text:span text:style-name="T1502">They tried to </text:span><text:span text:style-name="T1500">rig local elections </text:span><text:span text:style-name="T1502">and they tried to </text:span><text:span text:style-name="T1500">poison </text:span><text:span text:style-name="T1502">the local </text:span><text:span text:style-name="T1503">people.</text:span><text:span text:style-name="T1502"> </text:span><text:span text:style-name="T1500">They even </text:span><text:span text:style-name="T1499">develop</text:span><text:span text:style-name="T1504">ed</text:span><text:span text:style-name="T1499"> a paramilitary “</text:span><text:span text:style-name="T1505">peace </text:span><text:span text:style-name="T1499">force”</text:span><text:span text:style-name="T1499"><text:note text:id="ftn228" text:note-class="footnote"><text:note-citation>228</text:note-citation><text:note-body><text:p text:style-name="P48"><text:reference-mark-start text:name="ZOTERO_ITEM CSL_CITATION {&quot;citationID&quot;:&quot;84CuN3ua&quot;,&quot;properties&quot;:{&quot;formattedCitation&quot;:&quot;The Oregonian, \\uc0\\u8220{}Rajneeshees Establish Security Forces, Large Armory (Part 10 of 20),\\uc0\\u8221{} oregonlive.com, July 10, 1985, https://www.oregonlive.com/rajneesh/1985/07/rajneeshees_establish_security.html.&quot;,&quot;plainCitation&quot;:&quot;The Oregonian, “Rajneeshees Establish Security Forces, Large Armory (Part 10 of 20),” oregonlive.com, July 10, 1985, https://www.oregonlive.com/rajneesh/1985/07/rajneeshees_establish_security.html.&quot;,&quot;noteIndex&quot;:235},&quot;citationItems&quot;:[{&quot;id&quot;:917,&quot;uris&quot;:[&quot;http://zotero.org/users/4295591/items/IXSBA9G3&quot;,[&quot;http://zotero.org/users/4295591/items/IXSBA9G3&quot;]],&quot;itemData&quot;:{&quot;id&quot;:917,&quot;type&quot;:&quot;webpage&quot;,&quot;abstract&quot;:&quot;RajneeshAn Oregonianspecial report Home Photos Videos Archive In just four years, followers of Bhagwan Shree Rajneesh have established a triumvirate of paramilitary forces to guard the guru&amp;#8217;s Central Oregon empire.With two police agencies and a private security force, the...&quot;,&quot;container-title&quot;:&quot;oregonlive.com&quot;,&quot;language&quot;:&quot;en-US&quot;,&quot;title&quot;:&quot;Rajneeshees establish security forces, large armory (part 10 of 20)&quot;,&quot;URL&quot;:&quot;https://www.oregonlive.com/rajneesh/1985/07/rajneeshees_establish_security.html&quot;,&quot;author&quot;:[{&quot;family&quot;:&quot;Oregonian&quot;,&quot;given&quot;:&quot;The&quot;}],&quot;accessed&quot;:{&quot;date-parts&quot;:[[&quot;2019&quot;,6,19]]},&quot;issued&quot;:{&quot;date-parts&quot;:[[&quot;1985&quot;,7,10]]}}}],&quot;schema&quot;:&quot;https://github.com/citation-style-language/schema/raw/master/csl-citation.json&quot;} RNDulPFl0uyrs"/>The Oregonian, “Rajneeshees Establish Security Forces, Large Armory (Part 10 of 20),” oregonlive.com, July 10, 1985, https://www.oregonlive.com/rajneesh/1985/07/rajneeshees_establish_security.html.<text:reference-mark-end text:name="ZOTERO_ITEM CSL_CITATION {&quot;citationID&quot;:&quot;84CuN3ua&quot;,&quot;properties&quot;:{&quot;formattedCitation&quot;:&quot;The Oregonian, \\uc0\\u8220{}Rajneeshees Establish Security Forces, Large Armory (Part 10 of 20),\\uc0\\u8221{} oregonlive.com, July 10, 1985, https://www.oregonlive.com/rajneesh/1985/07/rajneeshees_establish_security.html.&quot;,&quot;plainCitation&quot;:&quot;The Oregonian, “Rajneeshees Establish Security Forces, Large Armory (Part 10 of 20),” oregonlive.com, July 10, 1985, https://www.oregonlive.com/rajneesh/1985/07/rajneeshees_establish_security.html.&quot;,&quot;noteIndex&quot;:235},&quot;citationItems&quot;:[{&quot;id&quot;:917,&quot;uris&quot;:[&quot;http://zotero.org/users/4295591/items/IXSBA9G3&quot;,[&quot;http://zotero.org/users/4295591/items/IXSBA9G3&quot;]],&quot;itemData&quot;:{&quot;id&quot;:917,&quot;type&quot;:&quot;webpage&quot;,&quot;abstract&quot;:&quot;RajneeshAn Oregonianspecial report Home Photos Videos Archive In just four years, followers of Bhagwan Shree Rajneesh have established a triumvirate of paramilitary forces to guard the guru&amp;#8217;s Central Oregon empire.With two police agencies and a private security force, the...&quot;,&quot;container-title&quot;:&quot;oregonlive.com&quot;,&quot;language&quot;:&quot;en-US&quot;,&quot;title&quot;:&quot;Rajneeshees establish security forces, large armory (part 10 of 20)&quot;,&quot;URL&quot;:&quot;https://www.oregonlive.com/rajneesh/1985/07/rajneeshees_establish_security.html&quot;,&quot;author&quot;:[{&quot;family&quot;:&quot;Oregonian&quot;,&quot;given&quot;:&quot;The&quot;}],&quot;accessed&quot;:{&quot;date-parts&quot;:[[&quot;2019&quot;,6,19]]},&quot;issued&quot;:{&quot;date-parts&quot;:[[&quot;1985&quot;,7,10]]}}}],&quot;schema&quot;:&quot;https://github.com/citation-style-language/schema/raw/master/csl-citation.json&quot;} RNDulPFl0uyrs"/></text:p></text:note-body></text:note></text:span><text:span text:style-name="T1499"> </text:span><text:span text:style-name="T1505">which purchased numerous weapons </text:span><text:span text:style-name="T1506">to be used, ostensibly for defence. The arming began in January 18, 1983 when the ashram ordered a revolver, and continues forward from there. </text:span></text:p>
        <text:p text:style-name="P270">In two years’ time, the inventory included at least 14 .357 Magnums; several other <text:soft-page-break/>handguns; three riot guns; a Ruger Model 77 bolt-action, high-powered rifle with telescope sight; nine military-style semiautomatic weapons; and four tear gas grenades.</text:p>
        <text:p text:style-name="P270">The Rajneeshees discussed buying fully automatic weapons as early as 1982 <text:span text:style-name="T1507">[and] ... </text:span>Within two years... the Rajneeshees saw a need for automatic weapons, making at least three attempts to buy them.</text:p>
        <text:p text:style-name="P271"><text:span text:style-name="T1508">In addition to encouraging violence against “evil” others, y</text:span><text:span text:style-name="T1509">ou will </text:span><text:span text:style-name="T1508">also </text:span><text:span text:style-name="T1509">find </text:span><text:span text:style-name="T1508">that </text:span><text:span text:style-name="T1509">some traditions rely </text:span><text:span text:style-name="T1510">on violence, </text:span><text:span text:style-name="T1509">or the threat of this violence, </text:span><text:span text:style-name="T1510">to control </text:span><text:span text:style-name="T1511">their members </text:span><text:span text:style-name="T1510">and force compliance. </text:span><text:span text:style-name="T1512">My own childhood experience in the Catholic Church attests to this. </text:span><text:span text:style-name="T1513">In order to control its members, t</text:span><text:span text:style-name="T1514">he Catholic Church </text:span><text:span text:style-name="T1515">encourages</text:span><text:span text:style-name="T1514"> actual physical violence </text:span><text:span text:style-name="T1516">against children</text:span><text:span text:style-name="T1514"> </text:span><text:span text:style-name="T1515">(spare the rod and spoil the child) </text:span><text:span text:style-name="T1514">and also the threat of violence, the worst of which is the threat of eternal damnation. </text:span><text:span text:style-name="T1517">If you don’t do what you are told, if you do not follow the rules, you will burn in hell for all eternity. This frightful belief does a great job controlling Catholic behaviour. This teaching is not empowering at all.</text:span></text:p>
        <text:p text:style-name="P271"><text:soft-page-break/><text:span text:style-name="T1518">Finally, </text:span><text:span text:style-name="T1512">there are many traditions and cults where various forms of violence among members </text:span><text:span text:style-name="T1519">is a</text:span><text:span text:style-name="T1520"> </text:span><text:span text:style-name="T1512">regular and daily occurrence.</text:span><text:span text:style-name="T1512"><text:note text:id="ftn229" text:note-class="footnote"><text:note-citation>229</text:note-citation><text:note-body><text:p text:style-name="Footnote"><text:reference-mark-start text:name="ZOTERO_ITEM CSL_CITATION {&quot;citationID&quot;:&quot;plmnyrZB&quot;,&quot;properties&quot;:{&quot;formattedCitation&quot;:&quot;Miscavige Hill, \\uc0\\u8220{}Beyond Belief: My Secret Life Inside Scientology and My Harrowing Escape EBook: Jenna Miscavige Hill, Lisa Pulitzer: Kindle Store\\uc0\\u8221{}; Kohl, {\\i{}Jonestown Survivor}.&quot;,&quot;plainCitation&quot;:&quot;Miscavige Hill, “Beyond Belief: My Secret Life Inside Scientology and My Harrowing Escape EBook: Jenna Miscavige Hill, Lisa Pulitzer: Kindle Store”; Kohl, Jonestown Survivor.&quot;,&quot;noteIndex&quot;:236},&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id&quot;:945,&quot;uris&quot;:[&quot;http://zotero.org/users/4295591/items/HIHAXS9P&quot;,[&quot;http://zotero.org/users/4295591/items/HIHAXS9P&quot;]],&quot;itemData&quot;:{&quot;id&quot;:945,&quot;type&quot;:&quot;book&quot;,&quot;publisher&quot;:&quot;iUniverse&quot;,&quot;title&quot;:&quot;Jonestown Survivor&quot;,&quot;URL&quot;:&quot;https://amzn.to/2WJFtoK&quot;,&quot;author&quot;:[{&quot;family&quot;:&quot;Kohl&quot;,&quot;given&quot;:&quot;Laura Johnston&quot;}],&quot;issued&quot;:{&quot;date-parts&quot;:[[&quot;2010&quot;]]}}}],&quot;schema&quot;:&quot;https://github.com/citation-style-language/schema/raw/master/csl-citation.json&quot;} RNDcbOGDpT7cb"/><text:span text:style-name="T89">Miscavige Hill, “Beyond Belief: My Secret Life Inside Scientology and My Harrowing Escape EBook: Jenna Miscavige Hill, Lisa Pulitzer: Kindle Store”; Kohl, </text:span><text:span text:style-name="T90">Jonestown Survivor</text:span><text:span text:style-name="T89">.</text:span><text:reference-mark-end text:name="ZOTERO_ITEM CSL_CITATION {&quot;citationID&quot;:&quot;plmnyrZB&quot;,&quot;properties&quot;:{&quot;formattedCitation&quot;:&quot;Miscavige Hill, \\uc0\\u8220{}Beyond Belief: My Secret Life Inside Scientology and My Harrowing Escape EBook: Jenna Miscavige Hill, Lisa Pulitzer: Kindle Store\\uc0\\u8221{}; Kohl, {\\i{}Jonestown Survivor}.&quot;,&quot;plainCitation&quot;:&quot;Miscavige Hill, “Beyond Belief: My Secret Life Inside Scientology and My Harrowing Escape EBook: Jenna Miscavige Hill, Lisa Pulitzer: Kindle Store”; Kohl, Jonestown Survivor.&quot;,&quot;noteIndex&quot;:236},&quot;citationItems&quot;:[{&quot;id&quot;:970,&quot;uris&quot;:[&quot;http://zotero.org/users/4295591/items/EQMGH6GP&quot;,[&quot;http://zotero.org/users/4295591/items/EQMGH6GP&quot;]],&quot;itemData&quot;:{&quot;id&quot;:970,&quot;type&quot;:&quot;webpage&quot;,&quot;title&quot;:&quot;Beyond Belief: My Secret Life Inside Scientology and My Harrowing Escape eBook: Jenna Miscavige Hill, Lisa Pulitzer: Kindle Store&quot;,&quot;URL&quot;:&quot;https://amzn.to/2W796kl&quot;,&quot;author&quot;:[{&quot;family&quot;:&quot;Miscavige Hill&quot;,&quot;given&quot;:&quot;Jenna&quot;}],&quot;accessed&quot;:{&quot;date-parts&quot;:[[&quot;2019&quot;,5,27]]},&quot;issued&quot;:{&quot;date-parts&quot;:[[&quot;2013&quot;]]}}},{&quot;id&quot;:945,&quot;uris&quot;:[&quot;http://zotero.org/users/4295591/items/HIHAXS9P&quot;,[&quot;http://zotero.org/users/4295591/items/HIHAXS9P&quot;]],&quot;itemData&quot;:{&quot;id&quot;:945,&quot;type&quot;:&quot;book&quot;,&quot;publisher&quot;:&quot;iUniverse&quot;,&quot;title&quot;:&quot;Jonestown Survivor&quot;,&quot;URL&quot;:&quot;https://amzn.to/2WJFtoK&quot;,&quot;author&quot;:[{&quot;family&quot;:&quot;Kohl&quot;,&quot;given&quot;:&quot;Laura Johnston&quot;}],&quot;issued&quot;:{&quot;date-parts&quot;:[[&quot;2010&quot;]]}}}],&quot;schema&quot;:&quot;https://github.com/citation-style-language/schema/raw/master/csl-citation.json&quot;} RNDcbOGDpT7cb"/></text:p></text:note-body></text:note></text:span><text:span text:style-name="T1512"> </text:span><text:span text:style-name="T1520">If you </text:span><text:span text:style-name="T1516">have </text:span><text:span text:style-name="T1520">ever been a part of such a tradition </text:span><text:span text:style-name="T1515">or cult</text:span><text:span text:style-name="T1520">, </text:span><text:span text:style-name="T1519">or if you are a member of such a tradition now, </text:span><text:span text:style-name="T1521">a few moments of thought will suffice to reveal the violence to you. </text:span></text:p>
        <text:p text:style-name="P272"><text:span text:style-name="T1522">To be clear, a</text:span><text:span text:style-name="T1498"> </text:span><text:alphabetical-index-mark-start text:id="IMark1835266585760" text:main-entry="true"/><text:span text:style-name="T1498">connection</text:span><text:alphabetical-index-mark-end text:id="IMark1835266585760"/><text:span text:style-name="T1498"> framework, </text:span><text:span text:style-name="T1523">a spirituality, </text:span><text:span text:style-name="T1498">that allows </text:span><text:span text:style-name="T1524">or encourages </text:span><text:span text:style-name="T1498">violence of any form is not an authentic tradition</text:span><text:span text:style-name="T1525">. </text:span><text:span text:style-name="T1522">It is basic psychology, really. Violence and assault cause physical, emotional, and mental distress. Violence and assault, even the threat of assault, damages the physical body and causes all sorts of psychological, emotional, and physical illness. </text:span><text:span text:style-name="T1526">Violence and </text:span><text:span text:style-name="T1527">the trauma that ensues </text:span><text:span text:style-name="T1522">from that violence </text:span><text:span text:style-name="T1526">damages the physical body.</text:span><text:span text:style-name="T1526"><text:note text:id="ftn230" text:note-class="footnote"><text:note-citation>230</text:note-citation><text:note-body><text:p text:style-name="P47"><text:span text:style-name="T1528">Once again, for an overview of the impact of violence and stress on the physical unit, see </text:span><text:reference-mark-start text:name="ZOTERO_ITEM CSL_CITATION {&quot;citationID&quot;:&quot;RPHqFMdh&quot;,&quot;properties&quot;:{&quot;formattedCitation&quot;:&quot;Sosteric and Ratkovic, \\uc0\\u8220{}Toxic Socialization.\\uc0\\u8221{}&quot;,&quot;plainCitation&quot;:&quot;Sosteric and Ratkovic, “Toxic Socialization.”&quot;,&quot;noteIndex&quot;:237},&quot;citationItems&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53m6Uhz8oQ"/><text:span text:style-name="T1529">Sosteric and Ratkovic, </text:span><text:span text:style-name="T938">“Toxic Socialization.”</text:span><text:reference-mark-end text:name="ZOTERO_ITEM CSL_CITATION {&quot;citationID&quot;:&quot;RPHqFMdh&quot;,&quot;properties&quot;:{&quot;formattedCitation&quot;:&quot;Sosteric and Ratkovic, \\uc0\\u8220{}Toxic Socialization.\\uc0\\u8221{}&quot;,&quot;plainCitation&quot;:&quot;Sosteric and Ratkovic, “Toxic Socialization.”&quot;,&quot;noteIndex&quot;:237},&quot;citationItems&quot;:[{&quot;id&quot;:383,&quot;uris&quot;:[&quot;http://zotero.org/users/4295591/items/59MMGIRZ&quot;,[&quot;http://zotero.org/users/4295591/items/59MMGIRZ&quot;]],&quot;itemData&quot;:{&quot;id&quot;:383,&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53m6Uhz8oQ"/></text:p></text:note-body></text:note></text:span><text:span text:style-name="T1526"> </text:span><text:span text:style-name="T1530">More to the point, violence and assault </text:span><text:span text:style-name="T1531">disconnects </text:span><text:span text:style-name="T1532">the body from its own higher consciousness. A</text:span><text:span text:style-name="T1526">ny tradition that operates with violence operates </text:span><text:span text:style-name="T1486">in the opposite direction of health and </text:span><text:alphabetical-index-mark-start text:id="IMark1835266583920" text:main-entry="true"/><text:span text:style-name="T1524">connection</text:span><text:alphabetical-index-mark-end text:id="IMark1835266583920"/><text:span text:style-name="T1524">. </text:span></text:p>
        <text:p text:style-name="P273"><text:soft-page-break/><text:span text:style-name="T1533">There are many e</text:span><text:span text:style-name="T1534">xamples of traditions that teach passivity and compliance, or that say they are about empowerment, but practice and implement the opposite. </text:span><text:span text:style-name="T1535">W</text:span><text:span text:style-name="T1534">hat is more important than enumerating all the </text:span><text:span text:style-name="T1536">traditions and schools which use violence against others or their own followers is to simply learn to identify them </text:span><text:span text:style-name="T1535">so that you </text:span><text:span text:style-name="T1537">can </text:span><text:span text:style-name="T1536">avoid them when you do. If you are in a tradition where violence is involved, reconsider your membership. </text:span><text:span text:style-name="T1538">It is much better to recognize this </text:span><text:span text:style-name="T1539">inauthenticity</text:span><text:span text:style-name="T1538"> early, </text:span><text:span text:style-name="T1540">not only because violence (even emotional and psychological violence) does real damage </text:span><text:span text:style-name="T1541">that makes it harder to connect, </text:span><text:span text:style-name="T1540">but also because, </text:span><text:span text:style-name="T1536">as members </text:span><text:span text:style-name="T1542">of violent traditions </text:span><text:span text:style-name="T1536">will tell you,</text:span><text:span text:style-name="T1538"> it can be difficult to extricate oneself once embedded </text:span><text:span text:style-name="T1541">in the tradition</text:span><text:span text:style-name="T1538">. </text:span><text:span text:style-name="T1543">Thankfully, r</text:span><text:span text:style-name="T1534">ed flags here are easy to </text:span><text:span text:style-name="T1544">see</text:span><text:span text:style-name="T1545">. Hierarchy, </text:span><text:span text:style-name="T1546">giving more power to some while disempowering others, </text:span><text:span text:style-name="T1545">is one red flag, as is the presence of various forms of violence. </text:span><text:span text:style-name="T1547">If </text:span><text:span text:style-name="T1538">hierarchy and </text:span><text:span text:style-name="T1547">violence </text:span><text:span text:style-name="T1538">are </text:span><text:span text:style-name="T1547">present in any </text:span><text:span text:style-name="T1536">way, shape, or </text:span><text:span text:style-name="T1547">form </text:span><text:span text:style-name="T1546">you are looking at a framework that dis-empowers. Y</text:span><text:span text:style-name="T1547">our best bet is to </text:span><text:span text:style-name="T1536">avoid and get out</text:span><text:span text:style-name="T1547">.</text:span><text:span text:style-name="T1545"> </text:span></text:p>
        <text:h text:style-name="P40" text:outline-level="2"><text:bookmark-start text:name="_Toc357512587"/><text:bookmark-start text:name="__RefHeading___Toc14234_2400359049"/><text:bookmark-start text:name="_Toc503154519"/><text:bookmark-start text:name="_Toc269745850"/><text:soft-page-break/>5. Fruitful<text:bookmark-end text:name="_Toc357512587"/><text:bookmark-end text:name="__RefHeading___Toc14234_2400359049"/><text:bookmark-end text:name="_Toc503154519"/><text:bookmark-end text:name="_Toc269745850"/></text:h>
        <text:p text:style-name="P274">At this point in our discussion, we have covered four of the seven pillars of <text:alphabetical-index-mark-start text:id="IMark1835266584480" text:main-entry="true"/>authentic spirituality<text:alphabetical-index-mark-end text:id="IMark1835266584480"/>. The fifth pillar is fruitfulness, <text:span text:style-name="T1548">by which we mean simply </text:span><text:span text:style-name="T1549">that an authentic connection framework </text:span>should make a real and positive difference in your life <text:span text:style-name="T1550">and the life of those you surround yourself with.</text:span> <text:s/><text:span text:style-name="T1549">It should, in other words, bear fruit.</text:span></text:p>
        <text:p text:style-name="P38"><text:span text:style-name="T1551">T</text:span>he notion that <text:alphabetical-index-mark-start text:id="IMark1835266585680" text:main-entry="true"/>authentic spirituality<text:alphabetical-index-mark-end text:id="IMark1835266585680"/> should be fruitful relates directly back to <text:span text:style-name="T1552">the pillar of empowerment and </text:span>our earlier discussion of <text:alphabetical-index-mark-start text:id="IMark1835266585760" text:main-entry="true"/>outcome measures<text:alphabetical-index-mark-end text:id="IMark1835266585760"/>. If you think back to the <text:alphabetical-index-mark-start text:id="IMark1835266582400" text:main-entry="true"/>outcome measures<text:alphabetical-index-mark-end text:id="IMark1835266582400"/> we discussed earlier, a fruitful <text:span text:style-name="T1553">framework </text:span>is one that leads to the outcomes of <text:alphabetical-index-mark-start text:id="IMark1835266582960" text:main-entry="true"/><text:span text:style-name="T1554">healing</text:span><text:alphabetical-index-mark-end text:id="IMark1835266582960"/><text:span text:style-name="T1554"> and </text:span><text:alphabetical-index-mark-start text:id="IMark1835266583040" text:main-entry="true"/><text:span text:style-name="T1554">connection</text:span><text:alphabetical-index-mark-end text:id="IMark1835266583040"/><text:span text:style-name="T1554">. </text:span><text:alphabetical-index-mark-start text:id="IMark1835266581600" text:main-entry="true"/><text:span text:style-name="T1554">Healing</text:span><text:alphabetical-index-mark-end text:id="IMark1835266581600"/><text:span text:style-name="T1554"> leads to physical, emotional, psychological, and spiritual well being. </text:span><text:alphabetical-index-mark-start text:id="IMark1835266580960" text:main-entry="true"/><text:span text:style-name="T1554">Connection</text:span><text:alphabetical-index-mark-end text:id="IMark1835266580960"/><text:span text:style-name="T1554"> leads to </text:span><text:alphabetical-index-mark-start text:id="IMark1835266580720" text:main-entry="true"/>awakening<text:alphabetical-index-mark-end text:id="IMark1835266580720"/>, <text:alphabetical-index-mark-start text:id="IMark1835266584400" text:main-entry="true"/>activation<text:alphabetical-index-mark-end text:id="IMark1835266584400"/>, and ascension. <text:span text:style-name="T1555">The whole process is comprised of numerous “fruitful outcomes,” including psychological breakthroughs,</text:span><text:span text:style-name="T1555"><text:note text:id="ftn231" text:note-class="footnote"><text:note-citation>231</text:note-citation><text:note-body><text:p text:style-name="P48"><text:reference-mark-start text:name="ZOTERO_ITEM CSL_CITATION {&quot;citationID&quot;:&quot;GOO2sBSS&quot;,&quot;properties&quot;:{&quot;formattedCitation&quot;:&quot;Rahtz et al., \\uc0\\u8220{}Transformational Changes in Health Status: A Qualitative Exploration of Healing Moments.\\uc0\\u8221{}&quot;,&quot;plainCitation&quot;:&quot;Rahtz et al., “Transformational Changes in Health Status: A Qualitative Exploration of Healing Moments.”&quot;,&quot;noteIndex&quot;:238},&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schema&quot;:&quot;https://github.com/citation-style-language/schema/raw/master/csl-citation.json&quot;} RND9bDvO9CP6I"/>Rahtz et al., “Transformational Changes in Health Status: A Qualitative Exploration of Healing Moments.”<text:reference-mark-end text:name="ZOTERO_ITEM CSL_CITATION {&quot;citationID&quot;:&quot;GOO2sBSS&quot;,&quot;properties&quot;:{&quot;formattedCitation&quot;:&quot;Rahtz et al., \\uc0\\u8220{}Transformational Changes in Health Status: A Qualitative Exploration of Healing Moments.\\uc0\\u8221{}&quot;,&quot;plainCitation&quot;:&quot;Rahtz et al., “Transformational Changes in Health Status: A Qualitative Exploration of Healing Moments.”&quot;,&quot;noteIndex&quot;:238},&quot;citationItems&quot;:[{&quot;id&quot;:1244,&quot;uris&quot;:[&quot;http://zotero.org/users/4295591/items/SL7M2H4X&quot;,[&quot;http://zotero.org/users/4295591/items/SL7M2H4X&quot;]],&quot;itemData&quot;:{&quot;id&quot;:1244,&quot;type&quot;:&quot;article-journal&quot;,&quot;abstract&quot;:&quot;Background and Aims Dramatic self-change is a familiar concept within religious experience and is recognized within psychotherapy and some fields of nursing. However, it has been given limited consideration in wider health research, including healing research. We sought to explore the phenomenon of “healing moments”. Methods Alternative medicine practitioners attending a continuing professional development course for healers within the UK’s Holistic Health Show were shown a 10min video clip showing two of the authors discussing healing moments. Sixty-nine (69) of the practitioners then provided “short stories” outlining their own experiences of such moments. Both the video and the short stories were analyzed qualitatively using a thematic approach. We sought to evaluate holistic practitioners’ perceptions of the concept of healing moments. Results The concept of healing moments was widely accepted by the 69 participants. An overarching theme of transformational change described personal shifts that ranged from the sudden and quasimiraculous to transient but much-needed improvements in health and wellbeing. Three subordinate themes of connectivity, quiescence and control were identified. Connectivity described intense connections, experienced through touch, empathy and love, which could provide reciprocal benefits for healers as well as clients. Quiescence captured the quiet, calm atmosphere that pervaded many healing episodes. The contrasting aspects of control encompassed healers relinquishing control to channel healing, and clients seizing control to become empowered in their own healing process. Conclusion Healing moments are a recognized and distinct concept within healing, although they remain under-explored in the literature. Our findings suggest that such experiences are common among alternative medicine practitioners. The concepts we uncovered can inform future research.&quot;,&quot;container-title&quot;:&quot;EXPLORE&quot;,&quot;DOI&quot;:&quot;https://doi.org/10.1016/j.explore.2017.06.005&quot;,&quot;ISSN&quot;:&quot;1550-8307&quot;,&quot;issue&quot;:&quot;5&quot;,&quot;page&quot;:&quot;298-305&quot;,&quot;title&quot;:&quot;Transformational Changes in Health Status: A Qualitative Exploration of Healing Moments&quot;,&quot;volume&quot;:&quot;13&quot;,&quot;author&quot;:[{&quot;family&quot;:&quot;Rahtz&quot;,&quot;given&quot;:&quot;Emmylou&quot;},{&quot;family&quot;:&quot;Bonnell&quot;,&quot;given&quot;:&quot;Sian&quot;},{&quot;family&quot;:&quot;Goldingay&quot;,&quot;given&quot;:&quot;Sarah&quot;},{&quot;family&quot;:&quot;Warber&quot;,&quot;given&quot;:&quot;Sara&quot;},{&quot;family&quot;:&quot;Dieppe&quot;,&quot;given&quot;:&quot;Paul&quot;}],&quot;issued&quot;:{&quot;date-parts&quot;:[[&quot;2017&quot;,9,1]]}}}],&quot;schema&quot;:&quot;https://github.com/citation-style-language/schema/raw/master/csl-citation.json&quot;} RND9bDvO9CP6I"/></text:p></text:note-body></text:note></text:span><text:span text:style-name="T1555"> emotional cleansing (i.e., the sudden dissipation of anger </text:span><text:soft-page-break/><text:span text:style-name="T1555">and envy),</text:span><text:span text:style-name="T1555"><text:note text:id="ftn232" text:note-class="footnote"><text:note-citation>232</text:note-citation><text:note-body><text:p text:style-name="Footnote"><text:reference-mark-start text:name="ZOTERO_ITEM CSL_CITATION {&quot;citationID&quot;:&quot;n9itNRVT&quot;,&quot;properties&quot;:{&quot;formattedCitation&quot;:&quot;R.M. Offord, {\\i{}Jerry McAuley: An Apostle to the Lost} (New York: Forgotten Books, 2012), https://amzn.to/2UFacCr.&quot;,&quot;plainCitation&quot;:&quot;R.M. Offord, Jerry McAuley: An Apostle to the Lost (New York: Forgotten Books, 2012), https://amzn.to/2UFacCr.&quot;,&quot;noteIndex&quot;:239},&quot;citationItems&quot;:[{&quot;id&quot;:2727,&quot;uris&quot;:[&quot;http://zotero.org/users/4295591/items/YW4BDUSN&quot;,[&quot;http://zotero.org/users/4295591/items/YW4BDUSN&quot;]],&quot;itemData&quot;:{&quot;id&quot;:2727,&quot;type&quot;:&quot;book&quot;,&quot;event-place&quot;:&quot;New York&quot;,&quot;publisher&quot;:&quot;Forgotten Books&quot;,&quot;publisher-place&quot;:&quot;New York&quot;,&quot;title&quot;:&quot;Jerry McAuley: An Apostle to the Lost&quot;,&quot;URL&quot;:&quot;https://amzn.to/2UFacCr&quot;,&quot;author&quot;:[{&quot;family&quot;:&quot;Offord&quot;,&quot;given&quot;:&quot;R.M.&quot;}],&quot;issued&quot;:{&quot;date-parts&quot;:[[&quot;2012&quot;]]}}}],&quot;schema&quot;:&quot;https://github.com/citation-style-language/schema/raw/master/csl-citation.json&quot;} RND7WLP6pUA28"/><text:span text:style-name="T89">R.M. Offord, </text:span><text:span text:style-name="T90">Jerry McAuley: An Apostle to the Lost</text:span><text:span text:style-name="T89"> (New York: Forgotten Books, 2012), https://amzn.to/2UFacCr.</text:span><text:reference-mark-end text:name="ZOTERO_ITEM CSL_CITATION {&quot;citationID&quot;:&quot;n9itNRVT&quot;,&quot;properties&quot;:{&quot;formattedCitation&quot;:&quot;R.M. Offord, {\\i{}Jerry McAuley: An Apostle to the Lost} (New York: Forgotten Books, 2012), https://amzn.to/2UFacCr.&quot;,&quot;plainCitation&quot;:&quot;R.M. Offord, Jerry McAuley: An Apostle to the Lost (New York: Forgotten Books, 2012), https://amzn.to/2UFacCr.&quot;,&quot;noteIndex&quot;:239},&quot;citationItems&quot;:[{&quot;id&quot;:2727,&quot;uris&quot;:[&quot;http://zotero.org/users/4295591/items/YW4BDUSN&quot;,[&quot;http://zotero.org/users/4295591/items/YW4BDUSN&quot;]],&quot;itemData&quot;:{&quot;id&quot;:2727,&quot;type&quot;:&quot;book&quot;,&quot;event-place&quot;:&quot;New York&quot;,&quot;publisher&quot;:&quot;Forgotten Books&quot;,&quot;publisher-place&quot;:&quot;New York&quot;,&quot;title&quot;:&quot;Jerry McAuley: An Apostle to the Lost&quot;,&quot;URL&quot;:&quot;https://amzn.to/2UFacCr&quot;,&quot;author&quot;:[{&quot;family&quot;:&quot;Offord&quot;,&quot;given&quot;:&quot;R.M.&quot;}],&quot;issued&quot;:{&quot;date-parts&quot;:[[&quot;2012&quot;]]}}}],&quot;schema&quot;:&quot;https://github.com/citation-style-language/schema/raw/master/csl-citation.json&quot;} RND7WLP6pUA28"/></text:p></text:note-body></text:note></text:span><text:span text:style-name="T1555"> improved self-esteem,</text:span><text:span text:style-name="T1555"><text:note text:id="ftn233" text:note-class="footnote"><text:note-citation>233</text:note-citation><text:note-body><text:p text:style-name="Footnote"><text:reference-mark-start text:name="ZOTERO_ITEM CSL_CITATION {&quot;citationID&quot;:&quot;yZLXFaab&quot;,&quot;properties&quot;:{&quot;formattedCitation&quot;:&quot;Parish, {\\i{}Create Your Personal Sacred Text: Develop and Celebrate Your Spiritual Life}.&quot;,&quot;plainCitation&quot;:&quot;Parish, Create Your Personal Sacred Text: Develop and Celebrate Your Spiritual Life.&quot;,&quot;noteIndex&quot;:240},&quot;citationItems&quot;:[{&quot;id&quot;:2728,&quot;uris&quot;:[&quot;http://zotero.org/users/4295591/items/TCCNZ73K&quot;,[&quot;http://zotero.org/users/4295591/items/TCCNZ73K&quot;]],&quot;itemData&quot;:{&quot;id&quot;:2728,&quot;type&quot;:&quot;book&quot;,&quot;publisher&quot;:&quot;Harmony&quot;,&quot;title&quot;:&quot;Create Your Personal Sacred Text: Develop and Celebrate Your Spiritual Life&quot;,&quot;URL&quot;:&quot;https://amzn.to/2I4zRi7&quot;,&quot;author&quot;:[{&quot;family&quot;:&quot;Parish&quot;,&quot;given&quot;:&quot;Bobbi&quot;}],&quot;issued&quot;:{&quot;date-parts&quot;:[[&quot;1999&quot;]]}}}],&quot;schema&quot;:&quot;https://github.com/citation-style-language/schema/raw/master/csl-citation.json&quot;} RND1M6VQlqhKf"/><text:span text:style-name="T89">Parish, </text:span><text:span text:style-name="T90">Create Your Personal Sacred Text: Develop and Celebrate Your Spiritual Life</text:span><text:span text:style-name="T89">.</text:span><text:reference-mark-end text:name="ZOTERO_ITEM CSL_CITATION {&quot;citationID&quot;:&quot;yZLXFaab&quot;,&quot;properties&quot;:{&quot;formattedCitation&quot;:&quot;Parish, {\\i{}Create Your Personal Sacred Text: Develop and Celebrate Your Spiritual Life}.&quot;,&quot;plainCitation&quot;:&quot;Parish, Create Your Personal Sacred Text: Develop and Celebrate Your Spiritual Life.&quot;,&quot;noteIndex&quot;:240},&quot;citationItems&quot;:[{&quot;id&quot;:2728,&quot;uris&quot;:[&quot;http://zotero.org/users/4295591/items/TCCNZ73K&quot;,[&quot;http://zotero.org/users/4295591/items/TCCNZ73K&quot;]],&quot;itemData&quot;:{&quot;id&quot;:2728,&quot;type&quot;:&quot;book&quot;,&quot;publisher&quot;:&quot;Harmony&quot;,&quot;title&quot;:&quot;Create Your Personal Sacred Text: Develop and Celebrate Your Spiritual Life&quot;,&quot;URL&quot;:&quot;https://amzn.to/2I4zRi7&quot;,&quot;author&quot;:[{&quot;family&quot;:&quot;Parish&quot;,&quot;given&quot;:&quot;Bobbi&quot;}],&quot;issued&quot;:{&quot;date-parts&quot;:[[&quot;1999&quot;]]}}}],&quot;schema&quot;:&quot;https://github.com/citation-style-language/schema/raw/master/csl-citation.json&quot;} RND1M6VQlqhKf"/></text:p></text:note-body></text:note></text:span><text:span text:style-name="T1555"> enhanced intellectual power,</text:span><text:span text:style-name="T1555"><text:note text:id="ftn234" text:note-class="footnote"><text:note-citation>234</text:note-citation><text:note-body><text:p text:style-name="P48"><text:reference-mark-start text:name="ZOTERO_ITEM CSL_CITATION {&quot;citationID&quot;:&quot;pATUDdn3&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24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WQHtqrei1V"/>Hanes, “Unusual Phenomena Associated With a Transcendent Human Experience: A Case Study.”<text:reference-mark-end text:name="ZOTERO_ITEM CSL_CITATION {&quot;citationID&quot;:&quot;pATUDdn3&quot;,&quot;properties&quot;:{&quot;formattedCitation&quot;:&quot;Hanes, \\uc0\\u8220{}Unusual Phenomena Associated With a Transcendent Human Experience: A Case Study.\\uc0\\u8221{}&quot;,&quot;plainCitation&quot;:&quot;Hanes, “Unusual Phenomena Associated With a Transcendent Human Experience: A Case Study.”&quot;,&quot;noteIndex&quot;:241},&quot;citationItems&quot;:[{&quot;id&quot;:1506,&quot;uris&quot;:[&quot;http://zotero.org/users/4295591/items/NVGRUCT4&quot;,[&quot;http://zotero.org/users/4295591/items/NVGRUCT4&quot;]],&quot;itemData&quot;:{&quot;id&quot;:1506,&quot;type&quot;:&quot;article-journal&quot;,&quot;container-title&quot;:&quot;The Journal of Transpersonal Psychology&quot;,&quot;issue&quot;:&quot;1&quot;,&quot;page&quot;:&quot;26-47&quot;,&quot;title&quot;:&quot;Unusual Phenomena Associated With a Transcendent Human Experience: A Case Study&quot;,&quot;volume&quot;:&quot;44&quot;,&quot;author&quot;:[{&quot;family&quot;:&quot;Hanes&quot;,&quot;given&quot;:&quot;Karl&quot;}],&quot;issued&quot;:{&quot;date-parts&quot;:[[&quot;2012&quot;]]}}}],&quot;schema&quot;:&quot;https://github.com/citation-style-language/schema/raw/master/csl-citation.json&quot;} RNDWQHtqrei1V"/></text:p></text:note-body></text:note></text:span><text:span text:style-name="T1555"> reduction of existential angst, an increase in meaning and happiness,</text:span><text:span text:style-name="T1555"><text:note text:id="ftn235" text:note-class="footnote"><text:note-citation>235</text:note-citation><text:note-body><text:p text:style-name="Footnote"><text:reference-mark-start text:name="ZOTERO_ITEM CSL_CITATION {&quot;citationID&quot;:&quot;dvhSYMsS&quot;,&quot;properties&quot;:{&quot;formattedCitation&quot;:&quot;{\\i{}This Is It and Other Essays on Zen and Spiritual Experience}, Kindle Edition (Random House, 1973), https://amzn.to/2IYr2rv.&quot;,&quot;plainCitation&quot;:&quot;This Is It and Other Essays on Zen and Spiritual Experience, Kindle Edition (Random House, 1973), https://amzn.to/2IYr2rv.&quot;,&quot;noteIndex&quot;:242},&quot;citationItems&quot;:[{&quot;id&quot;:2491,&quot;uris&quot;:[&quot;http://zotero.org/users/4295591/items/7A4KNHR5&quot;,[&quot;http://zotero.org/users/4295591/items/7A4KNHR5&quot;]],&quot;itemData&quot;:{&quot;id&quot;:2491,&quot;type&quot;:&quot;book&quot;,&quot;edition&quot;:&quot;Kindle Edition&quot;,&quot;publisher&quot;:&quot;Random House&quot;,&quot;title&quot;:&quot;This is It and Other Essays on Zen and Spiritual Experience&quot;,&quot;URL&quot;:&quot;https://amzn.to/2IYr2rv&quot;,&quot;author&quot;:[{&quot;family&quot;:&quot;Watts&quot;,&quot;given&quot;:&quot;Alan&quot;}],&quot;issued&quot;:{&quot;date-parts&quot;:[[&quot;1973&quot;]]}},&quot;suppress-author&quot;:true}],&quot;schema&quot;:&quot;https://github.com/citation-style-language/schema/raw/master/csl-citation.json&quot;} RNDVPxlB39GIE"/><text:span text:style-name="T90">This Is It and Other Essays on Zen and Spiritual Experience</text:span><text:span text:style-name="T89">, Kindle Edition (Random House, 1973), https://amzn.to/2IYr2rv.</text:span><text:reference-mark-end text:name="ZOTERO_ITEM CSL_CITATION {&quot;citationID&quot;:&quot;dvhSYMsS&quot;,&quot;properties&quot;:{&quot;formattedCitation&quot;:&quot;{\\i{}This Is It and Other Essays on Zen and Spiritual Experience}, Kindle Edition (Random House, 1973), https://amzn.to/2IYr2rv.&quot;,&quot;plainCitation&quot;:&quot;This Is It and Other Essays on Zen and Spiritual Experience, Kindle Edition (Random House, 1973), https://amzn.to/2IYr2rv.&quot;,&quot;noteIndex&quot;:242},&quot;citationItems&quot;:[{&quot;id&quot;:2491,&quot;uris&quot;:[&quot;http://zotero.org/users/4295591/items/7A4KNHR5&quot;,[&quot;http://zotero.org/users/4295591/items/7A4KNHR5&quot;]],&quot;itemData&quot;:{&quot;id&quot;:2491,&quot;type&quot;:&quot;book&quot;,&quot;edition&quot;:&quot;Kindle Edition&quot;,&quot;publisher&quot;:&quot;Random House&quot;,&quot;title&quot;:&quot;This is It and Other Essays on Zen and Spiritual Experience&quot;,&quot;URL&quot;:&quot;https://amzn.to/2IYr2rv&quot;,&quot;author&quot;:[{&quot;family&quot;:&quot;Watts&quot;,&quot;given&quot;:&quot;Alan&quot;}],&quot;issued&quot;:{&quot;date-parts&quot;:[[&quot;1973&quot;]]}},&quot;suppress-author&quot;:true}],&quot;schema&quot;:&quot;https://github.com/citation-style-language/schema/raw/master/csl-citation.json&quot;} RNDVPxlB39GIE"/></text:p></text:note-body></text:note></text:span><text:span text:style-name="T1555"> self actualization,</text:span><text:span text:style-name="T1555"><text:note text:id="ftn236" text:note-class="footnote"><text:note-citation>236</text:note-citation><text:note-body><text:p text:style-name="Footnote"><text:reference-mark-start text:name="ZOTERO_ITEM CSL_CITATION {&quot;citationID&quot;:&quot;xZm0jcf7&quot;,&quot;properties&quot;:{&quot;formattedCitation&quot;:&quot;Abraham Maslow and Clark E. Moustakas, \\uc0\\u8220{}Self-Actualization People\\uc0\\u8239{}: A Study of Psychological Health,\\uc0\\u8221{} in {\\i{}The Self: Explorations in Personal Growth} (Harper Colophon, 1956), 160\\uc0\\u8211{}94.&quot;,&quot;plainCitation&quot;:&quot;Abraham Maslow and Clark E. Moustakas, “Self-Actualization People : A Study of Psychological Health,” in The Self: Explorations in Personal Growth (Harper Colophon, 1956), 160–94.&quot;,&quot;noteIndex&quot;:243},&quot;citationItems&quot;:[{&quot;id&quot;:981,&quot;uris&quot;:[&quot;http://zotero.org/users/4295591/items/WSEVICP2&quot;,[&quot;http://zotero.org/users/4295591/items/WSEVICP2&quot;]],&quot;itemData&quot;:{&quot;id&quot;:981,&quot;type&quot;:&quot;chapter&quot;,&quot;container-title&quot;:&quot;The Self: Explorations in Personal Growth&quot;,&quot;page&quot;:&quot;160-194&quot;,&quot;publisher&quot;:&quot;Harper Colophon&quot;,&quot;title&quot;:&quot;Self-actualization people : a study of psychological health&quot;,&quot;author&quot;:[{&quot;family&quot;:&quot;Maslow&quot;,&quot;given&quot;:&quot;Abraham&quot;},{&quot;family&quot;:&quot;Moustakas&quot;,&quot;given&quot;:&quot;Clark E.&quot;}],&quot;issued&quot;:{&quot;date-parts&quot;:[[&quot;1956&quot;]]}}}],&quot;schema&quot;:&quot;https://github.com/citation-style-language/schema/raw/master/csl-citation.json&quot;} RND0dvTG5XL2n"/><text:span text:style-name="T89">Abraham Maslow and Clark E. Moustakas, “Self-Actualization People : A Study of Psychological Health,” in </text:span><text:span text:style-name="T90">The Self: Explorations in Personal Growth</text:span><text:span text:style-name="T89"> (Harper Colophon, 1956), 160–94.</text:span><text:reference-mark-end text:name="ZOTERO_ITEM CSL_CITATION {&quot;citationID&quot;:&quot;xZm0jcf7&quot;,&quot;properties&quot;:{&quot;formattedCitation&quot;:&quot;Abraham Maslow and Clark E. Moustakas, \\uc0\\u8220{}Self-Actualization People\\uc0\\u8239{}: A Study of Psychological Health,\\uc0\\u8221{} in {\\i{}The Self: Explorations in Personal Growth} (Harper Colophon, 1956), 160\\uc0\\u8211{}94.&quot;,&quot;plainCitation&quot;:&quot;Abraham Maslow and Clark E. Moustakas, “Self-Actualization People : A Study of Psychological Health,” in The Self: Explorations in Personal Growth (Harper Colophon, 1956), 160–94.&quot;,&quot;noteIndex&quot;:243},&quot;citationItems&quot;:[{&quot;id&quot;:981,&quot;uris&quot;:[&quot;http://zotero.org/users/4295591/items/WSEVICP2&quot;,[&quot;http://zotero.org/users/4295591/items/WSEVICP2&quot;]],&quot;itemData&quot;:{&quot;id&quot;:981,&quot;type&quot;:&quot;chapter&quot;,&quot;container-title&quot;:&quot;The Self: Explorations in Personal Growth&quot;,&quot;page&quot;:&quot;160-194&quot;,&quot;publisher&quot;:&quot;Harper Colophon&quot;,&quot;title&quot;:&quot;Self-actualization people : a study of psychological health&quot;,&quot;author&quot;:[{&quot;family&quot;:&quot;Maslow&quot;,&quot;given&quot;:&quot;Abraham&quot;},{&quot;family&quot;:&quot;Moustakas&quot;,&quot;given&quot;:&quot;Clark E.&quot;}],&quot;issued&quot;:{&quot;date-parts&quot;:[[&quot;1956&quot;]]}}}],&quot;schema&quot;:&quot;https://github.com/citation-style-language/schema/raw/master/csl-citation.json&quot;} RND0dvTG5XL2n"/></text:p></text:note-body></text:note></text:span><text:span text:style-name="T1555"> a general increase of life satisfaction,</text:span><text:span text:style-name="T1555"><text:note text:id="ftn237" text:note-class="footnote"><text:note-citation>237</text:note-citation><text:note-body><text:p text:style-name="Footnote"><text:reference-mark-start text:name="ZOTERO_ITEM CSL_CITATION {&quot;citationID&quot;:&quot;BZhlSKbG&quot;,&quot;properties&quot;:{&quot;formattedCitation&quot;:&quot;Ervin Laszlo, Stanislav Grof, and Peter Russell, {\\i{}The Consciousness Revolution} (Las Vegas: Elf Rock Productions, 1999), 67.&quot;,&quot;plainCitation&quot;:&quot;Ervin Laszlo, Stanislav Grof, and Peter Russell, The Consciousness Revolution (Las Vegas: Elf Rock Productions, 1999), 67.&quot;,&quot;noteIndex&quot;:244},&quot;citationItems&quot;:[{&quot;id&quot;:2476,&quot;uris&quot;:[&quot;http://zotero.org/users/4295591/items/IAD6MCEG&quot;,[&quot;http://zotero.org/users/4295591/items/IAD6MCEG&quot;]],&quot;itemData&quot;:{&quot;id&quot;:2476,&quot;type&quot;:&quot;book&quot;,&quot;event-place&quot;:&quot;Las Vegas&quot;,&quot;publisher&quot;:&quot;Elf Rock Productions&quot;,&quot;publisher-place&quot;:&quot;Las Vegas&quot;,&quot;title&quot;:&quot;The Consciousness Revolution&quot;,&quot;author&quot;:[{&quot;family&quot;:&quot;Laszlo&quot;,&quot;given&quot;:&quot;Ervin&quot;},{&quot;family&quot;:&quot;Grof&quot;,&quot;given&quot;:&quot;Stanislav&quot;},{&quot;family&quot;:&quot;Russell&quot;,&quot;given&quot;:&quot;Peter&quot;}],&quot;issued&quot;:{&quot;date-parts&quot;:[[&quot;1999&quot;]]}},&quot;locator&quot;:&quot;67&quot;}],&quot;schema&quot;:&quot;https://github.com/citation-style-language/schema/raw/master/csl-citation.json&quot;} RNDc1b3QIbgCq"/><text:span text:style-name="T89">Ervin Laszlo, Stanislav Grof, and Peter Russell, </text:span><text:span text:style-name="T90">The Consciousness Revolution</text:span><text:span text:style-name="T89"> (Las Vegas: Elf Rock Productions, 1999), 67.</text:span><text:reference-mark-end text:name="ZOTERO_ITEM CSL_CITATION {&quot;citationID&quot;:&quot;BZhlSKbG&quot;,&quot;properties&quot;:{&quot;formattedCitation&quot;:&quot;Ervin Laszlo, Stanislav Grof, and Peter Russell, {\\i{}The Consciousness Revolution} (Las Vegas: Elf Rock Productions, 1999), 67.&quot;,&quot;plainCitation&quot;:&quot;Ervin Laszlo, Stanislav Grof, and Peter Russell, The Consciousness Revolution (Las Vegas: Elf Rock Productions, 1999), 67.&quot;,&quot;noteIndex&quot;:244},&quot;citationItems&quot;:[{&quot;id&quot;:2476,&quot;uris&quot;:[&quot;http://zotero.org/users/4295591/items/IAD6MCEG&quot;,[&quot;http://zotero.org/users/4295591/items/IAD6MCEG&quot;]],&quot;itemData&quot;:{&quot;id&quot;:2476,&quot;type&quot;:&quot;book&quot;,&quot;event-place&quot;:&quot;Las Vegas&quot;,&quot;publisher&quot;:&quot;Elf Rock Productions&quot;,&quot;publisher-place&quot;:&quot;Las Vegas&quot;,&quot;title&quot;:&quot;The Consciousness Revolution&quot;,&quot;author&quot;:[{&quot;family&quot;:&quot;Laszlo&quot;,&quot;given&quot;:&quot;Ervin&quot;},{&quot;family&quot;:&quot;Grof&quot;,&quot;given&quot;:&quot;Stanislav&quot;},{&quot;family&quot;:&quot;Russell&quot;,&quot;given&quot;:&quot;Peter&quot;}],&quot;issued&quot;:{&quot;date-parts&quot;:[[&quot;1999&quot;]]}},&quot;locator&quot;:&quot;67&quot;}],&quot;schema&quot;:&quot;https://github.com/citation-style-language/schema/raw/master/csl-citation.json&quot;} RNDc1b3QIbgCq"/></text:p></text:note-body></text:note></text:span><text:span text:style-name="T1555"> and even experience of transcendence and “</text:span><text:alphabetical-index-mark-start text:id="IMark1835266584480" text:main-entry="true"/><text:span text:style-name="T1555">cosmic consciousness</text:span><text:alphabetical-index-mark-end text:id="IMark1835266584480"/><text:span text:style-name="T1555">.”</text:span><text:span text:style-name="T1555"><text:note text:id="ftn238" text:note-class="footnote"><text:note-citation>238</text:note-citation><text:note-body><text:p text:style-name="Footnote"><text:reference-mark-start text:name="ZOTERO_ITEM CSL_CITATION {&quot;citationID&quot;:&quot;STkzFFbs&quot;,&quot;properties&quot;:{&quot;formattedCitation&quot;:&quot;Edward Carpenter, {\\i{}The Art of Creation: Essays on the Self and Its Powers} (Kindle Edition: Amazon, 1921).&quot;,&quot;plainCitation&quot;:&quot;Edward Carpenter, The Art of Creation: Essays on the Self and Its Powers (Kindle Edition: Amazon, 1921).&quot;,&quot;noteIndex&quot;:245},&quot;citationItems&quot;:[{&quot;id&quot;:2720,&quot;uris&quot;:[&quot;http://zotero.org/users/4295591/items/G5LJ8K7I&quot;,[&quot;http://zotero.org/users/4295591/items/G5LJ8K7I&quot;]],&quot;itemData&quot;:{&quot;id&quot;:2720,&quot;type&quot;:&quot;book&quot;,&quot;event-place&quot;:&quot;Kindle Edition&quot;,&quot;publisher&quot;:&quot;Amazon&quot;,&quot;publisher-place&quot;:&quot;Kindle Edition&quot;,&quot;title&quot;:&quot;The Art of Creation: Essays on the Self and Its Powers&quot;,&quot;author&quot;:[{&quot;family&quot;:&quot;Carpenter&quot;,&quot;given&quot;:&quot;Edward&quot;}],&quot;issued&quot;:{&quot;date-parts&quot;:[[&quot;1921&quot;]]}}}],&quot;schema&quot;:&quot;https://github.com/citation-style-language/schema/raw/master/csl-citation.json&quot;} RND1quBPRPdjz"/><text:span text:style-name="T89">Edward Carpenter, </text:span><text:span text:style-name="T90">The Art of Creation: Essays on the Self and Its Powers</text:span><text:span text:style-name="T89"> (Kindle Edition: Amazon, 1921).</text:span><text:reference-mark-end text:name="ZOTERO_ITEM CSL_CITATION {&quot;citationID&quot;:&quot;STkzFFbs&quot;,&quot;properties&quot;:{&quot;formattedCitation&quot;:&quot;Edward Carpenter, {\\i{}The Art of Creation: Essays on the Self and Its Powers} (Kindle Edition: Amazon, 1921).&quot;,&quot;plainCitation&quot;:&quot;Edward Carpenter, The Art of Creation: Essays on the Self and Its Powers (Kindle Edition: Amazon, 1921).&quot;,&quot;noteIndex&quot;:245},&quot;citationItems&quot;:[{&quot;id&quot;:2720,&quot;uris&quot;:[&quot;http://zotero.org/users/4295591/items/G5LJ8K7I&quot;,[&quot;http://zotero.org/users/4295591/items/G5LJ8K7I&quot;]],&quot;itemData&quot;:{&quot;id&quot;:2720,&quot;type&quot;:&quot;book&quot;,&quot;event-place&quot;:&quot;Kindle Edition&quot;,&quot;publisher&quot;:&quot;Amazon&quot;,&quot;publisher-place&quot;:&quot;Kindle Edition&quot;,&quot;title&quot;:&quot;The Art of Creation: Essays on the Self and Its Powers&quot;,&quot;author&quot;:[{&quot;family&quot;:&quot;Carpenter&quot;,&quot;given&quot;:&quot;Edward&quot;}],&quot;issued&quot;:{&quot;date-parts&quot;:[[&quot;1921&quot;]]}}}],&quot;schema&quot;:&quot;https://github.com/citation-style-language/schema/raw/master/csl-citation.json&quot;} RND1quBPRPdjz"/></text:p></text:note-body></text:note></text:span><text:span text:style-name="T1555"> </text:span></text:p>
        <text:p text:style-name="Standard"><text:span text:style-name="T37">One particularly interesting fruit of </text:span><text:span text:style-name="T1556">authentic </text:span><text:span text:style-name="T37">practice worth </text:span><text:span text:style-name="T1557">highlighting </text:span><text:span text:style-name="T37">is freedom from all forms of addiction. Everybody is familiar with addiction to alcohol and drugs. But addictions in society are far more pervasive </text:span><text:span text:style-name="T1558">than that</text:span><text:span text:style-name="T37">. We can be addicted to substances, like drugs and alcohol, but also to high carbohydrate and </text:span><text:soft-page-break/><text:span text:style-name="T37">high fat processed foods, to shopping, to exercise, to sex, and even to money.</text:span><text:span text:style-name="T37"><text:note text:id="ftn239" text:note-class="footnote"><text:note-citation>239</text:note-citation><text:note-body><text:p text:style-name="P48"><text:reference-mark-start text:name="ZOTERO_ITEM CSL_CITATION {&quot;citationID&quot;:&quot;FodaKFiY&quot;,&quot;properties&quot;:{&quot;formattedCitation&quot;:&quot;Sosteric, \\uc0\\u8220{}How Money Is Destroying the World.\\uc0\\u8221{}&quot;,&quot;plainCitation&quot;:&quot;Sosteric, “How Money Is Destroying the World.”&quot;,&quot;noteIndex&quot;:246},&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cEH7WMfk7m"/>Sosteric, “How Money Is Destroying the World.”<text:reference-mark-end text:name="ZOTERO_ITEM CSL_CITATION {&quot;citationID&quot;:&quot;FodaKFiY&quot;,&quot;properties&quot;:{&quot;formattedCitation&quot;:&quot;Sosteric, \\uc0\\u8220{}How Money Is Destroying the World.\\uc0\\u8221{}&quot;,&quot;plainCitation&quot;:&quot;Sosteric, “How Money Is Destroying the World.”&quot;,&quot;noteIndex&quot;:246},&quot;citationItems&quot;:[{&quot;id&quot;:1080,&quot;uris&quot;:[&quot;http://zotero.org/users/4295591/items/LWVS3G67&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cEH7WMfk7m"/></text:p></text:note-body></text:note></text:span><text:span text:style-name="T37"> You know you are addicted when you get to point where you spend all your time seeking out and interacting with that addiction, and no time on other important things, like family, friends., spiritual practice, and so on. </text:span></text:p>
        <text:p text:style-name="P275"><text:span text:style-name="T1559">Because of the toxic condition of the world we live in, addiction is a pervasive problem. </text:span><text:span text:style-name="T1560">In order to deal with the </text:span><text:span text:style-name="T1561">pain and trauma </text:span><text:span text:style-name="T1557">we</text:span><text:span text:style-name="T1561"> experience on an almost daily basis, m</text:span><text:span text:style-name="T1559">ost people end up addicted to something. Most people turn to something to ease the pain of samsara (the physical world), or to give them feelings of euphoria and pleasure which are absent from their daily life. </text:span></text:p>
        <text:p text:style-name="P276"><text:span text:style-name="T1562">Interestingly, </text:span><text:span text:style-name="T1563">addiction is a common problem identified in the spiritual literature of this planet. </text:span><text:span text:style-name="T1564">In the Christian Bible you find an awareness of addiction to money, expressed as “love of money”.</text:span></text:p>
        <text:p text:style-name="Quotations">Those who want to get rich fall into temptation and a trap and into many foolish and harmful desires that plunge people into ruin and destruction. For the love of money is a root of all kinds of evil. Some people, eager for money, have wandered from the <text:soft-page-break/>faith and pierced themselves with many griefs. <text:span text:style-name="T1565">Timothy 6: 9-10.</text:span></text:p>
        <text:p text:style-name="P276"><text:span text:style-name="T1564">You also find this in </text:span><text:span text:style-name="T1563">Buddhism and Vedanta where it is discussed as </text:span><text:span text:style-name="T1566">desire </text:span><text:span text:style-name="T1567">or </text:span><text:span text:style-name="T1566">attachment </text:span><text:span text:style-name="T1567">to </text:span><text:span text:style-name="T1568">worldly things. The </text:span><text:span text:style-name="T1569">Crest Jewel of Wisdom </text:span><text:span text:style-name="T1570">by </text:span><text:span text:style-name="T1571">Shankara,</text:span><text:span text:style-name="T1571"><text:note text:id="ftn240" text:note-class="footnote"><text:note-citation>240</text:note-citation><text:note-body><text:p text:style-name="Footnote"><text:reference-mark-start text:name="ZOTERO_ITEM CSL_CITATION {&quot;citationID&quot;:&quot;yPLXofNi&quot;,&quot;properties&quot;:{&quot;formattedCitation&quot;:&quot;Adi Sankaracharya, {\\i{}The Crest-Jewel of Wisdom} (St. Albert, 2019).&quot;,&quot;plainCitation&quot;:&quot;Adi Sankaracharya, The Crest-Jewel of Wisdom (St. Albert, 2019).&quot;,&quot;noteIndex&quot;:247},&quot;citationItems&quot;:[{&quot;id&quot;:915,&quot;uris&quot;:[&quot;http://zotero.org/users/4295591/items/285X6CCG&quot;,[&quot;http://zotero.org/users/4295591/items/285X6CCG&quot;]],&quot;itemData&quot;:{&quot;id&quot;:915,&quot;type&quot;:&quot;book&quot;,&quot;event-place&quot;:&quot;St. Albert&quot;,&quot;publisher-place&quot;:&quot;St. Albert&quot;,&quot;title&quot;:&quot;The Crest-Jewel of Wisdom&quot;,&quot;author&quot;:[{&quot;family&quot;:&quot;Sankaracharya&quot;,&quot;given&quot;:&quot;Adi&quot;}],&quot;contributor&quot;:[{&quot;family&quot;:&quot;Sosteric&quot;,&quot;given&quot;:&quot;Mike&quot;}],&quot;issued&quot;:{&quot;date-parts&quot;:[[&quot;2019&quot;]]}}}],&quot;schema&quot;:&quot;https://github.com/citation-style-language/schema/raw/master/csl-citation.json&quot;} RND4LgHWHoAUN"/><text:span text:style-name="T89">Adi Sankaracharya, </text:span><text:span text:style-name="T90">The Crest-Jewel of Wisdom</text:span><text:span text:style-name="T89"> (St. Albert, 2019).</text:span><text:reference-mark-end text:name="ZOTERO_ITEM CSL_CITATION {&quot;citationID&quot;:&quot;yPLXofNi&quot;,&quot;properties&quot;:{&quot;formattedCitation&quot;:&quot;Adi Sankaracharya, {\\i{}The Crest-Jewel of Wisdom} (St. Albert, 2019).&quot;,&quot;plainCitation&quot;:&quot;Adi Sankaracharya, The Crest-Jewel of Wisdom (St. Albert, 2019).&quot;,&quot;noteIndex&quot;:247},&quot;citationItems&quot;:[{&quot;id&quot;:915,&quot;uris&quot;:[&quot;http://zotero.org/users/4295591/items/285X6CCG&quot;,[&quot;http://zotero.org/users/4295591/items/285X6CCG&quot;]],&quot;itemData&quot;:{&quot;id&quot;:915,&quot;type&quot;:&quot;book&quot;,&quot;event-place&quot;:&quot;St. Albert&quot;,&quot;publisher-place&quot;:&quot;St. Albert&quot;,&quot;title&quot;:&quot;The Crest-Jewel of Wisdom&quot;,&quot;author&quot;:[{&quot;family&quot;:&quot;Sankaracharya&quot;,&quot;given&quot;:&quot;Adi&quot;}],&quot;contributor&quot;:[{&quot;family&quot;:&quot;Sosteric&quot;,&quot;given&quot;:&quot;Mike&quot;}],&quot;issued&quot;:{&quot;date-parts&quot;:[[&quot;2019&quot;]]}}}],&quot;schema&quot;:&quot;https://github.com/citation-style-language/schema/raw/master/csl-citation.json&quot;} RND4LgHWHoAUN"/></text:p></text:note-body></text:note></text:span><text:span text:style-name="T1571"> for example, spends a lot of time talking about addiction to money, power, ego aggrandizement, and so on. The text says that desire/addiction undermines your spiritual progress by attaching you to the dramas and baubles of the material world, thereby distracting you from </text:span><text:alphabetical-index-mark-start text:id="IMark1835266584480" text:main-entry="true"/><text:span text:style-name="T1571">connection</text:span><text:alphabetical-index-mark-end text:id="IMark1835266584480"/><text:span text:style-name="T1571"> and </text:span><text:alphabetical-index-mark-start text:id="IMark1835266585680" text:main-entry="true"/><text:alphabetical-index-mark-start text:id="IMark1835266581600" text:main-entry="true"/><text:span text:style-name="T1571">connection</text:span><text:alphabetical-index-mark-end text:id="IMark1835266581600"/><text:span text:style-name="T1571"> practice</text:span><text:alphabetical-index-mark-end text:id="IMark1835266585680"/><text:span text:style-name="T1571">. As a consequence of your addictions, you become locked in normal consciousness and stuck in the delusional world of samsara, which is true and makes perfect sense. If you spend all your body’s energy on denying your addictions and trying to find your next fix, <text:s/>you do not have any energy left for self-reflection, self-analysis, and </text:span><text:alphabetical-index-mark-start text:id="IMark1835266584400" text:main-entry="true"/><text:alphabetical-index-mark-start text:id="IMark1835266585760" text:main-entry="true"/><text:span text:style-name="T1571">connection</text:span><text:alphabetical-index-mark-end text:id="IMark1835266585760"/><text:span text:style-name="T1571"> practice</text:span><text:alphabetical-index-mark-end text:id="IMark1835266584400"/><text:span text:style-name="T1571">. If you do not have any energy left, you will not make any spiritual progress forward. </text:span></text:p>
        <text:p text:style-name="P38"><text:span text:style-name="T1572">What is the solution to addiction? </text:span><text:alphabetical-index-mark-start text:id="IMark1835266582400" text:main-entry="true"/><text:span text:style-name="T1572">Authentic spirituality</text:span><text:alphabetical-index-mark-end text:id="IMark1835266582400"/><text:span text:style-name="T1572">. In the </text:span><text:span text:style-name="T1573">Crest jewel</text:span><text:span text:style-name="T1574">, we learn that authentic spiritual practice, </text:span><text:span text:style-name="T1575">authentic connection practice, </text:span><text:span text:style-name="T1574">frees you from addiction/attachment. This freedom can occur </text:span><text:soft-page-break/><text:span text:style-name="T1574">gradually and over time, as we slowly begin to realize the nature of the addiction and its negative impact on our lives, but it can occur instantly, as </text:span><text:span text:style-name="T1576">with </text:span><text:span text:style-name="T1574">Bill Wilson, </text:span><text:span text:style-name="T1576">founder of Alcoholics Anonymous,</text:span><text:span text:style-name="T1574"> attests, </text:span><text:span text:style-name="T1576">who was instantly cured of a powerful addiction to alcohol by a </text:span><text:span text:style-name="T1574">powerful </text:span><text:alphabetical-index-mark-start text:id="IMark1835266581600" text:main-entry="true"/><text:alphabetical-index-mark-start text:id="IMark1835266581760" text:main-entry="true"/><text:span text:style-name="T1574">connection</text:span><text:alphabetical-index-mark-end text:id="IMark1835266581760"/><text:span text:style-name="T1574"> experience</text:span><text:alphabetical-index-mark-end text:id="IMark1835266581600"/><text:span text:style-name="T1574">.</text:span><text:span text:style-name="T1574"><text:note text:id="ftn241" text:note-class="footnote"><text:note-citation>241</text:note-citation><text:note-body><text:p text:style-name="Footnote"><text:reference-mark-start text:name="ZOTERO_ITEM CSL_CITATION {&quot;citationID&quot;:&quot;UH4R5qPO&quot;,&quot;properties&quot;:{&quot;formattedCitation&quot;:&quot;Alcoholics Anonymous, {\\i{}\\uc0\\u8216{}PASS IT ON\\uc0\\u8217{} The Story of Bill Wilson and How the A.A. Message Reached the World}.&quot;,&quot;plainCitation&quot;:&quot;Alcoholics Anonymous, ‘PASS IT ON’ The Story of Bill Wilson and How the A.A. Message Reached the World.&quot;,&quot;noteIndex&quot;:248},&quot;citationItems&quot;:[{&quot;id&quot;:2486,&quot;uris&quot;:[&quot;http://zotero.org/users/4295591/items/Y55RTK9Z&quot;,[&quot;http://zotero.org/users/4295591/items/Y55RTK9Z&quot;]],&quot;itemData&quot;:{&quot;id&quot;:2486,&quot;type&quot;:&quot;book&quot;,&quot;edition&quot;:&quot;Kindle&quot;,&quot;event-place&quot;:&quot;New York&quot;,&quot;publisher&quot;:&quot;AA World Services&quot;,&quot;publisher-place&quot;:&quot;New York&quot;,&quot;title&quot;:&quot;‘PASS IT ON’ The story of Bill Wilson and how the A.A. message reached the world&quot;,&quot;URL&quot;:&quot;https://amzn.to/2XKQNP5&quot;,&quot;author&quot;:[{&quot;family&quot;:&quot;Alcoholics Anonymous&quot;,&quot;given&quot;:&quot;&quot;}],&quot;issued&quot;:{&quot;date-parts&quot;:[[&quot;1984&quot;]]}}}],&quot;schema&quot;:&quot;https://github.com/citation-style-language/schema/raw/master/csl-citation.json&quot;} RNDxRL0ZwtVQ7"/><text:span text:style-name="T89">Alcoholics Anonymous, </text:span><text:span text:style-name="T90">‘PASS IT ON’ The Story of Bill Wilson and How the A.A. Message Reached the World</text:span><text:span text:style-name="T89">.</text:span><text:reference-mark-end text:name="ZOTERO_ITEM CSL_CITATION {&quot;citationID&quot;:&quot;UH4R5qPO&quot;,&quot;properties&quot;:{&quot;formattedCitation&quot;:&quot;Alcoholics Anonymous, {\\i{}\\uc0\\u8216{}PASS IT ON\\uc0\\u8217{} The Story of Bill Wilson and How the A.A. Message Reached the World}.&quot;,&quot;plainCitation&quot;:&quot;Alcoholics Anonymous, ‘PASS IT ON’ The Story of Bill Wilson and How the A.A. Message Reached the World.&quot;,&quot;noteIndex&quot;:248},&quot;citationItems&quot;:[{&quot;id&quot;:2486,&quot;uris&quot;:[&quot;http://zotero.org/users/4295591/items/Y55RTK9Z&quot;,[&quot;http://zotero.org/users/4295591/items/Y55RTK9Z&quot;]],&quot;itemData&quot;:{&quot;id&quot;:2486,&quot;type&quot;:&quot;book&quot;,&quot;edition&quot;:&quot;Kindle&quot;,&quot;event-place&quot;:&quot;New York&quot;,&quot;publisher&quot;:&quot;AA World Services&quot;,&quot;publisher-place&quot;:&quot;New York&quot;,&quot;title&quot;:&quot;‘PASS IT ON’ The story of Bill Wilson and how the A.A. message reached the world&quot;,&quot;URL&quot;:&quot;https://amzn.to/2XKQNP5&quot;,&quot;author&quot;:[{&quot;family&quot;:&quot;Alcoholics Anonymous&quot;,&quot;given&quot;:&quot;&quot;}],&quot;issued&quot;:{&quot;date-parts&quot;:[[&quot;1984&quot;]]}}}],&quot;schema&quot;:&quot;https://github.com/citation-style-language/schema/raw/master/csl-citation.json&quot;} RNDxRL0ZwtVQ7"/></text:p></text:note-body></text:note></text:span><text:span text:style-name="T1574"> </text:span></text:p>
        <text:p text:style-name="Standard"><text:span text:style-name="T1577">The relationship between addiction and </text:span><text:span text:style-name="T1578">authentic frameworks </text:span><text:span text:style-name="T1577">is something to consider when evaluating a spirituality or religion. If the </text:span><text:span text:style-name="T1579">framework </text:span><text:span text:style-name="T1577">is authentic, it should not only address addiction, as The </text:span><text:span text:style-name="T1580">Crest Jewel </text:span><text:span text:style-name="T1577">does, but it should also be successful in treating addictions. </text:span><text:span text:style-name="T1578">That is, t</text:span><text:span text:style-name="T1577">he person following an </text:span><text:span text:style-name="T1581">authentic framework </text:span><text:span text:style-name="T1577">should find success in treating their own addictions. Whether the fruitful cure is experienced instantly as the miraculous outcome of a </text:span><text:alphabetical-index-mark-start text:id="IMark1835266582960" text:main-entry="true"/><text:span text:style-name="T1577">connection</text:span><text:alphabetical-index-mark-end text:id="IMark1835266582960"/><text:span text:style-name="T1577"> event or over time in a process of growing awareness and personal change, one of the fruitful outcomes of </text:span><text:alphabetical-index-mark-start text:id="IMark1835266581600" text:main-entry="true"/><text:span text:style-name="T1577">authentic spirituality</text:span><text:alphabetical-index-mark-end text:id="IMark1835266581600"/><text:span text:style-name="T1577"> practice is the reduction and eventual elimination of addiction. If you’re not seeing or experiencing this fruitful outcome, that is a seven pillars, alarm-raising red flag. </text:span></text:p>
        <text:p text:style-name="Standard"><text:span text:style-name="T37">As a final comment, it may be useful to reiterate what we said earlier, which is that </text:span><text:alphabetical-index-mark-start text:id="IMark1835266585680" text:main-entry="true"/><text:span text:style-name="T37">authentic spirituality</text:span><text:alphabetical-index-mark-end text:id="IMark1835266585680"/><text:span text:style-name="T37"> </text:span><text:soft-page-break/><text:span text:style-name="T37">should teach and emphasize the significance and importance of fruitful outcomes in the present, </text:span><text:span text:style-name="T1582">not in some future life</text:span><text:span text:style-name="T37">. </text:span><text:span text:style-name="T1583">Authentic frameworks </text:span><text:span text:style-name="T37">should not suggest that your primary benefit comes in the next life, through entrance into “heaven,” the avoidance of rebirth, the enjoyment of celestial virgins, or whatever. Authentic </text:span><text:span text:style-name="T1584">frameworks</text:span><text:span text:style-name="T37"> assert the benefits of practice in the here and now. If a religion or spirituality is avoiding the discussion of fruitful outcomes in the here and now and instead </text:span><text:span text:style-name="T1585">of </text:span><text:span text:style-name="T37">distracting you with fantasies of after-life </text:span><text:span text:style-name="T1583">or next-life </text:span><text:span text:style-name="T1584">reward</text:span><text:span text:style-name="T37">, look away.</text:span></text:p>
        <text:h text:style-name="P40" text:outline-level="2"><text:bookmark-start text:name="_Toc269745851"/><text:bookmark-start text:name="_Toc503154520"/><text:bookmark-start text:name="__RefHeading___Toc10397_3722381662"/><text:bookmark-start text:name="_Toc357512588"/>6. Logical<text:bookmark-end text:name="_Toc269745851"/><text:bookmark-end text:name="_Toc503154520"/><text:bookmark-end text:name="__RefHeading___Toc10397_3722381662"/><text:bookmark-end text:name="_Toc357512588"/></text:h>
        <text:p text:style-name="P277"><text:span text:style-name="T1586">So far we have discussed five of the seven pillars of </text:span><text:alphabetical-index-mark-start text:id="IMark1835266581600" text:main-entry="true"/><text:span text:style-name="T1586">authentic spirituality</text:span><text:alphabetical-index-mark-end text:id="IMark1835266581600"/><text:span text:style-name="T1586"> which are that an </text:span><text:alphabetical-index-mark-start text:id="IMark1835266584400" text:main-entry="true"/><text:span text:style-name="T1586">authentic spirituality</text:span><text:alphabetical-index-mark-end text:id="IMark1835266584400"/><text:span text:style-name="T1586"> should be accessible and inclusive, embodied, responsible and non-judgmental, empowering and fruitful. In addition to all these, an </text:span><text:alphabetical-index-mark-start text:id="IMark1835266581760" text:main-entry="true"/><text:span text:style-name="T1586">authentic spirituality</text:span><text:alphabetical-index-mark-end text:id="IMark1835266581760"/><text:span text:style-name="T1586"> should also be logical and consistent. That is, </text:span><text:alphabetical-index-mark-start text:id="IMark1835266584480" text:main-entry="true"/><text:span text:style-name="T1586">a</text:span>uthentic spirituality<text:alphabetical-index-mark-end text:id="IMark1835266584480"/> should never be irrational, inconsistent, <text:span text:style-name="T1587">or illogical. This bears repetition often. </text:span><text:alphabetical-index-mark-start text:id="IMark1835266582960" text:main-entry="true"/>Authentic spirituality<text:alphabetical-index-mark-end text:id="IMark1835266582960"/> should always be logical, consistent, and make total sense. </text:p>
        <text:p text:style-name="P278">For some, <text:span text:style-name="T1588">the notion that </text:span><text:alphabetical-index-mark-start text:id="IMark1835266584400" text:main-entry="true"/><text:span text:style-name="T1588">authentic spirituality</text:span><text:alphabetical-index-mark-end text:id="IMark1835266584400"/><text:span text:style-name="T1588"> should be logical and consistent might seem like spiritual </text:span><text:soft-page-break/><text:span text:style-name="T1588">antitheses. </text:span>After all, when we speak of <text:span text:style-name="T1589">human </text:span>spirituality we are talking about an immaterial and invisible universe of Consciousness/<text:span text:style-name="T1590">God</text:span>. <text:span text:style-name="T1588">This has always been a matter of faith, has it not? There is no concrete evidence that such a thing actually exists, some will say; thus, i</text:span>n <text:span text:style-name="T1587">the</text:span> context <text:span text:style-name="T1587">of human spirituality</text:span>, logic, consistency, and common sense <text:span text:style-name="T1591">are, by definition, impossible</text:span>. </text:p>
        <text:p text:style-name="P278"><text:span text:style-name="T1592">In fact, however, they are not. </text:span><text:alphabetical-index-mark-start text:id="IMark1835266584400" text:main-entry="true"/><text:span text:style-name="T1592">A</text:span>uthentic spirituality<text:alphabetical-index-mark-end text:id="IMark1835266584400"/> <text:span text:style-name="T1592">can and </text:span>should be logical, <text:span text:style-name="T1593">grounded, </text:span>and consistent, with its own assumptions and propositions <text:span text:style-name="T1591">and with everything fitting together in a sensible way</text:span>. It should never step outside the bounds of reason and common sense. As soon as spirituality starts to become illogical, inconsistent, or too far out of touch with what we generally recognize as <text:span text:style-name="T1594">logical </text:span>common sense, we have a problem. <text:span text:style-name="T1595">This is true whether or not you prefer to rely on “natural” explanations of </text:span><text:alphabetical-index-mark-start text:id="IMark1835266584480" text:main-entry="true"/><text:span text:style-name="T1595">connection</text:span><text:alphabetical-index-mark-end text:id="IMark1835266584480"/><text:span text:style-name="T1595"> (i.e. neurological explanations) or whether you openly consider transcendent and transpersonal explanations. </text:span></text:p>
        <text:p text:style-name="P279"><text:span text:style-name="T1593">It is important to underline this point. Logic and common sense can apply to both naturalistic explanations of spiritual phenomenon </text:span><text:span text:style-name="T1596">and </text:span><text:span text:style-name="T1593">to any “supernatural” explanations that may be invoked to explain the observable phenomenon (like </text:span><text:alphabetical-index-mark-start text:id="IMark1835266582960" text:main-entry="true"/><text:span text:style-name="T1593">connection</text:span><text:alphabetical-index-mark-end text:id="IMark1835266582960"/><text:span text:style-name="T1593"> experiences and </text:span><text:alphabetical-index-mark-start text:id="IMark1835266583440" text:main-entry="true"/><text:alphabetical-index-mark-start text:id="IMark1835266584480" text:main-entry="true"/><text:span text:style-name="T1593">connection</text:span><text:alphabetical-index-mark-end text:id="IMark1835266584480"/><text:span text:style-name="T1593"> outcomes</text:span><text:alphabetical-index-mark-end text:id="IMark1835266583440"/><text:span text:style-name="T1593">) that attend </text:span><text:alphabetical-index-mark-start text:id="IMark1835266583040" text:main-entry="true"/><text:span text:style-name="T1593">authentic spirituality</text:span><text:alphabetical-index-mark-end text:id="IMark1835266583040"/><text:span text:style-name="T1593">. </text:span></text:p>
        <text:p text:style-name="P280"><text:soft-page-break/><text:span text:style-name="T1597">It might sound outrageous, especially to the fundamentalist atheist, but it is true, and we are not the first to assert this. Oscar Ichazo, founder of the Arica school, makes logic, rationality, and a “scientifically systematized” spirituality a central goal of human endeavor.</text:span><text:span text:style-name="T1597"><text:note text:id="ftn242" text:note-class="footnote"><text:note-citation>242</text:note-citation><text:note-body><text:p text:style-name="Footnote"><text:reference-mark-start text:name="ZOTERO_ITEM CSL_CITATION {&quot;citationID&quot;:&quot;U5PSR2XS&quot;,&quot;properties&quot;:{&quot;formattedCitation&quot;:&quot;Oscar Ichazo, {\\i{}The Human Process of Enlightenment and Freedom} (New York: Arica Institute, 1976).&quot;,&quot;plainCitation&quot;:&quot;Oscar Ichazo, The Human Process of Enlightenment and Freedom (New York: Arica Institute, 1976).&quot;,&quot;noteIndex&quot;:249},&quot;citationItems&quot;:[{&quot;id&quot;:904,&quot;uris&quot;:[&quot;http://zotero.org/users/4295591/items/LJYFB5CG&quot;,[&quot;http://zotero.org/users/4295591/items/LJYFB5CG&quot;]],&quot;itemData&quot;:{&quot;id&quot;:904,&quot;type&quot;:&quot;book&quot;,&quot;event-place&quot;:&quot;New York&quot;,&quot;publisher&quot;:&quot;Arica Institute&quot;,&quot;publisher-place&quot;:&quot;New York&quot;,&quot;title&quot;:&quot;The Human Process of Enlightenment and Freedom&quot;,&quot;author&quot;:[{&quot;family&quot;:&quot;Ichazo&quot;,&quot;given&quot;:&quot;Oscar&quot;}],&quot;issued&quot;:{&quot;date-parts&quot;:[[&quot;1976&quot;]]}}}],&quot;schema&quot;:&quot;https://github.com/citation-style-language/schema/raw/master/csl-citation.json&quot;} RND2pUBC29GHW"/><text:span text:style-name="T89">Oscar Ichazo, </text:span><text:span text:style-name="T90">The Human Process of Enlightenment and Freedom</text:span><text:span text:style-name="T89"> (New York: Arica Institute, 1976).</text:span><text:reference-mark-end text:name="ZOTERO_ITEM CSL_CITATION {&quot;citationID&quot;:&quot;U5PSR2XS&quot;,&quot;properties&quot;:{&quot;formattedCitation&quot;:&quot;Oscar Ichazo, {\\i{}The Human Process of Enlightenment and Freedom} (New York: Arica Institute, 1976).&quot;,&quot;plainCitation&quot;:&quot;Oscar Ichazo, The Human Process of Enlightenment and Freedom (New York: Arica Institute, 1976).&quot;,&quot;noteIndex&quot;:249},&quot;citationItems&quot;:[{&quot;id&quot;:904,&quot;uris&quot;:[&quot;http://zotero.org/users/4295591/items/LJYFB5CG&quot;,[&quot;http://zotero.org/users/4295591/items/LJYFB5CG&quot;]],&quot;itemData&quot;:{&quot;id&quot;:904,&quot;type&quot;:&quot;book&quot;,&quot;event-place&quot;:&quot;New York&quot;,&quot;publisher&quot;:&quot;Arica Institute&quot;,&quot;publisher-place&quot;:&quot;New York&quot;,&quot;title&quot;:&quot;The Human Process of Enlightenment and Freedom&quot;,&quot;author&quot;:[{&quot;family&quot;:&quot;Ichazo&quot;,&quot;given&quot;:&quot;Oscar&quot;}],&quot;issued&quot;:{&quot;date-parts&quot;:[[&quot;1976&quot;]]}}}],&quot;schema&quot;:&quot;https://github.com/citation-style-language/schema/raw/master/csl-citation.json&quot;} RND2pUBC29GHW"/></text:p></text:note-body></text:note></text:span><text:span text:style-name="T1597"> You can even apply logic and common sense to supernatural phenomenon. In fact, some might say that logic, common sense, and the mounting evidence provided by the study of </text:span><text:alphabetical-index-mark-start text:id="IMark1835266583920" text:main-entry="true"/><text:span text:style-name="T1597">connection</text:span><text:alphabetical-index-mark-end text:id="IMark1835266583920"/><text:span text:style-name="T1597"> experiences demands not only that we consider non-materialist explanations for some of the things we experience, but that we accept these explanations as the most logical and parsimonious available. As Shear</text:span><text:span text:style-name="T1597"><text:note text:id="ftn243" text:note-class="footnote"><text:note-citation>243</text:note-citation><text:note-body><text:p text:style-name="Footnote"><text:reference-mark-start text:name="ZOTERO_ITEM CSL_CITATION {&quot;citationID&quot;:&quot;2pfG3JbQ&quot;,&quot;properties&quot;:{&quot;formattedCitation&quot;:&quot;\\uc0\\u8220{}Mysticism and Scientific Naturalism,\\uc0\\u8221{} {\\i{}Sophia} 43, no. 1 (May 2004): 85, https://doi.org/10.1007/BF02782439.&quot;,&quot;plainCitation&quot;:&quot;“Mysticism and Scientific Naturalism,” Sophia 43, no. 1 (May 2004): 85, https://doi.org/10.1007/BF02782439.&quot;,&quot;noteIndex&quot;:250},&quot;citationItems&quot;:[{&quot;id&quot;:2285,&quot;uris&quot;:[&quot;http://zotero.org/users/4295591/items/XZSQR2MI&quot;,[&quot;http://zotero.org/users/4295591/items/XZSQR2MI&quot;]],&quot;itemData&quot;:{&quot;id&quot;:2285,&quot;type&quot;:&quot;article-journal&quot;,&quot;abstract&quot;:&quot;How, from a scientific standpoint, should we understand mystical experiences? On the one hand such experiences are obviously capable of being studied scientifically. Nevertheless there is a sense in which such experiences often seem strongly opposed to our ordinary scientific views of reality, for they often seem to point to a domain quite outside that examined by naturalistic empirical science. Indeed, this is often precisely what seems to be `mystical' about them. The present essay takes a hard look at specific question of the possible significance of these experiences for scientific naturalism.&quot;,&quot;container-title&quot;:&quot;Sophia&quot;,&quot;DOI&quot;:&quot;10.1007/BF02782439&quot;,&quot;ISSN&quot;:&quot;1873-930X&quot;,&quot;issue&quot;:&quot;1&quot;,&quot;page&quot;:&quot;83–99&quot;,&quot;title&quot;:&quot;Mysticism and scientific naturalism&quot;,&quot;volume&quot;:&quot;43&quot;,&quot;author&quot;:[{&quot;family&quot;:&quot;Shear&quot;,&quot;given&quot;:&quot;Jonathan&quot;}],&quot;issued&quot;:{&quot;date-parts&quot;:[[&quot;2004&quot;,5]]}},&quot;locator&quot;:&quot;85&quot;,&quot;suppress-author&quot;:true}],&quot;schema&quot;:&quot;https://github.com/citation-style-language/schema/raw/master/csl-citation.json&quot;} RND1Dv2ej8mWl"/><text:span text:style-name="T89">“Mysticism and Scientific Naturalism,” </text:span><text:span text:style-name="T90">Sophia</text:span><text:span text:style-name="T89"> 43, no. 1 (May 2004): 85, https://doi.org/10.1007/BF02782439.</text:span><text:reference-mark-end text:name="ZOTERO_ITEM CSL_CITATION {&quot;citationID&quot;:&quot;2pfG3JbQ&quot;,&quot;properties&quot;:{&quot;formattedCitation&quot;:&quot;\\uc0\\u8220{}Mysticism and Scientific Naturalism,\\uc0\\u8221{} {\\i{}Sophia} 43, no. 1 (May 2004): 85, https://doi.org/10.1007/BF02782439.&quot;,&quot;plainCitation&quot;:&quot;“Mysticism and Scientific Naturalism,” Sophia 43, no. 1 (May 2004): 85, https://doi.org/10.1007/BF02782439.&quot;,&quot;noteIndex&quot;:250},&quot;citationItems&quot;:[{&quot;id&quot;:2285,&quot;uris&quot;:[&quot;http://zotero.org/users/4295591/items/XZSQR2MI&quot;,[&quot;http://zotero.org/users/4295591/items/XZSQR2MI&quot;]],&quot;itemData&quot;:{&quot;id&quot;:2285,&quot;type&quot;:&quot;article-journal&quot;,&quot;abstract&quot;:&quot;How, from a scientific standpoint, should we understand mystical experiences? On the one hand such experiences are obviously capable of being studied scientifically. Nevertheless there is a sense in which such experiences often seem strongly opposed to our ordinary scientific views of reality, for they often seem to point to a domain quite outside that examined by naturalistic empirical science. Indeed, this is often precisely what seems to be `mystical' about them. The present essay takes a hard look at specific question of the possible significance of these experiences for scientific naturalism.&quot;,&quot;container-title&quot;:&quot;Sophia&quot;,&quot;DOI&quot;:&quot;10.1007/BF02782439&quot;,&quot;ISSN&quot;:&quot;1873-930X&quot;,&quot;issue&quot;:&quot;1&quot;,&quot;page&quot;:&quot;83–99&quot;,&quot;title&quot;:&quot;Mysticism and scientific naturalism&quot;,&quot;volume&quot;:&quot;43&quot;,&quot;author&quot;:[{&quot;family&quot;:&quot;Shear&quot;,&quot;given&quot;:&quot;Jonathan&quot;}],&quot;issued&quot;:{&quot;date-parts&quot;:[[&quot;2004&quot;,5]]}},&quot;locator&quot;:&quot;85&quot;,&quot;suppress-author&quot;:true}],&quot;schema&quot;:&quot;https://github.com/citation-style-language/schema/raw/master/csl-citation.json&quot;} RND1Dv2ej8mWl"/></text:p></text:note-body></text:note></text:span><text:span text:style-name="T1597"> points out,</text:span></text:p>
        <text:p text:style-name="P109">From a common-sense perspective, we are intimately aware of consciousness, and it is a truism that consciousness has a variety of properties (among them qualia, intentionality, and non-spatiality) that are so different from those of matter that it is difficult if not impossible to see how consciousness could ever have been <text:soft-page-break/>produced by matter. The problems that arise here are formidable, and have given rise to what has recently become popularized as 'the hard problem' of explaining the existence of consciousness in a material universe.</text:p>
        <text:p text:style-name="P281"><text:span text:style-name="T1598">The “hard problem” is the problem of what consciousness is exactly, and how it arises. It is often assumed by lay people (and many scientists) that scientists feel this is a done deal, that scientists all agree that consciousness arises in the physical body, in the neurology of the brain and CNS. Put another way, it is assumed that scientists all believe that when your brain dies, you die. In fact, this is not the case. Consciousness as a phenomenon, and </text:span><text:alphabetical-index-mark-start text:id="IMark1835266582400" text:main-entry="true"/><text:span text:style-name="T1598">connection</text:span><text:alphabetical-index-mark-end text:id="IMark1835266582400"/><text:span text:style-name="T1598"> experiences which intimate transcendent realities, have not been satisfactorily explained in materialist terms. Some scientists,</text:span><text:span text:style-name="T1598"><text:note text:id="ftn244" text:note-class="footnote"><text:note-citation>244</text:note-citation><text:note-body><text:p text:style-name="Footnote"><text:reference-mark-start text:name="ZOTERO_ITEM CSL_CITATION {&quot;citationID&quot;:&quot;Nsff2NrP&quot;,&quot;properties&quot;:{&quot;formattedCitation&quot;:&quot;See for example Dossey, \\uc0\\u8220{}Nonlocal Mind: A (Fairly) Brief History of the Term\\uc0\\u8221{}; Laszlo, Grof, and Russell, {\\i{}The Consciousness Revolution}; Dossey, {\\i{}Recovering the Soul: A Scientific and Spiritual Search}.&quot;,&quot;plainCitation&quot;:&quot;See for example Dossey, “Nonlocal Mind: A (Fairly) Brief History of the Term”; Laszlo, Grof, and Russell, The Consciousness Revolution; Dossey, Recovering the Soul: A Scientific and Spiritual Search.&quot;,&quot;noteIndex&quot;:251},&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prefix&quot;:&quot;See for example &quot;},{&quot;id&quot;:2476,&quot;uris&quot;:[&quot;http://zotero.org/users/4295591/items/IAD6MCEG&quot;,[&quot;http://zotero.org/users/4295591/items/IAD6MCEG&quot;]],&quot;itemData&quot;:{&quot;id&quot;:2476,&quot;type&quot;:&quot;book&quot;,&quot;event-place&quot;:&quot;Las Vegas&quot;,&quot;publisher&quot;:&quot;Elf Rock Productions&quot;,&quot;publisher-place&quot;:&quot;Las Vegas&quot;,&quot;title&quot;:&quot;The Consciousness Revolution&quot;,&quot;author&quot;:[{&quot;family&quot;:&quot;Laszlo&quot;,&quot;given&quot;:&quot;Ervin&quot;},{&quot;family&quot;:&quot;Grof&quot;,&quot;given&quot;:&quot;Stanislav&quot;},{&quot;family&quot;:&quot;Russell&quot;,&quot;given&quot;:&quot;Peter&quot;}],&quot;issued&quot;:{&quot;date-parts&quot;:[[&quot;1999&quot;]]}}},{&quot;id&quot;:907,&quot;uris&quot;:[&quot;http://zotero.org/users/4295591/items/RKECHLJJ&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X0QwGDjkh9"/><text:span text:style-name="T89">See for example Dossey, “Nonlocal Mind: A (Fairly) Brief History of the Term”; Laszlo, Grof, and Russell, </text:span><text:span text:style-name="T90">The Consciousness Revolution</text:span><text:span text:style-name="T89">; Dossey, </text:span><text:span text:style-name="T90">Recovering the Soul: A Scientific and Spiritual Search</text:span><text:span text:style-name="T89">.</text:span><text:reference-mark-end text:name="ZOTERO_ITEM CSL_CITATION {&quot;citationID&quot;:&quot;Nsff2NrP&quot;,&quot;properties&quot;:{&quot;formattedCitation&quot;:&quot;See for example Dossey, \\uc0\\u8220{}Nonlocal Mind: A (Fairly) Brief History of the Term\\uc0\\u8221{}; Laszlo, Grof, and Russell, {\\i{}The Consciousness Revolution}; Dossey, {\\i{}Recovering the Soul: A Scientific and Spiritual Search}.&quot;,&quot;plainCitation&quot;:&quot;See for example Dossey, “Nonlocal Mind: A (Fairly) Brief History of the Term”; Laszlo, Grof, and Russell, The Consciousness Revolution; Dossey, Recovering the Soul: A Scientific and Spiritual Search.&quot;,&quot;noteIndex&quot;:251},&quot;citationItems&quot;:[{&quot;id&quot;:2497,&quot;uris&quot;:[&quot;http://zotero.org/users/4295591/items/DSL8PH66&quot;,[&quot;http://zotero.org/users/4295591/items/DSL8PH66&quot;]],&quot;itemData&quot;:{&quot;id&quot;:2497,&quot;type&quot;:&quot;article-journal&quot;,&quot;container-title&quot;:&quot;Explore: The Journal of Science and Healing&quot;,&quot;DOI&quot;:&quot;http://dx.doi.org/10.1016/j.explore.2014.12.001&quot;,&quot;ISSN&quot;:&quot;1550-8307&quot;,&quot;issue&quot;:&quot;2&quot;,&quot;note&quot;:&quot;Mysticism Course&quot;,&quot;page&quot;:&quot;89-101&quot;,&quot;title&quot;:&quot;Nonlocal Mind: A (Fairly) Brief History of the Term&quot;,&quot;volume&quot;:&quot;11&quot;,&quot;author&quot;:[{&quot;family&quot;:&quot;Dossey&quot;,&quot;given&quot;:&quot;Larry&quot;}],&quot;issued&quot;:{&quot;date-parts&quot;:[[&quot;2015&quot;]]}},&quot;prefix&quot;:&quot;See for example &quot;},{&quot;id&quot;:2476,&quot;uris&quot;:[&quot;http://zotero.org/users/4295591/items/IAD6MCEG&quot;,[&quot;http://zotero.org/users/4295591/items/IAD6MCEG&quot;]],&quot;itemData&quot;:{&quot;id&quot;:2476,&quot;type&quot;:&quot;book&quot;,&quot;event-place&quot;:&quot;Las Vegas&quot;,&quot;publisher&quot;:&quot;Elf Rock Productions&quot;,&quot;publisher-place&quot;:&quot;Las Vegas&quot;,&quot;title&quot;:&quot;The Consciousness Revolution&quot;,&quot;author&quot;:[{&quot;family&quot;:&quot;Laszlo&quot;,&quot;given&quot;:&quot;Ervin&quot;},{&quot;family&quot;:&quot;Grof&quot;,&quot;given&quot;:&quot;Stanislav&quot;},{&quot;family&quot;:&quot;Russell&quot;,&quot;given&quot;:&quot;Peter&quot;}],&quot;issued&quot;:{&quot;date-parts&quot;:[[&quot;1999&quot;]]}}},{&quot;id&quot;:907,&quot;uris&quot;:[&quot;http://zotero.org/users/4295591/items/RKECHLJJ&quot;,[&quot;http://zotero.org/users/4295591/items/RKECHLJJ&quot;]],&quot;itemData&quot;:{&quot;id&quot;:907,&quot;type&quot;:&quot;book&quot;,&quot;event-place&quot;:&quot;Toronto&quot;,&quot;publisher&quot;:&quot;Bantam Books&quot;,&quot;publisher-place&quot;:&quot;Toronto&quot;,&quot;title&quot;:&quot;Recovering the Soul: A Scientific and Spiritual Search&quot;,&quot;author&quot;:[{&quot;family&quot;:&quot;Dossey&quot;,&quot;given&quot;:&quot;Larry&quot;}],&quot;issued&quot;:{&quot;date-parts&quot;:[[&quot;1989&quot;]]}}}],&quot;schema&quot;:&quot;https://github.com/citation-style-language/schema/raw/master/csl-citation.json&quot;} RNDX0QwGDjkh9"/></text:p></text:note-body></text:note></text:span><text:span text:style-name="T1598"> myself included, do indeed propose transcendent realities as logical and necessary explanations for what has been scientifically observed. We can arbitrarily dismiss these issues and these conclusions if we want, and no doubt some readers are fighting hard the intellectual inclination to do so, but as </text:span><text:soft-page-break/><text:span text:style-name="T1598">one scholar politely noted,</text:span> <text:span text:style-name="T1599">“if a physicist or a cognitive scientist suggests that consciousness can be explained in physical terms, this is merely a hope ungrounded in current theory, and the question remains open.” </text:span><text:span text:style-name="T1598"><text:note text:id="ftn245" text:note-class="footnote"><text:note-citation>245</text:note-citation><text:note-body><text:p text:style-name="Footnote"><text:reference-mark-start text:name="ZOTERO_ITEM CSL_CITATION {&quot;citationID&quot;:&quot;8zBp3Z5s&quot;,&quot;properties&quot;:{&quot;formattedCitation&quot;:&quot;{\\i{}The Conscious Mind: In Search of a Fundamental Theory} (New York: Oxford University Press, 1996), https://amzn.to/2Vzq5HW.&quot;,&quot;plainCitation&quot;:&quot;The Conscious Mind: In Search of a Fundamental Theory (New York: Oxford University Press, 1996), https://amzn.to/2Vzq5HW.&quot;,&quot;noteIndex&quot;:252},&quot;citationItems&quot;:[{&quot;id&quot;:386,&quot;uris&quot;:[&quot;http://zotero.org/users/4295591/items/FIQEF9Q4&quot;,[&quot;http://zotero.org/users/4295591/items/FIQEF9Q4&quot;]],&quot;itemData&quot;:{&quot;id&quot;:386,&quot;type&quot;:&quot;book&quot;,&quot;event-place&quot;:&quot;New York&quot;,&quot;publisher&quot;:&quot;Oxford University Press&quot;,&quot;publisher-place&quot;:&quot;New York&quot;,&quot;title&quot;:&quot;The Conscious Mind: In Search of a Fundamental Theory&quot;,&quot;URL&quot;:&quot;https://amzn.to/2Vzq5HW&quot;,&quot;author&quot;:[{&quot;family&quot;:&quot;Chalmers&quot;,&quot;given&quot;:&quot;David&quot;}],&quot;issued&quot;:{&quot;date-parts&quot;:[[&quot;1996&quot;]]}},&quot;suppress-author&quot;:true}],&quot;schema&quot;:&quot;https://github.com/citation-style-language/schema/raw/master/csl-citation.json&quot;} RNDB1391WGLpE"/><text:span text:style-name="T90">The Conscious Mind: In Search of a Fundamental Theory</text:span><text:span text:style-name="T89"> (New York: Oxford University Press, 1996), https://amzn.to/2Vzq5HW.</text:span><text:reference-mark-end text:name="ZOTERO_ITEM CSL_CITATION {&quot;citationID&quot;:&quot;8zBp3Z5s&quot;,&quot;properties&quot;:{&quot;formattedCitation&quot;:&quot;{\\i{}The Conscious Mind: In Search of a Fundamental Theory} (New York: Oxford University Press, 1996), https://amzn.to/2Vzq5HW.&quot;,&quot;plainCitation&quot;:&quot;The Conscious Mind: In Search of a Fundamental Theory (New York: Oxford University Press, 1996), https://amzn.to/2Vzq5HW.&quot;,&quot;noteIndex&quot;:252},&quot;citationItems&quot;:[{&quot;id&quot;:386,&quot;uris&quot;:[&quot;http://zotero.org/users/4295591/items/FIQEF9Q4&quot;,[&quot;http://zotero.org/users/4295591/items/FIQEF9Q4&quot;]],&quot;itemData&quot;:{&quot;id&quot;:386,&quot;type&quot;:&quot;book&quot;,&quot;event-place&quot;:&quot;New York&quot;,&quot;publisher&quot;:&quot;Oxford University Press&quot;,&quot;publisher-place&quot;:&quot;New York&quot;,&quot;title&quot;:&quot;The Conscious Mind: In Search of a Fundamental Theory&quot;,&quot;URL&quot;:&quot;https://amzn.to/2Vzq5HW&quot;,&quot;author&quot;:[{&quot;family&quot;:&quot;Chalmers&quot;,&quot;given&quot;:&quot;David&quot;}],&quot;issued&quot;:{&quot;date-parts&quot;:[[&quot;1996&quot;]]}},&quot;suppress-author&quot;:true}],&quot;schema&quot;:&quot;https://github.com/citation-style-language/schema/raw/master/csl-citation.json&quot;} RNDB1391WGLpE"/></text:p></text:note-body></text:note></text:span></text:p>
        <text:p text:style-name="P282"><text:span text:style-name="T1600">T</text:span>he point here is not to get into a debate about the origins of consciousness. The point here is to emphasize the need for logic and consistency. Whatever your particular feeling about the nature of consciousness and <text:alphabetical-index-mark-start text:id="IMark1835266582960" text:main-entry="true"/>connection<text:alphabetical-index-mark-end text:id="IMark1835266582960"/>, <text:span text:style-name="T1601">whatever side of the fence you are on </text:span><text:span text:style-name="T1602">vis a vis </text:span><text:span text:style-name="T1601">the </text:span>role of religion, <text:alphabetical-index-mark-start text:id="IMark1835266584400" text:main-entry="true"/><text:alphabetical-index-mark-start text:id="IMark1835266585760" text:main-entry="true"/><text:span text:style-name="T1601">connection</text:span><text:alphabetical-index-mark-end text:id="IMark1835266585760"/><text:span text:style-name="T1601"> experience</text:span><text:alphabetical-index-mark-end text:id="IMark1835266584400"/><text:span text:style-name="T1601">, and consciousness in human existence</text:span>, it all needs be logical and consistent. Our thinking has to be logical and consistent and any ideas we have about <text:alphabetical-index-mark-start text:id="IMark1835266581600" text:main-entry="true"/>connection<text:alphabetical-index-mark-end text:id="IMark1835266581600"/>, what it is, how to obtain it, and what <text:span text:style-name="T1603">it i</text:span>s all for, have to be logical and consistent <text:span text:style-name="T1600">as well</text:span>. </text:p>
        <text:p text:style-name="P283"><text:span text:style-name="T1604"><text:s/>It is possible and </text:span><text:span text:style-name="T1605">it is </text:span><text:span text:style-name="T1604">important because without logic and consistently you get cockamamie nuttiness. </text:span>Consider the following <text:span text:style-name="T1606">anecdotal example</text:span>. A few years ago, I read an article that suggested the problem of obesity in America was in fact not a problem at all. According to one spiritual pundit, obesity was a good thing because it was a sign of enlightenment! <text:span text:style-name="T1592">P</text:span>eople who became enlightened often developed "Buddha belly," <text:span text:style-name="T1592">said </text:span><text:soft-page-break/><text:span text:style-name="T1592">this writer. The conclusion? A</text:span>dipose tissue was a sign of closeness to God. <text:span text:style-name="T1607">Surprise surprise. T</text:span>he fact that more and more <text:span text:style-name="T1599">individuals </text:span>in North America were experiencing the Buddha belly (otherwise known as the obesity epidemic) <text:span text:style-name="T1606">was not the result of processed food and an advertising industry working overtime to addict the population to fat and sugar, it was the result of spiritual maturity. </text:span></text:p>
        <text:p text:style-name="P284"><text:span text:style-name="T37">Obviously, </text:span><text:span text:style-name="T1608">t</text:span><text:span text:style-name="T37">his pundit’</text:span><text:span text:style-name="T1609">s</text:span><text:span text:style-name="T1610"> notion that enlightenment causes obesity was not logical, it was ignorant, uneducated, and absurd. Not only that, it was dangerous. They had no </text:span><text:span text:style-name="T37">sense of the health problems that attend obesity (like heart disease, diabetes, joint failure, etc.), </text:span><text:span text:style-name="T1611">no sense of </text:span><text:span text:style-name="T37">the dangers of junk/processed </text:span><text:span text:style-name="T1610">foods </text:span><text:span text:style-name="T37">in the diet of North Americans, and no sense of the impact of the mass media and advertising on encouraging </text:span><text:span text:style-name="T1612">addiction to </text:span><text:span text:style-name="T37">junk foods. To be sure, there are different body types. It is also true that heavyset individuals can be perfectly healthy, but that is not always the case. Obesity, especially when attended by inactivity </text:span><text:span text:style-name="T1613">and poor diet, </text:span><text:span text:style-name="T37">can lead to </text:span><text:span text:style-name="T1611">various </text:span><text:span text:style-name="T37">problems. </text:span><text:span text:style-name="T1614">I</text:span><text:span text:style-name="T37">t has nothing to do with enlightenment </text:span><text:span text:style-name="T1611">and everything to do with lifestyle. </text:span></text:p>
        <text:p text:style-name="P285">The example of “Buddha Belly” may seem trivial, <text:s/>nevertheless it illustrates a point—some people do not apply logic and common sense to their spirituality, and <text:soft-page-break/>that is a problem. Our spirituality and our thinking about it should <text:span text:style-name="T1615">always </text:span>be logical and common sensible. </text:p>
        <text:p text:style-name="P286"><text:span text:style-name="T1616">When wagging the finger at illogic and insensibility, we would not want to blame the general population. The failure here is often a failure of </text:span><text:span text:style-name="T1617">education and </text:span><text:span text:style-name="T1616">scholarship, not mass thinking. It is the scholar’s job to sort shit out, to examine the phenomenon, and to explain the world. When scholars assume that human spirituality is silliness, when they suggest that no “serious” scholar would ever take it seriously, as one of my colleagues recently did to me, when they dismiss it all as “savage supernaturalism” as sociological “luminary” Peter Berger embarrassingly did in his book</text:span><text:span text:style-name="T1618"> </text:span><text:span text:style-name="T1619">A Rumor of Angels,</text:span><text:span text:style-name="T1619"><text:note text:id="ftn246" text:note-class="footnote"><text:note-citation>246</text:note-citation><text:note-body><text:p text:style-name="Footnote"><text:reference-mark-start text:name="ZOTERO_ITEM CSL_CITATION {&quot;citationID&quot;:&quot;jok7GHGP&quot;,&quot;properties&quot;:{&quot;formattedCitation&quot;:&quot;Peter Berger, {\\i{}A Rumor of Angels} (New York: Anchor Books, 1970).&quot;,&quot;plainCitation&quot;:&quot;Peter Berger, A Rumor of Angels (New York: Anchor Books, 1970).&quot;,&quot;noteIndex&quot;:253},&quot;citationItems&quot;:[{&quot;id&quot;:2337,&quot;uris&quot;:[&quot;http://zotero.org/users/4295591/items/A7BK5BSA&quot;,[&quot;http://zotero.org/users/4295591/items/A7BK5BSA&quot;]],&quot;itemData&quot;:{&quot;id&quot;:2337,&quot;type&quot;:&quot;book&quot;,&quot;event-place&quot;:&quot;New York&quot;,&quot;publisher&quot;:&quot;Anchor Books&quot;,&quot;publisher-place&quot;:&quot;New York&quot;,&quot;title&quot;:&quot;A Rumor of Angels&quot;,&quot;author&quot;:[{&quot;family&quot;:&quot;Berger&quot;,&quot;given&quot;:&quot;Peter&quot;}],&quot;issued&quot;:{&quot;date-parts&quot;:[[&quot;1970&quot;]]}}}],&quot;schema&quot;:&quot;https://github.com/citation-style-language/schema/raw/master/csl-citation.json&quot;} RNDNXo9PjFW4U"/><text:span text:style-name="T89">Peter Berger, </text:span><text:span text:style-name="T90">A Rumor of Angels</text:span><text:span text:style-name="T89"> (New York: Anchor Books, 1970).</text:span><text:reference-mark-end text:name="ZOTERO_ITEM CSL_CITATION {&quot;citationID&quot;:&quot;jok7GHGP&quot;,&quot;properties&quot;:{&quot;formattedCitation&quot;:&quot;Peter Berger, {\\i{}A Rumor of Angels} (New York: Anchor Books, 1970).&quot;,&quot;plainCitation&quot;:&quot;Peter Berger, A Rumor of Angels (New York: Anchor Books, 1970).&quot;,&quot;noteIndex&quot;:253},&quot;citationItems&quot;:[{&quot;id&quot;:2337,&quot;uris&quot;:[&quot;http://zotero.org/users/4295591/items/A7BK5BSA&quot;,[&quot;http://zotero.org/users/4295591/items/A7BK5BSA&quot;]],&quot;itemData&quot;:{&quot;id&quot;:2337,&quot;type&quot;:&quot;book&quot;,&quot;event-place&quot;:&quot;New York&quot;,&quot;publisher&quot;:&quot;Anchor Books&quot;,&quot;publisher-place&quot;:&quot;New York&quot;,&quot;title&quot;:&quot;A Rumor of Angels&quot;,&quot;author&quot;:[{&quot;family&quot;:&quot;Berger&quot;,&quot;given&quot;:&quot;Peter&quot;}],&quot;issued&quot;:{&quot;date-parts&quot;:[[&quot;1970&quot;]]}}}],&quot;schema&quot;:&quot;https://github.com/citation-style-language/schema/raw/master/csl-citation.json&quot;} RNDNXo9PjFW4U"/></text:p></text:note-body></text:note></text:span><text:span text:style-name="T1619"> </text:span><text:span text:style-name="T1620">it is not the people’s fault, it is the scholar’s fault. When scholars reject the area outright, perhaps without ever really taking a serious look, they leave a vacuum where all sorts of flighty, frivolous, and even dangerous nonsense can squeak its way in. There are even dire political consequences for their (our) lack of involvement. Butler</text:span><text:span text:style-name="T1620"><text:note text:id="ftn247" text:note-class="footnote"><text:note-citation>247</text:note-citation><text:note-body><text:p text:style-name="Footnote"><text:reference-mark-start text:name="ZOTERO_ITEM CSL_CITATION {&quot;citationID&quot;:&quot;gs8qunmK&quot;,&quot;properties&quot;:{&quot;formattedCitation&quot;:&quot;{\\i{}Born Again: The Christian Right Globalized} (New York: Pluto Press, 2006).&quot;,&quot;plainCitation&quot;:&quot;Born Again: The Christian Right Globalized (New York: Pluto Press, 2006).&quot;,&quot;noteIndex&quot;:254},&quot;citationItems&quot;:[{&quot;id&quot;:1784,&quot;uris&quot;:[&quot;http://zotero.org/users/4295591/items/U8WJK6Q7&quot;,[&quot;http://zotero.org/users/4295591/items/U8WJK6Q7&quot;]],&quot;itemData&quot;:{&quot;id&quot;:1784,&quot;type&quot;:&quot;book&quot;,&quot;event-place&quot;:&quot;New York&quot;,&quot;publisher&quot;:&quot;Pluto Press&quot;,&quot;publisher-place&quot;:&quot;New York&quot;,&quot;title&quot;:&quot;Born Again: The Christian Right Globalized&quot;,&quot;author&quot;:[{&quot;family&quot;:&quot;Butler&quot;,&quot;given&quot;:&quot;Jennifer&quot;}],&quot;issued&quot;:{&quot;date-parts&quot;:[[&quot;2006&quot;]]}},&quot;suppress-author&quot;:true}],&quot;schema&quot;:&quot;https://github.com/citation-style-language/schema/raw/master/csl-citation.json&quot;} RNDMNPv9qE21n"/><text:span text:style-name="T90">Born Again: The Christian Right Globalized</text:span><text:span text:style-name="T89"> (New York: Pluto Press, 2006).</text:span><text:reference-mark-end text:name="ZOTERO_ITEM CSL_CITATION {&quot;citationID&quot;:&quot;gs8qunmK&quot;,&quot;properties&quot;:{&quot;formattedCitation&quot;:&quot;{\\i{}Born Again: The Christian Right Globalized} (New York: Pluto Press, 2006).&quot;,&quot;plainCitation&quot;:&quot;Born Again: The Christian Right Globalized (New York: Pluto Press, 2006).&quot;,&quot;noteIndex&quot;:254},&quot;citationItems&quot;:[{&quot;id&quot;:1784,&quot;uris&quot;:[&quot;http://zotero.org/users/4295591/items/U8WJK6Q7&quot;,[&quot;http://zotero.org/users/4295591/items/U8WJK6Q7&quot;]],&quot;itemData&quot;:{&quot;id&quot;:1784,&quot;type&quot;:&quot;book&quot;,&quot;event-place&quot;:&quot;New York&quot;,&quot;publisher&quot;:&quot;Pluto Press&quot;,&quot;publisher-place&quot;:&quot;New York&quot;,&quot;title&quot;:&quot;Born Again: The Christian Right Globalized&quot;,&quot;author&quot;:[{&quot;family&quot;:&quot;Butler&quot;,&quot;given&quot;:&quot;Jennifer&quot;}],&quot;issued&quot;:{&quot;date-parts&quot;:[[&quot;2006&quot;]]}},&quot;suppress-author&quot;:true}],&quot;schema&quot;:&quot;https://github.com/citation-style-language/schema/raw/master/csl-citation.json&quot;} RNDMNPv9qE21n"/></text:p></text:note-body></text:note></text:span><text:span text:style-name="T1620"> argues that scholar’s, in particular progressive scholars, disinclination to get involved in human spirituality has left a vacuum that has been hijacked by </text:span><text:soft-page-break/><text:span text:style-name="T1620">conservative political interests, with increasingly detrimental global effect, as evinced by the international rise of nationalist and right-wing politics.</text:span><text:note text:id="ftn248" text:note-class="footnote"><text:note-citation>248</text:note-citation><text:note-body><text:p text:style-name="Footnote"><text:reference-mark-start text:name="ZOTERO_ITEM CSL_CITATION {&quot;citationID&quot;:&quot;r62gluGi&quot;,&quot;properties&quot;:{&quot;formattedCitation&quot;:&quot;Mike Sosteric, \\uc0\\u8220{}How the Conservative Right Hijacks Religion,\\uc0\\u8221{} {\\i{}The Conversation}, 2019, https://theconversation.com/how-the-conservative-right-hijacks-religion-109218.&quot;,&quot;plainCitation&quot;:&quot;Mike Sosteric, “How the Conservative Right Hijacks Religion,” The Conversation, 2019, https://theconversation.com/how-the-conservative-right-hijacks-religion-109218.&quot;,&quot;noteIndex&quot;:255},&quot;citationItems&quot;:[{&quot;id&quot;:787,&quot;uris&quot;:[&quot;http://zotero.org/users/4295591/items/TYSCV2YM&quot;,[&quot;http://zotero.org/users/4295591/items/TYSCV2YM&quot;]],&quot;itemData&quot;:{&quot;id&quot;:787,&quot;type&quot;:&quot;article-magazine&quot;,&quot;container-title&quot;:&quot;The Conversation&quot;,&quot;title&quot;:&quot;How the Conservative Right Hijacks Religion&quot;,&quot;URL&quot;:&quot;https://theconversation.com/how-the-conservative-right-hijacks-religion-109218&quot;,&quot;author&quot;:[{&quot;family&quot;:&quot;Sosteric&quot;,&quot;given&quot;:&quot;Mike&quot;}],&quot;issued&quot;:{&quot;date-parts&quot;:[[&quot;2019&quot;]]}}}],&quot;schema&quot;:&quot;https://github.com/citation-style-language/schema/raw/master/csl-citation.json&quot;} RNDGXgeANdtRP"/><text:span text:style-name="T89">Mike Sosteric, “How the Conservative Right Hijacks Religion,” </text:span><text:span text:style-name="T90">The Conversation</text:span><text:span text:style-name="T89">, 2019, https://theconversation.com/how-the-conservative-right-hijacks-religion-109218.</text:span><text:reference-mark-end text:name="ZOTERO_ITEM CSL_CITATION {&quot;citationID&quot;:&quot;r62gluGi&quot;,&quot;properties&quot;:{&quot;formattedCitation&quot;:&quot;Mike Sosteric, \\uc0\\u8220{}How the Conservative Right Hijacks Religion,\\uc0\\u8221{} {\\i{}The Conversation}, 2019, https://theconversation.com/how-the-conservative-right-hijacks-religion-109218.&quot;,&quot;plainCitation&quot;:&quot;Mike Sosteric, “How the Conservative Right Hijacks Religion,” The Conversation, 2019, https://theconversation.com/how-the-conservative-right-hijacks-religion-109218.&quot;,&quot;noteIndex&quot;:255},&quot;citationItems&quot;:[{&quot;id&quot;:787,&quot;uris&quot;:[&quot;http://zotero.org/users/4295591/items/TYSCV2YM&quot;,[&quot;http://zotero.org/users/4295591/items/TYSCV2YM&quot;]],&quot;itemData&quot;:{&quot;id&quot;:787,&quot;type&quot;:&quot;article-magazine&quot;,&quot;container-title&quot;:&quot;The Conversation&quot;,&quot;title&quot;:&quot;How the Conservative Right Hijacks Religion&quot;,&quot;URL&quot;:&quot;https://theconversation.com/how-the-conservative-right-hijacks-religion-109218&quot;,&quot;author&quot;:[{&quot;family&quot;:&quot;Sosteric&quot;,&quot;given&quot;:&quot;Mike&quot;}],&quot;issued&quot;:{&quot;date-parts&quot;:[[&quot;2019&quot;]]}}}],&quot;schema&quot;:&quot;https://github.com/citation-style-language/schema/raw/master/csl-citation.json&quot;} RNDGXgeANdtRP"/></text:p></text:note-body></text:note></text:p>
        <text:p text:style-name="P287"><text:span text:style-name="T1621">The point here is simple: l</text:span>ogic and consistency should apply <text:span text:style-name="T1622">as a pillar of authenticity</text:span> throughout the corpus, <text:span text:style-name="T1623">and scholarly involvement can help make that happen, if they get over their own intellectual prejudice. It is not without precedent. August Comte, founding father of sociology, wrote </text:span><text:span text:style-name="T1624">The Catechism of Positivism; or, Summary Exposition of the Universal Religion.</text:span><text:span text:style-name="T1625"> </text:span><text:span text:style-name="T1626">In this guide, Comte literally tries to start a </text:span><text:span text:style-name="T1627">new religion. </text:span><text:span text:style-name="T1626">In the book, </text:span><text:span text:style-name="T1627">he </text:span><text:span text:style-name="T1625">outlines </text:span><text:span text:style-name="T1626">what he thinks is </text:span><text:span text:style-name="T1625">a logical and rational alternative to the religious offerings of his day.</text:span><text:span text:style-name="T1625"><text:note text:id="ftn249" text:note-class="footnote"><text:note-citation>249</text:note-citation><text:note-body><text:p text:style-name="Footnote"><text:reference-mark-start text:name="ZOTERO_ITEM CSL_CITATION {&quot;citationID&quot;:&quot;iLQ8ALQW&quot;,&quot;properties&quot;:{&quot;formattedCitation&quot;:&quot;Auguste Comte, {\\i{}The Catechism of Positivism; or, Summary Exposition of the Universal Religion} (London: John Chapman, 1852).&quot;,&quot;plainCitation&quot;:&quot;Auguste Comte, The Catechism of Positivism; or, Summary Exposition of the Universal Religion (London: John Chapman, 1852).&quot;,&quot;noteIndex&quot;:256},&quot;citationItems&quot;:[{&quot;id&quot;:2718,&quot;uris&quot;:[&quot;http://zotero.org/users/4295591/items/F3642BUU&quot;,[&quot;http://zotero.org/users/4295591/items/F3642BUU&quot;]],&quot;itemData&quot;:{&quot;id&quot;:2718,&quot;type&quot;:&quot;book&quot;,&quot;event-place&quot;:&quot;London&quot;,&quot;publisher&quot;:&quot;John Chapman&quot;,&quot;publisher-place&quot;:&quot;London&quot;,&quot;title&quot;:&quot;The Catechism of Positivism; or, Summary Exposition of the Universal Religion&quot;,&quot;author&quot;:[{&quot;family&quot;:&quot;Comte&quot;,&quot;given&quot;:&quot;Auguste&quot;}],&quot;issued&quot;:{&quot;date-parts&quot;:[[&quot;1852&quot;]]}}}],&quot;schema&quot;:&quot;https://github.com/citation-style-language/schema/raw/master/csl-citation.json&quot;} RNDVzVqDIkWob"/><text:span text:style-name="T89">Auguste Comte, </text:span><text:span text:style-name="T90">The Catechism of Positivism; or, Summary Exposition of the Universal Religion</text:span><text:span text:style-name="T89"> (London: John Chapman, 1852).</text:span><text:reference-mark-end text:name="ZOTERO_ITEM CSL_CITATION {&quot;citationID&quot;:&quot;iLQ8ALQW&quot;,&quot;properties&quot;:{&quot;formattedCitation&quot;:&quot;Auguste Comte, {\\i{}The Catechism of Positivism; or, Summary Exposition of the Universal Religion} (London: John Chapman, 1852).&quot;,&quot;plainCitation&quot;:&quot;Auguste Comte, The Catechism of Positivism; or, Summary Exposition of the Universal Religion (London: John Chapman, 1852).&quot;,&quot;noteIndex&quot;:256},&quot;citationItems&quot;:[{&quot;id&quot;:2718,&quot;uris&quot;:[&quot;http://zotero.org/users/4295591/items/F3642BUU&quot;,[&quot;http://zotero.org/users/4295591/items/F3642BUU&quot;]],&quot;itemData&quot;:{&quot;id&quot;:2718,&quot;type&quot;:&quot;book&quot;,&quot;event-place&quot;:&quot;London&quot;,&quot;publisher&quot;:&quot;John Chapman&quot;,&quot;publisher-place&quot;:&quot;London&quot;,&quot;title&quot;:&quot;The Catechism of Positivism; or, Summary Exposition of the Universal Religion&quot;,&quot;author&quot;:[{&quot;family&quot;:&quot;Comte&quot;,&quot;given&quot;:&quot;Auguste&quot;}],&quot;issued&quot;:{&quot;date-parts&quot;:[[&quot;1852&quot;]]}}}],&quot;schema&quot;:&quot;https://github.com/citation-style-language/schema/raw/master/csl-citation.json&quot;} RNDVzVqDIkWob"/></text:p></text:note-body></text:note></text:span><text:span text:style-name="T1628"> this guide is not recommend for reading because it is dry, pedantic, boring, tiresome, sexist, and prejudiced, but it is worthwhile </text:span><text:span text:style-name="T1617">noting so </text:span><text:span text:style-name="T1628">that sociologists and their students ar</text:span><text:span text:style-name="T1629">e</text:span><text:span text:style-name="T1628"> aware of it, since it provides precedent for an academic getting involved in and even trying to start a religion. Similarly, Star Hawk, a feminist psychologist, has contributed to the development of Wicca and Goddess </text:span><text:soft-page-break/><text:span text:style-name="T1628">worship.</text:span><text:span text:style-name="T1628"><text:note text:id="ftn250" text:note-class="footnote"><text:note-citation>250</text:note-citation><text:note-body><text:p text:style-name="Footnote"><text:reference-mark-start text:name="ZOTERO_ITEM CSL_CITATION {&quot;citationID&quot;:&quot;h8o9aAF8&quot;,&quot;properties&quot;:{&quot;formattedCitation&quot;:&quot;Starhawk, {\\i{}Spiral Dance, The - 20th Anniversary: A Rebirth of the Ancient Religion of the Goddess: 20th Anniversary Edition: Starhawk}.&quot;,&quot;plainCitation&quot;:&quot;Starhawk, Spiral Dance, The - 20th Anniversary: A Rebirth of the Ancient Religion of the Goddess: 20th Anniversary Edition: Starhawk.&quot;,&quot;noteIndex&quot;:257},&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N7h6fhUun2"/><text:span text:style-name="T89">Starhawk, </text:span><text:span text:style-name="T90">Spiral Dance, The - 20th Anniversary: A Rebirth of the Ancient Religion of the Goddess: 20th Anniversary Edition: Starhawk</text:span><text:span text:style-name="T89">.</text:span><text:reference-mark-end text:name="ZOTERO_ITEM CSL_CITATION {&quot;citationID&quot;:&quot;h8o9aAF8&quot;,&quot;properties&quot;:{&quot;formattedCitation&quot;:&quot;Starhawk, {\\i{}Spiral Dance, The - 20th Anniversary: A Rebirth of the Ancient Religion of the Goddess: 20th Anniversary Edition: Starhawk}.&quot;,&quot;plainCitation&quot;:&quot;Starhawk, Spiral Dance, The - 20th Anniversary: A Rebirth of the Ancient Religion of the Goddess: 20th Anniversary Edition: Starhawk.&quot;,&quot;noteIndex&quot;:257},&quot;citationItems&quot;:[{&quot;id&quot;:742,&quot;uris&quot;:[&quot;http://zotero.org/users/4295591/items/8KIC7DAP&quot;,[&quot;http://zotero.org/users/4295591/items/8KIC7DAP&quot;]],&quot;itemData&quot;:{&quot;id&quot;:742,&quot;type&quot;:&quot;book&quot;,&quot;event-place&quot;:&quot;New York&quot;,&quot;publisher&quot;:&quot;Harper One&quot;,&quot;publisher-place&quot;:&quot;New York&quot;,&quot;title&quot;:&quot;Spiral Dance, The - 20th Anniversary: A Rebirth of the Ancient Religion of the Goddess: 20th Anniversary Edition: Starhawk&quot;,&quot;author&quot;:[{&quot;family&quot;:&quot;Starhawk&quot;,&quot;given&quot;:&quot;&quot;}],&quot;accessed&quot;:{&quot;date-parts&quot;:[[&quot;2019&quot;,4,12]]},&quot;issued&quot;:{&quot;date-parts&quot;:[[&quot;2011&quot;]]}}}],&quot;schema&quot;:&quot;https://github.com/citation-style-language/schema/raw/master/csl-citation.json&quot;} RNDN7h6fhUun2"/></text:p></text:note-body></text:note></text:span><text:span text:style-name="T1628"> However, none of these succeeded in bringing a logical, grounded, sensible framework into the mainstream of scholarly attention or larger society. Comte’s effort was spiritually unsophisticated, and even though Wiccan religions, druidic worship, shamanism, and other forms of paganism are proliferating,</text:span><text:span text:style-name="T1628"><text:note text:id="ftn251" text:note-class="footnote"><text:note-citation>251</text:note-citation><text:note-body><text:p text:style-name="Footnote"><text:reference-mark-start text:name="ZOTERO_ITEM CSL_CITATION {&quot;citationID&quot;:&quot;WQCN6k0K&quot;,&quot;properties&quot;:{&quot;formattedCitation&quot;:&quot;Kathryn Rountree, \\uc0\\u8220{}Transforming Deities: Modern Pagan Projects of Revival and Reinvention.,\\uc0\\u8221{} {\\i{}International Journal for the Study of New Religions} 8, no. 2 (July 2017): 213\\uc0\\u8211{}36; Rosemary Radford Ruether, \\uc0\\u8220{}The Normalization of Goddess Religion,\\uc0\\u8221{} {\\i{}Feminist Theology} 13, no. 2 (January 2005): 151\\uc0\\u8211{}57.&quot;,&quot;plainCitation&quot;:&quot;Kathryn Rountree, “Transforming Deities: Modern Pagan Projects of Revival and Reinvention.,” International Journal for the Study of New Religions 8, no. 2 (July 2017): 213–36; Rosemary Radford Ruether, “The Normalization of Goddess Religion,” Feminist Theology 13, no. 2 (January 2005): 151–57.&quot;,&quot;noteIndex&quot;:258},&quot;citationItems&quot;:[{&quot;id&quot;:2690,&quot;uris&quot;:[&quot;http://zotero.org/users/4295591/items/RI7RC3Z7&quot;,[&quot;http://zotero.org/users/4295591/items/RI7RC3Z7&quot;]],&quot;itemData&quot;:{&quot;id&quot;:2690,&quot;type&quot;:&quot;article-journal&quot;,&quot;abstract&quot;:&quot;This article examines a variety of ways in which deities from the ancient Mediterranean have been re-appropriated, re-interpreted, transformed, and invented for contemporary religious and socio-political purposes by local Pagan communities--especially in Greece, Italy, Iberia, and Malta--and by followers of the global Goddess spirituality movement. [ABSTRACT FROM AUTHOR]&quot;,&quot;archive&quot;:&quot;a9h&quot;,&quot;container-title&quot;:&quot;International Journal for the Study of New Religions&quot;,&quot;ISSN&quot;:&quot;20419511&quot;,&quot;issue&quot;:&quot;2&quot;,&quot;journalAbbreviation&quot;:&quot;International Journal for the Study of New Religions&quot;,&quot;page&quot;:&quot;213-236&quot;,&quot;source&quot;:&quot;EBSCOhost&quot;,&quot;title&quot;:&quot;Transforming Deities: Modern Pagan Projects of Revival and Reinvention.&quot;,&quot;volume&quot;:&quot;8&quot;,&quot;author&quot;:[{&quot;family&quot;:&quot;Rountree&quot;,&quot;given&quot;:&quot;Kathryn&quot;}],&quot;issued&quot;:{&quot;date-parts&quot;:[[&quot;2017&quot;,7]]}}},{&quot;id&quot;:573,&quot;uris&quot;:[&quot;http://zotero.org/users/4295591/items/5Y82WYJ9&quot;,[&quot;http://zotero.org/users/4295591/items/5Y82WYJ9&quot;]],&quot;itemData&quot;:{&quot;id&quot;:573,&quot;type&quot;:&quot;article-journal&quot;,&quot;archive&quot;:&quot;rfh&quot;,&quot;container-title&quot;:&quot;Feminist Theology&quot;,&quot;ISSN&quot;:&quot;0966-7350&quot;,&quot;issue&quot;:&quot;2&quot;,&quot;journalAbbreviation&quot;:&quot;Feminist Theology&quot;,&quot;page&quot;:&quot;151-157&quot;,&quot;source&quot;:&quot;EBSCOhost&quot;,&quot;title&quot;:&quot;The normalization of goddess religion&quot;,&quot;volume&quot;:&quot;13&quot;,&quot;author&quot;:[{&quot;family&quot;:&quot;Ruether&quot;,&quot;given&quot;:&quot;Rosemary Radford&quot;}],&quot;issued&quot;:{&quot;date-parts&quot;:[[&quot;2005&quot;,1]]}}}],&quot;schema&quot;:&quot;https://github.com/citation-style-language/schema/raw/master/csl-citation.json&quot;} RND9MMfj7LfP0"/><text:span text:style-name="T89">Kathryn Rountree, “Transforming Deities: Modern Pagan Projects of Revival and Reinvention.,” </text:span><text:span text:style-name="T90">International Journal for the Study of New Religions</text:span><text:span text:style-name="T89"> 8, no. 2 (July 2017): 213–36; Rosemary Radford Ruether, “The Normalization of Goddess Religion,” </text:span><text:span text:style-name="T90">Feminist Theology</text:span><text:span text:style-name="T89"> 13, no. 2 (January 2005): 151–57.</text:span><text:reference-mark-end text:name="ZOTERO_ITEM CSL_CITATION {&quot;citationID&quot;:&quot;WQCN6k0K&quot;,&quot;properties&quot;:{&quot;formattedCitation&quot;:&quot;Kathryn Rountree, \\uc0\\u8220{}Transforming Deities: Modern Pagan Projects of Revival and Reinvention.,\\uc0\\u8221{} {\\i{}International Journal for the Study of New Religions} 8, no. 2 (July 2017): 213\\uc0\\u8211{}36; Rosemary Radford Ruether, \\uc0\\u8220{}The Normalization of Goddess Religion,\\uc0\\u8221{} {\\i{}Feminist Theology} 13, no. 2 (January 2005): 151\\uc0\\u8211{}57.&quot;,&quot;plainCitation&quot;:&quot;Kathryn Rountree, “Transforming Deities: Modern Pagan Projects of Revival and Reinvention.,” International Journal for the Study of New Religions 8, no. 2 (July 2017): 213–36; Rosemary Radford Ruether, “The Normalization of Goddess Religion,” Feminist Theology 13, no. 2 (January 2005): 151–57.&quot;,&quot;noteIndex&quot;:258},&quot;citationItems&quot;:[{&quot;id&quot;:2690,&quot;uris&quot;:[&quot;http://zotero.org/users/4295591/items/RI7RC3Z7&quot;,[&quot;http://zotero.org/users/4295591/items/RI7RC3Z7&quot;]],&quot;itemData&quot;:{&quot;id&quot;:2690,&quot;type&quot;:&quot;article-journal&quot;,&quot;abstract&quot;:&quot;This article examines a variety of ways in which deities from the ancient Mediterranean have been re-appropriated, re-interpreted, transformed, and invented for contemporary religious and socio-political purposes by local Pagan communities--especially in Greece, Italy, Iberia, and Malta--and by followers of the global Goddess spirituality movement. [ABSTRACT FROM AUTHOR]&quot;,&quot;archive&quot;:&quot;a9h&quot;,&quot;container-title&quot;:&quot;International Journal for the Study of New Religions&quot;,&quot;ISSN&quot;:&quot;20419511&quot;,&quot;issue&quot;:&quot;2&quot;,&quot;journalAbbreviation&quot;:&quot;International Journal for the Study of New Religions&quot;,&quot;page&quot;:&quot;213-236&quot;,&quot;source&quot;:&quot;EBSCOhost&quot;,&quot;title&quot;:&quot;Transforming Deities: Modern Pagan Projects of Revival and Reinvention.&quot;,&quot;volume&quot;:&quot;8&quot;,&quot;author&quot;:[{&quot;family&quot;:&quot;Rountree&quot;,&quot;given&quot;:&quot;Kathryn&quot;}],&quot;issued&quot;:{&quot;date-parts&quot;:[[&quot;2017&quot;,7]]}}},{&quot;id&quot;:573,&quot;uris&quot;:[&quot;http://zotero.org/users/4295591/items/5Y82WYJ9&quot;,[&quot;http://zotero.org/users/4295591/items/5Y82WYJ9&quot;]],&quot;itemData&quot;:{&quot;id&quot;:573,&quot;type&quot;:&quot;article-journal&quot;,&quot;archive&quot;:&quot;rfh&quot;,&quot;container-title&quot;:&quot;Feminist Theology&quot;,&quot;ISSN&quot;:&quot;0966-7350&quot;,&quot;issue&quot;:&quot;2&quot;,&quot;journalAbbreviation&quot;:&quot;Feminist Theology&quot;,&quot;page&quot;:&quot;151-157&quot;,&quot;source&quot;:&quot;EBSCOhost&quot;,&quot;title&quot;:&quot;The normalization of goddess religion&quot;,&quot;volume&quot;:&quot;13&quot;,&quot;author&quot;:[{&quot;family&quot;:&quot;Ruether&quot;,&quot;given&quot;:&quot;Rosemary Radford&quot;}],&quot;issued&quot;:{&quot;date-parts&quot;:[[&quot;2005&quot;,1]]}}}],&quot;schema&quot;:&quot;https://github.com/citation-style-language/schema/raw/master/csl-citation.json&quot;} RND9MMfj7LfP0"/></text:p></text:note-body></text:note></text:span><text:span text:style-name="T1628"> they nevertheless stay on the margin, </text:span><text:span text:style-name="T1617">sometimes </text:span><text:span text:style-name="T1628">suffer</text:span><text:span text:style-name="T1617">ing </text:span><text:span text:style-name="T1628">the same insensibility and illogic of mainstream traditions. Take the example of druids, who presumably base their spirituality on ancient Roman and Celtic traditions. Richard Hutton points out that except for a couple of vague references in the historical record, druidship has no historical roots at all. In fact, druidship is an imaginative construction.</text:span><text:span text:style-name="T1628"><text:note text:id="ftn252" text:note-class="footnote"><text:note-citation>252</text:note-citation><text:note-body><text:p text:style-name="Footnote"><text:reference-mark-start text:name="ZOTERO_ITEM CSL_CITATION {&quot;citationID&quot;:&quot;vyWFyjBm&quot;,&quot;properties&quot;:{&quot;formattedCitation&quot;:&quot;Ronald Hutton, {\\i{}The Druids} (London: Hambledon Continuum, 2007).&quot;,&quot;plainCitation&quot;:&quot;Ronald Hutton, The Druids (London: Hambledon Continuum, 2007).&quot;,&quot;noteIndex&quot;:259},&quot;citationItems&quot;:[{&quot;id&quot;:2689,&quot;uris&quot;:[&quot;http://zotero.org/users/4295591/items/SJN9CM2S&quot;,[&quot;http://zotero.org/users/4295591/items/SJN9CM2S&quot;]],&quot;itemData&quot;:{&quot;id&quot;:2689,&quot;type&quot;:&quot;book&quot;,&quot;event-place&quot;:&quot;London&quot;,&quot;publisher&quot;:&quot;Hambledon Continuum&quot;,&quot;publisher-place&quot;:&quot;London&quot;,&quot;title&quot;:&quot;The Druids&quot;,&quot;author&quot;:[{&quot;family&quot;:&quot;Hutton&quot;,&quot;given&quot;:&quot;Ronald&quot;}],&quot;issued&quot;:{&quot;date-parts&quot;:[[&quot;2007&quot;]]}}}],&quot;schema&quot;:&quot;https://github.com/citation-style-language/schema/raw/master/csl-citation.json&quot;} RNDmwrv86uuX4"/><text:span text:style-name="T89">Ronald Hutton, </text:span><text:span text:style-name="T90">The Druids</text:span><text:span text:style-name="T89"> (London: Hambledon Continuum, 2007).</text:span><text:reference-mark-end text:name="ZOTERO_ITEM CSL_CITATION {&quot;citationID&quot;:&quot;vyWFyjBm&quot;,&quot;properties&quot;:{&quot;formattedCitation&quot;:&quot;Ronald Hutton, {\\i{}The Druids} (London: Hambledon Continuum, 2007).&quot;,&quot;plainCitation&quot;:&quot;Ronald Hutton, The Druids (London: Hambledon Continuum, 2007).&quot;,&quot;noteIndex&quot;:259},&quot;citationItems&quot;:[{&quot;id&quot;:2689,&quot;uris&quot;:[&quot;http://zotero.org/users/4295591/items/SJN9CM2S&quot;,[&quot;http://zotero.org/users/4295591/items/SJN9CM2S&quot;]],&quot;itemData&quot;:{&quot;id&quot;:2689,&quot;type&quot;:&quot;book&quot;,&quot;event-place&quot;:&quot;London&quot;,&quot;publisher&quot;:&quot;Hambledon Continuum&quot;,&quot;publisher-place&quot;:&quot;London&quot;,&quot;title&quot;:&quot;The Druids&quot;,&quot;author&quot;:[{&quot;family&quot;:&quot;Hutton&quot;,&quot;given&quot;:&quot;Ronald&quot;}],&quot;issued&quot;:{&quot;date-parts&quot;:[[&quot;2007&quot;]]}}}],&quot;schema&quot;:&quot;https://github.com/citation-style-language/schema/raw/master/csl-citation.json&quot;} RNDmwrv86uuX4"/></text:p></text:note-body></text:note></text:span><text:span text:style-name="T1628"> Druids make druidism out to be whatever they want it to be. Of course, there </text:span><text:span text:style-name="T1630">i</text:span><text:span text:style-name="T1628">s nothing wrong with </text:span><text:span text:style-name="T1631">that. And indeed, it could very well be that modern Druids are developing a logical and </text:span><text:alphabetical-index-mark-start text:id="IMark1835266582400" text:main-entry="true"/><text:span text:style-name="T1628">authentic spirituality</text:span><text:alphabetical-index-mark-end text:id="IMark1835266582400"/><text:span text:style-name="T1628">. </text:span><text:span text:style-name="T1632">It is, </text:span><text:span text:style-name="T1631">however, </text:span><text:span text:style-name="T1632">an open </text:span><text:span text:style-name="T1631">question </text:span><text:span text:style-name="T1632">whether modern druidry </text:span><text:soft-page-break/><text:span text:style-name="T1632">is anything more than fantastical cosplay. </text:span><text:span text:style-name="T1628">Obviously, when a group of people just make stuff up to suit their own fantasy predilections, this is neither logical nor consistent with existing spiritual knowledge, nor is it authentic in any way. It might be fun from a play perspective, but if one is seeking an authentic spiritual practice, it is a total waste of time. </text:span></text:p>
        <text:h text:style-name="P288" text:outline-level="2"><text:bookmark-start text:name="_Toc357512589"/><text:bookmark-start text:name="_Toc269745852"/><text:bookmark-start text:name="__RefHeading___Toc14238_2400359049"/><text:bookmark-start text:name="_Toc503154521"/>7. Empirical <text:bookmark-end text:name="_Toc357512589"/><text:bookmark-end text:name="_Toc269745852"/><text:bookmark-end text:name="__RefHeading___Toc14238_2400359049"/><text:bookmark-end text:name="_Toc503154521"/></text:h>
        <text:p text:style-name="P289">At this point in our discussion, we have covered six of the seven pillars of <text:alphabetical-index-mark-start text:id="IMark1835266585760" text:main-entry="true"/>authentic spirituality<text:alphabetical-index-mark-end text:id="IMark1835266585760"/>. <text:alphabetical-index-mark-start text:id="IMark1835266583760" text:main-entry="true"/>Authentic spirituality<text:alphabetical-index-mark-end text:id="IMark1835266583760"/> should be accessible and inclusive, embodied, responsible <text:span text:style-name="T1633">and non-judgmental</text:span>, empowering, fruitful, <text:span text:style-name="T1634">and </text:span>logical. The final pillar <text:span text:style-name="T1634">of </text:span><text:alphabetical-index-mark-start text:id="IMark1835266581760" text:main-entry="true"/><text:span text:style-name="T1634">authentic spirituality</text:span><text:alphabetical-index-mark-end text:id="IMark1835266581760"/><text:span text:style-name="T1634"> is </text:span>empirical verifiability. This pillar represents the simple requirement that <text:alphabetical-index-mark-start text:id="IMark1835266580960" text:main-entry="true"/>authentic spirituality<text:alphabetical-index-mark-end text:id="IMark1835266580960"/> should, within reason, be empirically <text:span text:style-name="T1635">grounded and </text:span>verifiable. <text:span text:style-name="T1633">Put another way, there has to be something real going on. </text:span>There has to be more to spirituality than just snake oil and empty words. There should be <text:span text:style-name="T65">evidence </text:span><text:span text:style-name="T1636">that it heals and connects</text:span><text:span text:style-name="T65">. </text:span></text:p>
        <text:p text:style-name="P290"><text:span text:style-name="T37">While some might doubt that you can put spirituality to the empirical test, </text:span><text:span text:style-name="T1637">at this point, this should not be a controversial statement at all. The entire journey up to here has been an empirical journey of setting standards, </text:span><text:soft-page-break/><text:span text:style-name="T1637">examining </text:span><text:alphabetical-index-mark-start text:id="IMark1835266584400" text:main-entry="true"/><text:span text:style-name="T37">outcome measures</text:span><text:alphabetical-index-mark-end text:id="IMark1835266584400"/><text:span text:style-name="T37">, </text:span><text:span text:style-name="T1638">and comparing and contrasting authentic versus inauthentic </text:span><text:span text:style-name="T1639">spirituality</text:span><text:span text:style-name="T1638">, based on empirical evidence. By now, we should understand, human spirituality and the </text:span><text:alphabetical-index-mark-start text:id="IMark1835266585680" text:main-entry="true"/><text:span text:style-name="T1638">connection</text:span><text:alphabetical-index-mark-end text:id="IMark1835266585680"/><text:span text:style-name="T1638"> experiences which root it are real and verifiable things which you can fruitfully analyze and meaningfully investigate. As Shear notes, obvious: </text:span></text:p>
        <text:p text:style-name="P109">...such experiences are, like any other experiences, obviously capable of being studied scientifically. Indeed, more than a thousand of studies of physiological, psychological and behavioral correlates and effects of such experiences and procedures designed to produce them have been published over the last thirty years <text:note text:id="ftn253" text:note-class="footnote"><text:note-citation>253</text:note-citation><text:note-body><text:p text:style-name="P48"><text:reference-mark-start text:name="ZOTERO_ITEM CSL_CITATION {&quot;citationID&quot;:&quot;zz5DSjax&quot;,&quot;properties&quot;:{&quot;formattedCitation&quot;:&quot;Shear, \\uc0\\u8220{}Mysticism and Scientific Naturalism,\\uc0\\u8221{} 83.&quot;,&quot;plainCitation&quot;:&quot;Shear, “Mysticism and Scientific Naturalism,” 83.&quot;,&quot;noteIndex&quot;:260},&quot;citationItems&quot;:[{&quot;id&quot;:2285,&quot;uris&quot;:[&quot;http://zotero.org/users/4295591/items/XZSQR2MI&quot;,[&quot;http://zotero.org/users/4295591/items/XZSQR2MI&quot;]],&quot;itemData&quot;:{&quot;id&quot;:2285,&quot;type&quot;:&quot;article-journal&quot;,&quot;abstract&quot;:&quot;How, from a scientific standpoint, should we understand mystical experiences? On the one hand such experiences are obviously capable of being studied scientifically. Nevertheless there is a sense in which such experiences often seem strongly opposed to our ordinary scientific views of reality, for they often seem to point to a domain quite outside that examined by naturalistic empirical science. Indeed, this is often precisely what seems to be `mystical' about them. The present essay takes a hard look at specific question of the possible significance of these experiences for scientific naturalism.&quot;,&quot;container-title&quot;:&quot;Sophia&quot;,&quot;DOI&quot;:&quot;10.1007/BF02782439&quot;,&quot;ISSN&quot;:&quot;1873-930X&quot;,&quot;issue&quot;:&quot;1&quot;,&quot;page&quot;:&quot;83–99&quot;,&quot;title&quot;:&quot;Mysticism and scientific naturalism&quot;,&quot;volume&quot;:&quot;43&quot;,&quot;author&quot;:[{&quot;family&quot;:&quot;Shear&quot;,&quot;given&quot;:&quot;Jonathan&quot;}],&quot;issued&quot;:{&quot;date-parts&quot;:[[&quot;2004&quot;,5]]}},&quot;locator&quot;:&quot;83&quot;}],&quot;schema&quot;:&quot;https://github.com/citation-style-language/schema/raw/master/csl-citation.json&quot;} RNDuk8wSmVa8o"/>Shear, “Mysticism and Scientific Naturalism,” 83.<text:reference-mark-end text:name="ZOTERO_ITEM CSL_CITATION {&quot;citationID&quot;:&quot;zz5DSjax&quot;,&quot;properties&quot;:{&quot;formattedCitation&quot;:&quot;Shear, \\uc0\\u8220{}Mysticism and Scientific Naturalism,\\uc0\\u8221{} 83.&quot;,&quot;plainCitation&quot;:&quot;Shear, “Mysticism and Scientific Naturalism,” 83.&quot;,&quot;noteIndex&quot;:260},&quot;citationItems&quot;:[{&quot;id&quot;:2285,&quot;uris&quot;:[&quot;http://zotero.org/users/4295591/items/XZSQR2MI&quot;,[&quot;http://zotero.org/users/4295591/items/XZSQR2MI&quot;]],&quot;itemData&quot;:{&quot;id&quot;:2285,&quot;type&quot;:&quot;article-journal&quot;,&quot;abstract&quot;:&quot;How, from a scientific standpoint, should we understand mystical experiences? On the one hand such experiences are obviously capable of being studied scientifically. Nevertheless there is a sense in which such experiences often seem strongly opposed to our ordinary scientific views of reality, for they often seem to point to a domain quite outside that examined by naturalistic empirical science. Indeed, this is often precisely what seems to be `mystical' about them. The present essay takes a hard look at specific question of the possible significance of these experiences for scientific naturalism.&quot;,&quot;container-title&quot;:&quot;Sophia&quot;,&quot;DOI&quot;:&quot;10.1007/BF02782439&quot;,&quot;ISSN&quot;:&quot;1873-930X&quot;,&quot;issue&quot;:&quot;1&quot;,&quot;page&quot;:&quot;83–99&quot;,&quot;title&quot;:&quot;Mysticism and scientific naturalism&quot;,&quot;volume&quot;:&quot;43&quot;,&quot;author&quot;:[{&quot;family&quot;:&quot;Shear&quot;,&quot;given&quot;:&quot;Jonathan&quot;}],&quot;issued&quot;:{&quot;date-parts&quot;:[[&quot;2004&quot;,5]]}},&quot;locator&quot;:&quot;83&quot;}],&quot;schema&quot;:&quot;https://github.com/citation-style-language/schema/raw/master/csl-citation.json&quot;} RNDuk8wSmVa8o"/></text:p></text:note-body></text:note></text:p>
        <text:p text:style-name="P291"><text:span text:style-name="T37">Indeed, this is true. “Such experiences [are] obviously capable of </text:span><text:span text:style-name="T1640">being</text:span><text:span text:style-name="T37"> studied scientifically,” </text:span><text:span text:style-name="T1640">and from a variety of angles. You can study </text:span><text:span text:style-name="T1641">them</text:span><text:span text:style-name="T1640"> psychologically, creating survey’s</text:span><text:span text:style-name="T1640"><text:note text:id="ftn254" text:note-class="footnote"><text:note-citation>254</text:note-citation><text:note-body><text:p text:style-name="Footnote"><text:reference-mark-start text:name="ZOTERO_ITEM CSL_CITATION {&quot;citationID&quot;:&quot;OiYv3skK&quot;,&quot;properties&quot;:{&quot;formattedCitation&quot;:&quot;Ralph W. Hood Jr et al., \\uc0\\u8220{}Dimensions of the Mysticism Scale: Confirming the Three-Factor Structure in the United States and Iran,\\uc0\\u8221{} {\\i{}Journal for the Scientific Study of Religion} 40, no. 4 (2001): 691\\uc0\\u8211{}705.&quot;,&quot;plainCitation&quot;:&quot;Ralph W. Hood Jr et al., “Dimensions of the Mysticism Scale: Confirming the Three-Factor Structure in the United States and Iran,” Journal for the Scientific Study of Religion 40, no. 4 (2001): 691–705.&quot;,&quot;noteIndex&quot;:261},&quot;citationItems&quot;:[{&quot;id&quot;:2006,&quot;uris&quot;:[&quot;http://zotero.org/users/4295591/items/KA2CCT7P&quot;,[&quot;http://zotero.org/users/4295591/items/KA2CCT7P&quot;]],&quot;itemData&quot;:{&quot;id&quot;:2006,&quot;type&quot;:&quot;article-journal&quot;,&quot;abstract&quot;:&quot;In a mostly Christian American sample (N = 1,379), confirmatory factor analysis of Hood's (1975) Mysticism Scale verified the existence of Stace's (1900) introvertive and extrovertive dimensions of mystical phenomenology along with a separate interpretation factor A second study confirmed the presence of these three factors in not only another group of Americans (N = 188), but also in a sample of Iranian Muslims (N = 185). Relationships of the introvertive and extrovertive factors with the interpretation factor were essentially identical across these two cultures, but the Americans displayed a stronger association between the two phenomenology factors. In both samples, the interpretation factor correlated positively with an intrinsic' and negatively with an extrinsic religious orientation, and the introvertive factor predicted psychological dysfunction. Associations of the interpretation factor with relative mental health appeared only in the Iranians. These data offered general support for State's phenomenology of mysticism, although the ineffability he linked with interpretation proved to be as much or even more a feature of the introvertive experience, as hypothesized by Hood. [ABSTRACT FROM AUTHOR]\nCopyright of Journal for the Scientific Study of Religion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for the Scientific Study of Religion&quot;,&quot;ISSN&quot;:&quot;00218294&quot;,&quot;issue&quot;:&quot;4&quot;,&quot;page&quot;:&quot;691-705&quot;,&quot;source&quot;:&quot;a9h&quot;,&quot;title&quot;:&quot;Dimensions of the Mysticism Scale: Confirming the Three-Factor Structure in the United States and Iran&quot;,&quot;volume&quot;:&quot;40&quot;,&quot;author&quot;:[{&quot;family&quot;:&quot;Hood Jr&quot;,&quot;given&quot;:&quot;Ralph W.&quot;},{&quot;family&quot;:&quot;Ghorbani&quot;,&quot;given&quot;:&quot;Nima&quot;},{&quot;family&quot;:&quot;Watson&quot;,&quot;given&quot;:&quot;P. J.&quot;},{&quot;family&quot;:&quot;Ghramaleki&quot;,&quot;given&quot;:&quot;Ahad Framarz&quot;},{&quot;family&quot;:&quot;Bing&quot;,&quot;given&quot;:&quot;Mark N.&quot;},{&quot;family&quot;:&quot;Davison&quot;,&quot;given&quot;:&quot;H. Kristl&quot;},{&quot;family&quot;:&quot;Morris&quot;,&quot;given&quot;:&quot;Ronald J.&quot;},{&quot;family&quot;:&quot;Williamson&quot;,&quot;given&quot;:&quot;W. Paul&quot;}],&quot;issued&quot;:{&quot;date-parts&quot;:[[&quot;2001&quot;]]}}}],&quot;schema&quot;:&quot;https://github.com/citation-style-language/schema/raw/master/csl-citation.json&quot;} RND7RKqvniPp4"/><text:span text:style-name="T89">Ralph W. Hood Jr et al., “Dimensions of the Mysticism Scale: Confirming the Three-Factor Structure in the United States and Iran,” </text:span><text:span text:style-name="T90">Journal for the Scientific Study of Religion</text:span><text:span text:style-name="T89"> 40, no. 4 (2001): 691–705.</text:span><text:reference-mark-end text:name="ZOTERO_ITEM CSL_CITATION {&quot;citationID&quot;:&quot;OiYv3skK&quot;,&quot;properties&quot;:{&quot;formattedCitation&quot;:&quot;Ralph W. Hood Jr et al., \\uc0\\u8220{}Dimensions of the Mysticism Scale: Confirming the Three-Factor Structure in the United States and Iran,\\uc0\\u8221{} {\\i{}Journal for the Scientific Study of Religion} 40, no. 4 (2001): 691\\uc0\\u8211{}705.&quot;,&quot;plainCitation&quot;:&quot;Ralph W. Hood Jr et al., “Dimensions of the Mysticism Scale: Confirming the Three-Factor Structure in the United States and Iran,” Journal for the Scientific Study of Religion 40, no. 4 (2001): 691–705.&quot;,&quot;noteIndex&quot;:261},&quot;citationItems&quot;:[{&quot;id&quot;:2006,&quot;uris&quot;:[&quot;http://zotero.org/users/4295591/items/KA2CCT7P&quot;,[&quot;http://zotero.org/users/4295591/items/KA2CCT7P&quot;]],&quot;itemData&quot;:{&quot;id&quot;:2006,&quot;type&quot;:&quot;article-journal&quot;,&quot;abstract&quot;:&quot;In a mostly Christian American sample (N = 1,379), confirmatory factor analysis of Hood's (1975) Mysticism Scale verified the existence of Stace's (1900) introvertive and extrovertive dimensions of mystical phenomenology along with a separate interpretation factor A second study confirmed the presence of these three factors in not only another group of Americans (N = 188), but also in a sample of Iranian Muslims (N = 185). Relationships of the introvertive and extrovertive factors with the interpretation factor were essentially identical across these two cultures, but the Americans displayed a stronger association between the two phenomenology factors. In both samples, the interpretation factor correlated positively with an intrinsic' and negatively with an extrinsic religious orientation, and the introvertive factor predicted psychological dysfunction. Associations of the interpretation factor with relative mental health appeared only in the Iranians. These data offered general support for State's phenomenology of mysticism, although the ineffability he linked with interpretation proved to be as much or even more a feature of the introvertive experience, as hypothesized by Hood. [ABSTRACT FROM AUTHOR]\nCopyright of Journal for the Scientific Study of Religion is the property of Wiley-Blackwell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Journal for the Scientific Study of Religion&quot;,&quot;ISSN&quot;:&quot;00218294&quot;,&quot;issue&quot;:&quot;4&quot;,&quot;page&quot;:&quot;691-705&quot;,&quot;source&quot;:&quot;a9h&quot;,&quot;title&quot;:&quot;Dimensions of the Mysticism Scale: Confirming the Three-Factor Structure in the United States and Iran&quot;,&quot;volume&quot;:&quot;40&quot;,&quot;author&quot;:[{&quot;family&quot;:&quot;Hood Jr&quot;,&quot;given&quot;:&quot;Ralph W.&quot;},{&quot;family&quot;:&quot;Ghorbani&quot;,&quot;given&quot;:&quot;Nima&quot;},{&quot;family&quot;:&quot;Watson&quot;,&quot;given&quot;:&quot;P. J.&quot;},{&quot;family&quot;:&quot;Ghramaleki&quot;,&quot;given&quot;:&quot;Ahad Framarz&quot;},{&quot;family&quot;:&quot;Bing&quot;,&quot;given&quot;:&quot;Mark N.&quot;},{&quot;family&quot;:&quot;Davison&quot;,&quot;given&quot;:&quot;H. Kristl&quot;},{&quot;family&quot;:&quot;Morris&quot;,&quot;given&quot;:&quot;Ronald J.&quot;},{&quot;family&quot;:&quot;Williamson&quot;,&quot;given&quot;:&quot;W. Paul&quot;}],&quot;issued&quot;:{&quot;date-parts&quot;:[[&quot;2001&quot;]]}}}],&quot;schema&quot;:&quot;https://github.com/citation-style-language/schema/raw/master/csl-citation.json&quot;} RND7RKqvniPp4"/></text:p></text:note-body></text:note></text:span><text:span text:style-name="T1640"> and researching the contribution of the experience to mental health and well </text:span><text:soft-page-break/><text:span text:style-name="T1640">being,</text:span><text:span text:style-name="T1640"><text:note text:id="ftn255" text:note-class="footnote"><text:note-citation>255</text:note-citation><text:note-body><text:p text:style-name="Footnote"><text:reference-mark-start text:name="ZOTERO_ITEM CSL_CITATION {&quot;citationID&quot;:&quot;JptskXY9&quot;,&quot;properties&quot;:{&quot;formattedCitation&quot;:&quot;Kevin R. Byrd, Delbert Lear, and Stacy Schwenka, \\uc0\\u8220{}Mysticism as a Predictor of Subjective Well-Being,\\uc0\\u8221{} {\\i{}International Journal for the Psychology of Religion} 10, no. 4 (2000): 259\\uc0\\u8211{}69.&quot;,&quot;plainCitation&quot;:&quot;Kevin R. Byrd, Delbert Lear, and Stacy Schwenka, “Mysticism as a Predictor of Subjective Well-Being,” International Journal for the Psychology of Religion 10, no. 4 (2000): 259–69.&quot;,&quot;noteIndex&quot;:262},&quot;citationItems&quot;:[{&quot;id&quot;:1783,&quot;uris&quot;:[&quot;http://zotero.org/users/4295591/items/2G8GWIAC&quot;,[&quot;http://zotero.org/users/4295591/items/2G8GWIAC&quot;]],&quot;itemData&quot;:{&quot;id&quot;:1783,&quot;type&quot;:&quot;article-journal&quot;,&quot;container-title&quot;:&quot;International Journal for the Psychology of Religion&quot;,&quot;ISSN&quot;:&quot;1050-8619&quot;,&quot;issue&quot;:&quot;4&quot;,&quot;page&quot;:&quot;259-269&quot;,&quot;source&quot;:&quot;rfh&quot;,&quot;title&quot;:&quot;Mysticism as a predictor of subjective well-being&quot;,&quot;volume&quot;:&quot;10&quot;,&quot;author&quot;:[{&quot;family&quot;:&quot;Byrd&quot;,&quot;given&quot;:&quot;Kevin R.&quot;},{&quot;family&quot;:&quot;Lear&quot;,&quot;given&quot;:&quot;Delbert&quot;},{&quot;family&quot;:&quot;Schwenka&quot;,&quot;given&quot;:&quot;Stacy&quot;}],&quot;issued&quot;:{&quot;date-parts&quot;:[[&quot;2000&quot;]]}}}],&quot;schema&quot;:&quot;https://github.com/citation-style-language/schema/raw/master/csl-citation.json&quot;} RNDHYJZP9arQO"/><text:span text:style-name="T89">Kevin R. Byrd, Delbert Lear, and Stacy Schwenka, “Mysticism as a Predictor of Subjective Well-Being,” </text:span><text:span text:style-name="T90">International Journal for the Psychology of Religion</text:span><text:span text:style-name="T89"> 10, no. 4 (2000): 259–69.</text:span><text:reference-mark-end text:name="ZOTERO_ITEM CSL_CITATION {&quot;citationID&quot;:&quot;JptskXY9&quot;,&quot;properties&quot;:{&quot;formattedCitation&quot;:&quot;Kevin R. Byrd, Delbert Lear, and Stacy Schwenka, \\uc0\\u8220{}Mysticism as a Predictor of Subjective Well-Being,\\uc0\\u8221{} {\\i{}International Journal for the Psychology of Religion} 10, no. 4 (2000): 259\\uc0\\u8211{}69.&quot;,&quot;plainCitation&quot;:&quot;Kevin R. Byrd, Delbert Lear, and Stacy Schwenka, “Mysticism as a Predictor of Subjective Well-Being,” International Journal for the Psychology of Religion 10, no. 4 (2000): 259–69.&quot;,&quot;noteIndex&quot;:262},&quot;citationItems&quot;:[{&quot;id&quot;:1783,&quot;uris&quot;:[&quot;http://zotero.org/users/4295591/items/2G8GWIAC&quot;,[&quot;http://zotero.org/users/4295591/items/2G8GWIAC&quot;]],&quot;itemData&quot;:{&quot;id&quot;:1783,&quot;type&quot;:&quot;article-journal&quot;,&quot;container-title&quot;:&quot;International Journal for the Psychology of Religion&quot;,&quot;ISSN&quot;:&quot;1050-8619&quot;,&quot;issue&quot;:&quot;4&quot;,&quot;page&quot;:&quot;259-269&quot;,&quot;source&quot;:&quot;rfh&quot;,&quot;title&quot;:&quot;Mysticism as a predictor of subjective well-being&quot;,&quot;volume&quot;:&quot;10&quot;,&quot;author&quot;:[{&quot;family&quot;:&quot;Byrd&quot;,&quot;given&quot;:&quot;Kevin R.&quot;},{&quot;family&quot;:&quot;Lear&quot;,&quot;given&quot;:&quot;Delbert&quot;},{&quot;family&quot;:&quot;Schwenka&quot;,&quot;given&quot;:&quot;Stacy&quot;}],&quot;issued&quot;:{&quot;date-parts&quot;:[[&quot;2000&quot;]]}}}],&quot;schema&quot;:&quot;https://github.com/citation-style-language/schema/raw/master/csl-citation.json&quot;} RNDHYJZP9arQO"/></text:p></text:note-body></text:note></text:span><text:span text:style-name="T1640"> as American psychologist Abraham Maslow did.</text:span><text:span text:style-name="Footnote_20_Symbol"><text:span text:style-name="T1642"><text:note text:id="ftn256" text:note-class="footnote"><text:note-citation>256</text:note-citation><text:note-body><text:p text:style-name="P106"><text:span text:style-name="T37"><text:s/>A. H. Maslow, "Lessons from the Peak-Experiences," </text:span><text:span text:style-name="T1643">Journal of Humanistic Psychology</text:span><text:span text:style-name="T37"> 2.1 (1962), A. H. Maslow, </text:span><text:span text:style-name="T1643">Religions, Values, and Peak Experiences</text:span><text:span text:style-name="T37"> (Columbus: Ohio State University Press, 1964), A. H. Maslow, </text:span><text:span text:style-name="T1643">Towards a Psychology of Being (2nd Edition)</text:span><text:span text:style-name="T37"> (New York: Van Nostrand Reinhold Company, 1968), A.H. Maslow, </text:span><text:span text:style-name="T1643">The Farther Reaches of Human Nature</text:span><text:span text:style-name="T37"> (New York: Viking, 1971).</text:span></text:p></text:note-body></text:note></text:span></text:span><text:span text:style-name="T1642"> You can study the history of the phenomenon throughout the Eastern</text:span><text:span text:style-name="T1642"><text:note text:id="ftn257" text:note-class="footnote"><text:note-citation>257</text:note-citation><text:note-body><text:p text:style-name="Footnote"><text:reference-mark-start text:name="ZOTERO_ITEM CSL_CITATION {&quot;citationID&quot;:&quot;B6iDSpYL&quot;,&quot;properties&quot;:{&quot;formattedCitation&quot;:&quot;Harvey, {\\i{}Teachings of the Hindu Mystics}.&quot;,&quot;plainCitation&quot;:&quot;Harvey, Teachings of the Hindu Mystics.&quot;,&quot;noteIndex&quot;:264},&quot;citationItems&quot;:[{&quot;id&quot;:2707,&quot;uris&quot;:[&quot;http://zotero.org/users/4295591/items/MZIWC9LZ&quot;,[&quot;http://zotero.org/users/4295591/items/MZIWC9LZ&quot;]],&quot;itemData&quot;:{&quot;id&quot;:2707,&quot;type&quot;:&quot;book&quot;,&quot;edition&quot;:&quot;Kindle&quot;,&quot;event-place&quot;:&quot;Boston&quot;,&quot;publisher&quot;:&quot;Shambhala Publications&quot;,&quot;publisher-place&quot;:&quot;Boston&quot;,&quot;title&quot;:&quot;Teachings of the Hindu Mystics&quot;,&quot;URL&quot;:&quot;https://amzn.to/2WQoduv&quot;,&quot;author&quot;:[{&quot;family&quot;:&quot;Harvey&quot;,&quot;given&quot;:&quot;Andrew&quot;}],&quot;issued&quot;:{&quot;date-parts&quot;:[[&quot;2001&quot;]]}}}],&quot;schema&quot;:&quot;https://github.com/citation-style-language/schema/raw/master/csl-citation.json&quot;} RNDu1ibcxnNbT"/><text:span text:style-name="T89">Harvey, </text:span><text:span text:style-name="T90">Teachings of the Hindu Mystics</text:span><text:span text:style-name="T89">.</text:span><text:reference-mark-end text:name="ZOTERO_ITEM CSL_CITATION {&quot;citationID&quot;:&quot;B6iDSpYL&quot;,&quot;properties&quot;:{&quot;formattedCitation&quot;:&quot;Harvey, {\\i{}Teachings of the Hindu Mystics}.&quot;,&quot;plainCitation&quot;:&quot;Harvey, Teachings of the Hindu Mystics.&quot;,&quot;noteIndex&quot;:264},&quot;citationItems&quot;:[{&quot;id&quot;:2707,&quot;uris&quot;:[&quot;http://zotero.org/users/4295591/items/MZIWC9LZ&quot;,[&quot;http://zotero.org/users/4295591/items/MZIWC9LZ&quot;]],&quot;itemData&quot;:{&quot;id&quot;:2707,&quot;type&quot;:&quot;book&quot;,&quot;edition&quot;:&quot;Kindle&quot;,&quot;event-place&quot;:&quot;Boston&quot;,&quot;publisher&quot;:&quot;Shambhala Publications&quot;,&quot;publisher-place&quot;:&quot;Boston&quot;,&quot;title&quot;:&quot;Teachings of the Hindu Mystics&quot;,&quot;URL&quot;:&quot;https://amzn.to/2WQoduv&quot;,&quot;author&quot;:[{&quot;family&quot;:&quot;Harvey&quot;,&quot;given&quot;:&quot;Andrew&quot;}],&quot;issued&quot;:{&quot;date-parts&quot;:[[&quot;2001&quot;]]}}}],&quot;schema&quot;:&quot;https://github.com/citation-style-language/schema/raw/master/csl-citation.json&quot;} RNDu1ibcxnNbT"/></text:p></text:note-body></text:note></text:span><text:span text:style-name="T1642"> and Western</text:span><text:span text:style-name="T1642"><text:note text:id="ftn258" text:note-class="footnote"><text:note-citation>258</text:note-citation><text:note-body><text:p text:style-name="Footnote"><text:reference-mark-start text:name="ZOTERO_ITEM CSL_CITATION {&quot;citationID&quot;:&quot;U8wIZeiG&quot;,&quot;properties&quot;:{&quot;formattedCitation&quot;:&quot;Arthur Versluis, {\\i{}The Secret History of Western Sexual Mysticism} (Rochester, Vermont: Destiny Books, 2008); Arthur Versluis, {\\i{}Magic and Mysticism: An Introduction to Western Esotericism} (Maryland: Rowman and Littlefield, 2007).&quot;,&quot;plainCitation&quot;:&quot;Arthur Versluis, The Secret History of Western Sexual Mysticism (Rochester, Vermont: Destiny Books, 2008); Arthur Versluis, Magic and Mysticism: An Introduction to Western Esotericism (Maryland: Rowman and Littlefield, 2007).&quot;,&quot;noteIndex&quot;:265},&quot;citationItems&quot;:[{&quot;id&quot;:2659,&quot;uris&quot;:[&quot;http://zotero.org/users/4295591/items/NXXD9CNM&quot;,[&quot;http://zotero.org/users/4295591/items/NXXD9CNM&quot;]],&quot;itemData&quot;:{&quot;id&quot;:2659,&quot;type&quot;:&quot;book&quot;,&quot;event-place&quot;:&quot;Rochester, Vermont&quot;,&quot;publisher&quot;:&quot;Destiny Books&quot;,&quot;publisher-place&quot;:&quot;Rochester, Vermont&quot;,&quot;title&quot;:&quot;The Secret History of Western Sexual Mysticism&quot;,&quot;author&quot;:[{&quot;family&quot;:&quot;Versluis&quot;,&quot;given&quot;:&quot;Arthur&quot;}],&quot;issued&quot;:{&quot;date-parts&quot;:[[&quot;2008&quot;]]}}},{&quot;id&quot;:2660,&quot;uris&quot;:[&quot;http://zotero.org/users/4295591/items/AUKMF9JN&quot;,[&quot;http://zotero.org/users/4295591/items/AUKMF9JN&quot;]],&quot;itemData&quot;:{&quot;id&quot;:2660,&quot;type&quot;:&quot;book&quot;,&quot;event-place&quot;:&quot;Maryland&quot;,&quot;publisher&quot;:&quot;Rowman and Littlefield&quot;,&quot;publisher-place&quot;:&quot;Maryland&quot;,&quot;title&quot;:&quot;Magic and Mysticism: An Introduction to Western Esotericism&quot;,&quot;author&quot;:[{&quot;family&quot;:&quot;Versluis&quot;,&quot;given&quot;:&quot;Arthur&quot;}],&quot;issued&quot;:{&quot;date-parts&quot;:[[&quot;2007&quot;]]}}}],&quot;schema&quot;:&quot;https://github.com/citation-style-language/schema/raw/master/csl-citation.json&quot;} RNDlYb5M9Q3NR"/><text:span text:style-name="T89">Arthur Versluis, </text:span><text:span text:style-name="T90">The Secret History of Western Sexual Mysticism</text:span><text:span text:style-name="T89"> (Rochester, Vermont: Destiny Books, 2008); Arthur Versluis, </text:span><text:span text:style-name="T90">Magic and Mysticism: An Introduction to Western Esotericism</text:span><text:span text:style-name="T89"> (Maryland: Rowman and Littlefield, 2007).</text:span><text:reference-mark-end text:name="ZOTERO_ITEM CSL_CITATION {&quot;citationID&quot;:&quot;U8wIZeiG&quot;,&quot;properties&quot;:{&quot;formattedCitation&quot;:&quot;Arthur Versluis, {\\i{}The Secret History of Western Sexual Mysticism} (Rochester, Vermont: Destiny Books, 2008); Arthur Versluis, {\\i{}Magic and Mysticism: An Introduction to Western Esotericism} (Maryland: Rowman and Littlefield, 2007).&quot;,&quot;plainCitation&quot;:&quot;Arthur Versluis, The Secret History of Western Sexual Mysticism (Rochester, Vermont: Destiny Books, 2008); Arthur Versluis, Magic and Mysticism: An Introduction to Western Esotericism (Maryland: Rowman and Littlefield, 2007).&quot;,&quot;noteIndex&quot;:265},&quot;citationItems&quot;:[{&quot;id&quot;:2659,&quot;uris&quot;:[&quot;http://zotero.org/users/4295591/items/NXXD9CNM&quot;,[&quot;http://zotero.org/users/4295591/items/NXXD9CNM&quot;]],&quot;itemData&quot;:{&quot;id&quot;:2659,&quot;type&quot;:&quot;book&quot;,&quot;event-place&quot;:&quot;Rochester, Vermont&quot;,&quot;publisher&quot;:&quot;Destiny Books&quot;,&quot;publisher-place&quot;:&quot;Rochester, Vermont&quot;,&quot;title&quot;:&quot;The Secret History of Western Sexual Mysticism&quot;,&quot;author&quot;:[{&quot;family&quot;:&quot;Versluis&quot;,&quot;given&quot;:&quot;Arthur&quot;}],&quot;issued&quot;:{&quot;date-parts&quot;:[[&quot;2008&quot;]]}}},{&quot;id&quot;:2660,&quot;uris&quot;:[&quot;http://zotero.org/users/4295591/items/AUKMF9JN&quot;,[&quot;http://zotero.org/users/4295591/items/AUKMF9JN&quot;]],&quot;itemData&quot;:{&quot;id&quot;:2660,&quot;type&quot;:&quot;book&quot;,&quot;event-place&quot;:&quot;Maryland&quot;,&quot;publisher&quot;:&quot;Rowman and Littlefield&quot;,&quot;publisher-place&quot;:&quot;Maryland&quot;,&quot;title&quot;:&quot;Magic and Mysticism: An Introduction to Western Esotericism&quot;,&quot;author&quot;:[{&quot;family&quot;:&quot;Versluis&quot;,&quot;given&quot;:&quot;Arthur&quot;}],&quot;issued&quot;:{&quot;date-parts&quot;:[[&quot;2007&quot;]]}}}],&quot;schema&quot;:&quot;https://github.com/citation-style-language/schema/raw/master/csl-citation.json&quot;} RNDlYb5M9Q3NR"/></text:p></text:note-body></text:note></text:span><text:span text:style-name="T1642"> world, as Andrew Harvey and Arthur Versluis did. You can study the neurology of the phenomenon.</text:span><text:span text:style-name="T1642"><text:note text:id="ftn259" text:note-class="footnote"><text:note-citation>259</text:note-citation><text:note-body><text:p text:style-name="P48"><text:reference-mark-start text:name="ZOTERO_ITEM CSL_CITATION {&quot;citationID&quot;:&quot;BHNpdtZm&quot;,&quot;properties&quot;:{&quot;formattedCitation&quot;:&quot;Mike Sosteric, \\uc0\\u8220{}The Science of Ascension: The Healing Power of Connection\\uc0\\u8221{} (2016).&quot;,&quot;plainCitation&quot;:&quot;Mike Sosteric, “The Science of Ascension: The Healing Power of Connection” (2016).&quot;,&quot;noteIndex&quot;:266},&quot;citationItems&quot;:[{&quot;id&quot;:&quot;DsaD8th5/sbyz9RVr&quot;,&quot;uris&quot;:[&quot;http://zotero.org/users/4295591/items/G468EH35&quot;,[&quot;http://zotero.org/users/4295591/items/G468EH35&quot;]],&quot;itemData&quot;:{&quot;id&quot;:4504,&quot;type&quot;:&quot;manuscript&quot;,&quot;title&quot;:&quot;The Science of Ascension: The Healing Power of Connection&quot;,&quot;author&quot;:[{&quot;family&quot;:&quot;Sosteric&quot;,&quot;given&quot;:&quot;Mike&quot;}],&quot;issued&quot;:{&quot;date-parts&quot;:[[&quot;2016&quot;]]}}}],&quot;schema&quot;:&quot;https://github.com/citation-style-language/schema/raw/master/csl-citation.json&quot;} RNDlNg6WX0s9F"/>Mike Sosteric, “The Science of Ascension: The Healing Power of Connection” (2016).<text:reference-mark-end text:name="ZOTERO_ITEM CSL_CITATION {&quot;citationID&quot;:&quot;BHNpdtZm&quot;,&quot;properties&quot;:{&quot;formattedCitation&quot;:&quot;Mike Sosteric, \\uc0\\u8220{}The Science of Ascension: The Healing Power of Connection\\uc0\\u8221{} (2016).&quot;,&quot;plainCitation&quot;:&quot;Mike Sosteric, “The Science of Ascension: The Healing Power of Connection” (2016).&quot;,&quot;noteIndex&quot;:266},&quot;citationItems&quot;:[{&quot;id&quot;:&quot;DsaD8th5/sbyz9RVr&quot;,&quot;uris&quot;:[&quot;http://zotero.org/users/4295591/items/G468EH35&quot;,[&quot;http://zotero.org/users/4295591/items/G468EH35&quot;]],&quot;itemData&quot;:{&quot;id&quot;:4504,&quot;type&quot;:&quot;manuscript&quot;,&quot;title&quot;:&quot;The Science of Ascension: The Healing Power of Connection&quot;,&quot;author&quot;:[{&quot;family&quot;:&quot;Sosteric&quot;,&quot;given&quot;:&quot;Mike&quot;}],&quot;issued&quot;:{&quot;date-parts&quot;:[[&quot;2016&quot;]]}}}],&quot;schema&quot;:&quot;https://github.com/citation-style-language/schema/raw/master/csl-citation.json&quot;} RNDlNg6WX0s9F"/></text:p></text:note-body></text:note></text:span><text:span text:style-name="T1642"> Despite the fact that sociologists have </text:span><text:span text:style-name="T37">largely ignored the phenomenon, you can even study it sociologically. Indeed, there are many interesting sociological things to say about </text:span><text:alphabetical-index-mark-start text:id="IMark1835266585680" text:main-entry="true"/><text:alphabetical-index-mark-start text:id="IMark1835266585760" text:main-entry="true"/><text:span text:style-name="T37">connection</text:span><text:alphabetical-index-mark-end text:id="IMark1835266585760"/><text:span text:style-name="T37"> experience</text:span><text:alphabetical-index-mark-end text:id="IMark1835266585680"/><text:span text:style-name="T37">. You can research the social class correlates of </text:span><text:alphabetical-index-mark-start text:id="IMark1835266583040" text:main-entry="true"/><text:alphabetical-index-mark-start text:id="IMark1835266584400" text:main-entry="true"/><text:span text:style-name="T37">connection</text:span><text:alphabetical-index-mark-end text:id="IMark1835266584400"/><text:span text:style-name="T37"> experience</text:span><text:alphabetical-index-mark-end text:id="IMark1835266583040"/><text:span text:style-name="T37">.</text:span><text:span text:style-name="T37"><text:note text:id="ftn260" text:note-class="footnote"><text:note-citation>260</text:note-citation><text:note-body><text:p text:style-name="Footnote"><text:reference-mark-start text:name="ZOTERO_ITEM CSL_CITATION {&quot;citationID&quot;:&quot;CepD9o6C&quot;,&quot;properties&quot;:{&quot;formattedCitation&quot;:&quot;Linda Brookover Bourque and Kurt W. Back, \\uc0\\u8220{}Language, Society and Subjective Experience,\\uc0\\u8221{} {\\i{}Sociometry} 34, no. 1 (1971): 1\\uc0\\u8211{}21.&quot;,&quot;plainCitation&quot;:&quot;Linda Brookover Bourque and Kurt W. Back, “Language, Society and Subjective Experience,” Sociometry 34, no. 1 (1971): 1–21.&quot;,&quot;noteIndex&quot;:267},&quot;citationItems&quot;:[{&quot;id&quot;:1614,&quot;uris&quot;:[&quot;http://zotero.org/users/4295591/items/EJPC6RX6&quot;,[&quot;http://zotero.org/users/4295591/items/EJPC6RX6&quot;]],&quot;itemData&quot;:{&quot;id&quot;:1614,&quot;type&quot;:&quot;article-journal&quot;,&quot;abstract&quot;:&quot;The availability of language codes determines the individual's ability and willingness to describe feeling states. In this study, transcendental experiences are taken as the feeling state in question. Two language codes, religious- mystical and aesthetic, are available in United States' society for describing transcendental experiences, it is suggested that the individual's choice of which code to use is dependent on his position in the social structure rather than on intrinsic differences in the nature of the experiences. Data were collected through a national survey organization. A weighted sample of 3,218 cases based on 1,553 interviews was taken. Subjects were asked a series of ten questions on whether they had had a transcendental experience, what had caused it, how frequently they had had such experiences, and whether the experience had affected the subject's life in any way. Data gave tentative confirmation to the hypothesis that the kind of feeling state does not depend on the nature of the experience, but on the person's position in the social structure. [ABSTRACT FROM AUTHOR]\nCopyright of Sociometry is the property of Sage Publicati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Sociometry&quot;,&quot;ISSN&quot;:&quot;00380431&quot;,&quot;issue&quot;:&quot;1&quot;,&quot;page&quot;:&quot;1-21&quot;,&quot;source&quot;:&quot;sih&quot;,&quot;title&quot;:&quot;Language, Society and Subjective Experience&quot;,&quot;volume&quot;:&quot;34&quot;,&quot;author&quot;:[{&quot;family&quot;:&quot;Bourque&quot;,&quot;given&quot;:&quot;Linda Brookover&quot;},{&quot;family&quot;:&quot;Back&quot;,&quot;given&quot;:&quot;Kurt W.&quot;}],&quot;issued&quot;:{&quot;date-parts&quot;:[[&quot;1971&quot;]]}}}],&quot;schema&quot;:&quot;https://github.com/citation-style-language/schema/raw/master/csl-citation.json&quot;} RND6HPIRUiJ73"/><text:span text:style-name="T89">Linda Brookover Bourque and Kurt W. Back, “Language, Society and Subjective Experience,” </text:span><text:span text:style-name="T90">Sociometry</text:span><text:span text:style-name="T89"> 34, no. 1 (1971): 1–21.</text:span><text:reference-mark-end text:name="ZOTERO_ITEM CSL_CITATION {&quot;citationID&quot;:&quot;CepD9o6C&quot;,&quot;properties&quot;:{&quot;formattedCitation&quot;:&quot;Linda Brookover Bourque and Kurt W. Back, \\uc0\\u8220{}Language, Society and Subjective Experience,\\uc0\\u8221{} {\\i{}Sociometry} 34, no. 1 (1971): 1\\uc0\\u8211{}21.&quot;,&quot;plainCitation&quot;:&quot;Linda Brookover Bourque and Kurt W. Back, “Language, Society and Subjective Experience,” Sociometry 34, no. 1 (1971): 1–21.&quot;,&quot;noteIndex&quot;:267},&quot;citationItems&quot;:[{&quot;id&quot;:1614,&quot;uris&quot;:[&quot;http://zotero.org/users/4295591/items/EJPC6RX6&quot;,[&quot;http://zotero.org/users/4295591/items/EJPC6RX6&quot;]],&quot;itemData&quot;:{&quot;id&quot;:1614,&quot;type&quot;:&quot;article-journal&quot;,&quot;abstract&quot;:&quot;The availability of language codes determines the individual's ability and willingness to describe feeling states. In this study, transcendental experiences are taken as the feeling state in question. Two language codes, religious- mystical and aesthetic, are available in United States' society for describing transcendental experiences, it is suggested that the individual's choice of which code to use is dependent on his position in the social structure rather than on intrinsic differences in the nature of the experiences. Data were collected through a national survey organization. A weighted sample of 3,218 cases based on 1,553 interviews was taken. Subjects were asked a series of ten questions on whether they had had a transcendental experience, what had caused it, how frequently they had had such experiences, and whether the experience had affected the subject's life in any way. Data gave tentative confirmation to the hypothesis that the kind of feeling state does not depend on the nature of the experience, but on the person's position in the social structure. [ABSTRACT FROM AUTHOR]\nCopyright of Sociometry is the property of Sage Publications Inc. and its content may not be copied or emailed to multiple sites or posted to a listserv without the copyright holder's express written permission. However, users may print, download, or email articles for individual use. This abstract may be abridged. No warranty is given about the accuracy of the copy. Users should refer to the original published version of the material for the full abstract. (Copyright applies to all Abstracts.)&quot;,&quot;container-title&quot;:&quot;Sociometry&quot;,&quot;ISSN&quot;:&quot;00380431&quot;,&quot;issue&quot;:&quot;1&quot;,&quot;page&quot;:&quot;1-21&quot;,&quot;source&quot;:&quot;sih&quot;,&quot;title&quot;:&quot;Language, Society and Subjective Experience&quot;,&quot;volume&quot;:&quot;34&quot;,&quot;author&quot;:[{&quot;family&quot;:&quot;Bourque&quot;,&quot;given&quot;:&quot;Linda Brookover&quot;},{&quot;family&quot;:&quot;Back&quot;,&quot;given&quot;:&quot;Kurt W.&quot;}],&quot;issued&quot;:{&quot;date-parts&quot;:[[&quot;1971&quot;]]}}}],&quot;schema&quot;:&quot;https://github.com/citation-style-language/schema/raw/master/csl-citation.json&quot;} RND6HPIRUiJ73"/></text:p></text:note-body></text:note></text:span><text:span text:style-name="T37"> You can examine how </text:span><text:alphabetical-index-mark-start text:id="IMark1835266581600" text:main-entry="true"/><text:span text:style-name="T37">authentic </text:span><text:soft-page-break/><text:span text:style-name="T37">spirituality</text:span><text:alphabetical-index-mark-end text:id="IMark1835266581600"/><text:span text:style-name="T37"> and authentic </text:span><text:alphabetical-index-mark-start text:id="IMark1835266580800" text:main-entry="true"/><text:span text:style-name="T37">connection</text:span><text:alphabetical-index-mark-end text:id="IMark1835266580800"/><text:span text:style-name="T37"> events can lead to progressive political transformation.</text:span><text:span text:style-name="Footnote_20_Symbol"><text:span text:style-name="T37"><text:note text:id="ftn261" text:note-class="footnote"><text:note-citation>261</text:note-citation><text:note-body><text:p text:style-name="P26"><text:s/>Sosteric, "Mystical Experience and Global Revolution."</text:p><text:p text:style-name="P194"/></text:note-body></text:note></text:span></text:span><text:span text:style-name="T37"> You can look at how elites consciously and deliberately co-opt human spirituality and bend it to serve their own agenda.</text:span><text:span text:style-name="Footnote_20_Symbol"><text:span text:style-name="T37"><text:note text:id="ftn262" text:note-class="footnote"><text:note-citation>262</text:note-citation><text:note-body><text:p text:style-name="P292"><text:span text:style-name="T37"><text:s/>Mike Sosteric, "A Sociology of Tarot," </text:span><text:span text:style-name="T1643">Canadian Journal of Sociology</text:span><text:span text:style-name="T37"> 39.3 (2014). </text:span><text:span text:style-name="T1644">Also see </text:span><text:reference-mark-start text:name="ZOTERO_ITEM CSL_CITATION {&quot;citationID&quot;:&quot;BtOvKQ1C&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269},&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Syss3eXKtn"/><text:span text:style-name="T1645">Sosteric, </text:span><text:span text:style-name="T938">“From Zoroaster to Star Wars, Jesus to Marx: The Art, Science, and Technology of Mass Human Manipulation.”</text:span><text:reference-mark-end text:name="ZOTERO_ITEM CSL_CITATION {&quot;citationID&quot;:&quot;BtOvKQ1C&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269},&quot;citationItems&quot;:[{&quot;id&quot;:674,&quot;uris&quot;:[&quot;http://zotero.org/users/4295591/items/PQBNHF5T&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Syss3eXKtn"/></text:p><text:p text:style-name="P194"/></text:note-body></text:note></text:span></text:span><text:span text:style-name="T37"> </text:span><text:span text:style-name="T1646">You can even write narratives about how </text:span><text:span text:style-name="T37">spiritual leaders like Jesus Christ were not reactionary conservatives bent on oppressing women and minorities </text:span><text:span text:style-name="T1647">at all</text:span><text:span text:style-name="T37">, but anti-status quo revolutionaries</text:span><text:span text:style-name="Footnote_20_Symbol"><text:span text:style-name="T37"><text:note text:id="ftn263" text:note-class="footnote"><text:note-citation>263</text:note-citation><text:note-body><text:p text:style-name="P106"><text:reference-mark-start text:name="ZOTERO_ITEM CSL_CITATION {&quot;citationID&quot;:&quot;skj3Zqtx&quot;,&quot;properties&quot;:{&quot;formattedCitation&quot;:&quot;Phill Gasper, \\uc0\\u8220{}Jesus the Revolutionary?,\\uc0\\u8221{} {\\i{}Socialist Worker}, 2011, https://socialistworker.org/2011/12/14/jesus-the-revolutionary.&quot;,&quot;plainCitation&quot;:&quot;Phill Gasper, “Jesus the Revolutionary?,” Socialist Worker, 2011, https://socialistworker.org/2011/12/14/jesus-the-revolutionary.&quot;,&quot;noteIndex&quot;:270},&quot;citationItems&quot;:[{&quot;id&quot;:1053,&quot;uris&quot;:[&quot;http://zotero.org/users/4295591/items/P3ZQZVGH&quot;,[&quot;http://zotero.org/users/4295591/items/P3ZQZVGH&quot;]],&quot;itemData&quot;:{&quot;id&quot;:1053,&quot;type&quot;:&quot;article-magazine&quot;,&quot;container-title&quot;:&quot;Socialist Worker&quot;,&quot;title&quot;:&quot;Jesus the Revolutionary?&quot;,&quot;URL&quot;:&quot;https://socialistworker.org/2011/12/14/jesus-the-revolutionary&quot;,&quot;author&quot;:[{&quot;family&quot;:&quot;Gasper&quot;,&quot;given&quot;:&quot;Phill&quot;}],&quot;issued&quot;:{&quot;date-parts&quot;:[[&quot;2011&quot;]]}}}],&quot;schema&quot;:&quot;https://github.com/citation-style-language/schema/raw/master/csl-citation.json&quot;} RNDk0VgQcBJKU"/><text:span text:style-name="T523">Phill Gasper, </text:span><text:span text:style-name="T89">“Jesus the Revolutionary?,” </text:span><text:span text:style-name="T90">Socialist Worker</text:span><text:span text:style-name="T89">, 2011, https://socialistworker.org/2011/12/14/jesus-the-revolutionary.</text:span><text:reference-mark-end text:name="ZOTERO_ITEM CSL_CITATION {&quot;citationID&quot;:&quot;skj3Zqtx&quot;,&quot;properties&quot;:{&quot;formattedCitation&quot;:&quot;Phill Gasper, \\uc0\\u8220{}Jesus the Revolutionary?,\\uc0\\u8221{} {\\i{}Socialist Worker}, 2011, https://socialistworker.org/2011/12/14/jesus-the-revolutionary.&quot;,&quot;plainCitation&quot;:&quot;Phill Gasper, “Jesus the Revolutionary?,” Socialist Worker, 2011, https://socialistworker.org/2011/12/14/jesus-the-revolutionary.&quot;,&quot;noteIndex&quot;:270},&quot;citationItems&quot;:[{&quot;id&quot;:1053,&quot;uris&quot;:[&quot;http://zotero.org/users/4295591/items/P3ZQZVGH&quot;,[&quot;http://zotero.org/users/4295591/items/P3ZQZVGH&quot;]],&quot;itemData&quot;:{&quot;id&quot;:1053,&quot;type&quot;:&quot;article-magazine&quot;,&quot;container-title&quot;:&quot;Socialist Worker&quot;,&quot;title&quot;:&quot;Jesus the Revolutionary?&quot;,&quot;URL&quot;:&quot;https://socialistworker.org/2011/12/14/jesus-the-revolutionary&quot;,&quot;author&quot;:[{&quot;family&quot;:&quot;Gasper&quot;,&quot;given&quot;:&quot;Phill&quot;}],&quot;issued&quot;:{&quot;date-parts&quot;:[[&quot;2011&quot;]]}}}],&quot;schema&quot;:&quot;https://github.com/citation-style-language/schema/raw/master/csl-citation.json&quot;} RNDk0VgQcBJKU"/><text:span text:style-name="T37"> Sosteric, </text:span><text:span text:style-name="T1643">Rock and Roll Jesus</text:span><text:span text:style-name="T37">.</text:span></text:p><text:p text:style-name="P194"/></text:note-body></text:note></text:span></text:span><text:span text:style-name="T37"> devoted to overthrowing elite power structures. </text:span></text:p>
        <text:p text:style-name="P293"><text:span text:style-name="T1648">As you can see, there is absolutely no reason to believe that the productive attention of science cannot be turned to an empirical examination of </text:span><text:alphabetical-index-mark-start text:id="IMark1835266581600" text:main-entry="true"/><text:alphabetical-index-mark-start text:id="IMark1835266583040" text:main-entry="true"/><text:span text:style-name="T1648">connection</text:span><text:alphabetical-index-mark-end text:id="IMark1835266583040"/><text:span text:style-name="T1648"> experience</text:span><text:alphabetical-index-mark-end text:id="IMark1835266581600"/><text:span text:style-name="T1648">. To suggest otherwise is to betray one’s intellectual prejudice and empirical naiveté </text:span><text:span text:style-name="T1649">vis a vis</text:span><text:span text:style-name="T1648"> the phenomenon of </text:span><text:alphabetical-index-mark-start text:id="IMark1835266580960" text:main-entry="true"/><text:alphabetical-index-mark-start text:id="IMark1835266583120" text:main-entry="true"/><text:span text:style-name="T1648">connection</text:span><text:alphabetical-index-mark-end text:id="IMark1835266583120"/><text:span text:style-name="T1648"> experience</text:span><text:alphabetical-index-mark-end text:id="IMark1835266580960"/><text:span text:style-name="T1648">. Really, at this point, there is nothing revolutionary on the table at all. </text:span>To <text:soft-page-break/>say we expect empirical verifiability is to <text:span text:style-name="T1650">simply state what a few scholars already know, and more scholars and people need to know. Not only can we talk about, theorize, and even have </text:span><text:alphabetical-index-mark-start text:id="IMark1835266583440" text:main-entry="true"/><text:span text:style-name="T1650">connection</text:span><text:alphabetical-index-mark-end text:id="IMark1835266583440"/><text:span text:style-name="T1650"> experiences in a logical and sensible way, we can study </text:span><text:alphabetical-index-mark-start text:id="IMark1835266584400" text:main-entry="true"/><text:alphabetical-index-mark-start text:id="IMark1835266585680" text:main-entry="true"/><text:span text:style-name="T1650">connection</text:span><text:alphabetical-index-mark-end text:id="IMark1835266585680"/><text:span text:style-name="T1650"> experience</text:span><text:alphabetical-index-mark-end text:id="IMark1835266584400"/><text:span text:style-name="T1650"> in a rigorous and empirical way as well. “Mysticism” needs to have no part in any of this. </text:span></text:p>
        <text:p text:style-name="P294"><text:span text:style-name="T1651">I should note that this </text:span><text:span text:style-name="T1652">empirical concern is shared by many spiritual conditions. </text:span><text:span text:style-name="T1653">Not all of them preach blind faith. For example, y</text:span><text:span text:style-name="T1654">ou find it in Zen Buddhism in an emphasis on empirical reality and cause and effect. For example, </text:span><text:span text:style-name="T1652">the Zen </text:span><text:span text:style-name="T1655">fable </text:span><text:span text:style-name="T1652">“</text:span><text:span text:style-name="T1656">Wild </text:span><text:span text:style-name="T1652">Fox Koan,”</text:span><text:span text:style-name="T1652"><text:note text:id="ftn264" text:note-class="footnote"><text:note-citation>264</text:note-citation><text:note-body><text:p text:style-name="P295"><text:span text:style-name="T1657">A version is provided by Wikipedia at the following url: </text:span><text:a xlink:type="simple" xlink:href="https://en.wikipedia.org/wiki/Wild_fox_koan" text:style-name="Internet_20_link" text:visited-style-name="Visited_20_Internet_20_Link"><text:span text:style-name="T37">https://en.wikipedia.org/wiki/Wild_fox_koan</text:span></text:a><text:span text:style-name="T37">. </text:span></text:p></text:note-body></text:note></text:span><text:span text:style-name="T1652"> teaches </text:span><text:span text:style-name="T1656">a very clear lesson </text:span><text:span text:style-name="T1652">about the importance </text:span><text:span text:style-name="T1658">of staying grounded to empirical realities. In this story, a Zen Master is turned into a fox to teach him a lesson about the importance of cause and effect and the wisdom of not pretending to be above it</text:span><text:span text:style-name="T1652">.</text:span><text:span text:style-name="T1652"><text:note text:id="ftn265" text:note-class="footnote"><text:note-citation>265</text:note-citation><text:note-body><text:p text:style-name="P48"><text:reference-mark-start text:name="ZOTERO_ITEM CSL_CITATION {&quot;citationID&quot;:&quot;lsFs67rh&quot;,&quot;properties&quot;:{&quot;formattedCitation&quot;:&quot;Mike Sosteric, \\uc0\\u8220{}The Wild Fox Koan,\\uc0\\u8221{} 2019, https://www.lightningpath.org/readings/the-wild-fox-koan/.&quot;,&quot;plainCitation&quot;:&quot;Mike Sosteric, “The Wild Fox Koan,” 2019, https://www.lightningpath.org/readings/the-wild-fox-koan/.&quot;,&quot;noteIndex&quot;:223},&quot;citationItems&quot;:[{&quot;id&quot;:956,&quot;uris&quot;:[&quot;http://zotero.org/users/4295591/items/8BJZ293I&quot;,[&quot;http://zotero.org/users/4295591/items/8BJZ293I&quot;]],&quot;itemData&quot;:{&quot;id&quot;:956,&quot;type&quot;:&quot;post-weblog&quot;,&quot;title&quot;:&quot;The Wild Fox Koan&quot;,&quot;URL&quot;:&quot;https://www.lightningpath.org/readings/the-wild-fox-koan/&quot;,&quot;author&quot;:[{&quot;family&quot;:&quot;Sosteric&quot;,&quot;given&quot;:&quot;Mike&quot;}],&quot;issued&quot;:{&quot;date-parts&quot;:[[&quot;2019&quot;]]}}}],&quot;schema&quot;:&quot;https://github.com/citation-style-language/schema/raw/master/csl-citation.json&quot;} RNDm1sB87KcFV"/>Mike Sosteric, “The Wild Fox Koan,” 2019, https://www.lightningpath.org/the-lightning-strike/the-wild-fox-koan/.<text:reference-mark-end text:name="ZOTERO_ITEM CSL_CITATION {&quot;citationID&quot;:&quot;lsFs67rh&quot;,&quot;properties&quot;:{&quot;formattedCitation&quot;:&quot;Mike Sosteric, \\uc0\\u8220{}The Wild Fox Koan,\\uc0\\u8221{} 2019, https://www.lightningpath.org/readings/the-wild-fox-koan/.&quot;,&quot;plainCitation&quot;:&quot;Mike Sosteric, “The Wild Fox Koan,” 2019, https://www.lightningpath.org/readings/the-wild-fox-koan/.&quot;,&quot;noteIndex&quot;:223},&quot;citationItems&quot;:[{&quot;id&quot;:956,&quot;uris&quot;:[&quot;http://zotero.org/users/4295591/items/8BJZ293I&quot;,[&quot;http://zotero.org/users/4295591/items/8BJZ293I&quot;]],&quot;itemData&quot;:{&quot;id&quot;:956,&quot;type&quot;:&quot;post-weblog&quot;,&quot;title&quot;:&quot;The Wild Fox Koan&quot;,&quot;URL&quot;:&quot;https://www.lightningpath.org/readings/the-wild-fox-koan/&quot;,&quot;author&quot;:[{&quot;family&quot;:&quot;Sosteric&quot;,&quot;given&quot;:&quot;Mike&quot;}],&quot;issued&quot;:{&quot;date-parts&quot;:[[&quot;2019&quot;]]}}}],&quot;schema&quot;:&quot;https://github.com/citation-style-language/schema/raw/master/csl-citation.json&quot;} RNDm1sB87KcFV"/></text:p></text:note-body></text:note></text:span><text:span text:style-name="T1652"> </text:span></text:p>
        <text:p text:style-name="P296"><text:span text:style-name="T1659">As a final note, while we should approach human spirituality from an empirical perspective, this empirical perspective should not prevent theorization and speculation, nor should it be used to ridicule and suppress </text:span><text:soft-page-break/><text:span text:style-name="T1659">those who do theorize and speculate, even when this theorization and speculation is outside the boundaries of established canon. The story of Rupert Sheldrake, a Cambridge trained Oxford scientists who was literally excommunicated from science for daring to speculate about a non-material reality, is an embarrassment to scientists everywhere.</text:span><text:note text:id="ftn266" text:note-class="footnote"><text:note-citation>266</text:note-citation><text:note-body><text:p text:style-name="Footnote"><text:reference-mark-start text:name="ZOTERO_ITEM CSL_CITATION {&quot;citationID&quot;:&quot;ekZUg272&quot;,&quot;properties&quot;:{&quot;formattedCitation&quot;:&quot;Anthony. Freeman, \\uc0\\u8220{}The Sense of Being Glared At: What Is It Like to Be a Heretic?,\\uc0\\u8221{} {\\i{}Journal of Consciousness Studies} 12, no. 6 (2005): 4\\uc0\\u8211{}9.&quot;,&quot;plainCitation&quot;:&quot;Anthony. Freeman, “The Sense of Being Glared At: What Is It Like to Be a Heretic?,” Journal of Consciousness Studies 12, no. 6 (2005): 4–9.&quot;,&quot;noteIndex&quot;:271},&quot;citationItems&quot;:[{&quot;id&quot;:1593,&quot;uris&quot;:[&quot;http://zotero.org/users/4295591/items/FVNAKYCR&quot;,[&quot;http://zotero.org/users/4295591/items/FVNAKYCR&quot;]],&quot;itemData&quot;:{&quot;id&quot;:1593,&quot;type&quot;:&quot;article-journal&quot;,&quot;container-title&quot;:&quot;Journal of Consciousness Studies&quot;,&quot;issue&quot;:&quot;6&quot;,&quot;page&quot;:&quot;4-9&quot;,&quot;title&quot;:&quot;The Sense of Being Glared At: What is it Like to be a Heretic?&quot;,&quot;volume&quot;:&quot;12&quot;,&quot;author&quot;:[{&quot;family&quot;:&quot;Freeman&quot;,&quot;given&quot;:&quot;Anthony.&quot;}],&quot;issued&quot;:{&quot;date-parts&quot;:[[&quot;2005&quot;]]}}}],&quot;schema&quot;:&quot;https://github.com/citation-style-language/schema/raw/master/csl-citation.json&quot;} RND7KDl9dVD0M"/><text:span text:style-name="T89">Anthony. Freeman, “The Sense of Being Glared At: What Is It Like to Be a Heretic?,” </text:span><text:span text:style-name="T90">Journal of Consciousness Studies</text:span><text:span text:style-name="T89"> 12, no. 6 (2005): 4–9.</text:span><text:reference-mark-end text:name="ZOTERO_ITEM CSL_CITATION {&quot;citationID&quot;:&quot;ekZUg272&quot;,&quot;properties&quot;:{&quot;formattedCitation&quot;:&quot;Anthony. Freeman, \\uc0\\u8220{}The Sense of Being Glared At: What Is It Like to Be a Heretic?,\\uc0\\u8221{} {\\i{}Journal of Consciousness Studies} 12, no. 6 (2005): 4\\uc0\\u8211{}9.&quot;,&quot;plainCitation&quot;:&quot;Anthony. Freeman, “The Sense of Being Glared At: What Is It Like to Be a Heretic?,” Journal of Consciousness Studies 12, no. 6 (2005): 4–9.&quot;,&quot;noteIndex&quot;:271},&quot;citationItems&quot;:[{&quot;id&quot;:1593,&quot;uris&quot;:[&quot;http://zotero.org/users/4295591/items/FVNAKYCR&quot;,[&quot;http://zotero.org/users/4295591/items/FVNAKYCR&quot;]],&quot;itemData&quot;:{&quot;id&quot;:1593,&quot;type&quot;:&quot;article-journal&quot;,&quot;container-title&quot;:&quot;Journal of Consciousness Studies&quot;,&quot;issue&quot;:&quot;6&quot;,&quot;page&quot;:&quot;4-9&quot;,&quot;title&quot;:&quot;The Sense of Being Glared At: What is it Like to be a Heretic?&quot;,&quot;volume&quot;:&quot;12&quot;,&quot;author&quot;:[{&quot;family&quot;:&quot;Freeman&quot;,&quot;given&quot;:&quot;Anthony.&quot;}],&quot;issued&quot;:{&quot;date-parts&quot;:[[&quot;2005&quot;]]}}}],&quot;schema&quot;:&quot;https://github.com/citation-style-language/schema/raw/master/csl-citation.json&quot;} RND7KDl9dVD0M"/></text:p></text:note-body></text:note> <text:span text:style-name="T1660">Keep in mind, gravity was postulated as an </text:span><text:span text:style-name="T1661">invisible </text:span><text:span text:style-name="T1660">force of nature by Newton in the 17</text:span><text:span text:style-name="T1662">th</text:span><text:span text:style-name="T1660"> century, but gravity itself was never actually observed, and consequently remained only a theory, until September 14, 2015 when Einstein’s gravity waves </text:span><text:span text:style-name="T1663">were </text:span><text:span text:style-name="T1660">finally directly observed,</text:span><text:span text:style-name="T1660"><text:note text:id="ftn267" text:note-class="footnote"><text:note-citation>267</text:note-citation><text:note-body><text:p text:style-name="P34">https://en.wikipedia.org/wiki/First_observation_of_gravitational_waves.</text:p></text:note-body></text:note></text:span><text:span text:style-name="T1660"> bringing scientists one step closer, ironically, to what mystics have always known,</text:span><text:span text:style-name="T1660"><text:note text:id="ftn268" text:note-class="footnote"><text:note-citation>268</text:note-citation><text:note-body><text:p text:style-name="P297">BOL</text:p></text:note-body></text:note></text:span><text:span text:style-name="T1660"> which is that the universe is a vast cosmic ocean of consciousness, and all things in it merely waves in that ocean. </text:span></text:p>
        <text:p text:style-name="P298"><text:span text:style-name="T1664">B</text:span>ut, <text:span text:style-name="T1665">we</text:span> digress. The point here is that science can research human spirituality <text:span text:style-name="T1666">and it can contribute not only to the empirical verifiability of human spirituality, but to its logic and consistency as well</text:span>. <text:span text:style-name="T1667">If this is true, and there </text:span><text:soft-page-break/><text:span text:style-name="T1667">no reason to think that it is not, then there is no reason not to demand that if a human spirituality is to be considered authentic, it should be logical and consistent, as per pillar six, as well as verifiable and empirically grounded, as per pillar seven. If you are finding the absence of either, you are probably not facing an authentic spiritual path.</text:span></text:p>
        <text:h text:style-name="P40" text:outline-level="2"><text:bookmark-start text:name="_Toc503154522"/><text:bookmark-start text:name="__RefHeading___Toc14240_2400359049"/>Summary<text:bookmark-end text:name="_Toc503154522"/><text:bookmark-end text:name="__RefHeading___Toc14240_2400359049"/></text:h>
        <text:p text:style-name="P299"><text:span text:style-name="T1668">I</text:span>n this chapter, we have examined the <text:span text:style-name="T1669">seven</text:span> pillars of <text:alphabetical-index-mark-start text:id="IMark1835266585760" text:main-entry="true"/>authentic spirituality<text:alphabetical-index-mark-end text:id="IMark1835266585760"/>. As noted, <text:alphabetical-index-mark-start text:id="IMark1835266582960" text:main-entry="true"/>authentic spirituality<text:alphabetical-index-mark-end text:id="IMark1835266582960"/> should be accessible, <text:span text:style-name="T1669">grounded, responsible, empowering, fruitful, logical, and empirically verifiable. T</text:span>hese pillars are not optional. <text:span text:style-name="T1669">If a spirituality is authentic, these seven pillars must be present. </text:span>What is more, aspiring to them is not enough. You cannot just say, “We accept these standards and we will try to do our best.” <text:span text:style-name="T1670">Just like an engineer building bridges must be able to guarantee their adherence to standards, so also must an </text:span><text:span text:style-name="T1671">authentic framework </text:span><text:span text:style-name="T1672">guarantee adherence to these pillars </text:span>before we can call it authentic. If even one of these pillars is missing, something is wrong and the spirituality is not authentic.</text:p>
        <text:p text:style-name="P300">As a final comment allow me to say that in my view it is important not to loosen standards or backtrack on these pillars. As we have seen, even mentally ill people <text:soft-page-break/>can have authentic spiritual experiences. <text:span text:style-name="T1671">Not only that, but </text:span>here are consequences to inauthentic spirituality. These consequences range from time wasted on inauthentic and impotent practices to the horrific cyanide deaths of Jonestown, <text:span text:style-name="T1671">all linked back to the psychosis of Jim Jones</text:span>.</text:p>
        <text:p text:style-name="P109">The deaths in Jonestown took anywhere between five and 20 minutes. First, your entire body starts to convulse. Then your mouth fills with a mixture of saliva, blood and vomit. Then you pass out, and then you die. Your body is deprived of oxygen completely. it is a horrific death.<text:note text:id="ftn269" text:note-class="footnote"><text:note-citation>269</text:note-citation><text:note-body><text:p text:style-name="P48"><text:reference-mark-start text:name="ZOTERO_ITEM CSL_CITATION {&quot;citationID&quot;:&quot;X0YYqHSC&quot;,&quot;properties&quot;:{&quot;formattedCitation&quot;:&quot;Adam Janos, \\uc0\\u8220{}What Was It Like to Die of Cyanide Poisoning at Jonestown?,\\uc0\\u8221{} A&amp;E, accessed June 24, 2019, https://www.aetv.com/real-crime/jonestown-how-did-it-feel-to-die-of-cyanide-poisoning.&quot;,&quot;plainCitation&quot;:&quot;Adam Janos, “What Was It Like to Die of Cyanide Poisoning at Jonestown?,” A&amp;E, accessed June 24, 2019, https://www.aetv.com/real-crime/jonestown-how-did-it-feel-to-die-of-cyanide-poisoning.&quot;,&quot;noteIndex&quot;:274},&quot;citationItems&quot;:[{&quot;id&quot;:912,&quot;uris&quot;:[&quot;http://zotero.org/users/4295591/items/A2F9BK3K&quot;,[&quot;http://zotero.org/users/4295591/items/A2F9BK3K&quot;]],&quot;itemData&quot;:{&quot;id&quot;:912,&quot;type&quot;:&quot;webpage&quot;,&quot;abstract&quot;:&quot;A&amp;E Real Crime spoke with Marcus Parks—whose podcast 'The Last Podcast on the Left' ran a special on Jonestown—to learn more about the last fateful hours of the men, women and children who died that tragic day.&quot;,&quot;container-title&quot;:&quot;A&amp;E&quot;,&quot;language&quot;:&quot;en&quot;,&quot;title&quot;:&quot;What Was It Like to Die of Cyanide Poisoning at Jonestown?&quot;,&quot;URL&quot;:&quot;https://www.aetv.com/real-crime/jonestown-how-did-it-feel-to-die-of-cyanide-poisoning&quot;,&quot;author&quot;:[{&quot;family&quot;:&quot;Janos&quot;,&quot;given&quot;:&quot;Adam&quot;}],&quot;accessed&quot;:{&quot;date-parts&quot;:[[&quot;2019&quot;,6,24]]}}}],&quot;schema&quot;:&quot;https://github.com/citation-style-language/schema/raw/master/csl-citation.json&quot;} RND4pEykG9GIQ"/>Adam Janos, “What Was It Like to Die of Cyanide Poisoning at Jonestown?,” A&amp;E, accessed June 24, 2019, https://www.aetv.com/real-crime/jonestown-how-did-it-feel-to-die-of-cyanide-poisoning.<text:reference-mark-end text:name="ZOTERO_ITEM CSL_CITATION {&quot;citationID&quot;:&quot;X0YYqHSC&quot;,&quot;properties&quot;:{&quot;formattedCitation&quot;:&quot;Adam Janos, \\uc0\\u8220{}What Was It Like to Die of Cyanide Poisoning at Jonestown?,\\uc0\\u8221{} A&amp;E, accessed June 24, 2019, https://www.aetv.com/real-crime/jonestown-how-did-it-feel-to-die-of-cyanide-poisoning.&quot;,&quot;plainCitation&quot;:&quot;Adam Janos, “What Was It Like to Die of Cyanide Poisoning at Jonestown?,” A&amp;E, accessed June 24, 2019, https://www.aetv.com/real-crime/jonestown-how-did-it-feel-to-die-of-cyanide-poisoning.&quot;,&quot;noteIndex&quot;:274},&quot;citationItems&quot;:[{&quot;id&quot;:912,&quot;uris&quot;:[&quot;http://zotero.org/users/4295591/items/A2F9BK3K&quot;,[&quot;http://zotero.org/users/4295591/items/A2F9BK3K&quot;]],&quot;itemData&quot;:{&quot;id&quot;:912,&quot;type&quot;:&quot;webpage&quot;,&quot;abstract&quot;:&quot;A&amp;E Real Crime spoke with Marcus Parks—whose podcast 'The Last Podcast on the Left' ran a special on Jonestown—to learn more about the last fateful hours of the men, women and children who died that tragic day.&quot;,&quot;container-title&quot;:&quot;A&amp;E&quot;,&quot;language&quot;:&quot;en&quot;,&quot;title&quot;:&quot;What Was It Like to Die of Cyanide Poisoning at Jonestown?&quot;,&quot;URL&quot;:&quot;https://www.aetv.com/real-crime/jonestown-how-did-it-feel-to-die-of-cyanide-poisoning&quot;,&quot;author&quot;:[{&quot;family&quot;:&quot;Janos&quot;,&quot;given&quot;:&quot;Adam&quot;}],&quot;accessed&quot;:{&quot;date-parts&quot;:[[&quot;2019&quot;,6,24]]}}}],&quot;schema&quot;:&quot;https://github.com/citation-style-language/schema/raw/master/csl-citation.json&quot;} RND4pEykG9GIQ"/></text:p></text:note-body></text:note></text:p>
        <text:p text:style-name="P301">Religion and human spirituality are no different than civil engineering and the building of bridges. In both cases, lives are stake. In both cases, standards <text:span text:style-name="T1673">are required. In both cases, unnecessary death results from the abdication of standards.</text:span> <text:span text:style-name="T1673">Religion or engineering, in the end, there is simply no excuse for that.</text:span></text:p>
        <text:p text:style-name="P302"/>
        <text:h text:style-name="P32" text:outline-level="1"><text:bookmark-start text:name="_Toc503154523"/><text:bookmark-start text:name="__RefHeading___Toc14242_2400359049"/>Conclusion<text:bookmark-end text:name="_Toc503154523"/><text:bookmark-end text:name="__RefHeading___Toc14242_2400359049"/></text:h>
        <text:p text:style-name="P303">This, finally, brings us to the end of this <text:span text:style-name="T141">Rocket Scientists’ Guide to </text:span><text:alphabetical-index-mark-start text:id="IMark1835266582960" text:main-entry="true"/><text:span text:style-name="T141">Authentic Spirituality</text:span><text:alphabetical-index-mark-end text:id="IMark1835266582960"/>. In this guide, we have examined <text:alphabetical-index-mark-start text:id="IMark1835266581760" text:main-entry="true"/><text:span text:style-name="T279">outcome measures</text:span><text:alphabetical-index-mark-end text:id="IMark1835266581760"/><text:span text:style-name="T279"> </text:span>and the <text:span text:style-name="T279">seven pillars of </text:span><text:alphabetical-index-mark-start text:id="IMark1835266585760" text:main-entry="true"/><text:span text:style-name="T279">authentic spirituality</text:span><text:alphabetical-index-mark-end text:id="IMark1835266585760"/>. <text:span text:style-name="T1674">Both of these offerings are different ways to look at the problem of human spirituality, and both help us increase our spiritual standards and the sophistication with which we approach the topic.</text:span></text:p>
        <text:p text:style-name="P304"><text:span text:style-name="T1675">So, what are you going to do with this information? </text:span>In the end, of course, the path you <text:span text:style-name="T1673">follow</text:span> <text:span text:style-name="T1673">is </text:span>your choice. <text:span text:style-name="T1675">After reading this guide, </text:span>you have <text:span text:style-name="T1673">two </text:span>choices. Choice number one is to continue in the direction you are already going <text:span text:style-name="T1674">in</text:span> and hope that it takes you somewhere good. <text:span text:style-name="T1674">Keep your traditional atheism and go on ignoring human spirituality despite its obvious relevance to things. Keep your dogmatic and ungrounded spirituality and hope for the best. </text:span>Choice number two is to do a full one hundred and eighty-degree turn and plow full steam ahead in a new spiritual <text:span text:style-name="T1676">and </text:span>scientific direction. </text:p>
        <text:p text:style-name="P304">You <text:span text:style-name="T1676">can </text:span>decide for yourself what you want to do but if you want my advice, when it comes to building <text:span text:style-name="T1676">real </text:span>bridges across <text:span text:style-name="T1676">real </text:span>chasm<text:span text:style-name="T1676">s</text:span>, or building a <text:span text:style-name="T1676">bridge/</text:span><text:alphabetical-index-mark-start text:id="IMark1835266581600" text:main-entry="true"/>connection<text:alphabetical-index-mark-end text:id="IMark1835266581600"/> to your own highest Consciousness, do <text:soft-page-break/>not sit on your proverbial buttocks and do not settle for anything less than total spiritual/scientific truth. This is not a game after all, <text:span text:style-name="T1675">and real lives are at stake not only on a small cult scale, but on a global scale as well</text:span>. Scientists long ago sounded a planetary emergency <text:span text:style-name="T1677">and it is getting worse with each passing day. </text:span>The plan<text:span text:style-name="T1676">e</text:span>t, human life, <text:span text:style-name="T1678">and </text:span>all life on Earth in fact, is in jeopardy. Your soul, if you believe in that, is above it all and goes <text:span text:style-name="T1675">on </text:span>happily no matter happens to this Earth; <text:span text:style-name="T1677">y</text:span>our body and human society, <text:span text:style-name="T1675">however, </text:span>do not. They are under very real threat. </text:p>
        <text:p text:style-name="P305"><text:span text:style-name="T1679">And just what does this threat have to do with </text:span><text:alphabetical-index-mark-start text:id="IMark1835266583040" text:main-entry="true"/><text:span text:style-name="T1679">authentic spirituality</text:span><text:alphabetical-index-mark-end text:id="IMark1835266583040"/><text:span text:style-name="T1679">? Decades ago, while the world was ramping up for WWII, Alert Einstein commented on the nature of religion and its importance to the evolution and survival of humanity. At that time, he made a distinction between the original and authentic teachings of human spirituality and the “subsequent additions,” which he felt corrupted the original teachings. Einstein did not have a lot of respect for the “subsequent additions,” but he did have a lot of respect for the spirituality he felt was buried in ancient teachings. He said that these traditional teachings could cure all our social ills and save humanity from destruction. </text:span><text:span text:style-name="T1680">His position on this i</text:span><text:span text:style-name="T1681">s</text:span><text:span text:style-name="T1680"> not equivocal. </text:span></text:p>
        <text:p text:style-name="P109"><text:soft-page-break/><text:span text:style-name="T1682">If one purges the Judaism of the </text:span><text:span text:style-name="T1683">Prophets and Christianity as Jesus Christ taught it of all </text:span><text:span text:style-name="T1684">subsequent additions</text:span><text:span text:style-name="T1683">, especially those of the priests, one is left with a teaching which is capable of curing all the social ills of humanity.</text:span><text:span text:style-name="T1683"><text:note text:id="ftn270" text:note-class="footnote"><text:note-citation>270</text:note-citation><text:note-body><text:p text:style-name="Footnote"><text:reference-mark-start text:name="ZOTERO_ITEM CSL_CITATION {&quot;citationID&quot;:&quot;PxCdmhQl&quot;,&quot;properties&quot;:{&quot;formattedCitation&quot;:&quot;Albert Einstein, {\\i{}The World as I See It}, Kindle (Samaira Book Publishers, 2018), https://amzn.to/2NR8B6z: emphasis added.&quot;,&quot;plainCitation&quot;:&quot;Albert Einstein, The World as I See It, Kindle (Samaira Book Publishers, 2018), https://amzn.to/2NR8B6z: emphasis added.&quot;,&quot;noteIndex&quot;:275},&quot;citationItems&quot;:[{&quot;id&quot;:2468,&quot;uris&quot;:[&quot;http://zotero.org/users/4295591/items/S2D6M9ME&quot;,[&quot;http://zotero.org/users/4295591/items/S2D6M9ME&quot;]],&quot;itemData&quot;:{&quot;id&quot;:2468,&quot;type&quot;:&quot;book&quot;,&quot;edition&quot;:&quot;Kindle&quot;,&quot;publisher&quot;:&quot;Samaira Book Publishers&quot;,&quot;title&quot;:&quot;The World as I See It&quot;,&quot;URL&quot;:&quot;https://amzn.to/2NR8B6z&quot;,&quot;author&quot;:[{&quot;family&quot;:&quot;Einstein&quot;,&quot;given&quot;:&quot;Albert&quot;}],&quot;issued&quot;:{&quot;date-parts&quot;:[[&quot;2018&quot;]]}},&quot;suffix&quot;:&quot;: emphasis added&quot;}],&quot;schema&quot;:&quot;https://github.com/citation-style-language/schema/raw/master/csl-citation.json&quot;} RNDBlROHC4yIo"/><text:span text:style-name="T89">Albert Einstein, </text:span><text:span text:style-name="T90">The World as I See It</text:span><text:span text:style-name="T89">, Kindle (Samaira Book Publishers, 2018), https://amzn.to/2NR8B6z: emphasis added.</text:span><text:reference-mark-end text:name="ZOTERO_ITEM CSL_CITATION {&quot;citationID&quot;:&quot;PxCdmhQl&quot;,&quot;properties&quot;:{&quot;formattedCitation&quot;:&quot;Albert Einstein, {\\i{}The World as I See It}, Kindle (Samaira Book Publishers, 2018), https://amzn.to/2NR8B6z: emphasis added.&quot;,&quot;plainCitation&quot;:&quot;Albert Einstein, The World as I See It, Kindle (Samaira Book Publishers, 2018), https://amzn.to/2NR8B6z: emphasis added.&quot;,&quot;noteIndex&quot;:275},&quot;citationItems&quot;:[{&quot;id&quot;:2468,&quot;uris&quot;:[&quot;http://zotero.org/users/4295591/items/S2D6M9ME&quot;,[&quot;http://zotero.org/users/4295591/items/S2D6M9ME&quot;]],&quot;itemData&quot;:{&quot;id&quot;:2468,&quot;type&quot;:&quot;book&quot;,&quot;edition&quot;:&quot;Kindle&quot;,&quot;publisher&quot;:&quot;Samaira Book Publishers&quot;,&quot;title&quot;:&quot;The World as I See It&quot;,&quot;URL&quot;:&quot;https://amzn.to/2NR8B6z&quot;,&quot;author&quot;:[{&quot;family&quot;:&quot;Einstein&quot;,&quot;given&quot;:&quot;Albert&quot;}],&quot;issued&quot;:{&quot;date-parts&quot;:[[&quot;2018&quot;]]}},&quot;suffix&quot;:&quot;: emphasis added&quot;}],&quot;schema&quot;:&quot;https://github.com/citation-style-language/schema/raw/master/csl-citation.json&quot;} RNDBlROHC4yIo"/></text:p></text:note-body></text:note></text:span><text:span text:style-name="T1683"> </text:span></text:p>
        <text:p text:style-name="P306"><text:span text:style-name="T1679">Although not using the nomenclature introduced in this guide, Einstein is making a clear distinction between authentic and inauthentic spirituality, and he is making a clear statement on the value of the former. Einstein was not very clear on what made </text:span><text:alphabetical-index-mark-start text:id="IMark1835266581760" text:main-entry="true"/><text:span text:style-name="T1679">authentic spirituality</text:span><text:alphabetical-index-mark-end text:id="IMark1835266581760"/><text:span text:style-name="T1679"> authentic, and his thinking on </text:span><text:alphabetical-index-mark-start text:id="IMark1835266585760" text:main-entry="true"/><text:alphabetical-index-mark-start text:id="IMark1835266583520" text:main-entry="true"/><text:span text:style-name="T1679">connection</text:span><text:alphabetical-index-mark-end text:id="IMark1835266583520"/><text:span text:style-name="T1679"> experience</text:span><text:alphabetical-index-mark-end text:id="IMark1835266585760"/><text:span text:style-name="T1679"> was a little muddled, but he did intimate he had mild </text:span><text:alphabetical-index-mark-start text:id="IMark1835266583440" text:main-entry="true"/><text:span text:style-name="T1679">connection</text:span><text:alphabetical-index-mark-end text:id="IMark1835266583440"/><text:span text:style-name="T1679"> experiences himself,</text:span><text:span text:style-name="T1679"><text:note text:id="ftn271" text:note-class="footnote"><text:note-citation>271</text:note-citation><text:note-body><text:p text:style-name="Footnote"><text:reference-mark-start text:name="ZOTERO_ITEM CSL_CITATION {&quot;citationID&quot;:&quot;IajK2NbP&quot;,&quot;properties&quot;:{&quot;formattedCitation&quot;:&quot;William Hermanns, {\\i{}Einstein and the Poet} (Boston: Branden Books, 1983), https://amzn.to/2n8MjnC; Einstein, {\\i{}The World as I See It}; Albert Einstein, {\\i{}Out of My Later Years} (Citadel Press, 2000).&quot;,&quot;plainCitation&quot;:&quot;William Hermanns, Einstein and the Poet (Boston: Branden Books, 1983), https://amzn.to/2n8MjnC; Einstein, The World as I See It; Albert Einstein, Out of My Later Years (Citadel Press, 2000).&quot;,&quot;noteIndex&quot;:276},&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id&quot;:2468,&quot;uris&quot;:[&quot;http://zotero.org/users/4295591/items/S2D6M9ME&quot;,[&quot;http://zotero.org/users/4295591/items/S2D6M9ME&quot;]],&quot;itemData&quot;:{&quot;id&quot;:2468,&quot;type&quot;:&quot;book&quot;,&quot;edition&quot;:&quot;Kindle&quot;,&quot;publisher&quot;:&quot;Samaira Book Publishers&quot;,&quot;title&quot;:&quot;The World as I See It&quot;,&quot;URL&quot;:&quot;https://amzn.to/2NR8B6z&quot;,&quot;author&quot;:[{&quot;family&quot;:&quot;Einstein&quot;,&quot;given&quot;:&quot;Albert&quot;}],&quot;issued&quot;:{&quot;date-parts&quot;:[[&quot;2018&quot;]]}}},{&quot;id&quot;:1910,&quot;uris&quot;:[&quot;http://zotero.org/users/4295591/items/YUVCMSEL&quot;,[&quot;http://zotero.org/users/4295591/items/YUVCMSEL&quot;]],&quot;itemData&quot;:{&quot;id&quot;:1910,&quot;type&quot;:&quot;book&quot;,&quot;publisher&quot;:&quot;Citadel Press&quot;,&quot;title&quot;:&quot;Out of my Later Years&quot;,&quot;author&quot;:[{&quot;family&quot;:&quot;Einstein&quot;,&quot;given&quot;:&quot;Albert&quot;}],&quot;issued&quot;:{&quot;date-parts&quot;:[[&quot;2000&quot;]]}}}],&quot;schema&quot;:&quot;https://github.com/citation-style-language/schema/raw/master/csl-citation.json&quot;} RNDT1WIkv29Tx"/><text:span text:style-name="T89">William Hermanns, </text:span><text:span text:style-name="T90">Einstein and the Poet</text:span><text:span text:style-name="T89"> (Boston: Branden Books, 1983), https://amzn.to/2n8MjnC; Einstein, </text:span><text:span text:style-name="T90">The World as I See It</text:span><text:span text:style-name="T89">; Albert Einstein, </text:span><text:span text:style-name="T90">Out of My Later Years</text:span><text:span text:style-name="T89"> (Citadel Press, 2000).</text:span><text:reference-mark-end text:name="ZOTERO_ITEM CSL_CITATION {&quot;citationID&quot;:&quot;IajK2NbP&quot;,&quot;properties&quot;:{&quot;formattedCitation&quot;:&quot;William Hermanns, {\\i{}Einstein and the Poet} (Boston: Branden Books, 1983), https://amzn.to/2n8MjnC; Einstein, {\\i{}The World as I See It}; Albert Einstein, {\\i{}Out of My Later Years} (Citadel Press, 2000).&quot;,&quot;plainCitation&quot;:&quot;William Hermanns, Einstein and the Poet (Boston: Branden Books, 1983), https://amzn.to/2n8MjnC; Einstein, The World as I See It; Albert Einstein, Out of My Later Years (Citadel Press, 2000).&quot;,&quot;noteIndex&quot;:276},&quot;citationItems&quot;:[{&quot;id&quot;:485,&quot;uris&quot;:[&quot;http://zotero.org/users/4295591/items/HNBZXK4E&quot;,[&quot;http://zotero.org/users/4295591/items/HNBZXK4E&quot;]],&quot;itemData&quot;:{&quot;id&quot;:485,&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id&quot;:2468,&quot;uris&quot;:[&quot;http://zotero.org/users/4295591/items/S2D6M9ME&quot;,[&quot;http://zotero.org/users/4295591/items/S2D6M9ME&quot;]],&quot;itemData&quot;:{&quot;id&quot;:2468,&quot;type&quot;:&quot;book&quot;,&quot;edition&quot;:&quot;Kindle&quot;,&quot;publisher&quot;:&quot;Samaira Book Publishers&quot;,&quot;title&quot;:&quot;The World as I See It&quot;,&quot;URL&quot;:&quot;https://amzn.to/2NR8B6z&quot;,&quot;author&quot;:[{&quot;family&quot;:&quot;Einstein&quot;,&quot;given&quot;:&quot;Albert&quot;}],&quot;issued&quot;:{&quot;date-parts&quot;:[[&quot;2018&quot;]]}}},{&quot;id&quot;:1910,&quot;uris&quot;:[&quot;http://zotero.org/users/4295591/items/YUVCMSEL&quot;,[&quot;http://zotero.org/users/4295591/items/YUVCMSEL&quot;]],&quot;itemData&quot;:{&quot;id&quot;:1910,&quot;type&quot;:&quot;book&quot;,&quot;publisher&quot;:&quot;Citadel Press&quot;,&quot;title&quot;:&quot;Out of my Later Years&quot;,&quot;author&quot;:[{&quot;family&quot;:&quot;Einstein&quot;,&quot;given&quot;:&quot;Albert&quot;}],&quot;issued&quot;:{&quot;date-parts&quot;:[[&quot;2000&quot;]]}}}],&quot;schema&quot;:&quot;https://github.com/citation-style-language/schema/raw/master/csl-citation.json&quot;} RNDT1WIkv29Tx"/></text:p></text:note-body></text:note></text:span><text:span text:style-name="T1679"> and he did think these were valuable for personal, scientific, social, and political reasons. We absolutely agree. </text:span><text:alphabetical-index-mark-start text:id="IMark1835266582400" text:main-entry="true"/><text:span text:style-name="T1679">Authentic spirituality</text:span><text:alphabetical-index-mark-end text:id="IMark1835266582400"/><text:span text:style-name="T1679"> has important </text:span><text:alphabetical-index-mark-start text:id="IMark1835266582960" text:main-entry="true"/><text:alphabetical-index-mark-start text:id="IMark1835266583040" text:main-entry="true"/><text:span text:style-name="T1679">connection</text:span><text:alphabetical-index-mark-end text:id="IMark1835266583040"/><text:span text:style-name="T1679"> outcomes</text:span><text:alphabetical-index-mark-end text:id="IMark1835266582960"/><text:span text:style-name="T1679"> which are valuable for personal, scientific, social, and political reasons. As we have also seen, </text:span><text:alphabetical-index-mark-start text:id="IMark1835266583600" text:main-entry="true"/><text:span text:style-name="T1679">authentic spirituality</text:span><text:alphabetical-index-mark-end text:id="IMark1835266583600"/><text:span text:style-name="T1679"> does not have to be </text:span><text:soft-page-break/><text:span text:style-name="T1679">detached from common sense and standards. We can think about and assert standards that not only help us evaluate current spiritual offerings, but also help us develop modern, sensible, embodied, logical, accessible, inclusive, empowering, fruitful, and rational scientific alternatives which honour the foundations but provide a more sophisticated and more effective experience. Seriously. Science has made significant, revolutionary even miraculous contributions in every area of human interest and concern </text:span><text:span text:style-name="T1685">except </text:span><text:span text:style-name="T1686">human spirituality. There is no reason to expect that it cannot do the same for human spirituality. All we have to do is get over our intellectual prejudice long enough </text:span><text:span text:style-name="T1687">so we can </text:span><text:span text:style-name="T1686">take a closer look. </text:span><text:span text:style-name="T1688">O</text:span><text:span text:style-name="T1686">nce we do take a closer, open-minded look we will see, there is something in human spirituality, something in </text:span><text:alphabetical-index-mark-start text:id="IMark1835266583120" text:main-entry="true"/><text:alphabetical-index-mark-start text:id="IMark1835266583760" text:main-entry="true"/><text:span text:style-name="T1686">connection</text:span><text:alphabetical-index-mark-end text:id="IMark1835266583760"/><text:span text:style-name="T1686"> experience</text:span><text:alphabetical-index-mark-end text:id="IMark1835266583120"/><text:span text:style-name="T1686">, something ancient and long ignored by modern science, something incredible and of deep human significance, that, if as a species we want to survive, we simply cannot ignore any longer. </text:span></text:p>
        <text:h text:style-name="P307" text:outline-level="1">Fair Trade Alert</text:h>
        <text:p text:style-name="P308">Did you learn so<text:span text:style-name="T1689">m</text:span>e valuable thing(s) from this <text:span text:style-name="T1690">book</text:span>? <text:span text:style-name="T1691">Did it </text:span><text:span text:style-name="T1692">change your thinking </text:span><text:span text:style-name="T1693">or enlighten you in some fashion? </text:span>Then it is only fair you should <text:span text:style-name="T1691">offer a fair exchange. I suggest you </text:span>b<text:span text:style-name="T1694">u</text:span>y <text:span text:style-name="T1695">me and</text:span> <text:a xlink:type="simple" xlink:href="https://ko-fi.com/lightningpath" text:style-name="Internet_20_link" text:visited-style-name="Visited_20_Internet_20_Link"><text:span text:style-name="T1696">my </text:span><text:span text:style-name="T1697">p</text:span></text:a><text:span text:style-name="T1697">artners in crime </text:span><text:a xlink:type="simple" xlink:href="https://ko-fi.com/lightningpath" text:style-name="Internet_20_link" text:visited-style-name="Visited_20_Internet_20_Link"><text:span text:style-name="T1698">(The Lightning Path) </text:span><text:span text:style-name="T1696">a coffee.</text:span></text:a><text:span text:style-name="T1696"> We’ll use the money for book covers, </text:span><text:span text:style-name="T1699">to </text:span><text:span text:style-name="T1700">hire content creators, </text:span><text:span text:style-name="T1699">to </text:span><text:span text:style-name="T1701">create </text:span><text:span text:style-name="T1696">educational videos </text:span><text:span text:style-name="T1699">(and maybe documentaries)</text:span><text:span text:style-name="T1696">, </text:span><text:span text:style-name="T1702">and, </text:span><text:span text:style-name="T1703">of course, </text:span><text:span text:style-name="T1702">to buy </text:span><text:span text:style-name="T1703">tea and </text:span><text:span text:style-name="T1702">coffee </text:span><text:span text:style-name="T1703">for ourselves and others who work with us. </text:span></text:p>
        <text:p text:style-name="P308">The more people <text:span text:style-name="T1704">who </text:span>voluntarily trade fair value, the more likely will this series remain freely available. </text:p>
        <text:p text:style-name="P309"/>
        <text:p text:style-name="P310">Buy us a coffee </text:p>
        <text:p text:style-name="P311"><text:a xlink:type="simple" xlink:href="https://ko-fi.com/lightningpath" text:style-name="Internet_20_link" text:visited-style-name="Visited_20_Internet_20_Link">https://ko-fi.com/lightningpath</text:a></text:p>
        <text:p text:style-name="P310">Discover other ways to support us</text:p>
        <text:p text:style-name="P312"><text:a xlink:type="simple" xlink:href="https://www.lightningpath.org/support-us/" text:style-name="Internet_20_link" text:visited-style-name="Visited_20_Internet_20_Link"><text:span text:style-name="T1705">https://www.lightningpath.org/support-us/</text:span></text:a></text:p>
        <text:h text:style-name="P32" text:outline-level="1"><text:bookmark-start text:name="__RefHeading___Toc13278_4101251557"/>References<text:bookmark-end text:name="__RefHeading___Toc13278_4101251557"/></text:h>
        <text:section text:style-name="Sect1" text:name="ZOTERO_BIBL {&quot;uncited&quot;:[],&quot;omitted&quot;:[],&quot;custom&quot;:[]} CSL_BIBLIOGRAPHY RND0cqBBJVXZl">
          <text:p text:style-name="Bibliography_20_1">Abad-Santos, Alex. “Lizard People: The Greatest Political Conspiracy Ever Created.” Vox, November 5, 2014. https://www.vox.com/2014/11/5/7158371/lizard-people-conspiracy-theory-explainer.</text:p>
          <text:p text:style-name="Bibliography_20_1">Adam, James. <text:span text:style-name="T141">The Religious Teachers of Greece</text:span>. Gifford Lectures. New Jersey: Reference Book Publishers, 1965. https://www.giffordlectures.org/books/religious-teachers-greece.</text:p>
          <text:p text:style-name="Bibliography_20_1">Alcoholics Anonymous. <text:span text:style-name="T141">‘PASS IT ON’ The Story of Bill Wilson and How the A.A. Message Reached the World</text:span>. Kindle. New York: AA World Services, 1984. https://amzn.to/2XKQNP5.</text:p>
          <text:p text:style-name="Bibliography_20_1">Annerbäck, E.-M., L. Sahlqvist, C.G. Svedin, G. Wingren, and P.A. Gustafsson. “Child Physical Abuse and Concurrence of Other Types of Child Abuse in Sweden—Associations with Health and Risk Behaviors.” <text:span text:style-name="T141">Child Abuse &amp; Neglect</text:span> 36 (July 1, 2012): 585–95.</text:p>
          <text:p text:style-name="Bibliography_20_1">Anonymous. “Gandhi and the Passive Resistance Campaign 1907-1914.” Text. South African History Online, July 30, 2013. https://www.sahistory.org.za/article/gandhi-and-passive-resistance-campaign-1907-1914.</text:p>
          <text:p text:style-name="Bibliography_20_1">Bakker, Arnold B. “Flow among Music Teachers and Their Students: The Crossover of Peak Experiences.” <text:span text:style-name="T141">Journal of Vocational Behavior</text:span> 66, no. 1 (February 1, 2005): 26–44. https://doi.org/10.1016/j.jvb.2003.11.001.</text:p>
          <text:p text:style-name="Bibliography_20_1"><text:soft-page-break/>Barkun, Michael. <text:span text:style-name="T141">A Culture of Conspiracy: Apocalyptic Visions in Contemporary America</text:span>. California: University of California Press, n.d.</text:p>
          <text:p text:style-name="Bibliography_20_1">Bartolome de las Casas. <text:span text:style-name="T141">A Brief Account of the Destruction of the Indies</text:span>. London: R. Hewson, 1552.</text:p>
          <text:p text:style-name="Bibliography_20_1">Bennett, Chris. <text:span text:style-name="T141">Liber 420: Cannabis, Magickal Herbs and the Occult</text:span>. Walterville, OR: Trine Day, 2018.</text:p>
          <text:p text:style-name="Bibliography_20_1">Berger, Peter. <text:span text:style-name="T141">A Rumor of Angels</text:span>. New York: Anchor Books, 1970.</text:p>
          <text:p text:style-name="Bibliography_20_1">Bernard Starr. “Why Christians Were Denied Access to Their Bible for 1,000 Years.” <text:span text:style-name="T141">Huffpost Religion</text:span>, July 20, 2013.</text:p>
          <text:p text:style-name="Bibliography_20_1">Bidney, Martin. “Epiphany in Autobiography: The Quantum Changes of Dostoevsky and Tolstoy.” <text:span text:style-name="T141">Journal of Clinical Psychology</text:span> 60, no. 5 (May 2004): 471–80.</text:p>
          <text:p text:style-name="Bibliography_20_1">Blazer, John A. “An Experimental Evaluation of ‘Transcendence of Environment.’” <text:span text:style-name="T141">Journal of Humanistic Psychology</text:span> 3, no. 1 (1963): 49–53.</text:p>
          <text:p text:style-name="Bibliography_20_1">Booker, Christopher. <text:span text:style-name="T141">The Neophiliacs: Revolution in English Life in the Fifties and Sixties</text:span>. New York: Harper Collins, 1970.</text:p>
          <text:p text:style-name="Bibliography_20_1">Bourque, Linda Brookover, and Kurt W. Back. “Language, Society and Subjective Experience.” <text:span text:style-name="T141">Sociometry</text:span> 34, no. 1 (1971): 1–21.</text:p>
          <text:p text:style-name="Bibliography_20_1">Boyce, Mary. <text:span text:style-name="T141">Zoroastrians: Their Religious Beliefs and Practices</text:span>. Routledge, 2001.</text:p>
          <text:p text:style-name="Bibliography_20_1">Bruneau, Marie-Florine. <text:span text:style-name="T141">Women Mystics Confront the Modern World</text:span>. Albany: State University of New York Press, 1998. https://amzn.to/2L1L0m2.</text:p>
          <text:p text:style-name="Bibliography_20_1">Bucke, R. M. <text:span text:style-name="T141">Cosmic Consciousness: A Study in the Evolution of the Human Mind</text:span>. Kindle Edition. California: The Book Tree, 2006. https://amzn.to/2IjxuaC.</text:p>
          <text:p text:style-name="Bibliography_20_1"><text:soft-page-break/>Butler, Jennifer. <text:span text:style-name="T141">Born Again: The Christian Right Globalized</text:span>. New York: Pluto Press, 2006.</text:p>
          <text:p text:style-name="Bibliography_20_1">Byrd, Kevin R., Delbert Lear, and Stacy Schwenka. “Mysticism as a Predictor of Subjective Well-Being.” <text:span text:style-name="T141">International Journal for the Psychology of Religion</text:span> 10, no. 4 (2000): 259–69.</text:p>
          <text:p text:style-name="Bibliography_20_1">Carhart-Harris, R. L., and K. J. Friston. “The Default-Mode, Ego-Functions and Free-Energy: A Neurobiological Account of Freudian Ideas.” <text:span text:style-name="T141">Brain</text:span> 133, no. 4 (28 08/16/received 12/23/revised 12/23/accepted 2010): 1265–83. https://doi.org/10.1093/brain/awq010.</text:p>
          <text:p text:style-name="Bibliography_20_1">Carpenter, Edward. <text:span text:style-name="T141">The Art of Creation: Essays on the Self and Its Powers</text:span>. Kindle Edition: Amazon, 1921.</text:p>
          <text:p text:style-name="Bibliography_20_1">Castaneda, Carlos. <text:span text:style-name="T141">The Teachings of Don Juan: A Yaqui Way of Knowledge, 40th Anniversary Edition</text:span>. New York: Washington Square Press, 1996.</text:p>
          <text:p text:style-name="Bibliography_20_1">Caswell, Arthur. “The Code of Handsome Lake, The Seneca Prophet.” <text:span text:style-name="T141">University of the State of New York Education Department Bulletin</text:span> 530 (1912). http://www.rickgrunder.com/parallels/mp305.pdf.</text:p>
          <text:p text:style-name="Bibliography_20_1">Chalmers, David. <text:span text:style-name="T141">The Conscious Mind: In Search of a Fundamental Theory</text:span>. New York: Oxford University Press, 1996. https://amzn.to/2Vzq5HW.</text:p>
          <text:p text:style-name="Bibliography_20_1">Cikanavicius, Darius. “Toxic, Chronic Shame: What It’s Like to Live with It.” Psych Central.com, 2019. https://blogs.psychcentral.com/psychology-self/2019/01/toxic-chronic-shame/.</text:p>
          <text:p text:style-name="Bibliography_20_1">Clarke, Arthur C. <text:span text:style-name="T141">Childhood’s End</text:span>. New York: Del Rey, 1987.</text:p>
          <text:p text:style-name="Bibliography_20_1">Climacus, John. <text:span text:style-name="T141">The Ladder of Divine Ascent</text:span>. Toronto: Patristic Publishing, 2017.</text:p>
          <text:p text:style-name="Bibliography_20_1"><text:soft-page-break/>Comte, Auguste. <text:span text:style-name="T141">The Catechism of Positivism; or, Summary Exposition of the Universal Religion</text:span>. London: John Chapman, 1852.</text:p>
          <text:p text:style-name="Bibliography_20_1">Cortright, Brant. “An Integral Approach to Spiritual Emergency.” <text:span text:style-name="T141">Guidance &amp; Counseling</text:span> 15, no. 3 (2000): 12.</text:p>
          <text:p text:style-name="Bibliography_20_1">Davids, T. W. Rhys. <text:span text:style-name="T141">The Book of the Great Decease - The Maha-Parinibbana-Sutta</text:span>. Translated by Translated from Pali by T. W. Rhys Davids. Kindle Edition. Amazon Digital Services, n.d. https://amzn.to/2XKQpjC.</text:p>
          <text:p text:style-name="Bibliography_20_1">De Christopher, Dorothy. “I Am the Root of a New Tradition.” In <text:span text:style-name="T141">Interviews with Oscar Ichazo</text:span>, 129–54. New York: Arica Institute Press, 1982. https://amzn.to/2MOwleU.</text:p>
          <text:p text:style-name="Bibliography_20_1">Dick, B. <text:span text:style-name="T141">The Oxford Group and Alcoholics Anonymous</text:span>. Kindle Edition. Kihei, Maui: Paradise Research Publications, 2011. https://amzn.to/2VPeVP3.</text:p>
          <text:p text:style-name="Bibliography_20_1">Dossey, Larry. “Nonlocal Mind: A (Fairly) Brief History of the Term.” <text:span text:style-name="T141">Explore: The Journal of Science and Healing</text:span> 11, no. 2 (2015): 89–101. http://dx.doi.org/10.1016/j.explore.2014.12.001.</text:p>
          <text:p text:style-name="Bibliography_20_1">———. <text:span text:style-name="T141">Recovering the Soul: A Scientific and Spiritual Search</text:span>. Toronto: Bantam Books, 1989.</text:p>
          <text:p text:style-name="Bibliography_20_1">———. <text:span text:style-name="T141">Space, Time, and Medicine</text:span>. Vol. 11. Boston: Shambhala Publications, 1982. https://amzn.to/2Vs6nBL.</text:p>
          <text:p text:style-name="Bibliography_20_1">Dyck, E. “‘Hitting Highs at Rock Bottom’: LSD Treatment for Alcoholism, 1950-1970.” <text:span text:style-name="T141">Social History of Medicine</text:span> 19, no. 2 (August 2006): 313–29. https://doi.org/10.1093/shm/hkl039.</text:p>
          <text:p text:style-name="Bibliography_20_1">Eastman, Charles A. “Sioux Mythology.” In <text:span text:style-name="T141">The International Folk-Lore Congress of the World’s Columbian Exposition</text:span>, edited by Hellen Wheeler <text:soft-page-break/>Basett and Frederick Starr, I:221–26. Charles H. Sergel Company, 1898.</text:p>
          <text:p text:style-name="Bibliography_20_1">Ehrman, Bart D. <text:span text:style-name="T141">Misquoting Jesus: The Story Behind Who Changed the Bible and Why</text:span>. Harper One, 2007.</text:p>
          <text:p text:style-name="Bibliography_20_1">Einstein, Albert. <text:span text:style-name="T141">Out of My Later Years</text:span>. Citadel Press, 2000.</text:p>
          <text:p text:style-name="Bibliography_20_1">———. <text:span text:style-name="T141">The World as I See It</text:span>. Kindle. Samaira Book Publishers, 2018. https://amzn.to/2NR8B6z.</text:p>
          <text:p text:style-name="Bibliography_20_1">Elkins, David. “Why Humanistic Psychology Lost Its Power and Influence in American Psychology.” <text:span text:style-name="T141">Journal of Humanistic Psychology</text:span> 49, no. 1 (2009): 267–91. https://www.lightningpath.org/readings/elkins-humanistic-murder.pdf.</text:p>
          <text:p text:style-name="Bibliography_20_1">Ellens, J. Harold. <text:span text:style-name="T141">Seeking the Sacred with Psychoactive Substances: Chemical Paths to Spirituality and to God</text:span>. California: Praeger, 2014.</text:p>
          <text:p text:style-name="Bibliography_20_1">Ernst, Carl W. <text:span text:style-name="T141">Teachings of Sufism</text:span>. Boston: Shambhala, 1999.</text:p>
          <text:p text:style-name="Bibliography_20_1">Farber, Neil. “The Truth About the Law of Attraction.” Psychology Today. Accessed June 3, 2019. https://www.psychologytoday.com/blog/the-blame-game/201609/the-truth-about-the-law-attraction.</text:p>
          <text:p text:style-name="Bibliography_20_1">Fisher, Louis. <text:span text:style-name="T141">The Life of Mahatma Gandhi</text:span>. New York: Harper &amp; Row, 1950.</text:p>
          <text:p text:style-name="Bibliography_20_1">Fiske, John. <text:span text:style-name="T141">The Historical Writings of John Fiske: The Discovery of America</text:span>. Vol. 3. 12 vols. New York: Houghton Mifflin, 1902.</text:p>
          <text:p text:style-name="Bibliography_20_1">Forman, Robert K. C. “Pure Consciousness Events and Mysticism.” <text:span text:style-name="T141">Sophia</text:span> 25, no. April (1986): 49–58.</text:p>
          <text:p text:style-name="Bibliography_20_1">Forman, Robert K. S. <text:span text:style-name="T141">Mysticism, Mind, Consciousness</text:span>. Albany: State University of New York, 1999. https://amzn.to/2I3Kyl6.</text:p>
          <text:p text:style-name="Bibliography_20_1"><text:soft-page-break/>Freeman, Anthony. “The Sense of Being Glared At: What Is It Like to Be a Heretic?” <text:span text:style-name="T141">Journal of Consciousness Studies</text:span> 12, no. 6 (2005): 4–9.</text:p>
          <text:p text:style-name="Bibliography_20_1">Gandhi, Mohandas Karamchand. <text:span text:style-name="T141">Gandhi: An Autobiography</text:span>. Translated by Mahadev Desai. Green Reader Publications, n.d. https://amzn.to/2WnIbjB.</text:p>
          <text:p text:style-name="Bibliography_20_1">Gasper, Phill. “Jesus the Revolutionary?” <text:span text:style-name="T141">Socialist Worker</text:span>, 2011. https://socialistworker.org/2011/12/14/jesus-the-revolutionary.</text:p>
          <text:p text:style-name="Bibliography_20_1">Giridharadas, Anand. <text:span text:style-name="T141">Winners Take All: The Elite Charade of Changing the World</text:span>. New York: Knopf, 2018. https://amzn.to/2FDfF49.</text:p>
          <text:p text:style-name="Bibliography_20_1">Glass, Andrew. “Reagan Declares ‘War on Drugs,’ October 14, 1982.” Politico, 1992. https://www.politico.com/story/2010/10/reagan-declares-war-on-drugs-october-14-1982-043552.</text:p>
          <text:p text:style-name="Bibliography_20_1">Griffin, David Ray. “Introduction: The Reenchantment of Science.” In <text:span text:style-name="T141">The Reenchantment of Science</text:span>, edited by David Ray Griffin, 1–46. New York: State University of New York, 1988.</text:p>
          <text:p text:style-name="Bibliography_20_1">Grof, Christina, and Stanislav Grof. <text:span text:style-name="T141">The Stormy Search for the Self: A Guide to Personal Growth Through Transformational Crises</text:span>. Penguin, 1990. https://amzn.to/2UtkgP1.</text:p>
          <text:p text:style-name="Bibliography_20_1">Grof, Stanislav, and Christina Grof. <text:span text:style-name="T141">Spiritual Emergency: When Personal Transformation Becomes a Crises</text:span>. New York: Putnam, 1989. https://amzn.to/2KbTh6s.</text:p>
          <text:p text:style-name="Bibliography_20_1">GrrlScientist. “UN Report: 1 Million Animal And Plant Species At Risk Of Extinction.” Forbes. Accessed May 18, 2019. https://www.forbes.com/sites/grrlscientist/2019/0<text:soft-page-break/>5/09/un-report-1-million-animal-and-plant-species-at-risk-of-extinction/.</text:p>
          <text:p text:style-name="Bibliography_20_1">Hanes, Karl. “Unusual Phenomena Associated With a Transcendent Human Experience: A Case Study.” <text:span text:style-name="T141">The Journal of Transpersonal Psychology</text:span> 44, no. 1 (2012): 26–47.</text:p>
          <text:p text:style-name="Bibliography_20_1">Harris, Kylie P., Adam J. Rock, and Gavin I. Clark. “Spiritual Emergency, Psychosis and Personality: A Quantitative Investigation.” <text:span text:style-name="T141">Journal of Transpersonal Psychology</text:span> 47, no. 2 (July 2015): 263–85.</text:p>
          <text:p text:style-name="Bibliography_20_1">Harvey, Andrew. <text:span text:style-name="T141">Teachings of the Christian Mystics</text:span>. Kindle. Boston: Shambhala Publications, 1998. https://amzn.to/2VrC7CY.</text:p>
          <text:p text:style-name="Bibliography_20_1">———. <text:span text:style-name="T141">Teachings of the Hindu Mystics</text:span>. Kindle. Boston: Shambhala Publications, 2001. https://amzn.to/2WQoduv.</text:p>
          <text:p text:style-name="Bibliography_20_1">Havens, R. A. “Approaching Cosmic Consciousness via Hypnosis.” <text:span text:style-name="T141">Journal of Humanistic Psychology</text:span> 22, no. 1 (1982): 105–16.</text:p>
          <text:p text:style-name="Bibliography_20_1">Hermanns, William. <text:span text:style-name="T141">Einstein and the Poet</text:span>. Boston: Branden Books, 1983. https://amzn.to/2n8MjnC.</text:p>
          <text:p text:style-name="Bibliography_20_1">Hood Jr, Ralph W., Nima Ghorbani, P. J. Watson, Ahad Framarz Ghramaleki, Mark N. Bing, H. Kristl Davison, Ronald J. Morris, and W. Paul Williamson. “Dimensions of the Mysticism Scale: Confirming the Three-Factor Structure in the United States and Iran.” <text:span text:style-name="T141">Journal for the Scientific Study of Religion</text:span> 40, no. 4 (2001): 691–705.</text:p>
          <text:p text:style-name="Bibliography_20_1">Hutton, Ronald. <text:span text:style-name="T141">The Druids</text:span>. London: Hambledon Continuum, 2007.</text:p>
          <text:p text:style-name="Bibliography_20_1">Huxley, Aldous. <text:span text:style-name="T141">The Doors of Perception</text:span>. Granada Publishing: London, 1984. https://amzn.to/2tXEQYI.</text:p>
          <text:p text:style-name="Bibliography_20_1"><text:soft-page-break/>———. <text:span text:style-name="T141">The Perennial Philosophy</text:span>. Canada: Random House Canada, 2014. https://amzn.to/2XGmQyM.</text:p>
          <text:p text:style-name="Bibliography_20_1">Ichazo, Oscar. <text:span text:style-name="T141">The Human Process of Enlightenment and Freedom</text:span>. New York: Arica Institute, 1976.</text:p>
          <text:p text:style-name="Bibliography_20_1">Jacobson, Knut A., ed. “Yoga Powers and Religious Traditions.” In <text:span text:style-name="T141">Yoga Powers: Extraordinary Capacities Attained Through Meditation and Concentration</text:span>, 37:1–31. Brill’s Indological Library. Boston: Brill, 2012. https://amzn.to/2V8ARsw.</text:p>
          <text:p text:style-name="Bibliography_20_1">James M. Robinson. <text:span text:style-name="T141">The Nag Hammadi Library: The Definitive New Translation of the Gnostic Scriptures</text:span>. Third. San Francisco: Harper, 1988.</text:p>
          <text:p text:style-name="Bibliography_20_1">James, William. <text:span text:style-name="T141">The Varieties of Religious Experience: A Study of Human Nature</text:span>. New York: Penguin, 1903. https://archive.org/details/varietiesreligi03jamegoog/page/n6/mode/2up.</text:p>
          <text:p text:style-name="Bibliography_20_1">Janos, Adam. “What Was It Like to Die of Cyanide Poisoning at Jonestown?” A&amp;E. Accessed June 24, 2019. https://www.aetv.com/real-crime/jonestown-how-did-it-feel-to-die-of-cyanide-poisoning.</text:p>
          <text:p text:style-name="Bibliography_20_1">Jantzen, Grace M. “Mysticism and Experience.” <text:span text:style-name="T141">Religious Studies</text:span> 25, no. 3 (1989): 295–315.</text:p>
          <text:p text:style-name="Bibliography_20_1">Johnson, Harold R. <text:span text:style-name="T141">Firewater: How Alcohol Is Killing My People (and Yours)</text:span>. U of R Press, 2016. https://amzn.to/2D142T4.</text:p>
          <text:p text:style-name="Bibliography_20_1">Julian of Norwich. <text:span text:style-name="T141">Revelations of Divine Love</text:span>. Translated by Grace Warrack. Christian Classics Ethereal Library, 1901. https://amzn.to/2I1hnyZ.</text:p>
          <text:p text:style-name="Bibliography_20_1">Kacela, Xolani. “Being One with the Spirit: Dimensions of a Mystical Experience.” <text:span text:style-name="T141">The Journal of </text:span><text:soft-page-break/><text:span text:style-name="T141">Pastoral Care &amp; Counseling</text:span> 60, no. 1–2 (Spr 2006): 83–94.</text:p>
          <text:p text:style-name="Bibliography_20_1">Keen, Sam. “Breaking the Tyranny of the Ego.” In <text:span text:style-name="T141">Interviews with Oscar Ichazo</text:span>, 3–28. New York: Arica Institute Press, 1982. https://amzn.to/2MOwleU.</text:p>
          <text:p text:style-name="Bibliography_20_1">Keutzer, C. “Whatever Turns You On: Triggers to Transcendent Experiences.” <text:span text:style-name="T141">Journal of Humanistic Psychology</text:span> 18 (1978): 77–80.</text:p>
          <text:p text:style-name="Bibliography_20_1">Kohl, Laura Johnston. <text:span text:style-name="T141">Jonestown Survivor</text:span>. iUniverse, 2010. https://amzn.to/2WJFtoK.</text:p>
          <text:p text:style-name="Bibliography_20_1">Lancer, Darlene, JD, and MFT Last updated: 8 Oct 2018~ 3 min read. “Shame: The Core of Addiction and Codependency.” Psych Central, May 17, 2016. https://psychcentral.com/lib/shame-the-core-of-addiction-and-codependency/.</text:p>
          <text:p text:style-name="Bibliography_20_1">Laszlo, Ervin, Stanislav Grof, and Peter Russell. <text:span text:style-name="T141">The Consciousness Revolution</text:span>. Las Vegas: Elf Rock Productions, 1999.</text:p>
          <text:p text:style-name="Bibliography_20_1">Layton, Deborah. <text:span text:style-name="T141">Seductive Poison</text:span>. New York: Anchor Books, 2010. https://amzn.to/2wxOse4.</text:p>
          <text:p text:style-name="Bibliography_20_1">Lukoff, David. “The Diagnosis of Mystical Experiences with Psychotic Features.” <text:span text:style-name="T141">Journal of Transpersonal Psychology</text:span> 17, no. 2 (December 1985): 155.</text:p>
          <text:p text:style-name="Bibliography_20_1">MacLean, Kenneth. “The Law of Attraction and War.” EzineArticles. Accessed June 3, 2019. https://ezinearticles.com/?The-Law-of-Attraction-and-War&amp;id=280965.</text:p>
          <text:p text:style-name="Bibliography_20_1">Mann, Leslie. “The `cocooning’ Trend Draws Reinforcement - Chicago Tribune.” Newspaper. Chicago Tribune, 2001. https://www.chicagotribune.com/news/ct-xpm-2001-10-21-0110210261-story.html.</text:p>
          <text:p text:style-name="Bibliography_20_1"><text:soft-page-break/>Marshall, Robert. “The Dark Legacy of Carlos Castaneda.” Salon, April 12, 2007. https://www.salon.com/2007/04/12/castaneda/.</text:p>
          <text:p text:style-name="Bibliography_20_1">Maslow, A. H. “Lessons from the Peak-Experiences.” <text:span text:style-name="T141">Journal of Humanistic Psychology</text:span> 2, no. 1 (January 1, 1962): 9–18. https://doi.org/10.1177/002216786200200102.</text:p>
          <text:p text:style-name="Bibliography_20_1">———. <text:span text:style-name="T141">Religions, Values, and Peak Experiences</text:span>. Columbus: Ohio State University Press, 1964.</text:p>
          <text:p text:style-name="Bibliography_20_1">———. “Some Basic Propositions of a Growth and Self-Actualization Psychoogy.” In <text:span text:style-name="T141">Theories of Personality</text:span>, edited by G. Lindzey and L. Hall, 307–16. New York: Wiley, 1965.</text:p>
          <text:p text:style-name="Bibliography_20_1">Maslow, Abraham, and Clark E. Moustakas. “Self-Actualization People : A Study of Psychological Health.” In <text:span text:style-name="T141">The Self: Explorations in Personal Growth</text:span>, 160–94. Harper Colophon, 1956.</text:p>
          <text:p text:style-name="Bibliography_20_1">Miller, Russell. <text:span text:style-name="T141">Bare-Faced Messiah: The True Story of L. Ron Hubbard</text:span>. London: Silvertail Books, 2015. https://amzn.to/2ESbMI5.</text:p>
          <text:p text:style-name="Bibliography_20_1">Miller, William R, and Janet C’de Baca. <text:span text:style-name="T141">Quantum Change: When Epiphanies and Sudden Insights Transform Ordinary Lives</text:span>. New York: The Guildford Press, 2001. https://amzn.to/2D1gYZo.</text:p>
          <text:p text:style-name="Bibliography_20_1">Milne, Hugh. <text:span text:style-name="T141">Bhagwan: The God That Failed</text:span>. St Martin’s Press, 2015. https://amzn.to/2I5MglH.</text:p>
          <text:p text:style-name="Bibliography_20_1">Miscavige Hill, Jenna. “Beyond Belief: My Secret Life Inside Scientology and My Harrowing Escape EBook: Jenna Miscavige Hill, Lisa Pulitzer: Kindle Store,” 2013. https://amzn.to/2W796kl.</text:p>
          <text:p text:style-name="Bibliography_20_1">Mitha, Karim. “Sufism and Healing.” <text:span text:style-name="T141">Journal of Spirituality in Mental Health</text:span>, 2018.</text:p>
          <text:p text:style-name="Bibliography_20_1">Mogar, R. E. “Current Status and Future Trends in Psychedelic (LSD) Research.” <text:span text:style-name="T141">Journal of Humanistic Psychology</text:span> 2 (1965): 147–66.</text:p>
          <text:p text:style-name="Bibliography_20_1"><text:soft-page-break/>Mogar, Robert E., and Charles Savage. “Personality Change Associated with Psychedelic (LSD) Therapy: A Preliminary Report.” <text:span text:style-name="T141">Psychotherapy: Theory, Research &amp; Practice</text:span> 1, no. 4 (1964): 154–62. https://doi.org/10.1037/h0088594.</text:p>
          <text:p text:style-name="Bibliography_20_1">Naulty, R. A. “J L Mackie’s Disposal of Religious Experience.” <text:span text:style-name="T141">Sophia</text:span> 31, no. 1 (July 1992): 1–9. https://doi.org/10.1007/BF02772348.</text:p>
          <text:p text:style-name="Bibliography_20_1">Nededog, Jethro. “How Scientology Costs Members up to Millions of Dollars, According to Leah Remini’s Show.” Business Insider, 2016. https://www.businessinsider.com/scientology-costs-leah-remini-recap-episode-3-2016-12.</text:p>
          <text:p text:style-name="Bibliography_20_1">Netherland, Tom. “Doctrine of Forgiveness Vital to Most World Religions.” HeraldCourier.com. Accessed August 26, 2019. https://www.heraldcourier.com/lifestyles/doctrine-of-forgiveness-vital-to-most-world-religions/article_b3157727-7aec-5a67-9498-6fc3eac4c188.html.</text:p>
          <text:p text:style-name="Bibliography_20_1">Newberg, Andew, Eugene d’Aquile, and Vince Rause. <text:span text:style-name="T141">Why God Won’t Go Away: Brain Science and the Biology of Belief</text:span>. New York: Ballantine Books, 2001.</text:p>
          <text:p text:style-name="Bibliography_20_1">Offord, R.M. <text:span text:style-name="T141">Jerry McAuley: An Apostle to the Lost</text:span>. New York: Forgotten Books, 2012. https://amzn.to/2UFacCr.</text:p>
          <text:p text:style-name="Bibliography_20_1">Oregonian, The. “Rajneeshees Establish Security Forces, Large Armory (Part 10 of 20).” oregonlive.com, July 10, 1985. https://www.oregonlive.com/rajneesh/1985/07/rajneeshees_establish_security.html.</text:p>
          <text:p text:style-name="Bibliography_20_1">Parish, Bobbi. <text:span text:style-name="T141">Create Your Personal Sacred Text: Develop and Celebrate Your Spiritual Life</text:span>. Harmony, 1999. https://amzn.to/2I4zRi7.</text:p>
          <text:p text:style-name="Bibliography_20_1"><text:soft-page-break/>Parker, Arthur C. <text:span text:style-name="T141">The Code of Handsome Lake The Seneca Prophet</text:span>. Kindle. New York: The University of the State of New York, 1913. https://amzn.to/2H4fr8a.</text:p>
          <text:p text:style-name="Bibliography_20_1">Persinger, M. A. <text:span text:style-name="T141">Neuropsychological Bases of God Beliefs</text:span>. New York: Praeger, 1987.</text:p>
          <text:p text:style-name="Bibliography_20_1">Powers, Abigail, Negar Fani, Dorthie Cross, Kerry J. Ressler, and Bekh Bradley. “Research Article: Childhood Trauma, PTSD, and Psychosis: Findings from a Highly Traumatized, Minority Sample.” <text:span text:style-name="T141">Child Abuse &amp; Neglect</text:span> 58 (August 1, 2016): 111–18.</text:p>
          <text:p text:style-name="Bibliography_20_1">Rahman, Farhat Naz. “Spiritual Healing and Sufi Practices.” <text:span text:style-name="T141">Nova Journal of Sufism and Spirituality</text:span> 2, no. 1 (2014): 1–9.</text:p>
          <text:p text:style-name="Bibliography_20_1">Rahtz, Emmylou, Sian Bonnell, Sarah Goldingay, Sara Warber, and Paul Dieppe. “Transformational Changes in Health Status: A Qualitative Exploration of Healing Moments.” <text:span text:style-name="T141">EXPLORE</text:span> 13, no. 5 (September 1, 2017): 298–305. https://doi.org/10.1016/j.explore.2017.06.005.</text:p>
          <text:p text:style-name="Bibliography_20_1">Rahula, Walpola Sri. “The First Sermon of the Buddha.” Tricycle: The Buddhist Review, 2016. https://tricycle.org/magazine/the-first-sermon-of-the-buddha/.</text:p>
          <text:p text:style-name="Bibliography_20_1">———. “The Noble Eightfold Path: Meaning and Practice.” Tricycle: The Buddhist Review. Accessed April 25, 2019. https://tricycle.org/magazine/noble-eightfold-path/.</text:p>
          <text:p text:style-name="Bibliography_20_1">Regardie, Israel. <text:span text:style-name="T141">The Tree of Life: An Illustrated Study in Magic</text:span>. 2001. Woodbury, Minnesota: Llewellyn, 2001.</text:p>
          <text:p text:style-name="Bibliography_20_1"><text:soft-page-break/>Rice, Julian. <text:span text:style-name="T141">Before the Great Spirit: The Many Faces of Sioux Spirituality</text:span>. University of New Mexico, 1998. https://amzn.to/2C9fM5E.</text:p>
          <text:p text:style-name="Bibliography_20_1">Rogers, Carl. <text:span text:style-name="T141">Carl Rogers on Encounter Groups</text:span>. Boston: Houghton Mifflin, 1970.</text:p>
          <text:p text:style-name="Bibliography_20_1">Rountree, Kathryn. “Transforming Deities: Modern Pagan Projects of Revival and Reinvention.” <text:span text:style-name="T141">International Journal for the Study of New Religions</text:span> 8, no. 2 (July 2017): 213–36.</text:p>
          <text:p text:style-name="Bibliography_20_1">Ruether, Rosemary Radford. “The Normalization of Goddess Religion.” <text:span text:style-name="T141">Feminist Theology</text:span> 13, no. 2 (January 2005): 151–57.</text:p>
          <text:p text:style-name="Bibliography_20_1">Sabbir, Mir. “Burned to Death for Reporting Sexual Harassment.” <text:span text:style-name="T141">BBC News</text:span>, 2019, sec. Asia. https://www.bbc.com/news/world-asia-47947117.</text:p>
          <text:p text:style-name="Bibliography_20_1">Sankaracharya. <text:span text:style-name="T141">The Crest-Jewel of Wisdom and Other Writings of Sankaracharya</text:span>. Translated by Charles Johnston. Kindle Edition. 1999: Theosophical University Press, 1946. https://www.theosociety.org/pasadena/crest/crest-1.htm.</text:p>
          <text:p text:style-name="Bibliography_20_1">Sankaracharya, Adi. <text:span text:style-name="T141">The Crest-Jewel of Wisdom</text:span>. St. Albert, 2019.</text:p>
          <text:p text:style-name="Bibliography_20_1">———. <text:span text:style-name="T141">The Crest-Jewel of Wisdom: An LP Annotation</text:span>. Alberta: Lightning Path Press, 2019. https://datadump.lightningpath.org/annotations/Crest.Jewel.of.Wisdom-Shankara-Sosteric.pdf.</text:p>
          <text:p text:style-name="Bibliography_20_1">Schreber, Daniel Paul. <text:span text:style-name="T141">Memoirs of My Nervous Illness</text:span>. New York: NYRB Classics, 2000. https://amzn.to/2U8Se6Q.</text:p>
          <text:p text:style-name="Bibliography_20_1">Shear, Jonathan. “Mysticism and Scientific Naturalism.” <text:span text:style-name="T141">Sophia</text:span> 43, no. 1 (May 2004): 83–99. https://doi.org/10.1007/BF02782439.</text:p>
          <text:p text:style-name="Bibliography_20_1"><text:soft-page-break/>Sosteric, Mike. “A River of Power Runs Through Us.” <text:span text:style-name="T141">Culturally Modified</text:span>, 2019. https://culturallymodified.org/.</text:p>
          <text:p text:style-name="Bibliography_20_1">———. “A Sociology of Tarot.” <text:span text:style-name="T141">Canadian Journal of Sociology</text:span> 39, no. 3 (2014). https://www.academia.edu/25055505/.</text:p>
          <text:p text:style-name="Bibliography_20_1">———. “Everybody Has a Connection Experience: Prevalence, Confusions, Interference, and Redefinition.” <text:span text:style-name="T141">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Under Review. https://www.academia.edu/34504691.</text:p>
          <text:p text:style-name="Bibliography_20_1">———. “How Money Is Destroying the World.” <text:span text:style-name="T141">The Conversation</text:span>, 2018. https://theconversation.com/how-money-is-destroying-the-world-96517.</text:p>
          <text:p text:style-name="Bibliography_20_1">———. “How the Conservative Right Hijacks Religion.” <text:span text:style-name="T141">The Conversation</text:span>, 2019. https://theconversation.com/how-the-conservative-right-hijacks-religion-109218.</text:p>
          <text:p text:style-name="Bibliography_20_1">———. “Mystical Experience and Global Revolution.” <text:span text:style-name="T141">Athens Journal of Social Sciences</text:span> 5, no. 3 (2018): 235–55. https://doi.org/10.30958/ajss.5-3-1.</text:p>
          <text:p text:style-name="Bibliography_20_1">———. “Power to the People: How the Church Taketh Away.” Culturally Modified, 2019. https://culturallymodified.org/power-to-the-people-how-the-church-taketh-away/.</text:p>
          <text:p text:style-name="Bibliography_20_1">———. “Rethinking the Origins and Purpose of Religion: Jesus, Constantine, and the Containment of Global Revolution.” <text:span text:style-name="T141">Athens Journal of Social Sciences</text:span> 9, no. 1 (2020): 69–88. <text:soft-page-break/>https://www.academia.edu/34970150/Rethinking_the_Origins_and_Purpose_of_Religion_Jesus_Constantine_and_the_Containment_of_Global_Revolution.</text:p>
          <text:p text:style-name="Bibliography_20_1">———. <text:span text:style-name="T141">Rocket Scientists’ Guide to Money and the Economy: Accumulation and Debt.</text:span> St Albert, Alberta: Lightning Path Press., 2016.</text:p>
          <text:p text:style-name="Bibliography_20_1">———. “Star Wars Is a Religion That Primes Us for War and Violence.” <text:span text:style-name="T141">The Conversation</text:span>, 2018. https://theconversation.com/star-wars-is-a-religion-that-primes-us-for-war-and-violence-89443.</text:p>
          <text:p text:style-name="Bibliography_20_1">———. “The Emotional Abuse of Our Children: Teachers, Schools, and the Sanctioned Violence of Our Modern Institutions.” <text:span text:style-name="T141">The Socjournal</text:span> March (October 2013). https://medium.com/human-spirituality/the-emotional-abuse-of-our-children-3d658691a212.</text:p>
          <text:p text:style-name="Bibliography_20_1">———. “The Red Pill or the Blue Pill: Endless Consumption or Sustainable Future?” <text:span text:style-name="T141">The Conversation</text:span>, 2019. https://theconversation.com/the-red-pill-or-the-blue-pill-endless-consumption-or-sustainable-future-110473.</text:p>
          <text:p text:style-name="Bibliography_20_1">———. “The Science of Ascension: A Neurologically Grounded Theory of Mystical/Spiritual Experience,” Draft. https://www.academia.edu/28919294.</text:p>
          <text:p text:style-name="Bibliography_20_1">———. “The Science of Ascension: The Healing Power of Connection,” 2016.</text:p>
          <text:p text:style-name="Bibliography_20_1">———. “The Wild Fox Koan,” 2019. https://www.lightningpath.org/readings/the-wild-fox-koan/.</text:p>
          <text:p text:style-name="Bibliography_20_1">———. “What Is Socialization.” <text:span text:style-name="T141">The Socjourn</text:span> (blog), 2019. <text:soft-page-break/>https://www.academia.edu/27983004/What_is_Socialization.</text:p>
          <text:p text:style-name="Bibliography_20_1">Sosteric, Mike, and Ratkovic, Gina. <text:span text:style-name="T141">Lightning Path Workbook One - Basic Concepts</text:span>. Vol. 1. Lightning Path Workbook Series. St. Albert, Alberta: Lightning Path Press, 2016.</text:p>
          <text:p text:style-name="Bibliography_20_1">Sosteric, Mike, and Gina Ratkovic. <text:span text:style-name="T141">Lightning Path Workbook Two - Healing</text:span>. Vol. 2. Lightning Path Workbook Series. St. Albert, Alberta: Lightning Path Press, 2017.</text:p>
          <text:p text:style-name="Bibliography_20_1">———. “Seven Essential Needs,” 2018. https://www.academia.edu/38114100/The_Seven_Essential_Needs.</text:p>
          <text:p text:style-name="Bibliography_20_1">———. “Toxic Socialization,” 2016. https://www.academia.edu/25275338/Toxic_Socialization.</text:p>
          <text:p text:style-name="Bibliography_20_1">St. Teresa of Avila. <text:span text:style-name="T141">Interior Castle</text:span>. Kindle. New York: Dover Publications, 2007.</text:p>
          <text:p text:style-name="Bibliography_20_1">———. <text:span text:style-name="T141">The Way of Perfection</text:span>. New York: Dover Publications, 2012. https://amzn.to/2Id75es.</text:p>
          <text:p text:style-name="Bibliography_20_1">Stace, Walter Terence. <text:span text:style-name="T141">The Teachings of the Mystics</text:span>. New York: Mentor, 1960.</text:p>
          <text:p text:style-name="Bibliography_20_1">Starhawk. <text:span text:style-name="T141">Spiral Dance, The - 20th Anniversary: A Rebirth of the Ancient Religion of the Goddess: 20th Anniversary Edition: Starhawk</text:span>. New York: Harper One, 2011.</text:p>
          <text:p text:style-name="Bibliography_20_1">Starr, Bernard. <text:span text:style-name="T141">Jesus Uncensored: Restoring the Authentic Jew</text:span>. OmniHouse Publishing, 2013.</text:p>
          <text:p text:style-name="Bibliography_20_1">Stewart, Gregory B. <text:span text:style-name="T141">Fellow of the Craft; A Treatise on the Second Degree of Freemasonry</text:span>. FMI Publishing, 2015.</text:p>
          <text:p text:style-name="Bibliography_20_1">Suzuki, Daisetsu Teitaro. <text:span text:style-name="T141">An Introduction to Zen Buddhism</text:span>. New York: Grove Press, 1994.</text:p>
          <text:p text:style-name="Bibliography_20_1"><text:soft-page-break/>WebMD. “The Placebo Effect: What Is It?” Accessed June 26, 2019. https://www.webmd.com/pain-management/what-is-the-placebo-effect.</text:p>
          <text:p text:style-name="Bibliography_20_1">Thomas, Hobart F. “Self-Actualization through the Group Experience.” <text:span text:style-name="T141">Journal of Humanistic Psychology</text:span> 4, no. 1 (January 1964): 39.</text:p>
          <text:p text:style-name="Bibliography_20_1">Tillich, Paul. <text:span text:style-name="T141">Biblical Religion and the Search for Ultimate Reality</text:span>. Chicago: University of Chicago Press, 1955. https://amzn.to/2VHLBK6.</text:p>
          <text:p text:style-name="Bibliography_20_1">Tolstoy, Leo. <text:span text:style-name="T141">The Kingdom of God Is Within You (Classics To Go) EBook: Leo Tolstoy: Amazon.ca: Gateway</text:span>. Translated by Constance Garnett. CreateSpace, 2016.</text:p>
          <text:p text:style-name="Bibliography_20_1">Underhill, Evelyn. <text:span text:style-name="T141">Mysticism: A Study in the Nature and Development of Spiritual Consciousness</text:span>. Kindle. New York: Dover Publications, 2002.</text:p>
          <text:p text:style-name="Bibliography_20_1">Versluis, Arthur. <text:span text:style-name="T141">Magic and Mysticism: An Introduction to Western Esotericism</text:span>. Maryland: Rowman and Littlefield, 2007.</text:p>
          <text:p text:style-name="Bibliography_20_1">———. <text:span text:style-name="T141">The Secret History of Western Sexual Mysticism</text:span>. Rochester, Vermont: Destiny Books, 2008.</text:p>
          <text:p text:style-name="Bibliography_20_1">Watson, J. “Intentionality and Caring-Healing Consciousness: A Practice of Transpersonal Nursing.” <text:span text:style-name="T141">Holistic Nursing Practice</text:span> 16, no. 4 (2002): 12–19.</text:p>
          <text:p text:style-name="Bibliography_20_1">Watts, Alan. <text:span text:style-name="T141">This Is It and Other Essays on Zen and Spiritual Experience</text:span>. Kindle Edition. Random House, 1973. https://amzn.to/2IYr2rv.</text:p>
          <text:p text:style-name="Bibliography_20_1">White, John, ed. <text:span text:style-name="T141">What Is Enlightenment?</text:span> St. Paul, MN: Paragon House, 1995. https://amzn.to/30bVany.</text:p>
          <text:p text:style-name="Bibliography_20_1">White, William L. “Transformational Change: A Historical Review.” <text:span text:style-name="T141">Journal of Clinical Psychology</text:span> 60, no. 5 (May 2004): 461–70.</text:p>
          <text:p text:style-name="Bibliography_20_1"><text:span text:style-name="T141">Wild Wild Country</text:span>. Documentary. Netflix, 2018. https://www.netflix.com/ca/title/80145240.</text:p>
          <text:p text:style-name="Bibliography_20_1"><text:soft-page-break/>Yen, Master Sheng. <text:span text:style-name="T141">Chan and Enlightenment</text:span>. Kindle. Taipei: Dharma Drum Publishing, 2014.</text:p>
          <text:p text:style-name="Bibliography_20_1">Zaehner, R.C. <text:span text:style-name="T141">Hindu and Muslim Mysticism</text:span>. New York: Shocken Books, 1969. https://amzn.to/2IK1A7R.</text:p>
          <text:p text:style-name="Bibliography_20_1">———. <text:span text:style-name="T141">Mysticism Sacred and Profane</text:span>. New York: Oxford University Press, 1969. https://amzn.to/2LcdkCl.</text:p>
        </text:section>
        <text:p text:style-name="P313"/>
        <text:p text:style-name="P313"/>
        <text:p text:style-name="P314"/>
        <text:alphabetical-index text:style-name="Sect1" text:name="Alphabetical Index1">
          <text:alphabetical-index-source text:ignore-case="true" text:combine-entries-with-pp="false" text:capitalize-entrie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Index</text:p>
            </text:index-title>
            <text:p text:style-name="P315">Activation<text:tab/>55, 64, 75, 77, 78, 82, 84, 85, 86, 87, 89, 90, 91, 92, 93, 94, 97, 98, 99, 100, 103, 104, 105, 106, 107, 108, 110, 111, 120, 122, 124, 126, 144, 145, 162, 178, 179, 181, 185, 186, 193</text:p>
            <text:p text:style-name="P315">Alignment Manual<text:tab/>119</text:p>
            <text:p text:style-name="P315">Ascension Manual<text:tab/>19, 91, 92, 119, 121, 127, 128, 129, 130, 131, 146, 148, 149, 172, 181, 184, 189</text:p>
            <text:p text:style-name="P315">Authentic<text:tab/>194</text:p>
            <text:p text:style-name="P315">Authentic framework<text:tab/>176</text:p>
            <text:p text:style-name="P315">Authentic frameworks<text:tab/>185</text:p>
            <text:p text:style-name="P315">Authentic spirituality<text:tab/>6, 7, 10, 12, 28, 29, 32, 35, 41, 42, 44, 45, 46, 47, 49, 51, 54, 57, 60, 61, 64, 65, 75, 77, 78, 89, 94, 95, 98, 109, 110, 114, 119, 122, 124, 125, 126, 131, 151, 152, 155, 157, 159, 160, 161, 162, 163, 165, 169, 170, 174, 175, 178, 179, 180, 181, 184, 185, 186, 187, 188, 193, 196, 197, 198, 199, 206, 207, 209, 212, 214, 215, 216</text:p>
            <text:p text:style-name="P315">Authentic spirituality?<text:tab/>49</text:p>
            <text:p text:style-name="P315">Awakening<text:tab/>55, 64, 65, 66, 67, 68, 69, 70, 72, 75, 77, 78, 85, 89, 90, 91, 92, 93, 96, 98, 99, 104, 105, 106, 107, 110, 111, 120, 122, 126, 141, 144, 162, 193</text:p>
            <text:p text:style-name="P315"><text:soft-page-break/>Bhagwan Shree Rajneesh<text:tab/>19, 189</text:p>
            <text:p text:style-name="P315">Bodily ego<text:tab/>7, 71, 112, 113, 114, 120, 127, 128, 177</text:p>
            <text:p text:style-name="P315">Caring Moments<text:tab/>61</text:p>
            <text:p text:style-name="P315">Connection<text:tab/>6, 7, 10, 12, 18, 19, 21, 24, 29, 30, 47, 48, 49, 50, 51, 52, 53, 54, 55, 56, 57, 58, 60, 61, 63, 64, 65, 67, 68, 69, 70, 71, 73, 74, 75, 76, 78, 80, 81, 82, 83, 84, 85, 90, 91, 92, 95, 96, 98, 106, 108, 109, 110, 111, 112, 113, 114, 115, 116, 118, 119, 120, 121, 122, 123, 124, 126, 127, 128, 129, 130, 131, 134, 141, 143, 144, 145, 146, 147, 148, 149, 150, 151, 152, 155, 156, 157, 158, 159, 162, 168, 174, 179, 181, 184, 186, 189, 191, 192, 193, 196, 197, 199, 200, 201, 202, 207, 209, 210, 214, 216, 217, 218</text:p>
            <text:p text:style-name="P316"><text:tab/>6</text:p>
            <text:p text:style-name="P315">Connection experience<text:tab/>30, 49, 50, 52, 54, 55, 56, 57, 60, 61, 63, 64, 68, 69, 70, 73, 78, 80, 81, 82, 83, 84, 85, 90, 95, 106, 108, 112, 114, 115, 116, 122, 123, 124, 126, 127, 130, 131, 141, 143, 144, 145, 146, 147, 148, 150, 151, 197, 202, 209, 210, 216, 217</text:p>
            <text:p text:style-name="P315">Connection Manual<text:tab/>85, 119</text:p>
            <text:p text:style-name="P315">Connection outcomes<text:tab/>29, 49, 52, 54, 55, 57, 109, 110, 122, 126, 130, 144, 156, 199, 216</text:p>
            <text:p text:style-name="P315">Connection practice<text:tab/>61, 112, 128, 174, 196</text:p>
            <text:p text:style-name="P315">Consciousness effect<text:tab/>63</text:p>
            <text:p text:style-name="P315">Cosmic consciousness<text:tab/>29, 51, 69, 70, 150, 194</text:p>
            <text:p text:style-name="P315"><text:soft-page-break/>Council of Hippo<text:tab/>135</text:p>
            <text:p text:style-name="P316"><text:tab/>135</text:p>
            <text:p text:style-name="P315">Death tests<text:tab/>37, 38, 41</text:p>
            <text:p text:style-name="P315">Direct labour<text:tab/>13</text:p>
            <text:p text:style-name="P315">Ego explosion<text:tab/>120</text:p>
            <text:p text:style-name="P315">Epiphanies<text:tab/>52, 69, 110</text:p>
            <text:p text:style-name="P315">Existential terrors<text:tab/>120</text:p>
            <text:p text:style-name="P315">External resistance<text:tab/>89, 93, 95, 98, 99, 106</text:p>
            <text:p text:style-name="P316"><text:tab/>93</text:p>
            <text:p text:style-name="P315">Fabric of Consciousness<text:tab/>7, 21, 47, 50, 112</text:p>
            <text:p text:style-name="P315">Flooding<text:tab/>120</text:p>
            <text:p text:style-name="P315">Healing<text:tab/>9, 51, 54, 55, 57, 58, 59, 60, 61, 62, 64, 65, 68, 85, 96, 97, 109, 110, 114, 122, 126, 128, 155, 158, 168, 193</text:p>
            <text:p text:style-name="P315">Healing experiences<text:tab/>51, 54, 55, 61</text:p>
            <text:p text:style-name="P315">Healing Moments<text:tab/>61</text:p>
            <text:p text:style-name="P315">Humanistic psychology<text:tab/>95, 96, 97</text:p>
            <text:p text:style-name="P315">Illuminations<text:tab/>69</text:p>
            <text:p text:style-name="P315">Indirect labour<text:tab/>13, 14</text:p>
            <text:p text:style-name="P315">Internal Resistance<text:tab/>99</text:p>
            <text:p text:style-name="P316"><text:tab/>99</text:p>
            <text:p text:style-name="P315">Less Than Messages<text:tab/>105</text:p>
            <text:p text:style-name="P315">Life tests<text:tab/>38, 39, 40, 41</text:p>
            <text:p text:style-name="P315">Mantle of Spiritual Authority<text:tab/>17, 148</text:p>
            <text:p text:style-name="P315">Mental purification<text:tab/>107, 109</text:p>
            <text:p text:style-name="P315"><text:soft-page-break/>Nadir experience<text:tab/>71, 74, 106</text:p>
            <text:p text:style-name="P315">Nadir Experiences<text:tab/>71</text:p>
            <text:p text:style-name="P315">Noble Eightfold Path<text:tab/>108</text:p>
            <text:p text:style-name="P315">Nomenclature confusion<text:tab/>28, 30, 36, 54, 123</text:p>
            <text:p text:style-name="P315">Oppression<text:tab/>103</text:p>
            <text:p text:style-name="P315">Outcome measures<text:tab/>22, 23, 24, 25, 26, 28, 29, 30, 32, 36, 37, 38, 39, 41, 42, 43, 44, 46, 55, 56, 64, 65, 122, 126, 156, 158, 193, 207, 214</text:p>
            <text:p text:style-name="P315">Peak experiences<text:tab/>51, 54, 69, 70, 72, 96</text:p>
            <text:p text:style-name="P315">Physical unit<text:tab/>6, 7, 170, 171, 172, 174, 175</text:p>
            <text:p text:style-name="P315">Physical unit’s<text:tab/>174</text:p>
            <text:p text:style-name="P315">Pure Conscious Events<text:tab/>69</text:p>
            <text:p text:style-name="P315">Quantum Change<text:tab/>85</text:p>
            <text:p text:style-name="P315">Revelations<text:tab/>52, 69, 167</text:p>
            <text:p text:style-name="P315">Right action<text:tab/>56, 121</text:p>
            <text:p text:style-name="P315">Right environment<text:tab/>56, 121, 176</text:p>
            <text:p text:style-name="P315">Right thought<text:tab/>56, 108, 121</text:p>
            <text:p text:style-name="P315">Satori Experiences<text:tab/>69</text:p>
            <text:p text:style-name="P315">Spiritual ego<text:tab/>112, 113, 127, 128</text:p>
            <text:p text:style-name="P315">Toxic socialization<text:tab/>71, 100, 104, 114, 173, 174</text:p>
            <text:p text:style-name="P315">Transcendence<text:tab/>96</text:p>
            <text:p text:style-name="P315">Transformation Experiences<text:tab/>61</text:p>
            <text:p text:style-name="P315">Transformational change<text:tab/>85</text:p>
            <text:p text:style-name="P315">Union experience<text:tab/>113</text:p>
            <text:p text:style-name="P315">Unity experiences<text:tab/>50</text:p>
            <text:p text:style-name="P315"><text:soft-page-break/>Wrong Action<text:tab/>56</text:p>
            <text:p text:style-name="P315">Wrong Environment<text:tab/>56</text:p>
            <text:p text:style-name="P315">Wrong thought<text:tab/>56, 114</text:p>
            <text:p text:style-name="P315">Zenith experience<text:tab/>68</text:p>
            <text:p text:style-name="P315">Zenith experiences<text:tab/></text:p>
            <text:p text:style-name="P316"><text:tab/>68</text:p>
          </text:index-body>
        </text:alphabetical-index>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family-generic="roman" style:font-pitch="variable"/>
    <style:font-face style:name="Adobe Caslon Pro Bold" svg:font-family="'Adobe Caslon Pro Bold'" style:font-family-generic="system" style:font-pitch="variable"/>
    <style:font-face style:name="Adobe Caslon Pro1" svg:font-family="'Adobe Caslon Pro'" style:font-family-generic="system" style:font-pitch="variable"/>
    <style:font-face style:name="Adobe Garamond Pro" svg:font-family="'Adobe Garamond Pro'" style:font-family-generic="roman"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BaskervilleT1" svg:font-family="BaskervilleT" style:font-family-generic="system"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pone CG Light" svg:font-family="'Capone CG Light'" style:font-adornments="Regular"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 Book" svg:font-family="'FreightText Pro Book'" style:font-family-generic="roman" style:font-pitch="variable"/>
    <style:font-face style:name="FreightText Pro Book1" svg:font-family="'FreightText Pro Book'" style:font-adornments="Book" style:font-pitch="variable"/>
    <style:font-face style:name="FreightText Pro1" svg:font-family="'FreightText Pro'" style:font-family-generic="roman" style:font-pitch="variable"/>
    <style:font-face style:name="FreightText Pro2" svg:font-family="'FreightText Pro'" style:font-adornments="Book"/>
    <style:font-face style:name="FreightText Pro3" svg:font-family="'FreightText Pro'" style:font-adornments="Book" style:font-pitch="variable"/>
    <style:font-face style:name="Garamond" svg:font-family="Garamond" style:font-family-generic="roman" style:font-pitch="variable"/>
    <style:font-face style:name="Latha" svg:font-family="Latha" style:font-family-generic="system"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pitch="variable"/>
    <style:font-face style:name="Myriad Pro1" svg:font-family="'Myriad Pro'" style:font-adornments="Regular"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OpenSymbol" svg:font-family="OpenSymbol" style:font-family-generic="roman" style:font-pitch="variable"/>
    <style:font-face style:name="OpenSymbol1" svg:font-family="Open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ok"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1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1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40%" fo:text-align="justify" style:justify-single-word="false" fo:orphans="2" fo:widows="2" fo:text-indent="0.3in" style:auto-text-indent="false" style:writing-mode="lr-tb"/>
      <style:text-properties style:font-name="Times New Roman2" fo:font-family="'Times New Roman'" style:font-style-name="Book" style:font-family-generic="roman" style:font-pitch="variable" fo:font-size="11pt" fo:font-weight="normal" style:letter-kerning="true" style:font-size-asian="11pt" style:language-asian="hi" style:country-asian="IN"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style:font-name="Capone CG Light" fo:font-family="'Capone CG Light'" style:font-style-name="Regular" style:font-pitch="variable"/>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Text_20_body" style:auto-update="true" style:default-outline-level="1" style:list-style-name="" style:class="text">
      <style:paragraph-properties fo:margin-left="0in" fo:margin-right="0in" fo:margin-top="0in" fo:margin-bottom="0.1402in" style:contextual-spacing="false" fo:line-height="100%" fo:text-align="center" style:justify-single-word="false" fo:keep-together="always" fo:text-indent="0in" style:auto-text-indent="false" fo:break-before="page" fo:keep-with-next="always"/>
      <style:text-properties fo:color="#000000" loext:opacity="100%" style:font-name="Myriad Pro1" fo:font-family="'Myriad Pro'" style:font-style-name="Regular" style:font-pitch="variable" fo:font-size="20pt" style:font-size-asian="20pt" style:font-size-complex="14pt" style:font-weight-complex="bold"/>
    </style:style>
    <style:style style:name="Heading_20_2" style:display-name="Heading 2" style:family="paragraph" style:parent-style-name="Standard" style:next-style-name="Text_20_body" style:auto-update="true" style:default-outline-level="2" style:list-style-name="" style:class="text">
      <style:paragraph-properties fo:margin-left="0in" fo:margin-right="0in" fo:margin-top="0.1598in" fo:margin-bottom="0.0201in" style:contextual-spacing="false" fo:text-align="start" style:justify-single-word="false" fo:text-indent="0in" style:auto-text-indent="false" fo:keep-with-next="always">
        <style:tab-stops>
          <style:tab-stop style:position="0.4in"/>
        </style:tab-stops>
      </style:paragraph-properties>
      <style:text-properties style:font-name="Myriad Pro" fo:font-family="'Myriad Pro'" style:font-pitch="variable" fo:font-size="14pt" fo:font-weight="normal" style:font-size-asian="14pt" style:font-weight-asian="normal" style:font-size-complex="13pt" style:font-weight-complex="normal"/>
    </style:style>
    <style:style style:name="Heading_20_3" style:display-name="Heading 3" style:family="paragraph" style:parent-style-name="Standard" style:next-style-name="Text_20_body" style:auto-update="true" style:default-outline-level="3" style:list-style-name="" style:class="text" style:master-page-name="">
      <style:paragraph-properties fo:margin-top="0.1402in" fo:margin-bottom="0.0598in" style:contextual-spacing="false" fo:line-height="113%" fo:text-align="justify" style:justify-single-word="false" style:page-number="auto" fo:keep-with-next="always">
        <style:tab-stops>
          <style:tab-stop style:position="0.5in"/>
        </style:tab-stops>
      </style:paragraph-properties>
      <style:text-properties style:font-name="Myriad Pro1" fo:font-family="'Myriad Pro'" style:font-style-name="Regular" style:font-pitch="variable" fo:font-size="12pt" fo:font-weight="normal" style:font-size-asian="12pt" style:font-weight-asian="normal" style:font-weight-complex="normal"/>
    </style:style>
    <style:style style:name="Heading_20_4" style:display-name="Heading 4" style:family="paragraph" style:parent-style-name="Standard" style:next-style-name="Text_20_body" style:default-outline-level="4" style:list-style-name="" style:class="text">
      <style:paragraph-properties fo:margin-left="0.6in" fo:margin-right="0in" fo:margin-top="0.139in" fo:margin-bottom="0in" style:contextual-spacing="false" fo:text-indent="-0.6in" style:auto-text-indent="false">
        <style:tab-stops>
          <style:tab-stop style:position="0.6in"/>
        </style:tab-stops>
      </style:paragraph-properties>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style:style>
    <style:style style:name="Footnote_20_Text1" style:display-name="Footnote Text1" style:family="paragraph" style:parent-style-name="Standard" style:default-outline-level="">
      <style:text-properties fo:font-size="10pt" style:font-size-asian="10pt"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style>
    <style:style style:name="centered" style:family="paragraph" style:parent-style-name="Standard" style:default-outline-level="">
      <style:paragraph-properties fo:margin-left="0in" fo:margin-right="-0.0165in" fo:margin-top="0.0835in" fo:margin-bottom="0.0835in" style:contextual-spacing="false" fo:line-height="0.1945in" fo:orphans="0" fo:widows="0" fo:text-indent="0in" style:auto-text-indent="false" fo:keep-with-next="always"/>
      <style:text-properties fo:color="#000000" loext:opacity="100%" style:font-name="Garamond" fo:font-family="Garamond" style:font-family-generic="roman" style:font-pitch="variable" fo:font-size="10.5pt" fo:font-weight="bold" style:font-size-asian="10.5pt" style:font-weight-asian="bold" style:font-size-complex="10.5pt"/>
    </style:style>
    <style:style style:name="HTML_20_Preformatted" style:display-name="HTML Preformatted" style:family="paragraph" style:parent-style-name="Standard" style:default-outline-level="">
      <style:paragraph-properties fo:margin-left="0in" fo:margin-right="-0.0165in" fo:margin-top="0in" fo:margin-bottom="0in" style:contextual-spacing="false" style:line-height-at-least="0.0693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Myriad Pro1" fo:font-family="'Myriad Pro'" style:font-style-name="Regular" style:font-pitch="variable" fo:font-size="10pt"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ubtitle" style:default-outline-level="" style:class="chapter">
      <style:paragraph-properties style:line-height-at-least="0.0693in" fo:text-align="end" style:justify-single-word="false" fo:padding-left="0in" fo:padding-right="0in" fo:padding-top="0.0138in" fo:padding-bottom="0in" fo:border-left="none" fo:border-right="none" fo:border-top="1.5pt solid #808080" fo:border-bottom="none"/>
      <style:text-properties fo:font-variant="small-caps" fo:font-size="24pt" fo:font-weight="bold" style:font-size-asian="24pt" style:font-weight-asian="bold" style:font-size-complex="24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tyle="italic" style:font-style-asian="italic"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fo:margin-top="0.0299in" fo:margin-bottom="0in" style:contextual-spacing="false" text:number-lines="false" text:line-number="0"/>
      <style:text-properties style:font-name="Adobe Caslon Pro" fo:font-family="'Adobe Caslon Pro'" style:font-family-generic="roman" style:font-pitch="variable" style:font-size-complex="16pt"/>
    </style:style>
    <style:style style:name="Contents_20_2" style:display-name="Contents 2" style:family="paragraph" style:parent-style-name="Standard" style:default-outline-level="" style:class="index">
      <style:paragraph-properties fo:margin-left="0.2in" fo:margin-right="0in" fo:margin-top="0in" fo:margin-bottom="0in" style:contextual-spacing="false" style:line-height-at-least="0in" fo:text-align="justify" style:justify-single-word="false" fo:text-indent="0in" style:auto-text-indent="false">
        <style:tab-stops>
          <style:tab-stop style:position="3.3937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Standard" style:default-outline-level="" style:class="index">
      <style:paragraph-properties fo:margin-left="0.3055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1" style:display-name="Contents 1" style:family="paragraph" style:parent-style-name="Standard" style:default-outline-level="" style:class="index">
      <style:paragraph-properties fo:margin-left="0in" fo:margin-right="0in" fo:margin-top="0in" fo:margin-bottom="0in" style:contextual-spacing="false" fo:line-height="106%" fo:text-indent="0in" style:auto-text-indent="false">
        <style:tab-stops>
          <style:tab-stop style:position="3.4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auto-update="true" style:default-outline-level="" style:class="extra">
      <style:paragraph-properties fo:margin-left="0in" fo:margin-right="0in" fo:margin-top="0in" fo:margin-bottom="0.0402in" style:contextual-spacing="false" fo:line-height="100%" fo:text-align="justify" style:justify-single-word="false" fo:text-indent="0in" style:auto-text-indent="false" text:number-lines="false" text:line-number="0"/>
      <style:text-properties fo:color="#000000" loext:opacity="100%" style:font-name="FreightText Pro" fo:font-family="'FreightText Pro'" style:font-pitch="variable" fo:font-size="9pt" fo:font-weight="normal" style:font-size-asian="9pt" style:font-weight-asian="normal" style:font-size-complex="9pt" style:font-weight-complex="normal"/>
    </style:style>
    <style:style style:name="Text" style:family="paragraph" style:parent-style-name="caption" style:default-outline-level="" style:class="extra"/>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TOC_20_Heading" style:display-name="TOC Heading" style:family="paragraph" style:parent-style-name="Heading_20_1" style:next-style-name="Standard" style:default-outline-level="">
      <style:paragraph-properties fo:margin-top="0.3335in" fo:margin-bottom="0in" style:contextual-spacing="false" fo:line-height="115%" fo:text-align="start" style:justify-single-word="false"/>
      <style:text-properties fo:color="#365f91" loext:opacity="100%" style:font-name="Cambria" fo:font-family="Cambria" style:font-family-generic="roman" style:font-pitch="variable" fo:font-size="14pt" fo:font-weight="bold" style:letter-kerning="false" style:font-name-asian="Times New Roman1" style:font-family-asian="'Times New Roman'" style:font-family-generic-asian="system" style:font-pitch-asian="variable" style:font-size-asian="14pt" style:language-asian="ja" style:country-asian="JP" style:font-weight-asian="bold" style:font-name-complex="Latha" style:font-family-complex="Latha" style:font-family-generic-complex="system" style:font-pitch-complex="variable" style:language-complex="ar" style:country-complex="SA"/>
    </style:style>
    <style:style style:name="index_20_1" style:display-name="index 1" style:family="paragraph" style:parent-style-name="Standard" style:next-style-name="Standard" style:auto-update="true" style:default-outline-level="">
      <style:paragraph-properties fo:margin-left="0.1528in" fo:margin-right="0in" fo:margin-top="0in" fo:margin-bottom="0in" style:contextual-spacing="false" fo:line-height="100%" fo:text-align="start" style:justify-single-word="false" fo:text-indent="-0.1528in" style:auto-text-indent="false">
        <style:tab-stops>
          <style:tab-stop style:position="1.4681in" style:type="right" style:leader-style="dotted" style:leader-text="."/>
        </style:tab-stops>
      </style:paragraph-properties>
      <style:text-properties style:font-name-complex="Mangal" style:font-family-complex="Mangal" style:font-family-generic-complex="system" style:font-pitch-complex="variable"/>
    </style:style>
    <style:style style:name="List_20_Paragraph" style:display-name="List Paragraph" style:family="paragraph" style:parent-style-name="Standard" style:default-outline-level="">
      <style:paragraph-properties fo:margin-left="0in" fo:margin-right="0in" fo:margin-top="0.0799in" fo:margin-bottom="0.0402in" style:contextual-spacing="true" fo:text-indent="0in" style:auto-text-indent="false"/>
      <style:text-properties style:font-name-complex="Mangal" style:font-family-complex="Mangal" style:font-family-generic-complex="system" style:font-pitch-complex="variable"/>
    </style:style>
    <style:style style:name="Quote" style:family="paragraph" style:parent-style-name="Standard" style:next-style-name="Standard" style:default-outline-level="">
      <style:paragraph-properties fo:margin-left="0.3in" fo:margin-right="0.2402in" fo:margin-top="0.0402in" fo:margin-bottom="0.1598in" style:contextual-spacing="false" fo:line-height="140%" fo:text-indent="0in" style:auto-text-indent="false"/>
      <style:text-properties fo:color="#000000" loext:opacity="100%" style:font-name-complex="Mangal" style:font-family-complex="Mangal" style:font-family-generic-complex="system" style:font-pitch-complex="variable" style:font-style-complex="italic"/>
    </style:style>
    <style:style style:name="List_20_Bullet" style:display-name="List Bullet" style:family="paragraph" style:parent-style-name="Standard" style:default-outline-level="">
      <style:paragraph-properties fo:margin-top="0in" fo:margin-bottom="0.1402in" style:contextual-spacing="true"/>
      <style:text-properties style:font-name-complex="Mangal" style:font-family-complex="Mangal" style:font-family-generic-complex="system" style:font-pitch-complex="variable"/>
    </style:style>
    <style:style style:name="Default" style:family="paragraph" style:default-outline-level="">
      <style:paragraph-properties fo:text-align="start" style:justify-single-word="false" fo:orphans="2" fo:widows="2" style:writing-mode="lr-tb"/>
      <style:text-properties fo:color="#000000" loext:opacity="100%" style:font-name="BaskervilleT" fo:font-family="BaskervilleT" style:font-family-generic="roman" style:font-pitch="variable" fo:font-size="12pt" style:font-size-asian="12pt" style:font-name-complex="BaskervilleT1" style:font-family-complex="BaskervilleT" style:font-family-generic-complex="system" style:font-pitch-complex="variable" style:font-size-complex="12pt"/>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start" style:justify-single-word="false"/>
    </style:style>
    <style:style style:name="index_20_2" style:display-name="index 2" style:family="paragraph" style:parent-style-name="Standard" style:next-style-name="Standard" style:auto-update="true" style:default-outline-level="">
      <style:paragraph-properties fo:margin-left="0.3055in" fo:margin-right="0in" fo:margin-top="0in" fo:margin-bottom="0in" style:contextual-spacing="false" fo:line-height="100%" fo:text-indent="-0.1528in" style:auto-text-indent="false"/>
      <style:text-properties style:font-name-complex="Mangal" style:font-family-complex="Mangal" style:font-family-generic-complex="system" style:font-pitch-complex="variable"/>
    </style:style>
    <style:style style:name="Intense_20_Quote" style:display-name="Intense Quote" style:family="paragraph" style:parent-style-name="Standard" style:next-style-name="Standard" style:auto-update="true" style:default-outline-level="">
      <style:paragraph-properties fo:margin-top="0.25in" fo:margin-bottom="0.25in" style:contextual-spacing="false" fo:line-height="120%" fo:text-align="center" style:justify-single-word="false" fo:padding-left="0in" fo:padding-right="0in" fo:padding-top="0.139in" fo:padding-bottom="0.139in" fo:border-left="none" fo:border-right="none" fo:border-top="0.51pt solid #000000" fo:border-bottom="0.51pt solid #000000"/>
      <style:text-properties style:font-name-complex="Mangal" style:font-family-complex="Mangal" style:font-family-generic-complex="system" style:font-pitch-complex="variable" style:font-style-complex="italic"/>
    </style:style>
    <style:style style:name="Untitled1" style:family="paragraph" style:parent-style-name="Standard">
      <style:paragraph-properties fo:line-height="112%"/>
    </style:style>
    <style:style style:name="Contents_20_4" style:display-name="Contents 4" style:family="paragraph" style:parent-style-name="Index" style:class="index">
      <style:paragraph-properties fo:margin-left="0.5898in" fo:margin-right="0in" fo:text-indent="0in" style:auto-text-indent="false">
        <style:tab-stops>
          <style:tab-stop style:position="2.9701in" style:type="right" style:leader-style="dotted" style:leader-text="."/>
        </style:tab-stops>
      </style:paragraph-properties>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fo:line-height="100%" fo:text-indent="-0.5in" style:auto-text-indent="false" style:page-number="auto">
        <style:tab-stops/>
      </style:paragraph-properties>
    </style:style>
    <style:style style:name="Index_20_1" style:display-name="Index 1" style:family="paragraph" style:parent-style-name="Index" style:class="index">
      <style:paragraph-properties fo:margin-left="0in" fo:margin-right="0in" fo:text-indent="0in" style:auto-text-indent="false">
        <style:tab-stops>
          <style:tab-stop style:position="5.5in" style:leader-style="dotted" style:leader-text="."/>
        </style:tab-stops>
      </style:paragraph-properties>
    </style:style>
    <style:style style:name="Index_20_2" style:display-name="Index 2" style:family="paragraph" style:parent-style-name="Index" style:class="index">
      <style:paragraph-properties fo:margin-left="0.1965in" fo:margin-right="0in" fo:text-indent="0in" style:auto-text-indent="false"/>
    </style:style>
    <style:style style:name="Quotations" style:family="paragraph" style:parent-style-name="Standard" style:class="html" style:master-page-name="">
      <style:paragraph-properties fo:margin-left="0.3937in" fo:margin-right="0.3937in" fo:margin-top="0.0799in" fo:margin-bottom="0.0799in" style:contextual-spacing="false" fo:line-height="139%" fo:text-indent="0in" style:auto-text-indent="false" style:page-number="auto"/>
    </style:style>
    <style:style style:name="Addressee" style:family="paragraph" style:parent-style-name="Standard" style:class="extra">
      <style:paragraph-properties fo:margin-top="0in" fo:margin-bottom="0.0417in" style:contextual-spacing="false" text:number-lines="false" text:line-number="0"/>
    </style:style>
    <style:style style:name="Object_20_without_20_fill" style:display-name="Object without fill"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Blank_20_Slide_7e_LT_7e_Gliederung_20_1" style:display-name="Blank Slide~LT~Gliederung 1" style:family="paragraph" style:default-outline-level="">
      <style:paragraph-properties fo:margin-top="0.1965in" fo:margin-bottom="0in" style:contextual-spacing="false" fo:text-align="start"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1.5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fo:text-align="start" style:justify-single-word="false" fo:orphans="2" fo:widows="2" style:writing-mode="lr-tb"/>
      <style:text-properties style:use-window-font-color="true" loext:opacity="0%" style:font-name="Noto Sans Devanagari" fo:font-family="'Noto Sans Devanagari'" style:font-family-generic="roman" style:font-pitch="variable" fo:font-size="18pt" style:letter-kerning="true" style:font-name-asian="Bitstream Vera Sans" style:font-family-asian="'Bitstream Vera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1.5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1965in" fo:margin-bottom="0in" style:contextual-spacing="false" fo:text-align="start"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1.5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Quote" style:display-name="Footnote Quote" style:family="paragraph" style:parent-style-name="Footnote">
      <style:paragraph-properties fo:margin-left="0.1402in" fo:margin-right="0.1402in" fo:text-indent="0in" style:auto-text-indent="false"/>
    </style:style>
    <style:style style:name="Preformatted_20_Text" style:display-name="Preformatted Text" style:family="paragraph" style:parent-style-name="Standard" style:class="html">
      <style:paragraph-properties fo:margin-top="0.0402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without_20_paragraph_20_intend" style:display-name="A-without paragraph intend" style:family="paragraph" style:parent-style-name="Standard">
      <style:paragraph-properties fo:margin-left="0in" fo:margin-right="0in" fo:text-indent="0in" style:auto-text-indent="false"/>
    </style:style>
    <style:style style:name="Text_20_body_20__28_user_29_" style:display-name="Text body (user)" style:family="paragraph" style:parent-style-name="Default" style:default-outline-level="">
      <style:paragraph-properties fo:margin-left="0in" fo:margin-right="0in" fo:margin-top="0.0799in" fo:margin-bottom="0.0799in" style:contextual-spacing="false" fo:line-height="179%" fo:text-align="justify" style:justify-single-word="false" fo:text-indent="0.2598in" style:auto-text-indent="false"/>
      <style:text-properties fo:color="#1c1c1c" loext:opacity="100%" style:font-name="Times New Roman2" fo:font-family="'Times New Roman'" style:font-style-name="Book" style:font-family-generic="roman" style:font-pitch="variable" fo:font-weight="normal" style:font-name-asian="DejaVu Sans" style:font-family-asian="'DejaVu Sans'" style:font-family-generic-asian="system" style:font-pitch-asian="variable" style:font-name-complex="Adobe Caslon Pro1" style:font-family-complex="'Adobe Caslon Pro'" style:font-family-generic-complex="system" style:font-pitch-complex="variable"/>
    </style:style>
    <style:style style:name="Default_20_Paragraph_20_Font" style:display-name="Default Paragraph Font" style:family="text"/>
    <style:style style:name="Heading_20_2_20_Char" style:display-name="Heading 2 Char" style:family="text">
      <style:text-propertie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text-properties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text-properties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Footnote_20_Text_20_Char" style:display-name="Footnote Text Char" style:family="text">
      <style:text-properties style:font-name="Calibri" fo:font-family="Calibri"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Reference1" style:display-name="Footnote Reference1" style:family="text">
      <style:text-properties style:text-position="super 58%" style:font-name-complex="Times New Roman1" style:font-family-complex="'Times New Roman'" style:font-family-generic-complex="system" style:font-pitch-complex="variable"/>
    </style:style>
    <style:style style:name="HTML_20_Preformatted_20_Char" style:display-name="HTML Preformatted Cha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font-variant="small-caps" style:font-name="Calibri" fo:font-family="Calibri"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24pt"/>
    </style:style>
    <style:style style:name="Internet_20_link" style:display-name="Internet link" style:family="text">
      <style:text-properties fo:color="#000000" loext:opacity="100%" style:text-underline-style="solid" style:text-underline-width="auto" style:text-underline-color="font-color"/>
    </style:style>
    <style:style style:name="Heading_20_1_20_Char" style:display-name="Heading 1 Char" style:family="text">
      <style:text-properties fo:color="#365f91" loext:opacity="100%" style:font-name="Cambria" fo:font-family="Cambria" style:font-family-generic="roman" style:font-pitch="variable"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Header_20_Char" style:display-name="Header Char"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ok_20_Title" style:display-name="Book Title" style:family="text">
      <style:text-properties fo:font-variant="small-caps" fo:letter-spacing="0.0035in" fo:font-weight="bold" style:font-weight-asian="bold" style:font-weight-complex="bold"/>
    </style:style>
    <style:style style:name="FollowedHyperlink" style:family="text">
      <style:text-properties fo:color="#800080" loext:opacity="100%" style:text-underline-style="solid" style:text-underline-width="auto" style:text-underline-color="font-color"/>
    </style:style>
    <style:style style:name="apple-style-span"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ontMaterials" style:family="text"/>
    <style:style style:name="Endnote_20_Symbol" style:display-name="Endnote Symbol" style:family="text"/>
    <style:style style:name="Endnote_20_anchor" style:display-name="Endnote anchor" style:family="text">
      <style:text-properties style:text-position="super 58%"/>
    </style:style>
    <style:style style:name="Endnote_20_Text_20_Char" style:display-name="Endnote Text Char" style:family="text">
      <style:text-properties style:font-name="Adobe Caslon Pro" fo:font-family="'Adobe Caslon Pro'" style:font-family-generic="roman" style:font-pitch="variable" style:letter-kerning="true" style:language-asian="hi" style:country-asian="IN" style:font-name-complex="Mangal" style:font-family-complex="Mangal" style:font-family-generic-complex="system" style:font-pitch-complex="variable" style:font-size-complex="9pt" style:language-complex="hi" style:country-complex="IN"/>
    </style:style>
    <style:style style:name="Quote_20_Char" style:display-name="Quote Char" style:family="text" style:parent-style-name="Default_20_Paragraph_20_Font">
      <style:text-properties fo:color="#000000" loext:opacity="100%" style:font-name="BaskervilleT" fo:font-family="BaskervilleT" style:font-family-generic="roman" style:font-pitch="variable" fo:font-size="11pt" style:letter-kerning="true" style:font-size-asian="11pt" style:language-asian="hi" style:country-asian="IN" style:font-name-complex="Mangal" style:font-family-complex="Mangal" style:font-family-generic-complex="system" style:font-pitch-complex="variable" style:font-size-complex="12pt" style:language-complex="hi" style:country-complex="IN" style:font-style-complex="italic"/>
    </style:style>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etter-kerning="true" style:language-asian="hi" style:country-asian="IN" style:language-complex="hi" style:country-complex="IN"/>
    </style:style>
    <style:style style:name="EndNote_20_Bibliography_20_Title_20_Char" style:display-name="EndNote Bibliography Title Char" style:family="text" style:parent-style-name="Footnote_20_Text_20_Char1">
      <style:text-properties style:font-name="Baskerville Old Face" fo:font-family="'Baskerville Old Face'" style:font-family-generic="roman" style:font-pitch="variable" fo:font-size="11pt" style:letter-kerning="true" style:font-size-asian="11pt" style:language-asian="hi" style:country-asian="IN" style:font-size-complex="12pt" style:language-complex="hi" style:country-complex="IN"/>
    </style:style>
    <style:style style:name="EndNote_20_Bibliography_20_Char" style:display-name="EndNote Bibliography Char" style:family="text" style:parent-style-name="Footnote_20_Text_20_Char1">
      <style:text-properties style:font-name="Baskerville Old Face" fo:font-family="'Baskerville Old Face'" style:font-family-generic="roman" style:font-pitch="variable" fo:font-size="11pt" style:letter-kerning="true" style:font-size-asian="11pt" style:language-asian="hi" style:country-asian="IN" style:font-size-complex="12pt" style:language-complex="hi" style:country-complex="IN"/>
    </style:style>
    <style:style style:name="Intense_20_Quote_20_Char" style:display-name="Intense Quote Char" style:family="text" style:parent-style-name="Default_20_Paragraph_20_Font">
      <style:text-properties style:font-name="Baskerville Old Face" fo:font-family="'Baskerville Old Face'" style:font-family-generic="roman" style:font-pitch="variable" fo:font-size="11pt" style:letter-kerning="true" style:font-size-asian="11pt" style:language-asian="hi" style:country-asian="IN" style:font-name-complex="Mangal" style:font-family-complex="Mangal" style:font-family-generic-complex="system" style:font-pitch-complex="variable" style:font-size-complex="12pt" style:language-complex="hi" style:country-complex="IN" style:font-style-complex="italic"/>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use-window-font-color="true" loext:opacity="0%" fo:font-weight="bold" fo:background-color="#ffffff" style:font-weight-asian="bold" style:font-name-complex="Arial1" style:font-family-complex="Arial" style:font-family-generic-complex="system" style:font-pitch-complex="variable" style:font-size-complex="11pt" style:font-weight-complex="bold"/>
    </style:style>
    <style:style style:name="ListLabel_20_83" style:display-name="ListLabel 83" style:family="text">
      <style:text-properties fo:color="#0b0080" loext:opacity="100%" fo:background-color="#ffffff" style:font-name-complex="Arial1" style:font-family-complex="Arial" style:font-family-generic-complex="system" style:font-pitch-complex="variable" style:font-size-complex="14pt"/>
    </style:style>
    <style:style style:name="ListLabel_20_84" style:display-name="ListLabel 84" style:family="text"/>
    <style:style style:name="ListLabel_20_85" style:display-name="ListLabel 85" style:family="text">
      <style:text-properties style:font-size-complex="11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2%.%3%.%4%.%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loext:num-list-format="%2%.%3%.%4%.%5%.%6%.%7%.%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bullet text:level="2" text:style-name="ListLabel_20_20" loext:num-list-format="%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pitch="variable" style:font-charset="x-symbol"/>
      </text:list-level-style-bullet>
      <text:list-level-style-bullet text:level="3" text:style-name="ListLabel_20_21" loext:num-list-format="%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4" text:style-name="ListLabel_20_22" loext:num-list-format="%4%"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5" text:style-name="ListLabel_20_23" loext:num-list-format="%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6" text:style-name="ListLabel_20_24" loext:num-list-format="%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7" text:style-name="ListLabel_20_25" loext:num-list-format="%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8" text:style-name="ListLabel_20_26" loext:num-list-format="%8%◦"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9" text:style-name="ListLabel_20_27" loext:num-list-format="%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25in" fo:margin-left="0.5366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366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366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36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366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366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366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366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36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25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9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9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9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9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9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4"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66"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68"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69"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71"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7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CA"/>
    </style:style>
    <style:style style:name="MP2" style:family="paragraph" style:parent-style-name="Footer">
      <style:text-properties fo:language="en" fo:country="CA"/>
    </style:style>
    <style:style style:name="MP3" style:family="paragraph" style:parent-style-name="Header">
      <style:text-properties fo:language="en" fo:country="CA"/>
    </style:style>
    <style:page-layout style:name="Mpm1">
      <style:page-layout-properties fo:page-width="5in" fo:page-height="7.9902in" style:num-format="1" style:print-orientation="portrait" fo:margin-top="0.75in" fo:margin-bottom="0.75in" fo:margin-left="0.7402in" fo:margin-right="0.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807in" fo:margin-left="0in" fo:margin-right="0in" fo:margin-top="0.14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5in" fo:page-height="7.9902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7.9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5in" fo:page-height="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5in" fo:page-height="7.9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5in" fo:page-height="7.9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7.9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7.9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7.9902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mirrored">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240</text:page-number></text:p>
      </style:footer>
    </style:master-page>
    <style:master-page style:name="Endnote" style:page-layout-name="Mpm2" draw:style-name="Mdp2"/>
    <style:master-page style:name="First_20_Page" style:display-name="First Page" style:page-layout-name="Mpm3" draw:style-name="Mdp2" style:next-style-name="Standard"/>
    <style:master-page style:name="Footnote" style:page-layout-name="Mpm4" draw:style-name="Mdp2">
      <style:footer>
        <text:p text:style-name="MP2"/>
      </style:footer>
    </style:master-page>
    <style:master-page style:name="NoPageNumb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Index" style:page-layout-name="Mpm9" draw:style-name="Mdp2"/>
    <style:master-page style:name="HTML" style:page-layout-name="Mpm10" draw:style-name="Mdp2"/>
    <style:master-page style:name="Landscape" style:page-layout-name="Mpm11" draw:style-name="Mdp2"/>
    <style:master-page style:name="Converted384" style:page-layout-name="Mpm12" draw:style-name="Mdp2">
      <style:header>
        <text:p text:style-name="MP3"><text:line-break/></text:p>
      </style:header>
      <style:footer>
        <text:p text:style-name="MP2"/>
      </style:footer>
    </style:master-page>
    <style:master-page style:name="Converted386" style:page-layout-name="Mpm12" draw:style-name="Mdp2">
      <style:header>
        <text:p text:style-name="MP3"><text:line-break/></text:p>
      </style:header>
      <style:footer>
        <text:p text:style-name="MP2"/>
      </style:footer>
    </style:master-page>
    <style:master-page style:name="Converted396" style:page-layout-name="Mpm12" draw:style-name="Mdp2">
      <style:header>
        <text:p text:style-name="MP3"><text:line-break/></text:p>
      </style:header>
      <style:footer>
        <text:p text:style-name="MP2"/>
      </style:footer>
    </style:master-page>
    <style:master-page style:name="Converted398" style:page-layout-name="Mpm12" draw:style-name="Mdp2">
      <style:header>
        <text:p text:style-name="MP3"><text:line-break/></text:p>
      </style:header>
      <style:footer>
        <text:p text:style-name="MP2"/>
      </style:footer>
    </style:master-page>
    <style:master-page style:name="Converted400" style:page-layout-name="Mpm12" draw:style-name="Mdp2">
      <style:header>
        <text:p text:style-name="MP3"><text:line-break/></text:p>
      </style:header>
      <style:footer>
        <text:p text:style-name="MP2"/>
      </style:footer>
    </style:master-page>
    <style:master-page style:name="Converted390" style:page-layout-name="Mpm12" draw:style-name="Mdp2">
      <style:header>
        <text:p text:style-name="MP3"><text:line-break/></text:p>
      </style:header>
      <style:footer>
        <text:p text:style-name="MP2"/>
      </style:footer>
    </style:master-page>
    <style:master-page style:name="Converted392" style:page-layout-name="Mpm12" draw:style-name="Mdp2">
      <style:header>
        <text:p text:style-name="MP3"><text:line-break/></text:p>
      </style:header>
      <style:footer>
        <text:p text:style-name="MP2"/>
      </style:footer>
    </style:master-page>
    <style:master-page style:name="Converted394" style:page-layout-name="Mpm12" draw:style-name="Mdp2">
      <style:header>
        <text:p text:style-name="MP3"><text:line-break/></text:p>
      </style:header>
      <style:footer>
        <text:p text:style-name="MP2"/>
      </style:footer>
    </style:master-page>
    <style:master-page style:name="Converted406" style:page-layout-name="Mpm12" draw:style-name="Mdp2">
      <style:header>
        <text:p text:style-name="MP3"><text:line-break/></text:p>
      </style:header>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83</meta:editing-cycles>
    <meta:creation-date>2019-06-29T13:51:42.031725453</meta:creation-date>
    <meta:editing-duration>P2DT1H47M45S</meta:editing-duration>
    <meta:generator>LibreOffice/24.8.7.2$Windows_X86_64 LibreOffice_project/e07d0a63a46349d29051da79b1fde8160bab2a89</meta:generator>
    <dc:date>2025-06-13T08:41:07.799000000</dc:date>
    <meta:document-statistic meta:table-count="0" meta:image-count="0" meta:object-count="0" meta:page-count="240" meta:paragraph-count="935" meta:word-count="46949" meta:character-count="304054" meta:non-whitespace-character-count="257612"/>
    <meta:user-defined meta:name="AppVersion">16.0000</meta:user-defined>
    <meta:user-defined meta:name="Company">Immortality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2"&gt;&lt;session id="DsaD8th5"/&gt;&lt;style id="http://www.zotero.org/styles/chicago-fullnote-bibliography" locale="en-US" hasBibliography="1" bibliographyStyleHasBeenSet="1"/&gt;&lt;prefs&gt;&lt;pref name="fieldType" value="Referenc</meta:user-defined>
    <meta:user-defined meta:name="ZOTERO_PREF_2" meta:value-type="string">eMark"/&gt;&lt;pref name="automaticJournalAbbreviations" value="true"/&gt;&lt;pref name="dontAskDelayCitationUpdates" value="true"/&gt;&lt;pref name="noteType" value="1"/&gt;&lt;/prefs&gt;&lt;/data&gt;</meta:user-defined>
  </office:meta>
</office:document-meta>
</file>